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453.51pt" svg:height="255.09pt" svg:x="350.82pt" svg:y="94.71pt">
            <draw:object draw:notify-on-update-of-ranges="'source_1.sender_i.routed_msg_pub.network'.D1:'source_1.sender_i.routed_msg_pub.network'.D1 'source_1.sender_i.routed_msg_pub.network'.D2:'source_1.sender_i.routed_msg_pub.network'.D1420 'source_1.sender_i.routed_msg_pub.network'.E1:'source_1.sender_i.routed_msg_pub.network'.E1 'source_1.sender_i.routed_msg_pub.network'.E2:'source_1.sender_i.routed_msg_pub.network'.E14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0768.89727" calcext:value-type="float">
            <text:p>1442890768.89727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0769.10282" calcext:value-type="float">
            <text:p>1442890769.10282</text:p>
          </table:table-cell>
          <table:table-cell table:formula="of:=[.G2]-[.$B2]" office:value-type="float" office:value="0.205549001693726" calcext:value-type="float">
            <text:p>0.2055490017</text:p>
          </table:table-cell>
          <table:table-cell table:formula="of:=MAX([.H2:.H2000])" office:value-type="float" office:value="0.355158090591431" calcext:value-type="float">
            <text:p>0.3551580906</text:p>
          </table:table-cell>
          <table:table-cell office:value-type="float" office:value="1442890769.10311" calcext:value-type="float">
            <text:p>1442890769.10311</text:p>
          </table:table-cell>
          <table:table-cell table:formula="of:=[.J2]-[.$B2]" office:value-type="float" office:value="0.205837726593018" calcext:value-type="float">
            <text:p>0.2058377266</text:p>
          </table:table-cell>
          <table:table-cell table:formula="of:=MAX([.K2:.K2000])" office:value-type="float" office:value="3.24286508560181" calcext:value-type="float">
            <text:p>3.2428650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0780.01198" calcext:value-type="float">
            <text:p>1442890780.01198</text:p>
          </table:table-cell>
          <table:table-cell office:value-type="float" office:value="896" calcext:value-type="float">
            <text:p>896</text:p>
          </table:table-cell>
          <table:table-cell table:formula="of:=[.B3]-[.B$2]" office:value-type="float" office:value="11.1147148609161" calcext:value-type="float">
            <text:p>11.1147148609</text:p>
          </table:table-cell>
          <table:table-cell table:formula="of:=[.C3]/([.D3]-[.D2])" office:value-type="float" office:value="80.6138539055735" calcext:value-type="float">
            <text:p>80.6138539056</text:p>
          </table:table-cell>
          <table:table-cell/>
          <table:table-cell office:value-type="float" office:value="1442890780.21771" calcext:value-type="float">
            <text:p>1442890780.21771</text:p>
          </table:table-cell>
          <table:table-cell table:formula="of:=[.G3]-[.$B3]" office:value-type="float" office:value="0.205728530883789" calcext:value-type="float">
            <text:p>0.2057285309</text:p>
          </table:table-cell>
          <table:table-cell/>
          <table:table-cell office:value-type="float" office:value="1442890780.21775" calcext:value-type="float">
            <text:p>1442890780.21775</text:p>
          </table:table-cell>
          <table:table-cell table:formula="of:=[.J3]-[.$B3]" office:value-type="float" office:value="0.205767154693604" calcext:value-type="float">
            <text:p>0.20576715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0780.02361" calcext:value-type="float">
            <text:p>1442890780.02361</text:p>
          </table:table-cell>
          <table:table-cell office:value-type="float" office:value="896" calcext:value-type="float">
            <text:p>896</text:p>
          </table:table-cell>
          <table:table-cell table:formula="of:=[.B4]-[.B$2]" office:value-type="float" office:value="11.1263370513916" calcext:value-type="float">
            <text:p>11.1263370514</text:p>
          </table:table-cell>
          <table:table-cell table:formula="of:=[.C4]/([.D4]-[.D3])" office:value-type="float" office:value="77093.9008349232" calcext:value-type="float">
            <text:p>77093.9008349232</text:p>
          </table:table-cell>
          <table:table-cell/>
          <table:table-cell office:value-type="float" office:value="1442890780.36862" calcext:value-type="float">
            <text:p>1442890780.36862</text:p>
          </table:table-cell>
          <table:table-cell table:formula="of:=[.G4]-[.$B4]" office:value-type="float" office:value="0.345015048980713" calcext:value-type="float">
            <text:p>0.345015049</text:p>
          </table:table-cell>
          <table:table-cell/>
          <table:table-cell office:value-type="float" office:value="1442890780.36868" calcext:value-type="float">
            <text:p>1442890780.36868</text:p>
          </table:table-cell>
          <table:table-cell table:formula="of:=[.J4]-[.$B4]" office:value-type="float" office:value="0.345071315765381" calcext:value-type="float">
            <text:p>0.34507131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0780.03514" calcext:value-type="float">
            <text:p>1442890780.03514</text:p>
          </table:table-cell>
          <table:table-cell office:value-type="float" office:value="896" calcext:value-type="float">
            <text:p>896</text:p>
          </table:table-cell>
          <table:table-cell table:formula="of:=[.B5]-[.B$2]" office:value-type="float" office:value="11.1378695964813" calcext:value-type="float">
            <text:p>11.1378695965</text:p>
          </table:table-cell>
          <table:table-cell table:formula="of:=[.C5]/([.D5]-[.D4])" office:value-type="float" office:value="77693.1711976184" calcext:value-type="float">
            <text:p>77693.1711976184</text:p>
          </table:table-cell>
          <table:table-cell/>
          <table:table-cell office:value-type="float" office:value="1442890780.36873" calcext:value-type="float">
            <text:p>1442890780.36873</text:p>
          </table:table-cell>
          <table:table-cell table:formula="of:=[.G5]-[.$B5]" office:value-type="float" office:value="0.333587884902954" calcext:value-type="float">
            <text:p>0.3335878849</text:p>
          </table:table-cell>
          <table:table-cell/>
          <table:table-cell office:value-type="float" office:value="1442890780.37257" calcext:value-type="float">
            <text:p>1442890780.37257</text:p>
          </table:table-cell>
          <table:table-cell table:formula="of:=[.J5]-[.$B5]" office:value-type="float" office:value="0.337430477142334" calcext:value-type="float">
            <text:p>0.33743047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0780.0467" calcext:value-type="float">
            <text:p>1442890780.0467</text:p>
          </table:table-cell>
          <table:table-cell office:value-type="float" office:value="896" calcext:value-type="float">
            <text:p>896</text:p>
          </table:table-cell>
          <table:table-cell table:formula="of:=[.B6]-[.B$2]" office:value-type="float" office:value="11.1494345664978" calcext:value-type="float">
            <text:p>11.1494345665</text:p>
          </table:table-cell>
          <table:table-cell table:formula="of:=[.C6]/([.D6]-[.D5])" office:value-type="float" office:value="77475.34137341" calcext:value-type="float">
            <text:p>77475.34137341</text:p>
          </table:table-cell>
          <table:table-cell/>
          <table:table-cell office:value-type="float" office:value="1442890780.36875" calcext:value-type="float">
            <text:p>1442890780.36875</text:p>
          </table:table-cell>
          <table:table-cell table:formula="of:=[.G6]-[.$B6]" office:value-type="float" office:value="0.322043418884277" calcext:value-type="float">
            <text:p>0.3220434189</text:p>
          </table:table-cell>
          <table:table-cell/>
          <table:table-cell office:value-type="float" office:value="1442890780.37644" calcext:value-type="float">
            <text:p>1442890780.37644</text:p>
          </table:table-cell>
          <table:table-cell table:formula="of:=[.J6]-[.$B6]" office:value-type="float" office:value="0.329735517501831" calcext:value-type="float">
            <text:p>0.32973551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0780.05927" calcext:value-type="float">
            <text:p>1442890780.05927</text:p>
          </table:table-cell>
          <table:table-cell office:value-type="float" office:value="896" calcext:value-type="float">
            <text:p>896</text:p>
          </table:table-cell>
          <table:table-cell table:formula="of:=[.B7]-[.B$2]" office:value-type="float" office:value="11.1619968414307" calcext:value-type="float">
            <text:p>11.1619968414</text:p>
          </table:table-cell>
          <table:table-cell table:formula="of:=[.C7]/([.D7]-[.D6])" office:value-type="float" office:value="71324.6609223762" calcext:value-type="float">
            <text:p>71324.6609223762</text:p>
          </table:table-cell>
          <table:table-cell/>
          <table:table-cell office:value-type="float" office:value="1442890780.36877" calcext:value-type="float">
            <text:p>1442890780.36877</text:p>
          </table:table-cell>
          <table:table-cell table:formula="of:=[.G7]-[.$B7]" office:value-type="float" office:value="0.309500217437744" calcext:value-type="float">
            <text:p>0.3095002174</text:p>
          </table:table-cell>
          <table:table-cell/>
          <table:table-cell office:value-type="float" office:value="1442890780.38033" calcext:value-type="float">
            <text:p>1442890780.38033</text:p>
          </table:table-cell>
          <table:table-cell table:formula="of:=[.J7]-[.$B7]" office:value-type="float" office:value="0.321066856384277" calcext:value-type="float">
            <text:p>0.32106685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0780.07071" calcext:value-type="float">
            <text:p>1442890780.07071</text:p>
          </table:table-cell>
          <table:table-cell office:value-type="float" office:value="896" calcext:value-type="float">
            <text:p>896</text:p>
          </table:table-cell>
          <table:table-cell table:formula="of:=[.B8]-[.B$2]" office:value-type="float" office:value="11.1734404563904" calcext:value-type="float">
            <text:p>11.1734404564</text:p>
          </table:table-cell>
          <table:table-cell table:formula="of:=[.C8]/([.D8]-[.D7])" office:value-type="float" office:value="78296.9370390433" calcext:value-type="float">
            <text:p>78296.9370390433</text:p>
          </table:table-cell>
          <table:table-cell/>
          <table:table-cell office:value-type="float" office:value="1442890780.36879" calcext:value-type="float">
            <text:p>1442890780.36879</text:p>
          </table:table-cell>
          <table:table-cell table:formula="of:=[.G8]-[.$B8]" office:value-type="float" office:value="0.29807710647583" calcext:value-type="float">
            <text:p>0.2980771065</text:p>
          </table:table-cell>
          <table:table-cell/>
          <table:table-cell office:value-type="float" office:value="1442890780.38422" calcext:value-type="float">
            <text:p>1442890780.38422</text:p>
          </table:table-cell>
          <table:table-cell table:formula="of:=[.J8]-[.$B8]" office:value-type="float" office:value="0.313512802124023" calcext:value-type="float">
            <text:p>0.31351280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0780.08219" calcext:value-type="float">
            <text:p>1442890780.08219</text:p>
          </table:table-cell>
          <table:table-cell office:value-type="float" office:value="896" calcext:value-type="float">
            <text:p>896</text:p>
          </table:table-cell>
          <table:table-cell table:formula="of:=[.B9]-[.B$2]" office:value-type="float" office:value="11.1849241256714" calcext:value-type="float">
            <text:p>11.1849241257</text:p>
          </table:table-cell>
          <table:table-cell table:formula="of:=[.C9]/([.D9]-[.D8])" office:value-type="float" office:value="78023.842212349" calcext:value-type="float">
            <text:p>78023.842212349</text:p>
          </table:table-cell>
          <table:table-cell/>
          <table:table-cell office:value-type="float" office:value="1442890780.36881" calcext:value-type="float">
            <text:p>1442890780.36881</text:p>
          </table:table-cell>
          <table:table-cell table:formula="of:=[.G9]-[.$B9]" office:value-type="float" office:value="0.286612510681152" calcext:value-type="float">
            <text:p>0.2866125107</text:p>
          </table:table-cell>
          <table:table-cell/>
          <table:table-cell office:value-type="float" office:value="1442890780.38809" calcext:value-type="float">
            <text:p>1442890780.38809</text:p>
          </table:table-cell>
          <table:table-cell table:formula="of:=[.J9]-[.$B9]" office:value-type="float" office:value="0.305899620056152" calcext:value-type="float">
            <text:p>0.30589962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0780.09379" calcext:value-type="float">
            <text:p>1442890780.09379</text:p>
          </table:table-cell>
          <table:table-cell office:value-type="float" office:value="896" calcext:value-type="float">
            <text:p>896</text:p>
          </table:table-cell>
          <table:table-cell table:formula="of:=[.B10]-[.B$2]" office:value-type="float" office:value="11.1965155601501" calcext:value-type="float">
            <text:p>11.1965155602</text:p>
          </table:table-cell>
          <table:table-cell table:formula="of:=[.C10]/([.D10]-[.D9])" office:value-type="float" office:value="77298.4570323748" calcext:value-type="float">
            <text:p>77298.4570323748</text:p>
          </table:table-cell>
          <table:table-cell/>
          <table:table-cell office:value-type="float" office:value="1442890780.36883" calcext:value-type="float">
            <text:p>1442890780.36883</text:p>
          </table:table-cell>
          <table:table-cell table:formula="of:=[.G10]-[.$B10]" office:value-type="float" office:value="0.275039911270142" calcext:value-type="float">
            <text:p>0.2750399113</text:p>
          </table:table-cell>
          <table:table-cell/>
          <table:table-cell office:value-type="float" office:value="1442890780.39196" calcext:value-type="float">
            <text:p>1442890780.39196</text:p>
          </table:table-cell>
          <table:table-cell table:formula="of:=[.J10]-[.$B10]" office:value-type="float" office:value="0.298173666000366" calcext:value-type="float">
            <text:p>0.2981736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0780.10531" calcext:value-type="float">
            <text:p>1442890780.10531</text:p>
          </table:table-cell>
          <table:table-cell office:value-type="float" office:value="896" calcext:value-type="float">
            <text:p>896</text:p>
          </table:table-cell>
          <table:table-cell table:formula="of:=[.B11]-[.B$2]" office:value-type="float" office:value="11.2080442905426" calcext:value-type="float">
            <text:p>11.2080442905</text:p>
          </table:table-cell>
          <table:table-cell table:formula="of:=[.C11]/([.D11]-[.D10])" office:value-type="float" office:value="77718.8787922655" calcext:value-type="float">
            <text:p>77718.8787922655</text:p>
          </table:table-cell>
          <table:table-cell/>
          <table:table-cell office:value-type="float" office:value="1442890780.36885" calcext:value-type="float">
            <text:p>1442890780.36885</text:p>
          </table:table-cell>
          <table:table-cell table:formula="of:=[.G11]-[.$B11]" office:value-type="float" office:value="0.263531684875488" calcext:value-type="float">
            <text:p>0.2635316849</text:p>
          </table:table-cell>
          <table:table-cell/>
          <table:table-cell office:value-type="float" office:value="1442890780.39586" calcext:value-type="float">
            <text:p>1442890780.39586</text:p>
          </table:table-cell>
          <table:table-cell table:formula="of:=[.J11]-[.$B11]" office:value-type="float" office:value="0.290546417236328" calcext:value-type="float">
            <text:p>0.29054641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0780.11681" calcext:value-type="float">
            <text:p>1442890780.11681</text:p>
          </table:table-cell>
          <table:table-cell office:value-type="float" office:value="896" calcext:value-type="float">
            <text:p>896</text:p>
          </table:table-cell>
          <table:table-cell table:formula="of:=[.B12]-[.B$2]" office:value-type="float" office:value="11.2195391654968" calcext:value-type="float">
            <text:p>11.2195391655</text:p>
          </table:table-cell>
          <table:table-cell table:formula="of:=[.C12]/([.D12]-[.D11])" office:value-type="float" office:value="77947.7813867629" calcext:value-type="float">
            <text:p>77947.7813867629</text:p>
          </table:table-cell>
          <table:table-cell/>
          <table:table-cell office:value-type="float" office:value="1442890780.36886" calcext:value-type="float">
            <text:p>1442890780.36886</text:p>
          </table:table-cell>
          <table:table-cell table:formula="of:=[.G12]-[.$B12]" office:value-type="float" office:value="0.252055644989014" calcext:value-type="float">
            <text:p>0.252055645</text:p>
          </table:table-cell>
          <table:table-cell/>
          <table:table-cell office:value-type="float" office:value="1442890780.39973" calcext:value-type="float">
            <text:p>1442890780.39973</text:p>
          </table:table-cell>
          <table:table-cell table:formula="of:=[.J12]-[.$B12]" office:value-type="float" office:value="0.282920360565186" calcext:value-type="float">
            <text:p>0.28292036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0780.12839" calcext:value-type="float">
            <text:p>1442890780.12839</text:p>
          </table:table-cell>
          <table:table-cell office:value-type="float" office:value="896" calcext:value-type="float">
            <text:p>896</text:p>
          </table:table-cell>
          <table:table-cell table:formula="of:=[.B13]-[.B$2]" office:value-type="float" office:value="11.2311203479767" calcext:value-type="float">
            <text:p>11.231120348</text:p>
          </table:table-cell>
          <table:table-cell table:formula="of:=[.C13]/([.D13]-[.D12])" office:value-type="float" office:value="77366.8838703037" calcext:value-type="float">
            <text:p>77366.8838703037</text:p>
          </table:table-cell>
          <table:table-cell/>
          <table:table-cell office:value-type="float" office:value="1442890780.36888" calcext:value-type="float">
            <text:p>1442890780.36888</text:p>
          </table:table-cell>
          <table:table-cell table:formula="of:=[.G13]-[.$B13]" office:value-type="float" office:value="0.240493774414062" calcext:value-type="float">
            <text:p>0.2404937744</text:p>
          </table:table-cell>
          <table:table-cell/>
          <table:table-cell office:value-type="float" office:value="1442890780.4036" calcext:value-type="float">
            <text:p>1442890780.4036</text:p>
          </table:table-cell>
          <table:table-cell table:formula="of:=[.J13]-[.$B13]" office:value-type="float" office:value="0.275207281112671" calcext:value-type="float">
            <text:p>0.27520728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0780.1399" calcext:value-type="float">
            <text:p>1442890780.1399</text:p>
          </table:table-cell>
          <table:table-cell office:value-type="float" office:value="896" calcext:value-type="float">
            <text:p>896</text:p>
          </table:table-cell>
          <table:table-cell table:formula="of:=[.B14]-[.B$2]" office:value-type="float" office:value="11.2426331043243" calcext:value-type="float">
            <text:p>11.2426331043</text:p>
          </table:table-cell>
          <table:table-cell table:formula="of:=[.C14]/([.D14]-[.D13])" office:value-type="float" office:value="77826.7143803844" calcext:value-type="float">
            <text:p>77826.7143803844</text:p>
          </table:table-cell>
          <table:table-cell/>
          <table:table-cell office:value-type="float" office:value="1442890780.3689" calcext:value-type="float">
            <text:p>1442890780.3689</text:p>
          </table:table-cell>
          <table:table-cell table:formula="of:=[.G14]-[.$B14]" office:value-type="float" office:value="0.228999614715576" calcext:value-type="float">
            <text:p>0.2289996147</text:p>
          </table:table-cell>
          <table:table-cell/>
          <table:table-cell office:value-type="float" office:value="1442890780.4075" calcext:value-type="float">
            <text:p>1442890780.4075</text:p>
          </table:table-cell>
          <table:table-cell table:formula="of:=[.J14]-[.$B14]" office:value-type="float" office:value="0.267592906951904" calcext:value-type="float">
            <text:p>0.2675929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0780.15138" calcext:value-type="float">
            <text:p>1442890780.15138</text:p>
          </table:table-cell>
          <table:table-cell office:value-type="float" office:value="896" calcext:value-type="float">
            <text:p>896</text:p>
          </table:table-cell>
          <table:table-cell table:formula="of:=[.B15]-[.B$2]" office:value-type="float" office:value="11.2541153430939" calcext:value-type="float">
            <text:p>11.2541153431</text:p>
          </table:table-cell>
          <table:table-cell table:formula="of:=[.C15]/([.D15]-[.D14])" office:value-type="float" office:value="78033.5627906977" calcext:value-type="float">
            <text:p>78033.5627906977</text:p>
          </table:table-cell>
          <table:table-cell/>
          <table:table-cell office:value-type="float" office:value="1442890780.36892" calcext:value-type="float">
            <text:p>1442890780.36892</text:p>
          </table:table-cell>
          <table:table-cell table:formula="of:=[.G15]-[.$B15]" office:value-type="float" office:value="0.217536926269531" calcext:value-type="float">
            <text:p>0.2175369263</text:p>
          </table:table-cell>
          <table:table-cell/>
          <table:table-cell office:value-type="float" office:value="1442890780.4114" calcext:value-type="float">
            <text:p>1442890780.4114</text:p>
          </table:table-cell>
          <table:table-cell table:formula="of:=[.J15]-[.$B15]" office:value-type="float" office:value="0.260017871856689" calcext:value-type="float">
            <text:p>0.26001787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0780.16288" calcext:value-type="float">
            <text:p>1442890780.16288</text:p>
          </table:table-cell>
          <table:table-cell office:value-type="float" office:value="896" calcext:value-type="float">
            <text:p>896</text:p>
          </table:table-cell>
          <table:table-cell table:formula="of:=[.B16]-[.B$2]" office:value-type="float" office:value="11.2656142711639" calcext:value-type="float">
            <text:p>11.2656142712</text:p>
          </table:table-cell>
          <table:table-cell table:formula="of:=[.C16]/([.D16]-[.D15])" office:value-type="float" office:value="77920.3065312046" calcext:value-type="float">
            <text:p>77920.3065312046</text:p>
          </table:table-cell>
          <table:table-cell/>
          <table:table-cell office:value-type="float" office:value="1442890780.41882" calcext:value-type="float">
            <text:p>1442890780.41882</text:p>
          </table:table-cell>
          <table:table-cell table:formula="of:=[.G16]-[.$B16]" office:value-type="float" office:value="0.255934715270996" calcext:value-type="float">
            <text:p>0.2559347153</text:p>
          </table:table-cell>
          <table:table-cell/>
          <table:table-cell office:value-type="float" office:value="1442890780.41887" calcext:value-type="float">
            <text:p>1442890780.41887</text:p>
          </table:table-cell>
          <table:table-cell table:formula="of:=[.J16]-[.$B16]" office:value-type="float" office:value="0.255985736846924" calcext:value-type="float">
            <text:p>0.25598573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0780.17439" calcext:value-type="float">
            <text:p>1442890780.17439</text:p>
          </table:table-cell>
          <table:table-cell office:value-type="float" office:value="896" calcext:value-type="float">
            <text:p>896</text:p>
          </table:table-cell>
          <table:table-cell table:formula="of:=[.B17]-[.B$2]" office:value-type="float" office:value="11.2771172523499" calcext:value-type="float">
            <text:p>11.2771172523</text:p>
          </table:table-cell>
          <table:table-cell table:formula="of:=[.C17]/([.D17]-[.D16])" office:value-type="float" office:value="77892.8510373702" calcext:value-type="float">
            <text:p>77892.8510373702</text:p>
          </table:table-cell>
          <table:table-cell/>
          <table:table-cell office:value-type="float" office:value="1442890780.41894" calcext:value-type="float">
            <text:p>1442890780.41894</text:p>
          </table:table-cell>
          <table:table-cell table:formula="of:=[.G17]-[.$B17]" office:value-type="float" office:value="0.244550466537476" calcext:value-type="float">
            <text:p>0.2445504665</text:p>
          </table:table-cell>
          <table:table-cell/>
          <table:table-cell office:value-type="float" office:value="1442890780.42274" calcext:value-type="float">
            <text:p>1442890780.42274</text:p>
          </table:table-cell>
          <table:table-cell table:formula="of:=[.J17]-[.$B17]" office:value-type="float" office:value="0.248348712921143" calcext:value-type="float">
            <text:p>0.24834871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0780.18588" calcext:value-type="float">
            <text:p>1442890780.18588</text:p>
          </table:table-cell>
          <table:table-cell office:value-type="float" office:value="896" calcext:value-type="float">
            <text:p>896</text:p>
          </table:table-cell>
          <table:table-cell table:formula="of:=[.B18]-[.B$2]" office:value-type="float" office:value="11.2886083126068" calcext:value-type="float">
            <text:p>11.2886083126</text:p>
          </table:table-cell>
          <table:table-cell table:formula="of:=[.C18]/([.D18]-[.D17])" office:value-type="float" office:value="77973.6577795299" calcext:value-type="float">
            <text:p>77973.6577795299</text:p>
          </table:table-cell>
          <table:table-cell/>
          <table:table-cell office:value-type="float" office:value="1442890780.41896" calcext:value-type="float">
            <text:p>1442890780.41896</text:p>
          </table:table-cell>
          <table:table-cell table:formula="of:=[.G18]-[.$B18]" office:value-type="float" office:value="0.233082294464111" calcext:value-type="float">
            <text:p>0.2330822945</text:p>
          </table:table-cell>
          <table:table-cell/>
          <table:table-cell office:value-type="float" office:value="1442890780.42668" calcext:value-type="float">
            <text:p>1442890780.42668</text:p>
          </table:table-cell>
          <table:table-cell table:formula="of:=[.J18]-[.$B18]" office:value-type="float" office:value="0.240803241729736" calcext:value-type="float">
            <text:p>0.24080324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0780.19743" calcext:value-type="float">
            <text:p>1442890780.19743</text:p>
          </table:table-cell>
          <table:table-cell office:value-type="float" office:value="896" calcext:value-type="float">
            <text:p>896</text:p>
          </table:table-cell>
          <table:table-cell table:formula="of:=[.B19]-[.B$2]" office:value-type="float" office:value="11.3001618385315" calcext:value-type="float">
            <text:p>11.3001618385</text:p>
          </table:table-cell>
          <table:table-cell table:formula="of:=[.C19]/([.D19]-[.D18])" office:value-type="float" office:value="77552.0828741823" calcext:value-type="float">
            <text:p>77552.0828741823</text:p>
          </table:table-cell>
          <table:table-cell/>
          <table:table-cell office:value-type="float" office:value="1442890780.41898" calcext:value-type="float">
            <text:p>1442890780.41898</text:p>
          </table:table-cell>
          <table:table-cell table:formula="of:=[.G19]-[.$B19]" office:value-type="float" office:value="0.221548557281494" calcext:value-type="float">
            <text:p>0.2215485573</text:p>
          </table:table-cell>
          <table:table-cell/>
          <table:table-cell office:value-type="float" office:value="1442890780.43058" calcext:value-type="float">
            <text:p>1442890780.43058</text:p>
          </table:table-cell>
          <table:table-cell table:formula="of:=[.J19]-[.$B19]" office:value-type="float" office:value="0.233150482177734" calcext:value-type="float">
            <text:p>0.23315048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0780.20897" calcext:value-type="float">
            <text:p>1442890780.20897</text:p>
          </table:table-cell>
          <table:table-cell office:value-type="float" office:value="896" calcext:value-type="float">
            <text:p>896</text:p>
          </table:table-cell>
          <table:table-cell table:formula="of:=[.B20]-[.B$2]" office:value-type="float" office:value="11.31169962883" calcext:value-type="float">
            <text:p>11.3116996288</text:p>
          </table:table-cell>
          <table:table-cell table:formula="of:=[.C20]/([.D20]-[.D19])" office:value-type="float" office:value="77657.8510115099" calcext:value-type="float">
            <text:p>77657.8510115099</text:p>
          </table:table-cell>
          <table:table-cell/>
          <table:table-cell office:value-type="float" office:value="1442890780.419" calcext:value-type="float">
            <text:p>1442890780.419</text:p>
          </table:table-cell>
          <table:table-cell table:formula="of:=[.G20]-[.$B20]" office:value-type="float" office:value="0.210031509399414" calcext:value-type="float">
            <text:p>0.2100315094</text:p>
          </table:table-cell>
          <table:table-cell/>
          <table:table-cell office:value-type="float" office:value="1442890780.43448" calcext:value-type="float">
            <text:p>1442890780.43448</text:p>
          </table:table-cell>
          <table:table-cell table:formula="of:=[.J20]-[.$B20]" office:value-type="float" office:value="0.225506782531738" calcext:value-type="float">
            <text:p>0.22550678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0780.22053" calcext:value-type="float">
            <text:p>1442890780.22053</text:p>
          </table:table-cell>
          <table:table-cell office:value-type="float" office:value="896" calcext:value-type="float">
            <text:p>896</text:p>
          </table:table-cell>
          <table:table-cell table:formula="of:=[.B21]-[.B$2]" office:value-type="float" office:value="11.3232564926147" calcext:value-type="float">
            <text:p>11.3232564926</text:p>
          </table:table-cell>
          <table:table-cell table:formula="of:=[.C21]/([.D21]-[.D20])" office:value-type="float" office:value="77529.6842365853" calcext:value-type="float">
            <text:p>77529.6842365853</text:p>
          </table:table-cell>
          <table:table-cell/>
          <table:table-cell office:value-type="float" office:value="1442890780.56457" calcext:value-type="float">
            <text:p>1442890780.56457</text:p>
          </table:table-cell>
          <table:table-cell table:formula="of:=[.G21]-[.$B21]" office:value-type="float" office:value="0.344042778015137" calcext:value-type="float">
            <text:p>0.344042778</text:p>
          </table:table-cell>
          <table:table-cell/>
          <table:table-cell office:value-type="float" office:value="1442890780.56462" calcext:value-type="float">
            <text:p>1442890780.56462</text:p>
          </table:table-cell>
          <table:table-cell table:formula="of:=[.J21]-[.$B21]" office:value-type="float" office:value="0.344093561172485" calcext:value-type="float">
            <text:p>0.34409356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0780.23205" calcext:value-type="float">
            <text:p>1442890780.23205</text:p>
          </table:table-cell>
          <table:table-cell office:value-type="float" office:value="896" calcext:value-type="float">
            <text:p>896</text:p>
          </table:table-cell>
          <table:table-cell table:formula="of:=[.B22]-[.B$2]" office:value-type="float" office:value="11.3347842693329" calcext:value-type="float">
            <text:p>11.3347842693</text:p>
          </table:table-cell>
          <table:table-cell table:formula="of:=[.C22]/([.D22]-[.D21])" office:value-type="float" office:value="77725.308349362" calcext:value-type="float">
            <text:p>77725.308349362</text:p>
          </table:table-cell>
          <table:table-cell/>
          <table:table-cell office:value-type="float" office:value="1442890780.56467" calcext:value-type="float">
            <text:p>1442890780.56467</text:p>
          </table:table-cell>
          <table:table-cell table:formula="of:=[.G22]-[.$B22]" office:value-type="float" office:value="0.33261227607727" calcext:value-type="float">
            <text:p>0.3326122761</text:p>
          </table:table-cell>
          <table:table-cell/>
          <table:table-cell office:value-type="float" office:value="1442890780.56852" calcext:value-type="float">
            <text:p>1442890780.56852</text:p>
          </table:table-cell>
          <table:table-cell table:formula="of:=[.J22]-[.$B22]" office:value-type="float" office:value="0.336462736129761" calcext:value-type="float">
            <text:p>0.33646273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0780.24358" calcext:value-type="float">
            <text:p>1442890780.24358</text:p>
          </table:table-cell>
          <table:table-cell office:value-type="float" office:value="896" calcext:value-type="float">
            <text:p>896</text:p>
          </table:table-cell>
          <table:table-cell table:formula="of:=[.B23]-[.B$2]" office:value-type="float" office:value="11.3463065624237" calcext:value-type="float">
            <text:p>11.3463065624</text:p>
          </table:table-cell>
          <table:table-cell table:formula="of:=[.C23]/([.D23]-[.D22])" office:value-type="float" office:value="77762.2989571263" calcext:value-type="float">
            <text:p>77762.2989571263</text:p>
          </table:table-cell>
          <table:table-cell/>
          <table:table-cell office:value-type="float" office:value="1442890780.56469" calcext:value-type="float">
            <text:p>1442890780.56469</text:p>
          </table:table-cell>
          <table:table-cell table:formula="of:=[.G23]-[.$B23]" office:value-type="float" office:value="0.321113586425781" calcext:value-type="float">
            <text:p>0.3211135864</text:p>
          </table:table-cell>
          <table:table-cell/>
          <table:table-cell office:value-type="float" office:value="1442890780.5724" calcext:value-type="float">
            <text:p>1442890780.5724</text:p>
          </table:table-cell>
          <table:table-cell table:formula="of:=[.J23]-[.$B23]" office:value-type="float" office:value="0.328825712203979" calcext:value-type="float">
            <text:p>0.32882571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0780.25511" calcext:value-type="float">
            <text:p>1442890780.25511</text:p>
          </table:table-cell>
          <table:table-cell office:value-type="float" office:value="896" calcext:value-type="float">
            <text:p>896</text:p>
          </table:table-cell>
          <table:table-cell table:formula="of:=[.B24]-[.B$2]" office:value-type="float" office:value="11.357843875885" calcext:value-type="float">
            <text:p>11.3578438759</text:p>
          </table:table-cell>
          <table:table-cell table:formula="of:=[.C24]/([.D24]-[.D23])" office:value-type="float" office:value="77661.0606104441" calcext:value-type="float">
            <text:p>77661.0606104441</text:p>
          </table:table-cell>
          <table:table-cell/>
          <table:table-cell office:value-type="float" office:value="1442890780.56471" calcext:value-type="float">
            <text:p>1442890780.56471</text:p>
          </table:table-cell>
          <table:table-cell table:formula="of:=[.G24]-[.$B24]" office:value-type="float" office:value="0.309597015380859" calcext:value-type="float">
            <text:p>0.3095970154</text:p>
          </table:table-cell>
          <table:table-cell/>
          <table:table-cell office:value-type="float" office:value="1442890780.5763" calcext:value-type="float">
            <text:p>1442890780.5763</text:p>
          </table:table-cell>
          <table:table-cell table:formula="of:=[.J24]-[.$B24]" office:value-type="float" office:value="0.321187734603882" calcext:value-type="float">
            <text:p>0.321187734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0780.26665" calcext:value-type="float">
            <text:p>1442890780.26665</text:p>
          </table:table-cell>
          <table:table-cell office:value-type="float" office:value="896" calcext:value-type="float">
            <text:p>896</text:p>
          </table:table-cell>
          <table:table-cell table:formula="of:=[.B25]-[.B$2]" office:value-type="float" office:value="11.3693788051605" calcext:value-type="float">
            <text:p>11.3693788052</text:p>
          </table:table-cell>
          <table:table-cell table:formula="of:=[.C25]/([.D25]-[.D24])" office:value-type="float" office:value="77677.1125855191" calcext:value-type="float">
            <text:p>77677.1125855191</text:p>
          </table:table-cell>
          <table:table-cell/>
          <table:table-cell office:value-type="float" office:value="1442890780.56473" calcext:value-type="float">
            <text:p>1442890780.56473</text:p>
          </table:table-cell>
          <table:table-cell table:formula="of:=[.G25]-[.$B25]" office:value-type="float" office:value="0.298081874847412" calcext:value-type="float">
            <text:p>0.2980818748</text:p>
          </table:table-cell>
          <table:table-cell/>
          <table:table-cell office:value-type="float" office:value="1442890780.58019" calcext:value-type="float">
            <text:p>1442890780.58019</text:p>
          </table:table-cell>
          <table:table-cell table:formula="of:=[.J25]-[.$B25]" office:value-type="float" office:value="0.313541650772095" calcext:value-type="float">
            <text:p>0.313541650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0780.27815" calcext:value-type="float">
            <text:p>1442890780.27815</text:p>
          </table:table-cell>
          <table:table-cell office:value-type="float" office:value="896" calcext:value-type="float">
            <text:p>896</text:p>
          </table:table-cell>
          <table:table-cell table:formula="of:=[.B26]-[.B$2]" office:value-type="float" office:value="11.3808817863464" calcext:value-type="float">
            <text:p>11.3808817863</text:p>
          </table:table-cell>
          <table:table-cell table:formula="of:=[.C26]/([.D26]-[.D25])" office:value-type="float" office:value="77892.8510373702" calcext:value-type="float">
            <text:p>77892.8510373702</text:p>
          </table:table-cell>
          <table:table-cell/>
          <table:table-cell office:value-type="float" office:value="1442890780.56475" calcext:value-type="float">
            <text:p>1442890780.56475</text:p>
          </table:table-cell>
          <table:table-cell table:formula="of:=[.G26]-[.$B26]" office:value-type="float" office:value="0.286599159240723" calcext:value-type="float">
            <text:p>0.2865991592</text:p>
          </table:table-cell>
          <table:table-cell/>
          <table:table-cell office:value-type="float" office:value="1442890780.58406" calcext:value-type="float">
            <text:p>1442890780.58406</text:p>
          </table:table-cell>
          <table:table-cell table:formula="of:=[.J26]-[.$B26]" office:value-type="float" office:value="0.30591344833374" calcext:value-type="float">
            <text:p>0.30591344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0780.28969" calcext:value-type="float">
            <text:p>1442890780.28969</text:p>
          </table:table-cell>
          <table:table-cell office:value-type="float" office:value="896" calcext:value-type="float">
            <text:p>896</text:p>
          </table:table-cell>
          <table:table-cell table:formula="of:=[.B27]-[.B$2]" office:value-type="float" office:value="11.3924186229706" calcext:value-type="float">
            <text:p>11.392418623</text:p>
          </table:table-cell>
          <table:table-cell table:formula="of:=[.C27]/([.D27]-[.D26])" office:value-type="float" office:value="77664.2704746947" calcext:value-type="float">
            <text:p>77664.2704746947</text:p>
          </table:table-cell>
          <table:table-cell/>
          <table:table-cell office:value-type="float" office:value="1442890780.56477" calcext:value-type="float">
            <text:p>1442890780.56477</text:p>
          </table:table-cell>
          <table:table-cell table:formula="of:=[.G27]-[.$B27]" office:value-type="float" office:value="0.27508282661438" calcext:value-type="float">
            <text:p>0.2750828266</text:p>
          </table:table-cell>
          <table:table-cell/>
          <table:table-cell office:value-type="float" office:value="1442890780.58795" calcext:value-type="float">
            <text:p>1442890780.58795</text:p>
          </table:table-cell>
          <table:table-cell table:formula="of:=[.J27]-[.$B27]" office:value-type="float" office:value="0.298263311386108" calcext:value-type="float">
            <text:p>0.29826331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0780.30123" calcext:value-type="float">
            <text:p>1442890780.30123</text:p>
          </table:table-cell>
          <table:table-cell office:value-type="float" office:value="896" calcext:value-type="float">
            <text:p>896</text:p>
          </table:table-cell>
          <table:table-cell table:formula="of:=[.B28]-[.B$2]" office:value-type="float" office:value="11.4039566516876" calcext:value-type="float">
            <text:p>11.4039566517</text:p>
          </table:table-cell>
          <table:table-cell table:formula="of:=[.C28]/([.D28]-[.D27])" office:value-type="float" office:value="77656.2463115262" calcext:value-type="float">
            <text:p>77656.2463115262</text:p>
          </table:table-cell>
          <table:table-cell/>
          <table:table-cell office:value-type="float" office:value="1442890780.56479" calcext:value-type="float">
            <text:p>1442890780.56479</text:p>
          </table:table-cell>
          <table:table-cell table:formula="of:=[.G28]-[.$B28]" office:value-type="float" office:value="0.263565301895142" calcext:value-type="float">
            <text:p>0.2635653019</text:p>
          </table:table-cell>
          <table:table-cell/>
          <table:table-cell office:value-type="float" office:value="1442890780.59182" calcext:value-type="float">
            <text:p>1442890780.59182</text:p>
          </table:table-cell>
          <table:table-cell table:formula="of:=[.J28]-[.$B28]" office:value-type="float" office:value="0.290595531463623" calcext:value-type="float">
            <text:p>0.290595531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0780.31275" calcext:value-type="float">
            <text:p>1442890780.31275</text:p>
          </table:table-cell>
          <table:table-cell office:value-type="float" office:value="896" calcext:value-type="float">
            <text:p>896</text:p>
          </table:table-cell>
          <table:table-cell table:formula="of:=[.B29]-[.B$2]" office:value-type="float" office:value="11.4154851436615" calcext:value-type="float">
            <text:p>11.4154851437</text:p>
          </table:table-cell>
          <table:table-cell table:formula="of:=[.C29]/([.D29]-[.D28])" office:value-type="float" office:value="77720.4860818133" calcext:value-type="float">
            <text:p>77720.4860818133</text:p>
          </table:table-cell>
          <table:table-cell/>
          <table:table-cell office:value-type="float" office:value="1442890780.56481" calcext:value-type="float">
            <text:p>1442890780.56481</text:p>
          </table:table-cell>
          <table:table-cell table:formula="of:=[.G29]-[.$B29]" office:value-type="float" office:value="0.2520592212677" calcext:value-type="float">
            <text:p>0.2520592213</text:p>
          </table:table-cell>
          <table:table-cell/>
          <table:table-cell office:value-type="float" office:value="1442890780.59569" calcext:value-type="float">
            <text:p>1442890780.59569</text:p>
          </table:table-cell>
          <table:table-cell table:formula="of:=[.J29]-[.$B29]" office:value-type="float" office:value="0.282934427261353" calcext:value-type="float">
            <text:p>0.28293442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0780.32426" calcext:value-type="float">
            <text:p>1442890780.32426</text:p>
          </table:table-cell>
          <table:table-cell office:value-type="float" office:value="896" calcext:value-type="float">
            <text:p>896</text:p>
          </table:table-cell>
          <table:table-cell table:formula="of:=[.B30]-[.B$2]" office:value-type="float" office:value="11.4269878864288" calcext:value-type="float">
            <text:p>11.4269878864</text:p>
          </table:table-cell>
          <table:table-cell table:formula="of:=[.C30]/([.D30]-[.D29])" office:value-type="float" office:value="77894.4655308212" calcext:value-type="float">
            <text:p>77894.4655308212</text:p>
          </table:table-cell>
          <table:table-cell/>
          <table:table-cell office:value-type="float" office:value="1442890780.56483" calcext:value-type="float">
            <text:p>1442890780.56483</text:p>
          </table:table-cell>
          <table:table-cell table:formula="of:=[.G30]-[.$B30]" office:value-type="float" office:value="0.24057674407959" calcext:value-type="float">
            <text:p>0.2405767441</text:p>
          </table:table-cell>
          <table:table-cell/>
          <table:table-cell office:value-type="float" office:value="1442890780.59958" calcext:value-type="float">
            <text:p>1442890780.59958</text:p>
          </table:table-cell>
          <table:table-cell table:formula="of:=[.J30]-[.$B30]" office:value-type="float" office:value="0.27532434463501" calcext:value-type="float">
            <text:p>0.275324344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0780.33572" calcext:value-type="float">
            <text:p>1442890780.33572</text:p>
          </table:table-cell>
          <table:table-cell office:value-type="float" office:value="896" calcext:value-type="float">
            <text:p>896</text:p>
          </table:table-cell>
          <table:table-cell table:formula="of:=[.B31]-[.B$2]" office:value-type="float" office:value="11.4384529590607" calcext:value-type="float">
            <text:p>11.4384529591</text:p>
          </table:table-cell>
          <table:table-cell table:formula="of:=[.C31]/([.D31]-[.D30])" office:value-type="float" office:value="78150.3989352853" calcext:value-type="float">
            <text:p>78150.3989352853</text:p>
          </table:table-cell>
          <table:table-cell/>
          <table:table-cell office:value-type="float" office:value="1442890780.56485" calcext:value-type="float">
            <text:p>1442890780.56485</text:p>
          </table:table-cell>
          <table:table-cell table:formula="of:=[.G31]-[.$B31]" office:value-type="float" office:value="0.229131698608398" calcext:value-type="float">
            <text:p>0.2291316986</text:p>
          </table:table-cell>
          <table:table-cell/>
          <table:table-cell office:value-type="float" office:value="1442890780.60349" calcext:value-type="float">
            <text:p>1442890780.60349</text:p>
          </table:table-cell>
          <table:table-cell table:formula="of:=[.J31]-[.$B31]" office:value-type="float" office:value="0.267762660980225" calcext:value-type="float">
            <text:p>0.2677626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0780.34729" calcext:value-type="float">
            <text:p>1442890780.34729</text:p>
          </table:table-cell>
          <table:table-cell office:value-type="float" office:value="896" calcext:value-type="float">
            <text:p>896</text:p>
          </table:table-cell>
          <table:table-cell table:formula="of:=[.B32]-[.B$2]" office:value-type="float" office:value="11.4500172138214" calcext:value-type="float">
            <text:p>11.4500172138</text:p>
          </table:table-cell>
          <table:table-cell table:formula="of:=[.C32]/([.D32]-[.D31])" office:value-type="float" office:value="77480.1332673594" calcext:value-type="float">
            <text:p>77480.1332673594</text:p>
          </table:table-cell>
          <table:table-cell/>
          <table:table-cell office:value-type="float" office:value="1442890780.56487" calcext:value-type="float">
            <text:p>1442890780.56487</text:p>
          </table:table-cell>
          <table:table-cell table:formula="of:=[.G32]-[.$B32]" office:value-type="float" office:value="0.217587947845459" calcext:value-type="float">
            <text:p>0.2175879478</text:p>
          </table:table-cell>
          <table:table-cell/>
          <table:table-cell office:value-type="float" office:value="1442890780.60737" calcext:value-type="float">
            <text:p>1442890780.60737</text:p>
          </table:table-cell>
          <table:table-cell table:formula="of:=[.J32]-[.$B32]" office:value-type="float" office:value="0.260085105895996" calcext:value-type="float">
            <text:p>0.26008510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0780.35879" calcext:value-type="float">
            <text:p>1442890780.35879</text:p>
          </table:table-cell>
          <table:table-cell office:value-type="float" office:value="896" calcext:value-type="float">
            <text:p>896</text:p>
          </table:table-cell>
          <table:table-cell table:formula="of:=[.B33]-[.B$2]" office:value-type="float" office:value="11.4615180492401" calcext:value-type="float">
            <text:p>11.4615180492</text:p>
          </table:table-cell>
          <table:table-cell table:formula="of:=[.C33]/([.D33]-[.D32])" office:value-type="float" office:value="77907.3838882209" calcext:value-type="float">
            <text:p>77907.3838882209</text:p>
          </table:table-cell>
          <table:table-cell/>
          <table:table-cell office:value-type="float" office:value="1442890780.61972" calcext:value-type="float">
            <text:p>1442890780.61972</text:p>
          </table:table-cell>
          <table:table-cell table:formula="of:=[.G33]-[.$B33]" office:value-type="float" office:value="0.260928153991699" calcext:value-type="float">
            <text:p>0.260928154</text:p>
          </table:table-cell>
          <table:table-cell/>
          <table:table-cell office:value-type="float" office:value="1442890780.61975" calcext:value-type="float">
            <text:p>1442890780.61975</text:p>
          </table:table-cell>
          <table:table-cell table:formula="of:=[.J33]-[.$B33]" office:value-type="float" office:value="0.260966062545776" calcext:value-type="float">
            <text:p>0.26096606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0780.3703" calcext:value-type="float">
            <text:p>1442890780.3703</text:p>
          </table:table-cell>
          <table:table-cell office:value-type="float" office:value="896" calcext:value-type="float">
            <text:p>896</text:p>
          </table:table-cell>
          <table:table-cell table:formula="of:=[.B34]-[.B$2]" office:value-type="float" office:value="11.4730322360992" calcext:value-type="float">
            <text:p>11.4730322361</text:p>
          </table:table-cell>
          <table:table-cell table:formula="of:=[.C34]/([.D34]-[.D33])" office:value-type="float" office:value="77817.0452644221" calcext:value-type="float">
            <text:p>77817.0452644221</text:p>
          </table:table-cell>
          <table:table-cell/>
          <table:table-cell office:value-type="float" office:value="1442890780.61981" calcext:value-type="float">
            <text:p>1442890780.61981</text:p>
          </table:table-cell>
          <table:table-cell table:formula="of:=[.G34]-[.$B34]" office:value-type="float" office:value="0.249504566192627" calcext:value-type="float">
            <text:p>0.2495045662</text:p>
          </table:table-cell>
          <table:table-cell/>
          <table:table-cell office:value-type="float" office:value="1442890780.62365" calcext:value-type="float">
            <text:p>1442890780.62365</text:p>
          </table:table-cell>
          <table:table-cell table:formula="of:=[.J34]-[.$B34]" office:value-type="float" office:value="0.253347635269165" calcext:value-type="float">
            <text:p>0.25334763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0780.38186" calcext:value-type="float">
            <text:p>1442890780.38186</text:p>
          </table:table-cell>
          <table:table-cell office:value-type="float" office:value="896" calcext:value-type="float">
            <text:p>896</text:p>
          </table:table-cell>
          <table:table-cell table:formula="of:=[.B35]-[.B$2]" office:value-type="float" office:value="11.4845879077911" calcext:value-type="float">
            <text:p>11.4845879078</text:p>
          </table:table-cell>
          <table:table-cell table:formula="of:=[.C35]/([.D35]-[.D34])" office:value-type="float" office:value="77537.6822645869" calcext:value-type="float">
            <text:p>77537.6822645869</text:p>
          </table:table-cell>
          <table:table-cell/>
          <table:table-cell office:value-type="float" office:value="1442890780.61984" calcext:value-type="float">
            <text:p>1442890780.61984</text:p>
          </table:table-cell>
          <table:table-cell table:formula="of:=[.G35]-[.$B35]" office:value-type="float" office:value="0.237985372543335" calcext:value-type="float">
            <text:p>0.2379853725</text:p>
          </table:table-cell>
          <table:table-cell/>
          <table:table-cell office:value-type="float" office:value="1442890780.62753" calcext:value-type="float">
            <text:p>1442890780.62753</text:p>
          </table:table-cell>
          <table:table-cell table:formula="of:=[.J35]-[.$B35]" office:value-type="float" office:value="0.24567723274231" calcext:value-type="float">
            <text:p>0.245677232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0780.3933" calcext:value-type="float">
            <text:p>1442890780.3933</text:p>
          </table:table-cell>
          <table:table-cell office:value-type="float" office:value="896" calcext:value-type="float">
            <text:p>896</text:p>
          </table:table-cell>
          <table:table-cell table:formula="of:=[.B36]-[.B$2]" office:value-type="float" office:value="11.4960317611694" calcext:value-type="float">
            <text:p>11.4960317612</text:p>
          </table:table-cell>
          <table:table-cell table:formula="of:=[.C36]/([.D36]-[.D35])" office:value-type="float" office:value="78295.3058188712" calcext:value-type="float">
            <text:p>78295.3058188712</text:p>
          </table:table-cell>
          <table:table-cell/>
          <table:table-cell office:value-type="float" office:value="1442890780.61987" calcext:value-type="float">
            <text:p>1442890780.61987</text:p>
          </table:table-cell>
          <table:table-cell table:formula="of:=[.G36]-[.$B36]" office:value-type="float" office:value="0.226569414138794" calcext:value-type="float">
            <text:p>0.2265694141</text:p>
          </table:table-cell>
          <table:table-cell/>
          <table:table-cell office:value-type="float" office:value="1442890780.63143" calcext:value-type="float">
            <text:p>1442890780.63143</text:p>
          </table:table-cell>
          <table:table-cell table:formula="of:=[.J36]-[.$B36]" office:value-type="float" office:value="0.23812460899353" calcext:value-type="float">
            <text:p>0.238124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0780.40483" calcext:value-type="float">
            <text:p>1442890780.40483</text:p>
          </table:table-cell>
          <table:table-cell office:value-type="float" office:value="896" calcext:value-type="float">
            <text:p>896</text:p>
          </table:table-cell>
          <table:table-cell table:formula="of:=[.B37]-[.B$2]" office:value-type="float" office:value="11.5075557231903" calcext:value-type="float">
            <text:p>11.5075557232</text:p>
          </table:table-cell>
          <table:table-cell table:formula="of:=[.C37]/([.D37]-[.D36])" office:value-type="float" office:value="77751.0372194062" calcext:value-type="float">
            <text:p>77751.0372194062</text:p>
          </table:table-cell>
          <table:table-cell/>
          <table:table-cell office:value-type="float" office:value="1442890780.61989" calcext:value-type="float">
            <text:p>1442890780.61989</text:p>
          </table:table-cell>
          <table:table-cell table:formula="of:=[.G37]-[.$B37]" office:value-type="float" office:value="0.215065479278564" calcext:value-type="float">
            <text:p>0.2150654793</text:p>
          </table:table-cell>
          <table:table-cell/>
          <table:table-cell office:value-type="float" office:value="1442890780.63531" calcext:value-type="float">
            <text:p>1442890780.63531</text:p>
          </table:table-cell>
          <table:table-cell table:formula="of:=[.J37]-[.$B37]" office:value-type="float" office:value="0.230489015579224" calcext:value-type="float">
            <text:p>0.230489015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0780.41643" calcext:value-type="float">
            <text:p>1442890780.41643</text:p>
          </table:table-cell>
          <table:table-cell office:value-type="float" office:value="896" calcext:value-type="float">
            <text:p>896</text:p>
          </table:table-cell>
          <table:table-cell table:formula="of:=[.B38]-[.B$2]" office:value-type="float" office:value="11.5191648006439" calcext:value-type="float">
            <text:p>11.5191648006</text:p>
          </table:table-cell>
          <table:table-cell table:formula="of:=[.C38]/([.D38]-[.D37])" office:value-type="float" office:value="77180.982173663" calcext:value-type="float">
            <text:p>77180.982173663</text:p>
          </table:table-cell>
          <table:table-cell/>
          <table:table-cell office:value-type="float" office:value="1442890780.76044" calcext:value-type="float">
            <text:p>1442890780.76044</text:p>
          </table:table-cell>
          <table:table-cell table:formula="of:=[.G38]-[.$B38]" office:value-type="float" office:value="0.344003677368164" calcext:value-type="float">
            <text:p>0.3440036774</text:p>
          </table:table-cell>
          <table:table-cell/>
          <table:table-cell office:value-type="float" office:value="1442890780.76051" calcext:value-type="float">
            <text:p>1442890780.76051</text:p>
          </table:table-cell>
          <table:table-cell table:formula="of:=[.J38]-[.$B38]" office:value-type="float" office:value="0.344071865081787" calcext:value-type="float">
            <text:p>0.344071865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0780.42793" calcext:value-type="float">
            <text:p>1442890780.42793</text:p>
          </table:table-cell>
          <table:table-cell office:value-type="float" office:value="896" calcext:value-type="float">
            <text:p>896</text:p>
          </table:table-cell>
          <table:table-cell table:formula="of:=[.B39]-[.B$2]" office:value-type="float" office:value="11.5306649208069" calcext:value-type="float">
            <text:p>11.5306649208</text:p>
          </table:table-cell>
          <table:table-cell table:formula="of:=[.C39]/([.D39]-[.D38])" office:value-type="float" office:value="77912.2293770084" calcext:value-type="float">
            <text:p>77912.2293770084</text:p>
          </table:table-cell>
          <table:table-cell/>
          <table:table-cell office:value-type="float" office:value="1442890780.76058" calcext:value-type="float">
            <text:p>1442890780.76058</text:p>
          </table:table-cell>
          <table:table-cell table:formula="of:=[.G39]-[.$B39]" office:value-type="float" office:value="0.332645654678345" calcext:value-type="float">
            <text:p>0.3326456547</text:p>
          </table:table-cell>
          <table:table-cell/>
          <table:table-cell office:value-type="float" office:value="1442890780.7644" calcext:value-type="float">
            <text:p>1442890780.7644</text:p>
          </table:table-cell>
          <table:table-cell table:formula="of:=[.J39]-[.$B39]" office:value-type="float" office:value="0.336468696594238" calcext:value-type="float">
            <text:p>0.336468696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0780.43942" calcext:value-type="float">
            <text:p>1442890780.43942</text:p>
          </table:table-cell>
          <table:table-cell office:value-type="float" office:value="896" calcext:value-type="float">
            <text:p>896</text:p>
          </table:table-cell>
          <table:table-cell table:formula="of:=[.B40]-[.B$2]" office:value-type="float" office:value="11.5421543121338" calcext:value-type="float">
            <text:p>11.5421543121</text:p>
          </table:table-cell>
          <table:table-cell table:formula="of:=[.C40]/([.D40]-[.D39])" office:value-type="float" office:value="77984.984104586" calcext:value-type="float">
            <text:p>77984.984104586</text:p>
          </table:table-cell>
          <table:table-cell/>
          <table:table-cell office:value-type="float" office:value="1442890780.7606" calcext:value-type="float">
            <text:p>1442890780.7606</text:p>
          </table:table-cell>
          <table:table-cell table:formula="of:=[.G40]-[.$B40]" office:value-type="float" office:value="0.321179389953613" calcext:value-type="float">
            <text:p>0.32117939</text:p>
          </table:table-cell>
          <table:table-cell/>
          <table:table-cell office:value-type="float" office:value="1442890780.7683" calcext:value-type="float">
            <text:p>1442890780.7683</text:p>
          </table:table-cell>
          <table:table-cell table:formula="of:=[.J40]-[.$B40]" office:value-type="float" office:value="0.328878164291382" calcext:value-type="float">
            <text:p>0.328878164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0780.45094" calcext:value-type="float">
            <text:p>1442890780.45094</text:p>
          </table:table-cell>
          <table:table-cell office:value-type="float" office:value="896" calcext:value-type="float">
            <text:p>896</text:p>
          </table:table-cell>
          <table:table-cell table:formula="of:=[.B41]-[.B$2]" office:value-type="float" office:value="11.5536658763886" calcext:value-type="float">
            <text:p>11.5536658764</text:p>
          </table:table-cell>
          <table:table-cell table:formula="of:=[.C41]/([.D41]-[.D40])" office:value-type="float" office:value="77834.7738127291" calcext:value-type="float">
            <text:p>77834.7738127291</text:p>
          </table:table-cell>
          <table:table-cell/>
          <table:table-cell office:value-type="float" office:value="1442890780.76062" calcext:value-type="float">
            <text:p>1442890780.76062</text:p>
          </table:table-cell>
          <table:table-cell table:formula="of:=[.G41]-[.$B41]" office:value-type="float" office:value="0.309687376022339" calcext:value-type="float">
            <text:p>0.309687376</text:p>
          </table:table-cell>
          <table:table-cell/>
          <table:table-cell office:value-type="float" office:value="1442890780.77221" calcext:value-type="float">
            <text:p>1442890780.77221</text:p>
          </table:table-cell>
          <table:table-cell table:formula="of:=[.J41]-[.$B41]" office:value-type="float" office:value="0.321272134780884" calcext:value-type="float">
            <text:p>0.32127213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0780.46243" calcext:value-type="float">
            <text:p>1442890780.46243</text:p>
          </table:table-cell>
          <table:table-cell office:value-type="float" office:value="896" calcext:value-type="float">
            <text:p>896</text:p>
          </table:table-cell>
          <table:table-cell table:formula="of:=[.B42]-[.B$2]" office:value-type="float" office:value="11.5651586055756" calcext:value-type="float">
            <text:p>11.5651586056</text:p>
          </table:table-cell>
          <table:table-cell table:formula="of:=[.C42]/([.D42]-[.D41])" office:value-type="float" office:value="77962.3347440046" calcext:value-type="float">
            <text:p>77962.3347440046</text:p>
          </table:table-cell>
          <table:table-cell/>
          <table:table-cell office:value-type="float" office:value="1442890780.76064" calcext:value-type="float">
            <text:p>1442890780.76064</text:p>
          </table:table-cell>
          <table:table-cell table:formula="of:=[.G42]-[.$B42]" office:value-type="float" office:value="0.298213243484497" calcext:value-type="float">
            <text:p>0.2982132435</text:p>
          </table:table-cell>
          <table:table-cell/>
          <table:table-cell office:value-type="float" office:value="1442890780.77609" calcext:value-type="float">
            <text:p>1442890780.77609</text:p>
          </table:table-cell>
          <table:table-cell table:formula="of:=[.J42]-[.$B42]" office:value-type="float" office:value="0.31366491317749" calcext:value-type="float">
            <text:p>0.313664913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0780.47393" calcext:value-type="float">
            <text:p>1442890780.47393</text:p>
          </table:table-cell>
          <table:table-cell office:value-type="float" office:value="896" calcext:value-type="float">
            <text:p>896</text:p>
          </table:table-cell>
          <table:table-cell table:formula="of:=[.B43]-[.B$2]" office:value-type="float" office:value="11.5766608715057" calcext:value-type="float">
            <text:p>11.5766608715</text:p>
          </table:table-cell>
          <table:table-cell table:formula="of:=[.C43]/([.D43]-[.D42])" office:value-type="float" office:value="77897.6947185142" calcext:value-type="float">
            <text:p>77897.6947185142</text:p>
          </table:table-cell>
          <table:table-cell/>
          <table:table-cell office:value-type="float" office:value="1442890780.76066" calcext:value-type="float">
            <text:p>1442890780.76066</text:p>
          </table:table-cell>
          <table:table-cell table:formula="of:=[.G43]-[.$B43]" office:value-type="float" office:value="0.28673267364502" calcext:value-type="float">
            <text:p>0.2867326736</text:p>
          </table:table-cell>
          <table:table-cell/>
          <table:table-cell office:value-type="float" office:value="1442890780.77999" calcext:value-type="float">
            <text:p>1442890780.77999</text:p>
          </table:table-cell>
          <table:table-cell table:formula="of:=[.J43]-[.$B43]" office:value-type="float" office:value="0.306057929992676" calcext:value-type="float">
            <text:p>0.306057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0780.48547" calcext:value-type="float">
            <text:p>1442890780.48547</text:p>
          </table:table-cell>
          <table:table-cell office:value-type="float" office:value="896" calcext:value-type="float">
            <text:p>896</text:p>
          </table:table-cell>
          <table:table-cell table:formula="of:=[.B44]-[.B$2]" office:value-type="float" office:value="11.5882005691528" calcext:value-type="float">
            <text:p>11.5882005692</text:p>
          </table:table-cell>
          <table:table-cell table:formula="of:=[.C44]/([.D44]-[.D43])" office:value-type="float" office:value="77645.0152682796" calcext:value-type="float">
            <text:p>77645.0152682796</text:p>
          </table:table-cell>
          <table:table-cell/>
          <table:table-cell office:value-type="float" office:value="1442890780.7607" calcext:value-type="float">
            <text:p>1442890780.7607</text:p>
          </table:table-cell>
          <table:table-cell table:formula="of:=[.G44]-[.$B44]" office:value-type="float" office:value="0.275227785110474" calcext:value-type="float">
            <text:p>0.2752277851</text:p>
          </table:table-cell>
          <table:table-cell/>
          <table:table-cell office:value-type="float" office:value="1442890780.78389" calcext:value-type="float">
            <text:p>1442890780.78389</text:p>
          </table:table-cell>
          <table:table-cell table:formula="of:=[.J44]-[.$B44]" office:value-type="float" office:value="0.298421859741211" calcext:value-type="float">
            <text:p>0.298421859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0780.49699" calcext:value-type="float">
            <text:p>1442890780.49699</text:p>
          </table:table-cell>
          <table:table-cell office:value-type="float" office:value="896" calcext:value-type="float">
            <text:p>896</text:p>
          </table:table-cell>
          <table:table-cell table:formula="of:=[.B45]-[.B$2]" office:value-type="float" office:value="11.5997202396393" calcext:value-type="float">
            <text:p>11.5997202396</text:p>
          </table:table-cell>
          <table:table-cell table:formula="of:=[.C45]/([.D45]-[.D44])" office:value-type="float" office:value="77780.0025663845" calcext:value-type="float">
            <text:p>77780.0025663845</text:p>
          </table:table-cell>
          <table:table-cell/>
          <table:table-cell office:value-type="float" office:value="1442890780.76072" calcext:value-type="float">
            <text:p>1442890780.76072</text:p>
          </table:table-cell>
          <table:table-cell table:formula="of:=[.G45]-[.$B45]" office:value-type="float" office:value="0.263729095458984" calcext:value-type="float">
            <text:p>0.2637290955</text:p>
          </table:table-cell>
          <table:table-cell/>
          <table:table-cell office:value-type="float" office:value="1442890780.78779" calcext:value-type="float">
            <text:p>1442890780.78779</text:p>
          </table:table-cell>
          <table:table-cell table:formula="of:=[.J45]-[.$B45]" office:value-type="float" office:value="0.290798664093018" calcext:value-type="float">
            <text:p>0.29079866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0780.50853" calcext:value-type="float">
            <text:p>1442890780.50853</text:p>
          </table:table-cell>
          <table:table-cell office:value-type="float" office:value="896" calcext:value-type="float">
            <text:p>896</text:p>
          </table:table-cell>
          <table:table-cell table:formula="of:=[.B46]-[.B$2]" office:value-type="float" office:value="11.6112563610077" calcext:value-type="float">
            <text:p>11.611256361</text:p>
          </table:table-cell>
          <table:table-cell table:formula="of:=[.C46]/([.D46]-[.D45])" office:value-type="float" office:value="77669.0857686108" calcext:value-type="float">
            <text:p>77669.0857686108</text:p>
          </table:table-cell>
          <table:table-cell/>
          <table:table-cell office:value-type="float" office:value="1442890780.76074" calcext:value-type="float">
            <text:p>1442890780.76074</text:p>
          </table:table-cell>
          <table:table-cell table:formula="of:=[.G46]-[.$B46]" office:value-type="float" office:value="0.2522132396698" calcext:value-type="float">
            <text:p>0.2522132397</text:p>
          </table:table-cell>
          <table:table-cell/>
          <table:table-cell office:value-type="float" office:value="1442890780.79166" calcext:value-type="float">
            <text:p>1442890780.79166</text:p>
          </table:table-cell>
          <table:table-cell table:formula="of:=[.J46]-[.$B46]" office:value-type="float" office:value="0.283136367797852" calcext:value-type="float">
            <text:p>0.283136367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0780.52014" calcext:value-type="float">
            <text:p>1442890780.52014</text:p>
          </table:table-cell>
          <table:table-cell office:value-type="float" office:value="896" calcext:value-type="float">
            <text:p>896</text:p>
          </table:table-cell>
          <table:table-cell table:formula="of:=[.B47]-[.B$2]" office:value-type="float" office:value="11.6228694915771" calcext:value-type="float">
            <text:p>11.6228694916</text:p>
          </table:table-cell>
          <table:table-cell table:formula="of:=[.C47]/([.D47]-[.D46])" office:value-type="float" office:value="77154.0451251309" calcext:value-type="float">
            <text:p>77154.0451251309</text:p>
          </table:table-cell>
          <table:table-cell/>
          <table:table-cell office:value-type="float" office:value="1442890780.76076" calcext:value-type="float">
            <text:p>1442890780.76076</text:p>
          </table:table-cell>
          <table:table-cell table:formula="of:=[.G47]-[.$B47]" office:value-type="float" office:value="0.240623712539673" calcext:value-type="float">
            <text:p>0.2406237125</text:p>
          </table:table-cell>
          <table:table-cell/>
          <table:table-cell office:value-type="float" office:value="1442890780.79556" calcext:value-type="float">
            <text:p>1442890780.79556</text:p>
          </table:table-cell>
          <table:table-cell table:formula="of:=[.J47]-[.$B47]" office:value-type="float" office:value="0.275424718856812" calcext:value-type="float">
            <text:p>0.27542471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0780.53167" calcext:value-type="float">
            <text:p>1442890780.53167</text:p>
          </table:table-cell>
          <table:table-cell office:value-type="float" office:value="896" calcext:value-type="float">
            <text:p>896</text:p>
          </table:table-cell>
          <table:table-cell table:formula="of:=[.B48]-[.B$2]" office:value-type="float" office:value="11.6344015598297" calcext:value-type="float">
            <text:p>11.6344015598</text:p>
          </table:table-cell>
          <table:table-cell table:formula="of:=[.C48]/([.D48]-[.D47])" office:value-type="float" office:value="77696.3837168434" calcext:value-type="float">
            <text:p>77696.3837168434</text:p>
          </table:table-cell>
          <table:table-cell/>
          <table:table-cell office:value-type="float" office:value="1442890780.76078" calcext:value-type="float">
            <text:p>1442890780.76078</text:p>
          </table:table-cell>
          <table:table-cell table:formula="of:=[.G48]-[.$B48]" office:value-type="float" office:value="0.229112148284912" calcext:value-type="float">
            <text:p>0.2291121483</text:p>
          </table:table-cell>
          <table:table-cell/>
          <table:table-cell office:value-type="float" office:value="1442890780.79946" calcext:value-type="float">
            <text:p>1442890780.79946</text:p>
          </table:table-cell>
          <table:table-cell table:formula="of:=[.J48]-[.$B48]" office:value-type="float" office:value="0.267788648605347" calcext:value-type="float">
            <text:p>0.267788648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0780.54318" calcext:value-type="float">
            <text:p>1442890780.54318</text:p>
          </table:table-cell>
          <table:table-cell office:value-type="float" office:value="896" calcext:value-type="float">
            <text:p>896</text:p>
          </table:table-cell>
          <table:table-cell table:formula="of:=[.B49]-[.B$2]" office:value-type="float" office:value="11.64590716362" calcext:value-type="float">
            <text:p>11.6459071636</text:p>
          </table:table-cell>
          <table:table-cell table:formula="of:=[.C49]/([.D49]-[.D48])" office:value-type="float" office:value="77875.0960255294" calcext:value-type="float">
            <text:p>77875.0960255294</text:p>
          </table:table-cell>
          <table:table-cell/>
          <table:table-cell office:value-type="float" office:value="1442890780.7608" calcext:value-type="float">
            <text:p>1442890780.7608</text:p>
          </table:table-cell>
          <table:table-cell table:formula="of:=[.G49]-[.$B49]" office:value-type="float" office:value="0.217627048492432" calcext:value-type="float">
            <text:p>0.2176270485</text:p>
          </table:table-cell>
          <table:table-cell/>
          <table:table-cell office:value-type="float" office:value="1442890780.80335" calcext:value-type="float">
            <text:p>1442890780.80335</text:p>
          </table:table-cell>
          <table:table-cell table:formula="of:=[.J49]-[.$B49]" office:value-type="float" office:value="0.260170459747314" calcext:value-type="float">
            <text:p>0.260170459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0780.55467" calcext:value-type="float">
            <text:p>1442890780.55467</text:p>
          </table:table-cell>
          <table:table-cell office:value-type="float" office:value="896" calcext:value-type="float">
            <text:p>896</text:p>
          </table:table-cell>
          <table:table-cell table:formula="of:=[.B50]-[.B$2]" office:value-type="float" office:value="11.6574015617371" calcext:value-type="float">
            <text:p>11.6574015617</text:p>
          </table:table-cell>
          <table:table-cell table:formula="of:=[.C50]/([.D50]-[.D49])" office:value-type="float" office:value="77951.0149965776" calcext:value-type="float">
            <text:p>77951.0149965776</text:p>
          </table:table-cell>
          <table:table-cell/>
          <table:table-cell office:value-type="float" office:value="1442890780.82084" calcext:value-type="float">
            <text:p>1442890780.82084</text:p>
          </table:table-cell>
          <table:table-cell table:formula="of:=[.G50]-[.$B50]" office:value-type="float" office:value="0.266164302825928" calcext:value-type="float">
            <text:p>0.2661643028</text:p>
          </table:table-cell>
          <table:table-cell/>
          <table:table-cell office:value-type="float" office:value="1442890780.82089" calcext:value-type="float">
            <text:p>1442890780.82089</text:p>
          </table:table-cell>
          <table:table-cell table:formula="of:=[.J50]-[.$B50]" office:value-type="float" office:value="0.266216993331909" calcext:value-type="float">
            <text:p>0.266216993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0780.56629" calcext:value-type="float">
            <text:p>1442890780.56629</text:p>
          </table:table-cell>
          <table:table-cell office:value-type="float" office:value="896" calcext:value-type="float">
            <text:p>896</text:p>
          </table:table-cell>
          <table:table-cell table:formula="of:=[.B51]-[.B$2]" office:value-type="float" office:value="11.6690165996552" calcext:value-type="float">
            <text:p>11.6690165997</text:p>
          </table:table-cell>
          <table:table-cell table:formula="of:=[.C51]/([.D51]-[.D50])" office:value-type="float" office:value="77141.3753720467" calcext:value-type="float">
            <text:p>77141.3753720467</text:p>
          </table:table-cell>
          <table:table-cell/>
          <table:table-cell office:value-type="float" office:value="1442890780.82096" calcext:value-type="float">
            <text:p>1442890780.82096</text:p>
          </table:table-cell>
          <table:table-cell table:formula="of:=[.G51]-[.$B51]" office:value-type="float" office:value="0.254671812057495" calcext:value-type="float">
            <text:p>0.2546718121</text:p>
          </table:table-cell>
          <table:table-cell/>
          <table:table-cell office:value-type="float" office:value="1442890780.82477" calcext:value-type="float">
            <text:p>1442890780.82477</text:p>
          </table:table-cell>
          <table:table-cell table:formula="of:=[.J51]-[.$B51]" office:value-type="float" office:value="0.258485317230225" calcext:value-type="float">
            <text:p>0.25848531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0780.5778" calcext:value-type="float">
            <text:p>1442890780.5778</text:p>
          </table:table-cell>
          <table:table-cell office:value-type="float" office:value="896" calcext:value-type="float">
            <text:p>896</text:p>
          </table:table-cell>
          <table:table-cell table:formula="of:=[.B52]-[.B$2]" office:value-type="float" office:value="11.6805274486542" calcext:value-type="float">
            <text:p>11.6805274487</text:p>
          </table:table-cell>
          <table:table-cell table:formula="of:=[.C52]/([.D52]-[.D51])" office:value-type="float" office:value="77839.6102734051" calcext:value-type="float">
            <text:p>77839.6102734051</text:p>
          </table:table-cell>
          <table:table-cell/>
          <table:table-cell office:value-type="float" office:value="1442890780.82101" calcext:value-type="float">
            <text:p>1442890780.82101</text:p>
          </table:table-cell>
          <table:table-cell table:formula="of:=[.G52]-[.$B52]" office:value-type="float" office:value="0.243211984634399" calcext:value-type="float">
            <text:p>0.2432119846</text:p>
          </table:table-cell>
          <table:table-cell/>
          <table:table-cell office:value-type="float" office:value="1442890780.82866" calcext:value-type="float">
            <text:p>1442890780.82866</text:p>
          </table:table-cell>
          <table:table-cell table:formula="of:=[.J52]-[.$B52]" office:value-type="float" office:value="0.250865936279297" calcext:value-type="float">
            <text:p>0.25086593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0780.58931" calcext:value-type="float">
            <text:p>1442890780.58931</text:p>
          </table:table-cell>
          <table:table-cell office:value-type="float" office:value="896" calcext:value-type="float">
            <text:p>896</text:p>
          </table:table-cell>
          <table:table-cell table:formula="of:=[.B53]-[.B$2]" office:value-type="float" office:value="11.6920416355133" calcext:value-type="float">
            <text:p>11.6920416355</text:p>
          </table:table-cell>
          <table:table-cell table:formula="of:=[.C53]/([.D53]-[.D52])" office:value-type="float" office:value="77817.0452644221" calcext:value-type="float">
            <text:p>77817.0452644221</text:p>
          </table:table-cell>
          <table:table-cell/>
          <table:table-cell office:value-type="float" office:value="1442890780.82106" calcext:value-type="float">
            <text:p>1442890780.82106</text:p>
          </table:table-cell>
          <table:table-cell table:formula="of:=[.G53]-[.$B53]" office:value-type="float" office:value="0.231745481491089" calcext:value-type="float">
            <text:p>0.2317454815</text:p>
          </table:table-cell>
          <table:table-cell/>
          <table:table-cell office:value-type="float" office:value="1442890780.83255" calcext:value-type="float">
            <text:p>1442890780.83255</text:p>
          </table:table-cell>
          <table:table-cell table:formula="of:=[.J53]-[.$B53]" office:value-type="float" office:value="0.243242263793945" calcext:value-type="float">
            <text:p>0.24324226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0780.60093" calcext:value-type="float">
            <text:p>1442890780.60093</text:p>
          </table:table-cell>
          <table:table-cell office:value-type="float" office:value="896" calcext:value-type="float">
            <text:p>896</text:p>
          </table:table-cell>
          <table:table-cell table:formula="of:=[.B54]-[.B$2]" office:value-type="float" office:value="11.7036554813385" calcext:value-type="float">
            <text:p>11.7036554813</text:p>
          </table:table-cell>
          <table:table-cell table:formula="of:=[.C54]/([.D54]-[.D53])" office:value-type="float" office:value="77149.293480046" calcext:value-type="float">
            <text:p>77149.293480046</text:p>
          </table:table-cell>
          <table:table-cell/>
          <table:table-cell office:value-type="float" office:value="1442890780.82111" calcext:value-type="float">
            <text:p>1442890780.82111</text:p>
          </table:table-cell>
          <table:table-cell table:formula="of:=[.G54]-[.$B54]" office:value-type="float" office:value="0.220180511474609" calcext:value-type="float">
            <text:p>0.2201805115</text:p>
          </table:table-cell>
          <table:table-cell/>
          <table:table-cell office:value-type="float" office:value="1442890780.83643" calcext:value-type="float">
            <text:p>1442890780.83643</text:p>
          </table:table-cell>
          <table:table-cell table:formula="of:=[.J54]-[.$B54]" office:value-type="float" office:value="0.235509634017944" calcext:value-type="float">
            <text:p>0.23550963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0780.61243" calcext:value-type="float">
            <text:p>1442890780.61243</text:p>
          </table:table-cell>
          <table:table-cell office:value-type="float" office:value="896" calcext:value-type="float">
            <text:p>896</text:p>
          </table:table-cell>
          <table:table-cell table:formula="of:=[.B55]-[.B$2]" office:value-type="float" office:value="11.7151579856873" calcext:value-type="float">
            <text:p>11.7151579857</text:p>
          </table:table-cell>
          <table:table-cell table:formula="of:=[.C55]/([.D55]-[.D54])" office:value-type="float" office:value="77896.0800912012" calcext:value-type="float">
            <text:p>77896.0800912012</text:p>
          </table:table-cell>
          <table:table-cell/>
          <table:table-cell office:value-type="float" office:value="1442890780.82115" calcext:value-type="float">
            <text:p>1442890780.82115</text:p>
          </table:table-cell>
          <table:table-cell table:formula="of:=[.G55]-[.$B55]" office:value-type="float" office:value="0.208718538284302" calcext:value-type="float">
            <text:p>0.2087185383</text:p>
          </table:table-cell>
          <table:table-cell/>
          <table:table-cell office:value-type="float" office:value="1442890780.84033" calcext:value-type="float">
            <text:p>1442890780.84033</text:p>
          </table:table-cell>
          <table:table-cell table:formula="of:=[.J55]-[.$B55]" office:value-type="float" office:value="0.227906465530395" calcext:value-type="float">
            <text:p>0.227906465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0780.62396" calcext:value-type="float">
            <text:p>1442890780.62396</text:p>
          </table:table-cell>
          <table:table-cell office:value-type="float" office:value="896" calcext:value-type="float">
            <text:p>896</text:p>
          </table:table-cell>
          <table:table-cell table:formula="of:=[.B56]-[.B$2]" office:value-type="float" office:value="11.7266941070557" calcext:value-type="float">
            <text:p>11.7266941071</text:p>
          </table:table-cell>
          <table:table-cell table:formula="of:=[.C56]/([.D56]-[.D55])" office:value-type="float" office:value="77669.0857686108" calcext:value-type="float">
            <text:p>77669.0857686108</text:p>
          </table:table-cell>
          <table:table-cell/>
          <table:table-cell office:value-type="float" office:value="1442890780.96786" calcext:value-type="float">
            <text:p>1442890780.96786</text:p>
          </table:table-cell>
          <table:table-cell table:formula="of:=[.G56]-[.$B56]" office:value-type="float" office:value="0.343895435333252" calcext:value-type="float">
            <text:p>0.3438954353</text:p>
          </table:table-cell>
          <table:table-cell/>
          <table:table-cell office:value-type="float" office:value="1442890780.9679" calcext:value-type="float">
            <text:p>1442890780.9679</text:p>
          </table:table-cell>
          <table:table-cell table:formula="of:=[.J56]-[.$B56]" office:value-type="float" office:value="0.343936681747437" calcext:value-type="float">
            <text:p>0.343936681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0780.63549" calcext:value-type="float">
            <text:p>1442890780.63549</text:p>
          </table:table-cell>
          <table:table-cell office:value-type="float" office:value="896" calcext:value-type="float">
            <text:p>896</text:p>
          </table:table-cell>
          <table:table-cell table:formula="of:=[.B57]-[.B$2]" office:value-type="float" office:value="11.7382245063782" calcext:value-type="float">
            <text:p>11.7382245064</text:p>
          </table:table-cell>
          <table:table-cell table:formula="of:=[.C57]/([.D57]-[.D56])" office:value-type="float" office:value="77707.6296265663" calcext:value-type="float">
            <text:p>77707.6296265663</text:p>
          </table:table-cell>
          <table:table-cell/>
          <table:table-cell office:value-type="float" office:value="1442890780.96796" calcext:value-type="float">
            <text:p>1442890780.96796</text:p>
          </table:table-cell>
          <table:table-cell table:formula="of:=[.G57]-[.$B57]" office:value-type="float" office:value="0.33246898651123" calcext:value-type="float">
            <text:p>0.3324689865</text:p>
          </table:table-cell>
          <table:table-cell/>
          <table:table-cell office:value-type="float" office:value="1442890780.97178" calcext:value-type="float">
            <text:p>1442890780.97178</text:p>
          </table:table-cell>
          <table:table-cell table:formula="of:=[.J57]-[.$B57]" office:value-type="float" office:value="0.336284160614014" calcext:value-type="float">
            <text:p>0.336284160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0780.64699" calcext:value-type="float">
            <text:p>1442890780.64699</text:p>
          </table:table-cell>
          <table:table-cell office:value-type="float" office:value="896" calcext:value-type="float">
            <text:p>896</text:p>
          </table:table-cell>
          <table:table-cell table:formula="of:=[.B58]-[.B$2]" office:value-type="float" office:value="11.7497162818909" calcext:value-type="float">
            <text:p>11.7497162819</text:p>
          </table:table-cell>
          <table:table-cell table:formula="of:=[.C58]/([.D58]-[.D57])" office:value-type="float" office:value="77968.8046473029" calcext:value-type="float">
            <text:p>77968.8046473029</text:p>
          </table:table-cell>
          <table:table-cell/>
          <table:table-cell office:value-type="float" office:value="1442890780.96799" calcext:value-type="float">
            <text:p>1442890780.96799</text:p>
          </table:table-cell>
          <table:table-cell table:formula="of:=[.G58]-[.$B58]" office:value-type="float" office:value="0.321007013320923" calcext:value-type="float">
            <text:p>0.3210070133</text:p>
          </table:table-cell>
          <table:table-cell/>
          <table:table-cell office:value-type="float" office:value="1442890780.97567" calcext:value-type="float">
            <text:p>1442890780.97567</text:p>
          </table:table-cell>
          <table:table-cell table:formula="of:=[.J58]-[.$B58]" office:value-type="float" office:value="0.328683137893677" calcext:value-type="float">
            <text:p>0.32868313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0780.65844" calcext:value-type="float">
            <text:p>1442890780.65844</text:p>
          </table:table-cell>
          <table:table-cell office:value-type="float" office:value="896" calcext:value-type="float">
            <text:p>896</text:p>
          </table:table-cell>
          <table:table-cell table:formula="of:=[.B59]-[.B$2]" office:value-type="float" office:value="11.761167049408" calcext:value-type="float">
            <text:p>11.7611670494</text:p>
          </table:table-cell>
          <table:table-cell table:formula="of:=[.C59]/([.D59]-[.D58])" office:value-type="float" office:value="78248.0299825102" calcext:value-type="float">
            <text:p>78248.0299825102</text:p>
          </table:table-cell>
          <table:table-cell/>
          <table:table-cell office:value-type="float" office:value="1442890780.96801" calcext:value-type="float">
            <text:p>1442890780.96801</text:p>
          </table:table-cell>
          <table:table-cell table:formula="of:=[.G59]-[.$B59]" office:value-type="float" office:value="0.309576034545898" calcext:value-type="float">
            <text:p>0.3095760345</text:p>
          </table:table-cell>
          <table:table-cell/>
          <table:table-cell office:value-type="float" office:value="1442890780.97958" calcext:value-type="float">
            <text:p>1442890780.97958</text:p>
          </table:table-cell>
          <table:table-cell table:formula="of:=[.J59]-[.$B59]" office:value-type="float" office:value="0.321142911911011" calcext:value-type="float">
            <text:p>0.321142911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0780.67" calcext:value-type="float">
            <text:p>1442890780.67</text:p>
          </table:table-cell>
          <table:table-cell office:value-type="float" office:value="896" calcext:value-type="float">
            <text:p>896</text:p>
          </table:table-cell>
          <table:table-cell table:formula="of:=[.B60]-[.B$2]" office:value-type="float" office:value="11.7727258205414" calcext:value-type="float">
            <text:p>11.7727258205</text:p>
          </table:table-cell>
          <table:table-cell table:formula="of:=[.C60]/([.D60]-[.D59])" office:value-type="float" office:value="77516.8908232091" calcext:value-type="float">
            <text:p>77516.8908232091</text:p>
          </table:table-cell>
          <table:table-cell/>
          <table:table-cell office:value-type="float" office:value="1442890780.96803" calcext:value-type="float">
            <text:p>1442890780.96803</text:p>
          </table:table-cell>
          <table:table-cell table:formula="of:=[.G60]-[.$B60]" office:value-type="float" office:value="0.298036575317383" calcext:value-type="float">
            <text:p>0.2980365753</text:p>
          </table:table-cell>
          <table:table-cell/>
          <table:table-cell office:value-type="float" office:value="1442890780.98347" calcext:value-type="float">
            <text:p>1442890780.98347</text:p>
          </table:table-cell>
          <table:table-cell table:formula="of:=[.J60]-[.$B60]" office:value-type="float" office:value="0.313470363616943" calcext:value-type="float">
            <text:p>0.313470363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0780.68148" calcext:value-type="float">
            <text:p>1442890780.68148</text:p>
          </table:table-cell>
          <table:table-cell office:value-type="float" office:value="896" calcext:value-type="float">
            <text:p>896</text:p>
          </table:table-cell>
          <table:table-cell table:formula="of:=[.B61]-[.B$2]" office:value-type="float" office:value="11.7842144966125" calcext:value-type="float">
            <text:p>11.7842144966</text:p>
          </table:table-cell>
          <table:table-cell table:formula="of:=[.C61]/([.D61]-[.D60])" office:value-type="float" office:value="77989.8392512503" calcext:value-type="float">
            <text:p>77989.8392512503</text:p>
          </table:table-cell>
          <table:table-cell/>
          <table:table-cell office:value-type="float" office:value="1442890780.96805" calcext:value-type="float">
            <text:p>1442890780.96805</text:p>
          </table:table-cell>
          <table:table-cell table:formula="of:=[.G61]-[.$B61]" office:value-type="float" office:value="0.28656792640686" calcext:value-type="float">
            <text:p>0.2865679264</text:p>
          </table:table-cell>
          <table:table-cell/>
          <table:table-cell office:value-type="float" office:value="1442890780.98736" calcext:value-type="float">
            <text:p>1442890780.98736</text:p>
          </table:table-cell>
          <table:table-cell table:formula="of:=[.J61]-[.$B61]" office:value-type="float" office:value="0.305876016616821" calcext:value-type="float">
            <text:p>0.30587601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0780.69304" calcext:value-type="float">
            <text:p>1442890780.69304</text:p>
          </table:table-cell>
          <table:table-cell office:value-type="float" office:value="896" calcext:value-type="float">
            <text:p>896</text:p>
          </table:table-cell>
          <table:table-cell table:formula="of:=[.B62]-[.B$2]" office:value-type="float" office:value="11.7957670688629" calcext:value-type="float">
            <text:p>11.7957670689</text:p>
          </table:table-cell>
          <table:table-cell table:formula="of:=[.C62]/([.D62]-[.D61])" office:value-type="float" office:value="77558.4848622433" calcext:value-type="float">
            <text:p>77558.4848622433</text:p>
          </table:table-cell>
          <table:table-cell/>
          <table:table-cell office:value-type="float" office:value="1442890780.96807" calcext:value-type="float">
            <text:p>1442890780.96807</text:p>
          </table:table-cell>
          <table:table-cell table:formula="of:=[.G62]-[.$B62]" office:value-type="float" office:value="0.27503490447998" calcext:value-type="float">
            <text:p>0.2750349045</text:p>
          </table:table-cell>
          <table:table-cell/>
          <table:table-cell office:value-type="float" office:value="1442890780.99123" calcext:value-type="float">
            <text:p>1442890780.99123</text:p>
          </table:table-cell>
          <table:table-cell table:formula="of:=[.J62]-[.$B62]" office:value-type="float" office:value="0.298197984695435" calcext:value-type="float">
            <text:p>0.298197984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0780.70458" calcext:value-type="float">
            <text:p>1442890780.70458</text:p>
          </table:table-cell>
          <table:table-cell office:value-type="float" office:value="896" calcext:value-type="float">
            <text:p>896</text:p>
          </table:table-cell>
          <table:table-cell table:formula="of:=[.B63]-[.B$2]" office:value-type="float" office:value="11.8073124885559" calcext:value-type="float">
            <text:p>11.8073124886</text:p>
          </table:table-cell>
          <table:table-cell table:formula="of:=[.C63]/([.D63]-[.D62])" office:value-type="float" office:value="77606.5334847703" calcext:value-type="float">
            <text:p>77606.5334847703</text:p>
          </table:table-cell>
          <table:table-cell/>
          <table:table-cell office:value-type="float" office:value="1442890780.96809" calcext:value-type="float">
            <text:p>1442890780.96809</text:p>
          </table:table-cell>
          <table:table-cell table:formula="of:=[.G63]-[.$B63]" office:value-type="float" office:value="0.263508796691895" calcext:value-type="float">
            <text:p>0.2635087967</text:p>
          </table:table-cell>
          <table:table-cell/>
          <table:table-cell office:value-type="float" office:value="1442890780.99511" calcext:value-type="float">
            <text:p>1442890780.99511</text:p>
          </table:table-cell>
          <table:table-cell table:formula="of:=[.J63]-[.$B63]" office:value-type="float" office:value="0.290530443191528" calcext:value-type="float">
            <text:p>0.290530443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0780.71609" calcext:value-type="float">
            <text:p>1442890780.71609</text:p>
          </table:table-cell>
          <table:table-cell office:value-type="float" office:value="896" calcext:value-type="float">
            <text:p>896</text:p>
          </table:table-cell>
          <table:table-cell table:formula="of:=[.B64]-[.B$2]" office:value-type="float" office:value="11.8188223838806" calcext:value-type="float">
            <text:p>11.8188223839</text:p>
          </table:table-cell>
          <table:table-cell table:formula="of:=[.C64]/([.D64]-[.D63])" office:value-type="float" office:value="77846.0598226862" calcext:value-type="float">
            <text:p>77846.0598226862</text:p>
          </table:table-cell>
          <table:table-cell/>
          <table:table-cell office:value-type="float" office:value="1442890780.96811" calcext:value-type="float">
            <text:p>1442890780.96811</text:p>
          </table:table-cell>
          <table:table-cell table:formula="of:=[.G64]-[.$B64]" office:value-type="float" office:value="0.252018213272095" calcext:value-type="float">
            <text:p>0.2520182133</text:p>
          </table:table-cell>
          <table:table-cell/>
          <table:table-cell office:value-type="float" office:value="1442890780.99898" calcext:value-type="float">
            <text:p>1442890780.99898</text:p>
          </table:table-cell>
          <table:table-cell table:formula="of:=[.J64]-[.$B64]" office:value-type="float" office:value="0.282884836196899" calcext:value-type="float">
            <text:p>0.28288483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0780.72764" calcext:value-type="float">
            <text:p>1442890780.72764</text:p>
          </table:table-cell>
          <table:table-cell office:value-type="float" office:value="896" calcext:value-type="float">
            <text:p>896</text:p>
          </table:table-cell>
          <table:table-cell table:formula="of:=[.B65]-[.B$2]" office:value-type="float" office:value="11.8303735256195" calcext:value-type="float">
            <text:p>11.8303735256</text:p>
          </table:table-cell>
          <table:table-cell table:formula="of:=[.C65]/([.D65]-[.D64])" office:value-type="float" office:value="77568.0898264154" calcext:value-type="float">
            <text:p>77568.0898264154</text:p>
          </table:table-cell>
          <table:table-cell/>
          <table:table-cell office:value-type="float" office:value="1442890780.96813" calcext:value-type="float">
            <text:p>1442890780.96813</text:p>
          </table:table-cell>
          <table:table-cell table:formula="of:=[.G65]-[.$B65]" office:value-type="float" office:value="0.240488290786743" calcext:value-type="float">
            <text:p>0.2404882908</text:p>
          </table:table-cell>
          <table:table-cell/>
          <table:table-cell office:value-type="float" office:value="1442890781.00277" calcext:value-type="float">
            <text:p>1442890781.00277</text:p>
          </table:table-cell>
          <table:table-cell table:formula="of:=[.J65]-[.$B65]" office:value-type="float" office:value="0.275130271911621" calcext:value-type="float">
            <text:p>0.275130271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0780.73916" calcext:value-type="float">
            <text:p>1442890780.73916</text:p>
          </table:table-cell>
          <table:table-cell office:value-type="float" office:value="896" calcext:value-type="float">
            <text:p>896</text:p>
          </table:table-cell>
          <table:table-cell table:formula="of:=[.B66]-[.B$2]" office:value-type="float" office:value="11.8418924808502" calcext:value-type="float">
            <text:p>11.8418924809</text:p>
          </table:table-cell>
          <table:table-cell table:formula="of:=[.C66]/([.D66]-[.D65])" office:value-type="float" office:value="77784.8322225442" calcext:value-type="float">
            <text:p>77784.8322225442</text:p>
          </table:table-cell>
          <table:table-cell/>
          <table:table-cell office:value-type="float" office:value="1442890780.96815" calcext:value-type="float">
            <text:p>1442890780.96815</text:p>
          </table:table-cell>
          <table:table-cell table:formula="of:=[.G66]-[.$B66]" office:value-type="float" office:value="0.228990077972412" calcext:value-type="float">
            <text:p>0.228990078</text:p>
          </table:table-cell>
          <table:table-cell/>
          <table:table-cell office:value-type="float" office:value="1442890781.00652" calcext:value-type="float">
            <text:p>1442890781.00652</text:p>
          </table:table-cell>
          <table:table-cell table:formula="of:=[.J66]-[.$B66]" office:value-type="float" office:value="0.267361879348755" calcext:value-type="float">
            <text:p>0.267361879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0780.75074" calcext:value-type="float">
            <text:p>1442890780.75074</text:p>
          </table:table-cell>
          <table:table-cell office:value-type="float" office:value="896" calcext:value-type="float">
            <text:p>896</text:p>
          </table:table-cell>
          <table:table-cell table:formula="of:=[.B67]-[.B$2]" office:value-type="float" office:value="11.8534722328186" calcext:value-type="float">
            <text:p>11.8534722328</text:p>
          </table:table-cell>
          <table:table-cell table:formula="of:=[.C67]/([.D67]-[.D66])" office:value-type="float" office:value="77376.4414338364" calcext:value-type="float">
            <text:p>77376.4414338364</text:p>
          </table:table-cell>
          <table:table-cell/>
          <table:table-cell office:value-type="float" office:value="1442890780.96817" calcext:value-type="float">
            <text:p>1442890780.96817</text:p>
          </table:table-cell>
          <table:table-cell table:formula="of:=[.G67]-[.$B67]" office:value-type="float" office:value="0.217429876327515" calcext:value-type="float">
            <text:p>0.2174298763</text:p>
          </table:table-cell>
          <table:table-cell/>
          <table:table-cell office:value-type="float" office:value="1442890781.01031" calcext:value-type="float">
            <text:p>1442890781.01031</text:p>
          </table:table-cell>
          <table:table-cell table:formula="of:=[.J67]-[.$B67]" office:value-type="float" office:value="0.259564876556396" calcext:value-type="float">
            <text:p>0.25956487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0780.76227" calcext:value-type="float">
            <text:p>1442890780.76227</text:p>
          </table:table-cell>
          <table:table-cell office:value-type="float" office:value="896" calcext:value-type="float">
            <text:p>896</text:p>
          </table:table-cell>
          <table:table-cell table:formula="of:=[.B68]-[.B$2]" office:value-type="float" office:value="11.8650033473969" calcext:value-type="float">
            <text:p>11.8650033474</text:p>
          </table:table-cell>
          <table:table-cell table:formula="of:=[.C68]/([.D68]-[.D67])" office:value-type="float" office:value="77702.8095523623" calcext:value-type="float">
            <text:p>77702.8095523623</text:p>
          </table:table-cell>
          <table:table-cell/>
          <table:table-cell office:value-type="float" office:value="1442890781.02189" calcext:value-type="float">
            <text:p>1442890781.02189</text:p>
          </table:table-cell>
          <table:table-cell table:formula="of:=[.G68]-[.$B68]" office:value-type="float" office:value="0.259613990783691" calcext:value-type="float">
            <text:p>0.2596139908</text:p>
          </table:table-cell>
          <table:table-cell/>
          <table:table-cell office:value-type="float" office:value="1442890781.02192" calcext:value-type="float">
            <text:p>1442890781.02192</text:p>
          </table:table-cell>
          <table:table-cell table:formula="of:=[.J68]-[.$B68]" office:value-type="float" office:value="0.259644508361816" calcext:value-type="float">
            <text:p>0.259644508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0780.77385" calcext:value-type="float">
            <text:p>1442890780.77385</text:p>
          </table:table-cell>
          <table:table-cell office:value-type="float" office:value="896" calcext:value-type="float">
            <text:p>896</text:p>
          </table:table-cell>
          <table:table-cell table:formula="of:=[.B69]-[.B$2]" office:value-type="float" office:value="11.8765783309937" calcext:value-type="float">
            <text:p>11.876578331</text:p>
          </table:table-cell>
          <table:table-cell table:formula="of:=[.C69]/([.D69]-[.D68])" office:value-type="float" office:value="77408.3170405158" calcext:value-type="float">
            <text:p>77408.3170405158</text:p>
          </table:table-cell>
          <table:table-cell/>
          <table:table-cell office:value-type="float" office:value="1442890781.02195" calcext:value-type="float">
            <text:p>1442890781.02195</text:p>
          </table:table-cell>
          <table:table-cell table:formula="of:=[.G69]-[.$B69]" office:value-type="float" office:value="0.248104333877563" calcext:value-type="float">
            <text:p>0.2481043339</text:p>
          </table:table-cell>
          <table:table-cell/>
          <table:table-cell office:value-type="float" office:value="1442890781.0257" calcext:value-type="float">
            <text:p>1442890781.0257</text:p>
          </table:table-cell>
          <table:table-cell table:formula="of:=[.J69]-[.$B69]" office:value-type="float" office:value="0.251848459243774" calcext:value-type="float">
            <text:p>0.251848459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0780.78535" calcext:value-type="float">
            <text:p>1442890780.78535</text:p>
          </table:table-cell>
          <table:table-cell office:value-type="float" office:value="896" calcext:value-type="float">
            <text:p>896</text:p>
          </table:table-cell>
          <table:table-cell table:formula="of:=[.B70]-[.B$2]" office:value-type="float" office:value="11.8880832195282" calcext:value-type="float">
            <text:p>11.8880832195</text:p>
          </table:table-cell>
          <table:table-cell table:formula="of:=[.C70]/([.D70]-[.D69])" office:value-type="float" office:value="77879.9374987048" calcext:value-type="float">
            <text:p>77879.9374987048</text:p>
          </table:table-cell>
          <table:table-cell/>
          <table:table-cell office:value-type="float" office:value="1442890781.02197" calcext:value-type="float">
            <text:p>1442890781.02197</text:p>
          </table:table-cell>
          <table:table-cell table:formula="of:=[.G70]-[.$B70]" office:value-type="float" office:value="0.236617803573608" calcext:value-type="float">
            <text:p>0.2366178036</text:p>
          </table:table-cell>
          <table:table-cell/>
          <table:table-cell office:value-type="float" office:value="1442890781.02943" calcext:value-type="float">
            <text:p>1442890781.02943</text:p>
          </table:table-cell>
          <table:table-cell table:formula="of:=[.J70]-[.$B70]" office:value-type="float" office:value="0.244078397750854" calcext:value-type="float">
            <text:p>0.244078397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0780.79692" calcext:value-type="float">
            <text:p>1442890780.79692</text:p>
          </table:table-cell>
          <table:table-cell office:value-type="float" office:value="896" calcext:value-type="float">
            <text:p>896</text:p>
          </table:table-cell>
          <table:table-cell table:formula="of:=[.B71]-[.B$2]" office:value-type="float" office:value="11.8996493816376" calcext:value-type="float">
            <text:p>11.8996493816</text:p>
          </table:table-cell>
          <table:table-cell table:formula="of:=[.C71]/([.D71]-[.D70])" office:value-type="float" office:value="77467.3562005277" calcext:value-type="float">
            <text:p>77467.3562005277</text:p>
          </table:table-cell>
          <table:table-cell/>
          <table:table-cell office:value-type="float" office:value="1442890781.02199" calcext:value-type="float">
            <text:p>1442890781.02199</text:p>
          </table:table-cell>
          <table:table-cell table:formula="of:=[.G71]-[.$B71]" office:value-type="float" office:value="0.225069284439087" calcext:value-type="float">
            <text:p>0.2250692844</text:p>
          </table:table-cell>
          <table:table-cell/>
          <table:table-cell office:value-type="float" office:value="1442890781.03319" calcext:value-type="float">
            <text:p>1442890781.03319</text:p>
          </table:table-cell>
          <table:table-cell table:formula="of:=[.J71]-[.$B71]" office:value-type="float" office:value="0.236273288726807" calcext:value-type="float">
            <text:p>0.236273288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0780.80837" calcext:value-type="float">
            <text:p>1442890780.80837</text:p>
          </table:table-cell>
          <table:table-cell office:value-type="float" office:value="896" calcext:value-type="float">
            <text:p>896</text:p>
          </table:table-cell>
          <table:table-cell table:formula="of:=[.B72]-[.B$2]" office:value-type="float" office:value="11.9111044406891" calcext:value-type="float">
            <text:p>11.9111044407</text:p>
          </table:table-cell>
          <table:table-cell table:formula="of:=[.C72]/([.D72]-[.D71])" office:value-type="float" office:value="78218.7150647296" calcext:value-type="float">
            <text:p>78218.7150647296</text:p>
          </table:table-cell>
          <table:table-cell/>
          <table:table-cell office:value-type="float" office:value="1442890781.02201" calcext:value-type="float">
            <text:p>1442890781.02201</text:p>
          </table:table-cell>
          <table:table-cell table:formula="of:=[.G72]-[.$B72]" office:value-type="float" office:value="0.213631868362427" calcext:value-type="float">
            <text:p>0.2136318684</text:p>
          </table:table-cell>
          <table:table-cell/>
          <table:table-cell office:value-type="float" office:value="1442890781.03696" calcext:value-type="float">
            <text:p>1442890781.03696</text:p>
          </table:table-cell>
          <table:table-cell table:formula="of:=[.J72]-[.$B72]" office:value-type="float" office:value="0.22858452796936" calcext:value-type="float">
            <text:p>0.22858452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0780.81989" calcext:value-type="float">
            <text:p>1442890780.81989</text:p>
          </table:table-cell>
          <table:table-cell office:value-type="float" office:value="896" calcext:value-type="float">
            <text:p>896</text:p>
          </table:table-cell>
          <table:table-cell table:formula="of:=[.B73]-[.B$2]" office:value-type="float" office:value="11.9226160049438" calcext:value-type="float">
            <text:p>11.9226160049</text:p>
          </table:table-cell>
          <table:table-cell table:formula="of:=[.C73]/([.D73]-[.D72])" office:value-type="float" office:value="77834.7738127291" calcext:value-type="float">
            <text:p>77834.7738127291</text:p>
          </table:table-cell>
          <table:table-cell/>
          <table:table-cell office:value-type="float" office:value="1442890781.16366" calcext:value-type="float">
            <text:p>1442890781.16366</text:p>
          </table:table-cell>
          <table:table-cell table:formula="of:=[.G73]-[.$B73]" office:value-type="float" office:value="0.343775987625122" calcext:value-type="float">
            <text:p>0.3437759876</text:p>
          </table:table-cell>
          <table:table-cell/>
          <table:table-cell office:value-type="float" office:value="1442890781.16373" calcext:value-type="float">
            <text:p>1442890781.16373</text:p>
          </table:table-cell>
          <table:table-cell table:formula="of:=[.J73]-[.$B73]" office:value-type="float" office:value="0.34384298324585" calcext:value-type="float">
            <text:p>0.34384298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0780.83138" calcext:value-type="float">
            <text:p>1442890780.83138</text:p>
          </table:table-cell>
          <table:table-cell office:value-type="float" office:value="896" calcext:value-type="float">
            <text:p>896</text:p>
          </table:table-cell>
          <table:table-cell table:formula="of:=[.B74]-[.B$2]" office:value-type="float" office:value="11.9341142177582" calcext:value-type="float">
            <text:p>11.9341142178</text:p>
          </table:table-cell>
          <table:table-cell table:formula="of:=[.C74]/([.D74]-[.D73])" office:value-type="float" office:value="77925.153627636" calcext:value-type="float">
            <text:p>77925.153627636</text:p>
          </table:table-cell>
          <table:table-cell/>
          <table:table-cell office:value-type="float" office:value="1442890781.16379" calcext:value-type="float">
            <text:p>1442890781.16379</text:p>
          </table:table-cell>
          <table:table-cell table:formula="of:=[.G74]-[.$B74]" office:value-type="float" office:value="0.332407474517822" calcext:value-type="float">
            <text:p>0.3324074745</text:p>
          </table:table-cell>
          <table:table-cell/>
          <table:table-cell office:value-type="float" office:value="1442890781.16752" calcext:value-type="float">
            <text:p>1442890781.16752</text:p>
          </table:table-cell>
          <table:table-cell table:formula="of:=[.J74]-[.$B74]" office:value-type="float" office:value="0.33613133430481" calcext:value-type="float">
            <text:p>0.336131334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0780.84288" calcext:value-type="float">
            <text:p>1442890780.84288</text:p>
          </table:table-cell>
          <table:table-cell office:value-type="float" office:value="896" calcext:value-type="float">
            <text:p>896</text:p>
          </table:table-cell>
          <table:table-cell table:formula="of:=[.B75]-[.B$2]" office:value-type="float" office:value="11.9456150531769" calcext:value-type="float">
            <text:p>11.9456150532</text:p>
          </table:table-cell>
          <table:table-cell table:formula="of:=[.C75]/([.D75]-[.D74])" office:value-type="float" office:value="77907.3838882209" calcext:value-type="float">
            <text:p>77907.3838882209</text:p>
          </table:table-cell>
          <table:table-cell/>
          <table:table-cell office:value-type="float" office:value="1442890781.16383" calcext:value-type="float">
            <text:p>1442890781.16383</text:p>
          </table:table-cell>
          <table:table-cell table:formula="of:=[.G75]-[.$B75]" office:value-type="float" office:value="0.320944309234619" calcext:value-type="float">
            <text:p>0.3209443092</text:p>
          </table:table-cell>
          <table:table-cell/>
          <table:table-cell office:value-type="float" office:value="1442890781.17128" calcext:value-type="float">
            <text:p>1442890781.17128</text:p>
          </table:table-cell>
          <table:table-cell table:formula="of:=[.J75]-[.$B75]" office:value-type="float" office:value="0.328398704528809" calcext:value-type="float">
            <text:p>0.328398704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0780.85438" calcext:value-type="float">
            <text:p>1442890780.85438</text:p>
          </table:table-cell>
          <table:table-cell office:value-type="float" office:value="896" calcext:value-type="float">
            <text:p>896</text:p>
          </table:table-cell>
          <table:table-cell table:formula="of:=[.B76]-[.B$2]" office:value-type="float" office:value="11.9571101665497" calcext:value-type="float">
            <text:p>11.9571101665</text:p>
          </table:table-cell>
          <table:table-cell table:formula="of:=[.C76]/([.D76]-[.D75])" office:value-type="float" office:value="77946.1646824574" calcext:value-type="float">
            <text:p>77946.1646824574</text:p>
          </table:table-cell>
          <table:table-cell/>
          <table:table-cell office:value-type="float" office:value="1442890781.16385" calcext:value-type="float">
            <text:p>1442890781.16385</text:p>
          </table:table-cell>
          <table:table-cell table:formula="of:=[.G76]-[.$B76]" office:value-type="float" office:value="0.309470653533936" calcext:value-type="float">
            <text:p>0.3094706535</text:p>
          </table:table-cell>
          <table:table-cell/>
          <table:table-cell office:value-type="float" office:value="1442890781.17507" calcext:value-type="float">
            <text:p>1442890781.17507</text:p>
          </table:table-cell>
          <table:table-cell table:formula="of:=[.J76]-[.$B76]" office:value-type="float" office:value="0.32069206237793" calcext:value-type="float">
            <text:p>0.320692062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0780.86585" calcext:value-type="float">
            <text:p>1442890780.86585</text:p>
          </table:table-cell>
          <table:table-cell office:value-type="float" office:value="896" calcext:value-type="float">
            <text:p>896</text:p>
          </table:table-cell>
          <table:table-cell table:formula="of:=[.B77]-[.B$2]" office:value-type="float" office:value="11.968581199646" calcext:value-type="float">
            <text:p>11.9685811996</text:p>
          </table:table-cell>
          <table:table-cell table:formula="of:=[.C77]/([.D77]-[.D76])" office:value-type="float" office:value="78109.7911998836" calcext:value-type="float">
            <text:p>78109.7911998836</text:p>
          </table:table-cell>
          <table:table-cell/>
          <table:table-cell office:value-type="float" office:value="1442890781.16387" calcext:value-type="float">
            <text:p>1442890781.16387</text:p>
          </table:table-cell>
          <table:table-cell table:formula="of:=[.G77]-[.$B77]" office:value-type="float" office:value="0.298020124435425" calcext:value-type="float">
            <text:p>0.2980201244</text:p>
          </table:table-cell>
          <table:table-cell/>
          <table:table-cell office:value-type="float" office:value="1442890781.17884" calcext:value-type="float">
            <text:p>1442890781.17884</text:p>
          </table:table-cell>
          <table:table-cell table:formula="of:=[.J77]-[.$B77]" office:value-type="float" office:value="0.312989473342895" calcext:value-type="float">
            <text:p>0.312989473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0780.87739" calcext:value-type="float">
            <text:p>1442890780.87739</text:p>
          </table:table-cell>
          <table:table-cell office:value-type="float" office:value="896" calcext:value-type="float">
            <text:p>896</text:p>
          </table:table-cell>
          <table:table-cell table:formula="of:=[.B78]-[.B$2]" office:value-type="float" office:value="11.9801230430603" calcext:value-type="float">
            <text:p>11.9801230431</text:p>
          </table:table-cell>
          <table:table-cell table:formula="of:=[.C78]/([.D78]-[.D77])" office:value-type="float" office:value="77630.5801280727" calcext:value-type="float">
            <text:p>77630.5801280727</text:p>
          </table:table-cell>
          <table:table-cell/>
          <table:table-cell office:value-type="float" office:value="1442890781.16389" calcext:value-type="float">
            <text:p>1442890781.16389</text:p>
          </table:table-cell>
          <table:table-cell table:formula="of:=[.G78]-[.$B78]" office:value-type="float" office:value="0.286499500274658" calcext:value-type="float">
            <text:p>0.2864995003</text:p>
          </table:table-cell>
          <table:table-cell/>
          <table:table-cell office:value-type="float" office:value="1442890781.18263" calcext:value-type="float">
            <text:p>1442890781.18263</text:p>
          </table:table-cell>
          <table:table-cell table:formula="of:=[.J78]-[.$B78]" office:value-type="float" office:value="0.305233955383301" calcext:value-type="float">
            <text:p>0.305233955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0780.88891" calcext:value-type="float">
            <text:p>1442890780.88891</text:p>
          </table:table-cell>
          <table:table-cell office:value-type="float" office:value="896" calcext:value-type="float">
            <text:p>896</text:p>
          </table:table-cell>
          <table:table-cell table:formula="of:=[.B79]-[.B$2]" office:value-type="float" office:value="11.9916415214539" calcext:value-type="float">
            <text:p>11.9916415215</text:p>
          </table:table-cell>
          <table:table-cell table:formula="of:=[.C79]/([.D79]-[.D78])" office:value-type="float" office:value="77788.0523265441" calcext:value-type="float">
            <text:p>77788.0523265441</text:p>
          </table:table-cell>
          <table:table-cell/>
          <table:table-cell office:value-type="float" office:value="1442890781.16391" calcext:value-type="float">
            <text:p>1442890781.16391</text:p>
          </table:table-cell>
          <table:table-cell table:formula="of:=[.G79]-[.$B79]" office:value-type="float" office:value="0.275002479553223" calcext:value-type="float">
            <text:p>0.2750024796</text:p>
          </table:table-cell>
          <table:table-cell/>
          <table:table-cell office:value-type="float" office:value="1442890781.18639" calcext:value-type="float">
            <text:p>1442890781.18639</text:p>
          </table:table-cell>
          <table:table-cell table:formula="of:=[.J79]-[.$B79]" office:value-type="float" office:value="0.297481536865234" calcext:value-type="float">
            <text:p>0.297481536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0780.90039" calcext:value-type="float">
            <text:p>1442890780.90039</text:p>
          </table:table-cell>
          <table:table-cell office:value-type="float" office:value="896" calcext:value-type="float">
            <text:p>896</text:p>
          </table:table-cell>
          <table:table-cell table:formula="of:=[.B80]-[.B$2]" office:value-type="float" office:value="12.0031204223633" calcext:value-type="float">
            <text:p>12.0031204224</text:p>
          </table:table-cell>
          <table:table-cell table:formula="of:=[.C80]/([.D80]-[.D79])" office:value-type="float" office:value="78056.253562082" calcext:value-type="float">
            <text:p>78056.253562082</text:p>
          </table:table-cell>
          <table:table-cell/>
          <table:table-cell office:value-type="float" office:value="1442890781.16393" calcext:value-type="float">
            <text:p>1442890781.16393</text:p>
          </table:table-cell>
          <table:table-cell table:formula="of:=[.G80]-[.$B80]" office:value-type="float" office:value="0.263543844223022" calcext:value-type="float">
            <text:p>0.2635438442</text:p>
          </table:table-cell>
          <table:table-cell/>
          <table:table-cell office:value-type="float" office:value="1442890781.19016" calcext:value-type="float">
            <text:p>1442890781.19016</text:p>
          </table:table-cell>
          <table:table-cell table:formula="of:=[.J80]-[.$B80]" office:value-type="float" office:value="0.289771795272827" calcext:value-type="float">
            <text:p>0.28977179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0780.91194" calcext:value-type="float">
            <text:p>1442890780.91194</text:p>
          </table:table-cell>
          <table:table-cell office:value-type="float" office:value="896" calcext:value-type="float">
            <text:p>896</text:p>
          </table:table-cell>
          <table:table-cell table:formula="of:=[.B81]-[.B$2]" office:value-type="float" office:value="12.0146691799164" calcext:value-type="float">
            <text:p>12.0146691799</text:p>
          </table:table-cell>
          <table:table-cell table:formula="of:=[.C81]/([.D81]-[.D80])" office:value-type="float" office:value="77584.1033877661" calcext:value-type="float">
            <text:p>77584.1033877661</text:p>
          </table:table-cell>
          <table:table-cell/>
          <table:table-cell office:value-type="float" office:value="1442890781.16395" calcext:value-type="float">
            <text:p>1442890781.16395</text:p>
          </table:table-cell>
          <table:table-cell table:formula="of:=[.G81]-[.$B81]" office:value-type="float" office:value="0.252015352249145" calcext:value-type="float">
            <text:p>0.2520153522</text:p>
          </table:table-cell>
          <table:table-cell/>
          <table:table-cell office:value-type="float" office:value="1442890781.19393" calcext:value-type="float">
            <text:p>1442890781.19393</text:p>
          </table:table-cell>
          <table:table-cell table:formula="of:=[.J81]-[.$B81]" office:value-type="float" office:value="0.281988859176636" calcext:value-type="float">
            <text:p>0.281988859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0780.92342" calcext:value-type="float">
            <text:p>1442890780.92342</text:p>
          </table:table-cell>
          <table:table-cell office:value-type="float" office:value="896" calcext:value-type="float">
            <text:p>896</text:p>
          </table:table-cell>
          <table:table-cell table:formula="of:=[.B82]-[.B$2]" office:value-type="float" office:value="12.026154756546" calcext:value-type="float">
            <text:p>12.0261547565</text:p>
          </table:table-cell>
          <table:table-cell table:formula="of:=[.C82]/([.D82]-[.D81])" office:value-type="float" office:value="78010.8852077884" calcext:value-type="float">
            <text:p>78010.8852077884</text:p>
          </table:table-cell>
          <table:table-cell/>
          <table:table-cell office:value-type="float" office:value="1442890781.16399" calcext:value-type="float">
            <text:p>1442890781.16399</text:p>
          </table:table-cell>
          <table:table-cell table:formula="of:=[.G82]-[.$B82]" office:value-type="float" office:value="0.240564107894897" calcext:value-type="float">
            <text:p>0.2405641079</text:p>
          </table:table-cell>
          <table:table-cell/>
          <table:table-cell office:value-type="float" office:value="1442890781.19772" calcext:value-type="float">
            <text:p>1442890781.19772</text:p>
          </table:table-cell>
          <table:table-cell table:formula="of:=[.J82]-[.$B82]" office:value-type="float" office:value="0.274294376373291" calcext:value-type="float">
            <text:p>0.274294376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0780.93493" calcext:value-type="float">
            <text:p>1442890780.93493</text:p>
          </table:table-cell>
          <table:table-cell office:value-type="float" office:value="896" calcext:value-type="float">
            <text:p>896</text:p>
          </table:table-cell>
          <table:table-cell table:formula="of:=[.B83]-[.B$2]" office:value-type="float" office:value="12.0376648902893" calcext:value-type="float">
            <text:p>12.0376648903</text:p>
          </table:table-cell>
          <table:table-cell table:formula="of:=[.C83]/([.D83]-[.D82])" office:value-type="float" office:value="77844.44733517" calcext:value-type="float">
            <text:p>77844.44733517</text:p>
          </table:table-cell>
          <table:table-cell/>
          <table:table-cell office:value-type="float" office:value="1442890781.16402" calcext:value-type="float">
            <text:p>1442890781.16402</text:p>
          </table:table-cell>
          <table:table-cell table:formula="of:=[.G83]-[.$B83]" office:value-type="float" office:value="0.229083299636841" calcext:value-type="float">
            <text:p>0.2290832996</text:p>
          </table:table-cell>
          <table:table-cell/>
          <table:table-cell office:value-type="float" office:value="1442890781.20149" calcext:value-type="float">
            <text:p>1442890781.20149</text:p>
          </table:table-cell>
          <table:table-cell table:formula="of:=[.J83]-[.$B83]" office:value-type="float" office:value="0.26655125617981" calcext:value-type="float">
            <text:p>0.266551256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0780.94644" calcext:value-type="float">
            <text:p>1442890780.94644</text:p>
          </table:table-cell>
          <table:table-cell office:value-type="float" office:value="896" calcext:value-type="float">
            <text:p>896</text:p>
          </table:table-cell>
          <table:table-cell table:formula="of:=[.B84]-[.B$2]" office:value-type="float" office:value="12.0491714477539" calcext:value-type="float">
            <text:p>12.0491714478</text:p>
          </table:table-cell>
          <table:table-cell table:formula="of:=[.C84]/([.D84]-[.D83])" office:value-type="float" office:value="77868.6416642493" calcext:value-type="float">
            <text:p>77868.6416642493</text:p>
          </table:table-cell>
          <table:table-cell/>
          <table:table-cell office:value-type="float" office:value="1442890781.16407" calcext:value-type="float">
            <text:p>1442890781.16407</text:p>
          </table:table-cell>
          <table:table-cell table:formula="of:=[.G84]-[.$B84]" office:value-type="float" office:value="0.217633485794067" calcext:value-type="float">
            <text:p>0.2176334858</text:p>
          </table:table-cell>
          <table:table-cell/>
          <table:table-cell office:value-type="float" office:value="1442890781.20525" calcext:value-type="float">
            <text:p>1442890781.20525</text:p>
          </table:table-cell>
          <table:table-cell table:formula="of:=[.J84]-[.$B84]" office:value-type="float" office:value="0.258809566497803" calcext:value-type="float">
            <text:p>0.258809566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0780.95792" calcext:value-type="float">
            <text:p>1442890780.95792</text:p>
          </table:table-cell>
          <table:table-cell office:value-type="float" office:value="896" calcext:value-type="float">
            <text:p>896</text:p>
          </table:table-cell>
          <table:table-cell table:formula="of:=[.B85]-[.B$2]" office:value-type="float" office:value="12.0606491565704" calcext:value-type="float">
            <text:p>12.0606491566</text:p>
          </table:table-cell>
          <table:table-cell table:formula="of:=[.C85]/([.D85]-[.D84])" office:value-type="float" office:value="78064.3606073825" calcext:value-type="float">
            <text:p>78064.3606073825</text:p>
          </table:table-cell>
          <table:table-cell/>
          <table:table-cell office:value-type="float" office:value="1442890781.22273" calcext:value-type="float">
            <text:p>1442890781.22273</text:p>
          </table:table-cell>
          <table:table-cell table:formula="of:=[.G85]-[.$B85]" office:value-type="float" office:value="0.264808177947998" calcext:value-type="float">
            <text:p>0.2648081779</text:p>
          </table:table-cell>
          <table:table-cell/>
          <table:table-cell office:value-type="float" office:value="1442890781.22278" calcext:value-type="float">
            <text:p>1442890781.22278</text:p>
          </table:table-cell>
          <table:table-cell table:formula="of:=[.J85]-[.$B85]" office:value-type="float" office:value="0.264863729476929" calcext:value-type="float">
            <text:p>0.264863729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0780.96939" calcext:value-type="float">
            <text:p>1442890780.96939</text:p>
          </table:table-cell>
          <table:table-cell office:value-type="float" office:value="896" calcext:value-type="float">
            <text:p>896</text:p>
          </table:table-cell>
          <table:table-cell table:formula="of:=[.B86]-[.B$2]" office:value-type="float" office:value="12.0721218585968" calcext:value-type="float">
            <text:p>12.0721218586</text:p>
          </table:table-cell>
          <table:table-cell table:formula="of:=[.C86]/([.D86]-[.D85])" office:value-type="float" office:value="78098.4285951787" calcext:value-type="float">
            <text:p>78098.4285951787</text:p>
          </table:table-cell>
          <table:table-cell/>
          <table:table-cell office:value-type="float" office:value="1442890781.22286" calcext:value-type="float">
            <text:p>1442890781.22286</text:p>
          </table:table-cell>
          <table:table-cell table:formula="of:=[.G86]-[.$B86]" office:value-type="float" office:value="0.253464698791504" calcext:value-type="float">
            <text:p>0.2534646988</text:p>
          </table:table-cell>
          <table:table-cell/>
          <table:table-cell office:value-type="float" office:value="1442890781.22655" calcext:value-type="float">
            <text:p>1442890781.22655</text:p>
          </table:table-cell>
          <table:table-cell table:formula="of:=[.J86]-[.$B86]" office:value-type="float" office:value="0.257160186767578" calcext:value-type="float">
            <text:p>0.25716018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0780.98085" calcext:value-type="float">
            <text:p>1442890780.98085</text:p>
          </table:table-cell>
          <table:table-cell office:value-type="float" office:value="896" calcext:value-type="float">
            <text:p>896</text:p>
          </table:table-cell>
          <table:table-cell table:formula="of:=[.B87]-[.B$2]" office:value-type="float" office:value="12.0835781097412" calcext:value-type="float">
            <text:p>12.0835781097</text:p>
          </table:table-cell>
          <table:table-cell table:formula="of:=[.C87]/([.D87]-[.D86])" office:value-type="float" office:value="78210.5759297413" calcext:value-type="float">
            <text:p>78210.5759297413</text:p>
          </table:table-cell>
          <table:table-cell/>
          <table:table-cell office:value-type="float" office:value="1442890781.22288" calcext:value-type="float">
            <text:p>1442890781.22288</text:p>
          </table:table-cell>
          <table:table-cell table:formula="of:=[.G87]-[.$B87]" office:value-type="float" office:value="0.242033958435059" calcext:value-type="float">
            <text:p>0.2420339584</text:p>
          </table:table-cell>
          <table:table-cell/>
          <table:table-cell office:value-type="float" office:value="1442890781.23033" calcext:value-type="float">
            <text:p>1442890781.23033</text:p>
          </table:table-cell>
          <table:table-cell table:formula="of:=[.J87]-[.$B87]" office:value-type="float" office:value="0.24948525428772" calcext:value-type="float">
            <text:p>0.249485254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0780.99238" calcext:value-type="float">
            <text:p>1442890780.99238</text:p>
          </table:table-cell>
          <table:table-cell office:value-type="float" office:value="896" calcext:value-type="float">
            <text:p>896</text:p>
          </table:table-cell>
          <table:table-cell table:formula="of:=[.B88]-[.B$2]" office:value-type="float" office:value="12.0951142311096" calcext:value-type="float">
            <text:p>12.0951142311</text:p>
          </table:table-cell>
          <table:table-cell table:formula="of:=[.C88]/([.D88]-[.D87])" office:value-type="float" office:value="77669.0857686108" calcext:value-type="float">
            <text:p>77669.0857686108</text:p>
          </table:table-cell>
          <table:table-cell/>
          <table:table-cell office:value-type="float" office:value="1442890781.2229" calcext:value-type="float">
            <text:p>1442890781.2229</text:p>
          </table:table-cell>
          <table:table-cell table:formula="of:=[.G88]-[.$B88]" office:value-type="float" office:value="0.230520009994507" calcext:value-type="float">
            <text:p>0.23052001</text:p>
          </table:table-cell>
          <table:table-cell/>
          <table:table-cell office:value-type="float" office:value="1442890781.23407" calcext:value-type="float">
            <text:p>1442890781.23407</text:p>
          </table:table-cell>
          <table:table-cell table:formula="of:=[.J88]-[.$B88]" office:value-type="float" office:value="0.241681814193726" calcext:value-type="float">
            <text:p>0.241681814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0781.00398" calcext:value-type="float">
            <text:p>1442890781.00398</text:p>
          </table:table-cell>
          <table:table-cell office:value-type="float" office:value="896" calcext:value-type="float">
            <text:p>896</text:p>
          </table:table-cell>
          <table:table-cell table:formula="of:=[.B89]-[.B$2]" office:value-type="float" office:value="12.1067073345184" calcext:value-type="float">
            <text:p>12.1067073345</text:p>
          </table:table-cell>
          <table:table-cell table:formula="of:=[.C89]/([.D89]-[.D88])" office:value-type="float" office:value="77287.3292339332" calcext:value-type="float">
            <text:p>77287.3292339332</text:p>
          </table:table-cell>
          <table:table-cell/>
          <table:table-cell office:value-type="float" office:value="1442890781.22294" calcext:value-type="float">
            <text:p>1442890781.22294</text:p>
          </table:table-cell>
          <table:table-cell table:formula="of:=[.G89]-[.$B89]" office:value-type="float" office:value="0.218967914581299" calcext:value-type="float">
            <text:p>0.2189679146</text:p>
          </table:table-cell>
          <table:table-cell/>
          <table:table-cell office:value-type="float" office:value="1442890781.23784" calcext:value-type="float">
            <text:p>1442890781.23784</text:p>
          </table:table-cell>
          <table:table-cell table:formula="of:=[.J89]-[.$B89]" office:value-type="float" office:value="0.233860731124878" calcext:value-type="float">
            <text:p>0.23386073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0781.01544" calcext:value-type="float">
            <text:p>1442890781.01544</text:p>
          </table:table-cell>
          <table:table-cell office:value-type="float" office:value="896" calcext:value-type="float">
            <text:p>896</text:p>
          </table:table-cell>
          <table:table-cell table:formula="of:=[.B90]-[.B$2]" office:value-type="float" office:value="12.1181695461273" calcext:value-type="float">
            <text:p>12.1181695461</text:p>
          </table:table-cell>
          <table:table-cell table:formula="of:=[.C90]/([.D90]-[.D89])" office:value-type="float" office:value="78169.9056493885" calcext:value-type="float">
            <text:p>78169.9056493885</text:p>
          </table:table-cell>
          <table:table-cell/>
          <table:table-cell office:value-type="float" office:value="1442890781.22299" calcext:value-type="float">
            <text:p>1442890781.22299</text:p>
          </table:table-cell>
          <table:table-cell table:formula="of:=[.G90]-[.$B90]" office:value-type="float" office:value="0.207555532455444" calcext:value-type="float">
            <text:p>0.2075555325</text:p>
          </table:table-cell>
          <table:table-cell/>
          <table:table-cell office:value-type="float" office:value="1442890781.24162" calcext:value-type="float">
            <text:p>1442890781.24162</text:p>
          </table:table-cell>
          <table:table-cell table:formula="of:=[.J90]-[.$B90]" office:value-type="float" office:value="0.226184368133545" calcext:value-type="float">
            <text:p>0.226184368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0781.02687" calcext:value-type="float">
            <text:p>1442890781.02687</text:p>
          </table:table-cell>
          <table:table-cell office:value-type="float" office:value="896" calcext:value-type="float">
            <text:p>896</text:p>
          </table:table-cell>
          <table:table-cell table:formula="of:=[.B91]-[.B$2]" office:value-type="float" office:value="12.129602432251" calcext:value-type="float">
            <text:p>12.1296024323</text:p>
          </table:table-cell>
          <table:table-cell table:formula="of:=[.C91]/([.D91]-[.D90])" office:value-type="float" office:value="78370.4123621046" calcext:value-type="float">
            <text:p>78370.4123621046</text:p>
          </table:table-cell>
          <table:table-cell/>
          <table:table-cell office:value-type="float" office:value="1442890781.36971" calcext:value-type="float">
            <text:p>1442890781.36971</text:p>
          </table:table-cell>
          <table:table-cell table:formula="of:=[.G91]-[.$B91]" office:value-type="float" office:value="0.342839479446411" calcext:value-type="float">
            <text:p>0.3428394794</text:p>
          </table:table-cell>
          <table:table-cell/>
          <table:table-cell office:value-type="float" office:value="1442890781.36976" calcext:value-type="float">
            <text:p>1442890781.36976</text:p>
          </table:table-cell>
          <table:table-cell table:formula="of:=[.J91]-[.$B91]" office:value-type="float" office:value="0.342892408370972" calcext:value-type="float">
            <text:p>0.342892408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0781.0383" calcext:value-type="float">
            <text:p>1442890781.0383</text:p>
          </table:table-cell>
          <table:table-cell office:value-type="float" office:value="896" calcext:value-type="float">
            <text:p>896</text:p>
          </table:table-cell>
          <table:table-cell table:formula="of:=[.B92]-[.B$2]" office:value-type="float" office:value="12.1410257816315" calcext:value-type="float">
            <text:p>12.1410257816</text:p>
          </table:table-cell>
          <table:table-cell table:formula="of:=[.C92]/([.D92]-[.D91])" office:value-type="float" office:value="78435.8396259888" calcext:value-type="float">
            <text:p>78435.8396259888</text:p>
          </table:table-cell>
          <table:table-cell/>
          <table:table-cell office:value-type="float" office:value="1442890781.36981" calcext:value-type="float">
            <text:p>1442890781.36981</text:p>
          </table:table-cell>
          <table:table-cell table:formula="of:=[.G92]-[.$B92]" office:value-type="float" office:value="0.33151912689209" calcext:value-type="float">
            <text:p>0.3315191269</text:p>
          </table:table-cell>
          <table:table-cell/>
          <table:table-cell office:value-type="float" office:value="1442890781.37353" calcext:value-type="float">
            <text:p>1442890781.37353</text:p>
          </table:table-cell>
          <table:table-cell table:formula="of:=[.J92]-[.$B92]" office:value-type="float" office:value="0.3352370262146" calcext:value-type="float">
            <text:p>0.335237026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0781.04967" calcext:value-type="float">
            <text:p>1442890781.04967</text:p>
          </table:table-cell>
          <table:table-cell office:value-type="float" office:value="896" calcext:value-type="float">
            <text:p>896</text:p>
          </table:table-cell>
          <table:table-cell table:formula="of:=[.B93]-[.B$2]" office:value-type="float" office:value="12.1524002552032" calcext:value-type="float">
            <text:p>12.1524002552</text:p>
          </table:table-cell>
          <table:table-cell table:formula="of:=[.C93]/([.D93]-[.D92])" office:value-type="float" office:value="78772.8763310137" calcext:value-type="float">
            <text:p>78772.8763310137</text:p>
          </table:table-cell>
          <table:table-cell/>
          <table:table-cell office:value-type="float" office:value="1442890781.36984" calcext:value-type="float">
            <text:p>1442890781.36984</text:p>
          </table:table-cell>
          <table:table-cell table:formula="of:=[.G93]-[.$B93]" office:value-type="float" office:value="0.320169687271118" calcext:value-type="float">
            <text:p>0.3201696873</text:p>
          </table:table-cell>
          <table:table-cell/>
          <table:table-cell office:value-type="float" office:value="1442890781.37734" calcext:value-type="float">
            <text:p>1442890781.37734</text:p>
          </table:table-cell>
          <table:table-cell table:formula="of:=[.J93]-[.$B93]" office:value-type="float" office:value="0.327673196792603" calcext:value-type="float">
            <text:p>0.327673196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0781.06104" calcext:value-type="float">
            <text:p>1442890781.06104</text:p>
          </table:table-cell>
          <table:table-cell office:value-type="float" office:value="896" calcext:value-type="float">
            <text:p>896</text:p>
          </table:table-cell>
          <table:table-cell table:formula="of:=[.B94]-[.B$2]" office:value-type="float" office:value="12.163774728775" calcext:value-type="float">
            <text:p>12.1637747288</text:p>
          </table:table-cell>
          <table:table-cell table:formula="of:=[.C94]/([.D94]-[.D93])" office:value-type="float" office:value="78772.8763310137" calcext:value-type="float">
            <text:p>78772.8763310137</text:p>
          </table:table-cell>
          <table:table-cell/>
          <table:table-cell office:value-type="float" office:value="1442890781.36986" calcext:value-type="float">
            <text:p>1442890781.36986</text:p>
          </table:table-cell>
          <table:table-cell table:formula="of:=[.G94]-[.$B94]" office:value-type="float" office:value="0.308811664581299" calcext:value-type="float">
            <text:p>0.3088116646</text:p>
          </table:table-cell>
          <table:table-cell/>
          <table:table-cell office:value-type="float" office:value="1442890781.3811" calcext:value-type="float">
            <text:p>1442890781.3811</text:p>
          </table:table-cell>
          <table:table-cell table:formula="of:=[.J94]-[.$B94]" office:value-type="float" office:value="0.320053815841675" calcext:value-type="float">
            <text:p>0.320053815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0781.07244" calcext:value-type="float">
            <text:p>1442890781.07244</text:p>
          </table:table-cell>
          <table:table-cell office:value-type="float" office:value="896" calcext:value-type="float">
            <text:p>896</text:p>
          </table:table-cell>
          <table:table-cell table:formula="of:=[.B95]-[.B$2]" office:value-type="float" office:value="12.1751728057861" calcext:value-type="float">
            <text:p>12.1751728058</text:p>
          </table:table-cell>
          <table:table-cell table:formula="of:=[.C95]/([.D95]-[.D94])" office:value-type="float" office:value="78609.7513753216" calcext:value-type="float">
            <text:p>78609.7513753216</text:p>
          </table:table-cell>
          <table:table-cell/>
          <table:table-cell office:value-type="float" office:value="1442890781.36989" calcext:value-type="float">
            <text:p>1442890781.36989</text:p>
          </table:table-cell>
          <table:table-cell table:formula="of:=[.G95]-[.$B95]" office:value-type="float" office:value="0.297449111938477" calcext:value-type="float">
            <text:p>0.2974491119</text:p>
          </table:table-cell>
          <table:table-cell/>
          <table:table-cell office:value-type="float" office:value="1442890781.38486" calcext:value-type="float">
            <text:p>1442890781.38486</text:p>
          </table:table-cell>
          <table:table-cell table:formula="of:=[.J95]-[.$B95]" office:value-type="float" office:value="0.312421083450317" calcext:value-type="float">
            <text:p>0.31242108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0781.08384" calcext:value-type="float">
            <text:p>1442890781.08384</text:p>
          </table:table-cell>
          <table:table-cell office:value-type="float" office:value="896" calcext:value-type="float">
            <text:p>896</text:p>
          </table:table-cell>
          <table:table-cell table:formula="of:=[.B96]-[.B$2]" office:value-type="float" office:value="12.1865737438202" calcext:value-type="float">
            <text:p>12.1865737438</text:p>
          </table:table-cell>
          <table:table-cell table:formula="of:=[.C96]/([.D96]-[.D95])" office:value-type="float" office:value="78590.0245509107" calcext:value-type="float">
            <text:p>78590.0245509107</text:p>
          </table:table-cell>
          <table:table-cell/>
          <table:table-cell office:value-type="float" office:value="1442890781.36991" calcext:value-type="float">
            <text:p>1442890781.36991</text:p>
          </table:table-cell>
          <table:table-cell table:formula="of:=[.G96]-[.$B96]" office:value-type="float" office:value="0.286069631576538" calcext:value-type="float">
            <text:p>0.2860696316</text:p>
          </table:table-cell>
          <table:table-cell/>
          <table:table-cell office:value-type="float" office:value="1442890781.38863" calcext:value-type="float">
            <text:p>1442890781.38863</text:p>
          </table:table-cell>
          <table:table-cell table:formula="of:=[.J96]-[.$B96]" office:value-type="float" office:value="0.304785251617432" calcext:value-type="float">
            <text:p>0.30478525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0781.09525" calcext:value-type="float">
            <text:p>1442890781.09525</text:p>
          </table:table-cell>
          <table:table-cell office:value-type="float" office:value="896" calcext:value-type="float">
            <text:p>896</text:p>
          </table:table-cell>
          <table:table-cell table:formula="of:=[.B97]-[.B$2]" office:value-type="float" office:value="12.1979830265045" calcext:value-type="float">
            <text:p>12.1979830265</text:p>
          </table:table-cell>
          <table:table-cell table:formula="of:=[.C97]/([.D97]-[.D96])" office:value-type="float" office:value="78532.5444894889" calcext:value-type="float">
            <text:p>78532.5444894889</text:p>
          </table:table-cell>
          <table:table-cell/>
          <table:table-cell office:value-type="float" office:value="1442890781.36995" calcext:value-type="float">
            <text:p>1442890781.36995</text:p>
          </table:table-cell>
          <table:table-cell table:formula="of:=[.G97]-[.$B97]" office:value-type="float" office:value="0.27469539642334" calcext:value-type="float">
            <text:p>0.2746953964</text:p>
          </table:table-cell>
          <table:table-cell/>
          <table:table-cell office:value-type="float" office:value="1442890781.3924" calcext:value-type="float">
            <text:p>1442890781.3924</text:p>
          </table:table-cell>
          <table:table-cell table:formula="of:=[.J97]-[.$B97]" office:value-type="float" office:value="0.297148466110229" calcext:value-type="float">
            <text:p>0.297148466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0781.10666" calcext:value-type="float">
            <text:p>1442890781.10666</text:p>
          </table:table-cell>
          <table:table-cell office:value-type="float" office:value="896" calcext:value-type="float">
            <text:p>896</text:p>
          </table:table-cell>
          <table:table-cell table:formula="of:=[.B98]-[.B$2]" office:value-type="float" office:value="12.2093894481659" calcext:value-type="float">
            <text:p>12.2093894482</text:p>
          </table:table-cell>
          <table:table-cell table:formula="of:=[.C98]/([.D98]-[.D97])" office:value-type="float" office:value="78552.2424647799" calcext:value-type="float">
            <text:p>78552.2424647799</text:p>
          </table:table-cell>
          <table:table-cell/>
          <table:table-cell office:value-type="float" office:value="1442890781.36996" calcext:value-type="float">
            <text:p>1442890781.36996</text:p>
          </table:table-cell>
          <table:table-cell table:formula="of:=[.G98]-[.$B98]" office:value-type="float" office:value="0.2633056640625" calcext:value-type="float">
            <text:p>0.2633056641</text:p>
          </table:table-cell>
          <table:table-cell/>
          <table:table-cell office:value-type="float" office:value="1442890781.39617" calcext:value-type="float">
            <text:p>1442890781.39617</text:p>
          </table:table-cell>
          <table:table-cell table:formula="of:=[.J98]-[.$B98]" office:value-type="float" office:value="0.289510726928711" calcext:value-type="float">
            <text:p>0.289510726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0781.11811" calcext:value-type="float">
            <text:p>1442890781.11811</text:p>
          </table:table-cell>
          <table:table-cell office:value-type="float" office:value="896" calcext:value-type="float">
            <text:p>896</text:p>
          </table:table-cell>
          <table:table-cell table:formula="of:=[.B99]-[.B$2]" office:value-type="float" office:value="12.2208423614502" calcext:value-type="float">
            <text:p>12.2208423615</text:p>
          </table:table-cell>
          <table:table-cell table:formula="of:=[.C99]/([.D99]-[.D98])" office:value-type="float" office:value="78233.3697774632" calcext:value-type="float">
            <text:p>78233.3697774632</text:p>
          </table:table-cell>
          <table:table-cell/>
          <table:table-cell office:value-type="float" office:value="1442890781.36998" calcext:value-type="float">
            <text:p>1442890781.36998</text:p>
          </table:table-cell>
          <table:table-cell table:formula="of:=[.G99]-[.$B99]" office:value-type="float" office:value="0.251869201660156" calcext:value-type="float">
            <text:p>0.2518692017</text:p>
          </table:table-cell>
          <table:table-cell/>
          <table:table-cell office:value-type="float" office:value="1442890781.39995" calcext:value-type="float">
            <text:p>1442890781.39995</text:p>
          </table:table-cell>
          <table:table-cell table:formula="of:=[.J99]-[.$B99]" office:value-type="float" office:value="0.281838893890381" calcext:value-type="float">
            <text:p>0.281838893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0781.12958" calcext:value-type="float">
            <text:p>1442890781.12958</text:p>
          </table:table-cell>
          <table:table-cell office:value-type="float" office:value="896" calcext:value-type="float">
            <text:p>896</text:p>
          </table:table-cell>
          <table:table-cell table:formula="of:=[.B100]-[.B$2]" office:value-type="float" office:value="12.2323105335236" calcext:value-type="float">
            <text:p>12.2323105335</text:p>
          </table:table-cell>
          <table:table-cell table:formula="of:=[.C100]/([.D100]-[.D99])" office:value-type="float" office:value="78129.2776449554" calcext:value-type="float">
            <text:p>78129.2776449554</text:p>
          </table:table-cell>
          <table:table-cell/>
          <table:table-cell office:value-type="float" office:value="1442890781.37" calcext:value-type="float">
            <text:p>1442890781.37</text:p>
          </table:table-cell>
          <table:table-cell table:formula="of:=[.G100]-[.$B100]" office:value-type="float" office:value="0.240417003631592" calcext:value-type="float">
            <text:p>0.2404170036</text:p>
          </table:table-cell>
          <table:table-cell/>
          <table:table-cell office:value-type="float" office:value="1442890781.40372" calcext:value-type="float">
            <text:p>1442890781.40372</text:p>
          </table:table-cell>
          <table:table-cell table:formula="of:=[.J100]-[.$B100]" office:value-type="float" office:value="0.274142265319824" calcext:value-type="float">
            <text:p>0.274142265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0781.14103" calcext:value-type="float">
            <text:p>1442890781.14103</text:p>
          </table:table-cell>
          <table:table-cell office:value-type="float" office:value="896" calcext:value-type="float">
            <text:p>896</text:p>
          </table:table-cell>
          <table:table-cell table:formula="of:=[.B101]-[.B$2]" office:value-type="float" office:value="12.2437601089478" calcext:value-type="float">
            <text:p>12.2437601089</text:p>
          </table:table-cell>
          <table:table-cell table:formula="of:=[.C101]/([.D101]-[.D100])" office:value-type="float" office:value="78256.1769152281" calcext:value-type="float">
            <text:p>78256.1769152281</text:p>
          </table:table-cell>
          <table:table-cell/>
          <table:table-cell office:value-type="float" office:value="1442890781.37001" calcext:value-type="float">
            <text:p>1442890781.37001</text:p>
          </table:table-cell>
          <table:table-cell table:formula="of:=[.G101]-[.$B101]" office:value-type="float" office:value="0.228984355926514" calcext:value-type="float">
            <text:p>0.2289843559</text:p>
          </table:table-cell>
          <table:table-cell/>
          <table:table-cell office:value-type="float" office:value="1442890781.4075" calcext:value-type="float">
            <text:p>1442890781.4075</text:p>
          </table:table-cell>
          <table:table-cell table:formula="of:=[.J101]-[.$B101]" office:value-type="float" office:value="0.26647424697876" calcext:value-type="float">
            <text:p>0.2664742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0781.15248" calcext:value-type="float">
            <text:p>1442890781.15248</text:p>
          </table:table-cell>
          <table:table-cell office:value-type="float" office:value="896" calcext:value-type="float">
            <text:p>896</text:p>
          </table:table-cell>
          <table:table-cell table:formula="of:=[.B102]-[.B$2]" office:value-type="float" office:value="12.2552137374878" calcext:value-type="float">
            <text:p>12.2552137375</text:p>
          </table:table-cell>
          <table:table-cell table:formula="of:=[.C102]/([.D102]-[.D101])" office:value-type="float" office:value="78228.4842631141" calcext:value-type="float">
            <text:p>78228.4842631141</text:p>
          </table:table-cell>
          <table:table-cell/>
          <table:table-cell office:value-type="float" office:value="1442890781.37003" calcext:value-type="float">
            <text:p>1442890781.37003</text:p>
          </table:table-cell>
          <table:table-cell table:formula="of:=[.G102]-[.$B102]" office:value-type="float" office:value="0.217546939849854" calcext:value-type="float">
            <text:p>0.2175469398</text:p>
          </table:table-cell>
          <table:table-cell/>
          <table:table-cell office:value-type="float" office:value="1442890781.41127" calcext:value-type="float">
            <text:p>1442890781.41127</text:p>
          </table:table-cell>
          <table:table-cell table:formula="of:=[.J102]-[.$B102]" office:value-type="float" office:value="0.258787870407104" calcext:value-type="float">
            <text:p>0.258787870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0781.16392" calcext:value-type="float">
            <text:p>1442890781.16392</text:p>
          </table:table-cell>
          <table:table-cell office:value-type="float" office:value="896" calcext:value-type="float">
            <text:p>896</text:p>
          </table:table-cell>
          <table:table-cell table:formula="of:=[.B103]-[.B$2]" office:value-type="float" office:value="12.2666480541229" calcext:value-type="float">
            <text:p>12.2666480541</text:p>
          </table:table-cell>
          <table:table-cell table:formula="of:=[.C103]/([.D103]-[.D102])" office:value-type="float" office:value="78360.6076857316" calcext:value-type="float">
            <text:p>78360.6076857316</text:p>
          </table:table-cell>
          <table:table-cell/>
          <table:table-cell office:value-type="float" office:value="1442890781.42371" calcext:value-type="float">
            <text:p>1442890781.42371</text:p>
          </table:table-cell>
          <table:table-cell table:formula="of:=[.G103]-[.$B103]" office:value-type="float" office:value="0.259788036346436" calcext:value-type="float">
            <text:p>0.2597880363</text:p>
          </table:table-cell>
          <table:table-cell/>
          <table:table-cell office:value-type="float" office:value="1442890781.42376" calcext:value-type="float">
            <text:p>1442890781.42376</text:p>
          </table:table-cell>
          <table:table-cell table:formula="of:=[.J103]-[.$B103]" office:value-type="float" office:value="0.259845733642578" calcext:value-type="float">
            <text:p>0.259845733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0781.17535" calcext:value-type="float">
            <text:p>1442890781.17535</text:p>
          </table:table-cell>
          <table:table-cell office:value-type="float" office:value="896" calcext:value-type="float">
            <text:p>896</text:p>
          </table:table-cell>
          <table:table-cell table:formula="of:=[.B104]-[.B$2]" office:value-type="float" office:value="12.2780776023865" calcext:value-type="float">
            <text:p>12.2780776024</text:p>
          </table:table-cell>
          <table:table-cell table:formula="of:=[.C104]/([.D104]-[.D103])" office:value-type="float" office:value="78393.2994847619" calcext:value-type="float">
            <text:p>78393.2994847619</text:p>
          </table:table-cell>
          <table:table-cell/>
          <table:table-cell office:value-type="float" office:value="1442890781.42384" calcext:value-type="float">
            <text:p>1442890781.42384</text:p>
          </table:table-cell>
          <table:table-cell table:formula="of:=[.G104]-[.$B104]" office:value-type="float" office:value="0.248495817184448" calcext:value-type="float">
            <text:p>0.2484958172</text:p>
          </table:table-cell>
          <table:table-cell/>
          <table:table-cell office:value-type="float" office:value="1442890781.42756" calcext:value-type="float">
            <text:p>1442890781.42756</text:p>
          </table:table-cell>
          <table:table-cell table:formula="of:=[.J104]-[.$B104]" office:value-type="float" office:value="0.252209186553955" calcext:value-type="float">
            <text:p>0.25220918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0781.1868" calcext:value-type="float">
            <text:p>1442890781.1868</text:p>
          </table:table-cell>
          <table:table-cell office:value-type="float" office:value="896" calcext:value-type="float">
            <text:p>896</text:p>
          </table:table-cell>
          <table:table-cell table:formula="of:=[.B105]-[.B$2]" office:value-type="float" office:value="12.2895283699036" calcext:value-type="float">
            <text:p>12.2895283699</text:p>
          </table:table-cell>
          <table:table-cell table:formula="of:=[.C105]/([.D105]-[.D104])" office:value-type="float" office:value="78248.0299825102" calcext:value-type="float">
            <text:p>78248.0299825102</text:p>
          </table:table-cell>
          <table:table-cell/>
          <table:table-cell office:value-type="float" office:value="1442890781.42392" calcext:value-type="float">
            <text:p>1442890781.42392</text:p>
          </table:table-cell>
          <table:table-cell table:formula="of:=[.G105]-[.$B105]" office:value-type="float" office:value="0.237124919891357" calcext:value-type="float">
            <text:p>0.2371249199</text:p>
          </table:table-cell>
          <table:table-cell/>
          <table:table-cell office:value-type="float" office:value="1442890781.43137" calcext:value-type="float">
            <text:p>1442890781.43137</text:p>
          </table:table-cell>
          <table:table-cell table:formula="of:=[.J105]-[.$B105]" office:value-type="float" office:value="0.244572401046753" calcext:value-type="float">
            <text:p>0.24457240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0781.19827" calcext:value-type="float">
            <text:p>1442890781.19827</text:p>
          </table:table-cell>
          <table:table-cell office:value-type="float" office:value="896" calcext:value-type="float">
            <text:p>896</text:p>
          </table:table-cell>
          <table:table-cell table:formula="of:=[.B106]-[.B$2]" office:value-type="float" office:value="12.3010039329529" calcext:value-type="float">
            <text:p>12.301003933</text:p>
          </table:table-cell>
          <table:table-cell table:formula="of:=[.C106]/([.D106]-[.D105])" office:value-type="float" office:value="78078.9575334497" calcext:value-type="float">
            <text:p>78078.9575334497</text:p>
          </table:table-cell>
          <table:table-cell/>
          <table:table-cell office:value-type="float" office:value="1442890781.42398" calcext:value-type="float">
            <text:p>1442890781.42398</text:p>
          </table:table-cell>
          <table:table-cell table:formula="of:=[.G106]-[.$B106]" office:value-type="float" office:value="0.22570276260376" calcext:value-type="float">
            <text:p>0.2257027626</text:p>
          </table:table-cell>
          <table:table-cell/>
          <table:table-cell office:value-type="float" office:value="1442890781.43513" calcext:value-type="float">
            <text:p>1442890781.43513</text:p>
          </table:table-cell>
          <table:table-cell table:formula="of:=[.J106]-[.$B106]" office:value-type="float" office:value="0.236861228942871" calcext:value-type="float">
            <text:p>0.236861228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0781.20969" calcext:value-type="float">
            <text:p>1442890781.20969</text:p>
          </table:table-cell>
          <table:table-cell office:value-type="float" office:value="896" calcext:value-type="float">
            <text:p>896</text:p>
          </table:table-cell>
          <table:table-cell table:formula="of:=[.B107]-[.B$2]" office:value-type="float" office:value="12.3124153614044" calcext:value-type="float">
            <text:p>12.3124153614</text:p>
          </table:table-cell>
          <table:table-cell table:formula="of:=[.C107]/([.D107]-[.D106])" office:value-type="float" office:value="78517.7774899191" calcext:value-type="float">
            <text:p>78517.7774899191</text:p>
          </table:table-cell>
          <table:table-cell/>
          <table:table-cell office:value-type="float" office:value="1442890781.42402" calcext:value-type="float">
            <text:p>1442890781.42402</text:p>
          </table:table-cell>
          <table:table-cell table:formula="of:=[.G107]-[.$B107]" office:value-type="float" office:value="0.214332818984985" calcext:value-type="float">
            <text:p>0.214332819</text:p>
          </table:table-cell>
          <table:table-cell/>
          <table:table-cell office:value-type="float" office:value="1442890781.4389" calcext:value-type="float">
            <text:p>1442890781.4389</text:p>
          </table:table-cell>
          <table:table-cell table:formula="of:=[.J107]-[.$B107]" office:value-type="float" office:value="0.229218006134033" calcext:value-type="float">
            <text:p>0.229218006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0781.22115" calcext:value-type="float">
            <text:p>1442890781.22115</text:p>
          </table:table-cell>
          <table:table-cell office:value-type="float" office:value="896" calcext:value-type="float">
            <text:p>896</text:p>
          </table:table-cell>
          <table:table-cell table:formula="of:=[.B108]-[.B$2]" office:value-type="float" office:value="12.323876619339" calcext:value-type="float">
            <text:p>12.3238766193</text:p>
          </table:table-cell>
          <table:table-cell table:formula="of:=[.C108]/([.D108]-[.D107])" office:value-type="float" office:value="78176.4100515893" calcext:value-type="float">
            <text:p>78176.4100515893</text:p>
          </table:table-cell>
          <table:table-cell/>
          <table:table-cell office:value-type="float" office:value="1442890781.56402" calcext:value-type="float">
            <text:p>1442890781.56402</text:p>
          </table:table-cell>
          <table:table-cell table:formula="of:=[.G108]-[.$B108]" office:value-type="float" office:value="0.34287166595459" calcext:value-type="float">
            <text:p>0.342871666</text:p>
          </table:table-cell>
          <table:table-cell/>
          <table:table-cell office:value-type="float" office:value="1442890781.56408" calcext:value-type="float">
            <text:p>1442890781.56408</text:p>
          </table:table-cell>
          <table:table-cell table:formula="of:=[.J108]-[.$B108]" office:value-type="float" office:value="0.342930555343628" calcext:value-type="float">
            <text:p>0.342930555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0781.23259" calcext:value-type="float">
            <text:p>1442890781.23259</text:p>
          </table:table-cell>
          <table:table-cell office:value-type="float" office:value="896" calcext:value-type="float">
            <text:p>896</text:p>
          </table:table-cell>
          <table:table-cell table:formula="of:=[.B109]-[.B$2]" office:value-type="float" office:value="12.33531665802" calcext:value-type="float">
            <text:p>12.335316658</text:p>
          </table:table-cell>
          <table:table-cell table:formula="of:=[.C109]/([.D109]-[.D108])" office:value-type="float" office:value="78321.4135006148" calcext:value-type="float">
            <text:p>78321.4135006148</text:p>
          </table:table-cell>
          <table:table-cell/>
          <table:table-cell office:value-type="float" office:value="1442890781.56414" calcext:value-type="float">
            <text:p>1442890781.56414</text:p>
          </table:table-cell>
          <table:table-cell table:formula="of:=[.G109]-[.$B109]" office:value-type="float" office:value="0.331550121307373" calcext:value-type="float">
            <text:p>0.3315501213</text:p>
          </table:table-cell>
          <table:table-cell/>
          <table:table-cell office:value-type="float" office:value="1442890781.56784" calcext:value-type="float">
            <text:p>1442890781.56784</text:p>
          </table:table-cell>
          <table:table-cell table:formula="of:=[.J109]-[.$B109]" office:value-type="float" office:value="0.335257768630981" calcext:value-type="float">
            <text:p>0.335257768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0781.24399" calcext:value-type="float">
            <text:p>1442890781.24399</text:p>
          </table:table-cell>
          <table:table-cell office:value-type="float" office:value="896" calcext:value-type="float">
            <text:p>896</text:p>
          </table:table-cell>
          <table:table-cell table:formula="of:=[.B110]-[.B$2]" office:value-type="float" office:value="12.3467216491699" calcext:value-type="float">
            <text:p>12.3467216492</text:p>
          </table:table-cell>
          <table:table-cell table:formula="of:=[.C110]/([.D110]-[.D109])" office:value-type="float" office:value="78562.0951584581" calcext:value-type="float">
            <text:p>78562.0951584581</text:p>
          </table:table-cell>
          <table:table-cell/>
          <table:table-cell office:value-type="float" office:value="1442890781.56419" calcext:value-type="float">
            <text:p>1442890781.56419</text:p>
          </table:table-cell>
          <table:table-cell table:formula="of:=[.G110]-[.$B110]" office:value-type="float" office:value="0.320195436477661" calcext:value-type="float">
            <text:p>0.3201954365</text:p>
          </table:table-cell>
          <table:table-cell/>
          <table:table-cell office:value-type="float" office:value="1442890781.57161" calcext:value-type="float">
            <text:p>1442890781.57161</text:p>
          </table:table-cell>
          <table:table-cell table:formula="of:=[.J110]-[.$B110]" office:value-type="float" office:value="0.327615976333618" calcext:value-type="float">
            <text:p>0.327615976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0781.25545" calcext:value-type="float">
            <text:p>1442890781.25545</text:p>
          </table:table-cell>
          <table:table-cell office:value-type="float" office:value="896" calcext:value-type="float">
            <text:p>896</text:p>
          </table:table-cell>
          <table:table-cell table:formula="of:=[.B111]-[.B$2]" office:value-type="float" office:value="12.3581838607788" calcext:value-type="float">
            <text:p>12.3581838608</text:p>
          </table:table-cell>
          <table:table-cell table:formula="of:=[.C111]/([.D111]-[.D110])" office:value-type="float" office:value="78169.9056493885" calcext:value-type="float">
            <text:p>78169.9056493885</text:p>
          </table:table-cell>
          <table:table-cell/>
          <table:table-cell office:value-type="float" office:value="1442890781.56421" calcext:value-type="float">
            <text:p>1442890781.56421</text:p>
          </table:table-cell>
          <table:table-cell table:formula="of:=[.G111]-[.$B111]" office:value-type="float" office:value="0.308756589889526" calcext:value-type="float">
            <text:p>0.3087565899</text:p>
          </table:table-cell>
          <table:table-cell/>
          <table:table-cell office:value-type="float" office:value="1442890781.57538" calcext:value-type="float">
            <text:p>1442890781.57538</text:p>
          </table:table-cell>
          <table:table-cell table:formula="of:=[.J111]-[.$B111]" office:value-type="float" office:value="0.319926023483276" calcext:value-type="float">
            <text:p>0.319926023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0781.26681" calcext:value-type="float">
            <text:p>1442890781.26681</text:p>
          </table:table-cell>
          <table:table-cell office:value-type="float" office:value="896" calcext:value-type="float">
            <text:p>896</text:p>
          </table:table-cell>
          <table:table-cell table:formula="of:=[.B112]-[.B$2]" office:value-type="float" office:value="12.3695437908173" calcext:value-type="float">
            <text:p>12.3695437908</text:p>
          </table:table-cell>
          <table:table-cell table:formula="of:=[.C112]/([.D112]-[.D111])" office:value-type="float" office:value="78873.7251873151" calcext:value-type="float">
            <text:p>78873.7251873151</text:p>
          </table:table-cell>
          <table:table-cell/>
          <table:table-cell office:value-type="float" office:value="1442890781.56423" calcext:value-type="float">
            <text:p>1442890781.56423</text:p>
          </table:table-cell>
          <table:table-cell table:formula="of:=[.G112]-[.$B112]" office:value-type="float" office:value="0.297417640686035" calcext:value-type="float">
            <text:p>0.2974176407</text:p>
          </table:table-cell>
          <table:table-cell/>
          <table:table-cell office:value-type="float" office:value="1442890781.57913" calcext:value-type="float">
            <text:p>1442890781.57913</text:p>
          </table:table-cell>
          <table:table-cell table:formula="of:=[.J112]-[.$B112]" office:value-type="float" office:value="0.312320947647095" calcext:value-type="float">
            <text:p>0.312320947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0781.27813" calcext:value-type="float">
            <text:p>1442890781.27813</text:p>
          </table:table-cell>
          <table:table-cell office:value-type="float" office:value="896" calcext:value-type="float">
            <text:p>896</text:p>
          </table:table-cell>
          <table:table-cell table:formula="of:=[.B113]-[.B$2]" office:value-type="float" office:value="12.3808631896973" calcext:value-type="float">
            <text:p>12.3808631897</text:p>
          </table:table-cell>
          <table:table-cell table:formula="of:=[.C113]/([.D113]-[.D112])" office:value-type="float" office:value="79156.1468500537" calcext:value-type="float">
            <text:p>79156.1468500537</text:p>
          </table:table-cell>
          <table:table-cell/>
          <table:table-cell office:value-type="float" office:value="1442890781.56425" calcext:value-type="float">
            <text:p>1442890781.56425</text:p>
          </table:table-cell>
          <table:table-cell table:formula="of:=[.G113]-[.$B113]" office:value-type="float" office:value="0.286119222640991" calcext:value-type="float">
            <text:p>0.2861192226</text:p>
          </table:table-cell>
          <table:table-cell/>
          <table:table-cell office:value-type="float" office:value="1442890781.58291" calcext:value-type="float">
            <text:p>1442890781.58291</text:p>
          </table:table-cell>
          <table:table-cell table:formula="of:=[.J113]-[.$B113]" office:value-type="float" office:value="0.304778575897217" calcext:value-type="float">
            <text:p>0.304778575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0781.28958" calcext:value-type="float">
            <text:p>1442890781.28958</text:p>
          </table:table-cell>
          <table:table-cell office:value-type="float" office:value="896" calcext:value-type="float">
            <text:p>896</text:p>
          </table:table-cell>
          <table:table-cell table:formula="of:=[.B114]-[.B$2]" office:value-type="float" office:value="12.3923072814941" calcext:value-type="float">
            <text:p>12.3923072815</text:p>
          </table:table-cell>
          <table:table-cell table:formula="of:=[.C114]/([.D114]-[.D113])" office:value-type="float" office:value="78293.6746666667" calcext:value-type="float">
            <text:p>78293.6746666667</text:p>
          </table:table-cell>
          <table:table-cell/>
          <table:table-cell office:value-type="float" office:value="1442890781.56427" calcext:value-type="float">
            <text:p>1442890781.56427</text:p>
          </table:table-cell>
          <table:table-cell table:formula="of:=[.G114]-[.$B114]" office:value-type="float" office:value="0.274695873260498" calcext:value-type="float">
            <text:p>0.2746958733</text:p>
          </table:table-cell>
          <table:table-cell/>
          <table:table-cell office:value-type="float" office:value="1442890781.58667" calcext:value-type="float">
            <text:p>1442890781.58667</text:p>
          </table:table-cell>
          <table:table-cell table:formula="of:=[.J114]-[.$B114]" office:value-type="float" office:value="0.297095060348511" calcext:value-type="float">
            <text:p>0.297095060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0781.30124" calcext:value-type="float">
            <text:p>1442890781.30124</text:p>
          </table:table-cell>
          <table:table-cell office:value-type="float" office:value="896" calcext:value-type="float">
            <text:p>896</text:p>
          </table:table-cell>
          <table:table-cell table:formula="of:=[.B115]-[.B$2]" office:value-type="float" office:value="12.4039716720581" calcext:value-type="float">
            <text:p>12.4039716721</text:p>
          </table:table-cell>
          <table:table-cell table:formula="of:=[.C115]/([.D115]-[.D114])" office:value-type="float" office:value="76814.9861826506" calcext:value-type="float">
            <text:p>76814.9861826506</text:p>
          </table:table-cell>
          <table:table-cell/>
          <table:table-cell office:value-type="float" office:value="1442890781.56429" calcext:value-type="float">
            <text:p>1442890781.56429</text:p>
          </table:table-cell>
          <table:table-cell table:formula="of:=[.G115]-[.$B115]" office:value-type="float" office:value="0.263051748275757" calcext:value-type="float">
            <text:p>0.2630517483</text:p>
          </table:table-cell>
          <table:table-cell/>
          <table:table-cell office:value-type="float" office:value="1442890781.59045" calcext:value-type="float">
            <text:p>1442890781.59045</text:p>
          </table:table-cell>
          <table:table-cell table:formula="of:=[.J115]-[.$B115]" office:value-type="float" office:value="0.289206743240356" calcext:value-type="float">
            <text:p>0.289206743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0781.31273" calcext:value-type="float">
            <text:p>1442890781.31273</text:p>
          </table:table-cell>
          <table:table-cell office:value-type="float" office:value="896" calcext:value-type="float">
            <text:p>896</text:p>
          </table:table-cell>
          <table:table-cell table:formula="of:=[.B116]-[.B$2]" office:value-type="float" office:value="12.4154582023621" calcext:value-type="float">
            <text:p>12.4154582024</text:p>
          </table:table-cell>
          <table:table-cell table:formula="of:=[.C116]/([.D116]-[.D115])" office:value-type="float" office:value="78004.4083191498" calcext:value-type="float">
            <text:p>78004.4083191498</text:p>
          </table:table-cell>
          <table:table-cell/>
          <table:table-cell office:value-type="float" office:value="1442890781.56431" calcext:value-type="float">
            <text:p>1442890781.56431</text:p>
          </table:table-cell>
          <table:table-cell table:formula="of:=[.G116]-[.$B116]" office:value-type="float" office:value="0.251586198806763" calcext:value-type="float">
            <text:p>0.2515861988</text:p>
          </table:table-cell>
          <table:table-cell/>
          <table:table-cell office:value-type="float" office:value="1442890781.59426" calcext:value-type="float">
            <text:p>1442890781.59426</text:p>
          </table:table-cell>
          <table:table-cell table:formula="of:=[.J116]-[.$B116]" office:value-type="float" office:value="0.281534194946289" calcext:value-type="float">
            <text:p>0.281534194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0781.32413" calcext:value-type="float">
            <text:p>1442890781.32413</text:p>
          </table:table-cell>
          <table:table-cell office:value-type="float" office:value="896" calcext:value-type="float">
            <text:p>896</text:p>
          </table:table-cell>
          <table:table-cell table:formula="of:=[.B117]-[.B$2]" office:value-type="float" office:value="12.4268617630005" calcext:value-type="float">
            <text:p>12.426861763</text:p>
          </table:table-cell>
          <table:table-cell table:formula="of:=[.C117]/([.D117]-[.D116])" office:value-type="float" office:value="78571.9503240644" calcext:value-type="float">
            <text:p>78571.9503240644</text:p>
          </table:table-cell>
          <table:table-cell/>
          <table:table-cell office:value-type="float" office:value="1442890781.56433" calcext:value-type="float">
            <text:p>1442890781.56433</text:p>
          </table:table-cell>
          <table:table-cell table:formula="of:=[.G117]-[.$B117]" office:value-type="float" office:value="0.240202903747559" calcext:value-type="float">
            <text:p>0.2402029037</text:p>
          </table:table-cell>
          <table:table-cell/>
          <table:table-cell office:value-type="float" office:value="1442890781.59803" calcext:value-type="float">
            <text:p>1442890781.59803</text:p>
          </table:table-cell>
          <table:table-cell table:formula="of:=[.J117]-[.$B117]" office:value-type="float" office:value="0.273901700973511" calcext:value-type="float">
            <text:p>0.27390170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0781.33549" calcext:value-type="float">
            <text:p>1442890781.33549</text:p>
          </table:table-cell>
          <table:table-cell office:value-type="float" office:value="896" calcext:value-type="float">
            <text:p>896</text:p>
          </table:table-cell>
          <table:table-cell table:formula="of:=[.B118]-[.B$2]" office:value-type="float" office:value="12.4382224082947" calcext:value-type="float">
            <text:p>12.4382224083</text:p>
          </table:table-cell>
          <table:table-cell table:formula="of:=[.C118]/([.D118]-[.D117])" office:value-type="float" office:value="78868.7593704092" calcext:value-type="float">
            <text:p>78868.7593704092</text:p>
          </table:table-cell>
          <table:table-cell/>
          <table:table-cell office:value-type="float" office:value="1442890781.56441" calcext:value-type="float">
            <text:p>1442890781.56441</text:p>
          </table:table-cell>
          <table:table-cell table:formula="of:=[.G118]-[.$B118]" office:value-type="float" office:value="0.228914022445679" calcext:value-type="float">
            <text:p>0.2289140224</text:p>
          </table:table-cell>
          <table:table-cell/>
          <table:table-cell office:value-type="float" office:value="1442890781.60182" calcext:value-type="float">
            <text:p>1442890781.60182</text:p>
          </table:table-cell>
          <table:table-cell table:formula="of:=[.J118]-[.$B118]" office:value-type="float" office:value="0.266323089599609" calcext:value-type="float">
            <text:p>0.266323089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0781.34684" calcext:value-type="float">
            <text:p>1442890781.34684</text:p>
          </table:table-cell>
          <table:table-cell office:value-type="float" office:value="896" calcext:value-type="float">
            <text:p>896</text:p>
          </table:table-cell>
          <table:table-cell table:formula="of:=[.B119]-[.B$2]" office:value-type="float" office:value="12.4495685100555" calcext:value-type="float">
            <text:p>12.4495685101</text:p>
          </table:table-cell>
          <table:table-cell table:formula="of:=[.C119]/([.D119]-[.D118])" office:value-type="float" office:value="78969.8540419004" calcext:value-type="float">
            <text:p>78969.8540419004</text:p>
          </table:table-cell>
          <table:table-cell/>
          <table:table-cell office:value-type="float" office:value="1442890781.56443" calcext:value-type="float">
            <text:p>1442890781.56443</text:p>
          </table:table-cell>
          <table:table-cell table:formula="of:=[.G119]-[.$B119]" office:value-type="float" office:value="0.217594861984253" calcext:value-type="float">
            <text:p>0.217594862</text:p>
          </table:table-cell>
          <table:table-cell/>
          <table:table-cell office:value-type="float" office:value="1442890781.60566" calcext:value-type="float">
            <text:p>1442890781.60566</text:p>
          </table:table-cell>
          <table:table-cell table:formula="of:=[.J119]-[.$B119]" office:value-type="float" office:value="0.258819580078125" calcext:value-type="float">
            <text:p>0.258819580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0781.35825" calcext:value-type="float">
            <text:p>1442890781.35825</text:p>
          </table:table-cell>
          <table:table-cell office:value-type="float" office:value="896" calcext:value-type="float">
            <text:p>896</text:p>
          </table:table-cell>
          <table:table-cell table:formula="of:=[.B120]-[.B$2]" office:value-type="float" office:value="12.4609789848328" calcext:value-type="float">
            <text:p>12.4609789848</text:p>
          </table:table-cell>
          <table:table-cell table:formula="of:=[.C120]/([.D120]-[.D119])" office:value-type="float" office:value="78524.3399151675" calcext:value-type="float">
            <text:p>78524.3399151675</text:p>
          </table:table-cell>
          <table:table-cell/>
          <table:table-cell office:value-type="float" office:value="1442890781.62458" calcext:value-type="float">
            <text:p>1442890781.62458</text:p>
          </table:table-cell>
          <table:table-cell table:formula="of:=[.G120]-[.$B120]" office:value-type="float" office:value="0.266333818435669" calcext:value-type="float">
            <text:p>0.2663338184</text:p>
          </table:table-cell>
          <table:table-cell/>
          <table:table-cell office:value-type="float" office:value="1442890781.62466" calcext:value-type="float">
            <text:p>1442890781.62466</text:p>
          </table:table-cell>
          <table:table-cell table:formula="of:=[.J120]-[.$B120]" office:value-type="float" office:value="0.26641321182251" calcext:value-type="float">
            <text:p>0.2664132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0781.36965" calcext:value-type="float">
            <text:p>1442890781.36965</text:p>
          </table:table-cell>
          <table:table-cell office:value-type="float" office:value="896" calcext:value-type="float">
            <text:p>896</text:p>
          </table:table-cell>
          <table:table-cell table:formula="of:=[.B121]-[.B$2]" office:value-type="float" office:value="12.4723796844482" calcext:value-type="float">
            <text:p>12.4723796844</text:p>
          </table:table-cell>
          <table:table-cell table:formula="of:=[.C121]/([.D121]-[.D120])" office:value-type="float" office:value="78591.6680747835" calcext:value-type="float">
            <text:p>78591.6680747835</text:p>
          </table:table-cell>
          <table:table-cell/>
          <table:table-cell office:value-type="float" office:value="1442890781.62475" calcext:value-type="float">
            <text:p>1442890781.62475</text:p>
          </table:table-cell>
          <table:table-cell table:formula="of:=[.G121]-[.$B121]" office:value-type="float" office:value="0.255097150802612" calcext:value-type="float">
            <text:p>0.2550971508</text:p>
          </table:table-cell>
          <table:table-cell/>
          <table:table-cell office:value-type="float" office:value="1442890781.62843" calcext:value-type="float">
            <text:p>1442890781.62843</text:p>
          </table:table-cell>
          <table:table-cell table:formula="of:=[.J121]-[.$B121]" office:value-type="float" office:value="0.258784294128418" calcext:value-type="float">
            <text:p>0.258784294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0781.38099" calcext:value-type="float">
            <text:p>1442890781.38099</text:p>
          </table:table-cell>
          <table:table-cell office:value-type="float" office:value="896" calcext:value-type="float">
            <text:p>896</text:p>
          </table:table-cell>
          <table:table-cell table:formula="of:=[.B122]-[.B$2]" office:value-type="float" office:value="12.4837248325348" calcext:value-type="float">
            <text:p>12.4837248325</text:p>
          </table:table-cell>
          <table:table-cell table:formula="of:=[.C122]/([.D122]-[.D121])" office:value-type="float" office:value="78976.492255963" calcext:value-type="float">
            <text:p>78976.492255963</text:p>
          </table:table-cell>
          <table:table-cell/>
          <table:table-cell office:value-type="float" office:value="1442890781.62477" calcext:value-type="float">
            <text:p>1442890781.62477</text:p>
          </table:table-cell>
          <table:table-cell table:formula="of:=[.G122]-[.$B122]" office:value-type="float" office:value="0.243780136108398" calcext:value-type="float">
            <text:p>0.2437801361</text:p>
          </table:table-cell>
          <table:table-cell/>
          <table:table-cell office:value-type="float" office:value="1442890781.6322" calcext:value-type="float">
            <text:p>1442890781.6322</text:p>
          </table:table-cell>
          <table:table-cell table:formula="of:=[.J122]-[.$B122]" office:value-type="float" office:value="0.251209497451782" calcext:value-type="float">
            <text:p>0.251209497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0781.39239" calcext:value-type="float">
            <text:p>1442890781.39239</text:p>
          </table:table-cell>
          <table:table-cell office:value-type="float" office:value="896" calcext:value-type="float">
            <text:p>896</text:p>
          </table:table-cell>
          <table:table-cell table:formula="of:=[.B123]-[.B$2]" office:value-type="float" office:value="12.4951169490814" calcext:value-type="float">
            <text:p>12.4951169491</text:p>
          </table:table-cell>
          <table:table-cell table:formula="of:=[.C123]/([.D123]-[.D122])" office:value-type="float" office:value="78650.8807500733" calcext:value-type="float">
            <text:p>78650.8807500733</text:p>
          </table:table-cell>
          <table:table-cell/>
          <table:table-cell office:value-type="float" office:value="1442890781.6248" calcext:value-type="float">
            <text:p>1442890781.6248</text:p>
          </table:table-cell>
          <table:table-cell table:formula="of:=[.G123]-[.$B123]" office:value-type="float" office:value="0.232409715652466" calcext:value-type="float">
            <text:p>0.2324097157</text:p>
          </table:table-cell>
          <table:table-cell/>
          <table:table-cell office:value-type="float" office:value="1442890781.63597" calcext:value-type="float">
            <text:p>1442890781.63597</text:p>
          </table:table-cell>
          <table:table-cell table:formula="of:=[.J123]-[.$B123]" office:value-type="float" office:value="0.243585586547852" calcext:value-type="float">
            <text:p>0.243585586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0781.40379" calcext:value-type="float">
            <text:p>1442890781.40379</text:p>
          </table:table-cell>
          <table:table-cell office:value-type="float" office:value="896" calcext:value-type="float">
            <text:p>896</text:p>
          </table:table-cell>
          <table:table-cell table:formula="of:=[.B124]-[.B$2]" office:value-type="float" office:value="12.5065212249756" calcext:value-type="float">
            <text:p>12.506521225</text:p>
          </table:table-cell>
          <table:table-cell table:formula="of:=[.C124]/([.D124]-[.D123])" office:value-type="float" office:value="78567.0224322121" calcext:value-type="float">
            <text:p>78567.0224322121</text:p>
          </table:table-cell>
          <table:table-cell/>
          <table:table-cell office:value-type="float" office:value="1442890781.62482" calcext:value-type="float">
            <text:p>1442890781.62482</text:p>
          </table:table-cell>
          <table:table-cell table:formula="of:=[.G124]-[.$B124]" office:value-type="float" office:value="0.221026659011841" calcext:value-type="float">
            <text:p>0.221026659</text:p>
          </table:table-cell>
          <table:table-cell/>
          <table:table-cell office:value-type="float" office:value="1442890781.63977" calcext:value-type="float">
            <text:p>1442890781.63977</text:p>
          </table:table-cell>
          <table:table-cell table:formula="of:=[.J124]-[.$B124]" office:value-type="float" office:value="0.235977649688721" calcext:value-type="float">
            <text:p>0.235977649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0781.41522" calcext:value-type="float">
            <text:p>1442890781.41522</text:p>
          </table:table-cell>
          <table:table-cell office:value-type="float" office:value="896" calcext:value-type="float">
            <text:p>896</text:p>
          </table:table-cell>
          <table:table-cell table:formula="of:=[.B125]-[.B$2]" office:value-type="float" office:value="12.5179488658905" calcext:value-type="float">
            <text:p>12.5179488659</text:p>
          </table:table-cell>
          <table:table-cell table:formula="of:=[.C125]/([.D125]-[.D124])" office:value-type="float" office:value="78406.3838434416" calcext:value-type="float">
            <text:p>78406.3838434416</text:p>
          </table:table-cell>
          <table:table-cell/>
          <table:table-cell office:value-type="float" office:value="1442890781.62484" calcext:value-type="float">
            <text:p>1442890781.62484</text:p>
          </table:table-cell>
          <table:table-cell table:formula="of:=[.G125]-[.$B125]" office:value-type="float" office:value="0.209620714187622" calcext:value-type="float">
            <text:p>0.2096207142</text:p>
          </table:table-cell>
          <table:table-cell/>
          <table:table-cell office:value-type="float" office:value="1442890781.64355" calcext:value-type="float">
            <text:p>1442890781.64355</text:p>
          </table:table-cell>
          <table:table-cell table:formula="of:=[.J125]-[.$B125]" office:value-type="float" office:value="0.228336095809937" calcext:value-type="float">
            <text:p>0.22833609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0781.42677" calcext:value-type="float">
            <text:p>1442890781.42677</text:p>
          </table:table-cell>
          <table:table-cell office:value-type="float" office:value="896" calcext:value-type="float">
            <text:p>896</text:p>
          </table:table-cell>
          <table:table-cell table:formula="of:=[.B126]-[.B$2]" office:value-type="float" office:value="12.5295045375824" calcext:value-type="float">
            <text:p>12.5295045376</text:p>
          </table:table-cell>
          <table:table-cell table:formula="of:=[.C126]/([.D126]-[.D125])" office:value-type="float" office:value="77537.6822645869" calcext:value-type="float">
            <text:p>77537.6822645869</text:p>
          </table:table-cell>
          <table:table-cell/>
          <table:table-cell office:value-type="float" office:value="1442890781.76984" calcext:value-type="float">
            <text:p>1442890781.76984</text:p>
          </table:table-cell>
          <table:table-cell table:formula="of:=[.G126]-[.$B126]" office:value-type="float" office:value="0.343064546585083" calcext:value-type="float">
            <text:p>0.3430645466</text:p>
          </table:table-cell>
          <table:table-cell/>
          <table:table-cell office:value-type="float" office:value="1442890781.76988" calcext:value-type="float">
            <text:p>1442890781.76988</text:p>
          </table:table-cell>
          <table:table-cell table:formula="of:=[.J126]-[.$B126]" office:value-type="float" office:value="0.343102693557739" calcext:value-type="float">
            <text:p>0.343102693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0781.43821" calcext:value-type="float">
            <text:p>1442890781.43821</text:p>
          </table:table-cell>
          <table:table-cell office:value-type="float" office:value="896" calcext:value-type="float">
            <text:p>896</text:p>
          </table:table-cell>
          <table:table-cell table:formula="of:=[.B127]-[.B$2]" office:value-type="float" office:value="12.5409364700317" calcext:value-type="float">
            <text:p>12.54093647</text:p>
          </table:table-cell>
          <table:table-cell table:formula="of:=[.C127]/([.D127]-[.D126])" office:value-type="float" office:value="78376.9501762289" calcext:value-type="float">
            <text:p>78376.9501762289</text:p>
          </table:table-cell>
          <table:table-cell/>
          <table:table-cell office:value-type="float" office:value="1442890781.76992" calcext:value-type="float">
            <text:p>1442890781.76992</text:p>
          </table:table-cell>
          <table:table-cell table:formula="of:=[.G127]-[.$B127]" office:value-type="float" office:value="0.331712245941162" calcext:value-type="float">
            <text:p>0.3317122459</text:p>
          </table:table-cell>
          <table:table-cell/>
          <table:table-cell office:value-type="float" office:value="1442890781.77368" calcext:value-type="float">
            <text:p>1442890781.77368</text:p>
          </table:table-cell>
          <table:table-cell table:formula="of:=[.J127]-[.$B127]" office:value-type="float" office:value="0.335469722747803" calcext:value-type="float">
            <text:p>0.335469722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0781.44966" calcext:value-type="float">
            <text:p>1442890781.44966</text:p>
          </table:table-cell>
          <table:table-cell office:value-type="float" office:value="896" calcext:value-type="float">
            <text:p>896</text:p>
          </table:table-cell>
          <table:table-cell table:formula="of:=[.B128]-[.B$2]" office:value-type="float" office:value="12.5523917675018" calcext:value-type="float">
            <text:p>12.5523917675</text:p>
          </table:table-cell>
          <table:table-cell table:formula="of:=[.C128]/([.D128]-[.D127])" office:value-type="float" office:value="78217.0871022124" calcext:value-type="float">
            <text:p>78217.0871022124</text:p>
          </table:table-cell>
          <table:table-cell/>
          <table:table-cell office:value-type="float" office:value="1442890781.76994" calcext:value-type="float">
            <text:p>1442890781.76994</text:p>
          </table:table-cell>
          <table:table-cell table:formula="of:=[.G128]-[.$B128]" office:value-type="float" office:value="0.3202805519104" calcext:value-type="float">
            <text:p>0.3202805519</text:p>
          </table:table-cell>
          <table:table-cell/>
          <table:table-cell office:value-type="float" office:value="1442890781.77744" calcext:value-type="float">
            <text:p>1442890781.77744</text:p>
          </table:table-cell>
          <table:table-cell table:formula="of:=[.J128]-[.$B128]" office:value-type="float" office:value="0.327779531478882" calcext:value-type="float">
            <text:p>0.327779531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0781.46111" calcext:value-type="float">
            <text:p>1442890781.46111</text:p>
          </table:table-cell>
          <table:table-cell office:value-type="float" office:value="896" calcext:value-type="float">
            <text:p>896</text:p>
          </table:table-cell>
          <table:table-cell table:formula="of:=[.B129]-[.B$2]" office:value-type="float" office:value="12.5638377666473" calcext:value-type="float">
            <text:p>12.5638377666</text:p>
          </table:table-cell>
          <table:table-cell table:formula="of:=[.C129]/([.D129]-[.D128])" office:value-type="float" office:value="78280.6278953508" calcext:value-type="float">
            <text:p>78280.6278953508</text:p>
          </table:table-cell>
          <table:table-cell/>
          <table:table-cell office:value-type="float" office:value="1442890781.76996" calcext:value-type="float">
            <text:p>1442890781.76996</text:p>
          </table:table-cell>
          <table:table-cell table:formula="of:=[.G129]-[.$B129]" office:value-type="float" office:value="0.308854579925537" calcext:value-type="float">
            <text:p>0.3088545799</text:p>
          </table:table-cell>
          <table:table-cell/>
          <table:table-cell office:value-type="float" office:value="1442890781.78121" calcext:value-type="float">
            <text:p>1442890781.78121</text:p>
          </table:table-cell>
          <table:table-cell table:formula="of:=[.J129]-[.$B129]" office:value-type="float" office:value="0.320102691650391" calcext:value-type="float">
            <text:p>0.320102691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0781.47253" calcext:value-type="float">
            <text:p>1442890781.47253</text:p>
          </table:table-cell>
          <table:table-cell office:value-type="float" office:value="896" calcext:value-type="float">
            <text:p>896</text:p>
          </table:table-cell>
          <table:table-cell table:formula="of:=[.B130]-[.B$2]" office:value-type="float" office:value="12.5752601623535" calcext:value-type="float">
            <text:p>12.5752601624</text:p>
          </table:table-cell>
          <table:table-cell table:formula="of:=[.C130]/([.D130]-[.D129])" office:value-type="float" office:value="78442.3883612682" calcext:value-type="float">
            <text:p>78442.3883612682</text:p>
          </table:table-cell>
          <table:table-cell/>
          <table:table-cell office:value-type="float" office:value="1442890781.76998" calcext:value-type="float">
            <text:p>1442890781.76998</text:p>
          </table:table-cell>
          <table:table-cell table:formula="of:=[.G130]-[.$B130]" office:value-type="float" office:value="0.297453641891479" calcext:value-type="float">
            <text:p>0.2974536419</text:p>
          </table:table-cell>
          <table:table-cell/>
          <table:table-cell office:value-type="float" office:value="1442890781.78497" calcext:value-type="float">
            <text:p>1442890781.78497</text:p>
          </table:table-cell>
          <table:table-cell table:formula="of:=[.J130]-[.$B130]" office:value-type="float" office:value="0.312442302703857" calcext:value-type="float">
            <text:p>0.312442302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0781.48405" calcext:value-type="float">
            <text:p>1442890781.48405</text:p>
          </table:table-cell>
          <table:table-cell office:value-type="float" office:value="896" calcext:value-type="float">
            <text:p>896</text:p>
          </table:table-cell>
          <table:table-cell table:formula="of:=[.B131]-[.B$2]" office:value-type="float" office:value="12.5867810249329" calcext:value-type="float">
            <text:p>12.5867810249</text:p>
          </table:table-cell>
          <table:table-cell table:formula="of:=[.C131]/([.D131]-[.D130])" office:value-type="float" office:value="77771.9544720831" calcext:value-type="float">
            <text:p>77771.9544720831</text:p>
          </table:table-cell>
          <table:table-cell/>
          <table:table-cell office:value-type="float" office:value="1442890781.77" calcext:value-type="float">
            <text:p>1442890781.77</text:p>
          </table:table-cell>
          <table:table-cell table:formula="of:=[.G131]-[.$B131]" office:value-type="float" office:value="0.28595232963562" calcext:value-type="float">
            <text:p>0.2859523296</text:p>
          </table:table-cell>
          <table:table-cell/>
          <table:table-cell office:value-type="float" office:value="1442890781.78874" calcext:value-type="float">
            <text:p>1442890781.78874</text:p>
          </table:table-cell>
          <table:table-cell table:formula="of:=[.J131]-[.$B131]" office:value-type="float" office:value="0.304691314697266" calcext:value-type="float">
            <text:p>0.30469131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0781.49557" calcext:value-type="float">
            <text:p>1442890781.49557</text:p>
          </table:table-cell>
          <table:table-cell office:value-type="float" office:value="896" calcext:value-type="float">
            <text:p>896</text:p>
          </table:table-cell>
          <table:table-cell table:formula="of:=[.B132]-[.B$2]" office:value-type="float" office:value="12.5982966423035" calcext:value-type="float">
            <text:p>12.5982966423</text:p>
          </table:table-cell>
          <table:table-cell table:formula="of:=[.C132]/([.D132]-[.D131])" office:value-type="float" office:value="77807.3785507246" calcext:value-type="float">
            <text:p>77807.3785507246</text:p>
          </table:table-cell>
          <table:table-cell/>
          <table:table-cell office:value-type="float" office:value="1442890781.77002" calcext:value-type="float">
            <text:p>1442890781.77002</text:p>
          </table:table-cell>
          <table:table-cell table:formula="of:=[.G132]-[.$B132]" office:value-type="float" office:value="0.274456024169922" calcext:value-type="float">
            <text:p>0.2744560242</text:p>
          </table:table-cell>
          <table:table-cell/>
          <table:table-cell office:value-type="float" office:value="1442890781.79248" calcext:value-type="float">
            <text:p>1442890781.79248</text:p>
          </table:table-cell>
          <table:table-cell table:formula="of:=[.J132]-[.$B132]" office:value-type="float" office:value="0.29690957069397" calcext:value-type="float">
            <text:p>0.296909570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0781.50699" calcext:value-type="float">
            <text:p>1442890781.50699</text:p>
          </table:table-cell>
          <table:table-cell office:value-type="float" office:value="896" calcext:value-type="float">
            <text:p>896</text:p>
          </table:table-cell>
          <table:table-cell table:formula="of:=[.B133]-[.B$2]" office:value-type="float" office:value="12.6097159385681" calcext:value-type="float">
            <text:p>12.6097159386</text:p>
          </table:table-cell>
          <table:table-cell table:formula="of:=[.C133]/([.D133]-[.D132])" office:value-type="float" office:value="78463.6793051612" calcext:value-type="float">
            <text:p>78463.6793051612</text:p>
          </table:table-cell>
          <table:table-cell/>
          <table:table-cell office:value-type="float" office:value="1442890781.77004" calcext:value-type="float">
            <text:p>1442890781.77004</text:p>
          </table:table-cell>
          <table:table-cell table:formula="of:=[.G133]-[.$B133]" office:value-type="float" office:value="0.263056039810181" calcext:value-type="float">
            <text:p>0.2630560398</text:p>
          </table:table-cell>
          <table:table-cell/>
          <table:table-cell office:value-type="float" office:value="1442890781.79628" calcext:value-type="float">
            <text:p>1442890781.79628</text:p>
          </table:table-cell>
          <table:table-cell table:formula="of:=[.J133]-[.$B133]" office:value-type="float" office:value="0.289292573928833" calcext:value-type="float">
            <text:p>0.289292573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0781.51838" calcext:value-type="float">
            <text:p>1442890781.51838</text:p>
          </table:table-cell>
          <table:table-cell office:value-type="float" office:value="896" calcext:value-type="float">
            <text:p>896</text:p>
          </table:table-cell>
          <table:table-cell table:formula="of:=[.B134]-[.B$2]" office:value-type="float" office:value="12.6211123466492" calcext:value-type="float">
            <text:p>12.6211123466</text:p>
          </table:table-cell>
          <table:table-cell table:formula="of:=[.C134]/([.D134]-[.D133])" office:value-type="float" office:value="78621.2632635983" calcext:value-type="float">
            <text:p>78621.2632635983</text:p>
          </table:table-cell>
          <table:table-cell/>
          <table:table-cell office:value-type="float" office:value="1442890781.77006" calcext:value-type="float">
            <text:p>1442890781.77006</text:p>
          </table:table-cell>
          <table:table-cell table:formula="of:=[.G134]-[.$B134]" office:value-type="float" office:value="0.25167965888977" calcext:value-type="float">
            <text:p>0.2516796589</text:p>
          </table:table-cell>
          <table:table-cell/>
          <table:table-cell office:value-type="float" office:value="1442890781.80004" calcext:value-type="float">
            <text:p>1442890781.80004</text:p>
          </table:table-cell>
          <table:table-cell table:formula="of:=[.J134]-[.$B134]" office:value-type="float" office:value="0.281659126281738" calcext:value-type="float">
            <text:p>0.281659126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0781.52984" calcext:value-type="float">
            <text:p>1442890781.52984</text:p>
          </table:table-cell>
          <table:table-cell office:value-type="float" office:value="896" calcext:value-type="float">
            <text:p>896</text:p>
          </table:table-cell>
          <table:table-cell table:formula="of:=[.B135]-[.B$2]" office:value-type="float" office:value="12.6325676441193" calcext:value-type="float">
            <text:p>12.6325676441</text:p>
          </table:table-cell>
          <table:table-cell table:formula="of:=[.C135]/([.D135]-[.D134])" office:value-type="float" office:value="78217.0871022124" calcext:value-type="float">
            <text:p>78217.0871022124</text:p>
          </table:table-cell>
          <table:table-cell/>
          <table:table-cell office:value-type="float" office:value="1442890781.77008" calcext:value-type="float">
            <text:p>1442890781.77008</text:p>
          </table:table-cell>
          <table:table-cell table:formula="of:=[.G135]-[.$B135]" office:value-type="float" office:value="0.240243911743164" calcext:value-type="float">
            <text:p>0.2402439117</text:p>
          </table:table-cell>
          <table:table-cell/>
          <table:table-cell office:value-type="float" office:value="1442890781.80379" calcext:value-type="float">
            <text:p>1442890781.80379</text:p>
          </table:table-cell>
          <table:table-cell table:formula="of:=[.J135]-[.$B135]" office:value-type="float" office:value="0.273956775665283" calcext:value-type="float">
            <text:p>0.273956775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0781.54127" calcext:value-type="float">
            <text:p>1442890781.54127</text:p>
          </table:table-cell>
          <table:table-cell office:value-type="float" office:value="896" calcext:value-type="float">
            <text:p>896</text:p>
          </table:table-cell>
          <table:table-cell table:formula="of:=[.B136]-[.B$2]" office:value-type="float" office:value="12.6440031528473" calcext:value-type="float">
            <text:p>12.6440031528</text:p>
          </table:table-cell>
          <table:table-cell table:formula="of:=[.C136]/([.D136]-[.D135])" office:value-type="float" office:value="78352.4389959136" calcext:value-type="float">
            <text:p>78352.4389959136</text:p>
          </table:table-cell>
          <table:table-cell/>
          <table:table-cell office:value-type="float" office:value="1442890781.7701" calcext:value-type="float">
            <text:p>1442890781.7701</text:p>
          </table:table-cell>
          <table:table-cell table:formula="of:=[.G136]-[.$B136]" office:value-type="float" office:value="0.228827953338623" calcext:value-type="float">
            <text:p>0.2288279533</text:p>
          </table:table-cell>
          <table:table-cell/>
          <table:table-cell office:value-type="float" office:value="1442890781.80757" calcext:value-type="float">
            <text:p>1442890781.80757</text:p>
          </table:table-cell>
          <table:table-cell table:formula="of:=[.J136]-[.$B136]" office:value-type="float" office:value="0.266299247741699" calcext:value-type="float">
            <text:p>0.266299247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0781.55273" calcext:value-type="float">
            <text:p>1442890781.55273</text:p>
          </table:table-cell>
          <table:table-cell office:value-type="float" office:value="896" calcext:value-type="float">
            <text:p>896</text:p>
          </table:table-cell>
          <table:table-cell table:formula="of:=[.B137]-[.B$2]" office:value-type="float" office:value="12.6554605960846" calcext:value-type="float">
            <text:p>12.6554605961</text:p>
          </table:table-cell>
          <table:table-cell table:formula="of:=[.C137]/([.D137]-[.D136])" office:value-type="float" office:value="78202.4384884302" calcext:value-type="float">
            <text:p>78202.4384884302</text:p>
          </table:table-cell>
          <table:table-cell/>
          <table:table-cell office:value-type="float" office:value="1442890781.77012" calcext:value-type="float">
            <text:p>1442890781.77012</text:p>
          </table:table-cell>
          <table:table-cell table:formula="of:=[.G137]-[.$B137]" office:value-type="float" office:value="0.217390775680542" calcext:value-type="float">
            <text:p>0.2173907757</text:p>
          </table:table-cell>
          <table:table-cell/>
          <table:table-cell office:value-type="float" office:value="1442890781.81135" calcext:value-type="float">
            <text:p>1442890781.81135</text:p>
          </table:table-cell>
          <table:table-cell table:formula="of:=[.J137]-[.$B137]" office:value-type="float" office:value="0.258615016937256" calcext:value-type="float">
            <text:p>0.258615016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0781.56417" calcext:value-type="float">
            <text:p>1442890781.56417</text:p>
          </table:table-cell>
          <table:table-cell office:value-type="float" office:value="896" calcext:value-type="float">
            <text:p>896</text:p>
          </table:table-cell>
          <table:table-cell table:formula="of:=[.B138]-[.B$2]" office:value-type="float" office:value="12.6668972969055" calcext:value-type="float">
            <text:p>12.6668972969</text:p>
          </table:table-cell>
          <table:table-cell table:formula="of:=[.C138]/([.D138]-[.D137])" office:value-type="float" office:value="78344.2720090058" calcext:value-type="float">
            <text:p>78344.2720090058</text:p>
          </table:table-cell>
          <table:table-cell/>
          <table:table-cell office:value-type="float" office:value="1442890781.82555" calcext:value-type="float">
            <text:p>1442890781.82555</text:p>
          </table:table-cell>
          <table:table-cell table:formula="of:=[.G138]-[.$B138]" office:value-type="float" office:value="0.2613844871521" calcext:value-type="float">
            <text:p>0.2613844872</text:p>
          </table:table-cell>
          <table:table-cell/>
          <table:table-cell office:value-type="float" office:value="1442890781.82564" calcext:value-type="float">
            <text:p>1442890781.82564</text:p>
          </table:table-cell>
          <table:table-cell table:formula="of:=[.J138]-[.$B138]" office:value-type="float" office:value="0.261477470397949" calcext:value-type="float">
            <text:p>0.261477470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0781.57558" calcext:value-type="float">
            <text:p>1442890781.57558</text:p>
          </table:table-cell>
          <table:table-cell office:value-type="float" office:value="896" calcext:value-type="float">
            <text:p>896</text:p>
          </table:table-cell>
          <table:table-cell table:formula="of:=[.B139]-[.B$2]" office:value-type="float" office:value="12.6783134937286" calcext:value-type="float">
            <text:p>12.6783134937</text:p>
          </table:table-cell>
          <table:table-cell table:formula="of:=[.C139]/([.D139]-[.D138])" office:value-type="float" office:value="78484.9818098281" calcext:value-type="float">
            <text:p>78484.9818098281</text:p>
          </table:table-cell>
          <table:table-cell/>
          <table:table-cell office:value-type="float" office:value="1442890781.8257" calcext:value-type="float">
            <text:p>1442890781.8257</text:p>
          </table:table-cell>
          <table:table-cell table:formula="of:=[.G139]-[.$B139]" office:value-type="float" office:value="0.250115156173706" calcext:value-type="float">
            <text:p>0.2501151562</text:p>
          </table:table-cell>
          <table:table-cell/>
          <table:table-cell office:value-type="float" office:value="1442890781.82943" calcext:value-type="float">
            <text:p>1442890781.82943</text:p>
          </table:table-cell>
          <table:table-cell table:formula="of:=[.J139]-[.$B139]" office:value-type="float" office:value="0.253843784332275" calcext:value-type="float">
            <text:p>0.253843784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0781.58696" calcext:value-type="float">
            <text:p>1442890781.58696</text:p>
          </table:table-cell>
          <table:table-cell office:value-type="float" office:value="896" calcext:value-type="float">
            <text:p>896</text:p>
          </table:table-cell>
          <table:table-cell table:formula="of:=[.B140]-[.B$2]" office:value-type="float" office:value="12.6896862983704" calcext:value-type="float">
            <text:p>12.6896862984</text:p>
          </table:table-cell>
          <table:table-cell table:formula="of:=[.C140]/([.D140]-[.D139])" office:value-type="float" office:value="78784.4360495587" calcext:value-type="float">
            <text:p>78784.4360495587</text:p>
          </table:table-cell>
          <table:table-cell/>
          <table:table-cell office:value-type="float" office:value="1442890781.82572" calcext:value-type="float">
            <text:p>1442890781.82572</text:p>
          </table:table-cell>
          <table:table-cell table:formula="of:=[.G140]-[.$B140]" office:value-type="float" office:value="0.238765001296997" calcext:value-type="float">
            <text:p>0.2387650013</text:p>
          </table:table-cell>
          <table:table-cell/>
          <table:table-cell office:value-type="float" office:value="1442890781.83321" calcext:value-type="float">
            <text:p>1442890781.83321</text:p>
          </table:table-cell>
          <table:table-cell table:formula="of:=[.J140]-[.$B140]" office:value-type="float" office:value="0.246250867843628" calcext:value-type="float">
            <text:p>0.246250867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0781.59843" calcext:value-type="float">
            <text:p>1442890781.59843</text:p>
          </table:table-cell>
          <table:table-cell office:value-type="float" office:value="896" calcext:value-type="float">
            <text:p>896</text:p>
          </table:table-cell>
          <table:table-cell table:formula="of:=[.B141]-[.B$2]" office:value-type="float" office:value="12.7011580467224" calcext:value-type="float">
            <text:p>12.7011580467</text:p>
          </table:table-cell>
          <table:table-cell table:formula="of:=[.C141]/([.D141]-[.D140])" office:value-type="float" office:value="78104.921107324" calcext:value-type="float">
            <text:p>78104.921107324</text:p>
          </table:table-cell>
          <table:table-cell/>
          <table:table-cell office:value-type="float" office:value="1442890781.82574" calcext:value-type="float">
            <text:p>1442890781.82574</text:p>
          </table:table-cell>
          <table:table-cell table:formula="of:=[.G141]-[.$B141]" office:value-type="float" office:value="0.227313280105591" calcext:value-type="float">
            <text:p>0.2273132801</text:p>
          </table:table-cell>
          <table:table-cell/>
          <table:table-cell office:value-type="float" office:value="1442890781.83703" calcext:value-type="float">
            <text:p>1442890781.83703</text:p>
          </table:table-cell>
          <table:table-cell table:formula="of:=[.J141]-[.$B141]" office:value-type="float" office:value="0.238600730895996" calcext:value-type="float">
            <text:p>0.23860073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0781.60985" calcext:value-type="float">
            <text:p>1442890781.60985</text:p>
          </table:table-cell>
          <table:table-cell office:value-type="float" office:value="896" calcext:value-type="float">
            <text:p>896</text:p>
          </table:table-cell>
          <table:table-cell table:formula="of:=[.B142]-[.B$2]" office:value-type="float" office:value="12.7125782966614" calcext:value-type="float">
            <text:p>12.7125782967</text:p>
          </table:table-cell>
          <table:table-cell table:formula="of:=[.C142]/([.D142]-[.D141])" office:value-type="float" office:value="78457.1270146138" calcext:value-type="float">
            <text:p>78457.1270146138</text:p>
          </table:table-cell>
          <table:table-cell/>
          <table:table-cell office:value-type="float" office:value="1442890781.82576" calcext:value-type="float">
            <text:p>1442890781.82576</text:p>
          </table:table-cell>
          <table:table-cell table:formula="of:=[.G142]-[.$B142]" office:value-type="float" office:value="0.215912580490112" calcext:value-type="float">
            <text:p>0.2159125805</text:p>
          </table:table-cell>
          <table:table-cell/>
          <table:table-cell office:value-type="float" office:value="1442890781.84079" calcext:value-type="float">
            <text:p>1442890781.84079</text:p>
          </table:table-cell>
          <table:table-cell table:formula="of:=[.J142]-[.$B142]" office:value-type="float" office:value="0.230946063995361" calcext:value-type="float">
            <text:p>0.23094606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0781.62126" calcext:value-type="float">
            <text:p>1442890781.62126</text:p>
          </table:table-cell>
          <table:table-cell office:value-type="float" office:value="896" calcext:value-type="float">
            <text:p>896</text:p>
          </table:table-cell>
          <table:table-cell table:formula="of:=[.B143]-[.B$2]" office:value-type="float" office:value="12.7239887714386" calcext:value-type="float">
            <text:p>12.7239887714</text:p>
          </table:table-cell>
          <table:table-cell table:formula="of:=[.C143]/([.D143]-[.D142])" office:value-type="float" office:value="78524.3399151675" calcext:value-type="float">
            <text:p>78524.3399151675</text:p>
          </table:table-cell>
          <table:table-cell/>
          <table:table-cell office:value-type="float" office:value="1442890781.96426" calcext:value-type="float">
            <text:p>1442890781.96426</text:p>
          </table:table-cell>
          <table:table-cell table:formula="of:=[.G143]-[.$B143]" office:value-type="float" office:value="0.343003749847412" calcext:value-type="float">
            <text:p>0.3430037498</text:p>
          </table:table-cell>
          <table:table-cell/>
          <table:table-cell office:value-type="float" office:value="1442890781.96431" calcext:value-type="float">
            <text:p>1442890781.96431</text:p>
          </table:table-cell>
          <table:table-cell table:formula="of:=[.J143]-[.$B143]" office:value-type="float" office:value="0.343051910400391" calcext:value-type="float">
            <text:p>0.343051910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0781.63263" calcext:value-type="float">
            <text:p>1442890781.63263</text:p>
          </table:table-cell>
          <table:table-cell office:value-type="float" office:value="896" calcext:value-type="float">
            <text:p>896</text:p>
          </table:table-cell>
          <table:table-cell table:formula="of:=[.B144]-[.B$2]" office:value-type="float" office:value="12.7353601455688" calcext:value-type="float">
            <text:p>12.7353601456</text:p>
          </table:table-cell>
          <table:table-cell table:formula="of:=[.C144]/([.D144]-[.D143])" office:value-type="float" office:value="78794.3470804068" calcext:value-type="float">
            <text:p>78794.3470804068</text:p>
          </table:table-cell>
          <table:table-cell/>
          <table:table-cell office:value-type="float" office:value="1442890781.9644" calcext:value-type="float">
            <text:p>1442890781.9644</text:p>
          </table:table-cell>
          <table:table-cell table:formula="of:=[.G144]-[.$B144]" office:value-type="float" office:value="0.331773519515991" calcext:value-type="float">
            <text:p>0.3317735195</text:p>
          </table:table-cell>
          <table:table-cell/>
          <table:table-cell office:value-type="float" office:value="1442890781.96806" calcext:value-type="float">
            <text:p>1442890781.96806</text:p>
          </table:table-cell>
          <table:table-cell table:formula="of:=[.J144]-[.$B144]" office:value-type="float" office:value="0.33543062210083" calcext:value-type="float">
            <text:p>0.335430622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0781.64405" calcext:value-type="float">
            <text:p>1442890781.64405</text:p>
          </table:table-cell>
          <table:table-cell office:value-type="float" office:value="896" calcext:value-type="float">
            <text:p>896</text:p>
          </table:table-cell>
          <table:table-cell table:formula="of:=[.B145]-[.B$2]" office:value-type="float" office:value="12.746776342392" calcext:value-type="float">
            <text:p>12.7467763424</text:p>
          </table:table-cell>
          <table:table-cell table:formula="of:=[.C145]/([.D145]-[.D144])" office:value-type="float" office:value="78484.9818098281" calcext:value-type="float">
            <text:p>78484.9818098281</text:p>
          </table:table-cell>
          <table:table-cell/>
          <table:table-cell office:value-type="float" office:value="1442890781.96443" calcext:value-type="float">
            <text:p>1442890781.96443</text:p>
          </table:table-cell>
          <table:table-cell table:formula="of:=[.G145]-[.$B145]" office:value-type="float" office:value="0.320385217666626" calcext:value-type="float">
            <text:p>0.3203852177</text:p>
          </table:table-cell>
          <table:table-cell/>
          <table:table-cell office:value-type="float" office:value="1442890781.97181" calcext:value-type="float">
            <text:p>1442890781.97181</text:p>
          </table:table-cell>
          <table:table-cell table:formula="of:=[.J145]-[.$B145]" office:value-type="float" office:value="0.327768087387085" calcext:value-type="float">
            <text:p>0.327768087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0781.65546" calcext:value-type="float">
            <text:p>1442890781.65546</text:p>
          </table:table-cell>
          <table:table-cell office:value-type="float" office:value="896" calcext:value-type="float">
            <text:p>896</text:p>
          </table:table-cell>
          <table:table-cell table:formula="of:=[.B146]-[.B$2]" office:value-type="float" office:value="12.7581899166107" calcext:value-type="float">
            <text:p>12.7581899166</text:p>
          </table:table-cell>
          <table:table-cell table:formula="of:=[.C146]/([.D146]-[.D145])" office:value-type="float" office:value="78503.0160427807" calcext:value-type="float">
            <text:p>78503.0160427807</text:p>
          </table:table-cell>
          <table:table-cell/>
          <table:table-cell office:value-type="float" office:value="1442890781.96445" calcext:value-type="float">
            <text:p>1442890781.96445</text:p>
          </table:table-cell>
          <table:table-cell table:formula="of:=[.G146]-[.$B146]" office:value-type="float" office:value="0.308995008468628" calcext:value-type="float">
            <text:p>0.3089950085</text:p>
          </table:table-cell>
          <table:table-cell/>
          <table:table-cell office:value-type="float" office:value="1442890781.97558" calcext:value-type="float">
            <text:p>1442890781.97558</text:p>
          </table:table-cell>
          <table:table-cell table:formula="of:=[.J146]-[.$B146]" office:value-type="float" office:value="0.320123195648193" calcext:value-type="float">
            <text:p>0.320123195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0781.66689" calcext:value-type="float">
            <text:p>1442890781.66689</text:p>
          </table:table-cell>
          <table:table-cell office:value-type="float" office:value="896" calcext:value-type="float">
            <text:p>896</text:p>
          </table:table-cell>
          <table:table-cell table:formula="of:=[.B147]-[.B$2]" office:value-type="float" office:value="12.7696223258972" calcext:value-type="float">
            <text:p>12.7696223259</text:p>
          </table:table-cell>
          <table:table-cell table:formula="of:=[.C147]/([.D147]-[.D146])" office:value-type="float" office:value="78373.6811328231" calcext:value-type="float">
            <text:p>78373.6811328231</text:p>
          </table:table-cell>
          <table:table-cell/>
          <table:table-cell office:value-type="float" office:value="1442890781.96448" calcext:value-type="float">
            <text:p>1442890781.96448</text:p>
          </table:table-cell>
          <table:table-cell table:formula="of:=[.G147]-[.$B147]" office:value-type="float" office:value="0.297583341598511" calcext:value-type="float">
            <text:p>0.2975833416</text:p>
          </table:table-cell>
          <table:table-cell/>
          <table:table-cell office:value-type="float" office:value="1442890781.97936" calcext:value-type="float">
            <text:p>1442890781.97936</text:p>
          </table:table-cell>
          <table:table-cell table:formula="of:=[.J147]-[.$B147]" office:value-type="float" office:value="0.31246542930603" calcext:value-type="float">
            <text:p>0.312465429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0781.67834" calcext:value-type="float">
            <text:p>1442890781.67834</text:p>
          </table:table-cell>
          <table:table-cell office:value-type="float" office:value="896" calcext:value-type="float">
            <text:p>896</text:p>
          </table:table-cell>
          <table:table-cell table:formula="of:=[.B148]-[.B$2]" office:value-type="float" office:value="12.7810699939728" calcext:value-type="float">
            <text:p>12.781069994</text:p>
          </table:table-cell>
          <table:table-cell table:formula="of:=[.C148]/([.D148]-[.D147])" office:value-type="float" office:value="78269.2155368114" calcext:value-type="float">
            <text:p>78269.2155368114</text:p>
          </table:table-cell>
          <table:table-cell/>
          <table:table-cell office:value-type="float" office:value="1442890781.9645" calcext:value-type="float">
            <text:p>1442890781.9645</text:p>
          </table:table-cell>
          <table:table-cell table:formula="of:=[.G148]-[.$B148]" office:value-type="float" office:value="0.28615665435791" calcext:value-type="float">
            <text:p>0.2861566544</text:p>
          </table:table-cell>
          <table:table-cell/>
          <table:table-cell office:value-type="float" office:value="1442890781.98313" calcext:value-type="float">
            <text:p>1442890781.98313</text:p>
          </table:table-cell>
          <table:table-cell table:formula="of:=[.J148]-[.$B148]" office:value-type="float" office:value="0.304791927337646" calcext:value-type="float">
            <text:p>0.304791927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0781.68977" calcext:value-type="float">
            <text:p>1442890781.68977</text:p>
          </table:table-cell>
          <table:table-cell office:value-type="float" office:value="896" calcext:value-type="float">
            <text:p>896</text:p>
          </table:table-cell>
          <table:table-cell table:formula="of:=[.B149]-[.B$2]" office:value-type="float" office:value="12.7924971580505" calcext:value-type="float">
            <text:p>12.7924971581</text:p>
          </table:table-cell>
          <table:table-cell table:formula="of:=[.C149]/([.D149]-[.D148])" office:value-type="float" office:value="78409.6556155981" calcext:value-type="float">
            <text:p>78409.6556155981</text:p>
          </table:table-cell>
          <table:table-cell/>
          <table:table-cell office:value-type="float" office:value="1442890781.96452" calcext:value-type="float">
            <text:p>1442890781.96452</text:p>
          </table:table-cell>
          <table:table-cell table:formula="of:=[.G149]-[.$B149]" office:value-type="float" office:value="0.274750232696533" calcext:value-type="float">
            <text:p>0.2747502327</text:p>
          </table:table-cell>
          <table:table-cell/>
          <table:table-cell office:value-type="float" office:value="1442890781.9869" calcext:value-type="float">
            <text:p>1442890781.9869</text:p>
          </table:table-cell>
          <table:table-cell table:formula="of:=[.J149]-[.$B149]" office:value-type="float" office:value="0.297137498855591" calcext:value-type="float">
            <text:p>0.297137498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0781.70122" calcext:value-type="float">
            <text:p>1442890781.70122</text:p>
          </table:table-cell>
          <table:table-cell office:value-type="float" office:value="896" calcext:value-type="float">
            <text:p>896</text:p>
          </table:table-cell>
          <table:table-cell table:formula="of:=[.B150]-[.B$2]" office:value-type="float" office:value="12.8039534091949" calcext:value-type="float">
            <text:p>12.8039534092</text:p>
          </table:table-cell>
          <table:table-cell table:formula="of:=[.C150]/([.D150]-[.D149])" office:value-type="float" office:value="78210.5759297413" calcext:value-type="float">
            <text:p>78210.5759297413</text:p>
          </table:table-cell>
          <table:table-cell/>
          <table:table-cell office:value-type="float" office:value="1442890781.96454" calcext:value-type="float">
            <text:p>1442890781.96454</text:p>
          </table:table-cell>
          <table:table-cell table:formula="of:=[.G150]-[.$B150]" office:value-type="float" office:value="0.263314723968506" calcext:value-type="float">
            <text:p>0.263314724</text:p>
          </table:table-cell>
          <table:table-cell/>
          <table:table-cell office:value-type="float" office:value="1442890781.99067" calcext:value-type="float">
            <text:p>1442890781.99067</text:p>
          </table:table-cell>
          <table:table-cell table:formula="of:=[.J150]-[.$B150]" office:value-type="float" office:value="0.289445161819458" calcext:value-type="float">
            <text:p>0.289445161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0781.71263" calcext:value-type="float">
            <text:p>1442890781.71263</text:p>
          </table:table-cell>
          <table:table-cell office:value-type="float" office:value="896" calcext:value-type="float">
            <text:p>896</text:p>
          </table:table-cell>
          <table:table-cell table:formula="of:=[.B151]-[.B$2]" office:value-type="float" office:value="12.8153622150421" calcext:value-type="float">
            <text:p>12.815362215</text:p>
          </table:table-cell>
          <table:table-cell table:formula="of:=[.C151]/([.D151]-[.D150])" office:value-type="float" office:value="78535.8267992978" calcext:value-type="float">
            <text:p>78535.8267992978</text:p>
          </table:table-cell>
          <table:table-cell/>
          <table:table-cell office:value-type="float" office:value="1442890781.96456" calcext:value-type="float">
            <text:p>1442890781.96456</text:p>
          </table:table-cell>
          <table:table-cell table:formula="of:=[.G151]-[.$B151]" office:value-type="float" office:value="0.251926422119141" calcext:value-type="float">
            <text:p>0.2519264221</text:p>
          </table:table-cell>
          <table:table-cell/>
          <table:table-cell office:value-type="float" office:value="1442890781.99444" calcext:value-type="float">
            <text:p>1442890781.99444</text:p>
          </table:table-cell>
          <table:table-cell table:formula="of:=[.J151]-[.$B151]" office:value-type="float" office:value="0.281806230545044" calcext:value-type="float">
            <text:p>0.28180623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0781.72408" calcext:value-type="float">
            <text:p>1442890781.72408</text:p>
          </table:table-cell>
          <table:table-cell office:value-type="float" office:value="896" calcext:value-type="float">
            <text:p>896</text:p>
          </table:table-cell>
          <table:table-cell table:formula="of:=[.B152]-[.B$2]" office:value-type="float" office:value="12.8268127441406" calcext:value-type="float">
            <text:p>12.8268127441</text:p>
          </table:table-cell>
          <table:table-cell table:formula="of:=[.C152]/([.D152]-[.D151])" office:value-type="float" office:value="78249.6592333479" calcext:value-type="float">
            <text:p>78249.6592333479</text:p>
          </table:table-cell>
          <table:table-cell/>
          <table:table-cell office:value-type="float" office:value="1442890781.96458" calcext:value-type="float">
            <text:p>1442890781.96458</text:p>
          </table:table-cell>
          <table:table-cell table:formula="of:=[.G152]-[.$B152]" office:value-type="float" office:value="0.240495681762695" calcext:value-type="float">
            <text:p>0.2404956818</text:p>
          </table:table-cell>
          <table:table-cell/>
          <table:table-cell office:value-type="float" office:value="1442890781.9982" calcext:value-type="float">
            <text:p>1442890781.9982</text:p>
          </table:table-cell>
          <table:table-cell table:formula="of:=[.J152]-[.$B152]" office:value-type="float" office:value="0.274115562438965" calcext:value-type="float">
            <text:p>0.274115562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0781.73549" calcext:value-type="float">
            <text:p>1442890781.73549</text:p>
          </table:table-cell>
          <table:table-cell office:value-type="float" office:value="896" calcext:value-type="float">
            <text:p>896</text:p>
          </table:table-cell>
          <table:table-cell table:formula="of:=[.B153]-[.B$2]" office:value-type="float" office:value="12.838223695755" calcext:value-type="float">
            <text:p>12.8382236958</text:p>
          </table:table-cell>
          <table:table-cell table:formula="of:=[.C153]/([.D153]-[.D152])" office:value-type="float" office:value="78521.0585654291" calcext:value-type="float">
            <text:p>78521.0585654291</text:p>
          </table:table-cell>
          <table:table-cell/>
          <table:table-cell office:value-type="float" office:value="1442890781.9646" calcext:value-type="float">
            <text:p>1442890781.9646</text:p>
          </table:table-cell>
          <table:table-cell table:formula="of:=[.G153]-[.$B153]" office:value-type="float" office:value="0.229104995727539" calcext:value-type="float">
            <text:p>0.2291049957</text:p>
          </table:table-cell>
          <table:table-cell/>
          <table:table-cell office:value-type="float" office:value="1442890782.00177" calcext:value-type="float">
            <text:p>1442890782.00177</text:p>
          </table:table-cell>
          <table:table-cell table:formula="of:=[.J153]-[.$B153]" office:value-type="float" office:value="0.266273975372314" calcext:value-type="float">
            <text:p>0.266273975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0781.74691" calcext:value-type="float">
            <text:p>1442890781.74691</text:p>
          </table:table-cell>
          <table:table-cell office:value-type="float" office:value="896" calcext:value-type="float">
            <text:p>896</text:p>
          </table:table-cell>
          <table:table-cell table:formula="of:=[.B154]-[.B$2]" office:value-type="float" office:value="12.8496446609497" calcext:value-type="float">
            <text:p>12.8496446609</text:p>
          </table:table-cell>
          <table:table-cell table:formula="of:=[.C154]/([.D154]-[.D153])" office:value-type="float" office:value="78452.2135148112" calcext:value-type="float">
            <text:p>78452.2135148112</text:p>
          </table:table-cell>
          <table:table-cell/>
          <table:table-cell office:value-type="float" office:value="1442890781.96462" calcext:value-type="float">
            <text:p>1442890781.96462</text:p>
          </table:table-cell>
          <table:table-cell table:formula="of:=[.G154]-[.$B154]" office:value-type="float" office:value="0.217704772949219" calcext:value-type="float">
            <text:p>0.2177047729</text:p>
          </table:table-cell>
          <table:table-cell/>
          <table:table-cell office:value-type="float" office:value="1442890782.00518" calcext:value-type="float">
            <text:p>1442890782.00518</text:p>
          </table:table-cell>
          <table:table-cell table:formula="of:=[.J154]-[.$B154]" office:value-type="float" office:value="0.258264303207397" calcext:value-type="float">
            <text:p>0.258264303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0781.75837" calcext:value-type="float">
            <text:p>1442890781.75837</text:p>
          </table:table-cell>
          <table:table-cell office:value-type="float" office:value="896" calcext:value-type="float">
            <text:p>896</text:p>
          </table:table-cell>
          <table:table-cell table:formula="of:=[.B155]-[.B$2]" office:value-type="float" office:value="12.8611035346985" calcext:value-type="float">
            <text:p>12.8611035347</text:p>
          </table:table-cell>
          <table:table-cell table:formula="of:=[.C155]/([.D155]-[.D154])" office:value-type="float" office:value="78192.6757937664" calcext:value-type="float">
            <text:p>78192.6757937664</text:p>
          </table:table-cell>
          <table:table-cell/>
          <table:table-cell office:value-type="float" office:value="1442890782.02658" calcext:value-type="float">
            <text:p>1442890782.02658</text:p>
          </table:table-cell>
          <table:table-cell table:formula="of:=[.G155]-[.$B155]" office:value-type="float" office:value="0.268205404281616" calcext:value-type="float">
            <text:p>0.2682054043</text:p>
          </table:table-cell>
          <table:table-cell/>
          <table:table-cell office:value-type="float" office:value="1442890782.02662" calcext:value-type="float">
            <text:p>1442890782.02662</text:p>
          </table:table-cell>
          <table:table-cell table:formula="of:=[.J155]-[.$B155]" office:value-type="float" office:value="0.26824688911438" calcext:value-type="float">
            <text:p>0.268246889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0781.7698" calcext:value-type="float">
            <text:p>1442890781.7698</text:p>
          </table:table-cell>
          <table:table-cell office:value-type="float" office:value="896" calcext:value-type="float">
            <text:p>896</text:p>
          </table:table-cell>
          <table:table-cell table:formula="of:=[.B156]-[.B$2]" office:value-type="float" office:value="12.8725261688232" calcext:value-type="float">
            <text:p>12.8725261688</text:p>
          </table:table-cell>
          <table:table-cell table:formula="of:=[.C156]/([.D156]-[.D155])" office:value-type="float" office:value="78440.7510749322" calcext:value-type="float">
            <text:p>78440.7510749322</text:p>
          </table:table-cell>
          <table:table-cell/>
          <table:table-cell office:value-type="float" office:value="1442890782.02666" calcext:value-type="float">
            <text:p>1442890782.02666</text:p>
          </table:table-cell>
          <table:table-cell table:formula="of:=[.G156]-[.$B156]" office:value-type="float" office:value="0.256866455078125" calcext:value-type="float">
            <text:p>0.2568664551</text:p>
          </table:table-cell>
          <table:table-cell/>
          <table:table-cell office:value-type="float" office:value="1442890782.03" calcext:value-type="float">
            <text:p>1442890782.03</text:p>
          </table:table-cell>
          <table:table-cell table:formula="of:=[.J156]-[.$B156]" office:value-type="float" office:value="0.260204792022705" calcext:value-type="float">
            <text:p>0.26020479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0781.7812" calcext:value-type="float">
            <text:p>1442890781.7812</text:p>
          </table:table-cell>
          <table:table-cell office:value-type="float" office:value="896" calcext:value-type="float">
            <text:p>896</text:p>
          </table:table-cell>
          <table:table-cell table:formula="of:=[.B157]-[.B$2]" office:value-type="float" office:value="12.8839302062988" calcext:value-type="float">
            <text:p>12.8839302063</text:p>
          </table:table-cell>
          <table:table-cell table:formula="of:=[.C157]/([.D157]-[.D156])" office:value-type="float" office:value="78568.6649941462" calcext:value-type="float">
            <text:p>78568.6649941462</text:p>
          </table:table-cell>
          <table:table-cell/>
          <table:table-cell office:value-type="float" office:value="1442890782.02668" calcext:value-type="float">
            <text:p>1442890782.02668</text:p>
          </table:table-cell>
          <table:table-cell table:formula="of:=[.G157]-[.$B157]" office:value-type="float" office:value="0.245483160018921" calcext:value-type="float">
            <text:p>0.24548316</text:p>
          </table:table-cell>
          <table:table-cell/>
          <table:table-cell office:value-type="float" office:value="1442890782.0334" calcext:value-type="float">
            <text:p>1442890782.0334</text:p>
          </table:table-cell>
          <table:table-cell table:formula="of:=[.J157]-[.$B157]" office:value-type="float" office:value="0.252197265625" calcext:value-type="float">
            <text:p>0.252197265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0781.79261" calcext:value-type="float">
            <text:p>1442890781.79261</text:p>
          </table:table-cell>
          <table:table-cell office:value-type="float" office:value="896" calcext:value-type="float">
            <text:p>896</text:p>
          </table:table-cell>
          <table:table-cell table:formula="of:=[.B158]-[.B$2]" office:value-type="float" office:value="12.8953447341919" calcext:value-type="float">
            <text:p>12.8953447342</text:p>
          </table:table-cell>
          <table:table-cell table:formula="of:=[.C158]/([.D158]-[.D157])" office:value-type="float" office:value="78496.4571810511" calcext:value-type="float">
            <text:p>78496.4571810511</text:p>
          </table:table-cell>
          <table:table-cell/>
          <table:table-cell office:value-type="float" office:value="1442890782.0267" calcext:value-type="float">
            <text:p>1442890782.0267</text:p>
          </table:table-cell>
          <table:table-cell table:formula="of:=[.G158]-[.$B158]" office:value-type="float" office:value="0.234086751937866" calcext:value-type="float">
            <text:p>0.2340867519</text:p>
          </table:table-cell>
          <table:table-cell/>
          <table:table-cell office:value-type="float" office:value="1442890782.03681" calcext:value-type="float">
            <text:p>1442890782.03681</text:p>
          </table:table-cell>
          <table:table-cell table:formula="of:=[.J158]-[.$B158]" office:value-type="float" office:value="0.244198560714722" calcext:value-type="float">
            <text:p>0.244198560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0781.80405" calcext:value-type="float">
            <text:p>1442890781.80405</text:p>
          </table:table-cell>
          <table:table-cell office:value-type="float" office:value="896" calcext:value-type="float">
            <text:p>896</text:p>
          </table:table-cell>
          <table:table-cell table:formula="of:=[.B159]-[.B$2]" office:value-type="float" office:value="12.9067804813385" calcext:value-type="float">
            <text:p>12.9067804813</text:p>
          </table:table-cell>
          <table:table-cell table:formula="of:=[.C159]/([.D159]-[.D158])" office:value-type="float" office:value="78350.8054623163" calcext:value-type="float">
            <text:p>78350.8054623163</text:p>
          </table:table-cell>
          <table:table-cell/>
          <table:table-cell office:value-type="float" office:value="1442890782.02672" calcext:value-type="float">
            <text:p>1442890782.02672</text:p>
          </table:table-cell>
          <table:table-cell table:formula="of:=[.G159]-[.$B159]" office:value-type="float" office:value="0.222669124603271" calcext:value-type="float">
            <text:p>0.2226691246</text:p>
          </table:table-cell>
          <table:table-cell/>
          <table:table-cell office:value-type="float" office:value="1442890782.04023" calcext:value-type="float">
            <text:p>1442890782.04023</text:p>
          </table:table-cell>
          <table:table-cell table:formula="of:=[.J159]-[.$B159]" office:value-type="float" office:value="0.236180067062378" calcext:value-type="float">
            <text:p>0.236180067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0781.8155" calcext:value-type="float">
            <text:p>1442890781.8155</text:p>
          </table:table-cell>
          <table:table-cell office:value-type="float" office:value="896" calcext:value-type="float">
            <text:p>896</text:p>
          </table:table-cell>
          <table:table-cell table:formula="of:=[.B160]-[.B$2]" office:value-type="float" office:value="12.9182288646698" calcext:value-type="float">
            <text:p>12.9182288647</text:p>
          </table:table-cell>
          <table:table-cell table:formula="of:=[.C160]/([.D160]-[.D159])" office:value-type="float" office:value="78264.3255445875" calcext:value-type="float">
            <text:p>78264.3255445875</text:p>
          </table:table-cell>
          <table:table-cell/>
          <table:table-cell office:value-type="float" office:value="1442890782.02674" calcext:value-type="float">
            <text:p>1442890782.02674</text:p>
          </table:table-cell>
          <table:table-cell table:formula="of:=[.G160]-[.$B160]" office:value-type="float" office:value="0.211239337921143" calcext:value-type="float">
            <text:p>0.2112393379</text:p>
          </table:table-cell>
          <table:table-cell/>
          <table:table-cell office:value-type="float" office:value="1442890782.04365" calcext:value-type="float">
            <text:p>1442890782.04365</text:p>
          </table:table-cell>
          <table:table-cell table:formula="of:=[.J160]-[.$B160]" office:value-type="float" office:value="0.228150367736816" calcext:value-type="float">
            <text:p>0.228150367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0781.82693" calcext:value-type="float">
            <text:p>1442890781.82693</text:p>
          </table:table-cell>
          <table:table-cell office:value-type="float" office:value="896" calcext:value-type="float">
            <text:p>896</text:p>
          </table:table-cell>
          <table:table-cell table:formula="of:=[.B161]-[.B$2]" office:value-type="float" office:value="12.9296629428864" calcext:value-type="float">
            <text:p>12.9296629429</text:p>
          </table:table-cell>
          <table:table-cell table:formula="of:=[.C161]/([.D161]-[.D160])" office:value-type="float" office:value="78362.2416280912" calcext:value-type="float">
            <text:p>78362.2416280912</text:p>
          </table:table-cell>
          <table:table-cell/>
          <table:table-cell office:value-type="float" office:value="1442890782.17095" calcext:value-type="float">
            <text:p>1442890782.17095</text:p>
          </table:table-cell>
          <table:table-cell table:formula="of:=[.G161]-[.$B161]" office:value-type="float" office:value="0.344013929367065" calcext:value-type="float">
            <text:p>0.3440139294</text:p>
          </table:table-cell>
          <table:table-cell/>
          <table:table-cell office:value-type="float" office:value="1442890782.171" calcext:value-type="float">
            <text:p>1442890782.171</text:p>
          </table:table-cell>
          <table:table-cell table:formula="of:=[.J161]-[.$B161]" office:value-type="float" office:value="0.344070911407471" calcext:value-type="float">
            <text:p>0.344070911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0781.83836" calcext:value-type="float">
            <text:p>1442890781.83836</text:p>
          </table:table-cell>
          <table:table-cell office:value-type="float" office:value="896" calcext:value-type="float">
            <text:p>896</text:p>
          </table:table-cell>
          <table:table-cell table:formula="of:=[.B162]-[.B$2]" office:value-type="float" office:value="12.9410903453827" calcext:value-type="float">
            <text:p>12.9410903454</text:p>
          </table:table-cell>
          <table:table-cell table:formula="of:=[.C162]/([.D162]-[.D161])" office:value-type="float" office:value="78408.0196953891" calcext:value-type="float">
            <text:p>78408.0196953891</text:p>
          </table:table-cell>
          <table:table-cell/>
          <table:table-cell office:value-type="float" office:value="1442890782.17105" calcext:value-type="float">
            <text:p>1442890782.17105</text:p>
          </table:table-cell>
          <table:table-cell table:formula="of:=[.G162]-[.$B162]" office:value-type="float" office:value="0.332688331604004" calcext:value-type="float">
            <text:p>0.3326883316</text:p>
          </table:table-cell>
          <table:table-cell/>
          <table:table-cell office:value-type="float" office:value="1442890782.17441" calcext:value-type="float">
            <text:p>1442890782.17441</text:p>
          </table:table-cell>
          <table:table-cell table:formula="of:=[.J162]-[.$B162]" office:value-type="float" office:value="0.336047410964966" calcext:value-type="float">
            <text:p>0.33604741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0781.84979" calcext:value-type="float">
            <text:p>1442890781.84979</text:p>
          </table:table-cell>
          <table:table-cell office:value-type="float" office:value="896" calcext:value-type="float">
            <text:p>896</text:p>
          </table:table-cell>
          <table:table-cell table:formula="of:=[.B163]-[.B$2]" office:value-type="float" office:value="12.9525249004364" calcext:value-type="float">
            <text:p>12.9525249004</text:p>
          </table:table-cell>
          <table:table-cell table:formula="of:=[.C163]/([.D163]-[.D162])" office:value-type="float" office:value="78358.9738115096" calcext:value-type="float">
            <text:p>78358.9738115096</text:p>
          </table:table-cell>
          <table:table-cell/>
          <table:table-cell office:value-type="float" office:value="1442890782.17109" calcext:value-type="float">
            <text:p>1442890782.17109</text:p>
          </table:table-cell>
          <table:table-cell table:formula="of:=[.G163]-[.$B163]" office:value-type="float" office:value="0.321292161941528" calcext:value-type="float">
            <text:p>0.3212921619</text:p>
          </table:table-cell>
          <table:table-cell/>
          <table:table-cell office:value-type="float" office:value="1442890782.17782" calcext:value-type="float">
            <text:p>1442890782.17782</text:p>
          </table:table-cell>
          <table:table-cell table:formula="of:=[.J163]-[.$B163]" office:value-type="float" office:value="0.328027009963989" calcext:value-type="float">
            <text:p>0.3280270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0781.86128" calcext:value-type="float">
            <text:p>1442890781.86128</text:p>
          </table:table-cell>
          <table:table-cell office:value-type="float" office:value="896" calcext:value-type="float">
            <text:p>896</text:p>
          </table:table-cell>
          <table:table-cell table:formula="of:=[.B164]-[.B$2]" office:value-type="float" office:value="12.9640076160431" calcext:value-type="float">
            <text:p>12.964007616</text:p>
          </table:table-cell>
          <table:table-cell table:formula="of:=[.C164]/([.D164]-[.D163])" office:value-type="float" office:value="78030.3223288069" calcext:value-type="float">
            <text:p>78030.3223288069</text:p>
          </table:table-cell>
          <table:table-cell/>
          <table:table-cell office:value-type="float" office:value="1442890782.17111" calcext:value-type="float">
            <text:p>1442890782.17111</text:p>
          </table:table-cell>
          <table:table-cell table:formula="of:=[.G164]-[.$B164]" office:value-type="float" office:value="0.309832334518433" calcext:value-type="float">
            <text:p>0.3098323345</text:p>
          </table:table-cell>
          <table:table-cell/>
          <table:table-cell office:value-type="float" office:value="1442890782.18122" calcext:value-type="float">
            <text:p>1442890782.18122</text:p>
          </table:table-cell>
          <table:table-cell table:formula="of:=[.J164]-[.$B164]" office:value-type="float" office:value="0.319942235946655" calcext:value-type="float">
            <text:p>0.319942235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0781.87273" calcext:value-type="float">
            <text:p>1442890781.87273</text:p>
          </table:table-cell>
          <table:table-cell office:value-type="float" office:value="896" calcext:value-type="float">
            <text:p>896</text:p>
          </table:table-cell>
          <table:table-cell table:formula="of:=[.B165]-[.B$2]" office:value-type="float" office:value="12.9754617214203" calcext:value-type="float">
            <text:p>12.9754617214</text:p>
          </table:table-cell>
          <table:table-cell table:formula="of:=[.C165]/([.D165]-[.D164])" office:value-type="float" office:value="78225.2275925232" calcext:value-type="float">
            <text:p>78225.2275925232</text:p>
          </table:table-cell>
          <table:table-cell/>
          <table:table-cell office:value-type="float" office:value="1442890782.17113" calcext:value-type="float">
            <text:p>1442890782.17113</text:p>
          </table:table-cell>
          <table:table-cell table:formula="of:=[.G165]-[.$B165]" office:value-type="float" office:value="0.298398971557617" calcext:value-type="float">
            <text:p>0.2983989716</text:p>
          </table:table-cell>
          <table:table-cell/>
          <table:table-cell office:value-type="float" office:value="1442890782.18462" calcext:value-type="float">
            <text:p>1442890782.18462</text:p>
          </table:table-cell>
          <table:table-cell table:formula="of:=[.J165]-[.$B165]" office:value-type="float" office:value="0.311888933181763" calcext:value-type="float">
            <text:p>0.311888933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0781.88421" calcext:value-type="float">
            <text:p>1442890781.88421</text:p>
          </table:table-cell>
          <table:table-cell office:value-type="float" office:value="896" calcext:value-type="float">
            <text:p>896</text:p>
          </table:table-cell>
          <table:table-cell table:formula="of:=[.B166]-[.B$2]" office:value-type="float" office:value="12.9869441986084" calcext:value-type="float">
            <text:p>12.9869441986</text:p>
          </table:table-cell>
          <table:table-cell table:formula="of:=[.C166]/([.D166]-[.D165])" office:value-type="float" office:value="78031.9425261103" calcext:value-type="float">
            <text:p>78031.9425261103</text:p>
          </table:table-cell>
          <table:table-cell/>
          <table:table-cell office:value-type="float" office:value="1442890782.17115" calcext:value-type="float">
            <text:p>1442890782.17115</text:p>
          </table:table-cell>
          <table:table-cell table:formula="of:=[.G166]-[.$B166]" office:value-type="float" office:value="0.286937952041626" calcext:value-type="float">
            <text:p>0.286937952</text:p>
          </table:table-cell>
          <table:table-cell/>
          <table:table-cell office:value-type="float" office:value="1442890782.18802" calcext:value-type="float">
            <text:p>1442890782.18802</text:p>
          </table:table-cell>
          <table:table-cell table:formula="of:=[.J166]-[.$B166]" office:value-type="float" office:value="0.303806781768799" calcext:value-type="float">
            <text:p>0.303806781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0781.8959" calcext:value-type="float">
            <text:p>1442890781.8959</text:p>
          </table:table-cell>
          <table:table-cell office:value-type="float" office:value="896" calcext:value-type="float">
            <text:p>896</text:p>
          </table:table-cell>
          <table:table-cell table:formula="of:=[.B167]-[.B$2]" office:value-type="float" office:value="12.9986281394959" calcext:value-type="float">
            <text:p>12.9986281395</text:p>
          </table:table-cell>
          <table:table-cell table:formula="of:=[.C167]/([.D167]-[.D166])" office:value-type="float" office:value="76686.4543933396" calcext:value-type="float">
            <text:p>76686.4543933396</text:p>
          </table:table-cell>
          <table:table-cell/>
          <table:table-cell office:value-type="float" office:value="1442890782.17117" calcext:value-type="float">
            <text:p>1442890782.17117</text:p>
          </table:table-cell>
          <table:table-cell table:formula="of:=[.G167]-[.$B167]" office:value-type="float" office:value="0.275274753570557" calcext:value-type="float">
            <text:p>0.2752747536</text:p>
          </table:table-cell>
          <table:table-cell/>
          <table:table-cell office:value-type="float" office:value="1442890782.19143" calcext:value-type="float">
            <text:p>1442890782.19143</text:p>
          </table:table-cell>
          <table:table-cell table:formula="of:=[.J167]-[.$B167]" office:value-type="float" office:value="0.295534133911133" calcext:value-type="float">
            <text:p>0.295534133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0781.90749" calcext:value-type="float">
            <text:p>1442890781.90749</text:p>
          </table:table-cell>
          <table:table-cell office:value-type="float" office:value="896" calcext:value-type="float">
            <text:p>896</text:p>
          </table:table-cell>
          <table:table-cell table:formula="of:=[.B168]-[.B$2]" office:value-type="float" office:value="13.0102233886719" calcext:value-type="float">
            <text:p>13.0102233887</text:p>
          </table:table-cell>
          <table:table-cell table:formula="of:=[.C168]/([.D168]-[.D167])" office:value-type="float" office:value="77273.0267713945" calcext:value-type="float">
            <text:p>77273.0267713945</text:p>
          </table:table-cell>
          <table:table-cell/>
          <table:table-cell office:value-type="float" office:value="1442890782.17119" calcext:value-type="float">
            <text:p>1442890782.17119</text:p>
          </table:table-cell>
          <table:table-cell table:formula="of:=[.G168]-[.$B168]" office:value-type="float" office:value="0.263700008392334" calcext:value-type="float">
            <text:p>0.2637000084</text:p>
          </table:table-cell>
          <table:table-cell/>
          <table:table-cell office:value-type="float" office:value="1442890782.19482" calcext:value-type="float">
            <text:p>1442890782.19482</text:p>
          </table:table-cell>
          <table:table-cell table:formula="of:=[.J168]-[.$B168]" office:value-type="float" office:value="0.287328004837036" calcext:value-type="float">
            <text:p>0.287328004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0781.91905" calcext:value-type="float">
            <text:p>1442890781.91905</text:p>
          </table:table-cell>
          <table:table-cell office:value-type="float" office:value="896" calcext:value-type="float">
            <text:p>896</text:p>
          </table:table-cell>
          <table:table-cell table:formula="of:=[.B169]-[.B$2]" office:value-type="float" office:value="13.0217778682709" calcext:value-type="float">
            <text:p>13.0217778683</text:p>
          </table:table-cell>
          <table:table-cell table:formula="of:=[.C169]/([.D169]-[.D168])" office:value-type="float" office:value="77545.6819429255" calcext:value-type="float">
            <text:p>77545.6819429255</text:p>
          </table:table-cell>
          <table:table-cell/>
          <table:table-cell office:value-type="float" office:value="1442890782.17121" calcext:value-type="float">
            <text:p>1442890782.17121</text:p>
          </table:table-cell>
          <table:table-cell table:formula="of:=[.G169]-[.$B169]" office:value-type="float" office:value="0.252166748046875" calcext:value-type="float">
            <text:p>0.252166748</text:p>
          </table:table-cell>
          <table:table-cell/>
          <table:table-cell office:value-type="float" office:value="1442890782.19823" calcext:value-type="float">
            <text:p>1442890782.19823</text:p>
          </table:table-cell>
          <table:table-cell table:formula="of:=[.J169]-[.$B169]" office:value-type="float" office:value="0.279187440872192" calcext:value-type="float">
            <text:p>0.279187440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0781.93064" calcext:value-type="float">
            <text:p>1442890781.93064</text:p>
          </table:table-cell>
          <table:table-cell office:value-type="float" office:value="896" calcext:value-type="float">
            <text:p>896</text:p>
          </table:table-cell>
          <table:table-cell table:formula="of:=[.B170]-[.B$2]" office:value-type="float" office:value="13.0333745479584" calcext:value-type="float">
            <text:p>13.033374548</text:p>
          </table:table-cell>
          <table:table-cell table:formula="of:=[.C170]/([.D170]-[.D169])" office:value-type="float" office:value="77263.4947368421" calcext:value-type="float">
            <text:p>77263.4947368421</text:p>
          </table:table-cell>
          <table:table-cell/>
          <table:table-cell office:value-type="float" office:value="1442890782.17123" calcext:value-type="float">
            <text:p>1442890782.17123</text:p>
          </table:table-cell>
          <table:table-cell table:formula="of:=[.G170]-[.$B170]" office:value-type="float" office:value="0.240590572357178" calcext:value-type="float">
            <text:p>0.2405905724</text:p>
          </table:table-cell>
          <table:table-cell/>
          <table:table-cell office:value-type="float" office:value="1442890782.20166" calcext:value-type="float">
            <text:p>1442890782.20166</text:p>
          </table:table-cell>
          <table:table-cell table:formula="of:=[.J170]-[.$B170]" office:value-type="float" office:value="0.271016120910645" calcext:value-type="float">
            <text:p>0.271016120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90781.94222" calcext:value-type="float">
            <text:p>1442890781.94222</text:p>
          </table:table-cell>
          <table:table-cell office:value-type="float" office:value="896" calcext:value-type="float">
            <text:p>896</text:p>
          </table:table-cell>
          <table:table-cell table:formula="of:=[.B171]-[.B$2]" office:value-type="float" office:value="13.044947385788" calcext:value-type="float">
            <text:p>13.0449473858</text:p>
          </table:table-cell>
          <table:table-cell table:formula="of:=[.C171]/([.D171]-[.D170])" office:value-type="float" office:value="77422.6696332921" calcext:value-type="float">
            <text:p>77422.6696332921</text:p>
          </table:table-cell>
          <table:table-cell/>
          <table:table-cell office:value-type="float" office:value="1442890782.17126" calcext:value-type="float">
            <text:p>1442890782.17126</text:p>
          </table:table-cell>
          <table:table-cell table:formula="of:=[.G171]-[.$B171]" office:value-type="float" office:value="0.22903847694397" calcext:value-type="float">
            <text:p>0.2290384769</text:p>
          </table:table-cell>
          <table:table-cell/>
          <table:table-cell office:value-type="float" office:value="1442890782.20507" calcext:value-type="float">
            <text:p>1442890782.20507</text:p>
          </table:table-cell>
          <table:table-cell table:formula="of:=[.J171]-[.$B171]" office:value-type="float" office:value="0.262856960296631" calcext:value-type="float">
            <text:p>0.262856960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90781.95382" calcext:value-type="float">
            <text:p>1442890781.95382</text:p>
          </table:table-cell>
          <table:table-cell office:value-type="float" office:value="896" calcext:value-type="float">
            <text:p>896</text:p>
          </table:table-cell>
          <table:table-cell table:formula="of:=[.B172]-[.B$2]" office:value-type="float" office:value="13.0565526485443" calcext:value-type="float">
            <text:p>13.0565526485</text:p>
          </table:table-cell>
          <table:table-cell table:formula="of:=[.C172]/([.D172]-[.D171])" office:value-type="float" office:value="77206.3518777221" calcext:value-type="float">
            <text:p>77206.3518777221</text:p>
          </table:table-cell>
          <table:table-cell/>
          <table:table-cell office:value-type="float" office:value="1442890782.17128" calcext:value-type="float">
            <text:p>1442890782.17128</text:p>
          </table:table-cell>
          <table:table-cell table:formula="of:=[.G172]-[.$B172]" office:value-type="float" office:value="0.217454195022583" calcext:value-type="float">
            <text:p>0.217454195</text:p>
          </table:table-cell>
          <table:table-cell/>
          <table:table-cell office:value-type="float" office:value="1442890782.20847" calcext:value-type="float">
            <text:p>1442890782.20847</text:p>
          </table:table-cell>
          <table:table-cell table:formula="of:=[.J172]-[.$B172]" office:value-type="float" office:value="0.254647493362427" calcext:value-type="float">
            <text:p>0.254647493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90781.96533" calcext:value-type="float">
            <text:p>1442890781.96533</text:p>
          </table:table-cell>
          <table:table-cell office:value-type="float" office:value="896" calcext:value-type="float">
            <text:p>896</text:p>
          </table:table-cell>
          <table:table-cell table:formula="of:=[.B173]-[.B$2]" office:value-type="float" office:value="13.0680649280548" calcext:value-type="float">
            <text:p>13.0680649281</text:p>
          </table:table-cell>
          <table:table-cell table:formula="of:=[.C173]/([.D173]-[.D172])" office:value-type="float" office:value="77829.9379530299" calcext:value-type="float">
            <text:p>77829.9379530299</text:p>
          </table:table-cell>
          <table:table-cell/>
          <table:table-cell office:value-type="float" office:value="1442890782.22744" calcext:value-type="float">
            <text:p>1442890782.22744</text:p>
          </table:table-cell>
          <table:table-cell table:formula="of:=[.G173]-[.$B173]" office:value-type="float" office:value="0.262106657028198" calcext:value-type="float">
            <text:p>0.262106657</text:p>
          </table:table-cell>
          <table:table-cell/>
          <table:table-cell office:value-type="float" office:value="1442890782.22747" calcext:value-type="float">
            <text:p>1442890782.22747</text:p>
          </table:table-cell>
          <table:table-cell table:formula="of:=[.J173]-[.$B173]" office:value-type="float" office:value="0.262139320373535" calcext:value-type="float">
            <text:p>0.262139320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90781.97695" calcext:value-type="float">
            <text:p>1442890781.97695</text:p>
          </table:table-cell>
          <table:table-cell office:value-type="float" office:value="896" calcext:value-type="float">
            <text:p>896</text:p>
          </table:table-cell>
          <table:table-cell table:formula="of:=[.B174]-[.B$2]" office:value-type="float" office:value="13.0796794891357" calcext:value-type="float">
            <text:p>13.0796794891</text:p>
          </table:table-cell>
          <table:table-cell table:formula="of:=[.C174]/([.D174]-[.D173])" office:value-type="float" office:value="77144.5424201991" calcext:value-type="float">
            <text:p>77144.5424201991</text:p>
          </table:table-cell>
          <table:table-cell/>
          <table:table-cell office:value-type="float" office:value="1442890782.22751" calcext:value-type="float">
            <text:p>1442890782.22751</text:p>
          </table:table-cell>
          <table:table-cell table:formula="of:=[.G174]-[.$B174]" office:value-type="float" office:value="0.250561714172363" calcext:value-type="float">
            <text:p>0.2505617142</text:p>
          </table:table-cell>
          <table:table-cell/>
          <table:table-cell office:value-type="float" office:value="1442890782.23087" calcext:value-type="float">
            <text:p>1442890782.23087</text:p>
          </table:table-cell>
          <table:table-cell table:formula="of:=[.J174]-[.$B174]" office:value-type="float" office:value="0.253919363021851" calcext:value-type="float">
            <text:p>0.25391936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90781.9885" calcext:value-type="float">
            <text:p>1442890781.9885</text:p>
          </table:table-cell>
          <table:table-cell office:value-type="float" office:value="896" calcext:value-type="float">
            <text:p>896</text:p>
          </table:table-cell>
          <table:table-cell table:formula="of:=[.B175]-[.B$2]" office:value-type="float" office:value="13.0912275314331" calcext:value-type="float">
            <text:p>13.0912275314</text:p>
          </table:table-cell>
          <table:table-cell table:formula="of:=[.C175]/([.D175]-[.D174])" office:value-type="float" office:value="77588.9087455612" calcext:value-type="float">
            <text:p>77588.9087455612</text:p>
          </table:table-cell>
          <table:table-cell/>
          <table:table-cell office:value-type="float" office:value="1442890782.22753" calcext:value-type="float">
            <text:p>1442890782.22753</text:p>
          </table:table-cell>
          <table:table-cell table:formula="of:=[.G175]-[.$B175]" office:value-type="float" office:value="0.239033937454224" calcext:value-type="float">
            <text:p>0.2390339375</text:p>
          </table:table-cell>
          <table:table-cell/>
          <table:table-cell office:value-type="float" office:value="1442890782.23427" calcext:value-type="float">
            <text:p>1442890782.23427</text:p>
          </table:table-cell>
          <table:table-cell table:formula="of:=[.J175]-[.$B175]" office:value-type="float" office:value="0.245773792266846" calcext:value-type="float">
            <text:p>0.245773792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90782.00007" calcext:value-type="float">
            <text:p>1442890782.00007</text:p>
          </table:table-cell>
          <table:table-cell office:value-type="float" office:value="896" calcext:value-type="float">
            <text:p>896</text:p>
          </table:table-cell>
          <table:table-cell table:formula="of:=[.B176]-[.B$2]" office:value-type="float" office:value="13.1027960777283" calcext:value-type="float">
            <text:p>13.1027960777</text:p>
          </table:table-cell>
          <table:table-cell table:formula="of:=[.C176]/([.D176]-[.D175])" office:value-type="float" office:value="77451.3907918058" calcext:value-type="float">
            <text:p>77451.3907918058</text:p>
          </table:table-cell>
          <table:table-cell/>
          <table:table-cell office:value-type="float" office:value="1442890782.22755" calcext:value-type="float">
            <text:p>1442890782.22755</text:p>
          </table:table-cell>
          <table:table-cell table:formula="of:=[.G176]-[.$B176]" office:value-type="float" office:value="0.227483987808228" calcext:value-type="float">
            <text:p>0.2274839878</text:p>
          </table:table-cell>
          <table:table-cell/>
          <table:table-cell office:value-type="float" office:value="1442890782.23769" calcext:value-type="float">
            <text:p>1442890782.23769</text:p>
          </table:table-cell>
          <table:table-cell table:formula="of:=[.J176]-[.$B176]" office:value-type="float" office:value="0.237621307373047" calcext:value-type="float">
            <text:p>0.237621307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90782.00967" calcext:value-type="float">
            <text:p>1442890782.00967</text:p>
          </table:table-cell>
          <table:table-cell office:value-type="float" office:value="896" calcext:value-type="float">
            <text:p>896</text:p>
          </table:table-cell>
          <table:table-cell table:formula="of:=[.B177]-[.B$2]" office:value-type="float" office:value="13.1123969554901" calcext:value-type="float">
            <text:p>13.1123969555</text:p>
          </table:table-cell>
          <table:table-cell table:formula="of:=[.C177]/([.D177]-[.D176])" office:value-type="float" office:value="93324.8003178624" calcext:value-type="float">
            <text:p>93324.8003178624</text:p>
          </table:table-cell>
          <table:table-cell/>
          <table:table-cell office:value-type="float" office:value="1442890782.22757" calcext:value-type="float">
            <text:p>1442890782.22757</text:p>
          </table:table-cell>
          <table:table-cell table:formula="of:=[.G177]-[.$B177]" office:value-type="float" office:value="0.217901229858398" calcext:value-type="float">
            <text:p>0.2179012299</text:p>
          </table:table-cell>
          <table:table-cell/>
          <table:table-cell office:value-type="float" office:value="1442890782.24107" calcext:value-type="float">
            <text:p>1442890782.24107</text:p>
          </table:table-cell>
          <table:table-cell table:formula="of:=[.J177]-[.$B177]" office:value-type="float" office:value="0.231400966644287" calcext:value-type="float">
            <text:p>0.231400966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90782.01923" calcext:value-type="float">
            <text:p>1442890782.01923</text:p>
          </table:table-cell>
          <table:table-cell office:value-type="float" office:value="896" calcext:value-type="float">
            <text:p>896</text:p>
          </table:table-cell>
          <table:table-cell table:formula="of:=[.B178]-[.B$2]" office:value-type="float" office:value="13.121963262558" calcext:value-type="float">
            <text:p>13.1219632626</text:p>
          </table:table-cell>
          <table:table-cell table:formula="of:=[.C178]/([.D178]-[.D177])" office:value-type="float" office:value="93662.0572226099" calcext:value-type="float">
            <text:p>93662.0572226099</text:p>
          </table:table-cell>
          <table:table-cell/>
          <table:table-cell office:value-type="float" office:value="1442890782.22759" calcext:value-type="float">
            <text:p>1442890782.22759</text:p>
          </table:table-cell>
          <table:table-cell table:formula="of:=[.G178]-[.$B178]" office:value-type="float" office:value="0.208353042602539" calcext:value-type="float">
            <text:p>0.2083530426</text:p>
          </table:table-cell>
          <table:table-cell/>
          <table:table-cell office:value-type="float" office:value="1442890782.24444" calcext:value-type="float">
            <text:p>1442890782.24444</text:p>
          </table:table-cell>
          <table:table-cell table:formula="of:=[.J178]-[.$B178]" office:value-type="float" office:value="0.225203990936279" calcext:value-type="float">
            <text:p>0.225203990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90782.02875" calcext:value-type="float">
            <text:p>1442890782.02875</text:p>
          </table:table-cell>
          <table:table-cell office:value-type="float" office:value="896" calcext:value-type="float">
            <text:p>896</text:p>
          </table:table-cell>
          <table:table-cell table:formula="of:=[.B179]-[.B$2]" office:value-type="float" office:value="13.1314826011658" calcext:value-type="float">
            <text:p>13.1314826012</text:p>
          </table:table-cell>
          <table:table-cell table:formula="of:=[.C179]/([.D179]-[.D178])" office:value-type="float" office:value="94124.1862398878" calcext:value-type="float">
            <text:p>94124.1862398878</text:p>
          </table:table-cell>
          <table:table-cell/>
          <table:table-cell office:value-type="float" office:value="1442890782.34978" calcext:value-type="float">
            <text:p>1442890782.34978</text:p>
          </table:table-cell>
          <table:table-cell table:formula="of:=[.G179]-[.$B179]" office:value-type="float" office:value="0.321024894714355" calcext:value-type="float">
            <text:p>0.3210248947</text:p>
          </table:table-cell>
          <table:table-cell/>
          <table:table-cell office:value-type="float" office:value="1442890782.34982" calcext:value-type="float">
            <text:p>1442890782.34982</text:p>
          </table:table-cell>
          <table:table-cell table:formula="of:=[.J179]-[.$B179]" office:value-type="float" office:value="0.321068048477173" calcext:value-type="float">
            <text:p>0.321068048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90782.03829" calcext:value-type="float">
            <text:p>1442890782.03829</text:p>
          </table:table-cell>
          <table:table-cell office:value-type="float" office:value="896" calcext:value-type="float">
            <text:p>896</text:p>
          </table:table-cell>
          <table:table-cell table:formula="of:=[.B180]-[.B$2]" office:value-type="float" office:value="13.1410155296326" calcext:value-type="float">
            <text:p>13.1410155296</text:p>
          </table:table-cell>
          <table:table-cell table:formula="of:=[.C180]/([.D180]-[.D179])" office:value-type="float" office:value="93990.0056022409" calcext:value-type="float">
            <text:p>93990.0056022409</text:p>
          </table:table-cell>
          <table:table-cell/>
          <table:table-cell office:value-type="float" office:value="1442890782.34989" calcext:value-type="float">
            <text:p>1442890782.34989</text:p>
          </table:table-cell>
          <table:table-cell table:formula="of:=[.G180]-[.$B180]" office:value-type="float" office:value="0.311604261398315" calcext:value-type="float">
            <text:p>0.3116042614</text:p>
          </table:table-cell>
          <table:table-cell/>
          <table:table-cell office:value-type="float" office:value="1442890782.35322" calcext:value-type="float">
            <text:p>1442890782.35322</text:p>
          </table:table-cell>
          <table:table-cell table:formula="of:=[.J180]-[.$B180]" office:value-type="float" office:value="0.314937829971313" calcext:value-type="float">
            <text:p>0.3149378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90782.04784" calcext:value-type="float">
            <text:p>1442890782.04784</text:p>
          </table:table-cell>
          <table:table-cell office:value-type="float" office:value="896" calcext:value-type="float">
            <text:p>896</text:p>
          </table:table-cell>
          <table:table-cell table:formula="of:=[.B181]-[.B$2]" office:value-type="float" office:value="13.1505670547485" calcext:value-type="float">
            <text:p>13.1505670547</text:p>
          </table:table-cell>
          <table:table-cell table:formula="of:=[.C181]/([.D181]-[.D180])" office:value-type="float" office:value="93807.0087364585" calcext:value-type="float">
            <text:p>93807.0087364585</text:p>
          </table:table-cell>
          <table:table-cell/>
          <table:table-cell office:value-type="float" office:value="1442890782.34995" calcext:value-type="float">
            <text:p>1442890782.34995</text:p>
          </table:table-cell>
          <table:table-cell table:formula="of:=[.G181]-[.$B181]" office:value-type="float" office:value="0.302109956741333" calcext:value-type="float">
            <text:p>0.3021099567</text:p>
          </table:table-cell>
          <table:table-cell/>
          <table:table-cell office:value-type="float" office:value="1442890782.35662" calcext:value-type="float">
            <text:p>1442890782.35662</text:p>
          </table:table-cell>
          <table:table-cell table:formula="of:=[.J181]-[.$B181]" office:value-type="float" office:value="0.308785438537598" calcext:value-type="float">
            <text:p>0.308785438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90782.05738" calcext:value-type="float">
            <text:p>1442890782.05738</text:p>
          </table:table-cell>
          <table:table-cell office:value-type="float" office:value="896" calcext:value-type="float">
            <text:p>896</text:p>
          </table:table-cell>
          <table:table-cell table:formula="of:=[.B182]-[.B$2]" office:value-type="float" office:value="13.1601147651672" calcext:value-type="float">
            <text:p>13.1601147652</text:p>
          </table:table-cell>
          <table:table-cell table:formula="of:=[.C182]/([.D182]-[.D181])" office:value-type="float" office:value="93844.488438296" calcext:value-type="float">
            <text:p>93844.488438296</text:p>
          </table:table-cell>
          <table:table-cell/>
          <table:table-cell office:value-type="float" office:value="1442890782.34998" calcext:value-type="float">
            <text:p>1442890782.34998</text:p>
          </table:table-cell>
          <table:table-cell table:formula="of:=[.G182]-[.$B182]" office:value-type="float" office:value="0.292600631713867" calcext:value-type="float">
            <text:p>0.2926006317</text:p>
          </table:table-cell>
          <table:table-cell/>
          <table:table-cell office:value-type="float" office:value="1442890782.36002" calcext:value-type="float">
            <text:p>1442890782.36002</text:p>
          </table:table-cell>
          <table:table-cell table:formula="of:=[.J182]-[.$B182]" office:value-type="float" office:value="0.302633285522461" calcext:value-type="float">
            <text:p>0.302633285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90782.06692" calcext:value-type="float">
            <text:p>1442890782.06692</text:p>
          </table:table-cell>
          <table:table-cell office:value-type="float" office:value="896" calcext:value-type="float">
            <text:p>896</text:p>
          </table:table-cell>
          <table:table-cell table:formula="of:=[.B183]-[.B$2]" office:value-type="float" office:value="13.1696517467499" calcext:value-type="float">
            <text:p>13.1696517467</text:p>
          </table:table-cell>
          <table:table-cell table:formula="of:=[.C183]/([.D183]-[.D182])" office:value-type="float" office:value="93950.0608484788" calcext:value-type="float">
            <text:p>93950.0608484788</text:p>
          </table:table-cell>
          <table:table-cell/>
          <table:table-cell office:value-type="float" office:value="1442890782.35001" calcext:value-type="float">
            <text:p>1442890782.35001</text:p>
          </table:table-cell>
          <table:table-cell table:formula="of:=[.G183]-[.$B183]" office:value-type="float" office:value="0.283086061477661" calcext:value-type="float">
            <text:p>0.2830860615</text:p>
          </table:table-cell>
          <table:table-cell/>
          <table:table-cell office:value-type="float" office:value="1442890782.36342" calcext:value-type="float">
            <text:p>1442890782.36342</text:p>
          </table:table-cell>
          <table:table-cell table:formula="of:=[.J183]-[.$B183]" office:value-type="float" office:value="0.296496629714966" calcext:value-type="float">
            <text:p>0.296496629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90782.0765" calcext:value-type="float">
            <text:p>1442890782.0765</text:p>
          </table:table-cell>
          <table:table-cell office:value-type="float" office:value="896" calcext:value-type="float">
            <text:p>896</text:p>
          </table:table-cell>
          <table:table-cell table:formula="of:=[.B184]-[.B$2]" office:value-type="float" office:value="13.1792342662811" calcext:value-type="float">
            <text:p>13.1792342663</text:p>
          </table:table-cell>
          <table:table-cell table:formula="of:=[.C184]/([.D184]-[.D183])" office:value-type="float" office:value="93503.5923566879" calcext:value-type="float">
            <text:p>93503.5923566879</text:p>
          </table:table-cell>
          <table:table-cell/>
          <table:table-cell office:value-type="float" office:value="1442890782.35003" calcext:value-type="float">
            <text:p>1442890782.35003</text:p>
          </table:table-cell>
          <table:table-cell table:formula="of:=[.G184]-[.$B184]" office:value-type="float" office:value="0.273524761199951" calcext:value-type="float">
            <text:p>0.2735247612</text:p>
          </table:table-cell>
          <table:table-cell/>
          <table:table-cell office:value-type="float" office:value="1442890782.36683" calcext:value-type="float">
            <text:p>1442890782.36683</text:p>
          </table:table-cell>
          <table:table-cell table:formula="of:=[.J184]-[.$B184]" office:value-type="float" office:value="0.290323734283447" calcext:value-type="float">
            <text:p>0.290323734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90782.08616" calcext:value-type="float">
            <text:p>1442890782.08616</text:p>
          </table:table-cell>
          <table:table-cell office:value-type="float" office:value="896" calcext:value-type="float">
            <text:p>896</text:p>
          </table:table-cell>
          <table:table-cell table:formula="of:=[.B185]-[.B$2]" office:value-type="float" office:value="13.1888947486877" calcext:value-type="float">
            <text:p>13.1888947487</text:p>
          </table:table-cell>
          <table:table-cell table:formula="of:=[.C185]/([.D185]-[.D184])" office:value-type="float" office:value="92748.9914361164" calcext:value-type="float">
            <text:p>92748.9914361164</text:p>
          </table:table-cell>
          <table:table-cell/>
          <table:table-cell office:value-type="float" office:value="1442890782.35005" calcext:value-type="float">
            <text:p>1442890782.35005</text:p>
          </table:table-cell>
          <table:table-cell table:formula="of:=[.G185]-[.$B185]" office:value-type="float" office:value="0.263885021209717" calcext:value-type="float">
            <text:p>0.2638850212</text:p>
          </table:table-cell>
          <table:table-cell/>
          <table:table-cell office:value-type="float" office:value="1442890782.37022" calcext:value-type="float">
            <text:p>1442890782.37022</text:p>
          </table:table-cell>
          <table:table-cell table:formula="of:=[.J185]-[.$B185]" office:value-type="float" office:value="0.284060478210449" calcext:value-type="float">
            <text:p>0.284060478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90782.09581" calcext:value-type="float">
            <text:p>1442890782.09581</text:p>
          </table:table-cell>
          <table:table-cell office:value-type="float" office:value="896" calcext:value-type="float">
            <text:p>896</text:p>
          </table:table-cell>
          <table:table-cell table:formula="of:=[.B186]-[.B$2]" office:value-type="float" office:value="13.1985414028168" calcext:value-type="float">
            <text:p>13.1985414028</text:p>
          </table:table-cell>
          <table:table-cell table:formula="of:=[.C186]/([.D186]-[.D185])" office:value-type="float" office:value="92881.94518178" calcext:value-type="float">
            <text:p>92881.94518178</text:p>
          </table:table-cell>
          <table:table-cell/>
          <table:table-cell office:value-type="float" office:value="1442890782.35007" calcext:value-type="float">
            <text:p>1442890782.35007</text:p>
          </table:table-cell>
          <table:table-cell table:formula="of:=[.G186]-[.$B186]" office:value-type="float" office:value="0.254258871078491" calcext:value-type="float">
            <text:p>0.2542588711</text:p>
          </table:table-cell>
          <table:table-cell/>
          <table:table-cell office:value-type="float" office:value="1442890782.37367" calcext:value-type="float">
            <text:p>1442890782.37367</text:p>
          </table:table-cell>
          <table:table-cell table:formula="of:=[.J186]-[.$B186]" office:value-type="float" office:value="0.277861595153809" calcext:value-type="float">
            <text:p>0.277861595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90782.10545" calcext:value-type="float">
            <text:p>1442890782.10545</text:p>
          </table:table-cell>
          <table:table-cell office:value-type="float" office:value="896" calcext:value-type="float">
            <text:p>896</text:p>
          </table:table-cell>
          <table:table-cell table:formula="of:=[.B187]-[.B$2]" office:value-type="float" office:value="13.2081770896912" calcext:value-type="float">
            <text:p>13.2081770897</text:p>
          </table:table-cell>
          <table:table-cell table:formula="of:=[.C187]/([.D187]-[.D186])" office:value-type="float" office:value="92987.6626005196" calcext:value-type="float">
            <text:p>92987.6626005196</text:p>
          </table:table-cell>
          <table:table-cell/>
          <table:table-cell office:value-type="float" office:value="1442890782.35009" calcext:value-type="float">
            <text:p>1442890782.35009</text:p>
          </table:table-cell>
          <table:table-cell table:formula="of:=[.G187]-[.$B187]" office:value-type="float" office:value="0.244643688201904" calcext:value-type="float">
            <text:p>0.2446436882</text:p>
          </table:table-cell>
          <table:table-cell/>
          <table:table-cell office:value-type="float" office:value="1442890782.37708" calcext:value-type="float">
            <text:p>1442890782.37708</text:p>
          </table:table-cell>
          <table:table-cell table:formula="of:=[.J187]-[.$B187]" office:value-type="float" office:value="0.27163290977478" calcext:value-type="float">
            <text:p>0.271632909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90782.11512" calcext:value-type="float">
            <text:p>1442890782.11512</text:p>
          </table:table-cell>
          <table:table-cell office:value-type="float" office:value="896" calcext:value-type="float">
            <text:p>896</text:p>
          </table:table-cell>
          <table:table-cell table:formula="of:=[.B188]-[.B$2]" office:value-type="float" office:value="13.2178468704224" calcext:value-type="float">
            <text:p>13.2178468704</text:p>
          </table:table-cell>
          <table:table-cell table:formula="of:=[.C188]/([.D188]-[.D187])" office:value-type="float" office:value="92659.805315844" calcext:value-type="float">
            <text:p>92659.805315844</text:p>
          </table:table-cell>
          <table:table-cell/>
          <table:table-cell office:value-type="float" office:value="1442890782.35011" calcext:value-type="float">
            <text:p>1442890782.35011</text:p>
          </table:table-cell>
          <table:table-cell table:formula="of:=[.G188]-[.$B188]" office:value-type="float" office:value="0.234994649887085" calcext:value-type="float">
            <text:p>0.2349946499</text:p>
          </table:table-cell>
          <table:table-cell/>
          <table:table-cell office:value-type="float" office:value="1442890782.38049" calcext:value-type="float">
            <text:p>1442890782.38049</text:p>
          </table:table-cell>
          <table:table-cell table:formula="of:=[.J188]-[.$B188]" office:value-type="float" office:value="0.265371561050415" calcext:value-type="float">
            <text:p>0.26537156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90782.1248" calcext:value-type="float">
            <text:p>1442890782.1248</text:p>
          </table:table-cell>
          <table:table-cell office:value-type="float" office:value="896" calcext:value-type="float">
            <text:p>896</text:p>
          </table:table-cell>
          <table:table-cell table:formula="of:=[.B189]-[.B$2]" office:value-type="float" office:value="13.2275295257568" calcext:value-type="float">
            <text:p>13.2275295258</text:p>
          </table:table-cell>
          <table:table-cell table:formula="of:=[.C189]/([.D189]-[.D188])" office:value-type="float" office:value="92536.5996257264" calcext:value-type="float">
            <text:p>92536.5996257264</text:p>
          </table:table-cell>
          <table:table-cell/>
          <table:table-cell office:value-type="float" office:value="1442890782.35013" calcext:value-type="float">
            <text:p>1442890782.35013</text:p>
          </table:table-cell>
          <table:table-cell table:formula="of:=[.G189]-[.$B189]" office:value-type="float" office:value="0.225333213806152" calcext:value-type="float">
            <text:p>0.2253332138</text:p>
          </table:table-cell>
          <table:table-cell/>
          <table:table-cell office:value-type="float" office:value="1442890782.3839" calcext:value-type="float">
            <text:p>1442890782.3839</text:p>
          </table:table-cell>
          <table:table-cell table:formula="of:=[.J189]-[.$B189]" office:value-type="float" office:value="0.259098291397095" calcext:value-type="float">
            <text:p>0.259098291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90782.13447" calcext:value-type="float">
            <text:p>1442890782.13447</text:p>
          </table:table-cell>
          <table:table-cell office:value-type="float" office:value="896" calcext:value-type="float">
            <text:p>896</text:p>
          </table:table-cell>
          <table:table-cell table:formula="of:=[.B190]-[.B$2]" office:value-type="float" office:value="13.2371959686279" calcext:value-type="float">
            <text:p>13.2371959686</text:p>
          </table:table-cell>
          <table:table-cell table:formula="of:=[.C190]/([.D190]-[.D189])" office:value-type="float" office:value="92691.8011049724" calcext:value-type="float">
            <text:p>92691.8011049724</text:p>
          </table:table-cell>
          <table:table-cell/>
          <table:table-cell office:value-type="float" office:value="1442890782.35015" calcext:value-type="float">
            <text:p>1442890782.35015</text:p>
          </table:table-cell>
          <table:table-cell table:formula="of:=[.G190]-[.$B190]" office:value-type="float" office:value="0.21568775177002" calcext:value-type="float">
            <text:p>0.2156877518</text:p>
          </table:table-cell>
          <table:table-cell/>
          <table:table-cell office:value-type="float" office:value="1442890782.3873" calcext:value-type="float">
            <text:p>1442890782.3873</text:p>
          </table:table-cell>
          <table:table-cell table:formula="of:=[.J190]-[.$B190]" office:value-type="float" office:value="0.252829551696777" calcext:value-type="float">
            <text:p>0.252829551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90782.14412" calcext:value-type="float">
            <text:p>1442890782.14412</text:p>
          </table:table-cell>
          <table:table-cell office:value-type="float" office:value="896" calcext:value-type="float">
            <text:p>896</text:p>
          </table:table-cell>
          <table:table-cell table:formula="of:=[.B191]-[.B$2]" office:value-type="float" office:value="13.2468504905701" calcext:value-type="float">
            <text:p>13.2468504906</text:p>
          </table:table-cell>
          <table:table-cell table:formula="of:=[.C191]/([.D191]-[.D190])" office:value-type="float" office:value="92806.2523830691" calcext:value-type="float">
            <text:p>92806.2523830691</text:p>
          </table:table-cell>
          <table:table-cell/>
          <table:table-cell office:value-type="float" office:value="1442890782.4284" calcext:value-type="float">
            <text:p>1442890782.4284</text:p>
          </table:table-cell>
          <table:table-cell table:formula="of:=[.G191]-[.$B191]" office:value-type="float" office:value="0.284279823303223" calcext:value-type="float">
            <text:p>0.2842798233</text:p>
          </table:table-cell>
          <table:table-cell/>
          <table:table-cell office:value-type="float" office:value="1442890782.42844" calcext:value-type="float">
            <text:p>1442890782.42844</text:p>
          </table:table-cell>
          <table:table-cell table:formula="of:=[.J191]-[.$B191]" office:value-type="float" office:value="0.284316301345825" calcext:value-type="float">
            <text:p>0.284316301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90782.15377" calcext:value-type="float">
            <text:p>1442890782.15377</text:p>
          </table:table-cell>
          <table:table-cell office:value-type="float" office:value="896" calcext:value-type="float">
            <text:p>896</text:p>
          </table:table-cell>
          <table:table-cell table:formula="of:=[.B192]-[.B$2]" office:value-type="float" office:value="13.2565021514893" calcext:value-type="float">
            <text:p>13.2565021515</text:p>
          </table:table-cell>
          <table:table-cell table:formula="of:=[.C192]/([.D192]-[.D191])" office:value-type="float" office:value="92833.762758757" calcext:value-type="float">
            <text:p>92833.762758757</text:p>
          </table:table-cell>
          <table:table-cell/>
          <table:table-cell office:value-type="float" office:value="1442890782.42849" calcext:value-type="float">
            <text:p>1442890782.42849</text:p>
          </table:table-cell>
          <table:table-cell table:formula="of:=[.G192]-[.$B192]" office:value-type="float" office:value="0.274715185165405" calcext:value-type="float">
            <text:p>0.2747151852</text:p>
          </table:table-cell>
          <table:table-cell/>
          <table:table-cell office:value-type="float" office:value="1442890782.43184" calcext:value-type="float">
            <text:p>1442890782.43184</text:p>
          </table:table-cell>
          <table:table-cell table:formula="of:=[.J192]-[.$B192]" office:value-type="float" office:value="0.278071165084839" calcext:value-type="float">
            <text:p>0.278071165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90782.16342" calcext:value-type="float">
            <text:p>1442890782.16342</text:p>
          </table:table-cell>
          <table:table-cell office:value-type="float" office:value="896" calcext:value-type="float">
            <text:p>896</text:p>
          </table:table-cell>
          <table:table-cell table:formula="of:=[.B193]-[.B$2]" office:value-type="float" office:value="13.2661471366882" calcext:value-type="float">
            <text:p>13.2661471367</text:p>
          </table:table-cell>
          <table:table-cell table:formula="of:=[.C193]/([.D193]-[.D192])" office:value-type="float" office:value="92898.0171058486" calcext:value-type="float">
            <text:p>92898.0171058486</text:p>
          </table:table-cell>
          <table:table-cell/>
          <table:table-cell office:value-type="float" office:value="1442890782.42851" calcext:value-type="float">
            <text:p>1442890782.42851</text:p>
          </table:table-cell>
          <table:table-cell table:formula="of:=[.G193]-[.$B193]" office:value-type="float" office:value="0.265092849731445" calcext:value-type="float">
            <text:p>0.2650928497</text:p>
          </table:table-cell>
          <table:table-cell/>
          <table:table-cell office:value-type="float" office:value="1442890782.43535" calcext:value-type="float">
            <text:p>1442890782.43535</text:p>
          </table:table-cell>
          <table:table-cell table:formula="of:=[.J193]-[.$B193]" office:value-type="float" office:value="0.271930932998657" calcext:value-type="float">
            <text:p>0.27193093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90782.1731" calcext:value-type="float">
            <text:p>1442890782.1731</text:p>
          </table:table-cell>
          <table:table-cell office:value-type="float" office:value="896" calcext:value-type="float">
            <text:p>896</text:p>
          </table:table-cell>
          <table:table-cell table:formula="of:=[.B194]-[.B$2]" office:value-type="float" office:value="13.2758257389069" calcext:value-type="float">
            <text:p>13.2758257389</text:p>
          </table:table-cell>
          <table:table-cell table:formula="of:=[.C194]/([.D194]-[.D193])" office:value-type="float" office:value="92575.351250154" calcext:value-type="float">
            <text:p>92575.351250154</text:p>
          </table:table-cell>
          <table:table-cell/>
          <table:table-cell office:value-type="float" office:value="1442890782.42853" calcext:value-type="float">
            <text:p>1442890782.42853</text:p>
          </table:table-cell>
          <table:table-cell table:formula="of:=[.G194]-[.$B194]" office:value-type="float" office:value="0.255435466766357" calcext:value-type="float">
            <text:p>0.2554354668</text:p>
          </table:table-cell>
          <table:table-cell/>
          <table:table-cell office:value-type="float" office:value="1442890782.43875" calcext:value-type="float">
            <text:p>1442890782.43875</text:p>
          </table:table-cell>
          <table:table-cell table:formula="of:=[.J194]-[.$B194]" office:value-type="float" office:value="0.265657663345337" calcext:value-type="float">
            <text:p>0.265657663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90782.18273" calcext:value-type="float">
            <text:p>1442890782.18273</text:p>
          </table:table-cell>
          <table:table-cell office:value-type="float" office:value="896" calcext:value-type="float">
            <text:p>896</text:p>
          </table:table-cell>
          <table:table-cell table:formula="of:=[.B195]-[.B$2]" office:value-type="float" office:value="13.285459280014" calcext:value-type="float">
            <text:p>13.28545928</text:p>
          </table:table-cell>
          <table:table-cell table:formula="of:=[.C195]/([.D195]-[.D194])" office:value-type="float" office:value="93008.374597832" calcext:value-type="float">
            <text:p>93008.374597832</text:p>
          </table:table-cell>
          <table:table-cell/>
          <table:table-cell office:value-type="float" office:value="1442890782.42855" calcext:value-type="float">
            <text:p>1442890782.42855</text:p>
          </table:table-cell>
          <table:table-cell table:formula="of:=[.G195]-[.$B195]" office:value-type="float" office:value="0.245821475982666" calcext:value-type="float">
            <text:p>0.245821476</text:p>
          </table:table-cell>
          <table:table-cell/>
          <table:table-cell office:value-type="float" office:value="1442890782.44216" calcext:value-type="float">
            <text:p>1442890782.44216</text:p>
          </table:table-cell>
          <table:table-cell table:formula="of:=[.J195]-[.$B195]" office:value-type="float" office:value="0.259428024291992" calcext:value-type="float">
            <text:p>0.259428024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90782.19244" calcext:value-type="float">
            <text:p>1442890782.19244</text:p>
          </table:table-cell>
          <table:table-cell office:value-type="float" office:value="896" calcext:value-type="float">
            <text:p>896</text:p>
          </table:table-cell>
          <table:table-cell table:formula="of:=[.B196]-[.B$2]" office:value-type="float" office:value="13.2951679229736" calcext:value-type="float">
            <text:p>13.295167923</text:p>
          </table:table-cell>
          <table:table-cell table:formula="of:=[.C196]/([.D196]-[.D195])" office:value-type="float" office:value="92288.9021389455" calcext:value-type="float">
            <text:p>92288.9021389455</text:p>
          </table:table-cell>
          <table:table-cell/>
          <table:table-cell office:value-type="float" office:value="1442890782.42857" calcext:value-type="float">
            <text:p>1442890782.42857</text:p>
          </table:table-cell>
          <table:table-cell table:formula="of:=[.G196]-[.$B196]" office:value-type="float" office:value="0.23613166809082" calcext:value-type="float">
            <text:p>0.2361316681</text:p>
          </table:table-cell>
          <table:table-cell/>
          <table:table-cell office:value-type="float" office:value="1442890782.44559" calcext:value-type="float">
            <text:p>1442890782.44559</text:p>
          </table:table-cell>
          <table:table-cell table:formula="of:=[.J196]-[.$B196]" office:value-type="float" office:value="0.25314998626709" calcext:value-type="float">
            <text:p>0.25314998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90782.20206" calcext:value-type="float">
            <text:p>1442890782.20206</text:p>
          </table:table-cell>
          <table:table-cell office:value-type="float" office:value="896" calcext:value-type="float">
            <text:p>896</text:p>
          </table:table-cell>
          <table:table-cell table:formula="of:=[.B197]-[.B$2]" office:value-type="float" office:value="13.3047952651978" calcext:value-type="float">
            <text:p>13.3047952652</text:p>
          </table:table-cell>
          <table:table-cell table:formula="of:=[.C197]/([.D197]-[.D196])" office:value-type="float" office:value="93068.261119366" calcext:value-type="float">
            <text:p>93068.261119366</text:p>
          </table:table-cell>
          <table:table-cell/>
          <table:table-cell office:value-type="float" office:value="1442890782.42859" calcext:value-type="float">
            <text:p>1442890782.42859</text:p>
          </table:table-cell>
          <table:table-cell table:formula="of:=[.G197]-[.$B197]" office:value-type="float" office:value="0.226524114608765" calcext:value-type="float">
            <text:p>0.2265241146</text:p>
          </table:table-cell>
          <table:table-cell/>
          <table:table-cell office:value-type="float" office:value="1442890782.44894" calcext:value-type="float">
            <text:p>1442890782.44894</text:p>
          </table:table-cell>
          <table:table-cell table:formula="of:=[.J197]-[.$B197]" office:value-type="float" office:value="0.246874570846558" calcext:value-type="float">
            <text:p>0.246874570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90782.21173" calcext:value-type="float">
            <text:p>1442890782.21173</text:p>
          </table:table-cell>
          <table:table-cell office:value-type="float" office:value="896" calcext:value-type="float">
            <text:p>896</text:p>
          </table:table-cell>
          <table:table-cell table:formula="of:=[.B198]-[.B$2]" office:value-type="float" office:value="13.3144564628601" calcext:value-type="float">
            <text:p>13.3144564629</text:p>
          </table:table-cell>
          <table:table-cell table:formula="of:=[.C198]/([.D198]-[.D197])" office:value-type="float" office:value="92742.1248704408" calcext:value-type="float">
            <text:p>92742.1248704408</text:p>
          </table:table-cell>
          <table:table-cell/>
          <table:table-cell office:value-type="float" office:value="1442890782.42861" calcext:value-type="float">
            <text:p>1442890782.42861</text:p>
          </table:table-cell>
          <table:table-cell table:formula="of:=[.G198]-[.$B198]" office:value-type="float" office:value="0.216882467269897" calcext:value-type="float">
            <text:p>0.2168824673</text:p>
          </table:table-cell>
          <table:table-cell/>
          <table:table-cell office:value-type="float" office:value="1442890782.45237" calcext:value-type="float">
            <text:p>1442890782.45237</text:p>
          </table:table-cell>
          <table:table-cell table:formula="of:=[.J198]-[.$B198]" office:value-type="float" office:value="0.240642070770264" calcext:value-type="float">
            <text:p>0.24064207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90782.22148" calcext:value-type="float">
            <text:p>1442890782.22148</text:p>
          </table:table-cell>
          <table:table-cell office:value-type="float" office:value="896" calcext:value-type="float">
            <text:p>896</text:p>
          </table:table-cell>
          <table:table-cell table:formula="of:=[.B199]-[.B$2]" office:value-type="float" office:value="13.3242106437683" calcext:value-type="float">
            <text:p>13.3242106438</text:p>
          </table:table-cell>
          <table:table-cell table:formula="of:=[.C199]/([.D199]-[.D198])" office:value-type="float" office:value="91858.0461478295" calcext:value-type="float">
            <text:p>91858.0461478295</text:p>
          </table:table-cell>
          <table:table-cell/>
          <table:table-cell office:value-type="float" office:value="1442890782.42863" calcext:value-type="float">
            <text:p>1442890782.42863</text:p>
          </table:table-cell>
          <table:table-cell table:formula="of:=[.G199]-[.$B199]" office:value-type="float" office:value="0.207148313522339" calcext:value-type="float">
            <text:p>0.2071483135</text:p>
          </table:table-cell>
          <table:table-cell/>
          <table:table-cell office:value-type="float" office:value="1442890782.45576" calcext:value-type="float">
            <text:p>1442890782.45576</text:p>
          </table:table-cell>
          <table:table-cell table:formula="of:=[.J199]-[.$B199]" office:value-type="float" office:value="0.234280347824097" calcext:value-type="float">
            <text:p>0.23428034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90782.23112" calcext:value-type="float">
            <text:p>1442890782.23112</text:p>
          </table:table-cell>
          <table:table-cell office:value-type="float" office:value="896" calcext:value-type="float">
            <text:p>896</text:p>
          </table:table-cell>
          <table:table-cell table:formula="of:=[.B200]-[.B$2]" office:value-type="float" office:value="13.3338551521301" calcext:value-type="float">
            <text:p>13.3338551521</text:p>
          </table:table-cell>
          <table:table-cell table:formula="of:=[.C200]/([.D200]-[.D199])" office:value-type="float" office:value="92902.6101058044" calcext:value-type="float">
            <text:p>92902.6101058044</text:p>
          </table:table-cell>
          <table:table-cell/>
          <table:table-cell office:value-type="float" office:value="1442890782.55293" calcext:value-type="float">
            <text:p>1442890782.55293</text:p>
          </table:table-cell>
          <table:table-cell table:formula="of:=[.G200]-[.$B200]" office:value-type="float" office:value="0.321809768676758" calcext:value-type="float">
            <text:p>0.3218097687</text:p>
          </table:table-cell>
          <table:table-cell/>
          <table:table-cell office:value-type="float" office:value="1442890782.55298" calcext:value-type="float">
            <text:p>1442890782.55298</text:p>
          </table:table-cell>
          <table:table-cell table:formula="of:=[.J200]-[.$B200]" office:value-type="float" office:value="0.321860074996948" calcext:value-type="float">
            <text:p>0.32186007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90782.24079" calcext:value-type="float">
            <text:p>1442890782.24079</text:p>
          </table:table-cell>
          <table:table-cell office:value-type="float" office:value="896" calcext:value-type="float">
            <text:p>896</text:p>
          </table:table-cell>
          <table:table-cell table:formula="of:=[.B201]-[.B$2]" office:value-type="float" office:value="13.3435184955597" calcext:value-type="float">
            <text:p>13.3435184956</text:p>
          </table:table-cell>
          <table:table-cell table:formula="of:=[.C201]/([.D201]-[.D200])" office:value-type="float" office:value="92721.5312723594" calcext:value-type="float">
            <text:p>92721.5312723594</text:p>
          </table:table-cell>
          <table:table-cell/>
          <table:table-cell office:value-type="float" office:value="1442890782.55306" calcext:value-type="float">
            <text:p>1442890782.55306</text:p>
          </table:table-cell>
          <table:table-cell table:formula="of:=[.G201]-[.$B201]" office:value-type="float" office:value="0.312270641326904" calcext:value-type="float">
            <text:p>0.3122706413</text:p>
          </table:table-cell>
          <table:table-cell/>
          <table:table-cell office:value-type="float" office:value="1442890782.55639" calcext:value-type="float">
            <text:p>1442890782.55639</text:p>
          </table:table-cell>
          <table:table-cell table:formula="of:=[.J201]-[.$B201]" office:value-type="float" office:value="0.315603733062744" calcext:value-type="float">
            <text:p>0.31560373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90782.25047" calcext:value-type="float">
            <text:p>1442890782.25047</text:p>
          </table:table-cell>
          <table:table-cell office:value-type="float" office:value="896" calcext:value-type="float">
            <text:p>896</text:p>
          </table:table-cell>
          <table:table-cell table:formula="of:=[.B202]-[.B$2]" office:value-type="float" office:value="13.3532013893127" calcext:value-type="float">
            <text:p>13.3532013893</text:p>
          </table:table-cell>
          <table:table-cell table:formula="of:=[.C202]/([.D202]-[.D201])" office:value-type="float" office:value="92534.3211287026" calcext:value-type="float">
            <text:p>92534.3211287026</text:p>
          </table:table-cell>
          <table:table-cell/>
          <table:table-cell office:value-type="float" office:value="1442890782.5531" calcext:value-type="float">
            <text:p>1442890782.5531</text:p>
          </table:table-cell>
          <table:table-cell table:formula="of:=[.G202]-[.$B202]" office:value-type="float" office:value="0.302627563476562" calcext:value-type="float">
            <text:p>0.3026275635</text:p>
          </table:table-cell>
          <table:table-cell/>
          <table:table-cell office:value-type="float" office:value="1442890782.55979" calcext:value-type="float">
            <text:p>1442890782.55979</text:p>
          </table:table-cell>
          <table:table-cell table:formula="of:=[.J202]-[.$B202]" office:value-type="float" office:value="0.309321641921997" calcext:value-type="float">
            <text:p>0.30932164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90782.26013" calcext:value-type="float">
            <text:p>1442890782.26013</text:p>
          </table:table-cell>
          <table:table-cell office:value-type="float" office:value="896" calcext:value-type="float">
            <text:p>896</text:p>
          </table:table-cell>
          <table:table-cell table:formula="of:=[.B203]-[.B$2]" office:value-type="float" office:value="13.3628559112549" calcext:value-type="float">
            <text:p>13.3628559113</text:p>
          </table:table-cell>
          <table:table-cell table:formula="of:=[.C203]/([.D203]-[.D202])" office:value-type="float" office:value="92806.2523830691" calcext:value-type="float">
            <text:p>92806.2523830691</text:p>
          </table:table-cell>
          <table:table-cell/>
          <table:table-cell office:value-type="float" office:value="1442890782.55314" calcext:value-type="float">
            <text:p>1442890782.55314</text:p>
          </table:table-cell>
          <table:table-cell table:formula="of:=[.G203]-[.$B203]" office:value-type="float" office:value="0.293009519577026" calcext:value-type="float">
            <text:p>0.2930095196</text:p>
          </table:table-cell>
          <table:table-cell/>
          <table:table-cell office:value-type="float" office:value="1442890782.56321" calcext:value-type="float">
            <text:p>1442890782.56321</text:p>
          </table:table-cell>
          <table:table-cell table:formula="of:=[.J203]-[.$B203]" office:value-type="float" office:value="0.303080320358276" calcext:value-type="float">
            <text:p>0.303080320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90782.26981" calcext:value-type="float">
            <text:p>1442890782.26981</text:p>
          </table:table-cell>
          <table:table-cell office:value-type="float" office:value="896" calcext:value-type="float">
            <text:p>896</text:p>
          </table:table-cell>
          <table:table-cell table:formula="of:=[.B204]-[.B$2]" office:value-type="float" office:value="13.372537612915" calcext:value-type="float">
            <text:p>13.3725376129</text:p>
          </table:table-cell>
          <table:table-cell table:formula="of:=[.C204]/([.D204]-[.D203])" office:value-type="float" office:value="92545.7147360126" calcext:value-type="float">
            <text:p>92545.7147360126</text:p>
          </table:table-cell>
          <table:table-cell/>
          <table:table-cell office:value-type="float" office:value="1442890782.55317" calcext:value-type="float">
            <text:p>1442890782.55317</text:p>
          </table:table-cell>
          <table:table-cell table:formula="of:=[.G204]-[.$B204]" office:value-type="float" office:value="0.28335976600647" calcext:value-type="float">
            <text:p>0.283359766</text:p>
          </table:table-cell>
          <table:table-cell/>
          <table:table-cell office:value-type="float" office:value="1442890782.56661" calcext:value-type="float">
            <text:p>1442890782.56661</text:p>
          </table:table-cell>
          <table:table-cell table:formula="of:=[.J204]-[.$B204]" office:value-type="float" office:value="0.296802520751953" calcext:value-type="float">
            <text:p>0.296802520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90782.27942" calcext:value-type="float">
            <text:p>1442890782.27942</text:p>
          </table:table-cell>
          <table:table-cell office:value-type="float" office:value="896" calcext:value-type="float">
            <text:p>896</text:p>
          </table:table-cell>
          <table:table-cell table:formula="of:=[.B205]-[.B$2]" office:value-type="float" office:value="13.3821458816528" calcext:value-type="float">
            <text:p>13.3821458817</text:p>
          </table:table-cell>
          <table:table-cell table:formula="of:=[.C205]/([.D205]-[.D204])" office:value-type="float" office:value="93253.0120099256" calcext:value-type="float">
            <text:p>93253.0120099256</text:p>
          </table:table-cell>
          <table:table-cell/>
          <table:table-cell office:value-type="float" office:value="1442890782.55319" calcext:value-type="float">
            <text:p>1442890782.55319</text:p>
          </table:table-cell>
          <table:table-cell table:formula="of:=[.G205]-[.$B205]" office:value-type="float" office:value="0.273770332336426" calcext:value-type="float">
            <text:p>0.2737703323</text:p>
          </table:table-cell>
          <table:table-cell/>
          <table:table-cell office:value-type="float" office:value="1442890782.57" calcext:value-type="float">
            <text:p>1442890782.57</text:p>
          </table:table-cell>
          <table:table-cell table:formula="of:=[.J205]-[.$B205]" office:value-type="float" office:value="0.290585279464722" calcext:value-type="float">
            <text:p>0.290585279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90782.28915" calcext:value-type="float">
            <text:p>1442890782.28915</text:p>
          </table:table-cell>
          <table:table-cell office:value-type="float" office:value="896" calcext:value-type="float">
            <text:p>896</text:p>
          </table:table-cell>
          <table:table-cell table:formula="of:=[.B206]-[.B$2]" office:value-type="float" office:value="13.3918797969818" calcext:value-type="float">
            <text:p>13.391879797</text:p>
          </table:table-cell>
          <table:table-cell table:formula="of:=[.C206]/([.D206]-[.D205])" office:value-type="float" office:value="92049.2905185294" calcext:value-type="float">
            <text:p>92049.2905185294</text:p>
          </table:table-cell>
          <table:table-cell/>
          <table:table-cell office:value-type="float" office:value="1442890782.5532" calcext:value-type="float">
            <text:p>1442890782.5532</text:p>
          </table:table-cell>
          <table:table-cell table:formula="of:=[.G206]-[.$B206]" office:value-type="float" office:value="0.264054298400879" calcext:value-type="float">
            <text:p>0.2640542984</text:p>
          </table:table-cell>
          <table:table-cell/>
          <table:table-cell office:value-type="float" office:value="1442890782.5734" calcext:value-type="float">
            <text:p>1442890782.5734</text:p>
          </table:table-cell>
          <table:table-cell table:formula="of:=[.J206]-[.$B206]" office:value-type="float" office:value="0.28425145149231" calcext:value-type="float">
            <text:p>0.284251451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90782.29881" calcext:value-type="float">
            <text:p>1442890782.29881</text:p>
          </table:table-cell>
          <table:table-cell office:value-type="float" office:value="896" calcext:value-type="float">
            <text:p>896</text:p>
          </table:table-cell>
          <table:table-cell table:formula="of:=[.B207]-[.B$2]" office:value-type="float" office:value="13.401538848877" calcext:value-type="float">
            <text:p>13.4015388489</text:p>
          </table:table-cell>
          <table:table-cell table:formula="of:=[.C207]/([.D207]-[.D206])" office:value-type="float" office:value="92762.7276182954" calcext:value-type="float">
            <text:p>92762.7276182954</text:p>
          </table:table-cell>
          <table:table-cell/>
          <table:table-cell office:value-type="float" office:value="1442890782.55322" calcext:value-type="float">
            <text:p>1442890782.55322</text:p>
          </table:table-cell>
          <table:table-cell table:formula="of:=[.G207]-[.$B207]" office:value-type="float" office:value="0.254413366317749" calcext:value-type="float">
            <text:p>0.2544133663</text:p>
          </table:table-cell>
          <table:table-cell/>
          <table:table-cell office:value-type="float" office:value="1442890782.5768" calcext:value-type="float">
            <text:p>1442890782.5768</text:p>
          </table:table-cell>
          <table:table-cell table:formula="of:=[.J207]-[.$B207]" office:value-type="float" office:value="0.277994632720947" calcext:value-type="float">
            <text:p>0.277994632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90782.30849" calcext:value-type="float">
            <text:p>1442890782.30849</text:p>
          </table:table-cell>
          <table:table-cell office:value-type="float" office:value="896" calcext:value-type="float">
            <text:p>896</text:p>
          </table:table-cell>
          <table:table-cell table:formula="of:=[.B208]-[.B$2]" office:value-type="float" office:value="13.4112226963043" calcext:value-type="float">
            <text:p>13.4112226963</text:p>
          </table:table-cell>
          <table:table-cell table:formula="of:=[.C208]/([.D208]-[.D207])" office:value-type="float" office:value="92525.2082625502" calcext:value-type="float">
            <text:p>92525.2082625502</text:p>
          </table:table-cell>
          <table:table-cell/>
          <table:table-cell office:value-type="float" office:value="1442890782.55324" calcext:value-type="float">
            <text:p>1442890782.55324</text:p>
          </table:table-cell>
          <table:table-cell table:formula="of:=[.G208]-[.$B208]" office:value-type="float" office:value="0.244747400283813" calcext:value-type="float">
            <text:p>0.2447474003</text:p>
          </table:table-cell>
          <table:table-cell/>
          <table:table-cell office:value-type="float" office:value="1442890782.58021" calcext:value-type="float">
            <text:p>1442890782.58021</text:p>
          </table:table-cell>
          <table:table-cell table:formula="of:=[.J208]-[.$B208]" office:value-type="float" office:value="0.271713972091675" calcext:value-type="float">
            <text:p>0.271713972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890782.3182" calcext:value-type="float">
            <text:p>1442890782.3182</text:p>
          </table:table-cell>
          <table:table-cell office:value-type="float" office:value="896" calcext:value-type="float">
            <text:p>896</text:p>
          </table:table-cell>
          <table:table-cell table:formula="of:=[.B209]-[.B$2]" office:value-type="float" office:value="13.420933008194" calcext:value-type="float">
            <text:p>13.4209330082</text:p>
          </table:table-cell>
          <table:table-cell table:formula="of:=[.C209]/([.D209]-[.D208])" office:value-type="float" office:value="92273.0402671381" calcext:value-type="float">
            <text:p>92273.0402671381</text:p>
          </table:table-cell>
          <table:table-cell/>
          <table:table-cell office:value-type="float" office:value="1442890782.55326" calcext:value-type="float">
            <text:p>1442890782.55326</text:p>
          </table:table-cell>
          <table:table-cell table:formula="of:=[.G209]-[.$B209]" office:value-type="float" office:value="0.235056161880493" calcext:value-type="float">
            <text:p>0.2350561619</text:p>
          </table:table-cell>
          <table:table-cell/>
          <table:table-cell office:value-type="float" office:value="1442890782.58359" calcext:value-type="float">
            <text:p>1442890782.58359</text:p>
          </table:table-cell>
          <table:table-cell table:formula="of:=[.J209]-[.$B209]" office:value-type="float" office:value="0.265390872955322" calcext:value-type="float">
            <text:p>0.26539087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890782.32785" calcext:value-type="float">
            <text:p>1442890782.32785</text:p>
          </table:table-cell>
          <table:table-cell office:value-type="float" office:value="896" calcext:value-type="float">
            <text:p>896</text:p>
          </table:table-cell>
          <table:table-cell table:formula="of:=[.B210]-[.B$2]" office:value-type="float" office:value="13.4305763244629" calcext:value-type="float">
            <text:p>13.4305763245</text:p>
          </table:table-cell>
          <table:table-cell table:formula="of:=[.C210]/([.D210]-[.D209])" office:value-type="float" office:value="92914.0945929241" calcext:value-type="float">
            <text:p>92914.0945929241</text:p>
          </table:table-cell>
          <table:table-cell/>
          <table:table-cell office:value-type="float" office:value="1442890782.55328" calcext:value-type="float">
            <text:p>1442890782.55328</text:p>
          </table:table-cell>
          <table:table-cell table:formula="of:=[.G210]-[.$B210]" office:value-type="float" office:value="0.225430965423584" calcext:value-type="float">
            <text:p>0.2254309654</text:p>
          </table:table-cell>
          <table:table-cell/>
          <table:table-cell office:value-type="float" office:value="1442890782.58697" calcext:value-type="float">
            <text:p>1442890782.58697</text:p>
          </table:table-cell>
          <table:table-cell table:formula="of:=[.J210]-[.$B210]" office:value-type="float" office:value="0.25912880897522" calcext:value-type="float">
            <text:p>0.25912880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890782.33753" calcext:value-type="float">
            <text:p>1442890782.33753</text:p>
          </table:table-cell>
          <table:table-cell office:value-type="float" office:value="896" calcext:value-type="float">
            <text:p>896</text:p>
          </table:table-cell>
          <table:table-cell table:formula="of:=[.B211]-[.B$2]" office:value-type="float" office:value="13.4402637481689" calcext:value-type="float">
            <text:p>13.4402637482</text:p>
          </table:table-cell>
          <table:table-cell table:formula="of:=[.C211]/([.D211]-[.D210])" office:value-type="float" office:value="92491.0509942902" calcext:value-type="float">
            <text:p>92491.0509942902</text:p>
          </table:table-cell>
          <table:table-cell/>
          <table:table-cell office:value-type="float" office:value="1442890782.55329" calcext:value-type="float">
            <text:p>1442890782.55329</text:p>
          </table:table-cell>
          <table:table-cell table:formula="of:=[.G211]-[.$B211]" office:value-type="float" office:value="0.215761661529541" calcext:value-type="float">
            <text:p>0.2157616615</text:p>
          </table:table-cell>
          <table:table-cell/>
          <table:table-cell office:value-type="float" office:value="1442890782.59038" calcext:value-type="float">
            <text:p>1442890782.59038</text:p>
          </table:table-cell>
          <table:table-cell table:formula="of:=[.J211]-[.$B211]" office:value-type="float" office:value="0.252845287322998" calcext:value-type="float">
            <text:p>0.252845287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890782.3472" calcext:value-type="float">
            <text:p>1442890782.3472</text:p>
          </table:table-cell>
          <table:table-cell office:value-type="float" office:value="896" calcext:value-type="float">
            <text:p>896</text:p>
          </table:table-cell>
          <table:table-cell table:formula="of:=[.B212]-[.B$2]" office:value-type="float" office:value="13.4499342441559" calcext:value-type="float">
            <text:p>13.4499342442</text:p>
          </table:table-cell>
          <table:table-cell table:formula="of:=[.C212]/([.D212]-[.D211])" office:value-type="float" office:value="92652.9519489165" calcext:value-type="float">
            <text:p>92652.9519489165</text:p>
          </table:table-cell>
          <table:table-cell/>
          <table:table-cell office:value-type="float" office:value="1442890782.6293" calcext:value-type="float">
            <text:p>1442890782.6293</text:p>
          </table:table-cell>
          <table:table-cell table:formula="of:=[.G212]-[.$B212]" office:value-type="float" office:value="0.282091617584229" calcext:value-type="float">
            <text:p>0.2820916176</text:p>
          </table:table-cell>
          <table:table-cell/>
          <table:table-cell office:value-type="float" office:value="1442890782.62934" calcext:value-type="float">
            <text:p>1442890782.62934</text:p>
          </table:table-cell>
          <table:table-cell table:formula="of:=[.J212]-[.$B212]" office:value-type="float" office:value="0.282135963439941" calcext:value-type="float">
            <text:p>0.282135963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890782.35694" calcext:value-type="float">
            <text:p>1442890782.35694</text:p>
          </table:table-cell>
          <table:table-cell office:value-type="float" office:value="896" calcext:value-type="float">
            <text:p>896</text:p>
          </table:table-cell>
          <table:table-cell table:formula="of:=[.B213]-[.B$2]" office:value-type="float" office:value="13.4596722126007" calcext:value-type="float">
            <text:p>13.4596722126</text:p>
          </table:table-cell>
          <table:table-cell table:formula="of:=[.C213]/([.D213]-[.D212])" office:value-type="float" office:value="92010.9779649398" calcext:value-type="float">
            <text:p>92010.9779649398</text:p>
          </table:table-cell>
          <table:table-cell/>
          <table:table-cell office:value-type="float" office:value="1442890782.6294" calcext:value-type="float">
            <text:p>1442890782.6294</text:p>
          </table:table-cell>
          <table:table-cell table:formula="of:=[.G213]-[.$B213]" office:value-type="float" office:value="0.272454977035522" calcext:value-type="float">
            <text:p>0.272454977</text:p>
          </table:table-cell>
          <table:table-cell/>
          <table:table-cell office:value-type="float" office:value="1442890782.63275" calcext:value-type="float">
            <text:p>1442890782.63275</text:p>
          </table:table-cell>
          <table:table-cell table:formula="of:=[.J213]-[.$B213]" office:value-type="float" office:value="0.275812149047852" calcext:value-type="float">
            <text:p>0.27581214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890782.36663" calcext:value-type="float">
            <text:p>1442890782.36663</text:p>
          </table:table-cell>
          <table:table-cell office:value-type="float" office:value="896" calcext:value-type="float">
            <text:p>896</text:p>
          </table:table-cell>
          <table:table-cell table:formula="of:=[.B214]-[.B$2]" office:value-type="float" office:value="13.469363451004" calcext:value-type="float">
            <text:p>13.469363451</text:p>
          </table:table-cell>
          <table:table-cell table:formula="of:=[.C214]/([.D214]-[.D213])" office:value-type="float" office:value="92454.6443613462" calcext:value-type="float">
            <text:p>92454.6443613462</text:p>
          </table:table-cell>
          <table:table-cell/>
          <table:table-cell office:value-type="float" office:value="1442890782.62942" calcext:value-type="float">
            <text:p>1442890782.62942</text:p>
          </table:table-cell>
          <table:table-cell table:formula="of:=[.G214]-[.$B214]" office:value-type="float" office:value="0.262786865234375" calcext:value-type="float">
            <text:p>0.2627868652</text:p>
          </table:table-cell>
          <table:table-cell/>
          <table:table-cell office:value-type="float" office:value="1442890782.63616" calcext:value-type="float">
            <text:p>1442890782.63616</text:p>
          </table:table-cell>
          <table:table-cell table:formula="of:=[.J214]-[.$B214]" office:value-type="float" office:value="0.269525051116943" calcext:value-type="float">
            <text:p>0.269525051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890782.37629" calcext:value-type="float">
            <text:p>1442890782.37629</text:p>
          </table:table-cell>
          <table:table-cell office:value-type="float" office:value="896" calcext:value-type="float">
            <text:p>896</text:p>
          </table:table-cell>
          <table:table-cell table:formula="of:=[.B215]-[.B$2]" office:value-type="float" office:value="13.4790163040161" calcext:value-type="float">
            <text:p>13.479016304</text:p>
          </table:table-cell>
          <table:table-cell table:formula="of:=[.C215]/([.D215]-[.D214])" office:value-type="float" office:value="92822.2981203843" calcext:value-type="float">
            <text:p>92822.2981203843</text:p>
          </table:table-cell>
          <table:table-cell/>
          <table:table-cell office:value-type="float" office:value="1442890782.62944" calcext:value-type="float">
            <text:p>1442890782.62944</text:p>
          </table:table-cell>
          <table:table-cell table:formula="of:=[.G215]-[.$B215]" office:value-type="float" office:value="0.253153800964355" calcext:value-type="float">
            <text:p>0.253153801</text:p>
          </table:table-cell>
          <table:table-cell/>
          <table:table-cell office:value-type="float" office:value="1442890782.63963" calcext:value-type="float">
            <text:p>1442890782.63963</text:p>
          </table:table-cell>
          <table:table-cell table:formula="of:=[.J215]-[.$B215]" office:value-type="float" office:value="0.263344049453735" calcext:value-type="float">
            <text:p>0.263344049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890782.38596" calcext:value-type="float">
            <text:p>1442890782.38596</text:p>
          </table:table-cell>
          <table:table-cell office:value-type="float" office:value="896" calcext:value-type="float">
            <text:p>896</text:p>
          </table:table-cell>
          <table:table-cell table:formula="of:=[.B216]-[.B$2]" office:value-type="float" office:value="13.4886920452118" calcext:value-type="float">
            <text:p>13.4886920452</text:p>
          </table:table-cell>
          <table:table-cell table:formula="of:=[.C216]/([.D216]-[.D215])" office:value-type="float" office:value="92602.724884804" calcext:value-type="float">
            <text:p>92602.724884804</text:p>
          </table:table-cell>
          <table:table-cell/>
          <table:table-cell office:value-type="float" office:value="1442890782.62946" calcext:value-type="float">
            <text:p>1442890782.62946</text:p>
          </table:table-cell>
          <table:table-cell table:formula="of:=[.G216]-[.$B216]" office:value-type="float" office:value="0.243496894836426" calcext:value-type="float">
            <text:p>0.2434968948</text:p>
          </table:table-cell>
          <table:table-cell/>
          <table:table-cell office:value-type="float" office:value="1442890782.64305" calcext:value-type="float">
            <text:p>1442890782.64305</text:p>
          </table:table-cell>
          <table:table-cell table:formula="of:=[.J216]-[.$B216]" office:value-type="float" office:value="0.257084846496582" calcext:value-type="float">
            <text:p>0.257084846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890782.39571" calcext:value-type="float">
            <text:p>1442890782.39571</text:p>
          </table:table-cell>
          <table:table-cell office:value-type="float" office:value="896" calcext:value-type="float">
            <text:p>896</text:p>
          </table:table-cell>
          <table:table-cell table:formula="of:=[.B217]-[.B$2]" office:value-type="float" office:value="13.4984407424927" calcext:value-type="float">
            <text:p>13.4984407425</text:p>
          </table:table-cell>
          <table:table-cell table:formula="of:=[.C217]/([.D217]-[.D216])" office:value-type="float" office:value="91909.71615838" calcext:value-type="float">
            <text:p>91909.71615838</text:p>
          </table:table-cell>
          <table:table-cell/>
          <table:table-cell office:value-type="float" office:value="1442890782.62948" calcext:value-type="float">
            <text:p>1442890782.62948</text:p>
          </table:table-cell>
          <table:table-cell table:formula="of:=[.G217]-[.$B217]" office:value-type="float" office:value="0.233773946762085" calcext:value-type="float">
            <text:p>0.2337739468</text:p>
          </table:table-cell>
          <table:table-cell/>
          <table:table-cell office:value-type="float" office:value="1442890782.64645" calcext:value-type="float">
            <text:p>1442890782.64645</text:p>
          </table:table-cell>
          <table:table-cell table:formula="of:=[.J217]-[.$B217]" office:value-type="float" office:value="0.250740051269531" calcext:value-type="float">
            <text:p>0.250740051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890782.40542" calcext:value-type="float">
            <text:p>1442890782.40542</text:p>
          </table:table-cell>
          <table:table-cell office:value-type="float" office:value="896" calcext:value-type="float">
            <text:p>896</text:p>
          </table:table-cell>
          <table:table-cell table:formula="of:=[.B218]-[.B$2]" office:value-type="float" office:value="13.5081522464752" calcext:value-type="float">
            <text:p>13.5081522465</text:p>
          </table:table-cell>
          <table:table-cell table:formula="of:=[.C218]/([.D218]-[.D217])" office:value-type="float" office:value="92261.7136965114" calcext:value-type="float">
            <text:p>92261.7136965114</text:p>
          </table:table-cell>
          <table:table-cell/>
          <table:table-cell office:value-type="float" office:value="1442890782.62951" calcext:value-type="float">
            <text:p>1442890782.62951</text:p>
          </table:table-cell>
          <table:table-cell table:formula="of:=[.G218]-[.$B218]" office:value-type="float" office:value="0.224084854125977" calcext:value-type="float">
            <text:p>0.2240848541</text:p>
          </table:table-cell>
          <table:table-cell/>
          <table:table-cell office:value-type="float" office:value="1442890782.64984" calcext:value-type="float">
            <text:p>1442890782.64984</text:p>
          </table:table-cell>
          <table:table-cell table:formula="of:=[.J218]-[.$B218]" office:value-type="float" office:value="0.244421482086182" calcext:value-type="float">
            <text:p>0.244421482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890782.41508" calcext:value-type="float">
            <text:p>1442890782.41508</text:p>
          </table:table-cell>
          <table:table-cell office:value-type="float" office:value="896" calcext:value-type="float">
            <text:p>896</text:p>
          </table:table-cell>
          <table:table-cell table:formula="of:=[.B219]-[.B$2]" office:value-type="float" office:value="13.5178146362305" calcext:value-type="float">
            <text:p>13.5178146362</text:p>
          </table:table-cell>
          <table:table-cell table:formula="of:=[.C219]/([.D219]-[.D218])" office:value-type="float" office:value="92730.6828534064" calcext:value-type="float">
            <text:p>92730.6828534064</text:p>
          </table:table-cell>
          <table:table-cell/>
          <table:table-cell office:value-type="float" office:value="1442890782.62953" calcext:value-type="float">
            <text:p>1442890782.62953</text:p>
          </table:table-cell>
          <table:table-cell table:formula="of:=[.G219]-[.$B219]" office:value-type="float" office:value="0.214441776275635" calcext:value-type="float">
            <text:p>0.2144417763</text:p>
          </table:table-cell>
          <table:table-cell/>
          <table:table-cell office:value-type="float" office:value="1442890782.65326" calcext:value-type="float">
            <text:p>1442890782.65326</text:p>
          </table:table-cell>
          <table:table-cell table:formula="of:=[.J219]-[.$B219]" office:value-type="float" office:value="0.238174676895142" calcext:value-type="float">
            <text:p>0.238174676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890782.42466" calcext:value-type="float">
            <text:p>1442890782.42466</text:p>
          </table:table-cell>
          <table:table-cell office:value-type="float" office:value="896" calcext:value-type="float">
            <text:p>896</text:p>
          </table:table-cell>
          <table:table-cell table:formula="of:=[.B220]-[.B$2]" office:value-type="float" office:value="13.5273945331573" calcext:value-type="float">
            <text:p>13.5273945332</text:p>
          </table:table-cell>
          <table:table-cell table:formula="of:=[.C220]/([.D220]-[.D219])" office:value-type="float" office:value="93529.1900151813" calcext:value-type="float">
            <text:p>93529.1900151813</text:p>
          </table:table-cell>
          <table:table-cell/>
          <table:table-cell office:value-type="float" office:value="1442890782.74644" calcext:value-type="float">
            <text:p>1442890782.74644</text:p>
          </table:table-cell>
          <table:table-cell table:formula="of:=[.G220]-[.$B220]" office:value-type="float" office:value="0.321776628494263" calcext:value-type="float">
            <text:p>0.3217766285</text:p>
          </table:table-cell>
          <table:table-cell/>
          <table:table-cell office:value-type="float" office:value="1442890782.74649" calcext:value-type="float">
            <text:p>1442890782.74649</text:p>
          </table:table-cell>
          <table:table-cell table:formula="of:=[.J220]-[.$B220]" office:value-type="float" office:value="0.32183051109314" calcext:value-type="float">
            <text:p>0.321830511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890782.43436" calcext:value-type="float">
            <text:p>1442890782.43436</text:p>
          </table:table-cell>
          <table:table-cell office:value-type="float" office:value="896" calcext:value-type="float">
            <text:p>896</text:p>
          </table:table-cell>
          <table:table-cell table:formula="of:=[.B221]-[.B$2]" office:value-type="float" office:value="13.537092924118" calcext:value-type="float">
            <text:p>13.5370929241</text:p>
          </table:table-cell>
          <table:table-cell table:formula="of:=[.C221]/([.D221]-[.D220])" office:value-type="float" office:value="92386.4591179507" calcext:value-type="float">
            <text:p>92386.4591179507</text:p>
          </table:table-cell>
          <table:table-cell/>
          <table:table-cell office:value-type="float" office:value="1442890782.74655" calcext:value-type="float">
            <text:p>1442890782.74655</text:p>
          </table:table-cell>
          <table:table-cell table:formula="of:=[.G221]-[.$B221]" office:value-type="float" office:value="0.312191009521484" calcext:value-type="float">
            <text:p>0.3121910095</text:p>
          </table:table-cell>
          <table:table-cell/>
          <table:table-cell office:value-type="float" office:value="1442890782.74991" calcext:value-type="float">
            <text:p>1442890782.74991</text:p>
          </table:table-cell>
          <table:table-cell table:formula="of:=[.J221]-[.$B221]" office:value-type="float" office:value="0.315543651580811" calcext:value-type="float">
            <text:p>0.315543651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890782.44399" calcext:value-type="float">
            <text:p>1442890782.44399</text:p>
          </table:table-cell>
          <table:table-cell office:value-type="float" office:value="896" calcext:value-type="float">
            <text:p>896</text:p>
          </table:table-cell>
          <table:table-cell table:formula="of:=[.B222]-[.B$2]" office:value-type="float" office:value="13.5467221736908" calcext:value-type="float">
            <text:p>13.5467221737</text:p>
          </table:table-cell>
          <table:table-cell table:formula="of:=[.C222]/([.D222]-[.D221])" office:value-type="float" office:value="93049.8262850352" calcext:value-type="float">
            <text:p>93049.8262850352</text:p>
          </table:table-cell>
          <table:table-cell/>
          <table:table-cell office:value-type="float" office:value="1442890782.74658" calcext:value-type="float">
            <text:p>1442890782.74658</text:p>
          </table:table-cell>
          <table:table-cell table:formula="of:=[.G222]-[.$B222]" office:value-type="float" office:value="0.302585363388062" calcext:value-type="float">
            <text:p>0.3025853634</text:p>
          </table:table-cell>
          <table:table-cell/>
          <table:table-cell office:value-type="float" office:value="1442890782.75331" calcext:value-type="float">
            <text:p>1442890782.75331</text:p>
          </table:table-cell>
          <table:table-cell table:formula="of:=[.J222]-[.$B222]" office:value-type="float" office:value="0.309323072433472" calcext:value-type="float">
            <text:p>0.30932307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890782.45362" calcext:value-type="float">
            <text:p>1442890782.45362</text:p>
          </table:table-cell>
          <table:table-cell office:value-type="float" office:value="896" calcext:value-type="float">
            <text:p>896</text:p>
          </table:table-cell>
          <table:table-cell table:formula="of:=[.B223]-[.B$2]" office:value-type="float" office:value="13.5563471317291" calcext:value-type="float">
            <text:p>13.5563471317</text:p>
          </table:table-cell>
          <table:table-cell table:formula="of:=[.C223]/([.D223]-[.D222])" office:value-type="float" office:value="93091.3149368343" calcext:value-type="float">
            <text:p>93091.3149368343</text:p>
          </table:table-cell>
          <table:table-cell/>
          <table:table-cell office:value-type="float" office:value="1442890782.7466" calcext:value-type="float">
            <text:p>1442890782.7466</text:p>
          </table:table-cell>
          <table:table-cell table:formula="of:=[.G223]-[.$B223]" office:value-type="float" office:value="0.29298210144043" calcext:value-type="float">
            <text:p>0.2929821014</text:p>
          </table:table-cell>
          <table:table-cell/>
          <table:table-cell office:value-type="float" office:value="1442890782.75673" calcext:value-type="float">
            <text:p>1442890782.75673</text:p>
          </table:table-cell>
          <table:table-cell table:formula="of:=[.J223]-[.$B223]" office:value-type="float" office:value="0.3031165599823" calcext:value-type="float">
            <text:p>0.303116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890782.46326" calcext:value-type="float">
            <text:p>1442890782.46326</text:p>
          </table:table-cell>
          <table:table-cell office:value-type="float" office:value="896" calcext:value-type="float">
            <text:p>896</text:p>
          </table:table-cell>
          <table:table-cell table:formula="of:=[.B224]-[.B$2]" office:value-type="float" office:value="13.565993309021" calcext:value-type="float">
            <text:p>13.565993309</text:p>
          </table:table-cell>
          <table:table-cell table:formula="of:=[.C224]/([.D224]-[.D223])" office:value-type="float" office:value="92886.5365925999" calcext:value-type="float">
            <text:p>92886.5365925999</text:p>
          </table:table-cell>
          <table:table-cell/>
          <table:table-cell office:value-type="float" office:value="1442890782.74662" calcext:value-type="float">
            <text:p>1442890782.74662</text:p>
          </table:table-cell>
          <table:table-cell table:formula="of:=[.G224]-[.$B224]" office:value-type="float" office:value="0.283356904983521" calcext:value-type="float">
            <text:p>0.283356905</text:p>
          </table:table-cell>
          <table:table-cell/>
          <table:table-cell office:value-type="float" office:value="1442890782.76013" calcext:value-type="float">
            <text:p>1442890782.76013</text:p>
          </table:table-cell>
          <table:table-cell table:formula="of:=[.J224]-[.$B224]" office:value-type="float" office:value="0.296870231628418" calcext:value-type="float">
            <text:p>0.29687023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890782.4729" calcext:value-type="float">
            <text:p>1442890782.4729</text:p>
          </table:table-cell>
          <table:table-cell office:value-type="float" office:value="896" calcext:value-type="float">
            <text:p>896</text:p>
          </table:table-cell>
          <table:table-cell table:formula="of:=[.B225]-[.B$2]" office:value-type="float" office:value="13.575629234314" calcext:value-type="float">
            <text:p>13.5756292343</text:p>
          </table:table-cell>
          <table:table-cell table:formula="of:=[.C225]/([.D225]-[.D224])" office:value-type="float" office:value="92985.3618368963" calcext:value-type="float">
            <text:p>92985.3618368963</text:p>
          </table:table-cell>
          <table:table-cell/>
          <table:table-cell office:value-type="float" office:value="1442890782.74664" calcext:value-type="float">
            <text:p>1442890782.74664</text:p>
          </table:table-cell>
          <table:table-cell table:formula="of:=[.G225]-[.$B225]" office:value-type="float" office:value="0.273741960525513" calcext:value-type="float">
            <text:p>0.2737419605</text:p>
          </table:table-cell>
          <table:table-cell/>
          <table:table-cell office:value-type="float" office:value="1442890782.76362" calcext:value-type="float">
            <text:p>1442890782.76362</text:p>
          </table:table-cell>
          <table:table-cell table:formula="of:=[.J225]-[.$B225]" office:value-type="float" office:value="0.290722370147705" calcext:value-type="float">
            <text:p>0.290722370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890782.48262" calcext:value-type="float">
            <text:p>1442890782.48262</text:p>
          </table:table-cell>
          <table:table-cell office:value-type="float" office:value="896" calcext:value-type="float">
            <text:p>896</text:p>
          </table:table-cell>
          <table:table-cell table:formula="of:=[.B226]-[.B$2]" office:value-type="float" office:value="13.5853531360626" calcext:value-type="float">
            <text:p>13.5853531361</text:p>
          </table:table-cell>
          <table:table-cell table:formula="of:=[.C226]/([.D226]-[.D225])" office:value-type="float" office:value="92144.081990928" calcext:value-type="float">
            <text:p>92144.081990928</text:p>
          </table:table-cell>
          <table:table-cell/>
          <table:table-cell office:value-type="float" office:value="1442890782.74666" calcext:value-type="float">
            <text:p>1442890782.74666</text:p>
          </table:table-cell>
          <table:table-cell table:formula="of:=[.G226]-[.$B226]" office:value-type="float" office:value="0.264039039611816" calcext:value-type="float">
            <text:p>0.2640390396</text:p>
          </table:table-cell>
          <table:table-cell/>
          <table:table-cell office:value-type="float" office:value="1442890782.76701" calcext:value-type="float">
            <text:p>1442890782.76701</text:p>
          </table:table-cell>
          <table:table-cell table:formula="of:=[.J226]-[.$B226]" office:value-type="float" office:value="0.284385442733765" calcext:value-type="float">
            <text:p>0.28438544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890782.49237" calcext:value-type="float">
            <text:p>1442890782.49237</text:p>
          </table:table-cell>
          <table:table-cell office:value-type="float" office:value="896" calcext:value-type="float">
            <text:p>896</text:p>
          </table:table-cell>
          <table:table-cell table:formula="of:=[.B227]-[.B$2]" office:value-type="float" office:value="13.5950973033905" calcext:value-type="float">
            <text:p>13.5950973034</text:p>
          </table:table-cell>
          <table:table-cell table:formula="of:=[.C227]/([.D227]-[.D226])" office:value-type="float" office:value="91952.4439442134" calcext:value-type="float">
            <text:p>91952.4439442134</text:p>
          </table:table-cell>
          <table:table-cell/>
          <table:table-cell office:value-type="float" office:value="1442890782.74669" calcext:value-type="float">
            <text:p>1442890782.74669</text:p>
          </table:table-cell>
          <table:table-cell table:formula="of:=[.G227]-[.$B227]" office:value-type="float" office:value="0.254319906234741" calcext:value-type="float">
            <text:p>0.2543199062</text:p>
          </table:table-cell>
          <table:table-cell/>
          <table:table-cell office:value-type="float" office:value="1442890782.77041" calcext:value-type="float">
            <text:p>1442890782.77041</text:p>
          </table:table-cell>
          <table:table-cell table:formula="of:=[.J227]-[.$B227]" office:value-type="float" office:value="0.278046607971191" calcext:value-type="float">
            <text:p>0.27804660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890782.50204" calcext:value-type="float">
            <text:p>1442890782.50204</text:p>
          </table:table-cell>
          <table:table-cell office:value-type="float" office:value="896" calcext:value-type="float">
            <text:p>896</text:p>
          </table:table-cell>
          <table:table-cell table:formula="of:=[.B228]-[.B$2]" office:value-type="float" office:value="13.6047701835632" calcext:value-type="float">
            <text:p>13.6047701836</text:p>
          </table:table-cell>
          <table:table-cell table:formula="of:=[.C228]/([.D228]-[.D227])" office:value-type="float" office:value="92630.1147124794" calcext:value-type="float">
            <text:p>92630.1147124794</text:p>
          </table:table-cell>
          <table:table-cell/>
          <table:table-cell office:value-type="float" office:value="1442890782.74671" calcext:value-type="float">
            <text:p>1442890782.74671</text:p>
          </table:table-cell>
          <table:table-cell table:formula="of:=[.G228]-[.$B228]" office:value-type="float" office:value="0.244668006896973" calcext:value-type="float">
            <text:p>0.2446680069</text:p>
          </table:table-cell>
          <table:table-cell/>
          <table:table-cell office:value-type="float" office:value="1442890782.77382" calcext:value-type="float">
            <text:p>1442890782.77382</text:p>
          </table:table-cell>
          <table:table-cell table:formula="of:=[.J228]-[.$B228]" office:value-type="float" office:value="0.271777391433716" calcext:value-type="float">
            <text:p>0.271777391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890782.5117" calcext:value-type="float">
            <text:p>1442890782.5117</text:p>
          </table:table-cell>
          <table:table-cell office:value-type="float" office:value="896" calcext:value-type="float">
            <text:p>896</text:p>
          </table:table-cell>
          <table:table-cell table:formula="of:=[.B229]-[.B$2]" office:value-type="float" office:value="13.6144313812256" calcext:value-type="float">
            <text:p>13.6144313812</text:p>
          </table:table-cell>
          <table:table-cell table:formula="of:=[.C229]/([.D229]-[.D228])" office:value-type="float" office:value="92742.1248704408" calcext:value-type="float">
            <text:p>92742.1248704408</text:p>
          </table:table-cell>
          <table:table-cell/>
          <table:table-cell office:value-type="float" office:value="1442890782.74673" calcext:value-type="float">
            <text:p>1442890782.74673</text:p>
          </table:table-cell>
          <table:table-cell table:formula="of:=[.G229]-[.$B229]" office:value-type="float" office:value="0.23502779006958" calcext:value-type="float">
            <text:p>0.2350277901</text:p>
          </table:table-cell>
          <table:table-cell/>
          <table:table-cell office:value-type="float" office:value="1442890782.77721" calcext:value-type="float">
            <text:p>1442890782.77721</text:p>
          </table:table-cell>
          <table:table-cell table:formula="of:=[.J229]-[.$B229]" office:value-type="float" office:value="0.265510320663452" calcext:value-type="float">
            <text:p>0.265510320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890782.52136" calcext:value-type="float">
            <text:p>1442890782.52136</text:p>
          </table:table-cell>
          <table:table-cell office:value-type="float" office:value="896" calcext:value-type="float">
            <text:p>896</text:p>
          </table:table-cell>
          <table:table-cell table:formula="of:=[.B230]-[.B$2]" office:value-type="float" office:value="13.6240870952606" calcext:value-type="float">
            <text:p>13.6240870953</text:p>
          </table:table-cell>
          <table:table-cell table:formula="of:=[.C230]/([.D230]-[.D229])" office:value-type="float" office:value="92794.7945381368" calcext:value-type="float">
            <text:p>92794.7945381368</text:p>
          </table:table-cell>
          <table:table-cell/>
          <table:table-cell office:value-type="float" office:value="1442890782.74675" calcext:value-type="float">
            <text:p>1442890782.74675</text:p>
          </table:table-cell>
          <table:table-cell table:formula="of:=[.G230]-[.$B230]" office:value-type="float" office:value="0.225392818450928" calcext:value-type="float">
            <text:p>0.2253928185</text:p>
          </table:table-cell>
          <table:table-cell/>
          <table:table-cell office:value-type="float" office:value="1442890782.78068" calcext:value-type="float">
            <text:p>1442890782.78068</text:p>
          </table:table-cell>
          <table:table-cell table:formula="of:=[.J230]-[.$B230]" office:value-type="float" office:value="0.259321451187134" calcext:value-type="float">
            <text:p>0.259321451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890782.53104" calcext:value-type="float">
            <text:p>1442890782.53104</text:p>
          </table:table-cell>
          <table:table-cell office:value-type="float" office:value="896" calcext:value-type="float">
            <text:p>896</text:p>
          </table:table-cell>
          <table:table-cell table:formula="of:=[.B231]-[.B$2]" office:value-type="float" office:value="13.6337676048279" calcext:value-type="float">
            <text:p>13.6337676048</text:p>
          </table:table-cell>
          <table:table-cell table:formula="of:=[.C231]/([.D231]-[.D230])" office:value-type="float" office:value="92557.1111494225" calcext:value-type="float">
            <text:p>92557.1111494225</text:p>
          </table:table-cell>
          <table:table-cell/>
          <table:table-cell office:value-type="float" office:value="1442890782.74677" calcext:value-type="float">
            <text:p>1442890782.74677</text:p>
          </table:table-cell>
          <table:table-cell table:formula="of:=[.G231]-[.$B231]" office:value-type="float" office:value="0.21573281288147" calcext:value-type="float">
            <text:p>0.2157328129</text:p>
          </table:table-cell>
          <table:table-cell/>
          <table:table-cell office:value-type="float" office:value="1442890782.78405" calcext:value-type="float">
            <text:p>1442890782.78405</text:p>
          </table:table-cell>
          <table:table-cell table:formula="of:=[.J231]-[.$B231]" office:value-type="float" office:value="0.253015041351318" calcext:value-type="float">
            <text:p>0.253015041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890782.54067" calcext:value-type="float">
            <text:p>1442890782.54067</text:p>
          </table:table-cell>
          <table:table-cell office:value-type="float" office:value="896" calcext:value-type="float">
            <text:p>896</text:p>
          </table:table-cell>
          <table:table-cell table:formula="of:=[.B232]-[.B$2]" office:value-type="float" office:value="13.6434035301209" calcext:value-type="float">
            <text:p>13.6434035301</text:p>
          </table:table-cell>
          <table:table-cell table:formula="of:=[.C232]/([.D232]-[.D231])" office:value-type="float" office:value="92985.3618368963" calcext:value-type="float">
            <text:p>92985.3618368963</text:p>
          </table:table-cell>
          <table:table-cell/>
          <table:table-cell office:value-type="float" office:value="1442890782.83028" calcext:value-type="float">
            <text:p>1442890782.83028</text:p>
          </table:table-cell>
          <table:table-cell table:formula="of:=[.G232]-[.$B232]" office:value-type="float" office:value="0.289608001708984" calcext:value-type="float">
            <text:p>0.2896080017</text:p>
          </table:table-cell>
          <table:table-cell/>
          <table:table-cell office:value-type="float" office:value="1442890782.83032" calcext:value-type="float">
            <text:p>1442890782.83032</text:p>
          </table:table-cell>
          <table:table-cell table:formula="of:=[.J232]-[.$B232]" office:value-type="float" office:value="0.289647102355957" calcext:value-type="float">
            <text:p>0.28964710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890782.55036" calcext:value-type="float">
            <text:p>1442890782.55036</text:p>
          </table:table-cell>
          <table:table-cell office:value-type="float" office:value="896" calcext:value-type="float">
            <text:p>896</text:p>
          </table:table-cell>
          <table:table-cell table:formula="of:=[.B233]-[.B$2]" office:value-type="float" office:value="13.6530952453613" calcext:value-type="float">
            <text:p>13.6530952454</text:p>
          </table:table-cell>
          <table:table-cell table:formula="of:=[.C233]/([.D233]-[.D232])" office:value-type="float" office:value="92450.0955473555" calcext:value-type="float">
            <text:p>92450.0955473555</text:p>
          </table:table-cell>
          <table:table-cell/>
          <table:table-cell office:value-type="float" office:value="1442890782.83037" calcext:value-type="float">
            <text:p>1442890782.83037</text:p>
          </table:table-cell>
          <table:table-cell table:formula="of:=[.G233]-[.$B233]" office:value-type="float" office:value="0.28000020980835" calcext:value-type="float">
            <text:p>0.2800002098</text:p>
          </table:table-cell>
          <table:table-cell/>
          <table:table-cell office:value-type="float" office:value="1442890782.83382" calcext:value-type="float">
            <text:p>1442890782.83382</text:p>
          </table:table-cell>
          <table:table-cell table:formula="of:=[.J233]-[.$B233]" office:value-type="float" office:value="0.283454656600952" calcext:value-type="float">
            <text:p>0.283454656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890782.56002" calcext:value-type="float">
            <text:p>1442890782.56002</text:p>
          </table:table-cell>
          <table:table-cell office:value-type="float" office:value="896" calcext:value-type="float">
            <text:p>896</text:p>
          </table:table-cell>
          <table:table-cell table:formula="of:=[.B234]-[.B$2]" office:value-type="float" office:value="13.662750005722" calcext:value-type="float">
            <text:p>13.6627500057</text:p>
          </table:table-cell>
          <table:table-cell table:formula="of:=[.C234]/([.D234]-[.D233])" office:value-type="float" office:value="92803.9605877269" calcext:value-type="float">
            <text:p>92803.9605877269</text:p>
          </table:table-cell>
          <table:table-cell/>
          <table:table-cell office:value-type="float" office:value="1442890782.83039" calcext:value-type="float">
            <text:p>1442890782.83039</text:p>
          </table:table-cell>
          <table:table-cell table:formula="of:=[.G234]-[.$B234]" office:value-type="float" office:value="0.270367383956909" calcext:value-type="float">
            <text:p>0.270367384</text:p>
          </table:table-cell>
          <table:table-cell/>
          <table:table-cell office:value-type="float" office:value="1442890782.83722" calcext:value-type="float">
            <text:p>1442890782.83722</text:p>
          </table:table-cell>
          <table:table-cell table:formula="of:=[.J234]-[.$B234]" office:value-type="float" office:value="0.27720046043396" calcext:value-type="float">
            <text:p>0.277200460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890782.56966" calcext:value-type="float">
            <text:p>1442890782.56966</text:p>
          </table:table-cell>
          <table:table-cell office:value-type="float" office:value="896" calcext:value-type="float">
            <text:p>896</text:p>
          </table:table-cell>
          <table:table-cell table:formula="of:=[.B235]-[.B$2]" office:value-type="float" office:value="13.6723878383636" calcext:value-type="float">
            <text:p>13.6723878384</text:p>
          </table:table-cell>
          <table:table-cell table:formula="of:=[.C235]/([.D235]-[.D234])" office:value-type="float" office:value="92966.959825846" calcext:value-type="float">
            <text:p>92966.959825846</text:p>
          </table:table-cell>
          <table:table-cell/>
          <table:table-cell office:value-type="float" office:value="1442890782.83041" calcext:value-type="float">
            <text:p>1442890782.83041</text:p>
          </table:table-cell>
          <table:table-cell table:formula="of:=[.G235]-[.$B235]" office:value-type="float" office:value="0.260749816894531" calcext:value-type="float">
            <text:p>0.2607498169</text:p>
          </table:table-cell>
          <table:table-cell/>
          <table:table-cell office:value-type="float" office:value="1442890782.84063" calcext:value-type="float">
            <text:p>1442890782.84063</text:p>
          </table:table-cell>
          <table:table-cell table:formula="of:=[.J235]-[.$B235]" office:value-type="float" office:value="0.270968198776245" calcext:value-type="float">
            <text:p>0.270968198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890782.57933" calcext:value-type="float">
            <text:p>1442890782.57933</text:p>
          </table:table-cell>
          <table:table-cell office:value-type="float" office:value="896" calcext:value-type="float">
            <text:p>896</text:p>
          </table:table-cell>
          <table:table-cell table:formula="of:=[.B236]-[.B$2]" office:value-type="float" office:value="13.6820647716522" calcext:value-type="float">
            <text:p>13.6820647717</text:p>
          </table:table-cell>
          <table:table-cell table:formula="of:=[.C236]/([.D236]-[.D235])" office:value-type="float" office:value="92591.3172366217" calcext:value-type="float">
            <text:p>92591.3172366217</text:p>
          </table:table-cell>
          <table:table-cell/>
          <table:table-cell office:value-type="float" office:value="1442890782.83043" calcext:value-type="float">
            <text:p>1442890782.83043</text:p>
          </table:table-cell>
          <table:table-cell table:formula="of:=[.G236]-[.$B236]" office:value-type="float" office:value="0.251094579696655" calcext:value-type="float">
            <text:p>0.2510945797</text:p>
          </table:table-cell>
          <table:table-cell/>
          <table:table-cell office:value-type="float" office:value="1442890782.84403" calcext:value-type="float">
            <text:p>1442890782.84403</text:p>
          </table:table-cell>
          <table:table-cell table:formula="of:=[.J236]-[.$B236]" office:value-type="float" office:value="0.264700174331665" calcext:value-type="float">
            <text:p>0.26470017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890782.58895" calcext:value-type="float">
            <text:p>1442890782.58895</text:p>
          </table:table-cell>
          <table:table-cell office:value-type="float" office:value="896" calcext:value-type="float">
            <text:p>896</text:p>
          </table:table-cell>
          <table:table-cell table:formula="of:=[.B237]-[.B$2]" office:value-type="float" office:value="13.691682100296" calcext:value-type="float">
            <text:p>13.6916821003</text:p>
          </table:table-cell>
          <table:table-cell table:formula="of:=[.C237]/([.D237]-[.D236])" office:value-type="float" office:value="93165.1639645" calcext:value-type="float">
            <text:p>93165.1639645</text:p>
          </table:table-cell>
          <table:table-cell/>
          <table:table-cell office:value-type="float" office:value="1442890782.83045" calcext:value-type="float">
            <text:p>1442890782.83045</text:p>
          </table:table-cell>
          <table:table-cell table:formula="of:=[.G237]-[.$B237]" office:value-type="float" office:value="0.241497278213501" calcext:value-type="float">
            <text:p>0.2414972782</text:p>
          </table:table-cell>
          <table:table-cell/>
          <table:table-cell office:value-type="float" office:value="1442890782.84746" calcext:value-type="float">
            <text:p>1442890782.84746</text:p>
          </table:table-cell>
          <table:table-cell table:formula="of:=[.J237]-[.$B237]" office:value-type="float" office:value="0.258508205413818" calcext:value-type="float">
            <text:p>0.258508205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890782.59838" calcext:value-type="float">
            <text:p>1442890782.59838</text:p>
          </table:table-cell>
          <table:table-cell office:value-type="float" office:value="896" calcext:value-type="float">
            <text:p>896</text:p>
          </table:table-cell>
          <table:table-cell table:formula="of:=[.B238]-[.B$2]" office:value-type="float" office:value="13.7011075019836" calcext:value-type="float">
            <text:p>13.701107502</text:p>
          </table:table-cell>
          <table:table-cell table:formula="of:=[.C238]/([.D238]-[.D237])" office:value-type="float" office:value="95062.2615030481" calcext:value-type="float">
            <text:p>95062.2615030481</text:p>
          </table:table-cell>
          <table:table-cell/>
          <table:table-cell office:value-type="float" office:value="1442890782.83047" calcext:value-type="float">
            <text:p>1442890782.83047</text:p>
          </table:table-cell>
          <table:table-cell table:formula="of:=[.G238]-[.$B238]" office:value-type="float" office:value="0.232091188430786" calcext:value-type="float">
            <text:p>0.2320911884</text:p>
          </table:table-cell>
          <table:table-cell/>
          <table:table-cell office:value-type="float" office:value="1442890782.85083" calcext:value-type="float">
            <text:p>1442890782.85083</text:p>
          </table:table-cell>
          <table:table-cell table:formula="of:=[.J238]-[.$B238]" office:value-type="float" office:value="0.252455949783325" calcext:value-type="float">
            <text:p>0.252455949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890782.6078" calcext:value-type="float">
            <text:p>1442890782.6078</text:p>
          </table:table-cell>
          <table:table-cell office:value-type="float" office:value="896" calcext:value-type="float">
            <text:p>896</text:p>
          </table:table-cell>
          <table:table-cell table:formula="of:=[.B239]-[.B$2]" office:value-type="float" office:value="13.7105305194855" calcext:value-type="float">
            <text:p>13.7105305195</text:p>
          </table:table-cell>
          <table:table-cell table:formula="of:=[.C239]/([.D239]-[.D238])" office:value-type="float" office:value="95086.3138931761" calcext:value-type="float">
            <text:p>95086.3138931761</text:p>
          </table:table-cell>
          <table:table-cell/>
          <table:table-cell office:value-type="float" office:value="1442890782.83049" calcext:value-type="float">
            <text:p>1442890782.83049</text:p>
          </table:table-cell>
          <table:table-cell table:formula="of:=[.G239]-[.$B239]" office:value-type="float" office:value="0.2226881980896" calcext:value-type="float">
            <text:p>0.2226881981</text:p>
          </table:table-cell>
          <table:table-cell/>
          <table:table-cell office:value-type="float" office:value="1442890782.85425" calcext:value-type="float">
            <text:p>1442890782.85425</text:p>
          </table:table-cell>
          <table:table-cell table:formula="of:=[.J239]-[.$B239]" office:value-type="float" office:value="0.246448278427124" calcext:value-type="float">
            <text:p>0.246448278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890782.61719" calcext:value-type="float">
            <text:p>1442890782.61719</text:p>
          </table:table-cell>
          <table:table-cell office:value-type="float" office:value="896" calcext:value-type="float">
            <text:p>896</text:p>
          </table:table-cell>
          <table:table-cell table:formula="of:=[.B240]-[.B$2]" office:value-type="float" office:value="13.719925403595" calcext:value-type="float">
            <text:p>13.7199254036</text:p>
          </table:table-cell>
          <table:table-cell table:formula="of:=[.C240]/([.D240]-[.D239])" office:value-type="float" office:value="95371.0540286766" calcext:value-type="float">
            <text:p>95371.0540286766</text:p>
          </table:table-cell>
          <table:table-cell/>
          <table:table-cell office:value-type="float" office:value="1442890782.83051" calcext:value-type="float">
            <text:p>1442890782.83051</text:p>
          </table:table-cell>
          <table:table-cell table:formula="of:=[.G240]-[.$B240]" office:value-type="float" office:value="0.213313341140747" calcext:value-type="float">
            <text:p>0.2133133411</text:p>
          </table:table-cell>
          <table:table-cell/>
          <table:table-cell office:value-type="float" office:value="1442890782.85771" calcext:value-type="float">
            <text:p>1442890782.85771</text:p>
          </table:table-cell>
          <table:table-cell table:formula="of:=[.J240]-[.$B240]" office:value-type="float" office:value="0.240517854690552" calcext:value-type="float">
            <text:p>0.240517854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890782.62658" calcext:value-type="float">
            <text:p>1442890782.62658</text:p>
          </table:table-cell>
          <table:table-cell office:value-type="float" office:value="896" calcext:value-type="float">
            <text:p>896</text:p>
          </table:table-cell>
          <table:table-cell table:formula="of:=[.B241]-[.B$2]" office:value-type="float" office:value="13.7293138504028" calcext:value-type="float">
            <text:p>13.7293138504</text:p>
          </table:table-cell>
          <table:table-cell table:formula="of:=[.C241]/([.D241]-[.D240])" office:value-type="float" office:value="95436.4463405963" calcext:value-type="float">
            <text:p>95436.4463405963</text:p>
          </table:table-cell>
          <table:table-cell/>
          <table:table-cell office:value-type="float" office:value="1442890782.94561" calcext:value-type="float">
            <text:p>1442890782.94561</text:p>
          </table:table-cell>
          <table:table-cell table:formula="of:=[.G241]-[.$B241]" office:value-type="float" office:value="0.319025993347168" calcext:value-type="float">
            <text:p>0.3190259933</text:p>
          </table:table-cell>
          <table:table-cell/>
          <table:table-cell office:value-type="float" office:value="1442890782.94567" calcext:value-type="float">
            <text:p>1442890782.94567</text:p>
          </table:table-cell>
          <table:table-cell table:formula="of:=[.J241]-[.$B241]" office:value-type="float" office:value="0.319091320037842" calcext:value-type="float">
            <text:p>0.319091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890782.63602" calcext:value-type="float">
            <text:p>1442890782.63602</text:p>
          </table:table-cell>
          <table:table-cell office:value-type="float" office:value="896" calcext:value-type="float">
            <text:p>896</text:p>
          </table:table-cell>
          <table:table-cell table:formula="of:=[.B242]-[.B$2]" office:value-type="float" office:value="13.7387540340424" calcext:value-type="float">
            <text:p>13.738754034</text:p>
          </table:table-cell>
          <table:table-cell table:formula="of:=[.C242]/([.D242]-[.D241])" office:value-type="float" office:value="94913.4078545271" calcext:value-type="float">
            <text:p>94913.4078545271</text:p>
          </table:table-cell>
          <table:table-cell/>
          <table:table-cell office:value-type="float" office:value="1442890782.94575" calcext:value-type="float">
            <text:p>1442890782.94575</text:p>
          </table:table-cell>
          <table:table-cell table:formula="of:=[.G242]-[.$B242]" office:value-type="float" office:value="0.309726238250732" calcext:value-type="float">
            <text:p>0.3097262383</text:p>
          </table:table-cell>
          <table:table-cell/>
          <table:table-cell office:value-type="float" office:value="1442890782.94906" calcext:value-type="float">
            <text:p>1442890782.94906</text:p>
          </table:table-cell>
          <table:table-cell table:formula="of:=[.J242]-[.$B242]" office:value-type="float" office:value="0.313040494918823" calcext:value-type="float">
            <text:p>0.313040494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890782.64543" calcext:value-type="float">
            <text:p>1442890782.64543</text:p>
          </table:table-cell>
          <table:table-cell office:value-type="float" office:value="896" calcext:value-type="float">
            <text:p>896</text:p>
          </table:table-cell>
          <table:table-cell table:formula="of:=[.B243]-[.B$2]" office:value-type="float" office:value="13.7481625080109" calcext:value-type="float">
            <text:p>13.748162508</text:p>
          </table:table-cell>
          <table:table-cell table:formula="of:=[.C243]/([.D243]-[.D242])" office:value-type="float" office:value="95233.2974507121" calcext:value-type="float">
            <text:p>95233.2974507121</text:p>
          </table:table-cell>
          <table:table-cell/>
          <table:table-cell office:value-type="float" office:value="1442890782.94578" calcext:value-type="float">
            <text:p>1442890782.94578</text:p>
          </table:table-cell>
          <table:table-cell table:formula="of:=[.G243]-[.$B243]" office:value-type="float" office:value="0.300345182418823" calcext:value-type="float">
            <text:p>0.3003451824</text:p>
          </table:table-cell>
          <table:table-cell/>
          <table:table-cell office:value-type="float" office:value="1442890782.95246" calcext:value-type="float">
            <text:p>1442890782.95246</text:p>
          </table:table-cell>
          <table:table-cell table:formula="of:=[.J243]-[.$B243]" office:value-type="float" office:value="0.307027339935303" calcext:value-type="float">
            <text:p>0.307027339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890782.65484" calcext:value-type="float">
            <text:p>1442890782.65484</text:p>
          </table:table-cell>
          <table:table-cell office:value-type="float" office:value="896" calcext:value-type="float">
            <text:p>896</text:p>
          </table:table-cell>
          <table:table-cell table:formula="of:=[.B244]-[.B$2]" office:value-type="float" office:value="13.757572889328" calcext:value-type="float">
            <text:p>13.7575728893</text:p>
          </table:table-cell>
          <table:table-cell table:formula="of:=[.C244]/([.D244]-[.D243])" office:value-type="float" office:value="95213.9950342032" calcext:value-type="float">
            <text:p>95213.9950342032</text:p>
          </table:table-cell>
          <table:table-cell/>
          <table:table-cell office:value-type="float" office:value="1442890782.9458" calcext:value-type="float">
            <text:p>1442890782.9458</text:p>
          </table:table-cell>
          <table:table-cell table:formula="of:=[.G244]-[.$B244]" office:value-type="float" office:value="0.290954828262329" calcext:value-type="float">
            <text:p>0.2909548283</text:p>
          </table:table-cell>
          <table:table-cell/>
          <table:table-cell office:value-type="float" office:value="1442890782.95587" calcext:value-type="float">
            <text:p>1442890782.95587</text:p>
          </table:table-cell>
          <table:table-cell table:formula="of:=[.J244]-[.$B244]" office:value-type="float" office:value="0.301028728485107" calcext:value-type="float">
            <text:p>0.30102872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890782.66426" calcext:value-type="float">
            <text:p>1442890782.66426</text:p>
          </table:table-cell>
          <table:table-cell office:value-type="float" office:value="896" calcext:value-type="float">
            <text:p>896</text:p>
          </table:table-cell>
          <table:table-cell table:formula="of:=[.B245]-[.B$2]" office:value-type="float" office:value="13.7669875621796" calcext:value-type="float">
            <text:p>13.7669875622</text:p>
          </table:table-cell>
          <table:table-cell table:formula="of:=[.C245]/([.D245]-[.D244])" office:value-type="float" office:value="95170.5931928687" calcext:value-type="float">
            <text:p>95170.5931928687</text:p>
          </table:table-cell>
          <table:table-cell/>
          <table:table-cell office:value-type="float" office:value="1442890782.94582" calcext:value-type="float">
            <text:p>1442890782.94582</text:p>
          </table:table-cell>
          <table:table-cell table:formula="of:=[.G245]-[.$B245]" office:value-type="float" office:value="0.281562089920044" calcext:value-type="float">
            <text:p>0.2815620899</text:p>
          </table:table-cell>
          <table:table-cell/>
          <table:table-cell office:value-type="float" office:value="1442890782.95928" calcext:value-type="float">
            <text:p>1442890782.95928</text:p>
          </table:table-cell>
          <table:table-cell table:formula="of:=[.J245]-[.$B245]" office:value-type="float" office:value="0.29502272605896" calcext:value-type="float">
            <text:p>0.295022726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890782.6737" calcext:value-type="float">
            <text:p>1442890782.6737</text:p>
          </table:table-cell>
          <table:table-cell office:value-type="float" office:value="896" calcext:value-type="float">
            <text:p>896</text:p>
          </table:table-cell>
          <table:table-cell table:formula="of:=[.B246]-[.B$2]" office:value-type="float" office:value="13.776433467865" calcext:value-type="float">
            <text:p>13.7764334679</text:p>
          </table:table-cell>
          <table:table-cell table:formula="of:=[.C246]/([.D246]-[.D245])" office:value-type="float" office:value="94855.912163356" calcext:value-type="float">
            <text:p>94855.912163356</text:p>
          </table:table-cell>
          <table:table-cell/>
          <table:table-cell office:value-type="float" office:value="1442890782.94584" calcext:value-type="float">
            <text:p>1442890782.94584</text:p>
          </table:table-cell>
          <table:table-cell table:formula="of:=[.G246]-[.$B246]" office:value-type="float" office:value="0.272136449813843" calcext:value-type="float">
            <text:p>0.2721364498</text:p>
          </table:table-cell>
          <table:table-cell/>
          <table:table-cell office:value-type="float" office:value="1442890782.96269" calcext:value-type="float">
            <text:p>1442890782.96269</text:p>
          </table:table-cell>
          <table:table-cell table:formula="of:=[.J246]-[.$B246]" office:value-type="float" office:value="0.288985013961792" calcext:value-type="float">
            <text:p>0.28898501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890782.68315" calcext:value-type="float">
            <text:p>1442890782.68315</text:p>
          </table:table-cell>
          <table:table-cell office:value-type="float" office:value="896" calcext:value-type="float">
            <text:p>896</text:p>
          </table:table-cell>
          <table:table-cell table:formula="of:=[.B247]-[.B$2]" office:value-type="float" office:value="13.7858762741089" calcext:value-type="float">
            <text:p>13.7858762741</text:p>
          </table:table-cell>
          <table:table-cell table:formula="of:=[.C247]/([.D247]-[.D246])" office:value-type="float" office:value="94887.0470130788" calcext:value-type="float">
            <text:p>94887.0470130788</text:p>
          </table:table-cell>
          <table:table-cell/>
          <table:table-cell office:value-type="float" office:value="1442890782.94586" calcext:value-type="float">
            <text:p>1442890782.94586</text:p>
          </table:table-cell>
          <table:table-cell table:formula="of:=[.G247]-[.$B247]" office:value-type="float" office:value="0.262712955474854" calcext:value-type="float">
            <text:p>0.2627129555</text:p>
          </table:table-cell>
          <table:table-cell/>
          <table:table-cell office:value-type="float" office:value="1442890782.96609" calcext:value-type="float">
            <text:p>1442890782.96609</text:p>
          </table:table-cell>
          <table:table-cell table:formula="of:=[.J247]-[.$B247]" office:value-type="float" office:value="0.282943487167358" calcext:value-type="float">
            <text:p>0.28294348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890782.69256" calcext:value-type="float">
            <text:p>1442890782.69256</text:p>
          </table:table-cell>
          <table:table-cell office:value-type="float" office:value="896" calcext:value-type="float">
            <text:p>896</text:p>
          </table:table-cell>
          <table:table-cell table:formula="of:=[.B248]-[.B$2]" office:value-type="float" office:value="13.7952921390533" calcext:value-type="float">
            <text:p>13.7952921391</text:p>
          </table:table-cell>
          <table:table-cell table:formula="of:=[.C248]/([.D248]-[.D247])" office:value-type="float" office:value="95158.544147064" calcext:value-type="float">
            <text:p>95158.544147064</text:p>
          </table:table-cell>
          <table:table-cell/>
          <table:table-cell office:value-type="float" office:value="1442890782.94588" calcext:value-type="float">
            <text:p>1442890782.94588</text:p>
          </table:table-cell>
          <table:table-cell table:formula="of:=[.G248]-[.$B248]" office:value-type="float" office:value="0.253316164016724" calcext:value-type="float">
            <text:p>0.253316164</text:p>
          </table:table-cell>
          <table:table-cell/>
          <table:table-cell office:value-type="float" office:value="1442890782.9695" calcext:value-type="float">
            <text:p>1442890782.9695</text:p>
          </table:table-cell>
          <table:table-cell table:formula="of:=[.J248]-[.$B248]" office:value-type="float" office:value="0.276940107345581" calcext:value-type="float">
            <text:p>0.276940107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890782.70198" calcext:value-type="float">
            <text:p>1442890782.70198</text:p>
          </table:table-cell>
          <table:table-cell office:value-type="float" office:value="896" calcext:value-type="float">
            <text:p>896</text:p>
          </table:table-cell>
          <table:table-cell table:formula="of:=[.B249]-[.B$2]" office:value-type="float" office:value="13.8047096729279" calcext:value-type="float">
            <text:p>13.8047096729</text:p>
          </table:table-cell>
          <table:table-cell table:formula="of:=[.C249]/([.D249]-[.D248])" office:value-type="float" office:value="95141.680607595" calcext:value-type="float">
            <text:p>95141.680607595</text:p>
          </table:table-cell>
          <table:table-cell/>
          <table:table-cell office:value-type="float" office:value="1442890782.9459" calcext:value-type="float">
            <text:p>1442890782.9459</text:p>
          </table:table-cell>
          <table:table-cell table:formula="of:=[.G249]-[.$B249]" office:value-type="float" office:value="0.243918180465698" calcext:value-type="float">
            <text:p>0.2439181805</text:p>
          </table:table-cell>
          <table:table-cell/>
          <table:table-cell office:value-type="float" office:value="1442890782.97291" calcext:value-type="float">
            <text:p>1442890782.97291</text:p>
          </table:table-cell>
          <table:table-cell table:formula="of:=[.J249]-[.$B249]" office:value-type="float" office:value="0.270928382873535" calcext:value-type="float">
            <text:p>0.270928382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890782.71141" calcext:value-type="float">
            <text:p>1442890782.71141</text:p>
          </table:table-cell>
          <table:table-cell office:value-type="float" office:value="896" calcext:value-type="float">
            <text:p>896</text:p>
          </table:table-cell>
          <table:table-cell table:formula="of:=[.B250]-[.B$2]" office:value-type="float" office:value="13.8141398429871" calcext:value-type="float">
            <text:p>13.814139843</text:p>
          </table:table-cell>
          <table:table-cell table:formula="of:=[.C250]/([.D250]-[.D249])" office:value-type="float" office:value="95014.1932091118" calcext:value-type="float">
            <text:p>95014.1932091118</text:p>
          </table:table-cell>
          <table:table-cell/>
          <table:table-cell office:value-type="float" office:value="1442890782.94592" calcext:value-type="float">
            <text:p>1442890782.94592</text:p>
          </table:table-cell>
          <table:table-cell table:formula="of:=[.G250]-[.$B250]" office:value-type="float" office:value="0.23450756072998" calcext:value-type="float">
            <text:p>0.2345075607</text:p>
          </table:table-cell>
          <table:table-cell/>
          <table:table-cell office:value-type="float" office:value="1442890782.97632" calcext:value-type="float">
            <text:p>1442890782.97632</text:p>
          </table:table-cell>
          <table:table-cell table:formula="of:=[.J250]-[.$B250]" office:value-type="float" office:value="0.264907360076904" calcext:value-type="float">
            <text:p>0.26490736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890782.72084" calcext:value-type="float">
            <text:p>1442890782.72084</text:p>
          </table:table-cell>
          <table:table-cell office:value-type="float" office:value="896" calcext:value-type="float">
            <text:p>896</text:p>
          </table:table-cell>
          <table:table-cell table:formula="of:=[.B251]-[.B$2]" office:value-type="float" office:value="13.823575258255" calcext:value-type="float">
            <text:p>13.8235752583</text:p>
          </table:table-cell>
          <table:table-cell table:formula="of:=[.C251]/([.D251]-[.D250])" office:value-type="float" office:value="94961.3742008844" calcext:value-type="float">
            <text:p>94961.3742008844</text:p>
          </table:table-cell>
          <table:table-cell/>
          <table:table-cell office:value-type="float" office:value="1442890782.94594" calcext:value-type="float">
            <text:p>1442890782.94594</text:p>
          </table:table-cell>
          <table:table-cell table:formula="of:=[.G251]-[.$B251]" office:value-type="float" office:value="0.225091934204102" calcext:value-type="float">
            <text:p>0.2250919342</text:p>
          </table:table-cell>
          <table:table-cell/>
          <table:table-cell office:value-type="float" office:value="1442890782.97973" calcext:value-type="float">
            <text:p>1442890782.97973</text:p>
          </table:table-cell>
          <table:table-cell table:formula="of:=[.J251]-[.$B251]" office:value-type="float" office:value="0.258886814117432" calcext:value-type="float">
            <text:p>0.25888681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890782.73032" calcext:value-type="float">
            <text:p>1442890782.73032</text:p>
          </table:table-cell>
          <table:table-cell office:value-type="float" office:value="896" calcext:value-type="float">
            <text:p>896</text:p>
          </table:table-cell>
          <table:table-cell table:formula="of:=[.B252]-[.B$2]" office:value-type="float" office:value="13.8330473899841" calcext:value-type="float">
            <text:p>13.83304739</text:p>
          </table:table-cell>
          <table:table-cell table:formula="of:=[.C252]/([.D252]-[.D251])" office:value-type="float" office:value="94593.2790656699" calcext:value-type="float">
            <text:p>94593.2790656699</text:p>
          </table:table-cell>
          <table:table-cell/>
          <table:table-cell office:value-type="float" office:value="1442890782.94596" calcext:value-type="float">
            <text:p>1442890782.94596</text:p>
          </table:table-cell>
          <table:table-cell table:formula="of:=[.G252]-[.$B252]" office:value-type="float" office:value="0.215639352798462" calcext:value-type="float">
            <text:p>0.2156393528</text:p>
          </table:table-cell>
          <table:table-cell/>
          <table:table-cell office:value-type="float" office:value="1442890782.98314" calcext:value-type="float">
            <text:p>1442890782.98314</text:p>
          </table:table-cell>
          <table:table-cell table:formula="of:=[.J252]-[.$B252]" office:value-type="float" office:value="0.252826690673828" calcext:value-type="float">
            <text:p>0.25282669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890782.73977" calcext:value-type="float">
            <text:p>1442890782.73977</text:p>
          </table:table-cell>
          <table:table-cell office:value-type="float" office:value="896" calcext:value-type="float">
            <text:p>896</text:p>
          </table:table-cell>
          <table:table-cell table:formula="of:=[.B253]-[.B$2]" office:value-type="float" office:value="13.842502117157" calcext:value-type="float">
            <text:p>13.8425021172</text:p>
          </table:table-cell>
          <table:table-cell table:formula="of:=[.C253]/([.D253]-[.D252])" office:value-type="float" office:value="94767.4093201533" calcext:value-type="float">
            <text:p>94767.4093201533</text:p>
          </table:table-cell>
          <table:table-cell/>
          <table:table-cell office:value-type="float" office:value="1442890783.03122" calcext:value-type="float">
            <text:p>1442890783.03122</text:p>
          </table:table-cell>
          <table:table-cell table:formula="of:=[.G253]-[.$B253]" office:value-type="float" office:value="0.291448831558228" calcext:value-type="float">
            <text:p>0.2914488316</text:p>
          </table:table-cell>
          <table:table-cell/>
          <table:table-cell office:value-type="float" office:value="1442890783.03128" calcext:value-type="float">
            <text:p>1442890783.03128</text:p>
          </table:table-cell>
          <table:table-cell table:formula="of:=[.J253]-[.$B253]" office:value-type="float" office:value="0.291510343551636" calcext:value-type="float">
            <text:p>0.291510343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890782.74919" calcext:value-type="float">
            <text:p>1442890782.74919</text:p>
          </table:table-cell>
          <table:table-cell office:value-type="float" office:value="896" calcext:value-type="float">
            <text:p>896</text:p>
          </table:table-cell>
          <table:table-cell table:formula="of:=[.B254]-[.B$2]" office:value-type="float" office:value="13.8519220352173" calcext:value-type="float">
            <text:p>13.8519220352</text:p>
          </table:table-cell>
          <table:table-cell table:formula="of:=[.C254]/([.D254]-[.D253])" office:value-type="float" office:value="95117.6002024804" calcext:value-type="float">
            <text:p>95117.6002024804</text:p>
          </table:table-cell>
          <table:table-cell/>
          <table:table-cell office:value-type="float" office:value="1442890783.03133" calcext:value-type="float">
            <text:p>1442890783.03133</text:p>
          </table:table-cell>
          <table:table-cell table:formula="of:=[.G254]-[.$B254]" office:value-type="float" office:value="0.282139778137207" calcext:value-type="float">
            <text:p>0.2821397781</text:p>
          </table:table-cell>
          <table:table-cell/>
          <table:table-cell office:value-type="float" office:value="1442890783.03441" calcext:value-type="float">
            <text:p>1442890783.03441</text:p>
          </table:table-cell>
          <table:table-cell table:formula="of:=[.J254]-[.$B254]" office:value-type="float" office:value="0.285215854644775" calcext:value-type="float">
            <text:p>0.285215854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890782.75861" calcext:value-type="float">
            <text:p>1442890782.75861</text:p>
          </table:table-cell>
          <table:table-cell office:value-type="float" office:value="896" calcext:value-type="float">
            <text:p>896</text:p>
          </table:table-cell>
          <table:table-cell table:formula="of:=[.B255]-[.B$2]" office:value-type="float" office:value="13.8613362312317" calcext:value-type="float">
            <text:p>13.8613362312</text:p>
          </table:table-cell>
          <table:table-cell table:formula="of:=[.C255]/([.D255]-[.D254])" office:value-type="float" office:value="95175.413665603" calcext:value-type="float">
            <text:p>95175.413665603</text:p>
          </table:table-cell>
          <table:table-cell/>
          <table:table-cell office:value-type="float" office:value="1442890783.03135" calcext:value-type="float">
            <text:p>1442890783.03135</text:p>
          </table:table-cell>
          <table:table-cell table:formula="of:=[.G255]-[.$B255]" office:value-type="float" office:value="0.272746562957764" calcext:value-type="float">
            <text:p>0.272746563</text:p>
          </table:table-cell>
          <table:table-cell/>
          <table:table-cell office:value-type="float" office:value="1442890783.03753" calcext:value-type="float">
            <text:p>1442890783.03753</text:p>
          </table:table-cell>
          <table:table-cell table:formula="of:=[.J255]-[.$B255]" office:value-type="float" office:value="0.278922080993652" calcext:value-type="float">
            <text:p>0.27892208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890782.76804" calcext:value-type="float">
            <text:p>1442890782.76804</text:p>
          </table:table-cell>
          <table:table-cell office:value-type="float" office:value="896" calcext:value-type="float">
            <text:p>896</text:p>
          </table:table-cell>
          <table:table-cell table:formula="of:=[.B256]-[.B$2]" office:value-type="float" office:value="13.8707702159882" calcext:value-type="float">
            <text:p>13.870770216</text:p>
          </table:table-cell>
          <table:table-cell table:formula="of:=[.C256]/([.D256]-[.D255])" office:value-type="float" office:value="94975.7735601102" calcext:value-type="float">
            <text:p>94975.7735601102</text:p>
          </table:table-cell>
          <table:table-cell/>
          <table:table-cell office:value-type="float" office:value="1442890783.03137" calcext:value-type="float">
            <text:p>1442890783.03137</text:p>
          </table:table-cell>
          <table:table-cell table:formula="of:=[.G256]-[.$B256]" office:value-type="float" office:value="0.263330459594727" calcext:value-type="float">
            <text:p>0.2633304596</text:p>
          </table:table-cell>
          <table:table-cell/>
          <table:table-cell office:value-type="float" office:value="1442890783.04063" calcext:value-type="float">
            <text:p>1442890783.04063</text:p>
          </table:table-cell>
          <table:table-cell table:formula="of:=[.J256]-[.$B256]" office:value-type="float" office:value="0.27258563041687" calcext:value-type="float">
            <text:p>0.272585630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890782.77744" calcext:value-type="float">
            <text:p>1442890782.77744</text:p>
          </table:table-cell>
          <table:table-cell office:value-type="float" office:value="896" calcext:value-type="float">
            <text:p>896</text:p>
          </table:table-cell>
          <table:table-cell table:formula="of:=[.B257]-[.B$2]" office:value-type="float" office:value="13.880167722702" calcext:value-type="float">
            <text:p>13.8801677227</text:p>
          </table:table-cell>
          <table:table-cell table:formula="of:=[.C257]/([.D257]-[.D256])" office:value-type="float" office:value="95344.4384006495" calcext:value-type="float">
            <text:p>95344.4384006495</text:p>
          </table:table-cell>
          <table:table-cell/>
          <table:table-cell office:value-type="float" office:value="1442890783.03139" calcext:value-type="float">
            <text:p>1442890783.03139</text:p>
          </table:table-cell>
          <table:table-cell table:formula="of:=[.G257]-[.$B257]" office:value-type="float" office:value="0.25395131111145" calcext:value-type="float">
            <text:p>0.2539513111</text:p>
          </table:table-cell>
          <table:table-cell/>
          <table:table-cell office:value-type="float" office:value="1442890783.04374" calcext:value-type="float">
            <text:p>1442890783.04374</text:p>
          </table:table-cell>
          <table:table-cell table:formula="of:=[.J257]-[.$B257]" office:value-type="float" office:value="0.266306400299072" calcext:value-type="float">
            <text:p>0.266306400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890782.78687" calcext:value-type="float">
            <text:p>1442890782.78687</text:p>
          </table:table-cell>
          <table:table-cell office:value-type="float" office:value="896" calcext:value-type="float">
            <text:p>896</text:p>
          </table:table-cell>
          <table:table-cell table:formula="of:=[.B258]-[.B$2]" office:value-type="float" office:value="13.8896000385284" calcext:value-type="float">
            <text:p>13.8896000385</text:p>
          </table:table-cell>
          <table:table-cell table:formula="of:=[.C258]/([.D258]-[.D257])" office:value-type="float" office:value="94992.5783327435" calcext:value-type="float">
            <text:p>94992.5783327435</text:p>
          </table:table-cell>
          <table:table-cell/>
          <table:table-cell office:value-type="float" office:value="1442890783.03141" calcext:value-type="float">
            <text:p>1442890783.03141</text:p>
          </table:table-cell>
          <table:table-cell table:formula="of:=[.G258]-[.$B258]" office:value-type="float" office:value="0.244538068771362" calcext:value-type="float">
            <text:p>0.2445380688</text:p>
          </table:table-cell>
          <table:table-cell/>
          <table:table-cell office:value-type="float" office:value="1442890783.04686" calcext:value-type="float">
            <text:p>1442890783.04686</text:p>
          </table:table-cell>
          <table:table-cell table:formula="of:=[.J258]-[.$B258]" office:value-type="float" office:value="0.259993076324463" calcext:value-type="float">
            <text:p>0.259993076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890782.79647" calcext:value-type="float">
            <text:p>1442890782.79647</text:p>
          </table:table-cell>
          <table:table-cell office:value-type="float" office:value="896" calcext:value-type="float">
            <text:p>896</text:p>
          </table:table-cell>
          <table:table-cell table:formula="of:=[.B259]-[.B$2]" office:value-type="float" office:value="13.8992009162903" calcext:value-type="float">
            <text:p>13.8992009163</text:p>
          </table:table-cell>
          <table:table-cell table:formula="of:=[.C259]/([.D259]-[.D258])" office:value-type="float" office:value="93324.8003178624" calcext:value-type="float">
            <text:p>93324.8003178624</text:p>
          </table:table-cell>
          <table:table-cell/>
          <table:table-cell office:value-type="float" office:value="1442890783.03143" calcext:value-type="float">
            <text:p>1442890783.03143</text:p>
          </table:table-cell>
          <table:table-cell table:formula="of:=[.G259]-[.$B259]" office:value-type="float" office:value="0.234955072402954" calcext:value-type="float">
            <text:p>0.2349550724</text:p>
          </table:table-cell>
          <table:table-cell/>
          <table:table-cell office:value-type="float" office:value="1442890783.04998" calcext:value-type="float">
            <text:p>1442890783.04998</text:p>
          </table:table-cell>
          <table:table-cell table:formula="of:=[.J259]-[.$B259]" office:value-type="float" office:value="0.253508567810059" calcext:value-type="float">
            <text:p>0.253508567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890782.80586" calcext:value-type="float">
            <text:p>1442890782.80586</text:p>
          </table:table-cell>
          <table:table-cell office:value-type="float" office:value="896" calcext:value-type="float">
            <text:p>896</text:p>
          </table:table-cell>
          <table:table-cell table:formula="of:=[.B260]-[.B$2]" office:value-type="float" office:value="13.908586025238" calcext:value-type="float">
            <text:p>13.9085860252</text:p>
          </table:table-cell>
          <table:table-cell table:formula="of:=[.C260]/([.D260]-[.D259])" office:value-type="float" office:value="95470.3887816279" calcext:value-type="float">
            <text:p>95470.3887816279</text:p>
          </table:table-cell>
          <table:table-cell/>
          <table:table-cell office:value-type="float" office:value="1442890783.03144" calcext:value-type="float">
            <text:p>1442890783.03144</text:p>
          </table:table-cell>
          <table:table-cell table:formula="of:=[.G260]-[.$B260]" office:value-type="float" office:value="0.22558856010437" calcext:value-type="float">
            <text:p>0.2255885601</text:p>
          </table:table-cell>
          <table:table-cell/>
          <table:table-cell office:value-type="float" office:value="1442890783.0531" calcext:value-type="float">
            <text:p>1442890783.0531</text:p>
          </table:table-cell>
          <table:table-cell table:formula="of:=[.J260]-[.$B260]" office:value-type="float" office:value="0.247241735458374" calcext:value-type="float">
            <text:p>0.247241735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890782.8153" calcext:value-type="float">
            <text:p>1442890782.8153</text:p>
          </table:table-cell>
          <table:table-cell office:value-type="float" office:value="896" calcext:value-type="float">
            <text:p>896</text:p>
          </table:table-cell>
          <table:table-cell table:formula="of:=[.B261]-[.B$2]" office:value-type="float" office:value="13.9180266857147" calcext:value-type="float">
            <text:p>13.9180266857</text:p>
          </table:table-cell>
          <table:table-cell table:formula="of:=[.C261]/([.D261]-[.D260])" office:value-type="float" office:value="94908.6138848903" calcext:value-type="float">
            <text:p>94908.6138848903</text:p>
          </table:table-cell>
          <table:table-cell/>
          <table:table-cell office:value-type="float" office:value="1442890783.03146" calcext:value-type="float">
            <text:p>1442890783.03146</text:p>
          </table:table-cell>
          <table:table-cell table:formula="of:=[.G261]-[.$B261]" office:value-type="float" office:value="0.216165781021118" calcext:value-type="float">
            <text:p>0.216165781</text:p>
          </table:table-cell>
          <table:table-cell/>
          <table:table-cell office:value-type="float" office:value="1442890783.05624" calcext:value-type="float">
            <text:p>1442890783.05624</text:p>
          </table:table-cell>
          <table:table-cell table:formula="of:=[.J261]-[.$B261]" office:value-type="float" office:value="0.240948677062988" calcext:value-type="float">
            <text:p>0.240948677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890782.82473" calcext:value-type="float">
            <text:p>1442890782.82473</text:p>
          </table:table-cell>
          <table:table-cell office:value-type="float" office:value="896" calcext:value-type="float">
            <text:p>896</text:p>
          </table:table-cell>
          <table:table-cell table:formula="of:=[.B262]-[.B$2]" office:value-type="float" office:value="13.9274644851685" calcext:value-type="float">
            <text:p>13.9274644852</text:p>
          </table:table-cell>
          <table:table-cell table:formula="of:=[.C262]/([.D262]-[.D261])" office:value-type="float" office:value="94937.3849690539" calcext:value-type="float">
            <text:p>94937.3849690539</text:p>
          </table:table-cell>
          <table:table-cell/>
          <table:table-cell office:value-type="float" office:value="1442890783.03148" calcext:value-type="float">
            <text:p>1442890783.03148</text:p>
          </table:table-cell>
          <table:table-cell table:formula="of:=[.G262]-[.$B262]" office:value-type="float" office:value="0.206746101379395" calcext:value-type="float">
            <text:p>0.2067461014</text:p>
          </table:table-cell>
          <table:table-cell/>
          <table:table-cell office:value-type="float" office:value="1442890783.05935" calcext:value-type="float">
            <text:p>1442890783.05935</text:p>
          </table:table-cell>
          <table:table-cell table:formula="of:=[.J262]-[.$B262]" office:value-type="float" office:value="0.234619855880737" calcext:value-type="float">
            <text:p>0.234619855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890782.83415" calcext:value-type="float">
            <text:p>1442890782.83415</text:p>
          </table:table-cell>
          <table:table-cell office:value-type="float" office:value="896" calcext:value-type="float">
            <text:p>896</text:p>
          </table:table-cell>
          <table:table-cell table:formula="of:=[.B263]-[.B$2]" office:value-type="float" office:value="13.936882019043" calcext:value-type="float">
            <text:p>13.936882019</text:p>
          </table:table-cell>
          <table:table-cell table:formula="of:=[.C263]/([.D263]-[.D262])" office:value-type="float" office:value="95141.680607595" calcext:value-type="float">
            <text:p>95141.680607595</text:p>
          </table:table-cell>
          <table:table-cell/>
          <table:table-cell office:value-type="float" office:value="1442890783.15349" calcext:value-type="float">
            <text:p>1442890783.15349</text:p>
          </table:table-cell>
          <table:table-cell table:formula="of:=[.G263]-[.$B263]" office:value-type="float" office:value="0.319343090057373" calcext:value-type="float">
            <text:p>0.3193430901</text:p>
          </table:table-cell>
          <table:table-cell/>
          <table:table-cell office:value-type="float" office:value="1442890783.15353" calcext:value-type="float">
            <text:p>1442890783.15353</text:p>
          </table:table-cell>
          <table:table-cell table:formula="of:=[.J263]-[.$B263]" office:value-type="float" office:value="0.319380044937134" calcext:value-type="float">
            <text:p>0.319380044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890782.84365" calcext:value-type="float">
            <text:p>1442890782.84365</text:p>
          </table:table-cell>
          <table:table-cell office:value-type="float" office:value="896" calcext:value-type="float">
            <text:p>896</text:p>
          </table:table-cell>
          <table:table-cell table:formula="of:=[.B264]-[.B$2]" office:value-type="float" office:value="13.9463837146759" calcext:value-type="float">
            <text:p>13.9463837147</text:p>
          </table:table-cell>
          <table:table-cell table:formula="of:=[.C264]/([.D264]-[.D263])" office:value-type="float" office:value="94298.9582716483" calcext:value-type="float">
            <text:p>94298.9582716483</text:p>
          </table:table-cell>
          <table:table-cell/>
          <table:table-cell office:value-type="float" office:value="1442890783.15361" calcext:value-type="float">
            <text:p>1442890783.15361</text:p>
          </table:table-cell>
          <table:table-cell table:formula="of:=[.G264]-[.$B264]" office:value-type="float" office:value="0.30996036529541" calcext:value-type="float">
            <text:p>0.3099603653</text:p>
          </table:table-cell>
          <table:table-cell/>
          <table:table-cell office:value-type="float" office:value="1442890783.15667" calcext:value-type="float">
            <text:p>1442890783.15667</text:p>
          </table:table-cell>
          <table:table-cell table:formula="of:=[.J264]-[.$B264]" office:value-type="float" office:value="0.313011884689331" calcext:value-type="float">
            <text:p>0.313011884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890782.8531" calcext:value-type="float">
            <text:p>1442890782.8531</text:p>
          </table:table-cell>
          <table:table-cell office:value-type="float" office:value="896" calcext:value-type="float">
            <text:p>896</text:p>
          </table:table-cell>
          <table:table-cell table:formula="of:=[.B265]-[.B$2]" office:value-type="float" office:value="13.95583152771" calcext:value-type="float">
            <text:p>13.9558315277</text:p>
          </table:table-cell>
          <table:table-cell table:formula="of:=[.C265]/([.D265]-[.D264])" office:value-type="float" office:value="94836.7624094683" calcext:value-type="float">
            <text:p>94836.7624094683</text:p>
          </table:table-cell>
          <table:table-cell/>
          <table:table-cell office:value-type="float" office:value="1442890783.15364" calcext:value-type="float">
            <text:p>1442890783.15364</text:p>
          </table:table-cell>
          <table:table-cell table:formula="of:=[.G265]-[.$B265]" office:value-type="float" office:value="0.300542116165161" calcext:value-type="float">
            <text:p>0.3005421162</text:p>
          </table:table-cell>
          <table:table-cell/>
          <table:table-cell office:value-type="float" office:value="1442890783.1598" calcext:value-type="float">
            <text:p>1442890783.1598</text:p>
          </table:table-cell>
          <table:table-cell table:formula="of:=[.J265]-[.$B265]" office:value-type="float" office:value="0.306694269180298" calcext:value-type="float">
            <text:p>0.306694269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890782.86254" calcext:value-type="float">
            <text:p>1442890782.86254</text:p>
          </table:table-cell>
          <table:table-cell office:value-type="float" office:value="896" calcext:value-type="float">
            <text:p>896</text:p>
          </table:table-cell>
          <table:table-cell table:formula="of:=[.B266]-[.B$2]" office:value-type="float" office:value="13.9652729034424" calcext:value-type="float">
            <text:p>13.9652729034</text:p>
          </table:table-cell>
          <table:table-cell table:formula="of:=[.C266]/([.D266]-[.D265])" office:value-type="float" office:value="94901.4238383838" calcext:value-type="float">
            <text:p>94901.4238383838</text:p>
          </table:table-cell>
          <table:table-cell/>
          <table:table-cell office:value-type="float" office:value="1442890783.15366" calcext:value-type="float">
            <text:p>1442890783.15366</text:p>
          </table:table-cell>
          <table:table-cell table:formula="of:=[.G266]-[.$B266]" office:value-type="float" office:value="0.291121006011963" calcext:value-type="float">
            <text:p>0.291121006</text:p>
          </table:table-cell>
          <table:table-cell/>
          <table:table-cell office:value-type="float" office:value="1442890783.16292" calcext:value-type="float">
            <text:p>1442890783.16292</text:p>
          </table:table-cell>
          <table:table-cell table:formula="of:=[.J266]-[.$B266]" office:value-type="float" office:value="0.300378799438477" calcext:value-type="float">
            <text:p>0.300378799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890782.87209" calcext:value-type="float">
            <text:p>1442890782.87209</text:p>
          </table:table-cell>
          <table:table-cell office:value-type="float" office:value="896" calcext:value-type="float">
            <text:p>896</text:p>
          </table:table-cell>
          <table:table-cell table:formula="of:=[.B267]-[.B$2]" office:value-type="float" office:value="13.9748253822327" calcext:value-type="float">
            <text:p>13.9748253822</text:p>
          </table:table-cell>
          <table:table-cell table:formula="of:=[.C267]/([.D267]-[.D266])" office:value-type="float" office:value="93797.6434882444" calcext:value-type="float">
            <text:p>93797.6434882444</text:p>
          </table:table-cell>
          <table:table-cell/>
          <table:table-cell office:value-type="float" office:value="1442890783.1537" calcext:value-type="float">
            <text:p>1442890783.1537</text:p>
          </table:table-cell>
          <table:table-cell table:formula="of:=[.G267]-[.$B267]" office:value-type="float" office:value="0.281601905822754" calcext:value-type="float">
            <text:p>0.2816019058</text:p>
          </table:table-cell>
          <table:table-cell/>
          <table:table-cell office:value-type="float" office:value="1442890783.16603" calcext:value-type="float">
            <text:p>1442890783.16603</text:p>
          </table:table-cell>
          <table:table-cell table:formula="of:=[.J267]-[.$B267]" office:value-type="float" office:value="0.293939352035522" calcext:value-type="float">
            <text:p>0.29393935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890782.88157" calcext:value-type="float">
            <text:p>1442890782.88157</text:p>
          </table:table-cell>
          <table:table-cell office:value-type="float" office:value="896" calcext:value-type="float">
            <text:p>896</text:p>
          </table:table-cell>
          <table:table-cell table:formula="of:=[.B268]-[.B$2]" office:value-type="float" office:value="13.984297990799" calcext:value-type="float">
            <text:p>13.9842979908</text:p>
          </table:table-cell>
          <table:table-cell table:formula="of:=[.C268]/([.D268]-[.D267])" office:value-type="float" office:value="94588.5173793763" calcext:value-type="float">
            <text:p>94588.5173793763</text:p>
          </table:table-cell>
          <table:table-cell/>
          <table:table-cell office:value-type="float" office:value="1442890783.15372" calcext:value-type="float">
            <text:p>1442890783.15372</text:p>
          </table:table-cell>
          <table:table-cell table:formula="of:=[.G268]-[.$B268]" office:value-type="float" office:value="0.272147655487061" calcext:value-type="float">
            <text:p>0.2721476555</text:p>
          </table:table-cell>
          <table:table-cell/>
          <table:table-cell office:value-type="float" office:value="1442890783.16916" calcext:value-type="float">
            <text:p>1442890783.16916</text:p>
          </table:table-cell>
          <table:table-cell table:formula="of:=[.J268]-[.$B268]" office:value-type="float" office:value="0.287591457366943" calcext:value-type="float">
            <text:p>0.28759145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890782.89101" calcext:value-type="float">
            <text:p>1442890782.89101</text:p>
          </table:table-cell>
          <table:table-cell office:value-type="float" office:value="896" calcext:value-type="float">
            <text:p>896</text:p>
          </table:table-cell>
          <table:table-cell table:formula="of:=[.B269]-[.B$2]" office:value-type="float" office:value="13.9937446117401" calcext:value-type="float">
            <text:p>13.9937446117</text:p>
          </table:table-cell>
          <table:table-cell table:formula="of:=[.C269]/([.D269]-[.D268])" office:value-type="float" office:value="94848.7300994397" calcext:value-type="float">
            <text:p>94848.7300994397</text:p>
          </table:table-cell>
          <table:table-cell/>
          <table:table-cell office:value-type="float" office:value="1442890783.15375" calcext:value-type="float">
            <text:p>1442890783.15375</text:p>
          </table:table-cell>
          <table:table-cell table:formula="of:=[.G269]-[.$B269]" office:value-type="float" office:value="0.26273250579834" calcext:value-type="float">
            <text:p>0.2627325058</text:p>
          </table:table-cell>
          <table:table-cell/>
          <table:table-cell office:value-type="float" office:value="1442890783.17228" calcext:value-type="float">
            <text:p>1442890783.17228</text:p>
          </table:table-cell>
          <table:table-cell table:formula="of:=[.J269]-[.$B269]" office:value-type="float" office:value="0.281269311904907" calcext:value-type="float">
            <text:p>0.281269311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890782.90046" calcext:value-type="float">
            <text:p>1442890782.90046</text:p>
          </table:table-cell>
          <table:table-cell office:value-type="float" office:value="896" calcext:value-type="float">
            <text:p>896</text:p>
          </table:table-cell>
          <table:table-cell table:formula="of:=[.B270]-[.B$2]" office:value-type="float" office:value="14.0031888484955" calcext:value-type="float">
            <text:p>14.0031888485</text:p>
          </table:table-cell>
          <table:table-cell table:formula="of:=[.C270]/([.D270]-[.D269])" office:value-type="float" office:value="94872.6745430678" calcext:value-type="float">
            <text:p>94872.6745430678</text:p>
          </table:table-cell>
          <table:table-cell/>
          <table:table-cell office:value-type="float" office:value="1442890783.15377" calcext:value-type="float">
            <text:p>1442890783.15377</text:p>
          </table:table-cell>
          <table:table-cell table:formula="of:=[.G270]-[.$B270]" office:value-type="float" office:value="0.253308773040771" calcext:value-type="float">
            <text:p>0.253308773</text:p>
          </table:table-cell>
          <table:table-cell/>
          <table:table-cell office:value-type="float" office:value="1442890783.17541" calcext:value-type="float">
            <text:p>1442890783.17541</text:p>
          </table:table-cell>
          <table:table-cell table:formula="of:=[.J270]-[.$B270]" office:value-type="float" office:value="0.274947881698608" calcext:value-type="float">
            <text:p>0.274947881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890782.90993" calcext:value-type="float">
            <text:p>1442890782.90993</text:p>
          </table:table-cell>
          <table:table-cell office:value-type="float" office:value="896" calcext:value-type="float">
            <text:p>896</text:p>
          </table:table-cell>
          <table:table-cell table:formula="of:=[.B271]-[.B$2]" office:value-type="float" office:value="14.0126631259918" calcext:value-type="float">
            <text:p>14.012663126</text:p>
          </table:table-cell>
          <table:table-cell table:formula="of:=[.C271]/([.D271]-[.D270])" office:value-type="float" office:value="94571.8552519" calcext:value-type="float">
            <text:p>94571.8552519</text:p>
          </table:table-cell>
          <table:table-cell/>
          <table:table-cell office:value-type="float" office:value="1442890783.15379" calcext:value-type="float">
            <text:p>1442890783.15379</text:p>
          </table:table-cell>
          <table:table-cell table:formula="of:=[.G271]-[.$B271]" office:value-type="float" office:value="0.24385404586792" calcext:value-type="float">
            <text:p>0.2438540459</text:p>
          </table:table-cell>
          <table:table-cell/>
          <table:table-cell office:value-type="float" office:value="1442890783.17851" calcext:value-type="float">
            <text:p>1442890783.17851</text:p>
          </table:table-cell>
          <table:table-cell table:formula="of:=[.J271]-[.$B271]" office:value-type="float" office:value="0.268580436706543" calcext:value-type="float">
            <text:p>0.268580436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890782.91939" calcext:value-type="float">
            <text:p>1442890782.91939</text:p>
          </table:table-cell>
          <table:table-cell office:value-type="float" office:value="896" calcext:value-type="float">
            <text:p>896</text:p>
          </table:table-cell>
          <table:table-cell table:formula="of:=[.B272]-[.B$2]" office:value-type="float" office:value="14.0221190452576" calcext:value-type="float">
            <text:p>14.0221190453</text:p>
          </table:table-cell>
          <table:table-cell table:formula="of:=[.C272]/([.D272]-[.D271])" office:value-type="float" office:value="94755.4621416505" calcext:value-type="float">
            <text:p>94755.4621416505</text:p>
          </table:table-cell>
          <table:table-cell/>
          <table:table-cell office:value-type="float" office:value="1442890783.15381" calcext:value-type="float">
            <text:p>1442890783.15381</text:p>
          </table:table-cell>
          <table:table-cell table:formula="of:=[.G272]-[.$B272]" office:value-type="float" office:value="0.234419584274292" calcext:value-type="float">
            <text:p>0.2344195843</text:p>
          </table:table-cell>
          <table:table-cell/>
          <table:table-cell office:value-type="float" office:value="1442890783.18166" calcext:value-type="float">
            <text:p>1442890783.18166</text:p>
          </table:table-cell>
          <table:table-cell table:formula="of:=[.J272]-[.$B272]" office:value-type="float" office:value="0.26226806640625" calcext:value-type="float">
            <text:p>0.262268066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890782.92881" calcext:value-type="float">
            <text:p>1442890782.92881</text:p>
          </table:table-cell>
          <table:table-cell office:value-type="float" office:value="896" calcext:value-type="float">
            <text:p>896</text:p>
          </table:table-cell>
          <table:table-cell table:formula="of:=[.B273]-[.B$2]" office:value-type="float" office:value="14.0315451622009" calcext:value-type="float">
            <text:p>14.0315451622</text:p>
          </table:table-cell>
          <table:table-cell table:formula="of:=[.C273]/([.D273]-[.D272])" office:value-type="float" office:value="95055.0481586402" calcext:value-type="float">
            <text:p>95055.0481586402</text:p>
          </table:table-cell>
          <table:table-cell/>
          <table:table-cell office:value-type="float" office:value="1442890783.15383" calcext:value-type="float">
            <text:p>1442890783.15383</text:p>
          </table:table-cell>
          <table:table-cell table:formula="of:=[.G273]-[.$B273]" office:value-type="float" office:value="0.225013494491577" calcext:value-type="float">
            <text:p>0.2250134945</text:p>
          </table:table-cell>
          <table:table-cell/>
          <table:table-cell office:value-type="float" office:value="1442890783.18476" calcext:value-type="float">
            <text:p>1442890783.18476</text:p>
          </table:table-cell>
          <table:table-cell table:formula="of:=[.J273]-[.$B273]" office:value-type="float" office:value="0.255949974060059" calcext:value-type="float">
            <text:p>0.255949974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890782.93826" calcext:value-type="float">
            <text:p>1442890782.93826</text:p>
          </table:table-cell>
          <table:table-cell office:value-type="float" office:value="896" calcext:value-type="float">
            <text:p>896</text:p>
          </table:table-cell>
          <table:table-cell table:formula="of:=[.B274]-[.B$2]" office:value-type="float" office:value="14.0409917831421" calcext:value-type="float">
            <text:p>14.0409917831</text:p>
          </table:table-cell>
          <table:table-cell table:formula="of:=[.C274]/([.D274]-[.D273])" office:value-type="float" office:value="94848.7300994397" calcext:value-type="float">
            <text:p>94848.7300994397</text:p>
          </table:table-cell>
          <table:table-cell/>
          <table:table-cell office:value-type="float" office:value="1442890783.15385" calcext:value-type="float">
            <text:p>1442890783.15385</text:p>
          </table:table-cell>
          <table:table-cell table:formula="of:=[.G274]-[.$B274]" office:value-type="float" office:value="0.215586185455322" calcext:value-type="float">
            <text:p>0.2155861855</text:p>
          </table:table-cell>
          <table:table-cell/>
          <table:table-cell office:value-type="float" office:value="1442890783.18789" calcext:value-type="float">
            <text:p>1442890783.18789</text:p>
          </table:table-cell>
          <table:table-cell table:formula="of:=[.J274]-[.$B274]" office:value-type="float" office:value="0.249625444412231" calcext:value-type="float">
            <text:p>0.24962544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890782.94772" calcext:value-type="float">
            <text:p>1442890782.94772</text:p>
          </table:table-cell>
          <table:table-cell office:value-type="float" office:value="896" calcext:value-type="float">
            <text:p>896</text:p>
          </table:table-cell>
          <table:table-cell table:formula="of:=[.B275]-[.B$2]" office:value-type="float" office:value="14.050452709198" calcext:value-type="float">
            <text:p>14.0504527092</text:p>
          </table:table-cell>
          <table:table-cell table:formula="of:=[.C275]/([.D275]-[.D274])" office:value-type="float" office:value="94705.3168691094" calcext:value-type="float">
            <text:p>94705.3168691094</text:p>
          </table:table-cell>
          <table:table-cell/>
          <table:table-cell office:value-type="float" office:value="1442890783.23223" calcext:value-type="float">
            <text:p>1442890783.23223</text:p>
          </table:table-cell>
          <table:table-cell table:formula="of:=[.G275]-[.$B275]" office:value-type="float" office:value="0.284512519836426" calcext:value-type="float">
            <text:p>0.2845125198</text:p>
          </table:table-cell>
          <table:table-cell/>
          <table:table-cell office:value-type="float" office:value="1442890783.23228" calcext:value-type="float">
            <text:p>1442890783.23228</text:p>
          </table:table-cell>
          <table:table-cell table:formula="of:=[.J275]-[.$B275]" office:value-type="float" office:value="0.284557342529297" calcext:value-type="float">
            <text:p>0.284557342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890782.95715" calcext:value-type="float">
            <text:p>1442890782.95715</text:p>
          </table:table-cell>
          <table:table-cell office:value-type="float" office:value="896" calcext:value-type="float">
            <text:p>896</text:p>
          </table:table-cell>
          <table:table-cell table:formula="of:=[.B276]-[.B$2]" office:value-type="float" office:value="14.0598800182343" calcext:value-type="float">
            <text:p>14.0598800182</text:p>
          </table:table-cell>
          <table:table-cell table:formula="of:=[.C276]/([.D276]-[.D275])" office:value-type="float" office:value="95043.0283503199" calcext:value-type="float">
            <text:p>95043.0283503199</text:p>
          </table:table-cell>
          <table:table-cell/>
          <table:table-cell office:value-type="float" office:value="1442890783.23233" calcext:value-type="float">
            <text:p>1442890783.23233</text:p>
          </table:table-cell>
          <table:table-cell table:formula="of:=[.G276]-[.$B276]" office:value-type="float" office:value="0.275176048278809" calcext:value-type="float">
            <text:p>0.2751760483</text:p>
          </table:table-cell>
          <table:table-cell/>
          <table:table-cell office:value-type="float" office:value="1442890783.2354" calcext:value-type="float">
            <text:p>1442890783.2354</text:p>
          </table:table-cell>
          <table:table-cell table:formula="of:=[.J276]-[.$B276]" office:value-type="float" office:value="0.278249740600586" calcext:value-type="float">
            <text:p>0.27824974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890782.96657" calcext:value-type="float">
            <text:p>1442890782.96657</text:p>
          </table:table-cell>
          <table:table-cell office:value-type="float" office:value="896" calcext:value-type="float">
            <text:p>896</text:p>
          </table:table-cell>
          <table:table-cell table:formula="of:=[.B277]-[.B$2]" office:value-type="float" office:value="14.0692970752716" calcext:value-type="float">
            <text:p>14.0692970753</text:p>
          </table:table-cell>
          <table:table-cell table:formula="of:=[.C277]/([.D277]-[.D276])" office:value-type="float" office:value="95146.4981518052" calcext:value-type="float">
            <text:p>95146.4981518052</text:p>
          </table:table-cell>
          <table:table-cell/>
          <table:table-cell office:value-type="float" office:value="1442890783.23238" calcext:value-type="float">
            <text:p>1442890783.23238</text:p>
          </table:table-cell>
          <table:table-cell table:formula="of:=[.G277]-[.$B277]" office:value-type="float" office:value="0.265817165374756" calcext:value-type="float">
            <text:p>0.2658171654</text:p>
          </table:table-cell>
          <table:table-cell/>
          <table:table-cell office:value-type="float" office:value="1442890783.23857" calcext:value-type="float">
            <text:p>1442890783.23857</text:p>
          </table:table-cell>
          <table:table-cell table:formula="of:=[.J277]-[.$B277]" office:value-type="float" office:value="0.272007465362549" calcext:value-type="float">
            <text:p>0.27200746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890782.976" calcext:value-type="float">
            <text:p>1442890782.976</text:p>
          </table:table-cell>
          <table:table-cell office:value-type="float" office:value="896" calcext:value-type="float">
            <text:p>896</text:p>
          </table:table-cell>
          <table:table-cell table:formula="of:=[.B278]-[.B$2]" office:value-type="float" office:value="14.0787334442139" calcext:value-type="float">
            <text:p>14.0787334442</text:p>
          </table:table-cell>
          <table:table-cell table:formula="of:=[.C278]/([.D278]-[.D277])" office:value-type="float" office:value="94951.777053488" calcext:value-type="float">
            <text:p>94951.777053488</text:p>
          </table:table-cell>
          <table:table-cell/>
          <table:table-cell office:value-type="float" office:value="1442890783.23241" calcext:value-type="float">
            <text:p>1442890783.23241</text:p>
          </table:table-cell>
          <table:table-cell table:formula="of:=[.G278]-[.$B278]" office:value-type="float" office:value="0.256405353546143" calcext:value-type="float">
            <text:p>0.2564053535</text:p>
          </table:table-cell>
          <table:table-cell/>
          <table:table-cell office:value-type="float" office:value="1442890783.24168" calcext:value-type="float">
            <text:p>1442890783.24168</text:p>
          </table:table-cell>
          <table:table-cell table:formula="of:=[.J278]-[.$B278]" office:value-type="float" office:value="0.265681505203247" calcext:value-type="float">
            <text:p>0.26568150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890782.98542" calcext:value-type="float">
            <text:p>1442890782.98542</text:p>
          </table:table-cell>
          <table:table-cell office:value-type="float" office:value="896" calcext:value-type="float">
            <text:p>896</text:p>
          </table:table-cell>
          <table:table-cell table:formula="of:=[.B279]-[.B$2]" office:value-type="float" office:value="14.0881516933441" calcext:value-type="float">
            <text:p>14.0881516933</text:p>
          </table:table-cell>
          <table:table-cell table:formula="of:=[.C279]/([.D279]-[.D278])" office:value-type="float" office:value="95134.4552059337" calcext:value-type="float">
            <text:p>95134.4552059337</text:p>
          </table:table-cell>
          <table:table-cell/>
          <table:table-cell office:value-type="float" office:value="1442890783.23243" calcext:value-type="float">
            <text:p>1442890783.23243</text:p>
          </table:table-cell>
          <table:table-cell table:formula="of:=[.G279]-[.$B279]" office:value-type="float" office:value="0.247006177902222" calcext:value-type="float">
            <text:p>0.2470061779</text:p>
          </table:table-cell>
          <table:table-cell/>
          <table:table-cell office:value-type="float" office:value="1442890783.24481" calcext:value-type="float">
            <text:p>1442890783.24481</text:p>
          </table:table-cell>
          <table:table-cell table:formula="of:=[.J279]-[.$B279]" office:value-type="float" office:value="0.259383916854858" calcext:value-type="float">
            <text:p>0.259383916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890782.99488" calcext:value-type="float">
            <text:p>1442890782.99488</text:p>
          </table:table-cell>
          <table:table-cell office:value-type="float" office:value="896" calcext:value-type="float">
            <text:p>896</text:p>
          </table:table-cell>
          <table:table-cell table:formula="of:=[.B280]-[.B$2]" office:value-type="float" office:value="14.0976068973541" calcext:value-type="float">
            <text:p>14.0976068974</text:p>
          </table:table-cell>
          <table:table-cell table:formula="of:=[.C280]/([.D280]-[.D279])" office:value-type="float" office:value="94762.630087246" calcext:value-type="float">
            <text:p>94762.630087246</text:p>
          </table:table-cell>
          <table:table-cell/>
          <table:table-cell office:value-type="float" office:value="1442890783.23245" calcext:value-type="float">
            <text:p>1442890783.23245</text:p>
          </table:table-cell>
          <table:table-cell table:formula="of:=[.G280]-[.$B280]" office:value-type="float" office:value="0.237569332122803" calcext:value-type="float">
            <text:p>0.2375693321</text:p>
          </table:table-cell>
          <table:table-cell/>
          <table:table-cell office:value-type="float" office:value="1442890783.24793" calcext:value-type="float">
            <text:p>1442890783.24793</text:p>
          </table:table-cell>
          <table:table-cell table:formula="of:=[.J280]-[.$B280]" office:value-type="float" office:value="0.253048896789551" calcext:value-type="float">
            <text:p>0.253048896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890783.00449" calcext:value-type="float">
            <text:p>1442890783.00449</text:p>
          </table:table-cell>
          <table:table-cell office:value-type="float" office:value="896" calcext:value-type="float">
            <text:p>896</text:p>
          </table:table-cell>
          <table:table-cell table:formula="of:=[.B281]-[.B$2]" office:value-type="float" office:value="14.1072218418121" calcext:value-type="float">
            <text:p>14.1072218418</text:p>
          </table:table-cell>
          <table:table-cell table:formula="of:=[.C281]/([.D281]-[.D280])" office:value-type="float" office:value="93188.2658202738" calcext:value-type="float">
            <text:p>93188.2658202738</text:p>
          </table:table-cell>
          <table:table-cell/>
          <table:table-cell office:value-type="float" office:value="1442890783.23247" calcext:value-type="float">
            <text:p>1442890783.23247</text:p>
          </table:table-cell>
          <table:table-cell table:formula="of:=[.G281]-[.$B281]" office:value-type="float" office:value="0.227975130081177" calcext:value-type="float">
            <text:p>0.2279751301</text:p>
          </table:table-cell>
          <table:table-cell/>
          <table:table-cell office:value-type="float" office:value="1442890783.25106" calcext:value-type="float">
            <text:p>1442890783.25106</text:p>
          </table:table-cell>
          <table:table-cell table:formula="of:=[.J281]-[.$B281]" office:value-type="float" office:value="0.2465660572052" calcext:value-type="float">
            <text:p>0.246566057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890783.01393" calcext:value-type="float">
            <text:p>1442890783.01393</text:p>
          </table:table-cell>
          <table:table-cell office:value-type="float" office:value="896" calcext:value-type="float">
            <text:p>896</text:p>
          </table:table-cell>
          <table:table-cell table:formula="of:=[.B282]-[.B$2]" office:value-type="float" office:value="14.1166641712189" calcext:value-type="float">
            <text:p>14.1166641712</text:p>
          </table:table-cell>
          <table:table-cell table:formula="of:=[.C282]/([.D282]-[.D281])" office:value-type="float" office:value="94891.8388041612" calcext:value-type="float">
            <text:p>94891.8388041612</text:p>
          </table:table-cell>
          <table:table-cell/>
          <table:table-cell office:value-type="float" office:value="1442890783.23248" calcext:value-type="float">
            <text:p>1442890783.23248</text:p>
          </table:table-cell>
          <table:table-cell table:formula="of:=[.G282]-[.$B282]" office:value-type="float" office:value="0.218551158905029" calcext:value-type="float">
            <text:p>0.2185511589</text:p>
          </table:table-cell>
          <table:table-cell/>
          <table:table-cell office:value-type="float" office:value="1442890783.25418" calcext:value-type="float">
            <text:p>1442890783.25418</text:p>
          </table:table-cell>
          <table:table-cell table:formula="of:=[.J282]-[.$B282]" office:value-type="float" office:value="0.240245819091797" calcext:value-type="float">
            <text:p>0.240245819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890783.02339" calcext:value-type="float">
            <text:p>1442890783.02339</text:p>
          </table:table-cell>
          <table:table-cell office:value-type="float" office:value="896" calcext:value-type="float">
            <text:p>896</text:p>
          </table:table-cell>
          <table:table-cell table:formula="of:=[.B283]-[.B$2]" office:value-type="float" office:value="14.1261246204376" calcext:value-type="float">
            <text:p>14.1261246204</text:p>
          </table:table-cell>
          <table:table-cell table:formula="of:=[.C283]/([.D283]-[.D282])" office:value-type="float" office:value="94710.0903225806" calcext:value-type="float">
            <text:p>94710.0903225806</text:p>
          </table:table-cell>
          <table:table-cell/>
          <table:table-cell office:value-type="float" office:value="1442890783.2325" calcext:value-type="float">
            <text:p>1442890783.2325</text:p>
          </table:table-cell>
          <table:table-cell table:formula="of:=[.G283]-[.$B283]" office:value-type="float" office:value="0.209109783172607" calcext:value-type="float">
            <text:p>0.2091097832</text:p>
          </table:table-cell>
          <table:table-cell/>
          <table:table-cell office:value-type="float" office:value="1442890783.2573" calcext:value-type="float">
            <text:p>1442890783.2573</text:p>
          </table:table-cell>
          <table:table-cell table:formula="of:=[.J283]-[.$B283]" office:value-type="float" office:value="0.233904838562012" calcext:value-type="float">
            <text:p>0.233904838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890783.03284" calcext:value-type="float">
            <text:p>1442890783.03284</text:p>
          </table:table-cell>
          <table:table-cell office:value-type="float" office:value="896" calcext:value-type="float">
            <text:p>896</text:p>
          </table:table-cell>
          <table:table-cell table:formula="of:=[.B284]-[.B$2]" office:value-type="float" office:value="14.1355710029602" calcext:value-type="float">
            <text:p>14.135571003</text:p>
          </table:table-cell>
          <table:table-cell table:formula="of:=[.C284]/([.D284]-[.D283])" office:value-type="float" office:value="94851.1239998991" calcext:value-type="float">
            <text:p>94851.1239998991</text:p>
          </table:table-cell>
          <table:table-cell/>
          <table:table-cell office:value-type="float" office:value="1442890783.35198" calcext:value-type="float">
            <text:p>1442890783.35198</text:p>
          </table:table-cell>
          <table:table-cell table:formula="of:=[.G284]-[.$B284]" office:value-type="float" office:value="0.319138526916504" calcext:value-type="float">
            <text:p>0.3191385269</text:p>
          </table:table-cell>
          <table:table-cell/>
          <table:table-cell office:value-type="float" office:value="1442890783.35204" calcext:value-type="float">
            <text:p>1442890783.35204</text:p>
          </table:table-cell>
          <table:table-cell table:formula="of:=[.J284]-[.$B284]" office:value-type="float" office:value="0.319194793701172" calcext:value-type="float">
            <text:p>0.319194793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890783.04237" calcext:value-type="float">
            <text:p>1442890783.04237</text:p>
          </table:table-cell>
          <table:table-cell office:value-type="float" office:value="896" calcext:value-type="float">
            <text:p>896</text:p>
          </table:table-cell>
          <table:table-cell table:formula="of:=[.B285]-[.B$2]" office:value-type="float" office:value="14.1450982093811" calcext:value-type="float">
            <text:p>14.1450982094</text:p>
          </table:table-cell>
          <table:table-cell table:formula="of:=[.C285]/([.D285]-[.D284])" office:value-type="float" office:value="94046.4560560561" calcext:value-type="float">
            <text:p>94046.4560560561</text:p>
          </table:table-cell>
          <table:table-cell/>
          <table:table-cell office:value-type="float" office:value="1442890783.35208" calcext:value-type="float">
            <text:p>1442890783.35208</text:p>
          </table:table-cell>
          <table:table-cell table:formula="of:=[.G285]-[.$B285]" office:value-type="float" office:value="0.309715032577515" calcext:value-type="float">
            <text:p>0.3097150326</text:p>
          </table:table-cell>
          <table:table-cell/>
          <table:table-cell office:value-type="float" office:value="1442890783.35514" calcext:value-type="float">
            <text:p>1442890783.35514</text:p>
          </table:table-cell>
          <table:table-cell table:formula="of:=[.J285]-[.$B285]" office:value-type="float" office:value="0.312777042388916" calcext:value-type="float">
            <text:p>0.312777042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890783.0518" calcext:value-type="float">
            <text:p>1442890783.0518</text:p>
          </table:table-cell>
          <table:table-cell office:value-type="float" office:value="896" calcext:value-type="float">
            <text:p>896</text:p>
          </table:table-cell>
          <table:table-cell table:formula="of:=[.B286]-[.B$2]" office:value-type="float" office:value="14.1545257568359" calcext:value-type="float">
            <text:p>14.1545257568</text:p>
          </table:table-cell>
          <table:table-cell table:formula="of:=[.C286]/([.D286]-[.D285])" office:value-type="float" office:value="95040.6247534267" calcext:value-type="float">
            <text:p>95040.6247534267</text:p>
          </table:table-cell>
          <table:table-cell/>
          <table:table-cell office:value-type="float" office:value="1442890783.35211" calcext:value-type="float">
            <text:p>1442890783.35211</text:p>
          </table:table-cell>
          <table:table-cell table:formula="of:=[.G286]-[.$B286]" office:value-type="float" office:value="0.300311326980591" calcext:value-type="float">
            <text:p>0.300311327</text:p>
          </table:table-cell>
          <table:table-cell/>
          <table:table-cell office:value-type="float" office:value="1442890783.35826" calcext:value-type="float">
            <text:p>1442890783.35826</text:p>
          </table:table-cell>
          <table:table-cell table:formula="of:=[.J286]-[.$B286]" office:value-type="float" office:value="0.306462287902832" calcext:value-type="float">
            <text:p>0.306462287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890783.06125" calcext:value-type="float">
            <text:p>1442890783.06125</text:p>
          </table:table-cell>
          <table:table-cell office:value-type="float" office:value="896" calcext:value-type="float">
            <text:p>896</text:p>
          </table:table-cell>
          <table:table-cell table:formula="of:=[.B287]-[.B$2]" office:value-type="float" office:value="14.1639847755432" calcext:value-type="float">
            <text:p>14.1639847755</text:p>
          </table:table-cell>
          <table:table-cell table:formula="of:=[.C287]/([.D287]-[.D286])" office:value-type="float" office:value="94724.4135706004" calcext:value-type="float">
            <text:p>94724.4135706004</text:p>
          </table:table-cell>
          <table:table-cell/>
          <table:table-cell office:value-type="float" office:value="1442890783.35213" calcext:value-type="float">
            <text:p>1442890783.35213</text:p>
          </table:table-cell>
          <table:table-cell table:formula="of:=[.G287]-[.$B287]" office:value-type="float" office:value="0.290874242782593" calcext:value-type="float">
            <text:p>0.2908742428</text:p>
          </table:table-cell>
          <table:table-cell/>
          <table:table-cell office:value-type="float" office:value="1442890783.36138" calcext:value-type="float">
            <text:p>1442890783.36138</text:p>
          </table:table-cell>
          <table:table-cell table:formula="of:=[.J287]-[.$B287]" office:value-type="float" office:value="0.300129890441895" calcext:value-type="float">
            <text:p>0.300129890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890783.07068" calcext:value-type="float">
            <text:p>1442890783.07068</text:p>
          </table:table-cell>
          <table:table-cell office:value-type="float" office:value="896" calcext:value-type="float">
            <text:p>896</text:p>
          </table:table-cell>
          <table:table-cell table:formula="of:=[.B288]-[.B$2]" office:value-type="float" office:value="14.1734118461609" calcext:value-type="float">
            <text:p>14.1734118462</text:p>
          </table:table-cell>
          <table:table-cell table:formula="of:=[.C288]/([.D288]-[.D287])" office:value-type="float" office:value="95045.4320687911" calcext:value-type="float">
            <text:p>95045.4320687911</text:p>
          </table:table-cell>
          <table:table-cell/>
          <table:table-cell office:value-type="float" office:value="1442890783.35215" calcext:value-type="float">
            <text:p>1442890783.35215</text:p>
          </table:table-cell>
          <table:table-cell table:formula="of:=[.G288]-[.$B288]" office:value-type="float" office:value="0.281468868255615" calcext:value-type="float">
            <text:p>0.2814688683</text:p>
          </table:table-cell>
          <table:table-cell/>
          <table:table-cell office:value-type="float" office:value="1442890783.36452" calcext:value-type="float">
            <text:p>1442890783.36452</text:p>
          </table:table-cell>
          <table:table-cell table:formula="of:=[.J288]-[.$B288]" office:value-type="float" office:value="0.293837308883667" calcext:value-type="float">
            <text:p>0.293837308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890783.08011" calcext:value-type="float">
            <text:p>1442890783.08011</text:p>
          </table:table-cell>
          <table:table-cell office:value-type="float" office:value="896" calcext:value-type="float">
            <text:p>896</text:p>
          </table:table-cell>
          <table:table-cell table:formula="of:=[.B289]-[.B$2]" office:value-type="float" office:value="14.1828405857086" calcext:value-type="float">
            <text:p>14.1828405857</text:p>
          </table:table-cell>
          <table:table-cell table:formula="of:=[.C289]/([.D289]-[.D288])" office:value-type="float" office:value="95028.6085923079" calcext:value-type="float">
            <text:p>95028.6085923079</text:p>
          </table:table-cell>
          <table:table-cell/>
          <table:table-cell office:value-type="float" office:value="1442890783.35217" calcext:value-type="float">
            <text:p>1442890783.35217</text:p>
          </table:table-cell>
          <table:table-cell table:formula="of:=[.G289]-[.$B289]" office:value-type="float" office:value="0.272060871124268" calcext:value-type="float">
            <text:p>0.2720608711</text:p>
          </table:table-cell>
          <table:table-cell/>
          <table:table-cell office:value-type="float" office:value="1442890783.36765" calcext:value-type="float">
            <text:p>1442890783.36765</text:p>
          </table:table-cell>
          <table:table-cell table:formula="of:=[.J289]-[.$B289]" office:value-type="float" office:value="0.287537813186646" calcext:value-type="float">
            <text:p>0.287537813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890783.08954" calcext:value-type="float">
            <text:p>1442890783.08954</text:p>
          </table:table-cell>
          <table:table-cell office:value-type="float" office:value="896" calcext:value-type="float">
            <text:p>896</text:p>
          </table:table-cell>
          <table:table-cell table:formula="of:=[.B290]-[.B$2]" office:value-type="float" office:value="14.1922671794891" calcext:value-type="float">
            <text:p>14.1922671795</text:p>
          </table:table-cell>
          <table:table-cell table:formula="of:=[.C290]/([.D290]-[.D289])" office:value-type="float" office:value="95050.2398705043" calcext:value-type="float">
            <text:p>95050.2398705043</text:p>
          </table:table-cell>
          <table:table-cell/>
          <table:table-cell office:value-type="float" office:value="1442890783.35219" calcext:value-type="float">
            <text:p>1442890783.35219</text:p>
          </table:table-cell>
          <table:table-cell table:formula="of:=[.G290]-[.$B290]" office:value-type="float" office:value="0.262657165527344" calcext:value-type="float">
            <text:p>0.2626571655</text:p>
          </table:table-cell>
          <table:table-cell/>
          <table:table-cell office:value-type="float" office:value="1442890783.37081" calcext:value-type="float">
            <text:p>1442890783.37081</text:p>
          </table:table-cell>
          <table:table-cell table:formula="of:=[.J290]-[.$B290]" office:value-type="float" office:value="0.281277656555176" calcext:value-type="float">
            <text:p>0.281277656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890783.09896" calcext:value-type="float">
            <text:p>1442890783.09896</text:p>
          </table:table-cell>
          <table:table-cell office:value-type="float" office:value="896" calcext:value-type="float">
            <text:p>896</text:p>
          </table:table-cell>
          <table:table-cell table:formula="of:=[.B291]-[.B$2]" office:value-type="float" office:value="14.201685667038" calcext:value-type="float">
            <text:p>14.201685667</text:p>
          </table:table-cell>
          <table:table-cell table:formula="of:=[.C291]/([.D291]-[.D290])" office:value-type="float" office:value="95132.046982584" calcext:value-type="float">
            <text:p>95132.046982584</text:p>
          </table:table-cell>
          <table:table-cell/>
          <table:table-cell office:value-type="float" office:value="1442890783.35222" calcext:value-type="float">
            <text:p>1442890783.35222</text:p>
          </table:table-cell>
          <table:table-cell table:formula="of:=[.G291]-[.$B291]" office:value-type="float" office:value="0.253260374069214" calcext:value-type="float">
            <text:p>0.2532603741</text:p>
          </table:table-cell>
          <table:table-cell/>
          <table:table-cell office:value-type="float" office:value="1442890783.37394" calcext:value-type="float">
            <text:p>1442890783.37394</text:p>
          </table:table-cell>
          <table:table-cell table:formula="of:=[.J291]-[.$B291]" office:value-type="float" office:value="0.274983406066895" calcext:value-type="float">
            <text:p>0.274983406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890783.10842" calcext:value-type="float">
            <text:p>1442890783.10842</text:p>
          </table:table-cell>
          <table:table-cell office:value-type="float" office:value="896" calcext:value-type="float">
            <text:p>896</text:p>
          </table:table-cell>
          <table:table-cell table:formula="of:=[.B292]-[.B$2]" office:value-type="float" office:value="14.2111465930939" calcext:value-type="float">
            <text:p>14.2111465931</text:p>
          </table:table-cell>
          <table:table-cell table:formula="of:=[.C292]/([.D292]-[.D291])" office:value-type="float" office:value="94705.3168691094" calcext:value-type="float">
            <text:p>94705.3168691094</text:p>
          </table:table-cell>
          <table:table-cell/>
          <table:table-cell office:value-type="float" office:value="1442890783.35224" calcext:value-type="float">
            <text:p>1442890783.35224</text:p>
          </table:table-cell>
          <table:table-cell table:formula="of:=[.G292]-[.$B292]" office:value-type="float" office:value="0.243820428848267" calcext:value-type="float">
            <text:p>0.2438204288</text:p>
          </table:table-cell>
          <table:table-cell/>
          <table:table-cell office:value-type="float" office:value="1442890783.37706" calcext:value-type="float">
            <text:p>1442890783.37706</text:p>
          </table:table-cell>
          <table:table-cell table:formula="of:=[.J292]-[.$B292]" office:value-type="float" office:value="0.268646717071533" calcext:value-type="float">
            <text:p>0.268646717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890783.11784" calcext:value-type="float">
            <text:p>1442890783.11784</text:p>
          </table:table-cell>
          <table:table-cell office:value-type="float" office:value="896" calcext:value-type="float">
            <text:p>896</text:p>
          </table:table-cell>
          <table:table-cell table:formula="of:=[.B293]-[.B$2]" office:value-type="float" office:value="14.2205657958984" calcext:value-type="float">
            <text:p>14.2205657959</text:p>
          </table:table-cell>
          <table:table-cell table:formula="of:=[.C293]/([.D293]-[.D292])" office:value-type="float" office:value="95124.8230440175" calcext:value-type="float">
            <text:p>95124.8230440175</text:p>
          </table:table-cell>
          <table:table-cell/>
          <table:table-cell office:value-type="float" office:value="1442890783.35226" calcext:value-type="float">
            <text:p>1442890783.35226</text:p>
          </table:table-cell>
          <table:table-cell table:formula="of:=[.G293]-[.$B293]" office:value-type="float" office:value="0.234422206878662" calcext:value-type="float">
            <text:p>0.2344222069</text:p>
          </table:table-cell>
          <table:table-cell/>
          <table:table-cell office:value-type="float" office:value="1442890783.38019" calcext:value-type="float">
            <text:p>1442890783.38019</text:p>
          </table:table-cell>
          <table:table-cell table:formula="of:=[.J293]-[.$B293]" office:value-type="float" office:value="0.262351036071777" calcext:value-type="float">
            <text:p>0.262351036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890783.12725" calcext:value-type="float">
            <text:p>1442890783.12725</text:p>
          </table:table-cell>
          <table:table-cell office:value-type="float" office:value="896" calcext:value-type="float">
            <text:p>896</text:p>
          </table:table-cell>
          <table:table-cell table:formula="of:=[.B294]-[.B$2]" office:value-type="float" office:value="14.22998046875" calcext:value-type="float">
            <text:p>14.2299804688</text:p>
          </table:table-cell>
          <table:table-cell table:formula="of:=[.C294]/([.D294]-[.D293])" office:value-type="float" office:value="95170.5931928687" calcext:value-type="float">
            <text:p>95170.5931928687</text:p>
          </table:table-cell>
          <table:table-cell/>
          <table:table-cell office:value-type="float" office:value="1442890783.35228" calcext:value-type="float">
            <text:p>1442890783.35228</text:p>
          </table:table-cell>
          <table:table-cell table:formula="of:=[.G294]-[.$B294]" office:value-type="float" office:value="0.22502875328064" calcext:value-type="float">
            <text:p>0.2250287533</text:p>
          </table:table-cell>
          <table:table-cell/>
          <table:table-cell office:value-type="float" office:value="1442890783.3833" calcext:value-type="float">
            <text:p>1442890783.3833</text:p>
          </table:table-cell>
          <table:table-cell table:formula="of:=[.J294]-[.$B294]" office:value-type="float" office:value="0.256051540374756" calcext:value-type="float">
            <text:p>0.256051540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890783.13669" calcext:value-type="float">
            <text:p>1442890783.13669</text:p>
          </table:table-cell>
          <table:table-cell office:value-type="float" office:value="896" calcext:value-type="float">
            <text:p>896</text:p>
          </table:table-cell>
          <table:table-cell table:formula="of:=[.B295]-[.B$2]" office:value-type="float" office:value="14.2394192218781" calcext:value-type="float">
            <text:p>14.2394192219</text:p>
          </table:table-cell>
          <table:table-cell table:formula="of:=[.C295]/([.D295]-[.D294])" office:value-type="float" office:value="94927.792669681" calcext:value-type="float">
            <text:p>94927.792669681</text:p>
          </table:table-cell>
          <table:table-cell/>
          <table:table-cell office:value-type="float" office:value="1442890783.3523" calcext:value-type="float">
            <text:p>1442890783.3523</text:p>
          </table:table-cell>
          <table:table-cell table:formula="of:=[.G295]-[.$B295]" office:value-type="float" office:value="0.215611696243286" calcext:value-type="float">
            <text:p>0.2156116962</text:p>
          </table:table-cell>
          <table:table-cell/>
          <table:table-cell office:value-type="float" office:value="1442890783.38641" calcext:value-type="float">
            <text:p>1442890783.38641</text:p>
          </table:table-cell>
          <table:table-cell table:formula="of:=[.J295]-[.$B295]" office:value-type="float" office:value="0.249725103378296" calcext:value-type="float">
            <text:p>0.249725103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890783.14609" calcext:value-type="float">
            <text:p>1442890783.14609</text:p>
          </table:table-cell>
          <table:table-cell office:value-type="float" office:value="896" calcext:value-type="float">
            <text:p>896</text:p>
          </table:table-cell>
          <table:table-cell table:formula="of:=[.B296]-[.B$2]" office:value-type="float" office:value="14.248824596405" calcext:value-type="float">
            <text:p>14.2488245964</text:p>
          </table:table-cell>
          <table:table-cell table:formula="of:=[.C296]/([.D296]-[.D295])" office:value-type="float" office:value="95264.6805749195" calcext:value-type="float">
            <text:p>95264.6805749195</text:p>
          </table:table-cell>
          <table:table-cell/>
          <table:table-cell office:value-type="float" office:value="1442890783.43318" calcext:value-type="float">
            <text:p>1442890783.43318</text:p>
          </table:table-cell>
          <table:table-cell table:formula="of:=[.G296]-[.$B296]" office:value-type="float" office:value="0.287088632583618" calcext:value-type="float">
            <text:p>0.2870886326</text:p>
          </table:table-cell>
          <table:table-cell/>
          <table:table-cell office:value-type="float" office:value="1442890783.43323" calcext:value-type="float">
            <text:p>1442890783.43323</text:p>
          </table:table-cell>
          <table:table-cell table:formula="of:=[.J296]-[.$B296]" office:value-type="float" office:value="0.287131786346436" calcext:value-type="float">
            <text:p>0.287131786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890783.1555" calcext:value-type="float">
            <text:p>1442890783.1555</text:p>
          </table:table-cell>
          <table:table-cell office:value-type="float" office:value="896" calcext:value-type="float">
            <text:p>896</text:p>
          </table:table-cell>
          <table:table-cell table:formula="of:=[.B297]-[.B$2]" office:value-type="float" office:value="14.2582275867462" calcext:value-type="float">
            <text:p>14.2582275867</text:p>
          </table:table-cell>
          <table:table-cell table:formula="of:=[.C297]/([.D297]-[.D296])" office:value-type="float" office:value="95288.835518142" calcext:value-type="float">
            <text:p>95288.835518142</text:p>
          </table:table-cell>
          <table:table-cell/>
          <table:table-cell office:value-type="float" office:value="1442890783.43328" calcext:value-type="float">
            <text:p>1442890783.43328</text:p>
          </table:table-cell>
          <table:table-cell table:formula="of:=[.G297]-[.$B297]" office:value-type="float" office:value="0.27778148651123" calcext:value-type="float">
            <text:p>0.2777814865</text:p>
          </table:table-cell>
          <table:table-cell/>
          <table:table-cell office:value-type="float" office:value="1442890783.43637" calcext:value-type="float">
            <text:p>1442890783.43637</text:p>
          </table:table-cell>
          <table:table-cell table:formula="of:=[.J297]-[.$B297]" office:value-type="float" office:value="0.28087306022644" calcext:value-type="float">
            <text:p>0.280873060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890783.16492" calcext:value-type="float">
            <text:p>1442890783.16492</text:p>
          </table:table-cell>
          <table:table-cell office:value-type="float" office:value="896" calcext:value-type="float">
            <text:p>896</text:p>
          </table:table-cell>
          <table:table-cell table:formula="of:=[.B298]-[.B$2]" office:value-type="float" office:value="14.2676510810852" calcext:value-type="float">
            <text:p>14.2676510811</text:p>
          </table:table-cell>
          <table:table-cell table:formula="of:=[.C298]/([.D298]-[.D297])" office:value-type="float" office:value="95081.5024414927" calcext:value-type="float">
            <text:p>95081.5024414927</text:p>
          </table:table-cell>
          <table:table-cell/>
          <table:table-cell office:value-type="float" office:value="1442890783.4333" calcext:value-type="float">
            <text:p>1442890783.4333</text:p>
          </table:table-cell>
          <table:table-cell table:formula="of:=[.G298]-[.$B298]" office:value-type="float" office:value="0.268378973007202" calcext:value-type="float">
            <text:p>0.268378973</text:p>
          </table:table-cell>
          <table:table-cell/>
          <table:table-cell office:value-type="float" office:value="1442890783.43948" calcext:value-type="float">
            <text:p>1442890783.43948</text:p>
          </table:table-cell>
          <table:table-cell table:formula="of:=[.J298]-[.$B298]" office:value-type="float" office:value="0.274559736251831" calcext:value-type="float">
            <text:p>0.274559736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890783.1743" calcext:value-type="float">
            <text:p>1442890783.1743</text:p>
          </table:table-cell>
          <table:table-cell office:value-type="float" office:value="896" calcext:value-type="float">
            <text:p>896</text:p>
          </table:table-cell>
          <table:table-cell table:formula="of:=[.B299]-[.B$2]" office:value-type="float" office:value="14.2770311832428" calcext:value-type="float">
            <text:p>14.2770311832</text:p>
          </table:table-cell>
          <table:table-cell table:formula="of:=[.C299]/([.D299]-[.D298])" office:value-type="float" office:value="95521.3477365732" calcext:value-type="float">
            <text:p>95521.3477365732</text:p>
          </table:table-cell>
          <table:table-cell/>
          <table:table-cell office:value-type="float" office:value="1442890783.43334" calcext:value-type="float">
            <text:p>1442890783.43334</text:p>
          </table:table-cell>
          <table:table-cell table:formula="of:=[.G299]-[.$B299]" office:value-type="float" office:value="0.25903582572937" calcext:value-type="float">
            <text:p>0.2590358257</text:p>
          </table:table-cell>
          <table:table-cell/>
          <table:table-cell office:value-type="float" office:value="1442890783.44259" calcext:value-type="float">
            <text:p>1442890783.44259</text:p>
          </table:table-cell>
          <table:table-cell table:formula="of:=[.J299]-[.$B299]" office:value-type="float" office:value="0.268286466598511" calcext:value-type="float">
            <text:p>0.268286466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890783.18372" calcext:value-type="float">
            <text:p>1442890783.18372</text:p>
          </table:table-cell>
          <table:table-cell office:value-type="float" office:value="896" calcext:value-type="float">
            <text:p>896</text:p>
          </table:table-cell>
          <table:table-cell table:formula="of:=[.B300]-[.B$2]" office:value-type="float" office:value="14.2864501476288" calcext:value-type="float">
            <text:p>14.2864501476</text:p>
          </table:table-cell>
          <table:table-cell table:formula="of:=[.C300]/([.D300]-[.D299])" office:value-type="float" office:value="95127.2309016352" calcext:value-type="float">
            <text:p>95127.2309016352</text:p>
          </table:table-cell>
          <table:table-cell/>
          <table:table-cell office:value-type="float" office:value="1442890783.43336" calcext:value-type="float">
            <text:p>1442890783.43336</text:p>
          </table:table-cell>
          <table:table-cell table:formula="of:=[.G300]-[.$B300]" office:value-type="float" office:value="0.249635696411133" calcext:value-type="float">
            <text:p>0.2496356964</text:p>
          </table:table-cell>
          <table:table-cell/>
          <table:table-cell office:value-type="float" office:value="1442890783.44572" calcext:value-type="float">
            <text:p>1442890783.44572</text:p>
          </table:table-cell>
          <table:table-cell table:formula="of:=[.J300]-[.$B300]" office:value-type="float" office:value="0.262003421783447" calcext:value-type="float">
            <text:p>0.262003421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890783.19319" calcext:value-type="float">
            <text:p>1442890783.19319</text:p>
          </table:table-cell>
          <table:table-cell office:value-type="float" office:value="896" calcext:value-type="float">
            <text:p>896</text:p>
          </table:table-cell>
          <table:table-cell table:formula="of:=[.B301]-[.B$2]" office:value-type="float" office:value="14.2959167957306" calcext:value-type="float">
            <text:p>14.2959167957</text:p>
          </table:table-cell>
          <table:table-cell table:formula="of:=[.C301]/([.D301]-[.D300])" office:value-type="float" office:value="94648.0729360802" calcext:value-type="float">
            <text:p>94648.0729360802</text:p>
          </table:table-cell>
          <table:table-cell/>
          <table:table-cell office:value-type="float" office:value="1442890783.43337" calcext:value-type="float">
            <text:p>1442890783.43337</text:p>
          </table:table-cell>
          <table:table-cell table:formula="of:=[.G301]-[.$B301]" office:value-type="float" office:value="0.240186929702759" calcext:value-type="float">
            <text:p>0.2401869297</text:p>
          </table:table-cell>
          <table:table-cell/>
          <table:table-cell office:value-type="float" office:value="1442890783.44884" calcext:value-type="float">
            <text:p>1442890783.44884</text:p>
          </table:table-cell>
          <table:table-cell table:formula="of:=[.J301]-[.$B301]" office:value-type="float" office:value="0.255656003952026" calcext:value-type="float">
            <text:p>0.25565600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890783.20274" calcext:value-type="float">
            <text:p>1442890783.20274</text:p>
          </table:table-cell>
          <table:table-cell office:value-type="float" office:value="896" calcext:value-type="float">
            <text:p>896</text:p>
          </table:table-cell>
          <table:table-cell table:formula="of:=[.B302]-[.B$2]" office:value-type="float" office:value="14.3054702281952" calcext:value-type="float">
            <text:p>14.3054702282</text:p>
          </table:table-cell>
          <table:table-cell table:formula="of:=[.C302]/([.D302]-[.D301])" office:value-type="float" office:value="93788.2801098078" calcext:value-type="float">
            <text:p>93788.2801098078</text:p>
          </table:table-cell>
          <table:table-cell/>
          <table:table-cell office:value-type="float" office:value="1442890783.43339" calcext:value-type="float">
            <text:p>1442890783.43339</text:p>
          </table:table-cell>
          <table:table-cell table:formula="of:=[.G302]-[.$B302]" office:value-type="float" office:value="0.230652332305908" calcext:value-type="float">
            <text:p>0.2306523323</text:p>
          </table:table-cell>
          <table:table-cell/>
          <table:table-cell office:value-type="float" office:value="1442890783.45196" calcext:value-type="float">
            <text:p>1442890783.45196</text:p>
          </table:table-cell>
          <table:table-cell table:formula="of:=[.J302]-[.$B302]" office:value-type="float" office:value="0.249216794967651" calcext:value-type="float">
            <text:p>0.24921679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890783.21223" calcext:value-type="float">
            <text:p>1442890783.21223</text:p>
          </table:table-cell>
          <table:table-cell office:value-type="float" office:value="896" calcext:value-type="float">
            <text:p>896</text:p>
          </table:table-cell>
          <table:table-cell table:formula="of:=[.B303]-[.B$2]" office:value-type="float" office:value="14.314959526062" calcext:value-type="float">
            <text:p>14.3149595261</text:p>
          </table:table-cell>
          <table:table-cell table:formula="of:=[.C303]/([.D303]-[.D302])" office:value-type="float" office:value="94422.15984523" calcext:value-type="float">
            <text:p>94422.15984523</text:p>
          </table:table-cell>
          <table:table-cell/>
          <table:table-cell office:value-type="float" office:value="1442890783.43341" calcext:value-type="float">
            <text:p>1442890783.43341</text:p>
          </table:table-cell>
          <table:table-cell table:formula="of:=[.G303]-[.$B303]" office:value-type="float" office:value="0.221181154251099" calcext:value-type="float">
            <text:p>0.2211811543</text:p>
          </table:table-cell>
          <table:table-cell/>
          <table:table-cell office:value-type="float" office:value="1442890783.45507" calcext:value-type="float">
            <text:p>1442890783.45507</text:p>
          </table:table-cell>
          <table:table-cell table:formula="of:=[.J303]-[.$B303]" office:value-type="float" office:value="0.242838144302368" calcext:value-type="float">
            <text:p>0.242838144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890783.22168" calcext:value-type="float">
            <text:p>1442890783.22168</text:p>
          </table:table-cell>
          <table:table-cell office:value-type="float" office:value="896" calcext:value-type="float">
            <text:p>896</text:p>
          </table:table-cell>
          <table:table-cell table:formula="of:=[.B304]-[.B$2]" office:value-type="float" office:value="14.3244154453278" calcext:value-type="float">
            <text:p>14.3244154453</text:p>
          </table:table-cell>
          <table:table-cell table:formula="of:=[.C304]/([.D304]-[.D303])" office:value-type="float" office:value="94755.4621416505" calcext:value-type="float">
            <text:p>94755.4621416505</text:p>
          </table:table-cell>
          <table:table-cell/>
          <table:table-cell office:value-type="float" office:value="1442890783.43343" calcext:value-type="float">
            <text:p>1442890783.43343</text:p>
          </table:table-cell>
          <table:table-cell table:formula="of:=[.G304]-[.$B304]" office:value-type="float" office:value="0.211743354797363" calcext:value-type="float">
            <text:p>0.2117433548</text:p>
          </table:table-cell>
          <table:table-cell/>
          <table:table-cell office:value-type="float" office:value="1442890783.45818" calcext:value-type="float">
            <text:p>1442890783.45818</text:p>
          </table:table-cell>
          <table:table-cell table:formula="of:=[.J304]-[.$B304]" office:value-type="float" office:value="0.236496925354004" calcext:value-type="float">
            <text:p>0.236496925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890783.23113" calcext:value-type="float">
            <text:p>1442890783.23113</text:p>
          </table:table-cell>
          <table:table-cell office:value-type="float" office:value="896" calcext:value-type="float">
            <text:p>896</text:p>
          </table:table-cell>
          <table:table-cell table:formula="of:=[.B305]-[.B$2]" office:value-type="float" office:value="14.3338558673859" calcext:value-type="float">
            <text:p>14.3338558674</text:p>
          </table:table-cell>
          <table:table-cell table:formula="of:=[.C305]/([.D305]-[.D304])" office:value-type="float" office:value="94911.0108091726" calcext:value-type="float">
            <text:p>94911.0108091726</text:p>
          </table:table-cell>
          <table:table-cell/>
          <table:table-cell office:value-type="float" office:value="1442890783.54997" calcext:value-type="float">
            <text:p>1442890783.54997</text:p>
          </table:table-cell>
          <table:table-cell table:formula="of:=[.G305]-[.$B305]" office:value-type="float" office:value="0.318840742111206" calcext:value-type="float">
            <text:p>0.3188407421</text:p>
          </table:table-cell>
          <table:table-cell/>
          <table:table-cell office:value-type="float" office:value="1442890783.55" calcext:value-type="float">
            <text:p>1442890783.55</text:p>
          </table:table-cell>
          <table:table-cell table:formula="of:=[.J305]-[.$B305]" office:value-type="float" office:value="0.318878650665283" calcext:value-type="float">
            <text:p>0.318878650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890783.24056" calcext:value-type="float">
            <text:p>1442890783.24056</text:p>
          </table:table-cell>
          <table:table-cell office:value-type="float" office:value="896" calcext:value-type="float">
            <text:p>896</text:p>
          </table:table-cell>
          <table:table-cell table:formula="of:=[.B306]-[.B$2]" office:value-type="float" office:value="14.3432948589325" calcext:value-type="float">
            <text:p>14.3432948589</text:p>
          </table:table-cell>
          <table:table-cell table:formula="of:=[.C306]/([.D306]-[.D305])" office:value-type="float" office:value="94925.3948977014" calcext:value-type="float">
            <text:p>94925.3948977014</text:p>
          </table:table-cell>
          <table:table-cell/>
          <table:table-cell office:value-type="float" office:value="1442890783.55004" calcext:value-type="float">
            <text:p>1442890783.55004</text:p>
          </table:table-cell>
          <table:table-cell table:formula="of:=[.G306]-[.$B306]" office:value-type="float" office:value="0.309479236602783" calcext:value-type="float">
            <text:p>0.3094792366</text:p>
          </table:table-cell>
          <table:table-cell/>
          <table:table-cell office:value-type="float" office:value="1442890783.55313" calcext:value-type="float">
            <text:p>1442890783.55313</text:p>
          </table:table-cell>
          <table:table-cell table:formula="of:=[.J306]-[.$B306]" office:value-type="float" office:value="0.31256103515625" calcext:value-type="float">
            <text:p>0.312561035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890783.24999" calcext:value-type="float">
            <text:p>1442890783.24999</text:p>
          </table:table-cell>
          <table:table-cell office:value-type="float" office:value="896" calcext:value-type="float">
            <text:p>896</text:p>
          </table:table-cell>
          <table:table-cell table:formula="of:=[.B307]-[.B$2]" office:value-type="float" office:value="14.3527173995972" calcext:value-type="float">
            <text:p>14.3527173996</text:p>
          </table:table-cell>
          <table:table-cell table:formula="of:=[.C307]/([.D307]-[.D306])" office:value-type="float" office:value="95091.1258318362" calcext:value-type="float">
            <text:p>95091.1258318362</text:p>
          </table:table-cell>
          <table:table-cell/>
          <table:table-cell office:value-type="float" office:value="1442890783.55008" calcext:value-type="float">
            <text:p>1442890783.55008</text:p>
          </table:table-cell>
          <table:table-cell table:formula="of:=[.G307]-[.$B307]" office:value-type="float" office:value="0.300089836120605" calcext:value-type="float">
            <text:p>0.3000898361</text:p>
          </table:table-cell>
          <table:table-cell/>
          <table:table-cell office:value-type="float" office:value="1442890783.55624" calcext:value-type="float">
            <text:p>1442890783.55624</text:p>
          </table:table-cell>
          <table:table-cell table:formula="of:=[.J307]-[.$B307]" office:value-type="float" office:value="0.306257963180542" calcext:value-type="float">
            <text:p>0.306257963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890783.25944" calcext:value-type="float">
            <text:p>1442890783.25944</text:p>
          </table:table-cell>
          <table:table-cell office:value-type="float" office:value="896" calcext:value-type="float">
            <text:p>896</text:p>
          </table:table-cell>
          <table:table-cell table:formula="of:=[.B308]-[.B$2]" office:value-type="float" office:value="14.3621692657471" calcext:value-type="float">
            <text:p>14.3621692657</text:p>
          </table:table-cell>
          <table:table-cell table:formula="of:=[.C308]/([.D308]-[.D307])" office:value-type="float" office:value="94796.0948441126" calcext:value-type="float">
            <text:p>94796.0948441126</text:p>
          </table:table-cell>
          <table:table-cell/>
          <table:table-cell office:value-type="float" office:value="1442890783.5501" calcext:value-type="float">
            <text:p>1442890783.5501</text:p>
          </table:table-cell>
          <table:table-cell table:formula="of:=[.G308]-[.$B308]" office:value-type="float" office:value="0.290657043457031" calcext:value-type="float">
            <text:p>0.2906570435</text:p>
          </table:table-cell>
          <table:table-cell/>
          <table:table-cell office:value-type="float" office:value="1442890783.55937" calcext:value-type="float">
            <text:p>1442890783.55937</text:p>
          </table:table-cell>
          <table:table-cell table:formula="of:=[.J308]-[.$B308]" office:value-type="float" office:value="0.299929618835449" calcext:value-type="float">
            <text:p>0.29992961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890783.26886" calcext:value-type="float">
            <text:p>1442890783.26886</text:p>
          </table:table-cell>
          <table:table-cell office:value-type="float" office:value="896" calcext:value-type="float">
            <text:p>896</text:p>
          </table:table-cell>
          <table:table-cell table:formula="of:=[.B309]-[.B$2]" office:value-type="float" office:value="14.371593952179" calcext:value-type="float">
            <text:p>14.3715939522</text:p>
          </table:table-cell>
          <table:table-cell table:formula="of:=[.C309]/([.D309]-[.D308])" office:value-type="float" office:value="95069.4759423223" calcext:value-type="float">
            <text:p>95069.4759423223</text:p>
          </table:table-cell>
          <table:table-cell/>
          <table:table-cell office:value-type="float" office:value="1442890783.55013" calcext:value-type="float">
            <text:p>1442890783.55013</text:p>
          </table:table-cell>
          <table:table-cell table:formula="of:=[.G309]-[.$B309]" office:value-type="float" office:value="0.281264305114746" calcext:value-type="float">
            <text:p>0.2812643051</text:p>
          </table:table-cell>
          <table:table-cell/>
          <table:table-cell office:value-type="float" office:value="1442890783.56249" calcext:value-type="float">
            <text:p>1442890783.56249</text:p>
          </table:table-cell>
          <table:table-cell table:formula="of:=[.J309]-[.$B309]" office:value-type="float" office:value="0.293622016906738" calcext:value-type="float">
            <text:p>0.293622016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890783.27834" calcext:value-type="float">
            <text:p>1442890783.27834</text:p>
          </table:table-cell>
          <table:table-cell office:value-type="float" office:value="896" calcext:value-type="float">
            <text:p>896</text:p>
          </table:table-cell>
          <table:table-cell table:formula="of:=[.B310]-[.B$2]" office:value-type="float" office:value="14.3810667991638" calcext:value-type="float">
            <text:p>14.3810667992</text:p>
          </table:table-cell>
          <table:table-cell table:formula="of:=[.C310]/([.D310]-[.D309])" office:value-type="float" office:value="94586.1367159972" calcext:value-type="float">
            <text:p>94586.1367159972</text:p>
          </table:table-cell>
          <table:table-cell/>
          <table:table-cell office:value-type="float" office:value="1442890783.55015" calcext:value-type="float">
            <text:p>1442890783.55015</text:p>
          </table:table-cell>
          <table:table-cell table:formula="of:=[.G310]-[.$B310]" office:value-type="float" office:value="0.271811485290527" calcext:value-type="float">
            <text:p>0.2718114853</text:p>
          </table:table-cell>
          <table:table-cell/>
          <table:table-cell office:value-type="float" office:value="1442890783.56563" calcext:value-type="float">
            <text:p>1442890783.56563</text:p>
          </table:table-cell>
          <table:table-cell table:formula="of:=[.J310]-[.$B310]" office:value-type="float" office:value="0.287288665771484" calcext:value-type="float">
            <text:p>0.287288665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890783.28774" calcext:value-type="float">
            <text:p>1442890783.28774</text:p>
          </table:table-cell>
          <table:table-cell office:value-type="float" office:value="896" calcext:value-type="float">
            <text:p>896</text:p>
          </table:table-cell>
          <table:table-cell table:formula="of:=[.B311]-[.B$2]" office:value-type="float" office:value="14.3904693126678" calcext:value-type="float">
            <text:p>14.3904693127</text:p>
          </table:table-cell>
          <table:table-cell table:formula="of:=[.C311]/([.D311]-[.D310])" office:value-type="float" office:value="95293.6679767731" calcext:value-type="float">
            <text:p>95293.6679767731</text:p>
          </table:table-cell>
          <table:table-cell/>
          <table:table-cell office:value-type="float" office:value="1442890783.55017" calcext:value-type="float">
            <text:p>1442890783.55017</text:p>
          </table:table-cell>
          <table:table-cell table:formula="of:=[.G311]-[.$B311]" office:value-type="float" office:value="0.26242733001709" calcext:value-type="float">
            <text:p>0.26242733</text:p>
          </table:table-cell>
          <table:table-cell/>
          <table:table-cell office:value-type="float" office:value="1442890783.56873" calcext:value-type="float">
            <text:p>1442890783.56873</text:p>
          </table:table-cell>
          <table:table-cell table:formula="of:=[.J311]-[.$B311]" office:value-type="float" office:value="0.280991077423096" calcext:value-type="float">
            <text:p>0.280991077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890783.29717" calcext:value-type="float">
            <text:p>1442890783.29717</text:p>
          </table:table-cell>
          <table:table-cell office:value-type="float" office:value="896" calcext:value-type="float">
            <text:p>896</text:p>
          </table:table-cell>
          <table:table-cell table:formula="of:=[.B312]-[.B$2]" office:value-type="float" office:value="14.3999042510986" calcext:value-type="float">
            <text:p>14.3999042511</text:p>
          </table:table-cell>
          <table:table-cell table:formula="of:=[.C312]/([.D312]-[.D311])" office:value-type="float" office:value="94966.1735021353" calcext:value-type="float">
            <text:p>94966.1735021353</text:p>
          </table:table-cell>
          <table:table-cell/>
          <table:table-cell office:value-type="float" office:value="1442890783.55018" calcext:value-type="float">
            <text:p>1442890783.55018</text:p>
          </table:table-cell>
          <table:table-cell table:formula="of:=[.G312]-[.$B312]" office:value-type="float" office:value="0.253010749816895" calcext:value-type="float">
            <text:p>0.2530107498</text:p>
          </table:table-cell>
          <table:table-cell/>
          <table:table-cell office:value-type="float" office:value="1442890783.57183" calcext:value-type="float">
            <text:p>1442890783.57183</text:p>
          </table:table-cell>
          <table:table-cell table:formula="of:=[.J312]-[.$B312]" office:value-type="float" office:value="0.274658441543579" calcext:value-type="float">
            <text:p>0.274658441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890783.30662" calcext:value-type="float">
            <text:p>1442890783.30662</text:p>
          </table:table-cell>
          <table:table-cell office:value-type="float" office:value="896" calcext:value-type="float">
            <text:p>896</text:p>
          </table:table-cell>
          <table:table-cell table:formula="of:=[.B313]-[.B$2]" office:value-type="float" office:value="14.4093532562256" calcext:value-type="float">
            <text:p>14.4093532562</text:p>
          </table:table-cell>
          <table:table-cell table:formula="of:=[.C313]/([.D313]-[.D312])" office:value-type="float" office:value="94824.7977392006" calcext:value-type="float">
            <text:p>94824.7977392006</text:p>
          </table:table-cell>
          <table:table-cell/>
          <table:table-cell office:value-type="float" office:value="1442890783.5502" calcext:value-type="float">
            <text:p>1442890783.5502</text:p>
          </table:table-cell>
          <table:table-cell table:formula="of:=[.G313]-[.$B313]" office:value-type="float" office:value="0.243580341339111" calcext:value-type="float">
            <text:p>0.2435803413</text:p>
          </table:table-cell>
          <table:table-cell/>
          <table:table-cell office:value-type="float" office:value="1442890783.57495" calcext:value-type="float">
            <text:p>1442890783.57495</text:p>
          </table:table-cell>
          <table:table-cell table:formula="of:=[.J313]-[.$B313]" office:value-type="float" office:value="0.268322467803955" calcext:value-type="float">
            <text:p>0.268322467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890783.31603" calcext:value-type="float">
            <text:p>1442890783.31603</text:p>
          </table:table-cell>
          <table:table-cell office:value-type="float" office:value="896" calcext:value-type="float">
            <text:p>896</text:p>
          </table:table-cell>
          <table:table-cell table:formula="of:=[.B314]-[.B$2]" office:value-type="float" office:value="14.4187641143799" calcext:value-type="float">
            <text:p>14.4187641144</text:p>
          </table:table-cell>
          <table:table-cell table:formula="of:=[.C314]/([.D314]-[.D313])" office:value-type="float" office:value="95209.1706526145" calcext:value-type="float">
            <text:p>95209.1706526145</text:p>
          </table:table-cell>
          <table:table-cell/>
          <table:table-cell office:value-type="float" office:value="1442890783.55022" calcext:value-type="float">
            <text:p>1442890783.55022</text:p>
          </table:table-cell>
          <table:table-cell table:formula="of:=[.G314]-[.$B314]" office:value-type="float" office:value="0.234187602996826" calcext:value-type="float">
            <text:p>0.234187603</text:p>
          </table:table-cell>
          <table:table-cell/>
          <table:table-cell office:value-type="float" office:value="1442890783.57805" calcext:value-type="float">
            <text:p>1442890783.57805</text:p>
          </table:table-cell>
          <table:table-cell table:formula="of:=[.J314]-[.$B314]" office:value-type="float" office:value="0.262015104293823" calcext:value-type="float">
            <text:p>0.262015104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890783.32546" calcext:value-type="float">
            <text:p>1442890783.32546</text:p>
          </table:table-cell>
          <table:table-cell office:value-type="float" office:value="896" calcext:value-type="float">
            <text:p>896</text:p>
          </table:table-cell>
          <table:table-cell table:formula="of:=[.B315]-[.B$2]" office:value-type="float" office:value="14.4281883239746" calcext:value-type="float">
            <text:p>14.428188324</text:p>
          </table:table-cell>
          <table:table-cell table:formula="of:=[.C315]/([.D315]-[.D314])" office:value-type="float" office:value="95074.2861768873" calcext:value-type="float">
            <text:p>95074.2861768873</text:p>
          </table:table-cell>
          <table:table-cell/>
          <table:table-cell office:value-type="float" office:value="1442890783.55024" calcext:value-type="float">
            <text:p>1442890783.55024</text:p>
          </table:table-cell>
          <table:table-cell table:formula="of:=[.G315]-[.$B315]" office:value-type="float" office:value="0.22478199005127" calcext:value-type="float">
            <text:p>0.2247819901</text:p>
          </table:table-cell>
          <table:table-cell/>
          <table:table-cell office:value-type="float" office:value="1442890783.58114" calcext:value-type="float">
            <text:p>1442890783.58114</text:p>
          </table:table-cell>
          <table:table-cell table:formula="of:=[.J315]-[.$B315]" office:value-type="float" office:value="0.255681753158569" calcext:value-type="float">
            <text:p>0.255681753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890783.33487" calcext:value-type="float">
            <text:p>1442890783.33487</text:p>
          </table:table-cell>
          <table:table-cell office:value-type="float" office:value="896" calcext:value-type="float">
            <text:p>896</text:p>
          </table:table-cell>
          <table:table-cell table:formula="of:=[.B316]-[.B$2]" office:value-type="float" office:value="14.4375956058502" calcext:value-type="float">
            <text:p>14.4375956059</text:p>
          </table:table-cell>
          <table:table-cell table:formula="of:=[.C316]/([.D316]-[.D315])" office:value-type="float" office:value="95245.3654357909" calcext:value-type="float">
            <text:p>95245.3654357909</text:p>
          </table:table-cell>
          <table:table-cell/>
          <table:table-cell office:value-type="float" office:value="1442890783.55026" calcext:value-type="float">
            <text:p>1442890783.55026</text:p>
          </table:table-cell>
          <table:table-cell table:formula="of:=[.G316]-[.$B316]" office:value-type="float" office:value="0.215393304824829" calcext:value-type="float">
            <text:p>0.2153933048</text:p>
          </table:table-cell>
          <table:table-cell/>
          <table:table-cell office:value-type="float" office:value="1442890783.58426" calcext:value-type="float">
            <text:p>1442890783.58426</text:p>
          </table:table-cell>
          <table:table-cell table:formula="of:=[.J316]-[.$B316]" office:value-type="float" office:value="0.249396800994873" calcext:value-type="float">
            <text:p>0.24939680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890783.34425" calcext:value-type="float">
            <text:p>1442890783.34425</text:p>
          </table:table-cell>
          <table:table-cell office:value-type="float" office:value="896" calcext:value-type="float">
            <text:p>896</text:p>
          </table:table-cell>
          <table:table-cell table:formula="of:=[.B317]-[.B$2]" office:value-type="float" office:value="14.4469797611237" calcext:value-type="float">
            <text:p>14.4469797611</text:p>
          </table:table-cell>
          <table:table-cell table:formula="of:=[.C317]/([.D317]-[.D316])" office:value-type="float" office:value="95480.0910569106" calcext:value-type="float">
            <text:p>95480.0910569106</text:p>
          </table:table-cell>
          <table:table-cell/>
          <table:table-cell office:value-type="float" office:value="1442890783.63403" calcext:value-type="float">
            <text:p>1442890783.63403</text:p>
          </table:table-cell>
          <table:table-cell table:formula="of:=[.G317]-[.$B317]" office:value-type="float" office:value="0.289779663085937" calcext:value-type="float">
            <text:p>0.2897796631</text:p>
          </table:table-cell>
          <table:table-cell/>
          <table:table-cell office:value-type="float" office:value="1442890783.63406" calcext:value-type="float">
            <text:p>1442890783.63406</text:p>
          </table:table-cell>
          <table:table-cell table:formula="of:=[.J317]-[.$B317]" office:value-type="float" office:value="0.289813756942749" calcext:value-type="float">
            <text:p>0.289813756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890783.35366" calcext:value-type="float">
            <text:p>1442890783.35366</text:p>
          </table:table-cell>
          <table:table-cell office:value-type="float" office:value="896" calcext:value-type="float">
            <text:p>896</text:p>
          </table:table-cell>
          <table:table-cell table:formula="of:=[.B318]-[.B$2]" office:value-type="float" office:value="14.4563946723938" calcext:value-type="float">
            <text:p>14.4563946724</text:p>
          </table:table-cell>
          <table:table-cell table:formula="of:=[.C318]/([.D318]-[.D317])" office:value-type="float" office:value="95168.1831396085" calcext:value-type="float">
            <text:p>95168.1831396085</text:p>
          </table:table-cell>
          <table:table-cell/>
          <table:table-cell office:value-type="float" office:value="1442890783.6341" calcext:value-type="float">
            <text:p>1442890783.6341</text:p>
          </table:table-cell>
          <table:table-cell table:formula="of:=[.G318]-[.$B318]" office:value-type="float" office:value="0.280436515808105" calcext:value-type="float">
            <text:p>0.2804365158</text:p>
          </table:table-cell>
          <table:table-cell/>
          <table:table-cell office:value-type="float" office:value="1442890783.63718" calcext:value-type="float">
            <text:p>1442890783.63718</text:p>
          </table:table-cell>
          <table:table-cell table:formula="of:=[.J318]-[.$B318]" office:value-type="float" office:value="0.283517837524414" calcext:value-type="float">
            <text:p>0.283517837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890783.36324" calcext:value-type="float">
            <text:p>1442890783.36324</text:p>
          </table:table-cell>
          <table:table-cell office:value-type="float" office:value="896" calcext:value-type="float">
            <text:p>896</text:p>
          </table:table-cell>
          <table:table-cell table:formula="of:=[.B319]-[.B$2]" office:value-type="float" office:value="14.465966463089" calcext:value-type="float">
            <text:p>14.4659664631</text:p>
          </table:table-cell>
          <table:table-cell table:formula="of:=[.C319]/([.D319]-[.D318])" office:value-type="float" office:value="93608.3987346502" calcext:value-type="float">
            <text:p>93608.3987346502</text:p>
          </table:table-cell>
          <table:table-cell/>
          <table:table-cell office:value-type="float" office:value="1442890783.63412" calcext:value-type="float">
            <text:p>1442890783.63412</text:p>
          </table:table-cell>
          <table:table-cell table:formula="of:=[.G319]-[.$B319]" office:value-type="float" office:value="0.270884275436401" calcext:value-type="float">
            <text:p>0.2708842754</text:p>
          </table:table-cell>
          <table:table-cell/>
          <table:table-cell office:value-type="float" office:value="1442890783.64025" calcext:value-type="float">
            <text:p>1442890783.64025</text:p>
          </table:table-cell>
          <table:table-cell table:formula="of:=[.J319]-[.$B319]" office:value-type="float" office:value="0.277014017105103" calcext:value-type="float">
            <text:p>0.277014017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890783.37269" calcext:value-type="float">
            <text:p>1442890783.37269</text:p>
          </table:table-cell>
          <table:table-cell office:value-type="float" office:value="896" calcext:value-type="float">
            <text:p>896</text:p>
          </table:table-cell>
          <table:table-cell table:formula="of:=[.B320]-[.B$2]" office:value-type="float" office:value="14.4754190444946" calcext:value-type="float">
            <text:p>14.4754190445</text:p>
          </table:table-cell>
          <table:table-cell table:formula="of:=[.C320]/([.D320]-[.D319])" office:value-type="float" office:value="94788.9218351956" calcext:value-type="float">
            <text:p>94788.9218351956</text:p>
          </table:table-cell>
          <table:table-cell/>
          <table:table-cell office:value-type="float" office:value="1442890783.63414" calcext:value-type="float">
            <text:p>1442890783.63414</text:p>
          </table:table-cell>
          <table:table-cell table:formula="of:=[.G320]-[.$B320]" office:value-type="float" office:value="0.261448860168457" calcext:value-type="float">
            <text:p>0.2614488602</text:p>
          </table:table-cell>
          <table:table-cell/>
          <table:table-cell office:value-type="float" office:value="1442890783.64344" calcext:value-type="float">
            <text:p>1442890783.64344</text:p>
          </table:table-cell>
          <table:table-cell table:formula="of:=[.J320]-[.$B320]" office:value-type="float" office:value="0.270752191543579" calcext:value-type="float">
            <text:p>0.270752191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890783.38214" calcext:value-type="float">
            <text:p>1442890783.38214</text:p>
          </table:table-cell>
          <table:table-cell office:value-type="float" office:value="896" calcext:value-type="float">
            <text:p>896</text:p>
          </table:table-cell>
          <table:table-cell table:formula="of:=[.B321]-[.B$2]" office:value-type="float" office:value="14.4848668575287" calcext:value-type="float">
            <text:p>14.4848668575</text:p>
          </table:table-cell>
          <table:table-cell table:formula="of:=[.C321]/([.D321]-[.D320])" office:value-type="float" office:value="94836.7624094683" calcext:value-type="float">
            <text:p>94836.7624094683</text:p>
          </table:table-cell>
          <table:table-cell/>
          <table:table-cell office:value-type="float" office:value="1442890783.63415" calcext:value-type="float">
            <text:p>1442890783.63415</text:p>
          </table:table-cell>
          <table:table-cell table:formula="of:=[.G321]-[.$B321]" office:value-type="float" office:value="0.252018213272095" calcext:value-type="float">
            <text:p>0.2520182133</text:p>
          </table:table-cell>
          <table:table-cell/>
          <table:table-cell office:value-type="float" office:value="1442890783.64654" calcext:value-type="float">
            <text:p>1442890783.64654</text:p>
          </table:table-cell>
          <table:table-cell table:formula="of:=[.J321]-[.$B321]" office:value-type="float" office:value="0.264401435852051" calcext:value-type="float">
            <text:p>0.264401435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890783.39152" calcext:value-type="float">
            <text:p>1442890783.39152</text:p>
          </table:table-cell>
          <table:table-cell office:value-type="float" office:value="896" calcext:value-type="float">
            <text:p>896</text:p>
          </table:table-cell>
          <table:table-cell table:formula="of:=[.B322]-[.B$2]" office:value-type="float" office:value="14.494250535965" calcext:value-type="float">
            <text:p>14.494250536</text:p>
          </table:table-cell>
          <table:table-cell table:formula="of:=[.C322]/([.D322]-[.D321])" office:value-type="float" office:value="95484.9429340922" calcext:value-type="float">
            <text:p>95484.9429340922</text:p>
          </table:table-cell>
          <table:table-cell/>
          <table:table-cell office:value-type="float" office:value="1442890783.63417" calcext:value-type="float">
            <text:p>1442890783.63417</text:p>
          </table:table-cell>
          <table:table-cell table:formula="of:=[.G322]-[.$B322]" office:value-type="float" office:value="0.242654800415039" calcext:value-type="float">
            <text:p>0.2426548004</text:p>
          </table:table-cell>
          <table:table-cell/>
          <table:table-cell office:value-type="float" office:value="1442890783.64967" calcext:value-type="float">
            <text:p>1442890783.64967</text:p>
          </table:table-cell>
          <table:table-cell table:formula="of:=[.J322]-[.$B322]" office:value-type="float" office:value="0.258144855499268" calcext:value-type="float">
            <text:p>0.258144855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890783.40098" calcext:value-type="float">
            <text:p>1442890783.40098</text:p>
          </table:table-cell>
          <table:table-cell office:value-type="float" office:value="896" calcext:value-type="float">
            <text:p>896</text:p>
          </table:table-cell>
          <table:table-cell table:formula="of:=[.B323]-[.B$2]" office:value-type="float" office:value="14.5037136077881" calcext:value-type="float">
            <text:p>14.5037136078</text:p>
          </table:table-cell>
          <table:table-cell table:formula="of:=[.C323]/([.D323]-[.D322])" office:value-type="float" office:value="94683.8422816256" calcext:value-type="float">
            <text:p>94683.8422816256</text:p>
          </table:table-cell>
          <table:table-cell/>
          <table:table-cell office:value-type="float" office:value="1442890783.63419" calcext:value-type="float">
            <text:p>1442890783.63419</text:p>
          </table:table-cell>
          <table:table-cell table:formula="of:=[.G323]-[.$B323]" office:value-type="float" office:value="0.233208894729614" calcext:value-type="float">
            <text:p>0.2332088947</text:p>
          </table:table-cell>
          <table:table-cell/>
          <table:table-cell office:value-type="float" office:value="1442890783.65279" calcext:value-type="float">
            <text:p>1442890783.65279</text:p>
          </table:table-cell>
          <table:table-cell table:formula="of:=[.J323]-[.$B323]" office:value-type="float" office:value="0.25180721282959" calcext:value-type="float">
            <text:p>0.251807212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890783.4104" calcext:value-type="float">
            <text:p>1442890783.4104</text:p>
          </table:table-cell>
          <table:table-cell office:value-type="float" office:value="896" calcext:value-type="float">
            <text:p>896</text:p>
          </table:table-cell>
          <table:table-cell table:formula="of:=[.B324]-[.B$2]" office:value-type="float" office:value="14.5131280422211" calcext:value-type="float">
            <text:p>14.5131280422</text:p>
          </table:table-cell>
          <table:table-cell table:formula="of:=[.C324]/([.D324]-[.D323])" office:value-type="float" office:value="95173.0033681971" calcext:value-type="float">
            <text:p>95173.0033681971</text:p>
          </table:table-cell>
          <table:table-cell/>
          <table:table-cell office:value-type="float" office:value="1442890783.63421" calcext:value-type="float">
            <text:p>1442890783.63421</text:p>
          </table:table-cell>
          <table:table-cell table:formula="of:=[.G324]-[.$B324]" office:value-type="float" office:value="0.223811388015747" calcext:value-type="float">
            <text:p>0.223811388</text:p>
          </table:table-cell>
          <table:table-cell/>
          <table:table-cell office:value-type="float" office:value="1442890783.65591" calcext:value-type="float">
            <text:p>1442890783.65591</text:p>
          </table:table-cell>
          <table:table-cell table:formula="of:=[.J324]-[.$B324]" office:value-type="float" office:value="0.245508432388306" calcext:value-type="float">
            <text:p>0.245508432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890783.41988" calcext:value-type="float">
            <text:p>1442890783.41988</text:p>
          </table:table-cell>
          <table:table-cell office:value-type="float" office:value="896" calcext:value-type="float">
            <text:p>896</text:p>
          </table:table-cell>
          <table:table-cell table:formula="of:=[.B325]-[.B$2]" office:value-type="float" office:value="14.522613286972" calcext:value-type="float">
            <text:p>14.522613287</text:p>
          </table:table-cell>
          <table:table-cell table:formula="of:=[.C325]/([.D325]-[.D324])" office:value-type="float" office:value="94462.5071385482" calcext:value-type="float">
            <text:p>94462.5071385482</text:p>
          </table:table-cell>
          <table:table-cell/>
          <table:table-cell office:value-type="float" office:value="1442890783.63423" calcext:value-type="float">
            <text:p>1442890783.63423</text:p>
          </table:table-cell>
          <table:table-cell table:formula="of:=[.G325]-[.$B325]" office:value-type="float" office:value="0.214343547821045" calcext:value-type="float">
            <text:p>0.2143435478</text:p>
          </table:table-cell>
          <table:table-cell/>
          <table:table-cell office:value-type="float" office:value="1442890783.65903" calcext:value-type="float">
            <text:p>1442890783.65903</text:p>
          </table:table-cell>
          <table:table-cell table:formula="of:=[.J325]-[.$B325]" office:value-type="float" office:value="0.239147424697876" calcext:value-type="float">
            <text:p>0.239147424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890783.42929" calcext:value-type="float">
            <text:p>1442890783.42929</text:p>
          </table:table-cell>
          <table:table-cell office:value-type="float" office:value="896" calcext:value-type="float">
            <text:p>896</text:p>
          </table:table-cell>
          <table:table-cell table:formula="of:=[.B326]-[.B$2]" office:value-type="float" office:value="14.5320222377777" calcext:value-type="float">
            <text:p>14.5320222378</text:p>
          </table:table-cell>
          <table:table-cell table:formula="of:=[.C326]/([.D326]-[.D325])" office:value-type="float" office:value="95228.471112913" calcext:value-type="float">
            <text:p>95228.471112913</text:p>
          </table:table-cell>
          <table:table-cell/>
          <table:table-cell office:value-type="float" office:value="1442890783.74789" calcext:value-type="float">
            <text:p>1442890783.74789</text:p>
          </table:table-cell>
          <table:table-cell table:formula="of:=[.G326]-[.$B326]" office:value-type="float" office:value="0.318594694137573" calcext:value-type="float">
            <text:p>0.3185946941</text:p>
          </table:table-cell>
          <table:table-cell/>
          <table:table-cell office:value-type="float" office:value="1442890783.74792" calcext:value-type="float">
            <text:p>1442890783.74792</text:p>
          </table:table-cell>
          <table:table-cell table:formula="of:=[.J326]-[.$B326]" office:value-type="float" office:value="0.318630695343018" calcext:value-type="float">
            <text:p>0.31863069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890783.43869" calcext:value-type="float">
            <text:p>1442890783.43869</text:p>
          </table:table-cell>
          <table:table-cell office:value-type="float" office:value="896" calcext:value-type="float">
            <text:p>896</text:p>
          </table:table-cell>
          <table:table-cell table:formula="of:=[.B327]-[.B$2]" office:value-type="float" office:value="14.5414183139801" calcext:value-type="float">
            <text:p>14.541418314</text:p>
          </table:table-cell>
          <table:table-cell table:formula="of:=[.C327]/([.D327]-[.D326])" office:value-type="float" office:value="95358.9541740675" calcext:value-type="float">
            <text:p>95358.9541740675</text:p>
          </table:table-cell>
          <table:table-cell/>
          <table:table-cell office:value-type="float" office:value="1442890783.74798" calcext:value-type="float">
            <text:p>1442890783.74798</text:p>
          </table:table-cell>
          <table:table-cell table:formula="of:=[.G327]-[.$B327]" office:value-type="float" office:value="0.309290409088135" calcext:value-type="float">
            <text:p>0.3092904091</text:p>
          </table:table-cell>
          <table:table-cell/>
          <table:table-cell office:value-type="float" office:value="1442890783.75108" calcext:value-type="float">
            <text:p>1442890783.75108</text:p>
          </table:table-cell>
          <table:table-cell table:formula="of:=[.J327]-[.$B327]" office:value-type="float" office:value="0.312394618988037" calcext:value-type="float">
            <text:p>0.31239461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890783.44808" calcext:value-type="float">
            <text:p>1442890783.44808</text:p>
          </table:table-cell>
          <table:table-cell office:value-type="float" office:value="896" calcext:value-type="float">
            <text:p>896</text:p>
          </table:table-cell>
          <table:table-cell table:formula="of:=[.B328]-[.B$2]" office:value-type="float" office:value="14.5508096218109" calcext:value-type="float">
            <text:p>14.5508096218</text:p>
          </table:table-cell>
          <table:table-cell table:formula="of:=[.C328]/([.D328]-[.D327])" office:value-type="float" office:value="95407.3720233562" calcext:value-type="float">
            <text:p>95407.3720233562</text:p>
          </table:table-cell>
          <table:table-cell/>
          <table:table-cell office:value-type="float" office:value="1442890783.748" calcext:value-type="float">
            <text:p>1442890783.748</text:p>
          </table:table-cell>
          <table:table-cell table:formula="of:=[.G328]-[.$B328]" office:value-type="float" office:value="0.299923419952393" calcext:value-type="float">
            <text:p>0.29992342</text:p>
          </table:table-cell>
          <table:table-cell/>
          <table:table-cell office:value-type="float" office:value="1442890783.75419" calcext:value-type="float">
            <text:p>1442890783.75419</text:p>
          </table:table-cell>
          <table:table-cell table:formula="of:=[.J328]-[.$B328]" office:value-type="float" office:value="0.306109189987183" calcext:value-type="float">
            <text:p>0.3061091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890783.45747" calcext:value-type="float">
            <text:p>1442890783.45747</text:p>
          </table:table-cell>
          <table:table-cell office:value-type="float" office:value="896" calcext:value-type="float">
            <text:p>896</text:p>
          </table:table-cell>
          <table:table-cell table:formula="of:=[.B329]-[.B$2]" office:value-type="float" office:value="14.5602035522461" calcext:value-type="float">
            <text:p>14.5602035522</text:p>
          </table:table-cell>
          <table:table-cell table:formula="of:=[.C329]/([.D329]-[.D328])" office:value-type="float" office:value="95380.7361234487" calcext:value-type="float">
            <text:p>95380.7361234487</text:p>
          </table:table-cell>
          <table:table-cell/>
          <table:table-cell office:value-type="float" office:value="1442890783.74802" calcext:value-type="float">
            <text:p>1442890783.74802</text:p>
          </table:table-cell>
          <table:table-cell table:formula="of:=[.G329]-[.$B329]" office:value-type="float" office:value="0.290550947189331" calcext:value-type="float">
            <text:p>0.2905509472</text:p>
          </table:table-cell>
          <table:table-cell/>
          <table:table-cell office:value-type="float" office:value="1442890783.7573" calcext:value-type="float">
            <text:p>1442890783.7573</text:p>
          </table:table-cell>
          <table:table-cell table:formula="of:=[.J329]-[.$B329]" office:value-type="float" office:value="0.299829483032227" calcext:value-type="float">
            <text:p>0.29982948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890783.46687" calcext:value-type="float">
            <text:p>1442890783.46687</text:p>
          </table:table-cell>
          <table:table-cell office:value-type="float" office:value="896" calcext:value-type="float">
            <text:p>896</text:p>
          </table:table-cell>
          <table:table-cell table:formula="of:=[.B330]-[.B$2]" office:value-type="float" office:value="14.5696043968201" calcext:value-type="float">
            <text:p>14.5696043968</text:p>
          </table:table-cell>
          <table:table-cell table:formula="of:=[.C330]/([.D330]-[.D329])" office:value-type="float" office:value="95310.5854425564" calcext:value-type="float">
            <text:p>95310.5854425564</text:p>
          </table:table-cell>
          <table:table-cell/>
          <table:table-cell office:value-type="float" office:value="1442890783.74805" calcext:value-type="float">
            <text:p>1442890783.74805</text:p>
          </table:table-cell>
          <table:table-cell table:formula="of:=[.G330]-[.$B330]" office:value-type="float" office:value="0.281171321868896" calcext:value-type="float">
            <text:p>0.2811713219</text:p>
          </table:table-cell>
          <table:table-cell/>
          <table:table-cell office:value-type="float" office:value="1442890783.76042" calcext:value-type="float">
            <text:p>1442890783.76042</text:p>
          </table:table-cell>
          <table:table-cell table:formula="of:=[.J330]-[.$B330]" office:value-type="float" office:value="0.293546676635742" calcext:value-type="float">
            <text:p>0.293546676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890783.47626" calcext:value-type="float">
            <text:p>1442890783.47626</text:p>
          </table:table-cell>
          <table:table-cell office:value-type="float" office:value="896" calcext:value-type="float">
            <text:p>896</text:p>
          </table:table-cell>
          <table:table-cell table:formula="of:=[.B331]-[.B$2]" office:value-type="float" office:value="14.5789940357208" calcext:value-type="float">
            <text:p>14.5789940357</text:p>
          </table:table-cell>
          <table:table-cell table:formula="of:=[.C331]/([.D331]-[.D330])" office:value-type="float" office:value="95424.3298885306" calcext:value-type="float">
            <text:p>95424.3298885306</text:p>
          </table:table-cell>
          <table:table-cell/>
          <table:table-cell office:value-type="float" office:value="1442890783.74808" calcext:value-type="float">
            <text:p>1442890783.74808</text:p>
          </table:table-cell>
          <table:table-cell table:formula="of:=[.G331]-[.$B331]" office:value-type="float" office:value="0.271816253662109" calcext:value-type="float">
            <text:p>0.2718162537</text:p>
          </table:table-cell>
          <table:table-cell/>
          <table:table-cell office:value-type="float" office:value="1442890783.76355" calcext:value-type="float">
            <text:p>1442890783.76355</text:p>
          </table:table-cell>
          <table:table-cell table:formula="of:=[.J331]-[.$B331]" office:value-type="float" office:value="0.287285089492798" calcext:value-type="float">
            <text:p>0.287285089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890783.48571" calcext:value-type="float">
            <text:p>1442890783.48571</text:p>
          </table:table-cell>
          <table:table-cell office:value-type="float" office:value="896" calcext:value-type="float">
            <text:p>896</text:p>
          </table:table-cell>
          <table:table-cell table:formula="of:=[.B332]-[.B$2]" office:value-type="float" office:value="14.5884397029877" calcext:value-type="float">
            <text:p>14.588439703</text:p>
          </table:table-cell>
          <table:table-cell table:formula="of:=[.C332]/([.D332]-[.D331])" office:value-type="float" office:value="94858.3064263719" calcext:value-type="float">
            <text:p>94858.3064263719</text:p>
          </table:table-cell>
          <table:table-cell/>
          <table:table-cell office:value-type="float" office:value="1442890783.7481" calcext:value-type="float">
            <text:p>1442890783.7481</text:p>
          </table:table-cell>
          <table:table-cell table:formula="of:=[.G332]-[.$B332]" office:value-type="float" office:value="0.262390613555908" calcext:value-type="float">
            <text:p>0.2623906136</text:p>
          </table:table-cell>
          <table:table-cell/>
          <table:table-cell office:value-type="float" office:value="1442890783.76667" calcext:value-type="float">
            <text:p>1442890783.76667</text:p>
          </table:table-cell>
          <table:table-cell table:formula="of:=[.J332]-[.$B332]" office:value-type="float" office:value="0.280958414077759" calcext:value-type="float">
            <text:p>0.280958414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890783.49511" calcext:value-type="float">
            <text:p>1442890783.49511</text:p>
          </table:table-cell>
          <table:table-cell office:value-type="float" office:value="896" calcext:value-type="float">
            <text:p>896</text:p>
          </table:table-cell>
          <table:table-cell table:formula="of:=[.B333]-[.B$2]" office:value-type="float" office:value="14.5978360176086" calcext:value-type="float">
            <text:p>14.5978360176</text:p>
          </table:table-cell>
          <table:table-cell table:formula="of:=[.C333]/([.D333]-[.D332])" office:value-type="float" office:value="95356.5345715663" calcext:value-type="float">
            <text:p>95356.5345715663</text:p>
          </table:table-cell>
          <table:table-cell/>
          <table:table-cell office:value-type="float" office:value="1442890783.74812" calcext:value-type="float">
            <text:p>1442890783.74812</text:p>
          </table:table-cell>
          <table:table-cell table:formula="of:=[.G333]-[.$B333]" office:value-type="float" office:value="0.253014087677002" calcext:value-type="float">
            <text:p>0.2530140877</text:p>
          </table:table-cell>
          <table:table-cell/>
          <table:table-cell office:value-type="float" office:value="1442890783.76978" calcext:value-type="float">
            <text:p>1442890783.76978</text:p>
          </table:table-cell>
          <table:table-cell table:formula="of:=[.J333]-[.$B333]" office:value-type="float" office:value="0.274678707122803" calcext:value-type="float">
            <text:p>0.274678707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890783.50452" calcext:value-type="float">
            <text:p>1442890783.50452</text:p>
          </table:table-cell>
          <table:table-cell office:value-type="float" office:value="896" calcext:value-type="float">
            <text:p>896</text:p>
          </table:table-cell>
          <table:table-cell table:formula="of:=[.B334]-[.B$2]" office:value-type="float" office:value="14.60724568367" calcext:value-type="float">
            <text:p>14.6072456837</text:p>
          </table:table-cell>
          <table:table-cell table:formula="of:=[.C334]/([.D334]-[.D333])" office:value-type="float" office:value="95221.232523374" calcext:value-type="float">
            <text:p>95221.232523374</text:p>
          </table:table-cell>
          <table:table-cell/>
          <table:table-cell office:value-type="float" office:value="1442890783.74814" calcext:value-type="float">
            <text:p>1442890783.74814</text:p>
          </table:table-cell>
          <table:table-cell table:formula="of:=[.G334]-[.$B334]" office:value-type="float" office:value="0.243623495101929" calcext:value-type="float">
            <text:p>0.2436234951</text:p>
          </table:table-cell>
          <table:table-cell/>
          <table:table-cell office:value-type="float" office:value="1442890783.77291" calcext:value-type="float">
            <text:p>1442890783.77291</text:p>
          </table:table-cell>
          <table:table-cell table:formula="of:=[.J334]-[.$B334]" office:value-type="float" office:value="0.268392324447632" calcext:value-type="float">
            <text:p>0.268392324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890783.51401" calcext:value-type="float">
            <text:p>1442890783.51401</text:p>
          </table:table-cell>
          <table:table-cell office:value-type="float" office:value="896" calcext:value-type="float">
            <text:p>896</text:p>
          </table:table-cell>
          <table:table-cell table:formula="of:=[.B335]-[.B$2]" office:value-type="float" office:value="14.6167366504669" calcext:value-type="float">
            <text:p>14.6167366505</text:p>
          </table:table-cell>
          <table:table-cell table:formula="of:=[.C335]/([.D335]-[.D334])" office:value-type="float" office:value="94405.5562700965" calcext:value-type="float">
            <text:p>94405.5562700965</text:p>
          </table:table-cell>
          <table:table-cell/>
          <table:table-cell office:value-type="float" office:value="1442890783.74818" calcext:value-type="float">
            <text:p>1442890783.74818</text:p>
          </table:table-cell>
          <table:table-cell table:formula="of:=[.G335]-[.$B335]" office:value-type="float" office:value="0.234171390533447" calcext:value-type="float">
            <text:p>0.2341713905</text:p>
          </table:table-cell>
          <table:table-cell/>
          <table:table-cell office:value-type="float" office:value="1442890783.77602" calcext:value-type="float">
            <text:p>1442890783.77602</text:p>
          </table:table-cell>
          <table:table-cell table:formula="of:=[.J335]-[.$B335]" office:value-type="float" office:value="0.262017250061035" calcext:value-type="float">
            <text:p>0.262017250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890783.5234" calcext:value-type="float">
            <text:p>1442890783.5234</text:p>
          </table:table-cell>
          <table:table-cell office:value-type="float" office:value="896" calcext:value-type="float">
            <text:p>896</text:p>
          </table:table-cell>
          <table:table-cell table:formula="of:=[.B336]-[.B$2]" office:value-type="float" office:value="14.6261332035065" calcext:value-type="float">
            <text:p>14.6261332035</text:p>
          </table:table-cell>
          <table:table-cell table:formula="of:=[.C336]/([.D336]-[.D335])" office:value-type="float" office:value="95354.1150918502" calcext:value-type="float">
            <text:p>95354.1150918502</text:p>
          </table:table-cell>
          <table:table-cell/>
          <table:table-cell office:value-type="float" office:value="1442890783.7482" calcext:value-type="float">
            <text:p>1442890783.7482</text:p>
          </table:table-cell>
          <table:table-cell table:formula="of:=[.G336]-[.$B336]" office:value-type="float" office:value="0.224796056747437" calcext:value-type="float">
            <text:p>0.2247960567</text:p>
          </table:table-cell>
          <table:table-cell/>
          <table:table-cell office:value-type="float" office:value="1442890783.77911" calcext:value-type="float">
            <text:p>1442890783.77911</text:p>
          </table:table-cell>
          <table:table-cell table:formula="of:=[.J336]-[.$B336]" office:value-type="float" office:value="0.255711555480957" calcext:value-type="float">
            <text:p>0.255711555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890783.5328" calcext:value-type="float">
            <text:p>1442890783.5328</text:p>
          </table:table-cell>
          <table:table-cell office:value-type="float" office:value="896" calcext:value-type="float">
            <text:p>896</text:p>
          </table:table-cell>
          <table:table-cell table:formula="of:=[.B337]-[.B$2]" office:value-type="float" office:value="14.6355278491974" calcext:value-type="float">
            <text:p>14.6355278492</text:p>
          </table:table-cell>
          <table:table-cell table:formula="of:=[.C337]/([.D337]-[.D336])" office:value-type="float" office:value="95373.4743680845" calcext:value-type="float">
            <text:p>95373.4743680845</text:p>
          </table:table-cell>
          <table:table-cell/>
          <table:table-cell office:value-type="float" office:value="1442890783.74822" calcext:value-type="float">
            <text:p>1442890783.74822</text:p>
          </table:table-cell>
          <table:table-cell table:formula="of:=[.G337]-[.$B337]" office:value-type="float" office:value="0.215422868728638" calcext:value-type="float">
            <text:p>0.2154228687</text:p>
          </table:table-cell>
          <table:table-cell/>
          <table:table-cell office:value-type="float" office:value="1442890783.78227" calcext:value-type="float">
            <text:p>1442890783.78227</text:p>
          </table:table-cell>
          <table:table-cell table:formula="of:=[.J337]-[.$B337]" office:value-type="float" office:value="0.249472379684448" calcext:value-type="float">
            <text:p>0.249472379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890783.5422" calcext:value-type="float">
            <text:p>1442890783.5422</text:p>
          </table:table-cell>
          <table:table-cell office:value-type="float" office:value="896" calcext:value-type="float">
            <text:p>896</text:p>
          </table:table-cell>
          <table:table-cell table:formula="of:=[.B338]-[.B$2]" office:value-type="float" office:value="14.6449301242828" calcext:value-type="float">
            <text:p>14.6449301243</text:p>
          </table:table-cell>
          <table:table-cell table:formula="of:=[.C338]/([.D338]-[.D337])" office:value-type="float" office:value="95296.0843898976" calcext:value-type="float">
            <text:p>95296.0843898976</text:p>
          </table:table-cell>
          <table:table-cell/>
          <table:table-cell office:value-type="float" office:value="1442890783.83491" calcext:value-type="float">
            <text:p>1442890783.83491</text:p>
          </table:table-cell>
          <table:table-cell table:formula="of:=[.G338]-[.$B338]" office:value-type="float" office:value="0.292714595794678" calcext:value-type="float">
            <text:p>0.2927145958</text:p>
          </table:table-cell>
          <table:table-cell/>
          <table:table-cell office:value-type="float" office:value="1442890783.83495" calcext:value-type="float">
            <text:p>1442890783.83495</text:p>
          </table:table-cell>
          <table:table-cell table:formula="of:=[.J338]-[.$B338]" office:value-type="float" office:value="0.292752981185913" calcext:value-type="float">
            <text:p>0.292752981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890783.5516" calcext:value-type="float">
            <text:p>1442890783.5516</text:p>
          </table:table-cell>
          <table:table-cell office:value-type="float" office:value="896" calcext:value-type="float">
            <text:p>896</text:p>
          </table:table-cell>
          <table:table-cell table:formula="of:=[.B339]-[.B$2]" office:value-type="float" office:value="14.6543300151825" calcext:value-type="float">
            <text:p>14.6543300152</text:p>
          </table:table-cell>
          <table:table-cell table:formula="of:=[.C339]/([.D339]-[.D338])" office:value-type="float" office:value="95320.2552630244" calcext:value-type="float">
            <text:p>95320.2552630244</text:p>
          </table:table-cell>
          <table:table-cell/>
          <table:table-cell office:value-type="float" office:value="1442890783.83503" calcext:value-type="float">
            <text:p>1442890783.83503</text:p>
          </table:table-cell>
          <table:table-cell table:formula="of:=[.G339]-[.$B339]" office:value-type="float" office:value="0.283427715301514" calcext:value-type="float">
            <text:p>0.2834277153</text:p>
          </table:table-cell>
          <table:table-cell/>
          <table:table-cell office:value-type="float" office:value="1442890783.83807" calcext:value-type="float">
            <text:p>1442890783.83807</text:p>
          </table:table-cell>
          <table:table-cell table:formula="of:=[.J339]-[.$B339]" office:value-type="float" office:value="0.286473751068115" calcext:value-type="float">
            <text:p>0.286473751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890783.56099" calcext:value-type="float">
            <text:p>1442890783.56099</text:p>
          </table:table-cell>
          <table:table-cell office:value-type="float" office:value="896" calcext:value-type="float">
            <text:p>896</text:p>
          </table:table-cell>
          <table:table-cell table:formula="of:=[.B340]-[.B$2]" office:value-type="float" office:value="14.663720369339" calcext:value-type="float">
            <text:p>14.6637203693</text:p>
          </table:table-cell>
          <table:table-cell table:formula="of:=[.C340]/([.D340]-[.D339])" office:value-type="float" office:value="95417.0614939319" calcext:value-type="float">
            <text:p>95417.0614939319</text:p>
          </table:table-cell>
          <table:table-cell/>
          <table:table-cell office:value-type="float" office:value="1442890783.83505" calcext:value-type="float">
            <text:p>1442890783.83505</text:p>
          </table:table-cell>
          <table:table-cell table:formula="of:=[.G340]-[.$B340]" office:value-type="float" office:value="0.274064779281616" calcext:value-type="float">
            <text:p>0.2740647793</text:p>
          </table:table-cell>
          <table:table-cell/>
          <table:table-cell office:value-type="float" office:value="1442890783.84118" calcext:value-type="float">
            <text:p>1442890783.84118</text:p>
          </table:table-cell>
          <table:table-cell table:formula="of:=[.J340]-[.$B340]" office:value-type="float" office:value="0.280189752578735" calcext:value-type="float">
            <text:p>0.280189752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890783.57036" calcext:value-type="float">
            <text:p>1442890783.57036</text:p>
          </table:table-cell>
          <table:table-cell office:value-type="float" office:value="896" calcext:value-type="float">
            <text:p>896</text:p>
          </table:table-cell>
          <table:table-cell table:formula="of:=[.B341]-[.B$2]" office:value-type="float" office:value="14.6730878353119" calcext:value-type="float">
            <text:p>14.6730878353</text:p>
          </table:table-cell>
          <table:table-cell table:formula="of:=[.C341]/([.D341]-[.D340])" office:value-type="float" office:value="95650.200661746" calcext:value-type="float">
            <text:p>95650.200661746</text:p>
          </table:table-cell>
          <table:table-cell/>
          <table:table-cell office:value-type="float" office:value="1442890783.83508" calcext:value-type="float">
            <text:p>1442890783.83508</text:p>
          </table:table-cell>
          <table:table-cell table:formula="of:=[.G341]-[.$B341]" office:value-type="float" office:value="0.264718294143677" calcext:value-type="float">
            <text:p>0.2647182941</text:p>
          </table:table-cell>
          <table:table-cell/>
          <table:table-cell office:value-type="float" office:value="1442890783.8443" calcext:value-type="float">
            <text:p>1442890783.8443</text:p>
          </table:table-cell>
          <table:table-cell table:formula="of:=[.J341]-[.$B341]" office:value-type="float" office:value="0.27394700050354" calcext:value-type="float">
            <text:p>0.273947000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890783.57975" calcext:value-type="float">
            <text:p>1442890783.57975</text:p>
          </table:table-cell>
          <table:table-cell office:value-type="float" office:value="896" calcext:value-type="float">
            <text:p>896</text:p>
          </table:table-cell>
          <table:table-cell table:formula="of:=[.B342]-[.B$2]" office:value-type="float" office:value="14.6824765205383" calcext:value-type="float">
            <text:p>14.6824765205</text:p>
          </table:table-cell>
          <table:table-cell table:formula="of:=[.C342]/([.D342]-[.D341])" office:value-type="float" office:value="95434.0228040326" calcext:value-type="float">
            <text:p>95434.0228040326</text:p>
          </table:table-cell>
          <table:table-cell/>
          <table:table-cell office:value-type="float" office:value="1442890783.8351" calcext:value-type="float">
            <text:p>1442890783.8351</text:p>
          </table:table-cell>
          <table:table-cell table:formula="of:=[.G342]-[.$B342]" office:value-type="float" office:value="0.255349397659302" calcext:value-type="float">
            <text:p>0.2553493977</text:p>
          </table:table-cell>
          <table:table-cell/>
          <table:table-cell office:value-type="float" office:value="1442890783.84743" calcext:value-type="float">
            <text:p>1442890783.84743</text:p>
          </table:table-cell>
          <table:table-cell table:formula="of:=[.J342]-[.$B342]" office:value-type="float" office:value="0.267682552337646" calcext:value-type="float">
            <text:p>0.267682552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890783.58917" calcext:value-type="float">
            <text:p>1442890783.58917</text:p>
          </table:table-cell>
          <table:table-cell office:value-type="float" office:value="896" calcext:value-type="float">
            <text:p>896</text:p>
          </table:table-cell>
          <table:table-cell table:formula="of:=[.B343]-[.B$2]" office:value-type="float" office:value="14.6919021606445" calcext:value-type="float">
            <text:p>14.6919021606</text:p>
          </table:table-cell>
          <table:table-cell table:formula="of:=[.C343]/([.D343]-[.D342])" office:value-type="float" office:value="95059.8569332726" calcext:value-type="float">
            <text:p>95059.8569332726</text:p>
          </table:table-cell>
          <table:table-cell/>
          <table:table-cell office:value-type="float" office:value="1442890783.83512" calcext:value-type="float">
            <text:p>1442890783.83512</text:p>
          </table:table-cell>
          <table:table-cell table:formula="of:=[.G343]-[.$B343]" office:value-type="float" office:value="0.245943307876587" calcext:value-type="float">
            <text:p>0.2459433079</text:p>
          </table:table-cell>
          <table:table-cell/>
          <table:table-cell office:value-type="float" office:value="1442890783.85062" calcext:value-type="float">
            <text:p>1442890783.85062</text:p>
          </table:table-cell>
          <table:table-cell table:formula="of:=[.J343]-[.$B343]" office:value-type="float" office:value="0.26144814491272" calcext:value-type="float">
            <text:p>0.261448144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890783.59864" calcext:value-type="float">
            <text:p>1442890783.59864</text:p>
          </table:table-cell>
          <table:table-cell office:value-type="float" office:value="896" calcext:value-type="float">
            <text:p>896</text:p>
          </table:table-cell>
          <table:table-cell table:formula="of:=[.B344]-[.B$2]" office:value-type="float" office:value="14.7013690471649" calcext:value-type="float">
            <text:p>14.7013690472</text:p>
          </table:table-cell>
          <table:table-cell table:formula="of:=[.C344]/([.D344]-[.D343])" office:value-type="float" office:value="94645.6892739316" calcext:value-type="float">
            <text:p>94645.6892739316</text:p>
          </table:table-cell>
          <table:table-cell/>
          <table:table-cell office:value-type="float" office:value="1442890783.83514" calcext:value-type="float">
            <text:p>1442890783.83514</text:p>
          </table:table-cell>
          <table:table-cell table:formula="of:=[.G344]-[.$B344]" office:value-type="float" office:value="0.23649787902832" calcext:value-type="float">
            <text:p>0.236497879</text:p>
          </table:table-cell>
          <table:table-cell/>
          <table:table-cell office:value-type="float" office:value="1442890783.85375" calcext:value-type="float">
            <text:p>1442890783.85375</text:p>
          </table:table-cell>
          <table:table-cell table:formula="of:=[.J344]-[.$B344]" office:value-type="float" office:value="0.255110740661621" calcext:value-type="float">
            <text:p>0.255110740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890783.60803" calcext:value-type="float">
            <text:p>1442890783.60803</text:p>
          </table:table-cell>
          <table:table-cell office:value-type="float" office:value="896" calcext:value-type="float">
            <text:p>896</text:p>
          </table:table-cell>
          <table:table-cell table:formula="of:=[.B345]-[.B$2]" office:value-type="float" office:value="14.7107651233673" calcext:value-type="float">
            <text:p>14.7107651234</text:p>
          </table:table-cell>
          <table:table-cell table:formula="of:=[.C345]/([.D345]-[.D344])" office:value-type="float" office:value="95358.9541740675" calcext:value-type="float">
            <text:p>95358.9541740675</text:p>
          </table:table-cell>
          <table:table-cell/>
          <table:table-cell office:value-type="float" office:value="1442890783.83516" calcext:value-type="float">
            <text:p>1442890783.83516</text:p>
          </table:table-cell>
          <table:table-cell table:formula="of:=[.G345]-[.$B345]" office:value-type="float" office:value="0.227121114730835" calcext:value-type="float">
            <text:p>0.2271211147</text:p>
          </table:table-cell>
          <table:table-cell/>
          <table:table-cell office:value-type="float" office:value="1442890783.85687" calcext:value-type="float">
            <text:p>1442890783.85687</text:p>
          </table:table-cell>
          <table:table-cell table:formula="of:=[.J345]-[.$B345]" office:value-type="float" office:value="0.248833656311035" calcext:value-type="float">
            <text:p>0.248833656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890783.61741" calcext:value-type="float">
            <text:p>1442890783.61741</text:p>
          </table:table-cell>
          <table:table-cell office:value-type="float" office:value="896" calcext:value-type="float">
            <text:p>896</text:p>
          </table:table-cell>
          <table:table-cell table:formula="of:=[.B346]-[.B$2]" office:value-type="float" office:value="14.7201445102692" calcext:value-type="float">
            <text:p>14.7201445103</text:p>
          </table:table-cell>
          <table:table-cell table:formula="of:=[.C346]/([.D346]-[.D345])" office:value-type="float" office:value="95528.6320284698" calcext:value-type="float">
            <text:p>95528.6320284698</text:p>
          </table:table-cell>
          <table:table-cell/>
          <table:table-cell office:value-type="float" office:value="1442890783.83518" calcext:value-type="float">
            <text:p>1442890783.83518</text:p>
          </table:table-cell>
          <table:table-cell table:formula="of:=[.G346]-[.$B346]" office:value-type="float" office:value="0.217761039733887" calcext:value-type="float">
            <text:p>0.2177610397</text:p>
          </table:table-cell>
          <table:table-cell/>
          <table:table-cell office:value-type="float" office:value="1442890783.85999" calcext:value-type="float">
            <text:p>1442890783.85999</text:p>
          </table:table-cell>
          <table:table-cell table:formula="of:=[.J346]-[.$B346]" office:value-type="float" office:value="0.242571830749512" calcext:value-type="float">
            <text:p>0.242571830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890783.62681" calcext:value-type="float">
            <text:p>1442890783.62681</text:p>
          </table:table-cell>
          <table:table-cell office:value-type="float" office:value="896" calcext:value-type="float">
            <text:p>896</text:p>
          </table:table-cell>
          <table:table-cell table:formula="of:=[.B347]-[.B$2]" office:value-type="float" office:value="14.7295436859131" calcext:value-type="float">
            <text:p>14.7295436859</text:p>
          </table:table-cell>
          <table:table-cell table:formula="of:=[.C347]/([.D347]-[.D346])" office:value-type="float" office:value="95327.508916115" calcext:value-type="float">
            <text:p>95327.508916115</text:p>
          </table:table-cell>
          <table:table-cell/>
          <table:table-cell office:value-type="float" office:value="1442890783.83519" calcext:value-type="float">
            <text:p>1442890783.83519</text:p>
          </table:table-cell>
          <table:table-cell table:formula="of:=[.G347]-[.$B347]" office:value-type="float" office:value="0.208381414413452" calcext:value-type="float">
            <text:p>0.2083814144</text:p>
          </table:table-cell>
          <table:table-cell/>
          <table:table-cell office:value-type="float" office:value="1442890783.86311" calcext:value-type="float">
            <text:p>1442890783.86311</text:p>
          </table:table-cell>
          <table:table-cell table:formula="of:=[.J347]-[.$B347]" office:value-type="float" office:value="0.236292839050293" calcext:value-type="float">
            <text:p>0.236292839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890783.63624" calcext:value-type="float">
            <text:p>1442890783.63624</text:p>
          </table:table-cell>
          <table:table-cell office:value-type="float" office:value="896" calcext:value-type="float">
            <text:p>896</text:p>
          </table:table-cell>
          <table:table-cell table:formula="of:=[.B348]-[.B$2]" office:value-type="float" office:value="14.738968372345" calcext:value-type="float">
            <text:p>14.7389683723</text:p>
          </table:table-cell>
          <table:table-cell table:formula="of:=[.C348]/([.D348]-[.D347])" office:value-type="float" office:value="95069.4759423223" calcext:value-type="float">
            <text:p>95069.4759423223</text:p>
          </table:table-cell>
          <table:table-cell/>
          <table:table-cell office:value-type="float" office:value="1442890783.95501" calcext:value-type="float">
            <text:p>1442890783.95501</text:p>
          </table:table-cell>
          <table:table-cell table:formula="of:=[.G348]-[.$B348]" office:value-type="float" office:value="0.318769931793213" calcext:value-type="float">
            <text:p>0.3187699318</text:p>
          </table:table-cell>
          <table:table-cell/>
          <table:table-cell office:value-type="float" office:value="1442890783.95506" calcext:value-type="float">
            <text:p>1442890783.95506</text:p>
          </table:table-cell>
          <table:table-cell table:formula="of:=[.J348]-[.$B348]" office:value-type="float" office:value="0.318825244903564" calcext:value-type="float">
            <text:p>0.318825244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890783.64566" calcext:value-type="float">
            <text:p>1442890783.64566</text:p>
          </table:table-cell>
          <table:table-cell office:value-type="float" office:value="896" calcext:value-type="float">
            <text:p>896</text:p>
          </table:table-cell>
          <table:table-cell table:formula="of:=[.B349]-[.B$2]" office:value-type="float" office:value="14.7483878135681" calcext:value-type="float">
            <text:p>14.7483878136</text:p>
          </table:table-cell>
          <table:table-cell table:formula="of:=[.C349]/([.D349]-[.D348])" office:value-type="float" office:value="95122.415308292" calcext:value-type="float">
            <text:p>95122.415308292</text:p>
          </table:table-cell>
          <table:table-cell/>
          <table:table-cell office:value-type="float" office:value="1442890783.95512" calcext:value-type="float">
            <text:p>1442890783.95512</text:p>
          </table:table-cell>
          <table:table-cell table:formula="of:=[.G349]-[.$B349]" office:value-type="float" office:value="0.309466123580933" calcext:value-type="float">
            <text:p>0.3094661236</text:p>
          </table:table-cell>
          <table:table-cell/>
          <table:table-cell office:value-type="float" office:value="1442890783.95819" calcext:value-type="float">
            <text:p>1442890783.95819</text:p>
          </table:table-cell>
          <table:table-cell table:formula="of:=[.J349]-[.$B349]" office:value-type="float" office:value="0.312527656555176" calcext:value-type="float">
            <text:p>0.312527656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890783.65503" calcext:value-type="float">
            <text:p>1442890783.65503</text:p>
          </table:table-cell>
          <table:table-cell office:value-type="float" office:value="896" calcext:value-type="float">
            <text:p>896</text:p>
          </table:table-cell>
          <table:table-cell table:formula="of:=[.B350]-[.B$2]" office:value-type="float" office:value="14.7577636241913" calcext:value-type="float">
            <text:p>14.7577636242</text:p>
          </table:table-cell>
          <table:table-cell table:formula="of:=[.C350]/([.D350]-[.D349])" office:value-type="float" office:value="95565.070158932" calcext:value-type="float">
            <text:p>95565.070158932</text:p>
          </table:table-cell>
          <table:table-cell/>
          <table:table-cell office:value-type="float" office:value="1442890783.95515" calcext:value-type="float">
            <text:p>1442890783.95515</text:p>
          </table:table-cell>
          <table:table-cell table:formula="of:=[.G350]-[.$B350]" office:value-type="float" office:value="0.300112962722778" calcext:value-type="float">
            <text:p>0.3001129627</text:p>
          </table:table-cell>
          <table:table-cell/>
          <table:table-cell office:value-type="float" office:value="1442890783.96131" calcext:value-type="float">
            <text:p>1442890783.96131</text:p>
          </table:table-cell>
          <table:table-cell table:formula="of:=[.J350]-[.$B350]" office:value-type="float" office:value="0.306276798248291" calcext:value-type="float">
            <text:p>0.306276798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890783.66446" calcext:value-type="float">
            <text:p>1442890783.66446</text:p>
          </table:table-cell>
          <table:table-cell office:value-type="float" office:value="896" calcext:value-type="float">
            <text:p>896</text:p>
          </table:table-cell>
          <table:table-cell table:formula="of:=[.B351]-[.B$2]" office:value-type="float" office:value="14.7671899795532" calcext:value-type="float">
            <text:p>14.7671899796</text:p>
          </table:table-cell>
          <table:table-cell table:formula="of:=[.C351]/([.D351]-[.D350])" office:value-type="float" office:value="95052.6439537648" calcext:value-type="float">
            <text:p>95052.6439537648</text:p>
          </table:table-cell>
          <table:table-cell/>
          <table:table-cell office:value-type="float" office:value="1442890783.95517" calcext:value-type="float">
            <text:p>1442890783.95517</text:p>
          </table:table-cell>
          <table:table-cell table:formula="of:=[.G351]-[.$B351]" office:value-type="float" office:value="0.290707588195801" calcext:value-type="float">
            <text:p>0.2907075882</text:p>
          </table:table-cell>
          <table:table-cell/>
          <table:table-cell office:value-type="float" office:value="1442890783.96441" calcext:value-type="float">
            <text:p>1442890783.96441</text:p>
          </table:table-cell>
          <table:table-cell table:formula="of:=[.J351]-[.$B351]" office:value-type="float" office:value="0.299952030181885" calcext:value-type="float">
            <text:p>0.299952030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890783.67387" calcext:value-type="float">
            <text:p>1442890783.67387</text:p>
          </table:table-cell>
          <table:table-cell office:value-type="float" office:value="896" calcext:value-type="float">
            <text:p>896</text:p>
          </table:table-cell>
          <table:table-cell table:formula="of:=[.B352]-[.B$2]" office:value-type="float" office:value="14.776602268219" calcext:value-type="float">
            <text:p>14.7766022682</text:p>
          </table:table-cell>
          <table:table-cell table:formula="of:=[.C352]/([.D352]-[.D351])" office:value-type="float" office:value="95194.7004407518" calcext:value-type="float">
            <text:p>95194.7004407518</text:p>
          </table:table-cell>
          <table:table-cell/>
          <table:table-cell office:value-type="float" office:value="1442890783.95519" calcext:value-type="float">
            <text:p>1442890783.95519</text:p>
          </table:table-cell>
          <table:table-cell table:formula="of:=[.G352]-[.$B352]" office:value-type="float" office:value="0.281315326690674" calcext:value-type="float">
            <text:p>0.2813153267</text:p>
          </table:table-cell>
          <table:table-cell/>
          <table:table-cell office:value-type="float" office:value="1442890783.96758" calcext:value-type="float">
            <text:p>1442890783.96758</text:p>
          </table:table-cell>
          <table:table-cell table:formula="of:=[.J352]-[.$B352]" office:value-type="float" office:value="0.293708801269531" calcext:value-type="float">
            <text:p>0.293708801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890783.68331" calcext:value-type="float">
            <text:p>1442890783.68331</text:p>
          </table:table-cell>
          <table:table-cell office:value-type="float" office:value="896" calcext:value-type="float">
            <text:p>896</text:p>
          </table:table-cell>
          <table:table-cell table:formula="of:=[.B353]-[.B$2]" office:value-type="float" office:value="14.786039352417" calcext:value-type="float">
            <text:p>14.7860393524</text:p>
          </table:table-cell>
          <table:table-cell table:formula="of:=[.C353]/([.D353]-[.D352])" office:value-type="float" office:value="94944.5804658683" calcext:value-type="float">
            <text:p>94944.5804658683</text:p>
          </table:table-cell>
          <table:table-cell/>
          <table:table-cell office:value-type="float" office:value="1442890783.95521" calcext:value-type="float">
            <text:p>1442890783.95521</text:p>
          </table:table-cell>
          <table:table-cell table:formula="of:=[.G353]-[.$B353]" office:value-type="float" office:value="0.271900415420532" calcext:value-type="float">
            <text:p>0.2719004154</text:p>
          </table:table-cell>
          <table:table-cell/>
          <table:table-cell office:value-type="float" office:value="1442890783.97069" calcext:value-type="float">
            <text:p>1442890783.97069</text:p>
          </table:table-cell>
          <table:table-cell table:formula="of:=[.J353]-[.$B353]" office:value-type="float" office:value="0.287378311157227" calcext:value-type="float">
            <text:p>0.287378311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890783.69275" calcext:value-type="float">
            <text:p>1442890783.69275</text:p>
          </table:table-cell>
          <table:table-cell office:value-type="float" office:value="896" calcext:value-type="float">
            <text:p>896</text:p>
          </table:table-cell>
          <table:table-cell table:formula="of:=[.B354]-[.B$2]" office:value-type="float" office:value="14.7954843044281" calcext:value-type="float">
            <text:p>14.7954843044</text:p>
          </table:table-cell>
          <table:table-cell table:formula="of:=[.C354]/([.D354]-[.D353])" office:value-type="float" office:value="94865.489940679" calcext:value-type="float">
            <text:p>94865.489940679</text:p>
          </table:table-cell>
          <table:table-cell/>
          <table:table-cell office:value-type="float" office:value="1442890783.95525" calcext:value-type="float">
            <text:p>1442890783.95525</text:p>
          </table:table-cell>
          <table:table-cell table:formula="of:=[.G354]-[.$B354]" office:value-type="float" office:value="0.262491703033447" calcext:value-type="float">
            <text:p>0.262491703</text:p>
          </table:table-cell>
          <table:table-cell/>
          <table:table-cell office:value-type="float" office:value="1442890783.9738" calcext:value-type="float">
            <text:p>1442890783.9738</text:p>
          </table:table-cell>
          <table:table-cell table:formula="of:=[.J354]-[.$B354]" office:value-type="float" office:value="0.281042098999023" calcext:value-type="float">
            <text:p>0.28104209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890783.70215" calcext:value-type="float">
            <text:p>1442890783.70215</text:p>
          </table:table-cell>
          <table:table-cell office:value-type="float" office:value="896" calcext:value-type="float">
            <text:p>896</text:p>
          </table:table-cell>
          <table:table-cell table:formula="of:=[.B355]-[.B$2]" office:value-type="float" office:value="14.8048846721649" calcext:value-type="float">
            <text:p>14.8048846722</text:p>
          </table:table-cell>
          <table:table-cell table:formula="of:=[.C355]/([.D355]-[.D354])" office:value-type="float" office:value="95315.4201075378" calcext:value-type="float">
            <text:p>95315.4201075378</text:p>
          </table:table-cell>
          <table:table-cell/>
          <table:table-cell office:value-type="float" office:value="1442890783.95527" calcext:value-type="float">
            <text:p>1442890783.95527</text:p>
          </table:table-cell>
          <table:table-cell table:formula="of:=[.G355]-[.$B355]" office:value-type="float" office:value="0.253112316131592" calcext:value-type="float">
            <text:p>0.2531123161</text:p>
          </table:table-cell>
          <table:table-cell/>
          <table:table-cell office:value-type="float" office:value="1442890783.97701" calcext:value-type="float">
            <text:p>1442890783.97701</text:p>
          </table:table-cell>
          <table:table-cell table:formula="of:=[.J355]-[.$B355]" office:value-type="float" office:value="0.274851560592651" calcext:value-type="float">
            <text:p>0.274851560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890783.71155" calcext:value-type="float">
            <text:p>1442890783.71155</text:p>
          </table:table-cell>
          <table:table-cell office:value-type="float" office:value="896" calcext:value-type="float">
            <text:p>896</text:p>
          </table:table-cell>
          <table:table-cell table:formula="of:=[.B356]-[.B$2]" office:value-type="float" office:value="14.8142762184143" calcext:value-type="float">
            <text:p>14.8142762184</text:p>
          </table:table-cell>
          <table:table-cell table:formula="of:=[.C356]/([.D356]-[.D355])" office:value-type="float" office:value="95404.9499631896" calcext:value-type="float">
            <text:p>95404.9499631896</text:p>
          </table:table-cell>
          <table:table-cell/>
          <table:table-cell office:value-type="float" office:value="1442890783.95529" calcext:value-type="float">
            <text:p>1442890783.95529</text:p>
          </table:table-cell>
          <table:table-cell table:formula="of:=[.G356]-[.$B356]" office:value-type="float" office:value="0.243741750717163" calcext:value-type="float">
            <text:p>0.2437417507</text:p>
          </table:table-cell>
          <table:table-cell/>
          <table:table-cell office:value-type="float" office:value="1442890783.98019" calcext:value-type="float">
            <text:p>1442890783.98019</text:p>
          </table:table-cell>
          <table:table-cell table:formula="of:=[.J356]-[.$B356]" office:value-type="float" office:value="0.268646478652954" calcext:value-type="float">
            <text:p>0.268646478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890783.72103" calcext:value-type="float">
            <text:p>1442890783.72103</text:p>
          </table:table-cell>
          <table:table-cell office:value-type="float" office:value="896" calcext:value-type="float">
            <text:p>896</text:p>
          </table:table-cell>
          <table:table-cell table:formula="of:=[.B357]-[.B$2]" office:value-type="float" office:value="14.8237564563751" calcext:value-type="float">
            <text:p>14.8237564564</text:p>
          </table:table-cell>
          <table:table-cell table:formula="of:=[.C357]/([.D357]-[.D356])" office:value-type="float" office:value="94512.3955435958" calcext:value-type="float">
            <text:p>94512.3955435958</text:p>
          </table:table-cell>
          <table:table-cell/>
          <table:table-cell office:value-type="float" office:value="1442890783.95531" calcext:value-type="float">
            <text:p>1442890783.95531</text:p>
          </table:table-cell>
          <table:table-cell table:formula="of:=[.G357]-[.$B357]" office:value-type="float" office:value="0.234282493591309" calcext:value-type="float">
            <text:p>0.2342824936</text:p>
          </table:table-cell>
          <table:table-cell/>
          <table:table-cell office:value-type="float" office:value="1442890783.98331" calcext:value-type="float">
            <text:p>1442890783.98331</text:p>
          </table:table-cell>
          <table:table-cell table:formula="of:=[.J357]-[.$B357]" office:value-type="float" office:value="0.262286186218262" calcext:value-type="float">
            <text:p>0.262286186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890783.73044" calcext:value-type="float">
            <text:p>1442890783.73044</text:p>
          </table:table-cell>
          <table:table-cell office:value-type="float" office:value="896" calcext:value-type="float">
            <text:p>896</text:p>
          </table:table-cell>
          <table:table-cell table:formula="of:=[.B358]-[.B$2]" office:value-type="float" office:value="14.8331689834595" calcext:value-type="float">
            <text:p>14.8331689835</text:p>
          </table:table-cell>
          <table:table-cell table:formula="of:=[.C358]/([.D358]-[.D357])" office:value-type="float" office:value="95192.2891663923" calcext:value-type="float">
            <text:p>95192.2891663923</text:p>
          </table:table-cell>
          <table:table-cell/>
          <table:table-cell office:value-type="float" office:value="1442890783.95533" calcext:value-type="float">
            <text:p>1442890783.95533</text:p>
          </table:table-cell>
          <table:table-cell table:formula="of:=[.G358]-[.$B358]" office:value-type="float" office:value="0.224891424179077" calcext:value-type="float">
            <text:p>0.2248914242</text:p>
          </table:table-cell>
          <table:table-cell/>
          <table:table-cell office:value-type="float" office:value="1442890783.9864" calcext:value-type="float">
            <text:p>1442890783.9864</text:p>
          </table:table-cell>
          <table:table-cell table:formula="of:=[.J358]-[.$B358]" office:value-type="float" office:value="0.255965948104858" calcext:value-type="float">
            <text:p>0.255965948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890783.73986" calcext:value-type="float">
            <text:p>1442890783.73986</text:p>
          </table:table-cell>
          <table:table-cell office:value-type="float" office:value="896" calcext:value-type="float">
            <text:p>896</text:p>
          </table:table-cell>
          <table:table-cell table:formula="of:=[.B359]-[.B$2]" office:value-type="float" office:value="14.8425948619843" calcext:value-type="float">
            <text:p>14.842594862</text:p>
          </table:table-cell>
          <table:table-cell table:formula="of:=[.C359]/([.D359]-[.D358])" office:value-type="float" office:value="95057.4524851398" calcext:value-type="float">
            <text:p>95057.4524851398</text:p>
          </table:table-cell>
          <table:table-cell/>
          <table:table-cell office:value-type="float" office:value="1442890783.95535" calcext:value-type="float">
            <text:p>1442890783.95535</text:p>
          </table:table-cell>
          <table:table-cell table:formula="of:=[.G359]-[.$B359]" office:value-type="float" office:value="0.215486764907837" calcext:value-type="float">
            <text:p>0.2154867649</text:p>
          </table:table-cell>
          <table:table-cell/>
          <table:table-cell office:value-type="float" office:value="1442890783.98954" calcext:value-type="float">
            <text:p>1442890783.98954</text:p>
          </table:table-cell>
          <table:table-cell table:formula="of:=[.J359]-[.$B359]" office:value-type="float" office:value="0.249671697616577" calcext:value-type="float">
            <text:p>0.249671697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890783.74927" calcext:value-type="float">
            <text:p>1442890783.74927</text:p>
          </table:table-cell>
          <table:table-cell office:value-type="float" office:value="896" calcext:value-type="float">
            <text:p>896</text:p>
          </table:table-cell>
          <table:table-cell table:formula="of:=[.B360]-[.B$2]" office:value-type="float" office:value="14.8520033359528" calcext:value-type="float">
            <text:p>14.852003336</text:p>
          </table:table-cell>
          <table:table-cell table:formula="of:=[.C360]/([.D360]-[.D359])" office:value-type="float" office:value="95233.2974507121" calcext:value-type="float">
            <text:p>95233.2974507121</text:p>
          </table:table-cell>
          <table:table-cell/>
          <table:table-cell office:value-type="float" office:value="1442890784.03591" calcext:value-type="float">
            <text:p>1442890784.03591</text:p>
          </table:table-cell>
          <table:table-cell table:formula="of:=[.G360]-[.$B360]" office:value-type="float" office:value="0.286633014678955" calcext:value-type="float">
            <text:p>0.2866330147</text:p>
          </table:table-cell>
          <table:table-cell/>
          <table:table-cell office:value-type="float" office:value="1442890784.03598" calcext:value-type="float">
            <text:p>1442890784.03598</text:p>
          </table:table-cell>
          <table:table-cell table:formula="of:=[.J360]-[.$B360]" office:value-type="float" office:value="0.286709785461426" calcext:value-type="float">
            <text:p>0.286709785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890783.75866" calcext:value-type="float">
            <text:p>1442890783.75866</text:p>
          </table:table-cell>
          <table:table-cell office:value-type="float" office:value="896" calcext:value-type="float">
            <text:p>896</text:p>
          </table:table-cell>
          <table:table-cell table:formula="of:=[.B361]-[.B$2]" office:value-type="float" office:value="14.8613946437836" calcext:value-type="float">
            <text:p>14.8613946438</text:p>
          </table:table-cell>
          <table:table-cell table:formula="of:=[.C361]/([.D361]-[.D360])" office:value-type="float" office:value="95407.3720233562" calcext:value-type="float">
            <text:p>95407.3720233562</text:p>
          </table:table-cell>
          <table:table-cell/>
          <table:table-cell office:value-type="float" office:value="1442890784.03605" calcext:value-type="float">
            <text:p>1442890784.03605</text:p>
          </table:table-cell>
          <table:table-cell table:formula="of:=[.G361]-[.$B361]" office:value-type="float" office:value="0.277389287948608" calcext:value-type="float">
            <text:p>0.2773892879</text:p>
          </table:table-cell>
          <table:table-cell/>
          <table:table-cell office:value-type="float" office:value="1442890784.0391" calcext:value-type="float">
            <text:p>1442890784.0391</text:p>
          </table:table-cell>
          <table:table-cell table:formula="of:=[.J361]-[.$B361]" office:value-type="float" office:value="0.280432224273682" calcext:value-type="float">
            <text:p>0.280432224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890783.76807" calcext:value-type="float">
            <text:p>1442890783.76807</text:p>
          </table:table-cell>
          <table:table-cell office:value-type="float" office:value="896" calcext:value-type="float">
            <text:p>896</text:p>
          </table:table-cell>
          <table:table-cell table:formula="of:=[.B362]-[.B$2]" office:value-type="float" office:value="14.8708045482636" calcext:value-type="float">
            <text:p>14.8708045483</text:p>
          </table:table-cell>
          <table:table-cell table:formula="of:=[.C362]/([.D362]-[.D361])" office:value-type="float" office:value="95218.819904733" calcext:value-type="float">
            <text:p>95218.819904733</text:p>
          </table:table-cell>
          <table:table-cell/>
          <table:table-cell office:value-type="float" office:value="1442890784.0361" calcext:value-type="float">
            <text:p>1442890784.0361</text:p>
          </table:table-cell>
          <table:table-cell table:formula="of:=[.G362]-[.$B362]" office:value-type="float" office:value="0.268028020858765" calcext:value-type="float">
            <text:p>0.2680280209</text:p>
          </table:table-cell>
          <table:table-cell/>
          <table:table-cell office:value-type="float" office:value="1442890784.0422" calcext:value-type="float">
            <text:p>1442890784.0422</text:p>
          </table:table-cell>
          <table:table-cell table:formula="of:=[.J362]-[.$B362]" office:value-type="float" office:value="0.274128675460815" calcext:value-type="float">
            <text:p>0.274128675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890783.77745" calcext:value-type="float">
            <text:p>1442890783.77745</text:p>
          </table:table-cell>
          <table:table-cell office:value-type="float" office:value="896" calcext:value-type="float">
            <text:p>896</text:p>
          </table:table-cell>
          <table:table-cell table:formula="of:=[.B363]-[.B$2]" office:value-type="float" office:value="14.8801829814911" calcext:value-type="float">
            <text:p>14.8801829815</text:p>
          </table:table-cell>
          <table:table-cell table:formula="of:=[.C363]/([.D363]-[.D362])" office:value-type="float" office:value="95538.346146024" calcext:value-type="float">
            <text:p>95538.346146024</text:p>
          </table:table-cell>
          <table:table-cell/>
          <table:table-cell office:value-type="float" office:value="1442890784.03613" calcext:value-type="float">
            <text:p>1442890784.03613</text:p>
          </table:table-cell>
          <table:table-cell table:formula="of:=[.G363]-[.$B363]" office:value-type="float" office:value="0.258672952651978" calcext:value-type="float">
            <text:p>0.2586729527</text:p>
          </table:table-cell>
          <table:table-cell/>
          <table:table-cell office:value-type="float" office:value="1442890784.04529" calcext:value-type="float">
            <text:p>1442890784.04529</text:p>
          </table:table-cell>
          <table:table-cell table:formula="of:=[.J363]-[.$B363]" office:value-type="float" office:value="0.267836332321167" calcext:value-type="float">
            <text:p>0.267836332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890783.78694" calcext:value-type="float">
            <text:p>1442890783.78694</text:p>
          </table:table-cell>
          <table:table-cell office:value-type="float" office:value="896" calcext:value-type="float">
            <text:p>896</text:p>
          </table:table-cell>
          <table:table-cell table:formula="of:=[.B364]-[.B$2]" office:value-type="float" office:value="14.8896732330322" calcext:value-type="float">
            <text:p>14.889673233</text:p>
          </table:table-cell>
          <table:table-cell table:formula="of:=[.C364]/([.D364]-[.D363])" office:value-type="float" office:value="94412.6713729431" calcext:value-type="float">
            <text:p>94412.6713729431</text:p>
          </table:table-cell>
          <table:table-cell/>
          <table:table-cell office:value-type="float" office:value="1442890784.03614" calcext:value-type="float">
            <text:p>1442890784.03614</text:p>
          </table:table-cell>
          <table:table-cell table:formula="of:=[.G364]-[.$B364]" office:value-type="float" office:value="0.249201536178589" calcext:value-type="float">
            <text:p>0.2492015362</text:p>
          </table:table-cell>
          <table:table-cell/>
          <table:table-cell office:value-type="float" office:value="1442890784.04839" calcext:value-type="float">
            <text:p>1442890784.04839</text:p>
          </table:table-cell>
          <table:table-cell table:formula="of:=[.J364]-[.$B364]" office:value-type="float" office:value="0.261447906494141" calcext:value-type="float">
            <text:p>0.261447906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890783.7964" calcext:value-type="float">
            <text:p>1442890783.7964</text:p>
          </table:table-cell>
          <table:table-cell office:value-type="float" office:value="896" calcext:value-type="float">
            <text:p>896</text:p>
          </table:table-cell>
          <table:table-cell table:formula="of:=[.B365]-[.B$2]" office:value-type="float" office:value="14.8991277217865" calcext:value-type="float">
            <text:p>14.8991277218</text:p>
          </table:table-cell>
          <table:table-cell table:formula="of:=[.C365]/([.D365]-[.D364])" office:value-type="float" office:value="94769.7991173875" calcext:value-type="float">
            <text:p>94769.7991173875</text:p>
          </table:table-cell>
          <table:table-cell/>
          <table:table-cell office:value-type="float" office:value="1442890784.03616" calcext:value-type="float">
            <text:p>1442890784.03616</text:p>
          </table:table-cell>
          <table:table-cell table:formula="of:=[.G365]-[.$B365]" office:value-type="float" office:value="0.239765882492065" calcext:value-type="float">
            <text:p>0.2397658825</text:p>
          </table:table-cell>
          <table:table-cell/>
          <table:table-cell office:value-type="float" office:value="1442890784.05149" calcext:value-type="float">
            <text:p>1442890784.05149</text:p>
          </table:table-cell>
          <table:table-cell table:formula="of:=[.J365]-[.$B365]" office:value-type="float" office:value="0.255092859268188" calcext:value-type="float">
            <text:p>0.255092859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890783.80583" calcext:value-type="float">
            <text:p>1442890783.80583</text:p>
          </table:table-cell>
          <table:table-cell office:value-type="float" office:value="896" calcext:value-type="float">
            <text:p>896</text:p>
          </table:table-cell>
          <table:table-cell table:formula="of:=[.B366]-[.B$2]" office:value-type="float" office:value="14.908563375473" calcext:value-type="float">
            <text:p>14.9085633755</text:p>
          </table:table-cell>
          <table:table-cell table:formula="of:=[.C366]/([.D366]-[.D365])" office:value-type="float" office:value="94958.9747321609" calcext:value-type="float">
            <text:p>94958.9747321609</text:p>
          </table:table-cell>
          <table:table-cell/>
          <table:table-cell office:value-type="float" office:value="1442890784.03618" calcext:value-type="float">
            <text:p>1442890784.03618</text:p>
          </table:table-cell>
          <table:table-cell table:formula="of:=[.G366]-[.$B366]" office:value-type="float" office:value="0.230348110198975" calcext:value-type="float">
            <text:p>0.2303481102</text:p>
          </table:table-cell>
          <table:table-cell/>
          <table:table-cell office:value-type="float" office:value="1442890784.0546" calcext:value-type="float">
            <text:p>1442890784.0546</text:p>
          </table:table-cell>
          <table:table-cell table:formula="of:=[.J366]-[.$B366]" office:value-type="float" office:value="0.248762845993042" calcext:value-type="float">
            <text:p>0.24876284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890783.81526" calcext:value-type="float">
            <text:p>1442890783.81526</text:p>
          </table:table-cell>
          <table:table-cell office:value-type="float" office:value="896" calcext:value-type="float">
            <text:p>896</text:p>
          </table:table-cell>
          <table:table-cell table:formula="of:=[.B367]-[.B$2]" office:value-type="float" office:value="14.9179930686951" calcext:value-type="float">
            <text:p>14.9179930687</text:p>
          </table:table-cell>
          <table:table-cell table:formula="of:=[.C367]/([.D367]-[.D366])" office:value-type="float" office:value="95018.9978508761" calcext:value-type="float">
            <text:p>95018.9978508761</text:p>
          </table:table-cell>
          <table:table-cell/>
          <table:table-cell office:value-type="float" office:value="1442890784.0362" calcext:value-type="float">
            <text:p>1442890784.0362</text:p>
          </table:table-cell>
          <table:table-cell table:formula="of:=[.G367]-[.$B367]" office:value-type="float" office:value="0.22093677520752" calcext:value-type="float">
            <text:p>0.2209367752</text:p>
          </table:table-cell>
          <table:table-cell/>
          <table:table-cell office:value-type="float" office:value="1442890784.0577" calcext:value-type="float">
            <text:p>1442890784.0577</text:p>
          </table:table-cell>
          <table:table-cell table:formula="of:=[.J367]-[.$B367]" office:value-type="float" office:value="0.242435693740845" calcext:value-type="float">
            <text:p>0.242435693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890783.82471" calcext:value-type="float">
            <text:p>1442890783.82471</text:p>
          </table:table-cell>
          <table:table-cell office:value-type="float" office:value="896" calcext:value-type="float">
            <text:p>896</text:p>
          </table:table-cell>
          <table:table-cell table:formula="of:=[.B368]-[.B$2]" office:value-type="float" office:value="14.9274446964264" calcext:value-type="float">
            <text:p>14.9274446964</text:p>
          </table:table-cell>
          <table:table-cell table:formula="of:=[.C368]/([.D368]-[.D367])" office:value-type="float" office:value="94798.4860883384" calcext:value-type="float">
            <text:p>94798.4860883384</text:p>
          </table:table-cell>
          <table:table-cell/>
          <table:table-cell office:value-type="float" office:value="1442890784.03622" calcext:value-type="float">
            <text:p>1442890784.03622</text:p>
          </table:table-cell>
          <table:table-cell table:formula="of:=[.G368]-[.$B368]" office:value-type="float" office:value="0.211503744125366" calcext:value-type="float">
            <text:p>0.2115037441</text:p>
          </table:table-cell>
          <table:table-cell/>
          <table:table-cell office:value-type="float" office:value="1442890784.0608" calcext:value-type="float">
            <text:p>1442890784.0608</text:p>
          </table:table-cell>
          <table:table-cell table:formula="of:=[.J368]-[.$B368]" office:value-type="float" office:value="0.236086368560791" calcext:value-type="float">
            <text:p>0.236086368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890783.83414" calcext:value-type="float">
            <text:p>1442890783.83414</text:p>
          </table:table-cell>
          <table:table-cell office:value-type="float" office:value="896" calcext:value-type="float">
            <text:p>896</text:p>
          </table:table-cell>
          <table:table-cell table:formula="of:=[.B369]-[.B$2]" office:value-type="float" office:value="14.9368662834167" calcext:value-type="float">
            <text:p>14.9368662834</text:p>
          </table:table-cell>
          <table:table-cell table:formula="of:=[.C369]/([.D369]-[.D368])" office:value-type="float" office:value="95100.7511703824" calcext:value-type="float">
            <text:p>95100.7511703824</text:p>
          </table:table-cell>
          <table:table-cell/>
          <table:table-cell office:value-type="float" office:value="1442890784.15295" calcext:value-type="float">
            <text:p>1442890784.15295</text:p>
          </table:table-cell>
          <table:table-cell table:formula="of:=[.G369]-[.$B369]" office:value-type="float" office:value="0.318813562393188" calcext:value-type="float">
            <text:p>0.3188135624</text:p>
          </table:table-cell>
          <table:table-cell/>
          <table:table-cell office:value-type="float" office:value="1442890784.15299" calcext:value-type="float">
            <text:p>1442890784.15299</text:p>
          </table:table-cell>
          <table:table-cell table:formula="of:=[.J369]-[.$B369]" office:value-type="float" office:value="0.318851709365845" calcext:value-type="float">
            <text:p>0.318851709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890783.84352" calcext:value-type="float">
            <text:p>1442890783.84352</text:p>
          </table:table-cell>
          <table:table-cell office:value-type="float" office:value="896" calcext:value-type="float">
            <text:p>896</text:p>
          </table:table-cell>
          <table:table-cell table:formula="of:=[.B370]-[.B$2]" office:value-type="float" office:value="14.9462552070618" calcext:value-type="float">
            <text:p>14.9462552071</text:p>
          </table:table-cell>
          <table:table-cell table:formula="of:=[.C370]/([.D370]-[.D369])" office:value-type="float" office:value="95431.5993905536" calcext:value-type="float">
            <text:p>95431.5993905536</text:p>
          </table:table-cell>
          <table:table-cell/>
          <table:table-cell office:value-type="float" office:value="1442890784.15304" calcext:value-type="float">
            <text:p>1442890784.15304</text:p>
          </table:table-cell>
          <table:table-cell table:formula="of:=[.G370]-[.$B370]" office:value-type="float" office:value="0.309511661529541" calcext:value-type="float">
            <text:p>0.3095116615</text:p>
          </table:table-cell>
          <table:table-cell/>
          <table:table-cell office:value-type="float" office:value="1442890784.15608" calcext:value-type="float">
            <text:p>1442890784.15608</text:p>
          </table:table-cell>
          <table:table-cell table:formula="of:=[.J370]-[.$B370]" office:value-type="float" office:value="0.312557458877563" calcext:value-type="float">
            <text:p>0.312557458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890783.85305" calcext:value-type="float">
            <text:p>1442890783.85305</text:p>
          </table:table-cell>
          <table:table-cell office:value-type="float" office:value="896" calcext:value-type="float">
            <text:p>896</text:p>
          </table:table-cell>
          <table:table-cell table:formula="of:=[.B371]-[.B$2]" office:value-type="float" office:value="14.9557754993439" calcext:value-type="float">
            <text:p>14.9557754993</text:p>
          </table:table-cell>
          <table:table-cell table:formula="of:=[.C371]/([.D371]-[.D370])" office:value-type="float" office:value="94114.7575567855" calcext:value-type="float">
            <text:p>94114.7575567855</text:p>
          </table:table-cell>
          <table:table-cell/>
          <table:table-cell office:value-type="float" office:value="1442890784.15306" calcext:value-type="float">
            <text:p>1442890784.15306</text:p>
          </table:table-cell>
          <table:table-cell table:formula="of:=[.G371]-[.$B371]" office:value-type="float" office:value="0.300015926361084" calcext:value-type="float">
            <text:p>0.3000159264</text:p>
          </table:table-cell>
          <table:table-cell/>
          <table:table-cell office:value-type="float" office:value="1442890784.15916" calcext:value-type="float">
            <text:p>1442890784.15916</text:p>
          </table:table-cell>
          <table:table-cell table:formula="of:=[.J371]-[.$B371]" office:value-type="float" office:value="0.306119441986084" calcext:value-type="float">
            <text:p>0.30611944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890783.86247" calcext:value-type="float">
            <text:p>1442890783.86247</text:p>
          </table:table-cell>
          <table:table-cell office:value-type="float" office:value="896" calcext:value-type="float">
            <text:p>896</text:p>
          </table:table-cell>
          <table:table-cell table:formula="of:=[.B372]-[.B$2]" office:value-type="float" office:value="14.965204000473" calcext:value-type="float">
            <text:p>14.9652040005</text:p>
          </table:table-cell>
          <table:table-cell table:formula="of:=[.C372]/([.D372]-[.D371])" office:value-type="float" office:value="95031.0115814495" calcext:value-type="float">
            <text:p>95031.0115814495</text:p>
          </table:table-cell>
          <table:table-cell/>
          <table:table-cell office:value-type="float" office:value="1442890784.15308" calcext:value-type="float">
            <text:p>1442890784.15308</text:p>
          </table:table-cell>
          <table:table-cell table:formula="of:=[.G372]-[.$B372]" office:value-type="float" office:value="0.290606021881104" calcext:value-type="float">
            <text:p>0.2906060219</text:p>
          </table:table-cell>
          <table:table-cell/>
          <table:table-cell office:value-type="float" office:value="1442890784.16227" calcext:value-type="float">
            <text:p>1442890784.16227</text:p>
          </table:table-cell>
          <table:table-cell table:formula="of:=[.J372]-[.$B372]" office:value-type="float" office:value="0.299792289733887" calcext:value-type="float">
            <text:p>0.299792289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890783.87189" calcext:value-type="float">
            <text:p>1442890783.87189</text:p>
          </table:table-cell>
          <table:table-cell office:value-type="float" office:value="896" calcext:value-type="float">
            <text:p>896</text:p>
          </table:table-cell>
          <table:table-cell table:formula="of:=[.B373]-[.B$2]" office:value-type="float" office:value="14.9746208190918" calcext:value-type="float">
            <text:p>14.9746208191</text:p>
          </table:table-cell>
          <table:table-cell table:formula="of:=[.C373]/([.D373]-[.D372])" office:value-type="float" office:value="95148.9071068689" calcext:value-type="float">
            <text:p>95148.9071068689</text:p>
          </table:table-cell>
          <table:table-cell/>
          <table:table-cell office:value-type="float" office:value="1442890784.1531" calcext:value-type="float">
            <text:p>1442890784.1531</text:p>
          </table:table-cell>
          <table:table-cell table:formula="of:=[.G373]-[.$B373]" office:value-type="float" office:value="0.281208276748657" calcext:value-type="float">
            <text:p>0.2812082767</text:p>
          </table:table-cell>
          <table:table-cell/>
          <table:table-cell office:value-type="float" office:value="1442890784.16538" calcext:value-type="float">
            <text:p>1442890784.16538</text:p>
          </table:table-cell>
          <table:table-cell table:formula="of:=[.J373]-[.$B373]" office:value-type="float" office:value="0.293485164642334" calcext:value-type="float">
            <text:p>0.293485164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890783.88127" calcext:value-type="float">
            <text:p>1442890783.88127</text:p>
          </table:table-cell>
          <table:table-cell office:value-type="float" office:value="896" calcext:value-type="float">
            <text:p>896</text:p>
          </table:table-cell>
          <table:table-cell table:formula="of:=[.B374]-[.B$2]" office:value-type="float" office:value="14.9839999675751" calcext:value-type="float">
            <text:p>14.9839999676</text:p>
          </table:table-cell>
          <table:table-cell table:formula="of:=[.C374]/([.D374]-[.D373])" office:value-type="float" office:value="95531.0603726582" calcext:value-type="float">
            <text:p>95531.0603726582</text:p>
          </table:table-cell>
          <table:table-cell/>
          <table:table-cell office:value-type="float" office:value="1442890784.15312" calcext:value-type="float">
            <text:p>1442890784.15312</text:p>
          </table:table-cell>
          <table:table-cell table:formula="of:=[.G374]-[.$B374]" office:value-type="float" office:value="0.271847486495972" calcext:value-type="float">
            <text:p>0.2718474865</text:p>
          </table:table-cell>
          <table:table-cell/>
          <table:table-cell office:value-type="float" office:value="1442890784.16852" calcext:value-type="float">
            <text:p>1442890784.16852</text:p>
          </table:table-cell>
          <table:table-cell table:formula="of:=[.J374]-[.$B374]" office:value-type="float" office:value="0.287251710891724" calcext:value-type="float">
            <text:p>0.287251710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890783.89074" calcext:value-type="float">
            <text:p>1442890783.89074</text:p>
          </table:table-cell>
          <table:table-cell office:value-type="float" office:value="896" calcext:value-type="float">
            <text:p>896</text:p>
          </table:table-cell>
          <table:table-cell table:formula="of:=[.B375]-[.B$2]" office:value-type="float" office:value="14.993465423584" calcext:value-type="float">
            <text:p>14.9934654236</text:p>
          </table:table-cell>
          <table:table-cell table:formula="of:=[.C375]/([.D375]-[.D374])" office:value-type="float" office:value="94659.9930480341" calcext:value-type="float">
            <text:p>94659.9930480341</text:p>
          </table:table-cell>
          <table:table-cell/>
          <table:table-cell office:value-type="float" office:value="1442890784.15314" calcext:value-type="float">
            <text:p>1442890784.15314</text:p>
          </table:table-cell>
          <table:table-cell table:formula="of:=[.G375]-[.$B375]" office:value-type="float" office:value="0.262400150299072" calcext:value-type="float">
            <text:p>0.2624001503</text:p>
          </table:table-cell>
          <table:table-cell/>
          <table:table-cell office:value-type="float" office:value="1442890784.17162" calcext:value-type="float">
            <text:p>1442890784.17162</text:p>
          </table:table-cell>
          <table:table-cell table:formula="of:=[.J375]-[.$B375]" office:value-type="float" office:value="0.280887842178345" calcext:value-type="float">
            <text:p>0.280887842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890783.90016" calcext:value-type="float">
            <text:p>1442890783.90016</text:p>
          </table:table-cell>
          <table:table-cell office:value-type="float" office:value="896" calcext:value-type="float">
            <text:p>896</text:p>
          </table:table-cell>
          <table:table-cell table:formula="of:=[.B376]-[.B$2]" office:value-type="float" office:value="15.002888917923" calcext:value-type="float">
            <text:p>15.0028889179</text:p>
          </table:table-cell>
          <table:table-cell table:formula="of:=[.C376]/([.D376]-[.D375])" office:value-type="float" office:value="95081.5024414927" calcext:value-type="float">
            <text:p>95081.5024414927</text:p>
          </table:table-cell>
          <table:table-cell/>
          <table:table-cell office:value-type="float" office:value="1442890784.15315" calcext:value-type="float">
            <text:p>1442890784.15315</text:p>
          </table:table-cell>
          <table:table-cell table:formula="of:=[.G376]-[.$B376]" office:value-type="float" office:value="0.252994298934937" calcext:value-type="float">
            <text:p>0.2529942989</text:p>
          </table:table-cell>
          <table:table-cell/>
          <table:table-cell office:value-type="float" office:value="1442890784.17473" calcext:value-type="float">
            <text:p>1442890784.17473</text:p>
          </table:table-cell>
          <table:table-cell table:formula="of:=[.J376]-[.$B376]" office:value-type="float" office:value="0.274569272994995" calcext:value-type="float">
            <text:p>0.27456927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890783.90957" calcext:value-type="float">
            <text:p>1442890783.90957</text:p>
          </table:table-cell>
          <table:table-cell office:value-type="float" office:value="896" calcext:value-type="float">
            <text:p>896</text:p>
          </table:table-cell>
          <table:table-cell table:formula="of:=[.B377]-[.B$2]" office:value-type="float" office:value="15.0122964382172" calcext:value-type="float">
            <text:p>15.0122964382</text:p>
          </table:table-cell>
          <table:table-cell table:formula="of:=[.C377]/([.D377]-[.D376])" office:value-type="float" office:value="95242.9515941001" calcext:value-type="float">
            <text:p>95242.9515941001</text:p>
          </table:table-cell>
          <table:table-cell/>
          <table:table-cell office:value-type="float" office:value="1442890784.15317" calcext:value-type="float">
            <text:p>1442890784.15317</text:p>
          </table:table-cell>
          <table:table-cell table:formula="of:=[.G377]-[.$B377]" office:value-type="float" office:value="0.243604421615601" calcext:value-type="float">
            <text:p>0.2436044216</text:p>
          </table:table-cell>
          <table:table-cell/>
          <table:table-cell office:value-type="float" office:value="1442890784.17782" calcext:value-type="float">
            <text:p>1442890784.17782</text:p>
          </table:table-cell>
          <table:table-cell table:formula="of:=[.J377]-[.$B377]" office:value-type="float" office:value="0.26825475692749" calcext:value-type="float">
            <text:p>0.268254756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890783.91901" calcext:value-type="float">
            <text:p>1442890783.91901</text:p>
          </table:table-cell>
          <table:table-cell office:value-type="float" office:value="896" calcext:value-type="float">
            <text:p>896</text:p>
          </table:table-cell>
          <table:table-cell table:formula="of:=[.B378]-[.B$2]" office:value-type="float" office:value="15.0217432975769" calcext:value-type="float">
            <text:p>15.0217432976</text:p>
          </table:table-cell>
          <table:table-cell table:formula="of:=[.C378]/([.D378]-[.D377])" office:value-type="float" office:value="94846.3363198142" calcext:value-type="float">
            <text:p>94846.3363198142</text:p>
          </table:table-cell>
          <table:table-cell/>
          <table:table-cell office:value-type="float" office:value="1442890784.15319" calcext:value-type="float">
            <text:p>1442890784.15319</text:p>
          </table:table-cell>
          <table:table-cell table:formula="of:=[.G378]-[.$B378]" office:value-type="float" office:value="0.234175443649292" calcext:value-type="float">
            <text:p>0.2341754436</text:p>
          </table:table-cell>
          <table:table-cell/>
          <table:table-cell office:value-type="float" office:value="1442890784.18091" calcext:value-type="float">
            <text:p>1442890784.18091</text:p>
          </table:table-cell>
          <table:table-cell table:formula="of:=[.J378]-[.$B378]" office:value-type="float" office:value="0.261895418167114" calcext:value-type="float">
            <text:p>0.261895418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890783.92843" calcext:value-type="float">
            <text:p>1442890783.92843</text:p>
          </table:table-cell>
          <table:table-cell office:value-type="float" office:value="896" calcext:value-type="float">
            <text:p>896</text:p>
          </table:table-cell>
          <table:table-cell table:formula="of:=[.B379]-[.B$2]" office:value-type="float" office:value="15.0311598777771" calcext:value-type="float">
            <text:p>15.0311598778</text:p>
          </table:table-cell>
          <table:table-cell table:formula="of:=[.C379]/([.D379]-[.D378])" office:value-type="float" office:value="95151.3161839174" calcext:value-type="float">
            <text:p>95151.3161839174</text:p>
          </table:table-cell>
          <table:table-cell/>
          <table:table-cell office:value-type="float" office:value="1442890784.15321" calcext:value-type="float">
            <text:p>1442890784.15321</text:p>
          </table:table-cell>
          <table:table-cell table:formula="of:=[.G379]-[.$B379]" office:value-type="float" office:value="0.224776983261108" calcext:value-type="float">
            <text:p>0.2247769833</text:p>
          </table:table-cell>
          <table:table-cell/>
          <table:table-cell office:value-type="float" office:value="1442890784.18398" calcext:value-type="float">
            <text:p>1442890784.18398</text:p>
          </table:table-cell>
          <table:table-cell table:formula="of:=[.J379]-[.$B379]" office:value-type="float" office:value="0.25554633140564" calcext:value-type="float">
            <text:p>0.255546331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890783.93781" calcext:value-type="float">
            <text:p>1442890783.93781</text:p>
          </table:table-cell>
          <table:table-cell office:value-type="float" office:value="896" calcext:value-type="float">
            <text:p>896</text:p>
          </table:table-cell>
          <table:table-cell table:formula="of:=[.B380]-[.B$2]" office:value-type="float" office:value="15.0405380725861" calcext:value-type="float">
            <text:p>15.0405380726</text:p>
          </table:table-cell>
          <table:table-cell table:formula="of:=[.C380]/([.D380]-[.D379])" office:value-type="float" office:value="95540.7749841108" calcext:value-type="float">
            <text:p>95540.7749841108</text:p>
          </table:table-cell>
          <table:table-cell/>
          <table:table-cell office:value-type="float" office:value="1442890784.15323" calcext:value-type="float">
            <text:p>1442890784.15323</text:p>
          </table:table-cell>
          <table:table-cell table:formula="of:=[.G380]-[.$B380]" office:value-type="float" office:value="0.215417623519897" calcext:value-type="float">
            <text:p>0.2154176235</text:p>
          </table:table-cell>
          <table:table-cell/>
          <table:table-cell office:value-type="float" office:value="1442890784.18708" calcext:value-type="float">
            <text:p>1442890784.18708</text:p>
          </table:table-cell>
          <table:table-cell table:formula="of:=[.J380]-[.$B380]" office:value-type="float" office:value="0.249270439147949" calcext:value-type="float">
            <text:p>0.249270439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890783.94716" calcext:value-type="float">
            <text:p>1442890783.94716</text:p>
          </table:table-cell>
          <table:table-cell office:value-type="float" office:value="896" calcext:value-type="float">
            <text:p>896</text:p>
          </table:table-cell>
          <table:table-cell table:formula="of:=[.B381]-[.B$2]" office:value-type="float" office:value="15.0498914718628" calcext:value-type="float">
            <text:p>15.0498914719</text:p>
          </table:table-cell>
          <table:table-cell table:formula="of:=[.C381]/([.D381]-[.D380])" office:value-type="float" office:value="95794.0502153909" calcext:value-type="float">
            <text:p>95794.0502153909</text:p>
          </table:table-cell>
          <table:table-cell/>
          <table:table-cell office:value-type="float" office:value="1442890784.23695" calcext:value-type="float">
            <text:p>1442890784.23695</text:p>
          </table:table-cell>
          <table:table-cell table:formula="of:=[.G381]-[.$B381]" office:value-type="float" office:value="0.289785861968994" calcext:value-type="float">
            <text:p>0.289785862</text:p>
          </table:table-cell>
          <table:table-cell/>
          <table:table-cell office:value-type="float" office:value="1442890784.237" calcext:value-type="float">
            <text:p>1442890784.237</text:p>
          </table:table-cell>
          <table:table-cell table:formula="of:=[.J381]-[.$B381]" office:value-type="float" office:value="0.289840221405029" calcext:value-type="float">
            <text:p>0.289840221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890783.95659" calcext:value-type="float">
            <text:p>1442890783.95659</text:p>
          </table:table-cell>
          <table:table-cell office:value-type="float" office:value="896" calcext:value-type="float">
            <text:p>896</text:p>
          </table:table-cell>
          <table:table-cell table:formula="of:=[.B382]-[.B$2]" office:value-type="float" office:value="15.0593190193176" calcext:value-type="float">
            <text:p>15.0593190193</text:p>
          </table:table-cell>
          <table:table-cell table:formula="of:=[.C382]/([.D382]-[.D381])" office:value-type="float" office:value="95040.6247534267" calcext:value-type="float">
            <text:p>95040.6247534267</text:p>
          </table:table-cell>
          <table:table-cell/>
          <table:table-cell office:value-type="float" office:value="1442890784.23711" calcext:value-type="float">
            <text:p>1442890784.23711</text:p>
          </table:table-cell>
          <table:table-cell table:formula="of:=[.G382]-[.$B382]" office:value-type="float" office:value="0.280519008636475" calcext:value-type="float">
            <text:p>0.2805190086</text:p>
          </table:table-cell>
          <table:table-cell/>
          <table:table-cell office:value-type="float" office:value="1442890784.24012" calcext:value-type="float">
            <text:p>1442890784.24012</text:p>
          </table:table-cell>
          <table:table-cell table:formula="of:=[.J382]-[.$B382]" office:value-type="float" office:value="0.28352952003479" calcext:value-type="float">
            <text:p>0.2835295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890783.96599" calcext:value-type="float">
            <text:p>1442890783.96599</text:p>
          </table:table-cell>
          <table:table-cell office:value-type="float" office:value="896" calcext:value-type="float">
            <text:p>896</text:p>
          </table:table-cell>
          <table:table-cell table:formula="of:=[.B383]-[.B$2]" office:value-type="float" office:value="15.0687170028687" calcext:value-type="float">
            <text:p>15.0687170029</text:p>
          </table:table-cell>
          <table:table-cell table:formula="of:=[.C383]/([.D383]-[.D382])" office:value-type="float" office:value="95339.6007915166" calcext:value-type="float">
            <text:p>95339.6007915166</text:p>
          </table:table-cell>
          <table:table-cell/>
          <table:table-cell office:value-type="float" office:value="1442890784.23717" calcext:value-type="float">
            <text:p>1442890784.23717</text:p>
          </table:table-cell>
          <table:table-cell table:formula="of:=[.G383]-[.$B383]" office:value-type="float" office:value="0.271178722381592" calcext:value-type="float">
            <text:p>0.2711787224</text:p>
          </table:table-cell>
          <table:table-cell/>
          <table:table-cell office:value-type="float" office:value="1442890784.24318" calcext:value-type="float">
            <text:p>1442890784.24318</text:p>
          </table:table-cell>
          <table:table-cell table:formula="of:=[.J383]-[.$B383]" office:value-type="float" office:value="0.277196645736694" calcext:value-type="float">
            <text:p>0.277196645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890783.97544" calcext:value-type="float">
            <text:p>1442890783.97544</text:p>
          </table:table-cell>
          <table:table-cell office:value-type="float" office:value="896" calcext:value-type="float">
            <text:p>896</text:p>
          </table:table-cell>
          <table:table-cell table:formula="of:=[.B384]-[.B$2]" office:value-type="float" office:value="15.0781686306" calcext:value-type="float">
            <text:p>15.0781686306</text:p>
          </table:table-cell>
          <table:table-cell table:formula="of:=[.C384]/([.D384]-[.D383])" office:value-type="float" office:value="94798.4860883384" calcext:value-type="float">
            <text:p>94798.4860883384</text:p>
          </table:table-cell>
          <table:table-cell/>
          <table:table-cell office:value-type="float" office:value="1442890784.23722" calcext:value-type="float">
            <text:p>1442890784.23722</text:p>
          </table:table-cell>
          <table:table-cell table:formula="of:=[.G384]-[.$B384]" office:value-type="float" office:value="0.261779308319092" calcext:value-type="float">
            <text:p>0.2617793083</text:p>
          </table:table-cell>
          <table:table-cell/>
          <table:table-cell office:value-type="float" office:value="1442890784.24628" calcext:value-type="float">
            <text:p>1442890784.24628</text:p>
          </table:table-cell>
          <table:table-cell table:formula="of:=[.J384]-[.$B384]" office:value-type="float" office:value="0.270843982696533" calcext:value-type="float">
            <text:p>0.270843982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890783.98494" calcext:value-type="float">
            <text:p>1442890783.98494</text:p>
          </table:table-cell>
          <table:table-cell office:value-type="float" office:value="896" calcext:value-type="float">
            <text:p>896</text:p>
          </table:table-cell>
          <table:table-cell table:formula="of:=[.B385]-[.B$2]" office:value-type="float" office:value="15.0876667499542" calcext:value-type="float">
            <text:p>15.08766675</text:p>
          </table:table-cell>
          <table:table-cell table:formula="of:=[.C385]/([.D385]-[.D384])" office:value-type="float" office:value="94334.4641799287" calcext:value-type="float">
            <text:p>94334.4641799287</text:p>
          </table:table-cell>
          <table:table-cell/>
          <table:table-cell office:value-type="float" office:value="1442890784.23727" calcext:value-type="float">
            <text:p>1442890784.23727</text:p>
          </table:table-cell>
          <table:table-cell table:formula="of:=[.G385]-[.$B385]" office:value-type="float" office:value="0.252332925796509" calcext:value-type="float">
            <text:p>0.2523329258</text:p>
          </table:table-cell>
          <table:table-cell/>
          <table:table-cell office:value-type="float" office:value="1442890784.2494" calcext:value-type="float">
            <text:p>1442890784.2494</text:p>
          </table:table-cell>
          <table:table-cell table:formula="of:=[.J385]-[.$B385]" office:value-type="float" office:value="0.264463901519775" calcext:value-type="float">
            <text:p>0.264463901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890783.99435" calcext:value-type="float">
            <text:p>1442890783.99435</text:p>
          </table:table-cell>
          <table:table-cell office:value-type="float" office:value="896" calcext:value-type="float">
            <text:p>896</text:p>
          </table:table-cell>
          <table:table-cell table:formula="of:=[.B386]-[.B$2]" office:value-type="float" office:value="15.097083568573" calcext:value-type="float">
            <text:p>15.0970835686</text:p>
          </table:table-cell>
          <table:table-cell table:formula="of:=[.C386]/([.D386]-[.D385])" office:value-type="float" office:value="95148.9071068689" calcext:value-type="float">
            <text:p>95148.9071068689</text:p>
          </table:table-cell>
          <table:table-cell/>
          <table:table-cell office:value-type="float" office:value="1442890784.23732" calcext:value-type="float">
            <text:p>1442890784.23732</text:p>
          </table:table-cell>
          <table:table-cell table:formula="of:=[.G386]-[.$B386]" office:value-type="float" office:value="0.242969751358032" calcext:value-type="float">
            <text:p>0.2429697514</text:p>
          </table:table-cell>
          <table:table-cell/>
          <table:table-cell office:value-type="float" office:value="1442890784.25252" calcext:value-type="float">
            <text:p>1442890784.25252</text:p>
          </table:table-cell>
          <table:table-cell table:formula="of:=[.J386]-[.$B386]" office:value-type="float" office:value="0.258162975311279" calcext:value-type="float">
            <text:p>0.258162975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890784.00381" calcext:value-type="float">
            <text:p>1442890784.00381</text:p>
          </table:table-cell>
          <table:table-cell office:value-type="float" office:value="896" calcext:value-type="float">
            <text:p>896</text:p>
          </table:table-cell>
          <table:table-cell table:formula="of:=[.B387]-[.B$2]" office:value-type="float" office:value="15.106541633606" calcext:value-type="float">
            <text:p>15.1065416336</text:p>
          </table:table-cell>
          <table:table-cell table:formula="of:=[.C387]/([.D387]-[.D386])" office:value-type="float" office:value="94733.9648096799" calcext:value-type="float">
            <text:p>94733.9648096799</text:p>
          </table:table-cell>
          <table:table-cell/>
          <table:table-cell office:value-type="float" office:value="1442890784.23737" calcext:value-type="float">
            <text:p>1442890784.23737</text:p>
          </table:table-cell>
          <table:table-cell table:formula="of:=[.G387]-[.$B387]" office:value-type="float" office:value="0.23356294631958" calcext:value-type="float">
            <text:p>0.2335629463</text:p>
          </table:table-cell>
          <table:table-cell/>
          <table:table-cell office:value-type="float" office:value="1442890784.25563" calcext:value-type="float">
            <text:p>1442890784.25563</text:p>
          </table:table-cell>
          <table:table-cell table:formula="of:=[.J387]-[.$B387]" office:value-type="float" office:value="0.251818656921387" calcext:value-type="float">
            <text:p>0.251818656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890784.01324" calcext:value-type="float">
            <text:p>1442890784.01324</text:p>
          </table:table-cell>
          <table:table-cell office:value-type="float" office:value="896" calcext:value-type="float">
            <text:p>896</text:p>
          </table:table-cell>
          <table:table-cell table:formula="of:=[.B388]-[.B$2]" office:value-type="float" office:value="15.1159698963165" calcext:value-type="float">
            <text:p>15.1159698963</text:p>
          </table:table-cell>
          <table:table-cell table:formula="of:=[.C388]/([.D388]-[.D387])" office:value-type="float" office:value="95033.4146921229" calcext:value-type="float">
            <text:p>95033.4146921229</text:p>
          </table:table-cell>
          <table:table-cell/>
          <table:table-cell office:value-type="float" office:value="1442890784.23743" calcext:value-type="float">
            <text:p>1442890784.23743</text:p>
          </table:table-cell>
          <table:table-cell table:formula="of:=[.G388]-[.$B388]" office:value-type="float" office:value="0.224185943603516" calcext:value-type="float">
            <text:p>0.2241859436</text:p>
          </table:table-cell>
          <table:table-cell/>
          <table:table-cell office:value-type="float" office:value="1442890784.25873" calcext:value-type="float">
            <text:p>1442890784.25873</text:p>
          </table:table-cell>
          <table:table-cell table:formula="of:=[.J388]-[.$B388]" office:value-type="float" office:value="0.245491743087769" calcext:value-type="float">
            <text:p>0.245491743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890784.02262" calcext:value-type="float">
            <text:p>1442890784.02262</text:p>
          </table:table-cell>
          <table:table-cell office:value-type="float" office:value="896" calcext:value-type="float">
            <text:p>896</text:p>
          </table:table-cell>
          <table:table-cell table:formula="of:=[.B389]-[.B$2]" office:value-type="float" office:value="15.1253476142883" calcext:value-type="float">
            <text:p>15.1253476143</text:p>
          </table:table-cell>
          <table:table-cell table:formula="of:=[.C389]/([.D389]-[.D388])" office:value-type="float" office:value="95545.6330307884" calcext:value-type="float">
            <text:p>95545.6330307884</text:p>
          </table:table-cell>
          <table:table-cell/>
          <table:table-cell office:value-type="float" office:value="1442890784.23748" calcext:value-type="float">
            <text:p>1442890784.23748</text:p>
          </table:table-cell>
          <table:table-cell table:formula="of:=[.G389]-[.$B389]" office:value-type="float" office:value="0.214861392974854" calcext:value-type="float">
            <text:p>0.214861393</text:p>
          </table:table-cell>
          <table:table-cell/>
          <table:table-cell office:value-type="float" office:value="1442890784.26186" calcext:value-type="float">
            <text:p>1442890784.26186</text:p>
          </table:table-cell>
          <table:table-cell table:formula="of:=[.J389]-[.$B389]" office:value-type="float" office:value="0.239245414733887" calcext:value-type="float">
            <text:p>0.239245414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890784.03202" calcext:value-type="float">
            <text:p>1442890784.03202</text:p>
          </table:table-cell>
          <table:table-cell office:value-type="float" office:value="896" calcext:value-type="float">
            <text:p>896</text:p>
          </table:table-cell>
          <table:table-cell table:formula="of:=[.B390]-[.B$2]" office:value-type="float" office:value="15.1347470283508" calcext:value-type="float">
            <text:p>15.1347470284</text:p>
          </table:table-cell>
          <table:table-cell table:formula="of:=[.C390]/([.D390]-[.D389])" office:value-type="float" office:value="95325.0909090909" calcext:value-type="float">
            <text:p>95325.0909090909</text:p>
          </table:table-cell>
          <table:table-cell/>
          <table:table-cell office:value-type="float" office:value="1442890784.35057" calcext:value-type="float">
            <text:p>1442890784.35057</text:p>
          </table:table-cell>
          <table:table-cell table:formula="of:=[.G390]-[.$B390]" office:value-type="float" office:value="0.318557977676392" calcext:value-type="float">
            <text:p>0.3185579777</text:p>
          </table:table-cell>
          <table:table-cell/>
          <table:table-cell office:value-type="float" office:value="1442890784.35061" calcext:value-type="float">
            <text:p>1442890784.35061</text:p>
          </table:table-cell>
          <table:table-cell table:formula="of:=[.J390]-[.$B390]" office:value-type="float" office:value="0.318593502044678" calcext:value-type="float">
            <text:p>0.31859350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890784.04141" calcext:value-type="float">
            <text:p>1442890784.04141</text:p>
          </table:table-cell>
          <table:table-cell office:value-type="float" office:value="896" calcext:value-type="float">
            <text:p>896</text:p>
          </table:table-cell>
          <table:table-cell table:formula="of:=[.B391]-[.B$2]" office:value-type="float" office:value="15.1441440582275" calcext:value-type="float">
            <text:p>15.1441440582</text:p>
          </table:table-cell>
          <table:table-cell table:formula="of:=[.C391]/([.D391]-[.D390])" office:value-type="float" office:value="95349.2765007358" calcext:value-type="float">
            <text:p>95349.2765007358</text:p>
          </table:table-cell>
          <table:table-cell/>
          <table:table-cell office:value-type="float" office:value="1442890784.35067" calcext:value-type="float">
            <text:p>1442890784.35067</text:p>
          </table:table-cell>
          <table:table-cell table:formula="of:=[.G391]-[.$B391]" office:value-type="float" office:value="0.309255838394165" calcext:value-type="float">
            <text:p>0.3092558384</text:p>
          </table:table-cell>
          <table:table-cell/>
          <table:table-cell office:value-type="float" office:value="1442890784.35375" calcext:value-type="float">
            <text:p>1442890784.35375</text:p>
          </table:table-cell>
          <table:table-cell table:formula="of:=[.J391]-[.$B391]" office:value-type="float" office:value="0.312331914901733" calcext:value-type="float">
            <text:p>0.312331914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890784.0508" calcext:value-type="float">
            <text:p>1442890784.0508</text:p>
          </table:table-cell>
          <table:table-cell office:value-type="float" office:value="896" calcext:value-type="float">
            <text:p>896</text:p>
          </table:table-cell>
          <table:table-cell table:formula="of:=[.B392]-[.B$2]" office:value-type="float" office:value="15.1535284519196" calcext:value-type="float">
            <text:p>15.1535284519</text:p>
          </table:table-cell>
          <table:table-cell table:formula="of:=[.C392]/([.D392]-[.D391])" office:value-type="float" office:value="95477.6653032189" calcext:value-type="float">
            <text:p>95477.6653032189</text:p>
          </table:table-cell>
          <table:table-cell/>
          <table:table-cell office:value-type="float" office:value="1442890784.35071" calcext:value-type="float">
            <text:p>1442890784.35071</text:p>
          </table:table-cell>
          <table:table-cell table:formula="of:=[.G392]-[.$B392]" office:value-type="float" office:value="0.299907922744751" calcext:value-type="float">
            <text:p>0.2999079227</text:p>
          </table:table-cell>
          <table:table-cell/>
          <table:table-cell office:value-type="float" office:value="1442890784.35682" calcext:value-type="float">
            <text:p>1442890784.35682</text:p>
          </table:table-cell>
          <table:table-cell table:formula="of:=[.J392]-[.$B392]" office:value-type="float" office:value="0.306025505065918" calcext:value-type="float">
            <text:p>0.306025505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890784.0602" calcext:value-type="float">
            <text:p>1442890784.0602</text:p>
          </table:table-cell>
          <table:table-cell office:value-type="float" office:value="896" calcext:value-type="float">
            <text:p>896</text:p>
          </table:table-cell>
          <table:table-cell table:formula="of:=[.B393]-[.B$2]" office:value-type="float" office:value="15.1629278659821" calcext:value-type="float">
            <text:p>15.162927866</text:p>
          </table:table-cell>
          <table:table-cell table:formula="of:=[.C393]/([.D393]-[.D392])" office:value-type="float" office:value="95325.0909090909" calcext:value-type="float">
            <text:p>95325.0909090909</text:p>
          </table:table-cell>
          <table:table-cell/>
          <table:table-cell office:value-type="float" office:value="1442890784.35072" calcext:value-type="float">
            <text:p>1442890784.35072</text:p>
          </table:table-cell>
          <table:table-cell table:formula="of:=[.G393]-[.$B393]" office:value-type="float" office:value="0.29052734375" calcext:value-type="float">
            <text:p>0.2905273438</text:p>
          </table:table-cell>
          <table:table-cell/>
          <table:table-cell office:value-type="float" office:value="1442890784.35994" calcext:value-type="float">
            <text:p>1442890784.35994</text:p>
          </table:table-cell>
          <table:table-cell table:formula="of:=[.J393]-[.$B393]" office:value-type="float" office:value="0.299744844436646" calcext:value-type="float">
            <text:p>0.2997448444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890784.06958" calcext:value-type="float">
            <text:p>1442890784.06958</text:p>
          </table:table-cell>
          <table:table-cell office:value-type="float" office:value="896" calcext:value-type="float">
            <text:p>896</text:p>
          </table:table-cell>
          <table:table-cell table:formula="of:=[.B394]-[.B$2]" office:value-type="float" office:value="15.1723091602325" calcext:value-type="float">
            <text:p>15.1723091602</text:p>
          </table:table-cell>
          <table:table-cell table:formula="of:=[.C394]/([.D394]-[.D393])" office:value-type="float" office:value="95509.2097184101" calcext:value-type="float">
            <text:p>95509.2097184101</text:p>
          </table:table-cell>
          <table:table-cell/>
          <table:table-cell office:value-type="float" office:value="1442890784.35074" calcext:value-type="float">
            <text:p>1442890784.35074</text:p>
          </table:table-cell>
          <table:table-cell table:formula="of:=[.G394]-[.$B394]" office:value-type="float" office:value="0.281162738800049" calcext:value-type="float">
            <text:p>0.2811627388</text:p>
          </table:table-cell>
          <table:table-cell/>
          <table:table-cell office:value-type="float" office:value="1442890784.36304" calcext:value-type="float">
            <text:p>1442890784.36304</text:p>
          </table:table-cell>
          <table:table-cell table:formula="of:=[.J394]-[.$B394]" office:value-type="float" office:value="0.293463945388794" calcext:value-type="float">
            <text:p>0.293463945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890784.07898" calcext:value-type="float">
            <text:p>1442890784.07898</text:p>
          </table:table-cell>
          <table:table-cell office:value-type="float" office:value="896" calcext:value-type="float">
            <text:p>896</text:p>
          </table:table-cell>
          <table:table-cell table:formula="of:=[.B395]-[.B$2]" office:value-type="float" office:value="15.1817102432251" calcext:value-type="float">
            <text:p>15.1817102432</text:p>
          </table:table-cell>
          <table:table-cell table:formula="of:=[.C395]/([.D395]-[.D394])" office:value-type="float" office:value="95308.1682939819" calcext:value-type="float">
            <text:p>95308.1682939819</text:p>
          </table:table-cell>
          <table:table-cell/>
          <table:table-cell office:value-type="float" office:value="1442890784.35077" calcext:value-type="float">
            <text:p>1442890784.35077</text:p>
          </table:table-cell>
          <table:table-cell table:formula="of:=[.G395]-[.$B395]" office:value-type="float" office:value="0.271791696548462" calcext:value-type="float">
            <text:p>0.2717916965</text:p>
          </table:table-cell>
          <table:table-cell/>
          <table:table-cell office:value-type="float" office:value="1442890784.36614" calcext:value-type="float">
            <text:p>1442890784.36614</text:p>
          </table:table-cell>
          <table:table-cell table:formula="of:=[.J395]-[.$B395]" office:value-type="float" office:value="0.287158727645874" calcext:value-type="float">
            <text:p>0.287158727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890784.0884" calcext:value-type="float">
            <text:p>1442890784.0884</text:p>
          </table:table-cell>
          <table:table-cell office:value-type="float" office:value="896" calcext:value-type="float">
            <text:p>896</text:p>
          </table:table-cell>
          <table:table-cell table:formula="of:=[.B396]-[.B$2]" office:value-type="float" office:value="15.1911313533783" calcext:value-type="float">
            <text:p>15.1911313534</text:p>
          </table:table-cell>
          <table:table-cell table:formula="of:=[.C396]/([.D396]-[.D395])" office:value-type="float" office:value="95105.5645704163" calcext:value-type="float">
            <text:p>95105.5645704163</text:p>
          </table:table-cell>
          <table:table-cell/>
          <table:table-cell office:value-type="float" office:value="1442890784.35079" calcext:value-type="float">
            <text:p>1442890784.35079</text:p>
          </table:table-cell>
          <table:table-cell table:formula="of:=[.G396]-[.$B396]" office:value-type="float" office:value="0.262387275695801" calcext:value-type="float">
            <text:p>0.2623872757</text:p>
          </table:table-cell>
          <table:table-cell/>
          <table:table-cell office:value-type="float" office:value="1442890784.36924" calcext:value-type="float">
            <text:p>1442890784.36924</text:p>
          </table:table-cell>
          <table:table-cell table:formula="of:=[.J396]-[.$B396]" office:value-type="float" office:value="0.28083610534668" calcext:value-type="float">
            <text:p>0.280836105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890784.09779" calcext:value-type="float">
            <text:p>1442890784.09779</text:p>
          </table:table-cell>
          <table:table-cell office:value-type="float" office:value="896" calcext:value-type="float">
            <text:p>896</text:p>
          </table:table-cell>
          <table:table-cell table:formula="of:=[.B397]-[.B$2]" office:value-type="float" office:value="15.2005195617676" calcext:value-type="float">
            <text:p>15.2005195618</text:p>
          </table:table-cell>
          <table:table-cell table:formula="of:=[.C397]/([.D397]-[.D396])" office:value-type="float" office:value="95438.870000254" calcext:value-type="float">
            <text:p>95438.870000254</text:p>
          </table:table-cell>
          <table:table-cell/>
          <table:table-cell office:value-type="float" office:value="1442890784.3508" calcext:value-type="float">
            <text:p>1442890784.3508</text:p>
          </table:table-cell>
          <table:table-cell table:formula="of:=[.G397]-[.$B397]" office:value-type="float" office:value="0.253014802932739" calcext:value-type="float">
            <text:p>0.2530148029</text:p>
          </table:table-cell>
          <table:table-cell/>
          <table:table-cell office:value-type="float" office:value="1442890784.37237" calcext:value-type="float">
            <text:p>1442890784.37237</text:p>
          </table:table-cell>
          <table:table-cell table:formula="of:=[.J397]-[.$B397]" office:value-type="float" office:value="0.274576187133789" calcext:value-type="float">
            <text:p>0.274576187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890784.10719" calcext:value-type="float">
            <text:p>1442890784.10719</text:p>
          </table:table-cell>
          <table:table-cell office:value-type="float" office:value="896" calcext:value-type="float">
            <text:p>896</text:p>
          </table:table-cell>
          <table:table-cell table:formula="of:=[.B398]-[.B$2]" office:value-type="float" office:value="15.2099199295044" calcext:value-type="float">
            <text:p>15.2099199295</text:p>
          </table:table-cell>
          <table:table-cell table:formula="of:=[.C398]/([.D398]-[.D397])" office:value-type="float" office:value="95315.4201075378" calcext:value-type="float">
            <text:p>95315.4201075378</text:p>
          </table:table-cell>
          <table:table-cell/>
          <table:table-cell office:value-type="float" office:value="1442890784.35082" calcext:value-type="float">
            <text:p>1442890784.35082</text:p>
          </table:table-cell>
          <table:table-cell table:formula="of:=[.G398]-[.$B398]" office:value-type="float" office:value="0.24363112449646" calcext:value-type="float">
            <text:p>0.2436311245</text:p>
          </table:table-cell>
          <table:table-cell/>
          <table:table-cell office:value-type="float" office:value="1442890784.37546" calcext:value-type="float">
            <text:p>1442890784.37546</text:p>
          </table:table-cell>
          <table:table-cell table:formula="of:=[.J398]-[.$B398]" office:value-type="float" office:value="0.268270254135132" calcext:value-type="float">
            <text:p>0.268270254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890784.11664" calcext:value-type="float">
            <text:p>1442890784.11664</text:p>
          </table:table-cell>
          <table:table-cell office:value-type="float" office:value="896" calcext:value-type="float">
            <text:p>896</text:p>
          </table:table-cell>
          <table:table-cell table:formula="of:=[.B399]-[.B$2]" office:value-type="float" office:value="15.2193706035614" calcext:value-type="float">
            <text:p>15.2193706036</text:p>
          </table:table-cell>
          <table:table-cell table:formula="of:=[.C399]/([.D399]-[.D398])" office:value-type="float" office:value="94808.0522717526" calcext:value-type="float">
            <text:p>94808.0522717526</text:p>
          </table:table-cell>
          <table:table-cell/>
          <table:table-cell office:value-type="float" office:value="1442890784.35084" calcext:value-type="float">
            <text:p>1442890784.35084</text:p>
          </table:table-cell>
          <table:table-cell table:formula="of:=[.G399]-[.$B399]" office:value-type="float" office:value="0.234196186065674" calcext:value-type="float">
            <text:p>0.2341961861</text:p>
          </table:table-cell>
          <table:table-cell/>
          <table:table-cell office:value-type="float" office:value="1442890784.37855" calcext:value-type="float">
            <text:p>1442890784.37855</text:p>
          </table:table-cell>
          <table:table-cell table:formula="of:=[.J399]-[.$B399]" office:value-type="float" office:value="0.261908054351807" calcext:value-type="float">
            <text:p>0.261908054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890784.12605" calcext:value-type="float">
            <text:p>1442890784.12605</text:p>
          </table:table-cell>
          <table:table-cell office:value-type="float" office:value="896" calcext:value-type="float">
            <text:p>896</text:p>
          </table:table-cell>
          <table:table-cell table:formula="of:=[.B400]-[.B$2]" office:value-type="float" office:value="15.2287819385529" calcext:value-type="float">
            <text:p>15.2287819386</text:p>
          </table:table-cell>
          <table:table-cell table:formula="of:=[.C400]/([.D400]-[.D399])" office:value-type="float" office:value="95204.3467598926" calcext:value-type="float">
            <text:p>95204.3467598926</text:p>
          </table:table-cell>
          <table:table-cell/>
          <table:table-cell office:value-type="float" office:value="1442890784.35087" calcext:value-type="float">
            <text:p>1442890784.35087</text:p>
          </table:table-cell>
          <table:table-cell table:formula="of:=[.G400]-[.$B400]" office:value-type="float" office:value="0.224819898605347" calcext:value-type="float">
            <text:p>0.2248198986</text:p>
          </table:table-cell>
          <table:table-cell/>
          <table:table-cell office:value-type="float" office:value="1442890784.38165" calcext:value-type="float">
            <text:p>1442890784.38165</text:p>
          </table:table-cell>
          <table:table-cell table:formula="of:=[.J400]-[.$B400]" office:value-type="float" office:value="0.255599737167358" calcext:value-type="float">
            <text:p>0.255599737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890784.13546" calcext:value-type="float">
            <text:p>1442890784.13546</text:p>
          </table:table-cell>
          <table:table-cell office:value-type="float" office:value="896" calcext:value-type="float">
            <text:p>896</text:p>
          </table:table-cell>
          <table:table-cell table:formula="of:=[.B401]-[.B$2]" office:value-type="float" office:value="15.2381892204285" calcext:value-type="float">
            <text:p>15.2381892204</text:p>
          </table:table-cell>
          <table:table-cell table:formula="of:=[.C401]/([.D401]-[.D400])" office:value-type="float" office:value="95245.3654357909" calcext:value-type="float">
            <text:p>95245.3654357909</text:p>
          </table:table-cell>
          <table:table-cell/>
          <table:table-cell office:value-type="float" office:value="1442890784.35089" calcext:value-type="float">
            <text:p>1442890784.35089</text:p>
          </table:table-cell>
          <table:table-cell table:formula="of:=[.G401]-[.$B401]" office:value-type="float" office:value="0.215433835983276" calcext:value-type="float">
            <text:p>0.215433836</text:p>
          </table:table-cell>
          <table:table-cell/>
          <table:table-cell office:value-type="float" office:value="1442890784.38477" calcext:value-type="float">
            <text:p>1442890784.38477</text:p>
          </table:table-cell>
          <table:table-cell table:formula="of:=[.J401]-[.$B401]" office:value-type="float" office:value="0.249306678771973" calcext:value-type="float">
            <text:p>0.249306678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890784.14482" calcext:value-type="float">
            <text:p>1442890784.14482</text:p>
          </table:table-cell>
          <table:table-cell office:value-type="float" office:value="896" calcext:value-type="float">
            <text:p>896</text:p>
          </table:table-cell>
          <table:table-cell table:formula="of:=[.B402]-[.B$2]" office:value-type="float" office:value="15.2475538253784" calcext:value-type="float">
            <text:p>15.2475538254</text:p>
          </table:table-cell>
          <table:table-cell table:formula="of:=[.C402]/([.D402]-[.D401])" office:value-type="float" office:value="95679.4231885534" calcext:value-type="float">
            <text:p>95679.4231885534</text:p>
          </table:table-cell>
          <table:table-cell/>
          <table:table-cell office:value-type="float" office:value="1442890784.4379" calcext:value-type="float">
            <text:p>1442890784.4379</text:p>
          </table:table-cell>
          <table:table-cell table:formula="of:=[.G402]-[.$B402]" office:value-type="float" office:value="0.293075084686279" calcext:value-type="float">
            <text:p>0.2930750847</text:p>
          </table:table-cell>
          <table:table-cell/>
          <table:table-cell office:value-type="float" office:value="1442890784.43794" calcext:value-type="float">
            <text:p>1442890784.43794</text:p>
          </table:table-cell>
          <table:table-cell table:formula="of:=[.J402]-[.$B402]" office:value-type="float" office:value="0.293115377426147" calcext:value-type="float">
            <text:p>0.293115377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890784.1543" calcext:value-type="float">
            <text:p>1442890784.1543</text:p>
          </table:table-cell>
          <table:table-cell office:value-type="float" office:value="896" calcext:value-type="float">
            <text:p>896</text:p>
          </table:table-cell>
          <table:table-cell table:formula="of:=[.B403]-[.B$2]" office:value-type="float" office:value="15.2570328712463" calcext:value-type="float">
            <text:p>15.2570328712</text:p>
          </table:table-cell>
          <table:table-cell table:formula="of:=[.C403]/([.D403]-[.D402])" office:value-type="float" office:value="94524.2815030937" calcext:value-type="float">
            <text:p>94524.2815030937</text:p>
          </table:table-cell>
          <table:table-cell/>
          <table:table-cell office:value-type="float" office:value="1442890784.43798" calcext:value-type="float">
            <text:p>1442890784.43798</text:p>
          </table:table-cell>
          <table:table-cell table:formula="of:=[.G403]-[.$B403]" office:value-type="float" office:value="0.283681154251099" calcext:value-type="float">
            <text:p>0.2836811543</text:p>
          </table:table-cell>
          <table:table-cell/>
          <table:table-cell office:value-type="float" office:value="1442890784.44102" calcext:value-type="float">
            <text:p>1442890784.44102</text:p>
          </table:table-cell>
          <table:table-cell table:formula="of:=[.J403]-[.$B403]" office:value-type="float" office:value="0.28671932220459" calcext:value-type="float">
            <text:p>0.286719322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890784.16368" calcext:value-type="float">
            <text:p>1442890784.16368</text:p>
          </table:table-cell>
          <table:table-cell office:value-type="float" office:value="896" calcext:value-type="float">
            <text:p>896</text:p>
          </table:table-cell>
          <table:table-cell table:formula="of:=[.B404]-[.B$2]" office:value-type="float" office:value="15.2664132118225" calcext:value-type="float">
            <text:p>15.2664132118</text:p>
          </table:table-cell>
          <table:table-cell table:formula="of:=[.C404]/([.D404]-[.D403])" office:value-type="float" office:value="95518.9198861326" calcext:value-type="float">
            <text:p>95518.9198861326</text:p>
          </table:table-cell>
          <table:table-cell/>
          <table:table-cell office:value-type="float" office:value="1442890784.43802" calcext:value-type="float">
            <text:p>1442890784.43802</text:p>
          </table:table-cell>
          <table:table-cell table:formula="of:=[.G404]-[.$B404]" office:value-type="float" office:value="0.274338006973267" calcext:value-type="float">
            <text:p>0.274338007</text:p>
          </table:table-cell>
          <table:table-cell/>
          <table:table-cell office:value-type="float" office:value="1442890784.44412" calcext:value-type="float">
            <text:p>1442890784.44412</text:p>
          </table:table-cell>
          <table:table-cell table:formula="of:=[.J404]-[.$B404]" office:value-type="float" office:value="0.280438661575317" calcext:value-type="float">
            <text:p>0.280438661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890784.17311" calcext:value-type="float">
            <text:p>1442890784.17311</text:p>
          </table:table-cell>
          <table:table-cell office:value-type="float" office:value="896" calcext:value-type="float">
            <text:p>896</text:p>
          </table:table-cell>
          <table:table-cell table:formula="of:=[.B405]-[.B$2]" office:value-type="float" office:value="15.2758369445801" calcext:value-type="float">
            <text:p>15.2758369446</text:p>
          </table:table-cell>
          <table:table-cell table:formula="of:=[.C405]/([.D405]-[.D404])" office:value-type="float" office:value="95079.0968982442" calcext:value-type="float">
            <text:p>95079.0968982442</text:p>
          </table:table-cell>
          <table:table-cell/>
          <table:table-cell office:value-type="float" office:value="1442890784.43804" calcext:value-type="float">
            <text:p>1442890784.43804</text:p>
          </table:table-cell>
          <table:table-cell table:formula="of:=[.G405]-[.$B405]" office:value-type="float" office:value="0.264934062957764" calcext:value-type="float">
            <text:p>0.264934063</text:p>
          </table:table-cell>
          <table:table-cell/>
          <table:table-cell office:value-type="float" office:value="1442890784.44721" calcext:value-type="float">
            <text:p>1442890784.44721</text:p>
          </table:table-cell>
          <table:table-cell table:formula="of:=[.J405]-[.$B405]" office:value-type="float" office:value="0.274102926254272" calcext:value-type="float">
            <text:p>0.274102926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890784.18253" calcext:value-type="float">
            <text:p>1442890784.18253</text:p>
          </table:table-cell>
          <table:table-cell office:value-type="float" office:value="896" calcext:value-type="float">
            <text:p>896</text:p>
          </table:table-cell>
          <table:table-cell table:formula="of:=[.B406]-[.B$2]" office:value-type="float" office:value="15.2852580547333" calcext:value-type="float">
            <text:p>15.2852580547</text:p>
          </table:table-cell>
          <table:table-cell table:formula="of:=[.C406]/([.D406]-[.D405])" office:value-type="float" office:value="95105.5645704163" calcext:value-type="float">
            <text:p>95105.5645704163</text:p>
          </table:table-cell>
          <table:table-cell/>
          <table:table-cell office:value-type="float" office:value="1442890784.43807" calcext:value-type="float">
            <text:p>1442890784.43807</text:p>
          </table:table-cell>
          <table:table-cell table:formula="of:=[.G406]-[.$B406]" office:value-type="float" office:value="0.255538463592529" calcext:value-type="float">
            <text:p>0.2555384636</text:p>
          </table:table-cell>
          <table:table-cell/>
          <table:table-cell office:value-type="float" office:value="1442890784.4503" calcext:value-type="float">
            <text:p>1442890784.4503</text:p>
          </table:table-cell>
          <table:table-cell table:formula="of:=[.J406]-[.$B406]" office:value-type="float" office:value="0.267774105072021" calcext:value-type="float">
            <text:p>0.267774105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890784.19193" calcext:value-type="float">
            <text:p>1442890784.19193</text:p>
          </table:table-cell>
          <table:table-cell office:value-type="float" office:value="896" calcext:value-type="float">
            <text:p>896</text:p>
          </table:table-cell>
          <table:table-cell table:formula="of:=[.B407]-[.B$2]" office:value-type="float" office:value="15.294664144516" calcext:value-type="float">
            <text:p>15.2946641445</text:p>
          </table:table-cell>
          <table:table-cell table:formula="of:=[.C407]/([.D407]-[.D406])" office:value-type="float" office:value="95257.4364797729" calcext:value-type="float">
            <text:p>95257.4364797729</text:p>
          </table:table-cell>
          <table:table-cell/>
          <table:table-cell office:value-type="float" office:value="1442890784.43809" calcext:value-type="float">
            <text:p>1442890784.43809</text:p>
          </table:table-cell>
          <table:table-cell table:formula="of:=[.G407]-[.$B407]" office:value-type="float" office:value="0.246155738830566" calcext:value-type="float">
            <text:p>0.2461557388</text:p>
          </table:table-cell>
          <table:table-cell/>
          <table:table-cell office:value-type="float" office:value="1442890784.45338" calcext:value-type="float">
            <text:p>1442890784.45338</text:p>
          </table:table-cell>
          <table:table-cell table:formula="of:=[.J407]-[.$B407]" office:value-type="float" office:value="0.261443138122559" calcext:value-type="float">
            <text:p>0.261443138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890784.20132" calcext:value-type="float">
            <text:p>1442890784.20132</text:p>
          </table:table-cell>
          <table:table-cell office:value-type="float" office:value="896" calcext:value-type="float">
            <text:p>896</text:p>
          </table:table-cell>
          <table:table-cell table:formula="of:=[.B408]-[.B$2]" office:value-type="float" office:value="15.3040487766266" calcext:value-type="float">
            <text:p>15.3040487766</text:p>
          </table:table-cell>
          <table:table-cell table:formula="of:=[.C408]/([.D408]-[.D407])" office:value-type="float" office:value="95475.2396727809" calcext:value-type="float">
            <text:p>95475.2396727809</text:p>
          </table:table-cell>
          <table:table-cell/>
          <table:table-cell office:value-type="float" office:value="1442890784.43811" calcext:value-type="float">
            <text:p>1442890784.43811</text:p>
          </table:table-cell>
          <table:table-cell table:formula="of:=[.G408]-[.$B408]" office:value-type="float" office:value="0.236789464950562" calcext:value-type="float">
            <text:p>0.236789465</text:p>
          </table:table-cell>
          <table:table-cell/>
          <table:table-cell office:value-type="float" office:value="1442890784.45648" calcext:value-type="float">
            <text:p>1442890784.45648</text:p>
          </table:table-cell>
          <table:table-cell table:formula="of:=[.J408]-[.$B408]" office:value-type="float" office:value="0.255162477493286" calcext:value-type="float">
            <text:p>0.255162477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890784.21074" calcext:value-type="float">
            <text:p>1442890784.21074</text:p>
          </table:table-cell>
          <table:table-cell office:value-type="float" office:value="896" calcext:value-type="float">
            <text:p>896</text:p>
          </table:table-cell>
          <table:table-cell table:formula="of:=[.B409]-[.B$2]" office:value-type="float" office:value="15.3134655952454" calcext:value-type="float">
            <text:p>15.3134655952</text:p>
          </table:table-cell>
          <table:table-cell table:formula="of:=[.C409]/([.D409]-[.D408])" office:value-type="float" office:value="95148.9071068689" calcext:value-type="float">
            <text:p>95148.9071068689</text:p>
          </table:table-cell>
          <table:table-cell/>
          <table:table-cell office:value-type="float" office:value="1442890784.43813" calcext:value-type="float">
            <text:p>1442890784.43813</text:p>
          </table:table-cell>
          <table:table-cell table:formula="of:=[.G409]-[.$B409]" office:value-type="float" office:value="0.227390766143799" calcext:value-type="float">
            <text:p>0.2273907661</text:p>
          </table:table-cell>
          <table:table-cell/>
          <table:table-cell office:value-type="float" office:value="1442890784.45958" calcext:value-type="float">
            <text:p>1442890784.45958</text:p>
          </table:table-cell>
          <table:table-cell table:formula="of:=[.J409]-[.$B409]" office:value-type="float" office:value="0.248847484588623" calcext:value-type="float">
            <text:p>0.248847484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890784.22014" calcext:value-type="float">
            <text:p>1442890784.22014</text:p>
          </table:table-cell>
          <table:table-cell office:value-type="float" office:value="896" calcext:value-type="float">
            <text:p>896</text:p>
          </table:table-cell>
          <table:table-cell table:formula="of:=[.B410]-[.B$2]" office:value-type="float" office:value="15.3228707313538" calcext:value-type="float">
            <text:p>15.3228707314</text:p>
          </table:table-cell>
          <table:table-cell table:formula="of:=[.C410]/([.D410]-[.D409])" office:value-type="float" office:value="95267.0955181505" calcext:value-type="float">
            <text:p>95267.0955181505</text:p>
          </table:table-cell>
          <table:table-cell/>
          <table:table-cell office:value-type="float" office:value="1442890784.43814" calcext:value-type="float">
            <text:p>1442890784.43814</text:p>
          </table:table-cell>
          <table:table-cell table:formula="of:=[.G410]-[.$B410]" office:value-type="float" office:value="0.218003749847412" calcext:value-type="float">
            <text:p>0.2180037498</text:p>
          </table:table-cell>
          <table:table-cell/>
          <table:table-cell office:value-type="float" office:value="1442890784.46269" calcext:value-type="float">
            <text:p>1442890784.46269</text:p>
          </table:table-cell>
          <table:table-cell table:formula="of:=[.J410]-[.$B410]" office:value-type="float" office:value="0.242547035217285" calcext:value-type="float">
            <text:p>0.242547035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890784.22953" calcext:value-type="float">
            <text:p>1442890784.22953</text:p>
          </table:table-cell>
          <table:table-cell office:value-type="float" office:value="896" calcext:value-type="float">
            <text:p>896</text:p>
          </table:table-cell>
          <table:table-cell table:formula="of:=[.B411]-[.B$2]" office:value-type="float" office:value="15.3322582244873" calcext:value-type="float">
            <text:p>15.3322582245</text:p>
          </table:table-cell>
          <table:table-cell table:formula="of:=[.C411]/([.D411]-[.D410])" office:value-type="float" office:value="95446.1417178849" calcext:value-type="float">
            <text:p>95446.1417178849</text:p>
          </table:table-cell>
          <table:table-cell/>
          <table:table-cell office:value-type="float" office:value="1442890784.43816" calcext:value-type="float">
            <text:p>1442890784.43816</text:p>
          </table:table-cell>
          <table:table-cell table:formula="of:=[.G411]-[.$B411]" office:value-type="float" office:value="0.208634376525879" calcext:value-type="float">
            <text:p>0.2086343765</text:p>
          </table:table-cell>
          <table:table-cell/>
          <table:table-cell office:value-type="float" office:value="1442890784.46579" calcext:value-type="float">
            <text:p>1442890784.46579</text:p>
          </table:table-cell>
          <table:table-cell table:formula="of:=[.J411]-[.$B411]" office:value-type="float" office:value="0.236265659332275" calcext:value-type="float">
            <text:p>0.236265659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890784.23894" calcext:value-type="float">
            <text:p>1442890784.23894</text:p>
          </table:table-cell>
          <table:table-cell office:value-type="float" office:value="896" calcext:value-type="float">
            <text:p>896</text:p>
          </table:table-cell>
          <table:table-cell table:formula="of:=[.B412]-[.B$2]" office:value-type="float" office:value="15.3416719436646" calcext:value-type="float">
            <text:p>15.3416719437</text:p>
          </table:table-cell>
          <table:table-cell table:formula="of:=[.C412]/([.D412]-[.D411])" office:value-type="float" office:value="95180.2346266842" calcext:value-type="float">
            <text:p>95180.2346266842</text:p>
          </table:table-cell>
          <table:table-cell/>
          <table:table-cell office:value-type="float" office:value="1442890784.55768" calcext:value-type="float">
            <text:p>1442890784.55768</text:p>
          </table:table-cell>
          <table:table-cell table:formula="of:=[.G412]-[.$B412]" office:value-type="float" office:value="0.318733930587769" calcext:value-type="float">
            <text:p>0.3187339306</text:p>
          </table:table-cell>
          <table:table-cell/>
          <table:table-cell office:value-type="float" office:value="1442890784.55772" calcext:value-type="float">
            <text:p>1442890784.55772</text:p>
          </table:table-cell>
          <table:table-cell table:formula="of:=[.J412]-[.$B412]" office:value-type="float" office:value="0.318780660629272" calcext:value-type="float">
            <text:p>0.318780660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890784.24838" calcext:value-type="float">
            <text:p>1442890784.24838</text:p>
          </table:table-cell>
          <table:table-cell office:value-type="float" office:value="896" calcext:value-type="float">
            <text:p>896</text:p>
          </table:table-cell>
          <table:table-cell table:formula="of:=[.B413]-[.B$2]" office:value-type="float" office:value="15.3511097431183" calcext:value-type="float">
            <text:p>15.3511097431</text:p>
          </table:table-cell>
          <table:table-cell table:formula="of:=[.C413]/([.D413]-[.D412])" office:value-type="float" office:value="94937.3849690539" calcext:value-type="float">
            <text:p>94937.3849690539</text:p>
          </table:table-cell>
          <table:table-cell/>
          <table:table-cell office:value-type="float" office:value="1442890784.55777" calcext:value-type="float">
            <text:p>1442890784.55777</text:p>
          </table:table-cell>
          <table:table-cell table:formula="of:=[.G413]-[.$B413]" office:value-type="float" office:value="0.309389114379883" calcext:value-type="float">
            <text:p>0.3093891144</text:p>
          </table:table-cell>
          <table:table-cell/>
          <table:table-cell office:value-type="float" office:value="1442890784.56083" calcext:value-type="float">
            <text:p>1442890784.56083</text:p>
          </table:table-cell>
          <table:table-cell table:formula="of:=[.J413]-[.$B413]" office:value-type="float" office:value="0.312448501586914" calcext:value-type="float">
            <text:p>0.312448501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890784.25781" calcext:value-type="float">
            <text:p>1442890784.25781</text:p>
          </table:table-cell>
          <table:table-cell office:value-type="float" office:value="896" calcext:value-type="float">
            <text:p>896</text:p>
          </table:table-cell>
          <table:table-cell table:formula="of:=[.B414]-[.B$2]" office:value-type="float" office:value="15.3605387210846" calcext:value-type="float">
            <text:p>15.3605387211</text:p>
          </table:table-cell>
          <table:table-cell table:formula="of:=[.C414]/([.D414]-[.D413])" office:value-type="float" office:value="95026.205724689" calcext:value-type="float">
            <text:p>95026.205724689</text:p>
          </table:table-cell>
          <table:table-cell/>
          <table:table-cell office:value-type="float" office:value="1442890784.55779" calcext:value-type="float">
            <text:p>1442890784.55779</text:p>
          </table:table-cell>
          <table:table-cell table:formula="of:=[.G414]-[.$B414]" office:value-type="float" office:value="0.299984455108643" calcext:value-type="float">
            <text:p>0.2999844551</text:p>
          </table:table-cell>
          <table:table-cell/>
          <table:table-cell office:value-type="float" office:value="1442890784.5639" calcext:value-type="float">
            <text:p>1442890784.5639</text:p>
          </table:table-cell>
          <table:table-cell table:formula="of:=[.J414]-[.$B414]" office:value-type="float" office:value="0.306092739105225" calcext:value-type="float">
            <text:p>0.306092739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890784.26717" calcext:value-type="float">
            <text:p>1442890784.26717</text:p>
          </table:table-cell>
          <table:table-cell office:value-type="float" office:value="896" calcext:value-type="float">
            <text:p>896</text:p>
          </table:table-cell>
          <table:table-cell table:formula="of:=[.B415]-[.B$2]" office:value-type="float" office:value="15.3699023723602" calcext:value-type="float">
            <text:p>15.3699023724</text:p>
          </table:table-cell>
          <table:table-cell table:formula="of:=[.C415]/([.D415]-[.D414])" office:value-type="float" office:value="95689.1679991852" calcext:value-type="float">
            <text:p>95689.1679991852</text:p>
          </table:table-cell>
          <table:table-cell/>
          <table:table-cell office:value-type="float" office:value="1442890784.55781" calcext:value-type="float">
            <text:p>1442890784.55781</text:p>
          </table:table-cell>
          <table:table-cell table:formula="of:=[.G415]-[.$B415]" office:value-type="float" office:value="0.290642261505127" calcext:value-type="float">
            <text:p>0.2906422615</text:p>
          </table:table-cell>
          <table:table-cell/>
          <table:table-cell office:value-type="float" office:value="1442890784.567" calcext:value-type="float">
            <text:p>1442890784.567</text:p>
          </table:table-cell>
          <table:table-cell table:formula="of:=[.J415]-[.$B415]" office:value-type="float" office:value="0.29983115196228" calcext:value-type="float">
            <text:p>0.29983115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890784.27655" calcext:value-type="float">
            <text:p>1442890784.27655</text:p>
          </table:table-cell>
          <table:table-cell office:value-type="float" office:value="896" calcext:value-type="float">
            <text:p>896</text:p>
          </table:table-cell>
          <table:table-cell table:formula="of:=[.B416]-[.B$2]" office:value-type="float" office:value="15.379278421402" calcext:value-type="float">
            <text:p>15.3792784214</text:p>
          </table:table-cell>
          <table:table-cell table:formula="of:=[.C416]/([.D416]-[.D415])" office:value-type="float" office:value="95562.6400854397" calcext:value-type="float">
            <text:p>95562.6400854397</text:p>
          </table:table-cell>
          <table:table-cell/>
          <table:table-cell office:value-type="float" office:value="1442890784.55784" calcext:value-type="float">
            <text:p>1442890784.55784</text:p>
          </table:table-cell>
          <table:table-cell table:formula="of:=[.G416]-[.$B416]" office:value-type="float" office:value="0.281289577484131" calcext:value-type="float">
            <text:p>0.2812895775</text:p>
          </table:table-cell>
          <table:table-cell/>
          <table:table-cell office:value-type="float" office:value="1442890784.57011" calcext:value-type="float">
            <text:p>1442890784.57011</text:p>
          </table:table-cell>
          <table:table-cell table:formula="of:=[.J416]-[.$B416]" office:value-type="float" office:value="0.293557405471802" calcext:value-type="float">
            <text:p>0.293557405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890784.28595" calcext:value-type="float">
            <text:p>1442890784.28595</text:p>
          </table:table-cell>
          <table:table-cell office:value-type="float" office:value="896" calcext:value-type="float">
            <text:p>896</text:p>
          </table:table-cell>
          <table:table-cell table:formula="of:=[.B417]-[.B$2]" office:value-type="float" office:value="15.3886821269989" calcext:value-type="float">
            <text:p>15.388682127</text:p>
          </table:table-cell>
          <table:table-cell table:formula="of:=[.C417]/([.D417]-[.D416])" office:value-type="float" office:value="95281.5877490999" calcext:value-type="float">
            <text:p>95281.5877490999</text:p>
          </table:table-cell>
          <table:table-cell/>
          <table:table-cell office:value-type="float" office:value="1442890784.55786" calcext:value-type="float">
            <text:p>1442890784.55786</text:p>
          </table:table-cell>
          <table:table-cell table:formula="of:=[.G417]-[.$B417]" office:value-type="float" office:value="0.271907091140747" calcext:value-type="float">
            <text:p>0.2719070911</text:p>
          </table:table-cell>
          <table:table-cell/>
          <table:table-cell office:value-type="float" office:value="1442890784.5732" calcext:value-type="float">
            <text:p>1442890784.5732</text:p>
          </table:table-cell>
          <table:table-cell table:formula="of:=[.J417]-[.$B417]" office:value-type="float" office:value="0.287251710891724" calcext:value-type="float">
            <text:p>0.287251710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890784.29529" calcext:value-type="float">
            <text:p>1442890784.29529</text:p>
          </table:table-cell>
          <table:table-cell office:value-type="float" office:value="896" calcext:value-type="float">
            <text:p>896</text:p>
          </table:table-cell>
          <table:table-cell table:formula="of:=[.B418]-[.B$2]" office:value-type="float" office:value="15.3980162143707" calcext:value-type="float">
            <text:p>15.3980162144</text:p>
          </table:table-cell>
          <table:table-cell table:formula="of:=[.C418]/([.D418]-[.D417])" office:value-type="float" office:value="95992.2448020434" calcext:value-type="float">
            <text:p>95992.2448020434</text:p>
          </table:table-cell>
          <table:table-cell/>
          <table:table-cell office:value-type="float" office:value="1442890784.55788" calcext:value-type="float">
            <text:p>1442890784.55788</text:p>
          </table:table-cell>
          <table:table-cell table:formula="of:=[.G418]-[.$B418]" office:value-type="float" office:value="0.262594223022461" calcext:value-type="float">
            <text:p>0.262594223</text:p>
          </table:table-cell>
          <table:table-cell/>
          <table:table-cell office:value-type="float" office:value="1442890784.5763" calcext:value-type="float">
            <text:p>1442890784.5763</text:p>
          </table:table-cell>
          <table:table-cell table:formula="of:=[.J418]-[.$B418]" office:value-type="float" office:value="0.281018495559692" calcext:value-type="float">
            <text:p>0.281018495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890784.30467" calcext:value-type="float">
            <text:p>1442890784.30467</text:p>
          </table:table-cell>
          <table:table-cell office:value-type="float" office:value="896" calcext:value-type="float">
            <text:p>896</text:p>
          </table:table-cell>
          <table:table-cell table:formula="of:=[.B419]-[.B$2]" office:value-type="float" office:value="15.4074018001556" calcext:value-type="float">
            <text:p>15.4074018002</text:p>
          </table:table-cell>
          <table:table-cell table:formula="of:=[.C419]/([.D419]-[.D418])" office:value-type="float" office:value="95465.5383833765" calcext:value-type="float">
            <text:p>95465.5383833765</text:p>
          </table:table-cell>
          <table:table-cell/>
          <table:table-cell office:value-type="float" office:value="1442890784.5579" calcext:value-type="float">
            <text:p>1442890784.5579</text:p>
          </table:table-cell>
          <table:table-cell table:formula="of:=[.G419]-[.$B419]" office:value-type="float" office:value="0.25322961807251" calcext:value-type="float">
            <text:p>0.2532296181</text:p>
          </table:table-cell>
          <table:table-cell/>
          <table:table-cell office:value-type="float" office:value="1442890784.5794" calcext:value-type="float">
            <text:p>1442890784.5794</text:p>
          </table:table-cell>
          <table:table-cell table:formula="of:=[.J419]-[.$B419]" office:value-type="float" office:value="0.274733543395996" calcext:value-type="float">
            <text:p>0.274733543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890784.31409" calcext:value-type="float">
            <text:p>1442890784.31409</text:p>
          </table:table-cell>
          <table:table-cell office:value-type="float" office:value="896" calcext:value-type="float">
            <text:p>896</text:p>
          </table:table-cell>
          <table:table-cell table:formula="of:=[.B420]-[.B$2]" office:value-type="float" office:value="15.4168226718903" calcext:value-type="float">
            <text:p>15.4168226719</text:p>
          </table:table-cell>
          <table:table-cell table:formula="of:=[.C420]/([.D420]-[.D419])" office:value-type="float" office:value="95107.9714531558" calcext:value-type="float">
            <text:p>95107.9714531558</text:p>
          </table:table-cell>
          <table:table-cell/>
          <table:table-cell office:value-type="float" office:value="1442890784.55792" calcext:value-type="float">
            <text:p>1442890784.55792</text:p>
          </table:table-cell>
          <table:table-cell table:formula="of:=[.G420]-[.$B420]" office:value-type="float" office:value="0.24383020401001" calcext:value-type="float">
            <text:p>0.243830204</text:p>
          </table:table-cell>
          <table:table-cell/>
          <table:table-cell office:value-type="float" office:value="1442890784.58256" calcext:value-type="float">
            <text:p>1442890784.58256</text:p>
          </table:table-cell>
          <table:table-cell table:formula="of:=[.J420]-[.$B420]" office:value-type="float" office:value="0.2684645652771" calcext:value-type="float">
            <text:p>0.268464565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890784.32359" calcext:value-type="float">
            <text:p>1442890784.32359</text:p>
          </table:table-cell>
          <table:table-cell office:value-type="float" office:value="896" calcext:value-type="float">
            <text:p>896</text:p>
          </table:table-cell>
          <table:table-cell table:formula="of:=[.B421]-[.B$2]" office:value-type="float" office:value="15.4263172149658" calcext:value-type="float">
            <text:p>15.426317215</text:p>
          </table:table-cell>
          <table:table-cell table:formula="of:=[.C421]/([.D421]-[.D420])" office:value-type="float" office:value="94369.9968359993" calcext:value-type="float">
            <text:p>94369.9968359993</text:p>
          </table:table-cell>
          <table:table-cell/>
          <table:table-cell office:value-type="float" office:value="1442890784.55794" calcext:value-type="float">
            <text:p>1442890784.55794</text:p>
          </table:table-cell>
          <table:table-cell table:formula="of:=[.G421]-[.$B421]" office:value-type="float" office:value="0.234356880187988" calcext:value-type="float">
            <text:p>0.2343568802</text:p>
          </table:table-cell>
          <table:table-cell/>
          <table:table-cell office:value-type="float" office:value="1442890784.58566" calcext:value-type="float">
            <text:p>1442890784.58566</text:p>
          </table:table-cell>
          <table:table-cell table:formula="of:=[.J421]-[.$B421]" office:value-type="float" office:value="0.262077808380127" calcext:value-type="float">
            <text:p>0.262077808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890784.33308" calcext:value-type="float">
            <text:p>1442890784.33308</text:p>
          </table:table-cell>
          <table:table-cell office:value-type="float" office:value="896" calcext:value-type="float">
            <text:p>896</text:p>
          </table:table-cell>
          <table:table-cell table:formula="of:=[.B422]-[.B$2]" office:value-type="float" office:value="15.4358081817627" calcext:value-type="float">
            <text:p>15.4358081818</text:p>
          </table:table-cell>
          <table:table-cell table:formula="of:=[.C422]/([.D422]-[.D421])" office:value-type="float" office:value="94405.5562700965" calcext:value-type="float">
            <text:p>94405.5562700965</text:p>
          </table:table-cell>
          <table:table-cell/>
          <table:table-cell office:value-type="float" office:value="1442890784.55796" calcext:value-type="float">
            <text:p>1442890784.55796</text:p>
          </table:table-cell>
          <table:table-cell table:formula="of:=[.G422]-[.$B422]" office:value-type="float" office:value="0.224887132644653" calcext:value-type="float">
            <text:p>0.2248871326</text:p>
          </table:table-cell>
          <table:table-cell/>
          <table:table-cell office:value-type="float" office:value="1442890784.58874" calcext:value-type="float">
            <text:p>1442890784.58874</text:p>
          </table:table-cell>
          <table:table-cell table:formula="of:=[.J422]-[.$B422]" office:value-type="float" office:value="0.255661964416504" calcext:value-type="float">
            <text:p>0.255661964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890784.3425" calcext:value-type="float">
            <text:p>1442890784.3425</text:p>
          </table:table-cell>
          <table:table-cell office:value-type="float" office:value="896" calcext:value-type="float">
            <text:p>896</text:p>
          </table:table-cell>
          <table:table-cell table:formula="of:=[.B423]-[.B$2]" office:value-type="float" office:value="15.4452278614044" calcext:value-type="float">
            <text:p>15.4452278614</text:p>
          </table:table-cell>
          <table:table-cell table:formula="of:=[.C423]/([.D423]-[.D422])" office:value-type="float" office:value="95120.0076944494" calcext:value-type="float">
            <text:p>95120.0076944494</text:p>
          </table:table-cell>
          <table:table-cell/>
          <table:table-cell office:value-type="float" office:value="1442890784.55799" calcext:value-type="float">
            <text:p>1442890784.55799</text:p>
          </table:table-cell>
          <table:table-cell table:formula="of:=[.G423]-[.$B423]" office:value-type="float" office:value="0.215488195419312" calcext:value-type="float">
            <text:p>0.2154881954</text:p>
          </table:table-cell>
          <table:table-cell/>
          <table:table-cell office:value-type="float" office:value="1442890784.59186" calcext:value-type="float">
            <text:p>1442890784.59186</text:p>
          </table:table-cell>
          <table:table-cell table:formula="of:=[.J423]-[.$B423]" office:value-type="float" office:value="0.249357938766479" calcext:value-type="float">
            <text:p>0.249357938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890784.3519" calcext:value-type="float">
            <text:p>1442890784.3519</text:p>
          </table:table-cell>
          <table:table-cell office:value-type="float" office:value="896" calcext:value-type="float">
            <text:p>896</text:p>
          </table:table-cell>
          <table:table-cell table:formula="of:=[.B424]-[.B$2]" office:value-type="float" office:value="15.4546279907227" calcext:value-type="float">
            <text:p>15.4546279907</text:p>
          </table:table-cell>
          <table:table-cell table:formula="of:=[.C424]/([.D424]-[.D423])" office:value-type="float" office:value="95317.8376239633" calcext:value-type="float">
            <text:p>95317.8376239633</text:p>
          </table:table-cell>
          <table:table-cell/>
          <table:table-cell office:value-type="float" office:value="1442890784.63904" calcext:value-type="float">
            <text:p>1442890784.63904</text:p>
          </table:table-cell>
          <table:table-cell table:formula="of:=[.G424]-[.$B424]" office:value-type="float" office:value="0.287138700485229" calcext:value-type="float">
            <text:p>0.2871387005</text:p>
          </table:table-cell>
          <table:table-cell/>
          <table:table-cell office:value-type="float" office:value="1442890784.63907" calcext:value-type="float">
            <text:p>1442890784.63907</text:p>
          </table:table-cell>
          <table:table-cell table:formula="of:=[.J424]-[.$B424]" office:value-type="float" office:value="0.287177324295044" calcext:value-type="float">
            <text:p>0.287177324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890784.36128" calcext:value-type="float">
            <text:p>1442890784.36128</text:p>
          </table:table-cell>
          <table:table-cell office:value-type="float" office:value="896" calcext:value-type="float">
            <text:p>896</text:p>
          </table:table-cell>
          <table:table-cell table:formula="of:=[.B425]-[.B$2]" office:value-type="float" office:value="15.4640121459961" calcext:value-type="float">
            <text:p>15.464012146</text:p>
          </table:table-cell>
          <table:table-cell table:formula="of:=[.C425]/([.D425]-[.D424])" office:value-type="float" office:value="95480.0910569106" calcext:value-type="float">
            <text:p>95480.0910569106</text:p>
          </table:table-cell>
          <table:table-cell/>
          <table:table-cell office:value-type="float" office:value="1442890784.63911" calcext:value-type="float">
            <text:p>1442890784.63911</text:p>
          </table:table-cell>
          <table:table-cell table:formula="of:=[.G425]-[.$B425]" office:value-type="float" office:value="0.27783203125" calcext:value-type="float">
            <text:p>0.2778320313</text:p>
          </table:table-cell>
          <table:table-cell/>
          <table:table-cell office:value-type="float" office:value="1442890784.64217" calcext:value-type="float">
            <text:p>1442890784.64217</text:p>
          </table:table-cell>
          <table:table-cell table:formula="of:=[.J425]-[.$B425]" office:value-type="float" office:value="0.280893087387085" calcext:value-type="float">
            <text:p>0.280893087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890784.37066" calcext:value-type="float">
            <text:p>1442890784.37066</text:p>
          </table:table-cell>
          <table:table-cell office:value-type="float" office:value="896" calcext:value-type="float">
            <text:p>896</text:p>
          </table:table-cell>
          <table:table-cell table:formula="of:=[.B426]-[.B$2]" office:value-type="float" office:value="15.473393201828" calcext:value-type="float">
            <text:p>15.4733932018</text:p>
          </table:table-cell>
          <table:table-cell table:formula="of:=[.C426]/([.D426]-[.D425])" office:value-type="float" office:value="95511.6370752535" calcext:value-type="float">
            <text:p>95511.6370752535</text:p>
          </table:table-cell>
          <table:table-cell/>
          <table:table-cell office:value-type="float" office:value="1442890784.63913" calcext:value-type="float">
            <text:p>1442890784.63913</text:p>
          </table:table-cell>
          <table:table-cell table:formula="of:=[.G426]-[.$B426]" office:value-type="float" office:value="0.268471956253052" calcext:value-type="float">
            <text:p>0.2684719563</text:p>
          </table:table-cell>
          <table:table-cell/>
          <table:table-cell office:value-type="float" office:value="1442890784.64528" calcext:value-type="float">
            <text:p>1442890784.64528</text:p>
          </table:table-cell>
          <table:table-cell table:formula="of:=[.J426]-[.$B426]" office:value-type="float" office:value="0.274613618850708" calcext:value-type="float">
            <text:p>0.274613618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890784.38008" calcext:value-type="float">
            <text:p>1442890784.38008</text:p>
          </table:table-cell>
          <table:table-cell office:value-type="float" office:value="896" calcext:value-type="float">
            <text:p>896</text:p>
          </table:table-cell>
          <table:table-cell table:formula="of:=[.B427]-[.B$2]" office:value-type="float" office:value="15.4828133583069" calcext:value-type="float">
            <text:p>15.4828133583</text:p>
          </table:table-cell>
          <table:table-cell table:formula="of:=[.C427]/([.D427]-[.D426])" office:value-type="float" office:value="95115.1928323758" calcext:value-type="float">
            <text:p>95115.1928323758</text:p>
          </table:table-cell>
          <table:table-cell/>
          <table:table-cell office:value-type="float" office:value="1442890784.63915" calcext:value-type="float">
            <text:p>1442890784.63915</text:p>
          </table:table-cell>
          <table:table-cell table:formula="of:=[.G427]-[.$B427]" office:value-type="float" office:value="0.259070873260498" calcext:value-type="float">
            <text:p>0.2590708733</text:p>
          </table:table-cell>
          <table:table-cell/>
          <table:table-cell office:value-type="float" office:value="1442890784.6484" calcext:value-type="float">
            <text:p>1442890784.6484</text:p>
          </table:table-cell>
          <table:table-cell table:formula="of:=[.J427]-[.$B427]" office:value-type="float" office:value="0.268314599990845" calcext:value-type="float">
            <text:p>0.268314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890784.38945" calcext:value-type="float">
            <text:p>1442890784.38945</text:p>
          </table:table-cell>
          <table:table-cell office:value-type="float" office:value="896" calcext:value-type="float">
            <text:p>896</text:p>
          </table:table-cell>
          <table:table-cell table:formula="of:=[.B428]-[.B$2]" office:value-type="float" office:value="15.4921834468842" calcext:value-type="float">
            <text:p>15.4921834469</text:p>
          </table:table-cell>
          <table:table-cell table:formula="of:=[.C428]/([.D428]-[.D427])" office:value-type="float" office:value="95623.4290221623" calcext:value-type="float">
            <text:p>95623.4290221623</text:p>
          </table:table-cell>
          <table:table-cell/>
          <table:table-cell office:value-type="float" office:value="1442890784.63917" calcext:value-type="float">
            <text:p>1442890784.63917</text:p>
          </table:table-cell>
          <table:table-cell table:formula="of:=[.G428]-[.$B428]" office:value-type="float" office:value="0.249719619750977" calcext:value-type="float">
            <text:p>0.2497196198</text:p>
          </table:table-cell>
          <table:table-cell/>
          <table:table-cell office:value-type="float" office:value="1442890784.6515" calcext:value-type="float">
            <text:p>1442890784.6515</text:p>
          </table:table-cell>
          <table:table-cell table:formula="of:=[.J428]-[.$B428]" office:value-type="float" office:value="0.262044429779053" calcext:value-type="float">
            <text:p>0.262044429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890784.39882" calcext:value-type="float">
            <text:p>1442890784.39882</text:p>
          </table:table-cell>
          <table:table-cell office:value-type="float" office:value="896" calcext:value-type="float">
            <text:p>896</text:p>
          </table:table-cell>
          <table:table-cell table:formula="of:=[.B429]-[.B$2]" office:value-type="float" office:value="15.5015485286713" calcext:value-type="float">
            <text:p>15.5015485287</text:p>
          </table:table-cell>
          <table:table-cell table:formula="of:=[.C429]/([.D429]-[.D428])" office:value-type="float" office:value="95674.5515274949" calcext:value-type="float">
            <text:p>95674.5515274949</text:p>
          </table:table-cell>
          <table:table-cell/>
          <table:table-cell office:value-type="float" office:value="1442890784.63919" calcext:value-type="float">
            <text:p>1442890784.63919</text:p>
          </table:table-cell>
          <table:table-cell table:formula="of:=[.G429]-[.$B429]" office:value-type="float" office:value="0.240372657775879" calcext:value-type="float">
            <text:p>0.2403726578</text:p>
          </table:table-cell>
          <table:table-cell/>
          <table:table-cell office:value-type="float" office:value="1442890784.65459" calcext:value-type="float">
            <text:p>1442890784.65459</text:p>
          </table:table-cell>
          <table:table-cell table:formula="of:=[.J429]-[.$B429]" office:value-type="float" office:value="0.255770444869995" calcext:value-type="float">
            <text:p>0.255770444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890784.4082" calcext:value-type="float">
            <text:p>1442890784.4082</text:p>
          </table:table-cell>
          <table:table-cell office:value-type="float" office:value="896" calcext:value-type="float">
            <text:p>896</text:p>
          </table:table-cell>
          <table:table-cell table:formula="of:=[.B430]-[.B$2]" office:value-type="float" office:value="15.5109314918518" calcext:value-type="float">
            <text:p>15.5109314919</text:p>
          </table:table-cell>
          <table:table-cell table:formula="of:=[.C430]/([.D430]-[.D429])" office:value-type="float" office:value="95492.2216745013" calcext:value-type="float">
            <text:p>95492.2216745013</text:p>
          </table:table-cell>
          <table:table-cell/>
          <table:table-cell office:value-type="float" office:value="1442890784.63921" calcext:value-type="float">
            <text:p>1442890784.63921</text:p>
          </table:table-cell>
          <table:table-cell table:formula="of:=[.G430]-[.$B430]" office:value-type="float" office:value="0.23101019859314" calcext:value-type="float">
            <text:p>0.2310101986</text:p>
          </table:table-cell>
          <table:table-cell/>
          <table:table-cell office:value-type="float" office:value="1442890784.65766" calcext:value-type="float">
            <text:p>1442890784.65766</text:p>
          </table:table-cell>
          <table:table-cell table:formula="of:=[.J430]-[.$B430]" office:value-type="float" office:value="0.249461889266968" calcext:value-type="float">
            <text:p>0.249461889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890784.41758" calcext:value-type="float">
            <text:p>1442890784.41758</text:p>
          </table:table-cell>
          <table:table-cell office:value-type="float" office:value="896" calcext:value-type="float">
            <text:p>896</text:p>
          </table:table-cell>
          <table:table-cell table:formula="of:=[.B431]-[.B$2]" office:value-type="float" office:value="15.5203120708466" calcext:value-type="float">
            <text:p>15.5203120708</text:p>
          </table:table-cell>
          <table:table-cell table:formula="of:=[.C431]/([.D431]-[.D430])" office:value-type="float" office:value="95516.4921591054" calcext:value-type="float">
            <text:p>95516.4921591054</text:p>
          </table:table-cell>
          <table:table-cell/>
          <table:table-cell office:value-type="float" office:value="1442890784.63923" calcext:value-type="float">
            <text:p>1442890784.63923</text:p>
          </table:table-cell>
          <table:table-cell table:formula="of:=[.G431]-[.$B431]" office:value-type="float" office:value="0.221648216247559" calcext:value-type="float">
            <text:p>0.2216482162</text:p>
          </table:table-cell>
          <table:table-cell/>
          <table:table-cell office:value-type="float" office:value="1442890784.66078" calcext:value-type="float">
            <text:p>1442890784.66078</text:p>
          </table:table-cell>
          <table:table-cell table:formula="of:=[.J431]-[.$B431]" office:value-type="float" office:value="0.243199586868286" calcext:value-type="float">
            <text:p>0.243199586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890784.42694" calcext:value-type="float">
            <text:p>1442890784.42694</text:p>
          </table:table-cell>
          <table:table-cell office:value-type="float" office:value="896" calcext:value-type="float">
            <text:p>896</text:p>
          </table:table-cell>
          <table:table-cell table:formula="of:=[.B432]-[.B$2]" office:value-type="float" office:value="15.5296719074249" calcext:value-type="float">
            <text:p>15.5296719074</text:p>
          </table:table-cell>
          <table:table-cell table:formula="of:=[.C432]/([.D432]-[.D431])" office:value-type="float" office:value="95728.1670996994" calcext:value-type="float">
            <text:p>95728.1670996994</text:p>
          </table:table-cell>
          <table:table-cell/>
          <table:table-cell office:value-type="float" office:value="1442890784.63925" calcext:value-type="float">
            <text:p>1442890784.63925</text:p>
          </table:table-cell>
          <table:table-cell table:formula="of:=[.G432]-[.$B432]" office:value-type="float" office:value="0.212306499481201" calcext:value-type="float">
            <text:p>0.2123064995</text:p>
          </table:table-cell>
          <table:table-cell/>
          <table:table-cell office:value-type="float" office:value="1442890784.66389" calcext:value-type="float">
            <text:p>1442890784.66389</text:p>
          </table:table-cell>
          <table:table-cell table:formula="of:=[.J432]-[.$B432]" office:value-type="float" office:value="0.23694920539856" calcext:value-type="float">
            <text:p>0.236949205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890784.43631" calcext:value-type="float">
            <text:p>1442890784.43631</text:p>
          </table:table-cell>
          <table:table-cell office:value-type="float" office:value="896" calcext:value-type="float">
            <text:p>896</text:p>
          </table:table-cell>
          <table:table-cell table:formula="of:=[.B433]-[.B$2]" office:value-type="float" office:value="15.5390436649323" calcext:value-type="float">
            <text:p>15.5390436649</text:p>
          </table:table-cell>
          <table:table-cell table:formula="of:=[.C433]/([.D433]-[.D432])" office:value-type="float" office:value="95606.4003256335" calcext:value-type="float">
            <text:p>95606.4003256335</text:p>
          </table:table-cell>
          <table:table-cell/>
          <table:table-cell office:value-type="float" office:value="1442890784.75495" calcext:value-type="float">
            <text:p>1442890784.75495</text:p>
          </table:table-cell>
          <table:table-cell table:formula="of:=[.G433]-[.$B433]" office:value-type="float" office:value="0.31863808631897" calcext:value-type="float">
            <text:p>0.3186380863</text:p>
          </table:table-cell>
          <table:table-cell/>
          <table:table-cell office:value-type="float" office:value="1442890784.75499" calcext:value-type="float">
            <text:p>1442890784.75499</text:p>
          </table:table-cell>
          <table:table-cell table:formula="of:=[.J433]-[.$B433]" office:value-type="float" office:value="0.318677663803101" calcext:value-type="float">
            <text:p>0.318677663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890784.44572" calcext:value-type="float">
            <text:p>1442890784.44572</text:p>
          </table:table-cell>
          <table:table-cell office:value-type="float" office:value="896" calcext:value-type="float">
            <text:p>896</text:p>
          </table:table-cell>
          <table:table-cell table:formula="of:=[.B434]-[.B$2]" office:value-type="float" office:value="15.5484485626221" calcext:value-type="float">
            <text:p>15.5484485626</text:p>
          </table:table-cell>
          <table:table-cell table:formula="of:=[.C434]/([.D434]-[.D433])" office:value-type="float" office:value="95269.5105838213" calcext:value-type="float">
            <text:p>95269.5105838213</text:p>
          </table:table-cell>
          <table:table-cell/>
          <table:table-cell office:value-type="float" office:value="1442890784.75504" calcext:value-type="float">
            <text:p>1442890784.75504</text:p>
          </table:table-cell>
          <table:table-cell table:formula="of:=[.G434]-[.$B434]" office:value-type="float" office:value="0.309319734573364" calcext:value-type="float">
            <text:p>0.3093197346</text:p>
          </table:table-cell>
          <table:table-cell/>
          <table:table-cell office:value-type="float" office:value="1442890784.75808" calcext:value-type="float">
            <text:p>1442890784.75808</text:p>
          </table:table-cell>
          <table:table-cell table:formula="of:=[.J434]-[.$B434]" office:value-type="float" office:value="0.312363386154175" calcext:value-type="float">
            <text:p>0.312363386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890784.4551" calcext:value-type="float">
            <text:p>1442890784.4551</text:p>
          </table:table-cell>
          <table:table-cell office:value-type="float" office:value="896" calcext:value-type="float">
            <text:p>896</text:p>
          </table:table-cell>
          <table:table-cell table:formula="of:=[.B435]-[.B$2]" office:value-type="float" office:value="15.5578258037567" calcext:value-type="float">
            <text:p>15.5578258038</text:p>
          </table:table-cell>
          <table:table-cell table:formula="of:=[.C435]/([.D435]-[.D434])" office:value-type="float" office:value="95550.4915715339" calcext:value-type="float">
            <text:p>95550.4915715339</text:p>
          </table:table-cell>
          <table:table-cell/>
          <table:table-cell office:value-type="float" office:value="1442890784.75507" calcext:value-type="float">
            <text:p>1442890784.75507</text:p>
          </table:table-cell>
          <table:table-cell table:formula="of:=[.G435]-[.$B435]" office:value-type="float" office:value="0.299979686737061" calcext:value-type="float">
            <text:p>0.2999796867</text:p>
          </table:table-cell>
          <table:table-cell/>
          <table:table-cell office:value-type="float" office:value="1442890784.76117" calcext:value-type="float">
            <text:p>1442890784.76117</text:p>
          </table:table-cell>
          <table:table-cell table:formula="of:=[.J435]-[.$B435]" office:value-type="float" office:value="0.306076288223267" calcext:value-type="float">
            <text:p>0.306076288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890784.46453" calcext:value-type="float">
            <text:p>1442890784.46453</text:p>
          </table:table-cell>
          <table:table-cell office:value-type="float" office:value="896" calcext:value-type="float">
            <text:p>896</text:p>
          </table:table-cell>
          <table:table-cell table:formula="of:=[.B436]-[.B$2]" office:value-type="float" office:value="15.5672647953033" calcext:value-type="float">
            <text:p>15.5672647953</text:p>
          </table:table-cell>
          <table:table-cell table:formula="of:=[.C436]/([.D436]-[.D435])" office:value-type="float" office:value="94925.3948977014" calcext:value-type="float">
            <text:p>94925.3948977014</text:p>
          </table:table-cell>
          <table:table-cell/>
          <table:table-cell office:value-type="float" office:value="1442890784.7551" calcext:value-type="float">
            <text:p>1442890784.7551</text:p>
          </table:table-cell>
          <table:table-cell table:formula="of:=[.G436]-[.$B436]" office:value-type="float" office:value="0.290561199188232" calcext:value-type="float">
            <text:p>0.2905611992</text:p>
          </table:table-cell>
          <table:table-cell/>
          <table:table-cell office:value-type="float" office:value="1442890784.76427" calcext:value-type="float">
            <text:p>1442890784.76427</text:p>
          </table:table-cell>
          <table:table-cell table:formula="of:=[.J436]-[.$B436]" office:value-type="float" office:value="0.299739122390747" calcext:value-type="float">
            <text:p>0.299739122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890784.47398" calcext:value-type="float">
            <text:p>1442890784.47398</text:p>
          </table:table-cell>
          <table:table-cell office:value-type="float" office:value="896" calcext:value-type="float">
            <text:p>896</text:p>
          </table:table-cell>
          <table:table-cell table:formula="of:=[.B437]-[.B$2]" office:value-type="float" office:value="15.5767061710358" calcext:value-type="float">
            <text:p>15.576706171</text:p>
          </table:table-cell>
          <table:table-cell table:formula="of:=[.C437]/([.D437]-[.D436])" office:value-type="float" office:value="94901.4238383838" calcext:value-type="float">
            <text:p>94901.4238383838</text:p>
          </table:table-cell>
          <table:table-cell/>
          <table:table-cell office:value-type="float" office:value="1442890784.75511" calcext:value-type="float">
            <text:p>1442890784.75511</text:p>
          </table:table-cell>
          <table:table-cell table:formula="of:=[.G437]-[.$B437]" office:value-type="float" office:value="0.281137943267822" calcext:value-type="float">
            <text:p>0.2811379433</text:p>
          </table:table-cell>
          <table:table-cell/>
          <table:table-cell office:value-type="float" office:value="1442890784.76736" calcext:value-type="float">
            <text:p>1442890784.76736</text:p>
          </table:table-cell>
          <table:table-cell table:formula="of:=[.J437]-[.$B437]" office:value-type="float" office:value="0.29338264465332" calcext:value-type="float">
            <text:p>0.293382644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890784.48338" calcext:value-type="float">
            <text:p>1442890784.48338</text:p>
          </table:table-cell>
          <table:table-cell office:value-type="float" office:value="896" calcext:value-type="float">
            <text:p>896</text:p>
          </table:table-cell>
          <table:table-cell table:formula="of:=[.B438]-[.B$2]" office:value-type="float" office:value="15.5861101150513" calcext:value-type="float">
            <text:p>15.5861101151</text:p>
          </table:table-cell>
          <table:table-cell table:formula="of:=[.C438]/([.D438]-[.D437])" office:value-type="float" office:value="95279.1720710899" calcext:value-type="float">
            <text:p>95279.1720710899</text:p>
          </table:table-cell>
          <table:table-cell/>
          <table:table-cell office:value-type="float" office:value="1442890784.75513" calcext:value-type="float">
            <text:p>1442890784.75513</text:p>
          </table:table-cell>
          <table:table-cell table:formula="of:=[.G438]-[.$B438]" office:value-type="float" office:value="0.271752119064331" calcext:value-type="float">
            <text:p>0.2717521191</text:p>
          </table:table-cell>
          <table:table-cell/>
          <table:table-cell office:value-type="float" office:value="1442890784.77054" calcext:value-type="float">
            <text:p>1442890784.77054</text:p>
          </table:table-cell>
          <table:table-cell table:formula="of:=[.J438]-[.$B438]" office:value-type="float" office:value="0.287159442901611" calcext:value-type="float">
            <text:p>0.287159442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890784.49279" calcext:value-type="float">
            <text:p>1442890784.49279</text:p>
          </table:table-cell>
          <table:table-cell office:value-type="float" office:value="896" calcext:value-type="float">
            <text:p>896</text:p>
          </table:table-cell>
          <table:table-cell table:formula="of:=[.B439]-[.B$2]" office:value-type="float" office:value="15.5955212116241" calcext:value-type="float">
            <text:p>15.5955212116</text:p>
          </table:table-cell>
          <table:table-cell table:formula="of:=[.C439]/([.D439]-[.D438])" office:value-type="float" office:value="95206.7586451499" calcext:value-type="float">
            <text:p>95206.7586451499</text:p>
          </table:table-cell>
          <table:table-cell/>
          <table:table-cell office:value-type="float" office:value="1442890784.75515" calcext:value-type="float">
            <text:p>1442890784.75515</text:p>
          </table:table-cell>
          <table:table-cell table:formula="of:=[.G439]-[.$B439]" office:value-type="float" office:value="0.262358903884888" calcext:value-type="float">
            <text:p>0.2623589039</text:p>
          </table:table-cell>
          <table:table-cell/>
          <table:table-cell office:value-type="float" office:value="1442890784.77366" calcext:value-type="float">
            <text:p>1442890784.77366</text:p>
          </table:table-cell>
          <table:table-cell table:formula="of:=[.J439]-[.$B439]" office:value-type="float" office:value="0.280865430831909" calcext:value-type="float">
            <text:p>0.280865430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890784.50226" calcext:value-type="float">
            <text:p>1442890784.50226</text:p>
          </table:table-cell>
          <table:table-cell office:value-type="float" office:value="896" calcext:value-type="float">
            <text:p>896</text:p>
          </table:table-cell>
          <table:table-cell table:formula="of:=[.B440]-[.B$2]" office:value-type="float" office:value="15.6049883365631" calcext:value-type="float">
            <text:p>15.6049883366</text:p>
          </table:table-cell>
          <table:table-cell table:formula="of:=[.C440]/([.D440]-[.D439])" office:value-type="float" office:value="94643.3057318425" calcext:value-type="float">
            <text:p>94643.3057318425</text:p>
          </table:table-cell>
          <table:table-cell/>
          <table:table-cell office:value-type="float" office:value="1442890784.75517" calcext:value-type="float">
            <text:p>1442890784.75517</text:p>
          </table:table-cell>
          <table:table-cell table:formula="of:=[.G440]-[.$B440]" office:value-type="float" office:value="0.252909660339355" calcext:value-type="float">
            <text:p>0.2529096603</text:p>
          </table:table-cell>
          <table:table-cell/>
          <table:table-cell office:value-type="float" office:value="1442890784.77685" calcext:value-type="float">
            <text:p>1442890784.77685</text:p>
          </table:table-cell>
          <table:table-cell table:formula="of:=[.J440]-[.$B440]" office:value-type="float" office:value="0.274588584899902" calcext:value-type="float">
            <text:p>0.274588584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890784.5117" calcext:value-type="float">
            <text:p>1442890784.5117</text:p>
          </table:table-cell>
          <table:table-cell office:value-type="float" office:value="896" calcext:value-type="float">
            <text:p>896</text:p>
          </table:table-cell>
          <table:table-cell table:formula="of:=[.B441]-[.B$2]" office:value-type="float" office:value="15.6144351959229" calcext:value-type="float">
            <text:p>15.6144351959</text:p>
          </table:table-cell>
          <table:table-cell table:formula="of:=[.C441]/([.D441]-[.D440])" office:value-type="float" office:value="94846.3363198142" calcext:value-type="float">
            <text:p>94846.3363198142</text:p>
          </table:table-cell>
          <table:table-cell/>
          <table:table-cell office:value-type="float" office:value="1442890784.75519" calcext:value-type="float">
            <text:p>1442890784.75519</text:p>
          </table:table-cell>
          <table:table-cell table:formula="of:=[.G441]-[.$B441]" office:value-type="float" office:value="0.243480443954468" calcext:value-type="float">
            <text:p>0.243480444</text:p>
          </table:table-cell>
          <table:table-cell/>
          <table:table-cell office:value-type="float" office:value="1442890784.78" calcext:value-type="float">
            <text:p>1442890784.78</text:p>
          </table:table-cell>
          <table:table-cell table:formula="of:=[.J441]-[.$B441]" office:value-type="float" office:value="0.268297672271729" calcext:value-type="float">
            <text:p>0.268297672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890784.52113" calcext:value-type="float">
            <text:p>1442890784.52113</text:p>
          </table:table-cell>
          <table:table-cell office:value-type="float" office:value="896" calcext:value-type="float">
            <text:p>896</text:p>
          </table:table-cell>
          <table:table-cell table:formula="of:=[.B442]-[.B$2]" office:value-type="float" office:value="15.6238651275635" calcext:value-type="float">
            <text:p>15.6238651276</text:p>
          </table:table-cell>
          <table:table-cell table:formula="of:=[.C442]/([.D442]-[.D441])" office:value-type="float" office:value="95016.5954692557" calcext:value-type="float">
            <text:p>95016.5954692557</text:p>
          </table:table-cell>
          <table:table-cell/>
          <table:table-cell office:value-type="float" office:value="1442890784.7552" calcext:value-type="float">
            <text:p>1442890784.7552</text:p>
          </table:table-cell>
          <table:table-cell table:formula="of:=[.G442]-[.$B442]" office:value-type="float" office:value="0.234068393707275" calcext:value-type="float">
            <text:p>0.2340683937</text:p>
          </table:table-cell>
          <table:table-cell/>
          <table:table-cell office:value-type="float" office:value="1442890784.78311" calcext:value-type="float">
            <text:p>1442890784.78311</text:p>
          </table:table-cell>
          <table:table-cell table:formula="of:=[.J442]-[.$B442]" office:value-type="float" office:value="0.261971950531006" calcext:value-type="float">
            <text:p>0.261971950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890784.53055" calcext:value-type="float">
            <text:p>1442890784.53055</text:p>
          </table:table-cell>
          <table:table-cell office:value-type="float" office:value="896" calcext:value-type="float">
            <text:p>896</text:p>
          </table:table-cell>
          <table:table-cell table:formula="of:=[.B443]-[.B$2]" office:value-type="float" office:value="15.6332838535309" calcext:value-type="float">
            <text:p>15.6332838535</text:p>
          </table:table-cell>
          <table:table-cell table:formula="of:=[.C443]/([.D443]-[.D442])" office:value-type="float" office:value="95129.6388811543" calcext:value-type="float">
            <text:p>95129.6388811543</text:p>
          </table:table-cell>
          <table:table-cell/>
          <table:table-cell office:value-type="float" office:value="1442890784.75522" calcext:value-type="float">
            <text:p>1442890784.75522</text:p>
          </table:table-cell>
          <table:table-cell table:formula="of:=[.G443]-[.$B443]" office:value-type="float" office:value="0.224671125411987" calcext:value-type="float">
            <text:p>0.2246711254</text:p>
          </table:table-cell>
          <table:table-cell/>
          <table:table-cell office:value-type="float" office:value="1442890784.78619" calcext:value-type="float">
            <text:p>1442890784.78619</text:p>
          </table:table-cell>
          <table:table-cell table:formula="of:=[.J443]-[.$B443]" office:value-type="float" office:value="0.255640268325806" calcext:value-type="float">
            <text:p>0.255640268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890784.5399" calcext:value-type="float">
            <text:p>1442890784.5399</text:p>
          </table:table-cell>
          <table:table-cell office:value-type="float" office:value="896" calcext:value-type="float">
            <text:p>896</text:p>
          </table:table-cell>
          <table:table-cell table:formula="of:=[.B444]-[.B$2]" office:value-type="float" office:value="15.6426310539246" calcext:value-type="float">
            <text:p>15.6426310539</text:p>
          </table:table-cell>
          <table:table-cell table:formula="of:=[.C444]/([.D444]-[.D443])" office:value-type="float" office:value="95857.5789822727" calcext:value-type="float">
            <text:p>95857.5789822727</text:p>
          </table:table-cell>
          <table:table-cell/>
          <table:table-cell office:value-type="float" office:value="1442890784.75524" calcext:value-type="float">
            <text:p>1442890784.75524</text:p>
          </table:table-cell>
          <table:table-cell table:formula="of:=[.G444]-[.$B444]" office:value-type="float" office:value="0.215342283248901" calcext:value-type="float">
            <text:p>0.2153422832</text:p>
          </table:table-cell>
          <table:table-cell/>
          <table:table-cell office:value-type="float" office:value="1442890784.78927" calcext:value-type="float">
            <text:p>1442890784.78927</text:p>
          </table:table-cell>
          <table:table-cell table:formula="of:=[.J444]-[.$B444]" office:value-type="float" office:value="0.2493736743927" calcext:value-type="float">
            <text:p>0.249373674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890784.54926" calcext:value-type="float">
            <text:p>1442890784.54926</text:p>
          </table:table-cell>
          <table:table-cell office:value-type="float" office:value="896" calcext:value-type="float">
            <text:p>896</text:p>
          </table:table-cell>
          <table:table-cell table:formula="of:=[.B445]-[.B$2]" office:value-type="float" office:value="15.6519951820374" calcext:value-type="float">
            <text:p>15.651995182</text:p>
          </table:table-cell>
          <table:table-cell table:formula="of:=[.C445]/([.D445]-[.D444])" office:value-type="float" office:value="95684.2953457582" calcext:value-type="float">
            <text:p>95684.2953457582</text:p>
          </table:table-cell>
          <table:table-cell/>
          <table:table-cell office:value-type="float" office:value="1442890784.83985" calcext:value-type="float">
            <text:p>1442890784.83985</text:p>
          </table:table-cell>
          <table:table-cell table:formula="of:=[.G445]-[.$B445]" office:value-type="float" office:value="0.290584564208984" calcext:value-type="float">
            <text:p>0.2905845642</text:p>
          </table:table-cell>
          <table:table-cell/>
          <table:table-cell office:value-type="float" office:value="1442890784.83988" calcext:value-type="float">
            <text:p>1442890784.83988</text:p>
          </table:table-cell>
          <table:table-cell table:formula="of:=[.J445]-[.$B445]" office:value-type="float" office:value="0.290619850158691" calcext:value-type="float">
            <text:p>0.290619850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890784.55863" calcext:value-type="float">
            <text:p>1442890784.55863</text:p>
          </table:table-cell>
          <table:table-cell office:value-type="float" office:value="896" calcext:value-type="float">
            <text:p>896</text:p>
          </table:table-cell>
          <table:table-cell table:formula="of:=[.B446]-[.B$2]" office:value-type="float" office:value="15.661365032196" calcext:value-type="float">
            <text:p>15.6613650322</text:p>
          </table:table-cell>
          <table:table-cell table:formula="of:=[.C446]/([.D446]-[.D445])" office:value-type="float" office:value="95625.8621882952" calcext:value-type="float">
            <text:p>95625.8621882952</text:p>
          </table:table-cell>
          <table:table-cell/>
          <table:table-cell office:value-type="float" office:value="1442890784.83994" calcext:value-type="float">
            <text:p>1442890784.83994</text:p>
          </table:table-cell>
          <table:table-cell table:formula="of:=[.G446]-[.$B446]" office:value-type="float" office:value="0.281306982040405" calcext:value-type="float">
            <text:p>0.281306982</text:p>
          </table:table-cell>
          <table:table-cell/>
          <table:table-cell office:value-type="float" office:value="1442890784.84299" calcext:value-type="float">
            <text:p>1442890784.84299</text:p>
          </table:table-cell>
          <table:table-cell table:formula="of:=[.J446]-[.$B446]" office:value-type="float" office:value="0.28435206413269" calcext:value-type="float">
            <text:p>0.284352064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890784.56804" calcext:value-type="float">
            <text:p>1442890784.56804</text:p>
          </table:table-cell>
          <table:table-cell office:value-type="float" office:value="896" calcext:value-type="float">
            <text:p>896</text:p>
          </table:table-cell>
          <table:table-cell table:formula="of:=[.B447]-[.B$2]" office:value-type="float" office:value="15.670770406723" calcext:value-type="float">
            <text:p>15.6707704067</text:p>
          </table:table-cell>
          <table:table-cell table:formula="of:=[.C447]/([.D447]-[.D446])" office:value-type="float" office:value="95264.6805749195" calcext:value-type="float">
            <text:p>95264.6805749195</text:p>
          </table:table-cell>
          <table:table-cell/>
          <table:table-cell office:value-type="float" office:value="1442890784.83999" calcext:value-type="float">
            <text:p>1442890784.83999</text:p>
          </table:table-cell>
          <table:table-cell table:formula="of:=[.G447]-[.$B447]" office:value-type="float" office:value="0.271946907043457" calcext:value-type="float">
            <text:p>0.271946907</text:p>
          </table:table-cell>
          <table:table-cell/>
          <table:table-cell office:value-type="float" office:value="1442890784.84609" calcext:value-type="float">
            <text:p>1442890784.84609</text:p>
          </table:table-cell>
          <table:table-cell table:formula="of:=[.J447]-[.$B447]" office:value-type="float" office:value="0.278050422668457" calcext:value-type="float">
            <text:p>0.278050422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890784.57746" calcext:value-type="float">
            <text:p>1442890784.57746</text:p>
          </table:table-cell>
          <table:table-cell office:value-type="float" office:value="896" calcext:value-type="float">
            <text:p>896</text:p>
          </table:table-cell>
          <table:table-cell table:formula="of:=[.B448]-[.B$2]" office:value-type="float" office:value="15.680193901062" calcext:value-type="float">
            <text:p>15.6801939011</text:p>
          </table:table-cell>
          <table:table-cell table:formula="of:=[.C448]/([.D448]-[.D447])" office:value-type="float" office:value="95081.5024414927" calcext:value-type="float">
            <text:p>95081.5024414927</text:p>
          </table:table-cell>
          <table:table-cell/>
          <table:table-cell office:value-type="float" office:value="1442890784.84001" calcext:value-type="float">
            <text:p>1442890784.84001</text:p>
          </table:table-cell>
          <table:table-cell table:formula="of:=[.G448]-[.$B448]" office:value-type="float" office:value="0.26254677772522" calcext:value-type="float">
            <text:p>0.2625467777</text:p>
          </table:table-cell>
          <table:table-cell/>
          <table:table-cell office:value-type="float" office:value="1442890784.84919" calcext:value-type="float">
            <text:p>1442890784.84919</text:p>
          </table:table-cell>
          <table:table-cell table:formula="of:=[.J448]-[.$B448]" office:value-type="float" office:value="0.271726131439209" calcext:value-type="float">
            <text:p>0.271726131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890784.58691" calcext:value-type="float">
            <text:p>1442890784.58691</text:p>
          </table:table-cell>
          <table:table-cell office:value-type="float" office:value="896" calcext:value-type="float">
            <text:p>896</text:p>
          </table:table-cell>
          <table:table-cell table:formula="of:=[.B449]-[.B$2]" office:value-type="float" office:value="15.6896426677704" calcext:value-type="float">
            <text:p>15.6896426678</text:p>
          </table:table-cell>
          <table:table-cell table:formula="of:=[.C449]/([.D449]-[.D448])" office:value-type="float" office:value="94827.1904317327" calcext:value-type="float">
            <text:p>94827.1904317327</text:p>
          </table:table-cell>
          <table:table-cell/>
          <table:table-cell office:value-type="float" office:value="1442890784.84003" calcext:value-type="float">
            <text:p>1442890784.84003</text:p>
          </table:table-cell>
          <table:table-cell table:formula="of:=[.G449]-[.$B449]" office:value-type="float" office:value="0.253120183944702" calcext:value-type="float">
            <text:p>0.2531201839</text:p>
          </table:table-cell>
          <table:table-cell/>
          <table:table-cell office:value-type="float" office:value="1442890784.85231" calcext:value-type="float">
            <text:p>1442890784.85231</text:p>
          </table:table-cell>
          <table:table-cell table:formula="of:=[.J449]-[.$B449]" office:value-type="float" office:value="0.265402555465698" calcext:value-type="float">
            <text:p>0.265402555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890784.59637" calcext:value-type="float">
            <text:p>1442890784.59637</text:p>
          </table:table-cell>
          <table:table-cell office:value-type="float" office:value="896" calcext:value-type="float">
            <text:p>896</text:p>
          </table:table-cell>
          <table:table-cell table:formula="of:=[.B450]-[.B$2]" office:value-type="float" office:value="15.6991012096405" calcext:value-type="float">
            <text:p>15.6991012096</text:p>
          </table:table-cell>
          <table:table-cell table:formula="of:=[.C450]/([.D450]-[.D449])" office:value-type="float" office:value="94729.188949385" calcext:value-type="float">
            <text:p>94729.188949385</text:p>
          </table:table-cell>
          <table:table-cell/>
          <table:table-cell office:value-type="float" office:value="1442890784.84006" calcext:value-type="float">
            <text:p>1442890784.84006</text:p>
          </table:table-cell>
          <table:table-cell table:formula="of:=[.G450]-[.$B450]" office:value-type="float" office:value="0.243684768676758" calcext:value-type="float">
            <text:p>0.2436847687</text:p>
          </table:table-cell>
          <table:table-cell/>
          <table:table-cell office:value-type="float" office:value="1442890784.85539" calcext:value-type="float">
            <text:p>1442890784.85539</text:p>
          </table:table-cell>
          <table:table-cell table:formula="of:=[.J450]-[.$B450]" office:value-type="float" office:value="0.259023427963257" calcext:value-type="float">
            <text:p>0.25902342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890784.60579" calcext:value-type="float">
            <text:p>1442890784.60579</text:p>
          </table:table-cell>
          <table:table-cell office:value-type="float" office:value="896" calcext:value-type="float">
            <text:p>896</text:p>
          </table:table-cell>
          <table:table-cell table:formula="of:=[.B451]-[.B$2]" office:value-type="float" office:value="15.7085251808167" calcext:value-type="float">
            <text:p>15.7085251808</text:p>
          </table:table-cell>
          <table:table-cell table:formula="of:=[.C451]/([.D451]-[.D450])" office:value-type="float" office:value="95076.6914767121" calcext:value-type="float">
            <text:p>95076.6914767121</text:p>
          </table:table-cell>
          <table:table-cell/>
          <table:table-cell office:value-type="float" office:value="1442890784.84008" calcext:value-type="float">
            <text:p>1442890784.84008</text:p>
          </table:table-cell>
          <table:table-cell table:formula="of:=[.G451]-[.$B451]" office:value-type="float" office:value="0.234282255172729" calcext:value-type="float">
            <text:p>0.2342822552</text:p>
          </table:table-cell>
          <table:table-cell/>
          <table:table-cell office:value-type="float" office:value="1442890784.85851" calcext:value-type="float">
            <text:p>1442890784.85851</text:p>
          </table:table-cell>
          <table:table-cell table:formula="of:=[.J451]-[.$B451]" office:value-type="float" office:value="0.252714872360229" calcext:value-type="float">
            <text:p>0.252714872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890784.61522" calcext:value-type="float">
            <text:p>1442890784.61522</text:p>
          </table:table-cell>
          <table:table-cell office:value-type="float" office:value="896" calcext:value-type="float">
            <text:p>896</text:p>
          </table:table-cell>
          <table:table-cell table:formula="of:=[.B452]-[.B$2]" office:value-type="float" office:value="15.7179470062256" calcext:value-type="float">
            <text:p>15.7179470062</text:p>
          </table:table-cell>
          <table:table-cell table:formula="of:=[.C452]/([.D452]-[.D451])" office:value-type="float" office:value="95098.3446530695" calcext:value-type="float">
            <text:p>95098.3446530695</text:p>
          </table:table-cell>
          <table:table-cell/>
          <table:table-cell office:value-type="float" office:value="1442890784.8401" calcext:value-type="float">
            <text:p>1442890784.8401</text:p>
          </table:table-cell>
          <table:table-cell table:formula="of:=[.G452]-[.$B452]" office:value-type="float" office:value="0.224882841110229" calcext:value-type="float">
            <text:p>0.2248828411</text:p>
          </table:table-cell>
          <table:table-cell/>
          <table:table-cell office:value-type="float" office:value="1442890784.86164" calcext:value-type="float">
            <text:p>1442890784.86164</text:p>
          </table:table-cell>
          <table:table-cell table:formula="of:=[.J452]-[.$B452]" office:value-type="float" office:value="0.246427536010742" calcext:value-type="float">
            <text:p>0.24642753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890784.62467" calcext:value-type="float">
            <text:p>1442890784.62467</text:p>
          </table:table-cell>
          <table:table-cell office:value-type="float" office:value="896" calcext:value-type="float">
            <text:p>896</text:p>
          </table:table-cell>
          <table:table-cell table:formula="of:=[.B453]-[.B$2]" office:value-type="float" office:value="15.7273991107941" calcext:value-type="float">
            <text:p>15.7273991108</text:p>
          </table:table-cell>
          <table:table-cell table:formula="of:=[.C453]/([.D453]-[.D452])" office:value-type="float" office:value="94793.7037205196" calcext:value-type="float">
            <text:p>94793.7037205196</text:p>
          </table:table-cell>
          <table:table-cell/>
          <table:table-cell office:value-type="float" office:value="1442890784.84012" calcext:value-type="float">
            <text:p>1442890784.84012</text:p>
          </table:table-cell>
          <table:table-cell table:formula="of:=[.G453]-[.$B453]" office:value-type="float" office:value="0.215452671051025" calcext:value-type="float">
            <text:p>0.2154526711</text:p>
          </table:table-cell>
          <table:table-cell/>
          <table:table-cell office:value-type="float" office:value="1442890784.86475" calcext:value-type="float">
            <text:p>1442890784.86475</text:p>
          </table:table-cell>
          <table:table-cell table:formula="of:=[.J453]-[.$B453]" office:value-type="float" office:value="0.240077972412109" calcext:value-type="float">
            <text:p>0.240077972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890784.63411" calcext:value-type="float">
            <text:p>1442890784.63411</text:p>
          </table:table-cell>
          <table:table-cell office:value-type="float" office:value="896" calcext:value-type="float">
            <text:p>896</text:p>
          </table:table-cell>
          <table:table-cell table:formula="of:=[.B454]-[.B$2]" office:value-type="float" office:value="15.7368443012238" calcext:value-type="float">
            <text:p>15.7368443012</text:p>
          </table:table-cell>
          <table:table-cell table:formula="of:=[.C454]/([.D454]-[.D453])" office:value-type="float" office:value="94863.0953150242" calcext:value-type="float">
            <text:p>94863.0953150242</text:p>
          </table:table-cell>
          <table:table-cell/>
          <table:table-cell office:value-type="float" office:value="1442890784.95277" calcext:value-type="float">
            <text:p>1442890784.95277</text:p>
          </table:table-cell>
          <table:table-cell table:formula="of:=[.G454]-[.$B454]" office:value-type="float" office:value="0.318660259246826" calcext:value-type="float">
            <text:p>0.3186602592</text:p>
          </table:table-cell>
          <table:table-cell/>
          <table:table-cell office:value-type="float" office:value="1442890784.95283" calcext:value-type="float">
            <text:p>1442890784.95283</text:p>
          </table:table-cell>
          <table:table-cell table:formula="of:=[.J454]-[.$B454]" office:value-type="float" office:value="0.31871771812439" calcext:value-type="float">
            <text:p>0.318717718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890784.64356" calcext:value-type="float">
            <text:p>1442890784.64356</text:p>
          </table:table-cell>
          <table:table-cell office:value-type="float" office:value="896" calcext:value-type="float">
            <text:p>896</text:p>
          </table:table-cell>
          <table:table-cell table:formula="of:=[.B455]-[.B$2]" office:value-type="float" office:value="15.7462854385376" calcext:value-type="float">
            <text:p>15.7462854385</text:p>
          </table:table-cell>
          <table:table-cell table:formula="of:=[.C455]/([.D455]-[.D454])" office:value-type="float" office:value="94903.820399505" calcext:value-type="float">
            <text:p>94903.820399505</text:p>
          </table:table-cell>
          <table:table-cell/>
          <table:table-cell office:value-type="float" office:value="1442890784.9529" calcext:value-type="float">
            <text:p>1442890784.9529</text:p>
          </table:table-cell>
          <table:table-cell table:formula="of:=[.G455]-[.$B455]" office:value-type="float" office:value="0.309347629547119" calcext:value-type="float">
            <text:p>0.3093476295</text:p>
          </table:table-cell>
          <table:table-cell/>
          <table:table-cell office:value-type="float" office:value="1442890784.95594" calcext:value-type="float">
            <text:p>1442890784.95594</text:p>
          </table:table-cell>
          <table:table-cell table:formula="of:=[.J455]-[.$B455]" office:value-type="float" office:value="0.312380790710449" calcext:value-type="float">
            <text:p>0.312380790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890784.65297" calcext:value-type="float">
            <text:p>1442890784.65297</text:p>
          </table:table-cell>
          <table:table-cell office:value-type="float" office:value="896" calcext:value-type="float">
            <text:p>896</text:p>
          </table:table-cell>
          <table:table-cell table:formula="of:=[.B456]-[.B$2]" office:value-type="float" office:value="15.7557008266449" calcext:value-type="float">
            <text:p>15.7557008266</text:p>
          </table:table-cell>
          <table:table-cell table:formula="of:=[.C456]/([.D456]-[.D455])" office:value-type="float" office:value="95163.3633992555" calcext:value-type="float">
            <text:p>95163.3633992555</text:p>
          </table:table-cell>
          <table:table-cell/>
          <table:table-cell office:value-type="float" office:value="1442890784.95293" calcext:value-type="float">
            <text:p>1442890784.95293</text:p>
          </table:table-cell>
          <table:table-cell table:formula="of:=[.G456]-[.$B456]" office:value-type="float" office:value="0.299957752227783" calcext:value-type="float">
            <text:p>0.2999577522</text:p>
          </table:table-cell>
          <table:table-cell/>
          <table:table-cell office:value-type="float" office:value="1442890784.95904" calcext:value-type="float">
            <text:p>1442890784.95904</text:p>
          </table:table-cell>
          <table:table-cell table:formula="of:=[.J456]-[.$B456]" office:value-type="float" office:value="0.306070804595947" calcext:value-type="float">
            <text:p>0.306070804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890784.66236" calcext:value-type="float">
            <text:p>1442890784.66236</text:p>
          </table:table-cell>
          <table:table-cell office:value-type="float" office:value="896" calcext:value-type="float">
            <text:p>896</text:p>
          </table:table-cell>
          <table:table-cell table:formula="of:=[.B457]-[.B$2]" office:value-type="float" office:value="15.7650904655457" calcext:value-type="float">
            <text:p>15.7650904655</text:p>
          </table:table-cell>
          <table:table-cell table:formula="of:=[.C457]/([.D457]-[.D456])" office:value-type="float" office:value="95424.3298885306" calcext:value-type="float">
            <text:p>95424.3298885306</text:p>
          </table:table-cell>
          <table:table-cell/>
          <table:table-cell office:value-type="float" office:value="1442890784.95298" calcext:value-type="float">
            <text:p>1442890784.95298</text:p>
          </table:table-cell>
          <table:table-cell table:formula="of:=[.G457]-[.$B457]" office:value-type="float" office:value="0.290621757507324" calcext:value-type="float">
            <text:p>0.2906217575</text:p>
          </table:table-cell>
          <table:table-cell/>
          <table:table-cell office:value-type="float" office:value="1442890784.96213" calcext:value-type="float">
            <text:p>1442890784.96213</text:p>
          </table:table-cell>
          <table:table-cell table:formula="of:=[.J457]-[.$B457]" office:value-type="float" office:value="0.299774646759033" calcext:value-type="float">
            <text:p>0.299774646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890784.67176" calcext:value-type="float">
            <text:p>1442890784.67176</text:p>
          </table:table-cell>
          <table:table-cell office:value-type="float" office:value="896" calcext:value-type="float">
            <text:p>896</text:p>
          </table:table-cell>
          <table:table-cell table:formula="of:=[.B458]-[.B$2]" office:value-type="float" office:value="15.7744908332825" calcext:value-type="float">
            <text:p>15.7744908333</text:p>
          </table:table-cell>
          <table:table-cell table:formula="of:=[.C458]/([.D458]-[.D457])" office:value-type="float" office:value="95315.4201075378" calcext:value-type="float">
            <text:p>95315.4201075378</text:p>
          </table:table-cell>
          <table:table-cell/>
          <table:table-cell office:value-type="float" office:value="1442890784.953" calcext:value-type="float">
            <text:p>1442890784.953</text:p>
          </table:table-cell>
          <table:table-cell table:formula="of:=[.G458]-[.$B458]" office:value-type="float" office:value="0.281242847442627" calcext:value-type="float">
            <text:p>0.2812428474</text:p>
          </table:table-cell>
          <table:table-cell/>
          <table:table-cell office:value-type="float" office:value="1442890784.96522" calcext:value-type="float">
            <text:p>1442890784.96522</text:p>
          </table:table-cell>
          <table:table-cell table:formula="of:=[.J458]-[.$B458]" office:value-type="float" office:value="0.293464183807373" calcext:value-type="float">
            <text:p>0.293464183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890784.68112" calcext:value-type="float">
            <text:p>1442890784.68112</text:p>
          </table:table-cell>
          <table:table-cell office:value-type="float" office:value="896" calcext:value-type="float">
            <text:p>896</text:p>
          </table:table-cell>
          <table:table-cell table:formula="of:=[.B459]-[.B$2]" office:value-type="float" office:value="15.7838518619537" calcext:value-type="float">
            <text:p>15.783851862</text:p>
          </table:table-cell>
          <table:table-cell table:formula="of:=[.C459]/([.D459]-[.D458])" office:value-type="float" office:value="95715.9764663933" calcext:value-type="float">
            <text:p>95715.9764663933</text:p>
          </table:table-cell>
          <table:table-cell/>
          <table:table-cell office:value-type="float" office:value="1442890784.95302" calcext:value-type="float">
            <text:p>1442890784.95302</text:p>
          </table:table-cell>
          <table:table-cell table:formula="of:=[.G459]-[.$B459]" office:value-type="float" office:value="0.271901845932007" calcext:value-type="float">
            <text:p>0.2719018459</text:p>
          </table:table-cell>
          <table:table-cell/>
          <table:table-cell office:value-type="float" office:value="1442890784.96832" calcext:value-type="float">
            <text:p>1442890784.96832</text:p>
          </table:table-cell>
          <table:table-cell table:formula="of:=[.J459]-[.$B459]" office:value-type="float" office:value="0.287200212478638" calcext:value-type="float">
            <text:p>0.287200212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890784.69049" calcext:value-type="float">
            <text:p>1442890784.69049</text:p>
          </table:table-cell>
          <table:table-cell office:value-type="float" office:value="896" calcext:value-type="float">
            <text:p>896</text:p>
          </table:table-cell>
          <table:table-cell table:formula="of:=[.B460]-[.B$2]" office:value-type="float" office:value="15.7932198047638" calcext:value-type="float">
            <text:p>15.7932198048</text:p>
          </table:table-cell>
          <table:table-cell table:formula="of:=[.C460]/([.D460]-[.D459])" office:value-type="float" office:value="95645.3319759748" calcext:value-type="float">
            <text:p>95645.3319759748</text:p>
          </table:table-cell>
          <table:table-cell/>
          <table:table-cell office:value-type="float" office:value="1442890784.95304" calcext:value-type="float">
            <text:p>1442890784.95304</text:p>
          </table:table-cell>
          <table:table-cell table:formula="of:=[.G460]-[.$B460]" office:value-type="float" office:value="0.262553691864014" calcext:value-type="float">
            <text:p>0.2625536919</text:p>
          </table:table-cell>
          <table:table-cell/>
          <table:table-cell office:value-type="float" office:value="1442890784.97143" calcext:value-type="float">
            <text:p>1442890784.97143</text:p>
          </table:table-cell>
          <table:table-cell table:formula="of:=[.J460]-[.$B460]" office:value-type="float" office:value="0.280940055847168" calcext:value-type="float">
            <text:p>0.280940055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890784.69988" calcext:value-type="float">
            <text:p>1442890784.69988</text:p>
          </table:table-cell>
          <table:table-cell office:value-type="float" office:value="896" calcext:value-type="float">
            <text:p>896</text:p>
          </table:table-cell>
          <table:table-cell table:formula="of:=[.B461]-[.B$2]" office:value-type="float" office:value="15.8026106357574" calcext:value-type="float">
            <text:p>15.8026106358</text:p>
          </table:table-cell>
          <table:table-cell table:formula="of:=[.C461]/([.D461]-[.D460])" office:value-type="float" office:value="95412.2165126434" calcext:value-type="float">
            <text:p>95412.2165126434</text:p>
          </table:table-cell>
          <table:table-cell/>
          <table:table-cell office:value-type="float" office:value="1442890784.95308" calcext:value-type="float">
            <text:p>1442890784.95308</text:p>
          </table:table-cell>
          <table:table-cell table:formula="of:=[.G461]-[.$B461]" office:value-type="float" office:value="0.253198862075806" calcext:value-type="float">
            <text:p>0.2531988621</text:p>
          </table:table-cell>
          <table:table-cell/>
          <table:table-cell office:value-type="float" office:value="1442890784.97453" calcext:value-type="float">
            <text:p>1442890784.97453</text:p>
          </table:table-cell>
          <table:table-cell table:formula="of:=[.J461]-[.$B461]" office:value-type="float" office:value="0.274650573730469" calcext:value-type="float">
            <text:p>0.274650573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890784.70929" calcext:value-type="float">
            <text:p>1442890784.70929</text:p>
          </table:table-cell>
          <table:table-cell office:value-type="float" office:value="896" calcext:value-type="float">
            <text:p>896</text:p>
          </table:table-cell>
          <table:table-cell table:formula="of:=[.B462]-[.B$2]" office:value-type="float" office:value="15.812025308609" calcext:value-type="float">
            <text:p>15.8120253086</text:p>
          </table:table-cell>
          <table:table-cell table:formula="of:=[.C462]/([.D462]-[.D461])" office:value-type="float" office:value="95170.5931928687" calcext:value-type="float">
            <text:p>95170.5931928687</text:p>
          </table:table-cell>
          <table:table-cell/>
          <table:table-cell office:value-type="float" office:value="1442890784.9531" calcext:value-type="float">
            <text:p>1442890784.9531</text:p>
          </table:table-cell>
          <table:table-cell table:formula="of:=[.G462]-[.$B462]" office:value-type="float" office:value="0.243805646896362" calcext:value-type="float">
            <text:p>0.2438056469</text:p>
          </table:table-cell>
          <table:table-cell/>
          <table:table-cell office:value-type="float" office:value="1442890784.97768" calcext:value-type="float">
            <text:p>1442890784.97768</text:p>
          </table:table-cell>
          <table:table-cell table:formula="of:=[.J462]-[.$B462]" office:value-type="float" office:value="0.268380641937256" calcext:value-type="float">
            <text:p>0.268380641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890784.71871" calcext:value-type="float">
            <text:p>1442890784.71871</text:p>
          </table:table-cell>
          <table:table-cell office:value-type="float" office:value="896" calcext:value-type="float">
            <text:p>896</text:p>
          </table:table-cell>
          <table:table-cell table:formula="of:=[.B463]-[.B$2]" office:value-type="float" office:value="15.821444272995" calcext:value-type="float">
            <text:p>15.821444273</text:p>
          </table:table-cell>
          <table:table-cell table:formula="of:=[.C463]/([.D463]-[.D462])" office:value-type="float" office:value="95127.2309016352" calcext:value-type="float">
            <text:p>95127.2309016352</text:p>
          </table:table-cell>
          <table:table-cell/>
          <table:table-cell office:value-type="float" office:value="1442890784.95312" calcext:value-type="float">
            <text:p>1442890784.95312</text:p>
          </table:table-cell>
          <table:table-cell table:formula="of:=[.G463]-[.$B463]" office:value-type="float" office:value="0.234407901763916" calcext:value-type="float">
            <text:p>0.2344079018</text:p>
          </table:table-cell>
          <table:table-cell/>
          <table:table-cell office:value-type="float" office:value="1442890784.98077" calcext:value-type="float">
            <text:p>1442890784.98077</text:p>
          </table:table-cell>
          <table:table-cell table:formula="of:=[.J463]-[.$B463]" office:value-type="float" office:value="0.262060642242432" calcext:value-type="float">
            <text:p>0.262060642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890784.72819" calcext:value-type="float">
            <text:p>1442890784.72819</text:p>
          </table:table-cell>
          <table:table-cell office:value-type="float" office:value="896" calcext:value-type="float">
            <text:p>896</text:p>
          </table:table-cell>
          <table:table-cell table:formula="of:=[.B464]-[.B$2]" office:value-type="float" office:value="15.8309245109558" calcext:value-type="float">
            <text:p>15.830924511</text:p>
          </table:table-cell>
          <table:table-cell table:formula="of:=[.C464]/([.D464]-[.D463])" office:value-type="float" office:value="94512.3955435958" calcext:value-type="float">
            <text:p>94512.3955435958</text:p>
          </table:table-cell>
          <table:table-cell/>
          <table:table-cell office:value-type="float" office:value="1442890784.95314" calcext:value-type="float">
            <text:p>1442890784.95314</text:p>
          </table:table-cell>
          <table:table-cell table:formula="of:=[.G464]-[.$B464]" office:value-type="float" office:value="0.224948406219482" calcext:value-type="float">
            <text:p>0.2249484062</text:p>
          </table:table-cell>
          <table:table-cell/>
          <table:table-cell office:value-type="float" office:value="1442890784.98384" calcext:value-type="float">
            <text:p>1442890784.98384</text:p>
          </table:table-cell>
          <table:table-cell table:formula="of:=[.J464]-[.$B464]" office:value-type="float" office:value="0.255645990371704" calcext:value-type="float">
            <text:p>0.255645990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890784.73761" calcext:value-type="float">
            <text:p>1442890784.73761</text:p>
          </table:table-cell>
          <table:table-cell office:value-type="float" office:value="896" calcext:value-type="float">
            <text:p>896</text:p>
          </table:table-cell>
          <table:table-cell table:formula="of:=[.B465]-[.B$2]" office:value-type="float" office:value="15.8403363227844" calcext:value-type="float">
            <text:p>15.8403363228</text:p>
          </table:table-cell>
          <table:table-cell table:formula="of:=[.C465]/([.D465]-[.D464])" office:value-type="float" office:value="95199.5233559631" calcext:value-type="float">
            <text:p>95199.5233559631</text:p>
          </table:table-cell>
          <table:table-cell/>
          <table:table-cell office:value-type="float" office:value="1442890784.95316" calcext:value-type="float">
            <text:p>1442890784.95316</text:p>
          </table:table-cell>
          <table:table-cell table:formula="of:=[.G465]-[.$B465]" office:value-type="float" office:value="0.215557813644409" calcext:value-type="float">
            <text:p>0.2155578136</text:p>
          </table:table-cell>
          <table:table-cell/>
          <table:table-cell office:value-type="float" office:value="1442890784.98695" calcext:value-type="float">
            <text:p>1442890784.98695</text:p>
          </table:table-cell>
          <table:table-cell table:formula="of:=[.J465]-[.$B465]" office:value-type="float" office:value="0.24934720993042" calcext:value-type="float">
            <text:p>0.249347209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890784.747" calcext:value-type="float">
            <text:p>1442890784.747</text:p>
          </table:table-cell>
          <table:table-cell office:value-type="float" office:value="896" calcext:value-type="float">
            <text:p>896</text:p>
          </table:table-cell>
          <table:table-cell table:formula="of:=[.B466]-[.B$2]" office:value-type="float" office:value="15.8497292995453" calcext:value-type="float">
            <text:p>15.8497292995</text:p>
          </table:table-cell>
          <table:table-cell table:formula="of:=[.C466]/([.D466]-[.D465])" office:value-type="float" office:value="95390.420184278" calcext:value-type="float">
            <text:p>95390.420184278</text:p>
          </table:table-cell>
          <table:table-cell/>
          <table:table-cell office:value-type="float" office:value="1442890785.04084" calcext:value-type="float">
            <text:p>1442890785.04084</text:p>
          </table:table-cell>
          <table:table-cell table:formula="of:=[.G466]-[.$B466]" office:value-type="float" office:value="0.293842315673828" calcext:value-type="float">
            <text:p>0.2938423157</text:p>
          </table:table-cell>
          <table:table-cell/>
          <table:table-cell office:value-type="float" office:value="1442890785.04088" calcext:value-type="float">
            <text:p>1442890785.04088</text:p>
          </table:table-cell>
          <table:table-cell table:formula="of:=[.J466]-[.$B466]" office:value-type="float" office:value="0.293884515762329" calcext:value-type="float">
            <text:p>0.293884515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890784.75639" calcext:value-type="float">
            <text:p>1442890784.75639</text:p>
          </table:table-cell>
          <table:table-cell office:value-type="float" office:value="896" calcext:value-type="float">
            <text:p>896</text:p>
          </table:table-cell>
          <table:table-cell table:formula="of:=[.B467]-[.B$2]" office:value-type="float" office:value="15.8591213226318" calcext:value-type="float">
            <text:p>15.8591213226</text:p>
          </table:table-cell>
          <table:table-cell table:formula="of:=[.C467]/([.D467]-[.D466])" office:value-type="float" office:value="95400.1062117635" calcext:value-type="float">
            <text:p>95400.1062117635</text:p>
          </table:table-cell>
          <table:table-cell/>
          <table:table-cell office:value-type="float" office:value="1442890785.04094" calcext:value-type="float">
            <text:p>1442890785.04094</text:p>
          </table:table-cell>
          <table:table-cell table:formula="of:=[.G467]-[.$B467]" office:value-type="float" office:value="0.284547328948975" calcext:value-type="float">
            <text:p>0.2845473289</text:p>
          </table:table-cell>
          <table:table-cell/>
          <table:table-cell office:value-type="float" office:value="1442890785.04377" calcext:value-type="float">
            <text:p>1442890785.04377</text:p>
          </table:table-cell>
          <table:table-cell table:formula="of:=[.J467]-[.$B467]" office:value-type="float" office:value="0.287375926971436" calcext:value-type="float">
            <text:p>0.28737592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890784.76582" calcext:value-type="float">
            <text:p>1442890784.76582</text:p>
          </table:table-cell>
          <table:table-cell office:value-type="float" office:value="896" calcext:value-type="float">
            <text:p>896</text:p>
          </table:table-cell>
          <table:table-cell table:formula="of:=[.B468]-[.B$2]" office:value-type="float" office:value="15.8685481548309" calcext:value-type="float">
            <text:p>15.8685481548</text:p>
          </table:table-cell>
          <table:table-cell table:formula="of:=[.C468]/([.D468]-[.D467])" office:value-type="float" office:value="95047.8359088495" calcext:value-type="float">
            <text:p>95047.8359088495</text:p>
          </table:table-cell>
          <table:table-cell/>
          <table:table-cell office:value-type="float" office:value="1442890785.04096" calcext:value-type="float">
            <text:p>1442890785.04096</text:p>
          </table:table-cell>
          <table:table-cell table:formula="of:=[.G468]-[.$B468]" office:value-type="float" office:value="0.275142908096313" calcext:value-type="float">
            <text:p>0.2751429081</text:p>
          </table:table-cell>
          <table:table-cell/>
          <table:table-cell office:value-type="float" office:value="1442890785.0466" calcext:value-type="float">
            <text:p>1442890785.0466</text:p>
          </table:table-cell>
          <table:table-cell table:formula="of:=[.J468]-[.$B468]" office:value-type="float" office:value="0.280786752700806" calcext:value-type="float">
            <text:p>0.280786752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890784.77527" calcext:value-type="float">
            <text:p>1442890784.77527</text:p>
          </table:table-cell>
          <table:table-cell office:value-type="float" office:value="896" calcext:value-type="float">
            <text:p>896</text:p>
          </table:table-cell>
          <table:table-cell table:formula="of:=[.B469]-[.B$2]" office:value-type="float" office:value="15.8780012130737" calcext:value-type="float">
            <text:p>15.8780012131</text:p>
          </table:table-cell>
          <table:table-cell table:formula="of:=[.C469]/([.D469]-[.D468])" office:value-type="float" office:value="94784.1404322934" calcext:value-type="float">
            <text:p>94784.1404322934</text:p>
          </table:table-cell>
          <table:table-cell/>
          <table:table-cell office:value-type="float" office:value="1442890785.04098" calcext:value-type="float">
            <text:p>1442890785.04098</text:p>
          </table:table-cell>
          <table:table-cell table:formula="of:=[.G469]-[.$B469]" office:value-type="float" office:value="0.26570987701416" calcext:value-type="float">
            <text:p>0.265709877</text:p>
          </table:table-cell>
          <table:table-cell/>
          <table:table-cell office:value-type="float" office:value="1442890785.0495" calcext:value-type="float">
            <text:p>1442890785.0495</text:p>
          </table:table-cell>
          <table:table-cell table:formula="of:=[.J469]-[.$B469]" office:value-type="float" office:value="0.274225473403931" calcext:value-type="float">
            <text:p>0.274225473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890784.78468" calcext:value-type="float">
            <text:p>1442890784.78468</text:p>
          </table:table-cell>
          <table:table-cell office:value-type="float" office:value="896" calcext:value-type="float">
            <text:p>896</text:p>
          </table:table-cell>
          <table:table-cell table:formula="of:=[.B470]-[.B$2]" office:value-type="float" office:value="15.8874139785767" calcext:value-type="float">
            <text:p>15.8874139786</text:p>
          </table:table-cell>
          <table:table-cell table:formula="of:=[.C470]/([.D470]-[.D469])" office:value-type="float" office:value="95189.8780141844" calcext:value-type="float">
            <text:p>95189.8780141844</text:p>
          </table:table-cell>
          <table:table-cell/>
          <table:table-cell office:value-type="float" office:value="1442890785.041" calcext:value-type="float">
            <text:p>1442890785.041</text:p>
          </table:table-cell>
          <table:table-cell table:formula="of:=[.G470]-[.$B470]" office:value-type="float" office:value="0.256319046020508" calcext:value-type="float">
            <text:p>0.256319046</text:p>
          </table:table-cell>
          <table:table-cell/>
          <table:table-cell office:value-type="float" office:value="1442890785.05237" calcext:value-type="float">
            <text:p>1442890785.05237</text:p>
          </table:table-cell>
          <table:table-cell table:formula="of:=[.J470]-[.$B470]" office:value-type="float" office:value="0.267690420150757" calcext:value-type="float">
            <text:p>0.267690420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890784.79412" calcext:value-type="float">
            <text:p>1442890784.79412</text:p>
          </table:table-cell>
          <table:table-cell office:value-type="float" office:value="896" calcext:value-type="float">
            <text:p>896</text:p>
          </table:table-cell>
          <table:table-cell table:formula="of:=[.B471]-[.B$2]" office:value-type="float" office:value="15.8968524932861" calcext:value-type="float">
            <text:p>15.8968524933</text:p>
          </table:table-cell>
          <table:table-cell table:formula="of:=[.C471]/([.D471]-[.D470])" office:value-type="float" office:value="94930.1905627968" calcext:value-type="float">
            <text:p>94930.1905627968</text:p>
          </table:table-cell>
          <table:table-cell/>
          <table:table-cell office:value-type="float" office:value="1442890785.04102" calcext:value-type="float">
            <text:p>1442890785.04102</text:p>
          </table:table-cell>
          <table:table-cell table:formula="of:=[.G471]-[.$B471]" office:value-type="float" office:value="0.246900796890259" calcext:value-type="float">
            <text:p>0.2469007969</text:p>
          </table:table-cell>
          <table:table-cell/>
          <table:table-cell office:value-type="float" office:value="1442890785.05529" calcext:value-type="float">
            <text:p>1442890785.05529</text:p>
          </table:table-cell>
          <table:table-cell table:formula="of:=[.J471]-[.$B471]" office:value-type="float" office:value="0.261170625686645" calcext:value-type="float">
            <text:p>0.261170625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890784.80348" calcext:value-type="float">
            <text:p>1442890784.80348</text:p>
          </table:table-cell>
          <table:table-cell office:value-type="float" office:value="896" calcext:value-type="float">
            <text:p>896</text:p>
          </table:table-cell>
          <table:table-cell table:formula="of:=[.B472]-[.B$2]" office:value-type="float" office:value="15.9062075614929" calcext:value-type="float">
            <text:p>15.9062075615</text:p>
          </table:table-cell>
          <table:table-cell table:formula="of:=[.C472]/([.D472]-[.D471])" office:value-type="float" office:value="95776.9607013609" calcext:value-type="float">
            <text:p>95776.9607013609</text:p>
          </table:table-cell>
          <table:table-cell/>
          <table:table-cell office:value-type="float" office:value="1442890785.04104" calcext:value-type="float">
            <text:p>1442890785.04104</text:p>
          </table:table-cell>
          <table:table-cell table:formula="of:=[.G472]-[.$B472]" office:value-type="float" office:value="0.237565040588379" calcext:value-type="float">
            <text:p>0.2375650406</text:p>
          </table:table-cell>
          <table:table-cell/>
          <table:table-cell office:value-type="float" office:value="1442890785.05817" calcext:value-type="float">
            <text:p>1442890785.05817</text:p>
          </table:table-cell>
          <table:table-cell table:formula="of:=[.J472]-[.$B472]" office:value-type="float" office:value="0.254696846008301" calcext:value-type="float">
            <text:p>0.25469684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890784.81291" calcext:value-type="float">
            <text:p>1442890784.81291</text:p>
          </table:table-cell>
          <table:table-cell office:value-type="float" office:value="896" calcext:value-type="float">
            <text:p>896</text:p>
          </table:table-cell>
          <table:table-cell table:formula="of:=[.B473]-[.B$2]" office:value-type="float" office:value="15.9156453609467" calcext:value-type="float">
            <text:p>15.9156453609</text:p>
          </table:table-cell>
          <table:table-cell table:formula="of:=[.C473]/([.D473]-[.D472])" office:value-type="float" office:value="94937.3849690539" calcext:value-type="float">
            <text:p>94937.3849690539</text:p>
          </table:table-cell>
          <table:table-cell/>
          <table:table-cell office:value-type="float" office:value="1442890785.04106" calcext:value-type="float">
            <text:p>1442890785.04106</text:p>
          </table:table-cell>
          <table:table-cell table:formula="of:=[.G473]-[.$B473]" office:value-type="float" office:value="0.22814679145813" calcext:value-type="float">
            <text:p>0.2281467915</text:p>
          </table:table-cell>
          <table:table-cell/>
          <table:table-cell office:value-type="float" office:value="1442890785.06101" calcext:value-type="float">
            <text:p>1442890785.06101</text:p>
          </table:table-cell>
          <table:table-cell table:formula="of:=[.J473]-[.$B473]" office:value-type="float" office:value="0.248097658157349" calcext:value-type="float">
            <text:p>0.248097658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890784.82229" calcext:value-type="float">
            <text:p>1442890784.82229</text:p>
          </table:table-cell>
          <table:table-cell office:value-type="float" office:value="896" calcext:value-type="float">
            <text:p>896</text:p>
          </table:table-cell>
          <table:table-cell table:formula="of:=[.B474]-[.B$2]" office:value-type="float" office:value="15.9250226020813" calcext:value-type="float">
            <text:p>15.9250226021</text:p>
          </table:table-cell>
          <table:table-cell table:formula="of:=[.C474]/([.D474]-[.D473])" office:value-type="float" office:value="95550.4915715339" calcext:value-type="float">
            <text:p>95550.4915715339</text:p>
          </table:table-cell>
          <table:table-cell/>
          <table:table-cell office:value-type="float" office:value="1442890785.04108" calcext:value-type="float">
            <text:p>1442890785.04108</text:p>
          </table:table-cell>
          <table:table-cell table:formula="of:=[.G474]-[.$B474]" office:value-type="float" office:value="0.218788862228394" calcext:value-type="float">
            <text:p>0.2187888622</text:p>
          </table:table-cell>
          <table:table-cell/>
          <table:table-cell office:value-type="float" office:value="1442890785.06389" calcext:value-type="float">
            <text:p>1442890785.06389</text:p>
          </table:table-cell>
          <table:table-cell table:formula="of:=[.J474]-[.$B474]" office:value-type="float" office:value="0.2415931224823" calcext:value-type="float">
            <text:p>0.241593122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890784.83168" calcext:value-type="float">
            <text:p>1442890784.83168</text:p>
          </table:table-cell>
          <table:table-cell office:value-type="float" office:value="896" calcext:value-type="float">
            <text:p>896</text:p>
          </table:table-cell>
          <table:table-cell table:formula="of:=[.B475]-[.B$2]" office:value-type="float" office:value="15.934415102005" calcext:value-type="float">
            <text:p>15.934415102</text:p>
          </table:table-cell>
          <table:table-cell table:formula="of:=[.C475]/([.D475]-[.D474])" office:value-type="float" office:value="95395.2629521513" calcext:value-type="float">
            <text:p>95395.2629521513</text:p>
          </table:table-cell>
          <table:table-cell/>
          <table:table-cell office:value-type="float" office:value="1442890785.0411" calcext:value-type="float">
            <text:p>1442890785.0411</text:p>
          </table:table-cell>
          <table:table-cell table:formula="of:=[.G475]-[.$B475]" office:value-type="float" office:value="0.209415674209595" calcext:value-type="float">
            <text:p>0.2094156742</text:p>
          </table:table-cell>
          <table:table-cell/>
          <table:table-cell office:value-type="float" office:value="1442890785.06675" calcext:value-type="float">
            <text:p>1442890785.06675</text:p>
          </table:table-cell>
          <table:table-cell table:formula="of:=[.J475]-[.$B475]" office:value-type="float" office:value="0.235060453414917" calcext:value-type="float">
            <text:p>0.235060453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890784.84109" calcext:value-type="float">
            <text:p>1442890784.84109</text:p>
          </table:table-cell>
          <table:table-cell office:value-type="float" office:value="896" calcext:value-type="float">
            <text:p>896</text:p>
          </table:table-cell>
          <table:table-cell table:formula="of:=[.B476]-[.B$2]" office:value-type="float" office:value="15.9438197612762" calcext:value-type="float">
            <text:p>15.9438197613</text:p>
          </table:table-cell>
          <table:table-cell table:formula="of:=[.C476]/([.D476]-[.D475])" office:value-type="float" office:value="95271.9257719414" calcext:value-type="float">
            <text:p>95271.9257719414</text:p>
          </table:table-cell>
          <table:table-cell/>
          <table:table-cell office:value-type="float" office:value="1442890785.15994" calcext:value-type="float">
            <text:p>1442890785.15994</text:p>
          </table:table-cell>
          <table:table-cell table:formula="of:=[.G476]-[.$B476]" office:value-type="float" office:value="0.318848848342895" calcext:value-type="float">
            <text:p>0.3188488483</text:p>
          </table:table-cell>
          <table:table-cell/>
          <table:table-cell office:value-type="float" office:value="1442890785.15998" calcext:value-type="float">
            <text:p>1442890785.15998</text:p>
          </table:table-cell>
          <table:table-cell table:formula="of:=[.J476]-[.$B476]" office:value-type="float" office:value="0.318889856338501" calcext:value-type="float">
            <text:p>0.318889856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890784.85043" calcext:value-type="float">
            <text:p>1442890784.85043</text:p>
          </table:table-cell>
          <table:table-cell office:value-type="float" office:value="896" calcext:value-type="float">
            <text:p>896</text:p>
          </table:table-cell>
          <table:table-cell table:formula="of:=[.B477]-[.B$2]" office:value-type="float" office:value="15.9531650543213" calcext:value-type="float">
            <text:p>15.9531650543</text:p>
          </table:table-cell>
          <table:table-cell table:formula="of:=[.C477]/([.D477]-[.D476])" office:value-type="float" office:value="95877.143250759" calcext:value-type="float">
            <text:p>95877.143250759</text:p>
          </table:table-cell>
          <table:table-cell/>
          <table:table-cell office:value-type="float" office:value="1442890785.16002" calcext:value-type="float">
            <text:p>1442890785.16002</text:p>
          </table:table-cell>
          <table:table-cell table:formula="of:=[.G477]-[.$B477]" office:value-type="float" office:value="0.309589862823486" calcext:value-type="float">
            <text:p>0.3095898628</text:p>
          </table:table-cell>
          <table:table-cell/>
          <table:table-cell office:value-type="float" office:value="1442890785.16281" calcext:value-type="float">
            <text:p>1442890785.16281</text:p>
          </table:table-cell>
          <table:table-cell table:formula="of:=[.J477]-[.$B477]" office:value-type="float" office:value="0.312376737594604" calcext:value-type="float">
            <text:p>0.312376737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890784.85983" calcext:value-type="float">
            <text:p>1442890784.85983</text:p>
          </table:table-cell>
          <table:table-cell office:value-type="float" office:value="896" calcext:value-type="float">
            <text:p>896</text:p>
          </table:table-cell>
          <table:table-cell table:formula="of:=[.B478]-[.B$2]" office:value-type="float" office:value="15.9625647068024" calcext:value-type="float">
            <text:p>15.9625647068</text:p>
          </table:table-cell>
          <table:table-cell table:formula="of:=[.C478]/([.D478]-[.D477])" office:value-type="float" office:value="95322.6730247305" calcext:value-type="float">
            <text:p>95322.6730247305</text:p>
          </table:table-cell>
          <table:table-cell/>
          <table:table-cell office:value-type="float" office:value="1442890785.16005" calcext:value-type="float">
            <text:p>1442890785.16005</text:p>
          </table:table-cell>
          <table:table-cell table:formula="of:=[.G478]-[.$B478]" office:value-type="float" office:value="0.300214529037476" calcext:value-type="float">
            <text:p>0.300214529</text:p>
          </table:table-cell>
          <table:table-cell/>
          <table:table-cell office:value-type="float" office:value="1442890785.16564" calcext:value-type="float">
            <text:p>1442890785.16564</text:p>
          </table:table-cell>
          <table:table-cell table:formula="of:=[.J478]-[.$B478]" office:value-type="float" office:value="0.305809736251831" calcext:value-type="float">
            <text:p>0.305809736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890784.86928" calcext:value-type="float">
            <text:p>1442890784.86928</text:p>
          </table:table-cell>
          <table:table-cell office:value-type="float" office:value="896" calcext:value-type="float">
            <text:p>896</text:p>
          </table:table-cell>
          <table:table-cell table:formula="of:=[.B479]-[.B$2]" office:value-type="float" office:value="15.9720115661621" calcext:value-type="float">
            <text:p>15.9720115662</text:p>
          </table:table-cell>
          <table:table-cell table:formula="of:=[.C479]/([.D479]-[.D478])" office:value-type="float" office:value="94846.3363198142" calcext:value-type="float">
            <text:p>94846.3363198142</text:p>
          </table:table-cell>
          <table:table-cell/>
          <table:table-cell office:value-type="float" office:value="1442890785.16007" calcext:value-type="float">
            <text:p>1442890785.16007</text:p>
          </table:table-cell>
          <table:table-cell table:formula="of:=[.G479]-[.$B479]" office:value-type="float" office:value="0.29079270362854" calcext:value-type="float">
            <text:p>0.2907927036</text:p>
          </table:table-cell>
          <table:table-cell/>
          <table:table-cell office:value-type="float" office:value="1442890785.16849" calcext:value-type="float">
            <text:p>1442890785.16849</text:p>
          </table:table-cell>
          <table:table-cell table:formula="of:=[.J479]-[.$B479]" office:value-type="float" office:value="0.299205541610718" calcext:value-type="float">
            <text:p>0.299205541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890784.87872" calcext:value-type="float">
            <text:p>1442890784.87872</text:p>
          </table:table-cell>
          <table:table-cell office:value-type="float" office:value="896" calcext:value-type="float">
            <text:p>896</text:p>
          </table:table-cell>
          <table:table-cell table:formula="of:=[.B480]-[.B$2]" office:value-type="float" office:value="15.9814546108246" calcext:value-type="float">
            <text:p>15.9814546108</text:p>
          </table:table-cell>
          <table:table-cell table:formula="of:=[.C480]/([.D480]-[.D479])" office:value-type="float" office:value="94884.6512990128" calcext:value-type="float">
            <text:p>94884.6512990128</text:p>
          </table:table-cell>
          <table:table-cell/>
          <table:table-cell office:value-type="float" office:value="1442890785.16009" calcext:value-type="float">
            <text:p>1442890785.16009</text:p>
          </table:table-cell>
          <table:table-cell table:formula="of:=[.G480]-[.$B480]" office:value-type="float" office:value="0.281370639801025" calcext:value-type="float">
            <text:p>0.2813706398</text:p>
          </table:table-cell>
          <table:table-cell/>
          <table:table-cell office:value-type="float" office:value="1442890785.1713" calcext:value-type="float">
            <text:p>1442890785.1713</text:p>
          </table:table-cell>
          <table:table-cell table:formula="of:=[.J480]-[.$B480]" office:value-type="float" office:value="0.292574882507324" calcext:value-type="float">
            <text:p>0.292574882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890784.88814" calcext:value-type="float">
            <text:p>1442890784.88814</text:p>
          </table:table-cell>
          <table:table-cell office:value-type="float" office:value="896" calcext:value-type="float">
            <text:p>896</text:p>
          </table:table-cell>
          <table:table-cell table:formula="of:=[.B481]-[.B$2]" office:value-type="float" office:value="15.9908745288849" calcext:value-type="float">
            <text:p>15.9908745289</text:p>
          </table:table-cell>
          <table:table-cell table:formula="of:=[.C481]/([.D481]-[.D480])" office:value-type="float" office:value="95117.6002024804" calcext:value-type="float">
            <text:p>95117.6002024804</text:p>
          </table:table-cell>
          <table:table-cell/>
          <table:table-cell office:value-type="float" office:value="1442890785.16012" calcext:value-type="float">
            <text:p>1442890785.16012</text:p>
          </table:table-cell>
          <table:table-cell table:formula="of:=[.G481]-[.$B481]" office:value-type="float" office:value="0.271971702575684" calcext:value-type="float">
            <text:p>0.2719717026</text:p>
          </table:table-cell>
          <table:table-cell/>
          <table:table-cell office:value-type="float" office:value="1442890785.17412" calcext:value-type="float">
            <text:p>1442890785.17412</text:p>
          </table:table-cell>
          <table:table-cell table:formula="of:=[.J481]-[.$B481]" office:value-type="float" office:value="0.285972118377686" calcext:value-type="float">
            <text:p>0.285972118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890784.89757" calcext:value-type="float">
            <text:p>1442890784.89757</text:p>
          </table:table-cell>
          <table:table-cell office:value-type="float" office:value="896" calcext:value-type="float">
            <text:p>896</text:p>
          </table:table-cell>
          <table:table-cell table:formula="of:=[.B482]-[.B$2]" office:value-type="float" office:value="16.0002999305725" calcext:value-type="float">
            <text:p>16.0002999306</text:p>
          </table:table-cell>
          <table:table-cell table:formula="of:=[.C482]/([.D482]-[.D481])" office:value-type="float" office:value="95062.2615030481" calcext:value-type="float">
            <text:p>95062.2615030481</text:p>
          </table:table-cell>
          <table:table-cell/>
          <table:table-cell office:value-type="float" office:value="1442890785.16014" calcext:value-type="float">
            <text:p>1442890785.16014</text:p>
          </table:table-cell>
          <table:table-cell table:formula="of:=[.G482]-[.$B482]" office:value-type="float" office:value="0.262567281723022" calcext:value-type="float">
            <text:p>0.2625672817</text:p>
          </table:table-cell>
          <table:table-cell/>
          <table:table-cell office:value-type="float" office:value="1442890785.17694" calcext:value-type="float">
            <text:p>1442890785.17694</text:p>
          </table:table-cell>
          <table:table-cell table:formula="of:=[.J482]-[.$B482]" office:value-type="float" office:value="0.279366493225098" calcext:value-type="float">
            <text:p>0.279366493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890784.90697" calcext:value-type="float">
            <text:p>1442890784.90697</text:p>
          </table:table-cell>
          <table:table-cell office:value-type="float" office:value="896" calcext:value-type="float">
            <text:p>896</text:p>
          </table:table-cell>
          <table:table-cell table:formula="of:=[.B483]-[.B$2]" office:value-type="float" office:value="16.0097053050995" calcext:value-type="float">
            <text:p>16.0097053051</text:p>
          </table:table-cell>
          <table:table-cell table:formula="of:=[.C483]/([.D483]-[.D482])" office:value-type="float" office:value="95264.6805749195" calcext:value-type="float">
            <text:p>95264.6805749195</text:p>
          </table:table-cell>
          <table:table-cell/>
          <table:table-cell office:value-type="float" office:value="1442890785.16016" calcext:value-type="float">
            <text:p>1442890785.16016</text:p>
          </table:table-cell>
          <table:table-cell table:formula="of:=[.G483]-[.$B483]" office:value-type="float" office:value="0.253182888031006" calcext:value-type="float">
            <text:p>0.253182888</text:p>
          </table:table-cell>
          <table:table-cell/>
          <table:table-cell office:value-type="float" office:value="1442890785.17984" calcext:value-type="float">
            <text:p>1442890785.17984</text:p>
          </table:table-cell>
          <table:table-cell table:formula="of:=[.J483]-[.$B483]" office:value-type="float" office:value="0.272863149642944" calcext:value-type="float">
            <text:p>0.272863149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890784.91641" calcext:value-type="float">
            <text:p>1442890784.91641</text:p>
          </table:table-cell>
          <table:table-cell office:value-type="float" office:value="896" calcext:value-type="float">
            <text:p>896</text:p>
          </table:table-cell>
          <table:table-cell table:formula="of:=[.B484]-[.B$2]" office:value-type="float" office:value="16.0191416740417" calcext:value-type="float">
            <text:p>16.019141674</text:p>
          </table:table-cell>
          <table:table-cell table:formula="of:=[.C484]/([.D484]-[.D483])" office:value-type="float" office:value="94951.777053488" calcext:value-type="float">
            <text:p>94951.777053488</text:p>
          </table:table-cell>
          <table:table-cell/>
          <table:table-cell office:value-type="float" office:value="1442890785.16018" calcext:value-type="float">
            <text:p>1442890785.16018</text:p>
          </table:table-cell>
          <table:table-cell table:formula="of:=[.G484]-[.$B484]" office:value-type="float" office:value="0.243767499923706" calcext:value-type="float">
            <text:p>0.2437674999</text:p>
          </table:table-cell>
          <table:table-cell/>
          <table:table-cell office:value-type="float" office:value="1442890785.18269" calcext:value-type="float">
            <text:p>1442890785.18269</text:p>
          </table:table-cell>
          <table:table-cell table:formula="of:=[.J484]-[.$B484]" office:value-type="float" office:value="0.266281843185425" calcext:value-type="float">
            <text:p>0.266281843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890784.92584" calcext:value-type="float">
            <text:p>1442890784.92584</text:p>
          </table:table-cell>
          <table:table-cell office:value-type="float" office:value="896" calcext:value-type="float">
            <text:p>896</text:p>
          </table:table-cell>
          <table:table-cell table:formula="of:=[.B485]-[.B$2]" office:value-type="float" office:value="16.028567314148" calcext:value-type="float">
            <text:p>16.0285673141</text:p>
          </table:table-cell>
          <table:table-cell table:formula="of:=[.C485]/([.D485]-[.D484])" office:value-type="float" office:value="95059.8569332726" calcext:value-type="float">
            <text:p>95059.8569332726</text:p>
          </table:table-cell>
          <table:table-cell/>
          <table:table-cell office:value-type="float" office:value="1442890785.1602" calcext:value-type="float">
            <text:p>1442890785.1602</text:p>
          </table:table-cell>
          <table:table-cell table:formula="of:=[.G485]-[.$B485]" office:value-type="float" office:value="0.234363079071045" calcext:value-type="float">
            <text:p>0.2343630791</text:p>
          </table:table-cell>
          <table:table-cell/>
          <table:table-cell office:value-type="float" office:value="1442890785.18551" calcext:value-type="float">
            <text:p>1442890785.18551</text:p>
          </table:table-cell>
          <table:table-cell table:formula="of:=[.J485]-[.$B485]" office:value-type="float" office:value="0.259674072265625" calcext:value-type="float">
            <text:p>0.259674072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890784.93523" calcext:value-type="float">
            <text:p>1442890784.93523</text:p>
          </table:table-cell>
          <table:table-cell office:value-type="float" office:value="896" calcext:value-type="float">
            <text:p>896</text:p>
          </table:table-cell>
          <table:table-cell table:formula="of:=[.B486]-[.B$2]" office:value-type="float" office:value="16.0379590988159" calcext:value-type="float">
            <text:p>16.0379590988</text:p>
          </table:table-cell>
          <table:table-cell table:formula="of:=[.C486]/([.D486]-[.D485])" office:value-type="float" office:value="95402.5280259951" calcext:value-type="float">
            <text:p>95402.5280259951</text:p>
          </table:table-cell>
          <table:table-cell/>
          <table:table-cell office:value-type="float" office:value="1442890785.16022" calcext:value-type="float">
            <text:p>1442890785.16022</text:p>
          </table:table-cell>
          <table:table-cell table:formula="of:=[.G486]-[.$B486]" office:value-type="float" office:value="0.224992752075195" calcext:value-type="float">
            <text:p>0.2249927521</text:p>
          </table:table-cell>
          <table:table-cell/>
          <table:table-cell office:value-type="float" office:value="1442890785.18841" calcext:value-type="float">
            <text:p>1442890785.18841</text:p>
          </table:table-cell>
          <table:table-cell table:formula="of:=[.J486]-[.$B486]" office:value-type="float" office:value="0.253177165985107" calcext:value-type="float">
            <text:p>0.25317716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890784.94467" calcext:value-type="float">
            <text:p>1442890784.94467</text:p>
          </table:table-cell>
          <table:table-cell office:value-type="float" office:value="896" calcext:value-type="float">
            <text:p>896</text:p>
          </table:table-cell>
          <table:table-cell table:formula="of:=[.B487]-[.B$2]" office:value-type="float" office:value="16.0474019050598" calcext:value-type="float">
            <text:p>16.0474019051</text:p>
          </table:table-cell>
          <table:table-cell table:formula="of:=[.C487]/([.D487]-[.D486])" office:value-type="float" office:value="94887.0470130788" calcext:value-type="float">
            <text:p>94887.0470130788</text:p>
          </table:table-cell>
          <table:table-cell/>
          <table:table-cell office:value-type="float" office:value="1442890785.16024" calcext:value-type="float">
            <text:p>1442890785.16024</text:p>
          </table:table-cell>
          <table:table-cell table:formula="of:=[.G487]-[.$B487]" office:value-type="float" office:value="0.215571403503418" calcext:value-type="float">
            <text:p>0.2155714035</text:p>
          </table:table-cell>
          <table:table-cell/>
          <table:table-cell office:value-type="float" office:value="1442890785.19125" calcext:value-type="float">
            <text:p>1442890785.19125</text:p>
          </table:table-cell>
          <table:table-cell table:formula="of:=[.J487]-[.$B487]" office:value-type="float" office:value="0.246574401855469" calcext:value-type="float">
            <text:p>0.246574401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890784.95407" calcext:value-type="float">
            <text:p>1442890784.95407</text:p>
          </table:table-cell>
          <table:table-cell office:value-type="float" office:value="896" calcext:value-type="float">
            <text:p>896</text:p>
          </table:table-cell>
          <table:table-cell table:formula="of:=[.B488]-[.B$2]" office:value-type="float" office:value="16.0567977428436" calcext:value-type="float">
            <text:p>16.0567977428</text:p>
          </table:table-cell>
          <table:table-cell table:formula="of:=[.C488]/([.D488]-[.D487])" office:value-type="float" office:value="95361.3738993631" calcext:value-type="float">
            <text:p>95361.3738993631</text:p>
          </table:table-cell>
          <table:table-cell/>
          <table:table-cell office:value-type="float" office:value="1442890785.24234" calcext:value-type="float">
            <text:p>1442890785.24234</text:p>
          </table:table-cell>
          <table:table-cell table:formula="of:=[.G488]-[.$B488]" office:value-type="float" office:value="0.288268804550171" calcext:value-type="float">
            <text:p>0.2882688046</text:p>
          </table:table-cell>
          <table:table-cell/>
          <table:table-cell office:value-type="float" office:value="1442890785.24237" calcext:value-type="float">
            <text:p>1442890785.24237</text:p>
          </table:table-cell>
          <table:table-cell table:formula="of:=[.J488]-[.$B488]" office:value-type="float" office:value="0.288305997848511" calcext:value-type="float">
            <text:p>0.288305997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890784.96347" calcext:value-type="float">
            <text:p>1442890784.96347</text:p>
          </table:table-cell>
          <table:table-cell office:value-type="float" office:value="896" calcext:value-type="float">
            <text:p>896</text:p>
          </table:table-cell>
          <table:table-cell table:formula="of:=[.B489]-[.B$2]" office:value-type="float" office:value="16.0662031173706" calcext:value-type="float">
            <text:p>16.0662031174</text:p>
          </table:table-cell>
          <table:table-cell table:formula="of:=[.C489]/([.D489]-[.D488])" office:value-type="float" office:value="95264.6805749195" calcext:value-type="float">
            <text:p>95264.6805749195</text:p>
          </table:table-cell>
          <table:table-cell/>
          <table:table-cell office:value-type="float" office:value="1442890785.24241" calcext:value-type="float">
            <text:p>1442890785.24241</text:p>
          </table:table-cell>
          <table:table-cell table:formula="of:=[.G489]-[.$B489]" office:value-type="float" office:value="0.27894115447998" calcext:value-type="float">
            <text:p>0.2789411545</text:p>
          </table:table-cell>
          <table:table-cell/>
          <table:table-cell office:value-type="float" office:value="1442890785.24523" calcext:value-type="float">
            <text:p>1442890785.24523</text:p>
          </table:table-cell>
          <table:table-cell table:formula="of:=[.J489]-[.$B489]" office:value-type="float" office:value="0.281756401062012" calcext:value-type="float">
            <text:p>0.281756401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890784.97294" calcext:value-type="float">
            <text:p>1442890784.97294</text:p>
          </table:table-cell>
          <table:table-cell office:value-type="float" office:value="896" calcext:value-type="float">
            <text:p>896</text:p>
          </table:table-cell>
          <table:table-cell table:formula="of:=[.B490]-[.B$2]" office:value-type="float" office:value="16.0756697654724" calcext:value-type="float">
            <text:p>16.0756697655</text:p>
          </table:table-cell>
          <table:table-cell table:formula="of:=[.C490]/([.D490]-[.D489])" office:value-type="float" office:value="94648.0729360802" calcext:value-type="float">
            <text:p>94648.0729360802</text:p>
          </table:table-cell>
          <table:table-cell/>
          <table:table-cell office:value-type="float" office:value="1442890785.24243" calcext:value-type="float">
            <text:p>1442890785.24243</text:p>
          </table:table-cell>
          <table:table-cell table:formula="of:=[.G490]-[.$B490]" office:value-type="float" office:value="0.269494533538818" calcext:value-type="float">
            <text:p>0.2694945335</text:p>
          </table:table-cell>
          <table:table-cell/>
          <table:table-cell office:value-type="float" office:value="1442890785.24808" calcext:value-type="float">
            <text:p>1442890785.24808</text:p>
          </table:table-cell>
          <table:table-cell table:formula="of:=[.J490]-[.$B490]" office:value-type="float" office:value="0.27514386177063" calcext:value-type="float">
            <text:p>0.275143861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890784.98234" calcext:value-type="float">
            <text:p>1442890784.98234</text:p>
          </table:table-cell>
          <table:table-cell office:value-type="float" office:value="896" calcext:value-type="float">
            <text:p>896</text:p>
          </table:table-cell>
          <table:table-cell table:formula="of:=[.B491]-[.B$2]" office:value-type="float" office:value="16.0850720405579" calcext:value-type="float">
            <text:p>16.0850720406</text:p>
          </table:table-cell>
          <table:table-cell table:formula="of:=[.C491]/([.D491]-[.D490])" office:value-type="float" office:value="95296.0843898976" calcext:value-type="float">
            <text:p>95296.0843898976</text:p>
          </table:table-cell>
          <table:table-cell/>
          <table:table-cell office:value-type="float" office:value="1442890785.24245" calcext:value-type="float">
            <text:p>1442890785.24245</text:p>
          </table:table-cell>
          <table:table-cell table:formula="of:=[.G491]-[.$B491]" office:value-type="float" office:value="0.260111331939697" calcext:value-type="float">
            <text:p>0.2601113319</text:p>
          </table:table-cell>
          <table:table-cell/>
          <table:table-cell office:value-type="float" office:value="1442890785.25096" calcext:value-type="float">
            <text:p>1442890785.25096</text:p>
          </table:table-cell>
          <table:table-cell table:formula="of:=[.J491]-[.$B491]" office:value-type="float" office:value="0.268622398376465" calcext:value-type="float">
            <text:p>0.268622398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890784.99175" calcext:value-type="float">
            <text:p>1442890784.99175</text:p>
          </table:table-cell>
          <table:table-cell office:value-type="float" office:value="896" calcext:value-type="float">
            <text:p>896</text:p>
          </table:table-cell>
          <table:table-cell table:formula="of:=[.B492]-[.B$2]" office:value-type="float" office:value="16.0944762229919" calcext:value-type="float">
            <text:p>16.094476223</text:p>
          </table:table-cell>
          <table:table-cell table:formula="of:=[.C492]/([.D492]-[.D491])" office:value-type="float" office:value="95276.7565155664" calcext:value-type="float">
            <text:p>95276.7565155664</text:p>
          </table:table-cell>
          <table:table-cell/>
          <table:table-cell office:value-type="float" office:value="1442890785.24247" calcext:value-type="float">
            <text:p>1442890785.24247</text:p>
          </table:table-cell>
          <table:table-cell table:formula="of:=[.G492]-[.$B492]" office:value-type="float" office:value="0.250725507736206" calcext:value-type="float">
            <text:p>0.2507255077</text:p>
          </table:table-cell>
          <table:table-cell/>
          <table:table-cell office:value-type="float" office:value="1442890785.25379" calcext:value-type="float">
            <text:p>1442890785.25379</text:p>
          </table:table-cell>
          <table:table-cell table:formula="of:=[.J492]-[.$B492]" office:value-type="float" office:value="0.262047052383423" calcext:value-type="float">
            <text:p>0.262047052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890785.00172" calcext:value-type="float">
            <text:p>1442890785.00172</text:p>
          </table:table-cell>
          <table:table-cell office:value-type="float" office:value="896" calcext:value-type="float">
            <text:p>896</text:p>
          </table:table-cell>
          <table:table-cell table:formula="of:=[.B493]-[.B$2]" office:value-type="float" office:value="16.1044547557831" calcext:value-type="float">
            <text:p>16.1044547558</text:p>
          </table:table-cell>
          <table:table-cell table:formula="of:=[.C493]/([.D493]-[.D492])" office:value-type="float" office:value="89792.7599933099" calcext:value-type="float">
            <text:p>89792.7599933099</text:p>
          </table:table-cell>
          <table:table-cell/>
          <table:table-cell office:value-type="float" office:value="1442890785.24249" calcext:value-type="float">
            <text:p>1442890785.24249</text:p>
          </table:table-cell>
          <table:table-cell table:formula="of:=[.G493]-[.$B493]" office:value-type="float" office:value="0.240765333175659" calcext:value-type="float">
            <text:p>0.2407653332</text:p>
          </table:table-cell>
          <table:table-cell/>
          <table:table-cell office:value-type="float" office:value="1442890785.25663" calcext:value-type="float">
            <text:p>1442890785.25663</text:p>
          </table:table-cell>
          <table:table-cell table:formula="of:=[.J493]-[.$B493]" office:value-type="float" office:value="0.254908323287964" calcext:value-type="float">
            <text:p>0.254908323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890785.0111" calcext:value-type="float">
            <text:p>1442890785.0111</text:p>
          </table:table-cell>
          <table:table-cell office:value-type="float" office:value="896" calcext:value-type="float">
            <text:p>896</text:p>
          </table:table-cell>
          <table:table-cell table:formula="of:=[.B494]-[.B$2]" office:value-type="float" office:value="16.1138319969177" calcext:value-type="float">
            <text:p>16.1138319969</text:p>
          </table:table-cell>
          <table:table-cell table:formula="of:=[.C494]/([.D494]-[.D493])" office:value-type="float" office:value="95550.4915715339" calcext:value-type="float">
            <text:p>95550.4915715339</text:p>
          </table:table-cell>
          <table:table-cell/>
          <table:table-cell office:value-type="float" office:value="1442890785.24251" calcext:value-type="float">
            <text:p>1442890785.24251</text:p>
          </table:table-cell>
          <table:table-cell table:formula="of:=[.G494]-[.$B494]" office:value-type="float" office:value="0.231406211853027" calcext:value-type="float">
            <text:p>0.2314062119</text:p>
          </table:table-cell>
          <table:table-cell/>
          <table:table-cell office:value-type="float" office:value="1442890785.25948" calcext:value-type="float">
            <text:p>1442890785.25948</text:p>
          </table:table-cell>
          <table:table-cell table:formula="of:=[.J494]-[.$B494]" office:value-type="float" office:value="0.248382806777954" calcext:value-type="float">
            <text:p>0.2483828068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890785.02057" calcext:value-type="float">
            <text:p>1442890785.02057</text:p>
          </table:table-cell>
          <table:table-cell office:value-type="float" office:value="896" calcext:value-type="float">
            <text:p>896</text:p>
          </table:table-cell>
          <table:table-cell table:formula="of:=[.B495]-[.B$2]" office:value-type="float" office:value="16.1233022212982" calcext:value-type="float">
            <text:p>16.1233022213</text:p>
          </table:table-cell>
          <table:table-cell table:formula="of:=[.C495]/([.D495]-[.D494])" office:value-type="float" office:value="94612.3306059767" calcext:value-type="float">
            <text:p>94612.3306059767</text:p>
          </table:table-cell>
          <table:table-cell/>
          <table:table-cell office:value-type="float" office:value="1442890785.24253" calcext:value-type="float">
            <text:p>1442890785.24253</text:p>
          </table:table-cell>
          <table:table-cell table:formula="of:=[.G495]-[.$B495]" office:value-type="float" office:value="0.221954584121704" calcext:value-type="float">
            <text:p>0.2219545841</text:p>
          </table:table-cell>
          <table:table-cell/>
          <table:table-cell office:value-type="float" office:value="1442890785.26234" calcext:value-type="float">
            <text:p>1442890785.26234</text:p>
          </table:table-cell>
          <table:table-cell table:formula="of:=[.J495]-[.$B495]" office:value-type="float" office:value="0.241769552230835" calcext:value-type="float">
            <text:p>0.241769552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890785.03013" calcext:value-type="float">
            <text:p>1442890785.03013</text:p>
          </table:table-cell>
          <table:table-cell office:value-type="float" office:value="896" calcext:value-type="float">
            <text:p>896</text:p>
          </table:table-cell>
          <table:table-cell table:formula="of:=[.B496]-[.B$2]" office:value-type="float" office:value="16.1328570842743" calcext:value-type="float">
            <text:p>16.1328570843</text:p>
          </table:table-cell>
          <table:table-cell table:formula="of:=[.C496]/([.D496]-[.D495])" office:value-type="float" office:value="93774.2385467612" calcext:value-type="float">
            <text:p>93774.2385467612</text:p>
          </table:table-cell>
          <table:table-cell/>
          <table:table-cell office:value-type="float" office:value="1442890785.24255" calcext:value-type="float">
            <text:p>1442890785.24255</text:p>
          </table:table-cell>
          <table:table-cell table:formula="of:=[.G496]-[.$B496]" office:value-type="float" office:value="0.2124183177948" calcext:value-type="float">
            <text:p>0.2124183178</text:p>
          </table:table-cell>
          <table:table-cell/>
          <table:table-cell office:value-type="float" office:value="1442890785.26518" calcext:value-type="float">
            <text:p>1442890785.26518</text:p>
          </table:table-cell>
          <table:table-cell table:formula="of:=[.J496]-[.$B496]" office:value-type="float" office:value="0.23505687713623" calcext:value-type="float">
            <text:p>0.235056877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890785.03963" calcext:value-type="float">
            <text:p>1442890785.03963</text:p>
          </table:table-cell>
          <table:table-cell office:value-type="float" office:value="896" calcext:value-type="float">
            <text:p>896</text:p>
          </table:table-cell>
          <table:table-cell table:formula="of:=[.B497]-[.B$2]" office:value-type="float" office:value="16.1423580646515" calcext:value-type="float">
            <text:p>16.1423580647</text:p>
          </table:table-cell>
          <table:table-cell table:formula="of:=[.C497]/([.D497]-[.D496])" office:value-type="float" office:value="94306.057314931" calcext:value-type="float">
            <text:p>94306.057314931</text:p>
          </table:table-cell>
          <table:table-cell/>
          <table:table-cell office:value-type="float" office:value="1442890785.35875" calcext:value-type="float">
            <text:p>1442890785.35875</text:p>
          </table:table-cell>
          <table:table-cell table:formula="of:=[.G497]-[.$B497]" office:value-type="float" office:value="0.319120645523071" calcext:value-type="float">
            <text:p>0.3191206455</text:p>
          </table:table-cell>
          <table:table-cell/>
          <table:table-cell office:value-type="float" office:value="1442890785.35879" calcext:value-type="float">
            <text:p>1442890785.35879</text:p>
          </table:table-cell>
          <table:table-cell table:formula="of:=[.J497]-[.$B497]" office:value-type="float" office:value="0.319158315658569" calcext:value-type="float">
            <text:p>0.319158315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890785.04913" calcext:value-type="float">
            <text:p>1442890785.04913</text:p>
          </table:table-cell>
          <table:table-cell office:value-type="float" office:value="896" calcext:value-type="float">
            <text:p>896</text:p>
          </table:table-cell>
          <table:table-cell table:formula="of:=[.B498]-[.B$2]" office:value-type="float" office:value="16.151858329773" calcext:value-type="float">
            <text:p>16.1518583298</text:p>
          </table:table-cell>
          <table:table-cell table:formula="of:=[.C498]/([.D498]-[.D497])" office:value-type="float" office:value="94313.1574271589" calcext:value-type="float">
            <text:p>94313.1574271589</text:p>
          </table:table-cell>
          <table:table-cell/>
          <table:table-cell office:value-type="float" office:value="1442890785.35884" calcext:value-type="float">
            <text:p>1442890785.35884</text:p>
          </table:table-cell>
          <table:table-cell table:formula="of:=[.G498]-[.$B498]" office:value-type="float" office:value="0.309711456298828" calcext:value-type="float">
            <text:p>0.3097114563</text:p>
          </table:table-cell>
          <table:table-cell/>
          <table:table-cell office:value-type="float" office:value="1442890785.36166" calcext:value-type="float">
            <text:p>1442890785.36166</text:p>
          </table:table-cell>
          <table:table-cell table:formula="of:=[.J498]-[.$B498]" office:value-type="float" office:value="0.312530755996704" calcext:value-type="float">
            <text:p>0.31253075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890785.05861" calcext:value-type="float">
            <text:p>1442890785.05861</text:p>
          </table:table-cell>
          <table:table-cell office:value-type="float" office:value="896" calcext:value-type="float">
            <text:p>896</text:p>
          </table:table-cell>
          <table:table-cell table:formula="of:=[.B499]-[.B$2]" office:value-type="float" office:value="16.1613366603851" calcext:value-type="float">
            <text:p>16.1613366604</text:p>
          </table:table-cell>
          <table:table-cell table:formula="of:=[.C499]/([.D499]-[.D498])" office:value-type="float" office:value="94531.4145138976" calcext:value-type="float">
            <text:p>94531.4145138976</text:p>
          </table:table-cell>
          <table:table-cell/>
          <table:table-cell office:value-type="float" office:value="1442890785.35887" calcext:value-type="float">
            <text:p>1442890785.35887</text:p>
          </table:table-cell>
          <table:table-cell table:formula="of:=[.G499]-[.$B499]" office:value-type="float" office:value="0.300267696380615" calcext:value-type="float">
            <text:p>0.3002676964</text:p>
          </table:table-cell>
          <table:table-cell/>
          <table:table-cell office:value-type="float" office:value="1442890785.36453" calcext:value-type="float">
            <text:p>1442890785.36453</text:p>
          </table:table-cell>
          <table:table-cell table:formula="of:=[.J499]-[.$B499]" office:value-type="float" office:value="0.305920362472534" calcext:value-type="float">
            <text:p>0.305920362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890785.06808" calcext:value-type="float">
            <text:p>1442890785.06808</text:p>
          </table:table-cell>
          <table:table-cell office:value-type="float" office:value="896" calcext:value-type="float">
            <text:p>896</text:p>
          </table:table-cell>
          <table:table-cell table:formula="of:=[.B500]-[.B$2]" office:value-type="float" office:value="16.1708097457886" calcext:value-type="float">
            <text:p>16.1708097458</text:p>
          </table:table-cell>
          <table:table-cell table:formula="of:=[.C500]/([.D500]-[.D499])" office:value-type="float" office:value="94583.7561724511" calcext:value-type="float">
            <text:p>94583.7561724511</text:p>
          </table:table-cell>
          <table:table-cell/>
          <table:table-cell office:value-type="float" office:value="1442890785.3589" calcext:value-type="float">
            <text:p>1442890785.3589</text:p>
          </table:table-cell>
          <table:table-cell table:formula="of:=[.G500]-[.$B500]" office:value-type="float" office:value="0.290816068649292" calcext:value-type="float">
            <text:p>0.2908160686</text:p>
          </table:table-cell>
          <table:table-cell/>
          <table:table-cell office:value-type="float" office:value="1442890785.36738" calcext:value-type="float">
            <text:p>1442890785.36738</text:p>
          </table:table-cell>
          <table:table-cell table:formula="of:=[.J500]-[.$B500]" office:value-type="float" office:value="0.299302577972412" calcext:value-type="float">
            <text:p>0.29930257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890785.07754" calcext:value-type="float">
            <text:p>1442890785.07754</text:p>
          </table:table-cell>
          <table:table-cell office:value-type="float" office:value="896" calcext:value-type="float">
            <text:p>896</text:p>
          </table:table-cell>
          <table:table-cell table:formula="of:=[.B501]-[.B$2]" office:value-type="float" office:value="16.1802744865417" calcext:value-type="float">
            <text:p>16.1802744865</text:p>
          </table:table-cell>
          <table:table-cell table:formula="of:=[.C501]/([.D501]-[.D500])" office:value-type="float" office:value="94667.1465565016" calcext:value-type="float">
            <text:p>94667.1465565016</text:p>
          </table:table-cell>
          <table:table-cell/>
          <table:table-cell office:value-type="float" office:value="1442890785.35891" calcext:value-type="float">
            <text:p>1442890785.35891</text:p>
          </table:table-cell>
          <table:table-cell table:formula="of:=[.G501]-[.$B501]" office:value-type="float" office:value="0.281370878219604" calcext:value-type="float">
            <text:p>0.2813708782</text:p>
          </table:table-cell>
          <table:table-cell/>
          <table:table-cell office:value-type="float" office:value="1442890785.37022" calcext:value-type="float">
            <text:p>1442890785.37022</text:p>
          </table:table-cell>
          <table:table-cell table:formula="of:=[.J501]-[.$B501]" office:value-type="float" office:value="0.292675733566284" calcext:value-type="float">
            <text:p>0.292675733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890785.08702" calcext:value-type="float">
            <text:p>1442890785.08702</text:p>
          </table:table-cell>
          <table:table-cell office:value-type="float" office:value="896" calcext:value-type="float">
            <text:p>896</text:p>
          </table:table-cell>
          <table:table-cell table:formula="of:=[.B502]-[.B$2]" office:value-type="float" office:value="16.189754486084" calcext:value-type="float">
            <text:p>16.1897544861</text:p>
          </table:table-cell>
          <table:table-cell table:formula="of:=[.C502]/([.D502]-[.D501])" office:value-type="float" office:value="94514.7724963533" calcext:value-type="float">
            <text:p>94514.7724963533</text:p>
          </table:table-cell>
          <table:table-cell/>
          <table:table-cell office:value-type="float" office:value="1442890785.35893" calcext:value-type="float">
            <text:p>1442890785.35893</text:p>
          </table:table-cell>
          <table:table-cell table:formula="of:=[.G502]-[.$B502]" office:value-type="float" office:value="0.271910190582275" calcext:value-type="float">
            <text:p>0.2719101906</text:p>
          </table:table-cell>
          <table:table-cell/>
          <table:table-cell office:value-type="float" office:value="1442890785.37308" calcext:value-type="float">
            <text:p>1442890785.37308</text:p>
          </table:table-cell>
          <table:table-cell table:formula="of:=[.J502]-[.$B502]" office:value-type="float" office:value="0.286051273345947" calcext:value-type="float">
            <text:p>0.286051273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890785.09645" calcext:value-type="float">
            <text:p>1442890785.09645</text:p>
          </table:table-cell>
          <table:table-cell office:value-type="float" office:value="896" calcext:value-type="float">
            <text:p>896</text:p>
          </table:table-cell>
          <table:table-cell table:formula="of:=[.B503]-[.B$2]" office:value-type="float" office:value="16.1991846561432" calcext:value-type="float">
            <text:p>16.1991846561</text:p>
          </table:table-cell>
          <table:table-cell table:formula="of:=[.C503]/([.D503]-[.D502])" office:value-type="float" office:value="95014.1932091118" calcext:value-type="float">
            <text:p>95014.1932091118</text:p>
          </table:table-cell>
          <table:table-cell/>
          <table:table-cell office:value-type="float" office:value="1442890785.35897" calcext:value-type="float">
            <text:p>1442890785.35897</text:p>
          </table:table-cell>
          <table:table-cell table:formula="of:=[.G503]-[.$B503]" office:value-type="float" office:value="0.262513160705566" calcext:value-type="float">
            <text:p>0.2625131607</text:p>
          </table:table-cell>
          <table:table-cell/>
          <table:table-cell office:value-type="float" office:value="1442890785.37593" calcext:value-type="float">
            <text:p>1442890785.37593</text:p>
          </table:table-cell>
          <table:table-cell table:formula="of:=[.J503]-[.$B503]" office:value-type="float" office:value="0.279474258422852" calcext:value-type="float">
            <text:p>0.279474258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890785.10589" calcext:value-type="float">
            <text:p>1442890785.10589</text:p>
          </table:table-cell>
          <table:table-cell office:value-type="float" office:value="896" calcext:value-type="float">
            <text:p>896</text:p>
          </table:table-cell>
          <table:table-cell table:formula="of:=[.B504]-[.B$2]" office:value-type="float" office:value="16.2086157798767" calcext:value-type="float">
            <text:p>16.2086157799</text:p>
          </table:table-cell>
          <table:table-cell table:formula="of:=[.C504]/([.D504]-[.D503])" office:value-type="float" office:value="95004.585383118" calcext:value-type="float">
            <text:p>95004.585383118</text:p>
          </table:table-cell>
          <table:table-cell/>
          <table:table-cell office:value-type="float" office:value="1442890785.35899" calcext:value-type="float">
            <text:p>1442890785.35899</text:p>
          </table:table-cell>
          <table:table-cell table:formula="of:=[.G504]-[.$B504]" office:value-type="float" office:value="0.253101110458374" calcext:value-type="float">
            <text:p>0.2531011105</text:p>
          </table:table-cell>
          <table:table-cell/>
          <table:table-cell office:value-type="float" office:value="1442890785.37879" calcext:value-type="float">
            <text:p>1442890785.37879</text:p>
          </table:table-cell>
          <table:table-cell table:formula="of:=[.J504]-[.$B504]" office:value-type="float" office:value="0.272903680801392" calcext:value-type="float">
            <text:p>0.272903680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890785.11532" calcext:value-type="float">
            <text:p>1442890785.11532</text:p>
          </table:table-cell>
          <table:table-cell office:value-type="float" office:value="896" calcext:value-type="float">
            <text:p>896</text:p>
          </table:table-cell>
          <table:table-cell table:formula="of:=[.B505]-[.B$2]" office:value-type="float" office:value="16.2180531024933" calcext:value-type="float">
            <text:p>16.2180531025</text:p>
          </table:table-cell>
          <table:table-cell table:formula="of:=[.C505]/([.D505]-[.D504])" office:value-type="float" office:value="94942.1818457419" calcext:value-type="float">
            <text:p>94942.1818457419</text:p>
          </table:table-cell>
          <table:table-cell/>
          <table:table-cell office:value-type="float" office:value="1442890785.359" calcext:value-type="float">
            <text:p>1442890785.359</text:p>
          </table:table-cell>
          <table:table-cell table:formula="of:=[.G505]-[.$B505]" office:value-type="float" office:value="0.243681669235229" calcext:value-type="float">
            <text:p>0.2436816692</text:p>
          </table:table-cell>
          <table:table-cell/>
          <table:table-cell office:value-type="float" office:value="1442890785.38166" calcext:value-type="float">
            <text:p>1442890785.38166</text:p>
          </table:table-cell>
          <table:table-cell table:formula="of:=[.J505]-[.$B505]" office:value-type="float" office:value="0.266333818435669" calcext:value-type="float">
            <text:p>0.266333818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890785.12474" calcext:value-type="float">
            <text:p>1442890785.12474</text:p>
          </table:table-cell>
          <table:table-cell office:value-type="float" office:value="896" calcext:value-type="float">
            <text:p>896</text:p>
          </table:table-cell>
          <table:table-cell table:formula="of:=[.B506]-[.B$2]" office:value-type="float" office:value="16.2274739742279" calcext:value-type="float">
            <text:p>16.2274739742</text:p>
          </table:table-cell>
          <table:table-cell table:formula="of:=[.C506]/([.D506]-[.D505])" office:value-type="float" office:value="95107.9714531558" calcext:value-type="float">
            <text:p>95107.9714531558</text:p>
          </table:table-cell>
          <table:table-cell/>
          <table:table-cell office:value-type="float" office:value="1442890785.35904" calcext:value-type="float">
            <text:p>1442890785.35904</text:p>
          </table:table-cell>
          <table:table-cell table:formula="of:=[.G506]-[.$B506]" office:value-type="float" office:value="0.234295845031738" calcext:value-type="float">
            <text:p>0.234295845</text:p>
          </table:table-cell>
          <table:table-cell/>
          <table:table-cell office:value-type="float" office:value="1442890785.38453" calcext:value-type="float">
            <text:p>1442890785.38453</text:p>
          </table:table-cell>
          <table:table-cell table:formula="of:=[.J506]-[.$B506]" office:value-type="float" office:value="0.259784460067749" calcext:value-type="float">
            <text:p>0.259784460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890785.13422" calcext:value-type="float">
            <text:p>1442890785.13422</text:p>
          </table:table-cell>
          <table:table-cell office:value-type="float" office:value="896" calcext:value-type="float">
            <text:p>896</text:p>
          </table:table-cell>
          <table:table-cell table:formula="of:=[.B507]-[.B$2]" office:value-type="float" office:value="16.2369518280029" calcext:value-type="float">
            <text:p>16.236951828</text:p>
          </table:table-cell>
          <table:table-cell table:formula="of:=[.C507]/([.D507]-[.D506])" office:value-type="float" office:value="94536.1704525445" calcext:value-type="float">
            <text:p>94536.1704525445</text:p>
          </table:table-cell>
          <table:table-cell/>
          <table:table-cell office:value-type="float" office:value="1442890785.35906" calcext:value-type="float">
            <text:p>1442890785.35906</text:p>
          </table:table-cell>
          <table:table-cell table:formula="of:=[.G507]-[.$B507]" office:value-type="float" office:value="0.2248375415802" calcext:value-type="float">
            <text:p>0.2248375416</text:p>
          </table:table-cell>
          <table:table-cell/>
          <table:table-cell office:value-type="float" office:value="1442890785.38739" calcext:value-type="float">
            <text:p>1442890785.38739</text:p>
          </table:table-cell>
          <table:table-cell table:formula="of:=[.J507]-[.$B507]" office:value-type="float" office:value="0.253165006637573" calcext:value-type="float">
            <text:p>0.253165006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890785.1437" calcext:value-type="float">
            <text:p>1442890785.1437</text:p>
          </table:table-cell>
          <table:table-cell office:value-type="float" office:value="896" calcext:value-type="float">
            <text:p>896</text:p>
          </table:table-cell>
          <table:table-cell table:formula="of:=[.B508]-[.B$2]" office:value-type="float" office:value="16.2464258670807" calcext:value-type="float">
            <text:p>16.2464258671</text:p>
          </table:table-cell>
          <table:table-cell table:formula="of:=[.C508]/([.D508]-[.D507])" office:value-type="float" office:value="94574.2351964164" calcext:value-type="float">
            <text:p>94574.2351964164</text:p>
          </table:table-cell>
          <table:table-cell/>
          <table:table-cell office:value-type="float" office:value="1442890785.35909" calcext:value-type="float">
            <text:p>1442890785.35909</text:p>
          </table:table-cell>
          <table:table-cell table:formula="of:=[.G508]-[.$B508]" office:value-type="float" office:value="0.215396642684937" calcext:value-type="float">
            <text:p>0.2153966427</text:p>
          </table:table-cell>
          <table:table-cell/>
          <table:table-cell office:value-type="float" office:value="1442890785.39024" calcext:value-type="float">
            <text:p>1442890785.39024</text:p>
          </table:table-cell>
          <table:table-cell table:formula="of:=[.J508]-[.$B508]" office:value-type="float" office:value="0.246541023254395" calcext:value-type="float">
            <text:p>0.246541023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890785.15315" calcext:value-type="float">
            <text:p>1442890785.15315</text:p>
          </table:table-cell>
          <table:table-cell office:value-type="float" office:value="896" calcext:value-type="float">
            <text:p>896</text:p>
          </table:table-cell>
          <table:table-cell table:formula="of:=[.B509]-[.B$2]" office:value-type="float" office:value="16.2558782100678" calcext:value-type="float">
            <text:p>16.2558782101</text:p>
          </table:table-cell>
          <table:table-cell table:formula="of:=[.C509]/([.D509]-[.D508])" office:value-type="float" office:value="94791.3127175503" calcext:value-type="float">
            <text:p>94791.3127175503</text:p>
          </table:table-cell>
          <table:table-cell/>
          <table:table-cell office:value-type="float" office:value="1442890785.44322" calcext:value-type="float">
            <text:p>1442890785.44322</text:p>
          </table:table-cell>
          <table:table-cell table:formula="of:=[.G509]-[.$B509]" office:value-type="float" office:value="0.290076732635498" calcext:value-type="float">
            <text:p>0.2900767326</text:p>
          </table:table-cell>
          <table:table-cell/>
          <table:table-cell office:value-type="float" office:value="1442890785.4433" calcext:value-type="float">
            <text:p>1442890785.4433</text:p>
          </table:table-cell>
          <table:table-cell table:formula="of:=[.J509]-[.$B509]" office:value-type="float" office:value="0.290149211883545" calcext:value-type="float">
            <text:p>0.290149211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890785.16271" calcext:value-type="float">
            <text:p>1442890785.16271</text:p>
          </table:table-cell>
          <table:table-cell office:value-type="float" office:value="896" calcext:value-type="float">
            <text:p>896</text:p>
          </table:table-cell>
          <table:table-cell table:formula="of:=[.B510]-[.B$2]" office:value-type="float" office:value="16.2654452323914" calcext:value-type="float">
            <text:p>16.2654452324</text:p>
          </table:table-cell>
          <table:table-cell table:formula="of:=[.C510]/([.D510]-[.D509])" office:value-type="float" office:value="93655.0548010068" calcext:value-type="float">
            <text:p>93655.0548010068</text:p>
          </table:table-cell>
          <table:table-cell/>
          <table:table-cell office:value-type="float" office:value="1442890785.44335" calcext:value-type="float">
            <text:p>1442890785.44335</text:p>
          </table:table-cell>
          <table:table-cell table:formula="of:=[.G510]-[.$B510]" office:value-type="float" office:value="0.280639171600342" calcext:value-type="float">
            <text:p>0.2806391716</text:p>
          </table:table-cell>
          <table:table-cell/>
          <table:table-cell office:value-type="float" office:value="1442890785.44612" calcext:value-type="float">
            <text:p>1442890785.44612</text:p>
          </table:table-cell>
          <table:table-cell table:formula="of:=[.J510]-[.$B510]" office:value-type="float" office:value="0.283408880233765" calcext:value-type="float">
            <text:p>0.283408880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890785.17228" calcext:value-type="float">
            <text:p>1442890785.17228</text:p>
          </table:table-cell>
          <table:table-cell office:value-type="float" office:value="896" calcext:value-type="float">
            <text:p>896</text:p>
          </table:table-cell>
          <table:table-cell table:formula="of:=[.B511]-[.B$2]" office:value-type="float" office:value="16.275009393692" calcext:value-type="float">
            <text:p>16.2750093937</text:p>
          </table:table-cell>
          <table:table-cell table:formula="of:=[.C511]/([.D511]-[.D510])" office:value-type="float" office:value="93683.0707715319" calcext:value-type="float">
            <text:p>93683.0707715319</text:p>
          </table:table-cell>
          <table:table-cell/>
          <table:table-cell office:value-type="float" office:value="1442890785.44338" calcext:value-type="float">
            <text:p>1442890785.44338</text:p>
          </table:table-cell>
          <table:table-cell table:formula="of:=[.G511]-[.$B511]" office:value-type="float" office:value="0.271098613739014" calcext:value-type="float">
            <text:p>0.2710986137</text:p>
          </table:table-cell>
          <table:table-cell/>
          <table:table-cell office:value-type="float" office:value="1442890785.44898" calcext:value-type="float">
            <text:p>1442890785.44898</text:p>
          </table:table-cell>
          <table:table-cell table:formula="of:=[.J511]-[.$B511]" office:value-type="float" office:value="0.276703119277954" calcext:value-type="float">
            <text:p>0.276703119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890785.18172" calcext:value-type="float">
            <text:p>1442890785.18172</text:p>
          </table:table-cell>
          <table:table-cell office:value-type="float" office:value="896" calcext:value-type="float">
            <text:p>896</text:p>
          </table:table-cell>
          <table:table-cell table:formula="of:=[.B512]-[.B$2]" office:value-type="float" office:value="16.2844498157501" calcext:value-type="float">
            <text:p>16.2844498158</text:p>
          </table:table-cell>
          <table:table-cell table:formula="of:=[.C512]/([.D512]-[.D511])" office:value-type="float" office:value="94911.0108091726" calcext:value-type="float">
            <text:p>94911.0108091726</text:p>
          </table:table-cell>
          <table:table-cell/>
          <table:table-cell office:value-type="float" office:value="1442890785.4434" calcext:value-type="float">
            <text:p>1442890785.4434</text:p>
          </table:table-cell>
          <table:table-cell table:formula="of:=[.G512]-[.$B512]" office:value-type="float" office:value="0.26167893409729" calcext:value-type="float">
            <text:p>0.2616789341</text:p>
          </table:table-cell>
          <table:table-cell/>
          <table:table-cell office:value-type="float" office:value="1442890785.45186" calcext:value-type="float">
            <text:p>1442890785.45186</text:p>
          </table:table-cell>
          <table:table-cell table:formula="of:=[.J512]-[.$B512]" office:value-type="float" office:value="0.270137548446655" calcext:value-type="float">
            <text:p>0.270137548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890785.19122" calcext:value-type="float">
            <text:p>1442890785.19122</text:p>
          </table:table-cell>
          <table:table-cell office:value-type="float" office:value="896" calcext:value-type="float">
            <text:p>896</text:p>
          </table:table-cell>
          <table:table-cell table:formula="of:=[.B513]-[.B$2]" office:value-type="float" office:value="16.2939460277557" calcext:value-type="float">
            <text:p>16.2939460278</text:p>
          </table:table-cell>
          <table:table-cell table:formula="of:=[.C513]/([.D513]-[.D512])" office:value-type="float" office:value="94353.411599297" calcext:value-type="float">
            <text:p>94353.411599297</text:p>
          </table:table-cell>
          <table:table-cell/>
          <table:table-cell office:value-type="float" office:value="1442890785.44342" calcext:value-type="float">
            <text:p>1442890785.44342</text:p>
          </table:table-cell>
          <table:table-cell table:formula="of:=[.G513]-[.$B513]" office:value-type="float" office:value="0.252202749252319" calcext:value-type="float">
            <text:p>0.2522027493</text:p>
          </table:table-cell>
          <table:table-cell/>
          <table:table-cell office:value-type="float" office:value="1442890785.45474" calcext:value-type="float">
            <text:p>1442890785.45474</text:p>
          </table:table-cell>
          <table:table-cell table:formula="of:=[.J513]-[.$B513]" office:value-type="float" office:value="0.263528823852539" calcext:value-type="float">
            <text:p>0.263528823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890785.2007" calcext:value-type="float">
            <text:p>1442890785.2007</text:p>
          </table:table-cell>
          <table:table-cell office:value-type="float" office:value="896" calcext:value-type="float">
            <text:p>896</text:p>
          </table:table-cell>
          <table:table-cell table:formula="of:=[.B514]-[.B$2]" office:value-type="float" office:value="16.3034303188324" calcext:value-type="float">
            <text:p>16.3034303188</text:p>
          </table:table-cell>
          <table:table-cell table:formula="of:=[.C514]/([.D514]-[.D513])" office:value-type="float" office:value="94472.0056309703" calcext:value-type="float">
            <text:p>94472.0056309703</text:p>
          </table:table-cell>
          <table:table-cell/>
          <table:table-cell office:value-type="float" office:value="1442890785.44344" calcext:value-type="float">
            <text:p>1442890785.44344</text:p>
          </table:table-cell>
          <table:table-cell table:formula="of:=[.G514]-[.$B514]" office:value-type="float" office:value="0.242739915847778" calcext:value-type="float">
            <text:p>0.2427399158</text:p>
          </table:table-cell>
          <table:table-cell/>
          <table:table-cell office:value-type="float" office:value="1442890785.4577" calcext:value-type="float">
            <text:p>1442890785.4577</text:p>
          </table:table-cell>
          <table:table-cell table:formula="of:=[.J514]-[.$B514]" office:value-type="float" office:value="0.256998777389526" calcext:value-type="float">
            <text:p>0.256998777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890785.20962" calcext:value-type="float">
            <text:p>1442890785.20962</text:p>
          </table:table-cell>
          <table:table-cell office:value-type="float" office:value="896" calcext:value-type="float">
            <text:p>896</text:p>
          </table:table-cell>
          <table:table-cell table:formula="of:=[.B515]-[.B$2]" office:value-type="float" office:value="16.3123528957367" calcext:value-type="float">
            <text:p>16.3123528957</text:p>
          </table:table-cell>
          <table:table-cell table:formula="of:=[.C515]/([.D515]-[.D514])" office:value-type="float" office:value="100419.420265071" calcext:value-type="float">
            <text:p>100419.420265071</text:p>
          </table:table-cell>
          <table:table-cell/>
          <table:table-cell office:value-type="float" office:value="1442890785.44346" calcext:value-type="float">
            <text:p>1442890785.44346</text:p>
          </table:table-cell>
          <table:table-cell table:formula="of:=[.G515]-[.$B515]" office:value-type="float" office:value="0.233840703964233" calcext:value-type="float">
            <text:p>0.233840704</text:p>
          </table:table-cell>
          <table:table-cell/>
          <table:table-cell office:value-type="float" office:value="1442890785.46055" calcext:value-type="float">
            <text:p>1442890785.46055</text:p>
          </table:table-cell>
          <table:table-cell table:formula="of:=[.J515]-[.$B515]" office:value-type="float" office:value="0.250925064086914" calcext:value-type="float">
            <text:p>0.250925064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890785.21905" calcext:value-type="float">
            <text:p>1442890785.21905</text:p>
          </table:table-cell>
          <table:table-cell office:value-type="float" office:value="896" calcext:value-type="float">
            <text:p>896</text:p>
          </table:table-cell>
          <table:table-cell table:formula="of:=[.B516]-[.B$2]" office:value-type="float" office:value="16.3217802047729" calcext:value-type="float">
            <text:p>16.3217802048</text:p>
          </table:table-cell>
          <table:table-cell table:formula="of:=[.C516]/([.D516]-[.D515])" office:value-type="float" office:value="95043.0283503199" calcext:value-type="float">
            <text:p>95043.0283503199</text:p>
          </table:table-cell>
          <table:table-cell/>
          <table:table-cell office:value-type="float" office:value="1442890785.44348" calcext:value-type="float">
            <text:p>1442890785.44348</text:p>
          </table:table-cell>
          <table:table-cell table:formula="of:=[.G516]-[.$B516]" office:value-type="float" office:value="0.224433422088623" calcext:value-type="float">
            <text:p>0.2244334221</text:p>
          </table:table-cell>
          <table:table-cell/>
          <table:table-cell office:value-type="float" office:value="1442890785.46342" calcext:value-type="float">
            <text:p>1442890785.46342</text:p>
          </table:table-cell>
          <table:table-cell table:formula="of:=[.J516]-[.$B516]" office:value-type="float" office:value="0.244369029998779" calcext:value-type="float">
            <text:p>0.2443690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890785.22844" calcext:value-type="float">
            <text:p>1442890785.22844</text:p>
          </table:table-cell>
          <table:table-cell office:value-type="float" office:value="896" calcext:value-type="float">
            <text:p>896</text:p>
          </table:table-cell>
          <table:table-cell table:formula="of:=[.B517]-[.B$2]" office:value-type="float" office:value="16.3311712741852" calcext:value-type="float">
            <text:p>16.3311712742</text:p>
          </table:table-cell>
          <table:table-cell table:formula="of:=[.C517]/([.D517]-[.D516])" office:value-type="float" office:value="95409.7942065044" calcext:value-type="float">
            <text:p>95409.7942065044</text:p>
          </table:table-cell>
          <table:table-cell/>
          <table:table-cell office:value-type="float" office:value="1442890785.4435" calcext:value-type="float">
            <text:p>1442890785.4435</text:p>
          </table:table-cell>
          <table:table-cell table:formula="of:=[.G517]-[.$B517]" office:value-type="float" office:value="0.215062618255615" calcext:value-type="float">
            <text:p>0.2150626183</text:p>
          </table:table-cell>
          <table:table-cell/>
          <table:table-cell office:value-type="float" office:value="1442890785.46627" calcext:value-type="float">
            <text:p>1442890785.46627</text:p>
          </table:table-cell>
          <table:table-cell table:formula="of:=[.J517]-[.$B517]" office:value-type="float" office:value="0.237831354141235" calcext:value-type="float">
            <text:p>0.237831354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890785.23788" calcext:value-type="float">
            <text:p>1442890785.23788</text:p>
          </table:table-cell>
          <table:table-cell office:value-type="float" office:value="896" calcext:value-type="float">
            <text:p>896</text:p>
          </table:table-cell>
          <table:table-cell table:formula="of:=[.B518]-[.B$2]" office:value-type="float" office:value="16.3406121730804" calcext:value-type="float">
            <text:p>16.3406121731</text:p>
          </table:table-cell>
          <table:table-cell table:formula="of:=[.C518]/([.D518]-[.D517])" office:value-type="float" office:value="94906.2170816708" calcext:value-type="float">
            <text:p>94906.2170816708</text:p>
          </table:table-cell>
          <table:table-cell/>
          <table:table-cell office:value-type="float" office:value="1442890785.55694" calcext:value-type="float">
            <text:p>1442890785.55694</text:p>
          </table:table-cell>
          <table:table-cell table:formula="of:=[.G518]-[.$B518]" office:value-type="float" office:value="0.319061279296875" calcext:value-type="float">
            <text:p>0.3190612793</text:p>
          </table:table-cell>
          <table:table-cell/>
          <table:table-cell office:value-type="float" office:value="1442890785.55698" calcext:value-type="float">
            <text:p>1442890785.55698</text:p>
          </table:table-cell>
          <table:table-cell table:formula="of:=[.J518]-[.$B518]" office:value-type="float" office:value="0.319099187850952" calcext:value-type="float">
            <text:p>0.319099187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890785.2474" calcext:value-type="float">
            <text:p>1442890785.2474</text:p>
          </table:table-cell>
          <table:table-cell office:value-type="float" office:value="896" calcext:value-type="float">
            <text:p>896</text:p>
          </table:table-cell>
          <table:table-cell table:formula="of:=[.B519]-[.B$2]" office:value-type="float" office:value="16.3501291275024" calcext:value-type="float">
            <text:p>16.3501291275</text:p>
          </table:table-cell>
          <table:table-cell table:formula="of:=[.C519]/([.D519]-[.D518])" office:value-type="float" office:value="94147.7662148959" calcext:value-type="float">
            <text:p>94147.7662148959</text:p>
          </table:table-cell>
          <table:table-cell/>
          <table:table-cell office:value-type="float" office:value="1442890785.55703" calcext:value-type="float">
            <text:p>1442890785.55703</text:p>
          </table:table-cell>
          <table:table-cell table:formula="of:=[.G519]-[.$B519]" office:value-type="float" office:value="0.30963397026062" calcext:value-type="float">
            <text:p>0.3096339703</text:p>
          </table:table-cell>
          <table:table-cell/>
          <table:table-cell office:value-type="float" office:value="1442890785.55984" calcext:value-type="float">
            <text:p>1442890785.55984</text:p>
          </table:table-cell>
          <table:table-cell table:formula="of:=[.J519]-[.$B519]" office:value-type="float" office:value="0.312442779541016" calcext:value-type="float">
            <text:p>0.312442779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890785.25684" calcext:value-type="float">
            <text:p>1442890785.25684</text:p>
          </table:table-cell>
          <table:table-cell office:value-type="float" office:value="896" calcext:value-type="float">
            <text:p>896</text:p>
          </table:table-cell>
          <table:table-cell table:formula="of:=[.B520]-[.B$2]" office:value-type="float" office:value="16.3595690727234" calcext:value-type="float">
            <text:p>16.3595690727</text:p>
          </table:table-cell>
          <table:table-cell table:formula="of:=[.C520]/([.D520]-[.D519])" office:value-type="float" office:value="94915.8050209628" calcext:value-type="float">
            <text:p>94915.8050209628</text:p>
          </table:table-cell>
          <table:table-cell/>
          <table:table-cell office:value-type="float" office:value="1442890785.55706" calcext:value-type="float">
            <text:p>1442890785.55706</text:p>
          </table:table-cell>
          <table:table-cell table:formula="of:=[.G520]-[.$B520]" office:value-type="float" office:value="0.300217628479004" calcext:value-type="float">
            <text:p>0.3002176285</text:p>
          </table:table-cell>
          <table:table-cell/>
          <table:table-cell office:value-type="float" office:value="1442890785.5627" calcext:value-type="float">
            <text:p>1442890785.5627</text:p>
          </table:table-cell>
          <table:table-cell table:formula="of:=[.J520]-[.$B520]" office:value-type="float" office:value="0.305862903594971" calcext:value-type="float">
            <text:p>0.305862903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890785.26633" calcext:value-type="float">
            <text:p>1442890785.26633</text:p>
          </table:table-cell>
          <table:table-cell office:value-type="float" office:value="896" calcext:value-type="float">
            <text:p>896</text:p>
          </table:table-cell>
          <table:table-cell table:formula="of:=[.B521]-[.B$2]" office:value-type="float" office:value="16.3690564632416" calcext:value-type="float">
            <text:p>16.3690564632</text:p>
          </table:table-cell>
          <table:table-cell table:formula="of:=[.C521]/([.D521]-[.D520])" office:value-type="float" office:value="94441.1425125022" calcext:value-type="float">
            <text:p>94441.1425125022</text:p>
          </table:table-cell>
          <table:table-cell/>
          <table:table-cell office:value-type="float" office:value="1442890785.55708" calcext:value-type="float">
            <text:p>1442890785.55708</text:p>
          </table:table-cell>
          <table:table-cell table:formula="of:=[.G521]-[.$B521]" office:value-type="float" office:value="0.290750980377197" calcext:value-type="float">
            <text:p>0.2907509804</text:p>
          </table:table-cell>
          <table:table-cell/>
          <table:table-cell office:value-type="float" office:value="1442890785.56555" calcext:value-type="float">
            <text:p>1442890785.56555</text:p>
          </table:table-cell>
          <table:table-cell table:formula="of:=[.J521]-[.$B521]" office:value-type="float" office:value="0.299221754074097" calcext:value-type="float">
            <text:p>0.299221754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890785.27574" calcext:value-type="float">
            <text:p>1442890785.27574</text:p>
          </table:table-cell>
          <table:table-cell office:value-type="float" office:value="896" calcext:value-type="float">
            <text:p>896</text:p>
          </table:table-cell>
          <table:table-cell table:formula="of:=[.B522]-[.B$2]" office:value-type="float" office:value="16.3784694671631" calcext:value-type="float">
            <text:p>16.3784694672</text:p>
          </table:table-cell>
          <table:table-cell table:formula="of:=[.C522]/([.D522]-[.D521])" office:value-type="float" office:value="95187.4669841189" calcext:value-type="float">
            <text:p>95187.4669841189</text:p>
          </table:table-cell>
          <table:table-cell/>
          <table:table-cell office:value-type="float" office:value="1442890785.5571" calcext:value-type="float">
            <text:p>1442890785.5571</text:p>
          </table:table-cell>
          <table:table-cell table:formula="of:=[.G522]-[.$B522]" office:value-type="float" office:value="0.281357765197754" calcext:value-type="float">
            <text:p>0.2813577652</text:p>
          </table:table-cell>
          <table:table-cell/>
          <table:table-cell office:value-type="float" office:value="1442890785.5684" calcext:value-type="float">
            <text:p>1442890785.5684</text:p>
          </table:table-cell>
          <table:table-cell table:formula="of:=[.J522]-[.$B522]" office:value-type="float" office:value="0.292663097381592" calcext:value-type="float">
            <text:p>0.292663097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890785.28517" calcext:value-type="float">
            <text:p>1442890785.28517</text:p>
          </table:table-cell>
          <table:table-cell office:value-type="float" office:value="896" calcext:value-type="float">
            <text:p>896</text:p>
          </table:table-cell>
          <table:table-cell table:formula="of:=[.B523]-[.B$2]" office:value-type="float" office:value="16.3878953456879" calcext:value-type="float">
            <text:p>16.3878953457</text:p>
          </table:table-cell>
          <table:table-cell table:formula="of:=[.C523]/([.D523]-[.D522])" office:value-type="float" office:value="95057.4524851398" calcext:value-type="float">
            <text:p>95057.4524851398</text:p>
          </table:table-cell>
          <table:table-cell/>
          <table:table-cell office:value-type="float" office:value="1442890785.55712" calcext:value-type="float">
            <text:p>1442890785.55712</text:p>
          </table:table-cell>
          <table:table-cell table:formula="of:=[.G523]-[.$B523]" office:value-type="float" office:value="0.27195143699646" calcext:value-type="float">
            <text:p>0.271951437</text:p>
          </table:table-cell>
          <table:table-cell/>
          <table:table-cell office:value-type="float" office:value="1442890785.57124" calcext:value-type="float">
            <text:p>1442890785.57124</text:p>
          </table:table-cell>
          <table:table-cell table:formula="of:=[.J523]-[.$B523]" office:value-type="float" office:value="0.286074638366699" calcext:value-type="float">
            <text:p>0.286074638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890785.29459" calcext:value-type="float">
            <text:p>1442890785.29459</text:p>
          </table:table-cell>
          <table:table-cell office:value-type="float" office:value="896" calcext:value-type="float">
            <text:p>896</text:p>
          </table:table-cell>
          <table:table-cell table:formula="of:=[.B524]-[.B$2]" office:value-type="float" office:value="16.3973209857941" calcext:value-type="float">
            <text:p>16.3973209858</text:p>
          </table:table-cell>
          <table:table-cell table:formula="of:=[.C524]/([.D524]-[.D523])" office:value-type="float" office:value="95059.8569332726" calcext:value-type="float">
            <text:p>95059.8569332726</text:p>
          </table:table-cell>
          <table:table-cell/>
          <table:table-cell office:value-type="float" office:value="1442890785.55714" calcext:value-type="float">
            <text:p>1442890785.55714</text:p>
          </table:table-cell>
          <table:table-cell table:formula="of:=[.G524]-[.$B524]" office:value-type="float" office:value="0.26254677772522" calcext:value-type="float">
            <text:p>0.2625467777</text:p>
          </table:table-cell>
          <table:table-cell/>
          <table:table-cell office:value-type="float" office:value="1442890785.57409" calcext:value-type="float">
            <text:p>1442890785.57409</text:p>
          </table:table-cell>
          <table:table-cell table:formula="of:=[.J524]-[.$B524]" office:value-type="float" office:value="0.279503345489502" calcext:value-type="float">
            <text:p>0.279503345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890785.30402" calcext:value-type="float">
            <text:p>1442890785.30402</text:p>
          </table:table-cell>
          <table:table-cell office:value-type="float" office:value="896" calcext:value-type="float">
            <text:p>896</text:p>
          </table:table-cell>
          <table:table-cell table:formula="of:=[.B525]-[.B$2]" office:value-type="float" office:value="16.4067516326904" calcext:value-type="float">
            <text:p>16.4067516327</text:p>
          </table:table-cell>
          <table:table-cell table:formula="of:=[.C525]/([.D525]-[.D524])" office:value-type="float" office:value="95009.389053217" calcext:value-type="float">
            <text:p>95009.389053217</text:p>
          </table:table-cell>
          <table:table-cell/>
          <table:table-cell office:value-type="float" office:value="1442890785.55716" calcext:value-type="float">
            <text:p>1442890785.55716</text:p>
          </table:table-cell>
          <table:table-cell table:formula="of:=[.G525]-[.$B525]" office:value-type="float" office:value="0.253136157989502" calcext:value-type="float">
            <text:p>0.253136158</text:p>
          </table:table-cell>
          <table:table-cell/>
          <table:table-cell office:value-type="float" office:value="1442890785.57694" calcext:value-type="float">
            <text:p>1442890785.57694</text:p>
          </table:table-cell>
          <table:table-cell table:formula="of:=[.J525]-[.$B525]" office:value-type="float" office:value="0.272923469543457" calcext:value-type="float">
            <text:p>0.272923469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890785.31351" calcext:value-type="float">
            <text:p>1442890785.31351</text:p>
          </table:table-cell>
          <table:table-cell office:value-type="float" office:value="896" calcext:value-type="float">
            <text:p>896</text:p>
          </table:table-cell>
          <table:table-cell table:formula="of:=[.B526]-[.B$2]" office:value-type="float" office:value="16.4162406921387" calcext:value-type="float">
            <text:p>16.4162406921</text:p>
          </table:table-cell>
          <table:table-cell table:formula="of:=[.C526]/([.D526]-[.D525])" office:value-type="float" office:value="94424.5322613065" calcext:value-type="float">
            <text:p>94424.5322613065</text:p>
          </table:table-cell>
          <table:table-cell/>
          <table:table-cell office:value-type="float" office:value="1442890785.55718" calcext:value-type="float">
            <text:p>1442890785.55718</text:p>
          </table:table-cell>
          <table:table-cell table:formula="of:=[.G526]-[.$B526]" office:value-type="float" office:value="0.243666887283325" calcext:value-type="float">
            <text:p>0.2436668873</text:p>
          </table:table-cell>
          <table:table-cell/>
          <table:table-cell office:value-type="float" office:value="1442890785.57978" calcext:value-type="float">
            <text:p>1442890785.57978</text:p>
          </table:table-cell>
          <table:table-cell table:formula="of:=[.J526]-[.$B526]" office:value-type="float" office:value="0.266274452209473" calcext:value-type="float">
            <text:p>0.266274452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890785.32297" calcext:value-type="float">
            <text:p>1442890785.32297</text:p>
          </table:table-cell>
          <table:table-cell office:value-type="float" office:value="896" calcext:value-type="float">
            <text:p>896</text:p>
          </table:table-cell>
          <table:table-cell table:formula="of:=[.B527]-[.B$2]" office:value-type="float" office:value="16.4256970882416" calcext:value-type="float">
            <text:p>16.4256970882</text:p>
          </table:table-cell>
          <table:table-cell table:formula="of:=[.C527]/([.D527]-[.D526])" office:value-type="float" office:value="94750.6841136576" calcext:value-type="float">
            <text:p>94750.6841136576</text:p>
          </table:table-cell>
          <table:table-cell/>
          <table:table-cell office:value-type="float" office:value="1442890785.5572" calcext:value-type="float">
            <text:p>1442890785.5572</text:p>
          </table:table-cell>
          <table:table-cell table:formula="of:=[.G527]-[.$B527]" office:value-type="float" office:value="0.234230041503906" calcext:value-type="float">
            <text:p>0.2342300415</text:p>
          </table:table-cell>
          <table:table-cell/>
          <table:table-cell office:value-type="float" office:value="1442890785.58263" calcext:value-type="float">
            <text:p>1442890785.58263</text:p>
          </table:table-cell>
          <table:table-cell table:formula="of:=[.J527]-[.$B527]" office:value-type="float" office:value="0.259658575057983" calcext:value-type="float">
            <text:p>0.259658575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890785.33244" calcext:value-type="float">
            <text:p>1442890785.33244</text:p>
          </table:table-cell>
          <table:table-cell office:value-type="float" office:value="896" calcext:value-type="float">
            <text:p>896</text:p>
          </table:table-cell>
          <table:table-cell table:formula="of:=[.B528]-[.B$2]" office:value-type="float" office:value="16.4351670742035" calcext:value-type="float">
            <text:p>16.4351670742</text:p>
          </table:table-cell>
          <table:table-cell table:formula="of:=[.C528]/([.D528]-[.D527])" office:value-type="float" office:value="94614.7125881168" calcext:value-type="float">
            <text:p>94614.7125881168</text:p>
          </table:table-cell>
          <table:table-cell/>
          <table:table-cell office:value-type="float" office:value="1442890785.55722" calcext:value-type="float">
            <text:p>1442890785.55722</text:p>
          </table:table-cell>
          <table:table-cell table:formula="of:=[.G528]-[.$B528]" office:value-type="float" office:value="0.224779844284058" calcext:value-type="float">
            <text:p>0.2247798443</text:p>
          </table:table-cell>
          <table:table-cell/>
          <table:table-cell office:value-type="float" office:value="1442890785.58548" calcext:value-type="float">
            <text:p>1442890785.58548</text:p>
          </table:table-cell>
          <table:table-cell table:formula="of:=[.J528]-[.$B528]" office:value-type="float" office:value="0.253040313720703" calcext:value-type="float">
            <text:p>0.253040313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890785.34193" calcext:value-type="float">
            <text:p>1442890785.34193</text:p>
          </table:table-cell>
          <table:table-cell office:value-type="float" office:value="896" calcext:value-type="float">
            <text:p>896</text:p>
          </table:table-cell>
          <table:table-cell table:formula="of:=[.B529]-[.B$2]" office:value-type="float" office:value="16.4446604251862" calcext:value-type="float">
            <text:p>16.4446604252</text:p>
          </table:table-cell>
          <table:table-cell table:formula="of:=[.C529]/([.D529]-[.D528])" office:value-type="float" office:value="94381.8470038676" calcext:value-type="float">
            <text:p>94381.8470038676</text:p>
          </table:table-cell>
          <table:table-cell/>
          <table:table-cell office:value-type="float" office:value="1442890785.55724" calcext:value-type="float">
            <text:p>1442890785.55724</text:p>
          </table:table-cell>
          <table:table-cell table:formula="of:=[.G529]-[.$B529]" office:value-type="float" office:value="0.215306043624878" calcext:value-type="float">
            <text:p>0.2153060436</text:p>
          </table:table-cell>
          <table:table-cell/>
          <table:table-cell office:value-type="float" office:value="1442890785.58833" calcext:value-type="float">
            <text:p>1442890785.58833</text:p>
          </table:table-cell>
          <table:table-cell table:formula="of:=[.J529]-[.$B529]" office:value-type="float" office:value="0.246399164199829" calcext:value-type="float">
            <text:p>0.246399164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890785.3514" calcext:value-type="float">
            <text:p>1442890785.3514</text:p>
          </table:table-cell>
          <table:table-cell office:value-type="float" office:value="896" calcext:value-type="float">
            <text:p>896</text:p>
          </table:table-cell>
          <table:table-cell table:formula="of:=[.B530]-[.B$2]" office:value-type="float" office:value="16.4541282653809" calcext:value-type="float">
            <text:p>16.4541282654</text:p>
          </table:table-cell>
          <table:table-cell table:formula="of:=[.C530]/([.D530]-[.D529])" office:value-type="float" office:value="94636.1558258417" calcext:value-type="float">
            <text:p>94636.1558258417</text:p>
          </table:table-cell>
          <table:table-cell/>
          <table:table-cell office:value-type="float" office:value="1442890785.64416" calcext:value-type="float">
            <text:p>1442890785.64416</text:p>
          </table:table-cell>
          <table:table-cell table:formula="of:=[.G530]-[.$B530]" office:value-type="float" office:value="0.292763233184814" calcext:value-type="float">
            <text:p>0.2927632332</text:p>
          </table:table-cell>
          <table:table-cell/>
          <table:table-cell office:value-type="float" office:value="1442890785.6442" calcext:value-type="float">
            <text:p>1442890785.6442</text:p>
          </table:table-cell>
          <table:table-cell table:formula="of:=[.J530]-[.$B530]" office:value-type="float" office:value="0.292801856994629" calcext:value-type="float">
            <text:p>0.29280185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890785.36087" calcext:value-type="float">
            <text:p>1442890785.36087</text:p>
          </table:table-cell>
          <table:table-cell office:value-type="float" office:value="896" calcext:value-type="float">
            <text:p>896</text:p>
          </table:table-cell>
          <table:table-cell table:formula="of:=[.B531]-[.B$2]" office:value-type="float" office:value="16.4635977745056" calcext:value-type="float">
            <text:p>16.4635977745</text:p>
          </table:table-cell>
          <table:table-cell table:formula="of:=[.C531]/([.D531]-[.D530])" office:value-type="float" office:value="94619.4769122312" calcext:value-type="float">
            <text:p>94619.4769122312</text:p>
          </table:table-cell>
          <table:table-cell/>
          <table:table-cell office:value-type="float" office:value="1442890785.64425" calcext:value-type="float">
            <text:p>1442890785.64425</text:p>
          </table:table-cell>
          <table:table-cell table:formula="of:=[.G531]-[.$B531]" office:value-type="float" office:value="0.283378601074219" calcext:value-type="float">
            <text:p>0.2833786011</text:p>
          </table:table-cell>
          <table:table-cell/>
          <table:table-cell office:value-type="float" office:value="1442890785.64704" calcext:value-type="float">
            <text:p>1442890785.64704</text:p>
          </table:table-cell>
          <table:table-cell table:formula="of:=[.J531]-[.$B531]" office:value-type="float" office:value="0.286175489425659" calcext:value-type="float">
            <text:p>0.286175489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890785.37038" calcext:value-type="float">
            <text:p>1442890785.37038</text:p>
          </table:table-cell>
          <table:table-cell office:value-type="float" office:value="896" calcext:value-type="float">
            <text:p>896</text:p>
          </table:table-cell>
          <table:table-cell table:formula="of:=[.B532]-[.B$2]" office:value-type="float" office:value="16.473108291626" calcext:value-type="float">
            <text:p>16.4731082916</text:p>
          </table:table-cell>
          <table:table-cell table:formula="of:=[.C532]/([.D532]-[.D531])" office:value-type="float" office:value="94211.4912008022" calcext:value-type="float">
            <text:p>94211.4912008022</text:p>
          </table:table-cell>
          <table:table-cell/>
          <table:table-cell office:value-type="float" office:value="1442890785.64427" calcext:value-type="float">
            <text:p>1442890785.64427</text:p>
          </table:table-cell>
          <table:table-cell table:formula="of:=[.G532]-[.$B532]" office:value-type="float" office:value="0.273890495300293" calcext:value-type="float">
            <text:p>0.2738904953</text:p>
          </table:table-cell>
          <table:table-cell/>
          <table:table-cell office:value-type="float" office:value="1442890785.64991" calcext:value-type="float">
            <text:p>1442890785.64991</text:p>
          </table:table-cell>
          <table:table-cell table:formula="of:=[.J532]-[.$B532]" office:value-type="float" office:value="0.279531478881836" calcext:value-type="float">
            <text:p>0.279531478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890785.37992" calcext:value-type="float">
            <text:p>1442890785.37992</text:p>
          </table:table-cell>
          <table:table-cell office:value-type="float" office:value="896" calcext:value-type="float">
            <text:p>896</text:p>
          </table:table-cell>
          <table:table-cell table:formula="of:=[.B533]-[.B$2]" office:value-type="float" office:value="16.4826514720917" calcext:value-type="float">
            <text:p>16.4826514721</text:p>
          </table:table-cell>
          <table:table-cell table:formula="of:=[.C533]/([.D533]-[.D532])" office:value-type="float" office:value="93889.0345017114" calcext:value-type="float">
            <text:p>93889.0345017114</text:p>
          </table:table-cell>
          <table:table-cell/>
          <table:table-cell office:value-type="float" office:value="1442890785.64429" calcext:value-type="float">
            <text:p>1442890785.64429</text:p>
          </table:table-cell>
          <table:table-cell table:formula="of:=[.G533]-[.$B533]" office:value-type="float" office:value="0.264369487762451" calcext:value-type="float">
            <text:p>0.2643694878</text:p>
          </table:table-cell>
          <table:table-cell/>
          <table:table-cell office:value-type="float" office:value="1442890785.65277" calcext:value-type="float">
            <text:p>1442890785.65277</text:p>
          </table:table-cell>
          <table:table-cell table:formula="of:=[.J533]-[.$B533]" office:value-type="float" office:value="0.272849321365356" calcext:value-type="float">
            <text:p>0.272849321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890785.38936" calcext:value-type="float">
            <text:p>1442890785.38936</text:p>
          </table:table-cell>
          <table:table-cell office:value-type="float" office:value="896" calcext:value-type="float">
            <text:p>896</text:p>
          </table:table-cell>
          <table:table-cell table:formula="of:=[.B534]-[.B$2]" office:value-type="float" office:value="16.4920923709869" calcext:value-type="float">
            <text:p>16.492092371</text:p>
          </table:table-cell>
          <table:table-cell table:formula="of:=[.C534]/([.D534]-[.D533])" office:value-type="float" office:value="94906.2170816708" calcext:value-type="float">
            <text:p>94906.2170816708</text:p>
          </table:table-cell>
          <table:table-cell/>
          <table:table-cell office:value-type="float" office:value="1442890785.64431" calcext:value-type="float">
            <text:p>1442890785.64431</text:p>
          </table:table-cell>
          <table:table-cell table:formula="of:=[.G534]-[.$B534]" office:value-type="float" office:value="0.254948854446411" calcext:value-type="float">
            <text:p>0.2549488544</text:p>
          </table:table-cell>
          <table:table-cell/>
          <table:table-cell office:value-type="float" office:value="1442890785.65563" calcext:value-type="float">
            <text:p>1442890785.65563</text:p>
          </table:table-cell>
          <table:table-cell table:formula="of:=[.J534]-[.$B534]" office:value-type="float" office:value="0.266267776489258" calcext:value-type="float">
            <text:p>0.266267776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890785.39885" calcext:value-type="float">
            <text:p>1442890785.39885</text:p>
          </table:table-cell>
          <table:table-cell office:value-type="float" office:value="896" calcext:value-type="float">
            <text:p>896</text:p>
          </table:table-cell>
          <table:table-cell table:formula="of:=[.B535]-[.B$2]" office:value-type="float" office:value="16.5015852451324" calcext:value-type="float">
            <text:p>16.5015852451</text:p>
          </table:table-cell>
          <table:table-cell table:formula="of:=[.C535]/([.D535]-[.D534])" office:value-type="float" office:value="94386.5879043601" calcext:value-type="float">
            <text:p>94386.5879043601</text:p>
          </table:table-cell>
          <table:table-cell/>
          <table:table-cell office:value-type="float" office:value="1442890785.64433" calcext:value-type="float">
            <text:p>1442890785.64433</text:p>
          </table:table-cell>
          <table:table-cell table:formula="of:=[.G535]-[.$B535]" office:value-type="float" office:value="0.245475769042969" calcext:value-type="float">
            <text:p>0.245475769</text:p>
          </table:table-cell>
          <table:table-cell/>
          <table:table-cell office:value-type="float" office:value="1442890785.65848" calcext:value-type="float">
            <text:p>1442890785.65848</text:p>
          </table:table-cell>
          <table:table-cell table:formula="of:=[.J535]-[.$B535]" office:value-type="float" office:value="0.2596275806427" calcext:value-type="float">
            <text:p>0.259627580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890785.40825" calcext:value-type="float">
            <text:p>1442890785.40825</text:p>
          </table:table-cell>
          <table:table-cell office:value-type="float" office:value="896" calcext:value-type="float">
            <text:p>896</text:p>
          </table:table-cell>
          <table:table-cell table:formula="of:=[.B536]-[.B$2]" office:value-type="float" office:value="16.5109801292419" calcext:value-type="float">
            <text:p>16.5109801292</text:p>
          </table:table-cell>
          <table:table-cell table:formula="of:=[.C536]/([.D536]-[.D535])" office:value-type="float" office:value="95371.0540286766" calcext:value-type="float">
            <text:p>95371.0540286766</text:p>
          </table:table-cell>
          <table:table-cell/>
          <table:table-cell office:value-type="float" office:value="1442890785.64439" calcext:value-type="float">
            <text:p>1442890785.64439</text:p>
          </table:table-cell>
          <table:table-cell table:formula="of:=[.G536]-[.$B536]" office:value-type="float" office:value="0.236138582229614" calcext:value-type="float">
            <text:p>0.2361385822</text:p>
          </table:table-cell>
          <table:table-cell/>
          <table:table-cell office:value-type="float" office:value="1442890785.66134" calcext:value-type="float">
            <text:p>1442890785.66134</text:p>
          </table:table-cell>
          <table:table-cell table:formula="of:=[.J536]-[.$B536]" office:value-type="float" office:value="0.253093719482422" calcext:value-type="float">
            <text:p>0.253093719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890785.41773" calcext:value-type="float">
            <text:p>1442890785.41773</text:p>
          </table:table-cell>
          <table:table-cell office:value-type="float" office:value="896" calcext:value-type="float">
            <text:p>896</text:p>
          </table:table-cell>
          <table:table-cell table:formula="of:=[.B537]-[.B$2]" office:value-type="float" office:value="16.5204582214355" calcext:value-type="float">
            <text:p>16.5204582214</text:p>
          </table:table-cell>
          <table:table-cell table:formula="of:=[.C537]/([.D537]-[.D536])" office:value-type="float" office:value="94533.7924234039" calcext:value-type="float">
            <text:p>94533.7924234039</text:p>
          </table:table-cell>
          <table:table-cell/>
          <table:table-cell office:value-type="float" office:value="1442890785.64441" calcext:value-type="float">
            <text:p>1442890785.64441</text:p>
          </table:table-cell>
          <table:table-cell table:formula="of:=[.G537]-[.$B537]" office:value-type="float" office:value="0.2266845703125" calcext:value-type="float">
            <text:p>0.2266845703</text:p>
          </table:table-cell>
          <table:table-cell/>
          <table:table-cell office:value-type="float" office:value="1442890785.6642" calcext:value-type="float">
            <text:p>1442890785.6642</text:p>
          </table:table-cell>
          <table:table-cell table:formula="of:=[.J537]-[.$B537]" office:value-type="float" office:value="0.246467590332031" calcext:value-type="float">
            <text:p>0.246467590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890785.42723" calcext:value-type="float">
            <text:p>1442890785.42723</text:p>
          </table:table-cell>
          <table:table-cell office:value-type="float" office:value="896" calcext:value-type="float">
            <text:p>896</text:p>
          </table:table-cell>
          <table:table-cell table:formula="of:=[.B538]-[.B$2]" office:value-type="float" office:value="16.5299606323242" calcext:value-type="float">
            <text:p>16.5299606323</text:p>
          </table:table-cell>
          <table:table-cell table:formula="of:=[.C538]/([.D538]-[.D537])" office:value-type="float" office:value="94291.8602970694" calcext:value-type="float">
            <text:p>94291.8602970694</text:p>
          </table:table-cell>
          <table:table-cell/>
          <table:table-cell office:value-type="float" office:value="1442890785.64443" calcext:value-type="float">
            <text:p>1442890785.64443</text:p>
          </table:table-cell>
          <table:table-cell table:formula="of:=[.G538]-[.$B538]" office:value-type="float" office:value="0.217202663421631" calcext:value-type="float">
            <text:p>0.2172026634</text:p>
          </table:table-cell>
          <table:table-cell/>
          <table:table-cell office:value-type="float" office:value="1442890785.66706" calcext:value-type="float">
            <text:p>1442890785.66706</text:p>
          </table:table-cell>
          <table:table-cell table:formula="of:=[.J538]-[.$B538]" office:value-type="float" office:value="0.23983359336853" calcext:value-type="float">
            <text:p>0.239833593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890785.43671" calcext:value-type="float">
            <text:p>1442890785.43671</text:p>
          </table:table-cell>
          <table:table-cell office:value-type="float" office:value="896" calcext:value-type="float">
            <text:p>896</text:p>
          </table:table-cell>
          <table:table-cell table:formula="of:=[.B539]-[.B$2]" office:value-type="float" office:value="16.5394446849823" calcext:value-type="float">
            <text:p>16.539444685</text:p>
          </table:table-cell>
          <table:table-cell table:formula="of:=[.C539]/([.D539]-[.D538])" office:value-type="float" office:value="94474.3805525529" calcext:value-type="float">
            <text:p>94474.3805525529</text:p>
          </table:table-cell>
          <table:table-cell/>
          <table:table-cell office:value-type="float" office:value="1442890785.64445" calcext:value-type="float">
            <text:p>1442890785.64445</text:p>
          </table:table-cell>
          <table:table-cell table:formula="of:=[.G539]-[.$B539]" office:value-type="float" office:value="0.207738399505615" calcext:value-type="float">
            <text:p>0.2077383995</text:p>
          </table:table-cell>
          <table:table-cell/>
          <table:table-cell office:value-type="float" office:value="1442890785.66993" calcext:value-type="float">
            <text:p>1442890785.66993</text:p>
          </table:table-cell>
          <table:table-cell table:formula="of:=[.J539]-[.$B539]" office:value-type="float" office:value="0.23321533203125" calcext:value-type="float">
            <text:p>0.23321533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890785.44615" calcext:value-type="float">
            <text:p>1442890785.44615</text:p>
          </table:table-cell>
          <table:table-cell office:value-type="float" office:value="896" calcext:value-type="float">
            <text:p>896</text:p>
          </table:table-cell>
          <table:table-cell table:formula="of:=[.B540]-[.B$2]" office:value-type="float" office:value="16.5488841533661" calcext:value-type="float">
            <text:p>16.5488841534</text:p>
          </table:table-cell>
          <table:table-cell table:formula="of:=[.C540]/([.D540]-[.D539])" office:value-type="float" office:value="94920.5997171146" calcext:value-type="float">
            <text:p>94920.5997171146</text:p>
          </table:table-cell>
          <table:table-cell/>
          <table:table-cell office:value-type="float" office:value="1442890785.76575" calcext:value-type="float">
            <text:p>1442890785.76575</text:p>
          </table:table-cell>
          <table:table-cell table:formula="of:=[.G540]-[.$B540]" office:value-type="float" office:value="0.319594144821167" calcext:value-type="float">
            <text:p>0.3195941448</text:p>
          </table:table-cell>
          <table:table-cell/>
          <table:table-cell office:value-type="float" office:value="1442890785.7658" calcext:value-type="float">
            <text:p>1442890785.7658</text:p>
          </table:table-cell>
          <table:table-cell table:formula="of:=[.J540]-[.$B540]" office:value-type="float" office:value="0.319645881652832" calcext:value-type="float">
            <text:p>0.319645881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890785.45564" calcext:value-type="float">
            <text:p>1442890785.45564</text:p>
          </table:table-cell>
          <table:table-cell office:value-type="float" office:value="896" calcext:value-type="float">
            <text:p>896</text:p>
          </table:table-cell>
          <table:table-cell table:formula="of:=[.B541]-[.B$2]" office:value-type="float" office:value="16.5583710670471" calcext:value-type="float">
            <text:p>16.558371067</text:p>
          </table:table-cell>
          <table:table-cell table:formula="of:=[.C541]/([.D541]-[.D540])" office:value-type="float" office:value="94445.8893719685" calcext:value-type="float">
            <text:p>94445.8893719685</text:p>
          </table:table-cell>
          <table:table-cell/>
          <table:table-cell office:value-type="float" office:value="1442890785.76587" calcext:value-type="float">
            <text:p>1442890785.76587</text:p>
          </table:table-cell>
          <table:table-cell table:formula="of:=[.G541]-[.$B541]" office:value-type="float" office:value="0.31022572517395" calcext:value-type="float">
            <text:p>0.3102257252</text:p>
          </table:table-cell>
          <table:table-cell/>
          <table:table-cell office:value-type="float" office:value="1442890785.76866" calcext:value-type="float">
            <text:p>1442890785.76866</text:p>
          </table:table-cell>
          <table:table-cell table:formula="of:=[.J541]-[.$B541]" office:value-type="float" office:value="0.313018798828125" calcext:value-type="float">
            <text:p>0.3130187988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890785.46508" calcext:value-type="float">
            <text:p>1442890785.46508</text:p>
          </table:table-cell>
          <table:table-cell office:value-type="float" office:value="896" calcext:value-type="float">
            <text:p>896</text:p>
          </table:table-cell>
          <table:table-cell table:formula="of:=[.B542]-[.B$2]" office:value-type="float" office:value="16.5678131580353" calcext:value-type="float">
            <text:p>16.567813158</text:p>
          </table:table-cell>
          <table:table-cell table:formula="of:=[.C542]/([.D542]-[.D541])" office:value-type="float" office:value="94894.2348811959" calcext:value-type="float">
            <text:p>94894.2348811959</text:p>
          </table:table-cell>
          <table:table-cell/>
          <table:table-cell office:value-type="float" office:value="1442890785.7659" calcext:value-type="float">
            <text:p>1442890785.7659</text:p>
          </table:table-cell>
          <table:table-cell table:formula="of:=[.G542]-[.$B542]" office:value-type="float" office:value="0.300818681716919" calcext:value-type="float">
            <text:p>0.3008186817</text:p>
          </table:table-cell>
          <table:table-cell/>
          <table:table-cell office:value-type="float" office:value="1442890785.77151" calcext:value-type="float">
            <text:p>1442890785.77151</text:p>
          </table:table-cell>
          <table:table-cell table:formula="of:=[.J542]-[.$B542]" office:value-type="float" office:value="0.306427001953125" calcext:value-type="float">
            <text:p>0.30642700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890785.47453" calcext:value-type="float">
            <text:p>1442890785.47453</text:p>
          </table:table-cell>
          <table:table-cell office:value-type="float" office:value="896" calcext:value-type="float">
            <text:p>896</text:p>
          </table:table-cell>
          <table:table-cell table:formula="of:=[.B543]-[.B$2]" office:value-type="float" office:value="16.5772638320923" calcext:value-type="float">
            <text:p>16.5772638321</text:p>
          </table:table-cell>
          <table:table-cell table:formula="of:=[.C543]/([.D543]-[.D542])" office:value-type="float" office:value="94808.0522717526" calcext:value-type="float">
            <text:p>94808.0522717526</text:p>
          </table:table-cell>
          <table:table-cell/>
          <table:table-cell office:value-type="float" office:value="1442890785.76592" calcext:value-type="float">
            <text:p>1442890785.76592</text:p>
          </table:table-cell>
          <table:table-cell table:formula="of:=[.G543]-[.$B543]" office:value-type="float" office:value="0.291387557983398" calcext:value-type="float">
            <text:p>0.291387558</text:p>
          </table:table-cell>
          <table:table-cell/>
          <table:table-cell office:value-type="float" office:value="1442890785.77436" calcext:value-type="float">
            <text:p>1442890785.77436</text:p>
          </table:table-cell>
          <table:table-cell table:formula="of:=[.J543]-[.$B543]" office:value-type="float" office:value="0.29982852935791" calcext:value-type="float">
            <text:p>0.299828529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890785.484" calcext:value-type="float">
            <text:p>1442890785.484</text:p>
          </table:table-cell>
          <table:table-cell office:value-type="float" office:value="896" calcext:value-type="float">
            <text:p>896</text:p>
          </table:table-cell>
          <table:table-cell table:formula="of:=[.B544]-[.B$2]" office:value-type="float" office:value="16.5867326259613" calcext:value-type="float">
            <text:p>16.586732626</text:p>
          </table:table-cell>
          <table:table-cell table:formula="of:=[.C544]/([.D544]-[.D543])" office:value-type="float" office:value="94626.6242981241" calcext:value-type="float">
            <text:p>94626.6242981241</text:p>
          </table:table-cell>
          <table:table-cell/>
          <table:table-cell office:value-type="float" office:value="1442890785.76594" calcext:value-type="float">
            <text:p>1442890785.76594</text:p>
          </table:table-cell>
          <table:table-cell table:formula="of:=[.G544]-[.$B544]" office:value-type="float" office:value="0.281937837600708" calcext:value-type="float">
            <text:p>0.2819378376</text:p>
          </table:table-cell>
          <table:table-cell/>
          <table:table-cell office:value-type="float" office:value="1442890785.77722" calcext:value-type="float">
            <text:p>1442890785.77722</text:p>
          </table:table-cell>
          <table:table-cell table:formula="of:=[.J544]-[.$B544]" office:value-type="float" office:value="0.293219089508057" calcext:value-type="float">
            <text:p>0.293219089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890785.49347" calcext:value-type="float">
            <text:p>1442890785.49347</text:p>
          </table:table-cell>
          <table:table-cell office:value-type="float" office:value="896" calcext:value-type="float">
            <text:p>896</text:p>
          </table:table-cell>
          <table:table-cell table:formula="of:=[.B545]-[.B$2]" office:value-type="float" office:value="16.5961980819702" calcext:value-type="float">
            <text:p>16.596198082</text:p>
          </table:table-cell>
          <table:table-cell table:formula="of:=[.C545]/([.D545]-[.D544])" office:value-type="float" office:value="94659.9930480341" calcext:value-type="float">
            <text:p>94659.9930480341</text:p>
          </table:table-cell>
          <table:table-cell/>
          <table:table-cell office:value-type="float" office:value="1442890785.76596" calcext:value-type="float">
            <text:p>1442890785.76596</text:p>
          </table:table-cell>
          <table:table-cell table:formula="of:=[.G545]-[.$B545]" office:value-type="float" office:value="0.272490978240967" calcext:value-type="float">
            <text:p>0.2724909782</text:p>
          </table:table-cell>
          <table:table-cell/>
          <table:table-cell office:value-type="float" office:value="1442890785.78008" calcext:value-type="float">
            <text:p>1442890785.78008</text:p>
          </table:table-cell>
          <table:table-cell table:formula="of:=[.J545]-[.$B545]" office:value-type="float" office:value="0.286612510681152" calcext:value-type="float">
            <text:p>0.2866125107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890785.50305" calcext:value-type="float">
            <text:p>1442890785.50305</text:p>
          </table:table-cell>
          <table:table-cell office:value-type="float" office:value="896" calcext:value-type="float">
            <text:p>896</text:p>
          </table:table-cell>
          <table:table-cell table:formula="of:=[.B546]-[.B$2]" office:value-type="float" office:value="16.6057777404785" calcext:value-type="float">
            <text:p>16.6057777405</text:p>
          </table:table-cell>
          <table:table-cell table:formula="of:=[.C546]/([.D546]-[.D545])" office:value-type="float" office:value="93531.5177700348" calcext:value-type="float">
            <text:p>93531.5177700348</text:p>
          </table:table-cell>
          <table:table-cell/>
          <table:table-cell office:value-type="float" office:value="1442890785.76598" calcext:value-type="float">
            <text:p>1442890785.76598</text:p>
          </table:table-cell>
          <table:table-cell table:formula="of:=[.G546]-[.$B546]" office:value-type="float" office:value="0.26292896270752" calcext:value-type="float">
            <text:p>0.2629289627</text:p>
          </table:table-cell>
          <table:table-cell/>
          <table:table-cell office:value-type="float" office:value="1442890785.78292" calcext:value-type="float">
            <text:p>1442890785.78292</text:p>
          </table:table-cell>
          <table:table-cell table:formula="of:=[.J546]-[.$B546]" office:value-type="float" office:value="0.279869318008423" calcext:value-type="float">
            <text:p>0.27986931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890785.51254" calcext:value-type="float">
            <text:p>1442890785.51254</text:p>
          </table:table-cell>
          <table:table-cell office:value-type="float" office:value="896" calcext:value-type="float">
            <text:p>896</text:p>
          </table:table-cell>
          <table:table-cell table:formula="of:=[.B547]-[.B$2]" office:value-type="float" office:value="16.6152718067169" calcext:value-type="float">
            <text:p>16.6152718067</text:p>
          </table:table-cell>
          <table:table-cell table:formula="of:=[.C547]/([.D547]-[.D546])" office:value-type="float" office:value="94374.7365460435" calcext:value-type="float">
            <text:p>94374.7365460435</text:p>
          </table:table-cell>
          <table:table-cell/>
          <table:table-cell office:value-type="float" office:value="1442890785.76599" calcext:value-type="float">
            <text:p>1442890785.76599</text:p>
          </table:table-cell>
          <table:table-cell table:formula="of:=[.G547]-[.$B547]" office:value-type="float" office:value="0.253453254699707" calcext:value-type="float">
            <text:p>0.2534532547</text:p>
          </table:table-cell>
          <table:table-cell/>
          <table:table-cell office:value-type="float" office:value="1442890785.78577" calcext:value-type="float">
            <text:p>1442890785.78577</text:p>
          </table:table-cell>
          <table:table-cell table:formula="of:=[.J547]-[.$B547]" office:value-type="float" office:value="0.273228645324707" calcext:value-type="float">
            <text:p>0.273228645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890785.522" calcext:value-type="float">
            <text:p>1442890785.522</text:p>
          </table:table-cell>
          <table:table-cell office:value-type="float" office:value="896" calcext:value-type="float">
            <text:p>896</text:p>
          </table:table-cell>
          <table:table-cell table:formula="of:=[.B548]-[.B$2]" office:value-type="float" office:value="16.6247291564941" calcext:value-type="float">
            <text:p>16.6247291565</text:p>
          </table:table-cell>
          <table:table-cell table:formula="of:=[.C548]/([.D548]-[.D547])" office:value-type="float" office:value="94741.1295031134" calcext:value-type="float">
            <text:p>94741.1295031134</text:p>
          </table:table-cell>
          <table:table-cell/>
          <table:table-cell office:value-type="float" office:value="1442890785.76601" calcext:value-type="float">
            <text:p>1442890785.76601</text:p>
          </table:table-cell>
          <table:table-cell table:formula="of:=[.G548]-[.$B548]" office:value-type="float" office:value="0.244013786315918" calcext:value-type="float">
            <text:p>0.2440137863</text:p>
          </table:table-cell>
          <table:table-cell/>
          <table:table-cell office:value-type="float" office:value="1442890785.78862" calcext:value-type="float">
            <text:p>1442890785.78862</text:p>
          </table:table-cell>
          <table:table-cell table:formula="of:=[.J548]-[.$B548]" office:value-type="float" office:value="0.266625642776489" calcext:value-type="float">
            <text:p>0.266625642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890785.53147" calcext:value-type="float">
            <text:p>1442890785.53147</text:p>
          </table:table-cell>
          <table:table-cell office:value-type="float" office:value="896" calcext:value-type="float">
            <text:p>896</text:p>
          </table:table-cell>
          <table:table-cell table:formula="of:=[.B549]-[.B$2]" office:value-type="float" office:value="16.6341986656189" calcext:value-type="float">
            <text:p>16.6341986656</text:p>
          </table:table-cell>
          <table:table-cell table:formula="of:=[.C549]/([.D549]-[.D548])" office:value-type="float" office:value="94619.4769122312" calcext:value-type="float">
            <text:p>94619.4769122312</text:p>
          </table:table-cell>
          <table:table-cell/>
          <table:table-cell office:value-type="float" office:value="1442890785.76603" calcext:value-type="float">
            <text:p>1442890785.76603</text:p>
          </table:table-cell>
          <table:table-cell table:formula="of:=[.G549]-[.$B549]" office:value-type="float" office:value="0.234562397003174" calcext:value-type="float">
            <text:p>0.234562397</text:p>
          </table:table-cell>
          <table:table-cell/>
          <table:table-cell office:value-type="float" office:value="1442890785.79147" calcext:value-type="float">
            <text:p>1442890785.79147</text:p>
          </table:table-cell>
          <table:table-cell table:formula="of:=[.J549]-[.$B549]" office:value-type="float" office:value="0.259997844696045" calcext:value-type="float">
            <text:p>0.259997844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890785.54101" calcext:value-type="float">
            <text:p>1442890785.54101</text:p>
          </table:table-cell>
          <table:table-cell office:value-type="float" office:value="896" calcext:value-type="float">
            <text:p>896</text:p>
          </table:table-cell>
          <table:table-cell table:formula="of:=[.B550]-[.B$2]" office:value-type="float" office:value="16.6437373161316" calcext:value-type="float">
            <text:p>16.6437373161</text:p>
          </table:table-cell>
          <table:table-cell table:formula="of:=[.C550]/([.D550]-[.D549])" office:value-type="float" office:value="93933.6228754249" calcext:value-type="float">
            <text:p>93933.6228754249</text:p>
          </table:table-cell>
          <table:table-cell/>
          <table:table-cell office:value-type="float" office:value="1442890785.76605" calcext:value-type="float">
            <text:p>1442890785.76605</text:p>
          </table:table-cell>
          <table:table-cell table:formula="of:=[.G550]-[.$B550]" office:value-type="float" office:value="0.22504186630249" calcext:value-type="float">
            <text:p>0.2250418663</text:p>
          </table:table-cell>
          <table:table-cell/>
          <table:table-cell office:value-type="float" office:value="1442890785.79431" calcext:value-type="float">
            <text:p>1442890785.79431</text:p>
          </table:table-cell>
          <table:table-cell table:formula="of:=[.J550]-[.$B550]" office:value-type="float" office:value="0.253302097320557" calcext:value-type="float">
            <text:p>0.253302097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890785.55045" calcext:value-type="float">
            <text:p>1442890785.55045</text:p>
          </table:table-cell>
          <table:table-cell office:value-type="float" office:value="896" calcext:value-type="float">
            <text:p>896</text:p>
          </table:table-cell>
          <table:table-cell table:formula="of:=[.B551]-[.B$2]" office:value-type="float" office:value="16.6531827449799" calcext:value-type="float">
            <text:p>16.653182745</text:p>
          </table:table-cell>
          <table:table-cell table:formula="of:=[.C551]/([.D551]-[.D550])" office:value-type="float" office:value="94860.7008102582" calcext:value-type="float">
            <text:p>94860.7008102582</text:p>
          </table:table-cell>
          <table:table-cell/>
          <table:table-cell office:value-type="float" office:value="1442890785.76609" calcext:value-type="float">
            <text:p>1442890785.76609</text:p>
          </table:table-cell>
          <table:table-cell table:formula="of:=[.G551]-[.$B551]" office:value-type="float" office:value="0.215633392333984" calcext:value-type="float">
            <text:p>0.2156333923</text:p>
          </table:table-cell>
          <table:table-cell/>
          <table:table-cell office:value-type="float" office:value="1442890785.79714" calcext:value-type="float">
            <text:p>1442890785.79714</text:p>
          </table:table-cell>
          <table:table-cell table:formula="of:=[.J551]-[.$B551]" office:value-type="float" office:value="0.246692180633545" calcext:value-type="float">
            <text:p>0.246692180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890785.55991" calcext:value-type="float">
            <text:p>1442890785.55991</text:p>
          </table:table-cell>
          <table:table-cell office:value-type="float" office:value="896" calcext:value-type="float">
            <text:p>896</text:p>
          </table:table-cell>
          <table:table-cell table:formula="of:=[.B552]-[.B$2]" office:value-type="float" office:value="16.6626358032227" calcext:value-type="float">
            <text:p>16.6626358032</text:p>
          </table:table-cell>
          <table:table-cell table:formula="of:=[.C552]/([.D552]-[.D551])" office:value-type="float" office:value="94784.1404322934" calcext:value-type="float">
            <text:p>94784.1404322934</text:p>
          </table:table-cell>
          <table:table-cell/>
          <table:table-cell office:value-type="float" office:value="1442890785.84518" calcext:value-type="float">
            <text:p>1442890785.84518</text:p>
          </table:table-cell>
          <table:table-cell table:formula="of:=[.G552]-[.$B552]" office:value-type="float" office:value="0.2852783203125" calcext:value-type="float">
            <text:p>0.2852783203</text:p>
          </table:table-cell>
          <table:table-cell/>
          <table:table-cell office:value-type="float" office:value="1442890785.84524" calcext:value-type="float">
            <text:p>1442890785.84524</text:p>
          </table:table-cell>
          <table:table-cell table:formula="of:=[.J552]-[.$B552]" office:value-type="float" office:value="0.285334348678589" calcext:value-type="float">
            <text:p>0.285334348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890785.5694" calcext:value-type="float">
            <text:p>1442890785.5694</text:p>
          </table:table-cell>
          <table:table-cell office:value-type="float" office:value="896" calcext:value-type="float">
            <text:p>896</text:p>
          </table:table-cell>
          <table:table-cell table:formula="of:=[.B553]-[.B$2]" office:value-type="float" office:value="16.6721289157867" calcext:value-type="float">
            <text:p>16.6721289158</text:p>
          </table:table-cell>
          <table:table-cell table:formula="of:=[.C553]/([.D553]-[.D552])" office:value-type="float" office:value="94384.2173945802" calcext:value-type="float">
            <text:p>94384.2173945802</text:p>
          </table:table-cell>
          <table:table-cell/>
          <table:table-cell office:value-type="float" office:value="1442890785.84533" calcext:value-type="float">
            <text:p>1442890785.84533</text:p>
          </table:table-cell>
          <table:table-cell table:formula="of:=[.G553]-[.$B553]" office:value-type="float" office:value="0.275928735733032" calcext:value-type="float">
            <text:p>0.2759287357</text:p>
          </table:table-cell>
          <table:table-cell/>
          <table:table-cell office:value-type="float" office:value="1442890785.8481" calcext:value-type="float">
            <text:p>1442890785.8481</text:p>
          </table:table-cell>
          <table:table-cell table:formula="of:=[.J553]-[.$B553]" office:value-type="float" office:value="0.278697967529297" calcext:value-type="float">
            <text:p>0.278697967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890785.57884" calcext:value-type="float">
            <text:p>1442890785.57884</text:p>
          </table:table-cell>
          <table:table-cell office:value-type="float" office:value="896" calcext:value-type="float">
            <text:p>896</text:p>
          </table:table-cell>
          <table:table-cell table:formula="of:=[.B554]-[.B$2]" office:value-type="float" office:value="16.6815657615662" calcext:value-type="float">
            <text:p>16.6815657616</text:p>
          </table:table-cell>
          <table:table-cell table:formula="of:=[.C554]/([.D554]-[.D553])" office:value-type="float" office:value="94946.9792071954" calcext:value-type="float">
            <text:p>94946.9792071954</text:p>
          </table:table-cell>
          <table:table-cell/>
          <table:table-cell office:value-type="float" office:value="1442890785.84539" calcext:value-type="float">
            <text:p>1442890785.84539</text:p>
          </table:table-cell>
          <table:table-cell table:formula="of:=[.G554]-[.$B554]" office:value-type="float" office:value="0.266552209854126" calcext:value-type="float">
            <text:p>0.2665522099</text:p>
          </table:table-cell>
          <table:table-cell/>
          <table:table-cell office:value-type="float" office:value="1442890785.85097" calcext:value-type="float">
            <text:p>1442890785.85097</text:p>
          </table:table-cell>
          <table:table-cell table:formula="of:=[.J554]-[.$B554]" office:value-type="float" office:value="0.27213716506958" calcext:value-type="float">
            <text:p>0.272137165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890785.58834" calcext:value-type="float">
            <text:p>1442890785.58834</text:p>
          </table:table-cell>
          <table:table-cell office:value-type="float" office:value="896" calcext:value-type="float">
            <text:p>896</text:p>
          </table:table-cell>
          <table:table-cell table:formula="of:=[.B555]-[.B$2]" office:value-type="float" office:value="16.6910753250122" calcext:value-type="float">
            <text:p>16.691075325</text:p>
          </table:table-cell>
          <table:table-cell table:formula="of:=[.C555]/([.D555]-[.D554])" office:value-type="float" office:value="94220.9392769393" calcext:value-type="float">
            <text:p>94220.9392769393</text:p>
          </table:table-cell>
          <table:table-cell/>
          <table:table-cell office:value-type="float" office:value="1442890785.84544" calcext:value-type="float">
            <text:p>1442890785.84544</text:p>
          </table:table-cell>
          <table:table-cell table:formula="of:=[.G555]-[.$B555]" office:value-type="float" office:value="0.257096290588379" calcext:value-type="float">
            <text:p>0.2570962906</text:p>
          </table:table-cell>
          <table:table-cell/>
          <table:table-cell office:value-type="float" office:value="1442890785.85382" calcext:value-type="float">
            <text:p>1442890785.85382</text:p>
          </table:table-cell>
          <table:table-cell table:formula="of:=[.J555]-[.$B555]" office:value-type="float" office:value="0.265472888946533" calcext:value-type="float">
            <text:p>0.265472888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890785.59783" calcext:value-type="float">
            <text:p>1442890785.59783</text:p>
          </table:table-cell>
          <table:table-cell office:value-type="float" office:value="896" calcext:value-type="float">
            <text:p>896</text:p>
          </table:table-cell>
          <table:table-cell table:formula="of:=[.B556]-[.B$2]" office:value-type="float" office:value="16.7005634307861" calcext:value-type="float">
            <text:p>16.7005634308</text:p>
          </table:table-cell>
          <table:table-cell table:formula="of:=[.C556]/([.D556]-[.D555])" office:value-type="float" office:value="94434.0231179013" calcext:value-type="float">
            <text:p>94434.0231179013</text:p>
          </table:table-cell>
          <table:table-cell/>
          <table:table-cell office:value-type="float" office:value="1442890785.84549" calcext:value-type="float">
            <text:p>1442890785.84549</text:p>
          </table:table-cell>
          <table:table-cell table:formula="of:=[.G556]-[.$B556]" office:value-type="float" office:value="0.247657299041748" calcext:value-type="float">
            <text:p>0.247657299</text:p>
          </table:table-cell>
          <table:table-cell/>
          <table:table-cell office:value-type="float" office:value="1442890785.85666" calcext:value-type="float">
            <text:p>1442890785.85666</text:p>
          </table:table-cell>
          <table:table-cell table:formula="of:=[.J556]-[.$B556]" office:value-type="float" office:value="0.25883150100708" calcext:value-type="float">
            <text:p>0.25883150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890785.6073" calcext:value-type="float">
            <text:p>1442890785.6073</text:p>
          </table:table-cell>
          <table:table-cell office:value-type="float" office:value="896" calcext:value-type="float">
            <text:p>896</text:p>
          </table:table-cell>
          <table:table-cell table:formula="of:=[.B557]-[.B$2]" office:value-type="float" office:value="16.7100276947021" calcext:value-type="float">
            <text:p>16.7100276947</text:p>
          </table:table-cell>
          <table:table-cell table:formula="of:=[.C557]/([.D557]-[.D556])" office:value-type="float" office:value="94671.9161628376" calcext:value-type="float">
            <text:p>94671.9161628376</text:p>
          </table:table-cell>
          <table:table-cell/>
          <table:table-cell office:value-type="float" office:value="1442890785.84554" calcext:value-type="float">
            <text:p>1442890785.84554</text:p>
          </table:table-cell>
          <table:table-cell table:formula="of:=[.G557]-[.$B557]" office:value-type="float" office:value="0.238243818283081" calcext:value-type="float">
            <text:p>0.2382438183</text:p>
          </table:table-cell>
          <table:table-cell/>
          <table:table-cell office:value-type="float" office:value="1442890785.8595" calcext:value-type="float">
            <text:p>1442890785.8595</text:p>
          </table:table-cell>
          <table:table-cell table:formula="of:=[.J557]-[.$B557]" office:value-type="float" office:value="0.252201318740845" calcext:value-type="float">
            <text:p>0.25220131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890785.61681" calcext:value-type="float">
            <text:p>1442890785.61681</text:p>
          </table:table-cell>
          <table:table-cell office:value-type="float" office:value="896" calcext:value-type="float">
            <text:p>896</text:p>
          </table:table-cell>
          <table:table-cell table:formula="of:=[.B558]-[.B$2]" office:value-type="float" office:value="16.7195372581482" calcext:value-type="float">
            <text:p>16.7195372581</text:p>
          </table:table-cell>
          <table:table-cell table:formula="of:=[.C558]/([.D558]-[.D557])" office:value-type="float" office:value="94220.9392769393" calcext:value-type="float">
            <text:p>94220.9392769393</text:p>
          </table:table-cell>
          <table:table-cell/>
          <table:table-cell office:value-type="float" office:value="1442890785.84564" calcext:value-type="float">
            <text:p>1442890785.84564</text:p>
          </table:table-cell>
          <table:table-cell table:formula="of:=[.G558]-[.$B558]" office:value-type="float" office:value="0.228832244873047" calcext:value-type="float">
            <text:p>0.2288322449</text:p>
          </table:table-cell>
          <table:table-cell/>
          <table:table-cell office:value-type="float" office:value="1442890785.86235" calcext:value-type="float">
            <text:p>1442890785.86235</text:p>
          </table:table-cell>
          <table:table-cell table:formula="of:=[.J558]-[.$B558]" office:value-type="float" office:value="0.245538711547852" calcext:value-type="float">
            <text:p>0.245538711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890785.62638" calcext:value-type="float">
            <text:p>1442890785.62638</text:p>
          </table:table-cell>
          <table:table-cell office:value-type="float" office:value="896" calcext:value-type="float">
            <text:p>896</text:p>
          </table:table-cell>
          <table:table-cell table:formula="of:=[.B559]-[.B$2]" office:value-type="float" office:value="16.729109287262" calcext:value-type="float">
            <text:p>16.7291092873</text:p>
          </table:table-cell>
          <table:table-cell table:formula="of:=[.C559]/([.D559]-[.D558])" office:value-type="float" office:value="93606.0671515393" calcext:value-type="float">
            <text:p>93606.0671515393</text:p>
          </table:table-cell>
          <table:table-cell/>
          <table:table-cell office:value-type="float" office:value="1442890785.84569" calcext:value-type="float">
            <text:p>1442890785.84569</text:p>
          </table:table-cell>
          <table:table-cell table:formula="of:=[.G559]-[.$B559]" office:value-type="float" office:value="0.21931529045105" calcext:value-type="float">
            <text:p>0.2193152905</text:p>
          </table:table-cell>
          <table:table-cell/>
          <table:table-cell office:value-type="float" office:value="1442890785.86519" calcext:value-type="float">
            <text:p>1442890785.86519</text:p>
          </table:table-cell>
          <table:table-cell table:formula="of:=[.J559]-[.$B559]" office:value-type="float" office:value="0.238812685012817" calcext:value-type="float">
            <text:p>0.23881268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890785.63582" calcext:value-type="float">
            <text:p>1442890785.63582</text:p>
          </table:table-cell>
          <table:table-cell office:value-type="float" office:value="896" calcext:value-type="float">
            <text:p>896</text:p>
          </table:table-cell>
          <table:table-cell table:formula="of:=[.B560]-[.B$2]" office:value-type="float" office:value="16.7385456562042" calcext:value-type="float">
            <text:p>16.7385456562</text:p>
          </table:table-cell>
          <table:table-cell table:formula="of:=[.C560]/([.D560]-[.D559])" office:value-type="float" office:value="94951.777053488" calcext:value-type="float">
            <text:p>94951.777053488</text:p>
          </table:table-cell>
          <table:table-cell/>
          <table:table-cell office:value-type="float" office:value="1442890785.84575" calcext:value-type="float">
            <text:p>1442890785.84575</text:p>
          </table:table-cell>
          <table:table-cell table:formula="of:=[.G560]-[.$B560]" office:value-type="float" office:value="0.20993185043335" calcext:value-type="float">
            <text:p>0.2099318504</text:p>
          </table:table-cell>
          <table:table-cell/>
          <table:table-cell office:value-type="float" office:value="1442890785.86803" calcext:value-type="float">
            <text:p>1442890785.86803</text:p>
          </table:table-cell>
          <table:table-cell table:formula="of:=[.J560]-[.$B560]" office:value-type="float" office:value="0.232216835021973" calcext:value-type="float">
            <text:p>0.23221683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890785.64525" calcext:value-type="float">
            <text:p>1442890785.64525</text:p>
          </table:table-cell>
          <table:table-cell office:value-type="float" office:value="896" calcext:value-type="float">
            <text:p>896</text:p>
          </table:table-cell>
          <table:table-cell table:formula="of:=[.B561]-[.B$2]" office:value-type="float" office:value="16.747978925705" calcext:value-type="float">
            <text:p>16.7479789257</text:p>
          </table:table-cell>
          <table:table-cell table:formula="of:=[.C561]/([.D561]-[.D560])" office:value-type="float" office:value="94982.97487742" calcext:value-type="float">
            <text:p>94982.97487742</text:p>
          </table:table-cell>
          <table:table-cell/>
          <table:table-cell office:value-type="float" office:value="1442890785.96431" calcext:value-type="float">
            <text:p>1442890785.96431</text:p>
          </table:table-cell>
          <table:table-cell table:formula="of:=[.G561]-[.$B561]" office:value-type="float" office:value="0.319063186645508" calcext:value-type="float">
            <text:p>0.3190631866</text:p>
          </table:table-cell>
          <table:table-cell/>
          <table:table-cell office:value-type="float" office:value="1442890785.96438" calcext:value-type="float">
            <text:p>1442890785.96438</text:p>
          </table:table-cell>
          <table:table-cell table:formula="of:=[.J561]-[.$B561]" office:value-type="float" office:value="0.319127321243286" calcext:value-type="float">
            <text:p>0.319127321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890785.65478" calcext:value-type="float">
            <text:p>1442890785.65478</text:p>
          </table:table-cell>
          <table:table-cell office:value-type="float" office:value="896" calcext:value-type="float">
            <text:p>896</text:p>
          </table:table-cell>
          <table:table-cell table:formula="of:=[.B562]-[.B$2]" office:value-type="float" office:value="16.7575135231018" calcext:value-type="float">
            <text:p>16.7575135231</text:p>
          </table:table-cell>
          <table:table-cell table:formula="of:=[.C562]/([.D562]-[.D561])" office:value-type="float" office:value="93973.5536495712" calcext:value-type="float">
            <text:p>93973.5536495712</text:p>
          </table:table-cell>
          <table:table-cell/>
          <table:table-cell office:value-type="float" office:value="1442890785.96441" calcext:value-type="float">
            <text:p>1442890785.96441</text:p>
          </table:table-cell>
          <table:table-cell table:formula="of:=[.G562]-[.$B562]" office:value-type="float" office:value="0.309631824493408" calcext:value-type="float">
            <text:p>0.3096318245</text:p>
          </table:table-cell>
          <table:table-cell/>
          <table:table-cell office:value-type="float" office:value="1442890785.9672" calcext:value-type="float">
            <text:p>1442890785.9672</text:p>
          </table:table-cell>
          <table:table-cell table:formula="of:=[.J562]-[.$B562]" office:value-type="float" office:value="0.312414169311523" calcext:value-type="float">
            <text:p>0.312414169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890785.66426" calcext:value-type="float">
            <text:p>1442890785.66426</text:p>
          </table:table-cell>
          <table:table-cell office:value-type="float" office:value="896" calcext:value-type="float">
            <text:p>896</text:p>
          </table:table-cell>
          <table:table-cell table:formula="of:=[.B563]-[.B$2]" office:value-type="float" office:value="16.7669951915741" calcext:value-type="float">
            <text:p>16.7669951916</text:p>
          </table:table-cell>
          <table:table-cell table:formula="of:=[.C563]/([.D563]-[.D562])" office:value-type="float" office:value="94498.1363373482" calcext:value-type="float">
            <text:p>94498.1363373482</text:p>
          </table:table-cell>
          <table:table-cell/>
          <table:table-cell office:value-type="float" office:value="1442890785.96443" calcext:value-type="float">
            <text:p>1442890785.96443</text:p>
          </table:table-cell>
          <table:table-cell table:formula="of:=[.G563]-[.$B563]" office:value-type="float" office:value="0.300164937973022" calcext:value-type="float">
            <text:p>0.300164938</text:p>
          </table:table-cell>
          <table:table-cell/>
          <table:table-cell office:value-type="float" office:value="1442890785.97002" calcext:value-type="float">
            <text:p>1442890785.97002</text:p>
          </table:table-cell>
          <table:table-cell table:formula="of:=[.J563]-[.$B563]" office:value-type="float" office:value="0.305753231048584" calcext:value-type="float">
            <text:p>0.30575323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890785.67379" calcext:value-type="float">
            <text:p>1442890785.67379</text:p>
          </table:table-cell>
          <table:table-cell office:value-type="float" office:value="896" calcext:value-type="float">
            <text:p>896</text:p>
          </table:table-cell>
          <table:table-cell table:formula="of:=[.B564]-[.B$2]" office:value-type="float" office:value="16.7765204906464" calcext:value-type="float">
            <text:p>16.7765204906</text:p>
          </table:table-cell>
          <table:table-cell table:formula="of:=[.C564]/([.D564]-[.D563])" office:value-type="float" office:value="94065.2879455346" calcext:value-type="float">
            <text:p>94065.2879455346</text:p>
          </table:table-cell>
          <table:table-cell/>
          <table:table-cell office:value-type="float" office:value="1442890785.96444" calcext:value-type="float">
            <text:p>1442890785.96444</text:p>
          </table:table-cell>
          <table:table-cell table:formula="of:=[.G564]-[.$B564]" office:value-type="float" office:value="0.29065203666687" calcext:value-type="float">
            <text:p>0.2906520367</text:p>
          </table:table-cell>
          <table:table-cell/>
          <table:table-cell office:value-type="float" office:value="1442890785.97285" calcext:value-type="float">
            <text:p>1442890785.97285</text:p>
          </table:table-cell>
          <table:table-cell table:formula="of:=[.J564]-[.$B564]" office:value-type="float" office:value="0.299056529998779" calcext:value-type="float">
            <text:p>0.2990565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890785.68324" calcext:value-type="float">
            <text:p>1442890785.68324</text:p>
          </table:table-cell>
          <table:table-cell office:value-type="float" office:value="896" calcext:value-type="float">
            <text:p>896</text:p>
          </table:table-cell>
          <table:table-cell table:formula="of:=[.B565]-[.B$2]" office:value-type="float" office:value="16.7859711647034" calcext:value-type="float">
            <text:p>16.7859711647</text:p>
          </table:table-cell>
          <table:table-cell table:formula="of:=[.C565]/([.D565]-[.D564])" office:value-type="float" office:value="94808.0522717526" calcext:value-type="float">
            <text:p>94808.0522717526</text:p>
          </table:table-cell>
          <table:table-cell/>
          <table:table-cell office:value-type="float" office:value="1442890785.96445" calcext:value-type="float">
            <text:p>1442890785.96445</text:p>
          </table:table-cell>
          <table:table-cell table:formula="of:=[.G565]-[.$B565]" office:value-type="float" office:value="0.281213760375977" calcext:value-type="float">
            <text:p>0.2812137604</text:p>
          </table:table-cell>
          <table:table-cell/>
          <table:table-cell office:value-type="float" office:value="1442890785.97564" calcext:value-type="float">
            <text:p>1442890785.97564</text:p>
          </table:table-cell>
          <table:table-cell table:formula="of:=[.J565]-[.$B565]" office:value-type="float" office:value="0.292397499084473" calcext:value-type="float">
            <text:p>0.292397499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890785.69275" calcext:value-type="float">
            <text:p>1442890785.69275</text:p>
          </table:table-cell>
          <table:table-cell office:value-type="float" office:value="896" calcext:value-type="float">
            <text:p>896</text:p>
          </table:table-cell>
          <table:table-cell table:formula="of:=[.B566]-[.B$2]" office:value-type="float" office:value="16.795482635498" calcext:value-type="float">
            <text:p>16.7954826355</text:p>
          </table:table-cell>
          <table:table-cell table:formula="of:=[.C566]/([.D566]-[.D565])" office:value-type="float" office:value="94202.0450193012" calcext:value-type="float">
            <text:p>94202.0450193012</text:p>
          </table:table-cell>
          <table:table-cell/>
          <table:table-cell office:value-type="float" office:value="1442890785.96447" calcext:value-type="float">
            <text:p>1442890785.96447</text:p>
          </table:table-cell>
          <table:table-cell table:formula="of:=[.G566]-[.$B566]" office:value-type="float" office:value="0.271714448928833" calcext:value-type="float">
            <text:p>0.2717144489</text:p>
          </table:table-cell>
          <table:table-cell/>
          <table:table-cell office:value-type="float" office:value="1442890785.97845" calcext:value-type="float">
            <text:p>1442890785.97845</text:p>
          </table:table-cell>
          <table:table-cell table:formula="of:=[.J566]-[.$B566]" office:value-type="float" office:value="0.285693645477295" calcext:value-type="float">
            <text:p>0.285693645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890785.70222" calcext:value-type="float">
            <text:p>1442890785.70222</text:p>
          </table:table-cell>
          <table:table-cell office:value-type="float" office:value="896" calcext:value-type="float">
            <text:p>896</text:p>
          </table:table-cell>
          <table:table-cell table:formula="of:=[.B567]-[.B$2]" office:value-type="float" office:value="16.8049478530884" calcext:value-type="float">
            <text:p>16.8049478531</text:p>
          </table:table-cell>
          <table:table-cell table:formula="of:=[.C567]/([.D567]-[.D566])" office:value-type="float" office:value="94662.3774307305" calcext:value-type="float">
            <text:p>94662.3774307305</text:p>
          </table:table-cell>
          <table:table-cell/>
          <table:table-cell office:value-type="float" office:value="1442890785.96448" calcext:value-type="float">
            <text:p>1442890785.96448</text:p>
          </table:table-cell>
          <table:table-cell table:formula="of:=[.G567]-[.$B567]" office:value-type="float" office:value="0.262263059616089" calcext:value-type="float">
            <text:p>0.2622630596</text:p>
          </table:table-cell>
          <table:table-cell/>
          <table:table-cell office:value-type="float" office:value="1442890785.98125" calcext:value-type="float">
            <text:p>1442890785.98125</text:p>
          </table:table-cell>
          <table:table-cell table:formula="of:=[.J567]-[.$B567]" office:value-type="float" office:value="0.279035091400146" calcext:value-type="float">
            <text:p>0.279035091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890785.71164" calcext:value-type="float">
            <text:p>1442890785.71164</text:p>
          </table:table-cell>
          <table:table-cell office:value-type="float" office:value="896" calcext:value-type="float">
            <text:p>896</text:p>
          </table:table-cell>
          <table:table-cell table:formula="of:=[.B568]-[.B$2]" office:value-type="float" office:value="16.8143677711487" calcext:value-type="float">
            <text:p>16.8143677711</text:p>
          </table:table-cell>
          <table:table-cell table:formula="of:=[.C568]/([.D568]-[.D567])" office:value-type="float" office:value="95117.6002024804" calcext:value-type="float">
            <text:p>95117.6002024804</text:p>
          </table:table-cell>
          <table:table-cell/>
          <table:table-cell office:value-type="float" office:value="1442890785.96449" calcext:value-type="float">
            <text:p>1442890785.96449</text:p>
          </table:table-cell>
          <table:table-cell table:formula="of:=[.G568]-[.$B568]" office:value-type="float" office:value="0.252855777740479" calcext:value-type="float">
            <text:p>0.2528557777</text:p>
          </table:table-cell>
          <table:table-cell/>
          <table:table-cell office:value-type="float" office:value="1442890785.98405" calcext:value-type="float">
            <text:p>1442890785.98405</text:p>
          </table:table-cell>
          <table:table-cell table:formula="of:=[.J568]-[.$B568]" office:value-type="float" office:value="0.272417306900024" calcext:value-type="float">
            <text:p>0.2724173069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890785.72106" calcext:value-type="float">
            <text:p>1442890785.72106</text:p>
          </table:table-cell>
          <table:table-cell office:value-type="float" office:value="896" calcext:value-type="float">
            <text:p>896</text:p>
          </table:table-cell>
          <table:table-cell table:formula="of:=[.B569]-[.B$2]" office:value-type="float" office:value="16.8237881660461" calcext:value-type="float">
            <text:p>16.823788166</text:p>
          </table:table-cell>
          <table:table-cell table:formula="of:=[.C569]/([.D569]-[.D568])" office:value-type="float" office:value="95112.7855841263" calcext:value-type="float">
            <text:p>95112.7855841263</text:p>
          </table:table-cell>
          <table:table-cell/>
          <table:table-cell office:value-type="float" office:value="1442890785.96451" calcext:value-type="float">
            <text:p>1442890785.96451</text:p>
          </table:table-cell>
          <table:table-cell table:formula="of:=[.G569]-[.$B569]" office:value-type="float" office:value="0.243448972702026" calcext:value-type="float">
            <text:p>0.2434489727</text:p>
          </table:table-cell>
          <table:table-cell/>
          <table:table-cell office:value-type="float" office:value="1442890785.9869" calcext:value-type="float">
            <text:p>1442890785.9869</text:p>
          </table:table-cell>
          <table:table-cell table:formula="of:=[.J569]-[.$B569]" office:value-type="float" office:value="0.265841960906982" calcext:value-type="float">
            <text:p>0.265841960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890785.73056" calcext:value-type="float">
            <text:p>1442890785.73056</text:p>
          </table:table-cell>
          <table:table-cell office:value-type="float" office:value="896" calcext:value-type="float">
            <text:p>896</text:p>
          </table:table-cell>
          <table:table-cell table:formula="of:=[.B570]-[.B$2]" office:value-type="float" office:value="16.8332862854004" calcext:value-type="float">
            <text:p>16.8332862854</text:p>
          </table:table-cell>
          <table:table-cell table:formula="of:=[.C570]/([.D570]-[.D569])" office:value-type="float" office:value="94334.4641799287" calcext:value-type="float">
            <text:p>94334.4641799287</text:p>
          </table:table-cell>
          <table:table-cell/>
          <table:table-cell office:value-type="float" office:value="1442890785.96452" calcext:value-type="float">
            <text:p>1442890785.96452</text:p>
          </table:table-cell>
          <table:table-cell table:formula="of:=[.G570]-[.$B570]" office:value-type="float" office:value="0.233962774276733" calcext:value-type="float">
            <text:p>0.2339627743</text:p>
          </table:table-cell>
          <table:table-cell/>
          <table:table-cell office:value-type="float" office:value="1442890785.98976" calcext:value-type="float">
            <text:p>1442890785.98976</text:p>
          </table:table-cell>
          <table:table-cell table:formula="of:=[.J570]-[.$B570]" office:value-type="float" office:value="0.259202480316162" calcext:value-type="float">
            <text:p>0.259202480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890785.73999" calcext:value-type="float">
            <text:p>1442890785.73999</text:p>
          </table:table-cell>
          <table:table-cell office:value-type="float" office:value="896" calcext:value-type="float">
            <text:p>896</text:p>
          </table:table-cell>
          <table:table-cell table:formula="of:=[.B571]-[.B$2]" office:value-type="float" office:value="16.8427171707153" calcext:value-type="float">
            <text:p>16.8427171707</text:p>
          </table:table-cell>
          <table:table-cell table:formula="of:=[.C571]/([.D571]-[.D570])" office:value-type="float" office:value="95006.9871574477" calcext:value-type="float">
            <text:p>95006.9871574477</text:p>
          </table:table-cell>
          <table:table-cell/>
          <table:table-cell office:value-type="float" office:value="1442890785.96453" calcext:value-type="float">
            <text:p>1442890785.96453</text:p>
          </table:table-cell>
          <table:table-cell table:formula="of:=[.G571]-[.$B571]" office:value-type="float" office:value="0.224544286727905" calcext:value-type="float">
            <text:p>0.2245442867</text:p>
          </table:table-cell>
          <table:table-cell/>
          <table:table-cell office:value-type="float" office:value="1442890785.99262" calcext:value-type="float">
            <text:p>1442890785.99262</text:p>
          </table:table-cell>
          <table:table-cell table:formula="of:=[.J571]-[.$B571]" office:value-type="float" office:value="0.252628326416016" calcext:value-type="float">
            <text:p>0.252628326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890785.74944" calcext:value-type="float">
            <text:p>1442890785.74944</text:p>
          </table:table-cell>
          <table:table-cell office:value-type="float" office:value="896" calcext:value-type="float">
            <text:p>896</text:p>
          </table:table-cell>
          <table:table-cell table:formula="of:=[.B572]-[.B$2]" office:value-type="float" office:value="16.8521664142609" calcext:value-type="float">
            <text:p>16.8521664143</text:p>
          </table:table-cell>
          <table:table-cell table:formula="of:=[.C572]/([.D572]-[.D571])" office:value-type="float" office:value="94822.405167411" calcext:value-type="float">
            <text:p>94822.405167411</text:p>
          </table:table-cell>
          <table:table-cell/>
          <table:table-cell office:value-type="float" office:value="1442890785.96454" calcext:value-type="float">
            <text:p>1442890785.96454</text:p>
          </table:table-cell>
          <table:table-cell table:formula="of:=[.G572]-[.$B572]" office:value-type="float" office:value="0.215107202529907" calcext:value-type="float">
            <text:p>0.2151072025</text:p>
          </table:table-cell>
          <table:table-cell/>
          <table:table-cell office:value-type="float" office:value="1442890785.99544" calcext:value-type="float">
            <text:p>1442890785.99544</text:p>
          </table:table-cell>
          <table:table-cell table:formula="of:=[.J572]-[.$B572]" office:value-type="float" office:value="0.24600887298584" calcext:value-type="float">
            <text:p>0.24600887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890785.7589" calcext:value-type="float">
            <text:p>1442890785.7589</text:p>
          </table:table-cell>
          <table:table-cell office:value-type="float" office:value="896" calcext:value-type="float">
            <text:p>896</text:p>
          </table:table-cell>
          <table:table-cell table:formula="of:=[.B573]-[.B$2]" office:value-type="float" office:value="16.861629486084" calcext:value-type="float">
            <text:p>16.8616294861</text:p>
          </table:table-cell>
          <table:table-cell table:formula="of:=[.C573]/([.D573]-[.D572])" office:value-type="float" office:value="94683.8422816256" calcext:value-type="float">
            <text:p>94683.8422816256</text:p>
          </table:table-cell>
          <table:table-cell/>
          <table:table-cell office:value-type="float" office:value="1442890786.04586" calcext:value-type="float">
            <text:p>1442890786.04586</text:p>
          </table:table-cell>
          <table:table-cell table:formula="of:=[.G573]-[.$B573]" office:value-type="float" office:value="0.286961793899536" calcext:value-type="float">
            <text:p>0.2869617939</text:p>
          </table:table-cell>
          <table:table-cell/>
          <table:table-cell office:value-type="float" office:value="1442890786.04591" calcext:value-type="float">
            <text:p>1442890786.04591</text:p>
          </table:table-cell>
          <table:table-cell table:formula="of:=[.J573]-[.$B573]" office:value-type="float" office:value="0.287010669708252" calcext:value-type="float">
            <text:p>0.287010669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890785.76841" calcext:value-type="float">
            <text:p>1442890785.76841</text:p>
          </table:table-cell>
          <table:table-cell office:value-type="float" office:value="896" calcext:value-type="float">
            <text:p>896</text:p>
          </table:table-cell>
          <table:table-cell table:formula="of:=[.B574]-[.B$2]" office:value-type="float" office:value="16.8711385726929" calcext:value-type="float">
            <text:p>16.8711385727</text:p>
          </table:table-cell>
          <table:table-cell table:formula="of:=[.C574]/([.D574]-[.D573])" office:value-type="float" office:value="94225.6640256745" calcext:value-type="float">
            <text:p>94225.6640256745</text:p>
          </table:table-cell>
          <table:table-cell/>
          <table:table-cell office:value-type="float" office:value="1442890786.04596" calcext:value-type="float">
            <text:p>1442890786.04596</text:p>
          </table:table-cell>
          <table:table-cell table:formula="of:=[.G574]-[.$B574]" office:value-type="float" office:value="0.277553558349609" calcext:value-type="float">
            <text:p>0.2775535583</text:p>
          </table:table-cell>
          <table:table-cell/>
          <table:table-cell office:value-type="float" office:value="1442890786.04855" calcext:value-type="float">
            <text:p>1442890786.04855</text:p>
          </table:table-cell>
          <table:table-cell table:formula="of:=[.J574]-[.$B574]" office:value-type="float" office:value="0.280145406723022" calcext:value-type="float">
            <text:p>0.280145406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890785.77786" calcext:value-type="float">
            <text:p>1442890785.77786</text:p>
          </table:table-cell>
          <table:table-cell office:value-type="float" office:value="896" calcext:value-type="float">
            <text:p>896</text:p>
          </table:table-cell>
          <table:table-cell table:formula="of:=[.B575]-[.B$2]" office:value-type="float" office:value="16.8805923461914" calcext:value-type="float">
            <text:p>16.8805923462</text:p>
          </table:table-cell>
          <table:table-cell table:formula="of:=[.C575]/([.D575]-[.D574])" office:value-type="float" office:value="94776.9692323212" calcext:value-type="float">
            <text:p>94776.9692323212</text:p>
          </table:table-cell>
          <table:table-cell/>
          <table:table-cell office:value-type="float" office:value="1442890786.04599" calcext:value-type="float">
            <text:p>1442890786.04599</text:p>
          </table:table-cell>
          <table:table-cell table:formula="of:=[.G575]-[.$B575]" office:value-type="float" office:value="0.268129110336304" calcext:value-type="float">
            <text:p>0.2681291103</text:p>
          </table:table-cell>
          <table:table-cell/>
          <table:table-cell office:value-type="float" office:value="1442890786.05118" calcext:value-type="float">
            <text:p>1442890786.05118</text:p>
          </table:table-cell>
          <table:table-cell table:formula="of:=[.J575]-[.$B575]" office:value-type="float" office:value="0.273318767547607" calcext:value-type="float">
            <text:p>0.273318767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890785.7873" calcext:value-type="float">
            <text:p>1442890785.7873</text:p>
          </table:table-cell>
          <table:table-cell office:value-type="float" office:value="896" calcext:value-type="float">
            <text:p>896</text:p>
          </table:table-cell>
          <table:table-cell table:formula="of:=[.B576]-[.B$2]" office:value-type="float" office:value="16.8900260925293" calcext:value-type="float">
            <text:p>16.8900260925</text:p>
          </table:table-cell>
          <table:table-cell table:formula="of:=[.C576]/([.D576]-[.D575])" office:value-type="float" office:value="94978.1738778811" calcext:value-type="float">
            <text:p>94978.1738778811</text:p>
          </table:table-cell>
          <table:table-cell/>
          <table:table-cell office:value-type="float" office:value="1442890786.04602" calcext:value-type="float">
            <text:p>1442890786.04602</text:p>
          </table:table-cell>
          <table:table-cell table:formula="of:=[.G576]-[.$B576]" office:value-type="float" office:value="0.258721113204956" calcext:value-type="float">
            <text:p>0.2587211132</text:p>
          </table:table-cell>
          <table:table-cell/>
          <table:table-cell office:value-type="float" office:value="1442890786.05381" calcext:value-type="float">
            <text:p>1442890786.05381</text:p>
          </table:table-cell>
          <table:table-cell table:formula="of:=[.J576]-[.$B576]" office:value-type="float" office:value="0.266513824462891" calcext:value-type="float">
            <text:p>0.266513824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890785.79675" calcext:value-type="float">
            <text:p>1442890785.79675</text:p>
          </table:table-cell>
          <table:table-cell office:value-type="float" office:value="896" calcext:value-type="float">
            <text:p>896</text:p>
          </table:table-cell>
          <table:table-cell table:formula="of:=[.B577]-[.B$2]" office:value-type="float" office:value="16.899484872818" calcext:value-type="float">
            <text:p>16.8994848728</text:p>
          </table:table-cell>
          <table:table-cell table:formula="of:=[.C577]/([.D577]-[.D576])" office:value-type="float" office:value="94726.8011998084" calcext:value-type="float">
            <text:p>94726.8011998084</text:p>
          </table:table-cell>
          <table:table-cell/>
          <table:table-cell office:value-type="float" office:value="1442890786.04605" calcext:value-type="float">
            <text:p>1442890786.04605</text:p>
          </table:table-cell>
          <table:table-cell table:formula="of:=[.G577]-[.$B577]" office:value-type="float" office:value="0.249291181564331" calcext:value-type="float">
            <text:p>0.2492911816</text:p>
          </table:table-cell>
          <table:table-cell/>
          <table:table-cell office:value-type="float" office:value="1442890786.0564" calcext:value-type="float">
            <text:p>1442890786.0564</text:p>
          </table:table-cell>
          <table:table-cell table:formula="of:=[.J577]-[.$B577]" office:value-type="float" office:value="0.259641647338867" calcext:value-type="float">
            <text:p>0.259641647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890785.80622" calcext:value-type="float">
            <text:p>1442890785.80622</text:p>
          </table:table-cell>
          <table:table-cell office:value-type="float" office:value="896" calcext:value-type="float">
            <text:p>896</text:p>
          </table:table-cell>
          <table:table-cell table:formula="of:=[.B578]-[.B$2]" office:value-type="float" office:value="16.9089517593384" calcext:value-type="float">
            <text:p>16.9089517593</text:p>
          </table:table-cell>
          <table:table-cell table:formula="of:=[.C578]/([.D578]-[.D577])" office:value-type="float" office:value="94645.6892739316" calcext:value-type="float">
            <text:p>94645.6892739316</text:p>
          </table:table-cell>
          <table:table-cell/>
          <table:table-cell office:value-type="float" office:value="1442890786.04609" calcext:value-type="float">
            <text:p>1442890786.04609</text:p>
          </table:table-cell>
          <table:table-cell table:formula="of:=[.G578]-[.$B578]" office:value-type="float" office:value="0.23987078666687" calcext:value-type="float">
            <text:p>0.2398707867</text:p>
          </table:table-cell>
          <table:table-cell/>
          <table:table-cell office:value-type="float" office:value="1442890786.05903" calcext:value-type="float">
            <text:p>1442890786.05903</text:p>
          </table:table-cell>
          <table:table-cell table:formula="of:=[.J578]-[.$B578]" office:value-type="float" office:value="0.252804279327393" calcext:value-type="float">
            <text:p>0.252804279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890785.81567" calcext:value-type="float">
            <text:p>1442890785.81567</text:p>
          </table:table-cell>
          <table:table-cell office:value-type="float" office:value="896" calcext:value-type="float">
            <text:p>896</text:p>
          </table:table-cell>
          <table:table-cell table:formula="of:=[.B579]-[.B$2]" office:value-type="float" office:value="16.9184014797211" calcext:value-type="float">
            <text:p>16.9184014797</text:p>
          </table:table-cell>
          <table:table-cell table:formula="of:=[.C579]/([.D579]-[.D578])" office:value-type="float" office:value="94817.6203860225" calcext:value-type="float">
            <text:p>94817.6203860225</text:p>
          </table:table-cell>
          <table:table-cell/>
          <table:table-cell office:value-type="float" office:value="1442890786.04612" calcext:value-type="float">
            <text:p>1442890786.04612</text:p>
          </table:table-cell>
          <table:table-cell table:formula="of:=[.G579]-[.$B579]" office:value-type="float" office:value="0.230445384979248" calcext:value-type="float">
            <text:p>0.230445385</text:p>
          </table:table-cell>
          <table:table-cell/>
          <table:table-cell office:value-type="float" office:value="1442890786.06164" calcext:value-type="float">
            <text:p>1442890786.06164</text:p>
          </table:table-cell>
          <table:table-cell table:formula="of:=[.J579]-[.$B579]" office:value-type="float" office:value="0.245970249176025" calcext:value-type="float">
            <text:p>0.245970249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890785.82515" calcext:value-type="float">
            <text:p>1442890785.82515</text:p>
          </table:table-cell>
          <table:table-cell office:value-type="float" office:value="896" calcext:value-type="float">
            <text:p>896</text:p>
          </table:table-cell>
          <table:table-cell table:formula="of:=[.B580]-[.B$2]" office:value-type="float" office:value="16.927882194519" calcext:value-type="float">
            <text:p>16.9278821945</text:p>
          </table:table-cell>
          <table:table-cell table:formula="of:=[.C580]/([.D580]-[.D579])" office:value-type="float" office:value="94507.6419967308" calcext:value-type="float">
            <text:p>94507.6419967308</text:p>
          </table:table-cell>
          <table:table-cell/>
          <table:table-cell office:value-type="float" office:value="1442890786.04614" calcext:value-type="float">
            <text:p>1442890786.04614</text:p>
          </table:table-cell>
          <table:table-cell table:formula="of:=[.G580]-[.$B580]" office:value-type="float" office:value="0.220988512039185" calcext:value-type="float">
            <text:p>0.220988512</text:p>
          </table:table-cell>
          <table:table-cell/>
          <table:table-cell office:value-type="float" office:value="1442890786.06428" calcext:value-type="float">
            <text:p>1442890786.06428</text:p>
          </table:table-cell>
          <table:table-cell table:formula="of:=[.J580]-[.$B580]" office:value-type="float" office:value="0.239124059677124" calcext:value-type="float">
            <text:p>0.239124059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890785.83466" calcext:value-type="float">
            <text:p>1442890785.83466</text:p>
          </table:table-cell>
          <table:table-cell office:value-type="float" office:value="896" calcext:value-type="float">
            <text:p>896</text:p>
          </table:table-cell>
          <table:table-cell table:formula="of:=[.B581]-[.B$2]" office:value-type="float" office:value="16.9373927116394" calcext:value-type="float">
            <text:p>16.9373927116</text:p>
          </table:table-cell>
          <table:table-cell table:formula="of:=[.C581]/([.D581]-[.D580])" office:value-type="float" office:value="94211.4912008022" calcext:value-type="float">
            <text:p>94211.4912008022</text:p>
          </table:table-cell>
          <table:table-cell/>
          <table:table-cell office:value-type="float" office:value="1442890786.04618" calcext:value-type="float">
            <text:p>1442890786.04618</text:p>
          </table:table-cell>
          <table:table-cell table:formula="of:=[.G581]-[.$B581]" office:value-type="float" office:value="0.211513519287109" calcext:value-type="float">
            <text:p>0.2115135193</text:p>
          </table:table-cell>
          <table:table-cell/>
          <table:table-cell office:value-type="float" office:value="1442890786.06689" calcext:value-type="float">
            <text:p>1442890786.06689</text:p>
          </table:table-cell>
          <table:table-cell table:formula="of:=[.J581]-[.$B581]" office:value-type="float" office:value="0.232232570648193" calcext:value-type="float">
            <text:p>0.232232570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890785.84414" calcext:value-type="float">
            <text:p>1442890785.84414</text:p>
          </table:table-cell>
          <table:table-cell office:value-type="float" office:value="896" calcext:value-type="float">
            <text:p>896</text:p>
          </table:table-cell>
          <table:table-cell table:formula="of:=[.B582]-[.B$2]" office:value-type="float" office:value="16.9468719959259" calcext:value-type="float">
            <text:p>16.9468719959</text:p>
          </table:table-cell>
          <table:table-cell table:formula="of:=[.C582]/([.D582]-[.D581])" office:value-type="float" office:value="94521.904072034" calcext:value-type="float">
            <text:p>94521.904072034</text:p>
          </table:table-cell>
          <table:table-cell/>
          <table:table-cell office:value-type="float" office:value="1442890786.16296" calcext:value-type="float">
            <text:p>1442890786.16296</text:p>
          </table:table-cell>
          <table:table-cell table:formula="of:=[.G582]-[.$B582]" office:value-type="float" office:value="0.318817615509033" calcext:value-type="float">
            <text:p>0.3188176155</text:p>
          </table:table-cell>
          <table:table-cell/>
          <table:table-cell office:value-type="float" office:value="1442890786.16299" calcext:value-type="float">
            <text:p>1442890786.16299</text:p>
          </table:table-cell>
          <table:table-cell table:formula="of:=[.J582]-[.$B582]" office:value-type="float" office:value="0.318848371505737" calcext:value-type="float">
            <text:p>0.318848371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890785.85375" calcext:value-type="float">
            <text:p>1442890785.85375</text:p>
          </table:table-cell>
          <table:table-cell office:value-type="float" office:value="896" calcext:value-type="float">
            <text:p>896</text:p>
          </table:table-cell>
          <table:table-cell table:formula="of:=[.B583]-[.B$2]" office:value-type="float" office:value="16.9564819335938" calcext:value-type="float">
            <text:p>16.9564819336</text:p>
          </table:table-cell>
          <table:table-cell table:formula="of:=[.C583]/([.D583]-[.D582])" office:value-type="float" office:value="93236.8170293001" calcext:value-type="float">
            <text:p>93236.8170293001</text:p>
          </table:table-cell>
          <table:table-cell/>
          <table:table-cell office:value-type="float" office:value="1442890786.16303" calcext:value-type="float">
            <text:p>1442890786.16303</text:p>
          </table:table-cell>
          <table:table-cell table:formula="of:=[.G583]-[.$B583]" office:value-type="float" office:value="0.309283018112183" calcext:value-type="float">
            <text:p>0.3092830181</text:p>
          </table:table-cell>
          <table:table-cell/>
          <table:table-cell office:value-type="float" office:value="1442890786.16564" calcext:value-type="float">
            <text:p>1442890786.16564</text:p>
          </table:table-cell>
          <table:table-cell table:formula="of:=[.J583]-[.$B583]" office:value-type="float" office:value="0.311891317367554" calcext:value-type="float">
            <text:p>0.311891317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890785.86324" calcext:value-type="float">
            <text:p>1442890785.86324</text:p>
          </table:table-cell>
          <table:table-cell office:value-type="float" office:value="896" calcext:value-type="float">
            <text:p>896</text:p>
          </table:table-cell>
          <table:table-cell table:formula="of:=[.B584]-[.B$2]" office:value-type="float" office:value="16.9659712314606" calcext:value-type="float">
            <text:p>16.9659712315</text:p>
          </table:table-cell>
          <table:table-cell table:formula="of:=[.C584]/([.D584]-[.D583])" office:value-type="float" office:value="94422.15984523" calcext:value-type="float">
            <text:p>94422.15984523</text:p>
          </table:table-cell>
          <table:table-cell/>
          <table:table-cell office:value-type="float" office:value="1442890786.16305" calcext:value-type="float">
            <text:p>1442890786.16305</text:p>
          </table:table-cell>
          <table:table-cell table:formula="of:=[.G584]-[.$B584]" office:value-type="float" office:value="0.299812316894531" calcext:value-type="float">
            <text:p>0.2998123169</text:p>
          </table:table-cell>
          <table:table-cell/>
          <table:table-cell office:value-type="float" office:value="1442890786.16825" calcext:value-type="float">
            <text:p>1442890786.16825</text:p>
          </table:table-cell>
          <table:table-cell table:formula="of:=[.J584]-[.$B584]" office:value-type="float" office:value="0.305011034011841" calcext:value-type="float">
            <text:p>0.30501103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890785.87272" calcext:value-type="float">
            <text:p>1442890785.87272</text:p>
          </table:table-cell>
          <table:table-cell office:value-type="float" office:value="896" calcext:value-type="float">
            <text:p>896</text:p>
          </table:table-cell>
          <table:table-cell table:formula="of:=[.B585]-[.B$2]" office:value-type="float" office:value="16.9754528999329" calcext:value-type="float">
            <text:p>16.9754528999</text:p>
          </table:table-cell>
          <table:table-cell table:formula="of:=[.C585]/([.D585]-[.D584])" office:value-type="float" office:value="94498.1363373482" calcext:value-type="float">
            <text:p>94498.1363373482</text:p>
          </table:table-cell>
          <table:table-cell/>
          <table:table-cell office:value-type="float" office:value="1442890786.16307" calcext:value-type="float">
            <text:p>1442890786.16307</text:p>
          </table:table-cell>
          <table:table-cell table:formula="of:=[.G585]-[.$B585]" office:value-type="float" office:value="0.29034686088562" calcext:value-type="float">
            <text:p>0.2903468609</text:p>
          </table:table-cell>
          <table:table-cell/>
          <table:table-cell office:value-type="float" office:value="1442890786.17089" calcext:value-type="float">
            <text:p>1442890786.17089</text:p>
          </table:table-cell>
          <table:table-cell table:formula="of:=[.J585]-[.$B585]" office:value-type="float" office:value="0.298166513442993" calcext:value-type="float">
            <text:p>0.298166513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890785.88221" calcext:value-type="float">
            <text:p>1442890785.88221</text:p>
          </table:table-cell>
          <table:table-cell office:value-type="float" office:value="896" calcext:value-type="float">
            <text:p>896</text:p>
          </table:table-cell>
          <table:table-cell table:formula="of:=[.B586]-[.B$2]" office:value-type="float" office:value="16.9849383831024" calcext:value-type="float">
            <text:p>16.9849383831</text:p>
          </table:table-cell>
          <table:table-cell table:formula="of:=[.C586]/([.D586]-[.D585])" office:value-type="float" office:value="94460.1328138746" calcext:value-type="float">
            <text:p>94460.1328138746</text:p>
          </table:table-cell>
          <table:table-cell/>
          <table:table-cell office:value-type="float" office:value="1442890786.16309" calcext:value-type="float">
            <text:p>1442890786.16309</text:p>
          </table:table-cell>
          <table:table-cell table:formula="of:=[.G586]-[.$B586]" office:value-type="float" office:value="0.280877590179443" calcext:value-type="float">
            <text:p>0.2808775902</text:p>
          </table:table-cell>
          <table:table-cell/>
          <table:table-cell office:value-type="float" office:value="1442890786.17351" calcext:value-type="float">
            <text:p>1442890786.17351</text:p>
          </table:table-cell>
          <table:table-cell table:formula="of:=[.J586]-[.$B586]" office:value-type="float" office:value="0.29129958152771" calcext:value-type="float">
            <text:p>0.291299581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890785.89166" calcext:value-type="float">
            <text:p>1442890785.89166</text:p>
          </table:table-cell>
          <table:table-cell office:value-type="float" office:value="896" calcext:value-type="float">
            <text:p>896</text:p>
          </table:table-cell>
          <table:table-cell table:formula="of:=[.B587]-[.B$2]" office:value-type="float" office:value="16.994392156601" calcext:value-type="float">
            <text:p>16.9943921566</text:p>
          </table:table-cell>
          <table:table-cell table:formula="of:=[.C587]/([.D587]-[.D586])" office:value-type="float" office:value="94776.9692323212" calcext:value-type="float">
            <text:p>94776.9692323212</text:p>
          </table:table-cell>
          <table:table-cell/>
          <table:table-cell office:value-type="float" office:value="1442890786.1631" calcext:value-type="float">
            <text:p>1442890786.1631</text:p>
          </table:table-cell>
          <table:table-cell table:formula="of:=[.G587]-[.$B587]" office:value-type="float" office:value="0.271442890167236" calcext:value-type="float">
            <text:p>0.2714428902</text:p>
          </table:table-cell>
          <table:table-cell/>
          <table:table-cell office:value-type="float" office:value="1442890786.17614" calcext:value-type="float">
            <text:p>1442890786.17614</text:p>
          </table:table-cell>
          <table:table-cell table:formula="of:=[.J587]-[.$B587]" office:value-type="float" office:value="0.284480094909668" calcext:value-type="float">
            <text:p>0.284480094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890785.90109" calcext:value-type="float">
            <text:p>1442890785.90109</text:p>
          </table:table-cell>
          <table:table-cell office:value-type="float" office:value="896" calcext:value-type="float">
            <text:p>896</text:p>
          </table:table-cell>
          <table:table-cell table:formula="of:=[.B588]-[.B$2]" office:value-type="float" office:value="17.0038161277771" calcext:value-type="float">
            <text:p>17.0038161278</text:p>
          </table:table-cell>
          <table:table-cell table:formula="of:=[.C588]/([.D588]-[.D587])" office:value-type="float" office:value="95076.6914767121" calcext:value-type="float">
            <text:p>95076.6914767121</text:p>
          </table:table-cell>
          <table:table-cell/>
          <table:table-cell office:value-type="float" office:value="1442890786.16312" calcext:value-type="float">
            <text:p>1442890786.16312</text:p>
          </table:table-cell>
          <table:table-cell table:formula="of:=[.G588]-[.$B588]" office:value-type="float" office:value="0.262034893035889" calcext:value-type="float">
            <text:p>0.262034893</text:p>
          </table:table-cell>
          <table:table-cell/>
          <table:table-cell office:value-type="float" office:value="1442890786.17878" calcext:value-type="float">
            <text:p>1442890786.17878</text:p>
          </table:table-cell>
          <table:table-cell table:formula="of:=[.J588]-[.$B588]" office:value-type="float" office:value="0.277693033218384" calcext:value-type="float">
            <text:p>0.277693033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890785.91049" calcext:value-type="float">
            <text:p>1442890785.91049</text:p>
          </table:table-cell>
          <table:table-cell office:value-type="float" office:value="896" calcext:value-type="float">
            <text:p>896</text:p>
          </table:table-cell>
          <table:table-cell table:formula="of:=[.B589]-[.B$2]" office:value-type="float" office:value="17.0132157802582" calcext:value-type="float">
            <text:p>17.0132157803</text:p>
          </table:table-cell>
          <table:table-cell table:formula="of:=[.C589]/([.D589]-[.D588])" office:value-type="float" office:value="95322.6730247305" calcext:value-type="float">
            <text:p>95322.6730247305</text:p>
          </table:table-cell>
          <table:table-cell/>
          <table:table-cell office:value-type="float" office:value="1442890786.16314" calcext:value-type="float">
            <text:p>1442890786.16314</text:p>
          </table:table-cell>
          <table:table-cell table:formula="of:=[.G589]-[.$B589]" office:value-type="float" office:value="0.252651214599609" calcext:value-type="float">
            <text:p>0.2526512146</text:p>
          </table:table-cell>
          <table:table-cell/>
          <table:table-cell office:value-type="float" office:value="1442890786.18142" calcext:value-type="float">
            <text:p>1442890786.18142</text:p>
          </table:table-cell>
          <table:table-cell table:formula="of:=[.J589]-[.$B589]" office:value-type="float" office:value="0.270933866500854" calcext:value-type="float">
            <text:p>0.270933866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890785.91992" calcext:value-type="float">
            <text:p>1442890785.91992</text:p>
          </table:table-cell>
          <table:table-cell office:value-type="float" office:value="896" calcext:value-type="float">
            <text:p>896</text:p>
          </table:table-cell>
          <table:table-cell table:formula="of:=[.B590]-[.B$2]" office:value-type="float" office:value="17.0226454734802" calcext:value-type="float">
            <text:p>17.0226454735</text:p>
          </table:table-cell>
          <table:table-cell table:formula="of:=[.C590]/([.D590]-[.D589])" office:value-type="float" office:value="95018.9978508761" calcext:value-type="float">
            <text:p>95018.9978508761</text:p>
          </table:table-cell>
          <table:table-cell/>
          <table:table-cell office:value-type="float" office:value="1442890786.16315" calcext:value-type="float">
            <text:p>1442890786.16315</text:p>
          </table:table-cell>
          <table:table-cell table:formula="of:=[.G590]-[.$B590]" office:value-type="float" office:value="0.243237972259521" calcext:value-type="float">
            <text:p>0.2432379723</text:p>
          </table:table-cell>
          <table:table-cell/>
          <table:table-cell office:value-type="float" office:value="1442890786.18403" calcext:value-type="float">
            <text:p>1442890786.18403</text:p>
          </table:table-cell>
          <table:table-cell table:formula="of:=[.J590]-[.$B590]" office:value-type="float" office:value="0.264119148254395" calcext:value-type="float">
            <text:p>0.264119148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890785.92931" calcext:value-type="float">
            <text:p>1442890785.92931</text:p>
          </table:table-cell>
          <table:table-cell office:value-type="float" office:value="896" calcext:value-type="float">
            <text:p>896</text:p>
          </table:table-cell>
          <table:table-cell table:formula="of:=[.B591]-[.B$2]" office:value-type="float" office:value="17.032044172287" calcext:value-type="float">
            <text:p>17.0320441723</text:p>
          </table:table-cell>
          <table:table-cell table:formula="of:=[.C591]/([.D591]-[.D590])" office:value-type="float" office:value="95332.3452981913" calcext:value-type="float">
            <text:p>95332.3452981913</text:p>
          </table:table-cell>
          <table:table-cell/>
          <table:table-cell office:value-type="float" office:value="1442890786.16317" calcext:value-type="float">
            <text:p>1442890786.16317</text:p>
          </table:table-cell>
          <table:table-cell table:formula="of:=[.G591]-[.$B591]" office:value-type="float" office:value="0.233855247497559" calcext:value-type="float">
            <text:p>0.2338552475</text:p>
          </table:table-cell>
          <table:table-cell/>
          <table:table-cell office:value-type="float" office:value="1442890786.18673" calcext:value-type="float">
            <text:p>1442890786.18673</text:p>
          </table:table-cell>
          <table:table-cell table:formula="of:=[.J591]-[.$B591]" office:value-type="float" office:value="0.257413148880005" calcext:value-type="float">
            <text:p>0.257413148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890785.9387" calcext:value-type="float">
            <text:p>1442890785.9387</text:p>
          </table:table-cell>
          <table:table-cell office:value-type="float" office:value="896" calcext:value-type="float">
            <text:p>896</text:p>
          </table:table-cell>
          <table:table-cell table:formula="of:=[.B592]-[.B$2]" office:value-type="float" office:value="17.0414352416992" calcext:value-type="float">
            <text:p>17.0414352417</text:p>
          </table:table-cell>
          <table:table-cell table:formula="of:=[.C592]/([.D592]-[.D591])" office:value-type="float" office:value="95409.7942065044" calcext:value-type="float">
            <text:p>95409.7942065044</text:p>
          </table:table-cell>
          <table:table-cell/>
          <table:table-cell office:value-type="float" office:value="1442890786.16319" calcext:value-type="float">
            <text:p>1442890786.16319</text:p>
          </table:table-cell>
          <table:table-cell table:formula="of:=[.G592]-[.$B592]" office:value-type="float" office:value="0.224480390548706" calcext:value-type="float">
            <text:p>0.2244803905</text:p>
          </table:table-cell>
          <table:table-cell/>
          <table:table-cell office:value-type="float" office:value="1442890786.18938" calcext:value-type="float">
            <text:p>1442890786.18938</text:p>
          </table:table-cell>
          <table:table-cell table:formula="of:=[.J592]-[.$B592]" office:value-type="float" office:value="0.25067663192749" calcext:value-type="float">
            <text:p>0.250676631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890785.94807" calcext:value-type="float">
            <text:p>1442890785.94807</text:p>
          </table:table-cell>
          <table:table-cell office:value-type="float" office:value="896" calcext:value-type="float">
            <text:p>896</text:p>
          </table:table-cell>
          <table:table-cell table:formula="of:=[.B593]-[.B$2]" office:value-type="float" office:value="17.050803899765" calcext:value-type="float">
            <text:p>17.0508038998</text:p>
          </table:table-cell>
          <table:table-cell table:formula="of:=[.C593]/([.D593]-[.D592])" office:value-type="float" office:value="95638.0298765746" calcext:value-type="float">
            <text:p>95638.0298765746</text:p>
          </table:table-cell>
          <table:table-cell/>
          <table:table-cell office:value-type="float" office:value="1442890786.1632" calcext:value-type="float">
            <text:p>1442890786.1632</text:p>
          </table:table-cell>
          <table:table-cell table:formula="of:=[.G593]-[.$B593]" office:value-type="float" office:value="0.215127944946289" calcext:value-type="float">
            <text:p>0.2151279449</text:p>
          </table:table-cell>
          <table:table-cell/>
          <table:table-cell office:value-type="float" office:value="1442890786.19203" calcext:value-type="float">
            <text:p>1442890786.19203</text:p>
          </table:table-cell>
          <table:table-cell table:formula="of:=[.J593]-[.$B593]" office:value-type="float" office:value="0.243953943252563" calcext:value-type="float">
            <text:p>0.243953943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890785.95744" calcext:value-type="float">
            <text:p>1442890785.95744</text:p>
          </table:table-cell>
          <table:table-cell office:value-type="float" office:value="896" calcext:value-type="float">
            <text:p>896</text:p>
          </table:table-cell>
          <table:table-cell table:formula="of:=[.B594]-[.B$2]" office:value-type="float" office:value="17.0601661205292" calcext:value-type="float">
            <text:p>17.0601661205</text:p>
          </table:table-cell>
          <table:table-cell table:formula="of:=[.C594]/([.D594]-[.D593])" office:value-type="float" office:value="95703.7889375573" calcext:value-type="float">
            <text:p>95703.7889375573</text:p>
          </table:table-cell>
          <table:table-cell/>
          <table:table-cell office:value-type="float" office:value="1442890786.24679" calcext:value-type="float">
            <text:p>1442890786.24679</text:p>
          </table:table-cell>
          <table:table-cell table:formula="of:=[.G594]-[.$B594]" office:value-type="float" office:value="0.289356470108032" calcext:value-type="float">
            <text:p>0.2893564701</text:p>
          </table:table-cell>
          <table:table-cell/>
          <table:table-cell office:value-type="float" office:value="1442890786.24685" calcext:value-type="float">
            <text:p>1442890786.24685</text:p>
          </table:table-cell>
          <table:table-cell table:formula="of:=[.J594]-[.$B594]" office:value-type="float" office:value="0.289409875869751" calcext:value-type="float">
            <text:p>0.2894098759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890785.96682" calcext:value-type="float">
            <text:p>1442890785.96682</text:p>
          </table:table-cell>
          <table:table-cell office:value-type="float" office:value="896" calcext:value-type="float">
            <text:p>896</text:p>
          </table:table-cell>
          <table:table-cell table:formula="of:=[.B595]-[.B$2]" office:value-type="float" office:value="17.0695521831512" calcext:value-type="float">
            <text:p>17.0695521832</text:p>
          </table:table-cell>
          <table:table-cell table:formula="of:=[.C595]/([.D595]-[.D594])" office:value-type="float" office:value="95460.6884779516" calcext:value-type="float">
            <text:p>95460.6884779516</text:p>
          </table:table-cell>
          <table:table-cell/>
          <table:table-cell office:value-type="float" office:value="1442890786.2469" calcext:value-type="float">
            <text:p>1442890786.2469</text:p>
          </table:table-cell>
          <table:table-cell table:formula="of:=[.G595]-[.$B595]" office:value-type="float" office:value="0.28007435798645" calcext:value-type="float">
            <text:p>0.280074358</text:p>
          </table:table-cell>
          <table:table-cell/>
          <table:table-cell office:value-type="float" office:value="1442890786.24951" calcext:value-type="float">
            <text:p>1442890786.24951</text:p>
          </table:table-cell>
          <table:table-cell table:formula="of:=[.J595]-[.$B595]" office:value-type="float" office:value="0.282686471939087" calcext:value-type="float">
            <text:p>0.2826864719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890785.97612" calcext:value-type="float">
            <text:p>1442890785.97612</text:p>
          </table:table-cell>
          <table:table-cell office:value-type="float" office:value="896" calcext:value-type="float">
            <text:p>896</text:p>
          </table:table-cell>
          <table:table-cell table:formula="of:=[.B596]-[.B$2]" office:value-type="float" office:value="17.0788524150848" calcext:value-type="float">
            <text:p>17.0788524151</text:p>
          </table:table-cell>
          <table:table-cell table:formula="of:=[.C596]/([.D596]-[.D595])" office:value-type="float" office:value="96341.6833470057" calcext:value-type="float">
            <text:p>96341.6833470057</text:p>
          </table:table-cell>
          <table:table-cell/>
          <table:table-cell office:value-type="float" office:value="1442890786.24692" calcext:value-type="float">
            <text:p>1442890786.24692</text:p>
          </table:table-cell>
          <table:table-cell table:formula="of:=[.G596]-[.$B596]" office:value-type="float" office:value="0.270793676376343" calcext:value-type="float">
            <text:p>0.2707936764</text:p>
          </table:table-cell>
          <table:table-cell/>
          <table:table-cell office:value-type="float" office:value="1442890786.25215" calcext:value-type="float">
            <text:p>1442890786.25215</text:p>
          </table:table-cell>
          <table:table-cell table:formula="of:=[.J596]-[.$B596]" office:value-type="float" office:value="0.276023626327515" calcext:value-type="float">
            <text:p>0.276023626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890785.98565" calcext:value-type="float">
            <text:p>1442890785.98565</text:p>
          </table:table-cell>
          <table:table-cell office:value-type="float" office:value="896" calcext:value-type="float">
            <text:p>896</text:p>
          </table:table-cell>
          <table:table-cell table:formula="of:=[.B597]-[.B$2]" office:value-type="float" office:value="17.0883758068085" calcext:value-type="float">
            <text:p>17.0883758068</text:p>
          </table:table-cell>
          <table:table-cell table:formula="of:=[.C597]/([.D597]-[.D596])" office:value-type="float" office:value="94084.1273783297" calcext:value-type="float">
            <text:p>94084.1273783297</text:p>
          </table:table-cell>
          <table:table-cell/>
          <table:table-cell office:value-type="float" office:value="1442890786.24695" calcext:value-type="float">
            <text:p>1442890786.24695</text:p>
          </table:table-cell>
          <table:table-cell table:formula="of:=[.G597]-[.$B597]" office:value-type="float" office:value="0.261301755905151" calcext:value-type="float">
            <text:p>0.2613017559</text:p>
          </table:table-cell>
          <table:table-cell/>
          <table:table-cell office:value-type="float" office:value="1442890786.25479" calcext:value-type="float">
            <text:p>1442890786.25479</text:p>
          </table:table-cell>
          <table:table-cell table:formula="of:=[.J597]-[.$B597]" office:value-type="float" office:value="0.26914381980896" calcext:value-type="float">
            <text:p>0.269143819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890785.99513" calcext:value-type="float">
            <text:p>1442890785.99513</text:p>
          </table:table-cell>
          <table:table-cell office:value-type="float" office:value="896" calcext:value-type="float">
            <text:p>896</text:p>
          </table:table-cell>
          <table:table-cell table:formula="of:=[.B598]-[.B$2]" office:value-type="float" office:value="17.0978653430939" calcext:value-type="float">
            <text:p>17.0978653431</text:p>
          </table:table-cell>
          <table:table-cell table:formula="of:=[.C598]/([.D598]-[.D597])" office:value-type="float" office:value="94419.7875483644" calcext:value-type="float">
            <text:p>94419.7875483644</text:p>
          </table:table-cell>
          <table:table-cell/>
          <table:table-cell office:value-type="float" office:value="1442890786.24697" calcext:value-type="float">
            <text:p>1442890786.24697</text:p>
          </table:table-cell>
          <table:table-cell table:formula="of:=[.G598]-[.$B598]" office:value-type="float" office:value="0.251832962036133" calcext:value-type="float">
            <text:p>0.251832962</text:p>
          </table:table-cell>
          <table:table-cell/>
          <table:table-cell office:value-type="float" office:value="1442890786.2574" calcext:value-type="float">
            <text:p>1442890786.2574</text:p>
          </table:table-cell>
          <table:table-cell table:formula="of:=[.J598]-[.$B598]" office:value-type="float" office:value="0.262269258499145" calcext:value-type="float">
            <text:p>0.262269258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890786.00457" calcext:value-type="float">
            <text:p>1442890786.00457</text:p>
          </table:table-cell>
          <table:table-cell office:value-type="float" office:value="896" calcext:value-type="float">
            <text:p>896</text:p>
          </table:table-cell>
          <table:table-cell table:formula="of:=[.B599]-[.B$2]" office:value-type="float" office:value="17.1073021888733" calcext:value-type="float">
            <text:p>17.1073021889</text:p>
          </table:table-cell>
          <table:table-cell table:formula="of:=[.C599]/([.D599]-[.D598])" office:value-type="float" office:value="94946.9792071954" calcext:value-type="float">
            <text:p>94946.9792071954</text:p>
          </table:table-cell>
          <table:table-cell/>
          <table:table-cell office:value-type="float" office:value="1442890786.24699" calcext:value-type="float">
            <text:p>1442890786.24699</text:p>
          </table:table-cell>
          <table:table-cell table:formula="of:=[.G599]-[.$B599]" office:value-type="float" office:value="0.242415904998779" calcext:value-type="float">
            <text:p>0.242415905</text:p>
          </table:table-cell>
          <table:table-cell/>
          <table:table-cell office:value-type="float" office:value="1442890786.26005" calcext:value-type="float">
            <text:p>1442890786.26005</text:p>
          </table:table-cell>
          <table:table-cell table:formula="of:=[.J599]-[.$B599]" office:value-type="float" office:value="0.255479335784912" calcext:value-type="float">
            <text:p>0.255479335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890786.01393" calcext:value-type="float">
            <text:p>1442890786.01393</text:p>
          </table:table-cell>
          <table:table-cell office:value-type="float" office:value="896" calcext:value-type="float">
            <text:p>896</text:p>
          </table:table-cell>
          <table:table-cell table:formula="of:=[.B600]-[.B$2]" office:value-type="float" office:value="17.1166625022888" calcext:value-type="float">
            <text:p>17.1166625023</text:p>
          </table:table-cell>
          <table:table-cell table:formula="of:=[.C600]/([.D600]-[.D599])" office:value-type="float" office:value="95723.2904737647" calcext:value-type="float">
            <text:p>95723.2904737647</text:p>
          </table:table-cell>
          <table:table-cell/>
          <table:table-cell office:value-type="float" office:value="1442890786.24701" calcext:value-type="float">
            <text:p>1442890786.24701</text:p>
          </table:table-cell>
          <table:table-cell table:formula="of:=[.G600]-[.$B600]" office:value-type="float" office:value="0.233075857162476" calcext:value-type="float">
            <text:p>0.2330758572</text:p>
          </table:table-cell>
          <table:table-cell/>
          <table:table-cell office:value-type="float" office:value="1442890786.2627" calcext:value-type="float">
            <text:p>1442890786.2627</text:p>
          </table:table-cell>
          <table:table-cell table:formula="of:=[.J600]-[.$B600]" office:value-type="float" office:value="0.248764514923096" calcext:value-type="float">
            <text:p>0.2487645149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890786.02327" calcext:value-type="float">
            <text:p>1442890786.02327</text:p>
          </table:table-cell>
          <table:table-cell office:value-type="float" office:value="896" calcext:value-type="float">
            <text:p>896</text:p>
          </table:table-cell>
          <table:table-cell table:formula="of:=[.B601]-[.B$2]" office:value-type="float" office:value="17.1260025501251" calcext:value-type="float">
            <text:p>17.1260025501</text:p>
          </table:table-cell>
          <table:table-cell table:formula="of:=[.C601]/([.D601]-[.D600])" office:value-type="float" office:value="95930.9861901723" calcext:value-type="float">
            <text:p>95930.9861901723</text:p>
          </table:table-cell>
          <table:table-cell/>
          <table:table-cell office:value-type="float" office:value="1442890786.24703" calcext:value-type="float">
            <text:p>1442890786.24703</text:p>
          </table:table-cell>
          <table:table-cell table:formula="of:=[.G601]-[.$B601]" office:value-type="float" office:value="0.223755836486816" calcext:value-type="float">
            <text:p>0.2237558365</text:p>
          </table:table-cell>
          <table:table-cell/>
          <table:table-cell office:value-type="float" office:value="1442890786.26534" calcext:value-type="float">
            <text:p>1442890786.26534</text:p>
          </table:table-cell>
          <table:table-cell table:formula="of:=[.J601]-[.$B601]" office:value-type="float" office:value="0.242066621780395" calcext:value-type="float">
            <text:p>0.242066621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890786.03263" calcext:value-type="float">
            <text:p>1442890786.03263</text:p>
          </table:table-cell>
          <table:table-cell office:value-type="float" office:value="896" calcext:value-type="float">
            <text:p>896</text:p>
          </table:table-cell>
          <table:table-cell table:formula="of:=[.B602]-[.B$2]" office:value-type="float" office:value="17.1353626251221" calcext:value-type="float">
            <text:p>17.1353626251</text:p>
          </table:table-cell>
          <table:table-cell table:formula="of:=[.C602]/([.D602]-[.D601])" office:value-type="float" office:value="95725.7287246236" calcext:value-type="float">
            <text:p>95725.7287246236</text:p>
          </table:table-cell>
          <table:table-cell/>
          <table:table-cell office:value-type="float" office:value="1442890786.24705" calcext:value-type="float">
            <text:p>1442890786.24705</text:p>
          </table:table-cell>
          <table:table-cell table:formula="of:=[.G602]-[.$B602]" office:value-type="float" office:value="0.214415788650513" calcext:value-type="float">
            <text:p>0.2144157887</text:p>
          </table:table-cell>
          <table:table-cell/>
          <table:table-cell office:value-type="float" office:value="1442890786.26796" calcext:value-type="float">
            <text:p>1442890786.26796</text:p>
          </table:table-cell>
          <table:table-cell table:formula="of:=[.J602]-[.$B602]" office:value-type="float" office:value="0.235326766967773" calcext:value-type="float">
            <text:p>0.23532676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890786.042" calcext:value-type="float">
            <text:p>1442890786.042</text:p>
          </table:table-cell>
          <table:table-cell office:value-type="float" office:value="896" calcext:value-type="float">
            <text:p>896</text:p>
          </table:table-cell>
          <table:table-cell table:formula="of:=[.B603]-[.B$2]" office:value-type="float" office:value="17.1447260379791" calcext:value-type="float">
            <text:p>17.144726038</text:p>
          </table:table-cell>
          <table:table-cell table:formula="of:=[.C603]/([.D603]-[.D602])" office:value-type="float" office:value="95691.6045120057" calcext:value-type="float">
            <text:p>95691.6045120057</text:p>
          </table:table-cell>
          <table:table-cell/>
          <table:table-cell office:value-type="float" office:value="1442890786.35231" calcext:value-type="float">
            <text:p>1442890786.35231</text:p>
          </table:table-cell>
          <table:table-cell table:formula="of:=[.G603]-[.$B603]" office:value-type="float" office:value="0.310311079025269" calcext:value-type="float">
            <text:p>0.310311079</text:p>
          </table:table-cell>
          <table:table-cell/>
          <table:table-cell office:value-type="float" office:value="1442890786.35238" calcext:value-type="float">
            <text:p>1442890786.35238</text:p>
          </table:table-cell>
          <table:table-cell table:formula="of:=[.J603]-[.$B603]" office:value-type="float" office:value="0.310380458831787" calcext:value-type="float">
            <text:p>0.310380458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890786.05134" calcext:value-type="float">
            <text:p>1442890786.05134</text:p>
          </table:table-cell>
          <table:table-cell office:value-type="float" office:value="896" calcext:value-type="float">
            <text:p>896</text:p>
          </table:table-cell>
          <table:table-cell table:formula="of:=[.B604]-[.B$2]" office:value-type="float" office:value="17.1540672779083" calcext:value-type="float">
            <text:p>17.1540672779</text:p>
          </table:table-cell>
          <table:table-cell table:formula="of:=[.C604]/([.D604]-[.D603])" office:value-type="float" office:value="95918.7438489025" calcext:value-type="float">
            <text:p>95918.7438489025</text:p>
          </table:table-cell>
          <table:table-cell/>
          <table:table-cell office:value-type="float" office:value="1442890786.35242" calcext:value-type="float">
            <text:p>1442890786.35242</text:p>
          </table:table-cell>
          <table:table-cell table:formula="of:=[.G604]-[.$B604]" office:value-type="float" office:value="0.301087379455566" calcext:value-type="float">
            <text:p>0.3010873795</text:p>
          </table:table-cell>
          <table:table-cell/>
          <table:table-cell office:value-type="float" office:value="1442890786.35502" calcext:value-type="float">
            <text:p>1442890786.35502</text:p>
          </table:table-cell>
          <table:table-cell table:formula="of:=[.J604]-[.$B604]" office:value-type="float" office:value="0.30368185043335" calcext:value-type="float">
            <text:p>0.303681850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890786.05962" calcext:value-type="float">
            <text:p>1442890786.05962</text:p>
          </table:table-cell>
          <table:table-cell office:value-type="float" office:value="896" calcext:value-type="float">
            <text:p>896</text:p>
          </table:table-cell>
          <table:table-cell table:formula="of:=[.B605]-[.B$2]" office:value-type="float" office:value="17.1623470783234" calcext:value-type="float">
            <text:p>17.1623470783</text:p>
          </table:table-cell>
          <table:table-cell table:formula="of:=[.C605]/([.D605]-[.D604])" office:value-type="float" office:value="108215.168855103" calcext:value-type="float">
            <text:p>108215.168855103</text:p>
          </table:table-cell>
          <table:table-cell/>
          <table:table-cell office:value-type="float" office:value="1442890786.35244" calcext:value-type="float">
            <text:p>1442890786.35244</text:p>
          </table:table-cell>
          <table:table-cell table:formula="of:=[.G605]-[.$B605]" office:value-type="float" office:value="0.292827606201172" calcext:value-type="float">
            <text:p>0.2928276062</text:p>
          </table:table-cell>
          <table:table-cell/>
          <table:table-cell office:value-type="float" office:value="1442890786.35766" calcext:value-type="float">
            <text:p>1442890786.35766</text:p>
          </table:table-cell>
          <table:table-cell table:formula="of:=[.J605]-[.$B605]" office:value-type="float" office:value="0.298038959503174" calcext:value-type="float">
            <text:p>0.298038959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890786.06895" calcext:value-type="float">
            <text:p>1442890786.06895</text:p>
          </table:table-cell>
          <table:table-cell office:value-type="float" office:value="896" calcext:value-type="float">
            <text:p>896</text:p>
          </table:table-cell>
          <table:table-cell table:formula="of:=[.B606]-[.B$2]" office:value-type="float" office:value="17.1716809272766" calcext:value-type="float">
            <text:p>17.1716809273</text:p>
          </table:table-cell>
          <table:table-cell table:formula="of:=[.C606]/([.D606]-[.D605])" office:value-type="float" office:value="95994.696773864" calcext:value-type="float">
            <text:p>95994.696773864</text:p>
          </table:table-cell>
          <table:table-cell/>
          <table:table-cell office:value-type="float" office:value="1442890786.35246" calcext:value-type="float">
            <text:p>1442890786.35246</text:p>
          </table:table-cell>
          <table:table-cell table:formula="of:=[.G606]-[.$B606]" office:value-type="float" office:value="0.283509969711304" calcext:value-type="float">
            <text:p>0.2835099697</text:p>
          </table:table-cell>
          <table:table-cell/>
          <table:table-cell office:value-type="float" office:value="1442890786.36029" calcext:value-type="float">
            <text:p>1442890786.36029</text:p>
          </table:table-cell>
          <table:table-cell table:formula="of:=[.J606]-[.$B606]" office:value-type="float" office:value="0.291336536407471" calcext:value-type="float">
            <text:p>0.291336536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890786.07831" calcext:value-type="float">
            <text:p>1442890786.07831</text:p>
          </table:table-cell>
          <table:table-cell office:value-type="float" office:value="896" calcext:value-type="float">
            <text:p>896</text:p>
          </table:table-cell>
          <table:table-cell table:formula="of:=[.B607]-[.B$2]" office:value-type="float" office:value="17.1810417175293" calcext:value-type="float">
            <text:p>17.1810417175</text:p>
          </table:table-cell>
          <table:table-cell table:formula="of:=[.C607]/([.D607]-[.D606])" office:value-type="float" office:value="95718.414344659" calcext:value-type="float">
            <text:p>95718.414344659</text:p>
          </table:table-cell>
          <table:table-cell/>
          <table:table-cell office:value-type="float" office:value="1442890786.35248" calcext:value-type="float">
            <text:p>1442890786.35248</text:p>
          </table:table-cell>
          <table:table-cell table:formula="of:=[.G607]-[.$B607]" office:value-type="float" office:value="0.274165868759155" calcext:value-type="float">
            <text:p>0.2741658688</text:p>
          </table:table-cell>
          <table:table-cell/>
          <table:table-cell office:value-type="float" office:value="1442890786.3629" calcext:value-type="float">
            <text:p>1442890786.3629</text:p>
          </table:table-cell>
          <table:table-cell table:formula="of:=[.J607]-[.$B607]" office:value-type="float" office:value="0.284584999084473" calcext:value-type="float">
            <text:p>0.284584999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890786.08658" calcext:value-type="float">
            <text:p>1442890786.08658</text:p>
          </table:table-cell>
          <table:table-cell office:value-type="float" office:value="896" calcext:value-type="float">
            <text:p>896</text:p>
          </table:table-cell>
          <table:table-cell table:formula="of:=[.B608]-[.B$2]" office:value-type="float" office:value="17.1893081665039" calcext:value-type="float">
            <text:p>17.1893081665</text:p>
          </table:table-cell>
          <table:table-cell table:formula="of:=[.C608]/([.D608]-[.D607])" office:value-type="float" office:value="108389.951084449" calcext:value-type="float">
            <text:p>108389.951084449</text:p>
          </table:table-cell>
          <table:table-cell/>
          <table:table-cell office:value-type="float" office:value="1442890786.35249" calcext:value-type="float">
            <text:p>1442890786.35249</text:p>
          </table:table-cell>
          <table:table-cell table:formula="of:=[.G608]-[.$B608]" office:value-type="float" office:value="0.265915632247925" calcext:value-type="float">
            <text:p>0.2659156322</text:p>
          </table:table-cell>
          <table:table-cell/>
          <table:table-cell office:value-type="float" office:value="1442890786.36554" calcext:value-type="float">
            <text:p>1442890786.36554</text:p>
          </table:table-cell>
          <table:table-cell table:formula="of:=[.J608]-[.$B608]" office:value-type="float" office:value="0.278959035873413" calcext:value-type="float">
            <text:p>0.278959035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890786.09486" calcext:value-type="float">
            <text:p>1442890786.09486</text:p>
          </table:table-cell>
          <table:table-cell office:value-type="float" office:value="896" calcext:value-type="float">
            <text:p>896</text:p>
          </table:table-cell>
          <table:table-cell table:formula="of:=[.B609]-[.B$2]" office:value-type="float" office:value="17.1975891590118" calcext:value-type="float">
            <text:p>17.197589159</text:p>
          </table:table-cell>
          <table:table-cell table:formula="of:=[.C609]/([.D609]-[.D608])" office:value-type="float" office:value="108199.590706245" calcext:value-type="float">
            <text:p>108199.590706245</text:p>
          </table:table-cell>
          <table:table-cell/>
          <table:table-cell office:value-type="float" office:value="1442890786.35251" calcext:value-type="float">
            <text:p>1442890786.35251</text:p>
          </table:table-cell>
          <table:table-cell table:formula="of:=[.G609]-[.$B609]" office:value-type="float" office:value="0.257650375366211" calcext:value-type="float">
            <text:p>0.2576503754</text:p>
          </table:table-cell>
          <table:table-cell/>
          <table:table-cell office:value-type="float" office:value="1442890786.36817" calcext:value-type="float">
            <text:p>1442890786.36817</text:p>
          </table:table-cell>
          <table:table-cell table:formula="of:=[.J609]-[.$B609]" office:value-type="float" office:value="0.273310899734497" calcext:value-type="float">
            <text:p>0.273310899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890786.10314" calcext:value-type="float">
            <text:p>1442890786.10314</text:p>
          </table:table-cell>
          <table:table-cell office:value-type="float" office:value="896" calcext:value-type="float">
            <text:p>896</text:p>
          </table:table-cell>
          <table:table-cell table:formula="of:=[.B610]-[.B$2]" office:value-type="float" office:value="17.2058737277985" calcext:value-type="float">
            <text:p>17.2058737278</text:p>
          </table:table-cell>
          <table:table-cell table:formula="of:=[.C610]/([.D610]-[.D609])" office:value-type="float" office:value="108152.883158743" calcext:value-type="float">
            <text:p>108152.883158743</text:p>
          </table:table-cell>
          <table:table-cell/>
          <table:table-cell office:value-type="float" office:value="1442890786.35253" calcext:value-type="float">
            <text:p>1442890786.35253</text:p>
          </table:table-cell>
          <table:table-cell table:formula="of:=[.G610]-[.$B610]" office:value-type="float" office:value="0.249382019042969" calcext:value-type="float">
            <text:p>0.249382019</text:p>
          </table:table-cell>
          <table:table-cell/>
          <table:table-cell office:value-type="float" office:value="1442890786.37082" calcext:value-type="float">
            <text:p>1442890786.37082</text:p>
          </table:table-cell>
          <table:table-cell table:formula="of:=[.J610]-[.$B610]" office:value-type="float" office:value="0.267674446105957" calcext:value-type="float">
            <text:p>0.267674446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890786.11248" calcext:value-type="float">
            <text:p>1442890786.11248</text:p>
          </table:table-cell>
          <table:table-cell office:value-type="float" office:value="896" calcext:value-type="float">
            <text:p>896</text:p>
          </table:table-cell>
          <table:table-cell table:formula="of:=[.B611]-[.B$2]" office:value-type="float" office:value="17.2152118682861" calcext:value-type="float">
            <text:p>17.2152118683</text:p>
          </table:table-cell>
          <table:table-cell table:formula="of:=[.C611]/([.D611]-[.D610])" office:value-type="float" office:value="95950.5804376133" calcext:value-type="float">
            <text:p>95950.5804376133</text:p>
          </table:table-cell>
          <table:table-cell/>
          <table:table-cell office:value-type="float" office:value="1442890786.35254" calcext:value-type="float">
            <text:p>1442890786.35254</text:p>
          </table:table-cell>
          <table:table-cell table:formula="of:=[.G611]-[.$B611]" office:value-type="float" office:value="0.240059375762939" calcext:value-type="float">
            <text:p>0.2400593758</text:p>
          </table:table-cell>
          <table:table-cell/>
          <table:table-cell office:value-type="float" office:value="1442890786.37345" calcext:value-type="float">
            <text:p>1442890786.37345</text:p>
          </table:table-cell>
          <table:table-cell table:formula="of:=[.J611]-[.$B611]" office:value-type="float" office:value="0.260972023010254" calcext:value-type="float">
            <text:p>0.260972023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890786.12186" calcext:value-type="float">
            <text:p>1442890786.12186</text:p>
          </table:table-cell>
          <table:table-cell office:value-type="float" office:value="896" calcext:value-type="float">
            <text:p>896</text:p>
          </table:table-cell>
          <table:table-cell table:formula="of:=[.B612]-[.B$2]" office:value-type="float" office:value="17.2245905399323" calcext:value-type="float">
            <text:p>17.2245905399</text:p>
          </table:table-cell>
          <table:table-cell table:formula="of:=[.C612]/([.D612]-[.D611])" office:value-type="float" office:value="95535.9174314259" calcext:value-type="float">
            <text:p>95535.9174314259</text:p>
          </table:table-cell>
          <table:table-cell/>
          <table:table-cell office:value-type="float" office:value="1442890786.35256" calcext:value-type="float">
            <text:p>1442890786.35256</text:p>
          </table:table-cell>
          <table:table-cell table:formula="of:=[.G612]-[.$B612]" office:value-type="float" office:value="0.230696439743042" calcext:value-type="float">
            <text:p>0.2306964397</text:p>
          </table:table-cell>
          <table:table-cell/>
          <table:table-cell office:value-type="float" office:value="1442890786.37608" calcext:value-type="float">
            <text:p>1442890786.37608</text:p>
          </table:table-cell>
          <table:table-cell table:formula="of:=[.J612]-[.$B612]" office:value-type="float" office:value="0.254220962524414" calcext:value-type="float">
            <text:p>0.254220962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890786.13013" calcext:value-type="float">
            <text:p>1442890786.13013</text:p>
          </table:table-cell>
          <table:table-cell office:value-type="float" office:value="896" calcext:value-type="float">
            <text:p>896</text:p>
          </table:table-cell>
          <table:table-cell table:formula="of:=[.B613]-[.B$2]" office:value-type="float" office:value="17.2328650951386" calcext:value-type="float">
            <text:p>17.2328650951</text:p>
          </table:table-cell>
          <table:table-cell table:formula="of:=[.C613]/([.D613]-[.D612])" office:value-type="float" office:value="108283.766034691" calcext:value-type="float">
            <text:p>108283.766034691</text:p>
          </table:table-cell>
          <table:table-cell/>
          <table:table-cell office:value-type="float" office:value="1442890786.35257" calcext:value-type="float">
            <text:p>1442890786.35257</text:p>
          </table:table-cell>
          <table:table-cell table:formula="of:=[.G613]-[.$B613]" office:value-type="float" office:value="0.222437858581543" calcext:value-type="float">
            <text:p>0.2224378586</text:p>
          </table:table-cell>
          <table:table-cell/>
          <table:table-cell office:value-type="float" office:value="1442890786.37873" calcext:value-type="float">
            <text:p>1442890786.37873</text:p>
          </table:table-cell>
          <table:table-cell table:formula="of:=[.J613]-[.$B613]" office:value-type="float" office:value="0.248598575592041" calcext:value-type="float">
            <text:p>0.248598575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890786.13846" calcext:value-type="float">
            <text:p>1442890786.13846</text:p>
          </table:table-cell>
          <table:table-cell office:value-type="float" office:value="896" calcext:value-type="float">
            <text:p>896</text:p>
          </table:table-cell>
          <table:table-cell table:formula="of:=[.B614]-[.B$2]" office:value-type="float" office:value="17.2411932945251" calcext:value-type="float">
            <text:p>17.2411932945</text:p>
          </table:table-cell>
          <table:table-cell table:formula="of:=[.C614]/([.D614]-[.D613])" office:value-type="float" office:value="107586.281068392" calcext:value-type="float">
            <text:p>107586.281068392</text:p>
          </table:table-cell>
          <table:table-cell/>
          <table:table-cell office:value-type="float" office:value="1442890786.3526" calcext:value-type="float">
            <text:p>1442890786.3526</text:p>
          </table:table-cell>
          <table:table-cell table:formula="of:=[.G614]-[.$B614]" office:value-type="float" office:value="0.214139461517334" calcext:value-type="float">
            <text:p>0.2141394615</text:p>
          </table:table-cell>
          <table:table-cell/>
          <table:table-cell office:value-type="float" office:value="1442890786.38139" calcext:value-type="float">
            <text:p>1442890786.38139</text:p>
          </table:table-cell>
          <table:table-cell table:formula="of:=[.J614]-[.$B614]" office:value-type="float" office:value="0.242927074432373" calcext:value-type="float">
            <text:p>0.242927074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890786.14678" calcext:value-type="float">
            <text:p>1442890786.14678</text:p>
          </table:table-cell>
          <table:table-cell office:value-type="float" office:value="896" calcext:value-type="float">
            <text:p>896</text:p>
          </table:table-cell>
          <table:table-cell table:formula="of:=[.B615]-[.B$2]" office:value-type="float" office:value="17.2495076656342" calcext:value-type="float">
            <text:p>17.2495076656</text:p>
          </table:table-cell>
          <table:table-cell table:formula="of:=[.C615]/([.D615]-[.D614])" office:value-type="float" office:value="107765.216184441" calcext:value-type="float">
            <text:p>107765.216184441</text:p>
          </table:table-cell>
          <table:table-cell/>
          <table:table-cell office:value-type="float" office:value="1442890786.44785" calcext:value-type="float">
            <text:p>1442890786.44785</text:p>
          </table:table-cell>
          <table:table-cell table:formula="of:=[.G615]-[.$B615]" office:value-type="float" office:value="0.301073551177979" calcext:value-type="float">
            <text:p>0.3010735512</text:p>
          </table:table-cell>
          <table:table-cell/>
          <table:table-cell office:value-type="float" office:value="1442890786.4479" calcext:value-type="float">
            <text:p>1442890786.4479</text:p>
          </table:table-cell>
          <table:table-cell table:formula="of:=[.J615]-[.$B615]" office:value-type="float" office:value="0.301127195358276" calcext:value-type="float">
            <text:p>0.301127195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890786.15513" calcext:value-type="float">
            <text:p>1442890786.15513</text:p>
          </table:table-cell>
          <table:table-cell office:value-type="float" office:value="896" calcext:value-type="float">
            <text:p>896</text:p>
          </table:table-cell>
          <table:table-cell table:formula="of:=[.B616]-[.B$2]" office:value-type="float" office:value="17.2578632831574" calcext:value-type="float">
            <text:p>17.2578632832</text:p>
          </table:table-cell>
          <table:table-cell table:formula="of:=[.C616]/([.D616]-[.D615])" office:value-type="float" office:value="107233.24727501" calcext:value-type="float">
            <text:p>107233.24727501</text:p>
          </table:table-cell>
          <table:table-cell/>
          <table:table-cell office:value-type="float" office:value="1442890786.44799" calcext:value-type="float">
            <text:p>1442890786.44799</text:p>
          </table:table-cell>
          <table:table-cell table:formula="of:=[.G616]-[.$B616]" office:value-type="float" office:value="0.292858600616455" calcext:value-type="float">
            <text:p>0.2928586006</text:p>
          </table:table-cell>
          <table:table-cell/>
          <table:table-cell office:value-type="float" office:value="1442890786.45055" calcext:value-type="float">
            <text:p>1442890786.45055</text:p>
          </table:table-cell>
          <table:table-cell table:formula="of:=[.J616]-[.$B616]" office:value-type="float" office:value="0.295415163040161" calcext:value-type="float">
            <text:p>0.295415163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890786.16349" calcext:value-type="float">
            <text:p>1442890786.16349</text:p>
          </table:table-cell>
          <table:table-cell office:value-type="float" office:value="896" calcext:value-type="float">
            <text:p>896</text:p>
          </table:table-cell>
          <table:table-cell table:formula="of:=[.B617]-[.B$2]" office:value-type="float" office:value="17.2662208080292" calcext:value-type="float">
            <text:p>17.266220808</text:p>
          </table:table-cell>
          <table:table-cell table:formula="of:=[.C617]/([.D617]-[.D616])" office:value-type="float" office:value="107208.774576368" calcext:value-type="float">
            <text:p>107208.774576368</text:p>
          </table:table-cell>
          <table:table-cell/>
          <table:table-cell office:value-type="float" office:value="1442890786.44805" calcext:value-type="float">
            <text:p>1442890786.44805</text:p>
          </table:table-cell>
          <table:table-cell table:formula="of:=[.G617]-[.$B617]" office:value-type="float" office:value="0.284555912017822" calcext:value-type="float">
            <text:p>0.284555912</text:p>
          </table:table-cell>
          <table:table-cell/>
          <table:table-cell office:value-type="float" office:value="1442890786.45319" calcext:value-type="float">
            <text:p>1442890786.45319</text:p>
          </table:table-cell>
          <table:table-cell table:formula="of:=[.J617]-[.$B617]" office:value-type="float" office:value="0.289701700210571" calcext:value-type="float">
            <text:p>0.2897017002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890786.17287" calcext:value-type="float">
            <text:p>1442890786.17287</text:p>
          </table:table-cell>
          <table:table-cell office:value-type="float" office:value="896" calcext:value-type="float">
            <text:p>896</text:p>
          </table:table-cell>
          <table:table-cell table:formula="of:=[.B618]-[.B$2]" office:value-type="float" office:value="17.2756016254425" calcext:value-type="float">
            <text:p>17.2756016254</text:p>
          </table:table-cell>
          <table:table-cell table:formula="of:=[.C618]/([.D618]-[.D617])" office:value-type="float" office:value="95514.0645554821" calcext:value-type="float">
            <text:p>95514.0645554821</text:p>
          </table:table-cell>
          <table:table-cell/>
          <table:table-cell office:value-type="float" office:value="1442890786.4481" calcext:value-type="float">
            <text:p>1442890786.4481</text:p>
          </table:table-cell>
          <table:table-cell table:formula="of:=[.G618]-[.$B618]" office:value-type="float" office:value="0.275224924087524" calcext:value-type="float">
            <text:p>0.2752249241</text:p>
          </table:table-cell>
          <table:table-cell/>
          <table:table-cell office:value-type="float" office:value="1442890786.45583" calcext:value-type="float">
            <text:p>1442890786.45583</text:p>
          </table:table-cell>
          <table:table-cell table:formula="of:=[.J618]-[.$B618]" office:value-type="float" office:value="0.282960176467896" calcext:value-type="float">
            <text:p>0.282960176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890786.18123" calcext:value-type="float">
            <text:p>1442890786.18123</text:p>
          </table:table-cell>
          <table:table-cell office:value-type="float" office:value="896" calcext:value-type="float">
            <text:p>896</text:p>
          </table:table-cell>
          <table:table-cell table:formula="of:=[.B619]-[.B$2]" office:value-type="float" office:value="17.2839586734772" calcext:value-type="float">
            <text:p>17.2839586735</text:p>
          </table:table-cell>
          <table:table-cell table:formula="of:=[.C619]/([.D619]-[.D618])" office:value-type="float" office:value="107214.891703754" calcext:value-type="float">
            <text:p>107214.891703754</text:p>
          </table:table-cell>
          <table:table-cell/>
          <table:table-cell office:value-type="float" office:value="1442890786.44815" calcext:value-type="float">
            <text:p>1442890786.44815</text:p>
          </table:table-cell>
          <table:table-cell table:formula="of:=[.G619]-[.$B619]" office:value-type="float" office:value="0.266916990280151" calcext:value-type="float">
            <text:p>0.2669169903</text:p>
          </table:table-cell>
          <table:table-cell/>
          <table:table-cell office:value-type="float" office:value="1442890786.45847" calcext:value-type="float">
            <text:p>1442890786.45847</text:p>
          </table:table-cell>
          <table:table-cell table:formula="of:=[.J619]-[.$B619]" office:value-type="float" office:value="0.277244567871094" calcext:value-type="float">
            <text:p>0.277244567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890786.18956" calcext:value-type="float">
            <text:p>1442890786.18956</text:p>
          </table:table-cell>
          <table:table-cell office:value-type="float" office:value="896" calcext:value-type="float">
            <text:p>896</text:p>
          </table:table-cell>
          <table:table-cell table:formula="of:=[.B620]-[.B$2]" office:value-type="float" office:value="17.2922928333282" calcext:value-type="float">
            <text:p>17.2922928333</text:p>
          </table:table-cell>
          <table:table-cell table:formula="of:=[.C620]/([.D620]-[.D619])" office:value-type="float" office:value="107509.33699508" calcext:value-type="float">
            <text:p>107509.33699508</text:p>
          </table:table-cell>
          <table:table-cell/>
          <table:table-cell office:value-type="float" office:value="1442890786.44822" calcext:value-type="float">
            <text:p>1442890786.44822</text:p>
          </table:table-cell>
          <table:table-cell table:formula="of:=[.G620]-[.$B620]" office:value-type="float" office:value="0.258661031723022" calcext:value-type="float">
            <text:p>0.2586610317</text:p>
          </table:table-cell>
          <table:table-cell/>
          <table:table-cell office:value-type="float" office:value="1442890786.46112" calcext:value-type="float">
            <text:p>1442890786.46112</text:p>
          </table:table-cell>
          <table:table-cell table:formula="of:=[.J620]-[.$B620]" office:value-type="float" office:value="0.271557092666626" calcext:value-type="float">
            <text:p>0.271557092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890786.19789" calcext:value-type="float">
            <text:p>1442890786.19789</text:p>
          </table:table-cell>
          <table:table-cell office:value-type="float" office:value="896" calcext:value-type="float">
            <text:p>896</text:p>
          </table:table-cell>
          <table:table-cell table:formula="of:=[.B621]-[.B$2]" office:value-type="float" office:value="17.3006155490875" calcext:value-type="float">
            <text:p>17.3006155491</text:p>
          </table:table-cell>
          <table:table-cell table:formula="of:=[.C621]/([.D621]-[.D620])" office:value-type="float" office:value="107657.166953134" calcext:value-type="float">
            <text:p>107657.166953134</text:p>
          </table:table-cell>
          <table:table-cell/>
          <table:table-cell office:value-type="float" office:value="1442890786.44838" calcext:value-type="float">
            <text:p>1442890786.44838</text:p>
          </table:table-cell>
          <table:table-cell table:formula="of:=[.G621]-[.$B621]" office:value-type="float" office:value="0.250499486923218" calcext:value-type="float">
            <text:p>0.2504994869</text:p>
          </table:table-cell>
          <table:table-cell/>
          <table:table-cell office:value-type="float" office:value="1442890786.46376" calcext:value-type="float">
            <text:p>1442890786.46376</text:p>
          </table:table-cell>
          <table:table-cell table:formula="of:=[.J621]-[.$B621]" office:value-type="float" office:value="0.265879392623901" calcext:value-type="float">
            <text:p>0.265879392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890786.20621" calcext:value-type="float">
            <text:p>1442890786.20621</text:p>
          </table:table-cell>
          <table:table-cell office:value-type="float" office:value="896" calcext:value-type="float">
            <text:p>896</text:p>
          </table:table-cell>
          <table:table-cell table:formula="of:=[.B622]-[.B$2]" office:value-type="float" office:value="17.3089394569397" calcext:value-type="float">
            <text:p>17.3089394569</text:p>
          </table:table-cell>
          <table:table-cell table:formula="of:=[.C622]/([.D622]-[.D621])" office:value-type="float" office:value="107641.749033311" calcext:value-type="float">
            <text:p>107641.749033311</text:p>
          </table:table-cell>
          <table:table-cell/>
          <table:table-cell office:value-type="float" office:value="1442890786.44845" calcext:value-type="float">
            <text:p>1442890786.44845</text:p>
          </table:table-cell>
          <table:table-cell table:formula="of:=[.G622]-[.$B622]" office:value-type="float" office:value="0.242241382598877" calcext:value-type="float">
            <text:p>0.2422413826</text:p>
          </table:table-cell>
          <table:table-cell/>
          <table:table-cell office:value-type="float" office:value="1442890786.46641" calcext:value-type="float">
            <text:p>1442890786.46641</text:p>
          </table:table-cell>
          <table:table-cell table:formula="of:=[.J622]-[.$B622]" office:value-type="float" office:value="0.26020336151123" calcext:value-type="float">
            <text:p>0.260203361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890786.21564" calcext:value-type="float">
            <text:p>1442890786.21564</text:p>
          </table:table-cell>
          <table:table-cell office:value-type="float" office:value="896" calcext:value-type="float">
            <text:p>896</text:p>
          </table:table-cell>
          <table:table-cell table:formula="of:=[.B623]-[.B$2]" office:value-type="float" office:value="17.3183710575104" calcext:value-type="float">
            <text:p>17.3183710575</text:p>
          </table:table-cell>
          <table:table-cell table:formula="of:=[.C623]/([.D623]-[.D622])" office:value-type="float" office:value="94999.7821987411" calcext:value-type="float">
            <text:p>94999.7821987411</text:p>
          </table:table-cell>
          <table:table-cell/>
          <table:table-cell office:value-type="float" office:value="1442890786.44851" calcext:value-type="float">
            <text:p>1442890786.44851</text:p>
          </table:table-cell>
          <table:table-cell table:formula="of:=[.G623]-[.$B623]" office:value-type="float" office:value="0.232868909835815" calcext:value-type="float">
            <text:p>0.2328689098</text:p>
          </table:table-cell>
          <table:table-cell/>
          <table:table-cell office:value-type="float" office:value="1442890786.46902" calcext:value-type="float">
            <text:p>1442890786.46902</text:p>
          </table:table-cell>
          <table:table-cell table:formula="of:=[.J623]-[.$B623]" office:value-type="float" office:value="0.253378629684448" calcext:value-type="float">
            <text:p>0.253378629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890786.22396" calcext:value-type="float">
            <text:p>1442890786.22396</text:p>
          </table:table-cell>
          <table:table-cell office:value-type="float" office:value="896" calcext:value-type="float">
            <text:p>896</text:p>
          </table:table-cell>
          <table:table-cell table:formula="of:=[.B624]-[.B$2]" office:value-type="float" office:value="17.326691865921" calcext:value-type="float">
            <text:p>17.3266918659</text:p>
          </table:table-cell>
          <table:table-cell table:formula="of:=[.C624]/([.D624]-[.D623])" office:value-type="float" office:value="107681.844813754" calcext:value-type="float">
            <text:p>107681.844813754</text:p>
          </table:table-cell>
          <table:table-cell/>
          <table:table-cell office:value-type="float" office:value="1442890786.44856" calcext:value-type="float">
            <text:p>1442890786.44856</text:p>
          </table:table-cell>
          <table:table-cell table:formula="of:=[.G624]-[.$B624]" office:value-type="float" office:value="0.224598169326782" calcext:value-type="float">
            <text:p>0.2245981693</text:p>
          </table:table-cell>
          <table:table-cell/>
          <table:table-cell office:value-type="float" office:value="1442890786.47166" calcext:value-type="float">
            <text:p>1442890786.47166</text:p>
          </table:table-cell>
          <table:table-cell table:formula="of:=[.J624]-[.$B624]" office:value-type="float" office:value="0.247699737548828" calcext:value-type="float">
            <text:p>0.247699737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890786.2323" calcext:value-type="float">
            <text:p>1442890786.2323</text:p>
          </table:table-cell>
          <table:table-cell office:value-type="float" office:value="896" calcext:value-type="float">
            <text:p>896</text:p>
          </table:table-cell>
          <table:table-cell table:formula="of:=[.B625]-[.B$2]" office:value-type="float" office:value="17.3350296020508" calcext:value-type="float">
            <text:p>17.3350296021</text:p>
          </table:table-cell>
          <table:table-cell table:formula="of:=[.C625]/([.D625]-[.D624])" office:value-type="float" office:value="107463.223356495" calcext:value-type="float">
            <text:p>107463.223356495</text:p>
          </table:table-cell>
          <table:table-cell/>
          <table:table-cell office:value-type="float" office:value="1442890786.4486" calcext:value-type="float">
            <text:p>1442890786.4486</text:p>
          </table:table-cell>
          <table:table-cell table:formula="of:=[.G625]-[.$B625]" office:value-type="float" office:value="0.216295957565308" calcext:value-type="float">
            <text:p>0.2162959576</text:p>
          </table:table-cell>
          <table:table-cell/>
          <table:table-cell office:value-type="float" office:value="1442890786.47429" calcext:value-type="float">
            <text:p>1442890786.47429</text:p>
          </table:table-cell>
          <table:table-cell table:formula="of:=[.J625]-[.$B625]" office:value-type="float" office:value="0.241994619369507" calcext:value-type="float">
            <text:p>0.241994619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890786.24066" calcext:value-type="float">
            <text:p>1442890786.24066</text:p>
          </table:table-cell>
          <table:table-cell office:value-type="float" office:value="896" calcext:value-type="float">
            <text:p>896</text:p>
          </table:table-cell>
          <table:table-cell table:formula="of:=[.B626]-[.B$2]" office:value-type="float" office:value="17.3433949947357" calcext:value-type="float">
            <text:p>17.3433949947</text:p>
          </table:table-cell>
          <table:table-cell table:formula="of:=[.C626]/([.D626]-[.D625])" office:value-type="float" office:value="107107.942656824" calcext:value-type="float">
            <text:p>107107.942656824</text:p>
          </table:table-cell>
          <table:table-cell/>
          <table:table-cell office:value-type="float" office:value="1442890786.44862" calcext:value-type="float">
            <text:p>1442890786.44862</text:p>
          </table:table-cell>
          <table:table-cell table:formula="of:=[.G626]-[.$B626]" office:value-type="float" office:value="0.207952976226807" calcext:value-type="float">
            <text:p>0.2079529762</text:p>
          </table:table-cell>
          <table:table-cell/>
          <table:table-cell office:value-type="float" office:value="1442890786.47692" calcext:value-type="float">
            <text:p>1442890786.47692</text:p>
          </table:table-cell>
          <table:table-cell table:formula="of:=[.J626]-[.$B626]" office:value-type="float" office:value="0.236258745193481" calcext:value-type="float">
            <text:p>0.236258745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890786.24901" calcext:value-type="float">
            <text:p>1442890786.24901</text:p>
          </table:table-cell>
          <table:table-cell office:value-type="float" office:value="896" calcext:value-type="float">
            <text:p>896</text:p>
          </table:table-cell>
          <table:table-cell table:formula="of:=[.B627]-[.B$2]" office:value-type="float" office:value="17.3517427444458" calcext:value-type="float">
            <text:p>17.3517427444</text:p>
          </table:table-cell>
          <table:table-cell table:formula="of:=[.C627]/([.D627]-[.D626])" office:value-type="float" office:value="107334.315368577" calcext:value-type="float">
            <text:p>107334.315368577</text:p>
          </table:table-cell>
          <table:table-cell/>
          <table:table-cell office:value-type="float" office:value="1442890786.55544" calcext:value-type="float">
            <text:p>1442890786.55544</text:p>
          </table:table-cell>
          <table:table-cell table:formula="of:=[.G627]-[.$B627]" office:value-type="float" office:value="0.306425094604492" calcext:value-type="float">
            <text:p>0.3064250946</text:p>
          </table:table-cell>
          <table:table-cell/>
          <table:table-cell office:value-type="float" office:value="1442890786.55548" calcext:value-type="float">
            <text:p>1442890786.55548</text:p>
          </table:table-cell>
          <table:table-cell table:formula="of:=[.J627]-[.$B627]" office:value-type="float" office:value="0.30646800994873" calcext:value-type="float">
            <text:p>0.306468009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890786.25732" calcext:value-type="float">
            <text:p>1442890786.25732</text:p>
          </table:table-cell>
          <table:table-cell office:value-type="float" office:value="896" calcext:value-type="float">
            <text:p>896</text:p>
          </table:table-cell>
          <table:table-cell table:formula="of:=[.B628]-[.B$2]" office:value-type="float" office:value="17.3600509166718" calcext:value-type="float">
            <text:p>17.3600509167</text:p>
          </table:table-cell>
          <table:table-cell table:formula="of:=[.C628]/([.D628]-[.D627])" office:value-type="float" office:value="107845.621832582" calcext:value-type="float">
            <text:p>107845.621832582</text:p>
          </table:table-cell>
          <table:table-cell/>
          <table:table-cell office:value-type="float" office:value="1442890786.55554" calcext:value-type="float">
            <text:p>1442890786.55554</text:p>
          </table:table-cell>
          <table:table-cell table:formula="of:=[.G628]-[.$B628]" office:value-type="float" office:value="0.298218965530396" calcext:value-type="float">
            <text:p>0.2982189655</text:p>
          </table:table-cell>
          <table:table-cell/>
          <table:table-cell office:value-type="float" office:value="1442890786.55814" calcext:value-type="float">
            <text:p>1442890786.55814</text:p>
          </table:table-cell>
          <table:table-cell table:formula="of:=[.J628]-[.$B628]" office:value-type="float" office:value="0.300814867019653" calcext:value-type="float">
            <text:p>0.300814867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890786.26562" calcext:value-type="float">
            <text:p>1442890786.26562</text:p>
          </table:table-cell>
          <table:table-cell office:value-type="float" office:value="896" calcext:value-type="float">
            <text:p>896</text:p>
          </table:table-cell>
          <table:table-cell table:formula="of:=[.B629]-[.B$2]" office:value-type="float" office:value="17.3683550357819" calcext:value-type="float">
            <text:p>17.3683550358</text:p>
          </table:table-cell>
          <table:table-cell table:formula="of:=[.C629]/([.D629]-[.D628])" office:value-type="float" office:value="107898.259661212" calcext:value-type="float">
            <text:p>107898.259661212</text:p>
          </table:table-cell>
          <table:table-cell/>
          <table:table-cell office:value-type="float" office:value="1442890786.55558" calcext:value-type="float">
            <text:p>1442890786.55558</text:p>
          </table:table-cell>
          <table:table-cell table:formula="of:=[.G629]-[.$B629]" office:value-type="float" office:value="0.289952993392944" calcext:value-type="float">
            <text:p>0.2899529934</text:p>
          </table:table-cell>
          <table:table-cell/>
          <table:table-cell office:value-type="float" office:value="1442890786.56078" calcext:value-type="float">
            <text:p>1442890786.56078</text:p>
          </table:table-cell>
          <table:table-cell table:formula="of:=[.J629]-[.$B629]" office:value-type="float" office:value="0.295157194137573" calcext:value-type="float">
            <text:p>0.295157194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890786.27393" calcext:value-type="float">
            <text:p>1442890786.27393</text:p>
          </table:table-cell>
          <table:table-cell office:value-type="float" office:value="896" calcext:value-type="float">
            <text:p>896</text:p>
          </table:table-cell>
          <table:table-cell table:formula="of:=[.B630]-[.B$2]" office:value-type="float" office:value="17.3766634464264" calcext:value-type="float">
            <text:p>17.3766634464</text:p>
          </table:table-cell>
          <table:table-cell table:formula="of:=[.C630]/([.D630]-[.D629])" office:value-type="float" office:value="107842.527089073" calcext:value-type="float">
            <text:p>107842.527089073</text:p>
          </table:table-cell>
          <table:table-cell/>
          <table:table-cell office:value-type="float" office:value="1442890786.5556" calcext:value-type="float">
            <text:p>1442890786.5556</text:p>
          </table:table-cell>
          <table:table-cell table:formula="of:=[.G630]-[.$B630]" office:value-type="float" office:value="0.28166937828064" calcext:value-type="float">
            <text:p>0.2816693783</text:p>
          </table:table-cell>
          <table:table-cell/>
          <table:table-cell office:value-type="float" office:value="1442890786.56342" calcext:value-type="float">
            <text:p>1442890786.56342</text:p>
          </table:table-cell>
          <table:table-cell table:formula="of:=[.J630]-[.$B630]" office:value-type="float" office:value="0.289486169815063" calcext:value-type="float">
            <text:p>0.2894861698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890786.28224" calcext:value-type="float">
            <text:p>1442890786.28224</text:p>
          </table:table-cell>
          <table:table-cell office:value-type="float" office:value="896" calcext:value-type="float">
            <text:p>896</text:p>
          </table:table-cell>
          <table:table-cell table:formula="of:=[.B631]-[.B$2]" office:value-type="float" office:value="17.3849685192108" calcext:value-type="float">
            <text:p>17.3849685192</text:p>
          </table:table-cell>
          <table:table-cell table:formula="of:=[.C631]/([.D631]-[.D630])" office:value-type="float" office:value="107885.869667566" calcext:value-type="float">
            <text:p>107885.869667566</text:p>
          </table:table-cell>
          <table:table-cell/>
          <table:table-cell office:value-type="float" office:value="1442890786.55562" calcext:value-type="float">
            <text:p>1442890786.55562</text:p>
          </table:table-cell>
          <table:table-cell table:formula="of:=[.G631]-[.$B631]" office:value-type="float" office:value="0.273385047912598" calcext:value-type="float">
            <text:p>0.2733850479</text:p>
          </table:table-cell>
          <table:table-cell/>
          <table:table-cell office:value-type="float" office:value="1442890786.56602" calcext:value-type="float">
            <text:p>1442890786.56602</text:p>
          </table:table-cell>
          <table:table-cell table:formula="of:=[.J631]-[.$B631]" office:value-type="float" office:value="0.2837815284729" calcext:value-type="float">
            <text:p>0.283781528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890786.29055" calcext:value-type="float">
            <text:p>1442890786.29055</text:p>
          </table:table-cell>
          <table:table-cell office:value-type="float" office:value="896" calcext:value-type="float">
            <text:p>896</text:p>
          </table:table-cell>
          <table:table-cell table:formula="of:=[.B632]-[.B$2]" office:value-type="float" office:value="17.3932754993439" calcext:value-type="float">
            <text:p>17.3932754993</text:p>
          </table:table-cell>
          <table:table-cell table:formula="of:=[.C632]/([.D632]-[.D631])" office:value-type="float" office:value="107861.098214798" calcext:value-type="float">
            <text:p>107861.098214798</text:p>
          </table:table-cell>
          <table:table-cell/>
          <table:table-cell office:value-type="float" office:value="1442890786.55566" calcext:value-type="float">
            <text:p>1442890786.55566</text:p>
          </table:table-cell>
          <table:table-cell table:formula="of:=[.G632]-[.$B632]" office:value-type="float" office:value="0.265116930007935" calcext:value-type="float">
            <text:p>0.26511693</text:p>
          </table:table-cell>
          <table:table-cell/>
          <table:table-cell office:value-type="float" office:value="1442890786.56867" calcext:value-type="float">
            <text:p>1442890786.56867</text:p>
          </table:table-cell>
          <table:table-cell table:formula="of:=[.J632]-[.$B632]" office:value-type="float" office:value="0.278126955032349" calcext:value-type="float">
            <text:p>0.27812695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890786.29885" calcext:value-type="float">
            <text:p>1442890786.29885</text:p>
          </table:table-cell>
          <table:table-cell office:value-type="float" office:value="896" calcext:value-type="float">
            <text:p>896</text:p>
          </table:table-cell>
          <table:table-cell table:formula="of:=[.B633]-[.B$2]" office:value-type="float" office:value="17.4015774726868" calcext:value-type="float">
            <text:p>17.4015774727</text:p>
          </table:table-cell>
          <table:table-cell table:formula="of:=[.C633]/([.D633]-[.D632])" office:value-type="float" office:value="107926.147554637" calcext:value-type="float">
            <text:p>107926.147554637</text:p>
          </table:table-cell>
          <table:table-cell/>
          <table:table-cell office:value-type="float" office:value="1442890786.55568" calcext:value-type="float">
            <text:p>1442890786.55568</text:p>
          </table:table-cell>
          <table:table-cell table:formula="of:=[.G633]-[.$B633]" office:value-type="float" office:value="0.256836175918579" calcext:value-type="float">
            <text:p>0.2568361759</text:p>
          </table:table-cell>
          <table:table-cell/>
          <table:table-cell office:value-type="float" office:value="1442890786.57132" calcext:value-type="float">
            <text:p>1442890786.57132</text:p>
          </table:table-cell>
          <table:table-cell table:formula="of:=[.J633]-[.$B633]" office:value-type="float" office:value="0.272468090057373" calcext:value-type="float">
            <text:p>0.272468090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890786.30715" calcext:value-type="float">
            <text:p>1442890786.30715</text:p>
          </table:table-cell>
          <table:table-cell office:value-type="float" office:value="896" calcext:value-type="float">
            <text:p>896</text:p>
          </table:table-cell>
          <table:table-cell table:formula="of:=[.B634]-[.B$2]" office:value-type="float" office:value="17.4098777770996" calcext:value-type="float">
            <text:p>17.4098777771</text:p>
          </table:table-cell>
          <table:table-cell table:formula="of:=[.C634]/([.D634]-[.D633])" office:value-type="float" office:value="107947.848107083" calcext:value-type="float">
            <text:p>107947.848107083</text:p>
          </table:table-cell>
          <table:table-cell/>
          <table:table-cell office:value-type="float" office:value="1442890786.55572" calcext:value-type="float">
            <text:p>1442890786.55572</text:p>
          </table:table-cell>
          <table:table-cell table:formula="of:=[.G634]-[.$B634]" office:value-type="float" office:value="0.248569011688232" calcext:value-type="float">
            <text:p>0.2485690117</text:p>
          </table:table-cell>
          <table:table-cell/>
          <table:table-cell office:value-type="float" office:value="1442890786.574" calcext:value-type="float">
            <text:p>1442890786.574</text:p>
          </table:table-cell>
          <table:table-cell table:formula="of:=[.J634]-[.$B634]" office:value-type="float" office:value="0.266854047775269" calcext:value-type="float">
            <text:p>0.266854047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890786.31545" calcext:value-type="float">
            <text:p>1442890786.31545</text:p>
          </table:table-cell>
          <table:table-cell office:value-type="float" office:value="896" calcext:value-type="float">
            <text:p>896</text:p>
          </table:table-cell>
          <table:table-cell table:formula="of:=[.B635]-[.B$2]" office:value-type="float" office:value="17.4181804656982" calcext:value-type="float">
            <text:p>17.4181804657</text:p>
          </table:table-cell>
          <table:table-cell table:formula="of:=[.C635]/([.D635]-[.D634])" office:value-type="float" office:value="107916.849988514" calcext:value-type="float">
            <text:p>107916.849988514</text:p>
          </table:table-cell>
          <table:table-cell/>
          <table:table-cell office:value-type="float" office:value="1442890786.55573" calcext:value-type="float">
            <text:p>1442890786.55573</text:p>
          </table:table-cell>
          <table:table-cell table:formula="of:=[.G635]-[.$B635]" office:value-type="float" office:value="0.24028468132019" calcext:value-type="float">
            <text:p>0.2402846813</text:p>
          </table:table-cell>
          <table:table-cell/>
          <table:table-cell office:value-type="float" office:value="1442890786.57664" calcext:value-type="float">
            <text:p>1442890786.57664</text:p>
          </table:table-cell>
          <table:table-cell table:formula="of:=[.J635]-[.$B635]" office:value-type="float" office:value="0.261193990707397" calcext:value-type="float">
            <text:p>0.261193990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890786.32377" calcext:value-type="float">
            <text:p>1442890786.32377</text:p>
          </table:table-cell>
          <table:table-cell office:value-type="float" office:value="896" calcext:value-type="float">
            <text:p>896</text:p>
          </table:table-cell>
          <table:table-cell table:formula="of:=[.B636]-[.B$2]" office:value-type="float" office:value="17.4265010356903" calcext:value-type="float">
            <text:p>17.4265010357</text:p>
          </table:table-cell>
          <table:table-cell table:formula="of:=[.C636]/([.D636]-[.D635])" office:value-type="float" office:value="107684.930341844" calcext:value-type="float">
            <text:p>107684.930341844</text:p>
          </table:table-cell>
          <table:table-cell/>
          <table:table-cell office:value-type="float" office:value="1442890786.55575" calcext:value-type="float">
            <text:p>1442890786.55575</text:p>
          </table:table-cell>
          <table:table-cell table:formula="of:=[.G636]-[.$B636]" office:value-type="float" office:value="0.231981992721558" calcext:value-type="float">
            <text:p>0.2319819927</text:p>
          </table:table-cell>
          <table:table-cell/>
          <table:table-cell office:value-type="float" office:value="1442890786.57929" calcext:value-type="float">
            <text:p>1442890786.57929</text:p>
          </table:table-cell>
          <table:table-cell table:formula="of:=[.J636]-[.$B636]" office:value-type="float" office:value="0.255520820617676" calcext:value-type="float">
            <text:p>0.255520820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890786.33208" calcext:value-type="float">
            <text:p>1442890786.33208</text:p>
          </table:table-cell>
          <table:table-cell office:value-type="float" office:value="896" calcext:value-type="float">
            <text:p>896</text:p>
          </table:table-cell>
          <table:table-cell table:formula="of:=[.B637]-[.B$2]" office:value-type="float" office:value="17.4348127841949" calcext:value-type="float">
            <text:p>17.4348127842</text:p>
          </table:table-cell>
          <table:table-cell table:formula="of:=[.C637]/([.D637]-[.D636])" office:value-type="float" office:value="107799.219321898" calcext:value-type="float">
            <text:p>107799.219321898</text:p>
          </table:table-cell>
          <table:table-cell/>
          <table:table-cell office:value-type="float" office:value="1442890786.55577" calcext:value-type="float">
            <text:p>1442890786.55577</text:p>
          </table:table-cell>
          <table:table-cell table:formula="of:=[.G637]-[.$B637]" office:value-type="float" office:value="0.223689079284668" calcext:value-type="float">
            <text:p>0.2236890793</text:p>
          </table:table-cell>
          <table:table-cell/>
          <table:table-cell office:value-type="float" office:value="1442890786.58193" calcext:value-type="float">
            <text:p>1442890786.58193</text:p>
          </table:table-cell>
          <table:table-cell table:formula="of:=[.J637]-[.$B637]" office:value-type="float" office:value="0.249852180480957" calcext:value-type="float">
            <text:p>0.2498521805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890786.34039" calcext:value-type="float">
            <text:p>1442890786.34039</text:p>
          </table:table-cell>
          <table:table-cell office:value-type="float" office:value="896" calcext:value-type="float">
            <text:p>896</text:p>
          </table:table-cell>
          <table:table-cell table:formula="of:=[.B638]-[.B$2]" office:value-type="float" office:value="17.443118095398" calcext:value-type="float">
            <text:p>17.4431180954</text:p>
          </table:table-cell>
          <table:table-cell table:formula="of:=[.C638]/([.D638]-[.D637])" office:value-type="float" office:value="107882.772613751" calcext:value-type="float">
            <text:p>107882.772613751</text:p>
          </table:table-cell>
          <table:table-cell/>
          <table:table-cell office:value-type="float" office:value="1442890786.55579" calcext:value-type="float">
            <text:p>1442890786.55579</text:p>
          </table:table-cell>
          <table:table-cell table:formula="of:=[.G638]-[.$B638]" office:value-type="float" office:value="0.215402126312256" calcext:value-type="float">
            <text:p>0.2154021263</text:p>
          </table:table-cell>
          <table:table-cell/>
          <table:table-cell office:value-type="float" office:value="1442890786.58458" calcext:value-type="float">
            <text:p>1442890786.58458</text:p>
          </table:table-cell>
          <table:table-cell table:formula="of:=[.J638]-[.$B638]" office:value-type="float" office:value="0.244190216064453" calcext:value-type="float">
            <text:p>0.244190216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890786.34976" calcext:value-type="float">
            <text:p>1442890786.34976</text:p>
          </table:table-cell>
          <table:table-cell office:value-type="float" office:value="896" calcext:value-type="float">
            <text:p>896</text:p>
          </table:table-cell>
          <table:table-cell table:formula="of:=[.B639]-[.B$2]" office:value-type="float" office:value="17.4524881839752" calcext:value-type="float">
            <text:p>17.452488184</text:p>
          </table:table-cell>
          <table:table-cell table:formula="of:=[.C639]/([.D639]-[.D638])" office:value-type="float" office:value="95623.4290221623" calcext:value-type="float">
            <text:p>95623.4290221623</text:p>
          </table:table-cell>
          <table:table-cell/>
          <table:table-cell office:value-type="float" office:value="1442890786.64868" calcext:value-type="float">
            <text:p>1442890786.64868</text:p>
          </table:table-cell>
          <table:table-cell table:formula="of:=[.G639]-[.$B639]" office:value-type="float" office:value="0.298923969268799" calcext:value-type="float">
            <text:p>0.2989239693</text:p>
          </table:table-cell>
          <table:table-cell/>
          <table:table-cell office:value-type="float" office:value="1442890786.64872" calcext:value-type="float">
            <text:p>1442890786.64872</text:p>
          </table:table-cell>
          <table:table-cell table:formula="of:=[.J639]-[.$B639]" office:value-type="float" office:value="0.298964500427246" calcext:value-type="float">
            <text:p>0.298964500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890786.35808" calcext:value-type="float">
            <text:p>1442890786.35808</text:p>
          </table:table-cell>
          <table:table-cell office:value-type="float" office:value="896" calcext:value-type="float">
            <text:p>896</text:p>
          </table:table-cell>
          <table:table-cell table:formula="of:=[.B640]-[.B$2]" office:value-type="float" office:value="17.460813999176" calcext:value-type="float">
            <text:p>17.4608139992</text:p>
          </table:table-cell>
          <table:table-cell table:formula="of:=[.C640]/([.D640]-[.D639])" office:value-type="float" office:value="107617.089544973" calcext:value-type="float">
            <text:p>107617.089544973</text:p>
          </table:table-cell>
          <table:table-cell/>
          <table:table-cell office:value-type="float" office:value="1442890786.64878" calcext:value-type="float">
            <text:p>1442890786.64878</text:p>
          </table:table-cell>
          <table:table-cell table:formula="of:=[.G640]-[.$B640]" office:value-type="float" office:value="0.290699243545532" calcext:value-type="float">
            <text:p>0.2906992435</text:p>
          </table:table-cell>
          <table:table-cell/>
          <table:table-cell office:value-type="float" office:value="1442890786.65135" calcext:value-type="float">
            <text:p>1442890786.65135</text:p>
          </table:table-cell>
          <table:table-cell table:formula="of:=[.J640]-[.$B640]" office:value-type="float" office:value="0.293267726898193" calcext:value-type="float">
            <text:p>0.2932677269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890786.36752" calcext:value-type="float">
            <text:p>1442890786.36752</text:p>
          </table:table-cell>
          <table:table-cell office:value-type="float" office:value="896" calcext:value-type="float">
            <text:p>896</text:p>
          </table:table-cell>
          <table:table-cell table:formula="of:=[.B641]-[.B$2]" office:value-type="float" office:value="17.4702517986298" calcext:value-type="float">
            <text:p>17.4702517986</text:p>
          </table:table-cell>
          <table:table-cell table:formula="of:=[.C641]/([.D641]-[.D640])" office:value-type="float" office:value="94937.3849690539" calcext:value-type="float">
            <text:p>94937.3849690539</text:p>
          </table:table-cell>
          <table:table-cell/>
          <table:table-cell office:value-type="float" office:value="1442890786.6489" calcext:value-type="float">
            <text:p>1442890786.6489</text:p>
          </table:table-cell>
          <table:table-cell table:formula="of:=[.G641]-[.$B641]" office:value-type="float" office:value="0.28138279914856" calcext:value-type="float">
            <text:p>0.2813827991</text:p>
          </table:table-cell>
          <table:table-cell/>
          <table:table-cell office:value-type="float" office:value="1442890786.65402" calcext:value-type="float">
            <text:p>1442890786.65402</text:p>
          </table:table-cell>
          <table:table-cell table:formula="of:=[.J641]-[.$B641]" office:value-type="float" office:value="0.286496639251709" calcext:value-type="float">
            <text:p>0.286496639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890786.37587" calcext:value-type="float">
            <text:p>1442890786.37587</text:p>
          </table:table-cell>
          <table:table-cell office:value-type="float" office:value="896" calcext:value-type="float">
            <text:p>896</text:p>
          </table:table-cell>
          <table:table-cell table:formula="of:=[.B642]-[.B$2]" office:value-type="float" office:value="17.4785997867584" calcext:value-type="float">
            <text:p>17.4785997868</text:p>
          </table:table-cell>
          <table:table-cell table:formula="of:=[.C642]/([.D642]-[.D641])" office:value-type="float" office:value="107331.24990004" calcext:value-type="float">
            <text:p>107331.24990004</text:p>
          </table:table-cell>
          <table:table-cell/>
          <table:table-cell office:value-type="float" office:value="1442890786.64893" calcext:value-type="float">
            <text:p>1442890786.64893</text:p>
          </table:table-cell>
          <table:table-cell table:formula="of:=[.G642]-[.$B642]" office:value-type="float" office:value="0.273062467575073" calcext:value-type="float">
            <text:p>0.2730624676</text:p>
          </table:table-cell>
          <table:table-cell/>
          <table:table-cell office:value-type="float" office:value="1442890786.65665" calcext:value-type="float">
            <text:p>1442890786.65665</text:p>
          </table:table-cell>
          <table:table-cell table:formula="of:=[.J642]-[.$B642]" office:value-type="float" office:value="0.2807776927948" calcext:value-type="float">
            <text:p>0.2807776928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890786.38418" calcext:value-type="float">
            <text:p>1442890786.38418</text:p>
          </table:table-cell>
          <table:table-cell office:value-type="float" office:value="896" calcext:value-type="float">
            <text:p>896</text:p>
          </table:table-cell>
          <table:table-cell table:formula="of:=[.B643]-[.B$2]" office:value-type="float" office:value="17.486912727356" calcext:value-type="float">
            <text:p>17.4869127274</text:p>
          </table:table-cell>
          <table:table-cell table:formula="of:=[.C643]/([.D643]-[.D642])" office:value-type="float" office:value="107783.760690624" calcext:value-type="float">
            <text:p>107783.760690624</text:p>
          </table:table-cell>
          <table:table-cell/>
          <table:table-cell office:value-type="float" office:value="1442890786.64896" calcext:value-type="float">
            <text:p>1442890786.64896</text:p>
          </table:table-cell>
          <table:table-cell table:formula="of:=[.G643]-[.$B643]" office:value-type="float" office:value="0.264781713485718" calcext:value-type="float">
            <text:p>0.2647817135</text:p>
          </table:table-cell>
          <table:table-cell/>
          <table:table-cell office:value-type="float" office:value="1442890786.65926" calcext:value-type="float">
            <text:p>1442890786.65926</text:p>
          </table:table-cell>
          <table:table-cell table:formula="of:=[.J643]-[.$B643]" office:value-type="float" office:value="0.275081872940063" calcext:value-type="float">
            <text:p>0.275081872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890786.39253" calcext:value-type="float">
            <text:p>1442890786.39253</text:p>
          </table:table-cell>
          <table:table-cell office:value-type="float" office:value="896" calcext:value-type="float">
            <text:p>896</text:p>
          </table:table-cell>
          <table:table-cell table:formula="of:=[.B644]-[.B$2]" office:value-type="float" office:value="17.4952580928802" calcext:value-type="float">
            <text:p>17.4952580929</text:p>
          </table:table-cell>
          <table:table-cell table:formula="of:=[.C644]/([.D644]-[.D643])" office:value-type="float" office:value="107364.979687455" calcext:value-type="float">
            <text:p>107364.979687455</text:p>
          </table:table-cell>
          <table:table-cell/>
          <table:table-cell office:value-type="float" office:value="1442890786.64899" calcext:value-type="float">
            <text:p>1442890786.64899</text:p>
          </table:table-cell>
          <table:table-cell table:formula="of:=[.G644]-[.$B644]" office:value-type="float" office:value="0.25645899772644" calcext:value-type="float">
            <text:p>0.2564589977</text:p>
          </table:table-cell>
          <table:table-cell/>
          <table:table-cell office:value-type="float" office:value="1442890786.66192" calcext:value-type="float">
            <text:p>1442890786.66192</text:p>
          </table:table-cell>
          <table:table-cell table:formula="of:=[.J644]-[.$B644]" office:value-type="float" office:value="0.269390344619751" calcext:value-type="float">
            <text:p>0.269390344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890786.40095" calcext:value-type="float">
            <text:p>1442890786.40095</text:p>
          </table:table-cell>
          <table:table-cell office:value-type="float" office:value="896" calcext:value-type="float">
            <text:p>896</text:p>
          </table:table-cell>
          <table:table-cell table:formula="of:=[.B645]-[.B$2]" office:value-type="float" office:value="17.5036773681641" calcext:value-type="float">
            <text:p>17.5036773682</text:p>
          </table:table-cell>
          <table:table-cell table:formula="of:=[.C645]/([.D645]-[.D644])" office:value-type="float" office:value="106422.461529748" calcext:value-type="float">
            <text:p>106422.461529748</text:p>
          </table:table-cell>
          <table:table-cell/>
          <table:table-cell office:value-type="float" office:value="1442890786.64901" calcext:value-type="float">
            <text:p>1442890786.64901</text:p>
          </table:table-cell>
          <table:table-cell table:formula="of:=[.G645]-[.$B645]" office:value-type="float" office:value="0.248061656951904" calcext:value-type="float">
            <text:p>0.248061657</text:p>
          </table:table-cell>
          <table:table-cell/>
          <table:table-cell office:value-type="float" office:value="1442890786.66456" calcext:value-type="float">
            <text:p>1442890786.66456</text:p>
          </table:table-cell>
          <table:table-cell table:formula="of:=[.J645]-[.$B645]" office:value-type="float" office:value="0.263615369796753" calcext:value-type="float">
            <text:p>0.2636153698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890786.40928" calcext:value-type="float">
            <text:p>1442890786.40928</text:p>
          </table:table-cell>
          <table:table-cell office:value-type="float" office:value="896" calcext:value-type="float">
            <text:p>896</text:p>
          </table:table-cell>
          <table:table-cell table:formula="of:=[.B646]-[.B$2]" office:value-type="float" office:value="17.5120100975037" calcext:value-type="float">
            <text:p>17.5120100975</text:p>
          </table:table-cell>
          <table:table-cell table:formula="of:=[.C646]/([.D646]-[.D645])" office:value-type="float" office:value="107527.793533619" calcext:value-type="float">
            <text:p>107527.793533619</text:p>
          </table:table-cell>
          <table:table-cell/>
          <table:table-cell office:value-type="float" office:value="1442890786.64903" calcext:value-type="float">
            <text:p>1442890786.64903</text:p>
          </table:table-cell>
          <table:table-cell table:formula="of:=[.G646]-[.$B646]" office:value-type="float" office:value="0.239750623703003" calcext:value-type="float">
            <text:p>0.2397506237</text:p>
          </table:table-cell>
          <table:table-cell/>
          <table:table-cell office:value-type="float" office:value="1442890786.66721" calcext:value-type="float">
            <text:p>1442890786.66721</text:p>
          </table:table-cell>
          <table:table-cell table:formula="of:=[.J646]-[.$B646]" office:value-type="float" office:value="0.257926464080811" calcext:value-type="float">
            <text:p>0.257926464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890786.41869" calcext:value-type="float">
            <text:p>1442890786.41869</text:p>
          </table:table-cell>
          <table:table-cell office:value-type="float" office:value="896" calcext:value-type="float">
            <text:p>896</text:p>
          </table:table-cell>
          <table:table-cell table:formula="of:=[.B647]-[.B$2]" office:value-type="float" office:value="17.5214223861694" calcext:value-type="float">
            <text:p>17.5214223862</text:p>
          </table:table-cell>
          <table:table-cell table:formula="of:=[.C647]/([.D647]-[.D646])" office:value-type="float" office:value="95194.7004407518" calcext:value-type="float">
            <text:p>95194.7004407518</text:p>
          </table:table-cell>
          <table:table-cell/>
          <table:table-cell office:value-type="float" office:value="1442890786.64905" calcext:value-type="float">
            <text:p>1442890786.64905</text:p>
          </table:table-cell>
          <table:table-cell table:formula="of:=[.G647]-[.$B647]" office:value-type="float" office:value="0.230359792709351" calcext:value-type="float">
            <text:p>0.2303597927</text:p>
          </table:table-cell>
          <table:table-cell/>
          <table:table-cell office:value-type="float" office:value="1442890786.66983" calcext:value-type="float">
            <text:p>1442890786.66983</text:p>
          </table:table-cell>
          <table:table-cell table:formula="of:=[.J647]-[.$B647]" office:value-type="float" office:value="0.251133441925049" calcext:value-type="float">
            <text:p>0.2511334419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890786.42808" calcext:value-type="float">
            <text:p>1442890786.42808</text:p>
          </table:table-cell>
          <table:table-cell office:value-type="float" office:value="896" calcext:value-type="float">
            <text:p>896</text:p>
          </table:table-cell>
          <table:table-cell table:formula="of:=[.B648]-[.B$2]" office:value-type="float" office:value="17.5308077335358" calcext:value-type="float">
            <text:p>17.5308077335</text:p>
          </table:table-cell>
          <table:table-cell table:formula="of:=[.C648]/([.D648]-[.D647])" office:value-type="float" office:value="95467.9635208942" calcext:value-type="float">
            <text:p>95467.9635208942</text:p>
          </table:table-cell>
          <table:table-cell/>
          <table:table-cell office:value-type="float" office:value="1442890786.64908" calcext:value-type="float">
            <text:p>1442890786.64908</text:p>
          </table:table-cell>
          <table:table-cell table:formula="of:=[.G648]-[.$B648]" office:value-type="float" office:value="0.221007585525513" calcext:value-type="float">
            <text:p>0.2210075855</text:p>
          </table:table-cell>
          <table:table-cell/>
          <table:table-cell office:value-type="float" office:value="1442890786.67246" calcext:value-type="float">
            <text:p>1442890786.67246</text:p>
          </table:table-cell>
          <table:table-cell table:formula="of:=[.J648]-[.$B648]" office:value-type="float" office:value="0.244378805160522" calcext:value-type="float">
            <text:p>0.244378805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890786.43637" calcext:value-type="float">
            <text:p>1442890786.43637</text:p>
          </table:table-cell>
          <table:table-cell office:value-type="float" office:value="896" calcext:value-type="float">
            <text:p>896</text:p>
          </table:table-cell>
          <table:table-cell table:formula="of:=[.B649]-[.B$2]" office:value-type="float" office:value="17.5391044616699" calcext:value-type="float">
            <text:p>17.5391044617</text:p>
          </table:table-cell>
          <table:table-cell table:formula="of:=[.C649]/([.D649]-[.D648])" office:value-type="float" office:value="107994.378689043" calcext:value-type="float">
            <text:p>107994.378689043</text:p>
          </table:table-cell>
          <table:table-cell/>
          <table:table-cell office:value-type="float" office:value="1442890786.6491" calcext:value-type="float">
            <text:p>1442890786.6491</text:p>
          </table:table-cell>
          <table:table-cell table:formula="of:=[.G649]-[.$B649]" office:value-type="float" office:value="0.212729692459106" calcext:value-type="float">
            <text:p>0.2127296925</text:p>
          </table:table-cell>
          <table:table-cell/>
          <table:table-cell office:value-type="float" office:value="1442890786.67514" calcext:value-type="float">
            <text:p>1442890786.67514</text:p>
          </table:table-cell>
          <table:table-cell table:formula="of:=[.J649]-[.$B649]" office:value-type="float" office:value="0.238769054412842" calcext:value-type="float">
            <text:p>0.238769054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890786.44466" calcext:value-type="float">
            <text:p>1442890786.44466</text:p>
          </table:table-cell>
          <table:table-cell office:value-type="float" office:value="896" calcext:value-type="float">
            <text:p>896</text:p>
          </table:table-cell>
          <table:table-cell table:formula="of:=[.B650]-[.B$2]" office:value-type="float" office:value="17.5473885536194" calcext:value-type="float">
            <text:p>17.5473885536</text:p>
          </table:table-cell>
          <table:table-cell table:formula="of:=[.C650]/([.D650]-[.D649])" office:value-type="float" office:value="108159.108501698" calcext:value-type="float">
            <text:p>108159.108501698</text:p>
          </table:table-cell>
          <table:table-cell/>
          <table:table-cell office:value-type="float" office:value="1442890786.7516" calcext:value-type="float">
            <text:p>1442890786.7516</text:p>
          </table:table-cell>
          <table:table-cell table:formula="of:=[.G650]-[.$B650]" office:value-type="float" office:value="0.306943893432617" calcext:value-type="float">
            <text:p>0.3069438934</text:p>
          </table:table-cell>
          <table:table-cell/>
          <table:table-cell office:value-type="float" office:value="1442890786.75164" calcext:value-type="float">
            <text:p>1442890786.75164</text:p>
          </table:table-cell>
          <table:table-cell table:formula="of:=[.J650]-[.$B650]" office:value-type="float" office:value="0.306984663009644" calcext:value-type="float">
            <text:p>0.30698466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890786.453" calcext:value-type="float">
            <text:p>1442890786.453</text:p>
          </table:table-cell>
          <table:table-cell office:value-type="float" office:value="896" calcext:value-type="float">
            <text:p>896</text:p>
          </table:table-cell>
          <table:table-cell table:formula="of:=[.B651]-[.B$2]" office:value-type="float" office:value="17.5557284355164" calcext:value-type="float">
            <text:p>17.5557284355</text:p>
          </table:table-cell>
          <table:table-cell table:formula="of:=[.C651]/([.D651]-[.D650])" office:value-type="float" office:value="107435.574156661" calcext:value-type="float">
            <text:p>107435.574156661</text:p>
          </table:table-cell>
          <table:table-cell/>
          <table:table-cell office:value-type="float" office:value="1442890786.75169" calcext:value-type="float">
            <text:p>1442890786.75169</text:p>
          </table:table-cell>
          <table:table-cell table:formula="of:=[.G651]-[.$B651]" office:value-type="float" office:value="0.298690795898437" calcext:value-type="float">
            <text:p>0.2986907959</text:p>
          </table:table-cell>
          <table:table-cell/>
          <table:table-cell office:value-type="float" office:value="1442890786.75429" calcext:value-type="float">
            <text:p>1442890786.75429</text:p>
          </table:table-cell>
          <table:table-cell table:formula="of:=[.J651]-[.$B651]" office:value-type="float" office:value="0.301291465759277" calcext:value-type="float">
            <text:p>0.30129146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890786.46243" calcext:value-type="float">
            <text:p>1442890786.46243</text:p>
          </table:table-cell>
          <table:table-cell office:value-type="float" office:value="896" calcext:value-type="float">
            <text:p>896</text:p>
          </table:table-cell>
          <table:table-cell table:formula="of:=[.B652]-[.B$2]" office:value-type="float" office:value="17.5651648044586" calcext:value-type="float">
            <text:p>17.5651648045</text:p>
          </table:table-cell>
          <table:table-cell table:formula="of:=[.C652]/([.D652]-[.D651])" office:value-type="float" office:value="94951.777053488" calcext:value-type="float">
            <text:p>94951.777053488</text:p>
          </table:table-cell>
          <table:table-cell/>
          <table:table-cell office:value-type="float" office:value="1442890786.75171" calcext:value-type="float">
            <text:p>1442890786.75171</text:p>
          </table:table-cell>
          <table:table-cell table:formula="of:=[.G652]-[.$B652]" office:value-type="float" office:value="0.289278507232666" calcext:value-type="float">
            <text:p>0.2892785072</text:p>
          </table:table-cell>
          <table:table-cell/>
          <table:table-cell office:value-type="float" office:value="1442890786.75693" calcext:value-type="float">
            <text:p>1442890786.75693</text:p>
          </table:table-cell>
          <table:table-cell table:formula="of:=[.J652]-[.$B652]" office:value-type="float" office:value="0.294492244720459" calcext:value-type="float">
            <text:p>0.294492244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890786.47079" calcext:value-type="float">
            <text:p>1442890786.47079</text:p>
          </table:table-cell>
          <table:table-cell office:value-type="float" office:value="896" calcext:value-type="float">
            <text:p>896</text:p>
          </table:table-cell>
          <table:table-cell table:formula="of:=[.B653]-[.B$2]" office:value-type="float" office:value="17.5735154151917" calcext:value-type="float">
            <text:p>17.5735154152</text:p>
          </table:table-cell>
          <table:table-cell table:formula="of:=[.C653]/([.D653]-[.D652])" office:value-type="float" office:value="107297.541299072" calcext:value-type="float">
            <text:p>107297.541299072</text:p>
          </table:table-cell>
          <table:table-cell/>
          <table:table-cell office:value-type="float" office:value="1442890786.75176" calcext:value-type="float">
            <text:p>1442890786.75176</text:p>
          </table:table-cell>
          <table:table-cell table:formula="of:=[.G653]-[.$B653]" office:value-type="float" office:value="0.280974626541138" calcext:value-type="float">
            <text:p>0.2809746265</text:p>
          </table:table-cell>
          <table:table-cell/>
          <table:table-cell office:value-type="float" office:value="1442890786.75961" calcext:value-type="float">
            <text:p>1442890786.75961</text:p>
          </table:table-cell>
          <table:table-cell table:formula="of:=[.J653]-[.$B653]" office:value-type="float" office:value="0.288820505142212" calcext:value-type="float">
            <text:p>0.288820505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890786.4791" calcext:value-type="float">
            <text:p>1442890786.4791</text:p>
          </table:table-cell>
          <table:table-cell office:value-type="float" office:value="896" calcext:value-type="float">
            <text:p>896</text:p>
          </table:table-cell>
          <table:table-cell table:formula="of:=[.B654]-[.B$2]" office:value-type="float" office:value="17.5818283557892" calcext:value-type="float">
            <text:p>17.5818283558</text:p>
          </table:table-cell>
          <table:table-cell table:formula="of:=[.C654]/([.D654]-[.D653])" office:value-type="float" office:value="107783.760690624" calcext:value-type="float">
            <text:p>107783.760690624</text:p>
          </table:table-cell>
          <table:table-cell/>
          <table:table-cell office:value-type="float" office:value="1442890786.7518" calcext:value-type="float">
            <text:p>1442890786.7518</text:p>
          </table:table-cell>
          <table:table-cell table:formula="of:=[.G654]-[.$B654]" office:value-type="float" office:value="0.272700309753418" calcext:value-type="float">
            <text:p>0.2727003098</text:p>
          </table:table-cell>
          <table:table-cell/>
          <table:table-cell office:value-type="float" office:value="1442890786.76217" calcext:value-type="float">
            <text:p>1442890786.76217</text:p>
          </table:table-cell>
          <table:table-cell table:formula="of:=[.J654]-[.$B654]" office:value-type="float" office:value="0.283068418502808" calcext:value-type="float">
            <text:p>0.283068418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890786.48752" calcext:value-type="float">
            <text:p>1442890786.48752</text:p>
          </table:table-cell>
          <table:table-cell office:value-type="float" office:value="896" calcext:value-type="float">
            <text:p>896</text:p>
          </table:table-cell>
          <table:table-cell table:formula="of:=[.B655]-[.B$2]" office:value-type="float" office:value="17.5902552604675" calcext:value-type="float">
            <text:p>17.5902552605</text:p>
          </table:table-cell>
          <table:table-cell table:formula="of:=[.C655]/([.D655]-[.D654])" office:value-type="float" office:value="106326.110737021" calcext:value-type="float">
            <text:p>106326.110737021</text:p>
          </table:table-cell>
          <table:table-cell/>
          <table:table-cell office:value-type="float" office:value="1442890786.75184" calcext:value-type="float">
            <text:p>1442890786.75184</text:p>
          </table:table-cell>
          <table:table-cell table:formula="of:=[.G655]-[.$B655]" office:value-type="float" office:value="0.26431131362915" calcext:value-type="float">
            <text:p>0.2643113136</text:p>
          </table:table-cell>
          <table:table-cell/>
          <table:table-cell office:value-type="float" office:value="1442890786.76486" calcext:value-type="float">
            <text:p>1442890786.76486</text:p>
          </table:table-cell>
          <table:table-cell table:formula="of:=[.J655]-[.$B655]" office:value-type="float" office:value="0.277338981628418" calcext:value-type="float">
            <text:p>0.277338981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890786.49591" calcext:value-type="float">
            <text:p>1442890786.49591</text:p>
          </table:table-cell>
          <table:table-cell office:value-type="float" office:value="896" calcext:value-type="float">
            <text:p>896</text:p>
          </table:table-cell>
          <table:table-cell table:formula="of:=[.B656]-[.B$2]" office:value-type="float" office:value="17.598640203476" calcext:value-type="float">
            <text:p>17.5986402035</text:p>
          </table:table-cell>
          <table:table-cell table:formula="of:=[.C656]/([.D656]-[.D655])" office:value-type="float" office:value="106858.209900765" calcext:value-type="float">
            <text:p>106858.209900765</text:p>
          </table:table-cell>
          <table:table-cell/>
          <table:table-cell office:value-type="float" office:value="1442890786.75188" calcext:value-type="float">
            <text:p>1442890786.75188</text:p>
          </table:table-cell>
          <table:table-cell table:formula="of:=[.G656]-[.$B656]" office:value-type="float" office:value="0.255965948104858" calcext:value-type="float">
            <text:p>0.2559659481</text:p>
          </table:table-cell>
          <table:table-cell/>
          <table:table-cell office:value-type="float" office:value="1442890786.76751" calcext:value-type="float">
            <text:p>1442890786.76751</text:p>
          </table:table-cell>
          <table:table-cell table:formula="of:=[.J656]-[.$B656]" office:value-type="float" office:value="0.271601915359497" calcext:value-type="float">
            <text:p>0.271601915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890786.50427" calcext:value-type="float">
            <text:p>1442890786.50427</text:p>
          </table:table-cell>
          <table:table-cell office:value-type="float" office:value="896" calcext:value-type="float">
            <text:p>896</text:p>
          </table:table-cell>
          <table:table-cell table:formula="of:=[.B657]-[.B$2]" office:value-type="float" office:value="17.6069984436035" calcext:value-type="float">
            <text:p>17.6069984436</text:p>
          </table:table-cell>
          <table:table-cell table:formula="of:=[.C657]/([.D657]-[.D656])" office:value-type="float" office:value="107199.60019397" calcext:value-type="float">
            <text:p>107199.60019397</text:p>
          </table:table-cell>
          <table:table-cell/>
          <table:table-cell office:value-type="float" office:value="1442890786.75191" calcext:value-type="float">
            <text:p>1442890786.75191</text:p>
          </table:table-cell>
          <table:table-cell table:formula="of:=[.G657]-[.$B657]" office:value-type="float" office:value="0.24764084815979" calcext:value-type="float">
            <text:p>0.2476408482</text:p>
          </table:table-cell>
          <table:table-cell/>
          <table:table-cell office:value-type="float" office:value="1442890786.77016" calcext:value-type="float">
            <text:p>1442890786.77016</text:p>
          </table:table-cell>
          <table:table-cell table:formula="of:=[.J657]-[.$B657]" office:value-type="float" office:value="0.265891551971436" calcext:value-type="float">
            <text:p>0.26589155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890786.51268" calcext:value-type="float">
            <text:p>1442890786.51268</text:p>
          </table:table-cell>
          <table:table-cell office:value-type="float" office:value="896" calcext:value-type="float">
            <text:p>896</text:p>
          </table:table-cell>
          <table:table-cell table:formula="of:=[.B658]-[.B$2]" office:value-type="float" office:value="17.6154153347015" calcext:value-type="float">
            <text:p>17.6154153347</text:p>
          </table:table-cell>
          <table:table-cell table:formula="of:=[.C658]/([.D658]-[.D657])" office:value-type="float" office:value="106452.606973912" calcext:value-type="float">
            <text:p>106452.606973912</text:p>
          </table:table-cell>
          <table:table-cell/>
          <table:table-cell office:value-type="float" office:value="1442890786.75193" calcext:value-type="float">
            <text:p>1442890786.75193</text:p>
          </table:table-cell>
          <table:table-cell table:formula="of:=[.G658]-[.$B658]" office:value-type="float" office:value="0.239244222640991" calcext:value-type="float">
            <text:p>0.2392442226</text:p>
          </table:table-cell>
          <table:table-cell/>
          <table:table-cell office:value-type="float" office:value="1442890786.77279" calcext:value-type="float">
            <text:p>1442890786.77279</text:p>
          </table:table-cell>
          <table:table-cell table:formula="of:=[.J658]-[.$B658]" office:value-type="float" office:value="0.260104656219482" calcext:value-type="float">
            <text:p>0.2601046562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890786.52103" calcext:value-type="float">
            <text:p>1442890786.52103</text:p>
          </table:table-cell>
          <table:table-cell office:value-type="float" office:value="896" calcext:value-type="float">
            <text:p>896</text:p>
          </table:table-cell>
          <table:table-cell table:formula="of:=[.B659]-[.B$2]" office:value-type="float" office:value="17.6237602233887" calcext:value-type="float">
            <text:p>17.6237602234</text:p>
          </table:table-cell>
          <table:table-cell table:formula="of:=[.C659]/([.D659]-[.D658])" office:value-type="float" office:value="107371.114653867" calcext:value-type="float">
            <text:p>107371.114653867</text:p>
          </table:table-cell>
          <table:table-cell/>
          <table:table-cell office:value-type="float" office:value="1442890786.75195" calcext:value-type="float">
            <text:p>1442890786.75195</text:p>
          </table:table-cell>
          <table:table-cell table:formula="of:=[.G659]-[.$B659]" office:value-type="float" office:value="0.230921983718872" calcext:value-type="float">
            <text:p>0.2309219837</text:p>
          </table:table-cell>
          <table:table-cell/>
          <table:table-cell office:value-type="float" office:value="1442890786.77544" calcext:value-type="float">
            <text:p>1442890786.77544</text:p>
          </table:table-cell>
          <table:table-cell table:formula="of:=[.J659]-[.$B659]" office:value-type="float" office:value="0.254407644271851" calcext:value-type="float">
            <text:p>0.254407644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890786.52937" calcext:value-type="float">
            <text:p>1442890786.52937</text:p>
          </table:table-cell>
          <table:table-cell office:value-type="float" office:value="896" calcext:value-type="float">
            <text:p>896</text:p>
          </table:table-cell>
          <table:table-cell table:formula="of:=[.B660]-[.B$2]" office:value-type="float" office:value="17.6321003437042" calcext:value-type="float">
            <text:p>17.6321003437</text:p>
          </table:table-cell>
          <table:table-cell table:formula="of:=[.C660]/([.D660]-[.D659])" office:value-type="float" office:value="107432.502901575" calcext:value-type="float">
            <text:p>107432.502901575</text:p>
          </table:table-cell>
          <table:table-cell/>
          <table:table-cell office:value-type="float" office:value="1442890786.75199" calcext:value-type="float">
            <text:p>1442890786.75199</text:p>
          </table:table-cell>
          <table:table-cell table:formula="of:=[.G660]-[.$B660]" office:value-type="float" office:value="0.222615718841553" calcext:value-type="float">
            <text:p>0.2226157188</text:p>
          </table:table-cell>
          <table:table-cell/>
          <table:table-cell office:value-type="float" office:value="1442890786.77809" calcext:value-type="float">
            <text:p>1442890786.77809</text:p>
          </table:table-cell>
          <table:table-cell table:formula="of:=[.J660]-[.$B660]" office:value-type="float" office:value="0.248719215393066" calcext:value-type="float">
            <text:p>0.248719215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890786.53769" calcext:value-type="float">
            <text:p>1442890786.53769</text:p>
          </table:table-cell>
          <table:table-cell office:value-type="float" office:value="896" calcext:value-type="float">
            <text:p>896</text:p>
          </table:table-cell>
          <table:table-cell table:formula="of:=[.B661]-[.B$2]" office:value-type="float" office:value="17.6404221057892" calcext:value-type="float">
            <text:p>17.6404221058</text:p>
          </table:table-cell>
          <table:table-cell table:formula="of:=[.C661]/([.D661]-[.D660])" office:value-type="float" office:value="107669.504469402" calcext:value-type="float">
            <text:p>107669.504469402</text:p>
          </table:table-cell>
          <table:table-cell/>
          <table:table-cell office:value-type="float" office:value="1442890786.75201" calcext:value-type="float">
            <text:p>1442890786.75201</text:p>
          </table:table-cell>
          <table:table-cell table:formula="of:=[.G661]-[.$B661]" office:value-type="float" office:value="0.214316129684448" calcext:value-type="float">
            <text:p>0.2143161297</text:p>
          </table:table-cell>
          <table:table-cell/>
          <table:table-cell office:value-type="float" office:value="1442890786.78074" calcext:value-type="float">
            <text:p>1442890786.78074</text:p>
          </table:table-cell>
          <table:table-cell table:formula="of:=[.J661]-[.$B661]" office:value-type="float" office:value="0.24304723739624" calcext:value-type="float">
            <text:p>0.2430472374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890786.54602" calcext:value-type="float">
            <text:p>1442890786.54602</text:p>
          </table:table-cell>
          <table:table-cell office:value-type="float" office:value="896" calcext:value-type="float">
            <text:p>896</text:p>
          </table:table-cell>
          <table:table-cell table:formula="of:=[.B662]-[.B$2]" office:value-type="float" office:value="17.6487500667572" calcext:value-type="float">
            <text:p>17.6487500668</text:p>
          </table:table-cell>
          <table:table-cell table:formula="of:=[.C662]/([.D662]-[.D661])" office:value-type="float" office:value="107589.361122244" calcext:value-type="float">
            <text:p>107589.361122244</text:p>
          </table:table-cell>
          <table:table-cell/>
          <table:table-cell office:value-type="float" office:value="1442890786.84977" calcext:value-type="float">
            <text:p>1442890786.84977</text:p>
          </table:table-cell>
          <table:table-cell table:formula="of:=[.G662]-[.$B662]" office:value-type="float" office:value="0.30374550819397" calcext:value-type="float">
            <text:p>0.3037455082</text:p>
          </table:table-cell>
          <table:table-cell/>
          <table:table-cell office:value-type="float" office:value="1442890786.84982" calcext:value-type="float">
            <text:p>1442890786.84982</text:p>
          </table:table-cell>
          <table:table-cell table:formula="of:=[.J662]-[.$B662]" office:value-type="float" office:value="0.303801774978638" calcext:value-type="float">
            <text:p>0.30380177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890786.55547" calcext:value-type="float">
            <text:p>1442890786.55547</text:p>
          </table:table-cell>
          <table:table-cell office:value-type="float" office:value="896" calcext:value-type="float">
            <text:p>896</text:p>
          </table:table-cell>
          <table:table-cell table:formula="of:=[.B663]-[.B$2]" office:value-type="float" office:value="17.6582045555115" calcext:value-type="float">
            <text:p>17.6582045555</text:p>
          </table:table-cell>
          <table:table-cell table:formula="of:=[.C663]/([.D663]-[.D662])" office:value-type="float" office:value="94769.7991173875" calcext:value-type="float">
            <text:p>94769.7991173875</text:p>
          </table:table-cell>
          <table:table-cell/>
          <table:table-cell office:value-type="float" office:value="1442890786.84991" calcext:value-type="float">
            <text:p>1442890786.84991</text:p>
          </table:table-cell>
          <table:table-cell table:formula="of:=[.G663]-[.$B663]" office:value-type="float" office:value="0.294434309005737" calcext:value-type="float">
            <text:p>0.294434309</text:p>
          </table:table-cell>
          <table:table-cell/>
          <table:table-cell office:value-type="float" office:value="1442890786.85246" calcext:value-type="float">
            <text:p>1442890786.85246</text:p>
          </table:table-cell>
          <table:table-cell table:formula="of:=[.J663]-[.$B663]" office:value-type="float" office:value="0.296983957290649" calcext:value-type="float">
            <text:p>0.296983957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890786.5638" calcext:value-type="float">
            <text:p>1442890786.5638</text:p>
          </table:table-cell>
          <table:table-cell office:value-type="float" office:value="896" calcext:value-type="float">
            <text:p>896</text:p>
          </table:table-cell>
          <table:table-cell table:formula="of:=[.B664]-[.B$2]" office:value-type="float" office:value="17.6665322780609" calcext:value-type="float">
            <text:p>17.6665322781</text:p>
          </table:table-cell>
          <table:table-cell table:formula="of:=[.C664]/([.D664]-[.D663])" office:value-type="float" office:value="107592.441352458" calcext:value-type="float">
            <text:p>107592.441352458</text:p>
          </table:table-cell>
          <table:table-cell/>
          <table:table-cell office:value-type="float" office:value="1442890786.84996" calcext:value-type="float">
            <text:p>1442890786.84996</text:p>
          </table:table-cell>
          <table:table-cell table:formula="of:=[.G664]-[.$B664]" office:value-type="float" office:value="0.286162137985229" calcext:value-type="float">
            <text:p>0.286162138</text:p>
          </table:table-cell>
          <table:table-cell/>
          <table:table-cell office:value-type="float" office:value="1442890786.8551" calcext:value-type="float">
            <text:p>1442890786.8551</text:p>
          </table:table-cell>
          <table:table-cell table:formula="of:=[.J664]-[.$B664]" office:value-type="float" office:value="0.291299104690552" calcext:value-type="float">
            <text:p>0.291299104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890786.57326" calcext:value-type="float">
            <text:p>1442890786.57326</text:p>
          </table:table-cell>
          <table:table-cell office:value-type="float" office:value="896" calcext:value-type="float">
            <text:p>896</text:p>
          </table:table-cell>
          <table:table-cell table:formula="of:=[.B665]-[.B$2]" office:value-type="float" office:value="17.6759943962097" calcext:value-type="float">
            <text:p>17.6759943962</text:p>
          </table:table-cell>
          <table:table-cell table:formula="of:=[.C665]/([.D665]-[.D664])" office:value-type="float" office:value="94693.3853402878" calcext:value-type="float">
            <text:p>94693.3853402878</text:p>
          </table:table-cell>
          <table:table-cell/>
          <table:table-cell office:value-type="float" office:value="1442890786.85002" calcext:value-type="float">
            <text:p>1442890786.85002</text:p>
          </table:table-cell>
          <table:table-cell table:formula="of:=[.G665]-[.$B665]" office:value-type="float" office:value="0.276752233505249" calcext:value-type="float">
            <text:p>0.2767522335</text:p>
          </table:table-cell>
          <table:table-cell/>
          <table:table-cell office:value-type="float" office:value="1442890786.85803" calcext:value-type="float">
            <text:p>1442890786.85803</text:p>
          </table:table-cell>
          <table:table-cell table:formula="of:=[.J665]-[.$B665]" office:value-type="float" office:value="0.284765720367432" calcext:value-type="float">
            <text:p>0.284765720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890786.58163" calcext:value-type="float">
            <text:p>1442890786.58163</text:p>
          </table:table-cell>
          <table:table-cell office:value-type="float" office:value="896" calcext:value-type="float">
            <text:p>896</text:p>
          </table:table-cell>
          <table:table-cell table:formula="of:=[.B666]-[.B$2]" office:value-type="float" office:value="17.6843609809875" calcext:value-type="float">
            <text:p>17.684360981</text:p>
          </table:table-cell>
          <table:table-cell table:formula="of:=[.C666]/([.D666]-[.D665])" office:value-type="float" office:value="107092.68163684" calcext:value-type="float">
            <text:p>107092.68163684</text:p>
          </table:table-cell>
          <table:table-cell/>
          <table:table-cell office:value-type="float" office:value="1442890786.85007" calcext:value-type="float">
            <text:p>1442890786.85007</text:p>
          </table:table-cell>
          <table:table-cell table:formula="of:=[.G666]-[.$B666]" office:value-type="float" office:value="0.268436670303345" calcext:value-type="float">
            <text:p>0.2684366703</text:p>
          </table:table-cell>
          <table:table-cell/>
          <table:table-cell office:value-type="float" office:value="1442890786.86064" calcext:value-type="float">
            <text:p>1442890786.86064</text:p>
          </table:table-cell>
          <table:table-cell table:formula="of:=[.J666]-[.$B666]" office:value-type="float" office:value="0.279006242752075" calcext:value-type="float">
            <text:p>0.279006242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890786.58996" calcext:value-type="float">
            <text:p>1442890786.58996</text:p>
          </table:table-cell>
          <table:table-cell office:value-type="float" office:value="896" calcext:value-type="float">
            <text:p>896</text:p>
          </table:table-cell>
          <table:table-cell table:formula="of:=[.B667]-[.B$2]" office:value-type="float" office:value="17.6926889419556" calcext:value-type="float">
            <text:p>17.692688942</text:p>
          </table:table-cell>
          <table:table-cell table:formula="of:=[.C667]/([.D667]-[.D666])" office:value-type="float" office:value="107589.361122244" calcext:value-type="float">
            <text:p>107589.361122244</text:p>
          </table:table-cell>
          <table:table-cell/>
          <table:table-cell office:value-type="float" office:value="1442890786.85012" calcext:value-type="float">
            <text:p>1442890786.85012</text:p>
          </table:table-cell>
          <table:table-cell table:formula="of:=[.G667]-[.$B667]" office:value-type="float" office:value="0.260159492492676" calcext:value-type="float">
            <text:p>0.2601594925</text:p>
          </table:table-cell>
          <table:table-cell/>
          <table:table-cell office:value-type="float" office:value="1442890786.86329" calcext:value-type="float">
            <text:p>1442890786.86329</text:p>
          </table:table-cell>
          <table:table-cell table:formula="of:=[.J667]-[.$B667]" office:value-type="float" office:value="0.2733314037323" calcext:value-type="float">
            <text:p>0.273331403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890786.59828" calcext:value-type="float">
            <text:p>1442890786.59828</text:p>
          </table:table-cell>
          <table:table-cell office:value-type="float" office:value="896" calcext:value-type="float">
            <text:p>896</text:p>
          </table:table-cell>
          <table:table-cell table:formula="of:=[.B668]-[.B$2]" office:value-type="float" office:value="17.7010133266449" calcext:value-type="float">
            <text:p>17.7010133266</text:p>
          </table:table-cell>
          <table:table-cell table:formula="of:=[.C668]/([.D668]-[.D667])" office:value-type="float" office:value="107635.583101819" calcext:value-type="float">
            <text:p>107635.583101819</text:p>
          </table:table-cell>
          <table:table-cell/>
          <table:table-cell office:value-type="float" office:value="1442890786.85017" calcext:value-type="float">
            <text:p>1442890786.85017</text:p>
          </table:table-cell>
          <table:table-cell table:formula="of:=[.G668]-[.$B668]" office:value-type="float" office:value="0.251887321472168" calcext:value-type="float">
            <text:p>0.2518873215</text:p>
          </table:table-cell>
          <table:table-cell/>
          <table:table-cell office:value-type="float" office:value="1442890786.86594" calcext:value-type="float">
            <text:p>1442890786.86594</text:p>
          </table:table-cell>
          <table:table-cell table:formula="of:=[.J668]-[.$B668]" office:value-type="float" office:value="0.267659187316895" calcext:value-type="float">
            <text:p>0.267659187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890786.6066" calcext:value-type="float">
            <text:p>1442890786.6066</text:p>
          </table:table-cell>
          <table:table-cell office:value-type="float" office:value="896" calcext:value-type="float">
            <text:p>896</text:p>
          </table:table-cell>
          <table:table-cell table:formula="of:=[.B669]-[.B$2]" office:value-type="float" office:value="17.7093286514282" calcext:value-type="float">
            <text:p>17.7093286514</text:p>
          </table:table-cell>
          <table:table-cell table:formula="of:=[.C669]/([.D669]-[.D668])" office:value-type="float" office:value="107752.856725062" calcext:value-type="float">
            <text:p>107752.856725062</text:p>
          </table:table-cell>
          <table:table-cell/>
          <table:table-cell office:value-type="float" office:value="1442890786.85022" calcext:value-type="float">
            <text:p>1442890786.85022</text:p>
          </table:table-cell>
          <table:table-cell table:formula="of:=[.G669]-[.$B669]" office:value-type="float" office:value="0.243622303009033" calcext:value-type="float">
            <text:p>0.243622303</text:p>
          </table:table-cell>
          <table:table-cell/>
          <table:table-cell office:value-type="float" office:value="1442890786.86856" calcext:value-type="float">
            <text:p>1442890786.86856</text:p>
          </table:table-cell>
          <table:table-cell table:formula="of:=[.J669]-[.$B669]" office:value-type="float" office:value="0.261966466903687" calcext:value-type="float">
            <text:p>0.261966466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890786.61493" calcext:value-type="float">
            <text:p>1442890786.61493</text:p>
          </table:table-cell>
          <table:table-cell office:value-type="float" office:value="896" calcext:value-type="float">
            <text:p>896</text:p>
          </table:table-cell>
          <table:table-cell table:formula="of:=[.B670]-[.B$2]" office:value-type="float" office:value="17.7176582813263" calcext:value-type="float">
            <text:p>17.7176582813</text:p>
          </table:table-cell>
          <table:table-cell table:formula="of:=[.C670]/([.D670]-[.D669])" office:value-type="float" office:value="107567.804448006" calcext:value-type="float">
            <text:p>107567.804448006</text:p>
          </table:table-cell>
          <table:table-cell/>
          <table:table-cell office:value-type="float" office:value="1442890786.85027" calcext:value-type="float">
            <text:p>1442890786.85027</text:p>
          </table:table-cell>
          <table:table-cell table:formula="of:=[.G670]-[.$B670]" office:value-type="float" office:value="0.235342979431152" calcext:value-type="float">
            <text:p>0.2353429794</text:p>
          </table:table-cell>
          <table:table-cell/>
          <table:table-cell office:value-type="float" office:value="1442890786.87119" calcext:value-type="float">
            <text:p>1442890786.87119</text:p>
          </table:table-cell>
          <table:table-cell table:formula="of:=[.J670]-[.$B670]" office:value-type="float" office:value="0.256263256072998" calcext:value-type="float">
            <text:p>0.256263256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890786.62324" calcext:value-type="float">
            <text:p>1442890786.62324</text:p>
          </table:table-cell>
          <table:table-cell office:value-type="float" office:value="896" calcext:value-type="float">
            <text:p>896</text:p>
          </table:table-cell>
          <table:table-cell table:formula="of:=[.B671]-[.B$2]" office:value-type="float" office:value="17.7259676456451" calcext:value-type="float">
            <text:p>17.7259676456</text:p>
          </table:table-cell>
          <table:table-cell table:formula="of:=[.C671]/([.D671]-[.D670])" office:value-type="float" office:value="107830.149890968" calcext:value-type="float">
            <text:p>107830.149890968</text:p>
          </table:table-cell>
          <table:table-cell/>
          <table:table-cell office:value-type="float" office:value="1442890786.85032" calcext:value-type="float">
            <text:p>1442890786.85032</text:p>
          </table:table-cell>
          <table:table-cell table:formula="of:=[.G671]-[.$B671]" office:value-type="float" office:value="0.227084636688232" calcext:value-type="float">
            <text:p>0.2270846367</text:p>
          </table:table-cell>
          <table:table-cell/>
          <table:table-cell office:value-type="float" office:value="1442890786.87384" calcext:value-type="float">
            <text:p>1442890786.87384</text:p>
          </table:table-cell>
          <table:table-cell table:formula="of:=[.J671]-[.$B671]" office:value-type="float" office:value="0.250603914260864" calcext:value-type="float">
            <text:p>0.2506039143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890786.63264" calcext:value-type="float">
            <text:p>1442890786.63264</text:p>
          </table:table-cell>
          <table:table-cell office:value-type="float" office:value="896" calcext:value-type="float">
            <text:p>896</text:p>
          </table:table-cell>
          <table:table-cell table:formula="of:=[.B672]-[.B$2]" office:value-type="float" office:value="17.7353668212891" calcext:value-type="float">
            <text:p>17.7353668213</text:p>
          </table:table-cell>
          <table:table-cell table:formula="of:=[.C672]/([.D672]-[.D671])" office:value-type="float" office:value="95327.508916115" calcext:value-type="float">
            <text:p>95327.508916115</text:p>
          </table:table-cell>
          <table:table-cell/>
          <table:table-cell office:value-type="float" office:value="1442890786.85037" calcext:value-type="float">
            <text:p>1442890786.85037</text:p>
          </table:table-cell>
          <table:table-cell table:formula="of:=[.G672]-[.$B672]" office:value-type="float" office:value="0.217736482620239" calcext:value-type="float">
            <text:p>0.2177364826</text:p>
          </table:table-cell>
          <table:table-cell/>
          <table:table-cell office:value-type="float" office:value="1442890786.87649" calcext:value-type="float">
            <text:p>1442890786.87649</text:p>
          </table:table-cell>
          <table:table-cell table:formula="of:=[.J672]-[.$B672]" office:value-type="float" office:value="0.243855953216553" calcext:value-type="float">
            <text:p>0.243855953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890786.64101" calcext:value-type="float">
            <text:p>1442890786.64101</text:p>
          </table:table-cell>
          <table:table-cell office:value-type="float" office:value="896" calcext:value-type="float">
            <text:p>896</text:p>
          </table:table-cell>
          <table:table-cell table:formula="of:=[.B673]-[.B$2]" office:value-type="float" office:value="17.7437398433685" calcext:value-type="float">
            <text:p>17.7437398434</text:p>
          </table:table-cell>
          <table:table-cell table:formula="of:=[.C673]/([.D673]-[.D672])" office:value-type="float" office:value="107010.347219454" calcext:value-type="float">
            <text:p>107010.347219454</text:p>
          </table:table-cell>
          <table:table-cell/>
          <table:table-cell office:value-type="float" office:value="1442890786.85042" calcext:value-type="float">
            <text:p>1442890786.85042</text:p>
          </table:table-cell>
          <table:table-cell table:formula="of:=[.G673]-[.$B673]" office:value-type="float" office:value="0.20941162109375" calcext:value-type="float">
            <text:p>0.2094116211</text:p>
          </table:table-cell>
          <table:table-cell/>
          <table:table-cell office:value-type="float" office:value="1442890786.87914" calcext:value-type="float">
            <text:p>1442890786.87914</text:p>
          </table:table-cell>
          <table:table-cell table:formula="of:=[.J673]-[.$B673]" office:value-type="float" office:value="0.238134145736694" calcext:value-type="float">
            <text:p>0.2381341457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890786.6494" calcext:value-type="float">
            <text:p>1442890786.6494</text:p>
          </table:table-cell>
          <table:table-cell office:value-type="float" office:value="896" calcext:value-type="float">
            <text:p>896</text:p>
          </table:table-cell>
          <table:table-cell table:formula="of:=[.B674]-[.B$2]" office:value-type="float" office:value="17.7521283626556" calcext:value-type="float">
            <text:p>17.7521283627</text:p>
          </table:table-cell>
          <table:table-cell table:formula="of:=[.C674]/([.D674]-[.D673])" office:value-type="float" office:value="106812.653024102" calcext:value-type="float">
            <text:p>106812.653024102</text:p>
          </table:table-cell>
          <table:table-cell/>
          <table:table-cell office:value-type="float" office:value="1442890786.95829" calcext:value-type="float">
            <text:p>1442890786.95829</text:p>
          </table:table-cell>
          <table:table-cell table:formula="of:=[.G674]-[.$B674]" office:value-type="float" office:value="0.308892011642456" calcext:value-type="float">
            <text:p>0.3088920116</text:p>
          </table:table-cell>
          <table:table-cell/>
          <table:table-cell office:value-type="float" office:value="1442890786.95836" calcext:value-type="float">
            <text:p>1442890786.95836</text:p>
          </table:table-cell>
          <table:table-cell table:formula="of:=[.J674]-[.$B674]" office:value-type="float" office:value="0.308959007263184" calcext:value-type="float">
            <text:p>0.30895900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890786.65773" calcext:value-type="float">
            <text:p>1442890786.65773</text:p>
          </table:table-cell>
          <table:table-cell office:value-type="float" office:value="896" calcext:value-type="float">
            <text:p>896</text:p>
          </table:table-cell>
          <table:table-cell table:formula="of:=[.B675]-[.B$2]" office:value-type="float" office:value="17.7604637145996" calcext:value-type="float">
            <text:p>17.7604637146</text:p>
          </table:table-cell>
          <table:table-cell table:formula="of:=[.C675]/([.D675]-[.D674])" office:value-type="float" office:value="107493.961385544" calcext:value-type="float">
            <text:p>107493.961385544</text:p>
          </table:table-cell>
          <table:table-cell/>
          <table:table-cell office:value-type="float" office:value="1442890786.95842" calcext:value-type="float">
            <text:p>1442890786.95842</text:p>
          </table:table-cell>
          <table:table-cell table:formula="of:=[.G675]-[.$B675]" office:value-type="float" office:value="0.300688982009888" calcext:value-type="float">
            <text:p>0.300688982</text:p>
          </table:table-cell>
          <table:table-cell/>
          <table:table-cell office:value-type="float" office:value="1442890786.96101" calcext:value-type="float">
            <text:p>1442890786.96101</text:p>
          </table:table-cell>
          <table:table-cell table:formula="of:=[.J675]-[.$B675]" office:value-type="float" office:value="0.303274393081665" calcext:value-type="float">
            <text:p>0.303274393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890786.66608" calcext:value-type="float">
            <text:p>1442890786.66608</text:p>
          </table:table-cell>
          <table:table-cell office:value-type="float" office:value="896" calcext:value-type="float">
            <text:p>896</text:p>
          </table:table-cell>
          <table:table-cell table:formula="of:=[.B676]-[.B$2]" office:value-type="float" office:value="17.7688059806824" calcext:value-type="float">
            <text:p>17.7688059807</text:p>
          </table:table-cell>
          <table:table-cell table:formula="of:=[.C676]/([.D676]-[.D675])" office:value-type="float" office:value="107404.869505573" calcext:value-type="float">
            <text:p>107404.869505573</text:p>
          </table:table-cell>
          <table:table-cell/>
          <table:table-cell office:value-type="float" office:value="1442890786.95844" calcext:value-type="float">
            <text:p>1442890786.95844</text:p>
          </table:table-cell>
          <table:table-cell table:formula="of:=[.G676]-[.$B676]" office:value-type="float" office:value="0.292369365692139" calcext:value-type="float">
            <text:p>0.2923693657</text:p>
          </table:table-cell>
          <table:table-cell/>
          <table:table-cell office:value-type="float" office:value="1442890786.96365" calcext:value-type="float">
            <text:p>1442890786.96365</text:p>
          </table:table-cell>
          <table:table-cell table:formula="of:=[.J676]-[.$B676]" office:value-type="float" office:value="0.297576665878296" calcext:value-type="float">
            <text:p>0.297576665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890786.67441" calcext:value-type="float">
            <text:p>1442890786.67441</text:p>
          </table:table-cell>
          <table:table-cell office:value-type="float" office:value="896" calcext:value-type="float">
            <text:p>896</text:p>
          </table:table-cell>
          <table:table-cell table:formula="of:=[.B677]-[.B$2]" office:value-type="float" office:value="17.7771420478821" calcext:value-type="float">
            <text:p>17.7771420479</text:p>
          </table:table-cell>
          <table:table-cell table:formula="of:=[.C677]/([.D677]-[.D676])" office:value-type="float" office:value="107484.738130649" calcext:value-type="float">
            <text:p>107484.738130649</text:p>
          </table:table-cell>
          <table:table-cell/>
          <table:table-cell office:value-type="float" office:value="1442890786.95847" calcext:value-type="float">
            <text:p>1442890786.95847</text:p>
          </table:table-cell>
          <table:table-cell table:formula="of:=[.G677]-[.$B677]" office:value-type="float" office:value="0.284055233001709" calcext:value-type="float">
            <text:p>0.284055233</text:p>
          </table:table-cell>
          <table:table-cell/>
          <table:table-cell office:value-type="float" office:value="1442890786.96628" calcext:value-type="float">
            <text:p>1442890786.96628</text:p>
          </table:table-cell>
          <table:table-cell table:formula="of:=[.J677]-[.$B677]" office:value-type="float" office:value="0.29186749458313" calcext:value-type="float">
            <text:p>0.291867494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890786.68275" calcext:value-type="float">
            <text:p>1442890786.68275</text:p>
          </table:table-cell>
          <table:table-cell office:value-type="float" office:value="896" calcext:value-type="float">
            <text:p>896</text:p>
          </table:table-cell>
          <table:table-cell table:formula="of:=[.B678]-[.B$2]" office:value-type="float" office:value="17.7854821681976" calcext:value-type="float">
            <text:p>17.7854821682</text:p>
          </table:table-cell>
          <table:table-cell table:formula="of:=[.C678]/([.D678]-[.D677])" office:value-type="float" office:value="107432.502901575" calcext:value-type="float">
            <text:p>107432.502901575</text:p>
          </table:table-cell>
          <table:table-cell/>
          <table:table-cell office:value-type="float" office:value="1442890786.9585" calcext:value-type="float">
            <text:p>1442890786.9585</text:p>
          </table:table-cell>
          <table:table-cell table:formula="of:=[.G678]-[.$B678]" office:value-type="float" office:value="0.275749683380127" calcext:value-type="float">
            <text:p>0.2757496834</text:p>
          </table:table-cell>
          <table:table-cell/>
          <table:table-cell office:value-type="float" office:value="1442890786.96884" calcext:value-type="float">
            <text:p>1442890786.96884</text:p>
          </table:table-cell>
          <table:table-cell table:formula="of:=[.J678]-[.$B678]" office:value-type="float" office:value="0.28608775138855" calcext:value-type="float">
            <text:p>0.286087751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890786.69216" calcext:value-type="float">
            <text:p>1442890786.69216</text:p>
          </table:table-cell>
          <table:table-cell office:value-type="float" office:value="896" calcext:value-type="float">
            <text:p>896</text:p>
          </table:table-cell>
          <table:table-cell table:formula="of:=[.B679]-[.B$2]" office:value-type="float" office:value="17.7948861122131" calcext:value-type="float">
            <text:p>17.7948861122</text:p>
          </table:table-cell>
          <table:table-cell table:formula="of:=[.C679]/([.D679]-[.D678])" office:value-type="float" office:value="95279.1720710899" calcext:value-type="float">
            <text:p>95279.1720710899</text:p>
          </table:table-cell>
          <table:table-cell/>
          <table:table-cell office:value-type="float" office:value="1442890786.95852" calcext:value-type="float">
            <text:p>1442890786.95852</text:p>
          </table:table-cell>
          <table:table-cell table:formula="of:=[.G679]-[.$B679]" office:value-type="float" office:value="0.26636815071106" calcext:value-type="float">
            <text:p>0.2663681507</text:p>
          </table:table-cell>
          <table:table-cell/>
          <table:table-cell office:value-type="float" office:value="1442890786.97148" calcext:value-type="float">
            <text:p>1442890786.97148</text:p>
          </table:table-cell>
          <table:table-cell table:formula="of:=[.J679]-[.$B679]" office:value-type="float" office:value="0.279326438903809" calcext:value-type="float">
            <text:p>0.279326438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890786.70159" calcext:value-type="float">
            <text:p>1442890786.70159</text:p>
          </table:table-cell>
          <table:table-cell office:value-type="float" office:value="896" calcext:value-type="float">
            <text:p>896</text:p>
          </table:table-cell>
          <table:table-cell table:formula="of:=[.B680]-[.B$2]" office:value-type="float" office:value="17.8043246269226" calcext:value-type="float">
            <text:p>17.8043246269</text:p>
          </table:table-cell>
          <table:table-cell table:formula="of:=[.C680]/([.D680]-[.D679])" office:value-type="float" office:value="94930.1905627968" calcext:value-type="float">
            <text:p>94930.1905627968</text:p>
          </table:table-cell>
          <table:table-cell/>
          <table:table-cell office:value-type="float" office:value="1442890786.95855" calcext:value-type="float">
            <text:p>1442890786.95855</text:p>
          </table:table-cell>
          <table:table-cell table:formula="of:=[.G680]-[.$B680]" office:value-type="float" office:value="0.256952047348022" calcext:value-type="float">
            <text:p>0.2569520473</text:p>
          </table:table-cell>
          <table:table-cell/>
          <table:table-cell office:value-type="float" office:value="1442890786.97412" calcext:value-type="float">
            <text:p>1442890786.97412</text:p>
          </table:table-cell>
          <table:table-cell table:formula="of:=[.J680]-[.$B680]" office:value-type="float" office:value="0.272523164749145" calcext:value-type="float">
            <text:p>0.272523164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890786.70991" calcext:value-type="float">
            <text:p>1442890786.70991</text:p>
          </table:table-cell>
          <table:table-cell office:value-type="float" office:value="896" calcext:value-type="float">
            <text:p>896</text:p>
          </table:table-cell>
          <table:table-cell table:formula="of:=[.B681]-[.B$2]" office:value-type="float" office:value="17.8126442432404" calcext:value-type="float">
            <text:p>17.8126442432</text:p>
          </table:table-cell>
          <table:table-cell table:formula="of:=[.C681]/([.D681]-[.D680])" office:value-type="float" office:value="107697.274222668" calcext:value-type="float">
            <text:p>107697.274222668</text:p>
          </table:table-cell>
          <table:table-cell/>
          <table:table-cell office:value-type="float" office:value="1442890786.95857" calcext:value-type="float">
            <text:p>1442890786.95857</text:p>
          </table:table-cell>
          <table:table-cell table:formula="of:=[.G681]-[.$B681]" office:value-type="float" office:value="0.248654127120972" calcext:value-type="float">
            <text:p>0.2486541271</text:p>
          </table:table-cell>
          <table:table-cell/>
          <table:table-cell office:value-type="float" office:value="1442890786.97676" calcext:value-type="float">
            <text:p>1442890786.97676</text:p>
          </table:table-cell>
          <table:table-cell table:formula="of:=[.J681]-[.$B681]" office:value-type="float" office:value="0.266844272613525" calcext:value-type="float">
            <text:p>0.2668442726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890786.71824" calcext:value-type="float">
            <text:p>1442890786.71824</text:p>
          </table:table-cell>
          <table:table-cell office:value-type="float" office:value="896" calcext:value-type="float">
            <text:p>896</text:p>
          </table:table-cell>
          <table:table-cell table:formula="of:=[.B682]-[.B$2]" office:value-type="float" office:value="17.8209674358368" calcext:value-type="float">
            <text:p>17.8209674358</text:p>
          </table:table-cell>
          <table:table-cell table:formula="of:=[.C682]/([.D682]-[.D681])" office:value-type="float" office:value="107650.999255228" calcext:value-type="float">
            <text:p>107650.999255228</text:p>
          </table:table-cell>
          <table:table-cell/>
          <table:table-cell office:value-type="float" office:value="1442890786.95859" calcext:value-type="float">
            <text:p>1442890786.95859</text:p>
          </table:table-cell>
          <table:table-cell table:formula="of:=[.G682]-[.$B682]" office:value-type="float" office:value="0.240352630615234" calcext:value-type="float">
            <text:p>0.2403526306</text:p>
          </table:table-cell>
          <table:table-cell/>
          <table:table-cell office:value-type="float" office:value="1442890786.97937" calcext:value-type="float">
            <text:p>1442890786.97937</text:p>
          </table:table-cell>
          <table:table-cell table:formula="of:=[.J682]-[.$B682]" office:value-type="float" office:value="0.261130571365356" calcext:value-type="float">
            <text:p>0.2611305714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890786.72656" calcext:value-type="float">
            <text:p>1442890786.72656</text:p>
          </table:table-cell>
          <table:table-cell office:value-type="float" office:value="896" calcext:value-type="float">
            <text:p>896</text:p>
          </table:table-cell>
          <table:table-cell table:formula="of:=[.B683]-[.B$2]" office:value-type="float" office:value="17.8292927742004" calcext:value-type="float">
            <text:p>17.8292927742</text:p>
          </table:table-cell>
          <table:table-cell table:formula="of:=[.C683]/([.D683]-[.D682])" office:value-type="float" office:value="107623.253357771" calcext:value-type="float">
            <text:p>107623.253357771</text:p>
          </table:table-cell>
          <table:table-cell/>
          <table:table-cell office:value-type="float" office:value="1442890786.95861" calcext:value-type="float">
            <text:p>1442890786.95861</text:p>
          </table:table-cell>
          <table:table-cell table:formula="of:=[.G683]-[.$B683]" office:value-type="float" office:value="0.232048273086548" calcext:value-type="float">
            <text:p>0.2320482731</text:p>
          </table:table-cell>
          <table:table-cell/>
          <table:table-cell office:value-type="float" office:value="1442890786.98201" calcext:value-type="float">
            <text:p>1442890786.98201</text:p>
          </table:table-cell>
          <table:table-cell table:formula="of:=[.J683]-[.$B683]" office:value-type="float" office:value="0.255448818206787" calcext:value-type="float">
            <text:p>0.255448818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890786.73489" calcext:value-type="float">
            <text:p>1442890786.73489</text:p>
          </table:table-cell>
          <table:table-cell office:value-type="float" office:value="896" calcext:value-type="float">
            <text:p>896</text:p>
          </table:table-cell>
          <table:table-cell table:formula="of:=[.B684]-[.B$2]" office:value-type="float" office:value="17.837616443634" calcext:value-type="float">
            <text:p>17.8376164436</text:p>
          </table:table-cell>
          <table:table-cell table:formula="of:=[.C684]/([.D684]-[.D683])" office:value-type="float" office:value="107644.832263978" calcext:value-type="float">
            <text:p>107644.832263978</text:p>
          </table:table-cell>
          <table:table-cell/>
          <table:table-cell office:value-type="float" office:value="1442890786.95865" calcext:value-type="float">
            <text:p>1442890786.95865</text:p>
          </table:table-cell>
          <table:table-cell table:formula="of:=[.G684]-[.$B684]" office:value-type="float" office:value="0.223764419555664" calcext:value-type="float">
            <text:p>0.2237644196</text:p>
          </table:table-cell>
          <table:table-cell/>
          <table:table-cell office:value-type="float" office:value="1442890786.98466" calcext:value-type="float">
            <text:p>1442890786.98466</text:p>
          </table:table-cell>
          <table:table-cell table:formula="of:=[.J684]-[.$B684]" office:value-type="float" office:value="0.249773979187012" calcext:value-type="float">
            <text:p>0.2497739792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890786.7432" calcext:value-type="float">
            <text:p>1442890786.7432</text:p>
          </table:table-cell>
          <table:table-cell office:value-type="float" office:value="896" calcext:value-type="float">
            <text:p>896</text:p>
          </table:table-cell>
          <table:table-cell table:formula="of:=[.B685]-[.B$2]" office:value-type="float" office:value="17.8459279537201" calcext:value-type="float">
            <text:p>17.8459279537</text:p>
          </table:table-cell>
          <table:table-cell table:formula="of:=[.C685]/([.D685]-[.D684])" office:value-type="float" office:value="107802.311580276" calcext:value-type="float">
            <text:p>107802.311580276</text:p>
          </table:table-cell>
          <table:table-cell/>
          <table:table-cell office:value-type="float" office:value="1442890786.95867" calcext:value-type="float">
            <text:p>1442890786.95867</text:p>
          </table:table-cell>
          <table:table-cell table:formula="of:=[.G685]-[.$B685]" office:value-type="float" office:value="0.215477466583252" calcext:value-type="float">
            <text:p>0.2154774666</text:p>
          </table:table-cell>
          <table:table-cell/>
          <table:table-cell office:value-type="float" office:value="1442890786.98731" calcext:value-type="float">
            <text:p>1442890786.98731</text:p>
          </table:table-cell>
          <table:table-cell table:formula="of:=[.J685]-[.$B685]" office:value-type="float" office:value="0.2441086769104" calcext:value-type="float">
            <text:p>0.244108676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890786.75264" calcext:value-type="float">
            <text:p>1442890786.75264</text:p>
          </table:table-cell>
          <table:table-cell office:value-type="float" office:value="896" calcext:value-type="float">
            <text:p>896</text:p>
          </table:table-cell>
          <table:table-cell table:formula="of:=[.B686]-[.B$2]" office:value-type="float" office:value="17.8553709983826" calcext:value-type="float">
            <text:p>17.8553709984</text:p>
          </table:table-cell>
          <table:table-cell table:formula="of:=[.C686]/([.D686]-[.D685])" office:value-type="float" office:value="94884.6512990128" calcext:value-type="float">
            <text:p>94884.6512990128</text:p>
          </table:table-cell>
          <table:table-cell/>
          <table:table-cell office:value-type="float" office:value="1442890787.05076" calcext:value-type="float">
            <text:p>1442890787.05076</text:p>
          </table:table-cell>
          <table:table-cell table:formula="of:=[.G686]-[.$B686]" office:value-type="float" office:value="0.298115491867065" calcext:value-type="float">
            <text:p>0.2981154919</text:p>
          </table:table-cell>
          <table:table-cell/>
          <table:table-cell office:value-type="float" office:value="1442890787.0508" calcext:value-type="float">
            <text:p>1442890787.0508</text:p>
          </table:table-cell>
          <table:table-cell table:formula="of:=[.J686]-[.$B686]" office:value-type="float" office:value="0.298163890838623" calcext:value-type="float">
            <text:p>0.298163890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890786.76105" calcext:value-type="float">
            <text:p>1442890786.76105</text:p>
          </table:table-cell>
          <table:table-cell office:value-type="float" office:value="896" calcext:value-type="float">
            <text:p>896</text:p>
          </table:table-cell>
          <table:table-cell table:formula="of:=[.B687]-[.B$2]" office:value-type="float" office:value="17.8637847900391" calcext:value-type="float">
            <text:p>17.86378479</text:p>
          </table:table-cell>
          <table:table-cell table:formula="of:=[.C687]/([.D687]-[.D686])" office:value-type="float" office:value="106491.821592519" calcext:value-type="float">
            <text:p>106491.821592519</text:p>
          </table:table-cell>
          <table:table-cell/>
          <table:table-cell office:value-type="float" office:value="1442890787.05086" calcext:value-type="float">
            <text:p>1442890787.05086</text:p>
          </table:table-cell>
          <table:table-cell table:formula="of:=[.G687]-[.$B687]" office:value-type="float" office:value="0.289800882339478" calcext:value-type="float">
            <text:p>0.2898008823</text:p>
          </table:table-cell>
          <table:table-cell/>
          <table:table-cell office:value-type="float" office:value="1442890790.00392" calcext:value-type="float">
            <text:p>1442890790.00392</text:p>
          </table:table-cell>
          <table:table-cell table:formula="of:=[.J687]-[.$B687]" office:value-type="float" office:value="3.24286508560181" calcext:value-type="float">
            <text:p>3.242865085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890786.76941" calcext:value-type="float">
            <text:p>1442890786.76941</text:p>
          </table:table-cell>
          <table:table-cell office:value-type="float" office:value="896" calcext:value-type="float">
            <text:p>896</text:p>
          </table:table-cell>
          <table:table-cell table:formula="of:=[.B688]-[.B$2]" office:value-type="float" office:value="17.8721373081207" calcext:value-type="float">
            <text:p>17.8721373081</text:p>
          </table:table-cell>
          <table:table-cell table:formula="of:=[.C688]/([.D688]-[.D687])" office:value-type="float" office:value="107273.039248708" calcext:value-type="float">
            <text:p>107273.039248708</text:p>
          </table:table-cell>
          <table:table-cell/>
          <table:table-cell office:value-type="float" office:value="1442890787.05088" calcext:value-type="float">
            <text:p>1442890787.05088</text:p>
          </table:table-cell>
          <table:table-cell table:formula="of:=[.G688]-[.$B688]" office:value-type="float" office:value="0.281470537185669" calcext:value-type="float">
            <text:p>0.2814705372</text:p>
          </table:table-cell>
          <table:table-cell/>
          <table:table-cell office:value-type="float" office:value="1442890790.00784" calcext:value-type="float">
            <text:p>1442890790.00784</text:p>
          </table:table-cell>
          <table:table-cell table:formula="of:=[.J688]-[.$B688]" office:value-type="float" office:value="3.23843765258789" calcext:value-type="float">
            <text:p>3.2384376526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890786.77776" calcext:value-type="float">
            <text:p>1442890786.77776</text:p>
          </table:table-cell>
          <table:table-cell office:value-type="float" office:value="896" calcext:value-type="float">
            <text:p>896</text:p>
          </table:table-cell>
          <table:table-cell table:formula="of:=[.B689]-[.B$2]" office:value-type="float" office:value="17.8804905414581" calcext:value-type="float">
            <text:p>17.8804905415</text:p>
          </table:table-cell>
          <table:table-cell table:formula="of:=[.C689]/([.D689]-[.D688])" office:value-type="float" office:value="107263.853864596" calcext:value-type="float">
            <text:p>107263.853864596</text:p>
          </table:table-cell>
          <table:table-cell/>
          <table:table-cell office:value-type="float" office:value="1442890787.0509" calcext:value-type="float">
            <text:p>1442890787.0509</text:p>
          </table:table-cell>
          <table:table-cell table:formula="of:=[.G689]-[.$B689]" office:value-type="float" office:value="0.27313756942749" calcext:value-type="float">
            <text:p>0.2731375694</text:p>
          </table:table-cell>
          <table:table-cell/>
          <table:table-cell office:value-type="float" office:value="1442890790.01171" calcext:value-type="float">
            <text:p>1442890790.01171</text:p>
          </table:table-cell>
          <table:table-cell table:formula="of:=[.J689]-[.$B689]" office:value-type="float" office:value="3.23394680023193" calcext:value-type="float">
            <text:p>3.233946800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890786.78611" calcext:value-type="float">
            <text:p>1442890786.78611</text:p>
          </table:table-cell>
          <table:table-cell office:value-type="float" office:value="896" calcext:value-type="float">
            <text:p>896</text:p>
          </table:table-cell>
          <table:table-cell table:formula="of:=[.B690]-[.B$2]" office:value-type="float" office:value="17.8888444900513" calcext:value-type="float">
            <text:p>17.8888444901</text:p>
          </table:table-cell>
          <table:table-cell table:formula="of:=[.C690]/([.D690]-[.D689])" office:value-type="float" office:value="107254.670053369" calcext:value-type="float">
            <text:p>107254.670053369</text:p>
          </table:table-cell>
          <table:table-cell/>
          <table:table-cell office:value-type="float" office:value="1442890787.05092" calcext:value-type="float">
            <text:p>1442890787.05092</text:p>
          </table:table-cell>
          <table:table-cell table:formula="of:=[.G690]-[.$B690]" office:value-type="float" office:value="0.264803409576416" calcext:value-type="float">
            <text:p>0.2648034096</text:p>
          </table:table-cell>
          <table:table-cell/>
          <table:table-cell office:value-type="float" office:value="1442890790.01558" calcext:value-type="float">
            <text:p>1442890790.01558</text:p>
          </table:table-cell>
          <table:table-cell table:formula="of:=[.J690]-[.$B690]" office:value-type="float" office:value="3.22946882247925" calcext:value-type="float">
            <text:p>3.2294688225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890786.79447" calcext:value-type="float">
            <text:p>1442890786.79447</text:p>
          </table:table-cell>
          <table:table-cell office:value-type="float" office:value="896" calcext:value-type="float">
            <text:p>896</text:p>
          </table:table-cell>
          <table:table-cell table:formula="of:=[.B691]-[.B$2]" office:value-type="float" office:value="17.897203207016" calcext:value-type="float">
            <text:p>17.897203207</text:p>
          </table:table-cell>
          <table:table-cell table:formula="of:=[.C691]/([.D691]-[.D690])" office:value-type="float" office:value="107193.484811318" calcext:value-type="float">
            <text:p>107193.484811318</text:p>
          </table:table-cell>
          <table:table-cell/>
          <table:table-cell office:value-type="float" office:value="1442890787.05094" calcext:value-type="float">
            <text:p>1442890787.05094</text:p>
          </table:table-cell>
          <table:table-cell table:formula="of:=[.G691]-[.$B691]" office:value-type="float" office:value="0.256464242935181" calcext:value-type="float">
            <text:p>0.2564642429</text:p>
          </table:table-cell>
          <table:table-cell/>
          <table:table-cell office:value-type="float" office:value="1442890790.01946" calcext:value-type="float">
            <text:p>1442890790.01946</text:p>
          </table:table-cell>
          <table:table-cell table:formula="of:=[.J691]-[.$B691]" office:value-type="float" office:value="3.22498869895935" calcext:value-type="float">
            <text:p>3.224988699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890786.8028" calcext:value-type="float">
            <text:p>1442890786.8028</text:p>
          </table:table-cell>
          <table:table-cell office:value-type="float" office:value="896" calcext:value-type="float">
            <text:p>896</text:p>
          </table:table-cell>
          <table:table-cell table:formula="of:=[.B692]-[.B$2]" office:value-type="float" office:value="17.9055261611938" calcext:value-type="float">
            <text:p>17.9055261612</text:p>
          </table:table-cell>
          <table:table-cell table:formula="of:=[.C692]/([.D692]-[.D691])" office:value-type="float" office:value="107654.083015841" calcext:value-type="float">
            <text:p>107654.083015841</text:p>
          </table:table-cell>
          <table:table-cell/>
          <table:table-cell office:value-type="float" office:value="1442890787.05096" calcext:value-type="float">
            <text:p>1442890787.05096</text:p>
          </table:table-cell>
          <table:table-cell table:formula="of:=[.G692]-[.$B692]" office:value-type="float" office:value="0.248161554336548" calcext:value-type="float">
            <text:p>0.2481615543</text:p>
          </table:table-cell>
          <table:table-cell/>
          <table:table-cell office:value-type="float" office:value="1442890790.02336" calcext:value-type="float">
            <text:p>1442890790.02336</text:p>
          </table:table-cell>
          <table:table-cell table:formula="of:=[.J692]-[.$B692]" office:value-type="float" office:value="3.2205638885498" calcext:value-type="float">
            <text:p>3.2205638885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890786.81114" calcext:value-type="float">
            <text:p>1442890786.81114</text:p>
          </table:table-cell>
          <table:table-cell office:value-type="float" office:value="896" calcext:value-type="float">
            <text:p>896</text:p>
          </table:table-cell>
          <table:table-cell table:formula="of:=[.B693]-[.B$2]" office:value-type="float" office:value="17.9138698577881" calcext:value-type="float">
            <text:p>17.9138698578</text:p>
          </table:table-cell>
          <table:table-cell table:formula="of:=[.C693]/([.D693]-[.D692])" office:value-type="float" office:value="107386.45513773" calcext:value-type="float">
            <text:p>107386.45513773</text:p>
          </table:table-cell>
          <table:table-cell/>
          <table:table-cell office:value-type="float" office:value="1442890787.05098" calcext:value-type="float">
            <text:p>1442890787.05098</text:p>
          </table:table-cell>
          <table:table-cell table:formula="of:=[.G693]-[.$B693]" office:value-type="float" office:value="0.239837646484375" calcext:value-type="float">
            <text:p>0.2398376465</text:p>
          </table:table-cell>
          <table:table-cell/>
          <table:table-cell office:value-type="float" office:value="1442890790.02726" calcext:value-type="float">
            <text:p>1442890790.02726</text:p>
          </table:table-cell>
          <table:table-cell table:formula="of:=[.J693]-[.$B693]" office:value-type="float" office:value="3.2161180973053" calcext:value-type="float">
            <text:p>3.2161180973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890786.81947" calcext:value-type="float">
            <text:p>1442890786.81947</text:p>
          </table:table-cell>
          <table:table-cell office:value-type="float" office:value="896" calcext:value-type="float">
            <text:p>896</text:p>
          </table:table-cell>
          <table:table-cell table:formula="of:=[.B694]-[.B$2]" office:value-type="float" office:value="17.9221973419189" calcext:value-type="float">
            <text:p>17.9221973419</text:p>
          </table:table-cell>
          <table:table-cell table:formula="of:=[.C694]/([.D694]-[.D693])" office:value-type="float" office:value="107595.521759047" calcext:value-type="float">
            <text:p>107595.521759047</text:p>
          </table:table-cell>
          <table:table-cell/>
          <table:table-cell office:value-type="float" office:value="1442890787.051" calcext:value-type="float">
            <text:p>1442890787.051</text:p>
          </table:table-cell>
          <table:table-cell table:formula="of:=[.G694]-[.$B694]" office:value-type="float" office:value="0.231529712677002" calcext:value-type="float">
            <text:p>0.2315297127</text:p>
          </table:table-cell>
          <table:table-cell/>
          <table:table-cell office:value-type="float" office:value="1442890790.03115" calcext:value-type="float">
            <text:p>1442890790.03115</text:p>
          </table:table-cell>
          <table:table-cell table:formula="of:=[.J694]-[.$B694]" office:value-type="float" office:value="3.21167874336243" calcext:value-type="float">
            <text:p>3.211678743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890786.8278" calcext:value-type="float">
            <text:p>1442890786.8278</text:p>
          </table:table-cell>
          <table:table-cell office:value-type="float" office:value="896" calcext:value-type="float">
            <text:p>896</text:p>
          </table:table-cell>
          <table:table-cell table:formula="of:=[.B695]-[.B$2]" office:value-type="float" office:value="17.9305267333984" calcext:value-type="float">
            <text:p>17.9305267334</text:p>
          </table:table-cell>
          <table:table-cell table:formula="of:=[.C695]/([.D695]-[.D694])" office:value-type="float" office:value="107570.883444012" calcext:value-type="float">
            <text:p>107570.883444012</text:p>
          </table:table-cell>
          <table:table-cell/>
          <table:table-cell office:value-type="float" office:value="1442890787.05102" calcext:value-type="float">
            <text:p>1442890787.05102</text:p>
          </table:table-cell>
          <table:table-cell table:formula="of:=[.G695]-[.$B695]" office:value-type="float" office:value="0.223223209381104" calcext:value-type="float">
            <text:p>0.2232232094</text:p>
          </table:table-cell>
          <table:table-cell/>
          <table:table-cell office:value-type="float" office:value="1442890790.03506" calcext:value-type="float">
            <text:p>1442890790.03506</text:p>
          </table:table-cell>
          <table:table-cell table:formula="of:=[.J695]-[.$B695]" office:value-type="float" office:value="3.20726275444031" calcext:value-type="float">
            <text:p>3.207262754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890786.83614" calcext:value-type="float">
            <text:p>1442890786.83614</text:p>
          </table:table-cell>
          <table:table-cell office:value-type="float" office:value="896" calcext:value-type="float">
            <text:p>896</text:p>
          </table:table-cell>
          <table:table-cell table:formula="of:=[.B696]-[.B$2]" office:value-type="float" office:value="17.9388666152954" calcext:value-type="float">
            <text:p>17.9388666153</text:p>
          </table:table-cell>
          <table:table-cell table:formula="of:=[.C696]/([.D696]-[.D695])" office:value-type="float" office:value="107435.574156661" calcext:value-type="float">
            <text:p>107435.574156661</text:p>
          </table:table-cell>
          <table:table-cell/>
          <table:table-cell office:value-type="float" office:value="1442890787.05104" calcext:value-type="float">
            <text:p>1442890787.05104</text:p>
          </table:table-cell>
          <table:table-cell table:formula="of:=[.G696]-[.$B696]" office:value-type="float" office:value="0.214902877807617" calcext:value-type="float">
            <text:p>0.2149028778</text:p>
          </table:table-cell>
          <table:table-cell/>
          <table:table-cell office:value-type="float" office:value="1442890790.03895" calcext:value-type="float">
            <text:p>1442890790.03895</text:p>
          </table:table-cell>
          <table:table-cell table:formula="of:=[.J696]-[.$B696]" office:value-type="float" office:value="3.20281147956848" calcext:value-type="float">
            <text:p>3.202811479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890786.84446" calcext:value-type="float">
            <text:p>1442890786.84446</text:p>
          </table:table-cell>
          <table:table-cell office:value-type="float" office:value="896" calcext:value-type="float">
            <text:p>896</text:p>
          </table:table-cell>
          <table:table-cell table:formula="of:=[.B697]-[.B$2]" office:value-type="float" office:value="17.9471945762634" calcext:value-type="float">
            <text:p>17.9471945763</text:p>
          </table:table-cell>
          <table:table-cell table:formula="of:=[.C697]/([.D697]-[.D696])" office:value-type="float" office:value="107589.361122244" calcext:value-type="float">
            <text:p>107589.361122244</text:p>
          </table:table-cell>
          <table:table-cell/>
          <table:table-cell office:value-type="float" office:value="1442890787.05106" calcext:value-type="float">
            <text:p>1442890787.05106</text:p>
          </table:table-cell>
          <table:table-cell table:formula="of:=[.G697]-[.$B697]" office:value-type="float" office:value="0.206594228744507" calcext:value-type="float">
            <text:p>0.2065942287</text:p>
          </table:table-cell>
          <table:table-cell/>
          <table:table-cell office:value-type="float" office:value="1442890790.04288" calcext:value-type="float">
            <text:p>1442890790.04288</text:p>
          </table:table-cell>
          <table:table-cell table:formula="of:=[.J697]-[.$B697]" office:value-type="float" office:value="3.19841241836548" calcext:value-type="float">
            <text:p>3.1984124184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890786.85392" calcext:value-type="float">
            <text:p>1442890786.85392</text:p>
          </table:table-cell>
          <table:table-cell office:value-type="float" office:value="896" calcext:value-type="float">
            <text:p>896</text:p>
          </table:table-cell>
          <table:table-cell table:formula="of:=[.B698]-[.B$2]" office:value-type="float" office:value="17.9566495418549" calcext:value-type="float">
            <text:p>17.9566495419</text:p>
          </table:table-cell>
          <table:table-cell table:formula="of:=[.C698]/([.D698]-[.D697])" office:value-type="float" office:value="94765.0196434425" calcext:value-type="float">
            <text:p>94765.0196434425</text:p>
          </table:table-cell>
          <table:table-cell/>
          <table:table-cell office:value-type="float" office:value="1442890787.16189" calcext:value-type="float">
            <text:p>1442890787.16189</text:p>
          </table:table-cell>
          <table:table-cell table:formula="of:=[.G698]-[.$B698]" office:value-type="float" office:value="0.307967185974121" calcext:value-type="float">
            <text:p>0.307967186</text:p>
          </table:table-cell>
          <table:table-cell/>
          <table:table-cell office:value-type="float" office:value="1442890790.04677" calcext:value-type="float">
            <text:p>1442890790.04677</text:p>
          </table:table-cell>
          <table:table-cell table:formula="of:=[.J698]-[.$B698]" office:value-type="float" office:value="3.19284582138062" calcext:value-type="float">
            <text:p>3.192845821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890786.86226" calcext:value-type="float">
            <text:p>1442890786.86226</text:p>
          </table:table-cell>
          <table:table-cell office:value-type="float" office:value="896" calcext:value-type="float">
            <text:p>896</text:p>
          </table:table-cell>
          <table:table-cell table:formula="of:=[.B699]-[.B$2]" office:value-type="float" office:value="17.9649932384491" calcext:value-type="float">
            <text:p>17.9649932384</text:p>
          </table:table-cell>
          <table:table-cell table:formula="of:=[.C699]/([.D699]-[.D698])" office:value-type="float" office:value="107386.45513773" calcext:value-type="float">
            <text:p>107386.45513773</text:p>
          </table:table-cell>
          <table:table-cell/>
          <table:table-cell office:value-type="float" office:value="1442890787.16192" calcext:value-type="float">
            <text:p>1442890787.16192</text:p>
          </table:table-cell>
          <table:table-cell table:formula="of:=[.G699]-[.$B699]" office:value-type="float" office:value="0.299660444259644" calcext:value-type="float">
            <text:p>0.2996604443</text:p>
          </table:table-cell>
          <table:table-cell/>
          <table:table-cell office:value-type="float" office:value="1442890790.05065" calcext:value-type="float">
            <text:p>1442890790.05065</text:p>
          </table:table-cell>
          <table:table-cell table:formula="of:=[.J699]-[.$B699]" office:value-type="float" office:value="3.18838787078857" calcext:value-type="float">
            <text:p>3.188387870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890786.87064" calcext:value-type="float">
            <text:p>1442890786.87064</text:p>
          </table:table-cell>
          <table:table-cell office:value-type="float" office:value="896" calcext:value-type="float">
            <text:p>896</text:p>
          </table:table-cell>
          <table:table-cell table:formula="of:=[.B700]-[.B$2]" office:value-type="float" office:value="17.9733724594116" calcext:value-type="float">
            <text:p>17.9733724594</text:p>
          </table:table-cell>
          <table:table-cell table:formula="of:=[.C700]/([.D700]-[.D699])" office:value-type="float" office:value="106931.181789728" calcext:value-type="float">
            <text:p>106931.181789728</text:p>
          </table:table-cell>
          <table:table-cell/>
          <table:table-cell office:value-type="float" office:value="1442890787.16195" calcext:value-type="float">
            <text:p>1442890787.16195</text:p>
          </table:table-cell>
          <table:table-cell table:formula="of:=[.G700]-[.$B700]" office:value-type="float" office:value="0.291303634643555" calcext:value-type="float">
            <text:p>0.2913036346</text:p>
          </table:table-cell>
          <table:table-cell/>
          <table:table-cell office:value-type="float" office:value="1442890790.05454" calcext:value-type="float">
            <text:p>1442890790.05454</text:p>
          </table:table-cell>
          <table:table-cell table:formula="of:=[.J700]-[.$B700]" office:value-type="float" office:value="3.18390130996704" calcext:value-type="float">
            <text:p>3.1839013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890786.87897" calcext:value-type="float">
            <text:p>1442890786.87897</text:p>
          </table:table-cell>
          <table:table-cell office:value-type="float" office:value="896" calcext:value-type="float">
            <text:p>896</text:p>
          </table:table-cell>
          <table:table-cell table:formula="of:=[.B701]-[.B$2]" office:value-type="float" office:value="17.9817008972168" calcext:value-type="float">
            <text:p>17.9817008972</text:p>
          </table:table-cell>
          <table:table-cell table:formula="of:=[.C701]/([.D701]-[.D700])" office:value-type="float" office:value="107583.201190885" calcext:value-type="float">
            <text:p>107583.201190885</text:p>
          </table:table-cell>
          <table:table-cell/>
          <table:table-cell office:value-type="float" office:value="1442890787.16197" calcext:value-type="float">
            <text:p>1442890787.16197</text:p>
          </table:table-cell>
          <table:table-cell table:formula="of:=[.G701]-[.$B701]" office:value-type="float" office:value="0.282997846603394" calcext:value-type="float">
            <text:p>0.2829978466</text:p>
          </table:table-cell>
          <table:table-cell/>
          <table:table-cell office:value-type="float" office:value="1442890790.05844" calcext:value-type="float">
            <text:p>1442890790.05844</text:p>
          </table:table-cell>
          <table:table-cell table:formula="of:=[.J701]-[.$B701]" office:value-type="float" office:value="3.17946934700012" calcext:value-type="float">
            <text:p>3.17946934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890786.88842" calcext:value-type="float">
            <text:p>1442890786.88842</text:p>
          </table:table-cell>
          <table:table-cell office:value-type="float" office:value="896" calcext:value-type="float">
            <text:p>896</text:p>
          </table:table-cell>
          <table:table-cell table:formula="of:=[.B702]-[.B$2]" office:value-type="float" office:value="17.9911487102509" calcext:value-type="float">
            <text:p>17.9911487103</text:p>
          </table:table-cell>
          <table:table-cell table:formula="of:=[.C702]/([.D702]-[.D701])" office:value-type="float" office:value="94836.7624094683" calcext:value-type="float">
            <text:p>94836.7624094683</text:p>
          </table:table-cell>
          <table:table-cell/>
          <table:table-cell office:value-type="float" office:value="1442890787.16199" calcext:value-type="float">
            <text:p>1442890787.16199</text:p>
          </table:table-cell>
          <table:table-cell table:formula="of:=[.G702]-[.$B702]" office:value-type="float" office:value="0.273571729660034" calcext:value-type="float">
            <text:p>0.2735717297</text:p>
          </table:table-cell>
          <table:table-cell/>
          <table:table-cell office:value-type="float" office:value="1442890790.06233" calcext:value-type="float">
            <text:p>1442890790.06233</text:p>
          </table:table-cell>
          <table:table-cell table:formula="of:=[.J702]-[.$B702]" office:value-type="float" office:value="3.17391037940979" calcext:value-type="float">
            <text:p>3.173910379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890786.89676" calcext:value-type="float">
            <text:p>1442890786.89676</text:p>
          </table:table-cell>
          <table:table-cell office:value-type="float" office:value="896" calcext:value-type="float">
            <text:p>896</text:p>
          </table:table-cell>
          <table:table-cell table:formula="of:=[.B703]-[.B$2]" office:value-type="float" office:value="17.9994914531708" calcext:value-type="float">
            <text:p>17.9994914532</text:p>
          </table:table-cell>
          <table:table-cell table:formula="of:=[.C703]/([.D703]-[.D702])" office:value-type="float" office:value="107398.730681299" calcext:value-type="float">
            <text:p>107398.730681299</text:p>
          </table:table-cell>
          <table:table-cell/>
          <table:table-cell office:value-type="float" office:value="1442890787.16201" calcext:value-type="float">
            <text:p>1442890787.16201</text:p>
          </table:table-cell>
          <table:table-cell table:formula="of:=[.G703]-[.$B703]" office:value-type="float" office:value="0.265250682830811" calcext:value-type="float">
            <text:p>0.2652506828</text:p>
          </table:table-cell>
          <table:table-cell/>
          <table:table-cell office:value-type="float" office:value="1442890790.06622" calcext:value-type="float">
            <text:p>1442890790.06622</text:p>
          </table:table-cell>
          <table:table-cell table:formula="of:=[.J703]-[.$B703]" office:value-type="float" office:value="3.16945767402649" calcext:value-type="float">
            <text:p>3.16945767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890786.90514" calcext:value-type="float">
            <text:p>1442890786.90514</text:p>
          </table:table-cell>
          <table:table-cell office:value-type="float" office:value="896" calcext:value-type="float">
            <text:p>896</text:p>
          </table:table-cell>
          <table:table-cell table:formula="of:=[.B704]-[.B$2]" office:value-type="float" office:value="18.0078730583191" calcext:value-type="float">
            <text:p>18.0078730583</text:p>
          </table:table-cell>
          <table:table-cell table:formula="of:=[.C704]/([.D704]-[.D703])" office:value-type="float" office:value="106900.764727635" calcext:value-type="float">
            <text:p>106900.764727635</text:p>
          </table:table-cell>
          <table:table-cell/>
          <table:table-cell office:value-type="float" office:value="1442890787.16203" calcext:value-type="float">
            <text:p>1442890787.16203</text:p>
          </table:table-cell>
          <table:table-cell table:formula="of:=[.G704]-[.$B704]" office:value-type="float" office:value="0.256891489028931" calcext:value-type="float">
            <text:p>0.256891489</text:p>
          </table:table-cell>
          <table:table-cell/>
          <table:table-cell office:value-type="float" office:value="1442890790.07011" calcext:value-type="float">
            <text:p>1442890790.07011</text:p>
          </table:table-cell>
          <table:table-cell table:formula="of:=[.J704]-[.$B704]" office:value-type="float" office:value="3.16496658325195" calcext:value-type="float">
            <text:p>3.1649665833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890786.9135" calcext:value-type="float">
            <text:p>1442890786.9135</text:p>
          </table:table-cell>
          <table:table-cell office:value-type="float" office:value="896" calcext:value-type="float">
            <text:p>896</text:p>
          </table:table-cell>
          <table:table-cell table:formula="of:=[.B705]-[.B$2]" office:value-type="float" office:value="18.0162255764008" calcext:value-type="float">
            <text:p>18.0162255764</text:p>
          </table:table-cell>
          <table:table-cell table:formula="of:=[.C705]/([.D705]-[.D704])" office:value-type="float" office:value="107273.039248708" calcext:value-type="float">
            <text:p>107273.039248708</text:p>
          </table:table-cell>
          <table:table-cell/>
          <table:table-cell office:value-type="float" office:value="1442890787.16207" calcext:value-type="float">
            <text:p>1442890787.16207</text:p>
          </table:table-cell>
          <table:table-cell table:formula="of:=[.G705]-[.$B705]" office:value-type="float" office:value="0.248573780059814" calcext:value-type="float">
            <text:p>0.2485737801</text:p>
          </table:table-cell>
          <table:table-cell/>
          <table:table-cell office:value-type="float" office:value="1442890790.074" calcext:value-type="float">
            <text:p>1442890790.074</text:p>
          </table:table-cell>
          <table:table-cell table:formula="of:=[.J705]-[.$B705]" office:value-type="float" office:value="3.16050434112549" calcext:value-type="float">
            <text:p>3.160504341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890786.92182" calcext:value-type="float">
            <text:p>1442890786.92182</text:p>
          </table:table-cell>
          <table:table-cell office:value-type="float" office:value="896" calcext:value-type="float">
            <text:p>896</text:p>
          </table:table-cell>
          <table:table-cell table:formula="of:=[.B706]-[.B$2]" office:value-type="float" office:value="18.0245471000671" calcext:value-type="float">
            <text:p>18.0245471001</text:p>
          </table:table-cell>
          <table:table-cell table:formula="of:=[.C706]/([.D706]-[.D705])" office:value-type="float" office:value="107672.589290319" calcext:value-type="float">
            <text:p>107672.589290319</text:p>
          </table:table-cell>
          <table:table-cell/>
          <table:table-cell office:value-type="float" office:value="1442890787.16209" calcext:value-type="float">
            <text:p>1442890787.16209</text:p>
          </table:table-cell>
          <table:table-cell table:formula="of:=[.G706]-[.$B706]" office:value-type="float" office:value="0.240272760391235" calcext:value-type="float">
            <text:p>0.2402727604</text:p>
          </table:table-cell>
          <table:table-cell/>
          <table:table-cell office:value-type="float" office:value="1442890790.07789" calcext:value-type="float">
            <text:p>1442890790.07789</text:p>
          </table:table-cell>
          <table:table-cell table:formula="of:=[.J706]-[.$B706]" office:value-type="float" office:value="3.15607452392578" calcext:value-type="float">
            <text:p>3.156074523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890786.93014" calcext:value-type="float">
            <text:p>1442890786.93014</text:p>
          </table:table-cell>
          <table:table-cell office:value-type="float" office:value="896" calcext:value-type="float">
            <text:p>896</text:p>
          </table:table-cell>
          <table:table-cell table:formula="of:=[.B707]-[.B$2]" office:value-type="float" office:value="18.0328686237335" calcext:value-type="float">
            <text:p>18.0328686237</text:p>
          </table:table-cell>
          <table:table-cell table:formula="of:=[.C707]/([.D707]-[.D706])" office:value-type="float" office:value="107672.589290319" calcext:value-type="float">
            <text:p>107672.589290319</text:p>
          </table:table-cell>
          <table:table-cell/>
          <table:table-cell office:value-type="float" office:value="1442890787.16211" calcext:value-type="float">
            <text:p>1442890787.16211</text:p>
          </table:table-cell>
          <table:table-cell table:formula="of:=[.G707]-[.$B707]" office:value-type="float" office:value="0.231970310211182" calcext:value-type="float">
            <text:p>0.2319703102</text:p>
          </table:table-cell>
          <table:table-cell/>
          <table:table-cell office:value-type="float" office:value="1442890790.08178" calcext:value-type="float">
            <text:p>1442890790.08178</text:p>
          </table:table-cell>
          <table:table-cell table:formula="of:=[.J707]-[.$B707]" office:value-type="float" office:value="3.15164279937744" calcext:value-type="float">
            <text:p>3.151642799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890786.93846" calcext:value-type="float">
            <text:p>1442890786.93846</text:p>
          </table:table-cell>
          <table:table-cell office:value-type="float" office:value="896" calcext:value-type="float">
            <text:p>896</text:p>
          </table:table-cell>
          <table:table-cell table:formula="of:=[.B708]-[.B$2]" office:value-type="float" office:value="18.0411891937256" calcext:value-type="float">
            <text:p>18.0411891937</text:p>
          </table:table-cell>
          <table:table-cell table:formula="of:=[.C708]/([.D708]-[.D707])" office:value-type="float" office:value="107684.930341844" calcext:value-type="float">
            <text:p>107684.930341844</text:p>
          </table:table-cell>
          <table:table-cell/>
          <table:table-cell office:value-type="float" office:value="1442890787.16213" calcext:value-type="float">
            <text:p>1442890787.16213</text:p>
          </table:table-cell>
          <table:table-cell table:formula="of:=[.G708]-[.$B708]" office:value-type="float" office:value="0.223669290542603" calcext:value-type="float">
            <text:p>0.2236692905</text:p>
          </table:table-cell>
          <table:table-cell/>
          <table:table-cell office:value-type="float" office:value="1442890790.08568" calcext:value-type="float">
            <text:p>1442890790.08568</text:p>
          </table:table-cell>
          <table:table-cell table:formula="of:=[.J708]-[.$B708]" office:value-type="float" office:value="3.147216796875" calcext:value-type="float">
            <text:p>3.1472167969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890786.94788" calcext:value-type="float">
            <text:p>1442890786.94788</text:p>
          </table:table-cell>
          <table:table-cell office:value-type="float" office:value="896" calcext:value-type="float">
            <text:p>896</text:p>
          </table:table-cell>
          <table:table-cell table:formula="of:=[.B709]-[.B$2]" office:value-type="float" office:value="18.0506069660187" calcext:value-type="float">
            <text:p>18.050606966</text:p>
          </table:table-cell>
          <table:table-cell table:formula="of:=[.C709]/([.D709]-[.D708])" office:value-type="float" office:value="95139.2720184299" calcext:value-type="float">
            <text:p>95139.2720184299</text:p>
          </table:table-cell>
          <table:table-cell/>
          <table:table-cell office:value-type="float" office:value="1442890787.16215" calcext:value-type="float">
            <text:p>1442890787.16215</text:p>
          </table:table-cell>
          <table:table-cell table:formula="of:=[.G709]-[.$B709]" office:value-type="float" office:value="0.214271068572998" calcext:value-type="float">
            <text:p>0.2142710686</text:p>
          </table:table-cell>
          <table:table-cell/>
          <table:table-cell office:value-type="float" office:value="1442890790.08956" calcext:value-type="float">
            <text:p>1442890790.08956</text:p>
          </table:table-cell>
          <table:table-cell table:formula="of:=[.J709]-[.$B709]" office:value-type="float" office:value="3.14168334007263" calcext:value-type="float">
            <text:p>3.141683340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890786.95621" calcext:value-type="float">
            <text:p>1442890786.95621</text:p>
          </table:table-cell>
          <table:table-cell office:value-type="float" office:value="896" calcext:value-type="float">
            <text:p>896</text:p>
          </table:table-cell>
          <table:table-cell table:formula="of:=[.B710]-[.B$2]" office:value-type="float" office:value="18.0589377880096" calcext:value-type="float">
            <text:p>18.058937788</text:p>
          </table:table-cell>
          <table:table-cell table:formula="of:=[.C710]/([.D710]-[.D709])" office:value-type="float" office:value="107552.412111499" calcext:value-type="float">
            <text:p>107552.412111499</text:p>
          </table:table-cell>
          <table:table-cell/>
          <table:table-cell office:value-type="float" office:value="1442890787.25168" calcext:value-type="float">
            <text:p>1442890787.25168</text:p>
          </table:table-cell>
          <table:table-cell table:formula="of:=[.G710]-[.$B710]" office:value-type="float" office:value="0.295469284057617" calcext:value-type="float">
            <text:p>0.2954692841</text:p>
          </table:table-cell>
          <table:table-cell/>
          <table:table-cell office:value-type="float" office:value="1442890790.09347" calcext:value-type="float">
            <text:p>1442890790.09347</text:p>
          </table:table-cell>
          <table:table-cell table:formula="of:=[.J710]-[.$B710]" office:value-type="float" office:value="3.13726687431335" calcext:value-type="float">
            <text:p>3.137266874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890786.96463" calcext:value-type="float">
            <text:p>1442890786.96463</text:p>
          </table:table-cell>
          <table:table-cell office:value-type="float" office:value="896" calcext:value-type="float">
            <text:p>896</text:p>
          </table:table-cell>
          <table:table-cell table:formula="of:=[.B711]-[.B$2]" office:value-type="float" office:value="18.0673625469208" calcext:value-type="float">
            <text:p>18.0673625469</text:p>
          </table:table-cell>
          <table:table-cell table:formula="of:=[.C711]/([.D711]-[.D710])" office:value-type="float" office:value="106353.191759113" calcext:value-type="float">
            <text:p>106353.191759113</text:p>
          </table:table-cell>
          <table:table-cell/>
          <table:table-cell office:value-type="float" office:value="1442890787.25174" calcext:value-type="float">
            <text:p>1442890787.25174</text:p>
          </table:table-cell>
          <table:table-cell table:formula="of:=[.G711]-[.$B711]" office:value-type="float" office:value="0.287105321884155" calcext:value-type="float">
            <text:p>0.2871053219</text:p>
          </table:table-cell>
          <table:table-cell/>
          <table:table-cell office:value-type="float" office:value="1442890790.09736" calcext:value-type="float">
            <text:p>1442890790.09736</text:p>
          </table:table-cell>
          <table:table-cell table:formula="of:=[.J711]-[.$B711]" office:value-type="float" office:value="3.13273000717163" calcext:value-type="float">
            <text:p>3.1327300072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890786.97299" calcext:value-type="float">
            <text:p>1442890786.97299</text:p>
          </table:table-cell>
          <table:table-cell office:value-type="float" office:value="896" calcext:value-type="float">
            <text:p>896</text:p>
          </table:table-cell>
          <table:table-cell table:formula="of:=[.B712]-[.B$2]" office:value-type="float" office:value="18.0757164955139" calcext:value-type="float">
            <text:p>18.0757164955</text:p>
          </table:table-cell>
          <table:table-cell table:formula="of:=[.C712]/([.D712]-[.D711])" office:value-type="float" office:value="107254.670053369" calcext:value-type="float">
            <text:p>107254.670053369</text:p>
          </table:table-cell>
          <table:table-cell/>
          <table:table-cell office:value-type="float" office:value="1442890787.25179" calcext:value-type="float">
            <text:p>1442890787.25179</text:p>
          </table:table-cell>
          <table:table-cell table:formula="of:=[.G712]-[.$B712]" office:value-type="float" office:value="0.278800487518311" calcext:value-type="float">
            <text:p>0.2788004875</text:p>
          </table:table-cell>
          <table:table-cell/>
          <table:table-cell office:value-type="float" office:value="1442890790.10125" calcext:value-type="float">
            <text:p>1442890790.10125</text:p>
          </table:table-cell>
          <table:table-cell table:formula="of:=[.J712]-[.$B712]" office:value-type="float" office:value="3.12826251983643" calcext:value-type="float">
            <text:p>3.1282625198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890786.98242" calcext:value-type="float">
            <text:p>1442890786.98242</text:p>
          </table:table-cell>
          <table:table-cell office:value-type="float" office:value="896" calcext:value-type="float">
            <text:p>896</text:p>
          </table:table-cell>
          <table:table-cell table:formula="of:=[.B713]-[.B$2]" office:value-type="float" office:value="18.085155248642" calcext:value-type="float">
            <text:p>18.0851552486</text:p>
          </table:table-cell>
          <table:table-cell table:formula="of:=[.C713]/([.D713]-[.D712])" office:value-type="float" office:value="94927.792669681" calcext:value-type="float">
            <text:p>94927.792669681</text:p>
          </table:table-cell>
          <table:table-cell/>
          <table:table-cell office:value-type="float" office:value="1442890787.25185" calcext:value-type="float">
            <text:p>1442890787.25185</text:p>
          </table:table-cell>
          <table:table-cell table:formula="of:=[.G713]-[.$B713]" office:value-type="float" office:value="0.269424915313721" calcext:value-type="float">
            <text:p>0.2694249153</text:p>
          </table:table-cell>
          <table:table-cell/>
          <table:table-cell office:value-type="float" office:value="1442890790.10514" calcext:value-type="float">
            <text:p>1442890790.10514</text:p>
          </table:table-cell>
          <table:table-cell table:formula="of:=[.J713]-[.$B713]" office:value-type="float" office:value="3.12272000312805" calcext:value-type="float">
            <text:p>3.122720003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890786.99074" calcext:value-type="float">
            <text:p>1442890786.99074</text:p>
          </table:table-cell>
          <table:table-cell office:value-type="float" office:value="896" calcext:value-type="float">
            <text:p>896</text:p>
          </table:table-cell>
          <table:table-cell table:formula="of:=[.B714]-[.B$2]" office:value-type="float" office:value="18.0934727191925" calcext:value-type="float">
            <text:p>18.0934727192</text:p>
          </table:table-cell>
          <table:table-cell table:formula="of:=[.C714]/([.D714]-[.D713])" office:value-type="float" office:value="107725.058304191" calcext:value-type="float">
            <text:p>107725.058304191</text:p>
          </table:table-cell>
          <table:table-cell/>
          <table:table-cell office:value-type="float" office:value="1442890787.25191" calcext:value-type="float">
            <text:p>1442890787.25191</text:p>
          </table:table-cell>
          <table:table-cell table:formula="of:=[.G714]-[.$B714]" office:value-type="float" office:value="0.261167764663696" calcext:value-type="float">
            <text:p>0.2611677647</text:p>
          </table:table-cell>
          <table:table-cell/>
          <table:table-cell office:value-type="float" office:value="1442890790.10903" calcext:value-type="float">
            <text:p>1442890790.10903</text:p>
          </table:table-cell>
          <table:table-cell table:formula="of:=[.J714]-[.$B714]" office:value-type="float" office:value="3.11828827857971" calcext:value-type="float">
            <text:p>3.118288278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890786.99911" calcext:value-type="float">
            <text:p>1442890786.99911</text:p>
          </table:table-cell>
          <table:table-cell office:value-type="float" office:value="896" calcext:value-type="float">
            <text:p>896</text:p>
          </table:table-cell>
          <table:table-cell table:formula="of:=[.B715]-[.B$2]" office:value-type="float" office:value="18.1018431186676" calcext:value-type="float">
            <text:p>18.1018431187</text:p>
          </table:table-cell>
          <table:table-cell table:formula="of:=[.C715]/([.D715]-[.D714])" office:value-type="float" office:value="107043.875583912" calcext:value-type="float">
            <text:p>107043.875583912</text:p>
          </table:table-cell>
          <table:table-cell/>
          <table:table-cell office:value-type="float" office:value="1442890787.25196" calcext:value-type="float">
            <text:p>1442890787.25196</text:p>
          </table:table-cell>
          <table:table-cell table:formula="of:=[.G715]-[.$B715]" office:value-type="float" office:value="0.252842664718628" calcext:value-type="float">
            <text:p>0.2528426647</text:p>
          </table:table-cell>
          <table:table-cell/>
          <table:table-cell office:value-type="float" office:value="1442890790.11292" calcext:value-type="float">
            <text:p>1442890790.11292</text:p>
          </table:table-cell>
          <table:table-cell table:formula="of:=[.J715]-[.$B715]" office:value-type="float" office:value="3.11380529403687" calcext:value-type="float">
            <text:p>3.113805294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890800.01069" calcext:value-type="float">
            <text:p>1442890800.01069</text:p>
          </table:table-cell>
          <table:table-cell office:value-type="float" office:value="896" calcext:value-type="float">
            <text:p>896</text:p>
          </table:table-cell>
          <table:table-cell table:formula="of:=[.B716]-[.B$2]" office:value-type="float" office:value="31.1134207248688" calcext:value-type="float">
            <text:p>31.1134207249</text:p>
          </table:table-cell>
          <table:table-cell table:formula="of:=[.C716]/([.D716]-[.D715])" office:value-type="float" office:value="68.8617496753796" calcext:value-type="float">
            <text:p>68.8617496754</text:p>
          </table:table-cell>
          <table:table-cell/>
          <table:table-cell office:value-type="float" office:value="1442890800.21645" calcext:value-type="float">
            <text:p>1442890800.21645</text:p>
          </table:table-cell>
          <table:table-cell table:formula="of:=[.G716]-[.$B716]" office:value-type="float" office:value="0.205755710601807" calcext:value-type="float">
            <text:p>0.2057557106</text:p>
          </table:table-cell>
          <table:table-cell/>
          <table:table-cell office:value-type="float" office:value="1442890800.21649" calcext:value-type="float">
            <text:p>1442890800.21649</text:p>
          </table:table-cell>
          <table:table-cell table:formula="of:=[.J716]-[.$B716]" office:value-type="float" office:value="0.20579719543457" calcext:value-type="float">
            <text:p>0.2057971954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890800.02327" calcext:value-type="float">
            <text:p>1442890800.02327</text:p>
          </table:table-cell>
          <table:table-cell office:value-type="float" office:value="896" calcext:value-type="float">
            <text:p>896</text:p>
          </table:table-cell>
          <table:table-cell table:formula="of:=[.B717]-[.B$2]" office:value-type="float" office:value="31.1259953975677" calcext:value-type="float">
            <text:p>31.1259953976</text:p>
          </table:table-cell>
          <table:table-cell table:formula="of:=[.C717]/([.D717]-[.D716])" office:value-type="float" office:value="71254.3396913276" calcext:value-type="float">
            <text:p>71254.3396913276</text:p>
          </table:table-cell>
          <table:table-cell/>
          <table:table-cell office:value-type="float" office:value="1442890800.37737" calcext:value-type="float">
            <text:p>1442890800.37737</text:p>
          </table:table-cell>
          <table:table-cell table:formula="of:=[.G717]-[.$B717]" office:value-type="float" office:value="0.354100465774536" calcext:value-type="float">
            <text:p>0.3541004658</text:p>
          </table:table-cell>
          <table:table-cell/>
          <table:table-cell office:value-type="float" office:value="1442890800.37742" calcext:value-type="float">
            <text:p>1442890800.37742</text:p>
          </table:table-cell>
          <table:table-cell table:formula="of:=[.J717]-[.$B717]" office:value-type="float" office:value="0.354159116744995" calcext:value-type="float">
            <text:p>0.354159116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890800.03571" calcext:value-type="float">
            <text:p>1442890800.03571</text:p>
          </table:table-cell>
          <table:table-cell office:value-type="float" office:value="896" calcext:value-type="float">
            <text:p>896</text:p>
          </table:table-cell>
          <table:table-cell table:formula="of:=[.B718]-[.B$2]" office:value-type="float" office:value="31.1384363174438" calcext:value-type="float">
            <text:p>31.1384363174</text:p>
          </table:table-cell>
          <table:table-cell table:formula="of:=[.C718]/([.D718]-[.D717])" office:value-type="float" office:value="72020.3979226155" calcext:value-type="float">
            <text:p>72020.3979226155</text:p>
          </table:table-cell>
          <table:table-cell/>
          <table:table-cell office:value-type="float" office:value="1442890800.37747" calcext:value-type="float">
            <text:p>1442890800.37747</text:p>
          </table:table-cell>
          <table:table-cell table:formula="of:=[.G718]-[.$B718]" office:value-type="float" office:value="0.341768980026245" calcext:value-type="float">
            <text:p>0.34176898</text:p>
          </table:table-cell>
          <table:table-cell/>
          <table:table-cell office:value-type="float" office:value="1442890800.38132" calcext:value-type="float">
            <text:p>1442890800.38132</text:p>
          </table:table-cell>
          <table:table-cell table:formula="of:=[.J718]-[.$B718]" office:value-type="float" office:value="0.345618963241577" calcext:value-type="float">
            <text:p>0.345618963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890800.04812" calcext:value-type="float">
            <text:p>1442890800.04812</text:p>
          </table:table-cell>
          <table:table-cell office:value-type="float" office:value="896" calcext:value-type="float">
            <text:p>896</text:p>
          </table:table-cell>
          <table:table-cell table:formula="of:=[.B719]-[.B$2]" office:value-type="float" office:value="31.1508495807648" calcext:value-type="float">
            <text:p>31.1508495808</text:p>
          </table:table-cell>
          <table:table-cell table:formula="of:=[.C719]/([.D719]-[.D718])" office:value-type="float" office:value="72180.8582348987" calcext:value-type="float">
            <text:p>72180.8582348987</text:p>
          </table:table-cell>
          <table:table-cell/>
          <table:table-cell office:value-type="float" office:value="1442890800.3775" calcext:value-type="float">
            <text:p>1442890800.3775</text:p>
          </table:table-cell>
          <table:table-cell table:formula="of:=[.G719]-[.$B719]" office:value-type="float" office:value="0.329379558563232" calcext:value-type="float">
            <text:p>0.3293795586</text:p>
          </table:table-cell>
          <table:table-cell/>
          <table:table-cell office:value-type="float" office:value="1442890800.3852" calcext:value-type="float">
            <text:p>1442890800.3852</text:p>
          </table:table-cell>
          <table:table-cell table:formula="of:=[.J719]-[.$B719]" office:value-type="float" office:value="0.337083578109741" calcext:value-type="float">
            <text:p>0.337083578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890800.06057" calcext:value-type="float">
            <text:p>1442890800.06057</text:p>
          </table:table-cell>
          <table:table-cell office:value-type="float" office:value="896" calcext:value-type="float">
            <text:p>896</text:p>
          </table:table-cell>
          <table:table-cell table:formula="of:=[.B720]-[.B$2]" office:value-type="float" office:value="31.1633021831512" calcext:value-type="float">
            <text:p>31.1633021832</text:p>
          </table:table-cell>
          <table:table-cell table:formula="of:=[.C720]/([.D720]-[.D719])" office:value-type="float" office:value="71952.8313995788" calcext:value-type="float">
            <text:p>71952.8313995788</text:p>
          </table:table-cell>
          <table:table-cell/>
          <table:table-cell office:value-type="float" office:value="1442890800.37752" calcext:value-type="float">
            <text:p>1442890800.37752</text:p>
          </table:table-cell>
          <table:table-cell table:formula="of:=[.G720]-[.$B720]" office:value-type="float" office:value="0.316946506500244" calcext:value-type="float">
            <text:p>0.3169465065</text:p>
          </table:table-cell>
          <table:table-cell/>
          <table:table-cell office:value-type="float" office:value="1442890800.3891" calcext:value-type="float">
            <text:p>1442890800.3891</text:p>
          </table:table-cell>
          <table:table-cell table:formula="of:=[.J720]-[.$B720]" office:value-type="float" office:value="0.328531742095947" calcext:value-type="float">
            <text:p>0.328531742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890800.07302" calcext:value-type="float">
            <text:p>1442890800.07302</text:p>
          </table:table-cell>
          <table:table-cell office:value-type="float" office:value="896" calcext:value-type="float">
            <text:p>896</text:p>
          </table:table-cell>
          <table:table-cell table:formula="of:=[.B721]-[.B$2]" office:value-type="float" office:value="31.1757507324219" calcext:value-type="float">
            <text:p>31.1757507324</text:p>
          </table:table-cell>
          <table:table-cell table:formula="of:=[.C721]/([.D721]-[.D720])" office:value-type="float" office:value="71976.258479689" calcext:value-type="float">
            <text:p>71976.258479689</text:p>
          </table:table-cell>
          <table:table-cell/>
          <table:table-cell office:value-type="float" office:value="1442890800.37754" calcext:value-type="float">
            <text:p>1442890800.37754</text:p>
          </table:table-cell>
          <table:table-cell table:formula="of:=[.G721]-[.$B721]" office:value-type="float" office:value="0.304517269134521" calcext:value-type="float">
            <text:p>0.3045172691</text:p>
          </table:table-cell>
          <table:table-cell/>
          <table:table-cell office:value-type="float" office:value="1442890800.39301" calcext:value-type="float">
            <text:p>1442890800.39301</text:p>
          </table:table-cell>
          <table:table-cell table:formula="of:=[.J721]-[.$B721]" office:value-type="float" office:value="0.319989681243896" calcext:value-type="float">
            <text:p>0.319989681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890800.08548" calcext:value-type="float">
            <text:p>1442890800.08548</text:p>
          </table:table-cell>
          <table:table-cell office:value-type="float" office:value="896" calcext:value-type="float">
            <text:p>896</text:p>
          </table:table-cell>
          <table:table-cell table:formula="of:=[.B722]-[.B$2]" office:value-type="float" office:value="31.1882109642029" calcext:value-type="float">
            <text:p>31.1882109642</text:p>
          </table:table-cell>
          <table:table-cell table:formula="of:=[.C722]/([.D722]-[.D721])" office:value-type="float" office:value="71908.7747120279" calcext:value-type="float">
            <text:p>71908.7747120279</text:p>
          </table:table-cell>
          <table:table-cell/>
          <table:table-cell office:value-type="float" office:value="1442890800.37756" calcext:value-type="float">
            <text:p>1442890800.37756</text:p>
          </table:table-cell>
          <table:table-cell table:formula="of:=[.G722]-[.$B722]" office:value-type="float" office:value="0.292079210281372" calcext:value-type="float">
            <text:p>0.2920792103</text:p>
          </table:table-cell>
          <table:table-cell/>
          <table:table-cell office:value-type="float" office:value="1442890800.39688" calcext:value-type="float">
            <text:p>1442890800.39688</text:p>
          </table:table-cell>
          <table:table-cell table:formula="of:=[.J722]-[.$B722]" office:value-type="float" office:value="0.311399698257446" calcext:value-type="float">
            <text:p>0.311399698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890800.09691" calcext:value-type="float">
            <text:p>1442890800.09691</text:p>
          </table:table-cell>
          <table:table-cell office:value-type="float" office:value="896" calcext:value-type="float">
            <text:p>896</text:p>
          </table:table-cell>
          <table:table-cell table:formula="of:=[.B723]-[.B$2]" office:value-type="float" office:value="31.1996366977692" calcext:value-type="float">
            <text:p>31.1996366978</text:p>
          </table:table-cell>
          <table:table-cell table:formula="of:=[.C723]/([.D723]-[.D722])" office:value-type="float" office:value="78419.472570582" calcext:value-type="float">
            <text:p>78419.472570582</text:p>
          </table:table-cell>
          <table:table-cell/>
          <table:table-cell office:value-type="float" office:value="1442890800.37763" calcext:value-type="float">
            <text:p>1442890800.37763</text:p>
          </table:table-cell>
          <table:table-cell table:formula="of:=[.G723]-[.$B723]" office:value-type="float" office:value="0.280725240707397" calcext:value-type="float">
            <text:p>0.2807252407</text:p>
          </table:table-cell>
          <table:table-cell/>
          <table:table-cell office:value-type="float" office:value="1442890800.40077" calcext:value-type="float">
            <text:p>1442890800.40077</text:p>
          </table:table-cell>
          <table:table-cell table:formula="of:=[.J723]-[.$B723]" office:value-type="float" office:value="0.303861618041992" calcext:value-type="float">
            <text:p>0.303861618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890800.1094" calcext:value-type="float">
            <text:p>1442890800.1094</text:p>
          </table:table-cell>
          <table:table-cell office:value-type="float" office:value="896" calcext:value-type="float">
            <text:p>896</text:p>
          </table:table-cell>
          <table:table-cell table:formula="of:=[.B724]-[.B$2]" office:value-type="float" office:value="31.2121353149414" calcext:value-type="float">
            <text:p>31.2121353149</text:p>
          </table:table-cell>
          <table:table-cell table:formula="of:=[.C724]/([.D724]-[.D723])" office:value-type="float" office:value="71687.9305648284" calcext:value-type="float">
            <text:p>71687.9305648284</text:p>
          </table:table-cell>
          <table:table-cell/>
          <table:table-cell office:value-type="float" office:value="1442890800.37765" calcext:value-type="float">
            <text:p>1442890800.37765</text:p>
          </table:table-cell>
          <table:table-cell table:formula="of:=[.G724]-[.$B724]" office:value-type="float" office:value="0.268249750137329" calcext:value-type="float">
            <text:p>0.2682497501</text:p>
          </table:table-cell>
          <table:table-cell/>
          <table:table-cell office:value-type="float" office:value="1442890800.40465" calcext:value-type="float">
            <text:p>1442890800.40465</text:p>
          </table:table-cell>
          <table:table-cell table:formula="of:=[.J724]-[.$B724]" office:value-type="float" office:value="0.295248746871948" calcext:value-type="float">
            <text:p>0.2952487469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890800.12186" calcext:value-type="float">
            <text:p>1442890800.12186</text:p>
          </table:table-cell>
          <table:table-cell office:value-type="float" office:value="896" calcext:value-type="float">
            <text:p>896</text:p>
          </table:table-cell>
          <table:table-cell table:formula="of:=[.B725]-[.B$2]" office:value-type="float" office:value="31.2245862483978" calcext:value-type="float">
            <text:p>31.2245862484</text:p>
          </table:table-cell>
          <table:table-cell table:formula="of:=[.C725]/([.D725]-[.D724])" office:value-type="float" office:value="71962.475997166" calcext:value-type="float">
            <text:p>71962.475997166</text:p>
          </table:table-cell>
          <table:table-cell/>
          <table:table-cell office:value-type="float" office:value="1442890800.37768" calcext:value-type="float">
            <text:p>1442890800.37768</text:p>
          </table:table-cell>
          <table:table-cell table:formula="of:=[.G725]-[.$B725]" office:value-type="float" office:value="0.25581955909729" calcext:value-type="float">
            <text:p>0.2558195591</text:p>
          </table:table-cell>
          <table:table-cell/>
          <table:table-cell office:value-type="float" office:value="1442890800.40851" calcext:value-type="float">
            <text:p>1442890800.40851</text:p>
          </table:table-cell>
          <table:table-cell table:formula="of:=[.J725]-[.$B725]" office:value-type="float" office:value="0.286652326583862" calcext:value-type="float">
            <text:p>0.286652326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890800.13435" calcext:value-type="float">
            <text:p>1442890800.13435</text:p>
          </table:table-cell>
          <table:table-cell office:value-type="float" office:value="896" calcext:value-type="float">
            <text:p>896</text:p>
          </table:table-cell>
          <table:table-cell table:formula="of:=[.B726]-[.B$2]" office:value-type="float" office:value="31.2370758056641" calcext:value-type="float">
            <text:p>31.2370758057</text:p>
          </table:table-cell>
          <table:table-cell table:formula="of:=[.C726]/([.D726]-[.D725])" office:value-type="float" office:value="71739.9328815501" calcext:value-type="float">
            <text:p>71739.9328815501</text:p>
          </table:table-cell>
          <table:table-cell/>
          <table:table-cell office:value-type="float" office:value="1442890800.3777" calcext:value-type="float">
            <text:p>1442890800.3777</text:p>
          </table:table-cell>
          <table:table-cell table:formula="of:=[.G726]-[.$B726]" office:value-type="float" office:value="0.243350982666016" calcext:value-type="float">
            <text:p>0.2433509827</text:p>
          </table:table-cell>
          <table:table-cell/>
          <table:table-cell office:value-type="float" office:value="1442890800.41249" calcext:value-type="float">
            <text:p>1442890800.41249</text:p>
          </table:table-cell>
          <table:table-cell table:formula="of:=[.J726]-[.$B726]" office:value-type="float" office:value="0.27813982963562" calcext:value-type="float">
            <text:p>0.278139829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890800.14682" calcext:value-type="float">
            <text:p>1442890800.14682</text:p>
          </table:table-cell>
          <table:table-cell office:value-type="float" office:value="896" calcext:value-type="float">
            <text:p>896</text:p>
          </table:table-cell>
          <table:table-cell table:formula="of:=[.B727]-[.B$2]" office:value-type="float" office:value="31.24955534935" calcext:value-type="float">
            <text:p>31.2495553494</text:p>
          </table:table-cell>
          <table:table-cell table:formula="of:=[.C727]/([.D727]-[.D726])" office:value-type="float" office:value="71797.4969718969" calcext:value-type="float">
            <text:p>71797.4969718969</text:p>
          </table:table-cell>
          <table:table-cell/>
          <table:table-cell office:value-type="float" office:value="1442890800.37772" calcext:value-type="float">
            <text:p>1442890800.37772</text:p>
          </table:table-cell>
          <table:table-cell table:formula="of:=[.G727]-[.$B727]" office:value-type="float" office:value="0.230891942977905" calcext:value-type="float">
            <text:p>0.230891943</text:p>
          </table:table-cell>
          <table:table-cell/>
          <table:table-cell office:value-type="float" office:value="1442890800.41638" calcext:value-type="float">
            <text:p>1442890800.41638</text:p>
          </table:table-cell>
          <table:table-cell table:formula="of:=[.J727]-[.$B727]" office:value-type="float" office:value="0.269553661346436" calcext:value-type="float">
            <text:p>0.269553661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890800.15926" calcext:value-type="float">
            <text:p>1442890800.15926</text:p>
          </table:table-cell>
          <table:table-cell office:value-type="float" office:value="896" calcext:value-type="float">
            <text:p>896</text:p>
          </table:table-cell>
          <table:table-cell table:formula="of:=[.B728]-[.B$2]" office:value-type="float" office:value="31.2619891166687" calcext:value-type="float">
            <text:p>31.2619891167</text:p>
          </table:table-cell>
          <table:table-cell table:formula="of:=[.C728]/([.D728]-[.D727])" office:value-type="float" office:value="72061.8278460624" calcext:value-type="float">
            <text:p>72061.8278460624</text:p>
          </table:table-cell>
          <table:table-cell/>
          <table:table-cell office:value-type="float" office:value="1442890800.37774" calcext:value-type="float">
            <text:p>1442890800.37774</text:p>
          </table:table-cell>
          <table:table-cell table:formula="of:=[.G728]-[.$B728]" office:value-type="float" office:value="0.21847939491272" calcext:value-type="float">
            <text:p>0.2184793949</text:p>
          </table:table-cell>
          <table:table-cell/>
          <table:table-cell office:value-type="float" office:value="1442890800.42028" calcext:value-type="float">
            <text:p>1442890800.42028</text:p>
          </table:table-cell>
          <table:table-cell table:formula="of:=[.J728]-[.$B728]" office:value-type="float" office:value="0.261019945144653" calcext:value-type="float">
            <text:p>0.261019945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890800.17172" calcext:value-type="float">
            <text:p>1442890800.17172</text:p>
          </table:table-cell>
          <table:table-cell office:value-type="float" office:value="896" calcext:value-type="float">
            <text:p>896</text:p>
          </table:table-cell>
          <table:table-cell table:formula="of:=[.B729]-[.B$2]" office:value-type="float" office:value="31.2744522094727" calcext:value-type="float">
            <text:p>31.2744522095</text:p>
          </table:table-cell>
          <table:table-cell table:formula="of:=[.C729]/([.D729]-[.D728])" office:value-type="float" office:value="71892.2673604469" calcext:value-type="float">
            <text:p>71892.2673604469</text:p>
          </table:table-cell>
          <table:table-cell/>
          <table:table-cell office:value-type="float" office:value="1442890800.4174" calcext:value-type="float">
            <text:p>1442890800.4174</text:p>
          </table:table-cell>
          <table:table-cell table:formula="of:=[.G729]-[.$B729]" office:value-type="float" office:value="0.245680093765259" calcext:value-type="float">
            <text:p>0.2456800938</text:p>
          </table:table-cell>
          <table:table-cell/>
          <table:table-cell office:value-type="float" office:value="1442890800.42421" calcext:value-type="float">
            <text:p>1442890800.42421</text:p>
          </table:table-cell>
          <table:table-cell table:formula="of:=[.J729]-[.$B729]" office:value-type="float" office:value="0.252484560012817" calcext:value-type="float">
            <text:p>0.25248456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890800.18311" calcext:value-type="float">
            <text:p>1442890800.18311</text:p>
          </table:table-cell>
          <table:table-cell office:value-type="float" office:value="896" calcext:value-type="float">
            <text:p>896</text:p>
          </table:table-cell>
          <table:table-cell table:formula="of:=[.B730]-[.B$2]" office:value-type="float" office:value="31.2858440876007" calcext:value-type="float">
            <text:p>31.2858440876</text:p>
          </table:table-cell>
          <table:table-cell table:formula="of:=[.C730]/([.D730]-[.D729])" office:value-type="float" office:value="78652.5268202842" calcext:value-type="float">
            <text:p>78652.5268202842</text:p>
          </table:table-cell>
          <table:table-cell/>
          <table:table-cell office:value-type="float" office:value="1442890800.41744" calcext:value-type="float">
            <text:p>1442890800.41744</text:p>
          </table:table-cell>
          <table:table-cell table:formula="of:=[.G730]-[.$B730]" office:value-type="float" office:value="0.234321594238281" calcext:value-type="float">
            <text:p>0.2343215942</text:p>
          </table:table-cell>
          <table:table-cell/>
          <table:table-cell office:value-type="float" office:value="1442890800.42807" calcext:value-type="float">
            <text:p>1442890800.42807</text:p>
          </table:table-cell>
          <table:table-cell table:formula="of:=[.J730]-[.$B730]" office:value-type="float" office:value="0.244951963424683" calcext:value-type="float">
            <text:p>0.244951963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890800.19555" calcext:value-type="float">
            <text:p>1442890800.19555</text:p>
          </table:table-cell>
          <table:table-cell office:value-type="float" office:value="896" calcext:value-type="float">
            <text:p>896</text:p>
          </table:table-cell>
          <table:table-cell table:formula="of:=[.B731]-[.B$2]" office:value-type="float" office:value="31.2982788085937" calcext:value-type="float">
            <text:p>31.2982788086</text:p>
          </table:table-cell>
          <table:table-cell table:formula="of:=[.C731]/([.D731]-[.D730])" office:value-type="float" office:value="72056.301102483" calcext:value-type="float">
            <text:p>72056.301102483</text:p>
          </table:table-cell>
          <table:table-cell/>
          <table:table-cell office:value-type="float" office:value="1442890800.41746" calcext:value-type="float">
            <text:p>1442890800.41746</text:p>
          </table:table-cell>
          <table:table-cell table:formula="of:=[.G731]-[.$B731]" office:value-type="float" office:value="0.221909999847412" calcext:value-type="float">
            <text:p>0.2219099998</text:p>
          </table:table-cell>
          <table:table-cell/>
          <table:table-cell office:value-type="float" office:value="1442890800.43196" calcext:value-type="float">
            <text:p>1442890800.43196</text:p>
          </table:table-cell>
          <table:table-cell table:formula="of:=[.J731]-[.$B731]" office:value-type="float" office:value="0.236407995223999" calcext:value-type="float">
            <text:p>0.236407995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890800.20797" calcext:value-type="float">
            <text:p>1442890800.20797</text:p>
          </table:table-cell>
          <table:table-cell office:value-type="float" office:value="896" calcext:value-type="float">
            <text:p>896</text:p>
          </table:table-cell>
          <table:table-cell table:formula="of:=[.B732]-[.B$2]" office:value-type="float" office:value="31.3107008934021" calcext:value-type="float">
            <text:p>31.3107008934</text:p>
          </table:table-cell>
          <table:table-cell table:formula="of:=[.C732]/([.D732]-[.D731])" office:value-type="float" office:value="72129.5993244021" calcext:value-type="float">
            <text:p>72129.5993244021</text:p>
          </table:table-cell>
          <table:table-cell/>
          <table:table-cell office:value-type="float" office:value="1442890800.41748" calcext:value-type="float">
            <text:p>1442890800.41748</text:p>
          </table:table-cell>
          <table:table-cell table:formula="of:=[.G732]-[.$B732]" office:value-type="float" office:value="0.209508180618286" calcext:value-type="float">
            <text:p>0.2095081806</text:p>
          </table:table-cell>
          <table:table-cell/>
          <table:table-cell office:value-type="float" office:value="1442890800.43585" calcext:value-type="float">
            <text:p>1442890800.43585</text:p>
          </table:table-cell>
          <table:table-cell table:formula="of:=[.J732]-[.$B732]" office:value-type="float" office:value="0.227875471115112" calcext:value-type="float">
            <text:p>0.227875471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890800.22039" calcext:value-type="float">
            <text:p>1442890800.22039</text:p>
          </table:table-cell>
          <table:table-cell office:value-type="float" office:value="896" calcext:value-type="float">
            <text:p>896</text:p>
          </table:table-cell>
          <table:table-cell table:formula="of:=[.B733]-[.B$2]" office:value-type="float" office:value="31.3231201171875" calcext:value-type="float">
            <text:p>31.3231201172</text:p>
          </table:table-cell>
          <table:table-cell table:formula="of:=[.C733]/([.D733]-[.D732])" office:value-type="float" office:value="72146.2158571703" calcext:value-type="float">
            <text:p>72146.2158571703</text:p>
          </table:table-cell>
          <table:table-cell/>
          <table:table-cell office:value-type="float" office:value="1442890800.57554" calcext:value-type="float">
            <text:p>1442890800.57554</text:p>
          </table:table-cell>
          <table:table-cell table:formula="of:=[.G733]-[.$B733]" office:value-type="float" office:value="0.35514760017395" calcext:value-type="float">
            <text:p>0.3551476002</text:p>
          </table:table-cell>
          <table:table-cell/>
          <table:table-cell office:value-type="float" office:value="1442890800.57558" calcext:value-type="float">
            <text:p>1442890800.57558</text:p>
          </table:table-cell>
          <table:table-cell table:formula="of:=[.J733]-[.$B733]" office:value-type="float" office:value="0.355188131332397" calcext:value-type="float">
            <text:p>0.355188131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890800.23286" calcext:value-type="float">
            <text:p>1442890800.23286</text:p>
          </table:table-cell>
          <table:table-cell office:value-type="float" office:value="896" calcext:value-type="float">
            <text:p>896</text:p>
          </table:table-cell>
          <table:table-cell table:formula="of:=[.B734]-[.B$2]" office:value-type="float" office:value="31.3355894088745" calcext:value-type="float">
            <text:p>31.3355894089</text:p>
          </table:table-cell>
          <table:table-cell table:formula="of:=[.C734]/([.D734]-[.D733])" office:value-type="float" office:value="71856.5274187381" calcext:value-type="float">
            <text:p>71856.5274187381</text:p>
          </table:table-cell>
          <table:table-cell/>
          <table:table-cell office:value-type="float" office:value="1442890800.57563" calcext:value-type="float">
            <text:p>1442890800.57563</text:p>
          </table:table-cell>
          <table:table-cell table:formula="of:=[.G734]-[.$B734]" office:value-type="float" office:value="0.342770099639893" calcext:value-type="float">
            <text:p>0.3427700996</text:p>
          </table:table-cell>
          <table:table-cell/>
          <table:table-cell office:value-type="float" office:value="1442890800.57947" calcext:value-type="float">
            <text:p>1442890800.57947</text:p>
          </table:table-cell>
          <table:table-cell table:formula="of:=[.J734]-[.$B734]" office:value-type="float" office:value="0.346609354019165" calcext:value-type="float">
            <text:p>0.34660935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890800.24527" calcext:value-type="float">
            <text:p>1442890800.24527</text:p>
          </table:table-cell>
          <table:table-cell office:value-type="float" office:value="896" calcext:value-type="float">
            <text:p>896</text:p>
          </table:table-cell>
          <table:table-cell table:formula="of:=[.B735]-[.B$2]" office:value-type="float" office:value="31.3479962348938" calcext:value-type="float">
            <text:p>31.3479962349</text:p>
          </table:table-cell>
          <table:table-cell table:formula="of:=[.C735]/([.D735]-[.D734])" office:value-type="float" office:value="72218.3093892924" calcext:value-type="float">
            <text:p>72218.3093892924</text:p>
          </table:table-cell>
          <table:table-cell/>
          <table:table-cell office:value-type="float" office:value="1442890800.57565" calcext:value-type="float">
            <text:p>1442890800.57565</text:p>
          </table:table-cell>
          <table:table-cell table:formula="of:=[.G735]-[.$B735]" office:value-type="float" office:value="0.330386161804199" calcext:value-type="float">
            <text:p>0.3303861618</text:p>
          </table:table-cell>
          <table:table-cell/>
          <table:table-cell office:value-type="float" office:value="1442890800.58336" calcext:value-type="float">
            <text:p>1442890800.58336</text:p>
          </table:table-cell>
          <table:table-cell table:formula="of:=[.J735]-[.$B735]" office:value-type="float" office:value="0.338097333908081" calcext:value-type="float">
            <text:p>0.3380973339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890800.25772" calcext:value-type="float">
            <text:p>1442890800.25772</text:p>
          </table:table-cell>
          <table:table-cell office:value-type="float" office:value="896" calcext:value-type="float">
            <text:p>896</text:p>
          </table:table-cell>
          <table:table-cell table:formula="of:=[.B736]-[.B$2]" office:value-type="float" office:value="31.3604512214661" calcext:value-type="float">
            <text:p>31.3604512215</text:p>
          </table:table-cell>
          <table:table-cell table:formula="of:=[.C736]/([.D736]-[.D735])" office:value-type="float" office:value="71939.0578866769" calcext:value-type="float">
            <text:p>71939.0578866769</text:p>
          </table:table-cell>
          <table:table-cell/>
          <table:table-cell office:value-type="float" office:value="1442890800.57567" calcext:value-type="float">
            <text:p>1442890800.57567</text:p>
          </table:table-cell>
          <table:table-cell table:formula="of:=[.G736]-[.$B736]" office:value-type="float" office:value="0.317951440811157" calcext:value-type="float">
            <text:p>0.3179514408</text:p>
          </table:table-cell>
          <table:table-cell/>
          <table:table-cell office:value-type="float" office:value="1442890800.58728" calcext:value-type="float">
            <text:p>1442890800.58728</text:p>
          </table:table-cell>
          <table:table-cell table:formula="of:=[.J736]-[.$B736]" office:value-type="float" office:value="0.329562187194824" calcext:value-type="float">
            <text:p>0.3295621872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890800.27018" calcext:value-type="float">
            <text:p>1442890800.27018</text:p>
          </table:table-cell>
          <table:table-cell office:value-type="float" office:value="896" calcext:value-type="float">
            <text:p>896</text:p>
          </table:table-cell>
          <table:table-cell table:formula="of:=[.B737]-[.B$2]" office:value-type="float" office:value="31.3729066848755" calcext:value-type="float">
            <text:p>31.3729066849</text:p>
          </table:table-cell>
          <table:table-cell table:formula="of:=[.C737]/([.D737]-[.D736])" office:value-type="float" office:value="71936.3038168523" calcext:value-type="float">
            <text:p>71936.3038168523</text:p>
          </table:table-cell>
          <table:table-cell/>
          <table:table-cell office:value-type="float" office:value="1442890800.57569" calcext:value-type="float">
            <text:p>1442890800.57569</text:p>
          </table:table-cell>
          <table:table-cell table:formula="of:=[.G737]-[.$B737]" office:value-type="float" office:value="0.305515289306641" calcext:value-type="float">
            <text:p>0.3055152893</text:p>
          </table:table-cell>
          <table:table-cell/>
          <table:table-cell office:value-type="float" office:value="1442890800.59117" calcext:value-type="float">
            <text:p>1442890800.59117</text:p>
          </table:table-cell>
          <table:table-cell table:formula="of:=[.J737]-[.$B737]" office:value-type="float" office:value="0.320995330810547" calcext:value-type="float">
            <text:p>0.32099533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890800.28264" calcext:value-type="float">
            <text:p>1442890800.28264</text:p>
          </table:table-cell>
          <table:table-cell office:value-type="float" office:value="896" calcext:value-type="float">
            <text:p>896</text:p>
          </table:table-cell>
          <table:table-cell table:formula="of:=[.B738]-[.B$2]" office:value-type="float" office:value="31.3853666782379" calcext:value-type="float">
            <text:p>31.3853666782</text:p>
          </table:table-cell>
          <table:table-cell table:formula="of:=[.C738]/([.D738]-[.D737])" office:value-type="float" office:value="71910.1506668453" calcext:value-type="float">
            <text:p>71910.1506668453</text:p>
          </table:table-cell>
          <table:table-cell/>
          <table:table-cell office:value-type="float" office:value="1442890800.57571" calcext:value-type="float">
            <text:p>1442890800.57571</text:p>
          </table:table-cell>
          <table:table-cell table:formula="of:=[.G738]-[.$B738]" office:value-type="float" office:value="0.293075084686279" calcext:value-type="float">
            <text:p>0.2930750847</text:p>
          </table:table-cell>
          <table:table-cell/>
          <table:table-cell office:value-type="float" office:value="1442890800.59503" calcext:value-type="float">
            <text:p>1442890800.59503</text:p>
          </table:table-cell>
          <table:table-cell table:formula="of:=[.J738]-[.$B738]" office:value-type="float" office:value="0.312394618988037" calcext:value-type="float">
            <text:p>0.31239461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890800.29509" calcext:value-type="float">
            <text:p>1442890800.29509</text:p>
          </table:table-cell>
          <table:table-cell office:value-type="float" office:value="896" calcext:value-type="float">
            <text:p>896</text:p>
          </table:table-cell>
          <table:table-cell table:formula="of:=[.B739]-[.B$2]" office:value-type="float" office:value="31.3978247642517" calcext:value-type="float">
            <text:p>31.3978247643</text:p>
          </table:table-cell>
          <table:table-cell table:formula="of:=[.C739]/([.D739]-[.D738])" office:value-type="float" office:value="71921.1602013282" calcext:value-type="float">
            <text:p>71921.1602013282</text:p>
          </table:table-cell>
          <table:table-cell/>
          <table:table-cell office:value-type="float" office:value="1442890800.57573" calcext:value-type="float">
            <text:p>1442890800.57573</text:p>
          </table:table-cell>
          <table:table-cell table:formula="of:=[.G739]-[.$B739]" office:value-type="float" office:value="0.280636787414551" calcext:value-type="float">
            <text:p>0.2806367874</text:p>
          </table:table-cell>
          <table:table-cell/>
          <table:table-cell office:value-type="float" office:value="1442890800.59894" calcext:value-type="float">
            <text:p>1442890800.59894</text:p>
          </table:table-cell>
          <table:table-cell table:formula="of:=[.J739]-[.$B739]" office:value-type="float" office:value="0.303850173950195" calcext:value-type="float">
            <text:p>0.30385017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890800.30754" calcext:value-type="float">
            <text:p>1442890800.30754</text:p>
          </table:table-cell>
          <table:table-cell office:value-type="float" office:value="896" calcext:value-type="float">
            <text:p>896</text:p>
          </table:table-cell>
          <table:table-cell table:formula="of:=[.B740]-[.B$2]" office:value-type="float" office:value="31.4102673530579" calcext:value-type="float">
            <text:p>31.4102673531</text:p>
          </table:table-cell>
          <table:table-cell table:formula="of:=[.C740]/([.D740]-[.D739])" office:value-type="float" office:value="72010.7377941289" calcext:value-type="float">
            <text:p>72010.7377941289</text:p>
          </table:table-cell>
          <table:table-cell/>
          <table:table-cell office:value-type="float" office:value="1442890800.57575" calcext:value-type="float">
            <text:p>1442890800.57575</text:p>
          </table:table-cell>
          <table:table-cell table:formula="of:=[.G740]-[.$B740]" office:value-type="float" office:value="0.268216133117676" calcext:value-type="float">
            <text:p>0.2682161331</text:p>
          </table:table-cell>
          <table:table-cell/>
          <table:table-cell office:value-type="float" office:value="1442890800.60283" calcext:value-type="float">
            <text:p>1442890800.60283</text:p>
          </table:table-cell>
          <table:table-cell table:formula="of:=[.J740]-[.$B740]" office:value-type="float" office:value="0.29529595375061" calcext:value-type="float">
            <text:p>0.295295953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890800.32" calcext:value-type="float">
            <text:p>1442890800.32</text:p>
          </table:table-cell>
          <table:table-cell office:value-type="float" office:value="896" calcext:value-type="float">
            <text:p>896</text:p>
          </table:table-cell>
          <table:table-cell table:formula="of:=[.B741]-[.B$2]" office:value-type="float" office:value="31.4227304458618" calcext:value-type="float">
            <text:p>31.4227304459</text:p>
          </table:table-cell>
          <table:table-cell table:formula="of:=[.C741]/([.D741]-[.D740])" office:value-type="float" office:value="71892.2673604469" calcext:value-type="float">
            <text:p>71892.2673604469</text:p>
          </table:table-cell>
          <table:table-cell/>
          <table:table-cell office:value-type="float" office:value="1442890800.57577" calcext:value-type="float">
            <text:p>1442890800.57577</text:p>
          </table:table-cell>
          <table:table-cell table:formula="of:=[.G741]-[.$B741]" office:value-type="float" office:value="0.255772590637207" calcext:value-type="float">
            <text:p>0.2557725906</text:p>
          </table:table-cell>
          <table:table-cell/>
          <table:table-cell office:value-type="float" office:value="1442890800.60674" calcext:value-type="float">
            <text:p>1442890800.60674</text:p>
          </table:table-cell>
          <table:table-cell table:formula="of:=[.J741]-[.$B741]" office:value-type="float" office:value="0.286741971969604" calcext:value-type="float">
            <text:p>0.28674197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890800.33248" calcext:value-type="float">
            <text:p>1442890800.33248</text:p>
          </table:table-cell>
          <table:table-cell office:value-type="float" office:value="896" calcext:value-type="float">
            <text:p>896</text:p>
          </table:table-cell>
          <table:table-cell table:formula="of:=[.B742]-[.B$2]" office:value-type="float" office:value="31.4352078437805" calcext:value-type="float">
            <text:p>31.4352078438</text:p>
          </table:table-cell>
          <table:table-cell table:formula="of:=[.C742]/([.D742]-[.D741])" office:value-type="float" office:value="71809.8441548515" calcext:value-type="float">
            <text:p>71809.8441548515</text:p>
          </table:table-cell>
          <table:table-cell/>
          <table:table-cell office:value-type="float" office:value="1442890800.57581" calcext:value-type="float">
            <text:p>1442890800.57581</text:p>
          </table:table-cell>
          <table:table-cell table:formula="of:=[.G742]-[.$B742]" office:value-type="float" office:value="0.243330955505371" calcext:value-type="float">
            <text:p>0.2433309555</text:p>
          </table:table-cell>
          <table:table-cell/>
          <table:table-cell office:value-type="float" office:value="1442890800.61063" calcext:value-type="float">
            <text:p>1442890800.61063</text:p>
          </table:table-cell>
          <table:table-cell table:formula="of:=[.J742]-[.$B742]" office:value-type="float" office:value="0.278154611587524" calcext:value-type="float">
            <text:p>0.278154611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890800.34497" calcext:value-type="float">
            <text:p>1442890800.34497</text:p>
          </table:table-cell>
          <table:table-cell office:value-type="float" office:value="896" calcext:value-type="float">
            <text:p>896</text:p>
          </table:table-cell>
          <table:table-cell table:formula="of:=[.B743]-[.B$2]" office:value-type="float" office:value="31.4476959705353" calcext:value-type="float">
            <text:p>31.4476959705</text:p>
          </table:table-cell>
          <table:table-cell table:formula="of:=[.C743]/([.D743]-[.D742])" office:value-type="float" office:value="71748.1506710705" calcext:value-type="float">
            <text:p>71748.1506710705</text:p>
          </table:table-cell>
          <table:table-cell/>
          <table:table-cell office:value-type="float" office:value="1442890800.57583" calcext:value-type="float">
            <text:p>1442890800.57583</text:p>
          </table:table-cell>
          <table:table-cell table:formula="of:=[.G743]-[.$B743]" office:value-type="float" office:value="0.230864286422729" calcext:value-type="float">
            <text:p>0.2308642864</text:p>
          </table:table-cell>
          <table:table-cell/>
          <table:table-cell office:value-type="float" office:value="1442890800.61457" calcext:value-type="float">
            <text:p>1442890800.61457</text:p>
          </table:table-cell>
          <table:table-cell table:formula="of:=[.J743]-[.$B743]" office:value-type="float" office:value="0.269600868225098" calcext:value-type="float">
            <text:p>0.269600868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890800.35741" calcext:value-type="float">
            <text:p>1442890800.35741</text:p>
          </table:table-cell>
          <table:table-cell office:value-type="float" office:value="896" calcext:value-type="float">
            <text:p>896</text:p>
          </table:table-cell>
          <table:table-cell table:formula="of:=[.B744]-[.B$2]" office:value-type="float" office:value="31.4601428508759" calcext:value-type="float">
            <text:p>31.4601428509</text:p>
          </table:table-cell>
          <table:table-cell table:formula="of:=[.C744]/([.D744]-[.D743])" office:value-type="float" office:value="71985.9093590775" calcext:value-type="float">
            <text:p>71985.9093590775</text:p>
          </table:table-cell>
          <table:table-cell/>
          <table:table-cell office:value-type="float" office:value="1442890800.57585" calcext:value-type="float">
            <text:p>1442890800.57585</text:p>
          </table:table-cell>
          <table:table-cell table:formula="of:=[.G744]-[.$B744]" office:value-type="float" office:value="0.218438148498535" calcext:value-type="float">
            <text:p>0.2184381485</text:p>
          </table:table-cell>
          <table:table-cell/>
          <table:table-cell office:value-type="float" office:value="1442890800.61842" calcext:value-type="float">
            <text:p>1442890800.61842</text:p>
          </table:table-cell>
          <table:table-cell table:formula="of:=[.J744]-[.$B744]" office:value-type="float" office:value="0.261002779006958" calcext:value-type="float">
            <text:p>0.261002779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890800.36985" calcext:value-type="float">
            <text:p>1442890800.36985</text:p>
          </table:table-cell>
          <table:table-cell office:value-type="float" office:value="896" calcext:value-type="float">
            <text:p>896</text:p>
          </table:table-cell>
          <table:table-cell table:formula="of:=[.B745]-[.B$2]" office:value-type="float" office:value="31.4725849628448" calcext:value-type="float">
            <text:p>31.4725849628</text:p>
          </table:table-cell>
          <table:table-cell table:formula="of:=[.C745]/([.D745]-[.D744])" office:value-type="float" office:value="72013.4975663971" calcext:value-type="float">
            <text:p>72013.4975663971</text:p>
          </table:table-cell>
          <table:table-cell/>
          <table:table-cell office:value-type="float" office:value="1442890800.61832" calcext:value-type="float">
            <text:p>1442890800.61832</text:p>
          </table:table-cell>
          <table:table-cell table:formula="of:=[.G745]-[.$B745]" office:value-type="float" office:value="0.248462915420532" calcext:value-type="float">
            <text:p>0.2484629154</text:p>
          </table:table-cell>
          <table:table-cell/>
          <table:table-cell office:value-type="float" office:value="1442890800.62231" calcext:value-type="float">
            <text:p>1442890800.62231</text:p>
          </table:table-cell>
          <table:table-cell table:formula="of:=[.J745]-[.$B745]" office:value-type="float" office:value="0.252455234527588" calcext:value-type="float">
            <text:p>0.2524552345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890800.38233" calcext:value-type="float">
            <text:p>1442890800.38233</text:p>
          </table:table-cell>
          <table:table-cell office:value-type="float" office:value="896" calcext:value-type="float">
            <text:p>896</text:p>
          </table:table-cell>
          <table:table-cell table:formula="of:=[.B746]-[.B$2]" office:value-type="float" office:value="31.4850573539734" calcext:value-type="float">
            <text:p>31.485057354</text:p>
          </table:table-cell>
          <table:table-cell table:formula="of:=[.C746]/([.D746]-[.D745])" office:value-type="float" office:value="71838.6707701719" calcext:value-type="float">
            <text:p>71838.6707701719</text:p>
          </table:table-cell>
          <table:table-cell/>
          <table:table-cell office:value-type="float" office:value="1442890800.61835" calcext:value-type="float">
            <text:p>1442890800.61835</text:p>
          </table:table-cell>
          <table:table-cell table:formula="of:=[.G746]-[.$B746]" office:value-type="float" office:value="0.236023664474487" calcext:value-type="float">
            <text:p>0.2360236645</text:p>
          </table:table-cell>
          <table:table-cell/>
          <table:table-cell office:value-type="float" office:value="1442890800.6262" calcext:value-type="float">
            <text:p>1442890800.6262</text:p>
          </table:table-cell>
          <table:table-cell table:formula="of:=[.J746]-[.$B746]" office:value-type="float" office:value="0.243876457214355" calcext:value-type="float">
            <text:p>0.243876457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890800.39476" calcext:value-type="float">
            <text:p>1442890800.39476</text:p>
          </table:table-cell>
          <table:table-cell office:value-type="float" office:value="896" calcext:value-type="float">
            <text:p>896</text:p>
          </table:table-cell>
          <table:table-cell table:formula="of:=[.B747]-[.B$2]" office:value-type="float" office:value="31.497495174408" calcext:value-type="float">
            <text:p>31.4974951744</text:p>
          </table:table-cell>
          <table:table-cell table:formula="of:=[.C747]/([.D747]-[.D746])" office:value-type="float" office:value="72038.3450391044" calcext:value-type="float">
            <text:p>72038.3450391044</text:p>
          </table:table-cell>
          <table:table-cell/>
          <table:table-cell office:value-type="float" office:value="1442890800.61846" calcext:value-type="float">
            <text:p>1442890800.61846</text:p>
          </table:table-cell>
          <table:table-cell table:formula="of:=[.G747]-[.$B747]" office:value-type="float" office:value="0.223692893981934" calcext:value-type="float">
            <text:p>0.223692894</text:p>
          </table:table-cell>
          <table:table-cell/>
          <table:table-cell office:value-type="float" office:value="1442890800.63009" calcext:value-type="float">
            <text:p>1442890800.63009</text:p>
          </table:table-cell>
          <table:table-cell table:formula="of:=[.J747]-[.$B747]" office:value-type="float" office:value="0.235321044921875" calcext:value-type="float">
            <text:p>0.235321044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890800.40722" calcext:value-type="float">
            <text:p>1442890800.40722</text:p>
          </table:table-cell>
          <table:table-cell office:value-type="float" office:value="896" calcext:value-type="float">
            <text:p>896</text:p>
          </table:table-cell>
          <table:table-cell table:formula="of:=[.B748]-[.B$2]" office:value-type="float" office:value="31.509946346283" calcext:value-type="float">
            <text:p>31.5099463463</text:p>
          </table:table-cell>
          <table:table-cell table:formula="of:=[.C748]/([.D748]-[.D747])" office:value-type="float" office:value="71961.0980392157" calcext:value-type="float">
            <text:p>71961.0980392157</text:p>
          </table:table-cell>
          <table:table-cell/>
          <table:table-cell office:value-type="float" office:value="1442890800.61848" calcext:value-type="float">
            <text:p>1442890800.61848</text:p>
          </table:table-cell>
          <table:table-cell table:formula="of:=[.G748]-[.$B748]" office:value-type="float" office:value="0.211264133453369" calcext:value-type="float">
            <text:p>0.2112641335</text:p>
          </table:table-cell>
          <table:table-cell/>
          <table:table-cell office:value-type="float" office:value="1442890800.63395" calcext:value-type="float">
            <text:p>1442890800.63395</text:p>
          </table:table-cell>
          <table:table-cell table:formula="of:=[.J748]-[.$B748]" office:value-type="float" office:value="0.226736068725586" calcext:value-type="float">
            <text:p>0.2267360687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890800.41965" calcext:value-type="float">
            <text:p>1442890800.41965</text:p>
          </table:table-cell>
          <table:table-cell office:value-type="float" office:value="896" calcext:value-type="float">
            <text:p>896</text:p>
          </table:table-cell>
          <table:table-cell table:formula="of:=[.B749]-[.B$2]" office:value-type="float" office:value="31.5223827362061" calcext:value-type="float">
            <text:p>31.5223827362</text:p>
          </table:table-cell>
          <table:table-cell table:formula="of:=[.C749]/([.D749]-[.D748])" office:value-type="float" office:value="72046.6313408228" calcext:value-type="float">
            <text:p>72046.6313408228</text:p>
          </table:table-cell>
          <table:table-cell/>
          <table:table-cell office:value-type="float" office:value="1442890800.77383" calcext:value-type="float">
            <text:p>1442890800.77383</text:p>
          </table:table-cell>
          <table:table-cell table:formula="of:=[.G749]-[.$B749]" office:value-type="float" office:value="0.354182481765747" calcext:value-type="float">
            <text:p>0.3541824818</text:p>
          </table:table-cell>
          <table:table-cell/>
          <table:table-cell office:value-type="float" office:value="1442890800.77387" calcext:value-type="float">
            <text:p>1442890800.77387</text:p>
          </table:table-cell>
          <table:table-cell table:formula="of:=[.J749]-[.$B749]" office:value-type="float" office:value="0.354222297668457" calcext:value-type="float">
            <text:p>0.354222297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890800.43214" calcext:value-type="float">
            <text:p>1442890800.43214</text:p>
          </table:table-cell>
          <table:table-cell office:value-type="float" office:value="896" calcext:value-type="float">
            <text:p>896</text:p>
          </table:table-cell>
          <table:table-cell table:formula="of:=[.B750]-[.B$2]" office:value-type="float" office:value="31.5348749160767" calcext:value-type="float">
            <text:p>31.5348749161</text:p>
          </table:table-cell>
          <table:table-cell table:formula="of:=[.C750]/([.D750]-[.D749])" office:value-type="float" office:value="71724.8718222765" calcext:value-type="float">
            <text:p>71724.8718222765</text:p>
          </table:table-cell>
          <table:table-cell/>
          <table:table-cell office:value-type="float" office:value="1442890800.77392" calcext:value-type="float">
            <text:p>1442890800.77392</text:p>
          </table:table-cell>
          <table:table-cell table:formula="of:=[.G750]-[.$B750]" office:value-type="float" office:value="0.341773748397827" calcext:value-type="float">
            <text:p>0.3417737484</text:p>
          </table:table-cell>
          <table:table-cell/>
          <table:table-cell office:value-type="float" office:value="1442890800.77775" calcext:value-type="float">
            <text:p>1442890800.77775</text:p>
          </table:table-cell>
          <table:table-cell table:formula="of:=[.J750]-[.$B750]" office:value-type="float" office:value="0.345608234405518" calcext:value-type="float">
            <text:p>0.345608234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890800.44459" calcext:value-type="float">
            <text:p>1442890800.44459</text:p>
          </table:table-cell>
          <table:table-cell office:value-type="float" office:value="896" calcext:value-type="float">
            <text:p>896</text:p>
          </table:table-cell>
          <table:table-cell table:formula="of:=[.B751]-[.B$2]" office:value-type="float" office:value="31.5473210811615" calcext:value-type="float">
            <text:p>31.5473210812</text:p>
          </table:table-cell>
          <table:table-cell table:formula="of:=[.C751]/([.D751]-[.D750])" office:value-type="float" office:value="71990.0462425531" calcext:value-type="float">
            <text:p>71990.0462425531</text:p>
          </table:table-cell>
          <table:table-cell/>
          <table:table-cell office:value-type="float" office:value="1442890800.77394" calcext:value-type="float">
            <text:p>1442890800.77394</text:p>
          </table:table-cell>
          <table:table-cell table:formula="of:=[.G751]-[.$B751]" office:value-type="float" office:value="0.329349994659424" calcext:value-type="float">
            <text:p>0.3293499947</text:p>
          </table:table-cell>
          <table:table-cell/>
          <table:table-cell office:value-type="float" office:value="1442890800.78166" calcext:value-type="float">
            <text:p>1442890800.78166</text:p>
          </table:table-cell>
          <table:table-cell table:formula="of:=[.J751]-[.$B751]" office:value-type="float" office:value="0.337072849273682" calcext:value-type="float">
            <text:p>0.337072849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890800.45705" calcext:value-type="float">
            <text:p>1442890800.45705</text:p>
          </table:table-cell>
          <table:table-cell office:value-type="float" office:value="896" calcext:value-type="float">
            <text:p>896</text:p>
          </table:table-cell>
          <table:table-cell table:formula="of:=[.B752]-[.B$2]" office:value-type="float" office:value="31.5597772598267" calcext:value-type="float">
            <text:p>31.5597772598</text:p>
          </table:table-cell>
          <table:table-cell table:formula="of:=[.C752]/([.D752]-[.D751])" office:value-type="float" office:value="71932.1731074744" calcext:value-type="float">
            <text:p>71932.1731074744</text:p>
          </table:table-cell>
          <table:table-cell/>
          <table:table-cell office:value-type="float" office:value="1442890800.77396" calcext:value-type="float">
            <text:p>1442890800.77396</text:p>
          </table:table-cell>
          <table:table-cell table:formula="of:=[.G752]-[.$B752]" office:value-type="float" office:value="0.316914081573486" calcext:value-type="float">
            <text:p>0.3169140816</text:p>
          </table:table-cell>
          <table:table-cell/>
          <table:table-cell office:value-type="float" office:value="1442890800.78553" calcext:value-type="float">
            <text:p>1442890800.78553</text:p>
          </table:table-cell>
          <table:table-cell table:formula="of:=[.J752]-[.$B752]" office:value-type="float" office:value="0.328479766845703" calcext:value-type="float">
            <text:p>0.3284797668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890800.46845" calcext:value-type="float">
            <text:p>1442890800.46845</text:p>
          </table:table-cell>
          <table:table-cell office:value-type="float" office:value="896" calcext:value-type="float">
            <text:p>896</text:p>
          </table:table-cell>
          <table:table-cell table:formula="of:=[.B753]-[.B$2]" office:value-type="float" office:value="31.5711758136749" calcext:value-type="float">
            <text:p>31.5711758137</text:p>
          </table:table-cell>
          <table:table-cell table:formula="of:=[.C753]/([.D753]-[.D752])" office:value-type="float" office:value="78606.4628835575" calcext:value-type="float">
            <text:p>78606.4628835575</text:p>
          </table:table-cell>
          <table:table-cell/>
          <table:table-cell office:value-type="float" office:value="1442890800.77398" calcext:value-type="float">
            <text:p>1442890800.77398</text:p>
          </table:table-cell>
          <table:table-cell table:formula="of:=[.G753]-[.$B753]" office:value-type="float" office:value="0.305535793304443" calcext:value-type="float">
            <text:p>0.3055357933</text:p>
          </table:table-cell>
          <table:table-cell/>
          <table:table-cell office:value-type="float" office:value="1442890800.78942" calcext:value-type="float">
            <text:p>1442890800.78942</text:p>
          </table:table-cell>
          <table:table-cell table:formula="of:=[.J753]-[.$B753]" office:value-type="float" office:value="0.320976734161377" calcext:value-type="float">
            <text:p>0.320976734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890800.48095" calcext:value-type="float">
            <text:p>1442890800.48095</text:p>
          </table:table-cell>
          <table:table-cell office:value-type="float" office:value="896" calcext:value-type="float">
            <text:p>896</text:p>
          </table:table-cell>
          <table:table-cell table:formula="of:=[.B754]-[.B$2]" office:value-type="float" office:value="31.5836775302887" calcext:value-type="float">
            <text:p>31.5836775303</text:p>
          </table:table-cell>
          <table:table-cell table:formula="of:=[.C754]/([.D754]-[.D753])" office:value-type="float" office:value="71670.1576016477" calcext:value-type="float">
            <text:p>71670.1576016477</text:p>
          </table:table-cell>
          <table:table-cell/>
          <table:table-cell office:value-type="float" office:value="1442890800.774" calcext:value-type="float">
            <text:p>1442890800.774</text:p>
          </table:table-cell>
          <table:table-cell table:formula="of:=[.G754]-[.$B754]" office:value-type="float" office:value="0.293053388595581" calcext:value-type="float">
            <text:p>0.2930533886</text:p>
          </table:table-cell>
          <table:table-cell/>
          <table:table-cell office:value-type="float" office:value="1442890800.79331" calcext:value-type="float">
            <text:p>1442890800.79331</text:p>
          </table:table-cell>
          <table:table-cell table:formula="of:=[.J754]-[.$B754]" office:value-type="float" office:value="0.312366724014282" calcext:value-type="float">
            <text:p>0.31236672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890800.4934" calcext:value-type="float">
            <text:p>1442890800.4934</text:p>
          </table:table-cell>
          <table:table-cell office:value-type="float" office:value="896" calcext:value-type="float">
            <text:p>896</text:p>
          </table:table-cell>
          <table:table-cell table:formula="of:=[.B755]-[.B$2]" office:value-type="float" office:value="31.5961263179779" calcext:value-type="float">
            <text:p>31.596126318</text:p>
          </table:table-cell>
          <table:table-cell table:formula="of:=[.C755]/([.D755]-[.D754])" office:value-type="float" office:value="71974.8799938714" calcext:value-type="float">
            <text:p>71974.8799938714</text:p>
          </table:table-cell>
          <table:table-cell/>
          <table:table-cell office:value-type="float" office:value="1442890800.77402" calcext:value-type="float">
            <text:p>1442890800.77402</text:p>
          </table:table-cell>
          <table:table-cell table:formula="of:=[.G755]-[.$B755]" office:value-type="float" office:value="0.280624389648437" calcext:value-type="float">
            <text:p>0.2806243896</text:p>
          </table:table-cell>
          <table:table-cell/>
          <table:table-cell office:value-type="float" office:value="1442890800.79722" calcext:value-type="float">
            <text:p>1442890800.79722</text:p>
          </table:table-cell>
          <table:table-cell table:formula="of:=[.J755]-[.$B755]" office:value-type="float" office:value="0.303822040557861" calcext:value-type="float">
            <text:p>0.303822040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890800.50587" calcext:value-type="float">
            <text:p>1442890800.50587</text:p>
          </table:table-cell>
          <table:table-cell office:value-type="float" office:value="896" calcext:value-type="float">
            <text:p>896</text:p>
          </table:table-cell>
          <table:table-cell table:formula="of:=[.B756]-[.B$2]" office:value-type="float" office:value="31.608598947525" calcext:value-type="float">
            <text:p>31.6085989475</text:p>
          </table:table-cell>
          <table:table-cell table:formula="of:=[.C756]/([.D756]-[.D755])" office:value-type="float" office:value="71837.2975494132" calcext:value-type="float">
            <text:p>71837.2975494132</text:p>
          </table:table-cell>
          <table:table-cell/>
          <table:table-cell office:value-type="float" office:value="1442890800.77404" calcext:value-type="float">
            <text:p>1442890800.77404</text:p>
          </table:table-cell>
          <table:table-cell table:formula="of:=[.G756]-[.$B756]" office:value-type="float" office:value="0.268171548843384" calcext:value-type="float">
            <text:p>0.2681715488</text:p>
          </table:table-cell>
          <table:table-cell/>
          <table:table-cell office:value-type="float" office:value="1442890800.80111" calcext:value-type="float">
            <text:p>1442890800.80111</text:p>
          </table:table-cell>
          <table:table-cell table:formula="of:=[.J756]-[.$B756]" office:value-type="float" office:value="0.295245409011841" calcext:value-type="float">
            <text:p>0.29524540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890800.51834" calcext:value-type="float">
            <text:p>1442890800.51834</text:p>
          </table:table-cell>
          <table:table-cell office:value-type="float" office:value="896" calcext:value-type="float">
            <text:p>896</text:p>
          </table:table-cell>
          <table:table-cell table:formula="of:=[.B757]-[.B$2]" office:value-type="float" office:value="31.621071100235" calcext:value-type="float">
            <text:p>31.6210711002</text:p>
          </table:table-cell>
          <table:table-cell table:formula="of:=[.C757]/([.D757]-[.D756])" office:value-type="float" office:value="71840.0440434317" calcext:value-type="float">
            <text:p>71840.0440434317</text:p>
          </table:table-cell>
          <table:table-cell/>
          <table:table-cell office:value-type="float" office:value="1442890800.77406" calcext:value-type="float">
            <text:p>1442890800.77406</text:p>
          </table:table-cell>
          <table:table-cell table:formula="of:=[.G757]-[.$B757]" office:value-type="float" office:value="0.25571870803833" calcext:value-type="float">
            <text:p>0.255718708</text:p>
          </table:table-cell>
          <table:table-cell/>
          <table:table-cell office:value-type="float" office:value="1442890800.80499" calcext:value-type="float">
            <text:p>1442890800.80499</text:p>
          </table:table-cell>
          <table:table-cell table:formula="of:=[.J757]-[.$B757]" office:value-type="float" office:value="0.286647081375122" calcext:value-type="float">
            <text:p>0.286647081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890800.53075" calcext:value-type="float">
            <text:p>1442890800.53075</text:p>
          </table:table-cell>
          <table:table-cell office:value-type="float" office:value="896" calcext:value-type="float">
            <text:p>896</text:p>
          </table:table-cell>
          <table:table-cell table:formula="of:=[.B758]-[.B$2]" office:value-type="float" office:value="31.6334848403931" calcext:value-type="float">
            <text:p>31.6334848404</text:p>
          </table:table-cell>
          <table:table-cell table:formula="of:=[.C758]/([.D758]-[.D757])" office:value-type="float" office:value="72178.0856204506" calcext:value-type="float">
            <text:p>72178.0856204506</text:p>
          </table:table-cell>
          <table:table-cell/>
          <table:table-cell office:value-type="float" office:value="1442890800.77408" calcext:value-type="float">
            <text:p>1442890800.77408</text:p>
          </table:table-cell>
          <table:table-cell table:formula="of:=[.G758]-[.$B758]" office:value-type="float" office:value="0.243326187133789" calcext:value-type="float">
            <text:p>0.2433261871</text:p>
          </table:table-cell>
          <table:table-cell/>
          <table:table-cell office:value-type="float" office:value="1442890800.80891" calcext:value-type="float">
            <text:p>1442890800.80891</text:p>
          </table:table-cell>
          <table:table-cell table:formula="of:=[.J758]-[.$B758]" office:value-type="float" office:value="0.27815842628479" calcext:value-type="float">
            <text:p>0.2781584263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890800.54322" calcext:value-type="float">
            <text:p>1442890800.54322</text:p>
          </table:table-cell>
          <table:table-cell office:value-type="float" office:value="896" calcext:value-type="float">
            <text:p>896</text:p>
          </table:table-cell>
          <table:table-cell table:formula="of:=[.B759]-[.B$2]" office:value-type="float" office:value="31.6459536552429" calcext:value-type="float">
            <text:p>31.6459536552</text:p>
          </table:table-cell>
          <table:table-cell table:formula="of:=[.C759]/([.D759]-[.D758])" office:value-type="float" office:value="71859.2753833799" calcext:value-type="float">
            <text:p>71859.2753833799</text:p>
          </table:table-cell>
          <table:table-cell/>
          <table:table-cell office:value-type="float" office:value="1442890800.7741" calcext:value-type="float">
            <text:p>1442890800.7741</text:p>
          </table:table-cell>
          <table:table-cell table:formula="of:=[.G759]-[.$B759]" office:value-type="float" office:value="0.230876922607422" calcext:value-type="float">
            <text:p>0.2308769226</text:p>
          </table:table-cell>
          <table:table-cell/>
          <table:table-cell office:value-type="float" office:value="1442890800.81283" calcext:value-type="float">
            <text:p>1442890800.81283</text:p>
          </table:table-cell>
          <table:table-cell table:formula="of:=[.J759]-[.$B759]" office:value-type="float" office:value="0.269603252410889" calcext:value-type="float">
            <text:p>0.269603252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890800.5557" calcext:value-type="float">
            <text:p>1442890800.5557</text:p>
          </table:table-cell>
          <table:table-cell office:value-type="float" office:value="896" calcext:value-type="float">
            <text:p>896</text:p>
          </table:table-cell>
          <table:table-cell table:formula="of:=[.B760]-[.B$2]" office:value-type="float" office:value="31.6584331989288" calcext:value-type="float">
            <text:p>31.6584331989</text:p>
          </table:table-cell>
          <table:table-cell table:formula="of:=[.C760]/([.D760]-[.D759])" office:value-type="float" office:value="71797.4969718969" calcext:value-type="float">
            <text:p>71797.4969718969</text:p>
          </table:table-cell>
          <table:table-cell/>
          <table:table-cell office:value-type="float" office:value="1442890800.77412" calcext:value-type="float">
            <text:p>1442890800.77412</text:p>
          </table:table-cell>
          <table:table-cell table:formula="of:=[.G760]-[.$B760]" office:value-type="float" office:value="0.218416690826416" calcext:value-type="float">
            <text:p>0.2184166908</text:p>
          </table:table-cell>
          <table:table-cell/>
          <table:table-cell office:value-type="float" office:value="1442890800.81673" calcext:value-type="float">
            <text:p>1442890800.81673</text:p>
          </table:table-cell>
          <table:table-cell table:formula="of:=[.J760]-[.$B760]" office:value-type="float" office:value="0.261023044586182" calcext:value-type="float">
            <text:p>0.261023044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890800.56821" calcext:value-type="float">
            <text:p>1442890800.56821</text:p>
          </table:table-cell>
          <table:table-cell office:value-type="float" office:value="896" calcext:value-type="float">
            <text:p>896</text:p>
          </table:table-cell>
          <table:table-cell table:formula="of:=[.B761]-[.B$2]" office:value-type="float" office:value="31.6709408760071" calcext:value-type="float">
            <text:p>31.670940876</text:p>
          </table:table-cell>
          <table:table-cell table:formula="of:=[.C761]/([.D761]-[.D760])" office:value-type="float" office:value="71636.0035836145" calcext:value-type="float">
            <text:p>71636.0035836145</text:p>
          </table:table-cell>
          <table:table-cell/>
          <table:table-cell office:value-type="float" office:value="1442890800.81913" calcext:value-type="float">
            <text:p>1442890800.81913</text:p>
          </table:table-cell>
          <table:table-cell table:formula="of:=[.G761]-[.$B761]" office:value-type="float" office:value="0.250924348831177" calcext:value-type="float">
            <text:p>0.2509243488</text:p>
          </table:table-cell>
          <table:table-cell/>
          <table:table-cell office:value-type="float" office:value="1442890800.82061" calcext:value-type="float">
            <text:p>1442890800.82061</text:p>
          </table:table-cell>
          <table:table-cell table:formula="of:=[.J761]-[.$B761]" office:value-type="float" office:value="0.252397060394287" calcext:value-type="float">
            <text:p>0.252397060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890800.58076" calcext:value-type="float">
            <text:p>1442890800.58076</text:p>
          </table:table-cell>
          <table:table-cell office:value-type="float" office:value="896" calcext:value-type="float">
            <text:p>896</text:p>
          </table:table-cell>
          <table:table-cell table:formula="of:=[.B762]-[.B$2]" office:value-type="float" office:value="31.6834914684296" calcext:value-type="float">
            <text:p>31.6834914684</text:p>
          </table:table-cell>
          <table:table-cell table:formula="of:=[.C762]/([.D762]-[.D761])" office:value-type="float" office:value="71391.0522976387" calcext:value-type="float">
            <text:p>71391.0522976387</text:p>
          </table:table-cell>
          <table:table-cell/>
          <table:table-cell office:value-type="float" office:value="1442890800.81917" calcext:value-type="float">
            <text:p>1442890800.81917</text:p>
          </table:table-cell>
          <table:table-cell table:formula="of:=[.G762]-[.$B762]" office:value-type="float" office:value="0.238409042358398" calcext:value-type="float">
            <text:p>0.2384090424</text:p>
          </table:table-cell>
          <table:table-cell/>
          <table:table-cell office:value-type="float" office:value="1442890800.82449" calcext:value-type="float">
            <text:p>1442890800.82449</text:p>
          </table:table-cell>
          <table:table-cell table:formula="of:=[.J762]-[.$B762]" office:value-type="float" office:value="0.243729591369629" calcext:value-type="float">
            <text:p>0.243729591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890800.59216" calcext:value-type="float">
            <text:p>1442890800.59216</text:p>
          </table:table-cell>
          <table:table-cell office:value-type="float" office:value="896" calcext:value-type="float">
            <text:p>896</text:p>
          </table:table-cell>
          <table:table-cell table:formula="of:=[.B763]-[.B$2]" office:value-type="float" office:value="31.6948854923248" calcext:value-type="float">
            <text:p>31.6948854923</text:p>
          </table:table-cell>
          <table:table-cell table:formula="of:=[.C763]/([.D763]-[.D762])" office:value-type="float" office:value="78637.7146683407" calcext:value-type="float">
            <text:p>78637.7146683407</text:p>
          </table:table-cell>
          <table:table-cell/>
          <table:table-cell office:value-type="float" office:value="1442890800.81919" calcext:value-type="float">
            <text:p>1442890800.81919</text:p>
          </table:table-cell>
          <table:table-cell table:formula="of:=[.G763]-[.$B763]" office:value-type="float" office:value="0.227038145065308" calcext:value-type="float">
            <text:p>0.2270381451</text:p>
          </table:table-cell>
          <table:table-cell/>
          <table:table-cell office:value-type="float" office:value="1442890800.82841" calcext:value-type="float">
            <text:p>1442890800.82841</text:p>
          </table:table-cell>
          <table:table-cell table:formula="of:=[.J763]-[.$B763]" office:value-type="float" office:value="0.236258983612061" calcext:value-type="float">
            <text:p>0.236258983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890800.60358" calcext:value-type="float">
            <text:p>1442890800.60358</text:p>
          </table:table-cell>
          <table:table-cell office:value-type="float" office:value="896" calcext:value-type="float">
            <text:p>896</text:p>
          </table:table-cell>
          <table:table-cell table:formula="of:=[.B764]-[.B$2]" office:value-type="float" office:value="31.7063138484955" calcext:value-type="float">
            <text:p>31.7063138485</text:p>
          </table:table-cell>
          <table:table-cell table:formula="of:=[.C764]/([.D764]-[.D763])" office:value-type="float" office:value="78401.4766971252" calcext:value-type="float">
            <text:p>78401.4766971252</text:p>
          </table:table-cell>
          <table:table-cell/>
          <table:table-cell office:value-type="float" office:value="1442890800.81922" calcext:value-type="float">
            <text:p>1442890800.81922</text:p>
          </table:table-cell>
          <table:table-cell table:formula="of:=[.G764]-[.$B764]" office:value-type="float" office:value="0.215632677078247" calcext:value-type="float">
            <text:p>0.2156326771</text:p>
          </table:table-cell>
          <table:table-cell/>
          <table:table-cell office:value-type="float" office:value="1442890800.83231" calcext:value-type="float">
            <text:p>1442890800.83231</text:p>
          </table:table-cell>
          <table:table-cell table:formula="of:=[.J764]-[.$B764]" office:value-type="float" office:value="0.228722333908081" calcext:value-type="float">
            <text:p>0.228722333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890800.61605" calcext:value-type="float">
            <text:p>1442890800.61605</text:p>
          </table:table-cell>
          <table:table-cell office:value-type="float" office:value="896" calcext:value-type="float">
            <text:p>896</text:p>
          </table:table-cell>
          <table:table-cell table:formula="of:=[.B765]-[.B$2]" office:value-type="float" office:value="31.7187781333923" calcext:value-type="float">
            <text:p>31.7187781334</text:p>
          </table:table-cell>
          <table:table-cell table:formula="of:=[.C765]/([.D765]-[.D764])" office:value-type="float" office:value="71885.3915338855" calcext:value-type="float">
            <text:p>71885.3915338855</text:p>
          </table:table-cell>
          <table:table-cell/>
          <table:table-cell office:value-type="float" office:value="1442890800.97014" calcext:value-type="float">
            <text:p>1442890800.97014</text:p>
          </table:table-cell>
          <table:table-cell table:formula="of:=[.G765]-[.$B765]" office:value-type="float" office:value="0.35408878326416" calcext:value-type="float">
            <text:p>0.3540887833</text:p>
          </table:table-cell>
          <table:table-cell/>
          <table:table-cell office:value-type="float" office:value="1442890800.97018" calcext:value-type="float">
            <text:p>1442890800.97018</text:p>
          </table:table-cell>
          <table:table-cell table:formula="of:=[.J765]-[.$B765]" office:value-type="float" office:value="0.354131698608398" calcext:value-type="float">
            <text:p>0.3541316986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890800.62848" calcext:value-type="float">
            <text:p>1442890800.62848</text:p>
          </table:table-cell>
          <table:table-cell office:value-type="float" office:value="896" calcext:value-type="float">
            <text:p>896</text:p>
          </table:table-cell>
          <table:table-cell table:formula="of:=[.B766]-[.B$2]" office:value-type="float" office:value="31.7312126159668" calcext:value-type="float">
            <text:p>31.731212616</text:p>
          </table:table-cell>
          <table:table-cell table:formula="of:=[.C766]/([.D766]-[.D765])" office:value-type="float" office:value="72057.6827089006" calcext:value-type="float">
            <text:p>72057.6827089006</text:p>
          </table:table-cell>
          <table:table-cell/>
          <table:table-cell office:value-type="float" office:value="1442890800.97022" calcext:value-type="float">
            <text:p>1442890800.97022</text:p>
          </table:table-cell>
          <table:table-cell table:formula="of:=[.G766]-[.$B766]" office:value-type="float" office:value="0.341741561889648" calcext:value-type="float">
            <text:p>0.3417415619</text:p>
          </table:table-cell>
          <table:table-cell/>
          <table:table-cell office:value-type="float" office:value="1442890800.97407" calcext:value-type="float">
            <text:p>1442890800.97407</text:p>
          </table:table-cell>
          <table:table-cell table:formula="of:=[.J766]-[.$B766]" office:value-type="float" office:value="0.345587253570557" calcext:value-type="float">
            <text:p>0.3455872536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890800.64097" calcext:value-type="float">
            <text:p>1442890800.64097</text:p>
          </table:table-cell>
          <table:table-cell office:value-type="float" office:value="896" calcext:value-type="float">
            <text:p>896</text:p>
          </table:table-cell>
          <table:table-cell table:formula="of:=[.B767]-[.B$2]" office:value-type="float" office:value="31.7436974048614" calcext:value-type="float">
            <text:p>31.7436974049</text:p>
          </table:table-cell>
          <table:table-cell table:formula="of:=[.C767]/([.D767]-[.D766])" office:value-type="float" office:value="71767.3328368185" calcext:value-type="float">
            <text:p>71767.3328368185</text:p>
          </table:table-cell>
          <table:table-cell/>
          <table:table-cell office:value-type="float" office:value="1442890800.97025" calcext:value-type="float">
            <text:p>1442890800.97025</text:p>
          </table:table-cell>
          <table:table-cell table:formula="of:=[.G767]-[.$B767]" office:value-type="float" office:value="0.329282760620117" calcext:value-type="float">
            <text:p>0.3292827606</text:p>
          </table:table-cell>
          <table:table-cell/>
          <table:table-cell office:value-type="float" office:value="1442890800.97796" calcext:value-type="float">
            <text:p>1442890800.97796</text:p>
          </table:table-cell>
          <table:table-cell table:formula="of:=[.J767]-[.$B767]" office:value-type="float" office:value="0.336997270584106" calcext:value-type="float">
            <text:p>0.3369972706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890800.65347" calcext:value-type="float">
            <text:p>1442890800.65347</text:p>
          </table:table-cell>
          <table:table-cell office:value-type="float" office:value="896" calcext:value-type="float">
            <text:p>896</text:p>
          </table:table-cell>
          <table:table-cell table:formula="of:=[.B768]-[.B$2]" office:value-type="float" office:value="31.756204366684" calcext:value-type="float">
            <text:p>31.7562043667</text:p>
          </table:table-cell>
          <table:table-cell table:formula="of:=[.C768]/([.D768]-[.D767])" office:value-type="float" office:value="71640.1003469442" calcext:value-type="float">
            <text:p>71640.1003469442</text:p>
          </table:table-cell>
          <table:table-cell/>
          <table:table-cell office:value-type="float" office:value="1442890800.97027" calcext:value-type="float">
            <text:p>1442890800.97027</text:p>
          </table:table-cell>
          <table:table-cell table:formula="of:=[.G768]-[.$B768]" office:value-type="float" office:value="0.316796064376831" calcext:value-type="float">
            <text:p>0.3167960644</text:p>
          </table:table-cell>
          <table:table-cell/>
          <table:table-cell office:value-type="float" office:value="1442890800.98183" calcext:value-type="float">
            <text:p>1442890800.98183</text:p>
          </table:table-cell>
          <table:table-cell table:formula="of:=[.J768]-[.$B768]" office:value-type="float" office:value="0.328359127044678" calcext:value-type="float">
            <text:p>0.328359127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890800.66594" calcext:value-type="float">
            <text:p>1442890800.66594</text:p>
          </table:table-cell>
          <table:table-cell office:value-type="float" office:value="896" calcext:value-type="float">
            <text:p>896</text:p>
          </table:table-cell>
          <table:table-cell table:formula="of:=[.B769]-[.B$2]" office:value-type="float" office:value="31.7686696052551" calcext:value-type="float">
            <text:p>31.7686696053</text:p>
          </table:table-cell>
          <table:table-cell table:formula="of:=[.C769]/([.D769]-[.D768])" office:value-type="float" office:value="71879.8918195207" calcext:value-type="float">
            <text:p>71879.8918195207</text:p>
          </table:table-cell>
          <table:table-cell/>
          <table:table-cell office:value-type="float" office:value="1442890800.97029" calcext:value-type="float">
            <text:p>1442890800.97029</text:p>
          </table:table-cell>
          <table:table-cell table:formula="of:=[.G769]-[.$B769]" office:value-type="float" office:value="0.304351091384888" calcext:value-type="float">
            <text:p>0.3043510914</text:p>
          </table:table-cell>
          <table:table-cell/>
          <table:table-cell office:value-type="float" office:value="1442890800.98573" calcext:value-type="float">
            <text:p>1442890800.98573</text:p>
          </table:table-cell>
          <table:table-cell table:formula="of:=[.J769]-[.$B769]" office:value-type="float" office:value="0.319793701171875" calcext:value-type="float">
            <text:p>0.319793701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890800.6784" calcext:value-type="float">
            <text:p>1442890800.6784</text:p>
          </table:table-cell>
          <table:table-cell office:value-type="float" office:value="896" calcext:value-type="float">
            <text:p>896</text:p>
          </table:table-cell>
          <table:table-cell table:formula="of:=[.B770]-[.B$2]" office:value-type="float" office:value="31.7811267375946" calcext:value-type="float">
            <text:p>31.7811267376</text:p>
          </table:table-cell>
          <table:table-cell table:formula="of:=[.C770]/([.D770]-[.D769])" office:value-type="float" office:value="71926.6662328466" calcext:value-type="float">
            <text:p>71926.6662328466</text:p>
          </table:table-cell>
          <table:table-cell/>
          <table:table-cell office:value-type="float" office:value="1442890800.97031" calcext:value-type="float">
            <text:p>1442890800.97031</text:p>
          </table:table-cell>
          <table:table-cell table:formula="of:=[.G770]-[.$B770]" office:value-type="float" office:value="0.291914701461792" calcext:value-type="float">
            <text:p>0.2919147015</text:p>
          </table:table-cell>
          <table:table-cell/>
          <table:table-cell office:value-type="float" office:value="1442890800.98962" calcext:value-type="float">
            <text:p>1442890800.98962</text:p>
          </table:table-cell>
          <table:table-cell table:formula="of:=[.J770]-[.$B770]" office:value-type="float" office:value="0.311227560043335" calcext:value-type="float">
            <text:p>0.3112275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890800.69085" calcext:value-type="float">
            <text:p>1442890800.69085</text:p>
          </table:table-cell>
          <table:table-cell office:value-type="float" office:value="896" calcext:value-type="float">
            <text:p>896</text:p>
          </table:table-cell>
          <table:table-cell table:formula="of:=[.B771]-[.B$2]" office:value-type="float" office:value="31.7935826778412" calcext:value-type="float">
            <text:p>31.7935826778</text:p>
          </table:table-cell>
          <table:table-cell table:formula="of:=[.C771]/([.D771]-[.D770])" office:value-type="float" office:value="71933.5499578899" calcext:value-type="float">
            <text:p>71933.5499578899</text:p>
          </table:table-cell>
          <table:table-cell/>
          <table:table-cell office:value-type="float" office:value="1442890800.97033" calcext:value-type="float">
            <text:p>1442890800.97033</text:p>
          </table:table-cell>
          <table:table-cell table:formula="of:=[.G771]-[.$B771]" office:value-type="float" office:value="0.279479026794434" calcext:value-type="float">
            <text:p>0.2794790268</text:p>
          </table:table-cell>
          <table:table-cell/>
          <table:table-cell office:value-type="float" office:value="1442890800.99351" calcext:value-type="float">
            <text:p>1442890800.99351</text:p>
          </table:table-cell>
          <table:table-cell table:formula="of:=[.J771]-[.$B771]" office:value-type="float" office:value="0.302654266357422" calcext:value-type="float">
            <text:p>0.302654266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890800.70328" calcext:value-type="float">
            <text:p>1442890800.70328</text:p>
          </table:table-cell>
          <table:table-cell office:value-type="float" office:value="896" calcext:value-type="float">
            <text:p>896</text:p>
          </table:table-cell>
          <table:table-cell table:formula="of:=[.B772]-[.B$2]" office:value-type="float" office:value="31.8060142993927" calcext:value-type="float">
            <text:p>31.8060142994</text:p>
          </table:table-cell>
          <table:table-cell table:formula="of:=[.C772]/([.D772]-[.D771])" office:value-type="float" office:value="72074.2661194431" calcext:value-type="float">
            <text:p>72074.2661194431</text:p>
          </table:table-cell>
          <table:table-cell/>
          <table:table-cell office:value-type="float" office:value="1442890800.97035" calcext:value-type="float">
            <text:p>1442890800.97035</text:p>
          </table:table-cell>
          <table:table-cell table:formula="of:=[.G772]-[.$B772]" office:value-type="float" office:value="0.267066717147827" calcext:value-type="float">
            <text:p>0.2670667171</text:p>
          </table:table-cell>
          <table:table-cell/>
          <table:table-cell office:value-type="float" office:value="1442890800.99745" calcext:value-type="float">
            <text:p>1442890800.99745</text:p>
          </table:table-cell>
          <table:table-cell table:formula="of:=[.J772]-[.$B772]" office:value-type="float" office:value="0.294166088104248" calcext:value-type="float">
            <text:p>0.2941660881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890800.71466" calcext:value-type="float">
            <text:p>1442890800.71466</text:p>
          </table:table-cell>
          <table:table-cell office:value-type="float" office:value="896" calcext:value-type="float">
            <text:p>896</text:p>
          </table:table-cell>
          <table:table-cell table:formula="of:=[.B773]-[.B$2]" office:value-type="float" office:value="31.8173923492432" calcext:value-type="float">
            <text:p>31.8173923492</text:p>
          </table:table-cell>
          <table:table-cell table:formula="of:=[.C773]/([.D773]-[.D772])" office:value-type="float" office:value="78748.1169247533" calcext:value-type="float">
            <text:p>78748.1169247533</text:p>
          </table:table-cell>
          <table:table-cell/>
          <table:table-cell office:value-type="float" office:value="1442890800.97037" calcext:value-type="float">
            <text:p>1442890800.97037</text:p>
          </table:table-cell>
          <table:table-cell table:formula="of:=[.G773]-[.$B773]" office:value-type="float" office:value="0.255707740783691" calcext:value-type="float">
            <text:p>0.2557077408</text:p>
          </table:table-cell>
          <table:table-cell/>
          <table:table-cell office:value-type="float" office:value="1442890801.00126" calcext:value-type="float">
            <text:p>1442890801.00126</text:p>
          </table:table-cell>
          <table:table-cell table:formula="of:=[.J773]-[.$B773]" office:value-type="float" office:value="0.286602020263672" calcext:value-type="float">
            <text:p>0.286602020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890800.72714" calcext:value-type="float">
            <text:p>1442890800.72714</text:p>
          </table:table-cell>
          <table:table-cell office:value-type="float" office:value="896" calcext:value-type="float">
            <text:p>896</text:p>
          </table:table-cell>
          <table:table-cell table:formula="of:=[.B774]-[.B$2]" office:value-type="float" office:value="31.8298695087433" calcext:value-type="float">
            <text:p>31.8298695087</text:p>
          </table:table-cell>
          <table:table-cell table:formula="of:=[.C774]/([.D774]-[.D773])" office:value-type="float" office:value="71811.2163262186" calcext:value-type="float">
            <text:p>71811.2163262186</text:p>
          </table:table-cell>
          <table:table-cell/>
          <table:table-cell office:value-type="float" office:value="1442890800.97039" calcext:value-type="float">
            <text:p>1442890800.97039</text:p>
          </table:table-cell>
          <table:table-cell table:formula="of:=[.G774]-[.$B774]" office:value-type="float" office:value="0.243249654769897" calcext:value-type="float">
            <text:p>0.2432496548</text:p>
          </table:table-cell>
          <table:table-cell/>
          <table:table-cell office:value-type="float" office:value="1442890801.00499" calcext:value-type="float">
            <text:p>1442890801.00499</text:p>
          </table:table-cell>
          <table:table-cell table:formula="of:=[.J774]-[.$B774]" office:value-type="float" office:value="0.27785587310791" calcext:value-type="float">
            <text:p>0.277855873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890800.73962" calcext:value-type="float">
            <text:p>1442890800.73962</text:p>
          </table:table-cell>
          <table:table-cell office:value-type="float" office:value="896" calcext:value-type="float">
            <text:p>896</text:p>
          </table:table-cell>
          <table:table-cell table:formula="of:=[.B775]-[.B$2]" office:value-type="float" office:value="31.8423552513123" calcext:value-type="float">
            <text:p>31.8423552513</text:p>
          </table:table-cell>
          <table:table-cell table:formula="of:=[.C775]/([.D775]-[.D774])" office:value-type="float" office:value="71761.8511714946" calcext:value-type="float">
            <text:p>71761.8511714946</text:p>
          </table:table-cell>
          <table:table-cell/>
          <table:table-cell office:value-type="float" office:value="1442890800.97041" calcext:value-type="float">
            <text:p>1442890800.97041</text:p>
          </table:table-cell>
          <table:table-cell table:formula="of:=[.G775]-[.$B775]" office:value-type="float" office:value="0.230783224105835" calcext:value-type="float">
            <text:p>0.2307832241</text:p>
          </table:table-cell>
          <table:table-cell/>
          <table:table-cell office:value-type="float" office:value="1442890801.00884" calcext:value-type="float">
            <text:p>1442890801.00884</text:p>
          </table:table-cell>
          <table:table-cell table:formula="of:=[.J775]-[.$B775]" office:value-type="float" office:value="0.269217252731323" calcext:value-type="float">
            <text:p>0.2692172527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890800.7521" calcext:value-type="float">
            <text:p>1442890800.7521</text:p>
          </table:table-cell>
          <table:table-cell office:value-type="float" office:value="896" calcext:value-type="float">
            <text:p>896</text:p>
          </table:table-cell>
          <table:table-cell table:formula="of:=[.B776]-[.B$2]" office:value-type="float" office:value="31.8548257350922" calcext:value-type="float">
            <text:p>31.8548257351</text:p>
          </table:table-cell>
          <table:table-cell table:formula="of:=[.C776]/([.D776]-[.D775])" office:value-type="float" office:value="71849.6584265367" calcext:value-type="float">
            <text:p>71849.6584265367</text:p>
          </table:table-cell>
          <table:table-cell/>
          <table:table-cell office:value-type="float" office:value="1442890800.97043" calcext:value-type="float">
            <text:p>1442890800.97043</text:p>
          </table:table-cell>
          <table:table-cell table:formula="of:=[.G776]-[.$B776]" office:value-type="float" office:value="0.218333959579468" calcext:value-type="float">
            <text:p>0.2183339596</text:p>
          </table:table-cell>
          <table:table-cell/>
          <table:table-cell office:value-type="float" office:value="1442890801.01261" calcext:value-type="float">
            <text:p>1442890801.01261</text:p>
          </table:table-cell>
          <table:table-cell table:formula="of:=[.J776]-[.$B776]" office:value-type="float" office:value="0.260519504547119" calcext:value-type="float">
            <text:p>0.260519504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890800.76459" calcext:value-type="float">
            <text:p>1442890800.76459</text:p>
          </table:table-cell>
          <table:table-cell office:value-type="float" office:value="896" calcext:value-type="float">
            <text:p>896</text:p>
          </table:table-cell>
          <table:table-cell table:formula="of:=[.B777]-[.B$2]" office:value-type="float" office:value="31.8673193454742" calcext:value-type="float">
            <text:p>31.8673193455</text:p>
          </table:table-cell>
          <table:table-cell table:formula="of:=[.C777]/([.D777]-[.D776])" office:value-type="float" office:value="71716.6593641464" calcext:value-type="float">
            <text:p>71716.6593641464</text:p>
          </table:table-cell>
          <table:table-cell/>
          <table:table-cell office:value-type="float" office:value="1442890801.02008" calcext:value-type="float">
            <text:p>1442890801.02008</text:p>
          </table:table-cell>
          <table:table-cell table:formula="of:=[.G777]-[.$B777]" office:value-type="float" office:value="0.255494832992554" calcext:value-type="float">
            <text:p>0.255494833</text:p>
          </table:table-cell>
          <table:table-cell/>
          <table:table-cell office:value-type="float" office:value="1442890801.02012" calcext:value-type="float">
            <text:p>1442890801.02012</text:p>
          </table:table-cell>
          <table:table-cell table:formula="of:=[.J777]-[.$B777]" office:value-type="float" office:value="0.255527257919312" calcext:value-type="float">
            <text:p>0.2555272579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890800.77712" calcext:value-type="float">
            <text:p>1442890800.77712</text:p>
          </table:table-cell>
          <table:table-cell office:value-type="float" office:value="896" calcext:value-type="float">
            <text:p>896</text:p>
          </table:table-cell>
          <table:table-cell table:formula="of:=[.B778]-[.B$2]" office:value-type="float" office:value="31.879851102829" calcext:value-type="float">
            <text:p>31.8798511028</text:p>
          </table:table-cell>
          <table:table-cell table:formula="of:=[.C778]/([.D778]-[.D777])" office:value-type="float" office:value="71498.3521174993" calcext:value-type="float">
            <text:p>71498.3521174993</text:p>
          </table:table-cell>
          <table:table-cell/>
          <table:table-cell office:value-type="float" office:value="1442890801.02015" calcext:value-type="float">
            <text:p>1442890801.02015</text:p>
          </table:table-cell>
          <table:table-cell table:formula="of:=[.G778]-[.$B778]" office:value-type="float" office:value="0.243033647537231" calcext:value-type="float">
            <text:p>0.2430336475</text:p>
          </table:table-cell>
          <table:table-cell/>
          <table:table-cell office:value-type="float" office:value="1442890801.02387" calcext:value-type="float">
            <text:p>1442890801.02387</text:p>
          </table:table-cell>
          <table:table-cell table:formula="of:=[.J778]-[.$B778]" office:value-type="float" office:value="0.246752977371216" calcext:value-type="float">
            <text:p>0.2467529774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890800.78958" calcext:value-type="float">
            <text:p>1442890800.78958</text:p>
          </table:table-cell>
          <table:table-cell office:value-type="float" office:value="896" calcext:value-type="float">
            <text:p>896</text:p>
          </table:table-cell>
          <table:table-cell table:formula="of:=[.B779]-[.B$2]" office:value-type="float" office:value="31.8923075199127" calcext:value-type="float">
            <text:p>31.8923075199</text:p>
          </table:table-cell>
          <table:table-cell table:formula="of:=[.C779]/([.D779]-[.D778])" office:value-type="float" office:value="71930.7963097653" calcext:value-type="float">
            <text:p>71930.7963097653</text:p>
          </table:table-cell>
          <table:table-cell/>
          <table:table-cell office:value-type="float" office:value="1442890801.02018" calcext:value-type="float">
            <text:p>1442890801.02018</text:p>
          </table:table-cell>
          <table:table-cell table:formula="of:=[.G779]-[.$B779]" office:value-type="float" office:value="0.230597972869873" calcext:value-type="float">
            <text:p>0.2305979729</text:p>
          </table:table-cell>
          <table:table-cell/>
          <table:table-cell office:value-type="float" office:value="1442890801.02771" calcext:value-type="float">
            <text:p>1442890801.02771</text:p>
          </table:table-cell>
          <table:table-cell table:formula="of:=[.J779]-[.$B779]" office:value-type="float" office:value="0.238129138946533" calcext:value-type="float">
            <text:p>0.238129138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890800.80201" calcext:value-type="float">
            <text:p>1442890800.80201</text:p>
          </table:table-cell>
          <table:table-cell office:value-type="float" office:value="896" calcext:value-type="float">
            <text:p>896</text:p>
          </table:table-cell>
          <table:table-cell table:formula="of:=[.B780]-[.B$2]" office:value-type="float" office:value="31.9047451019287" calcext:value-type="float">
            <text:p>31.9047451019</text:p>
          </table:table-cell>
          <table:table-cell table:formula="of:=[.C780]/([.D780]-[.D779])" office:value-type="float" office:value="72039.7259570226" calcext:value-type="float">
            <text:p>72039.7259570226</text:p>
          </table:table-cell>
          <table:table-cell/>
          <table:table-cell office:value-type="float" office:value="1442890801.02019" calcext:value-type="float">
            <text:p>1442890801.02019</text:p>
          </table:table-cell>
          <table:table-cell table:formula="of:=[.G780]-[.$B780]" office:value-type="float" office:value="0.218178987503052" calcext:value-type="float">
            <text:p>0.2181789875</text:p>
          </table:table-cell>
          <table:table-cell/>
          <table:table-cell office:value-type="float" office:value="1442890801.03148" calcext:value-type="float">
            <text:p>1442890801.03148</text:p>
          </table:table-cell>
          <table:table-cell table:formula="of:=[.J780]-[.$B780]" office:value-type="float" office:value="0.229460954666138" calcext:value-type="float">
            <text:p>0.229460954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890800.81449" calcext:value-type="float">
            <text:p>1442890800.81449</text:p>
          </table:table-cell>
          <table:table-cell office:value-type="float" office:value="896" calcext:value-type="float">
            <text:p>896</text:p>
          </table:table-cell>
          <table:table-cell table:formula="of:=[.B781]-[.B$2]" office:value-type="float" office:value="31.9172246456146" calcext:value-type="float">
            <text:p>31.9172246456</text:p>
          </table:table-cell>
          <table:table-cell table:formula="of:=[.C781]/([.D781]-[.D780])" office:value-type="float" office:value="71797.4969718969" calcext:value-type="float">
            <text:p>71797.4969718969</text:p>
          </table:table-cell>
          <table:table-cell/>
          <table:table-cell office:value-type="float" office:value="1442890801.16965" calcext:value-type="float">
            <text:p>1442890801.16965</text:p>
          </table:table-cell>
          <table:table-cell table:formula="of:=[.G781]-[.$B781]" office:value-type="float" office:value="0.355158090591431" calcext:value-type="float">
            <text:p>0.3551580906</text:p>
          </table:table-cell>
          <table:table-cell/>
          <table:table-cell office:value-type="float" office:value="1442890801.16971" calcext:value-type="float">
            <text:p>1442890801.16971</text:p>
          </table:table-cell>
          <table:table-cell table:formula="of:=[.J781]-[.$B781]" office:value-type="float" office:value="0.355216979980469" calcext:value-type="float">
            <text:p>0.35521698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890800.82703" calcext:value-type="float">
            <text:p>1442890800.82703</text:p>
          </table:table-cell>
          <table:table-cell office:value-type="float" office:value="896" calcext:value-type="float">
            <text:p>896</text:p>
          </table:table-cell>
          <table:table-cell table:formula="of:=[.B782]-[.B$2]" office:value-type="float" office:value="31.9297604560852" calcext:value-type="float">
            <text:p>31.9297604561</text:p>
          </table:table-cell>
          <table:table-cell table:formula="of:=[.C782]/([.D782]-[.D781])" office:value-type="float" office:value="71475.2350558208" calcext:value-type="float">
            <text:p>71475.2350558208</text:p>
          </table:table-cell>
          <table:table-cell/>
          <table:table-cell office:value-type="float" office:value="1442890801.16978" calcext:value-type="float">
            <text:p>1442890801.16978</text:p>
          </table:table-cell>
          <table:table-cell table:formula="of:=[.G782]-[.$B782]" office:value-type="float" office:value="0.342749357223511" calcext:value-type="float">
            <text:p>0.3427493572</text:p>
          </table:table-cell>
          <table:table-cell/>
          <table:table-cell office:value-type="float" office:value="1442890801.17347" calcext:value-type="float">
            <text:p>1442890801.17347</text:p>
          </table:table-cell>
          <table:table-cell table:formula="of:=[.J782]-[.$B782]" office:value-type="float" office:value="0.346442461013794" calcext:value-type="float">
            <text:p>0.34644246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890800.83949" calcext:value-type="float">
            <text:p>1442890800.83949</text:p>
          </table:table-cell>
          <table:table-cell office:value-type="float" office:value="896" calcext:value-type="float">
            <text:p>896</text:p>
          </table:table-cell>
          <table:table-cell table:formula="of:=[.B783]-[.B$2]" office:value-type="float" office:value="31.942218542099" calcext:value-type="float">
            <text:p>31.9422185421</text:p>
          </table:table-cell>
          <table:table-cell table:formula="of:=[.C783]/([.D783]-[.D782])" office:value-type="float" office:value="71921.1602013282" calcext:value-type="float">
            <text:p>71921.1602013282</text:p>
          </table:table-cell>
          <table:table-cell/>
          <table:table-cell office:value-type="float" office:value="1442890801.1698" calcext:value-type="float">
            <text:p>1442890801.1698</text:p>
          </table:table-cell>
          <table:table-cell table:formula="of:=[.G783]-[.$B783]" office:value-type="float" office:value="0.330314159393311" calcext:value-type="float">
            <text:p>0.3303141594</text:p>
          </table:table-cell>
          <table:table-cell/>
          <table:table-cell office:value-type="float" office:value="1442890801.17724" calcext:value-type="float">
            <text:p>1442890801.17724</text:p>
          </table:table-cell>
          <table:table-cell table:formula="of:=[.J783]-[.$B783]" office:value-type="float" office:value="0.337756395339966" calcext:value-type="float">
            <text:p>0.3377563953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890800.85194" calcext:value-type="float">
            <text:p>1442890800.85194</text:p>
          </table:table-cell>
          <table:table-cell office:value-type="float" office:value="896" calcext:value-type="float">
            <text:p>896</text:p>
          </table:table-cell>
          <table:table-cell table:formula="of:=[.B784]-[.B$2]" office:value-type="float" office:value="31.954674243927" calcext:value-type="float">
            <text:p>31.9546742439</text:p>
          </table:table-cell>
          <table:table-cell table:formula="of:=[.C784]/([.D784]-[.D783])" office:value-type="float" office:value="71934.9268610149" calcext:value-type="float">
            <text:p>71934.9268610149</text:p>
          </table:table-cell>
          <table:table-cell/>
          <table:table-cell office:value-type="float" office:value="1442890801.16982" calcext:value-type="float">
            <text:p>1442890801.16982</text:p>
          </table:table-cell>
          <table:table-cell table:formula="of:=[.G784]-[.$B784]" office:value-type="float" office:value="0.317878007888794" calcext:value-type="float">
            <text:p>0.3178780079</text:p>
          </table:table-cell>
          <table:table-cell/>
          <table:table-cell office:value-type="float" office:value="1442890801.18101" calcext:value-type="float">
            <text:p>1442890801.18101</text:p>
          </table:table-cell>
          <table:table-cell table:formula="of:=[.J784]-[.$B784]" office:value-type="float" office:value="0.32906436920166" calcext:value-type="float">
            <text:p>0.329064369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890800.8644" calcext:value-type="float">
            <text:p>1442890800.8644</text:p>
          </table:table-cell>
          <table:table-cell office:value-type="float" office:value="896" calcext:value-type="float">
            <text:p>896</text:p>
          </table:table-cell>
          <table:table-cell table:formula="of:=[.B785]-[.B$2]" office:value-type="float" office:value="31.9671280384064" calcext:value-type="float">
            <text:p>31.9671280384</text:p>
          </table:table-cell>
          <table:table-cell table:formula="of:=[.C785]/([.D785]-[.D784])" office:value-type="float" office:value="71945.9439839188" calcext:value-type="float">
            <text:p>71945.9439839188</text:p>
          </table:table-cell>
          <table:table-cell/>
          <table:table-cell office:value-type="float" office:value="1442890801.16984" calcext:value-type="float">
            <text:p>1442890801.16984</text:p>
          </table:table-cell>
          <table:table-cell table:formula="of:=[.G785]-[.$B785]" office:value-type="float" office:value="0.305444717407227" calcext:value-type="float">
            <text:p>0.3054447174</text:p>
          </table:table-cell>
          <table:table-cell/>
          <table:table-cell office:value-type="float" office:value="1442890801.18478" calcext:value-type="float">
            <text:p>1442890801.18478</text:p>
          </table:table-cell>
          <table:table-cell table:formula="of:=[.J785]-[.$B785]" office:value-type="float" office:value="0.320379018783569" calcext:value-type="float">
            <text:p>0.320379018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890800.87685" calcext:value-type="float">
            <text:p>1442890800.87685</text:p>
          </table:table-cell>
          <table:table-cell office:value-type="float" office:value="896" calcext:value-type="float">
            <text:p>896</text:p>
          </table:table-cell>
          <table:table-cell table:formula="of:=[.B786]-[.B$2]" office:value-type="float" office:value="31.9795815944672" calcext:value-type="float">
            <text:p>31.9795815945</text:p>
          </table:table-cell>
          <table:table-cell table:formula="of:=[.C786]/([.D786]-[.D785])" office:value-type="float" office:value="71947.3213615653" calcext:value-type="float">
            <text:p>71947.3213615653</text:p>
          </table:table-cell>
          <table:table-cell/>
          <table:table-cell office:value-type="float" office:value="1442890801.16986" calcext:value-type="float">
            <text:p>1442890801.16986</text:p>
          </table:table-cell>
          <table:table-cell table:formula="of:=[.G786]-[.$B786]" office:value-type="float" office:value="0.293009281158447" calcext:value-type="float">
            <text:p>0.2930092812</text:p>
          </table:table-cell>
          <table:table-cell/>
          <table:table-cell office:value-type="float" office:value="1442890801.18852" calcext:value-type="float">
            <text:p>1442890801.18852</text:p>
          </table:table-cell>
          <table:table-cell table:formula="of:=[.J786]-[.$B786]" office:value-type="float" office:value="0.311666965484619" calcext:value-type="float">
            <text:p>0.311666965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890800.88931" calcext:value-type="float">
            <text:p>1442890800.88931</text:p>
          </table:table-cell>
          <table:table-cell office:value-type="float" office:value="896" calcext:value-type="float">
            <text:p>896</text:p>
          </table:table-cell>
          <table:table-cell table:formula="of:=[.B787]-[.B$2]" office:value-type="float" office:value="31.9920380115509" calcext:value-type="float">
            <text:p>31.9920380116</text:p>
          </table:table-cell>
          <table:table-cell table:formula="of:=[.C787]/([.D787]-[.D786])" office:value-type="float" office:value="71930.7963097653" calcext:value-type="float">
            <text:p>71930.7963097653</text:p>
          </table:table-cell>
          <table:table-cell/>
          <table:table-cell office:value-type="float" office:value="1442890801.16988" calcext:value-type="float">
            <text:p>1442890801.16988</text:p>
          </table:table-cell>
          <table:table-cell table:formula="of:=[.G787]-[.$B787]" office:value-type="float" office:value="0.280570983886719" calcext:value-type="float">
            <text:p>0.2805709839</text:p>
          </table:table-cell>
          <table:table-cell/>
          <table:table-cell office:value-type="float" office:value="1442890801.19228" calcext:value-type="float">
            <text:p>1442890801.19228</text:p>
          </table:table-cell>
          <table:table-cell table:formula="of:=[.J787]-[.$B787]" office:value-type="float" office:value="0.302976846694946" calcext:value-type="float">
            <text:p>0.3029768467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890800.90175" calcext:value-type="float">
            <text:p>1442890800.90175</text:p>
          </table:table-cell>
          <table:table-cell office:value-type="float" office:value="896" calcext:value-type="float">
            <text:p>896</text:p>
          </table:table-cell>
          <table:table-cell table:formula="of:=[.B788]-[.B$2]" office:value-type="float" office:value="32.0044784545898" calcext:value-type="float">
            <text:p>32.0044784546</text:p>
          </table:table-cell>
          <table:table-cell table:formula="of:=[.C788]/([.D788]-[.D787])" office:value-type="float" office:value="72023.1584353859" calcext:value-type="float">
            <text:p>72023.1584353859</text:p>
          </table:table-cell>
          <table:table-cell/>
          <table:table-cell office:value-type="float" office:value="1442890801.1699" calcext:value-type="float">
            <text:p>1442890801.1699</text:p>
          </table:table-cell>
          <table:table-cell table:formula="of:=[.G788]-[.$B788]" office:value-type="float" office:value="0.26814866065979" calcext:value-type="float">
            <text:p>0.2681486607</text:p>
          </table:table-cell>
          <table:table-cell/>
          <table:table-cell office:value-type="float" office:value="1442890801.19602" calcext:value-type="float">
            <text:p>1442890801.19602</text:p>
          </table:table-cell>
          <table:table-cell table:formula="of:=[.J788]-[.$B788]" office:value-type="float" office:value="0.294275760650635" calcext:value-type="float">
            <text:p>0.294275760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890800.91418" calcext:value-type="float">
            <text:p>1442890800.91418</text:p>
          </table:table-cell>
          <table:table-cell office:value-type="float" office:value="896" calcext:value-type="float">
            <text:p>896</text:p>
          </table:table-cell>
          <table:table-cell table:formula="of:=[.B789]-[.B$2]" office:value-type="float" office:value="32.0169060230255" calcext:value-type="float">
            <text:p>32.016906023</text:p>
          </table:table-cell>
          <table:table-cell table:formula="of:=[.C789]/([.D789]-[.D788])" office:value-type="float" office:value="72097.7723549161" calcext:value-type="float">
            <text:p>72097.7723549161</text:p>
          </table:table-cell>
          <table:table-cell/>
          <table:table-cell office:value-type="float" office:value="1442890801.16991" calcext:value-type="float">
            <text:p>1442890801.16991</text:p>
          </table:table-cell>
          <table:table-cell table:formula="of:=[.G789]-[.$B789]" office:value-type="float" office:value="0.255739212036133" calcext:value-type="float">
            <text:p>0.255739212</text:p>
          </table:table-cell>
          <table:table-cell/>
          <table:table-cell office:value-type="float" office:value="1442890801.19976" calcext:value-type="float">
            <text:p>1442890801.19976</text:p>
          </table:table-cell>
          <table:table-cell table:formula="of:=[.J789]-[.$B789]" office:value-type="float" office:value="0.285585880279541" calcext:value-type="float">
            <text:p>0.285585880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890800.92665" calcext:value-type="float">
            <text:p>1442890800.92665</text:p>
          </table:table-cell>
          <table:table-cell office:value-type="float" office:value="896" calcext:value-type="float">
            <text:p>896</text:p>
          </table:table-cell>
          <table:table-cell table:formula="of:=[.B790]-[.B$2]" office:value-type="float" office:value="32.0293772220612" calcext:value-type="float">
            <text:p>32.0293772221</text:p>
          </table:table-cell>
          <table:table-cell table:formula="of:=[.C790]/([.D790]-[.D789])" office:value-type="float" office:value="71845.5376615432" calcext:value-type="float">
            <text:p>71845.5376615432</text:p>
          </table:table-cell>
          <table:table-cell/>
          <table:table-cell office:value-type="float" office:value="1442890801.16993" calcext:value-type="float">
            <text:p>1442890801.16993</text:p>
          </table:table-cell>
          <table:table-cell table:formula="of:=[.G790]-[.$B790]" office:value-type="float" office:value="0.243285894393921" calcext:value-type="float">
            <text:p>0.2432858944</text:p>
          </table:table-cell>
          <table:table-cell/>
          <table:table-cell office:value-type="float" office:value="1442890801.20351" calcext:value-type="float">
            <text:p>1442890801.20351</text:p>
          </table:table-cell>
          <table:table-cell table:formula="of:=[.J790]-[.$B790]" office:value-type="float" office:value="0.276860952377319" calcext:value-type="float">
            <text:p>0.2768609524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890800.9391" calcext:value-type="float">
            <text:p>1442890800.9391</text:p>
          </table:table-cell>
          <table:table-cell office:value-type="float" office:value="896" calcext:value-type="float">
            <text:p>896</text:p>
          </table:table-cell>
          <table:table-cell table:formula="of:=[.B791]-[.B$2]" office:value-type="float" office:value="32.0418257713318" calcext:value-type="float">
            <text:p>32.0418257713</text:p>
          </table:table-cell>
          <table:table-cell table:formula="of:=[.C791]/([.D791]-[.D790])" office:value-type="float" office:value="71976.258479689" calcext:value-type="float">
            <text:p>71976.258479689</text:p>
          </table:table-cell>
          <table:table-cell/>
          <table:table-cell office:value-type="float" office:value="1442890801.16995" calcext:value-type="float">
            <text:p>1442890801.16995</text:p>
          </table:table-cell>
          <table:table-cell table:formula="of:=[.G791]-[.$B791]" office:value-type="float" office:value="0.230855226516724" calcext:value-type="float">
            <text:p>0.2308552265</text:p>
          </table:table-cell>
          <table:table-cell/>
          <table:table-cell office:value-type="float" office:value="1442890801.20729" calcext:value-type="float">
            <text:p>1442890801.20729</text:p>
          </table:table-cell>
          <table:table-cell table:formula="of:=[.J791]-[.$B791]" office:value-type="float" office:value="0.26819109916687" calcext:value-type="float">
            <text:p>0.268191099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890800.95154" calcext:value-type="float">
            <text:p>1442890800.95154</text:p>
          </table:table-cell>
          <table:table-cell office:value-type="float" office:value="896" calcext:value-type="float">
            <text:p>896</text:p>
          </table:table-cell>
          <table:table-cell table:formula="of:=[.B792]-[.B$2]" office:value-type="float" office:value="32.0542669296265" calcext:value-type="float">
            <text:p>32.0542669296</text:p>
          </table:table-cell>
          <table:table-cell table:formula="of:=[.C792]/([.D792]-[.D791])" office:value-type="float" office:value="72019.0177455828" calcext:value-type="float">
            <text:p>72019.0177455828</text:p>
          </table:table-cell>
          <table:table-cell/>
          <table:table-cell office:value-type="float" office:value="1442890801.16999" calcext:value-type="float">
            <text:p>1442890801.16999</text:p>
          </table:table-cell>
          <table:table-cell table:formula="of:=[.G792]-[.$B792]" office:value-type="float" office:value="0.218448638916016" calcext:value-type="float">
            <text:p>0.2184486389</text:p>
          </table:table-cell>
          <table:table-cell/>
          <table:table-cell office:value-type="float" office:value="1442890801.21106" calcext:value-type="float">
            <text:p>1442890801.21106</text:p>
          </table:table-cell>
          <table:table-cell table:formula="of:=[.J792]-[.$B792]" office:value-type="float" office:value="0.259527206420898" calcext:value-type="float">
            <text:p>0.259527206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890800.96397" calcext:value-type="float">
            <text:p>1442890800.96397</text:p>
          </table:table-cell>
          <table:table-cell office:value-type="float" office:value="896" calcext:value-type="float">
            <text:p>896</text:p>
          </table:table-cell>
          <table:table-cell table:formula="of:=[.B793]-[.B$2]" office:value-type="float" office:value="32.066703081131" calcext:value-type="float">
            <text:p>32.0667030811</text:p>
          </table:table-cell>
          <table:table-cell table:formula="of:=[.C793]/([.D793]-[.D792])" office:value-type="float" office:value="72048.012576446" calcext:value-type="float">
            <text:p>72048.012576446</text:p>
          </table:table-cell>
          <table:table-cell/>
          <table:table-cell office:value-type="float" office:value="1442890801.22091" calcext:value-type="float">
            <text:p>1442890801.22091</text:p>
          </table:table-cell>
          <table:table-cell table:formula="of:=[.G793]-[.$B793]" office:value-type="float" office:value="0.256935834884644" calcext:value-type="float">
            <text:p>0.2569358349</text:p>
          </table:table-cell>
          <table:table-cell/>
          <table:table-cell office:value-type="float" office:value="1442890801.22095" calcext:value-type="float">
            <text:p>1442890801.22095</text:p>
          </table:table-cell>
          <table:table-cell table:formula="of:=[.J793]-[.$B793]" office:value-type="float" office:value="0.256977081298828" calcext:value-type="float">
            <text:p>0.256977081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890800.97639" calcext:value-type="float">
            <text:p>1442890800.97639</text:p>
          </table:table-cell>
          <table:table-cell office:value-type="float" office:value="896" calcext:value-type="float">
            <text:p>896</text:p>
          </table:table-cell>
          <table:table-cell table:formula="of:=[.B794]-[.B$2]" office:value-type="float" office:value="32.0791251659393" calcext:value-type="float">
            <text:p>32.0791251659</text:p>
          </table:table-cell>
          <table:table-cell table:formula="of:=[.C794]/([.D794]-[.D793])" office:value-type="float" office:value="72129.5993244021" calcext:value-type="float">
            <text:p>72129.5993244021</text:p>
          </table:table-cell>
          <table:table-cell/>
          <table:table-cell office:value-type="float" office:value="1442890801.22101" calcext:value-type="float">
            <text:p>1442890801.22101</text:p>
          </table:table-cell>
          <table:table-cell table:formula="of:=[.G794]-[.$B794]" office:value-type="float" office:value="0.244611740112305" calcext:value-type="float">
            <text:p>0.2446117401</text:p>
          </table:table-cell>
          <table:table-cell/>
          <table:table-cell office:value-type="float" office:value="1442890801.22472" calcext:value-type="float">
            <text:p>1442890801.22472</text:p>
          </table:table-cell>
          <table:table-cell table:formula="of:=[.J794]-[.$B794]" office:value-type="float" office:value="0.248323202133179" calcext:value-type="float">
            <text:p>0.248323202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890800.98886" calcext:value-type="float">
            <text:p>1442890800.98886</text:p>
          </table:table-cell>
          <table:table-cell office:value-type="float" office:value="896" calcext:value-type="float">
            <text:p>896</text:p>
          </table:table-cell>
          <table:table-cell table:formula="of:=[.B795]-[.B$2]" office:value-type="float" office:value="32.0915863513947" calcext:value-type="float">
            <text:p>32.0915863514</text:p>
          </table:table-cell>
          <table:table-cell table:formula="of:=[.C795]/([.D795]-[.D794])" office:value-type="float" office:value="71903.2714192783" calcext:value-type="float">
            <text:p>71903.2714192783</text:p>
          </table:table-cell>
          <table:table-cell/>
          <table:table-cell office:value-type="float" office:value="1442890801.22103" calcext:value-type="float">
            <text:p>1442890801.22103</text:p>
          </table:table-cell>
          <table:table-cell table:formula="of:=[.G795]-[.$B795]" office:value-type="float" office:value="0.23217248916626" calcext:value-type="float">
            <text:p>0.2321724892</text:p>
          </table:table-cell>
          <table:table-cell/>
          <table:table-cell office:value-type="float" office:value="1442890801.22849" calcext:value-type="float">
            <text:p>1442890801.22849</text:p>
          </table:table-cell>
          <table:table-cell table:formula="of:=[.J795]-[.$B795]" office:value-type="float" office:value="0.23962926864624" calcext:value-type="float">
            <text:p>0.239629268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890801.00051" calcext:value-type="float">
            <text:p>1442890801.00051</text:p>
          </table:table-cell>
          <table:table-cell office:value-type="float" office:value="896" calcext:value-type="float">
            <text:p>896</text:p>
          </table:table-cell>
          <table:table-cell table:formula="of:=[.B796]-[.B$2]" office:value-type="float" office:value="32.1032407283783" calcext:value-type="float">
            <text:p>32.1032407284</text:p>
          </table:table-cell>
          <table:table-cell table:formula="of:=[.C796]/([.D796]-[.D795])" office:value-type="float" office:value="76880.9865390123" calcext:value-type="float">
            <text:p>76880.9865390123</text:p>
          </table:table-cell>
          <table:table-cell/>
          <table:table-cell office:value-type="float" office:value="1442890801.22105" calcext:value-type="float">
            <text:p>1442890801.22105</text:p>
          </table:table-cell>
          <table:table-cell table:formula="of:=[.G796]-[.$B796]" office:value-type="float" office:value="0.220538377761841" calcext:value-type="float">
            <text:p>0.2205383778</text:p>
          </table:table-cell>
          <table:table-cell/>
          <table:table-cell office:value-type="float" office:value="1442890801.23226" calcext:value-type="float">
            <text:p>1442890801.23226</text:p>
          </table:table-cell>
          <table:table-cell table:formula="of:=[.J796]-[.$B796]" office:value-type="float" office:value="0.231750965118408" calcext:value-type="float">
            <text:p>0.231750965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890801.01195" calcext:value-type="float">
            <text:p>1442890801.01195</text:p>
          </table:table-cell>
          <table:table-cell office:value-type="float" office:value="896" calcext:value-type="float">
            <text:p>896</text:p>
          </table:table-cell>
          <table:table-cell table:formula="of:=[.B797]-[.B$2]" office:value-type="float" office:value="32.1146757602692" calcext:value-type="float">
            <text:p>32.1146757603</text:p>
          </table:table-cell>
          <table:table-cell table:formula="of:=[.C797]/([.D797]-[.D796])" office:value-type="float" office:value="78355.7062674617" calcext:value-type="float">
            <text:p>78355.7062674617</text:p>
          </table:table-cell>
          <table:table-cell/>
          <table:table-cell office:value-type="float" office:value="1442890801.22108" calcext:value-type="float">
            <text:p>1442890801.22108</text:p>
          </table:table-cell>
          <table:table-cell table:formula="of:=[.G797]-[.$B797]" office:value-type="float" office:value="0.209137678146362" calcext:value-type="float">
            <text:p>0.2091376781</text:p>
          </table:table-cell>
          <table:table-cell/>
          <table:table-cell office:value-type="float" office:value="1442890801.23602" calcext:value-type="float">
            <text:p>1442890801.23602</text:p>
          </table:table-cell>
          <table:table-cell table:formula="of:=[.J797]-[.$B797]" office:value-type="float" office:value="0.22407865524292" calcext:value-type="float">
            <text:p>0.224078655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890801.02334" calcext:value-type="float">
            <text:p>1442890801.02334</text:p>
          </table:table-cell>
          <table:table-cell office:value-type="float" office:value="896" calcext:value-type="float">
            <text:p>896</text:p>
          </table:table-cell>
          <table:table-cell table:formula="of:=[.B798]-[.B$2]" office:value-type="float" office:value="32.1260702610016" calcext:value-type="float">
            <text:p>32.126070261</text:p>
          </table:table-cell>
          <table:table-cell table:formula="of:=[.C798]/([.D798]-[.D797])" office:value-type="float" office:value="78634.4238366254" calcext:value-type="float">
            <text:p>78634.4238366254</text:p>
          </table:table-cell>
          <table:table-cell/>
          <table:table-cell office:value-type="float" office:value="1442890801.36609" calcext:value-type="float">
            <text:p>1442890801.36609</text:p>
          </table:table-cell>
          <table:table-cell table:formula="of:=[.G798]-[.$B798]" office:value-type="float" office:value="0.342747449874878" calcext:value-type="float">
            <text:p>0.3427474499</text:p>
          </table:table-cell>
          <table:table-cell/>
          <table:table-cell office:value-type="float" office:value="1442890801.36613" calcext:value-type="float">
            <text:p>1442890801.36613</text:p>
          </table:table-cell>
          <table:table-cell table:formula="of:=[.J798]-[.$B798]" office:value-type="float" office:value="0.34278678894043" calcext:value-type="float">
            <text:p>0.342786788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890801.03469" calcext:value-type="float">
            <text:p>1442890801.03469</text:p>
          </table:table-cell>
          <table:table-cell office:value-type="float" office:value="896" calcext:value-type="float">
            <text:p>896</text:p>
          </table:table-cell>
          <table:table-cell table:formula="of:=[.B799]-[.B$2]" office:value-type="float" office:value="32.1374161243439" calcext:value-type="float">
            <text:p>32.1374161243</text:p>
          </table:table-cell>
          <table:table-cell table:formula="of:=[.C799]/([.D799]-[.D798])" office:value-type="float" office:value="78971.513490796" calcext:value-type="float">
            <text:p>78971.513490796</text:p>
          </table:table-cell>
          <table:table-cell/>
          <table:table-cell office:value-type="float" office:value="1442890801.36617" calcext:value-type="float">
            <text:p>1442890801.36617</text:p>
          </table:table-cell>
          <table:table-cell table:formula="of:=[.G799]-[.$B799]" office:value-type="float" office:value="0.331484794616699" calcext:value-type="float">
            <text:p>0.3314847946</text:p>
          </table:table-cell>
          <table:table-cell/>
          <table:table-cell office:value-type="float" office:value="1442890801.36991" calcext:value-type="float">
            <text:p>1442890801.36991</text:p>
          </table:table-cell>
          <table:table-cell table:formula="of:=[.J799]-[.$B799]" office:value-type="float" office:value="0.335220336914062" calcext:value-type="float">
            <text:p>0.335220336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890801.04611" calcext:value-type="float">
            <text:p>1442890801.04611</text:p>
          </table:table-cell>
          <table:table-cell office:value-type="float" office:value="896" calcext:value-type="float">
            <text:p>896</text:p>
          </table:table-cell>
          <table:table-cell table:formula="of:=[.B800]-[.B$2]" office:value-type="float" office:value="32.1488399505615" calcext:value-type="float">
            <text:p>32.1488399506</text:p>
          </table:table-cell>
          <table:table-cell table:formula="of:=[.C800]/([.D800]-[.D799])" office:value-type="float" office:value="78432.5656683711" calcext:value-type="float">
            <text:p>78432.5656683711</text:p>
          </table:table-cell>
          <table:table-cell/>
          <table:table-cell office:value-type="float" office:value="1442890801.36619" calcext:value-type="float">
            <text:p>1442890801.36619</text:p>
          </table:table-cell>
          <table:table-cell table:formula="of:=[.G800]-[.$B800]" office:value-type="float" office:value="0.320083379745483" calcext:value-type="float">
            <text:p>0.3200833797</text:p>
          </table:table-cell>
          <table:table-cell/>
          <table:table-cell office:value-type="float" office:value="1442890801.37368" calcext:value-type="float">
            <text:p>1442890801.37368</text:p>
          </table:table-cell>
          <table:table-cell table:formula="of:=[.J800]-[.$B800]" office:value-type="float" office:value="0.327574968338013" calcext:value-type="float">
            <text:p>0.327574968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890801.05752" calcext:value-type="float">
            <text:p>1442890801.05752</text:p>
          </table:table-cell>
          <table:table-cell office:value-type="float" office:value="896" calcext:value-type="float">
            <text:p>896</text:p>
          </table:table-cell>
          <table:table-cell table:formula="of:=[.B801]-[.B$2]" office:value-type="float" office:value="32.1602475643158" calcext:value-type="float">
            <text:p>32.1602475643</text:p>
          </table:table-cell>
          <table:table-cell table:formula="of:=[.C801]/([.D801]-[.D800])" office:value-type="float" office:value="78544.0337743223" calcext:value-type="float">
            <text:p>78544.0337743223</text:p>
          </table:table-cell>
          <table:table-cell/>
          <table:table-cell office:value-type="float" office:value="1442890801.36621" calcext:value-type="float">
            <text:p>1442890801.36621</text:p>
          </table:table-cell>
          <table:table-cell table:formula="of:=[.G801]-[.$B801]" office:value-type="float" office:value="0.308696269989014" calcext:value-type="float">
            <text:p>0.30869627</text:p>
          </table:table-cell>
          <table:table-cell/>
          <table:table-cell office:value-type="float" office:value="1442890801.37746" calcext:value-type="float">
            <text:p>1442890801.37746</text:p>
          </table:table-cell>
          <table:table-cell table:formula="of:=[.J801]-[.$B801]" office:value-type="float" office:value="0.319940090179443" calcext:value-type="float">
            <text:p>0.319940090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890801.06886" calcext:value-type="float">
            <text:p>1442890801.06886</text:p>
          </table:table-cell>
          <table:table-cell office:value-type="float" office:value="896" calcext:value-type="float">
            <text:p>896</text:p>
          </table:table-cell>
          <table:table-cell table:formula="of:=[.B802]-[.B$2]" office:value-type="float" office:value="32.1715927124023" calcext:value-type="float">
            <text:p>32.1715927124</text:p>
          </table:table-cell>
          <table:table-cell table:formula="of:=[.C802]/([.D802]-[.D801])" office:value-type="float" office:value="78976.492255963" calcext:value-type="float">
            <text:p>78976.492255963</text:p>
          </table:table-cell>
          <table:table-cell/>
          <table:table-cell office:value-type="float" office:value="1442890801.36623" calcext:value-type="float">
            <text:p>1442890801.36623</text:p>
          </table:table-cell>
          <table:table-cell table:formula="of:=[.G802]-[.$B802]" office:value-type="float" office:value="0.29737114906311" calcext:value-type="float">
            <text:p>0.2973711491</text:p>
          </table:table-cell>
          <table:table-cell/>
          <table:table-cell office:value-type="float" office:value="1442890801.38124" calcext:value-type="float">
            <text:p>1442890801.38124</text:p>
          </table:table-cell>
          <table:table-cell table:formula="of:=[.J802]-[.$B802]" office:value-type="float" office:value="0.312373638153076" calcext:value-type="float">
            <text:p>0.312373638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890801.08037" calcext:value-type="float">
            <text:p>1442890801.08037</text:p>
          </table:table-cell>
          <table:table-cell office:value-type="float" office:value="896" calcext:value-type="float">
            <text:p>896</text:p>
          </table:table-cell>
          <table:table-cell table:formula="of:=[.B803]-[.B$2]" office:value-type="float" office:value="32.1830985546112" calcext:value-type="float">
            <text:p>32.1830985546</text:p>
          </table:table-cell>
          <table:table-cell table:formula="of:=[.C803]/([.D803]-[.D802])" office:value-type="float" office:value="77873.4823349013" calcext:value-type="float">
            <text:p>77873.4823349013</text:p>
          </table:table-cell>
          <table:table-cell/>
          <table:table-cell office:value-type="float" office:value="1442890801.36628" calcext:value-type="float">
            <text:p>1442890801.36628</text:p>
          </table:table-cell>
          <table:table-cell table:formula="of:=[.G803]-[.$B803]" office:value-type="float" office:value="0.285911321640015" calcext:value-type="float">
            <text:p>0.2859113216</text:p>
          </table:table-cell>
          <table:table-cell/>
          <table:table-cell office:value-type="float" office:value="1442890801.38501" calcext:value-type="float">
            <text:p>1442890801.38501</text:p>
          </table:table-cell>
          <table:table-cell table:formula="of:=[.J803]-[.$B803]" office:value-type="float" office:value="0.304639577865601" calcext:value-type="float">
            <text:p>0.304639577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890801.09178" calcext:value-type="float">
            <text:p>1442890801.09178</text:p>
          </table:table-cell>
          <table:table-cell office:value-type="float" office:value="896" calcext:value-type="float">
            <text:p>896</text:p>
          </table:table-cell>
          <table:table-cell table:formula="of:=[.B804]-[.B$2]" office:value-type="float" office:value="32.1945149898529" calcext:value-type="float">
            <text:p>32.1945149899</text:p>
          </table:table-cell>
          <table:table-cell table:formula="of:=[.C804]/([.D804]-[.D803])" office:value-type="float" office:value="78483.342744967" calcext:value-type="float">
            <text:p>78483.342744967</text:p>
          </table:table-cell>
          <table:table-cell/>
          <table:table-cell office:value-type="float" office:value="1442890801.3663" calcext:value-type="float">
            <text:p>1442890801.3663</text:p>
          </table:table-cell>
          <table:table-cell table:formula="of:=[.G804]-[.$B804]" office:value-type="float" office:value="0.274515628814697" calcext:value-type="float">
            <text:p>0.2745156288</text:p>
          </table:table-cell>
          <table:table-cell/>
          <table:table-cell office:value-type="float" office:value="1442890801.38878" calcext:value-type="float">
            <text:p>1442890801.38878</text:p>
          </table:table-cell>
          <table:table-cell table:formula="of:=[.J804]-[.$B804]" office:value-type="float" office:value="0.29699969291687" calcext:value-type="float">
            <text:p>0.296999692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890801.1032" calcext:value-type="float">
            <text:p>1442890801.1032</text:p>
          </table:table-cell>
          <table:table-cell office:value-type="float" office:value="896" calcext:value-type="float">
            <text:p>896</text:p>
          </table:table-cell>
          <table:table-cell table:formula="of:=[.B805]-[.B$2]" office:value-type="float" office:value="32.2059326171875" calcext:value-type="float">
            <text:p>32.2059326172</text:p>
          </table:table-cell>
          <table:table-cell table:formula="of:=[.C805]/([.D805]-[.D804])" office:value-type="float" office:value="78475.1484474514" calcext:value-type="float">
            <text:p>78475.1484474514</text:p>
          </table:table-cell>
          <table:table-cell/>
          <table:table-cell office:value-type="float" office:value="1442890801.36632" calcext:value-type="float">
            <text:p>1442890801.36632</text:p>
          </table:table-cell>
          <table:table-cell table:formula="of:=[.G805]-[.$B805]" office:value-type="float" office:value="0.263117790222168" calcext:value-type="float">
            <text:p>0.2631177902</text:p>
          </table:table-cell>
          <table:table-cell/>
          <table:table-cell office:value-type="float" office:value="1442890801.39253" calcext:value-type="float">
            <text:p>1442890801.39253</text:p>
          </table:table-cell>
          <table:table-cell table:formula="of:=[.J805]-[.$B805]" office:value-type="float" office:value="0.289330005645752" calcext:value-type="float">
            <text:p>0.2893300056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890801.11464" calcext:value-type="float">
            <text:p>1442890801.11464</text:p>
          </table:table-cell>
          <table:table-cell office:value-type="float" office:value="896" calcext:value-type="float">
            <text:p>896</text:p>
          </table:table-cell>
          <table:table-cell table:formula="of:=[.B806]-[.B$2]" office:value-type="float" office:value="32.2173659801483" calcext:value-type="float">
            <text:p>32.2173659801</text:p>
          </table:table-cell>
          <table:table-cell table:formula="of:=[.C806]/([.D806]-[.D805])" office:value-type="float" office:value="78367.1438640392" calcext:value-type="float">
            <text:p>78367.1438640392</text:p>
          </table:table-cell>
          <table:table-cell/>
          <table:table-cell office:value-type="float" office:value="1442890801.36634" calcext:value-type="float">
            <text:p>1442890801.36634</text:p>
          </table:table-cell>
          <table:table-cell table:formula="of:=[.G806]-[.$B806]" office:value-type="float" office:value="0.251703977584839" calcext:value-type="float">
            <text:p>0.2517039776</text:p>
          </table:table-cell>
          <table:table-cell/>
          <table:table-cell office:value-type="float" office:value="1442890801.39631" calcext:value-type="float">
            <text:p>1442890801.39631</text:p>
          </table:table-cell>
          <table:table-cell table:formula="of:=[.J806]-[.$B806]" office:value-type="float" office:value="0.281670093536377" calcext:value-type="float">
            <text:p>0.281670093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890801.1261" calcext:value-type="float">
            <text:p>1442890801.1261</text:p>
          </table:table-cell>
          <table:table-cell office:value-type="float" office:value="896" calcext:value-type="float">
            <text:p>896</text:p>
          </table:table-cell>
          <table:table-cell table:formula="of:=[.B807]-[.B$2]" office:value-type="float" office:value="32.2288348674774" calcext:value-type="float">
            <text:p>32.2288348675</text:p>
          </table:table-cell>
          <table:table-cell table:formula="of:=[.C807]/([.D807]-[.D806])" office:value-type="float" office:value="78124.4051222352" calcext:value-type="float">
            <text:p>78124.4051222352</text:p>
          </table:table-cell>
          <table:table-cell/>
          <table:table-cell office:value-type="float" office:value="1442890801.36636" calcext:value-type="float">
            <text:p>1442890801.36636</text:p>
          </table:table-cell>
          <table:table-cell table:formula="of:=[.G807]-[.$B807]" office:value-type="float" office:value="0.240254878997803" calcext:value-type="float">
            <text:p>0.240254879</text:p>
          </table:table-cell>
          <table:table-cell/>
          <table:table-cell office:value-type="float" office:value="1442890801.40008" calcext:value-type="float">
            <text:p>1442890801.40008</text:p>
          </table:table-cell>
          <table:table-cell table:formula="of:=[.J807]-[.$B807]" office:value-type="float" office:value="0.273976802825928" calcext:value-type="float">
            <text:p>0.273976802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890801.13757" calcext:value-type="float">
            <text:p>1442890801.13757</text:p>
          </table:table-cell>
          <table:table-cell office:value-type="float" office:value="896" calcext:value-type="float">
            <text:p>896</text:p>
          </table:table-cell>
          <table:table-cell table:formula="of:=[.B808]-[.B$2]" office:value-type="float" office:value="32.2402958869934" calcext:value-type="float">
            <text:p>32.240295887</text:p>
          </table:table-cell>
          <table:table-cell table:formula="of:=[.C808]/([.D808]-[.D807])" office:value-type="float" office:value="78178.0363212748" calcext:value-type="float">
            <text:p>78178.0363212748</text:p>
          </table:table-cell>
          <table:table-cell/>
          <table:table-cell office:value-type="float" office:value="1442890801.36638" calcext:value-type="float">
            <text:p>1442890801.36638</text:p>
          </table:table-cell>
          <table:table-cell table:formula="of:=[.G808]-[.$B808]" office:value-type="float" office:value="0.228813648223877" calcext:value-type="float">
            <text:p>0.2288136482</text:p>
          </table:table-cell>
          <table:table-cell/>
          <table:table-cell office:value-type="float" office:value="1442890801.40384" calcext:value-type="float">
            <text:p>1442890801.40384</text:p>
          </table:table-cell>
          <table:table-cell table:formula="of:=[.J808]-[.$B808]" office:value-type="float" office:value="0.266279220581055" calcext:value-type="float">
            <text:p>0.266279220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890801.149" calcext:value-type="float">
            <text:p>1442890801.149</text:p>
          </table:table-cell>
          <table:table-cell office:value-type="float" office:value="896" calcext:value-type="float">
            <text:p>896</text:p>
          </table:table-cell>
          <table:table-cell table:formula="of:=[.B809]-[.B$2]" office:value-type="float" office:value="32.25172996521" calcext:value-type="float">
            <text:p>32.2517299652</text:p>
          </table:table-cell>
          <table:table-cell table:formula="of:=[.C809]/([.D809]-[.D808])" office:value-type="float" office:value="78362.2416280912" calcext:value-type="float">
            <text:p>78362.2416280912</text:p>
          </table:table-cell>
          <table:table-cell/>
          <table:table-cell office:value-type="float" office:value="1442890801.3664" calcext:value-type="float">
            <text:p>1442890801.3664</text:p>
          </table:table-cell>
          <table:table-cell table:formula="of:=[.G809]-[.$B809]" office:value-type="float" office:value="0.217399835586548" calcext:value-type="float">
            <text:p>0.2173998356</text:p>
          </table:table-cell>
          <table:table-cell/>
          <table:table-cell office:value-type="float" office:value="1442890801.40764" calcext:value-type="float">
            <text:p>1442890801.40764</text:p>
          </table:table-cell>
          <table:table-cell table:formula="of:=[.J809]-[.$B809]" office:value-type="float" office:value="0.258643388748169" calcext:value-type="float">
            <text:p>0.258643388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890801.16047" calcext:value-type="float">
            <text:p>1442890801.16047</text:p>
          </table:table-cell>
          <table:table-cell office:value-type="float" office:value="896" calcext:value-type="float">
            <text:p>896</text:p>
          </table:table-cell>
          <table:table-cell table:formula="of:=[.B810]-[.B$2]" office:value-type="float" office:value="32.2632033824921" calcext:value-type="float">
            <text:p>32.2632033825</text:p>
          </table:table-cell>
          <table:table-cell table:formula="of:=[.C810]/([.D810]-[.D809])" office:value-type="float" office:value="78093.5599193733" calcext:value-type="float">
            <text:p>78093.5599193733</text:p>
          </table:table-cell>
          <table:table-cell/>
          <table:table-cell office:value-type="float" office:value="1442890801.42209" calcext:value-type="float">
            <text:p>1442890801.42209</text:p>
          </table:table-cell>
          <table:table-cell table:formula="of:=[.G810]-[.$B810]" office:value-type="float" office:value="0.261615753173828" calcext:value-type="float">
            <text:p>0.2616157532</text:p>
          </table:table-cell>
          <table:table-cell/>
          <table:table-cell office:value-type="float" office:value="1442890801.42212" calcext:value-type="float">
            <text:p>1442890801.42212</text:p>
          </table:table-cell>
          <table:table-cell table:formula="of:=[.J810]-[.$B810]" office:value-type="float" office:value="0.261650085449219" calcext:value-type="float">
            <text:p>0.2616500854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890801.17198" calcext:value-type="float">
            <text:p>1442890801.17198</text:p>
          </table:table-cell>
          <table:table-cell office:value-type="float" office:value="896" calcext:value-type="float">
            <text:p>896</text:p>
          </table:table-cell>
          <table:table-cell table:formula="of:=[.B811]-[.B$2]" office:value-type="float" office:value="32.2747077941895" calcext:value-type="float">
            <text:p>32.2747077942</text:p>
          </table:table-cell>
          <table:table-cell table:formula="of:=[.C811]/([.D811]-[.D810])" office:value-type="float" office:value="77883.165481939" calcext:value-type="float">
            <text:p>77883.165481939</text:p>
          </table:table-cell>
          <table:table-cell/>
          <table:table-cell office:value-type="float" office:value="1442890801.42216" calcext:value-type="float">
            <text:p>1442890801.42216</text:p>
          </table:table-cell>
          <table:table-cell table:formula="of:=[.G811]-[.$B811]" office:value-type="float" office:value="0.25018572807312" calcext:value-type="float">
            <text:p>0.2501857281</text:p>
          </table:table-cell>
          <table:table-cell/>
          <table:table-cell office:value-type="float" office:value="1442890801.42589" calcext:value-type="float">
            <text:p>1442890801.42589</text:p>
          </table:table-cell>
          <table:table-cell table:formula="of:=[.J811]-[.$B811]" office:value-type="float" office:value="0.253909826278687" calcext:value-type="float">
            <text:p>0.253909826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890801.18348" calcext:value-type="float">
            <text:p>1442890801.18348</text:p>
          </table:table-cell>
          <table:table-cell office:value-type="float" office:value="896" calcext:value-type="float">
            <text:p>896</text:p>
          </table:table-cell>
          <table:table-cell table:formula="of:=[.B812]-[.B$2]" office:value-type="float" office:value="32.2862062454224" calcext:value-type="float">
            <text:p>32.2862062454</text:p>
          </table:table-cell>
          <table:table-cell table:formula="of:=[.C812]/([.D812]-[.D811])" office:value-type="float" office:value="77923.537861823" calcext:value-type="float">
            <text:p>77923.537861823</text:p>
          </table:table-cell>
          <table:table-cell/>
          <table:table-cell office:value-type="float" office:value="1442890801.42219" calcext:value-type="float">
            <text:p>1442890801.42219</text:p>
          </table:table-cell>
          <table:table-cell table:formula="of:=[.G812]-[.$B812]" office:value-type="float" office:value="0.238711357116699" calcext:value-type="float">
            <text:p>0.2387113571</text:p>
          </table:table-cell>
          <table:table-cell/>
          <table:table-cell office:value-type="float" office:value="1442890801.42968" calcext:value-type="float">
            <text:p>1442890801.42968</text:p>
          </table:table-cell>
          <table:table-cell table:formula="of:=[.J812]-[.$B812]" office:value-type="float" office:value="0.246202945709229" calcext:value-type="float">
            <text:p>0.246202945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890801.19495" calcext:value-type="float">
            <text:p>1442890801.19495</text:p>
          </table:table-cell>
          <table:table-cell office:value-type="float" office:value="896" calcext:value-type="float">
            <text:p>896</text:p>
          </table:table-cell>
          <table:table-cell table:formula="of:=[.B813]-[.B$2]" office:value-type="float" office:value="32.2976815700531" calcext:value-type="float">
            <text:p>32.2976815701</text:p>
          </table:table-cell>
          <table:table-cell table:formula="of:=[.C813]/([.D813]-[.D812])" office:value-type="float" office:value="78080.579751096" calcext:value-type="float">
            <text:p>78080.579751096</text:p>
          </table:table-cell>
          <table:table-cell/>
          <table:table-cell office:value-type="float" office:value="1442890801.42221" calcext:value-type="float">
            <text:p>1442890801.42221</text:p>
          </table:table-cell>
          <table:table-cell table:formula="of:=[.G813]-[.$B813]" office:value-type="float" office:value="0.227257013320923" calcext:value-type="float">
            <text:p>0.2272570133</text:p>
          </table:table-cell>
          <table:table-cell/>
          <table:table-cell office:value-type="float" office:value="1442890801.43344" calcext:value-type="float">
            <text:p>1442890801.43344</text:p>
          </table:table-cell>
          <table:table-cell table:formula="of:=[.J813]-[.$B813]" office:value-type="float" office:value="0.238488435745239" calcext:value-type="float">
            <text:p>0.2384884357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890801.20639" calcext:value-type="float">
            <text:p>1442890801.20639</text:p>
          </table:table-cell>
          <table:table-cell office:value-type="float" office:value="896" calcext:value-type="float">
            <text:p>896</text:p>
          </table:table-cell>
          <table:table-cell table:formula="of:=[.B814]-[.B$2]" office:value-type="float" office:value="32.3091249465942" calcext:value-type="float">
            <text:p>32.3091249466</text:p>
          </table:table-cell>
          <table:table-cell table:formula="of:=[.C814]/([.D814]-[.D813])" office:value-type="float" office:value="78298.5683271871" calcext:value-type="float">
            <text:p>78298.5683271871</text:p>
          </table:table-cell>
          <table:table-cell/>
          <table:table-cell office:value-type="float" office:value="1442890801.42223" calcext:value-type="float">
            <text:p>1442890801.42223</text:p>
          </table:table-cell>
          <table:table-cell table:formula="of:=[.G814]-[.$B814]" office:value-type="float" office:value="0.215833902359009" calcext:value-type="float">
            <text:p>0.2158339024</text:p>
          </table:table-cell>
          <table:table-cell/>
          <table:table-cell office:value-type="float" office:value="1442890801.43722" calcext:value-type="float">
            <text:p>1442890801.43722</text:p>
          </table:table-cell>
          <table:table-cell table:formula="of:=[.J814]-[.$B814]" office:value-type="float" office:value="0.230820655822754" calcext:value-type="float">
            <text:p>0.2308206558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890801.21794" calcext:value-type="float">
            <text:p>1442890801.21794</text:p>
          </table:table-cell>
          <table:table-cell office:value-type="float" office:value="896" calcext:value-type="float">
            <text:p>896</text:p>
          </table:table-cell>
          <table:table-cell table:formula="of:=[.B815]-[.B$2]" office:value-type="float" office:value="32.3206686973572" calcext:value-type="float">
            <text:p>32.3206686974</text:p>
          </table:table-cell>
          <table:table-cell table:formula="of:=[.C815]/([.D815]-[.D814])" office:value-type="float" office:value="77617.7533974968" calcext:value-type="float">
            <text:p>77617.7533974968</text:p>
          </table:table-cell>
          <table:table-cell/>
          <table:table-cell office:value-type="float" office:value="1442890801.56119" calcext:value-type="float">
            <text:p>1442890801.56119</text:p>
          </table:table-cell>
          <table:table-cell table:formula="of:=[.G815]-[.$B815]" office:value-type="float" office:value="0.34324836730957" calcext:value-type="float">
            <text:p>0.3432483673</text:p>
          </table:table-cell>
          <table:table-cell/>
          <table:table-cell office:value-type="float" office:value="1442890801.56123" calcext:value-type="float">
            <text:p>1442890801.56123</text:p>
          </table:table-cell>
          <table:table-cell table:formula="of:=[.J815]-[.$B815]" office:value-type="float" office:value="0.343291759490967" calcext:value-type="float">
            <text:p>0.343291759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890801.22943" calcext:value-type="float">
            <text:p>1442890801.22943</text:p>
          </table:table-cell>
          <table:table-cell office:value-type="float" office:value="896" calcext:value-type="float">
            <text:p>896</text:p>
          </table:table-cell>
          <table:table-cell table:formula="of:=[.B816]-[.B$2]" office:value-type="float" office:value="32.332160949707" calcext:value-type="float">
            <text:p>32.3321609497</text:p>
          </table:table-cell>
          <table:table-cell table:formula="of:=[.C816]/([.D816]-[.D815])" office:value-type="float" office:value="77965.569561429" calcext:value-type="float">
            <text:p>77965.569561429</text:p>
          </table:table-cell>
          <table:table-cell/>
          <table:table-cell office:value-type="float" office:value="1442890801.56128" calcext:value-type="float">
            <text:p>1442890801.56128</text:p>
          </table:table-cell>
          <table:table-cell table:formula="of:=[.G816]-[.$B816]" office:value-type="float" office:value="0.331846952438354" calcext:value-type="float">
            <text:p>0.3318469524</text:p>
          </table:table-cell>
          <table:table-cell/>
          <table:table-cell office:value-type="float" office:value="1442890801.565" calcext:value-type="float">
            <text:p>1442890801.565</text:p>
          </table:table-cell>
          <table:table-cell table:formula="of:=[.J816]-[.$B816]" office:value-type="float" office:value="0.335565090179443" calcext:value-type="float">
            <text:p>0.335565090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890801.24086" calcext:value-type="float">
            <text:p>1442890801.24086</text:p>
          </table:table-cell>
          <table:table-cell office:value-type="float" office:value="896" calcext:value-type="float">
            <text:p>896</text:p>
          </table:table-cell>
          <table:table-cell table:formula="of:=[.B817]-[.B$2]" office:value-type="float" office:value="32.3435909748077" calcext:value-type="float">
            <text:p>32.3435909748</text:p>
          </table:table-cell>
          <table:table-cell table:formula="of:=[.C817]/([.D817]-[.D816])" office:value-type="float" office:value="78390.0290774076" calcext:value-type="float">
            <text:p>78390.0290774076</text:p>
          </table:table-cell>
          <table:table-cell/>
          <table:table-cell office:value-type="float" office:value="1442890801.5613" calcext:value-type="float">
            <text:p>1442890801.5613</text:p>
          </table:table-cell>
          <table:table-cell table:formula="of:=[.G817]-[.$B817]" office:value-type="float" office:value="0.320441007614136" calcext:value-type="float">
            <text:p>0.3204410076</text:p>
          </table:table-cell>
          <table:table-cell/>
          <table:table-cell office:value-type="float" office:value="1442890801.56876" calcext:value-type="float">
            <text:p>1442890801.56876</text:p>
          </table:table-cell>
          <table:table-cell table:formula="of:=[.J817]-[.$B817]" office:value-type="float" office:value="0.327904462814331" calcext:value-type="float">
            <text:p>0.3279044628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890801.25231" calcext:value-type="float">
            <text:p>1442890801.25231</text:p>
          </table:table-cell>
          <table:table-cell office:value-type="float" office:value="896" calcext:value-type="float">
            <text:p>896</text:p>
          </table:table-cell>
          <table:table-cell table:formula="of:=[.B818]-[.B$2]" office:value-type="float" office:value="32.3550429344177" calcext:value-type="float">
            <text:p>32.3550429344</text:p>
          </table:table-cell>
          <table:table-cell table:formula="of:=[.C818]/([.D818]-[.D817])" office:value-type="float" office:value="78239.8847459039" calcext:value-type="float">
            <text:p>78239.8847459039</text:p>
          </table:table-cell>
          <table:table-cell/>
          <table:table-cell office:value-type="float" office:value="1442890801.56132" calcext:value-type="float">
            <text:p>1442890801.56132</text:p>
          </table:table-cell>
          <table:table-cell table:formula="of:=[.G818]-[.$B818]" office:value-type="float" office:value="0.30901026725769" calcext:value-type="float">
            <text:p>0.3090102673</text:p>
          </table:table-cell>
          <table:table-cell/>
          <table:table-cell office:value-type="float" office:value="1442890801.57252" calcext:value-type="float">
            <text:p>1442890801.57252</text:p>
          </table:table-cell>
          <table:table-cell table:formula="of:=[.J818]-[.$B818]" office:value-type="float" office:value="0.320212125778198" calcext:value-type="float">
            <text:p>0.3202121258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890801.26379" calcext:value-type="float">
            <text:p>1442890801.26379</text:p>
          </table:table-cell>
          <table:table-cell office:value-type="float" office:value="896" calcext:value-type="float">
            <text:p>896</text:p>
          </table:table-cell>
          <table:table-cell table:formula="of:=[.B819]-[.B$2]" office:value-type="float" office:value="32.3665170669556" calcext:value-type="float">
            <text:p>32.366517067</text:p>
          </table:table-cell>
          <table:table-cell table:formula="of:=[.C819]/([.D819]-[.D818])" office:value-type="float" office:value="78088.691850559" calcext:value-type="float">
            <text:p>78088.691850559</text:p>
          </table:table-cell>
          <table:table-cell/>
          <table:table-cell office:value-type="float" office:value="1442890801.56134" calcext:value-type="float">
            <text:p>1442890801.56134</text:p>
          </table:table-cell>
          <table:table-cell table:formula="of:=[.G819]-[.$B819]" office:value-type="float" office:value="0.297557353973389" calcext:value-type="float">
            <text:p>0.297557354</text:p>
          </table:table-cell>
          <table:table-cell/>
          <table:table-cell office:value-type="float" office:value="1442890801.57629" calcext:value-type="float">
            <text:p>1442890801.57629</text:p>
          </table:table-cell>
          <table:table-cell table:formula="of:=[.J819]-[.$B819]" office:value-type="float" office:value="0.312504768371582" calcext:value-type="float">
            <text:p>0.312504768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890801.27523" calcext:value-type="float">
            <text:p>1442890801.27523</text:p>
          </table:table-cell>
          <table:table-cell office:value-type="float" office:value="896" calcext:value-type="float">
            <text:p>896</text:p>
          </table:table-cell>
          <table:table-cell table:formula="of:=[.B820]-[.B$2]" office:value-type="float" office:value="32.3779606819153" calcext:value-type="float">
            <text:p>32.3779606819</text:p>
          </table:table-cell>
          <table:table-cell table:formula="of:=[.C820]/([.D820]-[.D819])" office:value-type="float" office:value="78296.9370390433" calcext:value-type="float">
            <text:p>78296.9370390433</text:p>
          </table:table-cell>
          <table:table-cell/>
          <table:table-cell office:value-type="float" office:value="1442890801.56137" calcext:value-type="float">
            <text:p>1442890801.56137</text:p>
          </table:table-cell>
          <table:table-cell table:formula="of:=[.G820]-[.$B820]" office:value-type="float" office:value="0.28613543510437" calcext:value-type="float">
            <text:p>0.2861354351</text:p>
          </table:table-cell>
          <table:table-cell/>
          <table:table-cell office:value-type="float" office:value="1442890801.58006" calcext:value-type="float">
            <text:p>1442890801.58006</text:p>
          </table:table-cell>
          <table:table-cell table:formula="of:=[.J820]-[.$B820]" office:value-type="float" office:value="0.304830074310303" calcext:value-type="float">
            <text:p>0.304830074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890801.28668" calcext:value-type="float">
            <text:p>1442890801.28668</text:p>
          </table:table-cell>
          <table:table-cell office:value-type="float" office:value="896" calcext:value-type="float">
            <text:p>896</text:p>
          </table:table-cell>
          <table:table-cell table:formula="of:=[.B821]-[.B$2]" office:value-type="float" office:value="32.3894059658051" calcext:value-type="float">
            <text:p>32.3894059658</text:p>
          </table:table-cell>
          <table:table-cell table:formula="of:=[.C821]/([.D821]-[.D820])" office:value-type="float" office:value="78285.5199250078" calcext:value-type="float">
            <text:p>78285.5199250078</text:p>
          </table:table-cell>
          <table:table-cell/>
          <table:table-cell office:value-type="float" office:value="1442890801.56139" calcext:value-type="float">
            <text:p>1442890801.56139</text:p>
          </table:table-cell>
          <table:table-cell table:formula="of:=[.G821]-[.$B821]" office:value-type="float" office:value="0.274713277816772" calcext:value-type="float">
            <text:p>0.2747132778</text:p>
          </table:table-cell>
          <table:table-cell/>
          <table:table-cell office:value-type="float" office:value="1442890801.58383" calcext:value-type="float">
            <text:p>1442890801.58383</text:p>
          </table:table-cell>
          <table:table-cell table:formula="of:=[.J821]-[.$B821]" office:value-type="float" office:value="0.297152757644653" calcext:value-type="float">
            <text:p>0.2971527576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890801.29812" calcext:value-type="float">
            <text:p>1442890801.29812</text:p>
          </table:table-cell>
          <table:table-cell office:value-type="float" office:value="896" calcext:value-type="float">
            <text:p>896</text:p>
          </table:table-cell>
          <table:table-cell table:formula="of:=[.B822]-[.B$2]" office:value-type="float" office:value="32.4008553028107" calcext:value-type="float">
            <text:p>32.4008553028</text:p>
          </table:table-cell>
          <table:table-cell table:formula="of:=[.C822]/([.D822]-[.D821])" office:value-type="float" office:value="78257.8065053517" calcext:value-type="float">
            <text:p>78257.8065053517</text:p>
          </table:table-cell>
          <table:table-cell/>
          <table:table-cell office:value-type="float" office:value="1442890801.56141" calcext:value-type="float">
            <text:p>1442890801.56141</text:p>
          </table:table-cell>
          <table:table-cell table:formula="of:=[.G822]-[.$B822]" office:value-type="float" office:value="0.263284921646118" calcext:value-type="float">
            <text:p>0.2632849216</text:p>
          </table:table-cell>
          <table:table-cell/>
          <table:table-cell office:value-type="float" office:value="1442890801.58763" calcext:value-type="float">
            <text:p>1442890801.58763</text:p>
          </table:table-cell>
          <table:table-cell table:formula="of:=[.J822]-[.$B822]" office:value-type="float" office:value="0.289505481719971" calcext:value-type="float">
            <text:p>0.289505481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890801.30961" calcext:value-type="float">
            <text:p>1442890801.30961</text:p>
          </table:table-cell>
          <table:table-cell office:value-type="float" office:value="896" calcext:value-type="float">
            <text:p>896</text:p>
          </table:table-cell>
          <table:table-cell table:formula="of:=[.B823]-[.B$2]" office:value-type="float" office:value="32.4123406410217" calcext:value-type="float">
            <text:p>32.412340641</text:p>
          </table:table-cell>
          <table:table-cell table:formula="of:=[.C823]/([.D823]-[.D822])" office:value-type="float" office:value="78012.5045980113" calcext:value-type="float">
            <text:p>78012.5045980113</text:p>
          </table:table-cell>
          <table:table-cell/>
          <table:table-cell office:value-type="float" office:value="1442890801.56143" calcext:value-type="float">
            <text:p>1442890801.56143</text:p>
          </table:table-cell>
          <table:table-cell table:formula="of:=[.G823]-[.$B823]" office:value-type="float" office:value="0.25182056427002" calcext:value-type="float">
            <text:p>0.2518205643</text:p>
          </table:table-cell>
          <table:table-cell/>
          <table:table-cell office:value-type="float" office:value="1442890801.59139" calcext:value-type="float">
            <text:p>1442890801.59139</text:p>
          </table:table-cell>
          <table:table-cell table:formula="of:=[.J823]-[.$B823]" office:value-type="float" office:value="0.281782627105713" calcext:value-type="float">
            <text:p>0.281782627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890801.32109" calcext:value-type="float">
            <text:p>1442890801.32109</text:p>
          </table:table-cell>
          <table:table-cell office:value-type="float" office:value="896" calcext:value-type="float">
            <text:p>896</text:p>
          </table:table-cell>
          <table:table-cell table:formula="of:=[.B824]-[.B$2]" office:value-type="float" office:value="32.4238166809082" calcext:value-type="float">
            <text:p>32.4238166809</text:p>
          </table:table-cell>
          <table:table-cell table:formula="of:=[.C824]/([.D824]-[.D823])" office:value-type="float" office:value="78075.7133003698" calcext:value-type="float">
            <text:p>78075.7133003698</text:p>
          </table:table-cell>
          <table:table-cell/>
          <table:table-cell office:value-type="float" office:value="1442890801.56145" calcext:value-type="float">
            <text:p>1442890801.56145</text:p>
          </table:table-cell>
          <table:table-cell table:formula="of:=[.G824]-[.$B824]" office:value-type="float" office:value="0.240365982055664" calcext:value-type="float">
            <text:p>0.2403659821</text:p>
          </table:table-cell>
          <table:table-cell/>
          <table:table-cell office:value-type="float" office:value="1442890801.59516" calcext:value-type="float">
            <text:p>1442890801.59516</text:p>
          </table:table-cell>
          <table:table-cell table:formula="of:=[.J824]-[.$B824]" office:value-type="float" office:value="0.274075984954834" calcext:value-type="float">
            <text:p>0.27407598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890801.33253" calcext:value-type="float">
            <text:p>1442890801.33253</text:p>
          </table:table-cell>
          <table:table-cell office:value-type="float" office:value="896" calcext:value-type="float">
            <text:p>896</text:p>
          </table:table-cell>
          <table:table-cell table:formula="of:=[.B825]-[.B$2]" office:value-type="float" office:value="32.4352626800537" calcext:value-type="float">
            <text:p>32.4352626801</text:p>
          </table:table-cell>
          <table:table-cell table:formula="of:=[.C825]/([.D825]-[.D824])" office:value-type="float" office:value="78280.6278953508" calcext:value-type="float">
            <text:p>78280.6278953508</text:p>
          </table:table-cell>
          <table:table-cell/>
          <table:table-cell office:value-type="float" office:value="1442890801.56147" calcext:value-type="float">
            <text:p>1442890801.56147</text:p>
          </table:table-cell>
          <table:table-cell table:formula="of:=[.G825]-[.$B825]" office:value-type="float" office:value="0.228940963745117" calcext:value-type="float">
            <text:p>0.2289409637</text:p>
          </table:table-cell>
          <table:table-cell/>
          <table:table-cell office:value-type="float" office:value="1442890801.59893" calcext:value-type="float">
            <text:p>1442890801.59893</text:p>
          </table:table-cell>
          <table:table-cell table:formula="of:=[.J825]-[.$B825]" office:value-type="float" office:value="0.266397476196289" calcext:value-type="float">
            <text:p>0.266397476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890801.34398" calcext:value-type="float">
            <text:p>1442890801.34398</text:p>
          </table:table-cell>
          <table:table-cell office:value-type="float" office:value="896" calcext:value-type="float">
            <text:p>896</text:p>
          </table:table-cell>
          <table:table-cell table:formula="of:=[.B826]-[.B$2]" office:value-type="float" office:value="32.4467074871063" calcext:value-type="float">
            <text:p>32.4467074871</text:p>
          </table:table-cell>
          <table:table-cell table:formula="of:=[.C826]/([.D826]-[.D825])" office:value-type="float" office:value="78288.7816178156" calcext:value-type="float">
            <text:p>78288.7816178156</text:p>
          </table:table-cell>
          <table:table-cell/>
          <table:table-cell office:value-type="float" office:value="1442890801.56149" calcext:value-type="float">
            <text:p>1442890801.56149</text:p>
          </table:table-cell>
          <table:table-cell table:formula="of:=[.G826]-[.$B826]" office:value-type="float" office:value="0.217517375946045" calcext:value-type="float">
            <text:p>0.2175173759</text:p>
          </table:table-cell>
          <table:table-cell/>
          <table:table-cell office:value-type="float" office:value="1442890801.60269" calcext:value-type="float">
            <text:p>1442890801.60269</text:p>
          </table:table-cell>
          <table:table-cell table:formula="of:=[.J826]-[.$B826]" office:value-type="float" office:value="0.258713006973267" calcext:value-type="float">
            <text:p>0.258713007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890801.35549" calcext:value-type="float">
            <text:p>1442890801.35549</text:p>
          </table:table-cell>
          <table:table-cell office:value-type="float" office:value="896" calcext:value-type="float">
            <text:p>896</text:p>
          </table:table-cell>
          <table:table-cell table:formula="of:=[.B827]-[.B$2]" office:value-type="float" office:value="32.4582238197327" calcext:value-type="float">
            <text:p>32.4582238197</text:p>
          </table:table-cell>
          <table:table-cell table:formula="of:=[.C827]/([.D827]-[.D826])" office:value-type="float" office:value="77802.5460944455" calcext:value-type="float">
            <text:p>77802.5460944455</text:p>
          </table:table-cell>
          <table:table-cell/>
          <table:table-cell office:value-type="float" office:value="1442890801.62326" calcext:value-type="float">
            <text:p>1442890801.62326</text:p>
          </table:table-cell>
          <table:table-cell table:formula="of:=[.G827]-[.$B827]" office:value-type="float" office:value="0.267762184143066" calcext:value-type="float">
            <text:p>0.2677621841</text:p>
          </table:table-cell>
          <table:table-cell/>
          <table:table-cell office:value-type="float" office:value="1442890801.62331" calcext:value-type="float">
            <text:p>1442890801.62331</text:p>
          </table:table-cell>
          <table:table-cell table:formula="of:=[.J827]-[.$B827]" office:value-type="float" office:value="0.267819881439209" calcext:value-type="float">
            <text:p>0.267819881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890801.367" calcext:value-type="float">
            <text:p>1442890801.367</text:p>
          </table:table-cell>
          <table:table-cell office:value-type="float" office:value="896" calcext:value-type="float">
            <text:p>896</text:p>
          </table:table-cell>
          <table:table-cell table:formula="of:=[.B828]-[.B$2]" office:value-type="float" office:value="32.4697329998016" calcext:value-type="float">
            <text:p>32.4697329998</text:p>
          </table:table-cell>
          <table:table-cell table:formula="of:=[.C828]/([.D828]-[.D827])" office:value-type="float" office:value="77850.8976860771" calcext:value-type="float">
            <text:p>77850.8976860771</text:p>
          </table:table-cell>
          <table:table-cell/>
          <table:table-cell office:value-type="float" office:value="1442890801.6234" calcext:value-type="float">
            <text:p>1442890801.6234</text:p>
          </table:table-cell>
          <table:table-cell table:formula="of:=[.G828]-[.$B828]" office:value-type="float" office:value="0.256399631500244" calcext:value-type="float">
            <text:p>0.2563996315</text:p>
          </table:table-cell>
          <table:table-cell/>
          <table:table-cell office:value-type="float" office:value="1442890801.62707" calcext:value-type="float">
            <text:p>1442890801.62707</text:p>
          </table:table-cell>
          <table:table-cell table:formula="of:=[.J828]-[.$B828]" office:value-type="float" office:value="0.260064125061035" calcext:value-type="float">
            <text:p>0.260064125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890801.37845" calcext:value-type="float">
            <text:p>1442890801.37845</text:p>
          </table:table-cell>
          <table:table-cell office:value-type="float" office:value="896" calcext:value-type="float">
            <text:p>896</text:p>
          </table:table-cell>
          <table:table-cell table:formula="of:=[.B829]-[.B$2]" office:value-type="float" office:value="32.4811763763428" calcext:value-type="float">
            <text:p>32.4811763763</text:p>
          </table:table-cell>
          <table:table-cell table:formula="of:=[.C829]/([.D829]-[.D828])" office:value-type="float" office:value="78298.5683271871" calcext:value-type="float">
            <text:p>78298.5683271871</text:p>
          </table:table-cell>
          <table:table-cell/>
          <table:table-cell office:value-type="float" office:value="1442890801.62345" calcext:value-type="float">
            <text:p>1442890801.62345</text:p>
          </table:table-cell>
          <table:table-cell table:formula="of:=[.G829]-[.$B829]" office:value-type="float" office:value="0.245005369186401" calcext:value-type="float">
            <text:p>0.2450053692</text:p>
          </table:table-cell>
          <table:table-cell/>
          <table:table-cell office:value-type="float" office:value="1442890801.63084" calcext:value-type="float">
            <text:p>1442890801.63084</text:p>
          </table:table-cell>
          <table:table-cell table:formula="of:=[.J829]-[.$B829]" office:value-type="float" office:value="0.252395868301392" calcext:value-type="float">
            <text:p>0.252395868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890801.3899" calcext:value-type="float">
            <text:p>1442890801.3899</text:p>
          </table:table-cell>
          <table:table-cell office:value-type="float" office:value="896" calcext:value-type="float">
            <text:p>896</text:p>
          </table:table-cell>
          <table:table-cell table:formula="of:=[.B830]-[.B$2]" office:value-type="float" office:value="32.4926309585571" calcext:value-type="float">
            <text:p>32.4926309586</text:p>
          </table:table-cell>
          <table:table-cell table:formula="of:=[.C830]/([.D830]-[.D829])" office:value-type="float" office:value="78221.971193073" calcext:value-type="float">
            <text:p>78221.971193073</text:p>
          </table:table-cell>
          <table:table-cell/>
          <table:table-cell office:value-type="float" office:value="1442890801.6235" calcext:value-type="float">
            <text:p>1442890801.6235</text:p>
          </table:table-cell>
          <table:table-cell table:formula="of:=[.G830]-[.$B830]" office:value-type="float" office:value="0.23359751701355" calcext:value-type="float">
            <text:p>0.233597517</text:p>
          </table:table-cell>
          <table:table-cell/>
          <table:table-cell office:value-type="float" office:value="1442890801.63458" calcext:value-type="float">
            <text:p>1442890801.63458</text:p>
          </table:table-cell>
          <table:table-cell table:formula="of:=[.J830]-[.$B830]" office:value-type="float" office:value="0.244678497314453" calcext:value-type="float">
            <text:p>0.244678497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890801.40137" calcext:value-type="float">
            <text:p>1442890801.40137</text:p>
          </table:table-cell>
          <table:table-cell office:value-type="float" office:value="896" calcext:value-type="float">
            <text:p>896</text:p>
          </table:table-cell>
          <table:table-cell table:formula="of:=[.B831]-[.B$2]" office:value-type="float" office:value="32.5040955543518" calcext:value-type="float">
            <text:p>32.5040955544</text:p>
          </table:table-cell>
          <table:table-cell table:formula="of:=[.C831]/([.D831]-[.D830])" office:value-type="float" office:value="78153.6493781974" calcext:value-type="float">
            <text:p>78153.6493781974</text:p>
          </table:table-cell>
          <table:table-cell/>
          <table:table-cell office:value-type="float" office:value="1442890801.62354" calcext:value-type="float">
            <text:p>1442890801.62354</text:p>
          </table:table-cell>
          <table:table-cell table:formula="of:=[.G831]-[.$B831]" office:value-type="float" office:value="0.222177982330322" calcext:value-type="float">
            <text:p>0.2221779823</text:p>
          </table:table-cell>
          <table:table-cell/>
          <table:table-cell office:value-type="float" office:value="1442890801.63835" calcext:value-type="float">
            <text:p>1442890801.63835</text:p>
          </table:table-cell>
          <table:table-cell table:formula="of:=[.J831]-[.$B831]" office:value-type="float" office:value="0.236985921859741" calcext:value-type="float">
            <text:p>0.236985921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890801.41292" calcext:value-type="float">
            <text:p>1442890801.41292</text:p>
          </table:table-cell>
          <table:table-cell office:value-type="float" office:value="896" calcext:value-type="float">
            <text:p>896</text:p>
          </table:table-cell>
          <table:table-cell table:formula="of:=[.B832]-[.B$2]" office:value-type="float" office:value="32.5156517028809" calcext:value-type="float">
            <text:p>32.5156517029</text:p>
          </table:table-cell>
          <table:table-cell table:formula="of:=[.C832]/([.D832]-[.D831])" office:value-type="float" office:value="77534.4828553745" calcext:value-type="float">
            <text:p>77534.4828553745</text:p>
          </table:table-cell>
          <table:table-cell/>
          <table:table-cell office:value-type="float" office:value="1442890801.62359" calcext:value-type="float">
            <text:p>1442890801.62359</text:p>
          </table:table-cell>
          <table:table-cell table:formula="of:=[.G832]-[.$B832]" office:value-type="float" office:value="0.210671424865723" calcext:value-type="float">
            <text:p>0.2106714249</text:p>
          </table:table-cell>
          <table:table-cell/>
          <table:table-cell office:value-type="float" office:value="1442890801.64213" calcext:value-type="float">
            <text:p>1442890801.64213</text:p>
          </table:table-cell>
          <table:table-cell table:formula="of:=[.J832]-[.$B832]" office:value-type="float" office:value="0.229205131530762" calcext:value-type="float">
            <text:p>0.229205131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890801.42443" calcext:value-type="float">
            <text:p>1442890801.42443</text:p>
          </table:table-cell>
          <table:table-cell office:value-type="float" office:value="896" calcext:value-type="float">
            <text:p>896</text:p>
          </table:table-cell>
          <table:table-cell table:formula="of:=[.B833]-[.B$2]" office:value-type="float" office:value="32.527161359787" calcext:value-type="float">
            <text:p>32.5271613598</text:p>
          </table:table-cell>
          <table:table-cell table:formula="of:=[.C833]/([.D833]-[.D832])" office:value-type="float" office:value="77847.6723770067" calcext:value-type="float">
            <text:p>77847.6723770067</text:p>
          </table:table-cell>
          <table:table-cell/>
          <table:table-cell office:value-type="float" office:value="1442890801.76803" calcext:value-type="float">
            <text:p>1442890801.76803</text:p>
          </table:table-cell>
          <table:table-cell table:formula="of:=[.G833]-[.$B833]" office:value-type="float" office:value="0.34359884262085" calcext:value-type="float">
            <text:p>0.3435988426</text:p>
          </table:table-cell>
          <table:table-cell/>
          <table:table-cell office:value-type="float" office:value="1442890801.76809" calcext:value-type="float">
            <text:p>1442890801.76809</text:p>
          </table:table-cell>
          <table:table-cell table:formula="of:=[.J833]-[.$B833]" office:value-type="float" office:value="0.343661546707153" calcext:value-type="float">
            <text:p>0.3436615467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890801.43591" calcext:value-type="float">
            <text:p>1442890801.43591</text:p>
          </table:table-cell>
          <table:table-cell office:value-type="float" office:value="896" calcext:value-type="float">
            <text:p>896</text:p>
          </table:table-cell>
          <table:table-cell table:formula="of:=[.B834]-[.B$2]" office:value-type="float" office:value="32.5386407375336" calcext:value-type="float">
            <text:p>32.5386407375</text:p>
          </table:table-cell>
          <table:table-cell table:formula="of:=[.C834]/([.D834]-[.D833])" office:value-type="float" office:value="78053.0112154191" calcext:value-type="float">
            <text:p>78053.0112154191</text:p>
          </table:table-cell>
          <table:table-cell/>
          <table:table-cell office:value-type="float" office:value="1442890801.76814" calcext:value-type="float">
            <text:p>1442890801.76814</text:p>
          </table:table-cell>
          <table:table-cell table:formula="of:=[.G834]-[.$B834]" office:value-type="float" office:value="0.332228422164917" calcext:value-type="float">
            <text:p>0.3322284222</text:p>
          </table:table-cell>
          <table:table-cell/>
          <table:table-cell office:value-type="float" office:value="1442890801.77186" calcext:value-type="float">
            <text:p>1442890801.77186</text:p>
          </table:table-cell>
          <table:table-cell table:formula="of:=[.J834]-[.$B834]" office:value-type="float" office:value="0.335948705673218" calcext:value-type="float">
            <text:p>0.3359487057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890801.44738" calcext:value-type="float">
            <text:p>1442890801.44738</text:p>
          </table:table-cell>
          <table:table-cell office:value-type="float" office:value="896" calcext:value-type="float">
            <text:p>896</text:p>
          </table:table-cell>
          <table:table-cell table:formula="of:=[.B835]-[.B$2]" office:value-type="float" office:value="32.5501093864441" calcext:value-type="float">
            <text:p>32.5501093864</text:p>
          </table:table-cell>
          <table:table-cell table:formula="of:=[.C835]/([.D835]-[.D834])" office:value-type="float" office:value="78126.0292289462" calcext:value-type="float">
            <text:p>78126.0292289462</text:p>
          </table:table-cell>
          <table:table-cell/>
          <table:table-cell office:value-type="float" office:value="1442890801.76818" calcext:value-type="float">
            <text:p>1442890801.76818</text:p>
          </table:table-cell>
          <table:table-cell table:formula="of:=[.G835]-[.$B835]" office:value-type="float" office:value="0.320797920227051" calcext:value-type="float">
            <text:p>0.3207979202</text:p>
          </table:table-cell>
          <table:table-cell/>
          <table:table-cell office:value-type="float" office:value="1442890801.77569" calcext:value-type="float">
            <text:p>1442890801.77569</text:p>
          </table:table-cell>
          <table:table-cell table:formula="of:=[.J835]-[.$B835]" office:value-type="float" office:value="0.328306674957275" calcext:value-type="float">
            <text:p>0.328306675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890801.45884" calcext:value-type="float">
            <text:p>1442890801.45884</text:p>
          </table:table-cell>
          <table:table-cell office:value-type="float" office:value="896" calcext:value-type="float">
            <text:p>896</text:p>
          </table:table-cell>
          <table:table-cell table:formula="of:=[.B836]-[.B$2]" office:value-type="float" office:value="32.5615713596344" calcext:value-type="float">
            <text:p>32.5615713596</text:p>
          </table:table-cell>
          <table:table-cell table:formula="of:=[.C836]/([.D836]-[.D835])" office:value-type="float" office:value="78171.5316484659" calcext:value-type="float">
            <text:p>78171.5316484659</text:p>
          </table:table-cell>
          <table:table-cell/>
          <table:table-cell office:value-type="float" office:value="1442890801.7682" calcext:value-type="float">
            <text:p>1442890801.7682</text:p>
          </table:table-cell>
          <table:table-cell table:formula="of:=[.G836]-[.$B836]" office:value-type="float" office:value="0.309358596801758" calcext:value-type="float">
            <text:p>0.3093585968</text:p>
          </table:table-cell>
          <table:table-cell/>
          <table:table-cell office:value-type="float" office:value="1442890801.77947" calcext:value-type="float">
            <text:p>1442890801.77947</text:p>
          </table:table-cell>
          <table:table-cell table:formula="of:=[.J836]-[.$B836]" office:value-type="float" office:value="0.320626497268677" calcext:value-type="float">
            <text:p>0.320626497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890801.47035" calcext:value-type="float">
            <text:p>1442890801.47035</text:p>
          </table:table-cell>
          <table:table-cell office:value-type="float" office:value="896" calcext:value-type="float">
            <text:p>896</text:p>
          </table:table-cell>
          <table:table-cell table:formula="of:=[.B837]-[.B$2]" office:value-type="float" office:value="32.5730786323547" calcext:value-type="float">
            <text:p>32.5730786324</text:p>
          </table:table-cell>
          <table:table-cell table:formula="of:=[.C837]/([.D837]-[.D836])" office:value-type="float" office:value="77863.801595359" calcext:value-type="float">
            <text:p>77863.801595359</text:p>
          </table:table-cell>
          <table:table-cell/>
          <table:table-cell office:value-type="float" office:value="1442890801.76822" calcext:value-type="float">
            <text:p>1442890801.76822</text:p>
          </table:table-cell>
          <table:table-cell table:formula="of:=[.G837]-[.$B837]" office:value-type="float" office:value="0.297873020172119" calcext:value-type="float">
            <text:p>0.2978730202</text:p>
          </table:table-cell>
          <table:table-cell/>
          <table:table-cell office:value-type="float" office:value="1442890801.78324" calcext:value-type="float">
            <text:p>1442890801.78324</text:p>
          </table:table-cell>
          <table:table-cell table:formula="of:=[.J837]-[.$B837]" office:value-type="float" office:value="0.312894582748413" calcext:value-type="float">
            <text:p>0.312894582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890801.48181" calcext:value-type="float">
            <text:p>1442890801.48181</text:p>
          </table:table-cell>
          <table:table-cell office:value-type="float" office:value="896" calcext:value-type="float">
            <text:p>896</text:p>
          </table:table-cell>
          <table:table-cell table:formula="of:=[.B838]-[.B$2]" office:value-type="float" office:value="32.5845415592194" calcext:value-type="float">
            <text:p>32.5845415592</text:p>
          </table:table-cell>
          <table:table-cell table:formula="of:=[.C838]/([.D838]-[.D837])" office:value-type="float" office:value="78165.0280579879" calcext:value-type="float">
            <text:p>78165.0280579879</text:p>
          </table:table-cell>
          <table:table-cell/>
          <table:table-cell office:value-type="float" office:value="1442890801.76824" calcext:value-type="float">
            <text:p>1442890801.76824</text:p>
          </table:table-cell>
          <table:table-cell table:formula="of:=[.G838]-[.$B838]" office:value-type="float" office:value="0.286431312561035" calcext:value-type="float">
            <text:p>0.2864313126</text:p>
          </table:table-cell>
          <table:table-cell/>
          <table:table-cell office:value-type="float" office:value="1442890801.78702" calcext:value-type="float">
            <text:p>1442890801.78702</text:p>
          </table:table-cell>
          <table:table-cell table:formula="of:=[.J838]-[.$B838]" office:value-type="float" office:value="0.305204629898071" calcext:value-type="float">
            <text:p>0.3052046299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890801.49329" calcext:value-type="float">
            <text:p>1442890801.49329</text:p>
          </table:table-cell>
          <table:table-cell office:value-type="float" office:value="896" calcext:value-type="float">
            <text:p>896</text:p>
          </table:table-cell>
          <table:table-cell table:formula="of:=[.B839]-[.B$2]" office:value-type="float" office:value="32.5960161685944" calcext:value-type="float">
            <text:p>32.5960161686</text:p>
          </table:table-cell>
          <table:table-cell table:formula="of:=[.C839]/([.D839]-[.D838])" office:value-type="float" office:value="78085.4468085106" calcext:value-type="float">
            <text:p>78085.4468085106</text:p>
          </table:table-cell>
          <table:table-cell/>
          <table:table-cell office:value-type="float" office:value="1442890801.76828" calcext:value-type="float">
            <text:p>1442890801.76828</text:p>
          </table:table-cell>
          <table:table-cell table:formula="of:=[.G839]-[.$B839]" office:value-type="float" office:value="0.274994611740112" calcext:value-type="float">
            <text:p>0.2749946117</text:p>
          </table:table-cell>
          <table:table-cell/>
          <table:table-cell office:value-type="float" office:value="1442890801.79079" calcext:value-type="float">
            <text:p>1442890801.79079</text:p>
          </table:table-cell>
          <table:table-cell table:formula="of:=[.J839]-[.$B839]" office:value-type="float" office:value="0.297502756118774" calcext:value-type="float">
            <text:p>0.2975027561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890801.50474" calcext:value-type="float">
            <text:p>1442890801.50474</text:p>
          </table:table-cell>
          <table:table-cell office:value-type="float" office:value="896" calcext:value-type="float">
            <text:p>896</text:p>
          </table:table-cell>
          <table:table-cell table:formula="of:=[.B840]-[.B$2]" office:value-type="float" office:value="32.6074695587158" calcext:value-type="float">
            <text:p>32.6074695587</text:p>
          </table:table-cell>
          <table:table-cell table:formula="of:=[.C840]/([.D840]-[.D839])" office:value-type="float" office:value="78230.1127000978" calcext:value-type="float">
            <text:p>78230.1127000978</text:p>
          </table:table-cell>
          <table:table-cell/>
          <table:table-cell office:value-type="float" office:value="1442890801.7683" calcext:value-type="float">
            <text:p>1442890801.7683</text:p>
          </table:table-cell>
          <table:table-cell table:formula="of:=[.G840]-[.$B840]" office:value-type="float" office:value="0.263562202453613" calcext:value-type="float">
            <text:p>0.2635622025</text:p>
          </table:table-cell>
          <table:table-cell/>
          <table:table-cell office:value-type="float" office:value="1442890801.79456" calcext:value-type="float">
            <text:p>1442890801.79456</text:p>
          </table:table-cell>
          <table:table-cell table:formula="of:=[.J840]-[.$B840]" office:value-type="float" office:value="0.289824247360229" calcext:value-type="float">
            <text:p>0.289824247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890801.51621" calcext:value-type="float">
            <text:p>1442890801.51621</text:p>
          </table:table-cell>
          <table:table-cell office:value-type="float" office:value="896" calcext:value-type="float">
            <text:p>896</text:p>
          </table:table-cell>
          <table:table-cell table:formula="of:=[.B841]-[.B$2]" office:value-type="float" office:value="32.6189422607422" calcext:value-type="float">
            <text:p>32.6189422607</text:p>
          </table:table-cell>
          <table:table-cell table:formula="of:=[.C841]/([.D841]-[.D840])" office:value-type="float" office:value="78098.4285951787" calcext:value-type="float">
            <text:p>78098.4285951787</text:p>
          </table:table-cell>
          <table:table-cell/>
          <table:table-cell office:value-type="float" office:value="1442890801.76832" calcext:value-type="float">
            <text:p>1442890801.76832</text:p>
          </table:table-cell>
          <table:table-cell table:formula="of:=[.G841]-[.$B841]" office:value-type="float" office:value="0.25210976600647" calcext:value-type="float">
            <text:p>0.252109766</text:p>
          </table:table-cell>
          <table:table-cell/>
          <table:table-cell office:value-type="float" office:value="1442890801.79833" calcext:value-type="float">
            <text:p>1442890801.79833</text:p>
          </table:table-cell>
          <table:table-cell table:formula="of:=[.J841]-[.$B841]" office:value-type="float" office:value="0.282122373580933" calcext:value-type="float">
            <text:p>0.282122373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890801.52773" calcext:value-type="float">
            <text:p>1442890801.52773</text:p>
          </table:table-cell>
          <table:table-cell office:value-type="float" office:value="896" calcext:value-type="float">
            <text:p>896</text:p>
          </table:table-cell>
          <table:table-cell table:formula="of:=[.B842]-[.B$2]" office:value-type="float" office:value="32.63046002388" calcext:value-type="float">
            <text:p>32.6304600239</text:p>
          </table:table-cell>
          <table:table-cell table:formula="of:=[.C842]/([.D842]-[.D841])" office:value-type="float" office:value="77792.882982467" calcext:value-type="float">
            <text:p>77792.882982467</text:p>
          </table:table-cell>
          <table:table-cell/>
          <table:table-cell office:value-type="float" office:value="1442890801.7684" calcext:value-type="float">
            <text:p>1442890801.7684</text:p>
          </table:table-cell>
          <table:table-cell table:formula="of:=[.G842]-[.$B842]" office:value-type="float" office:value="0.240674734115601" calcext:value-type="float">
            <text:p>0.2406747341</text:p>
          </table:table-cell>
          <table:table-cell/>
          <table:table-cell office:value-type="float" office:value="1442890801.80208" calcext:value-type="float">
            <text:p>1442890801.80208</text:p>
          </table:table-cell>
          <table:table-cell table:formula="of:=[.J842]-[.$B842]" office:value-type="float" office:value="0.274354934692383" calcext:value-type="float">
            <text:p>0.2743549347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890801.53919" calcext:value-type="float">
            <text:p>1442890801.53919</text:p>
          </table:table-cell>
          <table:table-cell office:value-type="float" office:value="896" calcext:value-type="float">
            <text:p>896</text:p>
          </table:table-cell>
          <table:table-cell table:formula="of:=[.B843]-[.B$2]" office:value-type="float" office:value="32.6419200897217" calcext:value-type="float">
            <text:p>32.6419200897</text:p>
          </table:table-cell>
          <table:table-cell table:formula="of:=[.C843]/([.D843]-[.D842])" office:value-type="float" office:value="78184.5420766846" calcext:value-type="float">
            <text:p>78184.5420766846</text:p>
          </table:table-cell>
          <table:table-cell/>
          <table:table-cell office:value-type="float" office:value="1442890801.76844" calcext:value-type="float">
            <text:p>1442890801.76844</text:p>
          </table:table-cell>
          <table:table-cell table:formula="of:=[.G843]-[.$B843]" office:value-type="float" office:value="0.229253768920898" calcext:value-type="float">
            <text:p>0.2292537689</text:p>
          </table:table-cell>
          <table:table-cell/>
          <table:table-cell office:value-type="float" office:value="1442890801.80586" calcext:value-type="float">
            <text:p>1442890801.80586</text:p>
          </table:table-cell>
          <table:table-cell table:formula="of:=[.J843]-[.$B843]" office:value-type="float" office:value="0.266672849655151" calcext:value-type="float">
            <text:p>0.2666728497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890801.55065" calcext:value-type="float">
            <text:p>1442890801.55065</text:p>
          </table:table-cell>
          <table:table-cell office:value-type="float" office:value="896" calcext:value-type="float">
            <text:p>896</text:p>
          </table:table-cell>
          <table:table-cell table:formula="of:=[.B844]-[.B$2]" office:value-type="float" office:value="32.6533770561218" calcext:value-type="float">
            <text:p>32.6533770561</text:p>
          </table:table-cell>
          <table:table-cell table:formula="of:=[.C844]/([.D844]-[.D843])" office:value-type="float" office:value="78205.6932617472" calcext:value-type="float">
            <text:p>78205.6932617472</text:p>
          </table:table-cell>
          <table:table-cell/>
          <table:table-cell office:value-type="float" office:value="1442890801.76846" calcext:value-type="float">
            <text:p>1442890801.76846</text:p>
          </table:table-cell>
          <table:table-cell table:formula="of:=[.G844]-[.$B844]" office:value-type="float" office:value="0.217817544937134" calcext:value-type="float">
            <text:p>0.2178175449</text:p>
          </table:table-cell>
          <table:table-cell/>
          <table:table-cell office:value-type="float" office:value="1442890801.80966" calcext:value-type="float">
            <text:p>1442890801.80966</text:p>
          </table:table-cell>
          <table:table-cell table:formula="of:=[.J844]-[.$B844]" office:value-type="float" office:value="0.259017944335937" calcext:value-type="float">
            <text:p>0.2590179443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890801.56215" calcext:value-type="float">
            <text:p>1442890801.56215</text:p>
          </table:table-cell>
          <table:table-cell office:value-type="float" office:value="896" calcext:value-type="float">
            <text:p>896</text:p>
          </table:table-cell>
          <table:table-cell table:formula="of:=[.B845]-[.B$2]" office:value-type="float" office:value="32.6648778915405" calcext:value-type="float">
            <text:p>32.6648778915</text:p>
          </table:table-cell>
          <table:table-cell table:formula="of:=[.C845]/([.D845]-[.D844])" office:value-type="float" office:value="77907.3838882209" calcext:value-type="float">
            <text:p>77907.3838882209</text:p>
          </table:table-cell>
          <table:table-cell/>
          <table:table-cell office:value-type="float" office:value="1442890801.82414" calcext:value-type="float">
            <text:p>1442890801.82414</text:p>
          </table:table-cell>
          <table:table-cell table:formula="of:=[.G845]-[.$B845]" office:value-type="float" office:value="0.26198935508728" calcext:value-type="float">
            <text:p>0.2619893551</text:p>
          </table:table-cell>
          <table:table-cell/>
          <table:table-cell office:value-type="float" office:value="1442890801.82419" calcext:value-type="float">
            <text:p>1442890801.82419</text:p>
          </table:table-cell>
          <table:table-cell table:formula="of:=[.J845]-[.$B845]" office:value-type="float" office:value="0.262040376663208" calcext:value-type="float">
            <text:p>0.262040376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890801.57364" calcext:value-type="float">
            <text:p>1442890801.57364</text:p>
          </table:table-cell>
          <table:table-cell office:value-type="float" office:value="896" calcext:value-type="float">
            <text:p>896</text:p>
          </table:table-cell>
          <table:table-cell table:formula="of:=[.B846]-[.B$2]" office:value-type="float" office:value="32.6763732433319" calcext:value-type="float">
            <text:p>32.6763732433</text:p>
          </table:table-cell>
          <table:table-cell table:formula="of:=[.C846]/([.D846]-[.D845])" office:value-type="float" office:value="77944.5480452142" calcext:value-type="float">
            <text:p>77944.5480452142</text:p>
          </table:table-cell>
          <table:table-cell/>
          <table:table-cell office:value-type="float" office:value="1442890801.82424" calcext:value-type="float">
            <text:p>1442890801.82424</text:p>
          </table:table-cell>
          <table:table-cell table:formula="of:=[.G846]-[.$B846]" office:value-type="float" office:value="0.250598907470703" calcext:value-type="float">
            <text:p>0.2505989075</text:p>
          </table:table-cell>
          <table:table-cell/>
          <table:table-cell office:value-type="float" office:value="1442890801.82796" calcext:value-type="float">
            <text:p>1442890801.82796</text:p>
          </table:table-cell>
          <table:table-cell table:formula="of:=[.J846]-[.$B846]" office:value-type="float" office:value="0.25431489944458" calcext:value-type="float">
            <text:p>0.254314899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890801.58515" calcext:value-type="float">
            <text:p>1442890801.58515</text:p>
          </table:table-cell>
          <table:table-cell office:value-type="float" office:value="896" calcext:value-type="float">
            <text:p>896</text:p>
          </table:table-cell>
          <table:table-cell table:formula="of:=[.B847]-[.B$2]" office:value-type="float" office:value="32.6878807544708" calcext:value-type="float">
            <text:p>32.6878807545</text:p>
          </table:table-cell>
          <table:table-cell table:formula="of:=[.C847]/([.D847]-[.D846])" office:value-type="float" office:value="77862.1883727676" calcext:value-type="float">
            <text:p>77862.1883727676</text:p>
          </table:table-cell>
          <table:table-cell/>
          <table:table-cell office:value-type="float" office:value="1442890801.82427" calcext:value-type="float">
            <text:p>1442890801.82427</text:p>
          </table:table-cell>
          <table:table-cell table:formula="of:=[.G847]-[.$B847]" office:value-type="float" office:value="0.239117860794067" calcext:value-type="float">
            <text:p>0.2391178608</text:p>
          </table:table-cell>
          <table:table-cell/>
          <table:table-cell office:value-type="float" office:value="1442890801.8317" calcext:value-type="float">
            <text:p>1442890801.8317</text:p>
          </table:table-cell>
          <table:table-cell table:formula="of:=[.J847]-[.$B847]" office:value-type="float" office:value="0.24654746055603" calcext:value-type="float">
            <text:p>0.246547460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890801.59665" calcext:value-type="float">
            <text:p>1442890801.59665</text:p>
          </table:table-cell>
          <table:table-cell office:value-type="float" office:value="896" calcext:value-type="float">
            <text:p>896</text:p>
          </table:table-cell>
          <table:table-cell table:formula="of:=[.B848]-[.B$2]" office:value-type="float" office:value="32.6993849277496" calcext:value-type="float">
            <text:p>32.6993849277</text:p>
          </table:table-cell>
          <table:table-cell table:formula="of:=[.C848]/([.D848]-[.D847])" office:value-type="float" office:value="77884.7795739037" calcext:value-type="float">
            <text:p>77884.7795739037</text:p>
          </table:table-cell>
          <table:table-cell/>
          <table:table-cell office:value-type="float" office:value="1442890801.82429" calcext:value-type="float">
            <text:p>1442890801.82429</text:p>
          </table:table-cell>
          <table:table-cell table:formula="of:=[.G848]-[.$B848]" office:value-type="float" office:value="0.227638244628906" calcext:value-type="float">
            <text:p>0.2276382446</text:p>
          </table:table-cell>
          <table:table-cell/>
          <table:table-cell office:value-type="float" office:value="1442890801.83547" calcext:value-type="float">
            <text:p>1442890801.83547</text:p>
          </table:table-cell>
          <table:table-cell table:formula="of:=[.J848]-[.$B848]" office:value-type="float" office:value="0.238812446594238" calcext:value-type="float">
            <text:p>0.238812446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890801.60814" calcext:value-type="float">
            <text:p>1442890801.60814</text:p>
          </table:table-cell>
          <table:table-cell office:value-type="float" office:value="896" calcext:value-type="float">
            <text:p>896</text:p>
          </table:table-cell>
          <table:table-cell table:formula="of:=[.B849]-[.B$2]" office:value-type="float" office:value="32.710871219635" calcext:value-type="float">
            <text:p>32.7108712196</text:p>
          </table:table-cell>
          <table:table-cell table:formula="of:=[.C849]/([.D849]-[.D848])" office:value-type="float" office:value="78006.0274404799" calcext:value-type="float">
            <text:p>78006.0274404799</text:p>
          </table:table-cell>
          <table:table-cell/>
          <table:table-cell office:value-type="float" office:value="1442890801.82433" calcext:value-type="float">
            <text:p>1442890801.82433</text:p>
          </table:table-cell>
          <table:table-cell table:formula="of:=[.G849]-[.$B849]" office:value-type="float" office:value="0.216186761856079" calcext:value-type="float">
            <text:p>0.2161867619</text:p>
          </table:table-cell>
          <table:table-cell/>
          <table:table-cell office:value-type="float" office:value="1442890801.83921" calcext:value-type="float">
            <text:p>1442890801.83921</text:p>
          </table:table-cell>
          <table:table-cell table:formula="of:=[.J849]-[.$B849]" office:value-type="float" office:value="0.23106861114502" calcext:value-type="float">
            <text:p>0.231068611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890801.61967" calcext:value-type="float">
            <text:p>1442890801.61967</text:p>
          </table:table-cell>
          <table:table-cell office:value-type="float" office:value="896" calcext:value-type="float">
            <text:p>896</text:p>
          </table:table-cell>
          <table:table-cell table:formula="of:=[.B850]-[.B$2]" office:value-type="float" office:value="32.7224023342133" calcext:value-type="float">
            <text:p>32.7224023342</text:p>
          </table:table-cell>
          <table:table-cell table:formula="of:=[.C850]/([.D850]-[.D849])" office:value-type="float" office:value="77702.8095523623" calcext:value-type="float">
            <text:p>77702.8095523623</text:p>
          </table:table-cell>
          <table:table-cell/>
          <table:table-cell office:value-type="float" office:value="1442890801.96301" calcext:value-type="float">
            <text:p>1442890801.96301</text:p>
          </table:table-cell>
          <table:table-cell table:formula="of:=[.G850]-[.$B850]" office:value-type="float" office:value="0.343340635299683" calcext:value-type="float">
            <text:p>0.3433406353</text:p>
          </table:table-cell>
          <table:table-cell/>
          <table:table-cell office:value-type="float" office:value="1442890801.96306" calcext:value-type="float">
            <text:p>1442890801.96306</text:p>
          </table:table-cell>
          <table:table-cell table:formula="of:=[.J850]-[.$B850]" office:value-type="float" office:value="0.343385457992554" calcext:value-type="float">
            <text:p>0.3433854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890801.63112" calcext:value-type="float">
            <text:p>1442890801.63112</text:p>
          </table:table-cell>
          <table:table-cell office:value-type="float" office:value="896" calcext:value-type="float">
            <text:p>896</text:p>
          </table:table-cell>
          <table:table-cell table:formula="of:=[.B851]-[.B$2]" office:value-type="float" office:value="32.7338552474976" calcext:value-type="float">
            <text:p>32.7338552475</text:p>
          </table:table-cell>
          <table:table-cell table:formula="of:=[.C851]/([.D851]-[.D850])" office:value-type="float" office:value="78233.3697774632" calcext:value-type="float">
            <text:p>78233.3697774632</text:p>
          </table:table-cell>
          <table:table-cell/>
          <table:table-cell office:value-type="float" office:value="1442890801.9631" calcext:value-type="float">
            <text:p>1442890801.9631</text:p>
          </table:table-cell>
          <table:table-cell table:formula="of:=[.G851]-[.$B851]" office:value-type="float" office:value="0.331979513168335" calcext:value-type="float">
            <text:p>0.3319795132</text:p>
          </table:table-cell>
          <table:table-cell/>
          <table:table-cell office:value-type="float" office:value="1442890801.96683" calcext:value-type="float">
            <text:p>1442890801.96683</text:p>
          </table:table-cell>
          <table:table-cell table:formula="of:=[.J851]-[.$B851]" office:value-type="float" office:value="0.335703372955322" calcext:value-type="float">
            <text:p>0.33570337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890801.6426" calcext:value-type="float">
            <text:p>1442890801.6426</text:p>
          </table:table-cell>
          <table:table-cell office:value-type="float" office:value="896" calcext:value-type="float">
            <text:p>896</text:p>
          </table:table-cell>
          <table:table-cell table:formula="of:=[.B852]-[.B$2]" office:value-type="float" office:value="32.7453262805939" calcext:value-type="float">
            <text:p>32.7453262806</text:p>
          </table:table-cell>
          <table:table-cell table:formula="of:=[.C852]/([.D852]-[.D851])" office:value-type="float" office:value="78109.7911998836" calcext:value-type="float">
            <text:p>78109.7911998836</text:p>
          </table:table-cell>
          <table:table-cell/>
          <table:table-cell office:value-type="float" office:value="1442890801.96313" calcext:value-type="float">
            <text:p>1442890801.96313</text:p>
          </table:table-cell>
          <table:table-cell table:formula="of:=[.G852]-[.$B852]" office:value-type="float" office:value="0.320532560348511" calcext:value-type="float">
            <text:p>0.3205325603</text:p>
          </table:table-cell>
          <table:table-cell/>
          <table:table-cell office:value-type="float" office:value="1442890801.97058" calcext:value-type="float">
            <text:p>1442890801.97058</text:p>
          </table:table-cell>
          <table:table-cell table:formula="of:=[.J852]-[.$B852]" office:value-type="float" office:value="0.32798433303833" calcext:value-type="float">
            <text:p>0.32798433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890801.65412" calcext:value-type="float">
            <text:p>1442890801.65412</text:p>
          </table:table-cell>
          <table:table-cell office:value-type="float" office:value="896" calcext:value-type="float">
            <text:p>896</text:p>
          </table:table-cell>
          <table:table-cell table:formula="of:=[.B853]-[.B$2]" office:value-type="float" office:value="32.7568480968475" calcext:value-type="float">
            <text:p>32.7568480968</text:p>
          </table:table-cell>
          <table:table-cell table:formula="of:=[.C853]/([.D853]-[.D852])" office:value-type="float" office:value="77765.5171957125" calcext:value-type="float">
            <text:p>77765.5171957125</text:p>
          </table:table-cell>
          <table:table-cell/>
          <table:table-cell office:value-type="float" office:value="1442890801.96315" calcext:value-type="float">
            <text:p>1442890801.96315</text:p>
          </table:table-cell>
          <table:table-cell table:formula="of:=[.G853]-[.$B853]" office:value-type="float" office:value="0.309032440185547" calcext:value-type="float">
            <text:p>0.3090324402</text:p>
          </table:table-cell>
          <table:table-cell/>
          <table:table-cell office:value-type="float" office:value="1442890801.97436" calcext:value-type="float">
            <text:p>1442890801.97436</text:p>
          </table:table-cell>
          <table:table-cell table:formula="of:=[.J853]-[.$B853]" office:value-type="float" office:value="0.320242166519165" calcext:value-type="float">
            <text:p>0.320242166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890801.66559" calcext:value-type="float">
            <text:p>1442890801.66559</text:p>
          </table:table-cell>
          <table:table-cell office:value-type="float" office:value="896" calcext:value-type="float">
            <text:p>896</text:p>
          </table:table-cell>
          <table:table-cell table:formula="of:=[.B854]-[.B$2]" office:value-type="float" office:value="32.7683165073395" calcext:value-type="float">
            <text:p>32.7683165073</text:p>
          </table:table-cell>
          <table:table-cell table:formula="of:=[.C854]/([.D854]-[.D853])" office:value-type="float" office:value="78127.6534031849" calcext:value-type="float">
            <text:p>78127.6534031849</text:p>
          </table:table-cell>
          <table:table-cell/>
          <table:table-cell office:value-type="float" office:value="1442890801.96317" calcext:value-type="float">
            <text:p>1442890801.96317</text:p>
          </table:table-cell>
          <table:table-cell table:formula="of:=[.G854]-[.$B854]" office:value-type="float" office:value="0.297585725784302" calcext:value-type="float">
            <text:p>0.2975857258</text:p>
          </table:table-cell>
          <table:table-cell/>
          <table:table-cell office:value-type="float" office:value="1442890801.97813" calcext:value-type="float">
            <text:p>1442890801.97813</text:p>
          </table:table-cell>
          <table:table-cell table:formula="of:=[.J854]-[.$B854]" office:value-type="float" office:value="0.312540769577026" calcext:value-type="float">
            <text:p>0.312540769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890801.67709" calcext:value-type="float">
            <text:p>1442890801.67709</text:p>
          </table:table-cell>
          <table:table-cell office:value-type="float" office:value="896" calcext:value-type="float">
            <text:p>896</text:p>
          </table:table-cell>
          <table:table-cell table:formula="of:=[.B855]-[.B$2]" office:value-type="float" office:value="32.7798206806183" calcext:value-type="float">
            <text:p>32.7798206806</text:p>
          </table:table-cell>
          <table:table-cell table:formula="of:=[.C855]/([.D855]-[.D854])" office:value-type="float" office:value="77884.7795739037" calcext:value-type="float">
            <text:p>77884.7795739037</text:p>
          </table:table-cell>
          <table:table-cell/>
          <table:table-cell office:value-type="float" office:value="1442890801.96319" calcext:value-type="float">
            <text:p>1442890801.96319</text:p>
          </table:table-cell>
          <table:table-cell table:formula="of:=[.G855]-[.$B855]" office:value-type="float" office:value="0.28610372543335" calcext:value-type="float">
            <text:p>0.2861037254</text:p>
          </table:table-cell>
          <table:table-cell/>
          <table:table-cell office:value-type="float" office:value="1442890801.98189" calcext:value-type="float">
            <text:p>1442890801.98189</text:p>
          </table:table-cell>
          <table:table-cell table:formula="of:=[.J855]-[.$B855]" office:value-type="float" office:value="0.30479907989502" calcext:value-type="float">
            <text:p>0.304799079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890801.68856" calcext:value-type="float">
            <text:p>1442890801.68856</text:p>
          </table:table-cell>
          <table:table-cell office:value-type="float" office:value="896" calcext:value-type="float">
            <text:p>896</text:p>
          </table:table-cell>
          <table:table-cell table:formula="of:=[.B856]-[.B$2]" office:value-type="float" office:value="32.7912883758545" calcext:value-type="float">
            <text:p>32.7912883759</text:p>
          </table:table-cell>
          <table:table-cell table:formula="of:=[.C856]/([.D856]-[.D855])" office:value-type="float" office:value="78132.5263311088" calcext:value-type="float">
            <text:p>78132.5263311088</text:p>
          </table:table-cell>
          <table:table-cell/>
          <table:table-cell office:value-type="float" office:value="1442890801.96322" calcext:value-type="float">
            <text:p>1442890801.96322</text:p>
          </table:table-cell>
          <table:table-cell table:formula="of:=[.G856]-[.$B856]" office:value-type="float" office:value="0.274657249450684" calcext:value-type="float">
            <text:p>0.2746572495</text:p>
          </table:table-cell>
          <table:table-cell/>
          <table:table-cell office:value-type="float" office:value="1442890801.98567" calcext:value-type="float">
            <text:p>1442890801.98567</text:p>
          </table:table-cell>
          <table:table-cell table:formula="of:=[.J856]-[.$B856]" office:value-type="float" office:value="0.297116041183472" calcext:value-type="float">
            <text:p>0.297116041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890801.70002" calcext:value-type="float">
            <text:p>1442890801.70002</text:p>
          </table:table-cell>
          <table:table-cell office:value-type="float" office:value="896" calcext:value-type="float">
            <text:p>896</text:p>
          </table:table-cell>
          <table:table-cell table:formula="of:=[.B857]-[.B$2]" office:value-type="float" office:value="32.8027470111847" calcext:value-type="float">
            <text:p>32.8027470112</text:p>
          </table:table-cell>
          <table:table-cell table:formula="of:=[.C857]/([.D857]-[.D856])" office:value-type="float" office:value="78194.3027402676" calcext:value-type="float">
            <text:p>78194.3027402676</text:p>
          </table:table-cell>
          <table:table-cell/>
          <table:table-cell office:value-type="float" office:value="1442890801.96324" calcext:value-type="float">
            <text:p>1442890801.96324</text:p>
          </table:table-cell>
          <table:table-cell table:formula="of:=[.G857]-[.$B857]" office:value-type="float" office:value="0.263221740722656" calcext:value-type="float">
            <text:p>0.2632217407</text:p>
          </table:table-cell>
          <table:table-cell/>
          <table:table-cell office:value-type="float" office:value="1442890801.98946" calcext:value-type="float">
            <text:p>1442890801.98946</text:p>
          </table:table-cell>
          <table:table-cell table:formula="of:=[.J857]-[.$B857]" office:value-type="float" office:value="0.289439678192139" calcext:value-type="float">
            <text:p>0.289439678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890801.71148" calcext:value-type="float">
            <text:p>1442890801.71148</text:p>
          </table:table-cell>
          <table:table-cell office:value-type="float" office:value="896" calcext:value-type="float">
            <text:p>896</text:p>
          </table:table-cell>
          <table:table-cell table:formula="of:=[.B858]-[.B$2]" office:value-type="float" office:value="32.8142077922821" calcext:value-type="float">
            <text:p>32.8142077923</text:p>
          </table:table-cell>
          <table:table-cell table:formula="of:=[.C858]/([.D858]-[.D857])" office:value-type="float" office:value="78179.6626586228" calcext:value-type="float">
            <text:p>78179.6626586228</text:p>
          </table:table-cell>
          <table:table-cell/>
          <table:table-cell office:value-type="float" office:value="1442890801.96326" calcext:value-type="float">
            <text:p>1442890801.96326</text:p>
          </table:table-cell>
          <table:table-cell table:formula="of:=[.G858]-[.$B858]" office:value-type="float" office:value="0.251781940460205" calcext:value-type="float">
            <text:p>0.2517819405</text:p>
          </table:table-cell>
          <table:table-cell/>
          <table:table-cell office:value-type="float" office:value="1442890801.99329" calcext:value-type="float">
            <text:p>1442890801.99329</text:p>
          </table:table-cell>
          <table:table-cell table:formula="of:=[.J858]-[.$B858]" office:value-type="float" office:value="0.281808376312256" calcext:value-type="float">
            <text:p>0.281808376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890801.72293" calcext:value-type="float">
            <text:p>1442890801.72293</text:p>
          </table:table-cell>
          <table:table-cell office:value-type="float" office:value="896" calcext:value-type="float">
            <text:p>896</text:p>
          </table:table-cell>
          <table:table-cell table:formula="of:=[.B859]-[.B$2]" office:value-type="float" office:value="32.8256642818451" calcext:value-type="float">
            <text:p>32.8256642818</text:p>
          </table:table-cell>
          <table:table-cell table:formula="of:=[.C859]/([.D859]-[.D858])" office:value-type="float" office:value="78208.9483060018" calcext:value-type="float">
            <text:p>78208.9483060018</text:p>
          </table:table-cell>
          <table:table-cell/>
          <table:table-cell office:value-type="float" office:value="1442890801.96328" calcext:value-type="float">
            <text:p>1442890801.96328</text:p>
          </table:table-cell>
          <table:table-cell table:formula="of:=[.G859]-[.$B859]" office:value-type="float" office:value="0.240346670150757" calcext:value-type="float">
            <text:p>0.2403466702</text:p>
          </table:table-cell>
          <table:table-cell/>
          <table:table-cell office:value-type="float" office:value="1442890801.99708" calcext:value-type="float">
            <text:p>1442890801.99708</text:p>
          </table:table-cell>
          <table:table-cell table:formula="of:=[.J859]-[.$B859]" office:value-type="float" office:value="0.274142503738403" calcext:value-type="float">
            <text:p>0.274142503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890801.73438" calcext:value-type="float">
            <text:p>1442890801.73438</text:p>
          </table:table-cell>
          <table:table-cell office:value-type="float" office:value="896" calcext:value-type="float">
            <text:p>896</text:p>
          </table:table-cell>
          <table:table-cell table:formula="of:=[.B860]-[.B$2]" office:value-type="float" office:value="32.8371102809906" calcext:value-type="float">
            <text:p>32.837110281</text:p>
          </table:table-cell>
          <table:table-cell table:formula="of:=[.C860]/([.D860]-[.D859])" office:value-type="float" office:value="78280.6278953508" calcext:value-type="float">
            <text:p>78280.6278953508</text:p>
          </table:table-cell>
          <table:table-cell/>
          <table:table-cell office:value-type="float" office:value="1442890801.96332" calcext:value-type="float">
            <text:p>1442890801.96332</text:p>
          </table:table-cell>
          <table:table-cell table:formula="of:=[.G860]-[.$B860]" office:value-type="float" office:value="0.228935718536377" calcext:value-type="float">
            <text:p>0.2289357185</text:p>
          </table:table-cell>
          <table:table-cell/>
          <table:table-cell office:value-type="float" office:value="1442890802.00081" calcext:value-type="float">
            <text:p>1442890802.00081</text:p>
          </table:table-cell>
          <table:table-cell table:formula="of:=[.J860]-[.$B860]" office:value-type="float" office:value="0.266429901123047" calcext:value-type="float">
            <text:p>0.266429901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890801.74583" calcext:value-type="float">
            <text:p>1442890801.74583</text:p>
          </table:table-cell>
          <table:table-cell office:value-type="float" office:value="896" calcext:value-type="float">
            <text:p>896</text:p>
          </table:table-cell>
          <table:table-cell table:formula="of:=[.B861]-[.B$2]" office:value-type="float" office:value="32.8485634326935" calcext:value-type="float">
            <text:p>32.8485634327</text:p>
          </table:table-cell>
          <table:table-cell table:formula="of:=[.C861]/([.D861]-[.D860])" office:value-type="float" office:value="78231.7412048795" calcext:value-type="float">
            <text:p>78231.7412048795</text:p>
          </table:table-cell>
          <table:table-cell/>
          <table:table-cell office:value-type="float" office:value="1442890801.96334" calcext:value-type="float">
            <text:p>1442890801.96334</text:p>
          </table:table-cell>
          <table:table-cell table:formula="of:=[.G861]-[.$B861]" office:value-type="float" office:value="0.217502355575562" calcext:value-type="float">
            <text:p>0.2175023556</text:p>
          </table:table-cell>
          <table:table-cell/>
          <table:table-cell office:value-type="float" office:value="1442890802.00418" calcext:value-type="float">
            <text:p>1442890802.00418</text:p>
          </table:table-cell>
          <table:table-cell table:formula="of:=[.J861]-[.$B861]" office:value-type="float" office:value="0.258350849151611" calcext:value-type="float">
            <text:p>0.258350849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890801.75731" calcext:value-type="float">
            <text:p>1442890801.75731</text:p>
          </table:table-cell>
          <table:table-cell office:value-type="float" office:value="896" calcext:value-type="float">
            <text:p>896</text:p>
          </table:table-cell>
          <table:table-cell table:formula="of:=[.B862]-[.B$2]" office:value-type="float" office:value="32.8600416183472" calcext:value-type="float">
            <text:p>32.8600416183</text:p>
          </table:table-cell>
          <table:table-cell table:formula="of:=[.C862]/([.D862]-[.D861])" office:value-type="float" office:value="78061.1175871882" calcext:value-type="float">
            <text:p>78061.1175871882</text:p>
          </table:table-cell>
          <table:table-cell/>
          <table:table-cell office:value-type="float" office:value="1442890802.0252" calcext:value-type="float">
            <text:p>1442890802.0252</text:p>
          </table:table-cell>
          <table:table-cell table:formula="of:=[.G862]-[.$B862]" office:value-type="float" office:value="0.267884731292725" calcext:value-type="float">
            <text:p>0.2678847313</text:p>
          </table:table-cell>
          <table:table-cell/>
          <table:table-cell office:value-type="float" office:value="1442890802.02524" calcext:value-type="float">
            <text:p>1442890802.02524</text:p>
          </table:table-cell>
          <table:table-cell table:formula="of:=[.J862]-[.$B862]" office:value-type="float" office:value="0.267929077148437" calcext:value-type="float">
            <text:p>0.267929077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890801.76881" calcext:value-type="float">
            <text:p>1442890801.76881</text:p>
          </table:table-cell>
          <table:table-cell office:value-type="float" office:value="896" calcext:value-type="float">
            <text:p>896</text:p>
          </table:table-cell>
          <table:table-cell table:formula="of:=[.B863]-[.B$2]" office:value-type="float" office:value="32.8715393543243" calcext:value-type="float">
            <text:p>32.8715393543</text:p>
          </table:table-cell>
          <table:table-cell table:formula="of:=[.C863]/([.D863]-[.D862])" office:value-type="float" office:value="77928.3853602903" calcext:value-type="float">
            <text:p>77928.3853602903</text:p>
          </table:table-cell>
          <table:table-cell/>
          <table:table-cell office:value-type="float" office:value="1442890802.02529" calcext:value-type="float">
            <text:p>1442890802.02529</text:p>
          </table:table-cell>
          <table:table-cell table:formula="of:=[.G863]-[.$B863]" office:value-type="float" office:value="0.256479263305664" calcext:value-type="float">
            <text:p>0.2564792633</text:p>
          </table:table-cell>
          <table:table-cell/>
          <table:table-cell office:value-type="float" office:value="1442890802.02864" calcext:value-type="float">
            <text:p>1442890802.02864</text:p>
          </table:table-cell>
          <table:table-cell table:formula="of:=[.J863]-[.$B863]" office:value-type="float" office:value="0.25983452796936" calcext:value-type="float">
            <text:p>0.259834528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890801.78043" calcext:value-type="float">
            <text:p>1442890801.78043</text:p>
          </table:table-cell>
          <table:table-cell office:value-type="float" office:value="896" calcext:value-type="float">
            <text:p>896</text:p>
          </table:table-cell>
          <table:table-cell table:formula="of:=[.B864]-[.B$2]" office:value-type="float" office:value="32.8831558227539" calcext:value-type="float">
            <text:p>32.8831558228</text:p>
          </table:table-cell>
          <table:table-cell table:formula="of:=[.C864]/([.D864]-[.D863])" office:value-type="float" office:value="77131.8757876157" calcext:value-type="float">
            <text:p>77131.8757876157</text:p>
          </table:table-cell>
          <table:table-cell/>
          <table:table-cell office:value-type="float" office:value="1442890802.02531" calcext:value-type="float">
            <text:p>1442890802.02531</text:p>
          </table:table-cell>
          <table:table-cell table:formula="of:=[.G864]-[.$B864]" office:value-type="float" office:value="0.244886875152588" calcext:value-type="float">
            <text:p>0.2448868752</text:p>
          </table:table-cell>
          <table:table-cell/>
          <table:table-cell office:value-type="float" office:value="1442890802.03202" calcext:value-type="float">
            <text:p>1442890802.03202</text:p>
          </table:table-cell>
          <table:table-cell table:formula="of:=[.J864]-[.$B864]" office:value-type="float" office:value="0.251596450805664" calcext:value-type="float">
            <text:p>0.2515964508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890801.79191" calcext:value-type="float">
            <text:p>1442890801.79191</text:p>
          </table:table-cell>
          <table:table-cell office:value-type="float" office:value="896" calcext:value-type="float">
            <text:p>896</text:p>
          </table:table-cell>
          <table:table-cell table:formula="of:=[.B865]-[.B$2]" office:value-type="float" office:value="32.8946413993835" calcext:value-type="float">
            <text:p>32.8946413994</text:p>
          </table:table-cell>
          <table:table-cell table:formula="of:=[.C865]/([.D865]-[.D864])" office:value-type="float" office:value="78010.8852077884" calcext:value-type="float">
            <text:p>78010.8852077884</text:p>
          </table:table-cell>
          <table:table-cell/>
          <table:table-cell office:value-type="float" office:value="1442890802.02533" calcext:value-type="float">
            <text:p>1442890802.02533</text:p>
          </table:table-cell>
          <table:table-cell table:formula="of:=[.G865]-[.$B865]" office:value-type="float" office:value="0.233423471450806" calcext:value-type="float">
            <text:p>0.2334234715</text:p>
          </table:table-cell>
          <table:table-cell/>
          <table:table-cell office:value-type="float" office:value="1442890802.03542" calcext:value-type="float">
            <text:p>1442890802.03542</text:p>
          </table:table-cell>
          <table:table-cell table:formula="of:=[.J865]-[.$B865]" office:value-type="float" office:value="0.243510246276855" calcext:value-type="float">
            <text:p>0.243510246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890801.80339" calcext:value-type="float">
            <text:p>1442890801.80339</text:p>
          </table:table-cell>
          <table:table-cell office:value-type="float" office:value="896" calcext:value-type="float">
            <text:p>896</text:p>
          </table:table-cell>
          <table:table-cell table:formula="of:=[.B866]-[.B$2]" office:value-type="float" office:value="32.9061212539673" calcext:value-type="float">
            <text:p>32.906121254</text:p>
          </table:table-cell>
          <table:table-cell table:formula="of:=[.C866]/([.D866]-[.D865])" office:value-type="float" office:value="78049.7691381101" calcext:value-type="float">
            <text:p>78049.7691381101</text:p>
          </table:table-cell>
          <table:table-cell/>
          <table:table-cell office:value-type="float" office:value="1442890802.02536" calcext:value-type="float">
            <text:p>1442890802.02536</text:p>
          </table:table-cell>
          <table:table-cell table:formula="of:=[.G866]-[.$B866]" office:value-type="float" office:value="0.221966981887817" calcext:value-type="float">
            <text:p>0.2219669819</text:p>
          </table:table-cell>
          <table:table-cell/>
          <table:table-cell office:value-type="float" office:value="1442890802.03882" calcext:value-type="float">
            <text:p>1442890802.03882</text:p>
          </table:table-cell>
          <table:table-cell table:formula="of:=[.J866]-[.$B866]" office:value-type="float" office:value="0.235431909561157" calcext:value-type="float">
            <text:p>0.2354319096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890801.81488" calcext:value-type="float">
            <text:p>1442890801.81488</text:p>
          </table:table-cell>
          <table:table-cell office:value-type="float" office:value="896" calcext:value-type="float">
            <text:p>896</text:p>
          </table:table-cell>
          <table:table-cell table:formula="of:=[.B867]-[.B$2]" office:value-type="float" office:value="32.9176077842712" calcext:value-type="float">
            <text:p>32.9176077843</text:p>
          </table:table-cell>
          <table:table-cell table:formula="of:=[.C867]/([.D867]-[.D866])" office:value-type="float" office:value="78004.4083191498" calcext:value-type="float">
            <text:p>78004.4083191498</text:p>
          </table:table-cell>
          <table:table-cell/>
          <table:table-cell office:value-type="float" office:value="1442890802.02538" calcext:value-type="float">
            <text:p>1442890802.02538</text:p>
          </table:table-cell>
          <table:table-cell table:formula="of:=[.G867]-[.$B867]" office:value-type="float" office:value="0.210503101348877" calcext:value-type="float">
            <text:p>0.2105031013</text:p>
          </table:table-cell>
          <table:table-cell/>
          <table:table-cell office:value-type="float" office:value="1442890802.04222" calcext:value-type="float">
            <text:p>1442890802.04222</text:p>
          </table:table-cell>
          <table:table-cell table:formula="of:=[.J867]-[.$B867]" office:value-type="float" office:value="0.227347135543823" calcext:value-type="float">
            <text:p>0.227347135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890801.82637" calcext:value-type="float">
            <text:p>1442890801.82637</text:p>
          </table:table-cell>
          <table:table-cell office:value-type="float" office:value="896" calcext:value-type="float">
            <text:p>896</text:p>
          </table:table-cell>
          <table:table-cell table:formula="of:=[.B868]-[.B$2]" office:value-type="float" office:value="32.929098367691" calcext:value-type="float">
            <text:p>32.9290983677</text:p>
          </table:table-cell>
          <table:table-cell table:formula="of:=[.C868]/([.D868]-[.D867])" office:value-type="float" office:value="77976.8935366739" calcext:value-type="float">
            <text:p>77976.8935366739</text:p>
          </table:table-cell>
          <table:table-cell/>
          <table:table-cell office:value-type="float" office:value="1442890802.17001" calcext:value-type="float">
            <text:p>1442890802.17001</text:p>
          </table:table-cell>
          <table:table-cell table:formula="of:=[.G868]-[.$B868]" office:value-type="float" office:value="0.343640565872192" calcext:value-type="float">
            <text:p>0.3436405659</text:p>
          </table:table-cell>
          <table:table-cell/>
          <table:table-cell office:value-type="float" office:value="1442890802.17005" calcext:value-type="float">
            <text:p>1442890802.17005</text:p>
          </table:table-cell>
          <table:table-cell table:formula="of:=[.J868]-[.$B868]" office:value-type="float" office:value="0.343683242797852" calcext:value-type="float">
            <text:p>0.343683242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890801.83783" calcext:value-type="float">
            <text:p>1442890801.83783</text:p>
          </table:table-cell>
          <table:table-cell office:value-type="float" office:value="896" calcext:value-type="float">
            <text:p>896</text:p>
          </table:table-cell>
          <table:table-cell table:formula="of:=[.B869]-[.B$2]" office:value-type="float" office:value="32.94056391716" calcext:value-type="float">
            <text:p>32.9405639172</text:p>
          </table:table-cell>
          <table:table-cell table:formula="of:=[.C869]/([.D869]-[.D868])" office:value-type="float" office:value="78147.1487627365" calcext:value-type="float">
            <text:p>78147.1487627365</text:p>
          </table:table-cell>
          <table:table-cell/>
          <table:table-cell office:value-type="float" office:value="1442890802.1701" calcext:value-type="float">
            <text:p>1442890802.1701</text:p>
          </table:table-cell>
          <table:table-cell table:formula="of:=[.G869]-[.$B869]" office:value-type="float" office:value="0.332264184951782" calcext:value-type="float">
            <text:p>0.332264185</text:p>
          </table:table-cell>
          <table:table-cell/>
          <table:table-cell office:value-type="float" office:value="1442890802.17345" calcext:value-type="float">
            <text:p>1442890802.17345</text:p>
          </table:table-cell>
          <table:table-cell table:formula="of:=[.J869]-[.$B869]" office:value-type="float" office:value="0.335613489151001" calcext:value-type="float">
            <text:p>0.335613489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890801.84931" calcext:value-type="float">
            <text:p>1442890801.84931</text:p>
          </table:table-cell>
          <table:table-cell office:value-type="float" office:value="896" calcext:value-type="float">
            <text:p>896</text:p>
          </table:table-cell>
          <table:table-cell table:formula="of:=[.B870]-[.B$2]" office:value-type="float" office:value="32.9520425796509" calcext:value-type="float">
            <text:p>32.9520425797</text:p>
          </table:table-cell>
          <table:table-cell table:formula="of:=[.C870]/([.D870]-[.D869])" office:value-type="float" office:value="78057.8748364316" calcext:value-type="float">
            <text:p>78057.8748364316</text:p>
          </table:table-cell>
          <table:table-cell/>
          <table:table-cell office:value-type="float" office:value="1442890802.17012" calcext:value-type="float">
            <text:p>1442890802.17012</text:p>
          </table:table-cell>
          <table:table-cell table:formula="of:=[.G870]-[.$B870]" office:value-type="float" office:value="0.320809841156006" calcext:value-type="float">
            <text:p>0.3208098412</text:p>
          </table:table-cell>
          <table:table-cell/>
          <table:table-cell office:value-type="float" office:value="1442890802.17685" calcext:value-type="float">
            <text:p>1442890802.17685</text:p>
          </table:table-cell>
          <table:table-cell table:formula="of:=[.J870]-[.$B870]" office:value-type="float" office:value="0.327533721923828" calcext:value-type="float">
            <text:p>0.327533721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890801.86079" calcext:value-type="float">
            <text:p>1442890801.86079</text:p>
          </table:table-cell>
          <table:table-cell office:value-type="float" office:value="896" calcext:value-type="float">
            <text:p>896</text:p>
          </table:table-cell>
          <table:table-cell table:formula="of:=[.B871]-[.B$2]" office:value-type="float" office:value="32.9635207653046" calcext:value-type="float">
            <text:p>32.9635207653</text:p>
          </table:table-cell>
          <table:table-cell table:formula="of:=[.C871]/([.D871]-[.D870])" office:value-type="float" office:value="78061.1175871882" calcext:value-type="float">
            <text:p>78061.1175871882</text:p>
          </table:table-cell>
          <table:table-cell/>
          <table:table-cell office:value-type="float" office:value="1442890802.17014" calcext:value-type="float">
            <text:p>1442890802.17014</text:p>
          </table:table-cell>
          <table:table-cell table:formula="of:=[.G871]-[.$B871]" office:value-type="float" office:value="0.309354066848755" calcext:value-type="float">
            <text:p>0.3093540668</text:p>
          </table:table-cell>
          <table:table-cell/>
          <table:table-cell office:value-type="float" office:value="1442890802.18025" calcext:value-type="float">
            <text:p>1442890802.18025</text:p>
          </table:table-cell>
          <table:table-cell table:formula="of:=[.J871]-[.$B871]" office:value-type="float" office:value="0.319457292556763" calcext:value-type="float">
            <text:p>0.319457292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890801.87232" calcext:value-type="float">
            <text:p>1442890801.87232</text:p>
          </table:table-cell>
          <table:table-cell office:value-type="float" office:value="896" calcext:value-type="float">
            <text:p>896</text:p>
          </table:table-cell>
          <table:table-cell table:formula="of:=[.B872]-[.B$2]" office:value-type="float" office:value="32.9750471115112" calcext:value-type="float">
            <text:p>32.9750471115</text:p>
          </table:table-cell>
          <table:table-cell table:formula="of:=[.C872]/([.D872]-[.D871])" office:value-type="float" office:value="77734.9546799049" calcext:value-type="float">
            <text:p>77734.9546799049</text:p>
          </table:table-cell>
          <table:table-cell/>
          <table:table-cell office:value-type="float" office:value="1442890802.17017" calcext:value-type="float">
            <text:p>1442890802.17017</text:p>
          </table:table-cell>
          <table:table-cell table:formula="of:=[.G872]-[.$B872]" office:value-type="float" office:value="0.297849178314209" calcext:value-type="float">
            <text:p>0.2978491783</text:p>
          </table:table-cell>
          <table:table-cell/>
          <table:table-cell office:value-type="float" office:value="1442890802.18362" calcext:value-type="float">
            <text:p>1442890802.18362</text:p>
          </table:table-cell>
          <table:table-cell table:formula="of:=[.J872]-[.$B872]" office:value-type="float" office:value="0.311305284500122" calcext:value-type="float">
            <text:p>0.311305284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890801.88383" calcext:value-type="float">
            <text:p>1442890801.88383</text:p>
          </table:table-cell>
          <table:table-cell office:value-type="float" office:value="896" calcext:value-type="float">
            <text:p>896</text:p>
          </table:table-cell>
          <table:table-cell table:formula="of:=[.B873]-[.B$2]" office:value-type="float" office:value="32.9865577220917" calcext:value-type="float">
            <text:p>32.9865577221</text:p>
          </table:table-cell>
          <table:table-cell table:formula="of:=[.C873]/([.D873]-[.D872])" office:value-type="float" office:value="77841.2225605336" calcext:value-type="float">
            <text:p>77841.2225605336</text:p>
          </table:table-cell>
          <table:table-cell/>
          <table:table-cell office:value-type="float" office:value="1442890802.17019" calcext:value-type="float">
            <text:p>1442890802.17019</text:p>
          </table:table-cell>
          <table:table-cell table:formula="of:=[.G873]-[.$B873]" office:value-type="float" office:value="0.286360025405884" calcext:value-type="float">
            <text:p>0.2863600254</text:p>
          </table:table-cell>
          <table:table-cell/>
          <table:table-cell office:value-type="float" office:value="1442890802.18703" calcext:value-type="float">
            <text:p>1442890802.18703</text:p>
          </table:table-cell>
          <table:table-cell table:formula="of:=[.J873]-[.$B873]" office:value-type="float" office:value="0.30319881439209" calcext:value-type="float">
            <text:p>0.303198814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890801.89534" calcext:value-type="float">
            <text:p>1442890801.89534</text:p>
          </table:table-cell>
          <table:table-cell office:value-type="float" office:value="896" calcext:value-type="float">
            <text:p>896</text:p>
          </table:table-cell>
          <table:table-cell table:formula="of:=[.B874]-[.B$2]" office:value-type="float" office:value="32.9980683326721" calcext:value-type="float">
            <text:p>32.9980683327</text:p>
          </table:table-cell>
          <table:table-cell table:formula="of:=[.C874]/([.D874]-[.D873])" office:value-type="float" office:value="77841.2225605336" calcext:value-type="float">
            <text:p>77841.2225605336</text:p>
          </table:table-cell>
          <table:table-cell/>
          <table:table-cell office:value-type="float" office:value="1442890802.17021" calcext:value-type="float">
            <text:p>1442890802.17021</text:p>
          </table:table-cell>
          <table:table-cell table:formula="of:=[.G874]-[.$B874]" office:value-type="float" office:value="0.2748703956604" calcext:value-type="float">
            <text:p>0.2748703957</text:p>
          </table:table-cell>
          <table:table-cell/>
          <table:table-cell office:value-type="float" office:value="1442890802.19045" calcext:value-type="float">
            <text:p>1442890802.19045</text:p>
          </table:table-cell>
          <table:table-cell table:formula="of:=[.J874]-[.$B874]" office:value-type="float" office:value="0.29511022567749" calcext:value-type="float">
            <text:p>0.295110225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890801.90683" calcext:value-type="float">
            <text:p>1442890801.90683</text:p>
          </table:table-cell>
          <table:table-cell office:value-type="float" office:value="896" calcext:value-type="float">
            <text:p>896</text:p>
          </table:table-cell>
          <table:table-cell table:formula="of:=[.B875]-[.B$2]" office:value-type="float" office:value="33.0095624923706" calcext:value-type="float">
            <text:p>33.0095624924</text:p>
          </table:table-cell>
          <table:table-cell table:formula="of:=[.C875]/([.D875]-[.D874])" office:value-type="float" office:value="77952.631902095" calcext:value-type="float">
            <text:p>77952.631902095</text:p>
          </table:table-cell>
          <table:table-cell/>
          <table:table-cell office:value-type="float" office:value="1442890802.17023" calcext:value-type="float">
            <text:p>1442890802.17023</text:p>
          </table:table-cell>
          <table:table-cell table:formula="of:=[.G875]-[.$B875]" office:value-type="float" office:value="0.263401746749878" calcext:value-type="float">
            <text:p>0.2634017467</text:p>
          </table:table-cell>
          <table:table-cell/>
          <table:table-cell office:value-type="float" office:value="1442890802.19387" calcext:value-type="float">
            <text:p>1442890802.19387</text:p>
          </table:table-cell>
          <table:table-cell table:formula="of:=[.J875]-[.$B875]" office:value-type="float" office:value="0.287033796310425" calcext:value-type="float">
            <text:p>0.287033796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890801.91832" calcext:value-type="float">
            <text:p>1442890801.91832</text:p>
          </table:table-cell>
          <table:table-cell office:value-type="float" office:value="896" calcext:value-type="float">
            <text:p>896</text:p>
          </table:table-cell>
          <table:table-cell table:formula="of:=[.B876]-[.B$2]" office:value-type="float" office:value="33.0210502147675" calcext:value-type="float">
            <text:p>33.0210502148</text:p>
          </table:table-cell>
          <table:table-cell table:formula="of:=[.C876]/([.D876]-[.D875])" office:value-type="float" office:value="77996.3137206069" calcext:value-type="float">
            <text:p>77996.3137206069</text:p>
          </table:table-cell>
          <table:table-cell/>
          <table:table-cell office:value-type="float" office:value="1442890802.17026" calcext:value-type="float">
            <text:p>1442890802.17026</text:p>
          </table:table-cell>
          <table:table-cell table:formula="of:=[.G876]-[.$B876]" office:value-type="float" office:value="0.251935958862305" calcext:value-type="float">
            <text:p>0.2519359589</text:p>
          </table:table-cell>
          <table:table-cell/>
          <table:table-cell office:value-type="float" office:value="1442890802.19727" calcext:value-type="float">
            <text:p>1442890802.19727</text:p>
          </table:table-cell>
          <table:table-cell table:formula="of:=[.J876]-[.$B876]" office:value-type="float" office:value="0.278948068618774" calcext:value-type="float">
            <text:p>0.2789480686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890801.92978" calcext:value-type="float">
            <text:p>1442890801.92978</text:p>
          </table:table-cell>
          <table:table-cell office:value-type="float" office:value="896" calcext:value-type="float">
            <text:p>896</text:p>
          </table:table-cell>
          <table:table-cell table:formula="of:=[.B877]-[.B$2]" office:value-type="float" office:value="33.0325145721436" calcext:value-type="float">
            <text:p>33.0325145721</text:p>
          </table:table-cell>
          <table:table-cell table:formula="of:=[.C877]/([.D877]-[.D876])" office:value-type="float" office:value="78155.2747010502" calcext:value-type="float">
            <text:p>78155.2747010502</text:p>
          </table:table-cell>
          <table:table-cell/>
          <table:table-cell office:value-type="float" office:value="1442890802.17028" calcext:value-type="float">
            <text:p>1442890802.17028</text:p>
          </table:table-cell>
          <table:table-cell table:formula="of:=[.G877]-[.$B877]" office:value-type="float" office:value="0.240492582321167" calcext:value-type="float">
            <text:p>0.2404925823</text:p>
          </table:table-cell>
          <table:table-cell/>
          <table:table-cell office:value-type="float" office:value="1442890802.20067" calcext:value-type="float">
            <text:p>1442890802.20067</text:p>
          </table:table-cell>
          <table:table-cell table:formula="of:=[.J877]-[.$B877]" office:value-type="float" office:value="0.270888566970825" calcext:value-type="float">
            <text:p>0.270888567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890801.94126" calcext:value-type="float">
            <text:p>1442890801.94126</text:p>
          </table:table-cell>
          <table:table-cell office:value-type="float" office:value="896" calcext:value-type="float">
            <text:p>896</text:p>
          </table:table-cell>
          <table:table-cell table:formula="of:=[.B878]-[.B$2]" office:value-type="float" office:value="33.0439889431" calcext:value-type="float">
            <text:p>33.0439889431</text:p>
          </table:table-cell>
          <table:table-cell table:formula="of:=[.C878]/([.D878]-[.D877])" office:value-type="float" office:value="78087.0692958215" calcext:value-type="float">
            <text:p>78087.0692958215</text:p>
          </table:table-cell>
          <table:table-cell/>
          <table:table-cell office:value-type="float" office:value="1442890802.1703" calcext:value-type="float">
            <text:p>1442890802.1703</text:p>
          </table:table-cell>
          <table:table-cell table:formula="of:=[.G878]-[.$B878]" office:value-type="float" office:value="0.229038715362549" calcext:value-type="float">
            <text:p>0.2290387154</text:p>
          </table:table-cell>
          <table:table-cell/>
          <table:table-cell office:value-type="float" office:value="1442890802.20408" calcext:value-type="float">
            <text:p>1442890802.20408</text:p>
          </table:table-cell>
          <table:table-cell table:formula="of:=[.J878]-[.$B878]" office:value-type="float" office:value="0.262819766998291" calcext:value-type="float">
            <text:p>0.26281976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890801.9527" calcext:value-type="float">
            <text:p>1442890801.9527</text:p>
          </table:table-cell>
          <table:table-cell office:value-type="float" office:value="896" calcext:value-type="float">
            <text:p>896</text:p>
          </table:table-cell>
          <table:table-cell table:formula="of:=[.B879]-[.B$2]" office:value-type="float" office:value="33.0554261207581" calcext:value-type="float">
            <text:p>33.0554261208</text:p>
          </table:table-cell>
          <table:table-cell table:formula="of:=[.C879]/([.D879]-[.D878])" office:value-type="float" office:value="78341.0056909383" calcext:value-type="float">
            <text:p>78341.0056909383</text:p>
          </table:table-cell>
          <table:table-cell/>
          <table:table-cell office:value-type="float" office:value="1442890802.17032" calcext:value-type="float">
            <text:p>1442890802.17032</text:p>
          </table:table-cell>
          <table:table-cell table:formula="of:=[.G879]-[.$B879]" office:value-type="float" office:value="0.217622518539429" calcext:value-type="float">
            <text:p>0.2176225185</text:p>
          </table:table-cell>
          <table:table-cell/>
          <table:table-cell office:value-type="float" office:value="1442890802.20756" calcext:value-type="float">
            <text:p>1442890802.20756</text:p>
          </table:table-cell>
          <table:table-cell table:formula="of:=[.J879]-[.$B879]" office:value-type="float" office:value="0.254868984222412" calcext:value-type="float">
            <text:p>0.2548689842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890801.96429" calcext:value-type="float">
            <text:p>1442890801.96429</text:p>
          </table:table-cell>
          <table:table-cell office:value-type="float" office:value="896" calcext:value-type="float">
            <text:p>896</text:p>
          </table:table-cell>
          <table:table-cell table:formula="of:=[.B880]-[.B$2]" office:value-type="float" office:value="33.0670206546783" calcext:value-type="float">
            <text:p>33.0670206547</text:p>
          </table:table-cell>
          <table:table-cell table:formula="of:=[.C880]/([.D880]-[.D879])" office:value-type="float" office:value="77277.7936707039" calcext:value-type="float">
            <text:p>77277.7936707039</text:p>
          </table:table-cell>
          <table:table-cell/>
          <table:table-cell office:value-type="float" office:value="1442890802.22613" calcext:value-type="float">
            <text:p>1442890802.22613</text:p>
          </table:table-cell>
          <table:table-cell table:formula="of:=[.G880]-[.$B880]" office:value-type="float" office:value="0.261843919754028" calcext:value-type="float">
            <text:p>0.2618439198</text:p>
          </table:table-cell>
          <table:table-cell/>
          <table:table-cell office:value-type="float" office:value="1442890802.22619" calcext:value-type="float">
            <text:p>1442890802.22619</text:p>
          </table:table-cell>
          <table:table-cell table:formula="of:=[.J880]-[.$B880]" office:value-type="float" office:value="0.261895895004272" calcext:value-type="float">
            <text:p>0.26189589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890801.97586" calcext:value-type="float">
            <text:p>1442890801.97586</text:p>
          </table:table-cell>
          <table:table-cell office:value-type="float" office:value="896" calcext:value-type="float">
            <text:p>896</text:p>
          </table:table-cell>
          <table:table-cell table:formula="of:=[.B881]-[.B$2]" office:value-type="float" office:value="33.0785896778107" calcext:value-type="float">
            <text:p>33.0785896778</text:p>
          </table:table-cell>
          <table:table-cell table:formula="of:=[.C881]/([.D881]-[.D880])" office:value-type="float" office:value="77448.1984997115" calcext:value-type="float">
            <text:p>77448.1984997115</text:p>
          </table:table-cell>
          <table:table-cell/>
          <table:table-cell office:value-type="float" office:value="1442890802.22623" calcext:value-type="float">
            <text:p>1442890802.22623</text:p>
          </table:table-cell>
          <table:table-cell table:formula="of:=[.G881]-[.$B881]" office:value-type="float" office:value="0.250370025634766" calcext:value-type="float">
            <text:p>0.2503700256</text:p>
          </table:table-cell>
          <table:table-cell/>
          <table:table-cell office:value-type="float" office:value="1442890802.22965" calcext:value-type="float">
            <text:p>1442890802.22965</text:p>
          </table:table-cell>
          <table:table-cell table:formula="of:=[.J881]-[.$B881]" office:value-type="float" office:value="0.253789663314819" calcext:value-type="float">
            <text:p>0.253789663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890801.98731" calcext:value-type="float">
            <text:p>1442890801.98731</text:p>
          </table:table-cell>
          <table:table-cell office:value-type="float" office:value="896" calcext:value-type="float">
            <text:p>896</text:p>
          </table:table-cell>
          <table:table-cell table:formula="of:=[.B882]-[.B$2]" office:value-type="float" office:value="33.0900375843048" calcext:value-type="float">
            <text:p>33.0900375843</text:p>
          </table:table-cell>
          <table:table-cell table:formula="of:=[.C882]/([.D882]-[.D881])" office:value-type="float" office:value="78267.5854715095" calcext:value-type="float">
            <text:p>78267.5854715095</text:p>
          </table:table-cell>
          <table:table-cell/>
          <table:table-cell office:value-type="float" office:value="1442890802.22625" calcext:value-type="float">
            <text:p>1442890802.22625</text:p>
          </table:table-cell>
          <table:table-cell table:formula="of:=[.G882]-[.$B882]" office:value-type="float" office:value="0.238944530487061" calcext:value-type="float">
            <text:p>0.2389445305</text:p>
          </table:table-cell>
          <table:table-cell/>
          <table:table-cell office:value-type="float" office:value="1442890802.23306" calcext:value-type="float">
            <text:p>1442890802.23306</text:p>
          </table:table-cell>
          <table:table-cell table:formula="of:=[.J882]-[.$B882]" office:value-type="float" office:value="0.245750904083252" calcext:value-type="float">
            <text:p>0.245750904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890801.99879" calcext:value-type="float">
            <text:p>1442890801.99879</text:p>
          </table:table-cell>
          <table:table-cell office:value-type="float" office:value="896" calcext:value-type="float">
            <text:p>896</text:p>
          </table:table-cell>
          <table:table-cell table:formula="of:=[.B883]-[.B$2]" office:value-type="float" office:value="33.1015167236328" calcext:value-type="float">
            <text:p>33.1015167236</text:p>
          </table:table-cell>
          <table:table-cell table:formula="of:=[.C883]/([.D883]-[.D882])" office:value-type="float" office:value="78054.6323550792" calcext:value-type="float">
            <text:p>78054.6323550792</text:p>
          </table:table-cell>
          <table:table-cell/>
          <table:table-cell office:value-type="float" office:value="1442890802.22627" calcext:value-type="float">
            <text:p>1442890802.22627</text:p>
          </table:table-cell>
          <table:table-cell table:formula="of:=[.G883]-[.$B883]" office:value-type="float" office:value="0.22748589515686" calcext:value-type="float">
            <text:p>0.2274858952</text:p>
          </table:table-cell>
          <table:table-cell/>
          <table:table-cell office:value-type="float" office:value="1442890802.23647" calcext:value-type="float">
            <text:p>1442890802.23647</text:p>
          </table:table-cell>
          <table:table-cell table:formula="of:=[.J883]-[.$B883]" office:value-type="float" office:value="0.237684488296509" calcext:value-type="float">
            <text:p>0.237684488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890802.00837" calcext:value-type="float">
            <text:p>1442890802.00837</text:p>
          </table:table-cell>
          <table:table-cell office:value-type="float" office:value="896" calcext:value-type="float">
            <text:p>896</text:p>
          </table:table-cell>
          <table:table-cell table:formula="of:=[.B884]-[.B$2]" office:value-type="float" office:value="33.1110992431641" calcext:value-type="float">
            <text:p>33.1110992432</text:p>
          </table:table-cell>
          <table:table-cell table:formula="of:=[.C884]/([.D884]-[.D883])" office:value-type="float" office:value="93503.5923566879" calcext:value-type="float">
            <text:p>93503.5923566879</text:p>
          </table:table-cell>
          <table:table-cell/>
          <table:table-cell office:value-type="float" office:value="1442890802.22629" calcext:value-type="float">
            <text:p>1442890802.22629</text:p>
          </table:table-cell>
          <table:table-cell table:formula="of:=[.G884]-[.$B884]" office:value-type="float" office:value="0.21792459487915" calcext:value-type="float">
            <text:p>0.2179245949</text:p>
          </table:table-cell>
          <table:table-cell/>
          <table:table-cell office:value-type="float" office:value="1442890802.23988" calcext:value-type="float">
            <text:p>1442890802.23988</text:p>
          </table:table-cell>
          <table:table-cell table:formula="of:=[.J884]-[.$B884]" office:value-type="float" office:value="0.231514453887939" calcext:value-type="float">
            <text:p>0.2315144539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890802.01795" calcext:value-type="float">
            <text:p>1442890802.01795</text:p>
          </table:table-cell>
          <table:table-cell office:value-type="float" office:value="896" calcext:value-type="float">
            <text:p>896</text:p>
          </table:table-cell>
          <table:table-cell table:formula="of:=[.B885]-[.B$2]" office:value-type="float" office:value="33.1206760406494" calcext:value-type="float">
            <text:p>33.1206760406</text:p>
          </table:table-cell>
          <table:table-cell table:formula="of:=[.C885]/([.D885]-[.D884])" office:value-type="float" office:value="93559.4598685521" calcext:value-type="float">
            <text:p>93559.4598685521</text:p>
          </table:table-cell>
          <table:table-cell/>
          <table:table-cell office:value-type="float" office:value="1442890802.22631" calcext:value-type="float">
            <text:p>1442890802.22631</text:p>
          </table:table-cell>
          <table:table-cell table:formula="of:=[.G885]-[.$B885]" office:value-type="float" office:value="0.208367586135864" calcext:value-type="float">
            <text:p>0.2083675861</text:p>
          </table:table-cell>
          <table:table-cell/>
          <table:table-cell office:value-type="float" office:value="1442890802.24329" calcext:value-type="float">
            <text:p>1442890802.24329</text:p>
          </table:table-cell>
          <table:table-cell table:formula="of:=[.J885]-[.$B885]" office:value-type="float" office:value="0.225346565246582" calcext:value-type="float">
            <text:p>0.225346565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890802.02738" calcext:value-type="float">
            <text:p>1442890802.02738</text:p>
          </table:table-cell>
          <table:table-cell office:value-type="float" office:value="896" calcext:value-type="float">
            <text:p>896</text:p>
          </table:table-cell>
          <table:table-cell table:formula="of:=[.B886]-[.B$2]" office:value-type="float" office:value="33.130113363266" calcext:value-type="float">
            <text:p>33.1301133633</text:p>
          </table:table-cell>
          <table:table-cell table:formula="of:=[.C886]/([.D886]-[.D885])" office:value-type="float" office:value="94942.1818457419" calcext:value-type="float">
            <text:p>94942.1818457419</text:p>
          </table:table-cell>
          <table:table-cell/>
          <table:table-cell office:value-type="float" office:value="1442890802.34703" calcext:value-type="float">
            <text:p>1442890802.34703</text:p>
          </table:table-cell>
          <table:table-cell table:formula="of:=[.G886]-[.$B886]" office:value-type="float" office:value="0.319644927978516" calcext:value-type="float">
            <text:p>0.319644928</text:p>
          </table:table-cell>
          <table:table-cell/>
          <table:table-cell office:value-type="float" office:value="1442890802.34707" calcext:value-type="float">
            <text:p>1442890802.34707</text:p>
          </table:table-cell>
          <table:table-cell table:formula="of:=[.J886]-[.$B886]" office:value-type="float" office:value="0.319690704345703" calcext:value-type="float">
            <text:p>0.3196907043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890802.03684" calcext:value-type="float">
            <text:p>1442890802.03684</text:p>
          </table:table-cell>
          <table:table-cell office:value-type="float" office:value="896" calcext:value-type="float">
            <text:p>896</text:p>
          </table:table-cell>
          <table:table-cell table:formula="of:=[.B887]-[.B$2]" office:value-type="float" office:value="33.1395726203918" calcext:value-type="float">
            <text:p>33.1395726204</text:p>
          </table:table-cell>
          <table:table-cell table:formula="of:=[.C887]/([.D887]-[.D886])" office:value-type="float" office:value="94722.0260617517" calcext:value-type="float">
            <text:p>94722.0260617517</text:p>
          </table:table-cell>
          <table:table-cell/>
          <table:table-cell office:value-type="float" office:value="1442890802.34712" calcext:value-type="float">
            <text:p>1442890802.34712</text:p>
          </table:table-cell>
          <table:table-cell table:formula="of:=[.G887]-[.$B887]" office:value-type="float" office:value="0.310279846191406" calcext:value-type="float">
            <text:p>0.3102798462</text:p>
          </table:table-cell>
          <table:table-cell/>
          <table:table-cell office:value-type="float" office:value="1442890802.35047" calcext:value-type="float">
            <text:p>1442890802.35047</text:p>
          </table:table-cell>
          <table:table-cell table:formula="of:=[.J887]-[.$B887]" office:value-type="float" office:value="0.313629150390625" calcext:value-type="float">
            <text:p>0.3136291504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890802.04632" calcext:value-type="float">
            <text:p>1442890802.04632</text:p>
          </table:table-cell>
          <table:table-cell office:value-type="float" office:value="896" calcext:value-type="float">
            <text:p>896</text:p>
          </table:table-cell>
          <table:table-cell table:formula="of:=[.B888]-[.B$2]" office:value-type="float" office:value="33.149050951004" calcext:value-type="float">
            <text:p>33.149050951</text:p>
          </table:table-cell>
          <table:table-cell table:formula="of:=[.C888]/([.D888]-[.D887])" office:value-type="float" office:value="94531.4145138976" calcext:value-type="float">
            <text:p>94531.4145138976</text:p>
          </table:table-cell>
          <table:table-cell/>
          <table:table-cell office:value-type="float" office:value="1442890802.34715" calcext:value-type="float">
            <text:p>1442890802.34715</text:p>
          </table:table-cell>
          <table:table-cell table:formula="of:=[.G888]-[.$B888]" office:value-type="float" office:value="0.300825357437134" calcext:value-type="float">
            <text:p>0.3008253574</text:p>
          </table:table-cell>
          <table:table-cell/>
          <table:table-cell office:value-type="float" office:value="1442890802.35388" calcext:value-type="float">
            <text:p>1442890802.35388</text:p>
          </table:table-cell>
          <table:table-cell table:formula="of:=[.J888]-[.$B888]" office:value-type="float" office:value="0.307559013366699" calcext:value-type="float">
            <text:p>0.307559013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890802.05578" calcext:value-type="float">
            <text:p>1442890802.05578</text:p>
          </table:table-cell>
          <table:table-cell office:value-type="float" office:value="896" calcext:value-type="float">
            <text:p>896</text:p>
          </table:table-cell>
          <table:table-cell table:formula="of:=[.B889]-[.B$2]" office:value-type="float" office:value="33.1585144996643" calcext:value-type="float">
            <text:p>33.1585144997</text:p>
          </table:table-cell>
          <table:table-cell table:formula="of:=[.C889]/([.D889]-[.D888])" office:value-type="float" office:value="94679.0714735596" calcext:value-type="float">
            <text:p>94679.0714735596</text:p>
          </table:table-cell>
          <table:table-cell/>
          <table:table-cell office:value-type="float" office:value="1442890802.34717" calcext:value-type="float">
            <text:p>1442890802.34717</text:p>
          </table:table-cell>
          <table:table-cell table:formula="of:=[.G889]-[.$B889]" office:value-type="float" office:value="0.291383266448975" calcext:value-type="float">
            <text:p>0.2913832664</text:p>
          </table:table-cell>
          <table:table-cell/>
          <table:table-cell office:value-type="float" office:value="1442890802.35729" calcext:value-type="float">
            <text:p>1442890802.35729</text:p>
          </table:table-cell>
          <table:table-cell table:formula="of:=[.J889]-[.$B889]" office:value-type="float" office:value="0.301503896713257" calcext:value-type="float">
            <text:p>0.301503896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890802.06524" calcext:value-type="float">
            <text:p>1442890802.06524</text:p>
          </table:table-cell>
          <table:table-cell office:value-type="float" office:value="896" calcext:value-type="float">
            <text:p>896</text:p>
          </table:table-cell>
          <table:table-cell table:formula="of:=[.B890]-[.B$2]" office:value-type="float" office:value="33.1679730415344" calcext:value-type="float">
            <text:p>33.1679730415</text:p>
          </table:table-cell>
          <table:table-cell table:formula="of:=[.C890]/([.D890]-[.D889])" office:value-type="float" office:value="94729.188949385" calcext:value-type="float">
            <text:p>94729.188949385</text:p>
          </table:table-cell>
          <table:table-cell/>
          <table:table-cell office:value-type="float" office:value="1442890802.34719" calcext:value-type="float">
            <text:p>1442890802.34719</text:p>
          </table:table-cell>
          <table:table-cell table:formula="of:=[.G890]-[.$B890]" office:value-type="float" office:value="0.281946659088135" calcext:value-type="float">
            <text:p>0.2819466591</text:p>
          </table:table-cell>
          <table:table-cell/>
          <table:table-cell office:value-type="float" office:value="1442890802.3607" calcext:value-type="float">
            <text:p>1442890802.3607</text:p>
          </table:table-cell>
          <table:table-cell table:formula="of:=[.J890]-[.$B890]" office:value-type="float" office:value="0.295454263687134" calcext:value-type="float">
            <text:p>0.2954542637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890802.07472" calcext:value-type="float">
            <text:p>1442890802.07472</text:p>
          </table:table-cell>
          <table:table-cell office:value-type="float" office:value="896" calcext:value-type="float">
            <text:p>896</text:p>
          </table:table-cell>
          <table:table-cell table:formula="of:=[.B891]-[.B$2]" office:value-type="float" office:value="33.1774504184723" calcext:value-type="float">
            <text:p>33.1774504185</text:p>
          </table:table-cell>
          <table:table-cell table:formula="of:=[.C891]/([.D891]-[.D890])" office:value-type="float" office:value="94540.9268697643" calcext:value-type="float">
            <text:p>94540.9268697643</text:p>
          </table:table-cell>
          <table:table-cell/>
          <table:table-cell office:value-type="float" office:value="1442890802.34721" calcext:value-type="float">
            <text:p>1442890802.34721</text:p>
          </table:table-cell>
          <table:table-cell table:formula="of:=[.G891]-[.$B891]" office:value-type="float" office:value="0.272490739822388" calcext:value-type="float">
            <text:p>0.2724907398</text:p>
          </table:table-cell>
          <table:table-cell/>
          <table:table-cell office:value-type="float" office:value="1442890802.36408" calcext:value-type="float">
            <text:p>1442890802.36408</text:p>
          </table:table-cell>
          <table:table-cell table:formula="of:=[.J891]-[.$B891]" office:value-type="float" office:value="0.28935718536377" calcext:value-type="float">
            <text:p>0.289357185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890802.08421" calcext:value-type="float">
            <text:p>1442890802.08421</text:p>
          </table:table-cell>
          <table:table-cell office:value-type="float" office:value="896" calcext:value-type="float">
            <text:p>896</text:p>
          </table:table-cell>
          <table:table-cell table:formula="of:=[.B892]-[.B$2]" office:value-type="float" office:value="33.1869435310364" calcext:value-type="float">
            <text:p>33.186943531</text:p>
          </table:table-cell>
          <table:table-cell table:formula="of:=[.C892]/([.D892]-[.D891])" office:value-type="float" office:value="94384.2173945802" calcext:value-type="float">
            <text:p>94384.2173945802</text:p>
          </table:table-cell>
          <table:table-cell/>
          <table:table-cell office:value-type="float" office:value="1442890802.34723" calcext:value-type="float">
            <text:p>1442890802.34723</text:p>
          </table:table-cell>
          <table:table-cell table:formula="of:=[.G892]-[.$B892]" office:value-type="float" office:value="0.263018608093262" calcext:value-type="float">
            <text:p>0.2630186081</text:p>
          </table:table-cell>
          <table:table-cell/>
          <table:table-cell office:value-type="float" office:value="1442890802.36748" calcext:value-type="float">
            <text:p>1442890802.36748</text:p>
          </table:table-cell>
          <table:table-cell table:formula="of:=[.J892]-[.$B892]" office:value-type="float" office:value="0.283265590667725" calcext:value-type="float">
            <text:p>0.2832655907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890802.09378" calcext:value-type="float">
            <text:p>1442890802.09378</text:p>
          </table:table-cell>
          <table:table-cell office:value-type="float" office:value="896" calcext:value-type="float">
            <text:p>896</text:p>
          </table:table-cell>
          <table:table-cell table:formula="of:=[.B893]-[.B$2]" office:value-type="float" office:value="33.1965098381042" calcext:value-type="float">
            <text:p>33.1965098381</text:p>
          </table:table-cell>
          <table:table-cell table:formula="of:=[.C893]/([.D893]-[.D892])" office:value-type="float" office:value="93662.0572226099" calcext:value-type="float">
            <text:p>93662.0572226099</text:p>
          </table:table-cell>
          <table:table-cell/>
          <table:table-cell office:value-type="float" office:value="1442890802.34725" calcext:value-type="float">
            <text:p>1442890802.34725</text:p>
          </table:table-cell>
          <table:table-cell table:formula="of:=[.G893]-[.$B893]" office:value-type="float" office:value="0.253474950790405" calcext:value-type="float">
            <text:p>0.2534749508</text:p>
          </table:table-cell>
          <table:table-cell/>
          <table:table-cell office:value-type="float" office:value="1442890802.37087" calcext:value-type="float">
            <text:p>1442890802.37087</text:p>
          </table:table-cell>
          <table:table-cell table:formula="of:=[.J893]-[.$B893]" office:value-type="float" office:value="0.277093887329102" calcext:value-type="float">
            <text:p>0.277093887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890802.10325" calcext:value-type="float">
            <text:p>1442890802.10325</text:p>
          </table:table-cell>
          <table:table-cell office:value-type="float" office:value="896" calcext:value-type="float">
            <text:p>896</text:p>
          </table:table-cell>
          <table:table-cell table:formula="of:=[.B894]-[.B$2]" office:value-type="float" office:value="33.2059786319733" calcext:value-type="float">
            <text:p>33.205978632</text:p>
          </table:table-cell>
          <table:table-cell table:formula="of:=[.C894]/([.D894]-[.D893])" office:value-type="float" office:value="94626.6242981241" calcext:value-type="float">
            <text:p>94626.6242981241</text:p>
          </table:table-cell>
          <table:table-cell/>
          <table:table-cell office:value-type="float" office:value="1442890802.34728" calcext:value-type="float">
            <text:p>1442890802.34728</text:p>
          </table:table-cell>
          <table:table-cell table:formula="of:=[.G894]-[.$B894]" office:value-type="float" office:value="0.244027137756348" calcext:value-type="float">
            <text:p>0.2440271378</text:p>
          </table:table-cell>
          <table:table-cell/>
          <table:table-cell office:value-type="float" office:value="1442890802.37433" calcext:value-type="float">
            <text:p>1442890802.37433</text:p>
          </table:table-cell>
          <table:table-cell table:formula="of:=[.J894]-[.$B894]" office:value-type="float" office:value="0.271083831787109" calcext:value-type="float">
            <text:p>0.2710838318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890802.1127" calcext:value-type="float">
            <text:p>1442890802.1127</text:p>
          </table:table-cell>
          <table:table-cell office:value-type="float" office:value="896" calcext:value-type="float">
            <text:p>896</text:p>
          </table:table-cell>
          <table:table-cell table:formula="of:=[.B895]-[.B$2]" office:value-type="float" office:value="33.2154350280762" calcext:value-type="float">
            <text:p>33.2154350281</text:p>
          </table:table-cell>
          <table:table-cell table:formula="of:=[.C895]/([.D895]-[.D894])" office:value-type="float" office:value="94750.6841136576" calcext:value-type="float">
            <text:p>94750.6841136576</text:p>
          </table:table-cell>
          <table:table-cell/>
          <table:table-cell office:value-type="float" office:value="1442890802.3473" calcext:value-type="float">
            <text:p>1442890802.3473</text:p>
          </table:table-cell>
          <table:table-cell table:formula="of:=[.G895]-[.$B895]" office:value-type="float" office:value="0.23459267616272" calcext:value-type="float">
            <text:p>0.2345926762</text:p>
          </table:table-cell>
          <table:table-cell/>
          <table:table-cell office:value-type="float" office:value="1442890802.37772" calcext:value-type="float">
            <text:p>1442890802.37772</text:p>
          </table:table-cell>
          <table:table-cell table:formula="of:=[.J895]-[.$B895]" office:value-type="float" office:value="0.26501989364624" calcext:value-type="float">
            <text:p>0.265019893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890802.12223" calcext:value-type="float">
            <text:p>1442890802.12223</text:p>
          </table:table-cell>
          <table:table-cell office:value-type="float" office:value="896" calcext:value-type="float">
            <text:p>896</text:p>
          </table:table-cell>
          <table:table-cell table:formula="of:=[.B896]-[.B$2]" office:value-type="float" office:value="33.2249596118927" calcext:value-type="float">
            <text:p>33.2249596119</text:p>
          </table:table-cell>
          <table:table-cell table:formula="of:=[.C896]/([.D896]-[.D895])" office:value-type="float" office:value="94072.351848607" calcext:value-type="float">
            <text:p>94072.351848607</text:p>
          </table:table-cell>
          <table:table-cell/>
          <table:table-cell office:value-type="float" office:value="1442890802.34732" calcext:value-type="float">
            <text:p>1442890802.34732</text:p>
          </table:table-cell>
          <table:table-cell table:formula="of:=[.G896]-[.$B896]" office:value-type="float" office:value="0.225089311599731" calcext:value-type="float">
            <text:p>0.2250893116</text:p>
          </table:table-cell>
          <table:table-cell/>
          <table:table-cell office:value-type="float" office:value="1442890802.38112" calcext:value-type="float">
            <text:p>1442890802.38112</text:p>
          </table:table-cell>
          <table:table-cell table:formula="of:=[.J896]-[.$B896]" office:value-type="float" office:value="0.258893013000488" calcext:value-type="float">
            <text:p>0.258893013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890802.13169" calcext:value-type="float">
            <text:p>1442890802.13169</text:p>
          </table:table-cell>
          <table:table-cell office:value-type="float" office:value="896" calcext:value-type="float">
            <text:p>896</text:p>
          </table:table-cell>
          <table:table-cell table:formula="of:=[.B897]-[.B$2]" office:value-type="float" office:value="33.2344176769257" calcext:value-type="float">
            <text:p>33.2344176769</text:p>
          </table:table-cell>
          <table:table-cell table:formula="of:=[.C897]/([.D897]-[.D896])" office:value-type="float" office:value="94733.9648096799" calcext:value-type="float">
            <text:p>94733.9648096799</text:p>
          </table:table-cell>
          <table:table-cell/>
          <table:table-cell office:value-type="float" office:value="1442890802.34734" calcext:value-type="float">
            <text:p>1442890802.34734</text:p>
          </table:table-cell>
          <table:table-cell table:formula="of:=[.G897]-[.$B897]" office:value-type="float" office:value="0.215652465820312" calcext:value-type="float">
            <text:p>0.2156524658</text:p>
          </table:table-cell>
          <table:table-cell/>
          <table:table-cell office:value-type="float" office:value="1442890802.38453" calcext:value-type="float">
            <text:p>1442890802.38453</text:p>
          </table:table-cell>
          <table:table-cell table:formula="of:=[.J897]-[.$B897]" office:value-type="float" office:value="0.25283932685852" calcext:value-type="float">
            <text:p>0.2528393269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890802.14132" calcext:value-type="float">
            <text:p>1442890802.14132</text:p>
          </table:table-cell>
          <table:table-cell office:value-type="float" office:value="896" calcext:value-type="float">
            <text:p>896</text:p>
          </table:table-cell>
          <table:table-cell table:formula="of:=[.B898]-[.B$2]" office:value-type="float" office:value="33.2440464496613" calcext:value-type="float">
            <text:p>33.2440464497</text:p>
          </table:table-cell>
          <table:table-cell table:formula="of:=[.C898]/([.D898]-[.D897])" office:value-type="float" office:value="93054.4343089189" calcext:value-type="float">
            <text:p>93054.4343089189</text:p>
          </table:table-cell>
          <table:table-cell/>
          <table:table-cell office:value-type="float" office:value="1442890802.42709" calcext:value-type="float">
            <text:p>1442890802.42709</text:p>
          </table:table-cell>
          <table:table-cell table:formula="of:=[.G898]-[.$B898]" office:value-type="float" office:value="0.285778045654297" calcext:value-type="float">
            <text:p>0.2857780457</text:p>
          </table:table-cell>
          <table:table-cell/>
          <table:table-cell office:value-type="float" office:value="1442890802.42713" calcext:value-type="float">
            <text:p>1442890802.42713</text:p>
          </table:table-cell>
          <table:table-cell table:formula="of:=[.J898]-[.$B898]" office:value-type="float" office:value="0.285809516906738" calcext:value-type="float">
            <text:p>0.2858095169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890802.15108" calcext:value-type="float">
            <text:p>1442890802.15108</text:p>
          </table:table-cell>
          <table:table-cell office:value-type="float" office:value="896" calcext:value-type="float">
            <text:p>896</text:p>
          </table:table-cell>
          <table:table-cell table:formula="of:=[.B899]-[.B$2]" office:value-type="float" office:value="33.2538146972656" calcext:value-type="float">
            <text:p>33.2538146973</text:p>
          </table:table-cell>
          <table:table-cell table:formula="of:=[.C899]/([.D899]-[.D898])" office:value-type="float" office:value="91725.7666154109" calcext:value-type="float">
            <text:p>91725.7666154109</text:p>
          </table:table-cell>
          <table:table-cell/>
          <table:table-cell office:value-type="float" office:value="1442890802.42716" calcext:value-type="float">
            <text:p>1442890802.42716</text:p>
          </table:table-cell>
          <table:table-cell table:formula="of:=[.G899]-[.$B899]" office:value-type="float" office:value="0.276076555252075" calcext:value-type="float">
            <text:p>0.2760765553</text:p>
          </table:table-cell>
          <table:table-cell/>
          <table:table-cell office:value-type="float" office:value="1442890802.43053" calcext:value-type="float">
            <text:p>1442890802.43053</text:p>
          </table:table-cell>
          <table:table-cell table:formula="of:=[.J899]-[.$B899]" office:value-type="float" office:value="0.279447793960571" calcext:value-type="float">
            <text:p>0.27944779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890802.16066" calcext:value-type="float">
            <text:p>1442890802.16066</text:p>
          </table:table-cell>
          <table:table-cell office:value-type="float" office:value="896" calcext:value-type="float">
            <text:p>896</text:p>
          </table:table-cell>
          <table:table-cell table:formula="of:=[.B900]-[.B$2]" office:value-type="float" office:value="33.2633903026581" calcext:value-type="float">
            <text:p>33.2633903027</text:p>
          </table:table-cell>
          <table:table-cell table:formula="of:=[.C900]/([.D900]-[.D899])" office:value-type="float" office:value="93571.1073375993" calcext:value-type="float">
            <text:p>93571.1073375993</text:p>
          </table:table-cell>
          <table:table-cell/>
          <table:table-cell office:value-type="float" office:value="1442890802.4272" calcext:value-type="float">
            <text:p>1442890802.4272</text:p>
          </table:table-cell>
          <table:table-cell table:formula="of:=[.G900]-[.$B900]" office:value-type="float" office:value="0.266535520553589" calcext:value-type="float">
            <text:p>0.2665355206</text:p>
          </table:table-cell>
          <table:table-cell/>
          <table:table-cell office:value-type="float" office:value="1442890802.43394" calcext:value-type="float">
            <text:p>1442890802.43394</text:p>
          </table:table-cell>
          <table:table-cell table:formula="of:=[.J900]-[.$B900]" office:value-type="float" office:value="0.273281335830688" calcext:value-type="float">
            <text:p>0.273281335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890802.1703" calcext:value-type="float">
            <text:p>1442890802.1703</text:p>
          </table:table-cell>
          <table:table-cell office:value-type="float" office:value="896" calcext:value-type="float">
            <text:p>896</text:p>
          </table:table-cell>
          <table:table-cell table:formula="of:=[.B901]-[.B$2]" office:value-type="float" office:value="33.2730352878571" calcext:value-type="float">
            <text:p>33.2730352879</text:p>
          </table:table-cell>
          <table:table-cell table:formula="of:=[.C901]/([.D901]-[.D900])" office:value-type="float" office:value="92898.0171058486" calcext:value-type="float">
            <text:p>92898.0171058486</text:p>
          </table:table-cell>
          <table:table-cell/>
          <table:table-cell office:value-type="float" office:value="1442890802.42721" calcext:value-type="float">
            <text:p>1442890802.42721</text:p>
          </table:table-cell>
          <table:table-cell table:formula="of:=[.G901]-[.$B901]" office:value-type="float" office:value="0.256909370422363" calcext:value-type="float">
            <text:p>0.2569093704</text:p>
          </table:table-cell>
          <table:table-cell/>
          <table:table-cell office:value-type="float" office:value="1442890802.43738" calcext:value-type="float">
            <text:p>1442890802.43738</text:p>
          </table:table-cell>
          <table:table-cell table:formula="of:=[.J901]-[.$B901]" office:value-type="float" office:value="0.267075777053833" calcext:value-type="float">
            <text:p>0.267075777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890802.1798" calcext:value-type="float">
            <text:p>1442890802.1798</text:p>
          </table:table-cell>
          <table:table-cell office:value-type="float" office:value="896" calcext:value-type="float">
            <text:p>896</text:p>
          </table:table-cell>
          <table:table-cell table:formula="of:=[.B902]-[.B$2]" office:value-type="float" office:value="33.2825310230255" calcext:value-type="float">
            <text:p>33.282531023</text:p>
          </table:table-cell>
          <table:table-cell table:formula="of:=[.C902]/([.D902]-[.D901])" office:value-type="float" office:value="94358.1496434669" calcext:value-type="float">
            <text:p>94358.1496434669</text:p>
          </table:table-cell>
          <table:table-cell/>
          <table:table-cell office:value-type="float" office:value="1442890802.42725" calcext:value-type="float">
            <text:p>1442890802.42725</text:p>
          </table:table-cell>
          <table:table-cell table:formula="of:=[.G902]-[.$B902]" office:value-type="float" office:value="0.247446537017822" calcext:value-type="float">
            <text:p>0.247446537</text:p>
          </table:table-cell>
          <table:table-cell/>
          <table:table-cell office:value-type="float" office:value="1442890802.44078" calcext:value-type="float">
            <text:p>1442890802.44078</text:p>
          </table:table-cell>
          <table:table-cell table:formula="of:=[.J902]-[.$B902]" office:value-type="float" office:value="0.260975360870361" calcext:value-type="float">
            <text:p>0.260975360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890802.18929" calcext:value-type="float">
            <text:p>1442890802.18929</text:p>
          </table:table-cell>
          <table:table-cell office:value-type="float" office:value="896" calcext:value-type="float">
            <text:p>896</text:p>
          </table:table-cell>
          <table:table-cell table:formula="of:=[.B903]-[.B$2]" office:value-type="float" office:value="33.2920205593109" calcext:value-type="float">
            <text:p>33.2920205593</text:p>
          </table:table-cell>
          <table:table-cell table:formula="of:=[.C903]/([.D903]-[.D902])" office:value-type="float" office:value="94419.7875483644" calcext:value-type="float">
            <text:p>94419.7875483644</text:p>
          </table:table-cell>
          <table:table-cell/>
          <table:table-cell office:value-type="float" office:value="1442890802.42727" calcext:value-type="float">
            <text:p>1442890802.42727</text:p>
          </table:table-cell>
          <table:table-cell table:formula="of:=[.G903]-[.$B903]" office:value-type="float" office:value="0.23797607421875" calcext:value-type="float">
            <text:p>0.2379760742</text:p>
          </table:table-cell>
          <table:table-cell/>
          <table:table-cell office:value-type="float" office:value="1442890802.44416" calcext:value-type="float">
            <text:p>1442890802.44416</text:p>
          </table:table-cell>
          <table:table-cell table:formula="of:=[.J903]-[.$B903]" office:value-type="float" office:value="0.254869222640991" calcext:value-type="float">
            <text:p>0.254869222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890802.19875" calcext:value-type="float">
            <text:p>1442890802.19875</text:p>
          </table:table-cell>
          <table:table-cell office:value-type="float" office:value="896" calcext:value-type="float">
            <text:p>896</text:p>
          </table:table-cell>
          <table:table-cell table:formula="of:=[.B904]-[.B$2]" office:value-type="float" office:value="33.3014824390411" calcext:value-type="float">
            <text:p>33.301482439</text:p>
          </table:table-cell>
          <table:table-cell table:formula="of:=[.C904]/([.D904]-[.D903])" office:value-type="float" office:value="94695.7714055334" calcext:value-type="float">
            <text:p>94695.7714055334</text:p>
          </table:table-cell>
          <table:table-cell/>
          <table:table-cell office:value-type="float" office:value="1442890802.42728" calcext:value-type="float">
            <text:p>1442890802.42728</text:p>
          </table:table-cell>
          <table:table-cell table:formula="of:=[.G904]-[.$B904]" office:value-type="float" office:value="0.228531837463379" calcext:value-type="float">
            <text:p>0.2285318375</text:p>
          </table:table-cell>
          <table:table-cell/>
          <table:table-cell office:value-type="float" office:value="1442890802.44757" calcext:value-type="float">
            <text:p>1442890802.44757</text:p>
          </table:table-cell>
          <table:table-cell table:formula="of:=[.J904]-[.$B904]" office:value-type="float" office:value="0.248822212219238" calcext:value-type="float">
            <text:p>0.248822212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890802.20821" calcext:value-type="float">
            <text:p>1442890802.20821</text:p>
          </table:table-cell>
          <table:table-cell office:value-type="float" office:value="896" calcext:value-type="float">
            <text:p>896</text:p>
          </table:table-cell>
          <table:table-cell table:formula="of:=[.B905]-[.B$2]" office:value-type="float" office:value="33.3109426498413" calcext:value-type="float">
            <text:p>33.3109426498</text:p>
          </table:table-cell>
          <table:table-cell table:formula="of:=[.C905]/([.D905]-[.D904])" office:value-type="float" office:value="94712.4772297689" calcext:value-type="float">
            <text:p>94712.4772297689</text:p>
          </table:table-cell>
          <table:table-cell/>
          <table:table-cell office:value-type="float" office:value="1442890802.42732" calcext:value-type="float">
            <text:p>1442890802.42732</text:p>
          </table:table-cell>
          <table:table-cell table:formula="of:=[.G905]-[.$B905]" office:value-type="float" office:value="0.219103813171387" calcext:value-type="float">
            <text:p>0.2191038132</text:p>
          </table:table-cell>
          <table:table-cell/>
          <table:table-cell office:value-type="float" office:value="1442890802.45098" calcext:value-type="float">
            <text:p>1442890802.45098</text:p>
          </table:table-cell>
          <table:table-cell table:formula="of:=[.J905]-[.$B905]" office:value-type="float" office:value="0.242767095565796" calcext:value-type="float">
            <text:p>0.2427670956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890802.21769" calcext:value-type="float">
            <text:p>1442890802.21769</text:p>
          </table:table-cell>
          <table:table-cell office:value-type="float" office:value="896" calcext:value-type="float">
            <text:p>896</text:p>
          </table:table-cell>
          <table:table-cell table:formula="of:=[.B906]-[.B$2]" office:value-type="float" office:value="33.3204200267792" calcext:value-type="float">
            <text:p>33.3204200268</text:p>
          </table:table-cell>
          <table:table-cell table:formula="of:=[.C906]/([.D906]-[.D905])" office:value-type="float" office:value="94540.9268697643" calcext:value-type="float">
            <text:p>94540.9268697643</text:p>
          </table:table-cell>
          <table:table-cell/>
          <table:table-cell office:value-type="float" office:value="1442890802.42733" calcext:value-type="float">
            <text:p>1442890802.42733</text:p>
          </table:table-cell>
          <table:table-cell table:formula="of:=[.G906]-[.$B906]" office:value-type="float" office:value="0.20964503288269" calcext:value-type="float">
            <text:p>0.2096450329</text:p>
          </table:table-cell>
          <table:table-cell/>
          <table:table-cell office:value-type="float" office:value="1442890802.45438" calcext:value-type="float">
            <text:p>1442890802.45438</text:p>
          </table:table-cell>
          <table:table-cell table:formula="of:=[.J906]-[.$B906]" office:value-type="float" office:value="0.236689805984497" calcext:value-type="float">
            <text:p>0.23668980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890802.22716" calcext:value-type="float">
            <text:p>1442890802.22716</text:p>
          </table:table-cell>
          <table:table-cell office:value-type="float" office:value="896" calcext:value-type="float">
            <text:p>896</text:p>
          </table:table-cell>
          <table:table-cell table:formula="of:=[.B907]-[.B$2]" office:value-type="float" office:value="33.3298854827881" calcext:value-type="float">
            <text:p>33.3298854828</text:p>
          </table:table-cell>
          <table:table-cell table:formula="of:=[.C907]/([.D907]-[.D906])" office:value-type="float" office:value="94659.9930480341" calcext:value-type="float">
            <text:p>94659.9930480341</text:p>
          </table:table-cell>
          <table:table-cell/>
          <table:table-cell office:value-type="float" office:value="1442890802.54653" calcext:value-type="float">
            <text:p>1442890802.54653</text:p>
          </table:table-cell>
          <table:table-cell table:formula="of:=[.G907]-[.$B907]" office:value-type="float" office:value="0.319379329681396" calcext:value-type="float">
            <text:p>0.3193793297</text:p>
          </table:table-cell>
          <table:table-cell/>
          <table:table-cell office:value-type="float" office:value="1442890802.54657" calcext:value-type="float">
            <text:p>1442890802.54657</text:p>
          </table:table-cell>
          <table:table-cell table:formula="of:=[.J907]-[.$B907]" office:value-type="float" office:value="0.319418907165527" calcext:value-type="float">
            <text:p>0.3194189072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890802.23665" calcext:value-type="float">
            <text:p>1442890802.23665</text:p>
          </table:table-cell>
          <table:table-cell office:value-type="float" office:value="896" calcext:value-type="float">
            <text:p>896</text:p>
          </table:table-cell>
          <table:table-cell table:formula="of:=[.B908]-[.B$2]" office:value-type="float" office:value="33.3393838405609" calcext:value-type="float">
            <text:p>33.3393838406</text:p>
          </table:table-cell>
          <table:table-cell table:formula="of:=[.C908]/([.D908]-[.D907])" office:value-type="float" office:value="94332.0962875574" calcext:value-type="float">
            <text:p>94332.0962875574</text:p>
          </table:table-cell>
          <table:table-cell/>
          <table:table-cell office:value-type="float" office:value="1442890802.54663" calcext:value-type="float">
            <text:p>1442890802.54663</text:p>
          </table:table-cell>
          <table:table-cell table:formula="of:=[.G908]-[.$B908]" office:value-type="float" office:value="0.309974431991577" calcext:value-type="float">
            <text:p>0.309974432</text:p>
          </table:table-cell>
          <table:table-cell/>
          <table:table-cell office:value-type="float" office:value="1442890802.54998" calcext:value-type="float">
            <text:p>1442890802.54998</text:p>
          </table:table-cell>
          <table:table-cell table:formula="of:=[.J908]-[.$B908]" office:value-type="float" office:value="0.313327312469482" calcext:value-type="float">
            <text:p>0.313327312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890802.24611" calcext:value-type="float">
            <text:p>1442890802.24611</text:p>
          </table:table-cell>
          <table:table-cell office:value-type="float" office:value="896" calcext:value-type="float">
            <text:p>896</text:p>
          </table:table-cell>
          <table:table-cell table:formula="of:=[.B909]-[.B$2]" office:value-type="float" office:value="33.3488402366638" calcext:value-type="float">
            <text:p>33.3488402367</text:p>
          </table:table-cell>
          <table:table-cell table:formula="of:=[.C909]/([.D909]-[.D908])" office:value-type="float" office:value="94750.6841136576" calcext:value-type="float">
            <text:p>94750.6841136576</text:p>
          </table:table-cell>
          <table:table-cell/>
          <table:table-cell office:value-type="float" office:value="1442890802.54665" calcext:value-type="float">
            <text:p>1442890802.54665</text:p>
          </table:table-cell>
          <table:table-cell table:formula="of:=[.G909]-[.$B909]" office:value-type="float" office:value="0.300536394119263" calcext:value-type="float">
            <text:p>0.3005363941</text:p>
          </table:table-cell>
          <table:table-cell/>
          <table:table-cell office:value-type="float" office:value="1442890802.55338" calcext:value-type="float">
            <text:p>1442890802.55338</text:p>
          </table:table-cell>
          <table:table-cell table:formula="of:=[.J909]-[.$B909]" office:value-type="float" office:value="0.307273387908936" calcext:value-type="float">
            <text:p>0.3072733879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890802.25555" calcext:value-type="float">
            <text:p>1442890802.25555</text:p>
          </table:table-cell>
          <table:table-cell office:value-type="float" office:value="896" calcext:value-type="float">
            <text:p>896</text:p>
          </table:table-cell>
          <table:table-cell table:formula="of:=[.B910]-[.B$2]" office:value-type="float" office:value="33.3582813739777" calcext:value-type="float">
            <text:p>33.358281374</text:p>
          </table:table-cell>
          <table:table-cell table:formula="of:=[.C910]/([.D910]-[.D909])" office:value-type="float" office:value="94903.820399505" calcext:value-type="float">
            <text:p>94903.820399505</text:p>
          </table:table-cell>
          <table:table-cell/>
          <table:table-cell office:value-type="float" office:value="1442890802.54666" calcext:value-type="float">
            <text:p>1442890802.54666</text:p>
          </table:table-cell>
          <table:table-cell table:formula="of:=[.G910]-[.$B910]" office:value-type="float" office:value="0.291111469268799" calcext:value-type="float">
            <text:p>0.2911114693</text:p>
          </table:table-cell>
          <table:table-cell/>
          <table:table-cell office:value-type="float" office:value="1442890802.55681" calcext:value-type="float">
            <text:p>1442890802.55681</text:p>
          </table:table-cell>
          <table:table-cell table:formula="of:=[.J910]-[.$B910]" office:value-type="float" office:value="0.301258563995361" calcext:value-type="float">
            <text:p>0.301258564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890802.26502" calcext:value-type="float">
            <text:p>1442890802.26502</text:p>
          </table:table-cell>
          <table:table-cell office:value-type="float" office:value="896" calcext:value-type="float">
            <text:p>896</text:p>
          </table:table-cell>
          <table:table-cell table:formula="of:=[.B911]-[.B$2]" office:value-type="float" office:value="33.3677499294281" calcext:value-type="float">
            <text:p>33.3677499294</text:p>
          </table:table-cell>
          <table:table-cell table:formula="of:=[.C911]/([.D911]-[.D910])" office:value-type="float" office:value="94629.0070000504" calcext:value-type="float">
            <text:p>94629.0070000504</text:p>
          </table:table-cell>
          <table:table-cell/>
          <table:table-cell office:value-type="float" office:value="1442890802.54668" calcext:value-type="float">
            <text:p>1442890802.54668</text:p>
          </table:table-cell>
          <table:table-cell table:formula="of:=[.G911]-[.$B911]" office:value-type="float" office:value="0.281662464141846" calcext:value-type="float">
            <text:p>0.2816624641</text:p>
          </table:table-cell>
          <table:table-cell/>
          <table:table-cell office:value-type="float" office:value="1442890802.56019" calcext:value-type="float">
            <text:p>1442890802.56019</text:p>
          </table:table-cell>
          <table:table-cell table:formula="of:=[.J911]-[.$B911]" office:value-type="float" office:value="0.295170068740845" calcext:value-type="float">
            <text:p>0.295170068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890802.27451" calcext:value-type="float">
            <text:p>1442890802.27451</text:p>
          </table:table-cell>
          <table:table-cell office:value-type="float" office:value="896" calcext:value-type="float">
            <text:p>896</text:p>
          </table:table-cell>
          <table:table-cell table:formula="of:=[.B912]-[.B$2]" office:value-type="float" office:value="33.3772373199463" calcext:value-type="float">
            <text:p>33.3772373199</text:p>
          </table:table-cell>
          <table:table-cell table:formula="of:=[.C912]/([.D912]-[.D911])" office:value-type="float" office:value="94441.1425125022" calcext:value-type="float">
            <text:p>94441.1425125022</text:p>
          </table:table-cell>
          <table:table-cell/>
          <table:table-cell office:value-type="float" office:value="1442890802.5467" calcext:value-type="float">
            <text:p>1442890802.5467</text:p>
          </table:table-cell>
          <table:table-cell table:formula="of:=[.G912]-[.$B912]" office:value-type="float" office:value="0.272191762924194" calcext:value-type="float">
            <text:p>0.2721917629</text:p>
          </table:table-cell>
          <table:table-cell/>
          <table:table-cell office:value-type="float" office:value="1442890802.56361" calcext:value-type="float">
            <text:p>1442890802.56361</text:p>
          </table:table-cell>
          <table:table-cell table:formula="of:=[.J912]-[.$B912]" office:value-type="float" office:value="0.289098978042603" calcext:value-type="float">
            <text:p>0.289098978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890802.28407" calcext:value-type="float">
            <text:p>1442890802.28407</text:p>
          </table:table-cell>
          <table:table-cell office:value-type="float" office:value="896" calcext:value-type="float">
            <text:p>896</text:p>
          </table:table-cell>
          <table:table-cell table:formula="of:=[.B913]-[.B$2]" office:value-type="float" office:value="33.3868048191071" calcext:value-type="float">
            <text:p>33.3868048191</text:p>
          </table:table-cell>
          <table:table-cell table:formula="of:=[.C913]/([.D913]-[.D912])" office:value-type="float" office:value="93650.3871015973" calcext:value-type="float">
            <text:p>93650.3871015973</text:p>
          </table:table-cell>
          <table:table-cell/>
          <table:table-cell office:value-type="float" office:value="1442890802.54672" calcext:value-type="float">
            <text:p>1442890802.54672</text:p>
          </table:table-cell>
          <table:table-cell table:formula="of:=[.G913]-[.$B913]" office:value-type="float" office:value="0.262640714645386" calcext:value-type="float">
            <text:p>0.2626407146</text:p>
          </table:table-cell>
          <table:table-cell/>
          <table:table-cell office:value-type="float" office:value="1442890802.56701" calcext:value-type="float">
            <text:p>1442890802.56701</text:p>
          </table:table-cell>
          <table:table-cell table:formula="of:=[.J913]-[.$B913]" office:value-type="float" office:value="0.282934904098511" calcext:value-type="float">
            <text:p>0.282934904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890802.29364" calcext:value-type="float">
            <text:p>1442890802.29364</text:p>
          </table:table-cell>
          <table:table-cell office:value-type="float" office:value="896" calcext:value-type="float">
            <text:p>896</text:p>
          </table:table-cell>
          <table:table-cell table:formula="of:=[.B914]-[.B$2]" office:value-type="float" office:value="33.3963673114777" calcext:value-type="float">
            <text:p>33.3963673115</text:p>
          </table:table-cell>
          <table:table-cell table:formula="of:=[.C914]/([.D914]-[.D913])" office:value-type="float" office:value="93699.4211628603" calcext:value-type="float">
            <text:p>93699.4211628603</text:p>
          </table:table-cell>
          <table:table-cell/>
          <table:table-cell office:value-type="float" office:value="1442890802.54673" calcext:value-type="float">
            <text:p>1442890802.54673</text:p>
          </table:table-cell>
          <table:table-cell table:formula="of:=[.G914]-[.$B914]" office:value-type="float" office:value="0.253093957901001" calcext:value-type="float">
            <text:p>0.2530939579</text:p>
          </table:table-cell>
          <table:table-cell/>
          <table:table-cell office:value-type="float" office:value="1442890802.57041" calcext:value-type="float">
            <text:p>1442890802.57041</text:p>
          </table:table-cell>
          <table:table-cell table:formula="of:=[.J914]-[.$B914]" office:value-type="float" office:value="0.276776313781738" calcext:value-type="float">
            <text:p>0.2767763138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890802.30308" calcext:value-type="float">
            <text:p>1442890802.30308</text:p>
          </table:table-cell>
          <table:table-cell office:value-type="float" office:value="896" calcext:value-type="float">
            <text:p>896</text:p>
          </table:table-cell>
          <table:table-cell table:formula="of:=[.B915]-[.B$2]" office:value-type="float" office:value="33.4058117866516" calcext:value-type="float">
            <text:p>33.4058117867</text:p>
          </table:table-cell>
          <table:table-cell table:formula="of:=[.C915]/([.D915]-[.D914])" office:value-type="float" office:value="94870.2795546916" calcext:value-type="float">
            <text:p>94870.2795546916</text:p>
          </table:table-cell>
          <table:table-cell/>
          <table:table-cell office:value-type="float" office:value="1442890802.54675" calcext:value-type="float">
            <text:p>1442890802.54675</text:p>
          </table:table-cell>
          <table:table-cell table:formula="of:=[.G915]-[.$B915]" office:value-type="float" office:value="0.243664979934692" calcext:value-type="float">
            <text:p>0.2436649799</text:p>
          </table:table-cell>
          <table:table-cell/>
          <table:table-cell office:value-type="float" office:value="1442890802.57385" calcext:value-type="float">
            <text:p>1442890802.57385</text:p>
          </table:table-cell>
          <table:table-cell table:formula="of:=[.J915]-[.$B915]" office:value-type="float" office:value="0.270772695541382" calcext:value-type="float">
            <text:p>0.270772695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890802.31254" calcext:value-type="float">
            <text:p>1442890802.31254</text:p>
          </table:table-cell>
          <table:table-cell office:value-type="float" office:value="896" calcext:value-type="float">
            <text:p>896</text:p>
          </table:table-cell>
          <table:table-cell table:formula="of:=[.B916]-[.B$2]" office:value-type="float" office:value="33.4152653217316" calcext:value-type="float">
            <text:p>33.4152653217</text:p>
          </table:table-cell>
          <table:table-cell table:formula="of:=[.C916]/([.D916]-[.D915])" office:value-type="float" office:value="94779.3595117399" calcext:value-type="float">
            <text:p>94779.3595117399</text:p>
          </table:table-cell>
          <table:table-cell/>
          <table:table-cell office:value-type="float" office:value="1442890802.54676" calcext:value-type="float">
            <text:p>1442890802.54676</text:p>
          </table:table-cell>
          <table:table-cell table:formula="of:=[.G916]-[.$B916]" office:value-type="float" office:value="0.234227418899536" calcext:value-type="float">
            <text:p>0.2342274189</text:p>
          </table:table-cell>
          <table:table-cell/>
          <table:table-cell office:value-type="float" office:value="1442890802.5772" calcext:value-type="float">
            <text:p>1442890802.5772</text:p>
          </table:table-cell>
          <table:table-cell table:formula="of:=[.J916]-[.$B916]" office:value-type="float" office:value="0.264668226242065" calcext:value-type="float">
            <text:p>0.264668226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890802.322" calcext:value-type="float">
            <text:p>1442890802.322</text:p>
          </table:table-cell>
          <table:table-cell office:value-type="float" office:value="896" calcext:value-type="float">
            <text:p>896</text:p>
          </table:table-cell>
          <table:table-cell table:formula="of:=[.B917]-[.B$2]" office:value-type="float" office:value="33.4247281551361" calcext:value-type="float">
            <text:p>33.4247281551</text:p>
          </table:table-cell>
          <table:table-cell table:formula="of:=[.C917]/([.D917]-[.D916])" office:value-type="float" office:value="94686.2278659612" calcext:value-type="float">
            <text:p>94686.2278659612</text:p>
          </table:table-cell>
          <table:table-cell/>
          <table:table-cell office:value-type="float" office:value="1442890802.54679" calcext:value-type="float">
            <text:p>1442890802.54679</text:p>
          </table:table-cell>
          <table:table-cell table:formula="of:=[.G917]-[.$B917]" office:value-type="float" office:value="0.224794387817383" calcext:value-type="float">
            <text:p>0.2247943878</text:p>
          </table:table-cell>
          <table:table-cell/>
          <table:table-cell office:value-type="float" office:value="1442890802.58061" calcext:value-type="float">
            <text:p>1442890802.58061</text:p>
          </table:table-cell>
          <table:table-cell table:formula="of:=[.J917]-[.$B917]" office:value-type="float" office:value="0.258610010147095" calcext:value-type="float">
            <text:p>0.258610010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890802.33143" calcext:value-type="float">
            <text:p>1442890802.33143</text:p>
          </table:table-cell>
          <table:table-cell office:value-type="float" office:value="896" calcext:value-type="float">
            <text:p>896</text:p>
          </table:table-cell>
          <table:table-cell table:formula="of:=[.B918]-[.B$2]" office:value-type="float" office:value="33.4341647624969" calcext:value-type="float">
            <text:p>33.4341647625</text:p>
          </table:table-cell>
          <table:table-cell table:formula="of:=[.C918]/([.D918]-[.D917])" office:value-type="float" office:value="94949.3780697322" calcext:value-type="float">
            <text:p>94949.3780697322</text:p>
          </table:table-cell>
          <table:table-cell/>
          <table:table-cell office:value-type="float" office:value="1442890802.54681" calcext:value-type="float">
            <text:p>1442890802.54681</text:p>
          </table:table-cell>
          <table:table-cell table:formula="of:=[.G918]-[.$B918]" office:value-type="float" office:value="0.215379476547241" calcext:value-type="float">
            <text:p>0.2153794765</text:p>
          </table:table-cell>
          <table:table-cell/>
          <table:table-cell office:value-type="float" office:value="1442890802.58403" calcext:value-type="float">
            <text:p>1442890802.58403</text:p>
          </table:table-cell>
          <table:table-cell table:formula="of:=[.J918]-[.$B918]" office:value-type="float" office:value="0.252593755722046" calcext:value-type="float">
            <text:p>0.2525937557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890802.34093" calcext:value-type="float">
            <text:p>1442890802.34093</text:p>
          </table:table-cell>
          <table:table-cell office:value-type="float" office:value="896" calcext:value-type="float">
            <text:p>896</text:p>
          </table:table-cell>
          <table:table-cell table:formula="of:=[.B919]-[.B$2]" office:value-type="float" office:value="33.4436612129211" calcext:value-type="float">
            <text:p>33.4436612129</text:p>
          </table:table-cell>
          <table:table-cell table:formula="of:=[.C919]/([.D919]-[.D918])" office:value-type="float" office:value="94351.0427556426" calcext:value-type="float">
            <text:p>94351.0427556426</text:p>
          </table:table-cell>
          <table:table-cell/>
          <table:table-cell office:value-type="float" office:value="1442890802.62803" calcext:value-type="float">
            <text:p>1442890802.62803</text:p>
          </table:table-cell>
          <table:table-cell table:formula="of:=[.G919]-[.$B919]" office:value-type="float" office:value="0.287094593048096" calcext:value-type="float">
            <text:p>0.287094593</text:p>
          </table:table-cell>
          <table:table-cell/>
          <table:table-cell office:value-type="float" office:value="1442890802.62807" calcext:value-type="float">
            <text:p>1442890802.62807</text:p>
          </table:table-cell>
          <table:table-cell table:formula="of:=[.J919]-[.$B919]" office:value-type="float" office:value="0.287138938903809" calcext:value-type="float">
            <text:p>0.287138938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890802.35042" calcext:value-type="float">
            <text:p>1442890802.35042</text:p>
          </table:table-cell>
          <table:table-cell office:value-type="float" office:value="896" calcext:value-type="float">
            <text:p>896</text:p>
          </table:table-cell>
          <table:table-cell table:formula="of:=[.B920]-[.B$2]" office:value-type="float" office:value="33.4531478881836" calcext:value-type="float">
            <text:p>33.4531478882</text:p>
          </table:table-cell>
          <table:table-cell table:formula="of:=[.C920]/([.D920]-[.D919])" office:value-type="float" office:value="94448.2629806484" calcext:value-type="float">
            <text:p>94448.2629806484</text:p>
          </table:table-cell>
          <table:table-cell/>
          <table:table-cell office:value-type="float" office:value="1442890802.62812" calcext:value-type="float">
            <text:p>1442890802.62812</text:p>
          </table:table-cell>
          <table:table-cell table:formula="of:=[.G920]-[.$B920]" office:value-type="float" office:value="0.277698755264282" calcext:value-type="float">
            <text:p>0.2776987553</text:p>
          </table:table-cell>
          <table:table-cell/>
          <table:table-cell office:value-type="float" office:value="1442890802.63148" calcext:value-type="float">
            <text:p>1442890802.63148</text:p>
          </table:table-cell>
          <table:table-cell table:formula="of:=[.J920]-[.$B920]" office:value-type="float" office:value="0.281066656112671" calcext:value-type="float">
            <text:p>0.281066656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890802.35986" calcext:value-type="float">
            <text:p>1442890802.35986</text:p>
          </table:table-cell>
          <table:table-cell office:value-type="float" office:value="896" calcext:value-type="float">
            <text:p>896</text:p>
          </table:table-cell>
          <table:table-cell table:formula="of:=[.B921]-[.B$2]" office:value-type="float" office:value="33.4625942707062" calcext:value-type="float">
            <text:p>33.4625942707</text:p>
          </table:table-cell>
          <table:table-cell table:formula="of:=[.C921]/([.D921]-[.D920])" office:value-type="float" office:value="94851.1239998991" calcext:value-type="float">
            <text:p>94851.1239998991</text:p>
          </table:table-cell>
          <table:table-cell/>
          <table:table-cell office:value-type="float" office:value="1442890802.62814" calcext:value-type="float">
            <text:p>1442890802.62814</text:p>
          </table:table-cell>
          <table:table-cell table:formula="of:=[.G921]-[.$B921]" office:value-type="float" office:value="0.268275737762451" calcext:value-type="float">
            <text:p>0.2682757378</text:p>
          </table:table-cell>
          <table:table-cell/>
          <table:table-cell office:value-type="float" office:value="1442890802.63488" calcext:value-type="float">
            <text:p>1442890802.63488</text:p>
          </table:table-cell>
          <table:table-cell table:formula="of:=[.J921]-[.$B921]" office:value-type="float" office:value="0.27501368522644" calcext:value-type="float">
            <text:p>0.275013685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890802.36929" calcext:value-type="float">
            <text:p>1442890802.36929</text:p>
          </table:table-cell>
          <table:table-cell office:value-type="float" office:value="896" calcext:value-type="float">
            <text:p>896</text:p>
          </table:table-cell>
          <table:table-cell table:formula="of:=[.B922]-[.B$2]" office:value-type="float" office:value="33.4720242023468" calcext:value-type="float">
            <text:p>33.4720242023</text:p>
          </table:table-cell>
          <table:table-cell table:formula="of:=[.C922]/([.D922]-[.D921])" office:value-type="float" office:value="95016.5954692557" calcext:value-type="float">
            <text:p>95016.5954692557</text:p>
          </table:table-cell>
          <table:table-cell/>
          <table:table-cell office:value-type="float" office:value="1442890802.62816" calcext:value-type="float">
            <text:p>1442890802.62816</text:p>
          </table:table-cell>
          <table:table-cell table:formula="of:=[.G922]-[.$B922]" office:value-type="float" office:value="0.258867502212524" calcext:value-type="float">
            <text:p>0.2588675022</text:p>
          </table:table-cell>
          <table:table-cell/>
          <table:table-cell office:value-type="float" office:value="1442890802.63827" calcext:value-type="float">
            <text:p>1442890802.63827</text:p>
          </table:table-cell>
          <table:table-cell table:formula="of:=[.J922]-[.$B922]" office:value-type="float" office:value="0.268978357315063" calcext:value-type="float">
            <text:p>0.268978357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890802.37874" calcext:value-type="float">
            <text:p>1442890802.37874</text:p>
          </table:table-cell>
          <table:table-cell office:value-type="float" office:value="896" calcext:value-type="float">
            <text:p>896</text:p>
          </table:table-cell>
          <table:table-cell table:formula="of:=[.B923]-[.B$2]" office:value-type="float" office:value="33.481470823288" calcext:value-type="float">
            <text:p>33.4814708233</text:p>
          </table:table-cell>
          <table:table-cell table:formula="of:=[.C923]/([.D923]-[.D922])" office:value-type="float" office:value="94848.7300994397" calcext:value-type="float">
            <text:p>94848.7300994397</text:p>
          </table:table-cell>
          <table:table-cell/>
          <table:table-cell office:value-type="float" office:value="1442890802.62818" calcext:value-type="float">
            <text:p>1442890802.62818</text:p>
          </table:table-cell>
          <table:table-cell table:formula="of:=[.G923]-[.$B923]" office:value-type="float" office:value="0.249442100524902" calcext:value-type="float">
            <text:p>0.2494421005</text:p>
          </table:table-cell>
          <table:table-cell/>
          <table:table-cell office:value-type="float" office:value="1442890802.64168" calcext:value-type="float">
            <text:p>1442890802.64168</text:p>
          </table:table-cell>
          <table:table-cell table:formula="of:=[.J923]-[.$B923]" office:value-type="float" office:value="0.262938737869263" calcext:value-type="float">
            <text:p>0.2629387379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890802.38821" calcext:value-type="float">
            <text:p>1442890802.38821</text:p>
          </table:table-cell>
          <table:table-cell office:value-type="float" office:value="896" calcext:value-type="float">
            <text:p>896</text:p>
          </table:table-cell>
          <table:table-cell table:formula="of:=[.B924]-[.B$2]" office:value-type="float" office:value="33.4909377098083" calcext:value-type="float">
            <text:p>33.4909377098</text:p>
          </table:table-cell>
          <table:table-cell table:formula="of:=[.C924]/([.D924]-[.D923])" office:value-type="float" office:value="94645.6892739316" calcext:value-type="float">
            <text:p>94645.6892739316</text:p>
          </table:table-cell>
          <table:table-cell/>
          <table:table-cell office:value-type="float" office:value="1442890802.6282" calcext:value-type="float">
            <text:p>1442890802.6282</text:p>
          </table:table-cell>
          <table:table-cell table:formula="of:=[.G924]-[.$B924]" office:value-type="float" office:value="0.239996433258057" calcext:value-type="float">
            <text:p>0.2399964333</text:p>
          </table:table-cell>
          <table:table-cell/>
          <table:table-cell office:value-type="float" office:value="1442890802.64507" calcext:value-type="float">
            <text:p>1442890802.64507</text:p>
          </table:table-cell>
          <table:table-cell table:formula="of:=[.J924]-[.$B924]" office:value-type="float" office:value="0.256860733032227" calcext:value-type="float">
            <text:p>0.25686073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890802.39771" calcext:value-type="float">
            <text:p>1442890802.39771</text:p>
          </table:table-cell>
          <table:table-cell office:value-type="float" office:value="896" calcext:value-type="float">
            <text:p>896</text:p>
          </table:table-cell>
          <table:table-cell table:formula="of:=[.B925]-[.B$2]" office:value-type="float" office:value="33.5004363059998" calcext:value-type="float">
            <text:p>33.500436306</text:p>
          </table:table-cell>
          <table:table-cell table:formula="of:=[.C925]/([.D925]-[.D924])" office:value-type="float" office:value="94329.7285140562" calcext:value-type="float">
            <text:p>94329.7285140562</text:p>
          </table:table-cell>
          <table:table-cell/>
          <table:table-cell office:value-type="float" office:value="1442890802.62823" calcext:value-type="float">
            <text:p>1442890802.62823</text:p>
          </table:table-cell>
          <table:table-cell table:formula="of:=[.G925]-[.$B925]" office:value-type="float" office:value="0.230519771575928" calcext:value-type="float">
            <text:p>0.2305197716</text:p>
          </table:table-cell>
          <table:table-cell/>
          <table:table-cell office:value-type="float" office:value="1442890802.64848" calcext:value-type="float">
            <text:p>1442890802.64848</text:p>
          </table:table-cell>
          <table:table-cell table:formula="of:=[.J925]-[.$B925]" office:value-type="float" office:value="0.250769376754761" calcext:value-type="float">
            <text:p>0.250769376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890802.4072" calcext:value-type="float">
            <text:p>1442890802.4072</text:p>
          </table:table-cell>
          <table:table-cell office:value-type="float" office:value="896" calcext:value-type="float">
            <text:p>896</text:p>
          </table:table-cell>
          <table:table-cell table:formula="of:=[.B926]-[.B$2]" office:value-type="float" office:value="33.5099296569824" calcext:value-type="float">
            <text:p>33.509929657</text:p>
          </table:table-cell>
          <table:table-cell table:formula="of:=[.C926]/([.D926]-[.D925])" office:value-type="float" office:value="94381.8470038676" calcext:value-type="float">
            <text:p>94381.8470038676</text:p>
          </table:table-cell>
          <table:table-cell/>
          <table:table-cell office:value-type="float" office:value="1442890802.62825" calcext:value-type="float">
            <text:p>1442890802.62825</text:p>
          </table:table-cell>
          <table:table-cell table:formula="of:=[.G926]-[.$B926]" office:value-type="float" office:value="0.221047878265381" calcext:value-type="float">
            <text:p>0.2210478783</text:p>
          </table:table-cell>
          <table:table-cell/>
          <table:table-cell office:value-type="float" office:value="1442890802.65187" calcext:value-type="float">
            <text:p>1442890802.65187</text:p>
          </table:table-cell>
          <table:table-cell table:formula="of:=[.J926]-[.$B926]" office:value-type="float" office:value="0.244673490524292" calcext:value-type="float">
            <text:p>0.244673490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890802.41682" calcext:value-type="float">
            <text:p>1442890802.41682</text:p>
          </table:table-cell>
          <table:table-cell office:value-type="float" office:value="896" calcext:value-type="float">
            <text:p>896</text:p>
          </table:table-cell>
          <table:table-cell table:formula="of:=[.B927]-[.B$2]" office:value-type="float" office:value="33.5195553302765" calcext:value-type="float">
            <text:p>33.5195553303</text:p>
          </table:table-cell>
          <table:table-cell table:formula="of:=[.C927]/([.D927]-[.D926])" office:value-type="float" office:value="93084.3975924504" calcext:value-type="float">
            <text:p>93084.3975924504</text:p>
          </table:table-cell>
          <table:table-cell/>
          <table:table-cell office:value-type="float" office:value="1442890802.62827" calcext:value-type="float">
            <text:p>1442890802.62827</text:p>
          </table:table-cell>
          <table:table-cell table:formula="of:=[.G927]-[.$B927]" office:value-type="float" office:value="0.211443901062012" calcext:value-type="float">
            <text:p>0.2114439011</text:p>
          </table:table-cell>
          <table:table-cell/>
          <table:table-cell office:value-type="float" office:value="1442890802.65528" calcext:value-type="float">
            <text:p>1442890802.65528</text:p>
          </table:table-cell>
          <table:table-cell table:formula="of:=[.J927]-[.$B927]" office:value-type="float" office:value="0.238455772399902" calcext:value-type="float">
            <text:p>0.2384557724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890802.42641" calcext:value-type="float">
            <text:p>1442890802.42641</text:p>
          </table:table-cell>
          <table:table-cell office:value-type="float" office:value="896" calcext:value-type="float">
            <text:p>896</text:p>
          </table:table-cell>
          <table:table-cell table:formula="of:=[.B928]-[.B$2]" office:value-type="float" office:value="33.5291359424591" calcext:value-type="float">
            <text:p>33.5291359425</text:p>
          </table:table-cell>
          <table:table-cell table:formula="of:=[.C928]/([.D928]-[.D927])" office:value-type="float" office:value="93522.2074457496" calcext:value-type="float">
            <text:p>93522.2074457496</text:p>
          </table:table-cell>
          <table:table-cell/>
          <table:table-cell office:value-type="float" office:value="1442890802.7475" calcext:value-type="float">
            <text:p>1442890802.7475</text:p>
          </table:table-cell>
          <table:table-cell table:formula="of:=[.G928]-[.$B928]" office:value-type="float" office:value="0.321090698242187" calcext:value-type="float">
            <text:p>0.3210906982</text:p>
          </table:table-cell>
          <table:table-cell/>
          <table:table-cell office:value-type="float" office:value="1442890802.74757" calcext:value-type="float">
            <text:p>1442890802.74757</text:p>
          </table:table-cell>
          <table:table-cell table:formula="of:=[.J928]-[.$B928]" office:value-type="float" office:value="0.321160078048706" calcext:value-type="float">
            <text:p>0.32116007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890802.43591" calcext:value-type="float">
            <text:p>1442890802.43591</text:p>
          </table:table-cell>
          <table:table-cell office:value-type="float" office:value="896" calcext:value-type="float">
            <text:p>896</text:p>
          </table:table-cell>
          <table:table-cell table:formula="of:=[.B929]-[.B$2]" office:value-type="float" office:value="33.5386395454407" calcext:value-type="float">
            <text:p>33.5386395454</text:p>
          </table:table-cell>
          <table:table-cell table:formula="of:=[.C929]/([.D929]-[.D928])" office:value-type="float" office:value="94280.03271368" calcext:value-type="float">
            <text:p>94280.03271368</text:p>
          </table:table-cell>
          <table:table-cell/>
          <table:table-cell office:value-type="float" office:value="1442890802.74762" calcext:value-type="float">
            <text:p>1442890802.74762</text:p>
          </table:table-cell>
          <table:table-cell table:formula="of:=[.G929]-[.$B929]" office:value-type="float" office:value="0.31170654296875" calcext:value-type="float">
            <text:p>0.311706543</text:p>
          </table:table-cell>
          <table:table-cell/>
          <table:table-cell office:value-type="float" office:value="1442890802.75097" calcext:value-type="float">
            <text:p>1442890802.75097</text:p>
          </table:table-cell>
          <table:table-cell table:formula="of:=[.J929]-[.$B929]" office:value-type="float" office:value="0.315059661865234" calcext:value-type="float">
            <text:p>0.3150596619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890802.44563" calcext:value-type="float">
            <text:p>1442890802.44563</text:p>
          </table:table-cell>
          <table:table-cell office:value-type="float" office:value="896" calcext:value-type="float">
            <text:p>896</text:p>
          </table:table-cell>
          <table:table-cell table:formula="of:=[.B930]-[.B$2]" office:value-type="float" office:value="33.5483574867249" calcext:value-type="float">
            <text:p>33.5483574867</text:p>
          </table:table-cell>
          <table:table-cell table:formula="of:=[.C930]/([.D930]-[.D929])" office:value-type="float" office:value="92200.5982335623" calcext:value-type="float">
            <text:p>92200.5982335623</text:p>
          </table:table-cell>
          <table:table-cell/>
          <table:table-cell office:value-type="float" office:value="1442890802.74764" calcext:value-type="float">
            <text:p>1442890802.74764</text:p>
          </table:table-cell>
          <table:table-cell table:formula="of:=[.G930]-[.$B930]" office:value-type="float" office:value="0.302011251449585" calcext:value-type="float">
            <text:p>0.3020112514</text:p>
          </table:table-cell>
          <table:table-cell/>
          <table:table-cell office:value-type="float" office:value="1442890802.75438" calcext:value-type="float">
            <text:p>1442890802.75438</text:p>
          </table:table-cell>
          <table:table-cell table:formula="of:=[.J930]-[.$B930]" office:value-type="float" office:value="0.308749914169312" calcext:value-type="float">
            <text:p>0.308749914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890802.45514" calcext:value-type="float">
            <text:p>1442890802.45514</text:p>
          </table:table-cell>
          <table:table-cell office:value-type="float" office:value="896" calcext:value-type="float">
            <text:p>896</text:p>
          </table:table-cell>
          <table:table-cell table:formula="of:=[.B931]-[.B$2]" office:value-type="float" office:value="33.5578746795654" calcext:value-type="float">
            <text:p>33.5578746796</text:p>
          </table:table-cell>
          <table:table-cell table:formula="of:=[.C931]/([.D931]-[.D930])" office:value-type="float" office:value="94145.4076857558" calcext:value-type="float">
            <text:p>94145.4076857558</text:p>
          </table:table-cell>
          <table:table-cell/>
          <table:table-cell office:value-type="float" office:value="1442890802.74766" calcext:value-type="float">
            <text:p>1442890802.74766</text:p>
          </table:table-cell>
          <table:table-cell table:formula="of:=[.G931]-[.$B931]" office:value-type="float" office:value="0.292514562606812" calcext:value-type="float">
            <text:p>0.2925145626</text:p>
          </table:table-cell>
          <table:table-cell/>
          <table:table-cell office:value-type="float" office:value="1442890802.75779" calcext:value-type="float">
            <text:p>1442890802.75779</text:p>
          </table:table-cell>
          <table:table-cell table:formula="of:=[.J931]-[.$B931]" office:value-type="float" office:value="0.302645206451416" calcext:value-type="float">
            <text:p>0.302645206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890802.46475" calcext:value-type="float">
            <text:p>1442890802.46475</text:p>
          </table:table-cell>
          <table:table-cell office:value-type="float" office:value="896" calcext:value-type="float">
            <text:p>896</text:p>
          </table:table-cell>
          <table:table-cell table:formula="of:=[.B932]-[.B$2]" office:value-type="float" office:value="33.5674817562103" calcext:value-type="float">
            <text:p>33.5674817562</text:p>
          </table:table-cell>
          <table:table-cell table:formula="of:=[.C932]/([.D932]-[.D931])" office:value-type="float" office:value="93264.583298176" calcext:value-type="float">
            <text:p>93264.583298176</text:p>
          </table:table-cell>
          <table:table-cell/>
          <table:table-cell office:value-type="float" office:value="1442890802.74768" calcext:value-type="float">
            <text:p>1442890802.74768</text:p>
          </table:table-cell>
          <table:table-cell table:formula="of:=[.G932]-[.$B932]" office:value-type="float" office:value="0.282927274703979" calcext:value-type="float">
            <text:p>0.2829272747</text:p>
          </table:table-cell>
          <table:table-cell/>
          <table:table-cell office:value-type="float" office:value="1442890802.76121" calcext:value-type="float">
            <text:p>1442890802.76121</text:p>
          </table:table-cell>
          <table:table-cell table:formula="of:=[.J932]-[.$B932]" office:value-type="float" office:value="0.296461820602417" calcext:value-type="float">
            <text:p>0.296461820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890802.47451" calcext:value-type="float">
            <text:p>1442890802.47451</text:p>
          </table:table-cell>
          <table:table-cell office:value-type="float" office:value="896" calcext:value-type="float">
            <text:p>896</text:p>
          </table:table-cell>
          <table:table-cell table:formula="of:=[.B933]-[.B$2]" office:value-type="float" office:value="33.5772423744202" calcext:value-type="float">
            <text:p>33.5772423744</text:p>
          </table:table-cell>
          <table:table-cell table:formula="of:=[.C933]/([.D933]-[.D932])" office:value-type="float" office:value="91797.4641295586" calcext:value-type="float">
            <text:p>91797.4641295586</text:p>
          </table:table-cell>
          <table:table-cell/>
          <table:table-cell office:value-type="float" office:value="1442890802.7477" calcext:value-type="float">
            <text:p>1442890802.7477</text:p>
          </table:table-cell>
          <table:table-cell table:formula="of:=[.G933]-[.$B933]" office:value-type="float" office:value="0.273186683654785" calcext:value-type="float">
            <text:p>0.2731866837</text:p>
          </table:table-cell>
          <table:table-cell/>
          <table:table-cell office:value-type="float" office:value="1442890802.76461" calcext:value-type="float">
            <text:p>1442890802.76461</text:p>
          </table:table-cell>
          <table:table-cell table:formula="of:=[.J933]-[.$B933]" office:value-type="float" office:value="0.290099620819092" calcext:value-type="float">
            <text:p>0.290099620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890802.48414" calcext:value-type="float">
            <text:p>1442890802.48414</text:p>
          </table:table-cell>
          <table:table-cell office:value-type="float" office:value="896" calcext:value-type="float">
            <text:p>896</text:p>
          </table:table-cell>
          <table:table-cell table:formula="of:=[.B934]-[.B$2]" office:value-type="float" office:value="33.5868752002716" calcext:value-type="float">
            <text:p>33.5868752003</text:p>
          </table:table-cell>
          <table:table-cell table:formula="of:=[.C934]/([.D934]-[.D933])" office:value-type="float" office:value="93015.2806474767" calcext:value-type="float">
            <text:p>93015.2806474767</text:p>
          </table:table-cell>
          <table:table-cell/>
          <table:table-cell office:value-type="float" office:value="1442890802.74772" calcext:value-type="float">
            <text:p>1442890802.74772</text:p>
          </table:table-cell>
          <table:table-cell table:formula="of:=[.G934]-[.$B934]" office:value-type="float" office:value="0.26357364654541" calcext:value-type="float">
            <text:p>0.2635736465</text:p>
          </table:table-cell>
          <table:table-cell/>
          <table:table-cell office:value-type="float" office:value="1442890802.76801" calcext:value-type="float">
            <text:p>1442890802.76801</text:p>
          </table:table-cell>
          <table:table-cell table:formula="of:=[.J934]-[.$B934]" office:value-type="float" office:value="0.283863067626953" calcext:value-type="float">
            <text:p>0.283863067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890802.49383" calcext:value-type="float">
            <text:p>1442890802.49383</text:p>
          </table:table-cell>
          <table:table-cell office:value-type="float" office:value="896" calcext:value-type="float">
            <text:p>896</text:p>
          </table:table-cell>
          <table:table-cell table:formula="of:=[.B935]-[.B$2]" office:value-type="float" office:value="33.5965602397919" calcext:value-type="float">
            <text:p>33.5965602398</text:p>
          </table:table-cell>
          <table:table-cell table:formula="of:=[.C935]/([.D935]-[.D934])" office:value-type="float" office:value="92513.8197036089" calcext:value-type="float">
            <text:p>92513.8197036089</text:p>
          </table:table-cell>
          <table:table-cell/>
          <table:table-cell office:value-type="float" office:value="1442890802.74774" calcext:value-type="float">
            <text:p>1442890802.74774</text:p>
          </table:table-cell>
          <table:table-cell table:formula="of:=[.G935]-[.$B935]" office:value-type="float" office:value="0.253908634185791" calcext:value-type="float">
            <text:p>0.2539086342</text:p>
          </table:table-cell>
          <table:table-cell/>
          <table:table-cell office:value-type="float" office:value="1442890802.77141" calcext:value-type="float">
            <text:p>1442890802.77141</text:p>
          </table:table-cell>
          <table:table-cell table:formula="of:=[.J935]-[.$B935]" office:value-type="float" office:value="0.277579545974731" calcext:value-type="float">
            <text:p>0.277579546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890802.50342" calcext:value-type="float">
            <text:p>1442890802.50342</text:p>
          </table:table-cell>
          <table:table-cell office:value-type="float" office:value="896" calcext:value-type="float">
            <text:p>896</text:p>
          </table:table-cell>
          <table:table-cell table:formula="of:=[.B936]-[.B$2]" office:value-type="float" office:value="33.6061472892761" calcext:value-type="float">
            <text:p>33.6061472893</text:p>
          </table:table-cell>
          <table:table-cell table:formula="of:=[.C936]/([.D936]-[.D935])" office:value-type="float" office:value="93459.4112058889" calcext:value-type="float">
            <text:p>93459.4112058889</text:p>
          </table:table-cell>
          <table:table-cell/>
          <table:table-cell office:value-type="float" office:value="1442890802.74776" calcext:value-type="float">
            <text:p>1442890802.74776</text:p>
          </table:table-cell>
          <table:table-cell table:formula="of:=[.G936]-[.$B936]" office:value-type="float" office:value="0.244341135025024" calcext:value-type="float">
            <text:p>0.244341135</text:p>
          </table:table-cell>
          <table:table-cell/>
          <table:table-cell office:value-type="float" office:value="1442890802.77481" calcext:value-type="float">
            <text:p>1442890802.77481</text:p>
          </table:table-cell>
          <table:table-cell table:formula="of:=[.J936]-[.$B936]" office:value-type="float" office:value="0.271391153335571" calcext:value-type="float">
            <text:p>0.2713911533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890802.51302" calcext:value-type="float">
            <text:p>1442890802.51302</text:p>
          </table:table-cell>
          <table:table-cell office:value-type="float" office:value="896" calcext:value-type="float">
            <text:p>896</text:p>
          </table:table-cell>
          <table:table-cell table:formula="of:=[.B937]-[.B$2]" office:value-type="float" office:value="33.6157464981079" calcext:value-type="float">
            <text:p>33.6157464981</text:p>
          </table:table-cell>
          <table:table-cell table:formula="of:=[.C937]/([.D937]-[.D936])" office:value-type="float" office:value="93341.0258804828" calcext:value-type="float">
            <text:p>93341.0258804828</text:p>
          </table:table-cell>
          <table:table-cell/>
          <table:table-cell office:value-type="float" office:value="1442890802.74778" calcext:value-type="float">
            <text:p>1442890802.74778</text:p>
          </table:table-cell>
          <table:table-cell table:formula="of:=[.G937]-[.$B937]" office:value-type="float" office:value="0.234761476516724" calcext:value-type="float">
            <text:p>0.2347614765</text:p>
          </table:table-cell>
          <table:table-cell/>
          <table:table-cell office:value-type="float" office:value="1442890802.7782" calcext:value-type="float">
            <text:p>1442890802.7782</text:p>
          </table:table-cell>
          <table:table-cell table:formula="of:=[.J937]-[.$B937]" office:value-type="float" office:value="0.265185832977295" calcext:value-type="float">
            <text:p>0.26518583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890802.52265" calcext:value-type="float">
            <text:p>1442890802.52265</text:p>
          </table:table-cell>
          <table:table-cell office:value-type="float" office:value="896" calcext:value-type="float">
            <text:p>896</text:p>
          </table:table-cell>
          <table:table-cell table:formula="of:=[.B938]-[.B$2]" office:value-type="float" office:value="33.6253852844238" calcext:value-type="float">
            <text:p>33.6253852844</text:p>
          </table:table-cell>
          <table:table-cell table:formula="of:=[.C938]/([.D938]-[.D937])" office:value-type="float" office:value="92957.7615514" calcext:value-type="float">
            <text:p>92957.7615514</text:p>
          </table:table-cell>
          <table:table-cell/>
          <table:table-cell office:value-type="float" office:value="1442890802.7478" calcext:value-type="float">
            <text:p>1442890802.7478</text:p>
          </table:table-cell>
          <table:table-cell table:formula="of:=[.G938]-[.$B938]" office:value-type="float" office:value="0.225143671035767" calcext:value-type="float">
            <text:p>0.225143671</text:p>
          </table:table-cell>
          <table:table-cell/>
          <table:table-cell office:value-type="float" office:value="1442890802.78165" calcext:value-type="float">
            <text:p>1442890802.78165</text:p>
          </table:table-cell>
          <table:table-cell table:formula="of:=[.J938]-[.$B938]" office:value-type="float" office:value="0.25899863243103" calcext:value-type="float">
            <text:p>0.258998632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890802.53221" calcext:value-type="float">
            <text:p>1442890802.53221</text:p>
          </table:table-cell>
          <table:table-cell office:value-type="float" office:value="896" calcext:value-type="float">
            <text:p>896</text:p>
          </table:table-cell>
          <table:table-cell table:formula="of:=[.B939]-[.B$2]" office:value-type="float" office:value="33.6349437236786" calcext:value-type="float">
            <text:p>33.6349437237</text:p>
          </table:table-cell>
          <table:table-cell table:formula="of:=[.C939]/([.D939]-[.D938])" office:value-type="float" office:value="93739.1530268639" calcext:value-type="float">
            <text:p>93739.1530268639</text:p>
          </table:table-cell>
          <table:table-cell/>
          <table:table-cell office:value-type="float" office:value="1442890802.74782" calcext:value-type="float">
            <text:p>1442890802.74782</text:p>
          </table:table-cell>
          <table:table-cell table:formula="of:=[.G939]-[.$B939]" office:value-type="float" office:value="0.215605974197388" calcext:value-type="float">
            <text:p>0.2156059742</text:p>
          </table:table-cell>
          <table:table-cell/>
          <table:table-cell office:value-type="float" office:value="1442890802.78506" calcext:value-type="float">
            <text:p>1442890802.78506</text:p>
          </table:table-cell>
          <table:table-cell table:formula="of:=[.J939]-[.$B939]" office:value-type="float" office:value="0.252845287322998" calcext:value-type="float">
            <text:p>0.252845287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890802.54183" calcext:value-type="float">
            <text:p>1442890802.54183</text:p>
          </table:table-cell>
          <table:table-cell office:value-type="float" office:value="896" calcext:value-type="float">
            <text:p>896</text:p>
          </table:table-cell>
          <table:table-cell table:formula="of:=[.B940]-[.B$2]" office:value-type="float" office:value="33.6445579528809" calcext:value-type="float">
            <text:p>33.6445579529</text:p>
          </table:table-cell>
          <table:table-cell table:formula="of:=[.C940]/([.D940]-[.D939])" office:value-type="float" office:value="93195.1986112833" calcext:value-type="float">
            <text:p>93195.1986112833</text:p>
          </table:table-cell>
          <table:table-cell/>
          <table:table-cell office:value-type="float" office:value="1442890802.8289" calcext:value-type="float">
            <text:p>1442890802.8289</text:p>
          </table:table-cell>
          <table:table-cell table:formula="of:=[.G940]-[.$B940]" office:value-type="float" office:value="0.287072420120239" calcext:value-type="float">
            <text:p>0.2870724201</text:p>
          </table:table-cell>
          <table:table-cell/>
          <table:table-cell office:value-type="float" office:value="1442890802.82895" calcext:value-type="float">
            <text:p>1442890802.82895</text:p>
          </table:table-cell>
          <table:table-cell table:formula="of:=[.J940]-[.$B940]" office:value-type="float" office:value="0.287121534347534" calcext:value-type="float">
            <text:p>0.287121534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890802.55141" calcext:value-type="float">
            <text:p>1442890802.55141</text:p>
          </table:table-cell>
          <table:table-cell office:value-type="float" office:value="896" calcext:value-type="float">
            <text:p>896</text:p>
          </table:table-cell>
          <table:table-cell table:formula="of:=[.B941]-[.B$2]" office:value-type="float" office:value="33.6541354656219" calcext:value-type="float">
            <text:p>33.6541354656</text:p>
          </table:table-cell>
          <table:table-cell table:formula="of:=[.C941]/([.D941]-[.D940])" office:value-type="float" office:value="93552.4727788703" calcext:value-type="float">
            <text:p>93552.4727788703</text:p>
          </table:table-cell>
          <table:table-cell/>
          <table:table-cell office:value-type="float" office:value="1442890802.82902" calcext:value-type="float">
            <text:p>1442890802.82902</text:p>
          </table:table-cell>
          <table:table-cell table:formula="of:=[.G941]-[.$B941]" office:value-type="float" office:value="0.277617216110229" calcext:value-type="float">
            <text:p>0.2776172161</text:p>
          </table:table-cell>
          <table:table-cell/>
          <table:table-cell office:value-type="float" office:value="1442890802.83238" calcext:value-type="float">
            <text:p>1442890802.83238</text:p>
          </table:table-cell>
          <table:table-cell table:formula="of:=[.J941]-[.$B941]" office:value-type="float" office:value="0.280978679656982" calcext:value-type="float">
            <text:p>0.2809786797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890802.56104" calcext:value-type="float">
            <text:p>1442890802.56104</text:p>
          </table:table-cell>
          <table:table-cell office:value-type="float" office:value="896" calcext:value-type="float">
            <text:p>896</text:p>
          </table:table-cell>
          <table:table-cell table:formula="of:=[.B942]-[.B$2]" office:value-type="float" office:value="33.663774728775" calcext:value-type="float">
            <text:p>33.6637747288</text:p>
          </table:table-cell>
          <table:table-cell table:formula="of:=[.C942]/([.D942]-[.D941])" office:value-type="float" office:value="92953.1630967104" calcext:value-type="float">
            <text:p>92953.1630967104</text:p>
          </table:table-cell>
          <table:table-cell/>
          <table:table-cell office:value-type="float" office:value="1442890802.82907" calcext:value-type="float">
            <text:p>1442890802.82907</text:p>
          </table:table-cell>
          <table:table-cell table:formula="of:=[.G942]-[.$B942]" office:value-type="float" office:value="0.268023729324341" calcext:value-type="float">
            <text:p>0.2680237293</text:p>
          </table:table-cell>
          <table:table-cell/>
          <table:table-cell office:value-type="float" office:value="1442890802.83579" calcext:value-type="float">
            <text:p>1442890802.83579</text:p>
          </table:table-cell>
          <table:table-cell table:formula="of:=[.J942]-[.$B942]" office:value-type="float" office:value="0.274741172790527" calcext:value-type="float">
            <text:p>0.274741172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890802.57075" calcext:value-type="float">
            <text:p>1442890802.57075</text:p>
          </table:table-cell>
          <table:table-cell office:value-type="float" office:value="896" calcext:value-type="float">
            <text:p>896</text:p>
          </table:table-cell>
          <table:table-cell table:formula="of:=[.B943]-[.B$2]" office:value-type="float" office:value="33.6734781265259" calcext:value-type="float">
            <text:p>33.6734781265</text:p>
          </table:table-cell>
          <table:table-cell table:formula="of:=[.C943]/([.D943]-[.D942])" office:value-type="float" office:value="92338.7892577213" calcext:value-type="float">
            <text:p>92338.7892577213</text:p>
          </table:table-cell>
          <table:table-cell/>
          <table:table-cell office:value-type="float" office:value="1442890802.82911" calcext:value-type="float">
            <text:p>1442890802.82911</text:p>
          </table:table-cell>
          <table:table-cell table:formula="of:=[.G943]-[.$B943]" office:value-type="float" office:value="0.258362293243408" calcext:value-type="float">
            <text:p>0.2583622932</text:p>
          </table:table-cell>
          <table:table-cell/>
          <table:table-cell office:value-type="float" office:value="1442890802.8392" calcext:value-type="float">
            <text:p>1442890802.8392</text:p>
          </table:table-cell>
          <table:table-cell table:formula="of:=[.J943]-[.$B943]" office:value-type="float" office:value="0.268453359603882" calcext:value-type="float">
            <text:p>0.2684533596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890802.5804" calcext:value-type="float">
            <text:p>1442890802.5804</text:p>
          </table:table-cell>
          <table:table-cell office:value-type="float" office:value="896" calcext:value-type="float">
            <text:p>896</text:p>
          </table:table-cell>
          <table:table-cell table:formula="of:=[.B944]-[.B$2]" office:value-type="float" office:value="33.6831274032593" calcext:value-type="float">
            <text:p>33.6831274033</text:p>
          </table:table-cell>
          <table:table-cell table:formula="of:=[.C944]/([.D944]-[.D943])" office:value-type="float" office:value="92856.7005337023" calcext:value-type="float">
            <text:p>92856.7005337023</text:p>
          </table:table-cell>
          <table:table-cell/>
          <table:table-cell office:value-type="float" office:value="1442890802.82913" calcext:value-type="float">
            <text:p>1442890802.82913</text:p>
          </table:table-cell>
          <table:table-cell table:formula="of:=[.G944]-[.$B944]" office:value-type="float" office:value="0.248735427856445" calcext:value-type="float">
            <text:p>0.2487354279</text:p>
          </table:table-cell>
          <table:table-cell/>
          <table:table-cell office:value-type="float" office:value="1442890802.84261" calcext:value-type="float">
            <text:p>1442890802.84261</text:p>
          </table:table-cell>
          <table:table-cell table:formula="of:=[.J944]-[.$B944]" office:value-type="float" office:value="0.262215852737427" calcext:value-type="float">
            <text:p>0.2622158527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890802.58996" calcext:value-type="float">
            <text:p>1442890802.58996</text:p>
          </table:table-cell>
          <table:table-cell office:value-type="float" office:value="896" calcext:value-type="float">
            <text:p>896</text:p>
          </table:table-cell>
          <table:table-cell table:formula="of:=[.B945]-[.B$2]" office:value-type="float" office:value="33.6926884651184" calcext:value-type="float">
            <text:p>33.6926884651</text:p>
          </table:table-cell>
          <table:table-cell table:formula="of:=[.C945]/([.D945]-[.D944])" office:value-type="float" office:value="93713.4403271657" calcext:value-type="float">
            <text:p>93713.4403271657</text:p>
          </table:table-cell>
          <table:table-cell/>
          <table:table-cell office:value-type="float" office:value="1442890802.82917" calcext:value-type="float">
            <text:p>1442890802.82917</text:p>
          </table:table-cell>
          <table:table-cell table:formula="of:=[.G945]-[.$B945]" office:value-type="float" office:value="0.23921275138855" calcext:value-type="float">
            <text:p>0.2392127514</text:p>
          </table:table-cell>
          <table:table-cell/>
          <table:table-cell office:value-type="float" office:value="1442890802.84599" calcext:value-type="float">
            <text:p>1442890802.84599</text:p>
          </table:table-cell>
          <table:table-cell table:formula="of:=[.J945]-[.$B945]" office:value-type="float" office:value="0.256028652191162" calcext:value-type="float">
            <text:p>0.256028652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890802.59965" calcext:value-type="float">
            <text:p>1442890802.59965</text:p>
          </table:table-cell>
          <table:table-cell office:value-type="float" office:value="896" calcext:value-type="float">
            <text:p>896</text:p>
          </table:table-cell>
          <table:table-cell table:formula="of:=[.B946]-[.B$2]" office:value-type="float" office:value="33.702378988266" calcext:value-type="float">
            <text:p>33.7023789883</text:p>
          </table:table-cell>
          <table:table-cell table:formula="of:=[.C946]/([.D946]-[.D945])" office:value-type="float" office:value="92461.4684217001" calcext:value-type="float">
            <text:p>92461.4684217001</text:p>
          </table:table-cell>
          <table:table-cell/>
          <table:table-cell office:value-type="float" office:value="1442890802.8292" calcext:value-type="float">
            <text:p>1442890802.8292</text:p>
          </table:table-cell>
          <table:table-cell table:formula="of:=[.G946]-[.$B946]" office:value-type="float" office:value="0.229547262191772" calcext:value-type="float">
            <text:p>0.2295472622</text:p>
          </table:table-cell>
          <table:table-cell/>
          <table:table-cell office:value-type="float" office:value="1442890802.84938" calcext:value-type="float">
            <text:p>1442890802.84938</text:p>
          </table:table-cell>
          <table:table-cell table:formula="of:=[.J946]-[.$B946]" office:value-type="float" office:value="0.249733924865723" calcext:value-type="float">
            <text:p>0.249733924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890802.6094" calcext:value-type="float">
            <text:p>1442890802.6094</text:p>
          </table:table-cell>
          <table:table-cell office:value-type="float" office:value="896" calcext:value-type="float">
            <text:p>896</text:p>
          </table:table-cell>
          <table:table-cell table:formula="of:=[.B947]-[.B$2]" office:value-type="float" office:value="33.7121353149414" calcext:value-type="float">
            <text:p>33.7121353149</text:p>
          </table:table-cell>
          <table:table-cell table:formula="of:=[.C947]/([.D947]-[.D946])" office:value-type="float" office:value="91837.8432589624" calcext:value-type="float">
            <text:p>91837.8432589624</text:p>
          </table:table-cell>
          <table:table-cell/>
          <table:table-cell office:value-type="float" office:value="1442890802.82922" calcext:value-type="float">
            <text:p>1442890802.82922</text:p>
          </table:table-cell>
          <table:table-cell table:formula="of:=[.G947]-[.$B947]" office:value-type="float" office:value="0.219816923141479" calcext:value-type="float">
            <text:p>0.2198169231</text:p>
          </table:table-cell>
          <table:table-cell/>
          <table:table-cell office:value-type="float" office:value="1442890802.85278" calcext:value-type="float">
            <text:p>1442890802.85278</text:p>
          </table:table-cell>
          <table:table-cell table:formula="of:=[.J947]-[.$B947]" office:value-type="float" office:value="0.243373394012451" calcext:value-type="float">
            <text:p>0.24337339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890802.61911" calcext:value-type="float">
            <text:p>1442890802.61911</text:p>
          </table:table-cell>
          <table:table-cell office:value-type="float" office:value="896" calcext:value-type="float">
            <text:p>896</text:p>
          </table:table-cell>
          <table:table-cell table:formula="of:=[.B948]-[.B$2]" office:value-type="float" office:value="33.7218446731567" calcext:value-type="float">
            <text:p>33.7218446732</text:p>
          </table:table-cell>
          <table:table-cell table:formula="of:=[.C948]/([.D948]-[.D947])" office:value-type="float" office:value="92282.1035261762" calcext:value-type="float">
            <text:p>92282.1035261762</text:p>
          </table:table-cell>
          <table:table-cell/>
          <table:table-cell office:value-type="float" office:value="1442890802.82924" calcext:value-type="float">
            <text:p>1442890802.82924</text:p>
          </table:table-cell>
          <table:table-cell table:formula="of:=[.G948]-[.$B948]" office:value-type="float" office:value="0.210129022598267" calcext:value-type="float">
            <text:p>0.2101290226</text:p>
          </table:table-cell>
          <table:table-cell/>
          <table:table-cell office:value-type="float" office:value="1442890802.85616" calcext:value-type="float">
            <text:p>1442890802.85616</text:p>
          </table:table-cell>
          <table:table-cell table:formula="of:=[.J948]-[.$B948]" office:value-type="float" office:value="0.23704981803894" calcext:value-type="float">
            <text:p>0.237049818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890802.62881" calcext:value-type="float">
            <text:p>1442890802.62881</text:p>
          </table:table-cell>
          <table:table-cell office:value-type="float" office:value="896" calcext:value-type="float">
            <text:p>896</text:p>
          </table:table-cell>
          <table:table-cell table:formula="of:=[.B949]-[.B$2]" office:value-type="float" office:value="33.7315356731415" calcext:value-type="float">
            <text:p>33.7315356731</text:p>
          </table:table-cell>
          <table:table-cell table:formula="of:=[.C949]/([.D949]-[.D948])" office:value-type="float" office:value="92456.9189362069" calcext:value-type="float">
            <text:p>92456.9189362069</text:p>
          </table:table-cell>
          <table:table-cell/>
          <table:table-cell office:value-type="float" office:value="1442890802.95072" calcext:value-type="float">
            <text:p>1442890802.95072</text:p>
          </table:table-cell>
          <table:table-cell table:formula="of:=[.G949]-[.$B949]" office:value-type="float" office:value="0.321913003921509" calcext:value-type="float">
            <text:p>0.3219130039</text:p>
          </table:table-cell>
          <table:table-cell/>
          <table:table-cell office:value-type="float" office:value="1442890802.95076" calcext:value-type="float">
            <text:p>1442890802.95076</text:p>
          </table:table-cell>
          <table:table-cell table:formula="of:=[.J949]-[.$B949]" office:value-type="float" office:value="0.321953535079956" calcext:value-type="float">
            <text:p>0.321953535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890802.63849" calcext:value-type="float">
            <text:p>1442890802.63849</text:p>
          </table:table-cell>
          <table:table-cell office:value-type="float" office:value="896" calcext:value-type="float">
            <text:p>896</text:p>
          </table:table-cell>
          <table:table-cell table:formula="of:=[.B950]-[.B$2]" office:value-type="float" office:value="33.7412178516388" calcext:value-type="float">
            <text:p>33.7412178516</text:p>
          </table:table-cell>
          <table:table-cell table:formula="of:=[.C950]/([.D950]-[.D949])" office:value-type="float" office:value="92541.1569564147" calcext:value-type="float">
            <text:p>92541.1569564147</text:p>
          </table:table-cell>
          <table:table-cell/>
          <table:table-cell office:value-type="float" office:value="1442890802.9508" calcext:value-type="float">
            <text:p>1442890802.9508</text:p>
          </table:table-cell>
          <table:table-cell table:formula="of:=[.G950]-[.$B950]" office:value-type="float" office:value="0.312313795089722" calcext:value-type="float">
            <text:p>0.3123137951</text:p>
          </table:table-cell>
          <table:table-cell/>
          <table:table-cell office:value-type="float" office:value="1442890802.95417" calcext:value-type="float">
            <text:p>1442890802.95417</text:p>
          </table:table-cell>
          <table:table-cell table:formula="of:=[.J950]-[.$B950]" office:value-type="float" office:value="0.315680980682373" calcext:value-type="float">
            <text:p>0.315680980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890802.64819" calcext:value-type="float">
            <text:p>1442890802.64819</text:p>
          </table:table-cell>
          <table:table-cell office:value-type="float" office:value="896" calcext:value-type="float">
            <text:p>896</text:p>
          </table:table-cell>
          <table:table-cell table:formula="of:=[.B951]-[.B$2]" office:value-type="float" office:value="33.7509164810181" calcext:value-type="float">
            <text:p>33.750916481</text:p>
          </table:table-cell>
          <table:table-cell table:formula="of:=[.C951]/([.D951]-[.D950])" office:value-type="float" office:value="92384.1880085548" calcext:value-type="float">
            <text:p>92384.1880085548</text:p>
          </table:table-cell>
          <table:table-cell/>
          <table:table-cell office:value-type="float" office:value="1442890802.95082" calcext:value-type="float">
            <text:p>1442890802.95082</text:p>
          </table:table-cell>
          <table:table-cell table:formula="of:=[.G951]-[.$B951]" office:value-type="float" office:value="0.302637100219727" calcext:value-type="float">
            <text:p>0.3026371002</text:p>
          </table:table-cell>
          <table:table-cell/>
          <table:table-cell office:value-type="float" office:value="1442890802.95763" calcext:value-type="float">
            <text:p>1442890802.95763</text:p>
          </table:table-cell>
          <table:table-cell table:formula="of:=[.J951]-[.$B951]" office:value-type="float" office:value="0.309448719024658" calcext:value-type="float">
            <text:p>0.30944871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890802.65785" calcext:value-type="float">
            <text:p>1442890802.65785</text:p>
          </table:table-cell>
          <table:table-cell office:value-type="float" office:value="896" calcext:value-type="float">
            <text:p>896</text:p>
          </table:table-cell>
          <table:table-cell table:formula="of:=[.B952]-[.B$2]" office:value-type="float" office:value="33.7605760097504" calcext:value-type="float">
            <text:p>33.7605760098</text:p>
          </table:table-cell>
          <table:table-cell table:formula="of:=[.C952]/([.D952]-[.D951])" office:value-type="float" office:value="92758.1484388498" calcext:value-type="float">
            <text:p>92758.1484388498</text:p>
          </table:table-cell>
          <table:table-cell/>
          <table:table-cell office:value-type="float" office:value="1442890802.95084" calcext:value-type="float">
            <text:p>1442890802.95084</text:p>
          </table:table-cell>
          <table:table-cell table:formula="of:=[.G952]-[.$B952]" office:value-type="float" office:value="0.292997121810913" calcext:value-type="float">
            <text:p>0.2929971218</text:p>
          </table:table-cell>
          <table:table-cell/>
          <table:table-cell office:value-type="float" office:value="1442890802.96101" calcext:value-type="float">
            <text:p>1442890802.96101</text:p>
          </table:table-cell>
          <table:table-cell table:formula="of:=[.J952]-[.$B952]" office:value-type="float" office:value="0.30316162109375" calcext:value-type="float">
            <text:p>0.303161621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890802.66752" calcext:value-type="float">
            <text:p>1442890802.66752</text:p>
          </table:table-cell>
          <table:table-cell office:value-type="float" office:value="896" calcext:value-type="float">
            <text:p>896</text:p>
          </table:table-cell>
          <table:table-cell table:formula="of:=[.B953]-[.B$2]" office:value-type="float" office:value="33.7702493667603" calcext:value-type="float">
            <text:p>33.7702493668</text:p>
          </table:table-cell>
          <table:table-cell table:formula="of:=[.C953]/([.D953]-[.D952])" office:value-type="float" office:value="92625.5486160747" calcext:value-type="float">
            <text:p>92625.5486160747</text:p>
          </table:table-cell>
          <table:table-cell/>
          <table:table-cell office:value-type="float" office:value="1442890802.95086" calcext:value-type="float">
            <text:p>1442890802.95086</text:p>
          </table:table-cell>
          <table:table-cell table:formula="of:=[.G953]-[.$B953]" office:value-type="float" office:value="0.283343315124512" calcext:value-type="float">
            <text:p>0.2833433151</text:p>
          </table:table-cell>
          <table:table-cell/>
          <table:table-cell office:value-type="float" office:value="1442890802.96441" calcext:value-type="float">
            <text:p>1442890802.96441</text:p>
          </table:table-cell>
          <table:table-cell table:formula="of:=[.J953]-[.$B953]" office:value-type="float" office:value="0.296890258789062" calcext:value-type="float">
            <text:p>0.296890258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890802.67721" calcext:value-type="float">
            <text:p>1442890802.67721</text:p>
          </table:table-cell>
          <table:table-cell office:value-type="float" office:value="896" calcext:value-type="float">
            <text:p>896</text:p>
          </table:table-cell>
          <table:table-cell table:formula="of:=[.B954]-[.B$2]" office:value-type="float" office:value="33.7799367904663" calcext:value-type="float">
            <text:p>33.7799367905</text:p>
          </table:table-cell>
          <table:table-cell table:formula="of:=[.C954]/([.D954]-[.D953])" office:value-type="float" office:value="92491.0509942902" calcext:value-type="float">
            <text:p>92491.0509942902</text:p>
          </table:table-cell>
          <table:table-cell/>
          <table:table-cell office:value-type="float" office:value="1442890802.95088" calcext:value-type="float">
            <text:p>1442890802.95088</text:p>
          </table:table-cell>
          <table:table-cell table:formula="of:=[.G954]-[.$B954]" office:value-type="float" office:value="0.273675680160522" calcext:value-type="float">
            <text:p>0.2736756802</text:p>
          </table:table-cell>
          <table:table-cell/>
          <table:table-cell office:value-type="float" office:value="1442890802.9678" calcext:value-type="float">
            <text:p>1442890802.9678</text:p>
          </table:table-cell>
          <table:table-cell table:formula="of:=[.J954]-[.$B954]" office:value-type="float" office:value="0.290589094161987" calcext:value-type="float">
            <text:p>0.2905890942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890802.68686" calcext:value-type="float">
            <text:p>1442890802.68686</text:p>
          </table:table-cell>
          <table:table-cell office:value-type="float" office:value="896" calcext:value-type="float">
            <text:p>896</text:p>
          </table:table-cell>
          <table:table-cell table:formula="of:=[.B955]-[.B$2]" office:value-type="float" office:value="33.7895896434784" calcext:value-type="float">
            <text:p>33.7895896435</text:p>
          </table:table-cell>
          <table:table-cell table:formula="of:=[.C955]/([.D955]-[.D954])" office:value-type="float" office:value="92822.2981203843" calcext:value-type="float">
            <text:p>92822.2981203843</text:p>
          </table:table-cell>
          <table:table-cell/>
          <table:table-cell office:value-type="float" office:value="1442890802.9509" calcext:value-type="float">
            <text:p>1442890802.9509</text:p>
          </table:table-cell>
          <table:table-cell table:formula="of:=[.G955]-[.$B955]" office:value-type="float" office:value="0.264042377471924" calcext:value-type="float">
            <text:p>0.2640423775</text:p>
          </table:table-cell>
          <table:table-cell/>
          <table:table-cell office:value-type="float" office:value="1442890802.9712" calcext:value-type="float">
            <text:p>1442890802.9712</text:p>
          </table:table-cell>
          <table:table-cell table:formula="of:=[.J955]-[.$B955]" office:value-type="float" office:value="0.284338235855103" calcext:value-type="float">
            <text:p>0.284338235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890802.69656" calcext:value-type="float">
            <text:p>1442890802.69656</text:p>
          </table:table-cell>
          <table:table-cell office:value-type="float" office:value="896" calcext:value-type="float">
            <text:p>896</text:p>
          </table:table-cell>
          <table:table-cell table:formula="of:=[.B956]-[.B$2]" office:value-type="float" office:value="33.7992870807648" calcext:value-type="float">
            <text:p>33.7992870808</text:p>
          </table:table-cell>
          <table:table-cell table:formula="of:=[.C956]/([.D956]-[.D955])" office:value-type="float" office:value="92395.5446722722" calcext:value-type="float">
            <text:p>92395.5446722722</text:p>
          </table:table-cell>
          <table:table-cell/>
          <table:table-cell office:value-type="float" office:value="1442890802.95092" calcext:value-type="float">
            <text:p>1442890802.95092</text:p>
          </table:table-cell>
          <table:table-cell table:formula="of:=[.G956]-[.$B956]" office:value-type="float" office:value="0.254365921020508" calcext:value-type="float">
            <text:p>0.254365921</text:p>
          </table:table-cell>
          <table:table-cell/>
          <table:table-cell office:value-type="float" office:value="1442890802.9746" calcext:value-type="float">
            <text:p>1442890802.9746</text:p>
          </table:table-cell>
          <table:table-cell table:formula="of:=[.J956]-[.$B956]" office:value-type="float" office:value="0.278048276901245" calcext:value-type="float">
            <text:p>0.2780482769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890802.70627" calcext:value-type="float">
            <text:p>1442890802.70627</text:p>
          </table:table-cell>
          <table:table-cell office:value-type="float" office:value="896" calcext:value-type="float">
            <text:p>896</text:p>
          </table:table-cell>
          <table:table-cell table:formula="of:=[.B957]-[.B$2]" office:value-type="float" office:value="33.8089954853058" calcext:value-type="float">
            <text:p>33.8089954853</text:p>
          </table:table-cell>
          <table:table-cell table:formula="of:=[.C957]/([.D957]-[.D956])" office:value-type="float" office:value="92291.1685658153" calcext:value-type="float">
            <text:p>92291.1685658153</text:p>
          </table:table-cell>
          <table:table-cell/>
          <table:table-cell office:value-type="float" office:value="1442890802.95094" calcext:value-type="float">
            <text:p>1442890802.95094</text:p>
          </table:table-cell>
          <table:table-cell table:formula="of:=[.G957]-[.$B957]" office:value-type="float" office:value="0.244677066802979" calcext:value-type="float">
            <text:p>0.2446770668</text:p>
          </table:table-cell>
          <table:table-cell/>
          <table:table-cell office:value-type="float" office:value="1442890802.97799" calcext:value-type="float">
            <text:p>1442890802.97799</text:p>
          </table:table-cell>
          <table:table-cell table:formula="of:=[.J957]-[.$B957]" office:value-type="float" office:value="0.271720170974731" calcext:value-type="float">
            <text:p>0.27172017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890802.71597" calcext:value-type="float">
            <text:p>1442890802.71597</text:p>
          </table:table-cell>
          <table:table-cell office:value-type="float" office:value="896" calcext:value-type="float">
            <text:p>896</text:p>
          </table:table-cell>
          <table:table-cell table:formula="of:=[.B958]-[.B$2]" office:value-type="float" office:value="33.8186993598938" calcext:value-type="float">
            <text:p>33.8186993599</text:p>
          </table:table-cell>
          <table:table-cell table:formula="of:=[.C958]/([.D958]-[.D957])" office:value-type="float" office:value="92334.2518365642" calcext:value-type="float">
            <text:p>92334.2518365642</text:p>
          </table:table-cell>
          <table:table-cell/>
          <table:table-cell office:value-type="float" office:value="1442890802.95096" calcext:value-type="float">
            <text:p>1442890802.95096</text:p>
          </table:table-cell>
          <table:table-cell table:formula="of:=[.G958]-[.$B958]" office:value-type="float" office:value="0.234992027282715" calcext:value-type="float">
            <text:p>0.2349920273</text:p>
          </table:table-cell>
          <table:table-cell/>
          <table:table-cell office:value-type="float" office:value="1442890802.98138" calcext:value-type="float">
            <text:p>1442890802.98138</text:p>
          </table:table-cell>
          <table:table-cell table:formula="of:=[.J958]-[.$B958]" office:value-type="float" office:value="0.265413522720337" calcext:value-type="float">
            <text:p>0.265413522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890802.72566" calcext:value-type="float">
            <text:p>1442890802.72566</text:p>
          </table:table-cell>
          <table:table-cell office:value-type="float" office:value="896" calcext:value-type="float">
            <text:p>896</text:p>
          </table:table-cell>
          <table:table-cell table:formula="of:=[.B959]-[.B$2]" office:value-type="float" office:value="33.8283889293671" calcext:value-type="float">
            <text:p>33.8283889294</text:p>
          </table:table-cell>
          <table:table-cell table:formula="of:=[.C959]/([.D959]-[.D958])" office:value-type="float" office:value="92470.5687360055" calcext:value-type="float">
            <text:p>92470.5687360055</text:p>
          </table:table-cell>
          <table:table-cell/>
          <table:table-cell office:value-type="float" office:value="1442890802.95098" calcext:value-type="float">
            <text:p>1442890802.95098</text:p>
          </table:table-cell>
          <table:table-cell table:formula="of:=[.G959]-[.$B959]" office:value-type="float" office:value="0.225322723388672" calcext:value-type="float">
            <text:p>0.2253227234</text:p>
          </table:table-cell>
          <table:table-cell/>
          <table:table-cell office:value-type="float" office:value="1442890802.98486" calcext:value-type="float">
            <text:p>1442890802.98486</text:p>
          </table:table-cell>
          <table:table-cell table:formula="of:=[.J959]-[.$B959]" office:value-type="float" office:value="0.25920033454895" calcext:value-type="float">
            <text:p>0.259200334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890802.73532" calcext:value-type="float">
            <text:p>1442890802.73532</text:p>
          </table:table-cell>
          <table:table-cell office:value-type="float" office:value="896" calcext:value-type="float">
            <text:p>896</text:p>
          </table:table-cell>
          <table:table-cell table:formula="of:=[.B960]-[.B$2]" office:value-type="float" office:value="33.8380484580994" calcext:value-type="float">
            <text:p>33.8380484581</text:p>
          </table:table-cell>
          <table:table-cell table:formula="of:=[.C960]/([.D960]-[.D959])" office:value-type="float" office:value="92758.1484388498" calcext:value-type="float">
            <text:p>92758.1484388498</text:p>
          </table:table-cell>
          <table:table-cell/>
          <table:table-cell office:value-type="float" office:value="1442890802.951" calcext:value-type="float">
            <text:p>1442890802.951</text:p>
          </table:table-cell>
          <table:table-cell table:formula="of:=[.G960]-[.$B960]" office:value-type="float" office:value="0.215682506561279" calcext:value-type="float">
            <text:p>0.2156825066</text:p>
          </table:table-cell>
          <table:table-cell/>
          <table:table-cell office:value-type="float" office:value="1442890802.98827" calcext:value-type="float">
            <text:p>1442890802.98827</text:p>
          </table:table-cell>
          <table:table-cell table:formula="of:=[.J960]-[.$B960]" office:value-type="float" office:value="0.252950668334961" calcext:value-type="float">
            <text:p>0.2529506683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890802.74506" calcext:value-type="float">
            <text:p>1442890802.74506</text:p>
          </table:table-cell>
          <table:table-cell office:value-type="float" office:value="896" calcext:value-type="float">
            <text:p>896</text:p>
          </table:table-cell>
          <table:table-cell table:formula="of:=[.B961]-[.B$2]" office:value-type="float" office:value="33.8477907180786" calcext:value-type="float">
            <text:p>33.8477907181</text:p>
          </table:table-cell>
          <table:table-cell table:formula="of:=[.C961]/([.D961]-[.D960])" office:value-type="float" office:value="91970.4464783907" calcext:value-type="float">
            <text:p>91970.4464783907</text:p>
          </table:table-cell>
          <table:table-cell/>
          <table:table-cell office:value-type="float" office:value="1442890803.02986" calcext:value-type="float">
            <text:p>1442890803.02986</text:p>
          </table:table-cell>
          <table:table-cell table:formula="of:=[.G961]-[.$B961]" office:value-type="float" office:value="0.284798860549927" calcext:value-type="float">
            <text:p>0.2847988605</text:p>
          </table:table-cell>
          <table:table-cell/>
          <table:table-cell office:value-type="float" office:value="1442890803.0299" calcext:value-type="float">
            <text:p>1442890803.0299</text:p>
          </table:table-cell>
          <table:table-cell table:formula="of:=[.J961]-[.$B961]" office:value-type="float" office:value="0.284842252731323" calcext:value-type="float">
            <text:p>0.284842252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890802.7548" calcext:value-type="float">
            <text:p>1442890802.7548</text:p>
          </table:table-cell>
          <table:table-cell office:value-type="float" office:value="896" calcext:value-type="float">
            <text:p>896</text:p>
          </table:table-cell>
          <table:table-cell table:formula="of:=[.B962]-[.B$2]" office:value-type="float" office:value="33.8575270175934" calcext:value-type="float">
            <text:p>33.8575270176</text:p>
          </table:table-cell>
          <table:table-cell table:formula="of:=[.C962]/([.D962]-[.D961])" office:value-type="float" office:value="92026.7498591963" calcext:value-type="float">
            <text:p>92026.7498591963</text:p>
          </table:table-cell>
          <table:table-cell/>
          <table:table-cell office:value-type="float" office:value="1442890803.02994" calcext:value-type="float">
            <text:p>1442890803.02994</text:p>
          </table:table-cell>
          <table:table-cell table:formula="of:=[.G962]-[.$B962]" office:value-type="float" office:value="0.275146961212158" calcext:value-type="float">
            <text:p>0.2751469612</text:p>
          </table:table-cell>
          <table:table-cell/>
          <table:table-cell office:value-type="float" office:value="1442890803.03303" calcext:value-type="float">
            <text:p>1442890803.03303</text:p>
          </table:table-cell>
          <table:table-cell table:formula="of:=[.J962]-[.$B962]" office:value-type="float" office:value="0.278233528137207" calcext:value-type="float">
            <text:p>0.278233528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890802.7645" calcext:value-type="float">
            <text:p>1442890802.7645</text:p>
          </table:table-cell>
          <table:table-cell office:value-type="float" office:value="896" calcext:value-type="float">
            <text:p>896</text:p>
          </table:table-cell>
          <table:table-cell table:formula="of:=[.B963]-[.B$2]" office:value-type="float" office:value="33.8672339916229" calcext:value-type="float">
            <text:p>33.8672339916</text:p>
          </table:table-cell>
          <table:table-cell table:formula="of:=[.C963]/([.D963]-[.D962])" office:value-type="float" office:value="92304.7694650489" calcext:value-type="float">
            <text:p>92304.7694650489</text:p>
          </table:table-cell>
          <table:table-cell/>
          <table:table-cell office:value-type="float" office:value="1442890803.02996" calcext:value-type="float">
            <text:p>1442890803.02996</text:p>
          </table:table-cell>
          <table:table-cell table:formula="of:=[.G963]-[.$B963]" office:value-type="float" office:value="0.265460252761841" calcext:value-type="float">
            <text:p>0.2654602528</text:p>
          </table:table-cell>
          <table:table-cell/>
          <table:table-cell office:value-type="float" office:value="1442890803.03615" calcext:value-type="float">
            <text:p>1442890803.03615</text:p>
          </table:table-cell>
          <table:table-cell table:formula="of:=[.J963]-[.$B963]" office:value-type="float" office:value="0.271645545959473" calcext:value-type="float">
            <text:p>0.27164554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890802.77426" calcext:value-type="float">
            <text:p>1442890802.77426</text:p>
          </table:table-cell>
          <table:table-cell office:value-type="float" office:value="896" calcext:value-type="float">
            <text:p>896</text:p>
          </table:table-cell>
          <table:table-cell table:formula="of:=[.B964]-[.B$2]" office:value-type="float" office:value="33.8769900798798" calcext:value-type="float">
            <text:p>33.8769900799</text:p>
          </table:table-cell>
          <table:table-cell table:formula="of:=[.C964]/([.D964]-[.D963])" office:value-type="float" office:value="91840.0875855327" calcext:value-type="float">
            <text:p>91840.0875855327</text:p>
          </table:table-cell>
          <table:table-cell/>
          <table:table-cell office:value-type="float" office:value="1442890803.02998" calcext:value-type="float">
            <text:p>1442890803.02998</text:p>
          </table:table-cell>
          <table:table-cell table:formula="of:=[.G964]-[.$B964]" office:value-type="float" office:value="0.255722761154175" calcext:value-type="float">
            <text:p>0.2557227612</text:p>
          </table:table-cell>
          <table:table-cell/>
          <table:table-cell office:value-type="float" office:value="1442890803.03927" calcext:value-type="float">
            <text:p>1442890803.03927</text:p>
          </table:table-cell>
          <table:table-cell table:formula="of:=[.J964]-[.$B964]" office:value-type="float" office:value="0.265006542205811" calcext:value-type="float">
            <text:p>0.265006542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890802.78392" calcext:value-type="float">
            <text:p>1442890802.78392</text:p>
          </table:table-cell>
          <table:table-cell office:value-type="float" office:value="896" calcext:value-type="float">
            <text:p>896</text:p>
          </table:table-cell>
          <table:table-cell table:formula="of:=[.B965]-[.B$2]" office:value-type="float" office:value="33.8866488933563" calcext:value-type="float">
            <text:p>33.8866488934</text:p>
          </table:table-cell>
          <table:table-cell table:formula="of:=[.C965]/([.D965]-[.D964])" office:value-type="float" office:value="92765.0173775671" calcext:value-type="float">
            <text:p>92765.0173775671</text:p>
          </table:table-cell>
          <table:table-cell/>
          <table:table-cell office:value-type="float" office:value="1442890803.03" calcext:value-type="float">
            <text:p>1442890803.03</text:p>
          </table:table-cell>
          <table:table-cell table:formula="of:=[.G965]-[.$B965]" office:value-type="float" office:value="0.246083974838257" calcext:value-type="float">
            <text:p>0.2460839748</text:p>
          </table:table-cell>
          <table:table-cell/>
          <table:table-cell office:value-type="float" office:value="1442890803.04239" calcext:value-type="float">
            <text:p>1442890803.04239</text:p>
          </table:table-cell>
          <table:table-cell table:formula="of:=[.J965]-[.$B965]" office:value-type="float" office:value="0.25847053527832" calcext:value-type="float">
            <text:p>0.258470535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890802.7936" calcext:value-type="float">
            <text:p>1442890802.7936</text:p>
          </table:table-cell>
          <table:table-cell office:value-type="float" office:value="896" calcext:value-type="float">
            <text:p>896</text:p>
          </table:table-cell>
          <table:table-cell table:formula="of:=[.B966]-[.B$2]" office:value-type="float" office:value="33.8963327407837" calcext:value-type="float">
            <text:p>33.8963327408</text:p>
          </table:table-cell>
          <table:table-cell table:formula="of:=[.C966]/([.D966]-[.D965])" office:value-type="float" office:value="92525.2082625502" calcext:value-type="float">
            <text:p>92525.2082625502</text:p>
          </table:table-cell>
          <table:table-cell/>
          <table:table-cell office:value-type="float" office:value="1442890803.03002" calcext:value-type="float">
            <text:p>1442890803.03002</text:p>
          </table:table-cell>
          <table:table-cell table:formula="of:=[.G966]-[.$B966]" office:value-type="float" office:value="0.236418485641479" calcext:value-type="float">
            <text:p>0.2364184856</text:p>
          </table:table-cell>
          <table:table-cell/>
          <table:table-cell office:value-type="float" office:value="1442890803.04551" calcext:value-type="float">
            <text:p>1442890803.04551</text:p>
          </table:table-cell>
          <table:table-cell table:formula="of:=[.J966]-[.$B966]" office:value-type="float" office:value="0.25190806388855" calcext:value-type="float">
            <text:p>0.25190806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890802.80327" calcext:value-type="float">
            <text:p>1442890802.80327</text:p>
          </table:table-cell>
          <table:table-cell office:value-type="float" office:value="896" calcext:value-type="float">
            <text:p>896</text:p>
          </table:table-cell>
          <table:table-cell table:formula="of:=[.B967]-[.B$2]" office:value-type="float" office:value="33.9060015678406" calcext:value-type="float">
            <text:p>33.9060015678</text:p>
          </table:table-cell>
          <table:table-cell table:formula="of:=[.C967]/([.D967]-[.D966])" office:value-type="float" office:value="92668.9447156877" calcext:value-type="float">
            <text:p>92668.9447156877</text:p>
          </table:table-cell>
          <table:table-cell/>
          <table:table-cell office:value-type="float" office:value="1442890803.03004" calcext:value-type="float">
            <text:p>1442890803.03004</text:p>
          </table:table-cell>
          <table:table-cell table:formula="of:=[.G967]-[.$B967]" office:value-type="float" office:value="0.226768493652344" calcext:value-type="float">
            <text:p>0.2267684937</text:p>
          </table:table-cell>
          <table:table-cell/>
          <table:table-cell office:value-type="float" office:value="1442890803.04863" calcext:value-type="float">
            <text:p>1442890803.04863</text:p>
          </table:table-cell>
          <table:table-cell table:formula="of:=[.J967]-[.$B967]" office:value-type="float" office:value="0.245358228683472" calcext:value-type="float">
            <text:p>0.2453582287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890802.81309" calcext:value-type="float">
            <text:p>1442890802.81309</text:p>
          </table:table-cell>
          <table:table-cell office:value-type="float" office:value="896" calcext:value-type="float">
            <text:p>896</text:p>
          </table:table-cell>
          <table:table-cell table:formula="of:=[.B968]-[.B$2]" office:value-type="float" office:value="33.915819644928" calcext:value-type="float">
            <text:p>33.9158196449</text:p>
          </table:table-cell>
          <table:table-cell table:formula="of:=[.C968]/([.D968]-[.D967])" office:value-type="float" office:value="91260.2327343371" calcext:value-type="float">
            <text:p>91260.2327343371</text:p>
          </table:table-cell>
          <table:table-cell/>
          <table:table-cell office:value-type="float" office:value="1442890803.03006" calcext:value-type="float">
            <text:p>1442890803.03006</text:p>
          </table:table-cell>
          <table:table-cell table:formula="of:=[.G968]-[.$B968]" office:value-type="float" office:value="0.216968774795532" calcext:value-type="float">
            <text:p>0.2169687748</text:p>
          </table:table-cell>
          <table:table-cell/>
          <table:table-cell office:value-type="float" office:value="1442890803.05175" calcext:value-type="float">
            <text:p>1442890803.05175</text:p>
          </table:table-cell>
          <table:table-cell table:formula="of:=[.J968]-[.$B968]" office:value-type="float" office:value="0.238664150238037" calcext:value-type="float">
            <text:p>0.2386641502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890802.82276" calcext:value-type="float">
            <text:p>1442890802.82276</text:p>
          </table:table-cell>
          <table:table-cell office:value-type="float" office:value="896" calcext:value-type="float">
            <text:p>896</text:p>
          </table:table-cell>
          <table:table-cell table:formula="of:=[.B969]-[.B$2]" office:value-type="float" office:value="33.9254908561707" calcext:value-type="float">
            <text:p>33.9254908562</text:p>
          </table:table-cell>
          <table:table-cell table:formula="of:=[.C969]/([.D969]-[.D968])" office:value-type="float" office:value="92646.0995957006" calcext:value-type="float">
            <text:p>92646.0995957006</text:p>
          </table:table-cell>
          <table:table-cell/>
          <table:table-cell office:value-type="float" office:value="1442890803.03008" calcext:value-type="float">
            <text:p>1442890803.03008</text:p>
          </table:table-cell>
          <table:table-cell table:formula="of:=[.G969]-[.$B969]" office:value-type="float" office:value="0.207315921783447" calcext:value-type="float">
            <text:p>0.2073159218</text:p>
          </table:table-cell>
          <table:table-cell/>
          <table:table-cell office:value-type="float" office:value="1442890803.05488" calcext:value-type="float">
            <text:p>1442890803.05488</text:p>
          </table:table-cell>
          <table:table-cell table:formula="of:=[.J969]-[.$B969]" office:value-type="float" office:value="0.232117414474487" calcext:value-type="float">
            <text:p>0.2321174145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890802.83244" calcext:value-type="float">
            <text:p>1442890802.83244</text:p>
          </table:table-cell>
          <table:table-cell office:value-type="float" office:value="896" calcext:value-type="float">
            <text:p>896</text:p>
          </table:table-cell>
          <table:table-cell table:formula="of:=[.B970]-[.B$2]" office:value-type="float" office:value="33.9351737499237" calcext:value-type="float">
            <text:p>33.9351737499</text:p>
          </table:table-cell>
          <table:table-cell table:formula="of:=[.C970]/([.D970]-[.D969])" office:value-type="float" office:value="92534.3211287026" calcext:value-type="float">
            <text:p>92534.3211287026</text:p>
          </table:table-cell>
          <table:table-cell/>
          <table:table-cell office:value-type="float" office:value="1442890803.15415" calcext:value-type="float">
            <text:p>1442890803.15415</text:p>
          </table:table-cell>
          <table:table-cell table:formula="of:=[.G970]-[.$B970]" office:value-type="float" office:value="0.321703433990479" calcext:value-type="float">
            <text:p>0.321703434</text:p>
          </table:table-cell>
          <table:table-cell/>
          <table:table-cell office:value-type="float" office:value="1442890803.15419" calcext:value-type="float">
            <text:p>1442890803.15419</text:p>
          </table:table-cell>
          <table:table-cell table:formula="of:=[.J970]-[.$B970]" office:value-type="float" office:value="0.321743011474609" calcext:value-type="float">
            <text:p>0.3217430115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890802.84211" calcext:value-type="float">
            <text:p>1442890802.84211</text:p>
          </table:table-cell>
          <table:table-cell office:value-type="float" office:value="896" calcext:value-type="float">
            <text:p>896</text:p>
          </table:table-cell>
          <table:table-cell table:formula="of:=[.B971]-[.B$2]" office:value-type="float" office:value="33.9448432922363" calcext:value-type="float">
            <text:p>33.9448432922</text:p>
          </table:table-cell>
          <table:table-cell table:formula="of:=[.C971]/([.D971]-[.D970])" office:value-type="float" office:value="92662.0899967946" calcext:value-type="float">
            <text:p>92662.0899967946</text:p>
          </table:table-cell>
          <table:table-cell/>
          <table:table-cell office:value-type="float" office:value="1442890803.15423" calcext:value-type="float">
            <text:p>1442890803.15423</text:p>
          </table:table-cell>
          <table:table-cell table:formula="of:=[.G971]-[.$B971]" office:value-type="float" office:value="0.312118530273437" calcext:value-type="float">
            <text:p>0.3121185303</text:p>
          </table:table-cell>
          <table:table-cell/>
          <table:table-cell office:value-type="float" office:value="1442890803.1573" calcext:value-type="float">
            <text:p>1442890803.1573</text:p>
          </table:table-cell>
          <table:table-cell table:formula="of:=[.J971]-[.$B971]" office:value-type="float" office:value="0.315190315246582" calcext:value-type="float">
            <text:p>0.315190315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890802.85177" calcext:value-type="float">
            <text:p>1442890802.85177</text:p>
          </table:table-cell>
          <table:table-cell office:value-type="float" office:value="896" calcext:value-type="float">
            <text:p>896</text:p>
          </table:table-cell>
          <table:table-cell table:formula="of:=[.B972]-[.B$2]" office:value-type="float" office:value="33.9545028209686" calcext:value-type="float">
            <text:p>33.954502821</text:p>
          </table:table-cell>
          <table:table-cell table:formula="of:=[.C972]/([.D972]-[.D971])" office:value-type="float" office:value="92758.1484388498" calcext:value-type="float">
            <text:p>92758.1484388498</text:p>
          </table:table-cell>
          <table:table-cell/>
          <table:table-cell office:value-type="float" office:value="1442890803.15425" calcext:value-type="float">
            <text:p>1442890803.15425</text:p>
          </table:table-cell>
          <table:table-cell table:formula="of:=[.G972]-[.$B972]" office:value-type="float" office:value="0.30248236656189" calcext:value-type="float">
            <text:p>0.3024823666</text:p>
          </table:table-cell>
          <table:table-cell/>
          <table:table-cell office:value-type="float" office:value="1442890803.16041" calcext:value-type="float">
            <text:p>1442890803.16041</text:p>
          </table:table-cell>
          <table:table-cell table:formula="of:=[.J972]-[.$B972]" office:value-type="float" office:value="0.30864143371582" calcext:value-type="float">
            <text:p>0.308641433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890802.86138" calcext:value-type="float">
            <text:p>1442890802.86138</text:p>
          </table:table-cell>
          <table:table-cell office:value-type="float" office:value="896" calcext:value-type="float">
            <text:p>896</text:p>
          </table:table-cell>
          <table:table-cell table:formula="of:=[.B973]-[.B$2]" office:value-type="float" office:value="33.9641072750092" calcext:value-type="float">
            <text:p>33.964107275</text:p>
          </table:table-cell>
          <table:table-cell table:formula="of:=[.C973]/([.D973]-[.D972])" office:value-type="float" office:value="93290.0502432728" calcext:value-type="float">
            <text:p>93290.0502432728</text:p>
          </table:table-cell>
          <table:table-cell/>
          <table:table-cell office:value-type="float" office:value="1442890803.15428" calcext:value-type="float">
            <text:p>1442890803.15428</text:p>
          </table:table-cell>
          <table:table-cell table:formula="of:=[.G973]-[.$B973]" office:value-type="float" office:value="0.292899131774902" calcext:value-type="float">
            <text:p>0.2928991318</text:p>
          </table:table-cell>
          <table:table-cell/>
          <table:table-cell office:value-type="float" office:value="1442890803.16354" calcext:value-type="float">
            <text:p>1442890803.16354</text:p>
          </table:table-cell>
          <table:table-cell table:formula="of:=[.J973]-[.$B973]" office:value-type="float" office:value="0.302160263061523" calcext:value-type="float">
            <text:p>0.302160263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890802.87104" calcext:value-type="float">
            <text:p>1442890802.87104</text:p>
          </table:table-cell>
          <table:table-cell office:value-type="float" office:value="896" calcext:value-type="float">
            <text:p>896</text:p>
          </table:table-cell>
          <table:table-cell table:formula="of:=[.B974]-[.B$2]" office:value-type="float" office:value="33.9737663269043" calcext:value-type="float">
            <text:p>33.9737663269</text:p>
          </table:table-cell>
          <table:table-cell table:formula="of:=[.C974]/([.D974]-[.D973])" office:value-type="float" office:value="92762.7276182954" calcext:value-type="float">
            <text:p>92762.7276182954</text:p>
          </table:table-cell>
          <table:table-cell/>
          <table:table-cell office:value-type="float" office:value="1442890803.1543" calcext:value-type="float">
            <text:p>1442890803.1543</text:p>
          </table:table-cell>
          <table:table-cell table:formula="of:=[.G974]-[.$B974]" office:value-type="float" office:value="0.283262491226196" calcext:value-type="float">
            <text:p>0.2832624912</text:p>
          </table:table-cell>
          <table:table-cell/>
          <table:table-cell office:value-type="float" office:value="1442890803.16665" calcext:value-type="float">
            <text:p>1442890803.16665</text:p>
          </table:table-cell>
          <table:table-cell table:formula="of:=[.J974]-[.$B974]" office:value-type="float" office:value="0.295619010925293" calcext:value-type="float">
            <text:p>0.295619010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890802.88072" calcext:value-type="float">
            <text:p>1442890802.88072</text:p>
          </table:table-cell>
          <table:table-cell office:value-type="float" office:value="896" calcext:value-type="float">
            <text:p>896</text:p>
          </table:table-cell>
          <table:table-cell table:formula="of:=[.B975]-[.B$2]" office:value-type="float" office:value="33.9834463596344" calcext:value-type="float">
            <text:p>33.9834463596</text:p>
          </table:table-cell>
          <table:table-cell table:formula="of:=[.C975]/([.D975]-[.D974])" office:value-type="float" office:value="92561.6705007266" calcext:value-type="float">
            <text:p>92561.6705007266</text:p>
          </table:table-cell>
          <table:table-cell/>
          <table:table-cell office:value-type="float" office:value="1442890803.15432" calcext:value-type="float">
            <text:p>1442890803.15432</text:p>
          </table:table-cell>
          <table:table-cell table:formula="of:=[.G975]-[.$B975]" office:value-type="float" office:value="0.273603677749634" calcext:value-type="float">
            <text:p>0.2736036777</text:p>
          </table:table-cell>
          <table:table-cell/>
          <table:table-cell office:value-type="float" office:value="1442890803.16977" calcext:value-type="float">
            <text:p>1442890803.16977</text:p>
          </table:table-cell>
          <table:table-cell table:formula="of:=[.J975]-[.$B975]" office:value-type="float" office:value="0.289054155349731" calcext:value-type="float">
            <text:p>0.289054155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890802.89038" calcext:value-type="float">
            <text:p>1442890802.89038</text:p>
          </table:table-cell>
          <table:table-cell office:value-type="float" office:value="896" calcext:value-type="float">
            <text:p>896</text:p>
          </table:table-cell>
          <table:table-cell table:formula="of:=[.B976]-[.B$2]" office:value-type="float" office:value="33.9931139945984" calcext:value-type="float">
            <text:p>33.9931139946</text:p>
          </table:table-cell>
          <table:table-cell table:formula="of:=[.C976]/([.D976]-[.D975])" office:value-type="float" office:value="92680.3715011468" calcext:value-type="float">
            <text:p>92680.3715011468</text:p>
          </table:table-cell>
          <table:table-cell/>
          <table:table-cell office:value-type="float" office:value="1442890803.15434" calcext:value-type="float">
            <text:p>1442890803.15434</text:p>
          </table:table-cell>
          <table:table-cell table:formula="of:=[.G976]-[.$B976]" office:value-type="float" office:value="0.263956785202026" calcext:value-type="float">
            <text:p>0.2639567852</text:p>
          </table:table-cell>
          <table:table-cell/>
          <table:table-cell office:value-type="float" office:value="1442890803.17289" calcext:value-type="float">
            <text:p>1442890803.17289</text:p>
          </table:table-cell>
          <table:table-cell table:formula="of:=[.J976]-[.$B976]" office:value-type="float" office:value="0.282501935958862" calcext:value-type="float">
            <text:p>0.28250193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890802.90004" calcext:value-type="float">
            <text:p>1442890802.90004</text:p>
          </table:table-cell>
          <table:table-cell office:value-type="float" office:value="896" calcext:value-type="float">
            <text:p>896</text:p>
          </table:table-cell>
          <table:table-cell table:formula="of:=[.B977]-[.B$2]" office:value-type="float" office:value="34.0027675628662" calcext:value-type="float">
            <text:p>34.0027675629</text:p>
          </table:table-cell>
          <table:table-cell table:formula="of:=[.C977]/([.D977]-[.D976])" office:value-type="float" office:value="92815.4206964683" calcext:value-type="float">
            <text:p>92815.4206964683</text:p>
          </table:table-cell>
          <table:table-cell/>
          <table:table-cell office:value-type="float" office:value="1442890803.15436" calcext:value-type="float">
            <text:p>1442890803.15436</text:p>
          </table:table-cell>
          <table:table-cell table:formula="of:=[.G977]-[.$B977]" office:value-type="float" office:value="0.254323959350586" calcext:value-type="float">
            <text:p>0.2543239594</text:p>
          </table:table-cell>
          <table:table-cell/>
          <table:table-cell office:value-type="float" office:value="1442890803.176" calcext:value-type="float">
            <text:p>1442890803.176</text:p>
          </table:table-cell>
          <table:table-cell table:formula="of:=[.J977]-[.$B977]" office:value-type="float" office:value="0.275965213775635" calcext:value-type="float">
            <text:p>0.275965213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890802.90967" calcext:value-type="float">
            <text:p>1442890802.90967</text:p>
          </table:table-cell>
          <table:table-cell office:value-type="float" office:value="896" calcext:value-type="float">
            <text:p>896</text:p>
          </table:table-cell>
          <table:table-cell table:formula="of:=[.B978]-[.B$2]" office:value-type="float" office:value="34.0124008655548" calcext:value-type="float">
            <text:p>34.0124008656</text:p>
          </table:table-cell>
          <table:table-cell table:formula="of:=[.C978]/([.D978]-[.D977])" office:value-type="float" office:value="93010.6765004331" calcext:value-type="float">
            <text:p>93010.6765004331</text:p>
          </table:table-cell>
          <table:table-cell/>
          <table:table-cell office:value-type="float" office:value="1442890803.15438" calcext:value-type="float">
            <text:p>1442890803.15438</text:p>
          </table:table-cell>
          <table:table-cell table:formula="of:=[.G978]-[.$B978]" office:value-type="float" office:value="0.244711637496948" calcext:value-type="float">
            <text:p>0.2447116375</text:p>
          </table:table-cell>
          <table:table-cell/>
          <table:table-cell office:value-type="float" office:value="1442890803.17912" calcext:value-type="float">
            <text:p>1442890803.17912</text:p>
          </table:table-cell>
          <table:table-cell table:formula="of:=[.J978]-[.$B978]" office:value-type="float" office:value="0.269453763961792" calcext:value-type="float">
            <text:p>0.269453764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890802.91945" calcext:value-type="float">
            <text:p>1442890802.91945</text:p>
          </table:table-cell>
          <table:table-cell office:value-type="float" office:value="896" calcext:value-type="float">
            <text:p>896</text:p>
          </table:table-cell>
          <table:table-cell table:formula="of:=[.B979]-[.B$2]" office:value-type="float" office:value="34.022180557251" calcext:value-type="float">
            <text:p>34.0221805573</text:p>
          </table:table-cell>
          <table:table-cell table:formula="of:=[.C979]/([.D979]-[.D978])" office:value-type="float" office:value="91618.4300933714" calcext:value-type="float">
            <text:p>91618.4300933714</text:p>
          </table:table-cell>
          <table:table-cell/>
          <table:table-cell office:value-type="float" office:value="1442890803.1544" calcext:value-type="float">
            <text:p>1442890803.1544</text:p>
          </table:table-cell>
          <table:table-cell table:formula="of:=[.G979]-[.$B979]" office:value-type="float" office:value="0.234952926635742" calcext:value-type="float">
            <text:p>0.2349529266</text:p>
          </table:table-cell>
          <table:table-cell/>
          <table:table-cell office:value-type="float" office:value="1442890803.18224" calcext:value-type="float">
            <text:p>1442890803.18224</text:p>
          </table:table-cell>
          <table:table-cell table:formula="of:=[.J979]-[.$B979]" office:value-type="float" office:value="0.262793779373169" calcext:value-type="float">
            <text:p>0.2627937794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890802.92914" calcext:value-type="float">
            <text:p>1442890802.92914</text:p>
          </table:table-cell>
          <table:table-cell office:value-type="float" office:value="896" calcext:value-type="float">
            <text:p>896</text:p>
          </table:table-cell>
          <table:table-cell table:formula="of:=[.B980]-[.B$2]" office:value-type="float" office:value="34.0318715572357" calcext:value-type="float">
            <text:p>34.0318715572</text:p>
          </table:table-cell>
          <table:table-cell table:formula="of:=[.C980]/([.D980]-[.D979])" office:value-type="float" office:value="92456.9189362069" calcext:value-type="float">
            <text:p>92456.9189362069</text:p>
          </table:table-cell>
          <table:table-cell/>
          <table:table-cell office:value-type="float" office:value="1442890803.15442" calcext:value-type="float">
            <text:p>1442890803.15442</text:p>
          </table:table-cell>
          <table:table-cell table:formula="of:=[.G980]-[.$B980]" office:value-type="float" office:value="0.225283145904541" calcext:value-type="float">
            <text:p>0.2252831459</text:p>
          </table:table-cell>
          <table:table-cell/>
          <table:table-cell office:value-type="float" office:value="1442890803.18534" calcext:value-type="float">
            <text:p>1442890803.18534</text:p>
          </table:table-cell>
          <table:table-cell table:formula="of:=[.J980]-[.$B980]" office:value-type="float" office:value="0.25619649887085" calcext:value-type="float">
            <text:p>0.256196498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890802.93881" calcext:value-type="float">
            <text:p>1442890802.93881</text:p>
          </table:table-cell>
          <table:table-cell office:value-type="float" office:value="896" calcext:value-type="float">
            <text:p>896</text:p>
          </table:table-cell>
          <table:table-cell table:formula="of:=[.B981]-[.B$2]" office:value-type="float" office:value="34.0415410995483" calcext:value-type="float">
            <text:p>34.0415410995</text:p>
          </table:table-cell>
          <table:table-cell table:formula="of:=[.C981]/([.D981]-[.D980])" office:value-type="float" office:value="92662.0899967946" calcext:value-type="float">
            <text:p>92662.0899967946</text:p>
          </table:table-cell>
          <table:table-cell/>
          <table:table-cell office:value-type="float" office:value="1442890803.15445" calcext:value-type="float">
            <text:p>1442890803.15445</text:p>
          </table:table-cell>
          <table:table-cell table:formula="of:=[.G981]-[.$B981]" office:value-type="float" office:value="0.215635299682617" calcext:value-type="float">
            <text:p>0.2156352997</text:p>
          </table:table-cell>
          <table:table-cell/>
          <table:table-cell office:value-type="float" office:value="1442890803.18845" calcext:value-type="float">
            <text:p>1442890803.18845</text:p>
          </table:table-cell>
          <table:table-cell table:formula="of:=[.J981]-[.$B981]" office:value-type="float" office:value="0.249641895294189" calcext:value-type="float">
            <text:p>0.249641895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890802.94849" calcext:value-type="float">
            <text:p>1442890802.94849</text:p>
          </table:table-cell>
          <table:table-cell office:value-type="float" office:value="896" calcext:value-type="float">
            <text:p>896</text:p>
          </table:table-cell>
          <table:table-cell table:formula="of:=[.B982]-[.B$2]" office:value-type="float" office:value="34.0512218475342" calcext:value-type="float">
            <text:p>34.0512218475</text:p>
          </table:table-cell>
          <table:table-cell table:formula="of:=[.C982]/([.D982]-[.D981])" office:value-type="float" office:value="92554.8316422027" calcext:value-type="float">
            <text:p>92554.8316422027</text:p>
          </table:table-cell>
          <table:table-cell/>
          <table:table-cell office:value-type="float" office:value="1442890803.2308" calcext:value-type="float">
            <text:p>1442890803.2308</text:p>
          </table:table-cell>
          <table:table-cell table:formula="of:=[.G982]-[.$B982]" office:value-type="float" office:value="0.282304286956787" calcext:value-type="float">
            <text:p>0.282304287</text:p>
          </table:table-cell>
          <table:table-cell/>
          <table:table-cell office:value-type="float" office:value="1442890803.23084" calcext:value-type="float">
            <text:p>1442890803.23084</text:p>
          </table:table-cell>
          <table:table-cell table:formula="of:=[.J982]-[.$B982]" office:value-type="float" office:value="0.282346248626709" calcext:value-type="float">
            <text:p>0.2823462486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890802.95823" calcext:value-type="float">
            <text:p>1442890802.95823</text:p>
          </table:table-cell>
          <table:table-cell office:value-type="float" office:value="896" calcext:value-type="float">
            <text:p>896</text:p>
          </table:table-cell>
          <table:table-cell table:formula="of:=[.B983]-[.B$2]" office:value-type="float" office:value="34.0609586238861" calcext:value-type="float">
            <text:p>34.0609586239</text:p>
          </table:table-cell>
          <table:table-cell table:formula="of:=[.C983]/([.D983]-[.D982])" office:value-type="float" office:value="92022.2430519846" calcext:value-type="float">
            <text:p>92022.2430519846</text:p>
          </table:table-cell>
          <table:table-cell/>
          <table:table-cell office:value-type="float" office:value="1442890803.23088" calcext:value-type="float">
            <text:p>1442890803.23088</text:p>
          </table:table-cell>
          <table:table-cell table:formula="of:=[.G983]-[.$B983]" office:value-type="float" office:value="0.27265191078186" calcext:value-type="float">
            <text:p>0.2726519108</text:p>
          </table:table-cell>
          <table:table-cell/>
          <table:table-cell office:value-type="float" office:value="1442890803.23396" calcext:value-type="float">
            <text:p>1442890803.23396</text:p>
          </table:table-cell>
          <table:table-cell table:formula="of:=[.J983]-[.$B983]" office:value-type="float" office:value="0.275736570358276" calcext:value-type="float">
            <text:p>0.2757365704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890802.96791" calcext:value-type="float">
            <text:p>1442890802.96791</text:p>
          </table:table-cell>
          <table:table-cell office:value-type="float" office:value="896" calcext:value-type="float">
            <text:p>896</text:p>
          </table:table-cell>
          <table:table-cell table:formula="of:=[.B984]-[.B$2]" office:value-type="float" office:value="34.0706388950348" calcext:value-type="float">
            <text:p>34.070638895</text:p>
          </table:table-cell>
          <table:table-cell table:formula="of:=[.C984]/([.D984]-[.D983])" office:value-type="float" office:value="92559.3907689276" calcext:value-type="float">
            <text:p>92559.3907689276</text:p>
          </table:table-cell>
          <table:table-cell/>
          <table:table-cell office:value-type="float" office:value="1442890803.2309" calcext:value-type="float">
            <text:p>1442890803.2309</text:p>
          </table:table-cell>
          <table:table-cell table:formula="of:=[.G984]-[.$B984]" office:value-type="float" office:value="0.262993574142456" calcext:value-type="float">
            <text:p>0.2629935741</text:p>
          </table:table-cell>
          <table:table-cell/>
          <table:table-cell office:value-type="float" office:value="1442890803.23709" calcext:value-type="float">
            <text:p>1442890803.23709</text:p>
          </table:table-cell>
          <table:table-cell table:formula="of:=[.J984]-[.$B984]" office:value-type="float" office:value="0.269180536270142" calcext:value-type="float">
            <text:p>0.269180536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890802.97752" calcext:value-type="float">
            <text:p>1442890802.97752</text:p>
          </table:table-cell>
          <table:table-cell office:value-type="float" office:value="896" calcext:value-type="float">
            <text:p>896</text:p>
          </table:table-cell>
          <table:table-cell table:formula="of:=[.B985]-[.B$2]" office:value-type="float" office:value="34.0802519321442" calcext:value-type="float">
            <text:p>34.0802519321</text:p>
          </table:table-cell>
          <table:table-cell table:formula="of:=[.C985]/([.D985]-[.D984])" office:value-type="float" office:value="93206.7555555556" calcext:value-type="float">
            <text:p>93206.7555555556</text:p>
          </table:table-cell>
          <table:table-cell/>
          <table:table-cell office:value-type="float" office:value="1442890803.23092" calcext:value-type="float">
            <text:p>1442890803.23092</text:p>
          </table:table-cell>
          <table:table-cell table:formula="of:=[.G985]-[.$B985]" office:value-type="float" office:value="0.253400325775146" calcext:value-type="float">
            <text:p>0.2534003258</text:p>
          </table:table-cell>
          <table:table-cell/>
          <table:table-cell office:value-type="float" office:value="1442890803.2402" calcext:value-type="float">
            <text:p>1442890803.2402</text:p>
          </table:table-cell>
          <table:table-cell table:formula="of:=[.J985]-[.$B985]" office:value-type="float" office:value="0.262679576873779" calcext:value-type="float">
            <text:p>0.2626795769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890802.9871" calcext:value-type="float">
            <text:p>1442890802.9871</text:p>
          </table:table-cell>
          <table:table-cell office:value-type="float" office:value="896" calcext:value-type="float">
            <text:p>896</text:p>
          </table:table-cell>
          <table:table-cell table:formula="of:=[.B986]-[.B$2]" office:value-type="float" office:value="34.0898282527924" calcext:value-type="float">
            <text:p>34.0898282528</text:p>
          </table:table-cell>
          <table:table-cell table:formula="of:=[.C986]/([.D986]-[.D985])" office:value-type="float" office:value="93564.118508191" calcext:value-type="float">
            <text:p>93564.118508191</text:p>
          </table:table-cell>
          <table:table-cell/>
          <table:table-cell office:value-type="float" office:value="1442890803.23094" calcext:value-type="float">
            <text:p>1442890803.23094</text:p>
          </table:table-cell>
          <table:table-cell table:formula="of:=[.G986]-[.$B986]" office:value-type="float" office:value="0.243843555450439" calcext:value-type="float">
            <text:p>0.2438435555</text:p>
          </table:table-cell>
          <table:table-cell/>
          <table:table-cell office:value-type="float" office:value="1442890803.24333" calcext:value-type="float">
            <text:p>1442890803.24333</text:p>
          </table:table-cell>
          <table:table-cell table:formula="of:=[.J986]-[.$B986]" office:value-type="float" office:value="0.256228923797607" calcext:value-type="float">
            <text:p>0.256228923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890802.9967" calcext:value-type="float">
            <text:p>1442890802.9967</text:p>
          </table:table-cell>
          <table:table-cell office:value-type="float" office:value="896" calcext:value-type="float">
            <text:p>896</text:p>
          </table:table-cell>
          <table:table-cell table:formula="of:=[.B987]-[.B$2]" office:value-type="float" office:value="34.0994307994843" calcext:value-type="float">
            <text:p>34.0994307995</text:p>
          </table:table-cell>
          <table:table-cell table:formula="of:=[.C987]/([.D987]-[.D986])" office:value-type="float" office:value="93308.5803952726" calcext:value-type="float">
            <text:p>93308.5803952726</text:p>
          </table:table-cell>
          <table:table-cell/>
          <table:table-cell office:value-type="float" office:value="1442890803.23096" calcext:value-type="float">
            <text:p>1442890803.23096</text:p>
          </table:table-cell>
          <table:table-cell table:formula="of:=[.G987]-[.$B987]" office:value-type="float" office:value="0.234261274337769" calcext:value-type="float">
            <text:p>0.2342612743</text:p>
          </table:table-cell>
          <table:table-cell/>
          <table:table-cell office:value-type="float" office:value="1442890803.24645" calcext:value-type="float">
            <text:p>1442890803.24645</text:p>
          </table:table-cell>
          <table:table-cell table:formula="of:=[.J987]-[.$B987]" office:value-type="float" office:value="0.249753475189209" calcext:value-type="float">
            <text:p>0.249753475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890803.00633" calcext:value-type="float">
            <text:p>1442890803.00633</text:p>
          </table:table-cell>
          <table:table-cell office:value-type="float" office:value="896" calcext:value-type="float">
            <text:p>896</text:p>
          </table:table-cell>
          <table:table-cell table:formula="of:=[.B988]-[.B$2]" office:value-type="float" office:value="34.10906457901" calcext:value-type="float">
            <text:p>34.109064579</text:p>
          </table:table-cell>
          <table:table-cell table:formula="of:=[.C988]/([.D988]-[.D987])" office:value-type="float" office:value="93006.0728091667" calcext:value-type="float">
            <text:p>93006.0728091667</text:p>
          </table:table-cell>
          <table:table-cell/>
          <table:table-cell office:value-type="float" office:value="1442890803.23098" calcext:value-type="float">
            <text:p>1442890803.23098</text:p>
          </table:table-cell>
          <table:table-cell table:formula="of:=[.G988]-[.$B988]" office:value-type="float" office:value="0.224647521972656" calcext:value-type="float">
            <text:p>0.224647522</text:p>
          </table:table-cell>
          <table:table-cell/>
          <table:table-cell office:value-type="float" office:value="1442890803.24957" calcext:value-type="float">
            <text:p>1442890803.24957</text:p>
          </table:table-cell>
          <table:table-cell table:formula="of:=[.J988]-[.$B988]" office:value-type="float" office:value="0.243234872817993" calcext:value-type="float">
            <text:p>0.243234872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890803.01596" calcext:value-type="float">
            <text:p>1442890803.01596</text:p>
          </table:table-cell>
          <table:table-cell office:value-type="float" office:value="896" calcext:value-type="float">
            <text:p>896</text:p>
          </table:table-cell>
          <table:table-cell table:formula="of:=[.B989]-[.B$2]" office:value-type="float" office:value="34.1186890602112" calcext:value-type="float">
            <text:p>34.1186890602</text:p>
          </table:table-cell>
          <table:table-cell table:formula="of:=[.C989]/([.D989]-[.D988])" office:value-type="float" office:value="93095.9270709473" calcext:value-type="float">
            <text:p>93095.9270709473</text:p>
          </table:table-cell>
          <table:table-cell/>
          <table:table-cell office:value-type="float" office:value="1442890803.231" calcext:value-type="float">
            <text:p>1442890803.231</text:p>
          </table:table-cell>
          <table:table-cell table:formula="of:=[.G989]-[.$B989]" office:value-type="float" office:value="0.215043067932129" calcext:value-type="float">
            <text:p>0.2150430679</text:p>
          </table:table-cell>
          <table:table-cell/>
          <table:table-cell office:value-type="float" office:value="1442890803.25275" calcext:value-type="float">
            <text:p>1442890803.25275</text:p>
          </table:table-cell>
          <table:table-cell table:formula="of:=[.J989]-[.$B989]" office:value-type="float" office:value="0.23678708076477" calcext:value-type="float">
            <text:p>0.236787080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890803.02548" calcext:value-type="float">
            <text:p>1442890803.02548</text:p>
          </table:table-cell>
          <table:table-cell office:value-type="float" office:value="896" calcext:value-type="float">
            <text:p>896</text:p>
          </table:table-cell>
          <table:table-cell table:formula="of:=[.B990]-[.B$2]" office:value-type="float" office:value="34.1282110214233" calcext:value-type="float">
            <text:p>34.1282110214</text:p>
          </table:table-cell>
          <table:table-cell table:formula="of:=[.C990]/([.D990]-[.D989])" office:value-type="float" office:value="94098.2619059542" calcext:value-type="float">
            <text:p>94098.2619059542</text:p>
          </table:table-cell>
          <table:table-cell/>
          <table:table-cell office:value-type="float" office:value="1442890803.34687" calcext:value-type="float">
            <text:p>1442890803.34687</text:p>
          </table:table-cell>
          <table:table-cell table:formula="of:=[.G990]-[.$B990]" office:value-type="float" office:value="0.321390151977539" calcext:value-type="float">
            <text:p>0.321390152</text:p>
          </table:table-cell>
          <table:table-cell/>
          <table:table-cell office:value-type="float" office:value="1442890803.34691" calcext:value-type="float">
            <text:p>1442890803.34691</text:p>
          </table:table-cell>
          <table:table-cell table:formula="of:=[.J990]-[.$B990]" office:value-type="float" office:value="0.321429491043091" calcext:value-type="float">
            <text:p>0.32142949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890803.03503" calcext:value-type="float">
            <text:p>1442890803.03503</text:p>
          </table:table-cell>
          <table:table-cell office:value-type="float" office:value="896" calcext:value-type="float">
            <text:p>896</text:p>
          </table:table-cell>
          <table:table-cell table:formula="of:=[.B991]-[.B$2]" office:value-type="float" office:value="34.1377623081207" calcext:value-type="float">
            <text:p>34.1377623081</text:p>
          </table:table-cell>
          <table:table-cell table:formula="of:=[.C991]/([.D991]-[.D990])" office:value-type="float" office:value="93809.3503407304" calcext:value-type="float">
            <text:p>93809.3503407304</text:p>
          </table:table-cell>
          <table:table-cell/>
          <table:table-cell office:value-type="float" office:value="1442890803.34695" calcext:value-type="float">
            <text:p>1442890803.34695</text:p>
          </table:table-cell>
          <table:table-cell table:formula="of:=[.G991]-[.$B991]" office:value-type="float" office:value="0.311920404434204" calcext:value-type="float">
            <text:p>0.3119204044</text:p>
          </table:table-cell>
          <table:table-cell/>
          <table:table-cell office:value-type="float" office:value="1442890803.35006" calcext:value-type="float">
            <text:p>1442890803.35006</text:p>
          </table:table-cell>
          <table:table-cell table:formula="of:=[.J991]-[.$B991]" office:value-type="float" office:value="0.31502890586853" calcext:value-type="float">
            <text:p>0.3150289059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890803.0447" calcext:value-type="float">
            <text:p>1442890803.0447</text:p>
          </table:table-cell>
          <table:table-cell office:value-type="float" office:value="896" calcext:value-type="float">
            <text:p>896</text:p>
          </table:table-cell>
          <table:table-cell table:formula="of:=[.B992]-[.B$2]" office:value-type="float" office:value="34.1474304199219" calcext:value-type="float">
            <text:p>34.1474304199</text:p>
          </table:table-cell>
          <table:table-cell table:formula="of:=[.C992]/([.D992]-[.D991])" office:value-type="float" office:value="92675.8004488175" calcext:value-type="float">
            <text:p>92675.8004488175</text:p>
          </table:table-cell>
          <table:table-cell/>
          <table:table-cell office:value-type="float" office:value="1442890803.34698" calcext:value-type="float">
            <text:p>1442890803.34698</text:p>
          </table:table-cell>
          <table:table-cell table:formula="of:=[.G992]-[.$B992]" office:value-type="float" office:value="0.302276372909546" calcext:value-type="float">
            <text:p>0.3022763729</text:p>
          </table:table-cell>
          <table:table-cell/>
          <table:table-cell office:value-type="float" office:value="1442890803.35318" calcext:value-type="float">
            <text:p>1442890803.35318</text:p>
          </table:table-cell>
          <table:table-cell table:formula="of:=[.J992]-[.$B992]" office:value-type="float" office:value="0.308480024337769" calcext:value-type="float">
            <text:p>0.308480024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890803.05434" calcext:value-type="float">
            <text:p>1442890803.05434</text:p>
          </table:table-cell>
          <table:table-cell office:value-type="float" office:value="896" calcext:value-type="float">
            <text:p>896</text:p>
          </table:table-cell>
          <table:table-cell table:formula="of:=[.B993]-[.B$2]" office:value-type="float" office:value="34.1570665836334" calcext:value-type="float">
            <text:p>34.1570665836</text:p>
          </table:table-cell>
          <table:table-cell table:formula="of:=[.C993]/([.D993]-[.D992])" office:value-type="float" office:value="92983.0611871242" calcext:value-type="float">
            <text:p>92983.0611871242</text:p>
          </table:table-cell>
          <table:table-cell/>
          <table:table-cell office:value-type="float" office:value="1442890803.347" calcext:value-type="float">
            <text:p>1442890803.347</text:p>
          </table:table-cell>
          <table:table-cell table:formula="of:=[.G993]-[.$B993]" office:value-type="float" office:value="0.292660713195801" calcext:value-type="float">
            <text:p>0.2926607132</text:p>
          </table:table-cell>
          <table:table-cell/>
          <table:table-cell office:value-type="float" office:value="1442890803.35629" calcext:value-type="float">
            <text:p>1442890803.35629</text:p>
          </table:table-cell>
          <table:table-cell table:formula="of:=[.J993]-[.$B993]" office:value-type="float" office:value="0.301955223083496" calcext:value-type="float">
            <text:p>0.301955223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890803.06399" calcext:value-type="float">
            <text:p>1442890803.06399</text:p>
          </table:table-cell>
          <table:table-cell office:value-type="float" office:value="896" calcext:value-type="float">
            <text:p>896</text:p>
          </table:table-cell>
          <table:table-cell table:formula="of:=[.B994]-[.B$2]" office:value-type="float" office:value="34.166718006134" calcext:value-type="float">
            <text:p>34.1667180061</text:p>
          </table:table-cell>
          <table:table-cell table:formula="of:=[.C994]/([.D994]-[.D993])" office:value-type="float" office:value="92836.056026284" calcext:value-type="float">
            <text:p>92836.056026284</text:p>
          </table:table-cell>
          <table:table-cell/>
          <table:table-cell office:value-type="float" office:value="1442890803.34702" calcext:value-type="float">
            <text:p>1442890803.34702</text:p>
          </table:table-cell>
          <table:table-cell table:formula="of:=[.G994]-[.$B994]" office:value-type="float" office:value="0.283029079437256" calcext:value-type="float">
            <text:p>0.2830290794</text:p>
          </table:table-cell>
          <table:table-cell/>
          <table:table-cell office:value-type="float" office:value="1442890803.35941" calcext:value-type="float">
            <text:p>1442890803.35941</text:p>
          </table:table-cell>
          <table:table-cell table:formula="of:=[.J994]-[.$B994]" office:value-type="float" office:value="0.295420169830322" calcext:value-type="float">
            <text:p>0.295420169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890803.07365" calcext:value-type="float">
            <text:p>1442890803.07365</text:p>
          </table:table-cell>
          <table:table-cell office:value-type="float" office:value="896" calcext:value-type="float">
            <text:p>896</text:p>
          </table:table-cell>
          <table:table-cell table:formula="of:=[.B995]-[.B$2]" office:value-type="float" office:value="34.1763761043549" calcext:value-type="float">
            <text:p>34.1763761044</text:p>
          </table:table-cell>
          <table:table-cell table:formula="of:=[.C995]/([.D995]-[.D994])" office:value-type="float" office:value="92771.8873336789" calcext:value-type="float">
            <text:p>92771.8873336789</text:p>
          </table:table-cell>
          <table:table-cell/>
          <table:table-cell office:value-type="float" office:value="1442890803.34704" calcext:value-type="float">
            <text:p>1442890803.34704</text:p>
          </table:table-cell>
          <table:table-cell table:formula="of:=[.G995]-[.$B995]" office:value-type="float" office:value="0.273390769958496" calcext:value-type="float">
            <text:p>0.27339077</text:p>
          </table:table-cell>
          <table:table-cell/>
          <table:table-cell office:value-type="float" office:value="1442890803.36252" calcext:value-type="float">
            <text:p>1442890803.36252</text:p>
          </table:table-cell>
          <table:table-cell table:formula="of:=[.J995]-[.$B995]" office:value-type="float" office:value="0.28887152671814" calcext:value-type="float">
            <text:p>0.288871526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890803.08329" calcext:value-type="float">
            <text:p>1442890803.08329</text:p>
          </table:table-cell>
          <table:table-cell office:value-type="float" office:value="896" calcext:value-type="float">
            <text:p>896</text:p>
          </table:table-cell>
          <table:table-cell table:formula="of:=[.B996]-[.B$2]" office:value-type="float" office:value="34.1860229969025" calcext:value-type="float">
            <text:p>34.1860229969</text:p>
          </table:table-cell>
          <table:table-cell table:formula="of:=[.C996]/([.D996]-[.D995])" office:value-type="float" office:value="92879.649646582" calcext:value-type="float">
            <text:p>92879.649646582</text:p>
          </table:table-cell>
          <table:table-cell/>
          <table:table-cell office:value-type="float" office:value="1442890803.34706" calcext:value-type="float">
            <text:p>1442890803.34706</text:p>
          </table:table-cell>
          <table:table-cell table:formula="of:=[.G996]-[.$B996]" office:value-type="float" office:value="0.263763904571533" calcext:value-type="float">
            <text:p>0.2637639046</text:p>
          </table:table-cell>
          <table:table-cell/>
          <table:table-cell office:value-type="float" office:value="1442890803.36566" calcext:value-type="float">
            <text:p>1442890803.36566</text:p>
          </table:table-cell>
          <table:table-cell table:formula="of:=[.J996]-[.$B996]" office:value-type="float" office:value="0.282369136810303" calcext:value-type="float">
            <text:p>0.282369136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890803.093" calcext:value-type="float">
            <text:p>1442890803.093</text:p>
          </table:table-cell>
          <table:table-cell office:value-type="float" office:value="896" calcext:value-type="float">
            <text:p>896</text:p>
          </table:table-cell>
          <table:table-cell table:formula="of:=[.B997]-[.B$2]" office:value-type="float" office:value="34.1957337856293" calcext:value-type="float">
            <text:p>34.1957337856</text:p>
          </table:table-cell>
          <table:table-cell table:formula="of:=[.C997]/([.D997]-[.D996])" office:value-type="float" office:value="92268.5093051805" calcext:value-type="float">
            <text:p>92268.5093051805</text:p>
          </table:table-cell>
          <table:table-cell/>
          <table:table-cell office:value-type="float" office:value="1442890803.34708" calcext:value-type="float">
            <text:p>1442890803.34708</text:p>
          </table:table-cell>
          <table:table-cell table:formula="of:=[.G997]-[.$B997]" office:value-type="float" office:value="0.254072666168213" calcext:value-type="float">
            <text:p>0.2540726662</text:p>
          </table:table-cell>
          <table:table-cell/>
          <table:table-cell office:value-type="float" office:value="1442890803.36879" calcext:value-type="float">
            <text:p>1442890803.36879</text:p>
          </table:table-cell>
          <table:table-cell table:formula="of:=[.J997]-[.$B997]" office:value-type="float" office:value="0.275788068771362" calcext:value-type="float">
            <text:p>0.2757880688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890803.10267" calcext:value-type="float">
            <text:p>1442890803.10267</text:p>
          </table:table-cell>
          <table:table-cell office:value-type="float" office:value="896" calcext:value-type="float">
            <text:p>896</text:p>
          </table:table-cell>
          <table:table-cell table:formula="of:=[.B998]-[.B$2]" office:value-type="float" office:value="34.205403804779" calcext:value-type="float">
            <text:p>34.2054038048</text:p>
          </table:table-cell>
          <table:table-cell table:formula="of:=[.C998]/([.D998]-[.D997])" office:value-type="float" office:value="92657.5207475529" calcext:value-type="float">
            <text:p>92657.5207475529</text:p>
          </table:table-cell>
          <table:table-cell/>
          <table:table-cell office:value-type="float" office:value="1442890803.3471" calcext:value-type="float">
            <text:p>1442890803.3471</text:p>
          </table:table-cell>
          <table:table-cell table:formula="of:=[.G998]-[.$B998]" office:value-type="float" office:value="0.244422674179077" calcext:value-type="float">
            <text:p>0.2444226742</text:p>
          </table:table-cell>
          <table:table-cell/>
          <table:table-cell office:value-type="float" office:value="1442890803.37191" calcext:value-type="float">
            <text:p>1442890803.37191</text:p>
          </table:table-cell>
          <table:table-cell table:formula="of:=[.J998]-[.$B998]" office:value-type="float" office:value="0.269232511520386" calcext:value-type="float">
            <text:p>0.269232511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890803.11232" calcext:value-type="float">
            <text:p>1442890803.11232</text:p>
          </table:table-cell>
          <table:table-cell office:value-type="float" office:value="896" calcext:value-type="float">
            <text:p>896</text:p>
          </table:table-cell>
          <table:table-cell table:formula="of:=[.B999]-[.B$2]" office:value-type="float" office:value="34.215047121048" calcext:value-type="float">
            <text:p>34.215047121</text:p>
          </table:table-cell>
          <table:table-cell table:formula="of:=[.C999]/([.D999]-[.D998])" office:value-type="float" office:value="92914.0945929241" calcext:value-type="float">
            <text:p>92914.0945929241</text:p>
          </table:table-cell>
          <table:table-cell/>
          <table:table-cell office:value-type="float" office:value="1442890803.34712" calcext:value-type="float">
            <text:p>1442890803.34712</text:p>
          </table:table-cell>
          <table:table-cell table:formula="of:=[.G999]-[.$B999]" office:value-type="float" office:value="0.234799385070801" calcext:value-type="float">
            <text:p>0.2347993851</text:p>
          </table:table-cell>
          <table:table-cell/>
          <table:table-cell office:value-type="float" office:value="1442890803.37503" calcext:value-type="float">
            <text:p>1442890803.37503</text:p>
          </table:table-cell>
          <table:table-cell table:formula="of:=[.J999]-[.$B999]" office:value-type="float" office:value="0.26271653175354" calcext:value-type="float">
            <text:p>0.262716531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890803.122" calcext:value-type="float">
            <text:p>1442890803.122</text:p>
          </table:table-cell>
          <table:table-cell office:value-type="float" office:value="896" calcext:value-type="float">
            <text:p>896</text:p>
          </table:table-cell>
          <table:table-cell table:formula="of:=[.B1000]-[.B$2]" office:value-type="float" office:value="34.2247307300568" calcext:value-type="float">
            <text:p>34.2247307301</text:p>
          </table:table-cell>
          <table:table-cell table:formula="of:=[.C1000]/([.D1000]-[.D999])" office:value-type="float" office:value="92527.4863108135" calcext:value-type="float">
            <text:p>92527.4863108135</text:p>
          </table:table-cell>
          <table:table-cell/>
          <table:table-cell office:value-type="float" office:value="1442890803.34714" calcext:value-type="float">
            <text:p>1442890803.34714</text:p>
          </table:table-cell>
          <table:table-cell table:formula="of:=[.G1000]-[.$B1000]" office:value-type="float" office:value="0.225135564804077" calcext:value-type="float">
            <text:p>0.2251355648</text:p>
          </table:table-cell>
          <table:table-cell/>
          <table:table-cell office:value-type="float" office:value="1442890803.37812" calcext:value-type="float">
            <text:p>1442890803.37812</text:p>
          </table:table-cell>
          <table:table-cell table:formula="of:=[.J1000]-[.$B1000]" office:value-type="float" office:value="0.25612211227417" calcext:value-type="float">
            <text:p>0.2561221123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890803.13162" calcext:value-type="float">
            <text:p>1442890803.13162</text:p>
          </table:table-cell>
          <table:table-cell office:value-type="float" office:value="896" calcext:value-type="float">
            <text:p>896</text:p>
          </table:table-cell>
          <table:table-cell table:formula="of:=[.B1001]-[.B$2]" office:value-type="float" office:value="34.2343461513519" calcext:value-type="float">
            <text:p>34.2343461514</text:p>
          </table:table-cell>
          <table:table-cell table:formula="of:=[.C1001]/([.D1001]-[.D1000])" office:value-type="float" office:value="93183.644532606" calcext:value-type="float">
            <text:p>93183.644532606</text:p>
          </table:table-cell>
          <table:table-cell/>
          <table:table-cell office:value-type="float" office:value="1442890803.34716" calcext:value-type="float">
            <text:p>1442890803.34716</text:p>
          </table:table-cell>
          <table:table-cell table:formula="of:=[.G1001]-[.$B1001]" office:value-type="float" office:value="0.215540885925293" calcext:value-type="float">
            <text:p>0.2155408859</text:p>
          </table:table-cell>
          <table:table-cell/>
          <table:table-cell office:value-type="float" office:value="1442890803.38125" calcext:value-type="float">
            <text:p>1442890803.38125</text:p>
          </table:table-cell>
          <table:table-cell table:formula="of:=[.J1001]-[.$B1001]" office:value-type="float" office:value="0.249635696411133" calcext:value-type="float">
            <text:p>0.24963569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890803.14123" calcext:value-type="float">
            <text:p>1442890803.14123</text:p>
          </table:table-cell>
          <table:table-cell office:value-type="float" office:value="896" calcext:value-type="float">
            <text:p>896</text:p>
          </table:table-cell>
          <table:table-cell table:formula="of:=[.B1002]-[.B$2]" office:value-type="float" office:value="34.2439591884613" calcext:value-type="float">
            <text:p>34.2439591885</text:p>
          </table:table-cell>
          <table:table-cell table:formula="of:=[.C1002]/([.D1002]-[.D1001])" office:value-type="float" office:value="93206.7555555556" calcext:value-type="float">
            <text:p>93206.7555555556</text:p>
          </table:table-cell>
          <table:table-cell/>
          <table:table-cell office:value-type="float" office:value="1442890803.43181" calcext:value-type="float">
            <text:p>1442890803.43181</text:p>
          </table:table-cell>
          <table:table-cell table:formula="of:=[.G1002]-[.$B1002]" office:value-type="float" office:value="0.29058575630188" calcext:value-type="float">
            <text:p>0.2905857563</text:p>
          </table:table-cell>
          <table:table-cell/>
          <table:table-cell office:value-type="float" office:value="1442890803.43186" calcext:value-type="float">
            <text:p>1442890803.43186</text:p>
          </table:table-cell>
          <table:table-cell table:formula="of:=[.J1002]-[.$B1002]" office:value-type="float" office:value="0.290627717971802" calcext:value-type="float">
            <text:p>0.290627718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890803.15085" calcext:value-type="float">
            <text:p>1442890803.15085</text:p>
          </table:table-cell>
          <table:table-cell office:value-type="float" office:value="896" calcext:value-type="float">
            <text:p>896</text:p>
          </table:table-cell>
          <table:table-cell table:formula="of:=[.B1003]-[.B$2]" office:value-type="float" office:value="34.2535824775696" calcext:value-type="float">
            <text:p>34.2535824776</text:p>
          </table:table-cell>
          <table:table-cell table:formula="of:=[.C1003]/([.D1003]-[.D1002])" office:value-type="float" office:value="93107.4594058915" calcext:value-type="float">
            <text:p>93107.4594058915</text:p>
          </table:table-cell>
          <table:table-cell/>
          <table:table-cell office:value-type="float" office:value="1442890803.43194" calcext:value-type="float">
            <text:p>1442890803.43194</text:p>
          </table:table-cell>
          <table:table-cell table:formula="of:=[.G1003]-[.$B1003]" office:value-type="float" office:value="0.281089067459106" calcext:value-type="float">
            <text:p>0.2810890675</text:p>
          </table:table-cell>
          <table:table-cell/>
          <table:table-cell office:value-type="float" office:value="1442890803.435" calcext:value-type="float">
            <text:p>1442890803.435</text:p>
          </table:table-cell>
          <table:table-cell table:formula="of:=[.J1003]-[.$B1003]" office:value-type="float" office:value="0.284143209457397" calcext:value-type="float">
            <text:p>0.2841432095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890803.16051" calcext:value-type="float">
            <text:p>1442890803.16051</text:p>
          </table:table-cell>
          <table:table-cell office:value-type="float" office:value="896" calcext:value-type="float">
            <text:p>896</text:p>
          </table:table-cell>
          <table:table-cell table:formula="of:=[.B1004]-[.B$2]" office:value-type="float" office:value="34.2632417678833" calcext:value-type="float">
            <text:p>34.2632417679</text:p>
          </table:table-cell>
          <table:table-cell table:formula="of:=[.C1004]/([.D1004]-[.D1003])" office:value-type="float" office:value="92760.437972059" calcext:value-type="float">
            <text:p>92760.437972059</text:p>
          </table:table-cell>
          <table:table-cell/>
          <table:table-cell office:value-type="float" office:value="1442890803.43198" calcext:value-type="float">
            <text:p>1442890803.43198</text:p>
          </table:table-cell>
          <table:table-cell table:formula="of:=[.G1004]-[.$B1004]" office:value-type="float" office:value="0.271473407745361" calcext:value-type="float">
            <text:p>0.2714734077</text:p>
          </table:table-cell>
          <table:table-cell/>
          <table:table-cell office:value-type="float" office:value="1442890803.43811" calcext:value-type="float">
            <text:p>1442890803.43811</text:p>
          </table:table-cell>
          <table:table-cell table:formula="of:=[.J1004]-[.$B1004]" office:value-type="float" office:value="0.277603149414062" calcext:value-type="float">
            <text:p>0.277603149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890803.17025" calcext:value-type="float">
            <text:p>1442890803.17025</text:p>
          </table:table-cell>
          <table:table-cell office:value-type="float" office:value="896" calcext:value-type="float">
            <text:p>896</text:p>
          </table:table-cell>
          <table:table-cell table:formula="of:=[.B1005]-[.B$2]" office:value-type="float" office:value="34.2729823589325" calcext:value-type="float">
            <text:p>34.2729823589</text:p>
          </table:table-cell>
          <table:table-cell table:formula="of:=[.C1005]/([.D1005]-[.D1004])" office:value-type="float" office:value="91986.2044792559" calcext:value-type="float">
            <text:p>91986.2044792559</text:p>
          </table:table-cell>
          <table:table-cell/>
          <table:table-cell office:value-type="float" office:value="1442890803.43203" calcext:value-type="float">
            <text:p>1442890803.43203</text:p>
          </table:table-cell>
          <table:table-cell table:formula="of:=[.G1005]-[.$B1005]" office:value-type="float" office:value="0.261776685714722" calcext:value-type="float">
            <text:p>0.2617766857</text:p>
          </table:table-cell>
          <table:table-cell/>
          <table:table-cell office:value-type="float" office:value="1442890803.44121" calcext:value-type="float">
            <text:p>1442890803.44121</text:p>
          </table:table-cell>
          <table:table-cell table:formula="of:=[.J1005]-[.$B1005]" office:value-type="float" office:value="0.270955801010132" calcext:value-type="float">
            <text:p>0.270955801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890803.17994" calcext:value-type="float">
            <text:p>1442890803.17994</text:p>
          </table:table-cell>
          <table:table-cell office:value-type="float" office:value="896" calcext:value-type="float">
            <text:p>896</text:p>
          </table:table-cell>
          <table:table-cell table:formula="of:=[.B1006]-[.B$2]" office:value-type="float" office:value="34.2826683521271" calcext:value-type="float">
            <text:p>34.2826683521</text:p>
          </table:table-cell>
          <table:table-cell table:formula="of:=[.C1006]/([.D1006]-[.D1005])" office:value-type="float" office:value="92504.7108748092" calcext:value-type="float">
            <text:p>92504.7108748092</text:p>
          </table:table-cell>
          <table:table-cell/>
          <table:table-cell office:value-type="float" office:value="1442890803.43205" calcext:value-type="float">
            <text:p>1442890803.43205</text:p>
          </table:table-cell>
          <table:table-cell table:formula="of:=[.G1006]-[.$B1006]" office:value-type="float" office:value="0.252116203308105" calcext:value-type="float">
            <text:p>0.2521162033</text:p>
          </table:table-cell>
          <table:table-cell/>
          <table:table-cell office:value-type="float" office:value="1442890803.44444" calcext:value-type="float">
            <text:p>1442890803.44444</text:p>
          </table:table-cell>
          <table:table-cell table:formula="of:=[.J1006]-[.$B1006]" office:value-type="float" office:value="0.264503240585327" calcext:value-type="float">
            <text:p>0.264503240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890803.18964" calcext:value-type="float">
            <text:p>1442890803.18964</text:p>
          </table:table-cell>
          <table:table-cell office:value-type="float" office:value="896" calcext:value-type="float">
            <text:p>896</text:p>
          </table:table-cell>
          <table:table-cell table:formula="of:=[.B1007]-[.B$2]" office:value-type="float" office:value="34.2923667430878" calcext:value-type="float">
            <text:p>34.2923667431</text:p>
          </table:table-cell>
          <table:table-cell table:formula="of:=[.C1007]/([.D1007]-[.D1006])" office:value-type="float" office:value="92386.4591179507" calcext:value-type="float">
            <text:p>92386.4591179507</text:p>
          </table:table-cell>
          <table:table-cell/>
          <table:table-cell office:value-type="float" office:value="1442890803.43208" calcext:value-type="float">
            <text:p>1442890803.43208</text:p>
          </table:table-cell>
          <table:table-cell table:formula="of:=[.G1007]-[.$B1007]" office:value-type="float" office:value="0.24243950843811" calcext:value-type="float">
            <text:p>0.2424395084</text:p>
          </table:table-cell>
          <table:table-cell/>
          <table:table-cell office:value-type="float" office:value="1442890803.44756" calcext:value-type="float">
            <text:p>1442890803.44756</text:p>
          </table:table-cell>
          <table:table-cell table:formula="of:=[.J1007]-[.$B1007]" office:value-type="float" office:value="0.257921695709229" calcext:value-type="float">
            <text:p>0.257921695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890803.19929" calcext:value-type="float">
            <text:p>1442890803.19929</text:p>
          </table:table-cell>
          <table:table-cell office:value-type="float" office:value="896" calcext:value-type="float">
            <text:p>896</text:p>
          </table:table-cell>
          <table:table-cell table:formula="of:=[.B1008]-[.B$2]" office:value-type="float" office:value="34.3020234107971" calcext:value-type="float">
            <text:p>34.3020234108</text:p>
          </table:table-cell>
          <table:table-cell table:formula="of:=[.C1008]/([.D1008]-[.D1007])" office:value-type="float" office:value="92785.6302989902" calcext:value-type="float">
            <text:p>92785.6302989902</text:p>
          </table:table-cell>
          <table:table-cell/>
          <table:table-cell office:value-type="float" office:value="1442890803.4321" calcext:value-type="float">
            <text:p>1442890803.4321</text:p>
          </table:table-cell>
          <table:table-cell table:formula="of:=[.G1008]-[.$B1008]" office:value-type="float" office:value="0.232804536819458" calcext:value-type="float">
            <text:p>0.2328045368</text:p>
          </table:table-cell>
          <table:table-cell/>
          <table:table-cell office:value-type="float" office:value="1442890803.45067" calcext:value-type="float">
            <text:p>1442890803.45067</text:p>
          </table:table-cell>
          <table:table-cell table:formula="of:=[.J1008]-[.$B1008]" office:value-type="float" office:value="0.251381158828735" calcext:value-type="float">
            <text:p>0.2513811588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890803.20898" calcext:value-type="float">
            <text:p>1442890803.20898</text:p>
          </table:table-cell>
          <table:table-cell office:value-type="float" office:value="896" calcext:value-type="float">
            <text:p>896</text:p>
          </table:table-cell>
          <table:table-cell table:formula="of:=[.B1009]-[.B$2]" office:value-type="float" office:value="34.311714887619" calcext:value-type="float">
            <text:p>34.3117148876</text:p>
          </table:table-cell>
          <table:table-cell table:formula="of:=[.C1009]/([.D1009]-[.D1008])" office:value-type="float" office:value="92452.3698983985" calcext:value-type="float">
            <text:p>92452.3698983985</text:p>
          </table:table-cell>
          <table:table-cell/>
          <table:table-cell office:value-type="float" office:value="1442890803.43212" calcext:value-type="float">
            <text:p>1442890803.43212</text:p>
          </table:table-cell>
          <table:table-cell table:formula="of:=[.G1009]-[.$B1009]" office:value-type="float" office:value="0.223134517669678" calcext:value-type="float">
            <text:p>0.2231345177</text:p>
          </table:table-cell>
          <table:table-cell/>
          <table:table-cell office:value-type="float" office:value="1442890803.45379" calcext:value-type="float">
            <text:p>1442890803.45379</text:p>
          </table:table-cell>
          <table:table-cell table:formula="of:=[.J1009]-[.$B1009]" office:value-type="float" office:value="0.24480152130127" calcext:value-type="float">
            <text:p>0.2448015213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890803.21861" calcext:value-type="float">
            <text:p>1442890803.21861</text:p>
          </table:table-cell>
          <table:table-cell office:value-type="float" office:value="896" calcext:value-type="float">
            <text:p>896</text:p>
          </table:table-cell>
          <table:table-cell table:formula="of:=[.B1010]-[.B$2]" office:value-type="float" office:value="34.3213376998901" calcext:value-type="float">
            <text:p>34.3213376999</text:p>
          </table:table-cell>
          <table:table-cell table:formula="of:=[.C1010]/([.D1010]-[.D1009])" office:value-type="float" office:value="93112.0731399123" calcext:value-type="float">
            <text:p>93112.0731399123</text:p>
          </table:table-cell>
          <table:table-cell/>
          <table:table-cell office:value-type="float" office:value="1442890803.43214" calcext:value-type="float">
            <text:p>1442890803.43214</text:p>
          </table:table-cell>
          <table:table-cell table:formula="of:=[.G1010]-[.$B1010]" office:value-type="float" office:value="0.213534116744995" calcext:value-type="float">
            <text:p>0.2135341167</text:p>
          </table:table-cell>
          <table:table-cell/>
          <table:table-cell office:value-type="float" office:value="1442890803.45691" calcext:value-type="float">
            <text:p>1442890803.45691</text:p>
          </table:table-cell>
          <table:table-cell table:formula="of:=[.J1010]-[.$B1010]" office:value-type="float" office:value="0.238300085067749" calcext:value-type="float">
            <text:p>0.238300085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890803.22821" calcext:value-type="float">
            <text:p>1442890803.22821</text:p>
          </table:table-cell>
          <table:table-cell office:value-type="float" office:value="896" calcext:value-type="float">
            <text:p>896</text:p>
          </table:table-cell>
          <table:table-cell table:formula="of:=[.B1011]-[.B$2]" office:value-type="float" office:value="34.330940246582" calcext:value-type="float">
            <text:p>34.3309402466</text:p>
          </table:table-cell>
          <table:table-cell table:formula="of:=[.C1011]/([.D1011]-[.D1010])" office:value-type="float" office:value="93308.5803952726" calcext:value-type="float">
            <text:p>93308.5803952726</text:p>
          </table:table-cell>
          <table:table-cell/>
          <table:table-cell office:value-type="float" office:value="1442890803.5498" calcext:value-type="float">
            <text:p>1442890803.5498</text:p>
          </table:table-cell>
          <table:table-cell table:formula="of:=[.G1011]-[.$B1011]" office:value-type="float" office:value="0.321586608886719" calcext:value-type="float">
            <text:p>0.3215866089</text:p>
          </table:table-cell>
          <table:table-cell/>
          <table:table-cell office:value-type="float" office:value="1442890803.54984" calcext:value-type="float">
            <text:p>1442890803.54984</text:p>
          </table:table-cell>
          <table:table-cell table:formula="of:=[.J1011]-[.$B1011]" office:value-type="float" office:value="0.321627140045166" calcext:value-type="float">
            <text:p>0.3216271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890803.2379" calcext:value-type="float">
            <text:p>1442890803.2379</text:p>
          </table:table-cell>
          <table:table-cell office:value-type="float" office:value="896" calcext:value-type="float">
            <text:p>896</text:p>
          </table:table-cell>
          <table:table-cell table:formula="of:=[.B1012]-[.B$2]" office:value-type="float" office:value="34.3406329154968" calcext:value-type="float">
            <text:p>34.3406329155</text:p>
          </table:table-cell>
          <table:table-cell table:formula="of:=[.C1012]/([.D1012]-[.D1011])" office:value-type="float" office:value="92440.9992620652" calcext:value-type="float">
            <text:p>92440.9992620652</text:p>
          </table:table-cell>
          <table:table-cell/>
          <table:table-cell office:value-type="float" office:value="1442890803.54989" calcext:value-type="float">
            <text:p>1442890803.54989</text:p>
          </table:table-cell>
          <table:table-cell table:formula="of:=[.G1012]-[.$B1012]" office:value-type="float" office:value="0.311991930007935" calcext:value-type="float">
            <text:p>0.31199193</text:p>
          </table:table-cell>
          <table:table-cell/>
          <table:table-cell office:value-type="float" office:value="1442890803.55295" calcext:value-type="float">
            <text:p>1442890803.55295</text:p>
          </table:table-cell>
          <table:table-cell table:formula="of:=[.J1012]-[.$B1012]" office:value-type="float" office:value="0.315045833587646" calcext:value-type="float">
            <text:p>0.3150458336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890803.24755" calcext:value-type="float">
            <text:p>1442890803.24755</text:p>
          </table:table-cell>
          <table:table-cell office:value-type="float" office:value="896" calcext:value-type="float">
            <text:p>896</text:p>
          </table:table-cell>
          <table:table-cell table:formula="of:=[.B1013]-[.B$2]" office:value-type="float" office:value="34.3502833843231" calcext:value-type="float">
            <text:p>34.3502833843</text:p>
          </table:table-cell>
          <table:table-cell table:formula="of:=[.C1013]/([.D1013]-[.D1012])" office:value-type="float" office:value="92845.2302295131" calcext:value-type="float">
            <text:p>92845.2302295131</text:p>
          </table:table-cell>
          <table:table-cell/>
          <table:table-cell office:value-type="float" office:value="1442890803.54992" calcext:value-type="float">
            <text:p>1442890803.54992</text:p>
          </table:table-cell>
          <table:table-cell table:formula="of:=[.G1013]-[.$B1013]" office:value-type="float" office:value="0.30236554145813" calcext:value-type="float">
            <text:p>0.3023655415</text:p>
          </table:table-cell>
          <table:table-cell/>
          <table:table-cell office:value-type="float" office:value="1442890803.55605" calcext:value-type="float">
            <text:p>1442890803.55605</text:p>
          </table:table-cell>
          <table:table-cell table:formula="of:=[.J1013]-[.$B1013]" office:value-type="float" office:value="0.308498382568359" calcext:value-type="float">
            <text:p>0.308498382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890803.25725" calcext:value-type="float">
            <text:p>1442890803.25725</text:p>
          </table:table-cell>
          <table:table-cell office:value-type="float" office:value="896" calcext:value-type="float">
            <text:p>896</text:p>
          </table:table-cell>
          <table:table-cell table:formula="of:=[.B1014]-[.B$2]" office:value-type="float" office:value="34.3599786758423" calcext:value-type="float">
            <text:p>34.3599786758</text:p>
          </table:table-cell>
          <table:table-cell table:formula="of:=[.C1014]/([.D1014]-[.D1013])" office:value-type="float" office:value="92415.99370466" calcext:value-type="float">
            <text:p>92415.99370466</text:p>
          </table:table-cell>
          <table:table-cell/>
          <table:table-cell office:value-type="float" office:value="1442890803.54994" calcext:value-type="float">
            <text:p>1442890803.54994</text:p>
          </table:table-cell>
          <table:table-cell table:formula="of:=[.G1014]-[.$B1014]" office:value-type="float" office:value="0.292690515518188" calcext:value-type="float">
            <text:p>0.2926905155</text:p>
          </table:table-cell>
          <table:table-cell/>
          <table:table-cell office:value-type="float" office:value="1442890803.55915" calcext:value-type="float">
            <text:p>1442890803.55915</text:p>
          </table:table-cell>
          <table:table-cell table:formula="of:=[.J1014]-[.$B1014]" office:value-type="float" office:value="0.301902532577515" calcext:value-type="float">
            <text:p>0.301902532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890803.2669" calcext:value-type="float">
            <text:p>1442890803.2669</text:p>
          </table:table-cell>
          <table:table-cell office:value-type="float" office:value="896" calcext:value-type="float">
            <text:p>896</text:p>
          </table:table-cell>
          <table:table-cell table:formula="of:=[.B1015]-[.B$2]" office:value-type="float" office:value="34.3696293830872" calcext:value-type="float">
            <text:p>34.3696293831</text:p>
          </table:table-cell>
          <table:table-cell table:formula="of:=[.C1015]/([.D1015]-[.D1014])" office:value-type="float" office:value="92842.9365087208" calcext:value-type="float">
            <text:p>92842.9365087208</text:p>
          </table:table-cell>
          <table:table-cell/>
          <table:table-cell office:value-type="float" office:value="1442890803.54996" calcext:value-type="float">
            <text:p>1442890803.54996</text:p>
          </table:table-cell>
          <table:table-cell table:formula="of:=[.G1015]-[.$B1015]" office:value-type="float" office:value="0.283060073852539" calcext:value-type="float">
            <text:p>0.2830600739</text:p>
          </table:table-cell>
          <table:table-cell/>
          <table:table-cell office:value-type="float" office:value="1442890803.56228" calcext:value-type="float">
            <text:p>1442890803.56228</text:p>
          </table:table-cell>
          <table:table-cell table:formula="of:=[.J1015]-[.$B1015]" office:value-type="float" office:value="0.295382261276245" calcext:value-type="float">
            <text:p>0.2953822613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890803.27661" calcext:value-type="float">
            <text:p>1442890803.27661</text:p>
          </table:table-cell>
          <table:table-cell office:value-type="float" office:value="896" calcext:value-type="float">
            <text:p>896</text:p>
          </table:table-cell>
          <table:table-cell table:formula="of:=[.B1016]-[.B$2]" office:value-type="float" office:value="34.3793423175812" calcext:value-type="float">
            <text:p>34.3793423176</text:p>
          </table:table-cell>
          <table:table-cell table:formula="of:=[.C1016]/([.D1016]-[.D1015])" office:value-type="float" office:value="92248.1254817251" calcext:value-type="float">
            <text:p>92248.1254817251</text:p>
          </table:table-cell>
          <table:table-cell/>
          <table:table-cell office:value-type="float" office:value="1442890803.54998" calcext:value-type="float">
            <text:p>1442890803.54998</text:p>
          </table:table-cell>
          <table:table-cell table:formula="of:=[.G1016]-[.$B1016]" office:value-type="float" office:value="0.273368120193481" calcext:value-type="float">
            <text:p>0.2733681202</text:p>
          </table:table-cell>
          <table:table-cell/>
          <table:table-cell office:value-type="float" office:value="1442890803.56539" calcext:value-type="float">
            <text:p>1442890803.56539</text:p>
          </table:table-cell>
          <table:table-cell table:formula="of:=[.J1016]-[.$B1016]" office:value-type="float" office:value="0.288775444030762" calcext:value-type="float">
            <text:p>0.28877544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890803.28627" calcext:value-type="float">
            <text:p>1442890803.28627</text:p>
          </table:table-cell>
          <table:table-cell office:value-type="float" office:value="896" calcext:value-type="float">
            <text:p>896</text:p>
          </table:table-cell>
          <table:table-cell table:formula="of:=[.B1017]-[.B$2]" office:value-type="float" office:value="34.3890011310577" calcext:value-type="float">
            <text:p>34.3890011311</text:p>
          </table:table-cell>
          <table:table-cell table:formula="of:=[.C1017]/([.D1017]-[.D1016])" office:value-type="float" office:value="92765.0173775671" calcext:value-type="float">
            <text:p>92765.0173775671</text:p>
          </table:table-cell>
          <table:table-cell/>
          <table:table-cell office:value-type="float" office:value="1442890803.55" calcext:value-type="float">
            <text:p>1442890803.55</text:p>
          </table:table-cell>
          <table:table-cell table:formula="of:=[.G1017]-[.$B1017]" office:value-type="float" office:value="0.263729572296143" calcext:value-type="float">
            <text:p>0.2637295723</text:p>
          </table:table-cell>
          <table:table-cell/>
          <table:table-cell office:value-type="float" office:value="1442890803.56851" calcext:value-type="float">
            <text:p>1442890803.56851</text:p>
          </table:table-cell>
          <table:table-cell table:formula="of:=[.J1017]-[.$B1017]" office:value-type="float" office:value="0.282238006591797" calcext:value-type="float">
            <text:p>0.2822380066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890803.2959" calcext:value-type="float">
            <text:p>1442890803.2959</text:p>
          </table:table-cell>
          <table:table-cell office:value-type="float" office:value="896" calcext:value-type="float">
            <text:p>896</text:p>
          </table:table-cell>
          <table:table-cell table:formula="of:=[.B1018]-[.B$2]" office:value-type="float" office:value="34.3986258506775" calcext:value-type="float">
            <text:p>34.3986258507</text:p>
          </table:table-cell>
          <table:table-cell table:formula="of:=[.C1018]/([.D1018]-[.D1017])" office:value-type="float" office:value="93093.6209467661" calcext:value-type="float">
            <text:p>93093.6209467661</text:p>
          </table:table-cell>
          <table:table-cell/>
          <table:table-cell office:value-type="float" office:value="1442890803.55002" calcext:value-type="float">
            <text:p>1442890803.55002</text:p>
          </table:table-cell>
          <table:table-cell table:formula="of:=[.G1018]-[.$B1018]" office:value-type="float" office:value="0.254124641418457" calcext:value-type="float">
            <text:p>0.2541246414</text:p>
          </table:table-cell>
          <table:table-cell/>
          <table:table-cell office:value-type="float" office:value="1442890803.5716" calcext:value-type="float">
            <text:p>1442890803.5716</text:p>
          </table:table-cell>
          <table:table-cell table:formula="of:=[.J1018]-[.$B1018]" office:value-type="float" office:value="0.275708198547363" calcext:value-type="float">
            <text:p>0.275708198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890803.30553" calcext:value-type="float">
            <text:p>1442890803.30553</text:p>
          </table:table-cell>
          <table:table-cell office:value-type="float" office:value="896" calcext:value-type="float">
            <text:p>896</text:p>
          </table:table-cell>
          <table:table-cell table:formula="of:=[.B1019]-[.B$2]" office:value-type="float" office:value="34.4082562923431" calcext:value-type="float">
            <text:p>34.4082562923</text:p>
          </table:table-cell>
          <table:table-cell table:formula="of:=[.C1019]/([.D1019]-[.D1018])" office:value-type="float" office:value="93038.3082217216" calcext:value-type="float">
            <text:p>93038.3082217216</text:p>
          </table:table-cell>
          <table:table-cell/>
          <table:table-cell office:value-type="float" office:value="1442890803.55004" calcext:value-type="float">
            <text:p>1442890803.55004</text:p>
          </table:table-cell>
          <table:table-cell table:formula="of:=[.G1019]-[.$B1019]" office:value-type="float" office:value="0.244517087936401" calcext:value-type="float">
            <text:p>0.2445170879</text:p>
          </table:table-cell>
          <table:table-cell/>
          <table:table-cell office:value-type="float" office:value="1442890803.57473" calcext:value-type="float">
            <text:p>1442890803.57473</text:p>
          </table:table-cell>
          <table:table-cell table:formula="of:=[.J1019]-[.$B1019]" office:value-type="float" office:value="0.269206762313843" calcext:value-type="float">
            <text:p>0.2692067623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890803.31521" calcext:value-type="float">
            <text:p>1442890803.31521</text:p>
          </table:table-cell>
          <table:table-cell office:value-type="float" office:value="896" calcext:value-type="float">
            <text:p>896</text:p>
          </table:table-cell>
          <table:table-cell table:formula="of:=[.B1020]-[.B$2]" office:value-type="float" office:value="34.4179441928864" calcext:value-type="float">
            <text:p>34.4179441929</text:p>
          </table:table-cell>
          <table:table-cell table:formula="of:=[.C1020]/([.D1020]-[.D1019])" office:value-type="float" office:value="92486.4985972338" calcext:value-type="float">
            <text:p>92486.4985972338</text:p>
          </table:table-cell>
          <table:table-cell/>
          <table:table-cell office:value-type="float" office:value="1442890803.55006" calcext:value-type="float">
            <text:p>1442890803.55006</text:p>
          </table:table-cell>
          <table:table-cell table:formula="of:=[.G1020]-[.$B1020]" office:value-type="float" office:value="0.234849214553833" calcext:value-type="float">
            <text:p>0.2348492146</text:p>
          </table:table-cell>
          <table:table-cell/>
          <table:table-cell office:value-type="float" office:value="1442890803.57783" calcext:value-type="float">
            <text:p>1442890803.57783</text:p>
          </table:table-cell>
          <table:table-cell table:formula="of:=[.J1020]-[.$B1020]" office:value-type="float" office:value="0.262613534927368" calcext:value-type="float">
            <text:p>0.2626135349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890803.32482" calcext:value-type="float">
            <text:p>1442890803.32482</text:p>
          </table:table-cell>
          <table:table-cell office:value-type="float" office:value="896" calcext:value-type="float">
            <text:p>896</text:p>
          </table:table-cell>
          <table:table-cell table:formula="of:=[.B1021]-[.B$2]" office:value-type="float" office:value="34.4275467395782" calcext:value-type="float">
            <text:p>34.4275467396</text:p>
          </table:table-cell>
          <table:table-cell table:formula="of:=[.C1021]/([.D1021]-[.D1020])" office:value-type="float" office:value="93308.5803952726" calcext:value-type="float">
            <text:p>93308.5803952726</text:p>
          </table:table-cell>
          <table:table-cell/>
          <table:table-cell office:value-type="float" office:value="1442890803.55008" calcext:value-type="float">
            <text:p>1442890803.55008</text:p>
          </table:table-cell>
          <table:table-cell table:formula="of:=[.G1021]-[.$B1021]" office:value-type="float" office:value="0.225266456604004" calcext:value-type="float">
            <text:p>0.2252664566</text:p>
          </table:table-cell>
          <table:table-cell/>
          <table:table-cell office:value-type="float" office:value="1442890803.58093" calcext:value-type="float">
            <text:p>1442890803.58093</text:p>
          </table:table-cell>
          <table:table-cell table:formula="of:=[.J1021]-[.$B1021]" office:value-type="float" office:value="0.256110668182373" calcext:value-type="float">
            <text:p>0.2561106682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890803.33451" calcext:value-type="float">
            <text:p>1442890803.33451</text:p>
          </table:table-cell>
          <table:table-cell office:value-type="float" office:value="896" calcext:value-type="float">
            <text:p>896</text:p>
          </table:table-cell>
          <table:table-cell table:formula="of:=[.B1022]-[.B$2]" office:value-type="float" office:value="34.4372425079346" calcext:value-type="float">
            <text:p>34.4372425079</text:p>
          </table:table-cell>
          <table:table-cell table:formula="of:=[.C1022]/([.D1022]-[.D1021])" office:value-type="float" office:value="92411.4486930435" calcext:value-type="float">
            <text:p>92411.4486930435</text:p>
          </table:table-cell>
          <table:table-cell/>
          <table:table-cell office:value-type="float" office:value="1442890803.5501" calcext:value-type="float">
            <text:p>1442890803.5501</text:p>
          </table:table-cell>
          <table:table-cell table:formula="of:=[.G1022]-[.$B1022]" office:value-type="float" office:value="0.215590238571167" calcext:value-type="float">
            <text:p>0.2155902386</text:p>
          </table:table-cell>
          <table:table-cell/>
          <table:table-cell office:value-type="float" office:value="1442890803.58406" calcext:value-type="float">
            <text:p>1442890803.58406</text:p>
          </table:table-cell>
          <table:table-cell table:formula="of:=[.J1022]-[.$B1022]" office:value-type="float" office:value="0.249545335769653" calcext:value-type="float">
            <text:p>0.2495453358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890803.3442" calcext:value-type="float">
            <text:p>1442890803.3442</text:p>
          </table:table-cell>
          <table:table-cell office:value-type="float" office:value="896" calcext:value-type="float">
            <text:p>896</text:p>
          </table:table-cell>
          <table:table-cell table:formula="of:=[.B1023]-[.B$2]" office:value-type="float" office:value="34.446928024292" calcext:value-type="float">
            <text:p>34.4469280243</text:p>
          </table:table-cell>
          <table:table-cell table:formula="of:=[.C1023]/([.D1023]-[.D1022])" office:value-type="float" office:value="92509.2650649862" calcext:value-type="float">
            <text:p>92509.2650649862</text:p>
          </table:table-cell>
          <table:table-cell/>
          <table:table-cell office:value-type="float" office:value="1442890803.63268" calcext:value-type="float">
            <text:p>1442890803.63268</text:p>
          </table:table-cell>
          <table:table-cell table:formula="of:=[.G1023]-[.$B1023]" office:value-type="float" office:value="0.288484334945679" calcext:value-type="float">
            <text:p>0.2884843349</text:p>
          </table:table-cell>
          <table:table-cell/>
          <table:table-cell office:value-type="float" office:value="1442890803.63275" calcext:value-type="float">
            <text:p>1442890803.63275</text:p>
          </table:table-cell>
          <table:table-cell table:formula="of:=[.J1023]-[.$B1023]" office:value-type="float" office:value="0.288554191589355" calcext:value-type="float">
            <text:p>0.2885541916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890803.35391" calcext:value-type="float">
            <text:p>1442890803.35391</text:p>
          </table:table-cell>
          <table:table-cell office:value-type="float" office:value="896" calcext:value-type="float">
            <text:p>896</text:p>
          </table:table-cell>
          <table:table-cell table:formula="of:=[.B1024]-[.B$2]" office:value-type="float" office:value="34.4566359519958" calcext:value-type="float">
            <text:p>34.456635952</text:p>
          </table:table-cell>
          <table:table-cell table:formula="of:=[.C1024]/([.D1024]-[.D1023])" office:value-type="float" office:value="92295.7017535242" calcext:value-type="float">
            <text:p>92295.7017535242</text:p>
          </table:table-cell>
          <table:table-cell/>
          <table:table-cell office:value-type="float" office:value="1442890803.63282" calcext:value-type="float">
            <text:p>1442890803.63282</text:p>
          </table:table-cell>
          <table:table-cell table:formula="of:=[.G1024]-[.$B1024]" office:value-type="float" office:value="0.27891731262207" calcext:value-type="float">
            <text:p>0.2789173126</text:p>
          </table:table-cell>
          <table:table-cell/>
          <table:table-cell office:value-type="float" office:value="1442890803.63587" calcext:value-type="float">
            <text:p>1442890803.63587</text:p>
          </table:table-cell>
          <table:table-cell table:formula="of:=[.J1024]-[.$B1024]" office:value-type="float" office:value="0.281964302062988" calcext:value-type="float">
            <text:p>0.2819643021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890803.36356" calcext:value-type="float">
            <text:p>1442890803.36356</text:p>
          </table:table-cell>
          <table:table-cell office:value-type="float" office:value="896" calcext:value-type="float">
            <text:p>896</text:p>
          </table:table-cell>
          <table:table-cell table:formula="of:=[.B1025]-[.B$2]" office:value-type="float" office:value="34.4662880897522" calcext:value-type="float">
            <text:p>34.4662880898</text:p>
          </table:table-cell>
          <table:table-cell table:formula="of:=[.C1025]/([.D1025]-[.D1024])" office:value-type="float" office:value="92829.1765635807" calcext:value-type="float">
            <text:p>92829.1765635807</text:p>
          </table:table-cell>
          <table:table-cell/>
          <table:table-cell office:value-type="float" office:value="1442890803.63285" calcext:value-type="float">
            <text:p>1442890803.63285</text:p>
          </table:table-cell>
          <table:table-cell table:formula="of:=[.G1025]-[.$B1025]" office:value-type="float" office:value="0.269290208816528" calcext:value-type="float">
            <text:p>0.2692902088</text:p>
          </table:table-cell>
          <table:table-cell/>
          <table:table-cell office:value-type="float" office:value="1442890803.63899" calcext:value-type="float">
            <text:p>1442890803.63899</text:p>
          </table:table-cell>
          <table:table-cell table:formula="of:=[.J1025]-[.$B1025]" office:value-type="float" office:value="0.275434017181396" calcext:value-type="float">
            <text:p>0.275434017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890803.37322" calcext:value-type="float">
            <text:p>1442890803.37322</text:p>
          </table:table-cell>
          <table:table-cell office:value-type="float" office:value="896" calcext:value-type="float">
            <text:p>896</text:p>
          </table:table-cell>
          <table:table-cell table:formula="of:=[.B1026]-[.B$2]" office:value-type="float" office:value="34.4759464263916" calcext:value-type="float">
            <text:p>34.4759464264</text:p>
          </table:table-cell>
          <table:table-cell table:formula="of:=[.C1026]/([.D1026]-[.D1025])" office:value-type="float" office:value="92769.5972352506" calcext:value-type="float">
            <text:p>92769.5972352506</text:p>
          </table:table-cell>
          <table:table-cell/>
          <table:table-cell office:value-type="float" office:value="1442890803.63287" calcext:value-type="float">
            <text:p>1442890803.63287</text:p>
          </table:table-cell>
          <table:table-cell table:formula="of:=[.G1026]-[.$B1026]" office:value-type="float" office:value="0.259655237197876" calcext:value-type="float">
            <text:p>0.2596552372</text:p>
          </table:table-cell>
          <table:table-cell/>
          <table:table-cell office:value-type="float" office:value="1442890803.64211" calcext:value-type="float">
            <text:p>1442890803.64211</text:p>
          </table:table-cell>
          <table:table-cell table:formula="of:=[.J1026]-[.$B1026]" office:value-type="float" office:value="0.268895149230957" calcext:value-type="float">
            <text:p>0.2688951492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890803.38246" calcext:value-type="float">
            <text:p>1442890803.38246</text:p>
          </table:table-cell>
          <table:table-cell office:value-type="float" office:value="896" calcext:value-type="float">
            <text:p>896</text:p>
          </table:table-cell>
          <table:table-cell table:formula="of:=[.B1027]-[.B$2]" office:value-type="float" office:value="34.4851861000061" calcext:value-type="float">
            <text:p>34.4851861</text:p>
          </table:table-cell>
          <table:table-cell table:formula="of:=[.C1027]/([.D1027]-[.D1026])" office:value-type="float" office:value="96973.1223615627" calcext:value-type="float">
            <text:p>96973.1223615627</text:p>
          </table:table-cell>
          <table:table-cell/>
          <table:table-cell office:value-type="float" office:value="1442890803.63289" calcext:value-type="float">
            <text:p>1442890803.63289</text:p>
          </table:table-cell>
          <table:table-cell table:formula="of:=[.G1027]-[.$B1027]" office:value-type="float" office:value="0.250437259674072" calcext:value-type="float">
            <text:p>0.2504372597</text:p>
          </table:table-cell>
          <table:table-cell/>
          <table:table-cell office:value-type="float" office:value="1442890803.64528" calcext:value-type="float">
            <text:p>1442890803.64528</text:p>
          </table:table-cell>
          <table:table-cell table:formula="of:=[.J1027]-[.$B1027]" office:value-type="float" office:value="0.262822866439819" calcext:value-type="float">
            <text:p>0.2628228664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890803.39207" calcext:value-type="float">
            <text:p>1442890803.39207</text:p>
          </table:table-cell>
          <table:table-cell office:value-type="float" office:value="896" calcext:value-type="float">
            <text:p>896</text:p>
          </table:table-cell>
          <table:table-cell table:formula="of:=[.B1028]-[.B$2]" office:value-type="float" office:value="34.4948048591614" calcext:value-type="float">
            <text:p>34.4948048592</text:p>
          </table:table-cell>
          <table:table-cell table:formula="of:=[.C1028]/([.D1028]-[.D1027])" office:value-type="float" office:value="93151.3083482054" calcext:value-type="float">
            <text:p>93151.3083482054</text:p>
          </table:table-cell>
          <table:table-cell/>
          <table:table-cell office:value-type="float" office:value="1442890803.63292" calcext:value-type="float">
            <text:p>1442890803.63292</text:p>
          </table:table-cell>
          <table:table-cell table:formula="of:=[.G1028]-[.$B1028]" office:value-type="float" office:value="0.240841388702393" calcext:value-type="float">
            <text:p>0.2408413887</text:p>
          </table:table-cell>
          <table:table-cell/>
          <table:table-cell office:value-type="float" office:value="1442890803.6484" calcext:value-type="float">
            <text:p>1442890803.6484</text:p>
          </table:table-cell>
          <table:table-cell table:formula="of:=[.J1028]-[.$B1028]" office:value-type="float" office:value="0.256325483322144" calcext:value-type="float">
            <text:p>0.2563254833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890803.40172" calcext:value-type="float">
            <text:p>1442890803.40172</text:p>
          </table:table-cell>
          <table:table-cell office:value-type="float" office:value="896" calcext:value-type="float">
            <text:p>896</text:p>
          </table:table-cell>
          <table:table-cell table:formula="of:=[.B1029]-[.B$2]" office:value-type="float" office:value="34.5044474601746" calcext:value-type="float">
            <text:p>34.5044474602</text:p>
          </table:table-cell>
          <table:table-cell table:formula="of:=[.C1029]/([.D1029]-[.D1028])" office:value-type="float" office:value="92920.9866482049" calcext:value-type="float">
            <text:p>92920.9866482049</text:p>
          </table:table-cell>
          <table:table-cell/>
          <table:table-cell office:value-type="float" office:value="1442890803.63294" calcext:value-type="float">
            <text:p>1442890803.63294</text:p>
          </table:table-cell>
          <table:table-cell table:formula="of:=[.G1029]-[.$B1029]" office:value-type="float" office:value="0.231220245361328" calcext:value-type="float">
            <text:p>0.2312202454</text:p>
          </table:table-cell>
          <table:table-cell/>
          <table:table-cell office:value-type="float" office:value="1442890803.65153" calcext:value-type="float">
            <text:p>1442890803.65153</text:p>
          </table:table-cell>
          <table:table-cell table:formula="of:=[.J1029]-[.$B1029]" office:value-type="float" office:value="0.249812841415405" calcext:value-type="float">
            <text:p>0.2498128414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890803.41133" calcext:value-type="float">
            <text:p>1442890803.41133</text:p>
          </table:table-cell>
          <table:table-cell office:value-type="float" office:value="896" calcext:value-type="float">
            <text:p>896</text:p>
          </table:table-cell>
          <table:table-cell table:formula="of:=[.B1030]-[.B$2]" office:value-type="float" office:value="34.514062166214" calcext:value-type="float">
            <text:p>34.5140621662</text:p>
          </table:table-cell>
          <table:table-cell table:formula="of:=[.C1030]/([.D1030]-[.D1029])" office:value-type="float" office:value="93190.5766360007" calcext:value-type="float">
            <text:p>93190.5766360007</text:p>
          </table:table-cell>
          <table:table-cell/>
          <table:table-cell office:value-type="float" office:value="1442890803.63296" calcext:value-type="float">
            <text:p>1442890803.63296</text:p>
          </table:table-cell>
          <table:table-cell table:formula="of:=[.G1030]-[.$B1030]" office:value-type="float" office:value="0.221626996994019" calcext:value-type="float">
            <text:p>0.221626997</text:p>
          </table:table-cell>
          <table:table-cell/>
          <table:table-cell office:value-type="float" office:value="1442890803.65465" calcext:value-type="float">
            <text:p>1442890803.65465</text:p>
          </table:table-cell>
          <table:table-cell table:formula="of:=[.J1030]-[.$B1030]" office:value-type="float" office:value="0.243317604064941" calcext:value-type="float">
            <text:p>0.2433176041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890803.421" calcext:value-type="float">
            <text:p>1442890803.421</text:p>
          </table:table-cell>
          <table:table-cell office:value-type="float" office:value="896" calcext:value-type="float">
            <text:p>896</text:p>
          </table:table-cell>
          <table:table-cell table:formula="of:=[.B1031]-[.B$2]" office:value-type="float" office:value="34.5237312316895" calcext:value-type="float">
            <text:p>34.5237312317</text:p>
          </table:table-cell>
          <table:table-cell table:formula="of:=[.C1031]/([.D1031]-[.D1030])" office:value-type="float" office:value="92666.6596967082" calcext:value-type="float">
            <text:p>92666.6596967082</text:p>
          </table:table-cell>
          <table:table-cell/>
          <table:table-cell office:value-type="float" office:value="1442890803.63298" calcext:value-type="float">
            <text:p>1442890803.63298</text:p>
          </table:table-cell>
          <table:table-cell table:formula="of:=[.G1031]-[.$B1031]" office:value-type="float" office:value="0.211979627609253" calcext:value-type="float">
            <text:p>0.2119796276</text:p>
          </table:table-cell>
          <table:table-cell/>
          <table:table-cell office:value-type="float" office:value="1442890803.6578" calcext:value-type="float">
            <text:p>1442890803.6578</text:p>
          </table:table-cell>
          <table:table-cell table:formula="of:=[.J1031]-[.$B1031]" office:value-type="float" office:value="0.236798524856567" calcext:value-type="float">
            <text:p>0.236798524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890803.43065" calcext:value-type="float">
            <text:p>1442890803.43065</text:p>
          </table:table-cell>
          <table:table-cell office:value-type="float" office:value="896" calcext:value-type="float">
            <text:p>896</text:p>
          </table:table-cell>
          <table:table-cell table:formula="of:=[.B1032]-[.B$2]" office:value-type="float" office:value="34.5333831310272" calcext:value-type="float">
            <text:p>34.533383131</text:p>
          </table:table-cell>
          <table:table-cell table:formula="of:=[.C1032]/([.D1032]-[.D1031])" office:value-type="float" office:value="92831.4696045254" calcext:value-type="float">
            <text:p>92831.4696045254</text:p>
          </table:table-cell>
          <table:table-cell/>
          <table:table-cell office:value-type="float" office:value="1442890803.75207" calcext:value-type="float">
            <text:p>1442890803.75207</text:p>
          </table:table-cell>
          <table:table-cell table:formula="of:=[.G1032]-[.$B1032]" office:value-type="float" office:value="0.321412324905395" calcext:value-type="float">
            <text:p>0.3214123249</text:p>
          </table:table-cell>
          <table:table-cell/>
          <table:table-cell office:value-type="float" office:value="1442890803.75211" calcext:value-type="float">
            <text:p>1442890803.75211</text:p>
          </table:table-cell>
          <table:table-cell table:formula="of:=[.J1032]-[.$B1032]" office:value-type="float" office:value="0.321454763412476" calcext:value-type="float">
            <text:p>0.3214547634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890803.44031" calcext:value-type="float">
            <text:p>1442890803.44031</text:p>
          </table:table-cell>
          <table:table-cell office:value-type="float" office:value="896" calcext:value-type="float">
            <text:p>896</text:p>
          </table:table-cell>
          <table:table-cell table:formula="of:=[.B1033]-[.B$2]" office:value-type="float" office:value="34.5430402755737" calcext:value-type="float">
            <text:p>34.5430402756</text:p>
          </table:table-cell>
          <table:table-cell table:formula="of:=[.C1033]/([.D1033]-[.D1032])" office:value-type="float" office:value="92781.0488581657" calcext:value-type="float">
            <text:p>92781.0488581657</text:p>
          </table:table-cell>
          <table:table-cell/>
          <table:table-cell office:value-type="float" office:value="1442890803.75216" calcext:value-type="float">
            <text:p>1442890803.75216</text:p>
          </table:table-cell>
          <table:table-cell table:formula="of:=[.G1033]-[.$B1033]" office:value-type="float" office:value="0.311845541000366" calcext:value-type="float">
            <text:p>0.311845541</text:p>
          </table:table-cell>
          <table:table-cell/>
          <table:table-cell office:value-type="float" office:value="1442890803.75523" calcext:value-type="float">
            <text:p>1442890803.75523</text:p>
          </table:table-cell>
          <table:table-cell table:formula="of:=[.J1033]-[.$B1033]" office:value-type="float" office:value="0.314917087554932" calcext:value-type="float">
            <text:p>0.314917087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890803.44999" calcext:value-type="float">
            <text:p>1442890803.44999</text:p>
          </table:table-cell>
          <table:table-cell office:value-type="float" office:value="896" calcext:value-type="float">
            <text:p>896</text:p>
          </table:table-cell>
          <table:table-cell table:formula="of:=[.B1034]-[.B$2]" office:value-type="float" office:value="34.5527186393738" calcext:value-type="float">
            <text:p>34.5527186394</text:p>
          </table:table-cell>
          <table:table-cell table:formula="of:=[.C1034]/([.D1034]-[.D1033])" office:value-type="float" office:value="92577.6317682416" calcext:value-type="float">
            <text:p>92577.6317682416</text:p>
          </table:table-cell>
          <table:table-cell/>
          <table:table-cell office:value-type="float" office:value="1442890803.75218" calcext:value-type="float">
            <text:p>1442890803.75218</text:p>
          </table:table-cell>
          <table:table-cell table:formula="of:=[.G1034]-[.$B1034]" office:value-type="float" office:value="0.302191495895386" calcext:value-type="float">
            <text:p>0.3021914959</text:p>
          </table:table-cell>
          <table:table-cell/>
          <table:table-cell office:value-type="float" office:value="1442890803.75835" calcext:value-type="float">
            <text:p>1442890803.75835</text:p>
          </table:table-cell>
          <table:table-cell table:formula="of:=[.J1034]-[.$B1034]" office:value-type="float" office:value="0.308359384536743" calcext:value-type="float">
            <text:p>0.3083593845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890803.45968" calcext:value-type="float">
            <text:p>1442890803.45968</text:p>
          </table:table-cell>
          <table:table-cell office:value-type="float" office:value="896" calcext:value-type="float">
            <text:p>896</text:p>
          </table:table-cell>
          <table:table-cell table:formula="of:=[.B1035]-[.B$2]" office:value-type="float" office:value="34.5624096393585" calcext:value-type="float">
            <text:p>34.5624096394</text:p>
          </table:table-cell>
          <table:table-cell table:formula="of:=[.C1035]/([.D1035]-[.D1034])" office:value-type="float" office:value="92456.9189362069" calcext:value-type="float">
            <text:p>92456.9189362069</text:p>
          </table:table-cell>
          <table:table-cell/>
          <table:table-cell office:value-type="float" office:value="1442890803.7522" calcext:value-type="float">
            <text:p>1442890803.7522</text:p>
          </table:table-cell>
          <table:table-cell table:formula="of:=[.G1035]-[.$B1035]" office:value-type="float" office:value="0.292522430419922" calcext:value-type="float">
            <text:p>0.2925224304</text:p>
          </table:table-cell>
          <table:table-cell/>
          <table:table-cell office:value-type="float" office:value="1442890803.7615" calcext:value-type="float">
            <text:p>1442890803.7615</text:p>
          </table:table-cell>
          <table:table-cell table:formula="of:=[.J1035]-[.$B1035]" office:value-type="float" office:value="0.301820039749145" calcext:value-type="float">
            <text:p>0.3018200397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890803.46934" calcext:value-type="float">
            <text:p>1442890803.46934</text:p>
          </table:table-cell>
          <table:table-cell office:value-type="float" office:value="896" calcext:value-type="float">
            <text:p>896</text:p>
          </table:table-cell>
          <table:table-cell table:formula="of:=[.B1036]-[.B$2]" office:value-type="float" office:value="34.5720691680908" calcext:value-type="float">
            <text:p>34.5720691681</text:p>
          </table:table-cell>
          <table:table-cell table:formula="of:=[.C1036]/([.D1036]-[.D1035])" office:value-type="float" office:value="92758.1484388498" calcext:value-type="float">
            <text:p>92758.1484388498</text:p>
          </table:table-cell>
          <table:table-cell/>
          <table:table-cell office:value-type="float" office:value="1442890803.75222" calcext:value-type="float">
            <text:p>1442890803.75222</text:p>
          </table:table-cell>
          <table:table-cell table:formula="of:=[.G1036]-[.$B1036]" office:value-type="float" office:value="0.282885074615479" calcext:value-type="float">
            <text:p>0.2828850746</text:p>
          </table:table-cell>
          <table:table-cell/>
          <table:table-cell office:value-type="float" office:value="1442890803.76463" calcext:value-type="float">
            <text:p>1442890803.76463</text:p>
          </table:table-cell>
          <table:table-cell table:formula="of:=[.J1036]-[.$B1036]" office:value-type="float" office:value="0.295289993286133" calcext:value-type="float">
            <text:p>0.2952899933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890803.47901" calcext:value-type="float">
            <text:p>1442890803.47901</text:p>
          </table:table-cell>
          <table:table-cell office:value-type="float" office:value="896" calcext:value-type="float">
            <text:p>896</text:p>
          </table:table-cell>
          <table:table-cell table:formula="of:=[.B1037]-[.B$2]" office:value-type="float" office:value="34.5817358493805" calcext:value-type="float">
            <text:p>34.5817358494</text:p>
          </table:table-cell>
          <table:table-cell table:formula="of:=[.C1037]/([.D1037]-[.D1036])" office:value-type="float" office:value="92689.5149586879" calcext:value-type="float">
            <text:p>92689.5149586879</text:p>
          </table:table-cell>
          <table:table-cell/>
          <table:table-cell office:value-type="float" office:value="1442890803.75225" calcext:value-type="float">
            <text:p>1442890803.75225</text:p>
          </table:table-cell>
          <table:table-cell table:formula="of:=[.G1037]-[.$B1037]" office:value-type="float" office:value="0.273242235183716" calcext:value-type="float">
            <text:p>0.2732422352</text:p>
          </table:table-cell>
          <table:table-cell/>
          <table:table-cell office:value-type="float" office:value="1442890803.76779" calcext:value-type="float">
            <text:p>1442890803.76779</text:p>
          </table:table-cell>
          <table:table-cell table:formula="of:=[.J1037]-[.$B1037]" office:value-type="float" office:value="0.288787126541138" calcext:value-type="float">
            <text:p>0.2887871265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890803.48861" calcext:value-type="float">
            <text:p>1442890803.48861</text:p>
          </table:table-cell>
          <table:table-cell office:value-type="float" office:value="896" calcext:value-type="float">
            <text:p>896</text:p>
          </table:table-cell>
          <table:table-cell table:formula="of:=[.B1038]-[.B$2]" office:value-type="float" office:value="34.5913445949554" calcext:value-type="float">
            <text:p>34.591344595</text:p>
          </table:table-cell>
          <table:table-cell table:formula="of:=[.C1038]/([.D1038]-[.D1037])" office:value-type="float" office:value="93248.384298546" calcext:value-type="float">
            <text:p>93248.384298546</text:p>
          </table:table-cell>
          <table:table-cell/>
          <table:table-cell office:value-type="float" office:value="1442890803.75227" calcext:value-type="float">
            <text:p>1442890803.75227</text:p>
          </table:table-cell>
          <table:table-cell table:formula="of:=[.G1038]-[.$B1038]" office:value-type="float" office:value="0.263655185699463" calcext:value-type="float">
            <text:p>0.2636551857</text:p>
          </table:table-cell>
          <table:table-cell/>
          <table:table-cell office:value-type="float" office:value="1442890803.77091" calcext:value-type="float">
            <text:p>1442890803.77091</text:p>
          </table:table-cell>
          <table:table-cell table:formula="of:=[.J1038]-[.$B1038]" office:value-type="float" office:value="0.282295703887939" calcext:value-type="float">
            <text:p>0.2822957039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890803.49827" calcext:value-type="float">
            <text:p>1442890803.49827</text:p>
          </table:table-cell>
          <table:table-cell office:value-type="float" office:value="896" calcext:value-type="float">
            <text:p>896</text:p>
          </table:table-cell>
          <table:table-cell table:formula="of:=[.B1039]-[.B$2]" office:value-type="float" office:value="34.6010003089905" calcext:value-type="float">
            <text:p>34.601000309</text:p>
          </table:table-cell>
          <table:table-cell table:formula="of:=[.C1039]/([.D1039]-[.D1038])" office:value-type="float" office:value="92794.7945381368" calcext:value-type="float">
            <text:p>92794.7945381368</text:p>
          </table:table-cell>
          <table:table-cell/>
          <table:table-cell office:value-type="float" office:value="1442890803.75229" calcext:value-type="float">
            <text:p>1442890803.75229</text:p>
          </table:table-cell>
          <table:table-cell table:formula="of:=[.G1039]-[.$B1039]" office:value-type="float" office:value="0.254021883010864" calcext:value-type="float">
            <text:p>0.254021883</text:p>
          </table:table-cell>
          <table:table-cell/>
          <table:table-cell office:value-type="float" office:value="1442890803.77403" calcext:value-type="float">
            <text:p>1442890803.77403</text:p>
          </table:table-cell>
          <table:table-cell table:formula="of:=[.J1039]-[.$B1039]" office:value-type="float" office:value="0.275756597518921" calcext:value-type="float">
            <text:p>0.275756597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890803.50788" calcext:value-type="float">
            <text:p>1442890803.50788</text:p>
          </table:table-cell>
          <table:table-cell office:value-type="float" office:value="896" calcext:value-type="float">
            <text:p>896</text:p>
          </table:table-cell>
          <table:table-cell table:formula="of:=[.B1040]-[.B$2]" office:value-type="float" office:value="34.6106090545654" calcext:value-type="float">
            <text:p>34.6106090546</text:p>
          </table:table-cell>
          <table:table-cell table:formula="of:=[.C1040]/([.D1040]-[.D1039])" office:value-type="float" office:value="93248.384298546" calcext:value-type="float">
            <text:p>93248.384298546</text:p>
          </table:table-cell>
          <table:table-cell/>
          <table:table-cell office:value-type="float" office:value="1442890803.75231" calcext:value-type="float">
            <text:p>1442890803.75231</text:p>
          </table:table-cell>
          <table:table-cell table:formula="of:=[.G1040]-[.$B1040]" office:value-type="float" office:value="0.244434833526611" calcext:value-type="float">
            <text:p>0.2444348335</text:p>
          </table:table-cell>
          <table:table-cell/>
          <table:table-cell office:value-type="float" office:value="1442890803.77712" calcext:value-type="float">
            <text:p>1442890803.77712</text:p>
          </table:table-cell>
          <table:table-cell table:formula="of:=[.J1040]-[.$B1040]" office:value-type="float" office:value="0.269240140914917" calcext:value-type="float">
            <text:p>0.269240140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890803.51751" calcext:value-type="float">
            <text:p>1442890803.51751</text:p>
          </table:table-cell>
          <table:table-cell office:value-type="float" office:value="896" calcext:value-type="float">
            <text:p>896</text:p>
          </table:table-cell>
          <table:table-cell table:formula="of:=[.B1041]-[.B$2]" office:value-type="float" office:value="34.6202354431152" calcext:value-type="float">
            <text:p>34.6202354431</text:p>
          </table:table-cell>
          <table:table-cell table:formula="of:=[.C1041]/([.D1041]-[.D1040])" office:value-type="float" office:value="93077.4812760055" calcext:value-type="float">
            <text:p>93077.4812760055</text:p>
          </table:table-cell>
          <table:table-cell/>
          <table:table-cell office:value-type="float" office:value="1442890803.75234" calcext:value-type="float">
            <text:p>1442890803.75234</text:p>
          </table:table-cell>
          <table:table-cell table:formula="of:=[.G1041]-[.$B1041]" office:value-type="float" office:value="0.234830141067505" calcext:value-type="float">
            <text:p>0.2348301411</text:p>
          </table:table-cell>
          <table:table-cell/>
          <table:table-cell office:value-type="float" office:value="1442890803.78021" calcext:value-type="float">
            <text:p>1442890803.78021</text:p>
          </table:table-cell>
          <table:table-cell table:formula="of:=[.J1041]-[.$B1041]" office:value-type="float" office:value="0.262709140777588" calcext:value-type="float">
            <text:p>0.2627091408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890803.52714" calcext:value-type="float">
            <text:p>1442890803.52714</text:p>
          </table:table-cell>
          <table:table-cell office:value-type="float" office:value="896" calcext:value-type="float">
            <text:p>896</text:p>
          </table:table-cell>
          <table:table-cell table:formula="of:=[.B1042]-[.B$2]" office:value-type="float" office:value="34.6298694610596" calcext:value-type="float">
            <text:p>34.6298694611</text:p>
          </table:table-cell>
          <table:table-cell table:formula="of:=[.C1042]/([.D1042]-[.D1041])" office:value-type="float" office:value="93003.7711344288" calcext:value-type="float">
            <text:p>93003.7711344288</text:p>
          </table:table-cell>
          <table:table-cell/>
          <table:table-cell office:value-type="float" office:value="1442890803.7524" calcext:value-type="float">
            <text:p>1442890803.7524</text:p>
          </table:table-cell>
          <table:table-cell table:formula="of:=[.G1042]-[.$B1042]" office:value-type="float" office:value="0.225263118743896" calcext:value-type="float">
            <text:p>0.2252631187</text:p>
          </table:table-cell>
          <table:table-cell/>
          <table:table-cell office:value-type="float" office:value="1442890803.78331" calcext:value-type="float">
            <text:p>1442890803.78331</text:p>
          </table:table-cell>
          <table:table-cell table:formula="of:=[.J1042]-[.$B1042]" office:value-type="float" office:value="0.256170272827148" calcext:value-type="float">
            <text:p>0.2561702728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890803.53686" calcext:value-type="float">
            <text:p>1442890803.53686</text:p>
          </table:table-cell>
          <table:table-cell office:value-type="float" office:value="896" calcext:value-type="float">
            <text:p>896</text:p>
          </table:table-cell>
          <table:table-cell table:formula="of:=[.B1043]-[.B$2]" office:value-type="float" office:value="34.6395893096924" calcext:value-type="float">
            <text:p>34.6395893097</text:p>
          </table:table-cell>
          <table:table-cell table:formula="of:=[.C1043]/([.D1043]-[.D1042])" office:value-type="float" office:value="92182.5054945055" calcext:value-type="float">
            <text:p>92182.5054945055</text:p>
          </table:table-cell>
          <table:table-cell/>
          <table:table-cell office:value-type="float" office:value="1442890803.75243" calcext:value-type="float">
            <text:p>1442890803.75243</text:p>
          </table:table-cell>
          <table:table-cell table:formula="of:=[.G1043]-[.$B1043]" office:value-type="float" office:value="0.215566873550415" calcext:value-type="float">
            <text:p>0.2155668736</text:p>
          </table:table-cell>
          <table:table-cell/>
          <table:table-cell office:value-type="float" office:value="1442890803.78643" calcext:value-type="float">
            <text:p>1442890803.78643</text:p>
          </table:table-cell>
          <table:table-cell table:formula="of:=[.J1043]-[.$B1043]" office:value-type="float" office:value="0.249567747116089" calcext:value-type="float">
            <text:p>0.249567747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890803.54655" calcext:value-type="float">
            <text:p>1442890803.54655</text:p>
          </table:table-cell>
          <table:table-cell office:value-type="float" office:value="896" calcext:value-type="float">
            <text:p>896</text:p>
          </table:table-cell>
          <table:table-cell table:formula="of:=[.B1044]-[.B$2]" office:value-type="float" office:value="34.6492767333984" calcext:value-type="float">
            <text:p>34.6492767334</text:p>
          </table:table-cell>
          <table:table-cell table:formula="of:=[.C1044]/([.D1044]-[.D1043])" office:value-type="float" office:value="92491.0509942902" calcext:value-type="float">
            <text:p>92491.0509942902</text:p>
          </table:table-cell>
          <table:table-cell/>
          <table:table-cell office:value-type="float" office:value="1442890803.83376" calcext:value-type="float">
            <text:p>1442890803.83376</text:p>
          </table:table-cell>
          <table:table-cell table:formula="of:=[.G1044]-[.$B1044]" office:value-type="float" office:value="0.287214279174805" calcext:value-type="float">
            <text:p>0.2872142792</text:p>
          </table:table-cell>
          <table:table-cell/>
          <table:table-cell office:value-type="float" office:value="1442890803.8338" calcext:value-type="float">
            <text:p>1442890803.8338</text:p>
          </table:table-cell>
          <table:table-cell table:formula="of:=[.J1044]-[.$B1044]" office:value-type="float" office:value="0.287253379821777" calcext:value-type="float">
            <text:p>0.2872533798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890803.55629" calcext:value-type="float">
            <text:p>1442890803.55629</text:p>
          </table:table-cell>
          <table:table-cell office:value-type="float" office:value="896" calcext:value-type="float">
            <text:p>896</text:p>
          </table:table-cell>
          <table:table-cell table:formula="of:=[.B1045]-[.B$2]" office:value-type="float" office:value="34.6590156555176" calcext:value-type="float">
            <text:p>34.6590156555</text:p>
          </table:table-cell>
          <table:table-cell table:formula="of:=[.C1045]/([.D1045]-[.D1044])" office:value-type="float" office:value="92001.9678809244" calcext:value-type="float">
            <text:p>92001.9678809244</text:p>
          </table:table-cell>
          <table:table-cell/>
          <table:table-cell office:value-type="float" office:value="1442890803.83384" calcext:value-type="float">
            <text:p>1442890803.83384</text:p>
          </table:table-cell>
          <table:table-cell table:formula="of:=[.G1045]-[.$B1045]" office:value-type="float" office:value="0.277554988861084" calcext:value-type="float">
            <text:p>0.2775549889</text:p>
          </table:table-cell>
          <table:table-cell/>
          <table:table-cell office:value-type="float" office:value="1442890803.83693" calcext:value-type="float">
            <text:p>1442890803.83693</text:p>
          </table:table-cell>
          <table:table-cell table:formula="of:=[.J1045]-[.$B1045]" office:value-type="float" office:value="0.280640602111816" calcext:value-type="float">
            <text:p>0.280640602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890803.566" calcext:value-type="float">
            <text:p>1442890803.566</text:p>
          </table:table-cell>
          <table:table-cell office:value-type="float" office:value="896" calcext:value-type="float">
            <text:p>896</text:p>
          </table:table-cell>
          <table:table-cell table:formula="of:=[.B1046]-[.B$2]" office:value-type="float" office:value="34.6687347888947" calcext:value-type="float">
            <text:p>34.6687347889</text:p>
          </table:table-cell>
          <table:table-cell table:formula="of:=[.C1046]/([.D1046]-[.D1045])" office:value-type="float" office:value="92189.2894394701" calcext:value-type="float">
            <text:p>92189.2894394701</text:p>
          </table:table-cell>
          <table:table-cell/>
          <table:table-cell office:value-type="float" office:value="1442890803.83386" calcext:value-type="float">
            <text:p>1442890803.83386</text:p>
          </table:table-cell>
          <table:table-cell table:formula="of:=[.G1046]-[.$B1046]" office:value-type="float" office:value="0.267860174179077" calcext:value-type="float">
            <text:p>0.2678601742</text:p>
          </table:table-cell>
          <table:table-cell/>
          <table:table-cell office:value-type="float" office:value="1442890803.84005" calcext:value-type="float">
            <text:p>1442890803.84005</text:p>
          </table:table-cell>
          <table:table-cell table:formula="of:=[.J1046]-[.$B1046]" office:value-type="float" office:value="0.274041891098022" calcext:value-type="float">
            <text:p>0.274041891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890803.57568" calcext:value-type="float">
            <text:p>1442890803.57568</text:p>
          </table:table-cell>
          <table:table-cell office:value-type="float" office:value="896" calcext:value-type="float">
            <text:p>896</text:p>
          </table:table-cell>
          <table:table-cell table:formula="of:=[.B1047]-[.B$2]" office:value-type="float" office:value="34.6784136295319" calcext:value-type="float">
            <text:p>34.6784136295</text:p>
          </table:table-cell>
          <table:table-cell table:formula="of:=[.C1047]/([.D1047]-[.D1046])" office:value-type="float" office:value="92573.0708444182" calcext:value-type="float">
            <text:p>92573.0708444182</text:p>
          </table:table-cell>
          <table:table-cell/>
          <table:table-cell office:value-type="float" office:value="1442890803.8339" calcext:value-type="float">
            <text:p>1442890803.8339</text:p>
          </table:table-cell>
          <table:table-cell table:formula="of:=[.G1047]-[.$B1047]" office:value-type="float" office:value="0.258217096328735" calcext:value-type="float">
            <text:p>0.2582170963</text:p>
          </table:table-cell>
          <table:table-cell/>
          <table:table-cell office:value-type="float" office:value="1442890803.84315" calcext:value-type="float">
            <text:p>1442890803.84315</text:p>
          </table:table-cell>
          <table:table-cell table:formula="of:=[.J1047]-[.$B1047]" office:value-type="float" office:value="0.267471551895142" calcext:value-type="float">
            <text:p>0.2674715519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890803.5854" calcext:value-type="float">
            <text:p>1442890803.5854</text:p>
          </table:table-cell>
          <table:table-cell office:value-type="float" office:value="896" calcext:value-type="float">
            <text:p>896</text:p>
          </table:table-cell>
          <table:table-cell table:formula="of:=[.B1048]-[.B$2]" office:value-type="float" office:value="34.6881301403046" calcext:value-type="float">
            <text:p>34.6881301403</text:p>
          </table:table-cell>
          <table:table-cell table:formula="of:=[.C1048]/([.D1048]-[.D1047])" office:value-type="float" office:value="92214.1724493301" calcext:value-type="float">
            <text:p>92214.1724493301</text:p>
          </table:table-cell>
          <table:table-cell/>
          <table:table-cell office:value-type="float" office:value="1442890803.83393" calcext:value-type="float">
            <text:p>1442890803.83393</text:p>
          </table:table-cell>
          <table:table-cell table:formula="of:=[.G1048]-[.$B1048]" office:value-type="float" office:value="0.248532772064209" calcext:value-type="float">
            <text:p>0.2485327721</text:p>
          </table:table-cell>
          <table:table-cell/>
          <table:table-cell office:value-type="float" office:value="1442890803.84627" calcext:value-type="float">
            <text:p>1442890803.84627</text:p>
          </table:table-cell>
          <table:table-cell table:formula="of:=[.J1048]-[.$B1048]" office:value-type="float" office:value="0.260866165161133" calcext:value-type="float">
            <text:p>0.2608661652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890803.59503" calcext:value-type="float">
            <text:p>1442890803.59503</text:p>
          </table:table-cell>
          <table:table-cell office:value-type="float" office:value="896" calcext:value-type="float">
            <text:p>896</text:p>
          </table:table-cell>
          <table:table-cell table:formula="of:=[.B1049]-[.B$2]" office:value-type="float" office:value="34.6977598667145" calcext:value-type="float">
            <text:p>34.6977598667</text:p>
          </table:table-cell>
          <table:table-cell table:formula="of:=[.C1049]/([.D1049]-[.D1048])" office:value-type="float" office:value="93045.2187175043" calcext:value-type="float">
            <text:p>93045.2187175043</text:p>
          </table:table-cell>
          <table:table-cell/>
          <table:table-cell office:value-type="float" office:value="1442890803.83395" calcext:value-type="float">
            <text:p>1442890803.83395</text:p>
          </table:table-cell>
          <table:table-cell table:formula="of:=[.G1049]-[.$B1049]" office:value-type="float" office:value="0.238923788070679" calcext:value-type="float">
            <text:p>0.2389237881</text:p>
          </table:table-cell>
          <table:table-cell/>
          <table:table-cell office:value-type="float" office:value="1442890803.8494" calcext:value-type="float">
            <text:p>1442890803.8494</text:p>
          </table:table-cell>
          <table:table-cell table:formula="of:=[.J1049]-[.$B1049]" office:value-type="float" office:value="0.254366159439087" calcext:value-type="float">
            <text:p>0.2543661594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890803.60463" calcext:value-type="float">
            <text:p>1442890803.60463</text:p>
          </table:table-cell>
          <table:table-cell office:value-type="float" office:value="896" calcext:value-type="float">
            <text:p>896</text:p>
          </table:table-cell>
          <table:table-cell table:formula="of:=[.B1050]-[.B$2]" office:value-type="float" office:value="34.7073602676392" calcext:value-type="float">
            <text:p>34.7073602676</text:p>
          </table:table-cell>
          <table:table-cell table:formula="of:=[.C1050]/([.D1050]-[.D1049])" office:value-type="float" office:value="93329.4356172548" calcext:value-type="float">
            <text:p>93329.4356172548</text:p>
          </table:table-cell>
          <table:table-cell/>
          <table:table-cell office:value-type="float" office:value="1442890803.83397" calcext:value-type="float">
            <text:p>1442890803.83397</text:p>
          </table:table-cell>
          <table:table-cell table:formula="of:=[.G1050]-[.$B1050]" office:value-type="float" office:value="0.229343175888062" calcext:value-type="float">
            <text:p>0.2293431759</text:p>
          </table:table-cell>
          <table:table-cell/>
          <table:table-cell office:value-type="float" office:value="1442890803.85252" calcext:value-type="float">
            <text:p>1442890803.85252</text:p>
          </table:table-cell>
          <table:table-cell table:formula="of:=[.J1050]-[.$B1050]" office:value-type="float" office:value="0.247889757156372" calcext:value-type="float">
            <text:p>0.247889757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890803.61428" calcext:value-type="float">
            <text:p>1442890803.61428</text:p>
          </table:table-cell>
          <table:table-cell office:value-type="float" office:value="896" calcext:value-type="float">
            <text:p>896</text:p>
          </table:table-cell>
          <table:table-cell table:formula="of:=[.B1051]-[.B$2]" office:value-type="float" office:value="34.7170152664185" calcext:value-type="float">
            <text:p>34.7170152664</text:p>
          </table:table-cell>
          <table:table-cell table:formula="of:=[.C1051]/([.D1051]-[.D1050])" office:value-type="float" office:value="92801.6689055709" calcext:value-type="float">
            <text:p>92801.6689055709</text:p>
          </table:table-cell>
          <table:table-cell/>
          <table:table-cell office:value-type="float" office:value="1442890803.83399" calcext:value-type="float">
            <text:p>1442890803.83399</text:p>
          </table:table-cell>
          <table:table-cell table:formula="of:=[.G1051]-[.$B1051]" office:value-type="float" office:value="0.219708204269409" calcext:value-type="float">
            <text:p>0.2197082043</text:p>
          </table:table-cell>
          <table:table-cell/>
          <table:table-cell office:value-type="float" office:value="1442890803.85565" calcext:value-type="float">
            <text:p>1442890803.85565</text:p>
          </table:table-cell>
          <table:table-cell table:formula="of:=[.J1051]-[.$B1051]" office:value-type="float" office:value="0.241361379623413" calcext:value-type="float">
            <text:p>0.2413613796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890803.62394" calcext:value-type="float">
            <text:p>1442890803.62394</text:p>
          </table:table-cell>
          <table:table-cell office:value-type="float" office:value="896" calcext:value-type="float">
            <text:p>896</text:p>
          </table:table-cell>
          <table:table-cell table:formula="of:=[.B1052]-[.B$2]" office:value-type="float" office:value="34.7266657352448" calcext:value-type="float">
            <text:p>34.7266657352</text:p>
          </table:table-cell>
          <table:table-cell table:formula="of:=[.C1052]/([.D1052]-[.D1051])" office:value-type="float" office:value="92845.2302295131" calcext:value-type="float">
            <text:p>92845.2302295131</text:p>
          </table:table-cell>
          <table:table-cell/>
          <table:table-cell office:value-type="float" office:value="1442890803.83401" calcext:value-type="float">
            <text:p>1442890803.83401</text:p>
          </table:table-cell>
          <table:table-cell table:formula="of:=[.G1052]-[.$B1052]" office:value-type="float" office:value="0.210076808929443" calcext:value-type="float">
            <text:p>0.2100768089</text:p>
          </table:table-cell>
          <table:table-cell/>
          <table:table-cell office:value-type="float" office:value="1442890803.85883" calcext:value-type="float">
            <text:p>1442890803.85883</text:p>
          </table:table-cell>
          <table:table-cell table:formula="of:=[.J1052]-[.$B1052]" office:value-type="float" office:value="0.234890460968018" calcext:value-type="float">
            <text:p>0.23489046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890803.63365" calcext:value-type="float">
            <text:p>1442890803.63365</text:p>
          </table:table-cell>
          <table:table-cell office:value-type="float" office:value="896" calcext:value-type="float">
            <text:p>896</text:p>
          </table:table-cell>
          <table:table-cell table:formula="of:=[.B1053]-[.B$2]" office:value-type="float" office:value="34.7363848686218" calcext:value-type="float">
            <text:p>34.7363848686</text:p>
          </table:table-cell>
          <table:table-cell table:formula="of:=[.C1053]/([.D1053]-[.D1052])" office:value-type="float" office:value="92189.2894394701" calcext:value-type="float">
            <text:p>92189.2894394701</text:p>
          </table:table-cell>
          <table:table-cell/>
          <table:table-cell office:value-type="float" office:value="1442890803.95517" calcext:value-type="float">
            <text:p>1442890803.95517</text:p>
          </table:table-cell>
          <table:table-cell table:formula="of:=[.G1053]-[.$B1053]" office:value-type="float" office:value="0.321514368057251" calcext:value-type="float">
            <text:p>0.3215143681</text:p>
          </table:table-cell>
          <table:table-cell/>
          <table:table-cell office:value-type="float" office:value="1442890803.95521" calcext:value-type="float">
            <text:p>1442890803.95521</text:p>
          </table:table-cell>
          <table:table-cell table:formula="of:=[.J1053]-[.$B1053]" office:value-type="float" office:value="0.321557760238647" calcext:value-type="float">
            <text:p>0.321557760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890803.64331" calcext:value-type="float">
            <text:p>1442890803.64331</text:p>
          </table:table-cell>
          <table:table-cell office:value-type="float" office:value="896" calcext:value-type="float">
            <text:p>896</text:p>
          </table:table-cell>
          <table:table-cell table:formula="of:=[.B1054]-[.B$2]" office:value-type="float" office:value="34.7460422515869" calcext:value-type="float">
            <text:p>34.7460422516</text:p>
          </table:table-cell>
          <table:table-cell table:formula="of:=[.C1054]/([.D1054]-[.D1053])" office:value-type="float" office:value="92778.7583074113" calcext:value-type="float">
            <text:p>92778.7583074113</text:p>
          </table:table-cell>
          <table:table-cell/>
          <table:table-cell office:value-type="float" office:value="1442890803.95527" calcext:value-type="float">
            <text:p>1442890803.95527</text:p>
          </table:table-cell>
          <table:table-cell table:formula="of:=[.G1054]-[.$B1054]" office:value-type="float" office:value="0.311954975128174" calcext:value-type="float">
            <text:p>0.3119549751</text:p>
          </table:table-cell>
          <table:table-cell/>
          <table:table-cell office:value-type="float" office:value="1442890803.95833" calcext:value-type="float">
            <text:p>1442890803.95833</text:p>
          </table:table-cell>
          <table:table-cell table:formula="of:=[.J1054]-[.$B1054]" office:value-type="float" office:value="0.315020322799683" calcext:value-type="float">
            <text:p>0.3150203228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890803.653" calcext:value-type="float">
            <text:p>1442890803.653</text:p>
          </table:table-cell>
          <table:table-cell office:value-type="float" office:value="896" calcext:value-type="float">
            <text:p>896</text:p>
          </table:table-cell>
          <table:table-cell table:formula="of:=[.B1055]-[.B$2]" office:value-type="float" office:value="34.7557272911072" calcext:value-type="float">
            <text:p>34.7557272911</text:p>
          </table:table-cell>
          <table:table-cell table:formula="of:=[.C1055]/([.D1055]-[.D1054])" office:value-type="float" office:value="92513.8197036089" calcext:value-type="float">
            <text:p>92513.8197036089</text:p>
          </table:table-cell>
          <table:table-cell/>
          <table:table-cell office:value-type="float" office:value="1442890803.95529" calcext:value-type="float">
            <text:p>1442890803.95529</text:p>
          </table:table-cell>
          <table:table-cell table:formula="of:=[.G1055]-[.$B1055]" office:value-type="float" office:value="0.302297115325928" calcext:value-type="float">
            <text:p>0.3022971153</text:p>
          </table:table-cell>
          <table:table-cell/>
          <table:table-cell office:value-type="float" office:value="1442890803.96146" calcext:value-type="float">
            <text:p>1442890803.96146</text:p>
          </table:table-cell>
          <table:table-cell table:formula="of:=[.J1055]-[.$B1055]" office:value-type="float" office:value="0.308465003967285" calcext:value-type="float">
            <text:p>0.308465004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890803.66274" calcext:value-type="float">
            <text:p>1442890803.66274</text:p>
          </table:table-cell>
          <table:table-cell office:value-type="float" office:value="896" calcext:value-type="float">
            <text:p>896</text:p>
          </table:table-cell>
          <table:table-cell table:formula="of:=[.B1056]-[.B$2]" office:value-type="float" office:value="34.765469789505" calcext:value-type="float">
            <text:p>34.7654697895</text:p>
          </table:table-cell>
          <table:table-cell table:formula="of:=[.C1056]/([.D1056]-[.D1055])" office:value-type="float" office:value="91968.19577613" calcext:value-type="float">
            <text:p>91968.19577613</text:p>
          </table:table-cell>
          <table:table-cell/>
          <table:table-cell office:value-type="float" office:value="1442890803.95531" calcext:value-type="float">
            <text:p>1442890803.95531</text:p>
          </table:table-cell>
          <table:table-cell table:formula="of:=[.G1056]-[.$B1056]" office:value-type="float" office:value="0.292575359344482" calcext:value-type="float">
            <text:p>0.2925753593</text:p>
          </table:table-cell>
          <table:table-cell/>
          <table:table-cell office:value-type="float" office:value="1442890803.96459" calcext:value-type="float">
            <text:p>1442890803.96459</text:p>
          </table:table-cell>
          <table:table-cell table:formula="of:=[.J1056]-[.$B1056]" office:value-type="float" office:value="0.301846504211426" calcext:value-type="float">
            <text:p>0.3018465042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890803.67244" calcext:value-type="float">
            <text:p>1442890803.67244</text:p>
          </table:table-cell>
          <table:table-cell office:value-type="float" office:value="896" calcext:value-type="float">
            <text:p>896</text:p>
          </table:table-cell>
          <table:table-cell table:formula="of:=[.B1057]-[.B$2]" office:value-type="float" office:value="34.7751655578613" calcext:value-type="float">
            <text:p>34.7751655579</text:p>
          </table:table-cell>
          <table:table-cell table:formula="of:=[.C1057]/([.D1057]-[.D1056])" office:value-type="float" office:value="92411.4486930435" calcext:value-type="float">
            <text:p>92411.4486930435</text:p>
          </table:table-cell>
          <table:table-cell/>
          <table:table-cell office:value-type="float" office:value="1442890803.95533" calcext:value-type="float">
            <text:p>1442890803.95533</text:p>
          </table:table-cell>
          <table:table-cell table:formula="of:=[.G1057]-[.$B1057]" office:value-type="float" office:value="0.282899379730225" calcext:value-type="float">
            <text:p>0.2828993797</text:p>
          </table:table-cell>
          <table:table-cell/>
          <table:table-cell office:value-type="float" office:value="1442890803.96775" calcext:value-type="float">
            <text:p>1442890803.96775</text:p>
          </table:table-cell>
          <table:table-cell table:formula="of:=[.J1057]-[.$B1057]" office:value-type="float" office:value="0.295311212539673" calcext:value-type="float">
            <text:p>0.2953112125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890803.6821" calcext:value-type="float">
            <text:p>1442890803.6821</text:p>
          </table:table-cell>
          <table:table-cell office:value-type="float" office:value="896" calcext:value-type="float">
            <text:p>896</text:p>
          </table:table-cell>
          <table:table-cell table:formula="of:=[.B1058]-[.B$2]" office:value-type="float" office:value="34.7848334312439" calcext:value-type="float">
            <text:p>34.7848334312</text:p>
          </table:table-cell>
          <table:table-cell table:formula="of:=[.C1058]/([.D1058]-[.D1057])" office:value-type="float" office:value="92678.085918619" calcext:value-type="float">
            <text:p>92678.085918619</text:p>
          </table:table-cell>
          <table:table-cell/>
          <table:table-cell office:value-type="float" office:value="1442890803.95536" calcext:value-type="float">
            <text:p>1442890803.95536</text:p>
          </table:table-cell>
          <table:table-cell table:formula="of:=[.G1058]-[.$B1058]" office:value-type="float" office:value="0.273252248764038" calcext:value-type="float">
            <text:p>0.2732522488</text:p>
          </table:table-cell>
          <table:table-cell/>
          <table:table-cell office:value-type="float" office:value="1442890803.97085" calcext:value-type="float">
            <text:p>1442890803.97085</text:p>
          </table:table-cell>
          <table:table-cell table:formula="of:=[.J1058]-[.$B1058]" office:value-type="float" office:value="0.288745641708374" calcext:value-type="float">
            <text:p>0.2887456417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890803.69172" calcext:value-type="float">
            <text:p>1442890803.69172</text:p>
          </table:table-cell>
          <table:table-cell office:value-type="float" office:value="896" calcext:value-type="float">
            <text:p>896</text:p>
          </table:table-cell>
          <table:table-cell table:formula="of:=[.B1059]-[.B$2]" office:value-type="float" office:value="34.7944464683533" calcext:value-type="float">
            <text:p>34.7944464684</text:p>
          </table:table-cell>
          <table:table-cell table:formula="of:=[.C1059]/([.D1059]-[.D1058])" office:value-type="float" office:value="93206.7555555556" calcext:value-type="float">
            <text:p>93206.7555555556</text:p>
          </table:table-cell>
          <table:table-cell/>
          <table:table-cell office:value-type="float" office:value="1442890803.95538" calcext:value-type="float">
            <text:p>1442890803.95538</text:p>
          </table:table-cell>
          <table:table-cell table:formula="of:=[.G1059]-[.$B1059]" office:value-type="float" office:value="0.263659477233887" calcext:value-type="float">
            <text:p>0.2636594772</text:p>
          </table:table-cell>
          <table:table-cell/>
          <table:table-cell office:value-type="float" office:value="1442890803.974" calcext:value-type="float">
            <text:p>1442890803.974</text:p>
          </table:table-cell>
          <table:table-cell table:formula="of:=[.J1059]-[.$B1059]" office:value-type="float" office:value="0.282288551330566" calcext:value-type="float">
            <text:p>0.2822885513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890803.70133" calcext:value-type="float">
            <text:p>1442890803.70133</text:p>
          </table:table-cell>
          <table:table-cell office:value-type="float" office:value="896" calcext:value-type="float">
            <text:p>896</text:p>
          </table:table-cell>
          <table:table-cell table:formula="of:=[.B1060]-[.B$2]" office:value-type="float" office:value="34.8040583133697" calcext:value-type="float">
            <text:p>34.8040583134</text:p>
          </table:table-cell>
          <table:table-cell table:formula="of:=[.C1060]/([.D1060]-[.D1059])" office:value-type="float" office:value="93218.3153664889" calcext:value-type="float">
            <text:p>93218.3153664889</text:p>
          </table:table-cell>
          <table:table-cell/>
          <table:table-cell office:value-type="float" office:value="1442890803.95539" calcext:value-type="float">
            <text:p>1442890803.95539</text:p>
          </table:table-cell>
          <table:table-cell table:formula="of:=[.G1060]-[.$B1060]" office:value-type="float" office:value="0.254066944122314" calcext:value-type="float">
            <text:p>0.2540669441</text:p>
          </table:table-cell>
          <table:table-cell/>
          <table:table-cell office:value-type="float" office:value="1442890803.97712" calcext:value-type="float">
            <text:p>1442890803.97712</text:p>
          </table:table-cell>
          <table:table-cell table:formula="of:=[.J1060]-[.$B1060]" office:value-type="float" office:value="0.275790452957153" calcext:value-type="float">
            <text:p>0.275790453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890803.71095" calcext:value-type="float">
            <text:p>1442890803.71095</text:p>
          </table:table-cell>
          <table:table-cell office:value-type="float" office:value="896" calcext:value-type="float">
            <text:p>896</text:p>
          </table:table-cell>
          <table:table-cell table:formula="of:=[.B1061]-[.B$2]" office:value-type="float" office:value="34.8136758804321" calcext:value-type="float">
            <text:p>34.8136758804</text:p>
          </table:table-cell>
          <table:table-cell table:formula="of:=[.C1061]/([.D1061]-[.D1060])" office:value-type="float" office:value="93162.8544088847" calcext:value-type="float">
            <text:p>93162.8544088847</text:p>
          </table:table-cell>
          <table:table-cell/>
          <table:table-cell office:value-type="float" office:value="1442890803.95541" calcext:value-type="float">
            <text:p>1442890803.95541</text:p>
          </table:table-cell>
          <table:table-cell table:formula="of:=[.G1061]-[.$B1061]" office:value-type="float" office:value="0.244468927383423" calcext:value-type="float">
            <text:p>0.2444689274</text:p>
          </table:table-cell>
          <table:table-cell/>
          <table:table-cell office:value-type="float" office:value="1442890803.98022" calcext:value-type="float">
            <text:p>1442890803.98022</text:p>
          </table:table-cell>
          <table:table-cell table:formula="of:=[.J1061]-[.$B1061]" office:value-type="float" office:value="0.269274234771729" calcext:value-type="float">
            <text:p>0.269274234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890803.72056" calcext:value-type="float">
            <text:p>1442890803.72056</text:p>
          </table:table-cell>
          <table:table-cell office:value-type="float" office:value="896" calcext:value-type="float">
            <text:p>896</text:p>
          </table:table-cell>
          <table:table-cell table:formula="of:=[.B1062]-[.B$2]" office:value-type="float" office:value="34.8232884407043" calcext:value-type="float">
            <text:p>34.8232884407</text:p>
          </table:table-cell>
          <table:table-cell table:formula="of:=[.C1062]/([.D1062]-[.D1061])" office:value-type="float" office:value="93211.3791358698" calcext:value-type="float">
            <text:p>93211.3791358698</text:p>
          </table:table-cell>
          <table:table-cell/>
          <table:table-cell office:value-type="float" office:value="1442890803.95543" calcext:value-type="float">
            <text:p>1442890803.95543</text:p>
          </table:table-cell>
          <table:table-cell table:formula="of:=[.G1062]-[.$B1062]" office:value-type="float" office:value="0.234876394271851" calcext:value-type="float">
            <text:p>0.2348763943</text:p>
          </table:table-cell>
          <table:table-cell/>
          <table:table-cell office:value-type="float" office:value="1442890803.98334" calcext:value-type="float">
            <text:p>1442890803.98334</text:p>
          </table:table-cell>
          <table:table-cell table:formula="of:=[.J1062]-[.$B1062]" office:value-type="float" office:value="0.262786388397217" calcext:value-type="float">
            <text:p>0.2627863884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890803.73015" calcext:value-type="float">
            <text:p>1442890803.73015</text:p>
          </table:table-cell>
          <table:table-cell office:value-type="float" office:value="896" calcext:value-type="float">
            <text:p>896</text:p>
          </table:table-cell>
          <table:table-cell table:formula="of:=[.B1063]-[.B$2]" office:value-type="float" office:value="34.8328812122345" calcext:value-type="float">
            <text:p>34.8328812122</text:p>
          </table:table-cell>
          <table:table-cell table:formula="of:=[.C1063]/([.D1063]-[.D1062])" office:value-type="float" office:value="93403.6630794085" calcext:value-type="float">
            <text:p>93403.6630794085</text:p>
          </table:table-cell>
          <table:table-cell/>
          <table:table-cell office:value-type="float" office:value="1442890803.95545" calcext:value-type="float">
            <text:p>1442890803.95545</text:p>
          </table:table-cell>
          <table:table-cell table:formula="of:=[.G1063]-[.$B1063]" office:value-type="float" office:value="0.225303173065186" calcext:value-type="float">
            <text:p>0.2253031731</text:p>
          </table:table-cell>
          <table:table-cell/>
          <table:table-cell office:value-type="float" office:value="1442890803.98645" calcext:value-type="float">
            <text:p>1442890803.98645</text:p>
          </table:table-cell>
          <table:table-cell table:formula="of:=[.J1063]-[.$B1063]" office:value-type="float" office:value="0.256299734115601" calcext:value-type="float">
            <text:p>0.256299734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890803.7398" calcext:value-type="float">
            <text:p>1442890803.7398</text:p>
          </table:table-cell>
          <table:table-cell office:value-type="float" office:value="896" calcext:value-type="float">
            <text:p>896</text:p>
          </table:table-cell>
          <table:table-cell table:formula="of:=[.B1064]-[.B$2]" office:value-type="float" office:value="34.8425254821777" calcext:value-type="float">
            <text:p>34.8425254822</text:p>
          </table:table-cell>
          <table:table-cell table:formula="of:=[.C1064]/([.D1064]-[.D1063])" office:value-type="float" office:value="92904.9067760995" calcext:value-type="float">
            <text:p>92904.9067760995</text:p>
          </table:table-cell>
          <table:table-cell/>
          <table:table-cell office:value-type="float" office:value="1442890803.95549" calcext:value-type="float">
            <text:p>1442890803.95549</text:p>
          </table:table-cell>
          <table:table-cell table:formula="of:=[.G1064]-[.$B1064]" office:value-type="float" office:value="0.215692520141602" calcext:value-type="float">
            <text:p>0.2156925201</text:p>
          </table:table-cell>
          <table:table-cell/>
          <table:table-cell office:value-type="float" office:value="1442890803.98958" calcext:value-type="float">
            <text:p>1442890803.98958</text:p>
          </table:table-cell>
          <table:table-cell table:formula="of:=[.J1064]-[.$B1064]" office:value-type="float" office:value="0.249779939651489" calcext:value-type="float">
            <text:p>0.2497799397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890803.74945" calcext:value-type="float">
            <text:p>1442890803.74945</text:p>
          </table:table-cell>
          <table:table-cell office:value-type="float" office:value="896" calcext:value-type="float">
            <text:p>896</text:p>
          </table:table-cell>
          <table:table-cell table:formula="of:=[.B1065]-[.B$2]" office:value-type="float" office:value="34.8521785736084" calcext:value-type="float">
            <text:p>34.8521785736</text:p>
          </table:table-cell>
          <table:table-cell table:formula="of:=[.C1065]/([.D1065]-[.D1064])" office:value-type="float" office:value="92820.0055325035" calcext:value-type="float">
            <text:p>92820.0055325035</text:p>
          </table:table-cell>
          <table:table-cell/>
          <table:table-cell office:value-type="float" office:value="1442890804.03498" calcext:value-type="float">
            <text:p>1442890804.03498</text:p>
          </table:table-cell>
          <table:table-cell table:formula="of:=[.G1065]-[.$B1065]" office:value-type="float" office:value="0.28553581237793" calcext:value-type="float">
            <text:p>0.2855358124</text:p>
          </table:table-cell>
          <table:table-cell/>
          <table:table-cell office:value-type="float" office:value="1442890804.03504" calcext:value-type="float">
            <text:p>1442890804.03504</text:p>
          </table:table-cell>
          <table:table-cell table:formula="of:=[.J1065]-[.$B1065]" office:value-type="float" office:value="0.285590887069702" calcext:value-type="float">
            <text:p>0.285590887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890803.75914" calcext:value-type="float">
            <text:p>1442890803.75914</text:p>
          </table:table-cell>
          <table:table-cell office:value-type="float" office:value="896" calcext:value-type="float">
            <text:p>896</text:p>
          </table:table-cell>
          <table:table-cell table:formula="of:=[.B1066]-[.B$2]" office:value-type="float" office:value="34.8618750572205" calcext:value-type="float">
            <text:p>34.8618750572</text:p>
          </table:table-cell>
          <table:table-cell table:formula="of:=[.C1066]/([.D1066]-[.D1065])" office:value-type="float" office:value="92404.6320137694" calcext:value-type="float">
            <text:p>92404.6320137694</text:p>
          </table:table-cell>
          <table:table-cell/>
          <table:table-cell office:value-type="float" office:value="1442890804.0351" calcext:value-type="float">
            <text:p>1442890804.0351</text:p>
          </table:table-cell>
          <table:table-cell table:formula="of:=[.G1066]-[.$B1066]" office:value-type="float" office:value="0.27595591545105" calcext:value-type="float">
            <text:p>0.2759559155</text:p>
          </table:table-cell>
          <table:table-cell/>
          <table:table-cell office:value-type="float" office:value="1442890804.03818" calcext:value-type="float">
            <text:p>1442890804.03818</text:p>
          </table:table-cell>
          <table:table-cell table:formula="of:=[.J1066]-[.$B1066]" office:value-type="float" office:value="0.279033660888672" calcext:value-type="float">
            <text:p>0.2790336609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890803.7688" calcext:value-type="float">
            <text:p>1442890803.7688</text:p>
          </table:table-cell>
          <table:table-cell office:value-type="float" office:value="896" calcext:value-type="float">
            <text:p>896</text:p>
          </table:table-cell>
          <table:table-cell table:formula="of:=[.B1067]-[.B$2]" office:value-type="float" office:value="34.8715319633484" calcext:value-type="float">
            <text:p>34.8715319633</text:p>
          </table:table-cell>
          <table:table-cell table:formula="of:=[.C1067]/([.D1067]-[.D1066])" office:value-type="float" office:value="92783.3395220225" calcext:value-type="float">
            <text:p>92783.3395220225</text:p>
          </table:table-cell>
          <table:table-cell/>
          <table:table-cell office:value-type="float" office:value="1442890804.03512" calcext:value-type="float">
            <text:p>1442890804.03512</text:p>
          </table:table-cell>
          <table:table-cell table:formula="of:=[.G1067]-[.$B1067]" office:value-type="float" office:value="0.266319990158081" calcext:value-type="float">
            <text:p>0.2663199902</text:p>
          </table:table-cell>
          <table:table-cell/>
          <table:table-cell office:value-type="float" office:value="1442890804.04128" calcext:value-type="float">
            <text:p>1442890804.04128</text:p>
          </table:table-cell>
          <table:table-cell table:formula="of:=[.J1067]-[.$B1067]" office:value-type="float" office:value="0.272475719451904" calcext:value-type="float">
            <text:p>0.2724757195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890803.77851" calcext:value-type="float">
            <text:p>1442890803.77851</text:p>
          </table:table-cell>
          <table:table-cell office:value-type="float" office:value="896" calcext:value-type="float">
            <text:p>896</text:p>
          </table:table-cell>
          <table:table-cell table:formula="of:=[.B1068]-[.B$2]" office:value-type="float" office:value="34.8812444210052" calcext:value-type="float">
            <text:p>34.881244421</text:p>
          </table:table-cell>
          <table:table-cell table:formula="of:=[.C1068]/([.D1068]-[.D1067])" office:value-type="float" office:value="92252.6544419078" calcext:value-type="float">
            <text:p>92252.6544419078</text:p>
          </table:table-cell>
          <table:table-cell/>
          <table:table-cell office:value-type="float" office:value="1442890804.03514" calcext:value-type="float">
            <text:p>1442890804.03514</text:p>
          </table:table-cell>
          <table:table-cell table:formula="of:=[.G1068]-[.$B1068]" office:value-type="float" office:value="0.256625175476074" calcext:value-type="float">
            <text:p>0.2566251755</text:p>
          </table:table-cell>
          <table:table-cell/>
          <table:table-cell office:value-type="float" office:value="1442890804.0444" calcext:value-type="float">
            <text:p>1442890804.0444</text:p>
          </table:table-cell>
          <table:table-cell table:formula="of:=[.J1068]-[.$B1068]" office:value-type="float" office:value="0.265889883041382" calcext:value-type="float">
            <text:p>0.265889883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890803.78814" calcext:value-type="float">
            <text:p>1442890803.78814</text:p>
          </table:table-cell>
          <table:table-cell office:value-type="float" office:value="896" calcext:value-type="float">
            <text:p>896</text:p>
          </table:table-cell>
          <table:table-cell table:formula="of:=[.B1069]-[.B$2]" office:value-type="float" office:value="34.8908743858337" calcext:value-type="float">
            <text:p>34.8908743858</text:p>
          </table:table-cell>
          <table:table-cell table:formula="of:=[.C1069]/([.D1069]-[.D1068])" office:value-type="float" office:value="93042.9151048501" calcext:value-type="float">
            <text:p>93042.9151048501</text:p>
          </table:table-cell>
          <table:table-cell/>
          <table:table-cell office:value-type="float" office:value="1442890804.03516" calcext:value-type="float">
            <text:p>1442890804.03516</text:p>
          </table:table-cell>
          <table:table-cell table:formula="of:=[.G1069]-[.$B1069]" office:value-type="float" office:value="0.247012376785278" calcext:value-type="float">
            <text:p>0.2470123768</text:p>
          </table:table-cell>
          <table:table-cell/>
          <table:table-cell office:value-type="float" office:value="1442890804.04751" calcext:value-type="float">
            <text:p>1442890804.04751</text:p>
          </table:table-cell>
          <table:table-cell table:formula="of:=[.J1069]-[.$B1069]" office:value-type="float" office:value="0.259365081787109" calcext:value-type="float">
            <text:p>0.2593650818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890803.79777" calcext:value-type="float">
            <text:p>1442890803.79777</text:p>
          </table:table-cell>
          <table:table-cell office:value-type="float" office:value="896" calcext:value-type="float">
            <text:p>896</text:p>
          </table:table-cell>
          <table:table-cell table:formula="of:=[.B1070]-[.B$2]" office:value-type="float" office:value="34.9005036354065" calcext:value-type="float">
            <text:p>34.9005036354</text:p>
          </table:table-cell>
          <table:table-cell table:formula="of:=[.C1070]/([.D1070]-[.D1069])" office:value-type="float" office:value="93049.8262850352" calcext:value-type="float">
            <text:p>93049.8262850352</text:p>
          </table:table-cell>
          <table:table-cell/>
          <table:table-cell office:value-type="float" office:value="1442890804.03517" calcext:value-type="float">
            <text:p>1442890804.03517</text:p>
          </table:table-cell>
          <table:table-cell table:formula="of:=[.G1070]-[.$B1070]" office:value-type="float" office:value="0.237400531768799" calcext:value-type="float">
            <text:p>0.2374005318</text:p>
          </table:table-cell>
          <table:table-cell/>
          <table:table-cell office:value-type="float" office:value="1442890804.05061" calcext:value-type="float">
            <text:p>1442890804.05061</text:p>
          </table:table-cell>
          <table:table-cell table:formula="of:=[.J1070]-[.$B1070]" office:value-type="float" office:value="0.2528395652771" calcext:value-type="float">
            <text:p>0.2528395653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890803.80744" calcext:value-type="float">
            <text:p>1442890803.80744</text:p>
          </table:table-cell>
          <table:table-cell office:value-type="float" office:value="896" calcext:value-type="float">
            <text:p>896</text:p>
          </table:table-cell>
          <table:table-cell table:formula="of:=[.B1071]-[.B$2]" office:value-type="float" office:value="34.9101674556732" calcext:value-type="float">
            <text:p>34.9101674557</text:p>
          </table:table-cell>
          <table:table-cell table:formula="of:=[.C1071]/([.D1071]-[.D1070])" office:value-type="float" office:value="92716.9561591789" calcext:value-type="float">
            <text:p>92716.9561591789</text:p>
          </table:table-cell>
          <table:table-cell/>
          <table:table-cell office:value-type="float" office:value="1442890804.03519" calcext:value-type="float">
            <text:p>1442890804.03519</text:p>
          </table:table-cell>
          <table:table-cell table:formula="of:=[.G1071]-[.$B1071]" office:value-type="float" office:value="0.22775411605835" calcext:value-type="float">
            <text:p>0.2277541161</text:p>
          </table:table-cell>
          <table:table-cell/>
          <table:table-cell office:value-type="float" office:value="1442890804.05373" calcext:value-type="float">
            <text:p>1442890804.05373</text:p>
          </table:table-cell>
          <table:table-cell table:formula="of:=[.J1071]-[.$B1071]" office:value-type="float" office:value="0.246289730072021" calcext:value-type="float">
            <text:p>0.246289730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890803.81706" calcext:value-type="float">
            <text:p>1442890803.81706</text:p>
          </table:table-cell>
          <table:table-cell office:value-type="float" office:value="896" calcext:value-type="float">
            <text:p>896</text:p>
          </table:table-cell>
          <table:table-cell table:formula="of:=[.B1072]-[.B$2]" office:value-type="float" office:value="34.9197947978973" calcext:value-type="float">
            <text:p>34.9197947979</text:p>
          </table:table-cell>
          <table:table-cell table:formula="of:=[.C1072]/([.D1072]-[.D1071])" office:value-type="float" office:value="93068.261119366" calcext:value-type="float">
            <text:p>93068.261119366</text:p>
          </table:table-cell>
          <table:table-cell/>
          <table:table-cell office:value-type="float" office:value="1442890804.03521" calcext:value-type="float">
            <text:p>1442890804.03521</text:p>
          </table:table-cell>
          <table:table-cell table:formula="of:=[.G1072]-[.$B1072]" office:value-type="float" office:value="0.218144655227661" calcext:value-type="float">
            <text:p>0.2181446552</text:p>
          </table:table-cell>
          <table:table-cell/>
          <table:table-cell office:value-type="float" office:value="1442890804.05683" calcext:value-type="float">
            <text:p>1442890804.05683</text:p>
          </table:table-cell>
          <table:table-cell table:formula="of:=[.J1072]-[.$B1072]" office:value-type="float" office:value="0.239769220352173" calcext:value-type="float">
            <text:p>0.2397692204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890803.82668" calcext:value-type="float">
            <text:p>1442890803.82668</text:p>
          </table:table-cell>
          <table:table-cell office:value-type="float" office:value="896" calcext:value-type="float">
            <text:p>896</text:p>
          </table:table-cell>
          <table:table-cell table:formula="of:=[.B1073]-[.B$2]" office:value-type="float" office:value="34.9294145107269" calcext:value-type="float">
            <text:p>34.9294145107</text:p>
          </table:table-cell>
          <table:table-cell table:formula="of:=[.C1073]/([.D1073]-[.D1072])" office:value-type="float" office:value="93142.0735600278" calcext:value-type="float">
            <text:p>93142.0735600278</text:p>
          </table:table-cell>
          <table:table-cell/>
          <table:table-cell office:value-type="float" office:value="1442890804.03523" calcext:value-type="float">
            <text:p>1442890804.03523</text:p>
          </table:table-cell>
          <table:table-cell table:formula="of:=[.G1073]-[.$B1073]" office:value-type="float" office:value="0.208543539047241" calcext:value-type="float">
            <text:p>0.208543539</text:p>
          </table:table-cell>
          <table:table-cell/>
          <table:table-cell office:value-type="float" office:value="1442890804.0599" calcext:value-type="float">
            <text:p>1442890804.0599</text:p>
          </table:table-cell>
          <table:table-cell table:formula="of:=[.J1073]-[.$B1073]" office:value-type="float" office:value="0.233214855194092" calcext:value-type="float">
            <text:p>0.233214855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890803.83629" calcext:value-type="float">
            <text:p>1442890803.83629</text:p>
          </table:table-cell>
          <table:table-cell office:value-type="float" office:value="896" calcext:value-type="float">
            <text:p>896</text:p>
          </table:table-cell>
          <table:table-cell table:formula="of:=[.B1074]-[.B$2]" office:value-type="float" office:value="34.9390172958374" calcext:value-type="float">
            <text:p>34.9390172958</text:p>
          </table:table-cell>
          <table:table-cell table:formula="of:=[.C1074]/([.D1074]-[.D1073])" office:value-type="float" office:value="93306.2637237133" calcext:value-type="float">
            <text:p>93306.2637237133</text:p>
          </table:table-cell>
          <table:table-cell/>
          <table:table-cell office:value-type="float" office:value="1442890804.15782" calcext:value-type="float">
            <text:p>1442890804.15782</text:p>
          </table:table-cell>
          <table:table-cell table:formula="of:=[.G1074]-[.$B1074]" office:value-type="float" office:value="0.321536302566528" calcext:value-type="float">
            <text:p>0.3215363026</text:p>
          </table:table-cell>
          <table:table-cell/>
          <table:table-cell office:value-type="float" office:value="1442890804.15787" calcext:value-type="float">
            <text:p>1442890804.15787</text:p>
          </table:table-cell>
          <table:table-cell table:formula="of:=[.J1074]-[.$B1074]" office:value-type="float" office:value="0.321580410003662" calcext:value-type="float">
            <text:p>0.3215804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890803.84596" calcext:value-type="float">
            <text:p>1442890803.84596</text:p>
          </table:table-cell>
          <table:table-cell office:value-type="float" office:value="896" calcext:value-type="float">
            <text:p>896</text:p>
          </table:table-cell>
          <table:table-cell table:formula="of:=[.B1075]-[.B$2]" office:value-type="float" office:value="34.9486927986145" calcext:value-type="float">
            <text:p>34.9486927986</text:p>
          </table:table-cell>
          <table:table-cell table:formula="of:=[.C1075]/([.D1075]-[.D1074])" office:value-type="float" office:value="92605.0067517619" calcext:value-type="float">
            <text:p>92605.0067517619</text:p>
          </table:table-cell>
          <table:table-cell/>
          <table:table-cell office:value-type="float" office:value="1442890804.15791" calcext:value-type="float">
            <text:p>1442890804.15791</text:p>
          </table:table-cell>
          <table:table-cell table:formula="of:=[.G1075]-[.$B1075]" office:value-type="float" office:value="0.311951160430908" calcext:value-type="float">
            <text:p>0.3119511604</text:p>
          </table:table-cell>
          <table:table-cell/>
          <table:table-cell office:value-type="float" office:value="1442890804.16097" calcext:value-type="float">
            <text:p>1442890804.16097</text:p>
          </table:table-cell>
          <table:table-cell table:formula="of:=[.J1075]-[.$B1075]" office:value-type="float" office:value="0.315005779266357" calcext:value-type="float">
            <text:p>0.3150057793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890803.85562" calcext:value-type="float">
            <text:p>1442890803.85562</text:p>
          </table:table-cell>
          <table:table-cell office:value-type="float" office:value="896" calcext:value-type="float">
            <text:p>896</text:p>
          </table:table-cell>
          <table:table-cell table:formula="of:=[.B1076]-[.B$2]" office:value-type="float" office:value="34.9583508968353" calcext:value-type="float">
            <text:p>34.9583508968</text:p>
          </table:table-cell>
          <table:table-cell table:formula="of:=[.C1076]/([.D1076]-[.D1075])" office:value-type="float" office:value="92771.8873336789" calcext:value-type="float">
            <text:p>92771.8873336789</text:p>
          </table:table-cell>
          <table:table-cell/>
          <table:table-cell office:value-type="float" office:value="1442890804.15794" calcext:value-type="float">
            <text:p>1442890804.15794</text:p>
          </table:table-cell>
          <table:table-cell table:formula="of:=[.G1076]-[.$B1076]" office:value-type="float" office:value="0.302316665649414" calcext:value-type="float">
            <text:p>0.3023166656</text:p>
          </table:table-cell>
          <table:table-cell/>
          <table:table-cell office:value-type="float" office:value="1442890804.16404" calcext:value-type="float">
            <text:p>1442890804.16404</text:p>
          </table:table-cell>
          <table:table-cell table:formula="of:=[.J1076]-[.$B1076]" office:value-type="float" office:value="0.308422565460205" calcext:value-type="float">
            <text:p>0.3084225655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890803.86533" calcext:value-type="float">
            <text:p>1442890803.86533</text:p>
          </table:table-cell>
          <table:table-cell office:value-type="float" office:value="896" calcext:value-type="float">
            <text:p>896</text:p>
          </table:table-cell>
          <table:table-cell table:formula="of:=[.B1077]-[.B$2]" office:value-type="float" office:value="34.9680588245392" calcext:value-type="float">
            <text:p>34.9680588245</text:p>
          </table:table-cell>
          <table:table-cell table:formula="of:=[.C1077]/([.D1077]-[.D1076])" office:value-type="float" office:value="92295.7017535242" calcext:value-type="float">
            <text:p>92295.7017535242</text:p>
          </table:table-cell>
          <table:table-cell/>
          <table:table-cell office:value-type="float" office:value="1442890804.15796" calcext:value-type="float">
            <text:p>1442890804.15796</text:p>
          </table:table-cell>
          <table:table-cell table:formula="of:=[.G1077]-[.$B1077]" office:value-type="float" office:value="0.292630434036255" calcext:value-type="float">
            <text:p>0.292630434</text:p>
          </table:table-cell>
          <table:table-cell/>
          <table:table-cell office:value-type="float" office:value="1442890804.16711" calcext:value-type="float">
            <text:p>1442890804.16711</text:p>
          </table:table-cell>
          <table:table-cell table:formula="of:=[.J1077]-[.$B1077]" office:value-type="float" office:value="0.301785707473755" calcext:value-type="float">
            <text:p>0.301785707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890803.87494" calcext:value-type="float">
            <text:p>1442890803.87494</text:p>
          </table:table-cell>
          <table:table-cell office:value-type="float" office:value="896" calcext:value-type="float">
            <text:p>896</text:p>
          </table:table-cell>
          <table:table-cell table:formula="of:=[.B1078]-[.B$2]" office:value-type="float" office:value="34.9776706695557" calcext:value-type="float">
            <text:p>34.9776706696</text:p>
          </table:table-cell>
          <table:table-cell table:formula="of:=[.C1078]/([.D1078]-[.D1077])" office:value-type="float" office:value="93218.3153664889" calcext:value-type="float">
            <text:p>93218.3153664889</text:p>
          </table:table-cell>
          <table:table-cell/>
          <table:table-cell office:value-type="float" office:value="1442890804.15798" calcext:value-type="float">
            <text:p>1442890804.15798</text:p>
          </table:table-cell>
          <table:table-cell table:formula="of:=[.G1078]-[.$B1078]" office:value-type="float" office:value="0.283040285110474" calcext:value-type="float">
            <text:p>0.2830402851</text:p>
          </table:table-cell>
          <table:table-cell/>
          <table:table-cell office:value-type="float" office:value="1442890804.17023" calcext:value-type="float">
            <text:p>1442890804.17023</text:p>
          </table:table-cell>
          <table:table-cell table:formula="of:=[.J1078]-[.$B1078]" office:value-type="float" office:value="0.295290946960449" calcext:value-type="float">
            <text:p>0.29529094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890803.88462" calcext:value-type="float">
            <text:p>1442890803.88462</text:p>
          </table:table-cell>
          <table:table-cell office:value-type="float" office:value="896" calcext:value-type="float">
            <text:p>896</text:p>
          </table:table-cell>
          <table:table-cell table:formula="of:=[.B1079]-[.B$2]" office:value-type="float" office:value="34.9873459339142" calcext:value-type="float">
            <text:p>34.9873459339</text:p>
          </table:table-cell>
          <table:table-cell table:formula="of:=[.C1079]/([.D1079]-[.D1078])" office:value-type="float" office:value="92607.2887311796" calcext:value-type="float">
            <text:p>92607.2887311796</text:p>
          </table:table-cell>
          <table:table-cell/>
          <table:table-cell office:value-type="float" office:value="1442890804.158" calcext:value-type="float">
            <text:p>1442890804.158</text:p>
          </table:table-cell>
          <table:table-cell table:formula="of:=[.G1079]-[.$B1079]" office:value-type="float" office:value="0.273386716842651" calcext:value-type="float">
            <text:p>0.2733867168</text:p>
          </table:table-cell>
          <table:table-cell/>
          <table:table-cell office:value-type="float" office:value="1442890804.17331" calcext:value-type="float">
            <text:p>1442890804.17331</text:p>
          </table:table-cell>
          <table:table-cell table:formula="of:=[.J1079]-[.$B1079]" office:value-type="float" office:value="0.288698673248291" calcext:value-type="float">
            <text:p>0.288698673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890803.89424" calcext:value-type="float">
            <text:p>1442890803.89424</text:p>
          </table:table-cell>
          <table:table-cell office:value-type="float" office:value="896" calcext:value-type="float">
            <text:p>896</text:p>
          </table:table-cell>
          <table:table-cell table:formula="of:=[.B1080]-[.B$2]" office:value-type="float" office:value="34.9969701766968" calcext:value-type="float">
            <text:p>34.9969701767</text:p>
          </table:table-cell>
          <table:table-cell table:formula="of:=[.C1080]/([.D1080]-[.D1079])" office:value-type="float" office:value="93098.2333093864" calcext:value-type="float">
            <text:p>93098.2333093864</text:p>
          </table:table-cell>
          <table:table-cell/>
          <table:table-cell office:value-type="float" office:value="1442890804.15802" calcext:value-type="float">
            <text:p>1442890804.15802</text:p>
          </table:table-cell>
          <table:table-cell table:formula="of:=[.G1080]-[.$B1080]" office:value-type="float" office:value="0.263783693313599" calcext:value-type="float">
            <text:p>0.2637836933</text:p>
          </table:table-cell>
          <table:table-cell/>
          <table:table-cell office:value-type="float" office:value="1442890804.1764" calcext:value-type="float">
            <text:p>1442890804.1764</text:p>
          </table:table-cell>
          <table:table-cell table:formula="of:=[.J1080]-[.$B1080]" office:value-type="float" office:value="0.282160043716431" calcext:value-type="float">
            <text:p>0.282160043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890803.90387" calcext:value-type="float">
            <text:p>1442890803.90387</text:p>
          </table:table-cell>
          <table:table-cell office:value-type="float" office:value="896" calcext:value-type="float">
            <text:p>896</text:p>
          </table:table-cell>
          <table:table-cell table:formula="of:=[.B1081]-[.B$2]" office:value-type="float" office:value="35.006596326828" calcext:value-type="float">
            <text:p>35.0065963268</text:p>
          </table:table-cell>
          <table:table-cell table:formula="of:=[.C1081]/([.D1081]-[.D1080])" office:value-type="float" office:value="93079.7866006192" calcext:value-type="float">
            <text:p>93079.7866006192</text:p>
          </table:table-cell>
          <table:table-cell/>
          <table:table-cell office:value-type="float" office:value="1442890804.15804" calcext:value-type="float">
            <text:p>1442890804.15804</text:p>
          </table:table-cell>
          <table:table-cell table:formula="of:=[.G1081]-[.$B1081]" office:value-type="float" office:value="0.254179000854492" calcext:value-type="float">
            <text:p>0.2541790009</text:p>
          </table:table-cell>
          <table:table-cell/>
          <table:table-cell office:value-type="float" office:value="1442890804.17949" calcext:value-type="float">
            <text:p>1442890804.17949</text:p>
          </table:table-cell>
          <table:table-cell table:formula="of:=[.J1081]-[.$B1081]" office:value-type="float" office:value="0.27562403678894" calcext:value-type="float">
            <text:p>0.2756240368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890803.91363" calcext:value-type="float">
            <text:p>1442890803.91363</text:p>
          </table:table-cell>
          <table:table-cell office:value-type="float" office:value="896" calcext:value-type="float">
            <text:p>896</text:p>
          </table:table-cell>
          <table:table-cell table:formula="of:=[.B1082]-[.B$2]" office:value-type="float" office:value="35.0163624286652" calcext:value-type="float">
            <text:p>35.0163624287</text:p>
          </table:table-cell>
          <table:table-cell table:formula="of:=[.C1082]/([.D1082]-[.D1081])" office:value-type="float" office:value="91745.9202187393" calcext:value-type="float">
            <text:p>91745.9202187393</text:p>
          </table:table-cell>
          <table:table-cell/>
          <table:table-cell office:value-type="float" office:value="1442890804.15807" calcext:value-type="float">
            <text:p>1442890804.15807</text:p>
          </table:table-cell>
          <table:table-cell table:formula="of:=[.G1082]-[.$B1082]" office:value-type="float" office:value="0.24443531036377" calcext:value-type="float">
            <text:p>0.2444353104</text:p>
          </table:table-cell>
          <table:table-cell/>
          <table:table-cell office:value-type="float" office:value="1442890804.18265" calcext:value-type="float">
            <text:p>1442890804.18265</text:p>
          </table:table-cell>
          <table:table-cell table:formula="of:=[.J1082]-[.$B1082]" office:value-type="float" office:value="0.269018650054932" calcext:value-type="float">
            <text:p>0.269018650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890803.92328" calcext:value-type="float">
            <text:p>1442890803.92328</text:p>
          </table:table-cell>
          <table:table-cell office:value-type="float" office:value="896" calcext:value-type="float">
            <text:p>896</text:p>
          </table:table-cell>
          <table:table-cell table:formula="of:=[.B1083]-[.B$2]" office:value-type="float" office:value="35.0260140895843" calcext:value-type="float">
            <text:p>35.0260140896</text:p>
          </table:table-cell>
          <table:table-cell table:formula="of:=[.C1083]/([.D1083]-[.D1082])" office:value-type="float" office:value="92833.762758757" calcext:value-type="float">
            <text:p>92833.762758757</text:p>
          </table:table-cell>
          <table:table-cell/>
          <table:table-cell office:value-type="float" office:value="1442890804.15809" calcext:value-type="float">
            <text:p>1442890804.15809</text:p>
          </table:table-cell>
          <table:table-cell table:formula="of:=[.G1083]-[.$B1083]" office:value-type="float" office:value="0.234804630279541" calcext:value-type="float">
            <text:p>0.2348046303</text:p>
          </table:table-cell>
          <table:table-cell/>
          <table:table-cell office:value-type="float" office:value="1442890804.18576" calcext:value-type="float">
            <text:p>1442890804.18576</text:p>
          </table:table-cell>
          <table:table-cell table:formula="of:=[.J1083]-[.$B1083]" office:value-type="float" office:value="0.262473821640015" calcext:value-type="float">
            <text:p>0.262473821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890803.93286" calcext:value-type="float">
            <text:p>1442890803.93286</text:p>
          </table:table-cell>
          <table:table-cell office:value-type="float" office:value="896" calcext:value-type="float">
            <text:p>896</text:p>
          </table:table-cell>
          <table:table-cell table:formula="of:=[.B1084]-[.B$2]" office:value-type="float" office:value="35.0355854034424" calcext:value-type="float">
            <text:p>35.0355854034</text:p>
          </table:table-cell>
          <table:table-cell table:formula="of:=[.C1084]/([.D1084]-[.D1083])" office:value-type="float" office:value="93613.0622493461" calcext:value-type="float">
            <text:p>93613.0622493461</text:p>
          </table:table-cell>
          <table:table-cell/>
          <table:table-cell office:value-type="float" office:value="1442890804.15811" calcext:value-type="float">
            <text:p>1442890804.15811</text:p>
          </table:table-cell>
          <table:table-cell table:formula="of:=[.G1084]-[.$B1084]" office:value-type="float" office:value="0.225254058837891" calcext:value-type="float">
            <text:p>0.2252540588</text:p>
          </table:table-cell>
          <table:table-cell/>
          <table:table-cell office:value-type="float" office:value="1442890804.18883" calcext:value-type="float">
            <text:p>1442890804.18883</text:p>
          </table:table-cell>
          <table:table-cell table:formula="of:=[.J1084]-[.$B1084]" office:value-type="float" office:value="0.255979299545288" calcext:value-type="float">
            <text:p>0.2559792995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890803.94251" calcext:value-type="float">
            <text:p>1442890803.94251</text:p>
          </table:table-cell>
          <table:table-cell office:value-type="float" office:value="896" calcext:value-type="float">
            <text:p>896</text:p>
          </table:table-cell>
          <table:table-cell table:formula="of:=[.B1085]-[.B$2]" office:value-type="float" office:value="35.045241355896" calcext:value-type="float">
            <text:p>35.0452413559</text:p>
          </table:table-cell>
          <table:table-cell table:formula="of:=[.C1085]/([.D1085]-[.D1084])" office:value-type="float" office:value="92792.503308642" calcext:value-type="float">
            <text:p>92792.503308642</text:p>
          </table:table-cell>
          <table:table-cell/>
          <table:table-cell office:value-type="float" office:value="1442890804.15813" calcext:value-type="float">
            <text:p>1442890804.15813</text:p>
          </table:table-cell>
          <table:table-cell table:formula="of:=[.G1085]-[.$B1085]" office:value-type="float" office:value="0.215619564056396" calcext:value-type="float">
            <text:p>0.2156195641</text:p>
          </table:table-cell>
          <table:table-cell/>
          <table:table-cell office:value-type="float" office:value="1442890804.19196" calcext:value-type="float">
            <text:p>1442890804.19196</text:p>
          </table:table-cell>
          <table:table-cell table:formula="of:=[.J1085]-[.$B1085]" office:value-type="float" office:value="0.249449014663696" calcext:value-type="float">
            <text:p>0.249449014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890803.95213" calcext:value-type="float">
            <text:p>1442890803.95213</text:p>
          </table:table-cell>
          <table:table-cell office:value-type="float" office:value="896" calcext:value-type="float">
            <text:p>896</text:p>
          </table:table-cell>
          <table:table-cell table:formula="of:=[.B1086]-[.B$2]" office:value-type="float" office:value="35.0548615455627" calcext:value-type="float">
            <text:p>35.0548615456</text:p>
          </table:table-cell>
          <table:table-cell table:formula="of:=[.C1086]/([.D1086]-[.D1085])" office:value-type="float" office:value="93137.4568525403" calcext:value-type="float">
            <text:p>93137.4568525403</text:p>
          </table:table-cell>
          <table:table-cell/>
          <table:table-cell office:value-type="float" office:value="1442890804.23585" calcext:value-type="float">
            <text:p>1442890804.23585</text:p>
          </table:table-cell>
          <table:table-cell table:formula="of:=[.G1086]-[.$B1086]" office:value-type="float" office:value="0.283723831176758" calcext:value-type="float">
            <text:p>0.2837238312</text:p>
          </table:table-cell>
          <table:table-cell/>
          <table:table-cell office:value-type="float" office:value="1442890804.23589" calcext:value-type="float">
            <text:p>1442890804.23589</text:p>
          </table:table-cell>
          <table:table-cell table:formula="of:=[.J1086]-[.$B1086]" office:value-type="float" office:value="0.283759593963623" calcext:value-type="float">
            <text:p>0.28375959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890803.96178" calcext:value-type="float">
            <text:p>1442890803.96178</text:p>
          </table:table-cell>
          <table:table-cell office:value-type="float" office:value="896" calcext:value-type="float">
            <text:p>896</text:p>
          </table:table-cell>
          <table:table-cell table:formula="of:=[.B1087]-[.B$2]" office:value-type="float" office:value="35.0645108222961" calcext:value-type="float">
            <text:p>35.0645108223</text:p>
          </table:table-cell>
          <table:table-cell table:formula="of:=[.C1087]/([.D1087]-[.D1086])" office:value-type="float" office:value="92856.7005337023" calcext:value-type="float">
            <text:p>92856.7005337023</text:p>
          </table:table-cell>
          <table:table-cell/>
          <table:table-cell office:value-type="float" office:value="1442890804.23593" calcext:value-type="float">
            <text:p>1442890804.23593</text:p>
          </table:table-cell>
          <table:table-cell table:formula="of:=[.G1087]-[.$B1087]" office:value-type="float" office:value="0.274152040481567" calcext:value-type="float">
            <text:p>0.2741520405</text:p>
          </table:table-cell>
          <table:table-cell/>
          <table:table-cell office:value-type="float" office:value="1442890804.23901" calcext:value-type="float">
            <text:p>1442890804.23901</text:p>
          </table:table-cell>
          <table:table-cell table:formula="of:=[.J1087]-[.$B1087]" office:value-type="float" office:value="0.277228116989136" calcext:value-type="float">
            <text:p>0.277228117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890803.97147" calcext:value-type="float">
            <text:p>1442890803.97147</text:p>
          </table:table-cell>
          <table:table-cell office:value-type="float" office:value="896" calcext:value-type="float">
            <text:p>896</text:p>
          </table:table-cell>
          <table:table-cell table:formula="of:=[.B1088]-[.B$2]" office:value-type="float" office:value="35.074196100235" calcext:value-type="float">
            <text:p>35.0741961002</text:p>
          </table:table-cell>
          <table:table-cell table:formula="of:=[.C1088]/([.D1088]-[.D1087])" office:value-type="float" office:value="92511.5423282377" calcext:value-type="float">
            <text:p>92511.5423282377</text:p>
          </table:table-cell>
          <table:table-cell/>
          <table:table-cell office:value-type="float" office:value="1442890804.23596" calcext:value-type="float">
            <text:p>1442890804.23596</text:p>
          </table:table-cell>
          <table:table-cell table:formula="of:=[.G1088]-[.$B1088]" office:value-type="float" office:value="0.264490604400635" calcext:value-type="float">
            <text:p>0.2644906044</text:p>
          </table:table-cell>
          <table:table-cell/>
          <table:table-cell office:value-type="float" office:value="1442890804.24211" calcext:value-type="float">
            <text:p>1442890804.24211</text:p>
          </table:table-cell>
          <table:table-cell table:formula="of:=[.J1088]-[.$B1088]" office:value-type="float" office:value="0.270641803741455" calcext:value-type="float">
            <text:p>0.2706418037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890803.98113" calcext:value-type="float">
            <text:p>1442890803.98113</text:p>
          </table:table-cell>
          <table:table-cell office:value-type="float" office:value="896" calcext:value-type="float">
            <text:p>896</text:p>
          </table:table-cell>
          <table:table-cell table:formula="of:=[.B1089]-[.B$2]" office:value-type="float" office:value="35.0838599205017" calcext:value-type="float">
            <text:p>35.0838599205</text:p>
          </table:table-cell>
          <table:table-cell table:formula="of:=[.C1089]/([.D1089]-[.D1088])" office:value-type="float" office:value="92716.9561591789" calcext:value-type="float">
            <text:p>92716.9561591789</text:p>
          </table:table-cell>
          <table:table-cell/>
          <table:table-cell office:value-type="float" office:value="1442890804.23599" calcext:value-type="float">
            <text:p>1442890804.23599</text:p>
          </table:table-cell>
          <table:table-cell table:formula="of:=[.G1089]-[.$B1089]" office:value-type="float" office:value="0.254863739013672" calcext:value-type="float">
            <text:p>0.254863739</text:p>
          </table:table-cell>
          <table:table-cell/>
          <table:table-cell office:value-type="float" office:value="1442890804.24521" calcext:value-type="float">
            <text:p>1442890804.24521</text:p>
          </table:table-cell>
          <table:table-cell table:formula="of:=[.J1089]-[.$B1089]" office:value-type="float" office:value="0.264079332351685" calcext:value-type="float">
            <text:p>0.2640793324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890803.99084" calcext:value-type="float">
            <text:p>1442890803.99084</text:p>
          </table:table-cell>
          <table:table-cell office:value-type="float" office:value="896" calcext:value-type="float">
            <text:p>896</text:p>
          </table:table-cell>
          <table:table-cell table:formula="of:=[.B1090]-[.B$2]" office:value-type="float" office:value="35.0935702323914" calcext:value-type="float">
            <text:p>35.0935702324</text:p>
          </table:table-cell>
          <table:table-cell table:formula="of:=[.C1090]/([.D1090]-[.D1089])" office:value-type="float" office:value="92273.0402671381" calcext:value-type="float">
            <text:p>92273.0402671381</text:p>
          </table:table-cell>
          <table:table-cell/>
          <table:table-cell office:value-type="float" office:value="1442890804.23605" calcext:value-type="float">
            <text:p>1442890804.23605</text:p>
          </table:table-cell>
          <table:table-cell table:formula="of:=[.G1090]-[.$B1090]" office:value-type="float" office:value="0.245206356048584" calcext:value-type="float">
            <text:p>0.245206356</text:p>
          </table:table-cell>
          <table:table-cell/>
          <table:table-cell office:value-type="float" office:value="1442890804.24829" calcext:value-type="float">
            <text:p>1442890804.24829</text:p>
          </table:table-cell>
          <table:table-cell table:formula="of:=[.J1090]-[.$B1090]" office:value-type="float" office:value="0.257452487945557" calcext:value-type="float">
            <text:p>0.2574524879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890804.0005" calcext:value-type="float">
            <text:p>1442890804.0005</text:p>
          </table:table-cell>
          <table:table-cell office:value-type="float" office:value="896" calcext:value-type="float">
            <text:p>896</text:p>
          </table:table-cell>
          <table:table-cell table:formula="of:=[.B1091]-[.B$2]" office:value-type="float" office:value="35.103235244751" calcext:value-type="float">
            <text:p>35.1032352448</text:p>
          </table:table-cell>
          <table:table-cell table:formula="of:=[.C1091]/([.D1091]-[.D1090])" office:value-type="float" office:value="92705.5203512754" calcext:value-type="float">
            <text:p>92705.5203512754</text:p>
          </table:table-cell>
          <table:table-cell/>
          <table:table-cell office:value-type="float" office:value="1442890804.23607" calcext:value-type="float">
            <text:p>1442890804.23607</text:p>
          </table:table-cell>
          <table:table-cell table:formula="of:=[.G1091]-[.$B1091]" office:value-type="float" office:value="0.235565423965454" calcext:value-type="float">
            <text:p>0.235565424</text:p>
          </table:table-cell>
          <table:table-cell/>
          <table:table-cell office:value-type="float" office:value="1442890804.25141" calcext:value-type="float">
            <text:p>1442890804.25141</text:p>
          </table:table-cell>
          <table:table-cell table:formula="of:=[.J1091]-[.$B1091]" office:value-type="float" office:value="0.250900983810425" calcext:value-type="float">
            <text:p>0.2509009838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890804.01016" calcext:value-type="float">
            <text:p>1442890804.01016</text:p>
          </table:table-cell>
          <table:table-cell office:value-type="float" office:value="896" calcext:value-type="float">
            <text:p>896</text:p>
          </table:table-cell>
          <table:table-cell table:formula="of:=[.B1092]-[.B$2]" office:value-type="float" office:value="35.1128926277161" calcext:value-type="float">
            <text:p>35.1128926277</text:p>
          </table:table-cell>
          <table:table-cell table:formula="of:=[.C1092]/([.D1092]-[.D1091])" office:value-type="float" office:value="92778.7583074113" calcext:value-type="float">
            <text:p>92778.7583074113</text:p>
          </table:table-cell>
          <table:table-cell/>
          <table:table-cell office:value-type="float" office:value="1442890804.23609" calcext:value-type="float">
            <text:p>1442890804.23609</text:p>
          </table:table-cell>
          <table:table-cell table:formula="of:=[.G1092]-[.$B1092]" office:value-type="float" office:value="0.225927829742432" calcext:value-type="float">
            <text:p>0.2259278297</text:p>
          </table:table-cell>
          <table:table-cell/>
          <table:table-cell office:value-type="float" office:value="1442890804.25453" calcext:value-type="float">
            <text:p>1442890804.25453</text:p>
          </table:table-cell>
          <table:table-cell table:formula="of:=[.J1092]-[.$B1092]" office:value-type="float" office:value="0.244365692138672" calcext:value-type="float">
            <text:p>0.244365692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890804.01975" calcext:value-type="float">
            <text:p>1442890804.01975</text:p>
          </table:table-cell>
          <table:table-cell office:value-type="float" office:value="896" calcext:value-type="float">
            <text:p>896</text:p>
          </table:table-cell>
          <table:table-cell table:formula="of:=[.B1093]-[.B$2]" office:value-type="float" office:value="35.1224803924561" calcext:value-type="float">
            <text:p>35.1224803925</text:p>
          </table:table-cell>
          <table:table-cell table:formula="of:=[.C1093]/([.D1093]-[.D1092])" office:value-type="float" office:value="93452.4390510767" calcext:value-type="float">
            <text:p>93452.4390510767</text:p>
          </table:table-cell>
          <table:table-cell/>
          <table:table-cell office:value-type="float" office:value="1442890804.23611" calcext:value-type="float">
            <text:p>1442890804.23611</text:p>
          </table:table-cell>
          <table:table-cell table:formula="of:=[.G1093]-[.$B1093]" office:value-type="float" office:value="0.216360330581665" calcext:value-type="float">
            <text:p>0.2163603306</text:p>
          </table:table-cell>
          <table:table-cell/>
          <table:table-cell office:value-type="float" office:value="1442890804.25767" calcext:value-type="float">
            <text:p>1442890804.25767</text:p>
          </table:table-cell>
          <table:table-cell table:formula="of:=[.J1093]-[.$B1093]" office:value-type="float" office:value="0.237918376922607" calcext:value-type="float">
            <text:p>0.2379183769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890804.02936" calcext:value-type="float">
            <text:p>1442890804.02936</text:p>
          </table:table-cell>
          <table:table-cell office:value-type="float" office:value="896" calcext:value-type="float">
            <text:p>896</text:p>
          </table:table-cell>
          <table:table-cell table:formula="of:=[.B1094]-[.B$2]" office:value-type="float" office:value="35.1320879459381" calcext:value-type="float">
            <text:p>35.1320879459</text:p>
          </table:table-cell>
          <table:table-cell table:formula="of:=[.C1094]/([.D1094]-[.D1093])" office:value-type="float" office:value="93259.9544382957" calcext:value-type="float">
            <text:p>93259.9544382957</text:p>
          </table:table-cell>
          <table:table-cell/>
          <table:table-cell office:value-type="float" office:value="1442890804.23613" calcext:value-type="float">
            <text:p>1442890804.23613</text:p>
          </table:table-cell>
          <table:table-cell table:formula="of:=[.G1094]-[.$B1094]" office:value-type="float" office:value="0.206772565841675" calcext:value-type="float">
            <text:p>0.2067725658</text:p>
          </table:table-cell>
          <table:table-cell/>
          <table:table-cell office:value-type="float" office:value="1442890804.26078" calcext:value-type="float">
            <text:p>1442890804.26078</text:p>
          </table:table-cell>
          <table:table-cell table:formula="of:=[.J1094]-[.$B1094]" office:value-type="float" office:value="0.231425046920776" calcext:value-type="float">
            <text:p>0.2314250469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890804.039" calcext:value-type="float">
            <text:p>1442890804.039</text:p>
          </table:table-cell>
          <table:table-cell office:value-type="float" office:value="896" calcext:value-type="float">
            <text:p>896</text:p>
          </table:table-cell>
          <table:table-cell table:formula="of:=[.B1095]-[.B$2]" office:value-type="float" office:value="35.1417317390442" calcext:value-type="float">
            <text:p>35.141731739</text:p>
          </table:table-cell>
          <table:table-cell table:formula="of:=[.C1095]/([.D1095]-[.D1094])" office:value-type="float" office:value="92909.5004573661" calcext:value-type="float">
            <text:p>92909.5004573661</text:p>
          </table:table-cell>
          <table:table-cell/>
          <table:table-cell office:value-type="float" office:value="1442890804.36025" calcext:value-type="float">
            <text:p>1442890804.36025</text:p>
          </table:table-cell>
          <table:table-cell table:formula="of:=[.G1095]-[.$B1095]" office:value-type="float" office:value="0.321249485015869" calcext:value-type="float">
            <text:p>0.321249485</text:p>
          </table:table-cell>
          <table:table-cell/>
          <table:table-cell office:value-type="float" office:value="1442890804.36029" calcext:value-type="float">
            <text:p>1442890804.36029</text:p>
          </table:table-cell>
          <table:table-cell table:formula="of:=[.J1095]-[.$B1095]" office:value-type="float" office:value="0.321291446685791" calcext:value-type="float">
            <text:p>0.3212914467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890804.0487" calcext:value-type="float">
            <text:p>1442890804.0487</text:p>
          </table:table-cell>
          <table:table-cell office:value-type="float" office:value="896" calcext:value-type="float">
            <text:p>896</text:p>
          </table:table-cell>
          <table:table-cell table:formula="of:=[.B1096]-[.B$2]" office:value-type="float" office:value="35.1514298915863" calcext:value-type="float">
            <text:p>35.1514298916</text:p>
          </table:table-cell>
          <table:table-cell table:formula="of:=[.C1096]/([.D1096]-[.D1095])" office:value-type="float" office:value="92388.7303390122" calcext:value-type="float">
            <text:p>92388.7303390122</text:p>
          </table:table-cell>
          <table:table-cell/>
          <table:table-cell office:value-type="float" office:value="1442890804.36037" calcext:value-type="float">
            <text:p>1442890804.36037</text:p>
          </table:table-cell>
          <table:table-cell table:formula="of:=[.G1096]-[.$B1096]" office:value-type="float" office:value="0.311672687530518" calcext:value-type="float">
            <text:p>0.3116726875</text:p>
          </table:table-cell>
          <table:table-cell/>
          <table:table-cell office:value-type="float" office:value="1442890804.3634" calcext:value-type="float">
            <text:p>1442890804.3634</text:p>
          </table:table-cell>
          <table:table-cell table:formula="of:=[.J1096]-[.$B1096]" office:value-type="float" office:value="0.314697742462158" calcext:value-type="float">
            <text:p>0.3146977425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890804.05838" calcext:value-type="float">
            <text:p>1442890804.05838</text:p>
          </table:table-cell>
          <table:table-cell office:value-type="float" office:value="896" calcext:value-type="float">
            <text:p>896</text:p>
          </table:table-cell>
          <table:table-cell table:formula="of:=[.B1097]-[.B$2]" office:value-type="float" office:value="35.1611092090607" calcext:value-type="float">
            <text:p>35.1611092091</text:p>
          </table:table-cell>
          <table:table-cell table:formula="of:=[.C1097]/([.D1097]-[.D1096])" office:value-type="float" office:value="92568.510369969" calcext:value-type="float">
            <text:p>92568.510369969</text:p>
          </table:table-cell>
          <table:table-cell/>
          <table:table-cell office:value-type="float" office:value="1442890804.36041" calcext:value-type="float">
            <text:p>1442890804.36041</text:p>
          </table:table-cell>
          <table:table-cell table:formula="of:=[.G1097]-[.$B1097]" office:value-type="float" office:value="0.302027225494385" calcext:value-type="float">
            <text:p>0.3020272255</text:p>
          </table:table-cell>
          <table:table-cell/>
          <table:table-cell office:value-type="float" office:value="1442890804.3665" calcext:value-type="float">
            <text:p>1442890804.3665</text:p>
          </table:table-cell>
          <table:table-cell table:formula="of:=[.J1097]-[.$B1097]" office:value-type="float" office:value="0.308121681213379" calcext:value-type="float">
            <text:p>0.3081216812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890804.06793" calcext:value-type="float">
            <text:p>1442890804.06793</text:p>
          </table:table-cell>
          <table:table-cell office:value-type="float" office:value="896" calcext:value-type="float">
            <text:p>896</text:p>
          </table:table-cell>
          <table:table-cell table:formula="of:=[.B1098]-[.B$2]" office:value-type="float" office:value="35.1706647872925" calcext:value-type="float">
            <text:p>35.1706647873</text:p>
          </table:table-cell>
          <table:table-cell table:formula="of:=[.C1098]/([.D1098]-[.D1097])" office:value-type="float" office:value="93767.2193418" calcext:value-type="float">
            <text:p>93767.2193418</text:p>
          </table:table-cell>
          <table:table-cell/>
          <table:table-cell office:value-type="float" office:value="1442890804.36043" calcext:value-type="float">
            <text:p>1442890804.36043</text:p>
          </table:table-cell>
          <table:table-cell table:formula="of:=[.G1098]-[.$B1098]" office:value-type="float" office:value="0.292494535446167" calcext:value-type="float">
            <text:p>0.2924945354</text:p>
          </table:table-cell>
          <table:table-cell/>
          <table:table-cell office:value-type="float" office:value="1442890804.36965" calcext:value-type="float">
            <text:p>1442890804.36965</text:p>
          </table:table-cell>
          <table:table-cell table:formula="of:=[.J1098]-[.$B1098]" office:value-type="float" office:value="0.301710844039917" calcext:value-type="float">
            <text:p>0.30171084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890804.07754" calcext:value-type="float">
            <text:p>1442890804.07754</text:p>
          </table:table-cell>
          <table:table-cell office:value-type="float" office:value="896" calcext:value-type="float">
            <text:p>896</text:p>
          </table:table-cell>
          <table:table-cell table:formula="of:=[.B1099]-[.B$2]" office:value-type="float" office:value="35.1802732944489" calcext:value-type="float">
            <text:p>35.1802732944</text:p>
          </table:table-cell>
          <table:table-cell table:formula="of:=[.C1099]/([.D1099]-[.D1098])" office:value-type="float" office:value="93250.6980968214" calcext:value-type="float">
            <text:p>93250.6980968214</text:p>
          </table:table-cell>
          <table:table-cell/>
          <table:table-cell office:value-type="float" office:value="1442890804.36045" calcext:value-type="float">
            <text:p>1442890804.36045</text:p>
          </table:table-cell>
          <table:table-cell table:formula="of:=[.G1099]-[.$B1099]" office:value-type="float" office:value="0.282907962799072" calcext:value-type="float">
            <text:p>0.2829079628</text:p>
          </table:table-cell>
          <table:table-cell/>
          <table:table-cell office:value-type="float" office:value="1442890804.37275" calcext:value-type="float">
            <text:p>1442890804.37275</text:p>
          </table:table-cell>
          <table:table-cell table:formula="of:=[.J1099]-[.$B1099]" office:value-type="float" office:value="0.295207738876343" calcext:value-type="float">
            <text:p>0.295207738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890804.08714" calcext:value-type="float">
            <text:p>1442890804.08714</text:p>
          </table:table-cell>
          <table:table-cell office:value-type="float" office:value="896" calcext:value-type="float">
            <text:p>896</text:p>
          </table:table-cell>
          <table:table-cell table:formula="of:=[.B1100]-[.B$2]" office:value-type="float" office:value="35.189873456955" calcext:value-type="float">
            <text:p>35.189873457</text:p>
          </table:table-cell>
          <table:table-cell table:formula="of:=[.C1100]/([.D1100]-[.D1099])" office:value-type="float" office:value="93331.7534396265" calcext:value-type="float">
            <text:p>93331.7534396265</text:p>
          </table:table-cell>
          <table:table-cell/>
          <table:table-cell office:value-type="float" office:value="1442890804.36047" calcext:value-type="float">
            <text:p>1442890804.36047</text:p>
          </table:table-cell>
          <table:table-cell table:formula="of:=[.G1100]-[.$B1100]" office:value-type="float" office:value="0.273331642150879" calcext:value-type="float">
            <text:p>0.2733316422</text:p>
          </table:table-cell>
          <table:table-cell/>
          <table:table-cell office:value-type="float" office:value="1442890804.37587" calcext:value-type="float">
            <text:p>1442890804.37587</text:p>
          </table:table-cell>
          <table:table-cell table:formula="of:=[.J1100]-[.$B1100]" office:value-type="float" office:value="0.288730144500732" calcext:value-type="float">
            <text:p>0.2887301445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890804.09676" calcext:value-type="float">
            <text:p>1442890804.09676</text:p>
          </table:table-cell>
          <table:table-cell office:value-type="float" office:value="896" calcext:value-type="float">
            <text:p>896</text:p>
          </table:table-cell>
          <table:table-cell table:formula="of:=[.B1101]-[.B$2]" office:value-type="float" office:value="35.199494600296" calcext:value-type="float">
            <text:p>35.1994946003</text:p>
          </table:table-cell>
          <table:table-cell table:formula="of:=[.C1101]/([.D1101]-[.D1100])" office:value-type="float" office:value="93128.2248104277" calcext:value-type="float">
            <text:p>93128.2248104277</text:p>
          </table:table-cell>
          <table:table-cell/>
          <table:table-cell office:value-type="float" office:value="1442890804.3605" calcext:value-type="float">
            <text:p>1442890804.3605</text:p>
          </table:table-cell>
          <table:table-cell table:formula="of:=[.G1101]-[.$B1101]" office:value-type="float" office:value="0.263732194900513" calcext:value-type="float">
            <text:p>0.2637321949</text:p>
          </table:table-cell>
          <table:table-cell/>
          <table:table-cell office:value-type="float" office:value="1442890804.37897" calcext:value-type="float">
            <text:p>1442890804.37897</text:p>
          </table:table-cell>
          <table:table-cell table:formula="of:=[.J1101]-[.$B1101]" office:value-type="float" office:value="0.282209634780884" calcext:value-type="float">
            <text:p>0.282209634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890804.10642" calcext:value-type="float">
            <text:p>1442890804.10642</text:p>
          </table:table-cell>
          <table:table-cell office:value-type="float" office:value="896" calcext:value-type="float">
            <text:p>896</text:p>
          </table:table-cell>
          <table:table-cell table:formula="of:=[.B1102]-[.B$2]" office:value-type="float" office:value="35.2091469764709" calcext:value-type="float">
            <text:p>35.2091469765</text:p>
          </table:table-cell>
          <table:table-cell table:formula="of:=[.C1102]/([.D1102]-[.D1101])" office:value-type="float" office:value="92826.8836359145" calcext:value-type="float">
            <text:p>92826.8836359145</text:p>
          </table:table-cell>
          <table:table-cell/>
          <table:table-cell office:value-type="float" office:value="1442890804.36052" calcext:value-type="float">
            <text:p>1442890804.36052</text:p>
          </table:table-cell>
          <table:table-cell table:formula="of:=[.G1102]-[.$B1102]" office:value-type="float" office:value="0.254101037979126" calcext:value-type="float">
            <text:p>0.254101038</text:p>
          </table:table-cell>
          <table:table-cell/>
          <table:table-cell office:value-type="float" office:value="1442890804.38206" calcext:value-type="float">
            <text:p>1442890804.38206</text:p>
          </table:table-cell>
          <table:table-cell table:formula="of:=[.J1102]-[.$B1102]" office:value-type="float" office:value="0.275640726089478" calcext:value-type="float">
            <text:p>0.275640726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890804.11602" calcext:value-type="float">
            <text:p>1442890804.11602</text:p>
          </table:table-cell>
          <table:table-cell office:value-type="float" office:value="896" calcext:value-type="float">
            <text:p>896</text:p>
          </table:table-cell>
          <table:table-cell table:formula="of:=[.B1103]-[.B$2]" office:value-type="float" office:value="35.2187488079071" calcext:value-type="float">
            <text:p>35.2187488079</text:p>
          </table:table-cell>
          <table:table-cell table:formula="of:=[.C1103]/([.D1103]-[.D1102])" office:value-type="float" office:value="93315.5311002409" calcext:value-type="float">
            <text:p>93315.5311002409</text:p>
          </table:table-cell>
          <table:table-cell/>
          <table:table-cell office:value-type="float" office:value="1442890804.36054" calcext:value-type="float">
            <text:p>1442890804.36054</text:p>
          </table:table-cell>
          <table:table-cell table:formula="of:=[.G1103]-[.$B1103]" office:value-type="float" office:value="0.244521379470825" calcext:value-type="float">
            <text:p>0.2445213795</text:p>
          </table:table-cell>
          <table:table-cell/>
          <table:table-cell office:value-type="float" office:value="1442890804.38516" calcext:value-type="float">
            <text:p>1442890804.38516</text:p>
          </table:table-cell>
          <table:table-cell table:formula="of:=[.J1103]-[.$B1103]" office:value-type="float" office:value="0.269141912460327" calcext:value-type="float">
            <text:p>0.2691419125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890804.12566" calcext:value-type="float">
            <text:p>1442890804.12566</text:p>
          </table:table-cell>
          <table:table-cell office:value-type="float" office:value="896" calcext:value-type="float">
            <text:p>896</text:p>
          </table:table-cell>
          <table:table-cell table:formula="of:=[.B1104]-[.B$2]" office:value-type="float" office:value="35.2283892631531" calcext:value-type="float">
            <text:p>35.2283892632</text:p>
          </table:table-cell>
          <table:table-cell table:formula="of:=[.C1104]/([.D1104]-[.D1103])" office:value-type="float" office:value="92941.6689501669" calcext:value-type="float">
            <text:p>92941.6689501669</text:p>
          </table:table-cell>
          <table:table-cell/>
          <table:table-cell office:value-type="float" office:value="1442890804.36056" calcext:value-type="float">
            <text:p>1442890804.36056</text:p>
          </table:table-cell>
          <table:table-cell table:formula="of:=[.G1104]-[.$B1104]" office:value-type="float" office:value="0.234902620315552" calcext:value-type="float">
            <text:p>0.2349026203</text:p>
          </table:table-cell>
          <table:table-cell/>
          <table:table-cell office:value-type="float" office:value="1442890804.38825" calcext:value-type="float">
            <text:p>1442890804.38825</text:p>
          </table:table-cell>
          <table:table-cell table:formula="of:=[.J1104]-[.$B1104]" office:value-type="float" office:value="0.262592792510986" calcext:value-type="float">
            <text:p>0.2625927925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890804.13529" calcext:value-type="float">
            <text:p>1442890804.13529</text:p>
          </table:table-cell>
          <table:table-cell office:value-type="float" office:value="896" calcext:value-type="float">
            <text:p>896</text:p>
          </table:table-cell>
          <table:table-cell table:formula="of:=[.B1105]-[.B$2]" office:value-type="float" office:value="35.2380173206329" calcext:value-type="float">
            <text:p>35.2380173206</text:p>
          </table:table-cell>
          <table:table-cell table:formula="of:=[.C1105]/([.D1105]-[.D1104])" office:value-type="float" office:value="93061.3472005547" calcext:value-type="float">
            <text:p>93061.3472005547</text:p>
          </table:table-cell>
          <table:table-cell/>
          <table:table-cell office:value-type="float" office:value="1442890804.36058" calcext:value-type="float">
            <text:p>1442890804.36058</text:p>
          </table:table-cell>
          <table:table-cell table:formula="of:=[.G1105]-[.$B1105]" office:value-type="float" office:value="0.225295543670654" calcext:value-type="float">
            <text:p>0.2252955437</text:p>
          </table:table-cell>
          <table:table-cell/>
          <table:table-cell office:value-type="float" office:value="1442890804.39141" calcext:value-type="float">
            <text:p>1442890804.39141</text:p>
          </table:table-cell>
          <table:table-cell table:formula="of:=[.J1105]-[.$B1105]" office:value-type="float" office:value="0.256127834320068" calcext:value-type="float">
            <text:p>0.2561278343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890804.14496" calcext:value-type="float">
            <text:p>1442890804.14496</text:p>
          </table:table-cell>
          <table:table-cell office:value-type="float" office:value="896" calcext:value-type="float">
            <text:p>896</text:p>
          </table:table-cell>
          <table:table-cell table:formula="of:=[.B1106]-[.B$2]" office:value-type="float" office:value="35.2476940155029" calcext:value-type="float">
            <text:p>35.2476940155</text:p>
          </table:table-cell>
          <table:table-cell table:formula="of:=[.C1106]/([.D1106]-[.D1105])" office:value-type="float" office:value="92593.5985414049" calcext:value-type="float">
            <text:p>92593.5985414049</text:p>
          </table:table-cell>
          <table:table-cell/>
          <table:table-cell office:value-type="float" office:value="1442890804.3606" calcext:value-type="float">
            <text:p>1442890804.3606</text:p>
          </table:table-cell>
          <table:table-cell table:formula="of:=[.G1106]-[.$B1106]" office:value-type="float" office:value="0.215640783309937" calcext:value-type="float">
            <text:p>0.2156407833</text:p>
          </table:table-cell>
          <table:table-cell/>
          <table:table-cell office:value-type="float" office:value="1442890804.39452" calcext:value-type="float">
            <text:p>1442890804.39452</text:p>
          </table:table-cell>
          <table:table-cell table:formula="of:=[.J1106]-[.$B1106]" office:value-type="float" office:value="0.249552726745605" calcext:value-type="float">
            <text:p>0.2495527267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890804.1546" calcext:value-type="float">
            <text:p>1442890804.1546</text:p>
          </table:table-cell>
          <table:table-cell office:value-type="float" office:value="896" calcext:value-type="float">
            <text:p>896</text:p>
          </table:table-cell>
          <table:table-cell table:formula="of:=[.B1107]-[.B$2]" office:value-type="float" office:value="35.2573325634003" calcext:value-type="float">
            <text:p>35.2573325634</text:p>
          </table:table-cell>
          <table:table-cell table:formula="of:=[.C1107]/([.D1107]-[.D1106])" office:value-type="float" office:value="92960.0609493655" calcext:value-type="float">
            <text:p>92960.0609493655</text:p>
          </table:table-cell>
          <table:table-cell/>
          <table:table-cell office:value-type="float" office:value="1442890804.43686" calcext:value-type="float">
            <text:p>1442890804.43686</text:p>
          </table:table-cell>
          <table:table-cell table:formula="of:=[.G1107]-[.$B1107]" office:value-type="float" office:value="0.282256603240967" calcext:value-type="float">
            <text:p>0.2822566032</text:p>
          </table:table-cell>
          <table:table-cell/>
          <table:table-cell office:value-type="float" office:value="1442890804.4369" calcext:value-type="float">
            <text:p>1442890804.4369</text:p>
          </table:table-cell>
          <table:table-cell table:formula="of:=[.J1107]-[.$B1107]" office:value-type="float" office:value="0.282296657562256" calcext:value-type="float">
            <text:p>0.2822966576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890804.16437" calcext:value-type="float">
            <text:p>1442890804.16437</text:p>
          </table:table-cell>
          <table:table-cell office:value-type="float" office:value="896" calcext:value-type="float">
            <text:p>896</text:p>
          </table:table-cell>
          <table:table-cell table:formula="of:=[.B1108]-[.B$2]" office:value-type="float" office:value="35.2670972347259" calcext:value-type="float">
            <text:p>35.2670972347</text:p>
          </table:table-cell>
          <table:table-cell table:formula="of:=[.C1108]/([.D1108]-[.D1107])" office:value-type="float" office:value="91759.3608750855" calcext:value-type="float">
            <text:p>91759.3608750855</text:p>
          </table:table-cell>
          <table:table-cell/>
          <table:table-cell office:value-type="float" office:value="1442890804.43698" calcext:value-type="float">
            <text:p>1442890804.43698</text:p>
          </table:table-cell>
          <table:table-cell table:formula="of:=[.G1108]-[.$B1108]" office:value-type="float" office:value="0.272611379623413" calcext:value-type="float">
            <text:p>0.2726113796</text:p>
          </table:table-cell>
          <table:table-cell/>
          <table:table-cell office:value-type="float" office:value="1442890804.44" calcext:value-type="float">
            <text:p>1442890804.44</text:p>
          </table:table-cell>
          <table:table-cell table:formula="of:=[.J1108]-[.$B1108]" office:value-type="float" office:value="0.275631666183472" calcext:value-type="float">
            <text:p>0.2756316662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890804.17407" calcext:value-type="float">
            <text:p>1442890804.17407</text:p>
          </table:table-cell>
          <table:table-cell office:value-type="float" office:value="896" calcext:value-type="float">
            <text:p>896</text:p>
          </table:table-cell>
          <table:table-cell table:formula="of:=[.B1109]-[.B$2]" office:value-type="float" office:value="35.2767996788025" calcext:value-type="float">
            <text:p>35.2767996788</text:p>
          </table:table-cell>
          <table:table-cell table:formula="of:=[.C1109]/([.D1109]-[.D1108])" office:value-type="float" office:value="92347.8654380145" calcext:value-type="float">
            <text:p>92347.8654380145</text:p>
          </table:table-cell>
          <table:table-cell/>
          <table:table-cell office:value-type="float" office:value="1442890804.43701" calcext:value-type="float">
            <text:p>1442890804.43701</text:p>
          </table:table-cell>
          <table:table-cell table:formula="of:=[.G1109]-[.$B1109]" office:value-type="float" office:value="0.262940406799316" calcext:value-type="float">
            <text:p>0.2629404068</text:p>
          </table:table-cell>
          <table:table-cell/>
          <table:table-cell office:value-type="float" office:value="1442890804.44315" calcext:value-type="float">
            <text:p>1442890804.44315</text:p>
          </table:table-cell>
          <table:table-cell table:formula="of:=[.J1109]-[.$B1109]" office:value-type="float" office:value="0.269076347351074" calcext:value-type="float">
            <text:p>0.2690763474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890804.18377" calcext:value-type="float">
            <text:p>1442890804.18377</text:p>
          </table:table-cell>
          <table:table-cell office:value-type="float" office:value="896" calcext:value-type="float">
            <text:p>896</text:p>
          </table:table-cell>
          <table:table-cell table:formula="of:=[.B1110]-[.B$2]" office:value-type="float" office:value="35.2864966392517" calcext:value-type="float">
            <text:p>35.2864966393</text:p>
          </table:table-cell>
          <table:table-cell table:formula="of:=[.C1110]/([.D1110]-[.D1109])" office:value-type="float" office:value="92400.0881195909" calcext:value-type="float">
            <text:p>92400.0881195909</text:p>
          </table:table-cell>
          <table:table-cell/>
          <table:table-cell office:value-type="float" office:value="1442890804.43703" calcext:value-type="float">
            <text:p>1442890804.43703</text:p>
          </table:table-cell>
          <table:table-cell table:formula="of:=[.G1110]-[.$B1110]" office:value-type="float" office:value="0.2532639503479" calcext:value-type="float">
            <text:p>0.2532639503</text:p>
          </table:table-cell>
          <table:table-cell/>
          <table:table-cell office:value-type="float" office:value="1442890804.44626" calcext:value-type="float">
            <text:p>1442890804.44626</text:p>
          </table:table-cell>
          <table:table-cell table:formula="of:=[.J1110]-[.$B1110]" office:value-type="float" office:value="0.262488842010498" calcext:value-type="float">
            <text:p>0.262488842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890804.1934" calcext:value-type="float">
            <text:p>1442890804.1934</text:p>
          </table:table-cell>
          <table:table-cell office:value-type="float" office:value="896" calcext:value-type="float">
            <text:p>896</text:p>
          </table:table-cell>
          <table:table-cell table:formula="of:=[.B1111]-[.B$2]" office:value-type="float" office:value="35.2961273193359" calcext:value-type="float">
            <text:p>35.2961273193</text:p>
          </table:table-cell>
          <table:table-cell table:formula="of:=[.C1111]/([.D1111]-[.D1110])" office:value-type="float" office:value="93036.0049512304" calcext:value-type="float">
            <text:p>93036.0049512304</text:p>
          </table:table-cell>
          <table:table-cell/>
          <table:table-cell office:value-type="float" office:value="1442890804.43705" calcext:value-type="float">
            <text:p>1442890804.43705</text:p>
          </table:table-cell>
          <table:table-cell table:formula="of:=[.G1111]-[.$B1111]" office:value-type="float" office:value="0.243653059005737" calcext:value-type="float">
            <text:p>0.243653059</text:p>
          </table:table-cell>
          <table:table-cell/>
          <table:table-cell office:value-type="float" office:value="1442890804.44935" calcext:value-type="float">
            <text:p>1442890804.44935</text:p>
          </table:table-cell>
          <table:table-cell table:formula="of:=[.J1111]-[.$B1111]" office:value-type="float" office:value="0.255949258804321" calcext:value-type="float">
            <text:p>0.2559492588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890804.20301" calcext:value-type="float">
            <text:p>1442890804.20301</text:p>
          </table:table-cell>
          <table:table-cell office:value-type="float" office:value="896" calcext:value-type="float">
            <text:p>896</text:p>
          </table:table-cell>
          <table:table-cell table:formula="of:=[.B1112]-[.B$2]" office:value-type="float" office:value="35.3057370185852" calcext:value-type="float">
            <text:p>35.3057370186</text:p>
          </table:table-cell>
          <table:table-cell table:formula="of:=[.C1112]/([.D1112]-[.D1111])" office:value-type="float" office:value="93239.1302535603" calcext:value-type="float">
            <text:p>93239.1302535603</text:p>
          </table:table-cell>
          <table:table-cell/>
          <table:table-cell office:value-type="float" office:value="1442890804.43707" calcext:value-type="float">
            <text:p>1442890804.43707</text:p>
          </table:table-cell>
          <table:table-cell table:formula="of:=[.G1112]-[.$B1112]" office:value-type="float" office:value="0.234063386917114" calcext:value-type="float">
            <text:p>0.2340633869</text:p>
          </table:table-cell>
          <table:table-cell/>
          <table:table-cell office:value-type="float" office:value="1442890804.45245" calcext:value-type="float">
            <text:p>1442890804.45245</text:p>
          </table:table-cell>
          <table:table-cell table:formula="of:=[.J1112]-[.$B1112]" office:value-type="float" office:value="0.249447107315063" calcext:value-type="float">
            <text:p>0.2494471073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890804.21262" calcext:value-type="float">
            <text:p>1442890804.21262</text:p>
          </table:table-cell>
          <table:table-cell office:value-type="float" office:value="896" calcext:value-type="float">
            <text:p>896</text:p>
          </table:table-cell>
          <table:table-cell table:formula="of:=[.B1113]-[.B$2]" office:value-type="float" office:value="35.3153471946716" calcext:value-type="float">
            <text:p>35.3153471947</text:p>
          </table:table-cell>
          <table:table-cell table:formula="of:=[.C1113]/([.D1113]-[.D1112])" office:value-type="float" office:value="93234.5039198174" calcext:value-type="float">
            <text:p>93234.5039198174</text:p>
          </table:table-cell>
          <table:table-cell/>
          <table:table-cell office:value-type="float" office:value="1442890804.43709" calcext:value-type="float">
            <text:p>1442890804.43709</text:p>
          </table:table-cell>
          <table:table-cell table:formula="of:=[.G1113]-[.$B1113]" office:value-type="float" office:value="0.224473476409912" calcext:value-type="float">
            <text:p>0.2244734764</text:p>
          </table:table-cell>
          <table:table-cell/>
          <table:table-cell office:value-type="float" office:value="1442890804.45557" calcext:value-type="float">
            <text:p>1442890804.45557</text:p>
          </table:table-cell>
          <table:table-cell table:formula="of:=[.J1113]-[.$B1113]" office:value-type="float" office:value="0.24295449256897" calcext:value-type="float">
            <text:p>0.242954492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890804.22227" calcext:value-type="float">
            <text:p>1442890804.22227</text:p>
          </table:table-cell>
          <table:table-cell office:value-type="float" office:value="896" calcext:value-type="float">
            <text:p>896</text:p>
          </table:table-cell>
          <table:table-cell table:formula="of:=[.B1114]-[.B$2]" office:value-type="float" office:value="35.3249971866608" calcext:value-type="float">
            <text:p>35.3249971867</text:p>
          </table:table-cell>
          <table:table-cell table:formula="of:=[.C1114]/([.D1114]-[.D1113])" office:value-type="float" office:value="92849.818011118" calcext:value-type="float">
            <text:p>92849.818011118</text:p>
          </table:table-cell>
          <table:table-cell/>
          <table:table-cell office:value-type="float" office:value="1442890804.43711" calcext:value-type="float">
            <text:p>1442890804.43711</text:p>
          </table:table-cell>
          <table:table-cell table:formula="of:=[.G1114]-[.$B1114]" office:value-type="float" office:value="0.214844226837158" calcext:value-type="float">
            <text:p>0.2148442268</text:p>
          </table:table-cell>
          <table:table-cell/>
          <table:table-cell office:value-type="float" office:value="1442890804.45868" calcext:value-type="float">
            <text:p>1442890804.45868</text:p>
          </table:table-cell>
          <table:table-cell table:formula="of:=[.J1114]-[.$B1114]" office:value-type="float" office:value="0.236416339874268" calcext:value-type="float">
            <text:p>0.2364163399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890804.23185" calcext:value-type="float">
            <text:p>1442890804.23185</text:p>
          </table:table-cell>
          <table:table-cell office:value-type="float" office:value="896" calcext:value-type="float">
            <text:p>896</text:p>
          </table:table-cell>
          <table:table-cell table:formula="of:=[.B1115]-[.B$2]" office:value-type="float" office:value="35.3345808982849" calcext:value-type="float">
            <text:p>35.3345808983</text:p>
          </table:table-cell>
          <table:table-cell table:formula="of:=[.C1115]/([.D1115]-[.D1114])" office:value-type="float" office:value="93491.9616886832" calcext:value-type="float">
            <text:p>93491.9616886832</text:p>
          </table:table-cell>
          <table:table-cell/>
          <table:table-cell office:value-type="float" office:value="1442890804.55343" calcext:value-type="float">
            <text:p>1442890804.55343</text:p>
          </table:table-cell>
          <table:table-cell table:formula="of:=[.G1115]-[.$B1115]" office:value-type="float" office:value="0.321581602096558" calcext:value-type="float">
            <text:p>0.3215816021</text:p>
          </table:table-cell>
          <table:table-cell/>
          <table:table-cell office:value-type="float" office:value="1442890804.55349" calcext:value-type="float">
            <text:p>1442890804.55349</text:p>
          </table:table-cell>
          <table:table-cell table:formula="of:=[.J1115]-[.$B1115]" office:value-type="float" office:value="0.32163667678833" calcext:value-type="float">
            <text:p>0.3216366768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890804.24145" calcext:value-type="float">
            <text:p>1442890804.24145</text:p>
          </table:table-cell>
          <table:table-cell office:value-type="float" office:value="896" calcext:value-type="float">
            <text:p>896</text:p>
          </table:table-cell>
          <table:table-cell table:formula="of:=[.B1116]-[.B$2]" office:value-type="float" office:value="35.3441834449768" calcext:value-type="float">
            <text:p>35.344183445</text:p>
          </table:table-cell>
          <table:table-cell table:formula="of:=[.C1116]/([.D1116]-[.D1115])" office:value-type="float" office:value="93308.5803952726" calcext:value-type="float">
            <text:p>93308.5803952726</text:p>
          </table:table-cell>
          <table:table-cell/>
          <table:table-cell office:value-type="float" office:value="1442890804.55356" calcext:value-type="float">
            <text:p>1442890804.55356</text:p>
          </table:table-cell>
          <table:table-cell table:formula="of:=[.G1116]-[.$B1116]" office:value-type="float" office:value="0.312108516693115" calcext:value-type="float">
            <text:p>0.3121085167</text:p>
          </table:table-cell>
          <table:table-cell/>
          <table:table-cell office:value-type="float" office:value="1442890804.5566" calcext:value-type="float">
            <text:p>1442890804.5566</text:p>
          </table:table-cell>
          <table:table-cell table:formula="of:=[.J1116]-[.$B1116]" office:value-type="float" office:value="0.315147399902344" calcext:value-type="float">
            <text:p>0.315147399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890804.25113" calcext:value-type="float">
            <text:p>1442890804.25113</text:p>
          </table:table-cell>
          <table:table-cell office:value-type="float" office:value="896" calcext:value-type="float">
            <text:p>896</text:p>
          </table:table-cell>
          <table:table-cell table:formula="of:=[.B1117]-[.B$2]" office:value-type="float" office:value="35.3538632392883" calcext:value-type="float">
            <text:p>35.3538632393</text:p>
          </table:table-cell>
          <table:table-cell table:formula="of:=[.C1117]/([.D1117]-[.D1116])" office:value-type="float" office:value="92563.9503448276" calcext:value-type="float">
            <text:p>92563.9503448276</text:p>
          </table:table-cell>
          <table:table-cell/>
          <table:table-cell office:value-type="float" office:value="1442890804.55364" calcext:value-type="float">
            <text:p>1442890804.55364</text:p>
          </table:table-cell>
          <table:table-cell table:formula="of:=[.G1117]-[.$B1117]" office:value-type="float" office:value="0.302510261535645" calcext:value-type="float">
            <text:p>0.3025102615</text:p>
          </table:table-cell>
          <table:table-cell/>
          <table:table-cell office:value-type="float" office:value="1442890804.55969" calcext:value-type="float">
            <text:p>1442890804.55969</text:p>
          </table:table-cell>
          <table:table-cell table:formula="of:=[.J1117]-[.$B1117]" office:value-type="float" office:value="0.308554887771606" calcext:value-type="float">
            <text:p>0.3085548878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890804.26086" calcext:value-type="float">
            <text:p>1442890804.26086</text:p>
          </table:table-cell>
          <table:table-cell office:value-type="float" office:value="896" calcext:value-type="float">
            <text:p>896</text:p>
          </table:table-cell>
          <table:table-cell table:formula="of:=[.B1118]-[.B$2]" office:value-type="float" office:value="35.3635873794556" calcext:value-type="float">
            <text:p>35.3635873795</text:p>
          </table:table-cell>
          <table:table-cell table:formula="of:=[.C1118]/([.D1118]-[.D1117])" office:value-type="float" office:value="92141.8227823273" calcext:value-type="float">
            <text:p>92141.8227823273</text:p>
          </table:table-cell>
          <table:table-cell/>
          <table:table-cell office:value-type="float" office:value="1442890804.55367" calcext:value-type="float">
            <text:p>1442890804.55367</text:p>
          </table:table-cell>
          <table:table-cell table:formula="of:=[.G1118]-[.$B1118]" office:value-type="float" office:value="0.2928147315979" calcext:value-type="float">
            <text:p>0.2928147316</text:p>
          </table:table-cell>
          <table:table-cell/>
          <table:table-cell office:value-type="float" office:value="1442890804.5628" calcext:value-type="float">
            <text:p>1442890804.5628</text:p>
          </table:table-cell>
          <table:table-cell table:formula="of:=[.J1118]-[.$B1118]" office:value-type="float" office:value="0.301946878433228" calcext:value-type="float">
            <text:p>0.301946878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890804.27055" calcext:value-type="float">
            <text:p>1442890804.27055</text:p>
          </table:table-cell>
          <table:table-cell office:value-type="float" office:value="896" calcext:value-type="float">
            <text:p>896</text:p>
          </table:table-cell>
          <table:table-cell table:formula="of:=[.B1119]-[.B$2]" office:value-type="float" office:value="35.3732845783234" calcext:value-type="float">
            <text:p>35.3732845783</text:p>
          </table:table-cell>
          <table:table-cell table:formula="of:=[.C1119]/([.D1119]-[.D1118])" office:value-type="float" office:value="92397.8163400782" calcext:value-type="float">
            <text:p>92397.8163400782</text:p>
          </table:table-cell>
          <table:table-cell/>
          <table:table-cell office:value-type="float" office:value="1442890804.55369" calcext:value-type="float">
            <text:p>1442890804.55369</text:p>
          </table:table-cell>
          <table:table-cell table:formula="of:=[.G1119]-[.$B1119]" office:value-type="float" office:value="0.283137321472168" calcext:value-type="float">
            <text:p>0.2831373215</text:p>
          </table:table-cell>
          <table:table-cell/>
          <table:table-cell office:value-type="float" office:value="1442890804.56589" calcext:value-type="float">
            <text:p>1442890804.56589</text:p>
          </table:table-cell>
          <table:table-cell table:formula="of:=[.J1119]-[.$B1119]" office:value-type="float" office:value="0.295340776443481" calcext:value-type="float">
            <text:p>0.2953407764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890804.28024" calcext:value-type="float">
            <text:p>1442890804.28024</text:p>
          </table:table-cell>
          <table:table-cell office:value-type="float" office:value="896" calcext:value-type="float">
            <text:p>896</text:p>
          </table:table-cell>
          <table:table-cell table:formula="of:=[.B1120]-[.B$2]" office:value-type="float" office:value="35.3829724788666" calcext:value-type="float">
            <text:p>35.3829724789</text:p>
          </table:table-cell>
          <table:table-cell table:formula="of:=[.C1120]/([.D1120]-[.D1119])" office:value-type="float" office:value="92486.4985972338" calcext:value-type="float">
            <text:p>92486.4985972338</text:p>
          </table:table-cell>
          <table:table-cell/>
          <table:table-cell office:value-type="float" office:value="1442890804.55371" calcext:value-type="float">
            <text:p>1442890804.55371</text:p>
          </table:table-cell>
          <table:table-cell table:formula="of:=[.G1120]-[.$B1120]" office:value-type="float" office:value="0.2734694480896" calcext:value-type="float">
            <text:p>0.2734694481</text:p>
          </table:table-cell>
          <table:table-cell/>
          <table:table-cell office:value-type="float" office:value="1442890804.569" calcext:value-type="float">
            <text:p>1442890804.569</text:p>
          </table:table-cell>
          <table:table-cell table:formula="of:=[.J1120]-[.$B1120]" office:value-type="float" office:value="0.288762331008911" calcext:value-type="float">
            <text:p>0.28876233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890804.28992" calcext:value-type="float">
            <text:p>1442890804.28992</text:p>
          </table:table-cell>
          <table:table-cell office:value-type="float" office:value="896" calcext:value-type="float">
            <text:p>896</text:p>
          </table:table-cell>
          <table:table-cell table:formula="of:=[.B1121]-[.B$2]" office:value-type="float" office:value="35.3926465511322" calcext:value-type="float">
            <text:p>35.3926465511</text:p>
          </table:table-cell>
          <table:table-cell table:formula="of:=[.C1121]/([.D1121]-[.D1120])" office:value-type="float" office:value="92618.7003154574" calcext:value-type="float">
            <text:p>92618.7003154574</text:p>
          </table:table-cell>
          <table:table-cell/>
          <table:table-cell office:value-type="float" office:value="1442890804.55373" calcext:value-type="float">
            <text:p>1442890804.55373</text:p>
          </table:table-cell>
          <table:table-cell table:formula="of:=[.G1121]-[.$B1121]" office:value-type="float" office:value="0.263815402984619" calcext:value-type="float">
            <text:p>0.263815403</text:p>
          </table:table-cell>
          <table:table-cell/>
          <table:table-cell office:value-type="float" office:value="1442890804.57225" calcext:value-type="float">
            <text:p>1442890804.57225</text:p>
          </table:table-cell>
          <table:table-cell table:formula="of:=[.J1121]-[.$B1121]" office:value-type="float" office:value="0.282335042953491" calcext:value-type="float">
            <text:p>0.282335043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890804.29958" calcext:value-type="float">
            <text:p>1442890804.29958</text:p>
          </table:table-cell>
          <table:table-cell office:value-type="float" office:value="896" calcext:value-type="float">
            <text:p>896</text:p>
          </table:table-cell>
          <table:table-cell table:formula="of:=[.B1122]-[.B$2]" office:value-type="float" office:value="35.4023065567017" calcext:value-type="float">
            <text:p>35.4023065567</text:p>
          </table:table-cell>
          <table:table-cell table:formula="of:=[.C1122]/([.D1122]-[.D1121])" office:value-type="float" office:value="92753.5697114791" calcext:value-type="float">
            <text:p>92753.5697114791</text:p>
          </table:table-cell>
          <table:table-cell/>
          <table:table-cell office:value-type="float" office:value="1442890804.55375" calcext:value-type="float">
            <text:p>1442890804.55375</text:p>
          </table:table-cell>
          <table:table-cell table:formula="of:=[.G1122]-[.$B1122]" office:value-type="float" office:value="0.254174947738647" calcext:value-type="float">
            <text:p>0.2541749477</text:p>
          </table:table-cell>
          <table:table-cell/>
          <table:table-cell office:value-type="float" office:value="1442890804.57535" calcext:value-type="float">
            <text:p>1442890804.57535</text:p>
          </table:table-cell>
          <table:table-cell table:formula="of:=[.J1122]-[.$B1122]" office:value-type="float" office:value="0.275775671005249" calcext:value-type="float">
            <text:p>0.27577567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890804.30931" calcext:value-type="float">
            <text:p>1442890804.30931</text:p>
          </table:table-cell>
          <table:table-cell office:value-type="float" office:value="896" calcext:value-type="float">
            <text:p>896</text:p>
          </table:table-cell>
          <table:table-cell table:formula="of:=[.B1123]-[.B$2]" office:value-type="float" office:value="35.4120373725891" calcext:value-type="float">
            <text:p>35.4120373726</text:p>
          </table:table-cell>
          <table:table-cell table:formula="of:=[.C1123]/([.D1123]-[.D1122])" office:value-type="float" office:value="92078.6098887637" calcext:value-type="float">
            <text:p>92078.6098887637</text:p>
          </table:table-cell>
          <table:table-cell/>
          <table:table-cell office:value-type="float" office:value="1442890804.55378" calcext:value-type="float">
            <text:p>1442890804.55378</text:p>
          </table:table-cell>
          <table:table-cell table:formula="of:=[.G1123]-[.$B1123]" office:value-type="float" office:value="0.244476795196533" calcext:value-type="float">
            <text:p>0.2444767952</text:p>
          </table:table-cell>
          <table:table-cell/>
          <table:table-cell office:value-type="float" office:value="1442890804.57847" calcext:value-type="float">
            <text:p>1442890804.57847</text:p>
          </table:table-cell>
          <table:table-cell table:formula="of:=[.J1123]-[.$B1123]" office:value-type="float" office:value="0.269162893295288" calcext:value-type="float">
            <text:p>0.2691628933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890804.31892" calcext:value-type="float">
            <text:p>1442890804.31892</text:p>
          </table:table-cell>
          <table:table-cell office:value-type="float" office:value="896" calcext:value-type="float">
            <text:p>896</text:p>
          </table:table-cell>
          <table:table-cell table:formula="of:=[.B1124]-[.B$2]" office:value-type="float" office:value="35.4216523170471" calcext:value-type="float">
            <text:p>35.421652317</text:p>
          </table:table-cell>
          <table:table-cell table:formula="of:=[.C1124]/([.D1124]-[.D1123])" office:value-type="float" office:value="93188.2658202738" calcext:value-type="float">
            <text:p>93188.2658202738</text:p>
          </table:table-cell>
          <table:table-cell/>
          <table:table-cell office:value-type="float" office:value="1442890804.55381" calcext:value-type="float">
            <text:p>1442890804.55381</text:p>
          </table:table-cell>
          <table:table-cell table:formula="of:=[.G1124]-[.$B1124]" office:value-type="float" office:value="0.234883308410645" calcext:value-type="float">
            <text:p>0.2348833084</text:p>
          </table:table-cell>
          <table:table-cell/>
          <table:table-cell office:value-type="float" office:value="1442890804.58157" calcext:value-type="float">
            <text:p>1442890804.58157</text:p>
          </table:table-cell>
          <table:table-cell table:formula="of:=[.J1124]-[.$B1124]" office:value-type="float" office:value="0.262651920318604" calcext:value-type="float">
            <text:p>0.262651920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890804.32858" calcext:value-type="float">
            <text:p>1442890804.32858</text:p>
          </table:table-cell>
          <table:table-cell office:value-type="float" office:value="896" calcext:value-type="float">
            <text:p>896</text:p>
          </table:table-cell>
          <table:table-cell table:formula="of:=[.B1125]-[.B$2]" office:value-type="float" office:value="35.4313139915466" calcext:value-type="float">
            <text:p>35.4313139915</text:p>
          </table:table-cell>
          <table:table-cell table:formula="of:=[.C1125]/([.D1125]-[.D1124])" office:value-type="float" office:value="92737.5477248051" calcext:value-type="float">
            <text:p>92737.5477248051</text:p>
          </table:table-cell>
          <table:table-cell/>
          <table:table-cell office:value-type="float" office:value="1442890804.55382" calcext:value-type="float">
            <text:p>1442890804.55382</text:p>
          </table:table-cell>
          <table:table-cell table:formula="of:=[.G1125]-[.$B1125]" office:value-type="float" office:value="0.22524094581604" calcext:value-type="float">
            <text:p>0.2252409458</text:p>
          </table:table-cell>
          <table:table-cell/>
          <table:table-cell office:value-type="float" office:value="1442890804.58466" calcext:value-type="float">
            <text:p>1442890804.58466</text:p>
          </table:table-cell>
          <table:table-cell table:formula="of:=[.J1125]-[.$B1125]" office:value-type="float" office:value="0.256078720092773" calcext:value-type="float">
            <text:p>0.256078720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890804.33824" calcext:value-type="float">
            <text:p>1442890804.33824</text:p>
          </table:table-cell>
          <table:table-cell office:value-type="float" office:value="896" calcext:value-type="float">
            <text:p>896</text:p>
          </table:table-cell>
          <table:table-cell table:formula="of:=[.B1126]-[.B$2]" office:value-type="float" office:value="35.4409680366516" calcext:value-type="float">
            <text:p>35.4409680367</text:p>
          </table:table-cell>
          <table:table-cell table:formula="of:=[.C1126]/([.D1126]-[.D1125])" office:value-type="float" office:value="92810.8363133459" calcext:value-type="float">
            <text:p>92810.8363133459</text:p>
          </table:table-cell>
          <table:table-cell/>
          <table:table-cell office:value-type="float" office:value="1442890804.55384" calcext:value-type="float">
            <text:p>1442890804.55384</text:p>
          </table:table-cell>
          <table:table-cell table:formula="of:=[.G1126]-[.$B1126]" office:value-type="float" office:value="0.215606451034546" calcext:value-type="float">
            <text:p>0.215606451</text:p>
          </table:table-cell>
          <table:table-cell/>
          <table:table-cell office:value-type="float" office:value="1442890804.58777" calcext:value-type="float">
            <text:p>1442890804.58777</text:p>
          </table:table-cell>
          <table:table-cell table:formula="of:=[.J1126]-[.$B1126]" office:value-type="float" office:value="0.249528646469116" calcext:value-type="float">
            <text:p>0.2495286465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890804.34784" calcext:value-type="float">
            <text:p>1442890804.34784</text:p>
          </table:table-cell>
          <table:table-cell office:value-type="float" office:value="896" calcext:value-type="float">
            <text:p>896</text:p>
          </table:table-cell>
          <table:table-cell table:formula="of:=[.B1127]-[.B$2]" office:value-type="float" office:value="35.4505710601807" calcext:value-type="float">
            <text:p>35.4505710602</text:p>
          </table:table-cell>
          <table:table-cell table:formula="of:=[.C1127]/([.D1127]-[.D1126])" office:value-type="float" office:value="93303.9471671881" calcext:value-type="float">
            <text:p>93303.9471671881</text:p>
          </table:table-cell>
          <table:table-cell/>
          <table:table-cell office:value-type="float" office:value="1442890804.63783" calcext:value-type="float">
            <text:p>1442890804.63783</text:p>
          </table:table-cell>
          <table:table-cell table:formula="of:=[.G1127]-[.$B1127]" office:value-type="float" office:value="0.289993762969971" calcext:value-type="float">
            <text:p>0.289993763</text:p>
          </table:table-cell>
          <table:table-cell/>
          <table:table-cell office:value-type="float" office:value="1442890804.6379" calcext:value-type="float">
            <text:p>1442890804.6379</text:p>
          </table:table-cell>
          <table:table-cell table:formula="of:=[.J1127]-[.$B1127]" office:value-type="float" office:value="0.290057897567749" calcext:value-type="float">
            <text:p>0.2900578976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890804.35749" calcext:value-type="float">
            <text:p>1442890804.35749</text:p>
          </table:table-cell>
          <table:table-cell office:value-type="float" office:value="896" calcext:value-type="float">
            <text:p>896</text:p>
          </table:table-cell>
          <table:table-cell table:formula="of:=[.B1128]-[.B$2]" office:value-type="float" office:value="35.4602253437042" calcext:value-type="float">
            <text:p>35.4602253437</text:p>
          </table:table-cell>
          <table:table-cell table:formula="of:=[.C1128]/([.D1128]-[.D1127])" office:value-type="float" office:value="92808.544291606" calcext:value-type="float">
            <text:p>92808.544291606</text:p>
          </table:table-cell>
          <table:table-cell/>
          <table:table-cell office:value-type="float" office:value="1442890804.63795" calcext:value-type="float">
            <text:p>1442890804.63795</text:p>
          </table:table-cell>
          <table:table-cell table:formula="of:=[.G1128]-[.$B1128]" office:value-type="float" office:value="0.280459403991699" calcext:value-type="float">
            <text:p>0.280459404</text:p>
          </table:table-cell>
          <table:table-cell/>
          <table:table-cell office:value-type="float" office:value="1442890804.64099" calcext:value-type="float">
            <text:p>1442890804.64099</text:p>
          </table:table-cell>
          <table:table-cell table:formula="of:=[.J1128]-[.$B1128]" office:value-type="float" office:value="0.283493280410767" calcext:value-type="float">
            <text:p>0.283493280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890804.36719" calcext:value-type="float">
            <text:p>1442890804.36719</text:p>
          </table:table-cell>
          <table:table-cell office:value-type="float" office:value="896" calcext:value-type="float">
            <text:p>896</text:p>
          </table:table-cell>
          <table:table-cell table:formula="of:=[.B1129]-[.B$2]" office:value-type="float" office:value="35.4699234962463" calcext:value-type="float">
            <text:p>35.4699234962</text:p>
          </table:table-cell>
          <table:table-cell table:formula="of:=[.C1129]/([.D1129]-[.D1128])" office:value-type="float" office:value="92388.7303390122" calcext:value-type="float">
            <text:p>92388.7303390122</text:p>
          </table:table-cell>
          <table:table-cell/>
          <table:table-cell office:value-type="float" office:value="1442890804.63798" calcext:value-type="float">
            <text:p>1442890804.63798</text:p>
          </table:table-cell>
          <table:table-cell table:formula="of:=[.G1129]-[.$B1129]" office:value-type="float" office:value="0.270784139633179" calcext:value-type="float">
            <text:p>0.2707841396</text:p>
          </table:table-cell>
          <table:table-cell/>
          <table:table-cell office:value-type="float" office:value="1442890804.64407" calcext:value-type="float">
            <text:p>1442890804.64407</text:p>
          </table:table-cell>
          <table:table-cell table:formula="of:=[.J1129]-[.$B1129]" office:value-type="float" office:value="0.276878595352173" calcext:value-type="float">
            <text:p>0.2768785954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890804.37695" calcext:value-type="float">
            <text:p>1442890804.37695</text:p>
          </table:table-cell>
          <table:table-cell office:value-type="float" office:value="896" calcext:value-type="float">
            <text:p>896</text:p>
          </table:table-cell>
          <table:table-cell table:formula="of:=[.B1130]-[.B$2]" office:value-type="float" office:value="35.4796853065491" calcext:value-type="float">
            <text:p>35.4796853065</text:p>
          </table:table-cell>
          <table:table-cell table:formula="of:=[.C1130]/([.D1130]-[.D1129])" office:value-type="float" office:value="91786.2540054709" calcext:value-type="float">
            <text:p>91786.2540054709</text:p>
          </table:table-cell>
          <table:table-cell/>
          <table:table-cell office:value-type="float" office:value="1442890804.638" calcext:value-type="float">
            <text:p>1442890804.638</text:p>
          </table:table-cell>
          <table:table-cell table:formula="of:=[.G1130]-[.$B1130]" office:value-type="float" office:value="0.261042356491089" calcext:value-type="float">
            <text:p>0.2610423565</text:p>
          </table:table-cell>
          <table:table-cell/>
          <table:table-cell office:value-type="float" office:value="1442890804.64714" calcext:value-type="float">
            <text:p>1442890804.64714</text:p>
          </table:table-cell>
          <table:table-cell table:formula="of:=[.J1130]-[.$B1130]" office:value-type="float" office:value="0.270184516906738" calcext:value-type="float">
            <text:p>0.2701845169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890804.38665" calcext:value-type="float">
            <text:p>1442890804.38665</text:p>
          </table:table-cell>
          <table:table-cell office:value-type="float" office:value="896" calcext:value-type="float">
            <text:p>896</text:p>
          </table:table-cell>
          <table:table-cell table:formula="of:=[.B1131]-[.B$2]" office:value-type="float" office:value="35.4893779754639" calcext:value-type="float">
            <text:p>35.4893779755</text:p>
          </table:table-cell>
          <table:table-cell table:formula="of:=[.C1131]/([.D1131]-[.D1130])" office:value-type="float" office:value="92440.9992620652" calcext:value-type="float">
            <text:p>92440.9992620652</text:p>
          </table:table-cell>
          <table:table-cell/>
          <table:table-cell office:value-type="float" office:value="1442890804.63802" calcext:value-type="float">
            <text:p>1442890804.63802</text:p>
          </table:table-cell>
          <table:table-cell table:formula="of:=[.G1131]-[.$B1131]" office:value-type="float" office:value="0.251369476318359" calcext:value-type="float">
            <text:p>0.2513694763</text:p>
          </table:table-cell>
          <table:table-cell/>
          <table:table-cell office:value-type="float" office:value="1442890804.65022" calcext:value-type="float">
            <text:p>1442890804.65022</text:p>
          </table:table-cell>
          <table:table-cell table:formula="of:=[.J1131]-[.$B1131]" office:value-type="float" office:value="0.263572692871094" calcext:value-type="float">
            <text:p>0.2635726929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890804.39631" calcext:value-type="float">
            <text:p>1442890804.39631</text:p>
          </table:table-cell>
          <table:table-cell office:value-type="float" office:value="896" calcext:value-type="float">
            <text:p>896</text:p>
          </table:table-cell>
          <table:table-cell table:formula="of:=[.B1132]-[.B$2]" office:value-type="float" office:value="35.4990358352661" calcext:value-type="float">
            <text:p>35.4990358353</text:p>
          </table:table-cell>
          <table:table-cell table:formula="of:=[.C1132]/([.D1132]-[.D1131])" office:value-type="float" office:value="92774.1775451763" calcext:value-type="float">
            <text:p>92774.1775451763</text:p>
          </table:table-cell>
          <table:table-cell/>
          <table:table-cell office:value-type="float" office:value="1442890804.63804" calcext:value-type="float">
            <text:p>1442890804.63804</text:p>
          </table:table-cell>
          <table:table-cell table:formula="of:=[.G1132]-[.$B1132]" office:value-type="float" office:value="0.241731643676758" calcext:value-type="float">
            <text:p>0.2417316437</text:p>
          </table:table-cell>
          <table:table-cell/>
          <table:table-cell office:value-type="float" office:value="1442890804.6533" calcext:value-type="float">
            <text:p>1442890804.6533</text:p>
          </table:table-cell>
          <table:table-cell table:formula="of:=[.J1132]-[.$B1132]" office:value-type="float" office:value="0.256993532180786" calcext:value-type="float">
            <text:p>0.2569935322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890804.40599" calcext:value-type="float">
            <text:p>1442890804.40599</text:p>
          </table:table-cell>
          <table:table-cell office:value-type="float" office:value="896" calcext:value-type="float">
            <text:p>896</text:p>
          </table:table-cell>
          <table:table-cell table:formula="of:=[.B1133]-[.B$2]" office:value-type="float" office:value="35.5087237358093" calcext:value-type="float">
            <text:p>35.5087237358</text:p>
          </table:table-cell>
          <table:table-cell table:formula="of:=[.C1133]/([.D1133]-[.D1132])" office:value-type="float" office:value="92486.4985972338" calcext:value-type="float">
            <text:p>92486.4985972338</text:p>
          </table:table-cell>
          <table:table-cell/>
          <table:table-cell office:value-type="float" office:value="1442890804.63806" calcext:value-type="float">
            <text:p>1442890804.63806</text:p>
          </table:table-cell>
          <table:table-cell table:formula="of:=[.G1133]-[.$B1133]" office:value-type="float" office:value="0.23206353187561" calcext:value-type="float">
            <text:p>0.2320635319</text:p>
          </table:table-cell>
          <table:table-cell/>
          <table:table-cell office:value-type="float" office:value="1442890804.65639" calcext:value-type="float">
            <text:p>1442890804.65639</text:p>
          </table:table-cell>
          <table:table-cell table:formula="of:=[.J1133]-[.$B1133]" office:value-type="float" office:value="0.25039792060852" calcext:value-type="float">
            <text:p>0.250397920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890804.41554" calcext:value-type="float">
            <text:p>1442890804.41554</text:p>
          </table:table-cell>
          <table:table-cell office:value-type="float" office:value="896" calcext:value-type="float">
            <text:p>896</text:p>
          </table:table-cell>
          <table:table-cell table:formula="of:=[.B1134]-[.B$2]" office:value-type="float" office:value="35.5182671546936" calcext:value-type="float">
            <text:p>35.5182671547</text:p>
          </table:table-cell>
          <table:table-cell table:formula="of:=[.C1134]/([.D1134]-[.D1133])" office:value-type="float" office:value="93886.6889177576" calcext:value-type="float">
            <text:p>93886.6889177576</text:p>
          </table:table-cell>
          <table:table-cell/>
          <table:table-cell office:value-type="float" office:value="1442890804.63808" calcext:value-type="float">
            <text:p>1442890804.63808</text:p>
          </table:table-cell>
          <table:table-cell table:formula="of:=[.G1134]-[.$B1134]" office:value-type="float" office:value="0.222539663314819" calcext:value-type="float">
            <text:p>0.2225396633</text:p>
          </table:table-cell>
          <table:table-cell/>
          <table:table-cell office:value-type="float" office:value="1442890804.6595" calcext:value-type="float">
            <text:p>1442890804.6595</text:p>
          </table:table-cell>
          <table:table-cell table:formula="of:=[.J1134]-[.$B1134]" office:value-type="float" office:value="0.243966817855835" calcext:value-type="float">
            <text:p>0.2439668179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890804.42518" calcext:value-type="float">
            <text:p>1442890804.42518</text:p>
          </table:table-cell>
          <table:table-cell office:value-type="float" office:value="896" calcext:value-type="float">
            <text:p>896</text:p>
          </table:table-cell>
          <table:table-cell table:formula="of:=[.B1135]-[.B$2]" office:value-type="float" office:value="35.527907371521" calcext:value-type="float">
            <text:p>35.5279073715</text:p>
          </table:table-cell>
          <table:table-cell table:formula="of:=[.C1135]/([.D1135]-[.D1134])" office:value-type="float" office:value="92943.9675520601" calcext:value-type="float">
            <text:p>92943.9675520601</text:p>
          </table:table-cell>
          <table:table-cell/>
          <table:table-cell office:value-type="float" office:value="1442890804.6381" calcext:value-type="float">
            <text:p>1442890804.6381</text:p>
          </table:table-cell>
          <table:table-cell table:formula="of:=[.G1135]-[.$B1135]" office:value-type="float" office:value="0.21291971206665" calcext:value-type="float">
            <text:p>0.2129197121</text:p>
          </table:table-cell>
          <table:table-cell/>
          <table:table-cell office:value-type="float" office:value="1442890804.66261" calcext:value-type="float">
            <text:p>1442890804.66261</text:p>
          </table:table-cell>
          <table:table-cell table:formula="of:=[.J1135]-[.$B1135]" office:value-type="float" office:value="0.237435340881348" calcext:value-type="float">
            <text:p>0.2374353409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890804.43488" calcext:value-type="float">
            <text:p>1442890804.43488</text:p>
          </table:table-cell>
          <table:table-cell office:value-type="float" office:value="896" calcext:value-type="float">
            <text:p>896</text:p>
          </table:table-cell>
          <table:table-cell table:formula="of:=[.B1136]-[.B$2]" office:value-type="float" office:value="35.5376138687134" calcext:value-type="float">
            <text:p>35.5376138687</text:p>
          </table:table-cell>
          <table:table-cell table:formula="of:=[.C1136]/([.D1136]-[.D1135])" office:value-type="float" office:value="92309.3039889959" calcext:value-type="float">
            <text:p>92309.3039889959</text:p>
          </table:table-cell>
          <table:table-cell/>
          <table:table-cell office:value-type="float" office:value="1442890804.75646" calcext:value-type="float">
            <text:p>1442890804.75646</text:p>
          </table:table-cell>
          <table:table-cell table:formula="of:=[.G1136]-[.$B1136]" office:value-type="float" office:value="0.321573495864868" calcext:value-type="float">
            <text:p>0.3215734959</text:p>
          </table:table-cell>
          <table:table-cell/>
          <table:table-cell office:value-type="float" office:value="1442890804.7565" calcext:value-type="float">
            <text:p>1442890804.7565</text:p>
          </table:table-cell>
          <table:table-cell table:formula="of:=[.J1136]-[.$B1136]" office:value-type="float" office:value="0.321611642837524" calcext:value-type="float">
            <text:p>0.321611642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890804.44457" calcext:value-type="float">
            <text:p>1442890804.44457</text:p>
          </table:table-cell>
          <table:table-cell office:value-type="float" office:value="896" calcext:value-type="float">
            <text:p>896</text:p>
          </table:table-cell>
          <table:table-cell table:formula="of:=[.B1137]-[.B$2]" office:value-type="float" office:value="35.5472960472107" calcext:value-type="float">
            <text:p>35.5472960472</text:p>
          </table:table-cell>
          <table:table-cell table:formula="of:=[.C1137]/([.D1137]-[.D1136])" office:value-type="float" office:value="92541.1569564147" calcext:value-type="float">
            <text:p>92541.1569564147</text:p>
          </table:table-cell>
          <table:table-cell/>
          <table:table-cell office:value-type="float" office:value="1442890804.75654" calcext:value-type="float">
            <text:p>1442890804.75654</text:p>
          </table:table-cell>
          <table:table-cell table:formula="of:=[.G1137]-[.$B1137]" office:value-type="float" office:value="0.311979293823242" calcext:value-type="float">
            <text:p>0.3119792938</text:p>
          </table:table-cell>
          <table:table-cell/>
          <table:table-cell office:value-type="float" office:value="1442890804.7596" calcext:value-type="float">
            <text:p>1442890804.7596</text:p>
          </table:table-cell>
          <table:table-cell table:formula="of:=[.J1137]-[.$B1137]" office:value-type="float" office:value="0.315030813217163" calcext:value-type="float">
            <text:p>0.315030813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890804.45423" calcext:value-type="float">
            <text:p>1442890804.45423</text:p>
          </table:table-cell>
          <table:table-cell office:value-type="float" office:value="896" calcext:value-type="float">
            <text:p>896</text:p>
          </table:table-cell>
          <table:table-cell table:formula="of:=[.B1138]-[.B$2]" office:value-type="float" office:value="35.5569584369659" calcext:value-type="float">
            <text:p>35.556958437</text:p>
          </table:table-cell>
          <table:table-cell table:formula="of:=[.C1138]/([.D1138]-[.D1137])" office:value-type="float" office:value="92730.6828534064" calcext:value-type="float">
            <text:p>92730.6828534064</text:p>
          </table:table-cell>
          <table:table-cell/>
          <table:table-cell office:value-type="float" office:value="1442890804.75657" calcext:value-type="float">
            <text:p>1442890804.75657</text:p>
          </table:table-cell>
          <table:table-cell table:formula="of:=[.G1138]-[.$B1138]" office:value-type="float" office:value="0.30233907699585" calcext:value-type="float">
            <text:p>0.302339077</text:p>
          </table:table-cell>
          <table:table-cell/>
          <table:table-cell office:value-type="float" office:value="1442890804.76269" calcext:value-type="float">
            <text:p>1442890804.76269</text:p>
          </table:table-cell>
          <table:table-cell table:formula="of:=[.J1138]-[.$B1138]" office:value-type="float" office:value="0.308463335037231" calcext:value-type="float">
            <text:p>0.308463335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890804.46392" calcext:value-type="float">
            <text:p>1442890804.46392</text:p>
          </table:table-cell>
          <table:table-cell office:value-type="float" office:value="896" calcext:value-type="float">
            <text:p>896</text:p>
          </table:table-cell>
          <table:table-cell table:formula="of:=[.B1139]-[.B$2]" office:value-type="float" office:value="35.5666511058807" calcext:value-type="float">
            <text:p>35.5666511059</text:p>
          </table:table-cell>
          <table:table-cell table:formula="of:=[.C1139]/([.D1139]-[.D1138])" office:value-type="float" office:value="92440.9992620652" calcext:value-type="float">
            <text:p>92440.9992620652</text:p>
          </table:table-cell>
          <table:table-cell/>
          <table:table-cell office:value-type="float" office:value="1442890804.75659" calcext:value-type="float">
            <text:p>1442890804.75659</text:p>
          </table:table-cell>
          <table:table-cell table:formula="of:=[.G1139]-[.$B1139]" office:value-type="float" office:value="0.292666435241699" calcext:value-type="float">
            <text:p>0.2926664352</text:p>
          </table:table-cell>
          <table:table-cell/>
          <table:table-cell office:value-type="float" office:value="1442890804.76585" calcext:value-type="float">
            <text:p>1442890804.76585</text:p>
          </table:table-cell>
          <table:table-cell table:formula="of:=[.J1139]-[.$B1139]" office:value-type="float" office:value="0.301928520202637" calcext:value-type="float">
            <text:p>0.3019285202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890804.47357" calcext:value-type="float">
            <text:p>1442890804.47357</text:p>
          </table:table-cell>
          <table:table-cell office:value-type="float" office:value="896" calcext:value-type="float">
            <text:p>896</text:p>
          </table:table-cell>
          <table:table-cell table:formula="of:=[.B1140]-[.B$2]" office:value-type="float" office:value="35.5762991905212" calcext:value-type="float">
            <text:p>35.5762991905</text:p>
          </table:table-cell>
          <table:table-cell table:formula="of:=[.C1140]/([.D1140]-[.D1139])" office:value-type="float" office:value="92868.173672375" calcext:value-type="float">
            <text:p>92868.173672375</text:p>
          </table:table-cell>
          <table:table-cell/>
          <table:table-cell office:value-type="float" office:value="1442890804.75661" calcext:value-type="float">
            <text:p>1442890804.75661</text:p>
          </table:table-cell>
          <table:table-cell table:formula="of:=[.G1140]-[.$B1140]" office:value-type="float" office:value="0.283037662506104" calcext:value-type="float">
            <text:p>0.2830376625</text:p>
          </table:table-cell>
          <table:table-cell/>
          <table:table-cell office:value-type="float" office:value="1442890804.76893" calcext:value-type="float">
            <text:p>1442890804.76893</text:p>
          </table:table-cell>
          <table:table-cell table:formula="of:=[.J1140]-[.$B1140]" office:value-type="float" office:value="0.295359134674072" calcext:value-type="float">
            <text:p>0.2953591347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890804.48323" calcext:value-type="float">
            <text:p>1442890804.48323</text:p>
          </table:table-cell>
          <table:table-cell office:value-type="float" office:value="896" calcext:value-type="float">
            <text:p>896</text:p>
          </table:table-cell>
          <table:table-cell table:formula="of:=[.B1141]-[.B$2]" office:value-type="float" office:value="35.5859575271606" calcext:value-type="float">
            <text:p>35.5859575272</text:p>
          </table:table-cell>
          <table:table-cell table:formula="of:=[.C1141]/([.D1141]-[.D1140])" office:value-type="float" office:value="92769.5972352506" calcext:value-type="float">
            <text:p>92769.5972352506</text:p>
          </table:table-cell>
          <table:table-cell/>
          <table:table-cell office:value-type="float" office:value="1442890804.75663" calcext:value-type="float">
            <text:p>1442890804.75663</text:p>
          </table:table-cell>
          <table:table-cell table:formula="of:=[.G1141]-[.$B1141]" office:value-type="float" office:value="0.273398637771606" calcext:value-type="float">
            <text:p>0.2733986378</text:p>
          </table:table-cell>
          <table:table-cell/>
          <table:table-cell office:value-type="float" office:value="1442890804.77203" calcext:value-type="float">
            <text:p>1442890804.77203</text:p>
          </table:table-cell>
          <table:table-cell table:formula="of:=[.J1141]-[.$B1141]" office:value-type="float" office:value="0.288800954818726" calcext:value-type="float">
            <text:p>0.2888009548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890804.49293" calcext:value-type="float">
            <text:p>1442890804.49293</text:p>
          </table:table-cell>
          <table:table-cell office:value-type="float" office:value="896" calcext:value-type="float">
            <text:p>896</text:p>
          </table:table-cell>
          <table:table-cell table:formula="of:=[.B1142]-[.B$2]" office:value-type="float" office:value="35.5956635475159" calcext:value-type="float">
            <text:p>35.5956635475</text:p>
          </table:table-cell>
          <table:table-cell table:formula="of:=[.C1142]/([.D1142]-[.D1141])" office:value-type="float" office:value="92313.8389584869" calcext:value-type="float">
            <text:p>92313.8389584869</text:p>
          </table:table-cell>
          <table:table-cell/>
          <table:table-cell office:value-type="float" office:value="1442890804.75665" calcext:value-type="float">
            <text:p>1442890804.75665</text:p>
          </table:table-cell>
          <table:table-cell table:formula="of:=[.G1142]-[.$B1142]" office:value-type="float" office:value="0.263712882995605" calcext:value-type="float">
            <text:p>0.263712883</text:p>
          </table:table-cell>
          <table:table-cell/>
          <table:table-cell office:value-type="float" office:value="1442890804.7751" calcext:value-type="float">
            <text:p>1442890804.7751</text:p>
          </table:table-cell>
          <table:table-cell table:formula="of:=[.J1142]-[.$B1142]" office:value-type="float" office:value="0.282170534133911" calcext:value-type="float">
            <text:p>0.282170534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890804.5026" calcext:value-type="float">
            <text:p>1442890804.5026</text:p>
          </table:table-cell>
          <table:table-cell office:value-type="float" office:value="896" calcext:value-type="float">
            <text:p>896</text:p>
          </table:table-cell>
          <table:table-cell table:formula="of:=[.B1143]-[.B$2]" office:value-type="float" office:value="35.6053273677826" calcext:value-type="float">
            <text:p>35.6053273678</text:p>
          </table:table-cell>
          <table:table-cell table:formula="of:=[.C1143]/([.D1143]-[.D1142])" office:value-type="float" office:value="92716.9561591789" calcext:value-type="float">
            <text:p>92716.9561591789</text:p>
          </table:table-cell>
          <table:table-cell/>
          <table:table-cell office:value-type="float" office:value="1442890804.75667" calcext:value-type="float">
            <text:p>1442890804.75667</text:p>
          </table:table-cell>
          <table:table-cell table:formula="of:=[.G1143]-[.$B1143]" office:value-type="float" office:value="0.254069328308105" calcext:value-type="float">
            <text:p>0.2540693283</text:p>
          </table:table-cell>
          <table:table-cell/>
          <table:table-cell office:value-type="float" office:value="1442890804.77829" calcext:value-type="float">
            <text:p>1442890804.77829</text:p>
          </table:table-cell>
          <table:table-cell table:formula="of:=[.J1143]-[.$B1143]" office:value-type="float" office:value="0.275691986083984" calcext:value-type="float">
            <text:p>0.275691986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890804.51226" calcext:value-type="float">
            <text:p>1442890804.51226</text:p>
          </table:table-cell>
          <table:table-cell office:value-type="float" office:value="896" calcext:value-type="float">
            <text:p>896</text:p>
          </table:table-cell>
          <table:table-cell table:formula="of:=[.B1144]-[.B$2]" office:value-type="float" office:value="35.6149919033051" calcext:value-type="float">
            <text:p>35.6149919033</text:p>
          </table:table-cell>
          <table:table-cell table:formula="of:=[.C1144]/([.D1144]-[.D1143])" office:value-type="float" office:value="92710.094335899" calcext:value-type="float">
            <text:p>92710.094335899</text:p>
          </table:table-cell>
          <table:table-cell/>
          <table:table-cell office:value-type="float" office:value="1442890804.75669" calcext:value-type="float">
            <text:p>1442890804.75669</text:p>
          </table:table-cell>
          <table:table-cell table:formula="of:=[.G1144]-[.$B1144]" office:value-type="float" office:value="0.244424104690552" calcext:value-type="float">
            <text:p>0.2444241047</text:p>
          </table:table-cell>
          <table:table-cell/>
          <table:table-cell office:value-type="float" office:value="1442890804.7814" calcext:value-type="float">
            <text:p>1442890804.7814</text:p>
          </table:table-cell>
          <table:table-cell table:formula="of:=[.J1144]-[.$B1144]" office:value-type="float" office:value="0.269136667251587" calcext:value-type="float">
            <text:p>0.269136667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890804.52195" calcext:value-type="float">
            <text:p>1442890804.52195</text:p>
          </table:table-cell>
          <table:table-cell office:value-type="float" office:value="896" calcext:value-type="float">
            <text:p>896</text:p>
          </table:table-cell>
          <table:table-cell table:formula="of:=[.B1145]-[.B$2]" office:value-type="float" office:value="35.6246783733368" calcext:value-type="float">
            <text:p>35.6246783733</text:p>
          </table:table-cell>
          <table:table-cell table:formula="of:=[.C1145]/([.D1145]-[.D1144])" office:value-type="float" office:value="92500.1571330117" calcext:value-type="float">
            <text:p>92500.1571330117</text:p>
          </table:table-cell>
          <table:table-cell/>
          <table:table-cell office:value-type="float" office:value="1442890804.75671" calcext:value-type="float">
            <text:p>1442890804.75671</text:p>
          </table:table-cell>
          <table:table-cell table:formula="of:=[.G1145]-[.$B1145]" office:value-type="float" office:value="0.234758615493774" calcext:value-type="float">
            <text:p>0.2347586155</text:p>
          </table:table-cell>
          <table:table-cell/>
          <table:table-cell office:value-type="float" office:value="1442890804.7845" calcext:value-type="float">
            <text:p>1442890804.7845</text:p>
          </table:table-cell>
          <table:table-cell table:formula="of:=[.J1145]-[.$B1145]" office:value-type="float" office:value="0.262548446655273" calcext:value-type="float">
            <text:p>0.2625484467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890804.53163" calcext:value-type="float">
            <text:p>1442890804.53163</text:p>
          </table:table-cell>
          <table:table-cell office:value-type="float" office:value="896" calcext:value-type="float">
            <text:p>896</text:p>
          </table:table-cell>
          <table:table-cell table:formula="of:=[.B1146]-[.B$2]" office:value-type="float" office:value="35.6343557834625" calcext:value-type="float">
            <text:p>35.6343557835</text:p>
          </table:table-cell>
          <table:table-cell table:formula="of:=[.C1146]/([.D1146]-[.D1145])" office:value-type="float" office:value="92586.7549642769" calcext:value-type="float">
            <text:p>92586.7549642769</text:p>
          </table:table-cell>
          <table:table-cell/>
          <table:table-cell office:value-type="float" office:value="1442890804.75673" calcext:value-type="float">
            <text:p>1442890804.75673</text:p>
          </table:table-cell>
          <table:table-cell table:formula="of:=[.G1146]-[.$B1146]" office:value-type="float" office:value="0.225100517272949" calcext:value-type="float">
            <text:p>0.2251005173</text:p>
          </table:table-cell>
          <table:table-cell/>
          <table:table-cell office:value-type="float" office:value="1442890804.78757" calcext:value-type="float">
            <text:p>1442890804.78757</text:p>
          </table:table-cell>
          <table:table-cell table:formula="of:=[.J1146]-[.$B1146]" office:value-type="float" office:value="0.255946159362793" calcext:value-type="float">
            <text:p>0.255946159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890804.54127" calcext:value-type="float">
            <text:p>1442890804.54127</text:p>
          </table:table-cell>
          <table:table-cell office:value-type="float" office:value="896" calcext:value-type="float">
            <text:p>896</text:p>
          </table:table-cell>
          <table:table-cell table:formula="of:=[.B1147]-[.B$2]" office:value-type="float" office:value="35.6439967155457" calcext:value-type="float">
            <text:p>35.6439967155</text:p>
          </table:table-cell>
          <table:table-cell table:formula="of:=[.C1147]/([.D1147]-[.D1146])" office:value-type="float" office:value="92937.0720874447" calcext:value-type="float">
            <text:p>92937.0720874447</text:p>
          </table:table-cell>
          <table:table-cell/>
          <table:table-cell office:value-type="float" office:value="1442890804.75675" calcext:value-type="float">
            <text:p>1442890804.75675</text:p>
          </table:table-cell>
          <table:table-cell table:formula="of:=[.G1147]-[.$B1147]" office:value-type="float" office:value="0.215479135513306" calcext:value-type="float">
            <text:p>0.2154791355</text:p>
          </table:table-cell>
          <table:table-cell/>
          <table:table-cell office:value-type="float" office:value="1442890804.79072" calcext:value-type="float">
            <text:p>1442890804.79072</text:p>
          </table:table-cell>
          <table:table-cell table:formula="of:=[.J1147]-[.$B1147]" office:value-type="float" office:value="0.249450922012329" calcext:value-type="float">
            <text:p>0.249450922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890804.55088" calcext:value-type="float">
            <text:p>1442890804.55088</text:p>
          </table:table-cell>
          <table:table-cell office:value-type="float" office:value="896" calcext:value-type="float">
            <text:p>896</text:p>
          </table:table-cell>
          <table:table-cell table:formula="of:=[.B1148]-[.B$2]" office:value-type="float" office:value="35.6536078453064" calcext:value-type="float">
            <text:p>35.6536078453</text:p>
          </table:table-cell>
          <table:table-cell table:formula="of:=[.C1148]/([.D1148]-[.D1147])" office:value-type="float" office:value="93225.25262949" calcext:value-type="float">
            <text:p>93225.25262949</text:p>
          </table:table-cell>
          <table:table-cell/>
          <table:table-cell office:value-type="float" office:value="1442890804.83881" calcext:value-type="float">
            <text:p>1442890804.83881</text:p>
          </table:table-cell>
          <table:table-cell table:formula="of:=[.G1148]-[.$B1148]" office:value-type="float" office:value="0.287934064865112" calcext:value-type="float">
            <text:p>0.2879340649</text:p>
          </table:table-cell>
          <table:table-cell/>
          <table:table-cell office:value-type="float" office:value="1442890804.83886" calcext:value-type="float">
            <text:p>1442890804.83886</text:p>
          </table:table-cell>
          <table:table-cell table:formula="of:=[.J1148]-[.$B1148]" office:value-type="float" office:value="0.287978887557983" calcext:value-type="float">
            <text:p>0.287978887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890804.56057" calcext:value-type="float">
            <text:p>1442890804.56057</text:p>
          </table:table-cell>
          <table:table-cell office:value-type="float" office:value="896" calcext:value-type="float">
            <text:p>896</text:p>
          </table:table-cell>
          <table:table-cell table:formula="of:=[.B1149]-[.B$2]" office:value-type="float" office:value="35.6632971763611" calcext:value-type="float">
            <text:p>35.6632971764</text:p>
          </table:table-cell>
          <table:table-cell table:formula="of:=[.C1149]/([.D1149]-[.D1148])" office:value-type="float" office:value="92472.8440944882" calcext:value-type="float">
            <text:p>92472.8440944882</text:p>
          </table:table-cell>
          <table:table-cell/>
          <table:table-cell office:value-type="float" office:value="1442890804.8389" calcext:value-type="float">
            <text:p>1442890804.8389</text:p>
          </table:table-cell>
          <table:table-cell table:formula="of:=[.G1149]-[.$B1149]" office:value-type="float" office:value="0.278337240219116" calcext:value-type="float">
            <text:p>0.2783372402</text:p>
          </table:table-cell>
          <table:table-cell/>
          <table:table-cell office:value-type="float" office:value="1442890804.84196" calcext:value-type="float">
            <text:p>1442890804.84196</text:p>
          </table:table-cell>
          <table:table-cell table:formula="of:=[.J1149]-[.$B1149]" office:value-type="float" office:value="0.281397819519043" calcext:value-type="float">
            <text:p>0.2813978195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890804.57025" calcext:value-type="float">
            <text:p>1442890804.57025</text:p>
          </table:table-cell>
          <table:table-cell office:value-type="float" office:value="896" calcext:value-type="float">
            <text:p>896</text:p>
          </table:table-cell>
          <table:table-cell table:formula="of:=[.B1150]-[.B$2]" office:value-type="float" office:value="35.672976732254" calcext:value-type="float">
            <text:p>35.6729767323</text:p>
          </table:table-cell>
          <table:table-cell table:formula="of:=[.C1150]/([.D1150]-[.D1149])" office:value-type="float" office:value="92566.2303012389" calcext:value-type="float">
            <text:p>92566.2303012389</text:p>
          </table:table-cell>
          <table:table-cell/>
          <table:table-cell office:value-type="float" office:value="1442890804.83893" calcext:value-type="float">
            <text:p>1442890804.83893</text:p>
          </table:table-cell>
          <table:table-cell table:formula="of:=[.G1150]-[.$B1150]" office:value-type="float" office:value="0.268681526184082" calcext:value-type="float">
            <text:p>0.2686815262</text:p>
          </table:table-cell>
          <table:table-cell/>
          <table:table-cell office:value-type="float" office:value="1442890804.84506" calcext:value-type="float">
            <text:p>1442890804.84506</text:p>
          </table:table-cell>
          <table:table-cell table:formula="of:=[.J1150]-[.$B1150]" office:value-type="float" office:value="0.274818658828735" calcext:value-type="float">
            <text:p>0.2748186588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890804.57996" calcext:value-type="float">
            <text:p>1442890804.57996</text:p>
          </table:table-cell>
          <table:table-cell office:value-type="float" office:value="896" calcext:value-type="float">
            <text:p>896</text:p>
          </table:table-cell>
          <table:table-cell table:formula="of:=[.B1151]-[.B$2]" office:value-type="float" office:value="35.6826868057251" calcext:value-type="float">
            <text:p>35.6826868057</text:p>
          </table:table-cell>
          <table:table-cell table:formula="of:=[.C1151]/([.D1151]-[.D1150])" office:value-type="float" office:value="92275.305914995" calcext:value-type="float">
            <text:p>92275.305914995</text:p>
          </table:table-cell>
          <table:table-cell/>
          <table:table-cell office:value-type="float" office:value="1442890804.83895" calcext:value-type="float">
            <text:p>1442890804.83895</text:p>
          </table:table-cell>
          <table:table-cell table:formula="of:=[.G1151]-[.$B1151]" office:value-type="float" office:value="0.25899338722229" calcext:value-type="float">
            <text:p>0.2589933872</text:p>
          </table:table-cell>
          <table:table-cell/>
          <table:table-cell office:value-type="float" office:value="1442890804.84819" calcext:value-type="float">
            <text:p>1442890804.84819</text:p>
          </table:table-cell>
          <table:table-cell table:formula="of:=[.J1151]-[.$B1151]" office:value-type="float" office:value="0.268237590789795" calcext:value-type="float">
            <text:p>0.268237590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890804.58965" calcext:value-type="float">
            <text:p>1442890804.58965</text:p>
          </table:table-cell>
          <table:table-cell office:value-type="float" office:value="896" calcext:value-type="float">
            <text:p>896</text:p>
          </table:table-cell>
          <table:table-cell table:formula="of:=[.B1152]-[.B$2]" office:value-type="float" office:value="35.6923823356628" calcext:value-type="float">
            <text:p>35.6923823357</text:p>
          </table:table-cell>
          <table:table-cell table:formula="of:=[.C1152]/([.D1152]-[.D1151])" office:value-type="float" office:value="92413.7211429696" calcext:value-type="float">
            <text:p>92413.7211429696</text:p>
          </table:table-cell>
          <table:table-cell/>
          <table:table-cell office:value-type="float" office:value="1442890804.83897" calcext:value-type="float">
            <text:p>1442890804.83897</text:p>
          </table:table-cell>
          <table:table-cell table:formula="of:=[.G1152]-[.$B1152]" office:value-type="float" office:value="0.249318838119507" calcext:value-type="float">
            <text:p>0.2493188381</text:p>
          </table:table-cell>
          <table:table-cell/>
          <table:table-cell office:value-type="float" office:value="1442890804.8513" calcext:value-type="float">
            <text:p>1442890804.8513</text:p>
          </table:table-cell>
          <table:table-cell table:formula="of:=[.J1152]-[.$B1152]" office:value-type="float" office:value="0.261649131774902" calcext:value-type="float">
            <text:p>0.2616491318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890804.59934" calcext:value-type="float">
            <text:p>1442890804.59934</text:p>
          </table:table-cell>
          <table:table-cell office:value-type="float" office:value="896" calcext:value-type="float">
            <text:p>896</text:p>
          </table:table-cell>
          <table:table-cell table:formula="of:=[.B1153]-[.B$2]" office:value-type="float" office:value="35.7020688056946" calcext:value-type="float">
            <text:p>35.7020688057</text:p>
          </table:table-cell>
          <table:table-cell table:formula="of:=[.C1153]/([.D1153]-[.D1152])" office:value-type="float" office:value="92500.1571330117" calcext:value-type="float">
            <text:p>92500.1571330117</text:p>
          </table:table-cell>
          <table:table-cell/>
          <table:table-cell office:value-type="float" office:value="1442890804.83899" calcext:value-type="float">
            <text:p>1442890804.83899</text:p>
          </table:table-cell>
          <table:table-cell table:formula="of:=[.G1153]-[.$B1153]" office:value-type="float" office:value="0.239653348922729" calcext:value-type="float">
            <text:p>0.2396533489</text:p>
          </table:table-cell>
          <table:table-cell/>
          <table:table-cell office:value-type="float" office:value="1442890804.85441" calcext:value-type="float">
            <text:p>1442890804.85441</text:p>
          </table:table-cell>
          <table:table-cell table:formula="of:=[.J1153]-[.$B1153]" office:value-type="float" office:value="0.25506854057312" calcext:value-type="float">
            <text:p>0.2550685406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890804.60908" calcext:value-type="float">
            <text:p>1442890804.60908</text:p>
          </table:table-cell>
          <table:table-cell office:value-type="float" office:value="896" calcext:value-type="float">
            <text:p>896</text:p>
          </table:table-cell>
          <table:table-cell table:formula="of:=[.B1154]-[.B$2]" office:value-type="float" office:value="35.7118105888367" calcext:value-type="float">
            <text:p>35.7118105888</text:p>
          </table:table-cell>
          <table:table-cell table:formula="of:=[.C1154]/([.D1154]-[.D1153])" office:value-type="float" office:value="91974.9482134117" calcext:value-type="float">
            <text:p>91974.9482134117</text:p>
          </table:table-cell>
          <table:table-cell/>
          <table:table-cell office:value-type="float" office:value="1442890804.83902" calcext:value-type="float">
            <text:p>1442890804.83902</text:p>
          </table:table-cell>
          <table:table-cell table:formula="of:=[.G1154]-[.$B1154]" office:value-type="float" office:value="0.22993540763855" calcext:value-type="float">
            <text:p>0.2299354076</text:p>
          </table:table-cell>
          <table:table-cell/>
          <table:table-cell office:value-type="float" office:value="1442890804.8575" calcext:value-type="float">
            <text:p>1442890804.8575</text:p>
          </table:table-cell>
          <table:table-cell table:formula="of:=[.J1154]-[.$B1154]" office:value-type="float" office:value="0.248415231704712" calcext:value-type="float">
            <text:p>0.2484152317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890804.61872" calcext:value-type="float">
            <text:p>1442890804.61872</text:p>
          </table:table-cell>
          <table:table-cell office:value-type="float" office:value="896" calcext:value-type="float">
            <text:p>896</text:p>
          </table:table-cell>
          <table:table-cell table:formula="of:=[.B1155]-[.B$2]" office:value-type="float" office:value="35.7214472293854" calcext:value-type="float">
            <text:p>35.7214472294</text:p>
          </table:table-cell>
          <table:table-cell table:formula="of:=[.C1155]/([.D1155]-[.D1154])" office:value-type="float" office:value="92978.4602291002" calcext:value-type="float">
            <text:p>92978.4602291002</text:p>
          </table:table-cell>
          <table:table-cell/>
          <table:table-cell office:value-type="float" office:value="1442890804.83904" calcext:value-type="float">
            <text:p>1442890804.83904</text:p>
          </table:table-cell>
          <table:table-cell table:formula="of:=[.G1155]-[.$B1155]" office:value-type="float" office:value="0.220319747924805" calcext:value-type="float">
            <text:p>0.2203197479</text:p>
          </table:table-cell>
          <table:table-cell/>
          <table:table-cell office:value-type="float" office:value="1442890804.8606" calcext:value-type="float">
            <text:p>1442890804.8606</text:p>
          </table:table-cell>
          <table:table-cell table:formula="of:=[.J1155]-[.$B1155]" office:value-type="float" office:value="0.241883516311645" calcext:value-type="float">
            <text:p>0.2418835163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890804.62839" calcext:value-type="float">
            <text:p>1442890804.62839</text:p>
          </table:table-cell>
          <table:table-cell office:value-type="float" office:value="896" calcext:value-type="float">
            <text:p>896</text:p>
          </table:table-cell>
          <table:table-cell table:formula="of:=[.B1156]-[.B$2]" office:value-type="float" office:value="35.7311174869537" calcext:value-type="float">
            <text:p>35.731117487</text:p>
          </table:table-cell>
          <table:table-cell table:formula="of:=[.C1156]/([.D1156]-[.D1155])" office:value-type="float" office:value="92655.2362919132" calcext:value-type="float">
            <text:p>92655.2362919132</text:p>
          </table:table-cell>
          <table:table-cell/>
          <table:table-cell office:value-type="float" office:value="1442890804.83906" calcext:value-type="float">
            <text:p>1442890804.83906</text:p>
          </table:table-cell>
          <table:table-cell table:formula="of:=[.G1156]-[.$B1156]" office:value-type="float" office:value="0.210670709609985" calcext:value-type="float">
            <text:p>0.2106707096</text:p>
          </table:table-cell>
          <table:table-cell/>
          <table:table-cell office:value-type="float" office:value="1442890804.86371" calcext:value-type="float">
            <text:p>1442890804.86371</text:p>
          </table:table-cell>
          <table:table-cell table:formula="of:=[.J1156]-[.$B1156]" office:value-type="float" office:value="0.235326528549194" calcext:value-type="float">
            <text:p>0.2353265285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890804.63797" calcext:value-type="float">
            <text:p>1442890804.63797</text:p>
          </table:table-cell>
          <table:table-cell office:value-type="float" office:value="896" calcext:value-type="float">
            <text:p>896</text:p>
          </table:table-cell>
          <table:table-cell table:formula="of:=[.B1157]-[.B$2]" office:value-type="float" office:value="35.7407004833221" calcext:value-type="float">
            <text:p>35.7407004833</text:p>
          </table:table-cell>
          <table:table-cell table:formula="of:=[.C1157]/([.D1157]-[.D1156])" office:value-type="float" office:value="93498.9397422501" calcext:value-type="float">
            <text:p>93498.9397422501</text:p>
          </table:table-cell>
          <table:table-cell/>
          <table:table-cell office:value-type="float" office:value="1442890804.95948" calcext:value-type="float">
            <text:p>1442890804.95948</text:p>
          </table:table-cell>
          <table:table-cell table:formula="of:=[.G1157]-[.$B1157]" office:value-type="float" office:value="0.321505546569824" calcext:value-type="float">
            <text:p>0.3215055466</text:p>
          </table:table-cell>
          <table:table-cell/>
          <table:table-cell office:value-type="float" office:value="1442890804.95952" calcext:value-type="float">
            <text:p>1442890804.95952</text:p>
          </table:table-cell>
          <table:table-cell table:formula="of:=[.J1157]-[.$B1157]" office:value-type="float" office:value="0.321550607681274" calcext:value-type="float">
            <text:p>0.321550607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890804.64761" calcext:value-type="float">
            <text:p>1442890804.64761</text:p>
          </table:table-cell>
          <table:table-cell office:value-type="float" office:value="896" calcext:value-type="float">
            <text:p>896</text:p>
          </table:table-cell>
          <table:table-cell table:formula="of:=[.B1158]-[.B$2]" office:value-type="float" office:value="35.7503397464752" calcext:value-type="float">
            <text:p>35.7503397465</text:p>
          </table:table-cell>
          <table:table-cell table:formula="of:=[.C1158]/([.D1158]-[.D1157])" office:value-type="float" office:value="92953.1630967104" calcext:value-type="float">
            <text:p>92953.1630967104</text:p>
          </table:table-cell>
          <table:table-cell/>
          <table:table-cell office:value-type="float" office:value="1442890804.95957" calcext:value-type="float">
            <text:p>1442890804.95957</text:p>
          </table:table-cell>
          <table:table-cell table:formula="of:=[.G1158]-[.$B1158]" office:value-type="float" office:value="0.311958789825439" calcext:value-type="float">
            <text:p>0.3119587898</text:p>
          </table:table-cell>
          <table:table-cell/>
          <table:table-cell office:value-type="float" office:value="1442890804.96261" calcext:value-type="float">
            <text:p>1442890804.96261</text:p>
          </table:table-cell>
          <table:table-cell table:formula="of:=[.J1158]-[.$B1158]" office:value-type="float" office:value="0.315000057220459" calcext:value-type="float">
            <text:p>0.3150000572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890804.65723" calcext:value-type="float">
            <text:p>1442890804.65723</text:p>
          </table:table-cell>
          <table:table-cell office:value-type="float" office:value="896" calcext:value-type="float">
            <text:p>896</text:p>
          </table:table-cell>
          <table:table-cell table:formula="of:=[.B1159]-[.B$2]" office:value-type="float" office:value="35.7599639892578" calcext:value-type="float">
            <text:p>35.7599639893</text:p>
          </table:table-cell>
          <table:table-cell table:formula="of:=[.C1159]/([.D1159]-[.D1158])" office:value-type="float" office:value="93098.2333093864" calcext:value-type="float">
            <text:p>93098.2333093864</text:p>
          </table:table-cell>
          <table:table-cell/>
          <table:table-cell office:value-type="float" office:value="1442890804.95959" calcext:value-type="float">
            <text:p>1442890804.95959</text:p>
          </table:table-cell>
          <table:table-cell table:formula="of:=[.G1159]-[.$B1159]" office:value-type="float" office:value="0.302359104156494" calcext:value-type="float">
            <text:p>0.3023591042</text:p>
          </table:table-cell>
          <table:table-cell/>
          <table:table-cell office:value-type="float" office:value="1442890804.96572" calcext:value-type="float">
            <text:p>1442890804.96572</text:p>
          </table:table-cell>
          <table:table-cell table:formula="of:=[.J1159]-[.$B1159]" office:value-type="float" office:value="0.308483839035034" calcext:value-type="float">
            <text:p>0.30848383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890804.66687" calcext:value-type="float">
            <text:p>1442890804.66687</text:p>
          </table:table-cell>
          <table:table-cell office:value-type="float" office:value="896" calcext:value-type="float">
            <text:p>896</text:p>
          </table:table-cell>
          <table:table-cell table:formula="of:=[.B1160]-[.B$2]" office:value-type="float" office:value="35.769602060318" calcext:value-type="float">
            <text:p>35.7696020603</text:p>
          </table:table-cell>
          <table:table-cell table:formula="of:=[.C1160]/([.D1160]-[.D1159])" office:value-type="float" office:value="92964.6600865801" calcext:value-type="float">
            <text:p>92964.6600865801</text:p>
          </table:table-cell>
          <table:table-cell/>
          <table:table-cell office:value-type="float" office:value="1442890804.95962" calcext:value-type="float">
            <text:p>1442890804.95962</text:p>
          </table:table-cell>
          <table:table-cell table:formula="of:=[.G1160]-[.$B1160]" office:value-type="float" office:value="0.292743921279907" calcext:value-type="float">
            <text:p>0.2927439213</text:p>
          </table:table-cell>
          <table:table-cell/>
          <table:table-cell office:value-type="float" office:value="1442890804.9688" calcext:value-type="float">
            <text:p>1442890804.9688</text:p>
          </table:table-cell>
          <table:table-cell table:formula="of:=[.J1160]-[.$B1160]" office:value-type="float" office:value="0.301931858062744" calcext:value-type="float">
            <text:p>0.301931858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890804.67655" calcext:value-type="float">
            <text:p>1442890804.67655</text:p>
          </table:table-cell>
          <table:table-cell office:value-type="float" office:value="896" calcext:value-type="float">
            <text:p>896</text:p>
          </table:table-cell>
          <table:table-cell table:formula="of:=[.B1161]-[.B$2]" office:value-type="float" office:value="35.779278755188" calcext:value-type="float">
            <text:p>35.7792787552</text:p>
          </table:table-cell>
          <table:table-cell table:formula="of:=[.C1161]/([.D1161]-[.D1160])" office:value-type="float" office:value="92593.5985414049" calcext:value-type="float">
            <text:p>92593.5985414049</text:p>
          </table:table-cell>
          <table:table-cell/>
          <table:table-cell office:value-type="float" office:value="1442890804.95964" calcext:value-type="float">
            <text:p>1442890804.95964</text:p>
          </table:table-cell>
          <table:table-cell table:formula="of:=[.G1161]-[.$B1161]" office:value-type="float" office:value="0.283089637756348" calcext:value-type="float">
            <text:p>0.2830896378</text:p>
          </table:table-cell>
          <table:table-cell/>
          <table:table-cell office:value-type="float" office:value="1442890804.9719" calcext:value-type="float">
            <text:p>1442890804.9719</text:p>
          </table:table-cell>
          <table:table-cell table:formula="of:=[.J1161]-[.$B1161]" office:value-type="float" office:value="0.295355558395386" calcext:value-type="float">
            <text:p>0.295355558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890804.68626" calcext:value-type="float">
            <text:p>1442890804.68626</text:p>
          </table:table-cell>
          <table:table-cell office:value-type="float" office:value="896" calcext:value-type="float">
            <text:p>896</text:p>
          </table:table-cell>
          <table:table-cell table:formula="of:=[.B1162]-[.B$2]" office:value-type="float" office:value="35.7889933586121" calcext:value-type="float">
            <text:p>35.7889933586</text:p>
          </table:table-cell>
          <table:table-cell table:formula="of:=[.C1162]/([.D1162]-[.D1161])" office:value-type="float" office:value="92232.2776223433" calcext:value-type="float">
            <text:p>92232.2776223433</text:p>
          </table:table-cell>
          <table:table-cell/>
          <table:table-cell office:value-type="float" office:value="1442890804.95966" calcext:value-type="float">
            <text:p>1442890804.95966</text:p>
          </table:table-cell>
          <table:table-cell table:formula="of:=[.G1162]-[.$B1162]" office:value-type="float" office:value="0.273396968841553" calcext:value-type="float">
            <text:p>0.2733969688</text:p>
          </table:table-cell>
          <table:table-cell/>
          <table:table-cell office:value-type="float" office:value="1442890804.97501" calcext:value-type="float">
            <text:p>1442890804.97501</text:p>
          </table:table-cell>
          <table:table-cell table:formula="of:=[.J1162]-[.$B1162]" office:value-type="float" office:value="0.288751363754272" calcext:value-type="float">
            <text:p>0.2887513638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890804.69594" calcext:value-type="float">
            <text:p>1442890804.69594</text:p>
          </table:table-cell>
          <table:table-cell office:value-type="float" office:value="896" calcext:value-type="float">
            <text:p>896</text:p>
          </table:table-cell>
          <table:table-cell table:formula="of:=[.B1163]-[.B$2]" office:value-type="float" office:value="35.7986710071564" calcext:value-type="float">
            <text:p>35.7986710072</text:p>
          </table:table-cell>
          <table:table-cell table:formula="of:=[.C1163]/([.D1163]-[.D1162])" office:value-type="float" office:value="92584.4739966988" calcext:value-type="float">
            <text:p>92584.4739966988</text:p>
          </table:table-cell>
          <table:table-cell/>
          <table:table-cell office:value-type="float" office:value="1442890804.95969" calcext:value-type="float">
            <text:p>1442890804.95969</text:p>
          </table:table-cell>
          <table:table-cell table:formula="of:=[.G1163]-[.$B1163]" office:value-type="float" office:value="0.263745069503784" calcext:value-type="float">
            <text:p>0.2637450695</text:p>
          </table:table-cell>
          <table:table-cell/>
          <table:table-cell office:value-type="float" office:value="1442890804.97813" calcext:value-type="float">
            <text:p>1442890804.97813</text:p>
          </table:table-cell>
          <table:table-cell table:formula="of:=[.J1163]-[.$B1163]" office:value-type="float" office:value="0.282193899154663" calcext:value-type="float">
            <text:p>0.2821938992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890804.70563" calcext:value-type="float">
            <text:p>1442890804.70563</text:p>
          </table:table-cell>
          <table:table-cell office:value-type="float" office:value="896" calcext:value-type="float">
            <text:p>896</text:p>
          </table:table-cell>
          <table:table-cell table:formula="of:=[.B1164]-[.B$2]" office:value-type="float" office:value="35.808363199234" calcext:value-type="float">
            <text:p>35.8083631992</text:p>
          </table:table-cell>
          <table:table-cell table:formula="of:=[.C1164]/([.D1164]-[.D1163])" office:value-type="float" office:value="92445.5471809505" calcext:value-type="float">
            <text:p>92445.5471809505</text:p>
          </table:table-cell>
          <table:table-cell/>
          <table:table-cell office:value-type="float" office:value="1442890804.95971" calcext:value-type="float">
            <text:p>1442890804.95971</text:p>
          </table:table-cell>
          <table:table-cell table:formula="of:=[.G1164]-[.$B1164]" office:value-type="float" office:value="0.254075288772583" calcext:value-type="float">
            <text:p>0.2540752888</text:p>
          </table:table-cell>
          <table:table-cell/>
          <table:table-cell office:value-type="float" office:value="1442890804.98131" calcext:value-type="float">
            <text:p>1442890804.98131</text:p>
          </table:table-cell>
          <table:table-cell table:formula="of:=[.J1164]-[.$B1164]" office:value-type="float" office:value="0.275676727294922" calcext:value-type="float">
            <text:p>0.275676727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890804.71523" calcext:value-type="float">
            <text:p>1442890804.71523</text:p>
          </table:table-cell>
          <table:table-cell office:value-type="float" office:value="896" calcext:value-type="float">
            <text:p>896</text:p>
          </table:table-cell>
          <table:table-cell table:formula="of:=[.B1165]-[.B$2]" office:value-type="float" office:value="35.8179569244385" calcext:value-type="float">
            <text:p>35.8179569244</text:p>
          </table:table-cell>
          <table:table-cell table:formula="of:=[.C1165]/([.D1165]-[.D1164])" office:value-type="float" office:value="93394.3781903129" calcext:value-type="float">
            <text:p>93394.3781903129</text:p>
          </table:table-cell>
          <table:table-cell/>
          <table:table-cell office:value-type="float" office:value="1442890804.95973" calcext:value-type="float">
            <text:p>1442890804.95973</text:p>
          </table:table-cell>
          <table:table-cell table:formula="of:=[.G1165]-[.$B1165]" office:value-type="float" office:value="0.244503259658813" calcext:value-type="float">
            <text:p>0.2445032597</text:p>
          </table:table-cell>
          <table:table-cell/>
          <table:table-cell office:value-type="float" office:value="1442890804.9844" calcext:value-type="float">
            <text:p>1442890804.9844</text:p>
          </table:table-cell>
          <table:table-cell table:formula="of:=[.J1165]-[.$B1165]" office:value-type="float" office:value="0.269169569015503" calcext:value-type="float">
            <text:p>0.269169569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890804.7249" calcext:value-type="float">
            <text:p>1442890804.7249</text:p>
          </table:table-cell>
          <table:table-cell office:value-type="float" office:value="896" calcext:value-type="float">
            <text:p>896</text:p>
          </table:table-cell>
          <table:table-cell table:formula="of:=[.B1166]-[.B$2]" office:value-type="float" office:value="35.8276333808899" calcext:value-type="float">
            <text:p>35.8276333809</text:p>
          </table:table-cell>
          <table:table-cell table:formula="of:=[.C1166]/([.D1166]-[.D1165])" office:value-type="float" office:value="92595.8799586064" calcext:value-type="float">
            <text:p>92595.8799586064</text:p>
          </table:table-cell>
          <table:table-cell/>
          <table:table-cell office:value-type="float" office:value="1442890804.95975" calcext:value-type="float">
            <text:p>1442890804.95975</text:p>
          </table:table-cell>
          <table:table-cell table:formula="of:=[.G1166]-[.$B1166]" office:value-type="float" office:value="0.234848499298096" calcext:value-type="float">
            <text:p>0.2348484993</text:p>
          </table:table-cell>
          <table:table-cell/>
          <table:table-cell office:value-type="float" office:value="1442890804.9875" calcext:value-type="float">
            <text:p>1442890804.9875</text:p>
          </table:table-cell>
          <table:table-cell table:formula="of:=[.J1166]-[.$B1166]" office:value-type="float" office:value="0.262598037719727" calcext:value-type="float">
            <text:p>0.2625980377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890804.73459" calcext:value-type="float">
            <text:p>1442890804.73459</text:p>
          </table:table-cell>
          <table:table-cell office:value-type="float" office:value="896" calcext:value-type="float">
            <text:p>896</text:p>
          </table:table-cell>
          <table:table-cell table:formula="of:=[.B1167]-[.B$2]" office:value-type="float" office:value="35.8373193740845" calcext:value-type="float">
            <text:p>35.8373193741</text:p>
          </table:table-cell>
          <table:table-cell table:formula="of:=[.C1167]/([.D1167]-[.D1166])" office:value-type="float" office:value="92504.7108748092" calcext:value-type="float">
            <text:p>92504.7108748092</text:p>
          </table:table-cell>
          <table:table-cell/>
          <table:table-cell office:value-type="float" office:value="1442890804.95977" calcext:value-type="float">
            <text:p>1442890804.95977</text:p>
          </table:table-cell>
          <table:table-cell table:formula="of:=[.G1167]-[.$B1167]" office:value-type="float" office:value="0.225184440612793" calcext:value-type="float">
            <text:p>0.2251844406</text:p>
          </table:table-cell>
          <table:table-cell/>
          <table:table-cell office:value-type="float" office:value="1442890804.99057" calcext:value-type="float">
            <text:p>1442890804.99057</text:p>
          </table:table-cell>
          <table:table-cell table:formula="of:=[.J1167]-[.$B1167]" office:value-type="float" office:value="0.255979776382446" calcext:value-type="float">
            <text:p>0.2559797764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890804.74421" calcext:value-type="float">
            <text:p>1442890804.74421</text:p>
          </table:table-cell>
          <table:table-cell office:value-type="float" office:value="896" calcext:value-type="float">
            <text:p>896</text:p>
          </table:table-cell>
          <table:table-cell table:formula="of:=[.B1168]-[.B$2]" office:value-type="float" office:value="35.8469376564026" calcext:value-type="float">
            <text:p>35.8469376564</text:p>
          </table:table-cell>
          <table:table-cell table:formula="of:=[.C1168]/([.D1168]-[.D1167])" office:value-type="float" office:value="93155.9264290318" calcext:value-type="float">
            <text:p>93155.9264290318</text:p>
          </table:table-cell>
          <table:table-cell/>
          <table:table-cell office:value-type="float" office:value="1442890804.9598" calcext:value-type="float">
            <text:p>1442890804.9598</text:p>
          </table:table-cell>
          <table:table-cell table:formula="of:=[.G1168]-[.$B1168]" office:value-type="float" office:value="0.215588092803955" calcext:value-type="float">
            <text:p>0.2155880928</text:p>
          </table:table-cell>
          <table:table-cell/>
          <table:table-cell office:value-type="float" office:value="1442890804.99369" calcext:value-type="float">
            <text:p>1442890804.99369</text:p>
          </table:table-cell>
          <table:table-cell table:formula="of:=[.J1168]-[.$B1168]" office:value-type="float" office:value="0.249484062194824" calcext:value-type="float">
            <text:p>0.2494840622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890804.75389" calcext:value-type="float">
            <text:p>1442890804.75389</text:p>
          </table:table-cell>
          <table:table-cell office:value-type="float" office:value="896" calcext:value-type="float">
            <text:p>896</text:p>
          </table:table-cell>
          <table:table-cell table:formula="of:=[.B1169]-[.B$2]" office:value-type="float" office:value="35.856616973877" calcext:value-type="float">
            <text:p>35.8566169739</text:p>
          </table:table-cell>
          <table:table-cell table:formula="of:=[.C1169]/([.D1169]-[.D1168])" office:value-type="float" office:value="92568.510369969" calcext:value-type="float">
            <text:p>92568.510369969</text:p>
          </table:table-cell>
          <table:table-cell/>
          <table:table-cell office:value-type="float" office:value="1442890805.03962" calcext:value-type="float">
            <text:p>1442890805.03962</text:p>
          </table:table-cell>
          <table:table-cell table:formula="of:=[.G1169]-[.$B1169]" office:value-type="float" office:value="0.285729169845581" calcext:value-type="float">
            <text:p>0.2857291698</text:p>
          </table:table-cell>
          <table:table-cell/>
          <table:table-cell office:value-type="float" office:value="1442890805.03965" calcext:value-type="float">
            <text:p>1442890805.03965</text:p>
          </table:table-cell>
          <table:table-cell table:formula="of:=[.J1169]-[.$B1169]" office:value-type="float" office:value="0.285766839981079" calcext:value-type="float">
            <text:p>0.28576684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890804.76354" calcext:value-type="float">
            <text:p>1442890804.76354</text:p>
          </table:table-cell>
          <table:table-cell office:value-type="float" office:value="896" calcext:value-type="float">
            <text:p>896</text:p>
          </table:table-cell>
          <table:table-cell table:formula="of:=[.B1170]-[.B$2]" office:value-type="float" office:value="35.8662674427032" calcext:value-type="float">
            <text:p>35.8662674427</text:p>
          </table:table-cell>
          <table:table-cell table:formula="of:=[.C1170]/([.D1170]-[.D1169])" office:value-type="float" office:value="92845.2302295131" calcext:value-type="float">
            <text:p>92845.2302295131</text:p>
          </table:table-cell>
          <table:table-cell/>
          <table:table-cell office:value-type="float" office:value="1442890805.03969" calcext:value-type="float">
            <text:p>1442890805.03969</text:p>
          </table:table-cell>
          <table:table-cell table:formula="of:=[.G1170]-[.$B1170]" office:value-type="float" office:value="0.276155948638916" calcext:value-type="float">
            <text:p>0.2761559486</text:p>
          </table:table-cell>
          <table:table-cell/>
          <table:table-cell office:value-type="float" office:value="1442890805.04249" calcext:value-type="float">
            <text:p>1442890805.04249</text:p>
          </table:table-cell>
          <table:table-cell table:formula="of:=[.J1170]-[.$B1170]" office:value-type="float" office:value="0.27895450592041" calcext:value-type="float">
            <text:p>0.278954505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890804.77317" calcext:value-type="float">
            <text:p>1442890804.77317</text:p>
          </table:table-cell>
          <table:table-cell office:value-type="float" office:value="896" calcext:value-type="float">
            <text:p>896</text:p>
          </table:table-cell>
          <table:table-cell table:formula="of:=[.B1171]-[.B$2]" office:value-type="float" office:value="35.8759047985077" calcext:value-type="float">
            <text:p>35.8759047985</text:p>
          </table:table-cell>
          <table:table-cell table:formula="of:=[.C1171]/([.D1171]-[.D1170])" office:value-type="float" office:value="92971.5596457375" calcext:value-type="float">
            <text:p>92971.5596457375</text:p>
          </table:table-cell>
          <table:table-cell/>
          <table:table-cell office:value-type="float" office:value="1442890805.03971" calcext:value-type="float">
            <text:p>1442890805.03971</text:p>
          </table:table-cell>
          <table:table-cell table:formula="of:=[.G1171]-[.$B1171]" office:value-type="float" office:value="0.266538143157959" calcext:value-type="float">
            <text:p>0.2665381432</text:p>
          </table:table-cell>
          <table:table-cell/>
          <table:table-cell office:value-type="float" office:value="1442890805.04533" calcext:value-type="float">
            <text:p>1442890805.04533</text:p>
          </table:table-cell>
          <table:table-cell table:formula="of:=[.J1171]-[.$B1171]" office:value-type="float" office:value="0.272152185440063" calcext:value-type="float">
            <text:p>0.272152185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90804.7828" calcext:value-type="float">
            <text:p>1442890804.7828</text:p>
          </table:table-cell>
          <table:table-cell office:value-type="float" office:value="896" calcext:value-type="float">
            <text:p>896</text:p>
          </table:table-cell>
          <table:table-cell table:formula="of:=[.B1172]-[.B$2]" office:value-type="float" office:value="35.8855311870575" calcext:value-type="float">
            <text:p>35.8855311871</text:p>
          </table:table-cell>
          <table:table-cell table:formula="of:=[.C1172]/([.D1172]-[.D1171])" office:value-type="float" office:value="93077.4812760055" calcext:value-type="float">
            <text:p>93077.4812760055</text:p>
          </table:table-cell>
          <table:table-cell/>
          <table:table-cell office:value-type="float" office:value="1442890805.03973" calcext:value-type="float">
            <text:p>1442890805.03973</text:p>
          </table:table-cell>
          <table:table-cell table:formula="of:=[.G1172]-[.$B1172]" office:value-type="float" office:value="0.256930828094482" calcext:value-type="float">
            <text:p>0.2569308281</text:p>
          </table:table-cell>
          <table:table-cell/>
          <table:table-cell office:value-type="float" office:value="1442890805.04816" calcext:value-type="float">
            <text:p>1442890805.04816</text:p>
          </table:table-cell>
          <table:table-cell table:formula="of:=[.J1172]-[.$B1172]" office:value-type="float" office:value="0.265359163284302" calcext:value-type="float">
            <text:p>0.265359163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890804.79261" calcext:value-type="float">
            <text:p>1442890804.79261</text:p>
          </table:table-cell>
          <table:table-cell office:value-type="float" office:value="896" calcext:value-type="float">
            <text:p>896</text:p>
          </table:table-cell>
          <table:table-cell table:formula="of:=[.B1173]-[.B$2]" office:value-type="float" office:value="35.8953394889832" calcext:value-type="float">
            <text:p>35.895339489</text:p>
          </table:table-cell>
          <table:table-cell table:formula="of:=[.C1173]/([.D1173]-[.D1172])" office:value-type="float" office:value="91351.1846180024" calcext:value-type="float">
            <text:p>91351.1846180024</text:p>
          </table:table-cell>
          <table:table-cell/>
          <table:table-cell office:value-type="float" office:value="1442890805.03975" calcext:value-type="float">
            <text:p>1442890805.03975</text:p>
          </table:table-cell>
          <table:table-cell table:formula="of:=[.G1173]-[.$B1173]" office:value-type="float" office:value="0.247139930725098" calcext:value-type="float">
            <text:p>0.2471399307</text:p>
          </table:table-cell>
          <table:table-cell/>
          <table:table-cell office:value-type="float" office:value="1442890805.05099" calcext:value-type="float">
            <text:p>1442890805.05099</text:p>
          </table:table-cell>
          <table:table-cell table:formula="of:=[.J1173]-[.$B1173]" office:value-type="float" office:value="0.258383750915527" calcext:value-type="float">
            <text:p>0.258383750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890804.80231" calcext:value-type="float">
            <text:p>1442890804.80231</text:p>
          </table:table-cell>
          <table:table-cell office:value-type="float" office:value="896" calcext:value-type="float">
            <text:p>896</text:p>
          </table:table-cell>
          <table:table-cell table:formula="of:=[.B1174]-[.B$2]" office:value-type="float" office:value="35.9050371646881" calcext:value-type="float">
            <text:p>35.9050371647</text:p>
          </table:table-cell>
          <table:table-cell table:formula="of:=[.C1174]/([.D1174]-[.D1173])" office:value-type="float" office:value="92393.2731161647" calcext:value-type="float">
            <text:p>92393.2731161647</text:p>
          </table:table-cell>
          <table:table-cell/>
          <table:table-cell office:value-type="float" office:value="1442890805.03977" calcext:value-type="float">
            <text:p>1442890805.03977</text:p>
          </table:table-cell>
          <table:table-cell table:formula="of:=[.G1174]-[.$B1174]" office:value-type="float" office:value="0.237459421157837" calcext:value-type="float">
            <text:p>0.2374594212</text:p>
          </table:table-cell>
          <table:table-cell/>
          <table:table-cell office:value-type="float" office:value="1442890805.05383" calcext:value-type="float">
            <text:p>1442890805.05383</text:p>
          </table:table-cell>
          <table:table-cell table:formula="of:=[.J1174]-[.$B1174]" office:value-type="float" office:value="0.25152063369751" calcext:value-type="float">
            <text:p>0.251520633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890804.81194" calcext:value-type="float">
            <text:p>1442890804.81194</text:p>
          </table:table-cell>
          <table:table-cell office:value-type="float" office:value="896" calcext:value-type="float">
            <text:p>896</text:p>
          </table:table-cell>
          <table:table-cell table:formula="of:=[.B1175]-[.B$2]" office:value-type="float" office:value="35.9146671295166" calcext:value-type="float">
            <text:p>35.9146671295</text:p>
          </table:table-cell>
          <table:table-cell table:formula="of:=[.C1175]/([.D1175]-[.D1174])" office:value-type="float" office:value="93042.9151048501" calcext:value-type="float">
            <text:p>93042.9151048501</text:p>
          </table:table-cell>
          <table:table-cell/>
          <table:table-cell office:value-type="float" office:value="1442890805.03978" calcext:value-type="float">
            <text:p>1442890805.03978</text:p>
          </table:table-cell>
          <table:table-cell table:formula="of:=[.G1175]-[.$B1175]" office:value-type="float" office:value="0.22784686088562" calcext:value-type="float">
            <text:p>0.2278468609</text:p>
          </table:table-cell>
          <table:table-cell/>
          <table:table-cell office:value-type="float" office:value="1442890805.05667" calcext:value-type="float">
            <text:p>1442890805.05667</text:p>
          </table:table-cell>
          <table:table-cell table:formula="of:=[.J1175]-[.$B1175]" office:value-type="float" office:value="0.244735479354858" calcext:value-type="float">
            <text:p>0.2447354794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890804.82153" calcext:value-type="float">
            <text:p>1442890804.82153</text:p>
          </table:table-cell>
          <table:table-cell office:value-type="float" office:value="896" calcext:value-type="float">
            <text:p>896</text:p>
          </table:table-cell>
          <table:table-cell table:formula="of:=[.B1176]-[.B$2]" office:value-type="float" office:value="35.9242622852325" calcext:value-type="float">
            <text:p>35.9242622852</text:p>
          </table:table-cell>
          <table:table-cell table:formula="of:=[.C1176]/([.D1176]-[.D1175])" office:value-type="float" office:value="93380.4543173065" calcext:value-type="float">
            <text:p>93380.4543173065</text:p>
          </table:table-cell>
          <table:table-cell/>
          <table:table-cell office:value-type="float" office:value="1442890805.0398" calcext:value-type="float">
            <text:p>1442890805.0398</text:p>
          </table:table-cell>
          <table:table-cell table:formula="of:=[.G1176]-[.$B1176]" office:value-type="float" office:value="0.218268871307373" calcext:value-type="float">
            <text:p>0.2182688713</text:p>
          </table:table-cell>
          <table:table-cell/>
          <table:table-cell office:value-type="float" office:value="1442890805.05952" calcext:value-type="float">
            <text:p>1442890805.05952</text:p>
          </table:table-cell>
          <table:table-cell table:formula="of:=[.J1176]-[.$B1176]" office:value-type="float" office:value="0.23798394203186" calcext:value-type="float">
            <text:p>0.23798394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890804.83117" calcext:value-type="float">
            <text:p>1442890804.83117</text:p>
          </table:table-cell>
          <table:table-cell office:value-type="float" office:value="896" calcext:value-type="float">
            <text:p>896</text:p>
          </table:table-cell>
          <table:table-cell table:formula="of:=[.B1177]-[.B$2]" office:value-type="float" office:value="35.9338979721069" calcext:value-type="float">
            <text:p>35.9338979721</text:p>
          </table:table-cell>
          <table:table-cell table:formula="of:=[.C1177]/([.D1177]-[.D1176])" office:value-type="float" office:value="92987.6626005196" calcext:value-type="float">
            <text:p>92987.6626005196</text:p>
          </table:table-cell>
          <table:table-cell/>
          <table:table-cell office:value-type="float" office:value="1442890805.03982" calcext:value-type="float">
            <text:p>1442890805.03982</text:p>
          </table:table-cell>
          <table:table-cell table:formula="of:=[.G1177]-[.$B1177]" office:value-type="float" office:value="0.208650588989258" calcext:value-type="float">
            <text:p>0.208650589</text:p>
          </table:table-cell>
          <table:table-cell/>
          <table:table-cell office:value-type="float" office:value="1442890805.06232" calcext:value-type="float">
            <text:p>1442890805.06232</text:p>
          </table:table-cell>
          <table:table-cell table:formula="of:=[.J1177]-[.$B1177]" office:value-type="float" office:value="0.231155872344971" calcext:value-type="float">
            <text:p>0.231155872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890804.84082" calcext:value-type="float">
            <text:p>1442890804.84082</text:p>
          </table:table-cell>
          <table:table-cell office:value-type="float" office:value="896" calcext:value-type="float">
            <text:p>896</text:p>
          </table:table-cell>
          <table:table-cell table:formula="of:=[.B1178]-[.B$2]" office:value-type="float" office:value="35.9435498714447" calcext:value-type="float">
            <text:p>35.9435498714</text:p>
          </table:table-cell>
          <table:table-cell table:formula="of:=[.C1178]/([.D1178]-[.D1177])" office:value-type="float" office:value="92831.4696045254" calcext:value-type="float">
            <text:p>92831.4696045254</text:p>
          </table:table-cell>
          <table:table-cell/>
          <table:table-cell office:value-type="float" office:value="1442890805.16345" calcext:value-type="float">
            <text:p>1442890805.16345</text:p>
          </table:table-cell>
          <table:table-cell table:formula="of:=[.G1178]-[.$B1178]" office:value-type="float" office:value="0.322631597518921" calcext:value-type="float">
            <text:p>0.3226315975</text:p>
          </table:table-cell>
          <table:table-cell/>
          <table:table-cell office:value-type="float" office:value="1442890805.1635" calcext:value-type="float">
            <text:p>1442890805.1635</text:p>
          </table:table-cell>
          <table:table-cell table:formula="of:=[.J1178]-[.$B1178]" office:value-type="float" office:value="0.322676181793213" calcext:value-type="float">
            <text:p>0.3226761818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890804.85061" calcext:value-type="float">
            <text:p>1442890804.85061</text:p>
          </table:table-cell>
          <table:table-cell office:value-type="float" office:value="896" calcext:value-type="float">
            <text:p>896</text:p>
          </table:table-cell>
          <table:table-cell table:formula="of:=[.B1179]-[.B$2]" office:value-type="float" office:value="35.9533355236053" calcext:value-type="float">
            <text:p>35.9533355236</text:p>
          </table:table-cell>
          <table:table-cell table:formula="of:=[.C1179]/([.D1179]-[.D1178])" office:value-type="float" office:value="91562.6250852743" calcext:value-type="float">
            <text:p>91562.6250852743</text:p>
          </table:table-cell>
          <table:table-cell/>
          <table:table-cell office:value-type="float" office:value="1442890805.16354" calcext:value-type="float">
            <text:p>1442890805.16354</text:p>
          </table:table-cell>
          <table:table-cell table:formula="of:=[.G1179]-[.$B1179]" office:value-type="float" office:value="0.312937021255493" calcext:value-type="float">
            <text:p>0.3129370213</text:p>
          </table:table-cell>
          <table:table-cell/>
          <table:table-cell office:value-type="float" office:value="1442890805.16635" calcext:value-type="float">
            <text:p>1442890805.16635</text:p>
          </table:table-cell>
          <table:table-cell table:formula="of:=[.J1179]-[.$B1179]" office:value-type="float" office:value="0.315747022628784" calcext:value-type="float">
            <text:p>0.3157470226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890804.86028" calcext:value-type="float">
            <text:p>1442890804.86028</text:p>
          </table:table-cell>
          <table:table-cell office:value-type="float" office:value="896" calcext:value-type="float">
            <text:p>896</text:p>
          </table:table-cell>
          <table:table-cell table:formula="of:=[.B1180]-[.B$2]" office:value-type="float" office:value="35.9630060195923" calcext:value-type="float">
            <text:p>35.9630060196</text:p>
          </table:table-cell>
          <table:table-cell table:formula="of:=[.C1180]/([.D1180]-[.D1179])" office:value-type="float" office:value="92652.9519489165" calcext:value-type="float">
            <text:p>92652.9519489165</text:p>
          </table:table-cell>
          <table:table-cell/>
          <table:table-cell office:value-type="float" office:value="1442890805.16357" calcext:value-type="float">
            <text:p>1442890805.16357</text:p>
          </table:table-cell>
          <table:table-cell table:formula="of:=[.G1180]-[.$B1180]" office:value-type="float" office:value="0.303290128707886" calcext:value-type="float">
            <text:p>0.3032901287</text:p>
          </table:table-cell>
          <table:table-cell/>
          <table:table-cell office:value-type="float" office:value="1442890805.16922" calcext:value-type="float">
            <text:p>1442890805.16922</text:p>
          </table:table-cell>
          <table:table-cell table:formula="of:=[.J1180]-[.$B1180]" office:value-type="float" office:value="0.308948278427124" calcext:value-type="float">
            <text:p>0.3089482784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890804.87003" calcext:value-type="float">
            <text:p>1442890804.87003</text:p>
          </table:table-cell>
          <table:table-cell office:value-type="float" office:value="896" calcext:value-type="float">
            <text:p>896</text:p>
          </table:table-cell>
          <table:table-cell table:formula="of:=[.B1181]-[.B$2]" office:value-type="float" office:value="35.972761631012" calcext:value-type="float">
            <text:p>35.972761631</text:p>
          </table:table-cell>
          <table:table-cell table:formula="of:=[.C1181]/([.D1181]-[.D1180])" office:value-type="float" office:value="91844.5765677697" calcext:value-type="float">
            <text:p>91844.5765677697</text:p>
          </table:table-cell>
          <table:table-cell/>
          <table:table-cell office:value-type="float" office:value="1442890805.16361" calcext:value-type="float">
            <text:p>1442890805.16361</text:p>
          </table:table-cell>
          <table:table-cell table:formula="of:=[.G1181]-[.$B1181]" office:value-type="float" office:value="0.293574333190918" calcext:value-type="float">
            <text:p>0.2935743332</text:p>
          </table:table-cell>
          <table:table-cell/>
          <table:table-cell office:value-type="float" office:value="1442890805.17208" calcext:value-type="float">
            <text:p>1442890805.17208</text:p>
          </table:table-cell>
          <table:table-cell table:formula="of:=[.J1181]-[.$B1181]" office:value-type="float" office:value="0.302046298980713" calcext:value-type="float">
            <text:p>0.30204629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890804.87976" calcext:value-type="float">
            <text:p>1442890804.87976</text:p>
          </table:table-cell>
          <table:table-cell office:value-type="float" office:value="896" calcext:value-type="float">
            <text:p>896</text:p>
          </table:table-cell>
          <table:table-cell table:formula="of:=[.B1182]-[.B$2]" office:value-type="float" office:value="35.9824941158295" calcext:value-type="float">
            <text:p>35.9824941158</text:p>
          </table:table-cell>
          <table:table-cell table:formula="of:=[.C1182]/([.D1182]-[.D1181])" office:value-type="float" office:value="92062.8202150854" calcext:value-type="float">
            <text:p>92062.8202150854</text:p>
          </table:table-cell>
          <table:table-cell/>
          <table:table-cell office:value-type="float" office:value="1442890805.16363" calcext:value-type="float">
            <text:p>1442890805.16363</text:p>
          </table:table-cell>
          <table:table-cell table:formula="of:=[.G1182]-[.$B1182]" office:value-type="float" office:value="0.28386378288269" calcext:value-type="float">
            <text:p>0.2838637829</text:p>
          </table:table-cell>
          <table:table-cell/>
          <table:table-cell office:value-type="float" office:value="1442890805.17493" calcext:value-type="float">
            <text:p>1442890805.17493</text:p>
          </table:table-cell>
          <table:table-cell table:formula="of:=[.J1182]-[.$B1182]" office:value-type="float" office:value="0.295166730880737" calcext:value-type="float">
            <text:p>0.2951667309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890804.88945" calcext:value-type="float">
            <text:p>1442890804.88945</text:p>
          </table:table-cell>
          <table:table-cell office:value-type="float" office:value="896" calcext:value-type="float">
            <text:p>896</text:p>
          </table:table-cell>
          <table:table-cell table:formula="of:=[.B1183]-[.B$2]" office:value-type="float" office:value="35.9921815395355" calcext:value-type="float">
            <text:p>35.9921815395</text:p>
          </table:table-cell>
          <table:table-cell table:formula="of:=[.C1183]/([.D1183]-[.D1182])" office:value-type="float" office:value="92491.0509942902" calcext:value-type="float">
            <text:p>92491.0509942902</text:p>
          </table:table-cell>
          <table:table-cell/>
          <table:table-cell office:value-type="float" office:value="1442890805.16365" calcext:value-type="float">
            <text:p>1442890805.16365</text:p>
          </table:table-cell>
          <table:table-cell table:formula="of:=[.G1183]-[.$B1183]" office:value-type="float" office:value="0.274198532104492" calcext:value-type="float">
            <text:p>0.2741985321</text:p>
          </table:table-cell>
          <table:table-cell/>
          <table:table-cell office:value-type="float" office:value="1442890805.17778" calcext:value-type="float">
            <text:p>1442890805.17778</text:p>
          </table:table-cell>
          <table:table-cell table:formula="of:=[.J1183]-[.$B1183]" office:value-type="float" office:value="0.288329839706421" calcext:value-type="float">
            <text:p>0.2883298397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890804.8991" calcext:value-type="float">
            <text:p>1442890804.8991</text:p>
          </table:table-cell>
          <table:table-cell office:value-type="float" office:value="896" calcext:value-type="float">
            <text:p>896</text:p>
          </table:table-cell>
          <table:table-cell table:formula="of:=[.B1184]-[.B$2]" office:value-type="float" office:value="36.0018346309662" calcext:value-type="float">
            <text:p>36.001834631</text:p>
          </table:table-cell>
          <table:table-cell table:formula="of:=[.C1184]/([.D1184]-[.D1183])" office:value-type="float" office:value="92820.0055325035" calcext:value-type="float">
            <text:p>92820.0055325035</text:p>
          </table:table-cell>
          <table:table-cell/>
          <table:table-cell office:value-type="float" office:value="1442890805.16367" calcext:value-type="float">
            <text:p>1442890805.16367</text:p>
          </table:table-cell>
          <table:table-cell table:formula="of:=[.G1184]-[.$B1184]" office:value-type="float" office:value="0.264567375183105" calcext:value-type="float">
            <text:p>0.2645673752</text:p>
          </table:table-cell>
          <table:table-cell/>
          <table:table-cell office:value-type="float" office:value="1442890805.18062" calcext:value-type="float">
            <text:p>1442890805.18062</text:p>
          </table:table-cell>
          <table:table-cell table:formula="of:=[.J1184]-[.$B1184]" office:value-type="float" office:value="0.281518220901489" calcext:value-type="float">
            <text:p>0.2815182209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890804.90872" calcext:value-type="float">
            <text:p>1442890804.90872</text:p>
          </table:table-cell>
          <table:table-cell office:value-type="float" office:value="896" calcext:value-type="float">
            <text:p>896</text:p>
          </table:table-cell>
          <table:table-cell table:formula="of:=[.B1185]-[.B$2]" office:value-type="float" office:value="36.0114486217499" calcext:value-type="float">
            <text:p>36.0114486217</text:p>
          </table:table-cell>
          <table:table-cell table:formula="of:=[.C1185]/([.D1185]-[.D1184])" office:value-type="float" office:value="93197.5097708561" calcext:value-type="float">
            <text:p>93197.5097708561</text:p>
          </table:table-cell>
          <table:table-cell/>
          <table:table-cell office:value-type="float" office:value="1442890805.16369" calcext:value-type="float">
            <text:p>1442890805.16369</text:p>
          </table:table-cell>
          <table:table-cell table:formula="of:=[.G1185]-[.$B1185]" office:value-type="float" office:value="0.254974842071533" calcext:value-type="float">
            <text:p>0.2549748421</text:p>
          </table:table-cell>
          <table:table-cell/>
          <table:table-cell office:value-type="float" office:value="1442890805.18347" calcext:value-type="float">
            <text:p>1442890805.18347</text:p>
          </table:table-cell>
          <table:table-cell table:formula="of:=[.J1185]-[.$B1185]" office:value-type="float" office:value="0.274754524230957" calcext:value-type="float">
            <text:p>0.2747545242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890804.91891" calcext:value-type="float">
            <text:p>1442890804.91891</text:p>
          </table:table-cell>
          <table:table-cell office:value-type="float" office:value="896" calcext:value-type="float">
            <text:p>896</text:p>
          </table:table-cell>
          <table:table-cell table:formula="of:=[.B1186]-[.B$2]" office:value-type="float" office:value="36.0216448307037" calcext:value-type="float">
            <text:p>36.0216448307</text:p>
          </table:table-cell>
          <table:table-cell table:formula="of:=[.C1186]/([.D1186]-[.D1185])" office:value-type="float" office:value="87875.7981574148" calcext:value-type="float">
            <text:p>87875.7981574148</text:p>
          </table:table-cell>
          <table:table-cell/>
          <table:table-cell office:value-type="float" office:value="1442890805.16371" calcext:value-type="float">
            <text:p>1442890805.16371</text:p>
          </table:table-cell>
          <table:table-cell table:formula="of:=[.G1186]-[.$B1186]" office:value-type="float" office:value="0.244799613952637" calcext:value-type="float">
            <text:p>0.244799614</text:p>
          </table:table-cell>
          <table:table-cell/>
          <table:table-cell office:value-type="float" office:value="1442890805.18633" calcext:value-type="float">
            <text:p>1442890805.18633</text:p>
          </table:table-cell>
          <table:table-cell table:formula="of:=[.J1186]-[.$B1186]" office:value-type="float" office:value="0.267414093017578" calcext:value-type="float">
            <text:p>0.267414093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890804.92857" calcext:value-type="float">
            <text:p>1442890804.92857</text:p>
          </table:table-cell>
          <table:table-cell office:value-type="float" office:value="896" calcext:value-type="float">
            <text:p>896</text:p>
          </table:table-cell>
          <table:table-cell table:formula="of:=[.B1187]-[.B$2]" office:value-type="float" office:value="36.0312974452972" calcext:value-type="float">
            <text:p>36.0312974453</text:p>
          </table:table-cell>
          <table:table-cell table:formula="of:=[.C1187]/([.D1187]-[.D1186])" office:value-type="float" office:value="92824.5908215185" calcext:value-type="float">
            <text:p>92824.5908215185</text:p>
          </table:table-cell>
          <table:table-cell/>
          <table:table-cell office:value-type="float" office:value="1442890805.16374" calcext:value-type="float">
            <text:p>1442890805.16374</text:p>
          </table:table-cell>
          <table:table-cell table:formula="of:=[.G1187]-[.$B1187]" office:value-type="float" office:value="0.235168695449829" calcext:value-type="float">
            <text:p>0.2351686954</text:p>
          </table:table-cell>
          <table:table-cell/>
          <table:table-cell office:value-type="float" office:value="1442890805.18916" calcext:value-type="float">
            <text:p>1442890805.18916</text:p>
          </table:table-cell>
          <table:table-cell table:formula="of:=[.J1187]-[.$B1187]" office:value-type="float" office:value="0.260594129562378" calcext:value-type="float">
            <text:p>0.260594129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890804.93826" calcext:value-type="float">
            <text:p>1442890804.93826</text:p>
          </table:table-cell>
          <table:table-cell office:value-type="float" office:value="896" calcext:value-type="float">
            <text:p>896</text:p>
          </table:table-cell>
          <table:table-cell table:formula="of:=[.B1188]-[.B$2]" office:value-type="float" office:value="36.0409939289093" calcext:value-type="float">
            <text:p>36.0409939289</text:p>
          </table:table-cell>
          <table:table-cell table:formula="of:=[.C1188]/([.D1188]-[.D1187])" office:value-type="float" office:value="92404.6320137694" calcext:value-type="float">
            <text:p>92404.6320137694</text:p>
          </table:table-cell>
          <table:table-cell/>
          <table:table-cell office:value-type="float" office:value="1442890805.16376" calcext:value-type="float">
            <text:p>1442890805.16376</text:p>
          </table:table-cell>
          <table:table-cell table:formula="of:=[.G1188]-[.$B1188]" office:value-type="float" office:value="0.225493192672729" calcext:value-type="float">
            <text:p>0.2254931927</text:p>
          </table:table-cell>
          <table:table-cell/>
          <table:table-cell office:value-type="float" office:value="1442890805.192" calcext:value-type="float">
            <text:p>1442890805.192</text:p>
          </table:table-cell>
          <table:table-cell table:formula="of:=[.J1188]-[.$B1188]" office:value-type="float" office:value="0.253732681274414" calcext:value-type="float">
            <text:p>0.2537326813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890804.94801" calcext:value-type="float">
            <text:p>1442890804.94801</text:p>
          </table:table-cell>
          <table:table-cell office:value-type="float" office:value="896" calcext:value-type="float">
            <text:p>896</text:p>
          </table:table-cell>
          <table:table-cell table:formula="of:=[.B1189]-[.B$2]" office:value-type="float" office:value="36.0507395267487" calcext:value-type="float">
            <text:p>36.0507395267</text:p>
          </table:table-cell>
          <table:table-cell table:formula="of:=[.C1189]/([.D1189]-[.D1188])" office:value-type="float" office:value="91938.9466679714" calcext:value-type="float">
            <text:p>91938.9466679714</text:p>
          </table:table-cell>
          <table:table-cell/>
          <table:table-cell office:value-type="float" office:value="1442890805.16378" calcext:value-type="float">
            <text:p>1442890805.16378</text:p>
          </table:table-cell>
          <table:table-cell table:formula="of:=[.G1189]-[.$B1189]" office:value-type="float" office:value="0.215768575668335" calcext:value-type="float">
            <text:p>0.2157685757</text:p>
          </table:table-cell>
          <table:table-cell/>
          <table:table-cell office:value-type="float" office:value="1442890805.19486" calcext:value-type="float">
            <text:p>1442890805.19486</text:p>
          </table:table-cell>
          <table:table-cell table:formula="of:=[.J1189]-[.$B1189]" office:value-type="float" office:value="0.246847867965698" calcext:value-type="float">
            <text:p>0.246847868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890804.95782" calcext:value-type="float">
            <text:p>1442890804.95782</text:p>
          </table:table-cell>
          <table:table-cell office:value-type="float" office:value="896" calcext:value-type="float">
            <text:p>896</text:p>
          </table:table-cell>
          <table:table-cell table:formula="of:=[.B1190]-[.B$2]" office:value-type="float" office:value="36.0605504512787" calcext:value-type="float">
            <text:p>36.0605504513</text:p>
          </table:table-cell>
          <table:table-cell table:formula="of:=[.C1190]/([.D1190]-[.D1189])" office:value-type="float" office:value="91326.7651032807" calcext:value-type="float">
            <text:p>91326.7651032807</text:p>
          </table:table-cell>
          <table:table-cell/>
          <table:table-cell office:value-type="float" office:value="1442890805.24058" calcext:value-type="float">
            <text:p>1442890805.24058</text:p>
          </table:table-cell>
          <table:table-cell table:formula="of:=[.G1190]-[.$B1190]" office:value-type="float" office:value="0.282763004302979" calcext:value-type="float">
            <text:p>0.2827630043</text:p>
          </table:table-cell>
          <table:table-cell/>
          <table:table-cell office:value-type="float" office:value="1442890805.24064" calcext:value-type="float">
            <text:p>1442890805.24064</text:p>
          </table:table-cell>
          <table:table-cell table:formula="of:=[.J1190]-[.$B1190]" office:value-type="float" office:value="0.282819271087646" calcext:value-type="float">
            <text:p>0.282819271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890804.9675" calcext:value-type="float">
            <text:p>1442890804.9675</text:p>
          </table:table-cell>
          <table:table-cell office:value-type="float" office:value="896" calcext:value-type="float">
            <text:p>896</text:p>
          </table:table-cell>
          <table:table-cell table:formula="of:=[.B1191]-[.B$2]" office:value-type="float" office:value="36.0702257156372" calcext:value-type="float">
            <text:p>36.0702257156</text:p>
          </table:table-cell>
          <table:table-cell table:formula="of:=[.C1191]/([.D1191]-[.D1190])" office:value-type="float" office:value="92607.2887311796" calcext:value-type="float">
            <text:p>92607.2887311796</text:p>
          </table:table-cell>
          <table:table-cell/>
          <table:table-cell office:value-type="float" office:value="1442890805.24071" calcext:value-type="float">
            <text:p>1442890805.24071</text:p>
          </table:table-cell>
          <table:table-cell table:formula="of:=[.G1191]-[.$B1191]" office:value-type="float" office:value="0.273212194442749" calcext:value-type="float">
            <text:p>0.2732121944</text:p>
          </table:table-cell>
          <table:table-cell/>
          <table:table-cell office:value-type="float" office:value="1442890805.2435" calcext:value-type="float">
            <text:p>1442890805.2435</text:p>
          </table:table-cell>
          <table:table-cell table:formula="of:=[.J1191]-[.$B1191]" office:value-type="float" office:value="0.276004314422607" calcext:value-type="float">
            <text:p>0.2760043144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890804.97718" calcext:value-type="float">
            <text:p>1442890804.97718</text:p>
          </table:table-cell>
          <table:table-cell office:value-type="float" office:value="896" calcext:value-type="float">
            <text:p>896</text:p>
          </table:table-cell>
          <table:table-cell table:formula="of:=[.B1192]-[.B$2]" office:value-type="float" office:value="36.0799078941345" calcext:value-type="float">
            <text:p>36.0799078941</text:p>
          </table:table-cell>
          <table:table-cell table:formula="of:=[.C1192]/([.D1192]-[.D1191])" office:value-type="float" office:value="92541.1569564147" calcext:value-type="float">
            <text:p>92541.1569564147</text:p>
          </table:table-cell>
          <table:table-cell/>
          <table:table-cell office:value-type="float" office:value="1442890805.24073" calcext:value-type="float">
            <text:p>1442890805.24073</text:p>
          </table:table-cell>
          <table:table-cell table:formula="of:=[.G1192]-[.$B1192]" office:value-type="float" office:value="0.263556480407715" calcext:value-type="float">
            <text:p>0.2635564804</text:p>
          </table:table-cell>
          <table:table-cell/>
          <table:table-cell office:value-type="float" office:value="1442890805.24636" calcext:value-type="float">
            <text:p>1442890805.24636</text:p>
          </table:table-cell>
          <table:table-cell table:formula="of:=[.J1192]-[.$B1192]" office:value-type="float" office:value="0.269181966781616" calcext:value-type="float">
            <text:p>0.2691819668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890804.98686" calcext:value-type="float">
            <text:p>1442890804.98686</text:p>
          </table:table-cell>
          <table:table-cell office:value-type="float" office:value="896" calcext:value-type="float">
            <text:p>896</text:p>
          </table:table-cell>
          <table:table-cell table:formula="of:=[.B1193]-[.B$2]" office:value-type="float" office:value="36.0895879268646" calcext:value-type="float">
            <text:p>36.0895879269</text:p>
          </table:table-cell>
          <table:table-cell table:formula="of:=[.C1193]/([.D1193]-[.D1192])" office:value-type="float" office:value="92561.6705007266" calcext:value-type="float">
            <text:p>92561.6705007266</text:p>
          </table:table-cell>
          <table:table-cell/>
          <table:table-cell office:value-type="float" office:value="1442890805.24076" calcext:value-type="float">
            <text:p>1442890805.24076</text:p>
          </table:table-cell>
          <table:table-cell table:formula="of:=[.G1193]-[.$B1193]" office:value-type="float" office:value="0.253898859024048" calcext:value-type="float">
            <text:p>0.253898859</text:p>
          </table:table-cell>
          <table:table-cell/>
          <table:table-cell office:value-type="float" office:value="1442890805.24922" calcext:value-type="float">
            <text:p>1442890805.24922</text:p>
          </table:table-cell>
          <table:table-cell table:formula="of:=[.J1193]-[.$B1193]" office:value-type="float" office:value="0.262360572814941" calcext:value-type="float">
            <text:p>0.2623605728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890804.99651" calcext:value-type="float">
            <text:p>1442890804.99651</text:p>
          </table:table-cell>
          <table:table-cell office:value-type="float" office:value="896" calcext:value-type="float">
            <text:p>896</text:p>
          </table:table-cell>
          <table:table-cell table:formula="of:=[.B1194]-[.B$2]" office:value-type="float" office:value="36.0992450714111" calcext:value-type="float">
            <text:p>36.0992450714</text:p>
          </table:table-cell>
          <table:table-cell table:formula="of:=[.C1194]/([.D1194]-[.D1193])" office:value-type="float" office:value="92781.0488581657" calcext:value-type="float">
            <text:p>92781.0488581657</text:p>
          </table:table-cell>
          <table:table-cell/>
          <table:table-cell office:value-type="float" office:value="1442890805.24078" calcext:value-type="float">
            <text:p>1442890805.24078</text:p>
          </table:table-cell>
          <table:table-cell table:formula="of:=[.G1194]-[.$B1194]" office:value-type="float" office:value="0.244263887405395" calcext:value-type="float">
            <text:p>0.2442638874</text:p>
          </table:table-cell>
          <table:table-cell/>
          <table:table-cell office:value-type="float" office:value="1442890805.25209" calcext:value-type="float">
            <text:p>1442890805.25209</text:p>
          </table:table-cell>
          <table:table-cell table:formula="of:=[.J1194]-[.$B1194]" office:value-type="float" office:value="0.255580186843872" calcext:value-type="float">
            <text:p>0.2555801868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890805.00628" calcext:value-type="float">
            <text:p>1442890805.00628</text:p>
          </table:table-cell>
          <table:table-cell office:value-type="float" office:value="896" calcext:value-type="float">
            <text:p>896</text:p>
          </table:table-cell>
          <table:table-cell table:formula="of:=[.B1195]-[.B$2]" office:value-type="float" office:value="36.1090085506439" calcext:value-type="float">
            <text:p>36.1090085506</text:p>
          </table:table-cell>
          <table:table-cell table:formula="of:=[.C1195]/([.D1195]-[.D1194])" office:value-type="float" office:value="91770.564430661" calcext:value-type="float">
            <text:p>91770.564430661</text:p>
          </table:table-cell>
          <table:table-cell/>
          <table:table-cell office:value-type="float" office:value="1442890805.2408" calcext:value-type="float">
            <text:p>1442890805.2408</text:p>
          </table:table-cell>
          <table:table-cell table:formula="of:=[.G1195]-[.$B1195]" office:value-type="float" office:value="0.234522581100464" calcext:value-type="float">
            <text:p>0.2345225811</text:p>
          </table:table-cell>
          <table:table-cell/>
          <table:table-cell office:value-type="float" office:value="1442890805.25494" calcext:value-type="float">
            <text:p>1442890805.25494</text:p>
          </table:table-cell>
          <table:table-cell table:formula="of:=[.J1195]-[.$B1195]" office:value-type="float" office:value="0.248659610748291" calcext:value-type="float">
            <text:p>0.248659610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890805.01598" calcext:value-type="float">
            <text:p>1442890805.01598</text:p>
          </table:table-cell>
          <table:table-cell office:value-type="float" office:value="896" calcext:value-type="float">
            <text:p>896</text:p>
          </table:table-cell>
          <table:table-cell table:formula="of:=[.B1196]-[.B$2]" office:value-type="float" office:value="36.118711233139" calcext:value-type="float">
            <text:p>36.1187112331</text:p>
          </table:table-cell>
          <table:table-cell table:formula="of:=[.C1196]/([.D1196]-[.D1195])" office:value-type="float" office:value="92345.5962256733" calcext:value-type="float">
            <text:p>92345.5962256733</text:p>
          </table:table-cell>
          <table:table-cell/>
          <table:table-cell office:value-type="float" office:value="1442890805.24082" calcext:value-type="float">
            <text:p>1442890805.24082</text:p>
          </table:table-cell>
          <table:table-cell table:formula="of:=[.G1196]-[.$B1196]" office:value-type="float" office:value="0.224841356277466" calcext:value-type="float">
            <text:p>0.2248413563</text:p>
          </table:table-cell>
          <table:table-cell/>
          <table:table-cell office:value-type="float" office:value="1442890805.25779" calcext:value-type="float">
            <text:p>1442890805.25779</text:p>
          </table:table-cell>
          <table:table-cell table:formula="of:=[.J1196]-[.$B1196]" office:value-type="float" office:value="0.241810321807861" calcext:value-type="float">
            <text:p>0.2418103218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890805.02576" calcext:value-type="float">
            <text:p>1442890805.02576</text:p>
          </table:table-cell>
          <table:table-cell office:value-type="float" office:value="896" calcext:value-type="float">
            <text:p>896</text:p>
          </table:table-cell>
          <table:table-cell table:formula="of:=[.B1197]-[.B$2]" office:value-type="float" office:value="36.1284899711609" calcext:value-type="float">
            <text:p>36.1284899712</text:p>
          </table:table-cell>
          <table:table-cell table:formula="of:=[.C1197]/([.D1197]-[.D1196])" office:value-type="float" office:value="91627.3652078508" calcext:value-type="float">
            <text:p>91627.3652078508</text:p>
          </table:table-cell>
          <table:table-cell/>
          <table:table-cell office:value-type="float" office:value="1442890805.24084" calcext:value-type="float">
            <text:p>1442890805.24084</text:p>
          </table:table-cell>
          <table:table-cell table:formula="of:=[.G1197]-[.$B1197]" office:value-type="float" office:value="0.215084314346313" calcext:value-type="float">
            <text:p>0.2150843143</text:p>
          </table:table-cell>
          <table:table-cell/>
          <table:table-cell office:value-type="float" office:value="1442890805.2607" calcext:value-type="float">
            <text:p>1442890805.2607</text:p>
          </table:table-cell>
          <table:table-cell table:formula="of:=[.J1197]-[.$B1197]" office:value-type="float" office:value="0.234940767288208" calcext:value-type="float">
            <text:p>0.2349407673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890805.03539" calcext:value-type="float">
            <text:p>1442890805.03539</text:p>
          </table:table-cell>
          <table:table-cell office:value-type="float" office:value="896" calcext:value-type="float">
            <text:p>896</text:p>
          </table:table-cell>
          <table:table-cell table:formula="of:=[.B1198]-[.B$2]" office:value-type="float" office:value="36.1381244659424" calcext:value-type="float">
            <text:p>36.1381244659</text:p>
          </table:table-cell>
          <table:table-cell table:formula="of:=[.C1198]/([.D1198]-[.D1197])" office:value-type="float" office:value="92999.1681267013" calcext:value-type="float">
            <text:p>92999.1681267013</text:p>
          </table:table-cell>
          <table:table-cell/>
          <table:table-cell office:value-type="float" office:value="1442890805.35471" calcext:value-type="float">
            <text:p>1442890805.35471</text:p>
          </table:table-cell>
          <table:table-cell table:formula="of:=[.G1198]-[.$B1198]" office:value-type="float" office:value="0.319313764572144" calcext:value-type="float">
            <text:p>0.3193137646</text:p>
          </table:table-cell>
          <table:table-cell/>
          <table:table-cell office:value-type="float" office:value="1442890805.35475" calcext:value-type="float">
            <text:p>1442890805.35475</text:p>
          </table:table-cell>
          <table:table-cell table:formula="of:=[.J1198]-[.$B1198]" office:value-type="float" office:value="0.319354295730591" calcext:value-type="float">
            <text:p>0.3193542957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890805.04499" calcext:value-type="float">
            <text:p>1442890805.04499</text:p>
          </table:table-cell>
          <table:table-cell office:value-type="float" office:value="896" calcext:value-type="float">
            <text:p>896</text:p>
          </table:table-cell>
          <table:table-cell table:formula="of:=[.B1199]-[.B$2]" office:value-type="float" office:value="36.1477179527283" calcext:value-type="float">
            <text:p>36.1477179527</text:p>
          </table:table-cell>
          <table:table-cell table:formula="of:=[.C1199]/([.D1199]-[.D1198])" office:value-type="float" office:value="93396.6992395248" calcext:value-type="float">
            <text:p>93396.6992395248</text:p>
          </table:table-cell>
          <table:table-cell/>
          <table:table-cell office:value-type="float" office:value="1442890805.35479" calcext:value-type="float">
            <text:p>1442890805.35479</text:p>
          </table:table-cell>
          <table:table-cell table:formula="of:=[.G1199]-[.$B1199]" office:value-type="float" office:value="0.309799909591675" calcext:value-type="float">
            <text:p>0.3097999096</text:p>
          </table:table-cell>
          <table:table-cell/>
          <table:table-cell office:value-type="float" office:value="1442890805.35764" calcext:value-type="float">
            <text:p>1442890805.35764</text:p>
          </table:table-cell>
          <table:table-cell table:formula="of:=[.J1199]-[.$B1199]" office:value-type="float" office:value="0.312649011611938" calcext:value-type="float">
            <text:p>0.312649011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890805.05447" calcext:value-type="float">
            <text:p>1442890805.05447</text:p>
          </table:table-cell>
          <table:table-cell office:value-type="float" office:value="896" calcext:value-type="float">
            <text:p>896</text:p>
          </table:table-cell>
          <table:table-cell table:formula="of:=[.B1200]-[.B$2]" office:value-type="float" office:value="36.1572000980377" calcext:value-type="float">
            <text:p>36.157200098</text:p>
          </table:table-cell>
          <table:table-cell table:formula="of:=[.C1200]/([.D1200]-[.D1199])" office:value-type="float" office:value="94493.3842246863" calcext:value-type="float">
            <text:p>94493.3842246863</text:p>
          </table:table-cell>
          <table:table-cell/>
          <table:table-cell office:value-type="float" office:value="1442890805.35481" calcext:value-type="float">
            <text:p>1442890805.35481</text:p>
          </table:table-cell>
          <table:table-cell table:formula="of:=[.G1200]-[.$B1200]" office:value-type="float" office:value="0.300336837768555" calcext:value-type="float">
            <text:p>0.3003368378</text:p>
          </table:table-cell>
          <table:table-cell/>
          <table:table-cell office:value-type="float" office:value="1442890805.3605" calcext:value-type="float">
            <text:p>1442890805.3605</text:p>
          </table:table-cell>
          <table:table-cell table:formula="of:=[.J1200]-[.$B1200]" office:value-type="float" office:value="0.306031465530395" calcext:value-type="float">
            <text:p>0.3060314655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890805.06389" calcext:value-type="float">
            <text:p>1442890805.06389</text:p>
          </table:table-cell>
          <table:table-cell office:value-type="float" office:value="896" calcext:value-type="float">
            <text:p>896</text:p>
          </table:table-cell>
          <table:table-cell table:formula="of:=[.B1201]-[.B$2]" office:value-type="float" office:value="36.1666166782379" calcext:value-type="float">
            <text:p>36.1666166782</text:p>
          </table:table-cell>
          <table:table-cell table:formula="of:=[.C1201]/([.D1201]-[.D1200])" office:value-type="float" office:value="95151.3161839174" calcext:value-type="float">
            <text:p>95151.3161839174</text:p>
          </table:table-cell>
          <table:table-cell/>
          <table:table-cell office:value-type="float" office:value="1442890805.35484" calcext:value-type="float">
            <text:p>1442890805.35484</text:p>
          </table:table-cell>
          <table:table-cell table:formula="of:=[.G1201]-[.$B1201]" office:value-type="float" office:value="0.290955543518066" calcext:value-type="float">
            <text:p>0.2909555435</text:p>
          </table:table-cell>
          <table:table-cell/>
          <table:table-cell office:value-type="float" office:value="1442890805.36335" calcext:value-type="float">
            <text:p>1442890805.36335</text:p>
          </table:table-cell>
          <table:table-cell table:formula="of:=[.J1201]-[.$B1201]" office:value-type="float" office:value="0.299466371536255" calcext:value-type="float">
            <text:p>0.2994663715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890805.07328" calcext:value-type="float">
            <text:p>1442890805.07328</text:p>
          </table:table-cell>
          <table:table-cell office:value-type="float" office:value="896" calcext:value-type="float">
            <text:p>896</text:p>
          </table:table-cell>
          <table:table-cell table:formula="of:=[.B1202]-[.B$2]" office:value-type="float" office:value="36.1760151386261" calcext:value-type="float">
            <text:p>36.1760151386</text:p>
          </table:table-cell>
          <table:table-cell table:formula="of:=[.C1202]/([.D1202]-[.D1201])" office:value-type="float" office:value="95334.7636732623" calcext:value-type="float">
            <text:p>95334.7636732623</text:p>
          </table:table-cell>
          <table:table-cell/>
          <table:table-cell office:value-type="float" office:value="1442890805.35486" calcext:value-type="float">
            <text:p>1442890805.35486</text:p>
          </table:table-cell>
          <table:table-cell table:formula="of:=[.G1202]-[.$B1202]" office:value-type="float" office:value="0.281579494476318" calcext:value-type="float">
            <text:p>0.2815794945</text:p>
          </table:table-cell>
          <table:table-cell/>
          <table:table-cell office:value-type="float" office:value="1442890805.36618" calcext:value-type="float">
            <text:p>1442890805.36618</text:p>
          </table:table-cell>
          <table:table-cell table:formula="of:=[.J1202]-[.$B1202]" office:value-type="float" office:value="0.292898178100586" calcext:value-type="float">
            <text:p>0.292898178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890805.08272" calcext:value-type="float">
            <text:p>1442890805.08272</text:p>
          </table:table-cell>
          <table:table-cell office:value-type="float" office:value="896" calcext:value-type="float">
            <text:p>896</text:p>
          </table:table-cell>
          <table:table-cell table:formula="of:=[.B1203]-[.B$2]" office:value-type="float" office:value="36.1854474544525" calcext:value-type="float">
            <text:p>36.1854474545</text:p>
          </table:table-cell>
          <table:table-cell table:formula="of:=[.C1203]/([.D1203]-[.D1202])" office:value-type="float" office:value="94992.5783327435" calcext:value-type="float">
            <text:p>94992.5783327435</text:p>
          </table:table-cell>
          <table:table-cell/>
          <table:table-cell office:value-type="float" office:value="1442890805.35489" calcext:value-type="float">
            <text:p>1442890805.35489</text:p>
          </table:table-cell>
          <table:table-cell table:formula="of:=[.G1203]-[.$B1203]" office:value-type="float" office:value="0.272168636322021" calcext:value-type="float">
            <text:p>0.2721686363</text:p>
          </table:table-cell>
          <table:table-cell/>
          <table:table-cell office:value-type="float" office:value="1442890805.36904" calcext:value-type="float">
            <text:p>1442890805.36904</text:p>
          </table:table-cell>
          <table:table-cell table:formula="of:=[.J1203]-[.$B1203]" office:value-type="float" office:value="0.286319255828857" calcext:value-type="float">
            <text:p>0.2863192558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890805.09214" calcext:value-type="float">
            <text:p>1442890805.09214</text:p>
          </table:table-cell>
          <table:table-cell office:value-type="float" office:value="896" calcext:value-type="float">
            <text:p>896</text:p>
          </table:table-cell>
          <table:table-cell table:formula="of:=[.B1204]-[.B$2]" office:value-type="float" office:value="36.1948721408844" calcext:value-type="float">
            <text:p>36.1948721409</text:p>
          </table:table-cell>
          <table:table-cell table:formula="of:=[.C1204]/([.D1204]-[.D1203])" office:value-type="float" office:value="95069.4759423223" calcext:value-type="float">
            <text:p>95069.4759423223</text:p>
          </table:table-cell>
          <table:table-cell/>
          <table:table-cell office:value-type="float" office:value="1442890805.35491" calcext:value-type="float">
            <text:p>1442890805.35491</text:p>
          </table:table-cell>
          <table:table-cell table:formula="of:=[.G1204]-[.$B1204]" office:value-type="float" office:value="0.262765169143677" calcext:value-type="float">
            <text:p>0.2627651691</text:p>
          </table:table-cell>
          <table:table-cell/>
          <table:table-cell office:value-type="float" office:value="1442890805.37188" calcext:value-type="float">
            <text:p>1442890805.37188</text:p>
          </table:table-cell>
          <table:table-cell table:formula="of:=[.J1204]-[.$B1204]" office:value-type="float" office:value="0.279734373092651" calcext:value-type="float">
            <text:p>0.279734373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890805.10157" calcext:value-type="float">
            <text:p>1442890805.10157</text:p>
          </table:table-cell>
          <table:table-cell office:value-type="float" office:value="896" calcext:value-type="float">
            <text:p>896</text:p>
          </table:table-cell>
          <table:table-cell table:formula="of:=[.B1205]-[.B$2]" office:value-type="float" office:value="36.2042984962463" calcext:value-type="float">
            <text:p>36.2042984962</text:p>
          </table:table-cell>
          <table:table-cell table:formula="of:=[.C1205]/([.D1205]-[.D1204])" office:value-type="float" office:value="95052.6439537648" calcext:value-type="float">
            <text:p>95052.6439537648</text:p>
          </table:table-cell>
          <table:table-cell/>
          <table:table-cell office:value-type="float" office:value="1442890805.35493" calcext:value-type="float">
            <text:p>1442890805.35493</text:p>
          </table:table-cell>
          <table:table-cell table:formula="of:=[.G1205]-[.$B1205]" office:value-type="float" office:value="0.253360748291016" calcext:value-type="float">
            <text:p>0.2533607483</text:p>
          </table:table-cell>
          <table:table-cell/>
          <table:table-cell office:value-type="float" office:value="1442890805.37473" calcext:value-type="float">
            <text:p>1442890805.37473</text:p>
          </table:table-cell>
          <table:table-cell table:formula="of:=[.J1205]-[.$B1205]" office:value-type="float" office:value="0.273160696029663" calcext:value-type="float">
            <text:p>0.273160696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890805.111" calcext:value-type="float">
            <text:p>1442890805.111</text:p>
          </table:table-cell>
          <table:table-cell office:value-type="float" office:value="896" calcext:value-type="float">
            <text:p>896</text:p>
          </table:table-cell>
          <table:table-cell table:formula="of:=[.B1206]-[.B$2]" office:value-type="float" office:value="36.2137265205383" calcext:value-type="float">
            <text:p>36.2137265205</text:p>
          </table:table-cell>
          <table:table-cell table:formula="of:=[.C1206]/([.D1206]-[.D1205])" office:value-type="float" office:value="95035.8179243374" calcext:value-type="float">
            <text:p>95035.8179243374</text:p>
          </table:table-cell>
          <table:table-cell/>
          <table:table-cell office:value-type="float" office:value="1442890805.35495" calcext:value-type="float">
            <text:p>1442890805.35495</text:p>
          </table:table-cell>
          <table:table-cell table:formula="of:=[.G1206]-[.$B1206]" office:value-type="float" office:value="0.243954658508301" calcext:value-type="float">
            <text:p>0.2439546585</text:p>
          </table:table-cell>
          <table:table-cell/>
          <table:table-cell office:value-type="float" office:value="1442890805.3776" calcext:value-type="float">
            <text:p>1442890805.3776</text:p>
          </table:table-cell>
          <table:table-cell table:formula="of:=[.J1206]-[.$B1206]" office:value-type="float" office:value="0.266608238220215" calcext:value-type="float">
            <text:p>0.2666082382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890805.12042" calcext:value-type="float">
            <text:p>1442890805.12042</text:p>
          </table:table-cell>
          <table:table-cell office:value-type="float" office:value="896" calcext:value-type="float">
            <text:p>896</text:p>
          </table:table-cell>
          <table:table-cell table:formula="of:=[.B1207]-[.B$2]" office:value-type="float" office:value="36.2231523990631" calcext:value-type="float">
            <text:p>36.2231523991</text:p>
          </table:table-cell>
          <table:table-cell table:formula="of:=[.C1207]/([.D1207]-[.D1206])" office:value-type="float" office:value="95057.4524851398" calcext:value-type="float">
            <text:p>95057.4524851398</text:p>
          </table:table-cell>
          <table:table-cell/>
          <table:table-cell office:value-type="float" office:value="1442890805.35497" calcext:value-type="float">
            <text:p>1442890805.35497</text:p>
          </table:table-cell>
          <table:table-cell table:formula="of:=[.G1207]-[.$B1207]" office:value-type="float" office:value="0.23455023765564" calcext:value-type="float">
            <text:p>0.2345502377</text:p>
          </table:table-cell>
          <table:table-cell/>
          <table:table-cell office:value-type="float" office:value="1442890805.38046" calcext:value-type="float">
            <text:p>1442890805.38046</text:p>
          </table:table-cell>
          <table:table-cell table:formula="of:=[.J1207]-[.$B1207]" office:value-type="float" office:value="0.260040283203125" calcext:value-type="float">
            <text:p>0.260040283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890805.12986" calcext:value-type="float">
            <text:p>1442890805.12986</text:p>
          </table:table-cell>
          <table:table-cell office:value-type="float" office:value="896" calcext:value-type="float">
            <text:p>896</text:p>
          </table:table-cell>
          <table:table-cell table:formula="of:=[.B1208]-[.B$2]" office:value-type="float" office:value="36.2325878143311" calcext:value-type="float">
            <text:p>36.2325878143</text:p>
          </table:table-cell>
          <table:table-cell table:formula="of:=[.C1208]/([.D1208]-[.D1207])" office:value-type="float" office:value="94961.3742008844" calcext:value-type="float">
            <text:p>94961.3742008844</text:p>
          </table:table-cell>
          <table:table-cell/>
          <table:table-cell office:value-type="float" office:value="1442890805.35502" calcext:value-type="float">
            <text:p>1442890805.35502</text:p>
          </table:table-cell>
          <table:table-cell table:formula="of:=[.G1208]-[.$B1208]" office:value-type="float" office:value="0.225160598754883" calcext:value-type="float">
            <text:p>0.2251605988</text:p>
          </table:table-cell>
          <table:table-cell/>
          <table:table-cell office:value-type="float" office:value="1442890805.38331" calcext:value-type="float">
            <text:p>1442890805.38331</text:p>
          </table:table-cell>
          <table:table-cell table:formula="of:=[.J1208]-[.$B1208]" office:value-type="float" office:value="0.25344967842102" calcext:value-type="float">
            <text:p>0.253449678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890805.13929" calcext:value-type="float">
            <text:p>1442890805.13929</text:p>
          </table:table-cell>
          <table:table-cell office:value-type="float" office:value="896" calcext:value-type="float">
            <text:p>896</text:p>
          </table:table-cell>
          <table:table-cell table:formula="of:=[.B1209]-[.B$2]" office:value-type="float" office:value="36.2420194149017" calcext:value-type="float">
            <text:p>36.2420194149</text:p>
          </table:table-cell>
          <table:table-cell table:formula="of:=[.C1209]/([.D1209]-[.D1208])" office:value-type="float" office:value="94999.7821987411" calcext:value-type="float">
            <text:p>94999.7821987411</text:p>
          </table:table-cell>
          <table:table-cell/>
          <table:table-cell office:value-type="float" office:value="1442890805.35505" calcext:value-type="float">
            <text:p>1442890805.35505</text:p>
          </table:table-cell>
          <table:table-cell table:formula="of:=[.G1209]-[.$B1209]" office:value-type="float" office:value="0.215756177902222" calcext:value-type="float">
            <text:p>0.2157561779</text:p>
          </table:table-cell>
          <table:table-cell/>
          <table:table-cell office:value-type="float" office:value="1442890805.38616" calcext:value-type="float">
            <text:p>1442890805.38616</text:p>
          </table:table-cell>
          <table:table-cell table:formula="of:=[.J1209]-[.$B1209]" office:value-type="float" office:value="0.246875524520874" calcext:value-type="float">
            <text:p>0.2468755245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890805.14896" calcext:value-type="float">
            <text:p>1442890805.14896</text:p>
          </table:table-cell>
          <table:table-cell office:value-type="float" office:value="896" calcext:value-type="float">
            <text:p>896</text:p>
          </table:table-cell>
          <table:table-cell table:formula="of:=[.B1210]-[.B$2]" office:value-type="float" office:value="36.2516882419586" calcext:value-type="float">
            <text:p>36.251688242</text:p>
          </table:table-cell>
          <table:table-cell table:formula="of:=[.C1210]/([.D1210]-[.D1209])" office:value-type="float" office:value="92668.9447156877" calcext:value-type="float">
            <text:p>92668.9447156877</text:p>
          </table:table-cell>
          <table:table-cell/>
          <table:table-cell office:value-type="float" office:value="1442890805.44152" calcext:value-type="float">
            <text:p>1442890805.44152</text:p>
          </table:table-cell>
          <table:table-cell table:formula="of:=[.G1210]-[.$B1210]" office:value-type="float" office:value="0.292560338973999" calcext:value-type="float">
            <text:p>0.292560339</text:p>
          </table:table-cell>
          <table:table-cell/>
          <table:table-cell office:value-type="float" office:value="1442890805.44155" calcext:value-type="float">
            <text:p>1442890805.44155</text:p>
          </table:table-cell>
          <table:table-cell table:formula="of:=[.J1210]-[.$B1210]" office:value-type="float" office:value="0.292596817016602" calcext:value-type="float">
            <text:p>0.292596817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890805.1584" calcext:value-type="float">
            <text:p>1442890805.1584</text:p>
          </table:table-cell>
          <table:table-cell office:value-type="float" office:value="896" calcext:value-type="float">
            <text:p>896</text:p>
          </table:table-cell>
          <table:table-cell table:formula="of:=[.B1211]-[.B$2]" office:value-type="float" office:value="36.2611312866211" calcext:value-type="float">
            <text:p>36.2611312866</text:p>
          </table:table-cell>
          <table:table-cell table:formula="of:=[.C1211]/([.D1211]-[.D1210])" office:value-type="float" office:value="94884.6512990128" calcext:value-type="float">
            <text:p>94884.6512990128</text:p>
          </table:table-cell>
          <table:table-cell/>
          <table:table-cell office:value-type="float" office:value="1442890805.44168" calcext:value-type="float">
            <text:p>1442890805.44168</text:p>
          </table:table-cell>
          <table:table-cell table:formula="of:=[.G1211]-[.$B1211]" office:value-type="float" office:value="0.28327488899231" calcext:value-type="float">
            <text:p>0.283274889</text:p>
          </table:table-cell>
          <table:table-cell/>
          <table:table-cell office:value-type="float" office:value="1442890805.4444" calcext:value-type="float">
            <text:p>1442890805.4444</text:p>
          </table:table-cell>
          <table:table-cell table:formula="of:=[.J1211]-[.$B1211]" office:value-type="float" office:value="0.285996913909912" calcext:value-type="float">
            <text:p>0.2859969139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890805.16785" calcext:value-type="float">
            <text:p>1442890805.16785</text:p>
          </table:table-cell>
          <table:table-cell office:value-type="float" office:value="896" calcext:value-type="float">
            <text:p>896</text:p>
          </table:table-cell>
          <table:table-cell table:formula="of:=[.B1212]-[.B$2]" office:value-type="float" office:value="36.2705771923065" calcext:value-type="float">
            <text:p>36.2705771923</text:p>
          </table:table-cell>
          <table:table-cell table:formula="of:=[.C1212]/([.D1212]-[.D1211])" office:value-type="float" office:value="94855.912163356" calcext:value-type="float">
            <text:p>94855.912163356</text:p>
          </table:table-cell>
          <table:table-cell/>
          <table:table-cell office:value-type="float" office:value="1442890805.4417" calcext:value-type="float">
            <text:p>1442890805.4417</text:p>
          </table:table-cell>
          <table:table-cell table:formula="of:=[.G1212]-[.$B1212]" office:value-type="float" office:value="0.273856163024902" calcext:value-type="float">
            <text:p>0.273856163</text:p>
          </table:table-cell>
          <table:table-cell/>
          <table:table-cell office:value-type="float" office:value="1442890805.44724" calcext:value-type="float">
            <text:p>1442890805.44724</text:p>
          </table:table-cell>
          <table:table-cell table:formula="of:=[.J1212]-[.$B1212]" office:value-type="float" office:value="0.279391288757324" calcext:value-type="float">
            <text:p>0.2793912888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890805.17734" calcext:value-type="float">
            <text:p>1442890805.17734</text:p>
          </table:table-cell>
          <table:table-cell office:value-type="float" office:value="896" calcext:value-type="float">
            <text:p>896</text:p>
          </table:table-cell>
          <table:table-cell table:formula="of:=[.B1213]-[.B$2]" office:value-type="float" office:value="36.2800703048706" calcext:value-type="float">
            <text:p>36.2800703049</text:p>
          </table:table-cell>
          <table:table-cell table:formula="of:=[.C1213]/([.D1213]-[.D1212])" office:value-type="float" office:value="94384.2173945802" calcext:value-type="float">
            <text:p>94384.2173945802</text:p>
          </table:table-cell>
          <table:table-cell/>
          <table:table-cell office:value-type="float" office:value="1442890805.44172" calcext:value-type="float">
            <text:p>1442890805.44172</text:p>
          </table:table-cell>
          <table:table-cell table:formula="of:=[.G1213]-[.$B1213]" office:value-type="float" office:value="0.264381647109985" calcext:value-type="float">
            <text:p>0.2643816471</text:p>
          </table:table-cell>
          <table:table-cell/>
          <table:table-cell office:value-type="float" office:value="1442890805.45012" calcext:value-type="float">
            <text:p>1442890805.45012</text:p>
          </table:table-cell>
          <table:table-cell table:formula="of:=[.J1213]-[.$B1213]" office:value-type="float" office:value="0.27278470993042" calcext:value-type="float">
            <text:p>0.2727847099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890805.18678" calcext:value-type="float">
            <text:p>1442890805.18678</text:p>
          </table:table-cell>
          <table:table-cell office:value-type="float" office:value="896" calcext:value-type="float">
            <text:p>896</text:p>
          </table:table-cell>
          <table:table-cell table:formula="of:=[.B1214]-[.B$2]" office:value-type="float" office:value="36.28950715065" calcext:value-type="float">
            <text:p>36.2895071507</text:p>
          </table:table-cell>
          <table:table-cell table:formula="of:=[.C1214]/([.D1214]-[.D1213])" office:value-type="float" office:value="94946.9792071954" calcext:value-type="float">
            <text:p>94946.9792071954</text:p>
          </table:table-cell>
          <table:table-cell/>
          <table:table-cell office:value-type="float" office:value="1442890805.44174" calcext:value-type="float">
            <text:p>1442890805.44174</text:p>
          </table:table-cell>
          <table:table-cell table:formula="of:=[.G1214]-[.$B1214]" office:value-type="float" office:value="0.254962921142578" calcext:value-type="float">
            <text:p>0.2549629211</text:p>
          </table:table-cell>
          <table:table-cell/>
          <table:table-cell office:value-type="float" office:value="1442890805.45298" calcext:value-type="float">
            <text:p>1442890805.45298</text:p>
          </table:table-cell>
          <table:table-cell table:formula="of:=[.J1214]-[.$B1214]" office:value-type="float" office:value="0.26620626449585" calcext:value-type="float">
            <text:p>0.266206264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890805.19621" calcext:value-type="float">
            <text:p>1442890805.19621</text:p>
          </table:table-cell>
          <table:table-cell office:value-type="float" office:value="896" calcext:value-type="float">
            <text:p>896</text:p>
          </table:table-cell>
          <table:table-cell table:formula="of:=[.B1215]-[.B$2]" office:value-type="float" office:value="36.2989406585693" calcext:value-type="float">
            <text:p>36.2989406586</text:p>
          </table:table-cell>
          <table:table-cell table:formula="of:=[.C1215]/([.D1215]-[.D1214])" office:value-type="float" office:value="94980.5743169813" calcext:value-type="float">
            <text:p>94980.5743169813</text:p>
          </table:table-cell>
          <table:table-cell/>
          <table:table-cell office:value-type="float" office:value="1442890805.44176" calcext:value-type="float">
            <text:p>1442890805.44176</text:p>
          </table:table-cell>
          <table:table-cell table:formula="of:=[.G1215]-[.$B1215]" office:value-type="float" office:value="0.245548009872437" calcext:value-type="float">
            <text:p>0.2455480099</text:p>
          </table:table-cell>
          <table:table-cell/>
          <table:table-cell office:value-type="float" office:value="1442890805.45584" calcext:value-type="float">
            <text:p>1442890805.45584</text:p>
          </table:table-cell>
          <table:table-cell table:formula="of:=[.J1215]-[.$B1215]" office:value-type="float" office:value="0.259633779525757" calcext:value-type="float">
            <text:p>0.2596337795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890805.20564" calcext:value-type="float">
            <text:p>1442890805.20564</text:p>
          </table:table-cell>
          <table:table-cell office:value-type="float" office:value="896" calcext:value-type="float">
            <text:p>896</text:p>
          </table:table-cell>
          <table:table-cell table:formula="of:=[.B1216]-[.B$2]" office:value-type="float" office:value="36.3083698749542" calcext:value-type="float">
            <text:p>36.308369875</text:p>
          </table:table-cell>
          <table:table-cell table:formula="of:=[.C1216]/([.D1216]-[.D1215])" office:value-type="float" office:value="95023.8029785835" calcext:value-type="float">
            <text:p>95023.8029785835</text:p>
          </table:table-cell>
          <table:table-cell/>
          <table:table-cell office:value-type="float" office:value="1442890805.44178" calcext:value-type="float">
            <text:p>1442890805.44178</text:p>
          </table:table-cell>
          <table:table-cell table:formula="of:=[.G1216]-[.$B1216]" office:value-type="float" office:value="0.236137390136719" calcext:value-type="float">
            <text:p>0.2361373901</text:p>
          </table:table-cell>
          <table:table-cell/>
          <table:table-cell office:value-type="float" office:value="1442890805.4587" calcext:value-type="float">
            <text:p>1442890805.4587</text:p>
          </table:table-cell>
          <table:table-cell table:formula="of:=[.J1216]-[.$B1216]" office:value-type="float" office:value="0.253060817718506" calcext:value-type="float">
            <text:p>0.2530608177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890805.21507" calcext:value-type="float">
            <text:p>1442890805.21507</text:p>
          </table:table-cell>
          <table:table-cell office:value-type="float" office:value="896" calcext:value-type="float">
            <text:p>896</text:p>
          </table:table-cell>
          <table:table-cell table:formula="of:=[.B1217]-[.B$2]" office:value-type="float" office:value="36.3178033828735" calcext:value-type="float">
            <text:p>36.3178033829</text:p>
          </table:table-cell>
          <table:table-cell table:formula="of:=[.C1217]/([.D1217]-[.D1216])" office:value-type="float" office:value="94980.5743169813" calcext:value-type="float">
            <text:p>94980.5743169813</text:p>
          </table:table-cell>
          <table:table-cell/>
          <table:table-cell office:value-type="float" office:value="1442890805.4418" calcext:value-type="float">
            <text:p>1442890805.4418</text:p>
          </table:table-cell>
          <table:table-cell table:formula="of:=[.G1217]-[.$B1217]" office:value-type="float" office:value="0.226723909378052" calcext:value-type="float">
            <text:p>0.2267239094</text:p>
          </table:table-cell>
          <table:table-cell/>
          <table:table-cell office:value-type="float" office:value="1442890805.46162" calcext:value-type="float">
            <text:p>1442890805.46162</text:p>
          </table:table-cell>
          <table:table-cell table:formula="of:=[.J1217]-[.$B1217]" office:value-type="float" office:value="0.24654746055603" calcext:value-type="float">
            <text:p>0.246547460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890805.22449" calcext:value-type="float">
            <text:p>1442890805.22449</text:p>
          </table:table-cell>
          <table:table-cell office:value-type="float" office:value="896" calcext:value-type="float">
            <text:p>896</text:p>
          </table:table-cell>
          <table:table-cell table:formula="of:=[.B1218]-[.B$2]" office:value-type="float" office:value="36.327223777771" calcext:value-type="float">
            <text:p>36.3272237778</text:p>
          </table:table-cell>
          <table:table-cell table:formula="of:=[.C1218]/([.D1218]-[.D1217])" office:value-type="float" office:value="95112.7855841263" calcext:value-type="float">
            <text:p>95112.7855841263</text:p>
          </table:table-cell>
          <table:table-cell/>
          <table:table-cell office:value-type="float" office:value="1442890805.44182" calcext:value-type="float">
            <text:p>1442890805.44182</text:p>
          </table:table-cell>
          <table:table-cell table:formula="of:=[.G1218]-[.$B1218]" office:value-type="float" office:value="0.217322826385498" calcext:value-type="float">
            <text:p>0.2173228264</text:p>
          </table:table-cell>
          <table:table-cell/>
          <table:table-cell office:value-type="float" office:value="1442890805.46448" calcext:value-type="float">
            <text:p>1442890805.46448</text:p>
          </table:table-cell>
          <table:table-cell table:formula="of:=[.J1218]-[.$B1218]" office:value-type="float" office:value="0.239984512329102" calcext:value-type="float">
            <text:p>0.239984512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890805.23409" calcext:value-type="float">
            <text:p>1442890805.23409</text:p>
          </table:table-cell>
          <table:table-cell office:value-type="float" office:value="896" calcext:value-type="float">
            <text:p>896</text:p>
          </table:table-cell>
          <table:table-cell table:formula="of:=[.B1219]-[.B$2]" office:value-type="float" office:value="36.3368241786957" calcext:value-type="float">
            <text:p>36.3368241787</text:p>
          </table:table-cell>
          <table:table-cell table:formula="of:=[.C1219]/([.D1219]-[.D1218])" office:value-type="float" office:value="93329.4356172548" calcext:value-type="float">
            <text:p>93329.4356172548</text:p>
          </table:table-cell>
          <table:table-cell/>
          <table:table-cell office:value-type="float" office:value="1442890805.44183" calcext:value-type="float">
            <text:p>1442890805.44183</text:p>
          </table:table-cell>
          <table:table-cell table:formula="of:=[.G1219]-[.$B1219]" office:value-type="float" office:value="0.207740783691406" calcext:value-type="float">
            <text:p>0.2077407837</text:p>
          </table:table-cell>
          <table:table-cell/>
          <table:table-cell office:value-type="float" office:value="1442890805.46731" calcext:value-type="float">
            <text:p>1442890805.46731</text:p>
          </table:table-cell>
          <table:table-cell table:formula="of:=[.J1219]-[.$B1219]" office:value-type="float" office:value="0.233219861984253" calcext:value-type="float">
            <text:p>0.233219862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890805.24361" calcext:value-type="float">
            <text:p>1442890805.24361</text:p>
          </table:table-cell>
          <table:table-cell office:value-type="float" office:value="896" calcext:value-type="float">
            <text:p>896</text:p>
          </table:table-cell>
          <table:table-cell table:formula="of:=[.B1220]-[.B$2]" office:value-type="float" office:value="36.3463435173035" calcext:value-type="float">
            <text:p>36.3463435173</text:p>
          </table:table-cell>
          <table:table-cell table:formula="of:=[.C1220]/([.D1220]-[.D1219])" office:value-type="float" office:value="94124.1862398878" calcext:value-type="float">
            <text:p>94124.1862398878</text:p>
          </table:table-cell>
          <table:table-cell/>
          <table:table-cell office:value-type="float" office:value="1442890805.56198" calcext:value-type="float">
            <text:p>1442890805.56198</text:p>
          </table:table-cell>
          <table:table-cell table:formula="of:=[.G1220]-[.$B1220]" office:value-type="float" office:value="0.318370342254639" calcext:value-type="float">
            <text:p>0.3183703423</text:p>
          </table:table-cell>
          <table:table-cell/>
          <table:table-cell office:value-type="float" office:value="1442890805.56202" calcext:value-type="float">
            <text:p>1442890805.56202</text:p>
          </table:table-cell>
          <table:table-cell table:formula="of:=[.J1220]-[.$B1220]" office:value-type="float" office:value="0.318407535552979" calcext:value-type="float">
            <text:p>0.3184075356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890805.25309" calcext:value-type="float">
            <text:p>1442890805.25309</text:p>
          </table:table-cell>
          <table:table-cell office:value-type="float" office:value="896" calcext:value-type="float">
            <text:p>896</text:p>
          </table:table-cell>
          <table:table-cell table:formula="of:=[.B1221]-[.B$2]" office:value-type="float" office:value="36.3558239936829" calcext:value-type="float">
            <text:p>36.3558239937</text:p>
          </table:table-cell>
          <table:table-cell table:formula="of:=[.C1221]/([.D1221]-[.D1220])" office:value-type="float" office:value="94510.0187103913" calcext:value-type="float">
            <text:p>94510.0187103913</text:p>
          </table:table-cell>
          <table:table-cell/>
          <table:table-cell office:value-type="float" office:value="1442890805.56208" calcext:value-type="float">
            <text:p>1442890805.56208</text:p>
          </table:table-cell>
          <table:table-cell table:formula="of:=[.G1221]-[.$B1221]" office:value-type="float" office:value="0.308985948562622" calcext:value-type="float">
            <text:p>0.3089859486</text:p>
          </table:table-cell>
          <table:table-cell/>
          <table:table-cell office:value-type="float" office:value="1442890805.56488" calcext:value-type="float">
            <text:p>1442890805.56488</text:p>
          </table:table-cell>
          <table:table-cell table:formula="of:=[.J1221]-[.$B1221]" office:value-type="float" office:value="0.311781644821167" calcext:value-type="float">
            <text:p>0.311781644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890805.26255" calcext:value-type="float">
            <text:p>1442890805.26255</text:p>
          </table:table-cell>
          <table:table-cell office:value-type="float" office:value="896" calcext:value-type="float">
            <text:p>896</text:p>
          </table:table-cell>
          <table:table-cell table:formula="of:=[.B1222]-[.B$2]" office:value-type="float" office:value="36.3652753829956" calcext:value-type="float">
            <text:p>36.365275383</text:p>
          </table:table-cell>
          <table:table-cell table:formula="of:=[.C1222]/([.D1222]-[.D1221])" office:value-type="float" office:value="94800.8774532062" calcext:value-type="float">
            <text:p>94800.8774532062</text:p>
          </table:table-cell>
          <table:table-cell/>
          <table:table-cell office:value-type="float" office:value="1442890805.5621" calcext:value-type="float">
            <text:p>1442890805.5621</text:p>
          </table:table-cell>
          <table:table-cell table:formula="of:=[.G1222]-[.$B1222]" office:value-type="float" office:value="0.299558401107788" calcext:value-type="float">
            <text:p>0.2995584011</text:p>
          </table:table-cell>
          <table:table-cell/>
          <table:table-cell office:value-type="float" office:value="1442890805.56772" calcext:value-type="float">
            <text:p>1442890805.56772</text:p>
          </table:table-cell>
          <table:table-cell table:formula="of:=[.J1222]-[.$B1222]" office:value-type="float" office:value="0.305171012878418" calcext:value-type="float">
            <text:p>0.3051710129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890805.27195" calcext:value-type="float">
            <text:p>1442890805.27195</text:p>
          </table:table-cell>
          <table:table-cell office:value-type="float" office:value="896" calcext:value-type="float">
            <text:p>896</text:p>
          </table:table-cell>
          <table:table-cell table:formula="of:=[.B1223]-[.B$2]" office:value-type="float" office:value="36.3746840953827" calcext:value-type="float">
            <text:p>36.3746840954</text:p>
          </table:table-cell>
          <table:table-cell table:formula="of:=[.C1223]/([.D1223]-[.D1222])" office:value-type="float" office:value="95230.8842206624" calcext:value-type="float">
            <text:p>95230.8842206624</text:p>
          </table:table-cell>
          <table:table-cell/>
          <table:table-cell office:value-type="float" office:value="1442890805.56212" calcext:value-type="float">
            <text:p>1442890805.56212</text:p>
          </table:table-cell>
          <table:table-cell table:formula="of:=[.G1223]-[.$B1223]" office:value-type="float" office:value="0.290168285369873" calcext:value-type="float">
            <text:p>0.2901682854</text:p>
          </table:table-cell>
          <table:table-cell/>
          <table:table-cell office:value-type="float" office:value="1442890805.57057" calcext:value-type="float">
            <text:p>1442890805.57057</text:p>
          </table:table-cell>
          <table:table-cell table:formula="of:=[.J1223]-[.$B1223]" office:value-type="float" office:value="0.298615217208862" calcext:value-type="float">
            <text:p>0.2986152172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890805.28134" calcext:value-type="float">
            <text:p>1442890805.28134</text:p>
          </table:table-cell>
          <table:table-cell office:value-type="float" office:value="896" calcext:value-type="float">
            <text:p>896</text:p>
          </table:table-cell>
          <table:table-cell table:formula="of:=[.B1224]-[.B$2]" office:value-type="float" office:value="36.3840720653534" calcext:value-type="float">
            <text:p>36.3840720654</text:p>
          </table:table-cell>
          <table:table-cell table:formula="of:=[.C1224]/([.D1224]-[.D1223])" office:value-type="float" office:value="95441.293783015" calcext:value-type="float">
            <text:p>95441.293783015</text:p>
          </table:table-cell>
          <table:table-cell/>
          <table:table-cell office:value-type="float" office:value="1442890805.56214" calcext:value-type="float">
            <text:p>1442890805.56214</text:p>
          </table:table-cell>
          <table:table-cell table:formula="of:=[.G1224]-[.$B1224]" office:value-type="float" office:value="0.280798196792603" calcext:value-type="float">
            <text:p>0.2807981968</text:p>
          </table:table-cell>
          <table:table-cell/>
          <table:table-cell office:value-type="float" office:value="1442890805.5734" calcext:value-type="float">
            <text:p>1442890805.5734</text:p>
          </table:table-cell>
          <table:table-cell table:formula="of:=[.J1224]-[.$B1224]" office:value-type="float" office:value="0.292053461074829" calcext:value-type="float">
            <text:p>0.2920534611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890805.29071" calcext:value-type="float">
            <text:p>1442890805.29071</text:p>
          </table:table-cell>
          <table:table-cell office:value-type="float" office:value="896" calcext:value-type="float">
            <text:p>896</text:p>
          </table:table-cell>
          <table:table-cell table:formula="of:=[.B1225]-[.B$2]" office:value-type="float" office:value="36.3934373855591" calcext:value-type="float">
            <text:p>36.3934373856</text:p>
          </table:table-cell>
          <table:table-cell table:formula="of:=[.C1225]/([.D1225]-[.D1224])" office:value-type="float" office:value="95672.1158829969" calcext:value-type="float">
            <text:p>95672.1158829969</text:p>
          </table:table-cell>
          <table:table-cell/>
          <table:table-cell office:value-type="float" office:value="1442890805.56216" calcext:value-type="float">
            <text:p>1442890805.56216</text:p>
          </table:table-cell>
          <table:table-cell table:formula="of:=[.G1225]-[.$B1225]" office:value-type="float" office:value="0.271450757980347" calcext:value-type="float">
            <text:p>0.271450758</text:p>
          </table:table-cell>
          <table:table-cell/>
          <table:table-cell office:value-type="float" office:value="1442890805.57623" calcext:value-type="float">
            <text:p>1442890805.57623</text:p>
          </table:table-cell>
          <table:table-cell table:formula="of:=[.J1225]-[.$B1225]" office:value-type="float" office:value="0.285520553588867" calcext:value-type="float">
            <text:p>0.2855205536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890805.30007" calcext:value-type="float">
            <text:p>1442890805.30007</text:p>
          </table:table-cell>
          <table:table-cell office:value-type="float" office:value="896" calcext:value-type="float">
            <text:p>896</text:p>
          </table:table-cell>
          <table:table-cell table:formula="of:=[.B1226]-[.B$2]" office:value-type="float" office:value="36.4027998447418" calcext:value-type="float">
            <text:p>36.4027998447</text:p>
          </table:table-cell>
          <table:table-cell table:formula="of:=[.C1226]/([.D1226]-[.D1225])" office:value-type="float" office:value="95701.3518042222" calcext:value-type="float">
            <text:p>95701.3518042222</text:p>
          </table:table-cell>
          <table:table-cell/>
          <table:table-cell office:value-type="float" office:value="1442890805.56218" calcext:value-type="float">
            <text:p>1442890805.56218</text:p>
          </table:table-cell>
          <table:table-cell table:formula="of:=[.G1226]-[.$B1226]" office:value-type="float" office:value="0.262108325958252" calcext:value-type="float">
            <text:p>0.262108326</text:p>
          </table:table-cell>
          <table:table-cell/>
          <table:table-cell office:value-type="float" office:value="1442890805.57908" calcext:value-type="float">
            <text:p>1442890805.57908</text:p>
          </table:table-cell>
          <table:table-cell table:formula="of:=[.J1226]-[.$B1226]" office:value-type="float" office:value="0.279015064239502" calcext:value-type="float">
            <text:p>0.2790150642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890805.30946" calcext:value-type="float">
            <text:p>1442890805.30946</text:p>
          </table:table-cell>
          <table:table-cell office:value-type="float" office:value="896" calcext:value-type="float">
            <text:p>896</text:p>
          </table:table-cell>
          <table:table-cell table:formula="of:=[.B1227]-[.B$2]" office:value-type="float" office:value="36.4121916294098" calcext:value-type="float">
            <text:p>36.4121916294</text:p>
          </table:table-cell>
          <table:table-cell table:formula="of:=[.C1227]/([.D1227]-[.D1226])" office:value-type="float" office:value="95402.5280259951" calcext:value-type="float">
            <text:p>95402.5280259951</text:p>
          </table:table-cell>
          <table:table-cell/>
          <table:table-cell office:value-type="float" office:value="1442890805.5622" calcext:value-type="float">
            <text:p>1442890805.5622</text:p>
          </table:table-cell>
          <table:table-cell table:formula="of:=[.G1227]-[.$B1227]" office:value-type="float" office:value="0.252734661102295" calcext:value-type="float">
            <text:p>0.2527346611</text:p>
          </table:table-cell>
          <table:table-cell/>
          <table:table-cell office:value-type="float" office:value="1442890805.58193" calcext:value-type="float">
            <text:p>1442890805.58193</text:p>
          </table:table-cell>
          <table:table-cell table:formula="of:=[.J1227]-[.$B1227]" office:value-type="float" office:value="0.272468566894531" calcext:value-type="float">
            <text:p>0.2724685669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890805.31889" calcext:value-type="float">
            <text:p>1442890805.31889</text:p>
          </table:table-cell>
          <table:table-cell office:value-type="float" office:value="896" calcext:value-type="float">
            <text:p>896</text:p>
          </table:table-cell>
          <table:table-cell table:formula="of:=[.B1228]-[.B$2]" office:value-type="float" office:value="36.4216206073761" calcext:value-type="float">
            <text:p>36.4216206074</text:p>
          </table:table-cell>
          <table:table-cell table:formula="of:=[.C1228]/([.D1228]-[.D1227])" office:value-type="float" office:value="95026.205724689" calcext:value-type="float">
            <text:p>95026.205724689</text:p>
          </table:table-cell>
          <table:table-cell/>
          <table:table-cell office:value-type="float" office:value="1442890805.56221" calcext:value-type="float">
            <text:p>1442890805.56221</text:p>
          </table:table-cell>
          <table:table-cell table:formula="of:=[.G1228]-[.$B1228]" office:value-type="float" office:value="0.243323564529419" calcext:value-type="float">
            <text:p>0.2433235645</text:p>
          </table:table-cell>
          <table:table-cell/>
          <table:table-cell office:value-type="float" office:value="1442890805.58485" calcext:value-type="float">
            <text:p>1442890805.58485</text:p>
          </table:table-cell>
          <table:table-cell table:formula="of:=[.J1228]-[.$B1228]" office:value-type="float" office:value="0.265955686569214" calcext:value-type="float">
            <text:p>0.2659556866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890805.32826" calcext:value-type="float">
            <text:p>1442890805.32826</text:p>
          </table:table-cell>
          <table:table-cell office:value-type="float" office:value="896" calcext:value-type="float">
            <text:p>896</text:p>
          </table:table-cell>
          <table:table-cell table:formula="of:=[.B1229]-[.B$2]" office:value-type="float" office:value="36.4309883117676" calcext:value-type="float">
            <text:p>36.4309883118</text:p>
          </table:table-cell>
          <table:table-cell table:formula="of:=[.C1229]/([.D1229]-[.D1228])" office:value-type="float" office:value="95647.7662569036" calcext:value-type="float">
            <text:p>95647.7662569036</text:p>
          </table:table-cell>
          <table:table-cell/>
          <table:table-cell office:value-type="float" office:value="1442890805.56223" calcext:value-type="float">
            <text:p>1442890805.56223</text:p>
          </table:table-cell>
          <table:table-cell table:formula="of:=[.G1229]-[.$B1229]" office:value-type="float" office:value="0.233973979949951" calcext:value-type="float">
            <text:p>0.2339739799</text:p>
          </table:table-cell>
          <table:table-cell/>
          <table:table-cell office:value-type="float" office:value="1442890805.5877" calcext:value-type="float">
            <text:p>1442890805.5877</text:p>
          </table:table-cell>
          <table:table-cell table:formula="of:=[.J1229]-[.$B1229]" office:value-type="float" office:value="0.259443521499634" calcext:value-type="float">
            <text:p>0.2594435215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890805.33764" calcext:value-type="float">
            <text:p>1442890805.33764</text:p>
          </table:table-cell>
          <table:table-cell office:value-type="float" office:value="896" calcext:value-type="float">
            <text:p>896</text:p>
          </table:table-cell>
          <table:table-cell table:formula="of:=[.B1230]-[.B$2]" office:value-type="float" office:value="36.4403667449951" calcext:value-type="float">
            <text:p>36.440366745</text:p>
          </table:table-cell>
          <table:table-cell table:formula="of:=[.C1230]/([.D1230]-[.D1229])" office:value-type="float" office:value="95538.346146024" calcext:value-type="float">
            <text:p>95538.346146024</text:p>
          </table:table-cell>
          <table:table-cell/>
          <table:table-cell office:value-type="float" office:value="1442890805.56225" calcext:value-type="float">
            <text:p>1442890805.56225</text:p>
          </table:table-cell>
          <table:table-cell table:formula="of:=[.G1230]-[.$B1230]" office:value-type="float" office:value="0.224613428115845" calcext:value-type="float">
            <text:p>0.2246134281</text:p>
          </table:table-cell>
          <table:table-cell/>
          <table:table-cell office:value-type="float" office:value="1442890805.59056" calcext:value-type="float">
            <text:p>1442890805.59056</text:p>
          </table:table-cell>
          <table:table-cell table:formula="of:=[.J1230]-[.$B1230]" office:value-type="float" office:value="0.252919912338257" calcext:value-type="float">
            <text:p>0.2529199123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890805.34701" calcext:value-type="float">
            <text:p>1442890805.34701</text:p>
          </table:table-cell>
          <table:table-cell office:value-type="float" office:value="896" calcext:value-type="float">
            <text:p>896</text:p>
          </table:table-cell>
          <table:table-cell table:formula="of:=[.B1231]-[.B$2]" office:value-type="float" office:value="36.4497418403625" calcext:value-type="float">
            <text:p>36.4497418404</text:p>
          </table:table-cell>
          <table:table-cell table:formula="of:=[.C1231]/([.D1231]-[.D1230])" office:value-type="float" office:value="95572.361121001" calcext:value-type="float">
            <text:p>95572.361121001</text:p>
          </table:table-cell>
          <table:table-cell/>
          <table:table-cell office:value-type="float" office:value="1442890805.56227" calcext:value-type="float">
            <text:p>1442890805.56227</text:p>
          </table:table-cell>
          <table:table-cell table:formula="of:=[.G1231]-[.$B1231]" office:value-type="float" office:value="0.215255975723267" calcext:value-type="float">
            <text:p>0.2152559757</text:p>
          </table:table-cell>
          <table:table-cell/>
          <table:table-cell office:value-type="float" office:value="1442890805.59342" calcext:value-type="float">
            <text:p>1442890805.59342</text:p>
          </table:table-cell>
          <table:table-cell table:formula="of:=[.J1231]-[.$B1231]" office:value-type="float" office:value="0.246407508850098" calcext:value-type="float">
            <text:p>0.2464075089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890805.35638" calcext:value-type="float">
            <text:p>1442890805.35638</text:p>
          </table:table-cell>
          <table:table-cell office:value-type="float" office:value="896" calcext:value-type="float">
            <text:p>896</text:p>
          </table:table-cell>
          <table:table-cell table:formula="of:=[.B1232]-[.B$2]" office:value-type="float" office:value="36.4591062068939" calcext:value-type="float">
            <text:p>36.4591062069</text:p>
          </table:table-cell>
          <table:table-cell table:formula="of:=[.C1232]/([.D1232]-[.D1231])" office:value-type="float" office:value="95681.8592051328" calcext:value-type="float">
            <text:p>95681.8592051328</text:p>
          </table:table-cell>
          <table:table-cell/>
          <table:table-cell office:value-type="float" office:value="1442890805.64245" calcext:value-type="float">
            <text:p>1442890805.64245</text:p>
          </table:table-cell>
          <table:table-cell table:formula="of:=[.G1232]-[.$B1232]" office:value-type="float" office:value="0.286078929901123" calcext:value-type="float">
            <text:p>0.2860789299</text:p>
          </table:table-cell>
          <table:table-cell/>
          <table:table-cell office:value-type="float" office:value="1442890805.64249" calcext:value-type="float">
            <text:p>1442890805.64249</text:p>
          </table:table-cell>
          <table:table-cell table:formula="of:=[.J1232]-[.$B1232]" office:value-type="float" office:value="0.286113262176514" calcext:value-type="float">
            <text:p>0.2861132622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890805.36577" calcext:value-type="float">
            <text:p>1442890805.36577</text:p>
          </table:table-cell>
          <table:table-cell office:value-type="float" office:value="896" calcext:value-type="float">
            <text:p>896</text:p>
          </table:table-cell>
          <table:table-cell table:formula="of:=[.B1233]-[.B$2]" office:value-type="float" office:value="36.4684991836548" calcext:value-type="float">
            <text:p>36.4684991837</text:p>
          </table:table-cell>
          <table:table-cell table:formula="of:=[.C1233]/([.D1233]-[.D1232])" office:value-type="float" office:value="95390.420184278" calcext:value-type="float">
            <text:p>95390.420184278</text:p>
          </table:table-cell>
          <table:table-cell/>
          <table:table-cell office:value-type="float" office:value="1442890805.64254" calcext:value-type="float">
            <text:p>1442890805.64254</text:p>
          </table:table-cell>
          <table:table-cell table:formula="of:=[.G1233]-[.$B1233]" office:value-type="float" office:value="0.276771545410156" calcext:value-type="float">
            <text:p>0.2767715454</text:p>
          </table:table-cell>
          <table:table-cell/>
          <table:table-cell office:value-type="float" office:value="1442890805.64537" calcext:value-type="float">
            <text:p>1442890805.64537</text:p>
          </table:table-cell>
          <table:table-cell table:formula="of:=[.J1233]-[.$B1233]" office:value-type="float" office:value="0.279601097106934" calcext:value-type="float">
            <text:p>0.2796010971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890805.37513" calcext:value-type="float">
            <text:p>1442890805.37513</text:p>
          </table:table-cell>
          <table:table-cell office:value-type="float" office:value="896" calcext:value-type="float">
            <text:p>896</text:p>
          </table:table-cell>
          <table:table-cell table:formula="of:=[.B1234]-[.B$2]" office:value-type="float" office:value="36.4778592586517" calcext:value-type="float">
            <text:p>36.4778592587</text:p>
          </table:table-cell>
          <table:table-cell table:formula="of:=[.C1234]/([.D1234]-[.D1233])" office:value-type="float" office:value="95725.7287246236" calcext:value-type="float">
            <text:p>95725.7287246236</text:p>
          </table:table-cell>
          <table:table-cell/>
          <table:table-cell office:value-type="float" office:value="1442890805.64257" calcext:value-type="float">
            <text:p>1442890805.64257</text:p>
          </table:table-cell>
          <table:table-cell table:formula="of:=[.G1234]-[.$B1234]" office:value-type="float" office:value="0.267444849014282" calcext:value-type="float">
            <text:p>0.267444849</text:p>
          </table:table-cell>
          <table:table-cell/>
          <table:table-cell office:value-type="float" office:value="1442890805.64822" calcext:value-type="float">
            <text:p>1442890805.64822</text:p>
          </table:table-cell>
          <table:table-cell table:formula="of:=[.J1234]-[.$B1234]" office:value-type="float" office:value="0.273092031478882" calcext:value-type="float">
            <text:p>0.2730920315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890805.38452" calcext:value-type="float">
            <text:p>1442890805.38452</text:p>
          </table:table-cell>
          <table:table-cell office:value-type="float" office:value="896" calcext:value-type="float">
            <text:p>896</text:p>
          </table:table-cell>
          <table:table-cell table:formula="of:=[.B1235]-[.B$2]" office:value-type="float" office:value="36.4872477054596" calcext:value-type="float">
            <text:p>36.4872477055</text:p>
          </table:table-cell>
          <table:table-cell table:formula="of:=[.C1235]/([.D1235]-[.D1234])" office:value-type="float" office:value="95436.4463405963" calcext:value-type="float">
            <text:p>95436.4463405963</text:p>
          </table:table-cell>
          <table:table-cell/>
          <table:table-cell office:value-type="float" office:value="1442890805.6426" calcext:value-type="float">
            <text:p>1442890805.6426</text:p>
          </table:table-cell>
          <table:table-cell table:formula="of:=[.G1235]-[.$B1235]" office:value-type="float" office:value="0.258078575134277" calcext:value-type="float">
            <text:p>0.2580785751</text:p>
          </table:table-cell>
          <table:table-cell/>
          <table:table-cell office:value-type="float" office:value="1442890805.65107" calcext:value-type="float">
            <text:p>1442890805.65107</text:p>
          </table:table-cell>
          <table:table-cell table:formula="of:=[.J1235]-[.$B1235]" office:value-type="float" office:value="0.266555070877075" calcext:value-type="float">
            <text:p>0.2665550709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890805.3939" calcext:value-type="float">
            <text:p>1442890805.3939</text:p>
          </table:table-cell>
          <table:table-cell office:value-type="float" office:value="896" calcext:value-type="float">
            <text:p>896</text:p>
          </table:table-cell>
          <table:table-cell table:formula="of:=[.B1236]-[.B$2]" office:value-type="float" office:value="36.4966304302216" calcext:value-type="float">
            <text:p>36.4966304302</text:p>
          </table:table-cell>
          <table:table-cell table:formula="of:=[.C1236]/([.D1236]-[.D1235])" office:value-type="float" office:value="95494.6481679118" calcext:value-type="float">
            <text:p>95494.6481679118</text:p>
          </table:table-cell>
          <table:table-cell/>
          <table:table-cell office:value-type="float" office:value="1442890805.64261" calcext:value-type="float">
            <text:p>1442890805.64261</text:p>
          </table:table-cell>
          <table:table-cell table:formula="of:=[.G1236]-[.$B1236]" office:value-type="float" office:value="0.248714208602905" calcext:value-type="float">
            <text:p>0.2487142086</text:p>
          </table:table-cell>
          <table:table-cell/>
          <table:table-cell office:value-type="float" office:value="1442890805.65392" calcext:value-type="float">
            <text:p>1442890805.65392</text:p>
          </table:table-cell>
          <table:table-cell table:formula="of:=[.J1236]-[.$B1236]" office:value-type="float" office:value="0.260020732879639" calcext:value-type="float">
            <text:p>0.2600207329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890805.4033" calcext:value-type="float">
            <text:p>1442890805.4033</text:p>
          </table:table-cell>
          <table:table-cell office:value-type="float" office:value="896" calcext:value-type="float">
            <text:p>896</text:p>
          </table:table-cell>
          <table:table-cell table:formula="of:=[.B1237]-[.B$2]" office:value-type="float" office:value="36.5060288906097" calcext:value-type="float">
            <text:p>36.5060288906</text:p>
          </table:table-cell>
          <table:table-cell table:formula="of:=[.C1237]/([.D1237]-[.D1236])" office:value-type="float" office:value="95334.7636732623" calcext:value-type="float">
            <text:p>95334.7636732623</text:p>
          </table:table-cell>
          <table:table-cell/>
          <table:table-cell office:value-type="float" office:value="1442890805.64263" calcext:value-type="float">
            <text:p>1442890805.64263</text:p>
          </table:table-cell>
          <table:table-cell table:formula="of:=[.G1237]-[.$B1237]" office:value-type="float" office:value="0.239334344863892" calcext:value-type="float">
            <text:p>0.2393343449</text:p>
          </table:table-cell>
          <table:table-cell/>
          <table:table-cell office:value-type="float" office:value="1442890805.65682" calcext:value-type="float">
            <text:p>1442890805.65682</text:p>
          </table:table-cell>
          <table:table-cell table:formula="of:=[.J1237]-[.$B1237]" office:value-type="float" office:value="0.2535240650177" calcext:value-type="float">
            <text:p>0.253524065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890805.41269" calcext:value-type="float">
            <text:p>1442890805.41269</text:p>
          </table:table-cell>
          <table:table-cell office:value-type="float" office:value="896" calcext:value-type="float">
            <text:p>896</text:p>
          </table:table-cell>
          <table:table-cell table:formula="of:=[.B1238]-[.B$2]" office:value-type="float" office:value="36.5154185295105" calcext:value-type="float">
            <text:p>36.5154185295</text:p>
          </table:table-cell>
          <table:table-cell table:formula="of:=[.C1238]/([.D1238]-[.D1237])" office:value-type="float" office:value="95424.3298885306" calcext:value-type="float">
            <text:p>95424.3298885306</text:p>
          </table:table-cell>
          <table:table-cell/>
          <table:table-cell office:value-type="float" office:value="1442890805.64265" calcext:value-type="float">
            <text:p>1442890805.64265</text:p>
          </table:table-cell>
          <table:table-cell table:formula="of:=[.G1238]-[.$B1238]" office:value-type="float" office:value="0.229962587356567" calcext:value-type="float">
            <text:p>0.2299625874</text:p>
          </table:table-cell>
          <table:table-cell/>
          <table:table-cell office:value-type="float" office:value="1442890805.65966" calcext:value-type="float">
            <text:p>1442890805.65966</text:p>
          </table:table-cell>
          <table:table-cell table:formula="of:=[.J1238]-[.$B1238]" office:value-type="float" office:value="0.246975898742676" calcext:value-type="float">
            <text:p>0.2469758987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890805.42211" calcext:value-type="float">
            <text:p>1442890805.42211</text:p>
          </table:table-cell>
          <table:table-cell office:value-type="float" office:value="896" calcext:value-type="float">
            <text:p>896</text:p>
          </table:table-cell>
          <table:table-cell table:formula="of:=[.B1239]-[.B$2]" office:value-type="float" office:value="36.5248453617096" calcext:value-type="float">
            <text:p>36.5248453617</text:p>
          </table:table-cell>
          <table:table-cell table:formula="of:=[.C1239]/([.D1239]-[.D1238])" office:value-type="float" office:value="95047.8359088495" calcext:value-type="float">
            <text:p>95047.8359088495</text:p>
          </table:table-cell>
          <table:table-cell/>
          <table:table-cell office:value-type="float" office:value="1442890805.64267" calcext:value-type="float">
            <text:p>1442890805.64267</text:p>
          </table:table-cell>
          <table:table-cell table:formula="of:=[.G1239]-[.$B1239]" office:value-type="float" office:value="0.220554828643799" calcext:value-type="float">
            <text:p>0.2205548286</text:p>
          </table:table-cell>
          <table:table-cell/>
          <table:table-cell office:value-type="float" office:value="1442890805.66251" calcext:value-type="float">
            <text:p>1442890805.66251</text:p>
          </table:table-cell>
          <table:table-cell table:formula="of:=[.J1239]-[.$B1239]" office:value-type="float" office:value="0.240392208099365" calcext:value-type="float">
            <text:p>0.240392208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890805.43152" calcext:value-type="float">
            <text:p>1442890805.43152</text:p>
          </table:table-cell>
          <table:table-cell office:value-type="float" office:value="896" calcext:value-type="float">
            <text:p>896</text:p>
          </table:table-cell>
          <table:table-cell table:formula="of:=[.B1240]-[.B$2]" office:value-type="float" office:value="36.5342524051666" calcext:value-type="float">
            <text:p>36.5342524052</text:p>
          </table:table-cell>
          <table:table-cell table:formula="of:=[.C1240]/([.D1240]-[.D1239])" office:value-type="float" office:value="95247.7793998378" calcext:value-type="float">
            <text:p>95247.7793998378</text:p>
          </table:table-cell>
          <table:table-cell/>
          <table:table-cell office:value-type="float" office:value="1442890805.64269" calcext:value-type="float">
            <text:p>1442890805.64269</text:p>
          </table:table-cell>
          <table:table-cell table:formula="of:=[.G1240]-[.$B1240]" office:value-type="float" office:value="0.211166143417358" calcext:value-type="float">
            <text:p>0.2111661434</text:p>
          </table:table-cell>
          <table:table-cell/>
          <table:table-cell office:value-type="float" office:value="1442890805.66536" calcext:value-type="float">
            <text:p>1442890805.66536</text:p>
          </table:table-cell>
          <table:table-cell table:formula="of:=[.J1240]-[.$B1240]" office:value-type="float" office:value="0.233837842941284" calcext:value-type="float">
            <text:p>0.2338378429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890805.44091" calcext:value-type="float">
            <text:p>1442890805.44091</text:p>
          </table:table-cell>
          <table:table-cell office:value-type="float" office:value="896" calcext:value-type="float">
            <text:p>896</text:p>
          </table:table-cell>
          <table:table-cell table:formula="of:=[.B1241]-[.B$2]" office:value-type="float" office:value="36.5436401367187" calcext:value-type="float">
            <text:p>36.5436401367</text:p>
          </table:table-cell>
          <table:table-cell table:formula="of:=[.C1241]/([.D1241]-[.D1240])" office:value-type="float" office:value="95443.7176888889" calcext:value-type="float">
            <text:p>95443.7176888889</text:p>
          </table:table-cell>
          <table:table-cell/>
          <table:table-cell office:value-type="float" office:value="1442890805.75969" calcext:value-type="float">
            <text:p>1442890805.75969</text:p>
          </table:table-cell>
          <table:table-cell table:formula="of:=[.G1241]-[.$B1241]" office:value-type="float" office:value="0.31877613067627" calcext:value-type="float">
            <text:p>0.3187761307</text:p>
          </table:table-cell>
          <table:table-cell/>
          <table:table-cell office:value-type="float" office:value="1442890805.75973" calcext:value-type="float">
            <text:p>1442890805.75973</text:p>
          </table:table-cell>
          <table:table-cell table:formula="of:=[.J1241]-[.$B1241]" office:value-type="float" office:value="0.318817377090454" calcext:value-type="float">
            <text:p>0.318817377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890805.45033" calcext:value-type="float">
            <text:p>1442890805.45033</text:p>
          </table:table-cell>
          <table:table-cell office:value-type="float" office:value="896" calcext:value-type="float">
            <text:p>896</text:p>
          </table:table-cell>
          <table:table-cell table:formula="of:=[.B1242]-[.B$2]" office:value-type="float" office:value="36.553062915802" calcext:value-type="float">
            <text:p>36.5530629158</text:p>
          </table:table-cell>
          <table:table-cell table:formula="of:=[.C1242]/([.D1242]-[.D1241])" office:value-type="float" office:value="95088.7198016295" calcext:value-type="float">
            <text:p>95088.7198016295</text:p>
          </table:table-cell>
          <table:table-cell/>
          <table:table-cell office:value-type="float" office:value="1442890805.75977" calcext:value-type="float">
            <text:p>1442890805.75977</text:p>
          </table:table-cell>
          <table:table-cell table:formula="of:=[.G1242]-[.$B1242]" office:value-type="float" office:value="0.30943775177002" calcext:value-type="float">
            <text:p>0.3094377518</text:p>
          </table:table-cell>
          <table:table-cell/>
          <table:table-cell office:value-type="float" office:value="1442890805.76261" calcext:value-type="float">
            <text:p>1442890805.76261</text:p>
          </table:table-cell>
          <table:table-cell table:formula="of:=[.J1242]-[.$B1242]" office:value-type="float" office:value="0.312281847000122" calcext:value-type="float">
            <text:p>0.312281847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890805.45974" calcext:value-type="float">
            <text:p>1442890805.45974</text:p>
          </table:table-cell>
          <table:table-cell office:value-type="float" office:value="896" calcext:value-type="float">
            <text:p>896</text:p>
          </table:table-cell>
          <table:table-cell table:formula="of:=[.B1243]-[.B$2]" office:value-type="float" office:value="36.5624737739563" calcext:value-type="float">
            <text:p>36.562473774</text:p>
          </table:table-cell>
          <table:table-cell table:formula="of:=[.C1243]/([.D1243]-[.D1242])" office:value-type="float" office:value="95209.1706526145" calcext:value-type="float">
            <text:p>95209.1706526145</text:p>
          </table:table-cell>
          <table:table-cell/>
          <table:table-cell office:value-type="float" office:value="1442890805.75979" calcext:value-type="float">
            <text:p>1442890805.75979</text:p>
          </table:table-cell>
          <table:table-cell table:formula="of:=[.G1243]-[.$B1243]" office:value-type="float" office:value="0.300049304962158" calcext:value-type="float">
            <text:p>0.300049305</text:p>
          </table:table-cell>
          <table:table-cell/>
          <table:table-cell office:value-type="float" office:value="1442890805.76544" calcext:value-type="float">
            <text:p>1442890805.76544</text:p>
          </table:table-cell>
          <table:table-cell table:formula="of:=[.J1243]-[.$B1243]" office:value-type="float" office:value="0.30569314956665" calcext:value-type="float">
            <text:p>0.3056931496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890805.46918" calcext:value-type="float">
            <text:p>1442890805.46918</text:p>
          </table:table-cell>
          <table:table-cell office:value-type="float" office:value="896" calcext:value-type="float">
            <text:p>896</text:p>
          </table:table-cell>
          <table:table-cell table:formula="of:=[.B1244]-[.B$2]" office:value-type="float" office:value="36.57191157341" calcext:value-type="float">
            <text:p>36.5719115734</text:p>
          </table:table-cell>
          <table:table-cell table:formula="of:=[.C1244]/([.D1244]-[.D1243])" office:value-type="float" office:value="94937.3849690539" calcext:value-type="float">
            <text:p>94937.3849690539</text:p>
          </table:table-cell>
          <table:table-cell/>
          <table:table-cell office:value-type="float" office:value="1442890805.75981" calcext:value-type="float">
            <text:p>1442890805.75981</text:p>
          </table:table-cell>
          <table:table-cell table:formula="of:=[.G1244]-[.$B1244]" office:value-type="float" office:value="0.290632963180542" calcext:value-type="float">
            <text:p>0.2906329632</text:p>
          </table:table-cell>
          <table:table-cell/>
          <table:table-cell office:value-type="float" office:value="1442890805.76837" calcext:value-type="float">
            <text:p>1442890805.76837</text:p>
          </table:table-cell>
          <table:table-cell table:formula="of:=[.J1244]-[.$B1244]" office:value-type="float" office:value="0.299185991287231" calcext:value-type="float">
            <text:p>0.2991859913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890805.4786" calcext:value-type="float">
            <text:p>1442890805.4786</text:p>
          </table:table-cell>
          <table:table-cell office:value-type="float" office:value="896" calcext:value-type="float">
            <text:p>896</text:p>
          </table:table-cell>
          <table:table-cell table:formula="of:=[.B1245]-[.B$2]" office:value-type="float" office:value="36.5813267230988" calcext:value-type="float">
            <text:p>36.5813267231</text:p>
          </table:table-cell>
          <table:table-cell table:formula="of:=[.C1245]/([.D1245]-[.D1244])" office:value-type="float" office:value="95165.7732084072" calcext:value-type="float">
            <text:p>95165.7732084072</text:p>
          </table:table-cell>
          <table:table-cell/>
          <table:table-cell office:value-type="float" office:value="1442890805.75983" calcext:value-type="float">
            <text:p>1442890805.75983</text:p>
          </table:table-cell>
          <table:table-cell table:formula="of:=[.G1245]-[.$B1245]" office:value-type="float" office:value="0.281237602233887" calcext:value-type="float">
            <text:p>0.2812376022</text:p>
          </table:table-cell>
          <table:table-cell/>
          <table:table-cell office:value-type="float" office:value="1442890805.77123" calcext:value-type="float">
            <text:p>1442890805.77123</text:p>
          </table:table-cell>
          <table:table-cell table:formula="of:=[.J1245]-[.$B1245]" office:value-type="float" office:value="0.292629241943359" calcext:value-type="float">
            <text:p>0.2926292419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890805.48799" calcext:value-type="float">
            <text:p>1442890805.48799</text:p>
          </table:table-cell>
          <table:table-cell office:value-type="float" office:value="896" calcext:value-type="float">
            <text:p>896</text:p>
          </table:table-cell>
          <table:table-cell table:formula="of:=[.B1246]-[.B$2]" office:value-type="float" office:value="36.5907211303711" calcext:value-type="float">
            <text:p>36.5907211304</text:p>
          </table:table-cell>
          <table:table-cell table:formula="of:=[.C1246]/([.D1246]-[.D1245])" office:value-type="float" office:value="95375.8948303429" calcext:value-type="float">
            <text:p>95375.8948303429</text:p>
          </table:table-cell>
          <table:table-cell/>
          <table:table-cell office:value-type="float" office:value="1442890805.75985" calcext:value-type="float">
            <text:p>1442890805.75985</text:p>
          </table:table-cell>
          <table:table-cell table:formula="of:=[.G1246]-[.$B1246]" office:value-type="float" office:value="0.271862745285034" calcext:value-type="float">
            <text:p>0.2718627453</text:p>
          </table:table-cell>
          <table:table-cell/>
          <table:table-cell office:value-type="float" office:value="1442890805.77408" calcext:value-type="float">
            <text:p>1442890805.77408</text:p>
          </table:table-cell>
          <table:table-cell table:formula="of:=[.J1246]-[.$B1246]" office:value-type="float" office:value="0.286091327667236" calcext:value-type="float">
            <text:p>0.2860913277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890805.4974" calcext:value-type="float">
            <text:p>1442890805.4974</text:p>
          </table:table-cell>
          <table:table-cell office:value-type="float" office:value="896" calcext:value-type="float">
            <text:p>896</text:p>
          </table:table-cell>
          <table:table-cell table:formula="of:=[.B1247]-[.B$2]" office:value-type="float" office:value="36.6001324653625" calcext:value-type="float">
            <text:p>36.6001324654</text:p>
          </table:table-cell>
          <table:table-cell table:formula="of:=[.C1247]/([.D1247]-[.D1246])" office:value-type="float" office:value="95204.3467598926" calcext:value-type="float">
            <text:p>95204.3467598926</text:p>
          </table:table-cell>
          <table:table-cell/>
          <table:table-cell office:value-type="float" office:value="1442890805.75987" calcext:value-type="float">
            <text:p>1442890805.75987</text:p>
          </table:table-cell>
          <table:table-cell table:formula="of:=[.G1247]-[.$B1247]" office:value-type="float" office:value="0.262471914291382" calcext:value-type="float">
            <text:p>0.2624719143</text:p>
          </table:table-cell>
          <table:table-cell/>
          <table:table-cell office:value-type="float" office:value="1442890805.77694" calcext:value-type="float">
            <text:p>1442890805.77694</text:p>
          </table:table-cell>
          <table:table-cell table:formula="of:=[.J1247]-[.$B1247]" office:value-type="float" office:value="0.279536485671997" calcext:value-type="float">
            <text:p>0.279536485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890805.50684" calcext:value-type="float">
            <text:p>1442890805.50684</text:p>
          </table:table-cell>
          <table:table-cell office:value-type="float" office:value="896" calcext:value-type="float">
            <text:p>896</text:p>
          </table:table-cell>
          <table:table-cell table:formula="of:=[.B1248]-[.B$2]" office:value-type="float" office:value="36.6095743179321" calcext:value-type="float">
            <text:p>36.6095743179</text:p>
          </table:table-cell>
          <table:table-cell table:formula="of:=[.C1248]/([.D1248]-[.D1247])" office:value-type="float" office:value="94896.6310792384" calcext:value-type="float">
            <text:p>94896.6310792384</text:p>
          </table:table-cell>
          <table:table-cell/>
          <table:table-cell office:value-type="float" office:value="1442890805.75989" calcext:value-type="float">
            <text:p>1442890805.75989</text:p>
          </table:table-cell>
          <table:table-cell table:formula="of:=[.G1248]-[.$B1248]" office:value-type="float" office:value="0.25304913520813" calcext:value-type="float">
            <text:p>0.2530491352</text:p>
          </table:table-cell>
          <table:table-cell/>
          <table:table-cell office:value-type="float" office:value="1442890805.77979" calcext:value-type="float">
            <text:p>1442890805.77979</text:p>
          </table:table-cell>
          <table:table-cell table:formula="of:=[.J1248]-[.$B1248]" office:value-type="float" office:value="0.272948503494263" calcext:value-type="float">
            <text:p>0.2729485035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890805.51626" calcext:value-type="float">
            <text:p>1442890805.51626</text:p>
          </table:table-cell>
          <table:table-cell office:value-type="float" office:value="896" calcext:value-type="float">
            <text:p>896</text:p>
          </table:table-cell>
          <table:table-cell table:formula="of:=[.B1249]-[.B$2]" office:value-type="float" office:value="36.6189887523651" calcext:value-type="float">
            <text:p>36.6189887524</text:p>
          </table:table-cell>
          <table:table-cell table:formula="of:=[.C1249]/([.D1249]-[.D1248])" office:value-type="float" office:value="95173.0033681971" calcext:value-type="float">
            <text:p>95173.0033681971</text:p>
          </table:table-cell>
          <table:table-cell/>
          <table:table-cell office:value-type="float" office:value="1442890805.75991" calcext:value-type="float">
            <text:p>1442890805.75991</text:p>
          </table:table-cell>
          <table:table-cell table:formula="of:=[.G1249]-[.$B1249]" office:value-type="float" office:value="0.243653774261475" calcext:value-type="float">
            <text:p>0.2436537743</text:p>
          </table:table-cell>
          <table:table-cell/>
          <table:table-cell office:value-type="float" office:value="1442890805.78263" calcext:value-type="float">
            <text:p>1442890805.78263</text:p>
          </table:table-cell>
          <table:table-cell table:formula="of:=[.J1249]-[.$B1249]" office:value-type="float" office:value="0.266371011734009" calcext:value-type="float">
            <text:p>0.2663710117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890805.52571" calcext:value-type="float">
            <text:p>1442890805.52571</text:p>
          </table:table-cell>
          <table:table-cell office:value-type="float" office:value="896" calcext:value-type="float">
            <text:p>896</text:p>
          </table:table-cell>
          <table:table-cell table:formula="of:=[.B1250]-[.B$2]" office:value-type="float" office:value="36.6284365653992" calcext:value-type="float">
            <text:p>36.6284365654</text:p>
          </table:table-cell>
          <table:table-cell table:formula="of:=[.C1250]/([.D1250]-[.D1249])" office:value-type="float" office:value="94836.7624094683" calcext:value-type="float">
            <text:p>94836.7624094683</text:p>
          </table:table-cell>
          <table:table-cell/>
          <table:table-cell office:value-type="float" office:value="1442890805.75993" calcext:value-type="float">
            <text:p>1442890805.75993</text:p>
          </table:table-cell>
          <table:table-cell table:formula="of:=[.G1250]-[.$B1250]" office:value-type="float" office:value="0.234225034713745" calcext:value-type="float">
            <text:p>0.2342250347</text:p>
          </table:table-cell>
          <table:table-cell/>
          <table:table-cell office:value-type="float" office:value="1442890805.78548" calcext:value-type="float">
            <text:p>1442890805.78548</text:p>
          </table:table-cell>
          <table:table-cell table:formula="of:=[.J1250]-[.$B1250]" office:value-type="float" office:value="0.259772777557373" calcext:value-type="float">
            <text:p>0.2597727776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890805.53512" calcext:value-type="float">
            <text:p>1442890805.53512</text:p>
          </table:table-cell>
          <table:table-cell office:value-type="float" office:value="896" calcext:value-type="float">
            <text:p>896</text:p>
          </table:table-cell>
          <table:table-cell table:formula="of:=[.B1251]-[.B$2]" office:value-type="float" office:value="36.6378481388092" calcext:value-type="float">
            <text:p>36.6378481388</text:p>
          </table:table-cell>
          <table:table-cell table:formula="of:=[.C1251]/([.D1251]-[.D1250])" office:value-type="float" office:value="95201.9349968334" calcext:value-type="float">
            <text:p>95201.9349968334</text:p>
          </table:table-cell>
          <table:table-cell/>
          <table:table-cell office:value-type="float" office:value="1442890805.75995" calcext:value-type="float">
            <text:p>1442890805.75995</text:p>
          </table:table-cell>
          <table:table-cell table:formula="of:=[.G1251]-[.$B1251]" office:value-type="float" office:value="0.224833011627197" calcext:value-type="float">
            <text:p>0.2248330116</text:p>
          </table:table-cell>
          <table:table-cell/>
          <table:table-cell office:value-type="float" office:value="1442890805.78831" calcext:value-type="float">
            <text:p>1442890805.78831</text:p>
          </table:table-cell>
          <table:table-cell table:formula="of:=[.J1251]-[.$B1251]" office:value-type="float" office:value="0.253193378448486" calcext:value-type="float">
            <text:p>0.253193378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890805.5446" calcext:value-type="float">
            <text:p>1442890805.5446</text:p>
          </table:table-cell>
          <table:table-cell office:value-type="float" office:value="896" calcext:value-type="float">
            <text:p>896</text:p>
          </table:table-cell>
          <table:table-cell table:formula="of:=[.B1252]-[.B$2]" office:value-type="float" office:value="36.6473336219788" calcext:value-type="float">
            <text:p>36.647333622</text:p>
          </table:table-cell>
          <table:table-cell table:formula="of:=[.C1252]/([.D1252]-[.D1251])" office:value-type="float" office:value="94460.1328138746" calcext:value-type="float">
            <text:p>94460.1328138746</text:p>
          </table:table-cell>
          <table:table-cell/>
          <table:table-cell office:value-type="float" office:value="1442890805.75997" calcext:value-type="float">
            <text:p>1442890805.75997</text:p>
          </table:table-cell>
          <table:table-cell table:formula="of:=[.G1252]-[.$B1252]" office:value-type="float" office:value="0.215367555618286" calcext:value-type="float">
            <text:p>0.2153675556</text:p>
          </table:table-cell>
          <table:table-cell/>
          <table:table-cell office:value-type="float" office:value="1442890805.79122" calcext:value-type="float">
            <text:p>1442890805.79122</text:p>
          </table:table-cell>
          <table:table-cell table:formula="of:=[.J1252]-[.$B1252]" office:value-type="float" office:value="0.246614217758179" calcext:value-type="float">
            <text:p>0.2466142178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890805.55403" calcext:value-type="float">
            <text:p>1442890805.55403</text:p>
          </table:table-cell>
          <table:table-cell office:value-type="float" office:value="896" calcext:value-type="float">
            <text:p>896</text:p>
          </table:table-cell>
          <table:table-cell table:formula="of:=[.B1253]-[.B$2]" office:value-type="float" office:value="36.6567587852478" calcext:value-type="float">
            <text:p>36.6567587852</text:p>
          </table:table-cell>
          <table:table-cell table:formula="of:=[.C1253]/([.D1253]-[.D1252])" office:value-type="float" office:value="95064.6661944754" calcext:value-type="float">
            <text:p>95064.6661944754</text:p>
          </table:table-cell>
          <table:table-cell/>
          <table:table-cell office:value-type="float" office:value="1442890805.84333" calcext:value-type="float">
            <text:p>1442890805.84333</text:p>
          </table:table-cell>
          <table:table-cell table:formula="of:=[.G1253]-[.$B1253]" office:value-type="float" office:value="0.289298057556152" calcext:value-type="float">
            <text:p>0.2892980576</text:p>
          </table:table-cell>
          <table:table-cell/>
          <table:table-cell office:value-type="float" office:value="1442890805.84337" calcext:value-type="float">
            <text:p>1442890805.84337</text:p>
          </table:table-cell>
          <table:table-cell table:formula="of:=[.J1253]-[.$B1253]" office:value-type="float" office:value="0.289337873458862" calcext:value-type="float">
            <text:p>0.289337873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890805.56352" calcext:value-type="float">
            <text:p>1442890805.56352</text:p>
          </table:table-cell>
          <table:table-cell office:value-type="float" office:value="896" calcext:value-type="float">
            <text:p>896</text:p>
          </table:table-cell>
          <table:table-cell table:formula="of:=[.B1254]-[.B$2]" office:value-type="float" office:value="36.6662480831146" calcext:value-type="float">
            <text:p>36.6662480831</text:p>
          </table:table-cell>
          <table:table-cell table:formula="of:=[.C1254]/([.D1254]-[.D1253])" office:value-type="float" office:value="94422.15984523" calcext:value-type="float">
            <text:p>94422.15984523</text:p>
          </table:table-cell>
          <table:table-cell/>
          <table:table-cell office:value-type="float" office:value="1442890805.84341" calcext:value-type="float">
            <text:p>1442890805.84341</text:p>
          </table:table-cell>
          <table:table-cell table:formula="of:=[.G1254]-[.$B1254]" office:value-type="float" office:value="0.279894113540649" calcext:value-type="float">
            <text:p>0.2798941135</text:p>
          </table:table-cell>
          <table:table-cell/>
          <table:table-cell office:value-type="float" office:value="1442890805.84623" calcext:value-type="float">
            <text:p>1442890805.84623</text:p>
          </table:table-cell>
          <table:table-cell table:formula="of:=[.J1254]-[.$B1254]" office:value-type="float" office:value="0.282710790634155" calcext:value-type="float">
            <text:p>0.2827107906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890805.57301" calcext:value-type="float">
            <text:p>1442890805.57301</text:p>
          </table:table-cell>
          <table:table-cell office:value-type="float" office:value="896" calcext:value-type="float">
            <text:p>896</text:p>
          </table:table-cell>
          <table:table-cell table:formula="of:=[.B1255]-[.B$2]" office:value-type="float" office:value="36.6757435798645" calcext:value-type="float">
            <text:p>36.6757435799</text:p>
          </table:table-cell>
          <table:table-cell table:formula="of:=[.C1255]/([.D1255]-[.D1254])" office:value-type="float" office:value="94360.5188440003" calcext:value-type="float">
            <text:p>94360.5188440003</text:p>
          </table:table-cell>
          <table:table-cell/>
          <table:table-cell office:value-type="float" office:value="1442890805.84343" calcext:value-type="float">
            <text:p>1442890805.84343</text:p>
          </table:table-cell>
          <table:table-cell table:formula="of:=[.G1255]-[.$B1255]" office:value-type="float" office:value="0.270421028137207" calcext:value-type="float">
            <text:p>0.2704210281</text:p>
          </table:table-cell>
          <table:table-cell/>
          <table:table-cell office:value-type="float" office:value="1442890805.84907" calcext:value-type="float">
            <text:p>1442890805.84907</text:p>
          </table:table-cell>
          <table:table-cell table:formula="of:=[.J1255]-[.$B1255]" office:value-type="float" office:value="0.276055335998535" calcext:value-type="float">
            <text:p>0.276055336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890805.58243" calcext:value-type="float">
            <text:p>1442890805.58243</text:p>
          </table:table-cell>
          <table:table-cell office:value-type="float" office:value="896" calcext:value-type="float">
            <text:p>896</text:p>
          </table:table-cell>
          <table:table-cell table:formula="of:=[.B1256]-[.B$2]" office:value-type="float" office:value="36.6851630210876" calcext:value-type="float">
            <text:p>36.6851630211</text:p>
          </table:table-cell>
          <table:table-cell table:formula="of:=[.C1256]/([.D1256]-[.D1255])" office:value-type="float" office:value="95122.415308292" calcext:value-type="float">
            <text:p>95122.415308292</text:p>
          </table:table-cell>
          <table:table-cell/>
          <table:table-cell office:value-type="float" office:value="1442890805.84345" calcext:value-type="float">
            <text:p>1442890805.84345</text:p>
          </table:table-cell>
          <table:table-cell table:formula="of:=[.G1256]-[.$B1256]" office:value-type="float" office:value="0.261022090911865" calcext:value-type="float">
            <text:p>0.2610220909</text:p>
          </table:table-cell>
          <table:table-cell/>
          <table:table-cell office:value-type="float" office:value="1442890805.85189" calcext:value-type="float">
            <text:p>1442890805.85189</text:p>
          </table:table-cell>
          <table:table-cell table:formula="of:=[.J1256]-[.$B1256]" office:value-type="float" office:value="0.269454956054687" calcext:value-type="float">
            <text:p>0.2694549561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890805.59183" calcext:value-type="float">
            <text:p>1442890805.59183</text:p>
          </table:table-cell>
          <table:table-cell office:value-type="float" office:value="896" calcext:value-type="float">
            <text:p>896</text:p>
          </table:table-cell>
          <table:table-cell table:formula="of:=[.B1257]-[.B$2]" office:value-type="float" office:value="36.6945610046387" calcext:value-type="float">
            <text:p>36.6945610046</text:p>
          </table:table-cell>
          <table:table-cell table:formula="of:=[.C1257]/([.D1257]-[.D1256])" office:value-type="float" office:value="95339.6007915166" calcext:value-type="float">
            <text:p>95339.6007915166</text:p>
          </table:table-cell>
          <table:table-cell/>
          <table:table-cell office:value-type="float" office:value="1442890805.84347" calcext:value-type="float">
            <text:p>1442890805.84347</text:p>
          </table:table-cell>
          <table:table-cell table:formula="of:=[.G1257]-[.$B1257]" office:value-type="float" office:value="0.251644134521484" calcext:value-type="float">
            <text:p>0.2516441345</text:p>
          </table:table-cell>
          <table:table-cell/>
          <table:table-cell office:value-type="float" office:value="1442890805.85475" calcext:value-type="float">
            <text:p>1442890805.85475</text:p>
          </table:table-cell>
          <table:table-cell table:formula="of:=[.J1257]-[.$B1257]" office:value-type="float" office:value="0.262916326522827" calcext:value-type="float">
            <text:p>0.2629163265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890805.60128" calcext:value-type="float">
            <text:p>1442890805.60128</text:p>
          </table:table-cell>
          <table:table-cell office:value-type="float" office:value="896" calcext:value-type="float">
            <text:p>896</text:p>
          </table:table-cell>
          <table:table-cell table:formula="of:=[.B1258]-[.B$2]" office:value-type="float" office:value="36.7040140628815" calcext:value-type="float">
            <text:p>36.7040140629</text:p>
          </table:table-cell>
          <table:table-cell table:formula="of:=[.C1258]/([.D1258]-[.D1257])" office:value-type="float" office:value="94784.1404322934" calcext:value-type="float">
            <text:p>94784.1404322934</text:p>
          </table:table-cell>
          <table:table-cell/>
          <table:table-cell office:value-type="float" office:value="1442890805.84349" calcext:value-type="float">
            <text:p>1442890805.84349</text:p>
          </table:table-cell>
          <table:table-cell table:formula="of:=[.G1258]-[.$B1258]" office:value-type="float" office:value="0.242210865020752" calcext:value-type="float">
            <text:p>0.242210865</text:p>
          </table:table-cell>
          <table:table-cell/>
          <table:table-cell office:value-type="float" office:value="1442890805.85763" calcext:value-type="float">
            <text:p>1442890805.85763</text:p>
          </table:table-cell>
          <table:table-cell table:formula="of:=[.J1258]-[.$B1258]" office:value-type="float" office:value="0.256348133087158" calcext:value-type="float">
            <text:p>0.2563481331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890805.61072" calcext:value-type="float">
            <text:p>1442890805.61072</text:p>
          </table:table-cell>
          <table:table-cell office:value-type="float" office:value="896" calcext:value-type="float">
            <text:p>896</text:p>
          </table:table-cell>
          <table:table-cell table:formula="of:=[.B1259]-[.B$2]" office:value-type="float" office:value="36.7134470939636" calcext:value-type="float">
            <text:p>36.713447094</text:p>
          </table:table-cell>
          <table:table-cell table:formula="of:=[.C1259]/([.D1259]-[.D1258])" office:value-type="float" office:value="94985.3755592064" calcext:value-type="float">
            <text:p>94985.3755592064</text:p>
          </table:table-cell>
          <table:table-cell/>
          <table:table-cell office:value-type="float" office:value="1442890805.84351" calcext:value-type="float">
            <text:p>1442890805.84351</text:p>
          </table:table-cell>
          <table:table-cell table:formula="of:=[.G1259]-[.$B1259]" office:value-type="float" office:value="0.232797622680664" calcext:value-type="float">
            <text:p>0.2327976227</text:p>
          </table:table-cell>
          <table:table-cell/>
          <table:table-cell office:value-type="float" office:value="1442890805.86049" calcext:value-type="float">
            <text:p>1442890805.86049</text:p>
          </table:table-cell>
          <table:table-cell table:formula="of:=[.J1259]-[.$B1259]" office:value-type="float" office:value="0.249775648117065" calcext:value-type="float">
            <text:p>0.249775648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890805.62013" calcext:value-type="float">
            <text:p>1442890805.62013</text:p>
          </table:table-cell>
          <table:table-cell office:value-type="float" office:value="896" calcext:value-type="float">
            <text:p>896</text:p>
          </table:table-cell>
          <table:table-cell table:formula="of:=[.B1260]-[.B$2]" office:value-type="float" office:value="36.7228598594666" calcext:value-type="float">
            <text:p>36.7228598595</text:p>
          </table:table-cell>
          <table:table-cell table:formula="of:=[.C1260]/([.D1260]-[.D1259])" office:value-type="float" office:value="95189.8780141844" calcext:value-type="float">
            <text:p>95189.8780141844</text:p>
          </table:table-cell>
          <table:table-cell/>
          <table:table-cell office:value-type="float" office:value="1442890805.84353" calcext:value-type="float">
            <text:p>1442890805.84353</text:p>
          </table:table-cell>
          <table:table-cell table:formula="of:=[.G1260]-[.$B1260]" office:value-type="float" office:value="0.223405122756958" calcext:value-type="float">
            <text:p>0.2234051228</text:p>
          </table:table-cell>
          <table:table-cell/>
          <table:table-cell office:value-type="float" office:value="1442890805.86335" calcext:value-type="float">
            <text:p>1442890805.86335</text:p>
          </table:table-cell>
          <table:table-cell table:formula="of:=[.J1260]-[.$B1260]" office:value-type="float" office:value="0.243219614028931" calcext:value-type="float">
            <text:p>0.243219614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890805.62953" calcext:value-type="float">
            <text:p>1442890805.62953</text:p>
          </table:table-cell>
          <table:table-cell office:value-type="float" office:value="896" calcext:value-type="float">
            <text:p>896</text:p>
          </table:table-cell>
          <table:table-cell table:formula="of:=[.B1261]-[.B$2]" office:value-type="float" office:value="36.7322628498077" calcext:value-type="float">
            <text:p>36.7322628498</text:p>
          </table:table-cell>
          <table:table-cell table:formula="of:=[.C1261]/([.D1261]-[.D1260])" office:value-type="float" office:value="95288.835518142" calcext:value-type="float">
            <text:p>95288.835518142</text:p>
          </table:table-cell>
          <table:table-cell/>
          <table:table-cell office:value-type="float" office:value="1442890805.84355" calcext:value-type="float">
            <text:p>1442890805.84355</text:p>
          </table:table-cell>
          <table:table-cell table:formula="of:=[.G1261]-[.$B1261]" office:value-type="float" office:value="0.214022159576416" calcext:value-type="float">
            <text:p>0.2140221596</text:p>
          </table:table-cell>
          <table:table-cell/>
          <table:table-cell office:value-type="float" office:value="1442890805.86621" calcext:value-type="float">
            <text:p>1442890805.86621</text:p>
          </table:table-cell>
          <table:table-cell table:formula="of:=[.J1261]-[.$B1261]" office:value-type="float" office:value="0.236678600311279" calcext:value-type="float">
            <text:p>0.2366786003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890805.63895" calcext:value-type="float">
            <text:p>1442890805.63895</text:p>
          </table:table-cell>
          <table:table-cell office:value-type="float" office:value="896" calcext:value-type="float">
            <text:p>896</text:p>
          </table:table-cell>
          <table:table-cell table:formula="of:=[.B1262]-[.B$2]" office:value-type="float" office:value="36.7416758537292" calcext:value-type="float">
            <text:p>36.7416758537</text:p>
          </table:table-cell>
          <table:table-cell table:formula="of:=[.C1262]/([.D1262]-[.D1261])" office:value-type="float" office:value="95187.4669841189" calcext:value-type="float">
            <text:p>95187.4669841189</text:p>
          </table:table-cell>
          <table:table-cell/>
          <table:table-cell office:value-type="float" office:value="1442890805.95815" calcext:value-type="float">
            <text:p>1442890805.95815</text:p>
          </table:table-cell>
          <table:table-cell table:formula="of:=[.G1262]-[.$B1262]" office:value-type="float" office:value="0.319200992584229" calcext:value-type="float">
            <text:p>0.3192009926</text:p>
          </table:table-cell>
          <table:table-cell/>
          <table:table-cell office:value-type="float" office:value="1442890805.95819" calcext:value-type="float">
            <text:p>1442890805.95819</text:p>
          </table:table-cell>
          <table:table-cell table:formula="of:=[.J1262]-[.$B1262]" office:value-type="float" office:value="0.319242477416992" calcext:value-type="float">
            <text:p>0.3192424774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890805.6484" calcext:value-type="float">
            <text:p>1442890805.6484</text:p>
          </table:table-cell>
          <table:table-cell office:value-type="float" office:value="896" calcext:value-type="float">
            <text:p>896</text:p>
          </table:table-cell>
          <table:table-cell table:formula="of:=[.B1263]-[.B$2]" office:value-type="float" office:value="36.7511267662048" calcext:value-type="float">
            <text:p>36.7511267662</text:p>
          </table:table-cell>
          <table:table-cell table:formula="of:=[.C1263]/([.D1263]-[.D1262])" office:value-type="float" office:value="94805.6605449041" calcext:value-type="float">
            <text:p>94805.6605449041</text:p>
          </table:table-cell>
          <table:table-cell/>
          <table:table-cell office:value-type="float" office:value="1442890805.95823" calcext:value-type="float">
            <text:p>1442890805.95823</text:p>
          </table:table-cell>
          <table:table-cell table:formula="of:=[.G1263]-[.$B1263]" office:value-type="float" office:value="0.30983567237854" calcext:value-type="float">
            <text:p>0.3098356724</text:p>
          </table:table-cell>
          <table:table-cell/>
          <table:table-cell office:value-type="float" office:value="1442890805.96105" calcext:value-type="float">
            <text:p>1442890805.96105</text:p>
          </table:table-cell>
          <table:table-cell table:formula="of:=[.J1263]-[.$B1263]" office:value-type="float" office:value="0.312657833099365" calcext:value-type="float">
            <text:p>0.3126578331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890805.65779" calcext:value-type="float">
            <text:p>1442890805.65779</text:p>
          </table:table-cell>
          <table:table-cell office:value-type="float" office:value="896" calcext:value-type="float">
            <text:p>896</text:p>
          </table:table-cell>
          <table:table-cell table:formula="of:=[.B1264]-[.B$2]" office:value-type="float" office:value="36.7605223655701" calcext:value-type="float">
            <text:p>36.7605223656</text:p>
          </table:table-cell>
          <table:table-cell table:formula="of:=[.C1264]/([.D1264]-[.D1263])" office:value-type="float" office:value="95363.7937474625" calcext:value-type="float">
            <text:p>95363.7937474625</text:p>
          </table:table-cell>
          <table:table-cell/>
          <table:table-cell office:value-type="float" office:value="1442890805.95825" calcext:value-type="float">
            <text:p>1442890805.95825</text:p>
          </table:table-cell>
          <table:table-cell table:formula="of:=[.G1264]-[.$B1264]" office:value-type="float" office:value="0.300461769104004" calcext:value-type="float">
            <text:p>0.3004617691</text:p>
          </table:table-cell>
          <table:table-cell/>
          <table:table-cell office:value-type="float" office:value="1442890805.96392" calcext:value-type="float">
            <text:p>1442890805.96392</text:p>
          </table:table-cell>
          <table:table-cell table:formula="of:=[.J1264]-[.$B1264]" office:value-type="float" office:value="0.30612301826477" calcext:value-type="float">
            <text:p>0.3061230183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890805.66723" calcext:value-type="float">
            <text:p>1442890805.66723</text:p>
          </table:table-cell>
          <table:table-cell office:value-type="float" office:value="896" calcext:value-type="float">
            <text:p>896</text:p>
          </table:table-cell>
          <table:table-cell table:formula="of:=[.B1265]-[.B$2]" office:value-type="float" office:value="36.7699587345123" calcext:value-type="float">
            <text:p>36.7699587345</text:p>
          </table:table-cell>
          <table:table-cell table:formula="of:=[.C1265]/([.D1265]-[.D1264])" office:value-type="float" office:value="94951.777053488" calcext:value-type="float">
            <text:p>94951.777053488</text:p>
          </table:table-cell>
          <table:table-cell/>
          <table:table-cell office:value-type="float" office:value="1442890805.95827" calcext:value-type="float">
            <text:p>1442890805.95827</text:p>
          </table:table-cell>
          <table:table-cell table:formula="of:=[.G1265]-[.$B1265]" office:value-type="float" office:value="0.291045188903809" calcext:value-type="float">
            <text:p>0.2910451889</text:p>
          </table:table-cell>
          <table:table-cell/>
          <table:table-cell office:value-type="float" office:value="1442890805.96678" calcext:value-type="float">
            <text:p>1442890805.96678</text:p>
          </table:table-cell>
          <table:table-cell table:formula="of:=[.J1265]-[.$B1265]" office:value-type="float" office:value="0.299551248550415" calcext:value-type="float">
            <text:p>0.2995512486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890805.67666" calcext:value-type="float">
            <text:p>1442890805.67666</text:p>
          </table:table-cell>
          <table:table-cell office:value-type="float" office:value="896" calcext:value-type="float">
            <text:p>896</text:p>
          </table:table-cell>
          <table:table-cell table:formula="of:=[.B1266]-[.B$2]" office:value-type="float" office:value="36.7793939113617" calcext:value-type="float">
            <text:p>36.7793939114</text:p>
          </table:table-cell>
          <table:table-cell table:formula="of:=[.C1266]/([.D1266]-[.D1265])" office:value-type="float" office:value="94963.7737908728" calcext:value-type="float">
            <text:p>94963.7737908728</text:p>
          </table:table-cell>
          <table:table-cell/>
          <table:table-cell office:value-type="float" office:value="1442890805.95829" calcext:value-type="float">
            <text:p>1442890805.95829</text:p>
          </table:table-cell>
          <table:table-cell table:formula="of:=[.G1266]-[.$B1266]" office:value-type="float" office:value="0.28162956237793" calcext:value-type="float">
            <text:p>0.2816295624</text:p>
          </table:table-cell>
          <table:table-cell/>
          <table:table-cell office:value-type="float" office:value="1442890805.96966" calcext:value-type="float">
            <text:p>1442890805.96966</text:p>
          </table:table-cell>
          <table:table-cell table:formula="of:=[.J1266]-[.$B1266]" office:value-type="float" office:value="0.292996644973755" calcext:value-type="float">
            <text:p>0.292996645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890805.68613" calcext:value-type="float">
            <text:p>1442890805.68613</text:p>
          </table:table-cell>
          <table:table-cell office:value-type="float" office:value="896" calcext:value-type="float">
            <text:p>896</text:p>
          </table:table-cell>
          <table:table-cell table:formula="of:=[.B1267]-[.B$2]" office:value-type="float" office:value="36.7888555526733" calcext:value-type="float">
            <text:p>36.7888555527</text:p>
          </table:table-cell>
          <table:table-cell table:formula="of:=[.C1267]/([.D1267]-[.D1266])" office:value-type="float" office:value="94698.1575910294" calcext:value-type="float">
            <text:p>94698.1575910294</text:p>
          </table:table-cell>
          <table:table-cell/>
          <table:table-cell office:value-type="float" office:value="1442890805.95831" calcext:value-type="float">
            <text:p>1442890805.95831</text:p>
          </table:table-cell>
          <table:table-cell table:formula="of:=[.G1267]-[.$B1267]" office:value-type="float" office:value="0.27218770980835" calcext:value-type="float">
            <text:p>0.2721877098</text:p>
          </table:table-cell>
          <table:table-cell/>
          <table:table-cell office:value-type="float" office:value="1442890805.97252" calcext:value-type="float">
            <text:p>1442890805.97252</text:p>
          </table:table-cell>
          <table:table-cell table:formula="of:=[.J1267]-[.$B1267]" office:value-type="float" office:value="0.286391973495483" calcext:value-type="float">
            <text:p>0.2863919735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890805.69559" calcext:value-type="float">
            <text:p>1442890805.69559</text:p>
          </table:table-cell>
          <table:table-cell office:value-type="float" office:value="896" calcext:value-type="float">
            <text:p>896</text:p>
          </table:table-cell>
          <table:table-cell table:formula="of:=[.B1268]-[.B$2]" office:value-type="float" office:value="36.7983162403107" calcext:value-type="float">
            <text:p>36.7983162403</text:p>
          </table:table-cell>
          <table:table-cell table:formula="of:=[.C1268]/([.D1268]-[.D1267])" office:value-type="float" office:value="94707.7035356972" calcext:value-type="float">
            <text:p>94707.7035356972</text:p>
          </table:table-cell>
          <table:table-cell/>
          <table:table-cell office:value-type="float" office:value="1442890805.95833" calcext:value-type="float">
            <text:p>1442890805.95833</text:p>
          </table:table-cell>
          <table:table-cell table:formula="of:=[.G1268]-[.$B1268]" office:value-type="float" office:value="0.262747526168823" calcext:value-type="float">
            <text:p>0.2627475262</text:p>
          </table:table-cell>
          <table:table-cell/>
          <table:table-cell office:value-type="float" office:value="1442890805.97537" calcext:value-type="float">
            <text:p>1442890805.97537</text:p>
          </table:table-cell>
          <table:table-cell table:formula="of:=[.J1268]-[.$B1268]" office:value-type="float" office:value="0.279786109924316" calcext:value-type="float">
            <text:p>0.2797861099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890805.70506" calcext:value-type="float">
            <text:p>1442890805.70506</text:p>
          </table:table-cell>
          <table:table-cell office:value-type="float" office:value="896" calcext:value-type="float">
            <text:p>896</text:p>
          </table:table-cell>
          <table:table-cell table:formula="of:=[.B1269]-[.B$2]" office:value-type="float" office:value="36.8077924251556" calcext:value-type="float">
            <text:p>36.8077924252</text:p>
          </table:table-cell>
          <table:table-cell table:formula="of:=[.C1269]/([.D1269]-[.D1268])" office:value-type="float" office:value="94552.8200070447" calcext:value-type="float">
            <text:p>94552.8200070447</text:p>
          </table:table-cell>
          <table:table-cell/>
          <table:table-cell office:value-type="float" office:value="1442890805.95835" calcext:value-type="float">
            <text:p>1442890805.95835</text:p>
          </table:table-cell>
          <table:table-cell table:formula="of:=[.G1269]-[.$B1269]" office:value-type="float" office:value="0.25329065322876" calcext:value-type="float">
            <text:p>0.2532906532</text:p>
          </table:table-cell>
          <table:table-cell/>
          <table:table-cell office:value-type="float" office:value="1442890805.97822" calcext:value-type="float">
            <text:p>1442890805.97822</text:p>
          </table:table-cell>
          <table:table-cell table:formula="of:=[.J1269]-[.$B1269]" office:value-type="float" office:value="0.273162841796875" calcext:value-type="float">
            <text:p>0.2731628418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890805.7145" calcext:value-type="float">
            <text:p>1442890805.7145</text:p>
          </table:table-cell>
          <table:table-cell office:value-type="float" office:value="896" calcext:value-type="float">
            <text:p>896</text:p>
          </table:table-cell>
          <table:table-cell table:formula="of:=[.B1270]-[.B$2]" office:value-type="float" office:value="36.8172256946564" calcext:value-type="float">
            <text:p>36.8172256947</text:p>
          </table:table-cell>
          <table:table-cell table:formula="of:=[.C1270]/([.D1270]-[.D1269])" office:value-type="float" office:value="94982.97487742" calcext:value-type="float">
            <text:p>94982.97487742</text:p>
          </table:table-cell>
          <table:table-cell/>
          <table:table-cell office:value-type="float" office:value="1442890805.95837" calcext:value-type="float">
            <text:p>1442890805.95837</text:p>
          </table:table-cell>
          <table:table-cell table:formula="of:=[.G1270]-[.$B1270]" office:value-type="float" office:value="0.243876695632935" calcext:value-type="float">
            <text:p>0.2438766956</text:p>
          </table:table-cell>
          <table:table-cell/>
          <table:table-cell office:value-type="float" office:value="1442890805.98109" calcext:value-type="float">
            <text:p>1442890805.98109</text:p>
          </table:table-cell>
          <table:table-cell table:formula="of:=[.J1270]-[.$B1270]" office:value-type="float" office:value="0.266597747802734" calcext:value-type="float">
            <text:p>0.266597747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890805.72397" calcext:value-type="float">
            <text:p>1442890805.72397</text:p>
          </table:table-cell>
          <table:table-cell office:value-type="float" office:value="896" calcext:value-type="float">
            <text:p>896</text:p>
          </table:table-cell>
          <table:table-cell table:formula="of:=[.B1271]-[.B$2]" office:value-type="float" office:value="36.8266975879669" calcext:value-type="float">
            <text:p>36.826697588</text:p>
          </table:table-cell>
          <table:table-cell table:formula="of:=[.C1271]/([.D1271]-[.D1270])" office:value-type="float" office:value="94595.6600886025" calcext:value-type="float">
            <text:p>94595.6600886025</text:p>
          </table:table-cell>
          <table:table-cell/>
          <table:table-cell office:value-type="float" office:value="1442890805.95839" calcext:value-type="float">
            <text:p>1442890805.95839</text:p>
          </table:table-cell>
          <table:table-cell table:formula="of:=[.G1271]-[.$B1271]" office:value-type="float" office:value="0.234426975250244" calcext:value-type="float">
            <text:p>0.2344269753</text:p>
          </table:table-cell>
          <table:table-cell/>
          <table:table-cell office:value-type="float" office:value="1442890805.98395" calcext:value-type="float">
            <text:p>1442890805.98395</text:p>
          </table:table-cell>
          <table:table-cell table:formula="of:=[.J1271]-[.$B1271]" office:value-type="float" office:value="0.259984016418457" calcext:value-type="float">
            <text:p>0.259984016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890805.73343" calcext:value-type="float">
            <text:p>1442890805.73343</text:p>
          </table:table-cell>
          <table:table-cell office:value-type="float" office:value="896" calcext:value-type="float">
            <text:p>896</text:p>
          </table:table-cell>
          <table:table-cell table:formula="of:=[.B1272]-[.B$2]" office:value-type="float" office:value="36.8361647129059" calcext:value-type="float">
            <text:p>36.8361647129</text:p>
          </table:table-cell>
          <table:table-cell table:formula="of:=[.C1272]/([.D1272]-[.D1271])" office:value-type="float" office:value="94643.3057318425" calcext:value-type="float">
            <text:p>94643.3057318425</text:p>
          </table:table-cell>
          <table:table-cell/>
          <table:table-cell office:value-type="float" office:value="1442890805.95841" calcext:value-type="float">
            <text:p>1442890805.95841</text:p>
          </table:table-cell>
          <table:table-cell table:formula="of:=[.G1272]-[.$B1272]" office:value-type="float" office:value="0.224978923797607" calcext:value-type="float">
            <text:p>0.2249789238</text:p>
          </table:table-cell>
          <table:table-cell/>
          <table:table-cell office:value-type="float" office:value="1442890805.98683" calcext:value-type="float">
            <text:p>1442890805.98683</text:p>
          </table:table-cell>
          <table:table-cell table:formula="of:=[.J1272]-[.$B1272]" office:value-type="float" office:value="0.253394365310669" calcext:value-type="float">
            <text:p>0.2533943653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890805.74286" calcext:value-type="float">
            <text:p>1442890805.74286</text:p>
          </table:table-cell>
          <table:table-cell office:value-type="float" office:value="896" calcext:value-type="float">
            <text:p>896</text:p>
          </table:table-cell>
          <table:table-cell table:formula="of:=[.B1273]-[.B$2]" office:value-type="float" office:value="36.8455927371979" calcext:value-type="float">
            <text:p>36.8455927372</text:p>
          </table:table-cell>
          <table:table-cell table:formula="of:=[.C1273]/([.D1273]-[.D1272])" office:value-type="float" office:value="95035.8179243374" calcext:value-type="float">
            <text:p>95035.8179243374</text:p>
          </table:table-cell>
          <table:table-cell/>
          <table:table-cell office:value-type="float" office:value="1442890805.95843" calcext:value-type="float">
            <text:p>1442890805.95843</text:p>
          </table:table-cell>
          <table:table-cell table:formula="of:=[.G1273]-[.$B1273]" office:value-type="float" office:value="0.215570449829102" calcext:value-type="float">
            <text:p>0.2155704498</text:p>
          </table:table-cell>
          <table:table-cell/>
          <table:table-cell office:value-type="float" office:value="1442890805.98968" calcext:value-type="float">
            <text:p>1442890805.98968</text:p>
          </table:table-cell>
          <table:table-cell table:formula="of:=[.J1273]-[.$B1273]" office:value-type="float" office:value="0.246813535690308" calcext:value-type="float">
            <text:p>0.2468135357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890805.75231" calcext:value-type="float">
            <text:p>1442890805.75231</text:p>
          </table:table-cell>
          <table:table-cell office:value-type="float" office:value="896" calcext:value-type="float">
            <text:p>896</text:p>
          </table:table-cell>
          <table:table-cell table:formula="of:=[.B1274]-[.B$2]" office:value-type="float" office:value="36.8550369739532" calcext:value-type="float">
            <text:p>36.855036974</text:p>
          </table:table-cell>
          <table:table-cell table:formula="of:=[.C1274]/([.D1274]-[.D1273])" office:value-type="float" office:value="94872.6745430678" calcext:value-type="float">
            <text:p>94872.6745430678</text:p>
          </table:table-cell>
          <table:table-cell/>
          <table:table-cell office:value-type="float" office:value="1442890806.04439" calcext:value-type="float">
            <text:p>1442890806.04439</text:p>
          </table:table-cell>
          <table:table-cell table:formula="of:=[.G1274]-[.$B1274]" office:value-type="float" office:value="0.292082071304321" calcext:value-type="float">
            <text:p>0.2920820713</text:p>
          </table:table-cell>
          <table:table-cell/>
          <table:table-cell office:value-type="float" office:value="1442890806.04445" calcext:value-type="float">
            <text:p>1442890806.04445</text:p>
          </table:table-cell>
          <table:table-cell table:formula="of:=[.J1274]-[.$B1274]" office:value-type="float" office:value="0.292145729064941" calcext:value-type="float">
            <text:p>0.2921457291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890805.76177" calcext:value-type="float">
            <text:p>1442890805.76177</text:p>
          </table:table-cell>
          <table:table-cell office:value-type="float" office:value="896" calcext:value-type="float">
            <text:p>896</text:p>
          </table:table-cell>
          <table:table-cell table:formula="of:=[.B1275]-[.B$2]" office:value-type="float" office:value="36.8645045757294" calcext:value-type="float">
            <text:p>36.8645045757</text:p>
          </table:table-cell>
          <table:table-cell table:formula="of:=[.C1275]/([.D1275]-[.D1274])" office:value-type="float" office:value="94638.5390078066" calcext:value-type="float">
            <text:p>94638.5390078066</text:p>
          </table:table-cell>
          <table:table-cell/>
          <table:table-cell office:value-type="float" office:value="1442890806.04454" calcext:value-type="float">
            <text:p>1442890806.04454</text:p>
          </table:table-cell>
          <table:table-cell table:formula="of:=[.G1275]-[.$B1275]" office:value-type="float" office:value="0.282765626907349" calcext:value-type="float">
            <text:p>0.2827656269</text:p>
          </table:table-cell>
          <table:table-cell/>
          <table:table-cell office:value-type="float" office:value="1442890806.0471" calcext:value-type="float">
            <text:p>1442890806.0471</text:p>
          </table:table-cell>
          <table:table-cell table:formula="of:=[.J1275]-[.$B1275]" office:value-type="float" office:value="0.285324335098267" calcext:value-type="float">
            <text:p>0.2853243351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890805.77122" calcext:value-type="float">
            <text:p>1442890805.77122</text:p>
          </table:table-cell>
          <table:table-cell office:value-type="float" office:value="896" calcext:value-type="float">
            <text:p>896</text:p>
          </table:table-cell>
          <table:table-cell table:formula="of:=[.B1276]-[.B$2]" office:value-type="float" office:value="36.8739488124847" calcext:value-type="float">
            <text:p>36.8739488125</text:p>
          </table:table-cell>
          <table:table-cell table:formula="of:=[.C1276]/([.D1276]-[.D1275])" office:value-type="float" office:value="94872.6745430678" calcext:value-type="float">
            <text:p>94872.6745430678</text:p>
          </table:table-cell>
          <table:table-cell/>
          <table:table-cell office:value-type="float" office:value="1442890806.04456" calcext:value-type="float">
            <text:p>1442890806.04456</text:p>
          </table:table-cell>
          <table:table-cell table:formula="of:=[.G1276]-[.$B1276]" office:value-type="float" office:value="0.273344039916992" calcext:value-type="float">
            <text:p>0.2733440399</text:p>
          </table:table-cell>
          <table:table-cell/>
          <table:table-cell office:value-type="float" office:value="1442890806.04975" calcext:value-type="float">
            <text:p>1442890806.04975</text:p>
          </table:table-cell>
          <table:table-cell table:formula="of:=[.J1276]-[.$B1276]" office:value-type="float" office:value="0.278529405593872" calcext:value-type="float">
            <text:p>0.2785294056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890805.78065" calcext:value-type="float">
            <text:p>1442890805.78065</text:p>
          </table:table-cell>
          <table:table-cell office:value-type="float" office:value="896" calcext:value-type="float">
            <text:p>896</text:p>
          </table:table-cell>
          <table:table-cell table:formula="of:=[.B1277]-[.B$2]" office:value-type="float" office:value="36.8833825588226" calcext:value-type="float">
            <text:p>36.8833825588</text:p>
          </table:table-cell>
          <table:table-cell table:formula="of:=[.C1277]/([.D1277]-[.D1276])" office:value-type="float" office:value="94978.1738778811" calcext:value-type="float">
            <text:p>94978.1738778811</text:p>
          </table:table-cell>
          <table:table-cell/>
          <table:table-cell office:value-type="float" office:value="1442890806.04458" calcext:value-type="float">
            <text:p>1442890806.04458</text:p>
          </table:table-cell>
          <table:table-cell table:formula="of:=[.G1277]-[.$B1277]" office:value-type="float" office:value="0.263929128646851" calcext:value-type="float">
            <text:p>0.2639291286</text:p>
          </table:table-cell>
          <table:table-cell/>
          <table:table-cell office:value-type="float" office:value="1442890806.05239" calcext:value-type="float">
            <text:p>1442890806.05239</text:p>
          </table:table-cell>
          <table:table-cell table:formula="of:=[.J1277]-[.$B1277]" office:value-type="float" office:value="0.271741628646851" calcext:value-type="float">
            <text:p>0.2717416286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890805.7901" calcext:value-type="float">
            <text:p>1442890805.7901</text:p>
          </table:table-cell>
          <table:table-cell office:value-type="float" office:value="896" calcext:value-type="float">
            <text:p>896</text:p>
          </table:table-cell>
          <table:table-cell table:formula="of:=[.B1278]-[.B$2]" office:value-type="float" office:value="36.8928320407867" calcext:value-type="float">
            <text:p>36.8928320408</text:p>
          </table:table-cell>
          <table:table-cell table:formula="of:=[.C1278]/([.D1278]-[.D1277])" office:value-type="float" office:value="94820.0127163547" calcext:value-type="float">
            <text:p>94820.0127163547</text:p>
          </table:table-cell>
          <table:table-cell/>
          <table:table-cell office:value-type="float" office:value="1442890806.04462" calcext:value-type="float">
            <text:p>1442890806.04462</text:p>
          </table:table-cell>
          <table:table-cell table:formula="of:=[.G1278]-[.$B1278]" office:value-type="float" office:value="0.254514455795288" calcext:value-type="float">
            <text:p>0.2545144558</text:p>
          </table:table-cell>
          <table:table-cell/>
          <table:table-cell office:value-type="float" office:value="1442890806.055" calcext:value-type="float">
            <text:p>1442890806.055</text:p>
          </table:table-cell>
          <table:table-cell table:formula="of:=[.J1278]-[.$B1278]" office:value-type="float" office:value="0.264900207519531" calcext:value-type="float">
            <text:p>0.2649002075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890805.79952" calcext:value-type="float">
            <text:p>1442890805.79952</text:p>
          </table:table-cell>
          <table:table-cell office:value-type="float" office:value="896" calcext:value-type="float">
            <text:p>896</text:p>
          </table:table-cell>
          <table:table-cell table:formula="of:=[.B1279]-[.B$2]" office:value-type="float" office:value="36.9022550582886" calcext:value-type="float">
            <text:p>36.9022550583</text:p>
          </table:table-cell>
          <table:table-cell table:formula="of:=[.C1279]/([.D1279]-[.D1278])" office:value-type="float" office:value="95086.3138931761" calcext:value-type="float">
            <text:p>95086.3138931761</text:p>
          </table:table-cell>
          <table:table-cell/>
          <table:table-cell office:value-type="float" office:value="1442890806.04464" calcext:value-type="float">
            <text:p>1442890806.04464</text:p>
          </table:table-cell>
          <table:table-cell table:formula="of:=[.G1279]-[.$B1279]" office:value-type="float" office:value="0.245113372802734" calcext:value-type="float">
            <text:p>0.2451133728</text:p>
          </table:table-cell>
          <table:table-cell/>
          <table:table-cell office:value-type="float" office:value="1442890806.05768" calcext:value-type="float">
            <text:p>1442890806.05768</text:p>
          </table:table-cell>
          <table:table-cell table:formula="of:=[.J1279]-[.$B1279]" office:value-type="float" office:value="0.258154392242432" calcext:value-type="float">
            <text:p>0.258154392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890805.80898" calcext:value-type="float">
            <text:p>1442890805.80898</text:p>
          </table:table-cell>
          <table:table-cell office:value-type="float" office:value="896" calcext:value-type="float">
            <text:p>896</text:p>
          </table:table-cell>
          <table:table-cell table:formula="of:=[.B1280]-[.B$2]" office:value-type="float" office:value="36.9117138385773" calcext:value-type="float">
            <text:p>36.9117138386</text:p>
          </table:table-cell>
          <table:table-cell table:formula="of:=[.C1280]/([.D1280]-[.D1279])" office:value-type="float" office:value="94726.8011998084" calcext:value-type="float">
            <text:p>94726.8011998084</text:p>
          </table:table-cell>
          <table:table-cell/>
          <table:table-cell office:value-type="float" office:value="1442890806.04466" calcext:value-type="float">
            <text:p>1442890806.04466</text:p>
          </table:table-cell>
          <table:table-cell table:formula="of:=[.G1280]-[.$B1280]" office:value-type="float" office:value="0.235678434371948" calcext:value-type="float">
            <text:p>0.2356784344</text:p>
          </table:table-cell>
          <table:table-cell/>
          <table:table-cell office:value-type="float" office:value="1442890806.06032" calcext:value-type="float">
            <text:p>1442890806.06032</text:p>
          </table:table-cell>
          <table:table-cell table:formula="of:=[.J1280]-[.$B1280]" office:value-type="float" office:value="0.25134015083313" calcext:value-type="float">
            <text:p>0.2513401508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890805.81846" calcext:value-type="float">
            <text:p>1442890805.81846</text:p>
          </table:table-cell>
          <table:table-cell office:value-type="float" office:value="896" calcext:value-type="float">
            <text:p>896</text:p>
          </table:table-cell>
          <table:table-cell table:formula="of:=[.B1281]-[.B$2]" office:value-type="float" office:value="36.9211926460266" calcext:value-type="float">
            <text:p>36.921192646</text:p>
          </table:table-cell>
          <table:table-cell table:formula="of:=[.C1281]/([.D1281]-[.D1280])" office:value-type="float" office:value="94526.6590537515" calcext:value-type="float">
            <text:p>94526.6590537515</text:p>
          </table:table-cell>
          <table:table-cell/>
          <table:table-cell office:value-type="float" office:value="1442890806.04468" calcext:value-type="float">
            <text:p>1442890806.04468</text:p>
          </table:table-cell>
          <table:table-cell table:formula="of:=[.G1281]-[.$B1281]" office:value-type="float" office:value="0.226220607757568" calcext:value-type="float">
            <text:p>0.2262206078</text:p>
          </table:table-cell>
          <table:table-cell/>
          <table:table-cell office:value-type="float" office:value="1442890806.06294" calcext:value-type="float">
            <text:p>1442890806.06294</text:p>
          </table:table-cell>
          <table:table-cell table:formula="of:=[.J1281]-[.$B1281]" office:value-type="float" office:value="0.244475126266479" calcext:value-type="float">
            <text:p>0.244475126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890805.82785" calcext:value-type="float">
            <text:p>1442890805.82785</text:p>
          </table:table-cell>
          <table:table-cell office:value-type="float" office:value="896" calcext:value-type="float">
            <text:p>896</text:p>
          </table:table-cell>
          <table:table-cell table:formula="of:=[.B1282]-[.B$2]" office:value-type="float" office:value="36.9305813312531" calcext:value-type="float">
            <text:p>36.9305813313</text:p>
          </table:table-cell>
          <table:table-cell table:formula="of:=[.C1282]/([.D1282]-[.D1281])" office:value-type="float" office:value="95434.0228040326" calcext:value-type="float">
            <text:p>95434.0228040326</text:p>
          </table:table-cell>
          <table:table-cell/>
          <table:table-cell office:value-type="float" office:value="1442890806.04471" calcext:value-type="float">
            <text:p>1442890806.04471</text:p>
          </table:table-cell>
          <table:table-cell table:formula="of:=[.G1282]-[.$B1282]" office:value-type="float" office:value="0.216854810714722" calcext:value-type="float">
            <text:p>0.2168548107</text:p>
          </table:table-cell>
          <table:table-cell/>
          <table:table-cell office:value-type="float" office:value="1442890806.06557" calcext:value-type="float">
            <text:p>1442890806.06557</text:p>
          </table:table-cell>
          <table:table-cell table:formula="of:=[.J1282]-[.$B1282]" office:value-type="float" office:value="0.237719774246216" calcext:value-type="float">
            <text:p>0.237719774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890805.8373" calcext:value-type="float">
            <text:p>1442890805.8373</text:p>
          </table:table-cell>
          <table:table-cell office:value-type="float" office:value="896" calcext:value-type="float">
            <text:p>896</text:p>
          </table:table-cell>
          <table:table-cell table:formula="of:=[.B1283]-[.B$2]" office:value-type="float" office:value="36.9400310516357" calcext:value-type="float">
            <text:p>36.9400310516</text:p>
          </table:table-cell>
          <table:table-cell table:formula="of:=[.C1283]/([.D1283]-[.D1282])" office:value-type="float" office:value="94817.6203860225" calcext:value-type="float">
            <text:p>94817.6203860225</text:p>
          </table:table-cell>
          <table:table-cell/>
          <table:table-cell office:value-type="float" office:value="1442890806.04473" calcext:value-type="float">
            <text:p>1442890806.04473</text:p>
          </table:table-cell>
          <table:table-cell table:formula="of:=[.G1283]-[.$B1283]" office:value-type="float" office:value="0.207426309585571" calcext:value-type="float">
            <text:p>0.2074263096</text:p>
          </table:table-cell>
          <table:table-cell/>
          <table:table-cell office:value-type="float" office:value="1442890806.06821" calcext:value-type="float">
            <text:p>1442890806.06821</text:p>
          </table:table-cell>
          <table:table-cell table:formula="of:=[.J1283]-[.$B1283]" office:value-type="float" office:value="0.230912208557129" calcext:value-type="float">
            <text:p>0.2309122086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890805.84674" calcext:value-type="float">
            <text:p>1442890805.84674</text:p>
          </table:table-cell>
          <table:table-cell office:value-type="float" office:value="896" calcext:value-type="float">
            <text:p>896</text:p>
          </table:table-cell>
          <table:table-cell table:formula="of:=[.B1284]-[.B$2]" office:value-type="float" office:value="36.9494724273682" calcext:value-type="float">
            <text:p>36.9494724274</text:p>
          </table:table-cell>
          <table:table-cell table:formula="of:=[.C1284]/([.D1284]-[.D1283])" office:value-type="float" office:value="94901.4238383838" calcext:value-type="float">
            <text:p>94901.4238383838</text:p>
          </table:table-cell>
          <table:table-cell/>
          <table:table-cell office:value-type="float" office:value="1442890806.16588" calcext:value-type="float">
            <text:p>1442890806.16588</text:p>
          </table:table-cell>
          <table:table-cell table:formula="of:=[.G1284]-[.$B1284]" office:value-type="float" office:value="0.319137573242187" calcext:value-type="float">
            <text:p>0.3191375732</text:p>
          </table:table-cell>
          <table:table-cell/>
          <table:table-cell office:value-type="float" office:value="1442890806.16592" calcext:value-type="float">
            <text:p>1442890806.16592</text:p>
          </table:table-cell>
          <table:table-cell table:formula="of:=[.J1284]-[.$B1284]" office:value-type="float" office:value="0.319173812866211" calcext:value-type="float">
            <text:p>0.3191738129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890805.85618" calcext:value-type="float">
            <text:p>1442890805.85618</text:p>
          </table:table-cell>
          <table:table-cell office:value-type="float" office:value="896" calcext:value-type="float">
            <text:p>896</text:p>
          </table:table-cell>
          <table:table-cell table:formula="of:=[.B1285]-[.B$2]" office:value-type="float" office:value="36.9589056968689" calcext:value-type="float">
            <text:p>36.9589056969</text:p>
          </table:table-cell>
          <table:table-cell table:formula="of:=[.C1285]/([.D1285]-[.D1284])" office:value-type="float" office:value="94982.97487742" calcext:value-type="float">
            <text:p>94982.97487742</text:p>
          </table:table-cell>
          <table:table-cell/>
          <table:table-cell office:value-type="float" office:value="1442890806.16595" calcext:value-type="float">
            <text:p>1442890806.16595</text:p>
          </table:table-cell>
          <table:table-cell table:formula="of:=[.G1285]-[.$B1285]" office:value-type="float" office:value="0.309779405593872" calcext:value-type="float">
            <text:p>0.3097794056</text:p>
          </table:table-cell>
          <table:table-cell/>
          <table:table-cell office:value-type="float" office:value="1442890806.16855" calcext:value-type="float">
            <text:p>1442890806.16855</text:p>
          </table:table-cell>
          <table:table-cell table:formula="of:=[.J1285]-[.$B1285]" office:value-type="float" office:value="0.312373399734497" calcext:value-type="float">
            <text:p>0.3123733997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890805.86574" calcext:value-type="float">
            <text:p>1442890805.86574</text:p>
          </table:table-cell>
          <table:table-cell office:value-type="float" office:value="896" calcext:value-type="float">
            <text:p>896</text:p>
          </table:table-cell>
          <table:table-cell table:formula="of:=[.B1286]-[.B$2]" office:value-type="float" office:value="36.9684681892395" calcext:value-type="float">
            <text:p>36.9684681892</text:p>
          </table:table-cell>
          <table:table-cell table:formula="of:=[.C1286]/([.D1286]-[.D1285])" office:value-type="float" office:value="93699.4211628603" calcext:value-type="float">
            <text:p>93699.4211628603</text:p>
          </table:table-cell>
          <table:table-cell/>
          <table:table-cell office:value-type="float" office:value="1442890806.16598" calcext:value-type="float">
            <text:p>1442890806.16598</text:p>
          </table:table-cell>
          <table:table-cell table:formula="of:=[.G1286]-[.$B1286]" office:value-type="float" office:value="0.300237894058228" calcext:value-type="float">
            <text:p>0.3002378941</text:p>
          </table:table-cell>
          <table:table-cell/>
          <table:table-cell office:value-type="float" office:value="1442890806.17119" calcext:value-type="float">
            <text:p>1442890806.17119</text:p>
          </table:table-cell>
          <table:table-cell table:formula="of:=[.J1286]-[.$B1286]" office:value-type="float" office:value="0.305453538894653" calcext:value-type="float">
            <text:p>0.3054535389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890805.87519" calcext:value-type="float">
            <text:p>1442890805.87519</text:p>
          </table:table-cell>
          <table:table-cell office:value-type="float" office:value="896" calcext:value-type="float">
            <text:p>896</text:p>
          </table:table-cell>
          <table:table-cell table:formula="of:=[.B1287]-[.B$2]" office:value-type="float" office:value="36.9779217243195" calcext:value-type="float">
            <text:p>36.9779217243</text:p>
          </table:table-cell>
          <table:table-cell table:formula="of:=[.C1287]/([.D1287]-[.D1286])" office:value-type="float" office:value="94779.3595117399" calcext:value-type="float">
            <text:p>94779.3595117399</text:p>
          </table:table-cell>
          <table:table-cell/>
          <table:table-cell office:value-type="float" office:value="1442890806.16599" calcext:value-type="float">
            <text:p>1442890806.16599</text:p>
          </table:table-cell>
          <table:table-cell table:formula="of:=[.G1287]-[.$B1287]" office:value-type="float" office:value="0.290803194046021" calcext:value-type="float">
            <text:p>0.290803194</text:p>
          </table:table-cell>
          <table:table-cell/>
          <table:table-cell office:value-type="float" office:value="1442890806.17384" calcext:value-type="float">
            <text:p>1442890806.17384</text:p>
          </table:table-cell>
          <table:table-cell table:formula="of:=[.J1287]-[.$B1287]" office:value-type="float" office:value="0.298652172088623" calcext:value-type="float">
            <text:p>0.298652172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890805.88466" calcext:value-type="float">
            <text:p>1442890805.88466</text:p>
          </table:table-cell>
          <table:table-cell office:value-type="float" office:value="896" calcext:value-type="float">
            <text:p>896</text:p>
          </table:table-cell>
          <table:table-cell table:formula="of:=[.B1288]-[.B$2]" office:value-type="float" office:value="36.9873950481415" calcext:value-type="float">
            <text:p>36.9873950481</text:p>
          </table:table-cell>
          <table:table-cell table:formula="of:=[.C1288]/([.D1288]-[.D1287])" office:value-type="float" office:value="94581.375748729" calcext:value-type="float">
            <text:p>94581.375748729</text:p>
          </table:table-cell>
          <table:table-cell/>
          <table:table-cell office:value-type="float" office:value="1442890806.16601" calcext:value-type="float">
            <text:p>1442890806.16601</text:p>
          </table:table-cell>
          <table:table-cell table:formula="of:=[.G1288]-[.$B1288]" office:value-type="float" office:value="0.281347990036011" calcext:value-type="float">
            <text:p>0.28134799</text:p>
          </table:table-cell>
          <table:table-cell/>
          <table:table-cell office:value-type="float" office:value="1442890806.17646" calcext:value-type="float">
            <text:p>1442890806.17646</text:p>
          </table:table-cell>
          <table:table-cell table:formula="of:=[.J1288]-[.$B1288]" office:value-type="float" office:value="0.291796207427979" calcext:value-type="float">
            <text:p>0.2917962074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890805.89415" calcext:value-type="float">
            <text:p>1442890805.89415</text:p>
          </table:table-cell>
          <table:table-cell office:value-type="float" office:value="896" calcext:value-type="float">
            <text:p>896</text:p>
          </table:table-cell>
          <table:table-cell table:formula="of:=[.B1289]-[.B$2]" office:value-type="float" office:value="36.9968848228455" calcext:value-type="float">
            <text:p>36.9968848228</text:p>
          </table:table-cell>
          <table:table-cell table:formula="of:=[.C1289]/([.D1289]-[.D1288])" office:value-type="float" office:value="94417.4153707007" calcext:value-type="float">
            <text:p>94417.4153707007</text:p>
          </table:table-cell>
          <table:table-cell/>
          <table:table-cell office:value-type="float" office:value="1442890806.16603" calcext:value-type="float">
            <text:p>1442890806.16603</text:p>
          </table:table-cell>
          <table:table-cell table:formula="of:=[.G1289]-[.$B1289]" office:value-type="float" office:value="0.271878242492676" calcext:value-type="float">
            <text:p>0.2718782425</text:p>
          </table:table-cell>
          <table:table-cell/>
          <table:table-cell office:value-type="float" office:value="1442890806.17909" calcext:value-type="float">
            <text:p>1442890806.17909</text:p>
          </table:table-cell>
          <table:table-cell table:formula="of:=[.J1289]-[.$B1289]" office:value-type="float" office:value="0.284937858581543" calcext:value-type="float">
            <text:p>0.284937858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890805.9036" calcext:value-type="float">
            <text:p>1442890805.9036</text:p>
          </table:table-cell>
          <table:table-cell office:value-type="float" office:value="896" calcext:value-type="float">
            <text:p>896</text:p>
          </table:table-cell>
          <table:table-cell table:formula="of:=[.B1290]-[.B$2]" office:value-type="float" office:value="37.0063331127167" calcext:value-type="float">
            <text:p>37.0063331127</text:p>
          </table:table-cell>
          <table:table-cell table:formula="of:=[.C1290]/([.D1290]-[.D1289])" office:value-type="float" office:value="94831.9761790608" calcext:value-type="float">
            <text:p>94831.9761790608</text:p>
          </table:table-cell>
          <table:table-cell/>
          <table:table-cell office:value-type="float" office:value="1442890806.16605" calcext:value-type="float">
            <text:p>1442890806.16605</text:p>
          </table:table-cell>
          <table:table-cell table:formula="of:=[.G1290]-[.$B1290]" office:value-type="float" office:value="0.262448310852051" calcext:value-type="float">
            <text:p>0.2624483109</text:p>
          </table:table-cell>
          <table:table-cell/>
          <table:table-cell office:value-type="float" office:value="1442890806.18174" calcext:value-type="float">
            <text:p>1442890806.18174</text:p>
          </table:table-cell>
          <table:table-cell table:formula="of:=[.J1290]-[.$B1290]" office:value-type="float" office:value="0.278137922286987" calcext:value-type="float">
            <text:p>0.2781379223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890805.91306" calcext:value-type="float">
            <text:p>1442890805.91306</text:p>
          </table:table-cell>
          <table:table-cell office:value-type="float" office:value="896" calcext:value-type="float">
            <text:p>896</text:p>
          </table:table-cell>
          <table:table-cell table:formula="of:=[.B1291]-[.B$2]" office:value-type="float" office:value="37.0157854557037" calcext:value-type="float">
            <text:p>37.0157854557</text:p>
          </table:table-cell>
          <table:table-cell table:formula="of:=[.C1291]/([.D1291]-[.D1290])" office:value-type="float" office:value="94791.3127175503" calcext:value-type="float">
            <text:p>94791.3127175503</text:p>
          </table:table-cell>
          <table:table-cell/>
          <table:table-cell office:value-type="float" office:value="1442890806.16607" calcext:value-type="float">
            <text:p>1442890806.16607</text:p>
          </table:table-cell>
          <table:table-cell table:formula="of:=[.G1291]-[.$B1291]" office:value-type="float" office:value="0.253014087677002" calcext:value-type="float">
            <text:p>0.2530140877</text:p>
          </table:table-cell>
          <table:table-cell/>
          <table:table-cell office:value-type="float" office:value="1442890806.18439" calcext:value-type="float">
            <text:p>1442890806.18439</text:p>
          </table:table-cell>
          <table:table-cell table:formula="of:=[.J1291]-[.$B1291]" office:value-type="float" office:value="0.271331787109375" calcext:value-type="float">
            <text:p>0.271331787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890805.92252" calcext:value-type="float">
            <text:p>1442890805.92252</text:p>
          </table:table-cell>
          <table:table-cell office:value-type="float" office:value="896" calcext:value-type="float">
            <text:p>896</text:p>
          </table:table-cell>
          <table:table-cell table:formula="of:=[.B1292]-[.B$2]" office:value-type="float" office:value="37.0252470970154" calcext:value-type="float">
            <text:p>37.025247097</text:p>
          </table:table-cell>
          <table:table-cell table:formula="of:=[.C1292]/([.D1292]-[.D1291])" office:value-type="float" office:value="94698.1575910294" calcext:value-type="float">
            <text:p>94698.1575910294</text:p>
          </table:table-cell>
          <table:table-cell/>
          <table:table-cell office:value-type="float" office:value="1442890806.16609" calcext:value-type="float">
            <text:p>1442890806.16609</text:p>
          </table:table-cell>
          <table:table-cell table:formula="of:=[.G1292]-[.$B1292]" office:value-type="float" office:value="0.243570804595947" calcext:value-type="float">
            <text:p>0.2435708046</text:p>
          </table:table-cell>
          <table:table-cell/>
          <table:table-cell office:value-type="float" office:value="1442890806.18703" calcext:value-type="float">
            <text:p>1442890806.18703</text:p>
          </table:table-cell>
          <table:table-cell table:formula="of:=[.J1292]-[.$B1292]" office:value-type="float" office:value="0.264512538909912" calcext:value-type="float">
            <text:p>0.2645125389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890805.93198" calcext:value-type="float">
            <text:p>1442890805.93198</text:p>
          </table:table-cell>
          <table:table-cell office:value-type="float" office:value="896" calcext:value-type="float">
            <text:p>896</text:p>
          </table:table-cell>
          <table:table-cell table:formula="of:=[.B1293]-[.B$2]" office:value-type="float" office:value="37.0347096920013" calcext:value-type="float">
            <text:p>37.034709692</text:p>
          </table:table-cell>
          <table:table-cell table:formula="of:=[.C1293]/([.D1293]-[.D1292])" office:value-type="float" office:value="94688.6135705107" calcext:value-type="float">
            <text:p>94688.6135705107</text:p>
          </table:table-cell>
          <table:table-cell/>
          <table:table-cell office:value-type="float" office:value="1442890806.16611" calcext:value-type="float">
            <text:p>1442890806.16611</text:p>
          </table:table-cell>
          <table:table-cell table:formula="of:=[.G1293]-[.$B1293]" office:value-type="float" office:value="0.234126329421997" calcext:value-type="float">
            <text:p>0.2341263294</text:p>
          </table:table-cell>
          <table:table-cell/>
          <table:table-cell office:value-type="float" office:value="1442890806.18968" calcext:value-type="float">
            <text:p>1442890806.18968</text:p>
          </table:table-cell>
          <table:table-cell table:formula="of:=[.J1293]-[.$B1293]" office:value-type="float" office:value="0.257705211639404" calcext:value-type="float">
            <text:p>0.257705211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890805.94137" calcext:value-type="float">
            <text:p>1442890805.94137</text:p>
          </table:table-cell>
          <table:table-cell office:value-type="float" office:value="896" calcext:value-type="float">
            <text:p>896</text:p>
          </table:table-cell>
          <table:table-cell table:formula="of:=[.B1294]-[.B$2]" office:value-type="float" office:value="37.0441040992737" calcext:value-type="float">
            <text:p>37.0441040993</text:p>
          </table:table-cell>
          <table:table-cell table:formula="of:=[.C1294]/([.D1294]-[.D1293])" office:value-type="float" office:value="95375.8948303429" calcext:value-type="float">
            <text:p>95375.8948303429</text:p>
          </table:table-cell>
          <table:table-cell/>
          <table:table-cell office:value-type="float" office:value="1442890806.16612" calcext:value-type="float">
            <text:p>1442890806.16612</text:p>
          </table:table-cell>
          <table:table-cell table:formula="of:=[.G1294]-[.$B1294]" office:value-type="float" office:value="0.224749565124512" calcext:value-type="float">
            <text:p>0.2247495651</text:p>
          </table:table-cell>
          <table:table-cell/>
          <table:table-cell office:value-type="float" office:value="1442890806.19233" calcext:value-type="float">
            <text:p>1442890806.19233</text:p>
          </table:table-cell>
          <table:table-cell table:formula="of:=[.J1294]-[.$B1294]" office:value-type="float" office:value="0.250953435897827" calcext:value-type="float">
            <text:p>0.250953435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890805.9508" calcext:value-type="float">
            <text:p>1442890805.9508</text:p>
          </table:table-cell>
          <table:table-cell office:value-type="float" office:value="896" calcext:value-type="float">
            <text:p>896</text:p>
          </table:table-cell>
          <table:table-cell table:formula="of:=[.B1295]-[.B$2]" office:value-type="float" office:value="37.0535352230072" calcext:value-type="float">
            <text:p>37.053535223</text:p>
          </table:table-cell>
          <table:table-cell table:formula="of:=[.C1295]/([.D1295]-[.D1294])" office:value-type="float" office:value="95004.585383118" calcext:value-type="float">
            <text:p>95004.585383118</text:p>
          </table:table-cell>
          <table:table-cell/>
          <table:table-cell office:value-type="float" office:value="1442890806.16614" calcext:value-type="float">
            <text:p>1442890806.16614</text:p>
          </table:table-cell>
          <table:table-cell table:formula="of:=[.G1295]-[.$B1295]" office:value-type="float" office:value="0.215336561203003" calcext:value-type="float">
            <text:p>0.2153365612</text:p>
          </table:table-cell>
          <table:table-cell/>
          <table:table-cell office:value-type="float" office:value="1442890806.19497" calcext:value-type="float">
            <text:p>1442890806.19497</text:p>
          </table:table-cell>
          <table:table-cell table:formula="of:=[.J1295]-[.$B1295]" office:value-type="float" office:value="0.244165658950806" calcext:value-type="float">
            <text:p>0.244165659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890805.96025" calcext:value-type="float">
            <text:p>1442890805.96025</text:p>
          </table:table-cell>
          <table:table-cell office:value-type="float" office:value="896" calcext:value-type="float">
            <text:p>896</text:p>
          </table:table-cell>
          <table:table-cell table:formula="of:=[.B1296]-[.B$2]" office:value-type="float" office:value="37.0629782676697" calcext:value-type="float">
            <text:p>37.0629782677</text:p>
          </table:table-cell>
          <table:table-cell table:formula="of:=[.C1296]/([.D1296]-[.D1295])" office:value-type="float" office:value="94884.6512990128" calcext:value-type="float">
            <text:p>94884.6512990128</text:p>
          </table:table-cell>
          <table:table-cell/>
          <table:table-cell office:value-type="float" office:value="1442890806.24551" calcext:value-type="float">
            <text:p>1442890806.24551</text:p>
          </table:table-cell>
          <table:table-cell table:formula="of:=[.G1296]-[.$B1296]" office:value-type="float" office:value="0.285260677337646" calcext:value-type="float">
            <text:p>0.2852606773</text:p>
          </table:table-cell>
          <table:table-cell/>
          <table:table-cell office:value-type="float" office:value="1442890806.24556" calcext:value-type="float">
            <text:p>1442890806.24556</text:p>
          </table:table-cell>
          <table:table-cell table:formula="of:=[.J1296]-[.$B1296]" office:value-type="float" office:value="0.285316228866577" calcext:value-type="float">
            <text:p>0.2853162289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890805.96978" calcext:value-type="float">
            <text:p>1442890805.96978</text:p>
          </table:table-cell>
          <table:table-cell office:value-type="float" office:value="896" calcext:value-type="float">
            <text:p>896</text:p>
          </table:table-cell>
          <table:table-cell table:formula="of:=[.B1297]-[.B$2]" office:value-type="float" office:value="37.0725100040436" calcext:value-type="float">
            <text:p>37.072510004</text:p>
          </table:table-cell>
          <table:table-cell table:formula="of:=[.C1297]/([.D1297]-[.D1296])" office:value-type="float" office:value="94001.7605242753" calcext:value-type="float">
            <text:p>94001.7605242753</text:p>
          </table:table-cell>
          <table:table-cell/>
          <table:table-cell office:value-type="float" office:value="1442890806.2457" calcext:value-type="float">
            <text:p>1442890806.2457</text:p>
          </table:table-cell>
          <table:table-cell table:formula="of:=[.G1297]-[.$B1297]" office:value-type="float" office:value="0.27592396736145" calcext:value-type="float">
            <text:p>0.2759239674</text:p>
          </table:table-cell>
          <table:table-cell/>
          <table:table-cell office:value-type="float" office:value="1442890806.24823" calcext:value-type="float">
            <text:p>1442890806.24823</text:p>
          </table:table-cell>
          <table:table-cell table:formula="of:=[.J1297]-[.$B1297]" office:value-type="float" office:value="0.278447389602661" calcext:value-type="float">
            <text:p>0.278447389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890805.97922" calcext:value-type="float">
            <text:p>1442890805.97922</text:p>
          </table:table-cell>
          <table:table-cell office:value-type="float" office:value="896" calcext:value-type="float">
            <text:p>896</text:p>
          </table:table-cell>
          <table:table-cell table:formula="of:=[.B1298]-[.B$2]" office:value-type="float" office:value="37.0819530487061" calcext:value-type="float">
            <text:p>37.0819530487</text:p>
          </table:table-cell>
          <table:table-cell table:formula="of:=[.C1298]/([.D1298]-[.D1297])" office:value-type="float" office:value="94884.6512990128" calcext:value-type="float">
            <text:p>94884.6512990128</text:p>
          </table:table-cell>
          <table:table-cell/>
          <table:table-cell office:value-type="float" office:value="1442890806.24575" calcext:value-type="float">
            <text:p>1442890806.24575</text:p>
          </table:table-cell>
          <table:table-cell table:formula="of:=[.G1298]-[.$B1298]" office:value-type="float" office:value="0.266528606414795" calcext:value-type="float">
            <text:p>0.2665286064</text:p>
          </table:table-cell>
          <table:table-cell/>
          <table:table-cell office:value-type="float" office:value="1442890806.25086" calcext:value-type="float">
            <text:p>1442890806.25086</text:p>
          </table:table-cell>
          <table:table-cell table:formula="of:=[.J1298]-[.$B1298]" office:value-type="float" office:value="0.271642208099365" calcext:value-type="float">
            <text:p>0.271642208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890805.98865" calcext:value-type="float">
            <text:p>1442890805.98865</text:p>
          </table:table-cell>
          <table:table-cell office:value-type="float" office:value="896" calcext:value-type="float">
            <text:p>896</text:p>
          </table:table-cell>
          <table:table-cell table:formula="of:=[.B1299]-[.B$2]" office:value-type="float" office:value="37.0913803577423" calcext:value-type="float">
            <text:p>37.0913803577</text:p>
          </table:table-cell>
          <table:table-cell table:formula="of:=[.C1299]/([.D1299]-[.D1298])" office:value-type="float" office:value="95043.0283503199" calcext:value-type="float">
            <text:p>95043.0283503199</text:p>
          </table:table-cell>
          <table:table-cell/>
          <table:table-cell office:value-type="float" office:value="1442890806.24579" calcext:value-type="float">
            <text:p>1442890806.24579</text:p>
          </table:table-cell>
          <table:table-cell table:formula="of:=[.G1299]-[.$B1299]" office:value-type="float" office:value="0.257139444351196" calcext:value-type="float">
            <text:p>0.2571394444</text:p>
          </table:table-cell>
          <table:table-cell/>
          <table:table-cell office:value-type="float" office:value="1442890806.25351" calcext:value-type="float">
            <text:p>1442890806.25351</text:p>
          </table:table-cell>
          <table:table-cell table:formula="of:=[.J1299]-[.$B1299]" office:value-type="float" office:value="0.264863014221191" calcext:value-type="float">
            <text:p>0.2648630142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890805.99809" calcext:value-type="float">
            <text:p>1442890805.99809</text:p>
          </table:table-cell>
          <table:table-cell office:value-type="float" office:value="896" calcext:value-type="float">
            <text:p>896</text:p>
          </table:table-cell>
          <table:table-cell table:formula="of:=[.B1300]-[.B$2]" office:value-type="float" office:value="37.1008217334747" calcext:value-type="float">
            <text:p>37.1008217335</text:p>
          </table:table-cell>
          <table:table-cell table:formula="of:=[.C1300]/([.D1300]-[.D1299])" office:value-type="float" office:value="94901.4238383838" calcext:value-type="float">
            <text:p>94901.4238383838</text:p>
          </table:table-cell>
          <table:table-cell/>
          <table:table-cell office:value-type="float" office:value="1442890806.24583" calcext:value-type="float">
            <text:p>1442890806.24583</text:p>
          </table:table-cell>
          <table:table-cell table:formula="of:=[.G1300]-[.$B1300]" office:value-type="float" office:value="0.247736692428589" calcext:value-type="float">
            <text:p>0.2477366924</text:p>
          </table:table-cell>
          <table:table-cell/>
          <table:table-cell office:value-type="float" office:value="1442890806.25618" calcext:value-type="float">
            <text:p>1442890806.25618</text:p>
          </table:table-cell>
          <table:table-cell table:formula="of:=[.J1300]-[.$B1300]" office:value-type="float" office:value="0.258087158203125" calcext:value-type="float">
            <text:p>0.2580871582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890806.00757" calcext:value-type="float">
            <text:p>1442890806.00757</text:p>
          </table:table-cell>
          <table:table-cell office:value-type="float" office:value="896" calcext:value-type="float">
            <text:p>896</text:p>
          </table:table-cell>
          <table:table-cell table:formula="of:=[.B1301]-[.B$2]" office:value-type="float" office:value="37.1102979183197" calcext:value-type="float">
            <text:p>37.1102979183</text:p>
          </table:table-cell>
          <table:table-cell table:formula="of:=[.C1301]/([.D1301]-[.D1300])" office:value-type="float" office:value="94552.8200070447" calcext:value-type="float">
            <text:p>94552.8200070447</text:p>
          </table:table-cell>
          <table:table-cell/>
          <table:table-cell office:value-type="float" office:value="1442890806.24586" calcext:value-type="float">
            <text:p>1442890806.24586</text:p>
          </table:table-cell>
          <table:table-cell table:formula="of:=[.G1301]-[.$B1301]" office:value-type="float" office:value="0.2382972240448" calcext:value-type="float">
            <text:p>0.238297224</text:p>
          </table:table-cell>
          <table:table-cell/>
          <table:table-cell office:value-type="float" office:value="1442890806.25883" calcext:value-type="float">
            <text:p>1442890806.25883</text:p>
          </table:table-cell>
          <table:table-cell table:formula="of:=[.J1301]-[.$B1301]" office:value-type="float" office:value="0.251261949539185" calcext:value-type="float">
            <text:p>0.251261949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890806.01587" calcext:value-type="float">
            <text:p>1442890806.01587</text:p>
          </table:table-cell>
          <table:table-cell office:value-type="float" office:value="896" calcext:value-type="float">
            <text:p>896</text:p>
          </table:table-cell>
          <table:table-cell table:formula="of:=[.B1302]-[.B$2]" office:value-type="float" office:value="37.1186051368713" calcext:value-type="float">
            <text:p>37.1186051369</text:p>
          </table:table-cell>
          <table:table-cell table:formula="of:=[.C1302]/([.D1302]-[.D1301])" office:value-type="float" office:value="107858.002583015" calcext:value-type="float">
            <text:p>107858.002583015</text:p>
          </table:table-cell>
          <table:table-cell/>
          <table:table-cell office:value-type="float" office:value="1442890806.2459" calcext:value-type="float">
            <text:p>1442890806.2459</text:p>
          </table:table-cell>
          <table:table-cell table:formula="of:=[.G1302]-[.$B1302]" office:value-type="float" office:value="0.230026721954346" calcext:value-type="float">
            <text:p>0.230026722</text:p>
          </table:table-cell>
          <table:table-cell/>
          <table:table-cell office:value-type="float" office:value="1442890806.26148" calcext:value-type="float">
            <text:p>1442890806.26148</text:p>
          </table:table-cell>
          <table:table-cell table:formula="of:=[.J1302]-[.$B1302]" office:value-type="float" office:value="0.245601177215576" calcext:value-type="float">
            <text:p>0.2456011772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890806.02417" calcext:value-type="float">
            <text:p>1442890806.02417</text:p>
          </table:table-cell>
          <table:table-cell office:value-type="float" office:value="896" calcext:value-type="float">
            <text:p>896</text:p>
          </table:table-cell>
          <table:table-cell table:formula="of:=[.B1303]-[.B$2]" office:value-type="float" office:value="37.1268999576569" calcext:value-type="float">
            <text:p>37.1268999577</text:p>
          </table:table-cell>
          <table:table-cell table:formula="of:=[.C1303]/([.D1303]-[.D1302])" office:value-type="float" office:value="108019.211405248" calcext:value-type="float">
            <text:p>108019.211405248</text:p>
          </table:table-cell>
          <table:table-cell/>
          <table:table-cell office:value-type="float" office:value="1442890806.24594" calcext:value-type="float">
            <text:p>1442890806.24594</text:p>
          </table:table-cell>
          <table:table-cell table:formula="of:=[.G1303]-[.$B1303]" office:value-type="float" office:value="0.221775054931641" calcext:value-type="float">
            <text:p>0.2217750549</text:p>
          </table:table-cell>
          <table:table-cell/>
          <table:table-cell office:value-type="float" office:value="1442890806.26412" calcext:value-type="float">
            <text:p>1442890806.26412</text:p>
          </table:table-cell>
          <table:table-cell table:formula="of:=[.J1303]-[.$B1303]" office:value-type="float" office:value="0.239949703216553" calcext:value-type="float">
            <text:p>0.239949703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890806.03248" calcext:value-type="float">
            <text:p>1442890806.03248</text:p>
          </table:table-cell>
          <table:table-cell office:value-type="float" office:value="896" calcext:value-type="float">
            <text:p>896</text:p>
          </table:table-cell>
          <table:table-cell table:formula="of:=[.B1304]-[.B$2]" office:value-type="float" office:value="37.1352107524872" calcext:value-type="float">
            <text:p>37.1352107525</text:p>
          </table:table-cell>
          <table:table-cell table:formula="of:=[.C1304]/([.D1304]-[.D1303])" office:value-type="float" office:value="107811.589419932" calcext:value-type="float">
            <text:p>107811.589419932</text:p>
          </table:table-cell>
          <table:table-cell/>
          <table:table-cell office:value-type="float" office:value="1442890806.24599" calcext:value-type="float">
            <text:p>1442890806.24599</text:p>
          </table:table-cell>
          <table:table-cell table:formula="of:=[.G1304]-[.$B1304]" office:value-type="float" office:value="0.213509798049927" calcext:value-type="float">
            <text:p>0.213509798</text:p>
          </table:table-cell>
          <table:table-cell/>
          <table:table-cell office:value-type="float" office:value="1442890806.26674" calcext:value-type="float">
            <text:p>1442890806.26674</text:p>
          </table:table-cell>
          <table:table-cell table:formula="of:=[.J1304]-[.$B1304]" office:value-type="float" office:value="0.234261989593506" calcext:value-type="float">
            <text:p>0.2342619896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890806.04078" calcext:value-type="float">
            <text:p>1442890806.04078</text:p>
          </table:table-cell>
          <table:table-cell office:value-type="float" office:value="896" calcext:value-type="float">
            <text:p>896</text:p>
          </table:table-cell>
          <table:table-cell table:formula="of:=[.B1305]-[.B$2]" office:value-type="float" office:value="37.1435074806213" calcext:value-type="float">
            <text:p>37.1435074806</text:p>
          </table:table-cell>
          <table:table-cell table:formula="of:=[.C1305]/([.D1305]-[.D1304])" office:value-type="float" office:value="107994.378689043" calcext:value-type="float">
            <text:p>107994.378689043</text:p>
          </table:table-cell>
          <table:table-cell/>
          <table:table-cell office:value-type="float" office:value="1442890806.34581" calcext:value-type="float">
            <text:p>1442890806.34581</text:p>
          </table:table-cell>
          <table:table-cell table:formula="of:=[.G1305]-[.$B1305]" office:value-type="float" office:value="0.305036067962646" calcext:value-type="float">
            <text:p>0.305036068</text:p>
          </table:table-cell>
          <table:table-cell/>
          <table:table-cell office:value-type="float" office:value="1442890806.34585" calcext:value-type="float">
            <text:p>1442890806.34585</text:p>
          </table:table-cell>
          <table:table-cell table:formula="of:=[.J1305]-[.$B1305]" office:value-type="float" office:value="0.305073261260986" calcext:value-type="float">
            <text:p>0.305073261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890806.04913" calcext:value-type="float">
            <text:p>1442890806.04913</text:p>
          </table:table-cell>
          <table:table-cell office:value-type="float" office:value="896" calcext:value-type="float">
            <text:p>896</text:p>
          </table:table-cell>
          <table:table-cell table:formula="of:=[.B1306]-[.B$2]" office:value-type="float" office:value="37.1518559455872" calcext:value-type="float">
            <text:p>37.1518559456</text:p>
          </table:table-cell>
          <table:table-cell table:formula="of:=[.C1306]/([.D1306]-[.D1305])" office:value-type="float" office:value="107325.119488234" calcext:value-type="float">
            <text:p>107325.119488234</text:p>
          </table:table-cell>
          <table:table-cell/>
          <table:table-cell office:value-type="float" office:value="1442890806.34589" calcext:value-type="float">
            <text:p>1442890806.34589</text:p>
          </table:table-cell>
          <table:table-cell table:formula="of:=[.G1306]-[.$B1306]" office:value-type="float" office:value="0.296765804290771" calcext:value-type="float">
            <text:p>0.2967658043</text:p>
          </table:table-cell>
          <table:table-cell/>
          <table:table-cell office:value-type="float" office:value="1442890806.34851" calcext:value-type="float">
            <text:p>1442890806.34851</text:p>
          </table:table-cell>
          <table:table-cell table:formula="of:=[.J1306]-[.$B1306]" office:value-type="float" office:value="0.29938006401062" calcext:value-type="float">
            <text:p>0.299380064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890806.05741" calcext:value-type="float">
            <text:p>1442890806.05741</text:p>
          </table:table-cell>
          <table:table-cell office:value-type="float" office:value="896" calcext:value-type="float">
            <text:p>896</text:p>
          </table:table-cell>
          <table:table-cell table:formula="of:=[.B1307]-[.B$2]" office:value-type="float" office:value="37.1601405143738" calcext:value-type="float">
            <text:p>37.1601405144</text:p>
          </table:table-cell>
          <table:table-cell table:formula="of:=[.C1307]/([.D1307]-[.D1306])" office:value-type="float" office:value="108152.883158743" calcext:value-type="float">
            <text:p>108152.883158743</text:p>
          </table:table-cell>
          <table:table-cell/>
          <table:table-cell office:value-type="float" office:value="1442890806.34595" calcext:value-type="float">
            <text:p>1442890806.34595</text:p>
          </table:table-cell>
          <table:table-cell table:formula="of:=[.G1307]-[.$B1307]" office:value-type="float" office:value="0.288540363311768" calcext:value-type="float">
            <text:p>0.2885403633</text:p>
          </table:table-cell>
          <table:table-cell/>
          <table:table-cell office:value-type="float" office:value="1442890806.35115" calcext:value-type="float">
            <text:p>1442890806.35115</text:p>
          </table:table-cell>
          <table:table-cell table:formula="of:=[.J1307]-[.$B1307]" office:value-type="float" office:value="0.293738842010498" calcext:value-type="float">
            <text:p>0.29373884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890806.06571" calcext:value-type="float">
            <text:p>1442890806.06571</text:p>
          </table:table-cell>
          <table:table-cell office:value-type="float" office:value="896" calcext:value-type="float">
            <text:p>896</text:p>
          </table:table-cell>
          <table:table-cell table:formula="of:=[.B1308]-[.B$2]" office:value-type="float" office:value="37.1684439182282" calcext:value-type="float">
            <text:p>37.1684439182</text:p>
          </table:table-cell>
          <table:table-cell table:formula="of:=[.C1308]/([.D1308]-[.D1307])" office:value-type="float" office:value="107907.554024177" calcext:value-type="float">
            <text:p>107907.554024177</text:p>
          </table:table-cell>
          <table:table-cell/>
          <table:table-cell office:value-type="float" office:value="1442890806.34597" calcext:value-type="float">
            <text:p>1442890806.34597</text:p>
          </table:table-cell>
          <table:table-cell table:formula="of:=[.G1308]-[.$B1308]" office:value-type="float" office:value="0.280259132385254" calcext:value-type="float">
            <text:p>0.2802591324</text:p>
          </table:table-cell>
          <table:table-cell/>
          <table:table-cell office:value-type="float" office:value="1442890806.35377" calcext:value-type="float">
            <text:p>1442890806.35377</text:p>
          </table:table-cell>
          <table:table-cell table:formula="of:=[.J1308]-[.$B1308]" office:value-type="float" office:value="0.288057804107666" calcext:value-type="float">
            <text:p>0.288057804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890806.07398" calcext:value-type="float">
            <text:p>1442890806.07398</text:p>
          </table:table-cell>
          <table:table-cell office:value-type="float" office:value="896" calcext:value-type="float">
            <text:p>896</text:p>
          </table:table-cell>
          <table:table-cell table:formula="of:=[.B1309]-[.B$2]" office:value-type="float" office:value="37.1767127513885" calcext:value-type="float">
            <text:p>37.1767127514</text:p>
          </table:table-cell>
          <table:table-cell table:formula="of:=[.C1309]/([.D1309]-[.D1308])" office:value-type="float" office:value="108358.69857563" calcext:value-type="float">
            <text:p>108358.69857563</text:p>
          </table:table-cell>
          <table:table-cell/>
          <table:table-cell office:value-type="float" office:value="1442890806.34599" calcext:value-type="float">
            <text:p>1442890806.34599</text:p>
          </table:table-cell>
          <table:table-cell table:formula="of:=[.G1309]-[.$B1309]" office:value-type="float" office:value="0.272011756896973" calcext:value-type="float">
            <text:p>0.2720117569</text:p>
          </table:table-cell>
          <table:table-cell/>
          <table:table-cell office:value-type="float" office:value="1442890806.3564" calcext:value-type="float">
            <text:p>1442890806.3564</text:p>
          </table:table-cell>
          <table:table-cell table:formula="of:=[.J1309]-[.$B1309]" office:value-type="float" office:value="0.282413482666016" calcext:value-type="float">
            <text:p>0.2824134827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890806.08226" calcext:value-type="float">
            <text:p>1442890806.08226</text:p>
          </table:table-cell>
          <table:table-cell office:value-type="float" office:value="896" calcext:value-type="float">
            <text:p>896</text:p>
          </table:table-cell>
          <table:table-cell table:formula="of:=[.B1310]-[.B$2]" office:value-type="float" office:value="37.1849949359894" calcext:value-type="float">
            <text:p>37.184994936</text:p>
          </table:table-cell>
          <table:table-cell table:formula="of:=[.C1310]/([.D1310]-[.D1309])" office:value-type="float" office:value="108184.017041856" calcext:value-type="float">
            <text:p>108184.017041856</text:p>
          </table:table-cell>
          <table:table-cell/>
          <table:table-cell office:value-type="float" office:value="1442890806.34602" calcext:value-type="float">
            <text:p>1442890806.34602</text:p>
          </table:table-cell>
          <table:table-cell table:formula="of:=[.G1310]-[.$B1310]" office:value-type="float" office:value="0.263751029968262" calcext:value-type="float">
            <text:p>0.26375103</text:p>
          </table:table-cell>
          <table:table-cell/>
          <table:table-cell office:value-type="float" office:value="1442890806.35904" calcext:value-type="float">
            <text:p>1442890806.35904</text:p>
          </table:table-cell>
          <table:table-cell table:formula="of:=[.J1310]-[.$B1310]" office:value-type="float" office:value="0.276772737503052" calcext:value-type="float">
            <text:p>0.2767727375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890806.09055" calcext:value-type="float">
            <text:p>1442890806.09055</text:p>
          </table:table-cell>
          <table:table-cell office:value-type="float" office:value="896" calcext:value-type="float">
            <text:p>896</text:p>
          </table:table-cell>
          <table:table-cell table:formula="of:=[.B1311]-[.B$2]" office:value-type="float" office:value="37.1932773590088" calcext:value-type="float">
            <text:p>37.193277359</text:p>
          </table:table-cell>
          <table:table-cell table:formula="of:=[.C1311]/([.D1311]-[.D1310])" office:value-type="float" office:value="108180.902846944" calcext:value-type="float">
            <text:p>108180.902846944</text:p>
          </table:table-cell>
          <table:table-cell/>
          <table:table-cell office:value-type="float" office:value="1442890806.34604" calcext:value-type="float">
            <text:p>1442890806.34604</text:p>
          </table:table-cell>
          <table:table-cell table:formula="of:=[.G1311]-[.$B1311]" office:value-type="float" office:value="0.255489826202393" calcext:value-type="float">
            <text:p>0.2554898262</text:p>
          </table:table-cell>
          <table:table-cell/>
          <table:table-cell office:value-type="float" office:value="1442890806.36171" calcext:value-type="float">
            <text:p>1442890806.36171</text:p>
          </table:table-cell>
          <table:table-cell table:formula="of:=[.J1311]-[.$B1311]" office:value-type="float" office:value="0.271166801452637" calcext:value-type="float">
            <text:p>0.2711668015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890806.09882" calcext:value-type="float">
            <text:p>1442890806.09882</text:p>
          </table:table-cell>
          <table:table-cell office:value-type="float" office:value="896" calcext:value-type="float">
            <text:p>896</text:p>
          </table:table-cell>
          <table:table-cell table:formula="of:=[.B1312]-[.B$2]" office:value-type="float" office:value="37.2015478610992" calcext:value-type="float">
            <text:p>37.2015478611</text:p>
          </table:table-cell>
          <table:table-cell table:formula="of:=[.C1312]/([.D1312]-[.D1311])" office:value-type="float" office:value="108336.832540575" calcext:value-type="float">
            <text:p>108336.832540575</text:p>
          </table:table-cell>
          <table:table-cell/>
          <table:table-cell office:value-type="float" office:value="1442890806.34606" calcext:value-type="float">
            <text:p>1442890806.34606</text:p>
          </table:table-cell>
          <table:table-cell table:formula="of:=[.G1312]-[.$B1312]" office:value-type="float" office:value="0.247240304946899" calcext:value-type="float">
            <text:p>0.2472403049</text:p>
          </table:table-cell>
          <table:table-cell/>
          <table:table-cell office:value-type="float" office:value="1442890806.36438" calcext:value-type="float">
            <text:p>1442890806.36438</text:p>
          </table:table-cell>
          <table:table-cell table:formula="of:=[.J1312]-[.$B1312]" office:value-type="float" office:value="0.265566349029541" calcext:value-type="float">
            <text:p>0.26556634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890806.10709" calcext:value-type="float">
            <text:p>1442890806.10709</text:p>
          </table:table-cell>
          <table:table-cell office:value-type="float" office:value="896" calcext:value-type="float">
            <text:p>896</text:p>
          </table:table-cell>
          <table:table-cell table:formula="of:=[.B1313]-[.B$2]" office:value-type="float" office:value="37.2098169326782" calcext:value-type="float">
            <text:p>37.2098169327</text:p>
          </table:table-cell>
          <table:table-cell table:formula="of:=[.C1313]/([.D1313]-[.D1312])" office:value-type="float" office:value="108355.574315947" calcext:value-type="float">
            <text:p>108355.574315947</text:p>
          </table:table-cell>
          <table:table-cell/>
          <table:table-cell office:value-type="float" office:value="1442890806.34608" calcext:value-type="float">
            <text:p>1442890806.34608</text:p>
          </table:table-cell>
          <table:table-cell table:formula="of:=[.G1313]-[.$B1313]" office:value-type="float" office:value="0.238992929458618" calcext:value-type="float">
            <text:p>0.2389929295</text:p>
          </table:table-cell>
          <table:table-cell/>
          <table:table-cell office:value-type="float" office:value="1442890806.36704" calcext:value-type="float">
            <text:p>1442890806.36704</text:p>
          </table:table-cell>
          <table:table-cell table:formula="of:=[.J1313]-[.$B1313]" office:value-type="float" office:value="0.259950160980225" calcext:value-type="float">
            <text:p>0.25995016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890806.11535" calcext:value-type="float">
            <text:p>1442890806.11535</text:p>
          </table:table-cell>
          <table:table-cell office:value-type="float" office:value="896" calcext:value-type="float">
            <text:p>896</text:p>
          </table:table-cell>
          <table:table-cell table:formula="of:=[.B1314]-[.B$2]" office:value-type="float" office:value="37.2180848121643" calcext:value-type="float">
            <text:p>37.2180848122</text:p>
          </table:table-cell>
          <table:table-cell table:formula="of:=[.C1314]/([.D1314]-[.D1313])" office:value-type="float" office:value="108371.197416229" calcext:value-type="float">
            <text:p>108371.197416229</text:p>
          </table:table-cell>
          <table:table-cell/>
          <table:table-cell office:value-type="float" office:value="1442890806.3461" calcext:value-type="float">
            <text:p>1442890806.3461</text:p>
          </table:table-cell>
          <table:table-cell table:formula="of:=[.G1314]-[.$B1314]" office:value-type="float" office:value="0.230746030807495" calcext:value-type="float">
            <text:p>0.2307460308</text:p>
          </table:table-cell>
          <table:table-cell/>
          <table:table-cell office:value-type="float" office:value="1442890806.3697" calcext:value-type="float">
            <text:p>1442890806.3697</text:p>
          </table:table-cell>
          <table:table-cell table:formula="of:=[.J1314]-[.$B1314]" office:value-type="float" office:value="0.254343748092651" calcext:value-type="float">
            <text:p>0.2543437481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890806.12362" calcext:value-type="float">
            <text:p>1442890806.12362</text:p>
          </table:table-cell>
          <table:table-cell office:value-type="float" office:value="896" calcext:value-type="float">
            <text:p>896</text:p>
          </table:table-cell>
          <table:table-cell table:formula="of:=[.B1315]-[.B$2]" office:value-type="float" office:value="37.2263522148132" calcext:value-type="float">
            <text:p>37.2263522148</text:p>
          </table:table-cell>
          <table:table-cell table:formula="of:=[.C1315]/([.D1315]-[.D1314])" office:value-type="float" office:value="108377.447917868" calcext:value-type="float">
            <text:p>108377.447917868</text:p>
          </table:table-cell>
          <table:table-cell/>
          <table:table-cell office:value-type="float" office:value="1442890806.34612" calcext:value-type="float">
            <text:p>1442890806.34612</text:p>
          </table:table-cell>
          <table:table-cell table:formula="of:=[.G1315]-[.$B1315]" office:value-type="float" office:value="0.222499847412109" calcext:value-type="float">
            <text:p>0.2224998474</text:p>
          </table:table-cell>
          <table:table-cell/>
          <table:table-cell office:value-type="float" office:value="1442890806.37238" calcext:value-type="float">
            <text:p>1442890806.37238</text:p>
          </table:table-cell>
          <table:table-cell table:formula="of:=[.J1315]-[.$B1315]" office:value-type="float" office:value="0.248759508132935" calcext:value-type="float">
            <text:p>0.2487595081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890806.13189" calcext:value-type="float">
            <text:p>1442890806.13189</text:p>
          </table:table-cell>
          <table:table-cell office:value-type="float" office:value="896" calcext:value-type="float">
            <text:p>896</text:p>
          </table:table-cell>
          <table:table-cell table:formula="of:=[.B1316]-[.B$2]" office:value-type="float" office:value="37.2346208095551" calcext:value-type="float">
            <text:p>37.2346208096</text:p>
          </table:table-cell>
          <table:table-cell table:formula="of:=[.C1316]/([.D1316]-[.D1315])" office:value-type="float" office:value="108361.823015484" calcext:value-type="float">
            <text:p>108361.823015484</text:p>
          </table:table-cell>
          <table:table-cell/>
          <table:table-cell office:value-type="float" office:value="1442890806.34614" calcext:value-type="float">
            <text:p>1442890806.34614</text:p>
          </table:table-cell>
          <table:table-cell table:formula="of:=[.G1316]-[.$B1316]" office:value-type="float" office:value="0.214253425598145" calcext:value-type="float">
            <text:p>0.2142534256</text:p>
          </table:table-cell>
          <table:table-cell/>
          <table:table-cell office:value-type="float" office:value="1442890806.37504" calcext:value-type="float">
            <text:p>1442890806.37504</text:p>
          </table:table-cell>
          <table:table-cell table:formula="of:=[.J1316]-[.$B1316]" office:value-type="float" office:value="0.243144989013672" calcext:value-type="float">
            <text:p>0.243144989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890806.14016" calcext:value-type="float">
            <text:p>1442890806.14016</text:p>
          </table:table-cell>
          <table:table-cell office:value-type="float" office:value="896" calcext:value-type="float">
            <text:p>896</text:p>
          </table:table-cell>
          <table:table-cell table:formula="of:=[.B1317]-[.B$2]" office:value-type="float" office:value="37.2428948879242" calcext:value-type="float">
            <text:p>37.2428948879</text:p>
          </table:table-cell>
          <table:table-cell table:formula="of:=[.C1317]/([.D1317]-[.D1316])" office:value-type="float" office:value="108290.006454587" calcext:value-type="float">
            <text:p>108290.006454587</text:p>
          </table:table-cell>
          <table:table-cell/>
          <table:table-cell office:value-type="float" office:value="1442890806.44544" calcext:value-type="float">
            <text:p>1442890806.44544</text:p>
          </table:table-cell>
          <table:table-cell table:formula="of:=[.G1317]-[.$B1317]" office:value-type="float" office:value="0.305273771286011" calcext:value-type="float">
            <text:p>0.3052737713</text:p>
          </table:table-cell>
          <table:table-cell/>
          <table:table-cell office:value-type="float" office:value="1442890806.44548" calcext:value-type="float">
            <text:p>1442890806.44548</text:p>
          </table:table-cell>
          <table:table-cell table:formula="of:=[.J1317]-[.$B1317]" office:value-type="float" office:value="0.305313110351562" calcext:value-type="float">
            <text:p>0.305313110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890806.14845" calcext:value-type="float">
            <text:p>1442890806.14845</text:p>
          </table:table-cell>
          <table:table-cell office:value-type="float" office:value="896" calcext:value-type="float">
            <text:p>896</text:p>
          </table:table-cell>
          <table:table-cell table:formula="of:=[.B1318]-[.B$2]" office:value-type="float" office:value="37.2511851787567" calcext:value-type="float">
            <text:p>37.2511851788</text:p>
          </table:table-cell>
          <table:table-cell table:formula="of:=[.C1318]/([.D1318]-[.D1317])" office:value-type="float" office:value="108078.234901645" calcext:value-type="float">
            <text:p>108078.234901645</text:p>
          </table:table-cell>
          <table:table-cell/>
          <table:table-cell office:value-type="float" office:value="1442890806.44553" calcext:value-type="float">
            <text:p>1442890806.44553</text:p>
          </table:table-cell>
          <table:table-cell table:formula="of:=[.G1318]-[.$B1318]" office:value-type="float" office:value="0.297073841094971" calcext:value-type="float">
            <text:p>0.2970738411</text:p>
          </table:table-cell>
          <table:table-cell/>
          <table:table-cell office:value-type="float" office:value="1442890806.44813" calcext:value-type="float">
            <text:p>1442890806.44813</text:p>
          </table:table-cell>
          <table:table-cell table:formula="of:=[.J1318]-[.$B1318]" office:value-type="float" office:value="0.299673318862915" calcext:value-type="float">
            <text:p>0.299673318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890806.15676" calcext:value-type="float">
            <text:p>1442890806.15676</text:p>
          </table:table-cell>
          <table:table-cell office:value-type="float" office:value="896" calcext:value-type="float">
            <text:p>896</text:p>
          </table:table-cell>
          <table:table-cell table:formula="of:=[.B1319]-[.B$2]" office:value-type="float" office:value="37.2594854831696" calcext:value-type="float">
            <text:p>37.2594854832</text:p>
          </table:table-cell>
          <table:table-cell table:formula="of:=[.C1319]/([.D1319]-[.D1318])" office:value-type="float" office:value="107947.848107083" calcext:value-type="float">
            <text:p>107947.848107083</text:p>
          </table:table-cell>
          <table:table-cell/>
          <table:table-cell office:value-type="float" office:value="1442890806.44555" calcext:value-type="float">
            <text:p>1442890806.44555</text:p>
          </table:table-cell>
          <table:table-cell table:formula="of:=[.G1319]-[.$B1319]" office:value-type="float" office:value="0.28879714012146" calcext:value-type="float">
            <text:p>0.2887971401</text:p>
          </table:table-cell>
          <table:table-cell/>
          <table:table-cell office:value-type="float" office:value="1442890806.45077" calcext:value-type="float">
            <text:p>1442890806.45077</text:p>
          </table:table-cell>
          <table:table-cell table:formula="of:=[.J1319]-[.$B1319]" office:value-type="float" office:value="0.294018030166626" calcext:value-type="float">
            <text:p>0.2940180302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890806.16504" calcext:value-type="float">
            <text:p>1442890806.16504</text:p>
          </table:table-cell>
          <table:table-cell office:value-type="float" office:value="896" calcext:value-type="float">
            <text:p>896</text:p>
          </table:table-cell>
          <table:table-cell table:formula="of:=[.B1320]-[.B$2]" office:value-type="float" office:value="37.2677738666534" calcext:value-type="float">
            <text:p>37.2677738667</text:p>
          </table:table-cell>
          <table:table-cell table:formula="of:=[.C1320]/([.D1320]-[.D1319])" office:value-type="float" office:value="108103.106201818" calcext:value-type="float">
            <text:p>108103.106201818</text:p>
          </table:table-cell>
          <table:table-cell/>
          <table:table-cell office:value-type="float" office:value="1442890806.44557" calcext:value-type="float">
            <text:p>1442890806.44557</text:p>
          </table:table-cell>
          <table:table-cell table:formula="of:=[.G1320]-[.$B1320]" office:value-type="float" office:value="0.280528545379639" calcext:value-type="float">
            <text:p>0.2805285454</text:p>
          </table:table-cell>
          <table:table-cell/>
          <table:table-cell office:value-type="float" office:value="1442890806.45339" calcext:value-type="float">
            <text:p>1442890806.45339</text:p>
          </table:table-cell>
          <table:table-cell table:formula="of:=[.J1320]-[.$B1320]" office:value-type="float" office:value="0.288350820541382" calcext:value-type="float">
            <text:p>0.2883508205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890806.17334" calcext:value-type="float">
            <text:p>1442890806.17334</text:p>
          </table:table-cell>
          <table:table-cell office:value-type="float" office:value="896" calcext:value-type="float">
            <text:p>896</text:p>
          </table:table-cell>
          <table:table-cell table:formula="of:=[.B1321]-[.B$2]" office:value-type="float" office:value="37.2760679721832" calcext:value-type="float">
            <text:p>37.2760679722</text:p>
          </table:table-cell>
          <table:table-cell table:formula="of:=[.C1321]/([.D1321]-[.D1320])" office:value-type="float" office:value="108028.526618374" calcext:value-type="float">
            <text:p>108028.526618374</text:p>
          </table:table-cell>
          <table:table-cell/>
          <table:table-cell office:value-type="float" office:value="1442890806.44564" calcext:value-type="float">
            <text:p>1442890806.44564</text:p>
          </table:table-cell>
          <table:table-cell table:formula="of:=[.G1321]-[.$B1321]" office:value-type="float" office:value="0.272297859191895" calcext:value-type="float">
            <text:p>0.2722978592</text:p>
          </table:table-cell>
          <table:table-cell/>
          <table:table-cell office:value-type="float" office:value="1442890806.45603" calcext:value-type="float">
            <text:p>1442890806.45603</text:p>
          </table:table-cell>
          <table:table-cell table:formula="of:=[.J1321]-[.$B1321]" office:value-type="float" office:value="0.282695770263672" calcext:value-type="float">
            <text:p>0.2826957703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890806.18163" calcext:value-type="float">
            <text:p>1442890806.18163</text:p>
          </table:table-cell>
          <table:table-cell office:value-type="float" office:value="896" calcext:value-type="float">
            <text:p>896</text:p>
          </table:table-cell>
          <table:table-cell table:formula="of:=[.B1322]-[.B$2]" office:value-type="float" office:value="37.28435754776" calcext:value-type="float">
            <text:p>37.2843575478</text:p>
          </table:table-cell>
          <table:table-cell table:formula="of:=[.C1322]/([.D1322]-[.D1321])" office:value-type="float" office:value="108087.560297967" calcext:value-type="float">
            <text:p>108087.560297967</text:p>
          </table:table-cell>
          <table:table-cell/>
          <table:table-cell office:value-type="float" office:value="1442890806.44568" calcext:value-type="float">
            <text:p>1442890806.44568</text:p>
          </table:table-cell>
          <table:table-cell table:formula="of:=[.G1322]-[.$B1322]" office:value-type="float" office:value="0.264050722122192" calcext:value-type="float">
            <text:p>0.2640507221</text:p>
          </table:table-cell>
          <table:table-cell/>
          <table:table-cell office:value-type="float" office:value="1442890806.45868" calcext:value-type="float">
            <text:p>1442890806.45868</text:p>
          </table:table-cell>
          <table:table-cell table:formula="of:=[.J1322]-[.$B1322]" office:value-type="float" office:value="0.277048110961914" calcext:value-type="float">
            <text:p>0.27704811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890806.18994" calcext:value-type="float">
            <text:p>1442890806.18994</text:p>
          </table:table-cell>
          <table:table-cell office:value-type="float" office:value="896" calcext:value-type="float">
            <text:p>896</text:p>
          </table:table-cell>
          <table:table-cell table:formula="of:=[.B1323]-[.B$2]" office:value-type="float" office:value="37.292665719986" calcext:value-type="float">
            <text:p>37.29266572</text:p>
          </table:table-cell>
          <table:table-cell table:formula="of:=[.C1323]/([.D1323]-[.D1322])" office:value-type="float" office:value="107845.621832582" calcext:value-type="float">
            <text:p>107845.621832582</text:p>
          </table:table-cell>
          <table:table-cell/>
          <table:table-cell office:value-type="float" office:value="1442890806.4457" calcext:value-type="float">
            <text:p>1442890806.4457</text:p>
          </table:table-cell>
          <table:table-cell table:formula="of:=[.G1323]-[.$B1323]" office:value-type="float" office:value="0.255764484405518" calcext:value-type="float">
            <text:p>0.2557644844</text:p>
          </table:table-cell>
          <table:table-cell/>
          <table:table-cell office:value-type="float" office:value="1442890806.46132" calcext:value-type="float">
            <text:p>1442890806.46132</text:p>
          </table:table-cell>
          <table:table-cell table:formula="of:=[.J1323]-[.$B1323]" office:value-type="float" office:value="0.27138614654541" calcext:value-type="float">
            <text:p>0.2713861465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890806.19825" calcext:value-type="float">
            <text:p>1442890806.19825</text:p>
          </table:table-cell>
          <table:table-cell office:value-type="float" office:value="896" calcext:value-type="float">
            <text:p>896</text:p>
          </table:table-cell>
          <table:table-cell table:formula="of:=[.B1324]-[.B$2]" office:value-type="float" office:value="37.3009815216064" calcext:value-type="float">
            <text:p>37.3009815216</text:p>
          </table:table-cell>
          <table:table-cell table:formula="of:=[.C1324]/([.D1324]-[.D1323])" office:value-type="float" office:value="107746.678058431" calcext:value-type="float">
            <text:p>107746.678058431</text:p>
          </table:table-cell>
          <table:table-cell/>
          <table:table-cell office:value-type="float" office:value="1442890806.44572" calcext:value-type="float">
            <text:p>1442890806.44572</text:p>
          </table:table-cell>
          <table:table-cell table:formula="of:=[.G1324]-[.$B1324]" office:value-type="float" office:value="0.247470140457153" calcext:value-type="float">
            <text:p>0.2474701405</text:p>
          </table:table-cell>
          <table:table-cell/>
          <table:table-cell office:value-type="float" office:value="1442890806.46393" calcext:value-type="float">
            <text:p>1442890806.46393</text:p>
          </table:table-cell>
          <table:table-cell table:formula="of:=[.J1324]-[.$B1324]" office:value-type="float" office:value="0.265680074691772" calcext:value-type="float">
            <text:p>0.2656800747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890806.20655" calcext:value-type="float">
            <text:p>1442890806.20655</text:p>
          </table:table-cell>
          <table:table-cell office:value-type="float" office:value="896" calcext:value-type="float">
            <text:p>896</text:p>
          </table:table-cell>
          <table:table-cell table:formula="of:=[.B1325]-[.B$2]" office:value-type="float" office:value="37.3092761039734" calcext:value-type="float">
            <text:p>37.309276104</text:p>
          </table:table-cell>
          <table:table-cell table:formula="of:=[.C1325]/([.D1325]-[.D1324])" office:value-type="float" office:value="108022.316297787" calcext:value-type="float">
            <text:p>108022.316297787</text:p>
          </table:table-cell>
          <table:table-cell/>
          <table:table-cell office:value-type="float" office:value="1442890806.44574" calcext:value-type="float">
            <text:p>1442890806.44574</text:p>
          </table:table-cell>
          <table:table-cell table:formula="of:=[.G1325]-[.$B1325]" office:value-type="float" office:value="0.239198684692383" calcext:value-type="float">
            <text:p>0.2391986847</text:p>
          </table:table-cell>
          <table:table-cell/>
          <table:table-cell office:value-type="float" office:value="1442890806.46654" calcext:value-type="float">
            <text:p>1442890806.46654</text:p>
          </table:table-cell>
          <table:table-cell table:formula="of:=[.J1325]-[.$B1325]" office:value-type="float" office:value="0.259991407394409" calcext:value-type="float">
            <text:p>0.259991407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890806.21484" calcext:value-type="float">
            <text:p>1442890806.21484</text:p>
          </table:table-cell>
          <table:table-cell office:value-type="float" office:value="896" calcext:value-type="float">
            <text:p>896</text:p>
          </table:table-cell>
          <table:table-cell table:formula="of:=[.B1326]-[.B$2]" office:value-type="float" office:value="37.3175716400146" calcext:value-type="float">
            <text:p>37.31757164</text:p>
          </table:table-cell>
          <table:table-cell table:formula="of:=[.C1326]/([.D1326]-[.D1325])" office:value-type="float" office:value="108009.897798471" calcext:value-type="float">
            <text:p>108009.897798471</text:p>
          </table:table-cell>
          <table:table-cell/>
          <table:table-cell office:value-type="float" office:value="1442890806.44577" calcext:value-type="float">
            <text:p>1442890806.44577</text:p>
          </table:table-cell>
          <table:table-cell table:formula="of:=[.G1326]-[.$B1326]" office:value-type="float" office:value="0.230924606323242" calcext:value-type="float">
            <text:p>0.2309246063</text:p>
          </table:table-cell>
          <table:table-cell/>
          <table:table-cell office:value-type="float" office:value="1442890806.46918" calcext:value-type="float">
            <text:p>1442890806.46918</text:p>
          </table:table-cell>
          <table:table-cell table:formula="of:=[.J1326]-[.$B1326]" office:value-type="float" office:value="0.254342079162598" calcext:value-type="float">
            <text:p>0.2543420792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890806.22313" calcext:value-type="float">
            <text:p>1442890806.22313</text:p>
          </table:table-cell>
          <table:table-cell office:value-type="float" office:value="896" calcext:value-type="float">
            <text:p>896</text:p>
          </table:table-cell>
          <table:table-cell table:formula="of:=[.B1327]-[.B$2]" office:value-type="float" office:value="37.3258607387543" calcext:value-type="float">
            <text:p>37.3258607388</text:p>
          </table:table-cell>
          <table:table-cell table:formula="of:=[.C1327]/([.D1327]-[.D1326])" office:value-type="float" office:value="108093.778122933" calcext:value-type="float">
            <text:p>108093.778122933</text:p>
          </table:table-cell>
          <table:table-cell/>
          <table:table-cell office:value-type="float" office:value="1442890806.44579" calcext:value-type="float">
            <text:p>1442890806.44579</text:p>
          </table:table-cell>
          <table:table-cell table:formula="of:=[.G1327]-[.$B1327]" office:value-type="float" office:value="0.222656726837158" calcext:value-type="float">
            <text:p>0.2226567268</text:p>
          </table:table-cell>
          <table:table-cell/>
          <table:table-cell office:value-type="float" office:value="1442890806.47182" calcext:value-type="float">
            <text:p>1442890806.47182</text:p>
          </table:table-cell>
          <table:table-cell table:formula="of:=[.J1327]-[.$B1327]" office:value-type="float" office:value="0.248694658279419" calcext:value-type="float">
            <text:p>0.2486946583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890806.23143" calcext:value-type="float">
            <text:p>1442890806.23143</text:p>
          </table:table-cell>
          <table:table-cell office:value-type="float" office:value="896" calcext:value-type="float">
            <text:p>896</text:p>
          </table:table-cell>
          <table:table-cell table:formula="of:=[.B1328]-[.B$2]" office:value-type="float" office:value="37.3341593742371" calcext:value-type="float">
            <text:p>37.3341593742</text:p>
          </table:table-cell>
          <table:table-cell table:formula="of:=[.C1328]/([.D1328]-[.D1327])" office:value-type="float" office:value="107969.557387882" calcext:value-type="float">
            <text:p>107969.557387882</text:p>
          </table:table-cell>
          <table:table-cell/>
          <table:table-cell office:value-type="float" office:value="1442890806.44581" calcext:value-type="float">
            <text:p>1442890806.44581</text:p>
          </table:table-cell>
          <table:table-cell table:formula="of:=[.G1328]-[.$B1328]" office:value-type="float" office:value="0.214378833770752" calcext:value-type="float">
            <text:p>0.2143788338</text:p>
          </table:table-cell>
          <table:table-cell/>
          <table:table-cell office:value-type="float" office:value="1442890806.47448" calcext:value-type="float">
            <text:p>1442890806.47448</text:p>
          </table:table-cell>
          <table:table-cell table:formula="of:=[.J1328]-[.$B1328]" office:value-type="float" office:value="0.243046045303345" calcext:value-type="float">
            <text:p>0.2430460453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890806.23971" calcext:value-type="float">
            <text:p>1442890806.23971</text:p>
          </table:table-cell>
          <table:table-cell office:value-type="float" office:value="896" calcext:value-type="float">
            <text:p>896</text:p>
          </table:table-cell>
          <table:table-cell table:formula="of:=[.B1329]-[.B$2]" office:value-type="float" office:value="37.3424384593964" calcext:value-type="float">
            <text:p>37.3424384594</text:p>
          </table:table-cell>
          <table:table-cell table:formula="of:=[.C1329]/([.D1329]-[.D1328])" office:value-type="float" office:value="108224.517897768" calcext:value-type="float">
            <text:p>108224.517897768</text:p>
          </table:table-cell>
          <table:table-cell/>
          <table:table-cell office:value-type="float" office:value="1442890806.44626" calcext:value-type="float">
            <text:p>1442890806.44626</text:p>
          </table:table-cell>
          <table:table-cell table:formula="of:=[.G1329]-[.$B1329]" office:value-type="float" office:value="0.206554651260376" calcext:value-type="float">
            <text:p>0.2065546513</text:p>
          </table:table-cell>
          <table:table-cell/>
          <table:table-cell office:value-type="float" office:value="1442890806.4771" calcext:value-type="float">
            <text:p>1442890806.4771</text:p>
          </table:table-cell>
          <table:table-cell table:formula="of:=[.J1329]-[.$B1329]" office:value-type="float" office:value="0.237393140792847" calcext:value-type="float">
            <text:p>0.2373931408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890806.24798" calcext:value-type="float">
            <text:p>1442890806.24798</text:p>
          </table:table-cell>
          <table:table-cell office:value-type="float" office:value="896" calcext:value-type="float">
            <text:p>896</text:p>
          </table:table-cell>
          <table:table-cell table:formula="of:=[.B1330]-[.B$2]" office:value-type="float" office:value="37.3507132530212" calcext:value-type="float">
            <text:p>37.350713253</text:p>
          </table:table-cell>
          <table:table-cell table:formula="of:=[.C1330]/([.D1330]-[.D1329])" office:value-type="float" office:value="108280.646094448" calcext:value-type="float">
            <text:p>108280.646094448</text:p>
          </table:table-cell>
          <table:table-cell/>
          <table:table-cell office:value-type="float" office:value="1442890806.55356" calcext:value-type="float">
            <text:p>1442890806.55356</text:p>
          </table:table-cell>
          <table:table-cell table:formula="of:=[.G1330]-[.$B1330]" office:value-type="float" office:value="0.305576801300049" calcext:value-type="float">
            <text:p>0.3055768013</text:p>
          </table:table-cell>
          <table:table-cell/>
          <table:table-cell office:value-type="float" office:value="1442890806.55364" calcext:value-type="float">
            <text:p>1442890806.55364</text:p>
          </table:table-cell>
          <table:table-cell table:formula="of:=[.J1330]-[.$B1330]" office:value-type="float" office:value="0.305661916732788" calcext:value-type="float">
            <text:p>0.305661916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890806.25625" calcext:value-type="float">
            <text:p>1442890806.25625</text:p>
          </table:table-cell>
          <table:table-cell office:value-type="float" office:value="896" calcext:value-type="float">
            <text:p>896</text:p>
          </table:table-cell>
          <table:table-cell table:formula="of:=[.B1331]-[.B$2]" office:value-type="float" office:value="37.3589816093445" calcext:value-type="float">
            <text:p>37.3589816093</text:p>
          </table:table-cell>
          <table:table-cell table:formula="of:=[.C1331]/([.D1331]-[.D1330])" office:value-type="float" office:value="108364.947635525" calcext:value-type="float">
            <text:p>108364.947635525</text:p>
          </table:table-cell>
          <table:table-cell/>
          <table:table-cell office:value-type="float" office:value="1442890806.55371" calcext:value-type="float">
            <text:p>1442890806.55371</text:p>
          </table:table-cell>
          <table:table-cell table:formula="of:=[.G1331]-[.$B1331]" office:value-type="float" office:value="0.297456026077271" calcext:value-type="float">
            <text:p>0.2974560261</text:p>
          </table:table-cell>
          <table:table-cell/>
          <table:table-cell office:value-type="float" office:value="1442890806.55629" calcext:value-type="float">
            <text:p>1442890806.55629</text:p>
          </table:table-cell>
          <table:table-cell table:formula="of:=[.J1331]-[.$B1331]" office:value-type="float" office:value="0.300042629241943" calcext:value-type="float">
            <text:p>0.300042629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890806.26462" calcext:value-type="float">
            <text:p>1442890806.26462</text:p>
          </table:table-cell>
          <table:table-cell office:value-type="float" office:value="896" calcext:value-type="float">
            <text:p>896</text:p>
          </table:table-cell>
          <table:table-cell table:formula="of:=[.B1332]-[.B$2]" office:value-type="float" office:value="37.367348909378" calcext:value-type="float">
            <text:p>37.3673489094</text:p>
          </table:table-cell>
          <table:table-cell table:formula="of:=[.C1332]/([.D1332]-[.D1331])" office:value-type="float" office:value="107083.527112124" calcext:value-type="float">
            <text:p>107083.527112124</text:p>
          </table:table-cell>
          <table:table-cell/>
          <table:table-cell office:value-type="float" office:value="1442890806.55373" calcext:value-type="float">
            <text:p>1442890806.55373</text:p>
          </table:table-cell>
          <table:table-cell table:formula="of:=[.G1332]-[.$B1332]" office:value-type="float" office:value="0.289113521575928" calcext:value-type="float">
            <text:p>0.2891135216</text:p>
          </table:table-cell>
          <table:table-cell/>
          <table:table-cell office:value-type="float" office:value="1442890806.55894" calcext:value-type="float">
            <text:p>1442890806.55894</text:p>
          </table:table-cell>
          <table:table-cell table:formula="of:=[.J1332]-[.$B1332]" office:value-type="float" office:value="0.294320106506348" calcext:value-type="float">
            <text:p>0.2943201065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890806.27299" calcext:value-type="float">
            <text:p>1442890806.27299</text:p>
          </table:table-cell>
          <table:table-cell office:value-type="float" office:value="896" calcext:value-type="float">
            <text:p>896</text:p>
          </table:table-cell>
          <table:table-cell table:formula="of:=[.B1333]-[.B$2]" office:value-type="float" office:value="37.3757252693176" calcext:value-type="float">
            <text:p>37.3757252693</text:p>
          </table:table-cell>
          <table:table-cell table:formula="of:=[.C1333]/([.D1333]-[.D1332])" office:value-type="float" office:value="106967.705120542" calcext:value-type="float">
            <text:p>106967.705120542</text:p>
          </table:table-cell>
          <table:table-cell/>
          <table:table-cell office:value-type="float" office:value="1442890806.55375" calcext:value-type="float">
            <text:p>1442890806.55375</text:p>
          </table:table-cell>
          <table:table-cell table:formula="of:=[.G1333]-[.$B1333]" office:value-type="float" office:value="0.280758619308472" calcext:value-type="float">
            <text:p>0.2807586193</text:p>
          </table:table-cell>
          <table:table-cell/>
          <table:table-cell office:value-type="float" office:value="1442890806.56166" calcext:value-type="float">
            <text:p>1442890806.56166</text:p>
          </table:table-cell>
          <table:table-cell table:formula="of:=[.J1333]-[.$B1333]" office:value-type="float" office:value="0.288664102554321" calcext:value-type="float">
            <text:p>0.2886641026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890806.28134" calcext:value-type="float">
            <text:p>1442890806.28134</text:p>
          </table:table-cell>
          <table:table-cell office:value-type="float" office:value="896" calcext:value-type="float">
            <text:p>896</text:p>
          </table:table-cell>
          <table:table-cell table:formula="of:=[.B1334]-[.B$2]" office:value-type="float" office:value="37.384072303772" calcext:value-type="float">
            <text:p>37.3840723038</text:p>
          </table:table-cell>
          <table:table-cell table:formula="of:=[.C1334]/([.D1334]-[.D1333])" office:value-type="float" office:value="107343.512824907" calcext:value-type="float">
            <text:p>107343.512824907</text:p>
          </table:table-cell>
          <table:table-cell/>
          <table:table-cell office:value-type="float" office:value="1442890806.55378" calcext:value-type="float">
            <text:p>1442890806.55378</text:p>
          </table:table-cell>
          <table:table-cell table:formula="of:=[.G1334]-[.$B1334]" office:value-type="float" office:value="0.272435426712036" calcext:value-type="float">
            <text:p>0.2724354267</text:p>
          </table:table-cell>
          <table:table-cell/>
          <table:table-cell office:value-type="float" office:value="1442890806.56427" calcext:value-type="float">
            <text:p>1442890806.56427</text:p>
          </table:table-cell>
          <table:table-cell table:formula="of:=[.J1334]-[.$B1334]" office:value-type="float" office:value="0.282923936843872" calcext:value-type="float">
            <text:p>0.2829239368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890806.2897" calcext:value-type="float">
            <text:p>1442890806.2897</text:p>
          </table:table-cell>
          <table:table-cell office:value-type="float" office:value="896" calcext:value-type="float">
            <text:p>896</text:p>
          </table:table-cell>
          <table:table-cell table:formula="of:=[.B1335]-[.B$2]" office:value-type="float" office:value="37.3924262523651" calcext:value-type="float">
            <text:p>37.3924262524</text:p>
          </table:table-cell>
          <table:table-cell table:formula="of:=[.C1335]/([.D1335]-[.D1334])" office:value-type="float" office:value="107254.670053369" calcext:value-type="float">
            <text:p>107254.670053369</text:p>
          </table:table-cell>
          <table:table-cell/>
          <table:table-cell office:value-type="float" office:value="1442890806.5538" calcext:value-type="float">
            <text:p>1442890806.5538</text:p>
          </table:table-cell>
          <table:table-cell table:formula="of:=[.G1335]-[.$B1335]" office:value-type="float" office:value="0.264103412628174" calcext:value-type="float">
            <text:p>0.2641034126</text:p>
          </table:table-cell>
          <table:table-cell/>
          <table:table-cell office:value-type="float" office:value="1442890806.56691" calcext:value-type="float">
            <text:p>1442890806.56691</text:p>
          </table:table-cell>
          <table:table-cell table:formula="of:=[.J1335]-[.$B1335]" office:value-type="float" office:value="0.277214050292969" calcext:value-type="float">
            <text:p>0.2772140503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890806.29803" calcext:value-type="float">
            <text:p>1442890806.29803</text:p>
          </table:table-cell>
          <table:table-cell office:value-type="float" office:value="896" calcext:value-type="float">
            <text:p>896</text:p>
          </table:table-cell>
          <table:table-cell table:formula="of:=[.B1336]-[.B$2]" office:value-type="float" office:value="37.4007637500763" calcext:value-type="float">
            <text:p>37.4007637501</text:p>
          </table:table-cell>
          <table:table-cell table:formula="of:=[.C1336]/([.D1336]-[.D1335])" office:value-type="float" office:value="107466.296368316" calcext:value-type="float">
            <text:p>107466.296368316</text:p>
          </table:table-cell>
          <table:table-cell/>
          <table:table-cell office:value-type="float" office:value="1442890806.55382" calcext:value-type="float">
            <text:p>1442890806.55382</text:p>
          </table:table-cell>
          <table:table-cell table:formula="of:=[.G1336]-[.$B1336]" office:value-type="float" office:value="0.255787372589111" calcext:value-type="float">
            <text:p>0.2557873726</text:p>
          </table:table-cell>
          <table:table-cell/>
          <table:table-cell office:value-type="float" office:value="1442890806.56963" calcext:value-type="float">
            <text:p>1442890806.56963</text:p>
          </table:table-cell>
          <table:table-cell table:formula="of:=[.J1336]-[.$B1336]" office:value-type="float" office:value="0.271599769592285" calcext:value-type="float">
            <text:p>0.2715997696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890806.30635" calcext:value-type="float">
            <text:p>1442890806.30635</text:p>
          </table:table-cell>
          <table:table-cell office:value-type="float" office:value="896" calcext:value-type="float">
            <text:p>896</text:p>
          </table:table-cell>
          <table:table-cell table:formula="of:=[.B1337]-[.B$2]" office:value-type="float" office:value="37.4090781211853" calcext:value-type="float">
            <text:p>37.4090781212</text:p>
          </table:table-cell>
          <table:table-cell table:formula="of:=[.C1337]/([.D1337]-[.D1336])" office:value-type="float" office:value="107765.216184441" calcext:value-type="float">
            <text:p>107765.216184441</text:p>
          </table:table-cell>
          <table:table-cell/>
          <table:table-cell office:value-type="float" office:value="1442890806.55384" calcext:value-type="float">
            <text:p>1442890806.55384</text:p>
          </table:table-cell>
          <table:table-cell table:formula="of:=[.G1337]-[.$B1337]" office:value-type="float" office:value="0.247494220733643" calcext:value-type="float">
            <text:p>0.2474942207</text:p>
          </table:table-cell>
          <table:table-cell/>
          <table:table-cell office:value-type="float" office:value="1442890806.57228" calcext:value-type="float">
            <text:p>1442890806.57228</text:p>
          </table:table-cell>
          <table:table-cell table:formula="of:=[.J1337]-[.$B1337]" office:value-type="float" office:value="0.265934467315674" calcext:value-type="float">
            <text:p>0.265934467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890806.31467" calcext:value-type="float">
            <text:p>1442890806.31467</text:p>
          </table:table-cell>
          <table:table-cell office:value-type="float" office:value="896" calcext:value-type="float">
            <text:p>896</text:p>
          </table:table-cell>
          <table:table-cell table:formula="of:=[.B1338]-[.B$2]" office:value-type="float" office:value="37.4174039363861" calcext:value-type="float">
            <text:p>37.4174039364</text:p>
          </table:table-cell>
          <table:table-cell table:formula="of:=[.C1338]/([.D1338]-[.D1337])" office:value-type="float" office:value="107617.089544973" calcext:value-type="float">
            <text:p>107617.089544973</text:p>
          </table:table-cell>
          <table:table-cell/>
          <table:table-cell office:value-type="float" office:value="1442890806.55386" calcext:value-type="float">
            <text:p>1442890806.55386</text:p>
          </table:table-cell>
          <table:table-cell table:formula="of:=[.G1338]-[.$B1338]" office:value-type="float" office:value="0.239189863204956" calcext:value-type="float">
            <text:p>0.2391898632</text:p>
          </table:table-cell>
          <table:table-cell/>
          <table:table-cell office:value-type="float" office:value="1442890806.57493" calcext:value-type="float">
            <text:p>1442890806.57493</text:p>
          </table:table-cell>
          <table:table-cell table:formula="of:=[.J1338]-[.$B1338]" office:value-type="float" office:value="0.260257244110107" calcext:value-type="float">
            <text:p>0.2602572441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890806.323" calcext:value-type="float">
            <text:p>1442890806.323</text:p>
          </table:table-cell>
          <table:table-cell office:value-type="float" office:value="896" calcext:value-type="float">
            <text:p>896</text:p>
          </table:table-cell>
          <table:table-cell table:formula="of:=[.B1339]-[.B$2]" office:value-type="float" office:value="37.4257295131683" calcext:value-type="float">
            <text:p>37.4257295132</text:p>
          </table:table-cell>
          <table:table-cell table:formula="of:=[.C1339]/([.D1339]-[.D1338])" office:value-type="float" office:value="107620.171363116" calcext:value-type="float">
            <text:p>107620.171363116</text:p>
          </table:table-cell>
          <table:table-cell/>
          <table:table-cell office:value-type="float" office:value="1442890806.55388" calcext:value-type="float">
            <text:p>1442890806.55388</text:p>
          </table:table-cell>
          <table:table-cell table:formula="of:=[.G1339]-[.$B1339]" office:value-type="float" office:value="0.23088550567627" calcext:value-type="float">
            <text:p>0.2308855057</text:p>
          </table:table-cell>
          <table:table-cell/>
          <table:table-cell office:value-type="float" office:value="1442890806.57758" calcext:value-type="float">
            <text:p>1442890806.57758</text:p>
          </table:table-cell>
          <table:table-cell table:formula="of:=[.J1339]-[.$B1339]" office:value-type="float" office:value="0.25458025932312" calcext:value-type="float">
            <text:p>0.2545802593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890806.33132" calcext:value-type="float">
            <text:p>1442890806.33132</text:p>
          </table:table-cell>
          <table:table-cell office:value-type="float" office:value="896" calcext:value-type="float">
            <text:p>896</text:p>
          </table:table-cell>
          <table:table-cell table:formula="of:=[.B1340]-[.B$2]" office:value-type="float" office:value="37.4340515136719" calcext:value-type="float">
            <text:p>37.4340515137</text:p>
          </table:table-cell>
          <table:table-cell table:formula="of:=[.C1340]/([.D1340]-[.D1339])" office:value-type="float" office:value="107666.41982524" calcext:value-type="float">
            <text:p>107666.41982524</text:p>
          </table:table-cell>
          <table:table-cell/>
          <table:table-cell office:value-type="float" office:value="1442890806.55391" calcext:value-type="float">
            <text:p>1442890806.55391</text:p>
          </table:table-cell>
          <table:table-cell table:formula="of:=[.G1340]-[.$B1340]" office:value-type="float" office:value="0.222584247589111" calcext:value-type="float">
            <text:p>0.2225842476</text:p>
          </table:table-cell>
          <table:table-cell/>
          <table:table-cell office:value-type="float" office:value="1442890806.58028" calcext:value-type="float">
            <text:p>1442890806.58028</text:p>
          </table:table-cell>
          <table:table-cell table:formula="of:=[.J1340]-[.$B1340]" office:value-type="float" office:value="0.248956441879272" calcext:value-type="float">
            <text:p>0.2489564419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890806.33966" calcext:value-type="float">
            <text:p>1442890806.33966</text:p>
          </table:table-cell>
          <table:table-cell office:value-type="float" office:value="896" calcext:value-type="float">
            <text:p>896</text:p>
          </table:table-cell>
          <table:table-cell table:formula="of:=[.B1341]-[.B$2]" office:value-type="float" office:value="37.4423942565918" calcext:value-type="float">
            <text:p>37.4423942566</text:p>
          </table:table-cell>
          <table:table-cell table:formula="of:=[.C1341]/([.D1341]-[.D1340])" office:value-type="float" office:value="107398.730681299" calcext:value-type="float">
            <text:p>107398.730681299</text:p>
          </table:table-cell>
          <table:table-cell/>
          <table:table-cell office:value-type="float" office:value="1442890806.55393" calcext:value-type="float">
            <text:p>1442890806.55393</text:p>
          </table:table-cell>
          <table:table-cell table:formula="of:=[.G1341]-[.$B1341]" office:value-type="float" office:value="0.214262723922729" calcext:value-type="float">
            <text:p>0.2142627239</text:p>
          </table:table-cell>
          <table:table-cell/>
          <table:table-cell office:value-type="float" office:value="1442890806.58292" calcext:value-type="float">
            <text:p>1442890806.58292</text:p>
          </table:table-cell>
          <table:table-cell table:formula="of:=[.J1341]-[.$B1341]" office:value-type="float" office:value="0.243255615234375" calcext:value-type="float">
            <text:p>0.243255615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890806.34795" calcext:value-type="float">
            <text:p>1442890806.34795</text:p>
          </table:table-cell>
          <table:table-cell office:value-type="float" office:value="896" calcext:value-type="float">
            <text:p>896</text:p>
          </table:table-cell>
          <table:table-cell table:formula="of:=[.B1342]-[.B$2]" office:value-type="float" office:value="37.4506816864014" calcext:value-type="float">
            <text:p>37.4506816864</text:p>
          </table:table-cell>
          <table:table-cell table:formula="of:=[.C1342]/([.D1342]-[.D1341])" office:value-type="float" office:value="108115.546144994" calcext:value-type="float">
            <text:p>108115.546144994</text:p>
          </table:table-cell>
          <table:table-cell/>
          <table:table-cell office:value-type="float" office:value="1442890806.64733" calcext:value-type="float">
            <text:p>1442890806.64733</text:p>
          </table:table-cell>
          <table:table-cell table:formula="of:=[.G1342]-[.$B1342]" office:value-type="float" office:value="0.29938268661499" calcext:value-type="float">
            <text:p>0.2993826866</text:p>
          </table:table-cell>
          <table:table-cell/>
          <table:table-cell office:value-type="float" office:value="1442890806.64738" calcext:value-type="float">
            <text:p>1442890806.64738</text:p>
          </table:table-cell>
          <table:table-cell table:formula="of:=[.J1342]-[.$B1342]" office:value-type="float" office:value="0.299426555633545" calcext:value-type="float">
            <text:p>0.2994265556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890806.35628" calcext:value-type="float">
            <text:p>1442890806.35628</text:p>
          </table:table-cell>
          <table:table-cell office:value-type="float" office:value="896" calcext:value-type="float">
            <text:p>896</text:p>
          </table:table-cell>
          <table:table-cell table:formula="of:=[.B1343]-[.B$2]" office:value-type="float" office:value="37.4590101242065" calcext:value-type="float">
            <text:p>37.4590101242</text:p>
          </table:table-cell>
          <table:table-cell table:formula="of:=[.C1343]/([.D1343]-[.D1342])" office:value-type="float" office:value="107583.201190885" calcext:value-type="float">
            <text:p>107583.201190885</text:p>
          </table:table-cell>
          <table:table-cell/>
          <table:table-cell office:value-type="float" office:value="1442890806.64742" calcext:value-type="float">
            <text:p>1442890806.64742</text:p>
          </table:table-cell>
          <table:table-cell table:formula="of:=[.G1343]-[.$B1343]" office:value-type="float" office:value="0.291141271591187" calcext:value-type="float">
            <text:p>0.2911412716</text:p>
          </table:table-cell>
          <table:table-cell/>
          <table:table-cell office:value-type="float" office:value="1442890806.65003" calcext:value-type="float">
            <text:p>1442890806.65003</text:p>
          </table:table-cell>
          <table:table-cell table:formula="of:=[.J1343]-[.$B1343]" office:value-type="float" office:value="0.293754816055298" calcext:value-type="float">
            <text:p>0.293754816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890806.36467" calcext:value-type="float">
            <text:p>1442890806.36467</text:p>
          </table:table-cell>
          <table:table-cell office:value-type="float" office:value="896" calcext:value-type="float">
            <text:p>896</text:p>
          </table:table-cell>
          <table:table-cell table:formula="of:=[.B1344]-[.B$2]" office:value-type="float" office:value="37.4673979282379" calcext:value-type="float">
            <text:p>37.4673979282</text:p>
          </table:table-cell>
          <table:table-cell table:formula="of:=[.C1344]/([.D1344]-[.D1343])" office:value-type="float" office:value="106821.761291606" calcext:value-type="float">
            <text:p>106821.761291606</text:p>
          </table:table-cell>
          <table:table-cell/>
          <table:table-cell office:value-type="float" office:value="1442890806.64746" calcext:value-type="float">
            <text:p>1442890806.64746</text:p>
          </table:table-cell>
          <table:table-cell table:formula="of:=[.G1344]-[.$B1344]" office:value-type="float" office:value="0.282790184020996" calcext:value-type="float">
            <text:p>0.282790184</text:p>
          </table:table-cell>
          <table:table-cell/>
          <table:table-cell office:value-type="float" office:value="1442890806.65269" calcext:value-type="float">
            <text:p>1442890806.65269</text:p>
          </table:table-cell>
          <table:table-cell table:formula="of:=[.J1344]-[.$B1344]" office:value-type="float" office:value="0.288021326065063" calcext:value-type="float">
            <text:p>0.288021326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890806.37301" calcext:value-type="float">
            <text:p>1442890806.37301</text:p>
          </table:table-cell>
          <table:table-cell office:value-type="float" office:value="896" calcext:value-type="float">
            <text:p>896</text:p>
          </table:table-cell>
          <table:table-cell table:formula="of:=[.B1345]-[.B$2]" office:value-type="float" office:value="37.4757452011108" calcext:value-type="float">
            <text:p>37.4757452011</text:p>
          </table:table-cell>
          <table:table-cell table:formula="of:=[.C1345]/([.D1345]-[.D1344])" office:value-type="float" office:value="107340.446830996" calcext:value-type="float">
            <text:p>107340.446830996</text:p>
          </table:table-cell>
          <table:table-cell/>
          <table:table-cell office:value-type="float" office:value="1442890806.64748" calcext:value-type="float">
            <text:p>1442890806.64748</text:p>
          </table:table-cell>
          <table:table-cell table:formula="of:=[.G1345]-[.$B1345]" office:value-type="float" office:value="0.27446722984314" calcext:value-type="float">
            <text:p>0.2744672298</text:p>
          </table:table-cell>
          <table:table-cell/>
          <table:table-cell office:value-type="float" office:value="1442890806.65534" calcext:value-type="float">
            <text:p>1442890806.65534</text:p>
          </table:table-cell>
          <table:table-cell table:formula="of:=[.J1345]-[.$B1345]" office:value-type="float" office:value="0.28232479095459" calcext:value-type="float">
            <text:p>0.282324791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890806.38139" calcext:value-type="float">
            <text:p>1442890806.38139</text:p>
          </table:table-cell>
          <table:table-cell office:value-type="float" office:value="896" calcext:value-type="float">
            <text:p>896</text:p>
          </table:table-cell>
          <table:table-cell table:formula="of:=[.B1346]-[.B$2]" office:value-type="float" office:value="37.4841196537018" calcext:value-type="float">
            <text:p>37.4841196537</text:p>
          </table:table-cell>
          <table:table-cell table:formula="of:=[.C1346]/([.D1346]-[.D1345])" office:value-type="float" office:value="106992.067871886" calcext:value-type="float">
            <text:p>106992.067871886</text:p>
          </table:table-cell>
          <table:table-cell/>
          <table:table-cell office:value-type="float" office:value="1442890806.64751" calcext:value-type="float">
            <text:p>1442890806.64751</text:p>
          </table:table-cell>
          <table:table-cell table:formula="of:=[.G1346]-[.$B1346]" office:value-type="float" office:value="0.266116380691528" calcext:value-type="float">
            <text:p>0.2661163807</text:p>
          </table:table-cell>
          <table:table-cell/>
          <table:table-cell office:value-type="float" office:value="1442890806.65801" calcext:value-type="float">
            <text:p>1442890806.65801</text:p>
          </table:table-cell>
          <table:table-cell table:formula="of:=[.J1346]-[.$B1346]" office:value-type="float" office:value="0.276621341705322" calcext:value-type="float">
            <text:p>0.2766213417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890806.38972" calcext:value-type="float">
            <text:p>1442890806.38972</text:p>
          </table:table-cell>
          <table:table-cell office:value-type="float" office:value="896" calcext:value-type="float">
            <text:p>896</text:p>
          </table:table-cell>
          <table:table-cell table:formula="of:=[.B1347]-[.B$2]" office:value-type="float" office:value="37.492448091507" calcext:value-type="float">
            <text:p>37.4924480915</text:p>
          </table:table-cell>
          <table:table-cell table:formula="of:=[.C1347]/([.D1347]-[.D1346])" office:value-type="float" office:value="107583.201190885" calcext:value-type="float">
            <text:p>107583.201190885</text:p>
          </table:table-cell>
          <table:table-cell/>
          <table:table-cell office:value-type="float" office:value="1442890806.64753" calcext:value-type="float">
            <text:p>1442890806.64753</text:p>
          </table:table-cell>
          <table:table-cell table:formula="of:=[.G1347]-[.$B1347]" office:value-type="float" office:value="0.257807970046997" calcext:value-type="float">
            <text:p>0.25780797</text:p>
          </table:table-cell>
          <table:table-cell/>
          <table:table-cell office:value-type="float" office:value="1442890806.66065" calcext:value-type="float">
            <text:p>1442890806.66065</text:p>
          </table:table-cell>
          <table:table-cell table:formula="of:=[.J1347]-[.$B1347]" office:value-type="float" office:value="0.270928621292114" calcext:value-type="float">
            <text:p>0.2709286213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890806.39804" calcext:value-type="float">
            <text:p>1442890806.39804</text:p>
          </table:table-cell>
          <table:table-cell office:value-type="float" office:value="896" calcext:value-type="float">
            <text:p>896</text:p>
          </table:table-cell>
          <table:table-cell table:formula="of:=[.B1348]-[.B$2]" office:value-type="float" office:value="37.5007662773132" calcext:value-type="float">
            <text:p>37.5007662773</text:p>
          </table:table-cell>
          <table:table-cell table:formula="of:=[.C1348]/([.D1348]-[.D1347])" office:value-type="float" office:value="107715.79535097" calcext:value-type="float">
            <text:p>107715.79535097</text:p>
          </table:table-cell>
          <table:table-cell/>
          <table:table-cell office:value-type="float" office:value="1442890806.64755" calcext:value-type="float">
            <text:p>1442890806.64755</text:p>
          </table:table-cell>
          <table:table-cell table:formula="of:=[.G1348]-[.$B1348]" office:value-type="float" office:value="0.249509572982788" calcext:value-type="float">
            <text:p>0.249509573</text:p>
          </table:table-cell>
          <table:table-cell/>
          <table:table-cell office:value-type="float" office:value="1442890806.66329" calcext:value-type="float">
            <text:p>1442890806.66329</text:p>
          </table:table-cell>
          <table:table-cell table:formula="of:=[.J1348]-[.$B1348]" office:value-type="float" office:value="0.265251636505127" calcext:value-type="float">
            <text:p>0.2652516365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890806.40636" calcext:value-type="float">
            <text:p>1442890806.40636</text:p>
          </table:table-cell>
          <table:table-cell office:value-type="float" office:value="896" calcext:value-type="float">
            <text:p>896</text:p>
          </table:table-cell>
          <table:table-cell table:formula="of:=[.B1349]-[.B$2]" office:value-type="float" office:value="37.5090863704681" calcext:value-type="float">
            <text:p>37.5090863705</text:p>
          </table:table-cell>
          <table:table-cell table:formula="of:=[.C1349]/([.D1349]-[.D1348])" office:value-type="float" office:value="107691.101928533" calcext:value-type="float">
            <text:p>107691.101928533</text:p>
          </table:table-cell>
          <table:table-cell/>
          <table:table-cell office:value-type="float" office:value="1442890806.64757" calcext:value-type="float">
            <text:p>1442890806.64757</text:p>
          </table:table-cell>
          <table:table-cell table:formula="of:=[.G1349]-[.$B1349]" office:value-type="float" office:value="0.241209268569946" calcext:value-type="float">
            <text:p>0.2412092686</text:p>
          </table:table-cell>
          <table:table-cell/>
          <table:table-cell office:value-type="float" office:value="1442890806.66592" calcext:value-type="float">
            <text:p>1442890806.66592</text:p>
          </table:table-cell>
          <table:table-cell table:formula="of:=[.J1349]-[.$B1349]" office:value-type="float" office:value="0.259566783905029" calcext:value-type="float">
            <text:p>0.2595667839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890806.41471" calcext:value-type="float">
            <text:p>1442890806.41471</text:p>
          </table:table-cell>
          <table:table-cell office:value-type="float" office:value="896" calcext:value-type="float">
            <text:p>896</text:p>
          </table:table-cell>
          <table:table-cell table:formula="of:=[.B1350]-[.B$2]" office:value-type="float" office:value="37.5174400806427" calcext:value-type="float">
            <text:p>37.5174400806</text:p>
          </table:table-cell>
          <table:table-cell table:formula="of:=[.C1350]/([.D1350]-[.D1349])" office:value-type="float" office:value="107257.731149038" calcext:value-type="float">
            <text:p>107257.731149038</text:p>
          </table:table-cell>
          <table:table-cell/>
          <table:table-cell office:value-type="float" office:value="1442890806.64758" calcext:value-type="float">
            <text:p>1442890806.64758</text:p>
          </table:table-cell>
          <table:table-cell table:formula="of:=[.G1350]-[.$B1350]" office:value-type="float" office:value="0.232874393463135" calcext:value-type="float">
            <text:p>0.2328743935</text:p>
          </table:table-cell>
          <table:table-cell/>
          <table:table-cell office:value-type="float" office:value="1442890806.66854" calcext:value-type="float">
            <text:p>1442890806.66854</text:p>
          </table:table-cell>
          <table:table-cell table:formula="of:=[.J1350]-[.$B1350]" office:value-type="float" office:value="0.253826856613159" calcext:value-type="float">
            <text:p>0.2538268566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890806.42305" calcext:value-type="float">
            <text:p>1442890806.42305</text:p>
          </table:table-cell>
          <table:table-cell office:value-type="float" office:value="896" calcext:value-type="float">
            <text:p>896</text:p>
          </table:table-cell>
          <table:table-cell table:formula="of:=[.B1351]-[.B$2]" office:value-type="float" office:value="37.5257844924927" calcext:value-type="float">
            <text:p>37.5257844925</text:p>
          </table:table-cell>
          <table:table-cell table:formula="of:=[.C1351]/([.D1351]-[.D1350])" office:value-type="float" office:value="107377.250321438" calcext:value-type="float">
            <text:p>107377.250321438</text:p>
          </table:table-cell>
          <table:table-cell/>
          <table:table-cell office:value-type="float" office:value="1442890806.6476" calcext:value-type="float">
            <text:p>1442890806.6476</text:p>
          </table:table-cell>
          <table:table-cell table:formula="of:=[.G1351]-[.$B1351]" office:value-type="float" office:value="0.224549055099487" calcext:value-type="float">
            <text:p>0.2245490551</text:p>
          </table:table-cell>
          <table:table-cell/>
          <table:table-cell office:value-type="float" office:value="1442890806.67119" calcext:value-type="float">
            <text:p>1442890806.67119</text:p>
          </table:table-cell>
          <table:table-cell table:formula="of:=[.J1351]-[.$B1351]" office:value-type="float" office:value="0.248132228851318" calcext:value-type="float">
            <text:p>0.2481322289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890806.4314" calcext:value-type="float">
            <text:p>1442890806.4314</text:p>
          </table:table-cell>
          <table:table-cell office:value-type="float" office:value="896" calcext:value-type="float">
            <text:p>896</text:p>
          </table:table-cell>
          <table:table-cell table:formula="of:=[.B1352]-[.B$2]" office:value-type="float" office:value="37.5341336727142" calcext:value-type="float">
            <text:p>37.5341336727</text:p>
          </table:table-cell>
          <table:table-cell table:formula="of:=[.C1352]/([.D1352]-[.D1351])" office:value-type="float" office:value="107315.925183472" calcext:value-type="float">
            <text:p>107315.925183472</text:p>
          </table:table-cell>
          <table:table-cell/>
          <table:table-cell office:value-type="float" office:value="1442890806.64762" calcext:value-type="float">
            <text:p>1442890806.64762</text:p>
          </table:table-cell>
          <table:table-cell table:formula="of:=[.G1352]-[.$B1352]" office:value-type="float" office:value="0.216220617294312" calcext:value-type="float">
            <text:p>0.2162206173</text:p>
          </table:table-cell>
          <table:table-cell/>
          <table:table-cell office:value-type="float" office:value="1442890806.67382" calcext:value-type="float">
            <text:p>1442890806.67382</text:p>
          </table:table-cell>
          <table:table-cell table:formula="of:=[.J1352]-[.$B1352]" office:value-type="float" office:value="0.242417335510254" calcext:value-type="float">
            <text:p>0.242417335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890806.43969" calcext:value-type="float">
            <text:p>1442890806.43969</text:p>
          </table:table-cell>
          <table:table-cell office:value-type="float" office:value="896" calcext:value-type="float">
            <text:p>896</text:p>
          </table:table-cell>
          <table:table-cell table:formula="of:=[.B1353]-[.B$2]" office:value-type="float" office:value="37.5424237251282" calcext:value-type="float">
            <text:p>37.5424237251</text:p>
          </table:table-cell>
          <table:table-cell table:formula="of:=[.C1353]/([.D1353]-[.D1352])" office:value-type="float" office:value="108081.343188289" calcext:value-type="float">
            <text:p>108081.343188289</text:p>
          </table:table-cell>
          <table:table-cell/>
          <table:table-cell office:value-type="float" office:value="1442890806.64764" calcext:value-type="float">
            <text:p>1442890806.64764</text:p>
          </table:table-cell>
          <table:table-cell table:formula="of:=[.G1353]-[.$B1353]" office:value-type="float" office:value="0.207950353622437" calcext:value-type="float">
            <text:p>0.2079503536</text:p>
          </table:table-cell>
          <table:table-cell/>
          <table:table-cell office:value-type="float" office:value="1442890806.67646" calcext:value-type="float">
            <text:p>1442890806.67646</text:p>
          </table:table-cell>
          <table:table-cell table:formula="of:=[.J1353]-[.$B1353]" office:value-type="float" office:value="0.236766338348389" calcext:value-type="float">
            <text:p>0.2367663383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890806.44802" calcext:value-type="float">
            <text:p>1442890806.44802</text:p>
          </table:table-cell>
          <table:table-cell office:value-type="float" office:value="896" calcext:value-type="float">
            <text:p>896</text:p>
          </table:table-cell>
          <table:table-cell table:formula="of:=[.B1354]-[.B$2]" office:value-type="float" office:value="37.5507531166077" calcext:value-type="float">
            <text:p>37.5507531166</text:p>
          </table:table-cell>
          <table:table-cell table:formula="of:=[.C1354]/([.D1354]-[.D1353])" office:value-type="float" office:value="107570.883444012" calcext:value-type="float">
            <text:p>107570.883444012</text:p>
          </table:table-cell>
          <table:table-cell/>
          <table:table-cell office:value-type="float" office:value="1442890806.75484" calcext:value-type="float">
            <text:p>1442890806.75484</text:p>
          </table:table-cell>
          <table:table-cell table:formula="of:=[.G1354]-[.$B1354]" office:value-type="float" office:value="0.306821346282959" calcext:value-type="float">
            <text:p>0.3068213463</text:p>
          </table:table-cell>
          <table:table-cell/>
          <table:table-cell office:value-type="float" office:value="1442890806.75488" calcext:value-type="float">
            <text:p>1442890806.75488</text:p>
          </table:table-cell>
          <table:table-cell table:formula="of:=[.J1354]-[.$B1354]" office:value-type="float" office:value="0.306856393814087" calcext:value-type="float">
            <text:p>0.306856393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890806.45653" calcext:value-type="float">
            <text:p>1442890806.45653</text:p>
          </table:table-cell>
          <table:table-cell office:value-type="float" office:value="896" calcext:value-type="float">
            <text:p>896</text:p>
          </table:table-cell>
          <table:table-cell table:formula="of:=[.B1355]-[.B$2]" office:value-type="float" office:value="37.5592591762543" calcext:value-type="float">
            <text:p>37.5592591763</text:p>
          </table:table-cell>
          <table:table-cell table:formula="of:=[.C1355]/([.D1355]-[.D1354])" office:value-type="float" office:value="105336.670235726" calcext:value-type="float">
            <text:p>105336.670235726</text:p>
          </table:table-cell>
          <table:table-cell/>
          <table:table-cell office:value-type="float" office:value="1442890806.75492" calcext:value-type="float">
            <text:p>1442890806.75492</text:p>
          </table:table-cell>
          <table:table-cell table:formula="of:=[.G1355]-[.$B1355]" office:value-type="float" office:value="0.29839015007019" calcext:value-type="float">
            <text:p>0.2983901501</text:p>
          </table:table-cell>
          <table:table-cell/>
          <table:table-cell office:value-type="float" office:value="1442890806.75752" calcext:value-type="float">
            <text:p>1442890806.75752</text:p>
          </table:table-cell>
          <table:table-cell table:formula="of:=[.J1355]-[.$B1355]" office:value-type="float" office:value="0.300988674163818" calcext:value-type="float">
            <text:p>0.3009886742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890806.46483" calcext:value-type="float">
            <text:p>1442890806.46483</text:p>
          </table:table-cell>
          <table:table-cell office:value-type="float" office:value="896" calcext:value-type="float">
            <text:p>896</text:p>
          </table:table-cell>
          <table:table-cell table:formula="of:=[.B1356]-[.B$2]" office:value-type="float" office:value="37.5675559043884" calcext:value-type="float">
            <text:p>37.5675559044</text:p>
          </table:table-cell>
          <table:table-cell table:formula="of:=[.C1356]/([.D1356]-[.D1355])" office:value-type="float" office:value="107994.378689043" calcext:value-type="float">
            <text:p>107994.378689043</text:p>
          </table:table-cell>
          <table:table-cell/>
          <table:table-cell office:value-type="float" office:value="1442890806.75494" calcext:value-type="float">
            <text:p>1442890806.75494</text:p>
          </table:table-cell>
          <table:table-cell table:formula="of:=[.G1356]-[.$B1356]" office:value-type="float" office:value="0.290115356445312" calcext:value-type="float">
            <text:p>0.2901153564</text:p>
          </table:table-cell>
          <table:table-cell/>
          <table:table-cell office:value-type="float" office:value="1442890806.76017" calcext:value-type="float">
            <text:p>1442890806.76017</text:p>
          </table:table-cell>
          <table:table-cell table:formula="of:=[.J1356]-[.$B1356]" office:value-type="float" office:value="0.295342683792114" calcext:value-type="float">
            <text:p>0.2953426838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890806.47321" calcext:value-type="float">
            <text:p>1442890806.47321</text:p>
          </table:table-cell>
          <table:table-cell office:value-type="float" office:value="896" calcext:value-type="float">
            <text:p>896</text:p>
          </table:table-cell>
          <table:table-cell table:formula="of:=[.B1357]-[.B$2]" office:value-type="float" office:value="37.5759387016296" calcext:value-type="float">
            <text:p>37.5759387016</text:p>
          </table:table-cell>
          <table:table-cell table:formula="of:=[.C1357]/([.D1357]-[.D1356])" office:value-type="float" office:value="106885.562684869" calcext:value-type="float">
            <text:p>106885.562684869</text:p>
          </table:table-cell>
          <table:table-cell/>
          <table:table-cell office:value-type="float" office:value="1442890806.75496" calcext:value-type="float">
            <text:p>1442890806.75496</text:p>
          </table:table-cell>
          <table:table-cell table:formula="of:=[.G1357]-[.$B1357]" office:value-type="float" office:value="0.281753063201904" calcext:value-type="float">
            <text:p>0.2817530632</text:p>
          </table:table-cell>
          <table:table-cell/>
          <table:table-cell office:value-type="float" office:value="1442890806.76279" calcext:value-type="float">
            <text:p>1442890806.76279</text:p>
          </table:table-cell>
          <table:table-cell table:formula="of:=[.J1357]-[.$B1357]" office:value-type="float" office:value="0.289584398269653" calcext:value-type="float">
            <text:p>0.2895843983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890806.48153" calcext:value-type="float">
            <text:p>1442890806.48153</text:p>
          </table:table-cell>
          <table:table-cell office:value-type="float" office:value="896" calcext:value-type="float">
            <text:p>896</text:p>
          </table:table-cell>
          <table:table-cell table:formula="of:=[.B1358]-[.B$2]" office:value-type="float" office:value="37.5842599868774" calcext:value-type="float">
            <text:p>37.5842599869</text:p>
          </table:table-cell>
          <table:table-cell table:formula="of:=[.C1358]/([.D1358]-[.D1357])" office:value-type="float" office:value="107675.674288006" calcext:value-type="float">
            <text:p>107675.674288006</text:p>
          </table:table-cell>
          <table:table-cell/>
          <table:table-cell office:value-type="float" office:value="1442890806.75498" calcext:value-type="float">
            <text:p>1442890806.75498</text:p>
          </table:table-cell>
          <table:table-cell table:formula="of:=[.G1358]-[.$B1358]" office:value-type="float" office:value="0.273451805114746" calcext:value-type="float">
            <text:p>0.2734518051</text:p>
          </table:table-cell>
          <table:table-cell/>
          <table:table-cell office:value-type="float" office:value="1442890806.76541" calcext:value-type="float">
            <text:p>1442890806.76541</text:p>
          </table:table-cell>
          <table:table-cell table:formula="of:=[.J1358]-[.$B1358]" office:value-type="float" office:value="0.283876895904541" calcext:value-type="float">
            <text:p>0.283876895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890806.4899" calcext:value-type="float">
            <text:p>1442890806.4899</text:p>
          </table:table-cell>
          <table:table-cell office:value-type="float" office:value="896" calcext:value-type="float">
            <text:p>896</text:p>
          </table:table-cell>
          <table:table-cell table:formula="of:=[.B1359]-[.B$2]" office:value-type="float" office:value="37.5926325321198" calcext:value-type="float">
            <text:p>37.5926325321</text:p>
          </table:table-cell>
          <table:table-cell table:formula="of:=[.C1359]/([.D1359]-[.D1358])" office:value-type="float" office:value="107016.441723382" calcext:value-type="float">
            <text:p>107016.441723382</text:p>
          </table:table-cell>
          <table:table-cell/>
          <table:table-cell office:value-type="float" office:value="1442890806.755" calcext:value-type="float">
            <text:p>1442890806.755</text:p>
          </table:table-cell>
          <table:table-cell table:formula="of:=[.G1359]-[.$B1359]" office:value-type="float" office:value="0.265099763870239" calcext:value-type="float">
            <text:p>0.2650997639</text:p>
          </table:table-cell>
          <table:table-cell/>
          <table:table-cell office:value-type="float" office:value="1442890806.76805" calcext:value-type="float">
            <text:p>1442890806.76805</text:p>
          </table:table-cell>
          <table:table-cell table:formula="of:=[.J1359]-[.$B1359]" office:value-type="float" office:value="0.278145551681519" calcext:value-type="float">
            <text:p>0.2781455517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890806.49819" calcext:value-type="float">
            <text:p>1442890806.49819</text:p>
          </table:table-cell>
          <table:table-cell office:value-type="float" office:value="896" calcext:value-type="float">
            <text:p>896</text:p>
          </table:table-cell>
          <table:table-cell table:formula="of:=[.B1360]-[.B$2]" office:value-type="float" office:value="37.600917339325" calcext:value-type="float">
            <text:p>37.6009173393</text:p>
          </table:table-cell>
          <table:table-cell table:formula="of:=[.C1360]/([.D1360]-[.D1359])" office:value-type="float" office:value="108149.770755993" calcext:value-type="float">
            <text:p>108149.770755993</text:p>
          </table:table-cell>
          <table:table-cell/>
          <table:table-cell office:value-type="float" office:value="1442890806.75502" calcext:value-type="float">
            <text:p>1442890806.75502</text:p>
          </table:table-cell>
          <table:table-cell table:formula="of:=[.G1360]-[.$B1360]" office:value-type="float" office:value="0.256835460662842" calcext:value-type="float">
            <text:p>0.2568354607</text:p>
          </table:table-cell>
          <table:table-cell/>
          <table:table-cell office:value-type="float" office:value="1442890806.77069" calcext:value-type="float">
            <text:p>1442890806.77069</text:p>
          </table:table-cell>
          <table:table-cell table:formula="of:=[.J1360]-[.$B1360]" office:value-type="float" office:value="0.272501707077026" calcext:value-type="float">
            <text:p>0.2725017071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890806.50649" calcext:value-type="float">
            <text:p>1442890806.50649</text:p>
          </table:table-cell>
          <table:table-cell office:value-type="float" office:value="896" calcext:value-type="float">
            <text:p>896</text:p>
          </table:table-cell>
          <table:table-cell table:formula="of:=[.B1361]-[.B$2]" office:value-type="float" office:value="37.6092178821564" calcext:value-type="float">
            <text:p>37.6092178822</text:p>
          </table:table-cell>
          <table:table-cell table:formula="of:=[.C1361]/([.D1361]-[.D1360])" office:value-type="float" office:value="107944.747493896" calcext:value-type="float">
            <text:p>107944.747493896</text:p>
          </table:table-cell>
          <table:table-cell/>
          <table:table-cell office:value-type="float" office:value="1442890806.75504" calcext:value-type="float">
            <text:p>1442890806.75504</text:p>
          </table:table-cell>
          <table:table-cell table:formula="of:=[.G1361]-[.$B1361]" office:value-type="float" office:value="0.24855637550354" calcext:value-type="float">
            <text:p>0.2485563755</text:p>
          </table:table-cell>
          <table:table-cell/>
          <table:table-cell office:value-type="float" office:value="1442890806.77334" calcext:value-type="float">
            <text:p>1442890806.77334</text:p>
          </table:table-cell>
          <table:table-cell table:formula="of:=[.J1361]-[.$B1361]" office:value-type="float" office:value="0.266847610473633" calcext:value-type="float">
            <text:p>0.2668476105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890806.51482" calcext:value-type="float">
            <text:p>1442890806.51482</text:p>
          </table:table-cell>
          <table:table-cell office:value-type="float" office:value="896" calcext:value-type="float">
            <text:p>896</text:p>
          </table:table-cell>
          <table:table-cell table:formula="of:=[.B1362]-[.B$2]" office:value-type="float" office:value="37.6175489425659" calcext:value-type="float">
            <text:p>37.6175489426</text:p>
          </table:table-cell>
          <table:table-cell table:formula="of:=[.C1362]/([.D1362]-[.D1361])" office:value-type="float" office:value="107549.334172796" calcext:value-type="float">
            <text:p>107549.334172796</text:p>
          </table:table-cell>
          <table:table-cell/>
          <table:table-cell office:value-type="float" office:value="1442890806.75506" calcext:value-type="float">
            <text:p>1442890806.75506</text:p>
          </table:table-cell>
          <table:table-cell table:formula="of:=[.G1362]-[.$B1362]" office:value-type="float" office:value="0.240244626998901" calcext:value-type="float">
            <text:p>0.240244627</text:p>
          </table:table-cell>
          <table:table-cell/>
          <table:table-cell office:value-type="float" office:value="1442890806.77595" calcext:value-type="float">
            <text:p>1442890806.77595</text:p>
          </table:table-cell>
          <table:table-cell table:formula="of:=[.J1362]-[.$B1362]" office:value-type="float" office:value="0.261132955551147" calcext:value-type="float">
            <text:p>0.261132955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890806.52317" calcext:value-type="float">
            <text:p>1442890806.52317</text:p>
          </table:table-cell>
          <table:table-cell office:value-type="float" office:value="896" calcext:value-type="float">
            <text:p>896</text:p>
          </table:table-cell>
          <table:table-cell table:formula="of:=[.B1363]-[.B$2]" office:value-type="float" office:value="37.6258983612061" calcext:value-type="float">
            <text:p>37.6258983612</text:p>
          </table:table-cell>
          <table:table-cell table:formula="of:=[.C1363]/([.D1363]-[.D1362])" office:value-type="float" office:value="107312.860765277" calcext:value-type="float">
            <text:p>107312.860765277</text:p>
          </table:table-cell>
          <table:table-cell/>
          <table:table-cell office:value-type="float" office:value="1442890806.75508" calcext:value-type="float">
            <text:p>1442890806.75508</text:p>
          </table:table-cell>
          <table:table-cell table:formula="of:=[.G1363]-[.$B1363]" office:value-type="float" office:value="0.23191499710083" calcext:value-type="float">
            <text:p>0.2319149971</text:p>
          </table:table-cell>
          <table:table-cell/>
          <table:table-cell office:value-type="float" office:value="1442890806.77859" calcext:value-type="float">
            <text:p>1442890806.77859</text:p>
          </table:table-cell>
          <table:table-cell table:formula="of:=[.J1363]-[.$B1363]" office:value-type="float" office:value="0.255417585372925" calcext:value-type="float">
            <text:p>0.2554175854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890806.53148" calcext:value-type="float">
            <text:p>1442890806.53148</text:p>
          </table:table-cell>
          <table:table-cell office:value-type="float" office:value="896" calcext:value-type="float">
            <text:p>896</text:p>
          </table:table-cell>
          <table:table-cell table:formula="of:=[.B1364]-[.B$2]" office:value-type="float" office:value="37.6342082023621" calcext:value-type="float">
            <text:p>37.6342082024</text:p>
          </table:table-cell>
          <table:table-cell table:formula="of:=[.C1364]/([.D1364]-[.D1363])" office:value-type="float" office:value="107823.962357262" calcext:value-type="float">
            <text:p>107823.962357262</text:p>
          </table:table-cell>
          <table:table-cell/>
          <table:table-cell office:value-type="float" office:value="1442890806.7551" calcext:value-type="float">
            <text:p>1442890806.7551</text:p>
          </table:table-cell>
          <table:table-cell table:formula="of:=[.G1364]-[.$B1364]" office:value-type="float" office:value="0.223624467849731" calcext:value-type="float">
            <text:p>0.2236244678</text:p>
          </table:table-cell>
          <table:table-cell/>
          <table:table-cell office:value-type="float" office:value="1442890806.78125" calcext:value-type="float">
            <text:p>1442890806.78125</text:p>
          </table:table-cell>
          <table:table-cell table:formula="of:=[.J1364]-[.$B1364]" office:value-type="float" office:value="0.249774217605591" calcext:value-type="float">
            <text:p>0.2497742176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890806.53981" calcext:value-type="float">
            <text:p>1442890806.53981</text:p>
          </table:table-cell>
          <table:table-cell office:value-type="float" office:value="896" calcext:value-type="float">
            <text:p>896</text:p>
          </table:table-cell>
          <table:table-cell table:formula="of:=[.B1365]-[.B$2]" office:value-type="float" office:value="37.6425378322601" calcext:value-type="float">
            <text:p>37.6425378323</text:p>
          </table:table-cell>
          <table:table-cell table:formula="of:=[.C1365]/([.D1365]-[.D1364])" office:value-type="float" office:value="107567.804448006" calcext:value-type="float">
            <text:p>107567.804448006</text:p>
          </table:table-cell>
          <table:table-cell/>
          <table:table-cell office:value-type="float" office:value="1442890806.75512" calcext:value-type="float">
            <text:p>1442890806.75512</text:p>
          </table:table-cell>
          <table:table-cell table:formula="of:=[.G1365]-[.$B1365]" office:value-type="float" office:value="0.215314626693726" calcext:value-type="float">
            <text:p>0.2153146267</text:p>
          </table:table-cell>
          <table:table-cell/>
          <table:table-cell office:value-type="float" office:value="1442890806.7839" calcext:value-type="float">
            <text:p>1442890806.7839</text:p>
          </table:table-cell>
          <table:table-cell table:formula="of:=[.J1365]-[.$B1365]" office:value-type="float" office:value="0.244091987609863" calcext:value-type="float">
            <text:p>0.2440919876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890806.54922" calcext:value-type="float">
            <text:p>1442890806.54922</text:p>
          </table:table-cell>
          <table:table-cell office:value-type="float" office:value="896" calcext:value-type="float">
            <text:p>896</text:p>
          </table:table-cell>
          <table:table-cell table:formula="of:=[.B1366]-[.B$2]" office:value-type="float" office:value="37.651947259903" calcext:value-type="float">
            <text:p>37.6519472599</text:p>
          </table:table-cell>
          <table:table-cell table:formula="of:=[.C1366]/([.D1366]-[.D1365])" office:value-type="float" office:value="95223.6452642781" calcext:value-type="float">
            <text:p>95223.6452642781</text:p>
          </table:table-cell>
          <table:table-cell/>
          <table:table-cell office:value-type="float" office:value="1442890806.84844" calcext:value-type="float">
            <text:p>1442890806.84844</text:p>
          </table:table-cell>
          <table:table-cell table:formula="of:=[.G1366]-[.$B1366]" office:value-type="float" office:value="0.299219846725464" calcext:value-type="float">
            <text:p>0.2992198467</text:p>
          </table:table-cell>
          <table:table-cell/>
          <table:table-cell office:value-type="float" office:value="1442890806.8485" calcext:value-type="float">
            <text:p>1442890806.8485</text:p>
          </table:table-cell>
          <table:table-cell table:formula="of:=[.J1366]-[.$B1366]" office:value-type="float" office:value="0.299278259277344" calcext:value-type="float">
            <text:p>0.2992782593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890806.55763" calcext:value-type="float">
            <text:p>1442890806.55763</text:p>
          </table:table-cell>
          <table:table-cell office:value-type="float" office:value="896" calcext:value-type="float">
            <text:p>896</text:p>
          </table:table-cell>
          <table:table-cell table:formula="of:=[.B1367]-[.B$2]" office:value-type="float" office:value="37.6603569984436" calcext:value-type="float">
            <text:p>37.6603569984</text:p>
          </table:table-cell>
          <table:table-cell table:formula="of:=[.C1367]/([.D1367]-[.D1366])" office:value-type="float" office:value="106543.145862274" calcext:value-type="float">
            <text:p>106543.145862274</text:p>
          </table:table-cell>
          <table:table-cell/>
          <table:table-cell office:value-type="float" office:value="1442890806.84855" calcext:value-type="float">
            <text:p>1442890806.84855</text:p>
          </table:table-cell>
          <table:table-cell table:formula="of:=[.G1367]-[.$B1367]" office:value-type="float" office:value="0.290921688079834" calcext:value-type="float">
            <text:p>0.2909216881</text:p>
          </table:table-cell>
          <table:table-cell/>
          <table:table-cell office:value-type="float" office:value="1442890806.85118" calcext:value-type="float">
            <text:p>1442890806.85118</text:p>
          </table:table-cell>
          <table:table-cell table:formula="of:=[.J1367]-[.$B1367]" office:value-type="float" office:value="0.293556213378906" calcext:value-type="float">
            <text:p>0.2935562134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890806.566" calcext:value-type="float">
            <text:p>1442890806.566</text:p>
          </table:table-cell>
          <table:table-cell office:value-type="float" office:value="896" calcext:value-type="float">
            <text:p>896</text:p>
          </table:table-cell>
          <table:table-cell table:formula="of:=[.B1368]-[.B$2]" office:value-type="float" office:value="37.6687281131744" calcext:value-type="float">
            <text:p>37.6687281132</text:p>
          </table:table-cell>
          <table:table-cell table:formula="of:=[.C1368]/([.D1368]-[.D1367])" office:value-type="float" office:value="107034.729401042" calcext:value-type="float">
            <text:p>107034.729401042</text:p>
          </table:table-cell>
          <table:table-cell/>
          <table:table-cell office:value-type="float" office:value="1442890806.84857" calcext:value-type="float">
            <text:p>1442890806.84857</text:p>
          </table:table-cell>
          <table:table-cell table:formula="of:=[.G1368]-[.$B1368]" office:value-type="float" office:value="0.282573699951172" calcext:value-type="float">
            <text:p>0.2825737</text:p>
          </table:table-cell>
          <table:table-cell/>
          <table:table-cell office:value-type="float" office:value="1442890806.85383" calcext:value-type="float">
            <text:p>1442890806.85383</text:p>
          </table:table-cell>
          <table:table-cell table:formula="of:=[.J1368]-[.$B1368]" office:value-type="float" office:value="0.287836790084839" calcext:value-type="float">
            <text:p>0.2878367901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890806.57435" calcext:value-type="float">
            <text:p>1442890806.57435</text:p>
          </table:table-cell>
          <table:table-cell office:value-type="float" office:value="896" calcext:value-type="float">
            <text:p>896</text:p>
          </table:table-cell>
          <table:table-cell table:formula="of:=[.B1369]-[.B$2]" office:value-type="float" office:value="37.6770763397217" calcext:value-type="float">
            <text:p>37.6770763397</text:p>
          </table:table-cell>
          <table:table-cell table:formula="of:=[.C1369]/([.D1369]-[.D1368])" office:value-type="float" office:value="107328.184606597" calcext:value-type="float">
            <text:p>107328.184606597</text:p>
          </table:table-cell>
          <table:table-cell/>
          <table:table-cell office:value-type="float" office:value="1442890806.84859" calcext:value-type="float">
            <text:p>1442890806.84859</text:p>
          </table:table-cell>
          <table:table-cell table:formula="of:=[.G1369]-[.$B1369]" office:value-type="float" office:value="0.274245738983154" calcext:value-type="float">
            <text:p>0.274245739</text:p>
          </table:table-cell>
          <table:table-cell/>
          <table:table-cell office:value-type="float" office:value="1442890806.85648" calcext:value-type="float">
            <text:p>1442890806.85648</text:p>
          </table:table-cell>
          <table:table-cell table:formula="of:=[.J1369]-[.$B1369]" office:value-type="float" office:value="0.282134532928467" calcext:value-type="float">
            <text:p>0.2821345329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890806.58269" calcext:value-type="float">
            <text:p>1442890806.58269</text:p>
          </table:table-cell>
          <table:table-cell office:value-type="float" office:value="896" calcext:value-type="float">
            <text:p>896</text:p>
          </table:table-cell>
          <table:table-cell table:formula="of:=[.B1370]-[.B$2]" office:value-type="float" office:value="37.6854190826416" calcext:value-type="float">
            <text:p>37.6854190826</text:p>
          </table:table-cell>
          <table:table-cell table:formula="of:=[.C1370]/([.D1370]-[.D1369])" office:value-type="float" office:value="107398.730681299" calcext:value-type="float">
            <text:p>107398.730681299</text:p>
          </table:table-cell>
          <table:table-cell/>
          <table:table-cell office:value-type="float" office:value="1442890806.84863" calcext:value-type="float">
            <text:p>1442890806.84863</text:p>
          </table:table-cell>
          <table:table-cell table:formula="of:=[.G1370]-[.$B1370]" office:value-type="float" office:value="0.265939474105835" calcext:value-type="float">
            <text:p>0.2659394741</text:p>
          </table:table-cell>
          <table:table-cell/>
          <table:table-cell office:value-type="float" office:value="1442890806.85909" calcext:value-type="float">
            <text:p>1442890806.85909</text:p>
          </table:table-cell>
          <table:table-cell table:formula="of:=[.J1370]-[.$B1370]" office:value-type="float" office:value="0.276405572891235" calcext:value-type="float">
            <text:p>0.2764055729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890806.59101" calcext:value-type="float">
            <text:p>1442890806.59101</text:p>
          </table:table-cell>
          <table:table-cell office:value-type="float" office:value="896" calcext:value-type="float">
            <text:p>896</text:p>
          </table:table-cell>
          <table:table-cell table:formula="of:=[.B1371]-[.B$2]" office:value-type="float" office:value="37.6937446594238" calcext:value-type="float">
            <text:p>37.6937446594</text:p>
          </table:table-cell>
          <table:table-cell table:formula="of:=[.C1371]/([.D1371]-[.D1370])" office:value-type="float" office:value="107620.171363116" calcext:value-type="float">
            <text:p>107620.171363116</text:p>
          </table:table-cell>
          <table:table-cell/>
          <table:table-cell office:value-type="float" office:value="1442890806.84865" calcext:value-type="float">
            <text:p>1442890806.84865</text:p>
          </table:table-cell>
          <table:table-cell table:formula="of:=[.G1371]-[.$B1371]" office:value-type="float" office:value="0.257633924484253" calcext:value-type="float">
            <text:p>0.2576339245</text:p>
          </table:table-cell>
          <table:table-cell/>
          <table:table-cell office:value-type="float" office:value="1442890806.86174" calcext:value-type="float">
            <text:p>1442890806.86174</text:p>
          </table:table-cell>
          <table:table-cell table:formula="of:=[.J1371]-[.$B1371]" office:value-type="float" office:value="0.270723342895508" calcext:value-type="float">
            <text:p>0.2707233429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890806.59934" calcext:value-type="float">
            <text:p>1442890806.59934</text:p>
          </table:table-cell>
          <table:table-cell office:value-type="float" office:value="896" calcext:value-type="float">
            <text:p>896</text:p>
          </table:table-cell>
          <table:table-cell table:formula="of:=[.B1372]-[.B$2]" office:value-type="float" office:value="37.7020752429962" calcext:value-type="float">
            <text:p>37.702075243</text:p>
          </table:table-cell>
          <table:table-cell table:formula="of:=[.C1372]/([.D1372]-[.D1371])" office:value-type="float" office:value="107555.490226382" calcext:value-type="float">
            <text:p>107555.490226382</text:p>
          </table:table-cell>
          <table:table-cell/>
          <table:table-cell office:value-type="float" office:value="1442890806.84867" calcext:value-type="float">
            <text:p>1442890806.84867</text:p>
          </table:table-cell>
          <table:table-cell table:formula="of:=[.G1372]-[.$B1372]" office:value-type="float" office:value="0.249322652816772" calcext:value-type="float">
            <text:p>0.2493226528</text:p>
          </table:table-cell>
          <table:table-cell/>
          <table:table-cell office:value-type="float" office:value="1442890806.86437" calcext:value-type="float">
            <text:p>1442890806.86437</text:p>
          </table:table-cell>
          <table:table-cell table:formula="of:=[.J1372]-[.$B1372]" office:value-type="float" office:value="0.265029907226562" calcext:value-type="float">
            <text:p>0.2650299072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890806.60767" calcext:value-type="float">
            <text:p>1442890806.60767</text:p>
          </table:table-cell>
          <table:table-cell office:value-type="float" office:value="896" calcext:value-type="float">
            <text:p>896</text:p>
          </table:table-cell>
          <table:table-cell table:formula="of:=[.B1373]-[.B$2]" office:value-type="float" office:value="37.7104048728943" calcext:value-type="float">
            <text:p>37.7104048729</text:p>
          </table:table-cell>
          <table:table-cell table:formula="of:=[.C1373]/([.D1373]-[.D1372])" office:value-type="float" office:value="107567.804448006" calcext:value-type="float">
            <text:p>107567.804448006</text:p>
          </table:table-cell>
          <table:table-cell/>
          <table:table-cell office:value-type="float" office:value="1442890806.84869" calcext:value-type="float">
            <text:p>1442890806.84869</text:p>
          </table:table-cell>
          <table:table-cell table:formula="of:=[.G1373]-[.$B1373]" office:value-type="float" office:value="0.241013050079346" calcext:value-type="float">
            <text:p>0.2410130501</text:p>
          </table:table-cell>
          <table:table-cell/>
          <table:table-cell office:value-type="float" office:value="1442890806.86701" calcext:value-type="float">
            <text:p>1442890806.86701</text:p>
          </table:table-cell>
          <table:table-cell table:formula="of:=[.J1373]-[.$B1373]" office:value-type="float" office:value="0.259333848953247" calcext:value-type="float">
            <text:p>0.259333849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890806.61607" calcext:value-type="float">
            <text:p>1442890806.61607</text:p>
          </table:table-cell>
          <table:table-cell office:value-type="float" office:value="896" calcext:value-type="float">
            <text:p>896</text:p>
          </table:table-cell>
          <table:table-cell table:formula="of:=[.B1374]-[.B$2]" office:value-type="float" office:value="37.7188034057617" calcext:value-type="float">
            <text:p>37.7188034058</text:p>
          </table:table-cell>
          <table:table-cell table:formula="of:=[.C1374]/([.D1374]-[.D1373])" office:value-type="float" office:value="106685.300176006" calcext:value-type="float">
            <text:p>106685.300176006</text:p>
          </table:table-cell>
          <table:table-cell/>
          <table:table-cell office:value-type="float" office:value="1442890806.84871" calcext:value-type="float">
            <text:p>1442890806.84871</text:p>
          </table:table-cell>
          <table:table-cell table:formula="of:=[.G1374]-[.$B1374]" office:value-type="float" office:value="0.232634544372559" calcext:value-type="float">
            <text:p>0.2326345444</text:p>
          </table:table-cell>
          <table:table-cell/>
          <table:table-cell office:value-type="float" office:value="1442890806.86966" calcext:value-type="float">
            <text:p>1442890806.86966</text:p>
          </table:table-cell>
          <table:table-cell table:formula="of:=[.J1374]-[.$B1374]" office:value-type="float" office:value="0.253588676452637" calcext:value-type="float">
            <text:p>0.2535886765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890806.62441" calcext:value-type="float">
            <text:p>1442890806.62441</text:p>
          </table:table-cell>
          <table:table-cell office:value-type="float" office:value="896" calcext:value-type="float">
            <text:p>896</text:p>
          </table:table-cell>
          <table:table-cell table:formula="of:=[.B1375]-[.B$2]" office:value-type="float" office:value="37.7271356582642" calcext:value-type="float">
            <text:p>37.7271356583</text:p>
          </table:table-cell>
          <table:table-cell table:formula="of:=[.C1375]/([.D1375]-[.D1374])" office:value-type="float" office:value="107533.947121438" calcext:value-type="float">
            <text:p>107533.947121438</text:p>
          </table:table-cell>
          <table:table-cell/>
          <table:table-cell office:value-type="float" office:value="1442890806.84873" calcext:value-type="float">
            <text:p>1442890806.84873</text:p>
          </table:table-cell>
          <table:table-cell table:formula="of:=[.G1375]-[.$B1375]" office:value-type="float" office:value="0.224321842193604" calcext:value-type="float">
            <text:p>0.2243218422</text:p>
          </table:table-cell>
          <table:table-cell/>
          <table:table-cell office:value-type="float" office:value="1442890806.8723" calcext:value-type="float">
            <text:p>1442890806.8723</text:p>
          </table:table-cell>
          <table:table-cell table:formula="of:=[.J1375]-[.$B1375]" office:value-type="float" office:value="0.247898101806641" calcext:value-type="float">
            <text:p>0.247898101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890806.63384" calcext:value-type="float">
            <text:p>1442890806.63384</text:p>
          </table:table-cell>
          <table:table-cell office:value-type="float" office:value="896" calcext:value-type="float">
            <text:p>896</text:p>
          </table:table-cell>
          <table:table-cell table:formula="of:=[.B1376]-[.B$2]" office:value-type="float" office:value="37.7365736961365" calcext:value-type="float">
            <text:p>37.7365736961</text:p>
          </table:table-cell>
          <table:table-cell table:formula="of:=[.C1376]/([.D1376]-[.D1375])" office:value-type="float" office:value="94934.9867124741" calcext:value-type="float">
            <text:p>94934.9867124741</text:p>
          </table:table-cell>
          <table:table-cell/>
          <table:table-cell office:value-type="float" office:value="1442890806.84875" calcext:value-type="float">
            <text:p>1442890806.84875</text:p>
          </table:table-cell>
          <table:table-cell table:formula="of:=[.G1376]-[.$B1376]" office:value-type="float" office:value="0.214903354644775" calcext:value-type="float">
            <text:p>0.2149033546</text:p>
          </table:table-cell>
          <table:table-cell/>
          <table:table-cell office:value-type="float" office:value="1442890806.87495" calcext:value-type="float">
            <text:p>1442890806.87495</text:p>
          </table:table-cell>
          <table:table-cell table:formula="of:=[.J1376]-[.$B1376]" office:value-type="float" office:value="0.241105794906616" calcext:value-type="float">
            <text:p>0.2411057949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890806.64222" calcext:value-type="float">
            <text:p>1442890806.64222</text:p>
          </table:table-cell>
          <table:table-cell office:value-type="float" office:value="896" calcext:value-type="float">
            <text:p>896</text:p>
          </table:table-cell>
          <table:table-cell table:formula="of:=[.B1377]-[.B$2]" office:value-type="float" office:value="37.7449507713318" calcext:value-type="float">
            <text:p>37.7449507713</text:p>
          </table:table-cell>
          <table:table-cell table:formula="of:=[.C1377]/([.D1377]-[.D1376])" office:value-type="float" office:value="106958.571948998" calcext:value-type="float">
            <text:p>106958.571948998</text:p>
          </table:table-cell>
          <table:table-cell/>
          <table:table-cell office:value-type="float" office:value="1442890806.84877" calcext:value-type="float">
            <text:p>1442890806.84877</text:p>
          </table:table-cell>
          <table:table-cell table:formula="of:=[.G1377]-[.$B1377]" office:value-type="float" office:value="0.206545829772949" calcext:value-type="float">
            <text:p>0.2065458298</text:p>
          </table:table-cell>
          <table:table-cell/>
          <table:table-cell office:value-type="float" office:value="1442890806.87758" calcext:value-type="float">
            <text:p>1442890806.87758</text:p>
          </table:table-cell>
          <table:table-cell table:formula="of:=[.J1377]-[.$B1377]" office:value-type="float" office:value="0.235357999801636" calcext:value-type="float">
            <text:p>0.2353579998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890806.65165" calcext:value-type="float">
            <text:p>1442890806.65165</text:p>
          </table:table-cell>
          <table:table-cell office:value-type="float" office:value="896" calcext:value-type="float">
            <text:p>896</text:p>
          </table:table-cell>
          <table:table-cell table:formula="of:=[.B1378]-[.B$2]" office:value-type="float" office:value="37.7543759346008" calcext:value-type="float">
            <text:p>37.7543759346</text:p>
          </table:table-cell>
          <table:table-cell table:formula="of:=[.C1378]/([.D1378]-[.D1377])" office:value-type="float" office:value="95064.6661944754" calcext:value-type="float">
            <text:p>95064.6661944754</text:p>
          </table:table-cell>
          <table:table-cell/>
          <table:table-cell office:value-type="float" office:value="1442890806.95864" calcext:value-type="float">
            <text:p>1442890806.95864</text:p>
          </table:table-cell>
          <table:table-cell table:formula="of:=[.G1378]-[.$B1378]" office:value-type="float" office:value="0.306995391845703" calcext:value-type="float">
            <text:p>0.3069953918</text:p>
          </table:table-cell>
          <table:table-cell/>
          <table:table-cell office:value-type="float" office:value="1442890806.95869" calcext:value-type="float">
            <text:p>1442890806.95869</text:p>
          </table:table-cell>
          <table:table-cell table:formula="of:=[.J1378]-[.$B1378]" office:value-type="float" office:value="0.307044267654419" calcext:value-type="float">
            <text:p>0.3070442677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890806.65998" calcext:value-type="float">
            <text:p>1442890806.65998</text:p>
          </table:table-cell>
          <table:table-cell office:value-type="float" office:value="896" calcext:value-type="float">
            <text:p>896</text:p>
          </table:table-cell>
          <table:table-cell table:formula="of:=[.B1379]-[.B$2]" office:value-type="float" office:value="37.7627131938934" calcext:value-type="float">
            <text:p>37.7627131939</text:p>
          </table:table-cell>
          <table:table-cell table:formula="of:=[.C1379]/([.D1379]-[.D1378])" office:value-type="float" office:value="107469.369555892" calcext:value-type="float">
            <text:p>107469.369555892</text:p>
          </table:table-cell>
          <table:table-cell/>
          <table:table-cell office:value-type="float" office:value="1442890806.95874" calcext:value-type="float">
            <text:p>1442890806.95874</text:p>
          </table:table-cell>
          <table:table-cell table:formula="of:=[.G1379]-[.$B1379]" office:value-type="float" office:value="0.298752784729004" calcext:value-type="float">
            <text:p>0.2987527847</text:p>
          </table:table-cell>
          <table:table-cell/>
          <table:table-cell office:value-type="float" office:value="1442890806.96134" calcext:value-type="float">
            <text:p>1442890806.96134</text:p>
          </table:table-cell>
          <table:table-cell table:formula="of:=[.J1379]-[.$B1379]" office:value-type="float" office:value="0.301354169845581" calcext:value-type="float">
            <text:p>0.3013541698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890806.66836" calcext:value-type="float">
            <text:p>1442890806.66836</text:p>
          </table:table-cell>
          <table:table-cell office:value-type="float" office:value="896" calcext:value-type="float">
            <text:p>896</text:p>
          </table:table-cell>
          <table:table-cell table:formula="of:=[.B1380]-[.B$2]" office:value-type="float" office:value="37.7710945606232" calcext:value-type="float">
            <text:p>37.7710945606</text:p>
          </table:table-cell>
          <table:table-cell table:formula="of:=[.C1380]/([.D1380]-[.D1379])" office:value-type="float" office:value="106903.805655117" calcext:value-type="float">
            <text:p>106903.805655117</text:p>
          </table:table-cell>
          <table:table-cell/>
          <table:table-cell office:value-type="float" office:value="1442890806.95876" calcext:value-type="float">
            <text:p>1442890806.95876</text:p>
          </table:table-cell>
          <table:table-cell table:formula="of:=[.G1380]-[.$B1380]" office:value-type="float" office:value="0.290396213531494" calcext:value-type="float">
            <text:p>0.2903962135</text:p>
          </table:table-cell>
          <table:table-cell/>
          <table:table-cell office:value-type="float" office:value="1442890806.96398" calcext:value-type="float">
            <text:p>1442890806.96398</text:p>
          </table:table-cell>
          <table:table-cell table:formula="of:=[.J1380]-[.$B1380]" office:value-type="float" office:value="0.295613050460815" calcext:value-type="float">
            <text:p>0.2956130505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890806.67669" calcext:value-type="float">
            <text:p>1442890806.67669</text:p>
          </table:table-cell>
          <table:table-cell office:value-type="float" office:value="896" calcext:value-type="float">
            <text:p>896</text:p>
          </table:table-cell>
          <table:table-cell table:formula="of:=[.B1381]-[.B$2]" office:value-type="float" office:value="37.7794227600098" calcext:value-type="float">
            <text:p>37.77942276</text:p>
          </table:table-cell>
          <table:table-cell table:formula="of:=[.C1381]/([.D1381]-[.D1380])" office:value-type="float" office:value="107586.281068392" calcext:value-type="float">
            <text:p>107586.281068392</text:p>
          </table:table-cell>
          <table:table-cell/>
          <table:table-cell office:value-type="float" office:value="1442890806.95878" calcext:value-type="float">
            <text:p>1442890806.95878</text:p>
          </table:table-cell>
          <table:table-cell table:formula="of:=[.G1381]-[.$B1381]" office:value-type="float" office:value="0.282089471817017" calcext:value-type="float">
            <text:p>0.2820894718</text:p>
          </table:table-cell>
          <table:table-cell/>
          <table:table-cell office:value-type="float" office:value="1442890806.96661" calcext:value-type="float">
            <text:p>1442890806.96661</text:p>
          </table:table-cell>
          <table:table-cell table:formula="of:=[.J1381]-[.$B1381]" office:value-type="float" office:value="0.289912700653076" calcext:value-type="float">
            <text:p>0.2899127007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890806.68506" calcext:value-type="float">
            <text:p>1442890806.68506</text:p>
          </table:table-cell>
          <table:table-cell office:value-type="float" office:value="896" calcext:value-type="float">
            <text:p>896</text:p>
          </table:table-cell>
          <table:table-cell table:formula="of:=[.B1382]-[.B$2]" office:value-type="float" office:value="37.7877888679504" calcext:value-type="float">
            <text:p>37.787788868</text:p>
          </table:table-cell>
          <table:table-cell table:formula="of:=[.C1382]/([.D1382]-[.D1381])" office:value-type="float" office:value="107098.785522941" calcext:value-type="float">
            <text:p>107098.785522941</text:p>
          </table:table-cell>
          <table:table-cell/>
          <table:table-cell office:value-type="float" office:value="1442890806.9588" calcext:value-type="float">
            <text:p>1442890806.9588</text:p>
          </table:table-cell>
          <table:table-cell table:formula="of:=[.G1382]-[.$B1382]" office:value-type="float" office:value="0.273745059967041" calcext:value-type="float">
            <text:p>0.27374506</text:p>
          </table:table-cell>
          <table:table-cell/>
          <table:table-cell office:value-type="float" office:value="1442890806.96928" calcext:value-type="float">
            <text:p>1442890806.96928</text:p>
          </table:table-cell>
          <table:table-cell table:formula="of:=[.J1382]-[.$B1382]" office:value-type="float" office:value="0.28422474861145" calcext:value-type="float">
            <text:p>0.2842247486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890806.69341" calcext:value-type="float">
            <text:p>1442890806.69341</text:p>
          </table:table-cell>
          <table:table-cell office:value-type="float" office:value="896" calcext:value-type="float">
            <text:p>896</text:p>
          </table:table-cell>
          <table:table-cell table:formula="of:=[.B1383]-[.B$2]" office:value-type="float" office:value="37.7961399555206" calcext:value-type="float">
            <text:p>37.7961399555</text:p>
          </table:table-cell>
          <table:table-cell table:formula="of:=[.C1383]/([.D1383]-[.D1382])" office:value-type="float" office:value="107291.414737203" calcext:value-type="float">
            <text:p>107291.414737203</text:p>
          </table:table-cell>
          <table:table-cell/>
          <table:table-cell office:value-type="float" office:value="1442890806.95882" calcext:value-type="float">
            <text:p>1442890806.95882</text:p>
          </table:table-cell>
          <table:table-cell table:formula="of:=[.G1383]-[.$B1383]" office:value-type="float" office:value="0.26541543006897" calcext:value-type="float">
            <text:p>0.2654154301</text:p>
          </table:table-cell>
          <table:table-cell/>
          <table:table-cell office:value-type="float" office:value="1442890806.9719" calcext:value-type="float">
            <text:p>1442890806.9719</text:p>
          </table:table-cell>
          <table:table-cell table:formula="of:=[.J1383]-[.$B1383]" office:value-type="float" office:value="0.278489828109741" calcext:value-type="float">
            <text:p>0.278489828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890806.70179" calcext:value-type="float">
            <text:p>1442890806.70179</text:p>
          </table:table-cell>
          <table:table-cell office:value-type="float" office:value="896" calcext:value-type="float">
            <text:p>896</text:p>
          </table:table-cell>
          <table:table-cell table:formula="of:=[.B1384]-[.B$2]" office:value-type="float" office:value="37.8045241832733" calcext:value-type="float">
            <text:p>37.8045241833</text:p>
          </table:table-cell>
          <table:table-cell table:formula="of:=[.C1384]/([.D1384]-[.D1383])" office:value-type="float" office:value="106867.325939828" calcext:value-type="float">
            <text:p>106867.325939828</text:p>
          </table:table-cell>
          <table:table-cell/>
          <table:table-cell office:value-type="float" office:value="1442890806.95885" calcext:value-type="float">
            <text:p>1442890806.95885</text:p>
          </table:table-cell>
          <table:table-cell table:formula="of:=[.G1384]-[.$B1384]" office:value-type="float" office:value="0.257052421569824" calcext:value-type="float">
            <text:p>0.2570524216</text:p>
          </table:table-cell>
          <table:table-cell/>
          <table:table-cell office:value-type="float" office:value="1442890806.97455" calcext:value-type="float">
            <text:p>1442890806.97455</text:p>
          </table:table-cell>
          <table:table-cell table:formula="of:=[.J1384]-[.$B1384]" office:value-type="float" office:value="0.27276086807251" calcext:value-type="float">
            <text:p>0.272760868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890806.71026" calcext:value-type="float">
            <text:p>1442890806.71026</text:p>
          </table:table-cell>
          <table:table-cell office:value-type="float" office:value="896" calcext:value-type="float">
            <text:p>896</text:p>
          </table:table-cell>
          <table:table-cell table:formula="of:=[.B1385]-[.B$2]" office:value-type="float" office:value="37.8129861354828" calcext:value-type="float">
            <text:p>37.8129861355</text:p>
          </table:table-cell>
          <table:table-cell table:formula="of:=[.C1385]/([.D1385]-[.D1384])" office:value-type="float" office:value="105885.731545137" calcext:value-type="float">
            <text:p>105885.731545137</text:p>
          </table:table-cell>
          <table:table-cell/>
          <table:table-cell office:value-type="float" office:value="1442890806.95887" calcext:value-type="float">
            <text:p>1442890806.95887</text:p>
          </table:table-cell>
          <table:table-cell table:formula="of:=[.G1385]-[.$B1385]" office:value-type="float" office:value="0.248611211776733" calcext:value-type="float">
            <text:p>0.2486112118</text:p>
          </table:table-cell>
          <table:table-cell/>
          <table:table-cell office:value-type="float" office:value="1442890806.97722" calcext:value-type="float">
            <text:p>1442890806.97722</text:p>
          </table:table-cell>
          <table:table-cell table:formula="of:=[.J1385]-[.$B1385]" office:value-type="float" office:value="0.26696252822876" calcext:value-type="float">
            <text:p>0.2669625282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890806.71858" calcext:value-type="float">
            <text:p>1442890806.71858</text:p>
          </table:table-cell>
          <table:table-cell office:value-type="float" office:value="896" calcext:value-type="float">
            <text:p>896</text:p>
          </table:table-cell>
          <table:table-cell table:formula="of:=[.B1386]-[.B$2]" office:value-type="float" office:value="37.8213121891022" calcext:value-type="float">
            <text:p>37.8213121891</text:p>
          </table:table-cell>
          <table:table-cell table:formula="of:=[.C1386]/([.D1386]-[.D1385])" office:value-type="float" office:value="107614.007903327" calcext:value-type="float">
            <text:p>107614.007903327</text:p>
          </table:table-cell>
          <table:table-cell/>
          <table:table-cell office:value-type="float" office:value="1442890806.95889" calcext:value-type="float">
            <text:p>1442890806.95889</text:p>
          </table:table-cell>
          <table:table-cell table:formula="of:=[.G1386]-[.$B1386]" office:value-type="float" office:value="0.240306615829468" calcext:value-type="float">
            <text:p>0.2403066158</text:p>
          </table:table-cell>
          <table:table-cell/>
          <table:table-cell office:value-type="float" office:value="1442890806.97983" calcext:value-type="float">
            <text:p>1442890806.97983</text:p>
          </table:table-cell>
          <table:table-cell table:formula="of:=[.J1386]-[.$B1386]" office:value-type="float" office:value="0.261244297027588" calcext:value-type="float">
            <text:p>0.261244297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890806.72691" calcext:value-type="float">
            <text:p>1442890806.72691</text:p>
          </table:table-cell>
          <table:table-cell office:value-type="float" office:value="896" calcext:value-type="float">
            <text:p>896</text:p>
          </table:table-cell>
          <table:table-cell table:formula="of:=[.B1387]-[.B$2]" office:value-type="float" office:value="37.8296434879303" calcext:value-type="float">
            <text:p>37.8296434879</text:p>
          </table:table-cell>
          <table:table-cell table:formula="of:=[.C1387]/([.D1387]-[.D1386])" office:value-type="float" office:value="107546.256410256" calcext:value-type="float">
            <text:p>107546.256410256</text:p>
          </table:table-cell>
          <table:table-cell/>
          <table:table-cell office:value-type="float" office:value="1442890806.95891" calcext:value-type="float">
            <text:p>1442890806.95891</text:p>
          </table:table-cell>
          <table:table-cell table:formula="of:=[.G1387]-[.$B1387]" office:value-type="float" office:value="0.231996774673462" calcext:value-type="float">
            <text:p>0.2319967747</text:p>
          </table:table-cell>
          <table:table-cell/>
          <table:table-cell office:value-type="float" office:value="1442890806.98247" calcext:value-type="float">
            <text:p>1442890806.98247</text:p>
          </table:table-cell>
          <table:table-cell table:formula="of:=[.J1387]-[.$B1387]" office:value-type="float" office:value="0.255558967590332" calcext:value-type="float">
            <text:p>0.2555589676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890806.73524" calcext:value-type="float">
            <text:p>1442890806.73524</text:p>
          </table:table-cell>
          <table:table-cell office:value-type="float" office:value="896" calcext:value-type="float">
            <text:p>896</text:p>
          </table:table-cell>
          <table:table-cell table:formula="of:=[.B1388]-[.B$2]" office:value-type="float" office:value="37.8379688262939" calcext:value-type="float">
            <text:p>37.8379688263</text:p>
          </table:table-cell>
          <table:table-cell table:formula="of:=[.C1388]/([.D1388]-[.D1387])" office:value-type="float" office:value="107623.253357771" calcext:value-type="float">
            <text:p>107623.253357771</text:p>
          </table:table-cell>
          <table:table-cell/>
          <table:table-cell office:value-type="float" office:value="1442890806.95893" calcext:value-type="float">
            <text:p>1442890806.95893</text:p>
          </table:table-cell>
          <table:table-cell table:formula="of:=[.G1388]-[.$B1388]" office:value-type="float" office:value="0.223693370819092" calcext:value-type="float">
            <text:p>0.2236933708</text:p>
          </table:table-cell>
          <table:table-cell/>
          <table:table-cell office:value-type="float" office:value="1442890806.98512" calcext:value-type="float">
            <text:p>1442890806.98512</text:p>
          </table:table-cell>
          <table:table-cell table:formula="of:=[.J1388]-[.$B1388]" office:value-type="float" office:value="0.249876737594604" calcext:value-type="float">
            <text:p>0.249876737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890806.74356" calcext:value-type="float">
            <text:p>1442890806.74356</text:p>
          </table:table-cell>
          <table:table-cell office:value-type="float" office:value="896" calcext:value-type="float">
            <text:p>896</text:p>
          </table:table-cell>
          <table:table-cell table:formula="of:=[.B1389]-[.B$2]" office:value-type="float" office:value="37.8462896347046" calcext:value-type="float">
            <text:p>37.8462896347</text:p>
          </table:table-cell>
          <table:table-cell table:formula="of:=[.C1389]/([.D1389]-[.D1388])" office:value-type="float" office:value="107681.844813754" calcext:value-type="float">
            <text:p>107681.844813754</text:p>
          </table:table-cell>
          <table:table-cell/>
          <table:table-cell office:value-type="float" office:value="1442890806.95895" calcext:value-type="float">
            <text:p>1442890806.95895</text:p>
          </table:table-cell>
          <table:table-cell table:formula="of:=[.G1389]-[.$B1389]" office:value-type="float" office:value="0.215394496917725" calcext:value-type="float">
            <text:p>0.2153944969</text:p>
          </table:table-cell>
          <table:table-cell/>
          <table:table-cell office:value-type="float" office:value="1442890806.98776" calcext:value-type="float">
            <text:p>1442890806.98776</text:p>
          </table:table-cell>
          <table:table-cell table:formula="of:=[.J1389]-[.$B1389]" office:value-type="float" office:value="0.244198799133301" calcext:value-type="float">
            <text:p>0.244198799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890806.75307" calcext:value-type="float">
            <text:p>1442890806.75307</text:p>
          </table:table-cell>
          <table:table-cell office:value-type="float" office:value="896" calcext:value-type="float">
            <text:p>896</text:p>
          </table:table-cell>
          <table:table-cell table:formula="of:=[.B1390]-[.B$2]" office:value-type="float" office:value="37.8557958602905" calcext:value-type="float">
            <text:p>37.8557958603</text:p>
          </table:table-cell>
          <table:table-cell table:formula="of:=[.C1390]/([.D1390]-[.D1389])" office:value-type="float" office:value="94254.0224719101" calcext:value-type="float">
            <text:p>94254.0224719101</text:p>
          </table:table-cell>
          <table:table-cell/>
          <table:table-cell office:value-type="float" office:value="1442890807.04938" calcext:value-type="float">
            <text:p>1442890807.04938</text:p>
          </table:table-cell>
          <table:table-cell table:formula="of:=[.G1390]-[.$B1390]" office:value-type="float" office:value="0.296312093734741" calcext:value-type="float">
            <text:p>0.2963120937</text:p>
          </table:table-cell>
          <table:table-cell/>
          <table:table-cell office:value-type="float" office:value="1442890807.04942" calcext:value-type="float">
            <text:p>1442890807.04942</text:p>
          </table:table-cell>
          <table:table-cell table:formula="of:=[.J1390]-[.$B1390]" office:value-type="float" office:value="0.296357870101929" calcext:value-type="float">
            <text:p>0.2963578701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890806.76147" calcext:value-type="float">
            <text:p>1442890806.76147</text:p>
          </table:table-cell>
          <table:table-cell office:value-type="float" office:value="896" calcext:value-type="float">
            <text:p>896</text:p>
          </table:table-cell>
          <table:table-cell table:formula="of:=[.B1391]-[.B$2]" office:value-type="float" office:value="37.8642046451569" calcext:value-type="float">
            <text:p>37.8642046452</text:p>
          </table:table-cell>
          <table:table-cell table:formula="of:=[.C1391]/([.D1391]-[.D1390])" office:value-type="float" office:value="106555.229351555" calcext:value-type="float">
            <text:p>106555.229351555</text:p>
          </table:table-cell>
          <table:table-cell/>
          <table:table-cell office:value-type="float" office:value="1442890807.04947" calcext:value-type="float">
            <text:p>1442890807.04947</text:p>
          </table:table-cell>
          <table:table-cell table:formula="of:=[.G1391]-[.$B1391]" office:value-type="float" office:value="0.287995576858521" calcext:value-type="float">
            <text:p>0.2879955769</text:p>
          </table:table-cell>
          <table:table-cell/>
          <table:table-cell office:value-type="float" office:value="1442890810.00392" calcext:value-type="float">
            <text:p>1442890810.00392</text:p>
          </table:table-cell>
          <table:table-cell table:formula="of:=[.J1391]-[.$B1391]" office:value-type="float" office:value="3.24244356155395" calcext:value-type="float">
            <text:p>3.242443561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890806.7698" calcext:value-type="float">
            <text:p>1442890806.7698</text:p>
          </table:table-cell>
          <table:table-cell office:value-type="float" office:value="896" calcext:value-type="float">
            <text:p>896</text:p>
          </table:table-cell>
          <table:table-cell table:formula="of:=[.B1392]-[.B$2]" office:value-type="float" office:value="37.8725316524506" calcext:value-type="float">
            <text:p>37.8725316525</text:p>
          </table:table-cell>
          <table:table-cell table:formula="of:=[.C1392]/([.D1392]-[.D1391])" office:value-type="float" office:value="107601.683101414" calcext:value-type="float">
            <text:p>107601.683101414</text:p>
          </table:table-cell>
          <table:table-cell/>
          <table:table-cell office:value-type="float" office:value="1442890807.04949" calcext:value-type="float">
            <text:p>1442890807.04949</text:p>
          </table:table-cell>
          <table:table-cell table:formula="of:=[.G1392]-[.$B1392]" office:value-type="float" office:value="0.279690742492676" calcext:value-type="float">
            <text:p>0.2796907425</text:p>
          </table:table-cell>
          <table:table-cell/>
          <table:table-cell office:value-type="float" office:value="1442890810.00784" calcext:value-type="float">
            <text:p>1442890810.00784</text:p>
          </table:table-cell>
          <table:table-cell table:formula="of:=[.J1392]-[.$B1392]" office:value-type="float" office:value="3.2380359172821" calcext:value-type="float">
            <text:p>3.2380359173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890806.77931" calcext:value-type="float">
            <text:p>1442890806.77931</text:p>
          </table:table-cell>
          <table:table-cell office:value-type="float" office:value="896" calcext:value-type="float">
            <text:p>896</text:p>
          </table:table-cell>
          <table:table-cell table:formula="of:=[.B1393]-[.B$2]" office:value-type="float" office:value="37.8820397853851" calcext:value-type="float">
            <text:p>37.8820397854</text:p>
          </table:table-cell>
          <table:table-cell table:formula="of:=[.C1393]/([.D1393]-[.D1392])" office:value-type="float" office:value="94235.1149448345" calcext:value-type="float">
            <text:p>94235.1149448345</text:p>
          </table:table-cell>
          <table:table-cell/>
          <table:table-cell office:value-type="float" office:value="1442890807.04951" calcext:value-type="float">
            <text:p>1442890807.04951</text:p>
          </table:table-cell>
          <table:table-cell table:formula="of:=[.G1393]-[.$B1393]" office:value-type="float" office:value="0.270202159881592" calcext:value-type="float">
            <text:p>0.2702021599</text:p>
          </table:table-cell>
          <table:table-cell/>
          <table:table-cell office:value-type="float" office:value="1442890810.0117" calcext:value-type="float">
            <text:p>1442890810.0117</text:p>
          </table:table-cell>
          <table:table-cell table:formula="of:=[.J1393]-[.$B1393]" office:value-type="float" office:value="3.23239207267761" calcext:value-type="float">
            <text:p>3.232392072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890806.78767" calcext:value-type="float">
            <text:p>1442890806.78767</text:p>
          </table:table-cell>
          <table:table-cell office:value-type="float" office:value="896" calcext:value-type="float">
            <text:p>896</text:p>
          </table:table-cell>
          <table:table-cell table:formula="of:=[.B1394]-[.B$2]" office:value-type="float" office:value="37.8903970718384" calcext:value-type="float">
            <text:p>37.8903970718</text:p>
          </table:table-cell>
          <table:table-cell table:formula="of:=[.C1394]/([.D1394]-[.D1393])" office:value-type="float" office:value="107211.833052806" calcext:value-type="float">
            <text:p>107211.833052806</text:p>
          </table:table-cell>
          <table:table-cell/>
          <table:table-cell office:value-type="float" office:value="1442890807.04953" calcext:value-type="float">
            <text:p>1442890807.04953</text:p>
          </table:table-cell>
          <table:table-cell table:formula="of:=[.G1394]-[.$B1394]" office:value-type="float" office:value="0.261864900588989" calcext:value-type="float">
            <text:p>0.2618649006</text:p>
          </table:table-cell>
          <table:table-cell/>
          <table:table-cell office:value-type="float" office:value="1442890810.0156" calcext:value-type="float">
            <text:p>1442890810.0156</text:p>
          </table:table-cell>
          <table:table-cell table:formula="of:=[.J1394]-[.$B1394]" office:value-type="float" office:value="3.2279326915741" calcext:value-type="float">
            <text:p>3.2279326916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890806.796" calcext:value-type="float">
            <text:p>1442890806.796</text:p>
          </table:table-cell>
          <table:table-cell office:value-type="float" office:value="896" calcext:value-type="float">
            <text:p>896</text:p>
          </table:table-cell>
          <table:table-cell table:formula="of:=[.B1395]-[.B$2]" office:value-type="float" office:value="37.8987271785736" calcext:value-type="float">
            <text:p>37.8987271786</text:p>
          </table:table-cell>
          <table:table-cell table:formula="of:=[.C1395]/([.D1395]-[.D1394])" office:value-type="float" office:value="107561.646984745" calcext:value-type="float">
            <text:p>107561.646984745</text:p>
          </table:table-cell>
          <table:table-cell/>
          <table:table-cell office:value-type="float" office:value="1442890807.04955" calcext:value-type="float">
            <text:p>1442890807.04955</text:p>
          </table:table-cell>
          <table:table-cell table:formula="of:=[.G1395]-[.$B1395]" office:value-type="float" office:value="0.253554105758667" calcext:value-type="float">
            <text:p>0.2535541058</text:p>
          </table:table-cell>
          <table:table-cell/>
          <table:table-cell office:value-type="float" office:value="1442890810.01946" calcext:value-type="float">
            <text:p>1442890810.01946</text:p>
          </table:table-cell>
          <table:table-cell table:formula="of:=[.J1395]-[.$B1395]" office:value-type="float" office:value="3.2234628200531" calcext:value-type="float">
            <text:p>3.2234628201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890806.80436" calcext:value-type="float">
            <text:p>1442890806.80436</text:p>
          </table:table-cell>
          <table:table-cell office:value-type="float" office:value="896" calcext:value-type="float">
            <text:p>896</text:p>
          </table:table-cell>
          <table:table-cell table:formula="of:=[.B1396]-[.B$2]" office:value-type="float" office:value="37.9070858955383" calcext:value-type="float">
            <text:p>37.9070858955</text:p>
          </table:table-cell>
          <table:table-cell table:formula="of:=[.C1396]/([.D1396]-[.D1395])" office:value-type="float" office:value="107193.484811318" calcext:value-type="float">
            <text:p>107193.484811318</text:p>
          </table:table-cell>
          <table:table-cell/>
          <table:table-cell office:value-type="float" office:value="1442890807.04957" calcext:value-type="float">
            <text:p>1442890807.04957</text:p>
          </table:table-cell>
          <table:table-cell table:formula="of:=[.G1396]-[.$B1396]" office:value-type="float" office:value="0.245214700698853" calcext:value-type="float">
            <text:p>0.2452147007</text:p>
          </table:table-cell>
          <table:table-cell/>
          <table:table-cell office:value-type="float" office:value="1442890810.02334" calcext:value-type="float">
            <text:p>1442890810.02334</text:p>
          </table:table-cell>
          <table:table-cell table:formula="of:=[.J1396]-[.$B1396]" office:value-type="float" office:value="3.21897959709167" calcext:value-type="float">
            <text:p>3.2189795971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890806.8127" calcext:value-type="float">
            <text:p>1442890806.8127</text:p>
          </table:table-cell>
          <table:table-cell office:value-type="float" office:value="896" calcext:value-type="float">
            <text:p>896</text:p>
          </table:table-cell>
          <table:table-cell table:formula="of:=[.B1397]-[.B$2]" office:value-type="float" office:value="37.9154331684113" calcext:value-type="float">
            <text:p>37.9154331684</text:p>
          </table:table-cell>
          <table:table-cell table:formula="of:=[.C1397]/([.D1397]-[.D1396])" office:value-type="float" office:value="107340.446830996" calcext:value-type="float">
            <text:p>107340.446830996</text:p>
          </table:table-cell>
          <table:table-cell/>
          <table:table-cell office:value-type="float" office:value="1442890807.04962" calcext:value-type="float">
            <text:p>1442890807.04962</text:p>
          </table:table-cell>
          <table:table-cell table:formula="of:=[.G1397]-[.$B1397]" office:value-type="float" office:value="0.236917018890381" calcext:value-type="float">
            <text:p>0.2369170189</text:p>
          </table:table-cell>
          <table:table-cell/>
          <table:table-cell office:value-type="float" office:value="1442890810.02727" calcext:value-type="float">
            <text:p>1442890810.02727</text:p>
          </table:table-cell>
          <table:table-cell table:formula="of:=[.J1397]-[.$B1397]" office:value-type="float" office:value="3.21456503868103" calcext:value-type="float">
            <text:p>3.2145650387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890806.82103" calcext:value-type="float">
            <text:p>1442890806.82103</text:p>
          </table:table-cell>
          <table:table-cell office:value-type="float" office:value="896" calcext:value-type="float">
            <text:p>896</text:p>
          </table:table-cell>
          <table:table-cell table:formula="of:=[.B1398]-[.B$2]" office:value-type="float" office:value="37.9237577915192" calcext:value-type="float">
            <text:p>37.9237577915</text:p>
          </table:table-cell>
          <table:table-cell table:formula="of:=[.C1398]/([.D1398]-[.D1397])" office:value-type="float" office:value="107632.500400962" calcext:value-type="float">
            <text:p>107632.500400962</text:p>
          </table:table-cell>
          <table:table-cell/>
          <table:table-cell office:value-type="float" office:value="1442890807.04965" calcext:value-type="float">
            <text:p>1442890807.04965</text:p>
          </table:table-cell>
          <table:table-cell table:formula="of:=[.G1398]-[.$B1398]" office:value-type="float" office:value="0.228617906570435" calcext:value-type="float">
            <text:p>0.2286179066</text:p>
          </table:table-cell>
          <table:table-cell/>
          <table:table-cell office:value-type="float" office:value="1442890810.03116" calcext:value-type="float">
            <text:p>1442890810.03116</text:p>
          </table:table-cell>
          <table:table-cell table:formula="of:=[.J1398]-[.$B1398]" office:value-type="float" office:value="3.21013450622559" calcext:value-type="float">
            <text:p>3.2101345062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890806.82937" calcext:value-type="float">
            <text:p>1442890806.82937</text:p>
          </table:table-cell>
          <table:table-cell office:value-type="float" office:value="896" calcext:value-type="float">
            <text:p>896</text:p>
          </table:table-cell>
          <table:table-cell table:formula="of:=[.B1399]-[.B$2]" office:value-type="float" office:value="37.932097196579" calcext:value-type="float">
            <text:p>37.9320971966</text:p>
          </table:table-cell>
          <table:table-cell table:formula="of:=[.C1399]/([.D1399]-[.D1398])" office:value-type="float" office:value="107441.717193665" calcext:value-type="float">
            <text:p>107441.717193665</text:p>
          </table:table-cell>
          <table:table-cell/>
          <table:table-cell office:value-type="float" office:value="1442890807.04968" calcext:value-type="float">
            <text:p>1442890807.04968</text:p>
          </table:table-cell>
          <table:table-cell table:formula="of:=[.G1399]-[.$B1399]" office:value-type="float" office:value="0.220314502716064" calcext:value-type="float">
            <text:p>0.2203145027</text:p>
          </table:table-cell>
          <table:table-cell/>
          <table:table-cell office:value-type="float" office:value="1442890810.03506" calcext:value-type="float">
            <text:p>1442890810.03506</text:p>
          </table:table-cell>
          <table:table-cell table:formula="of:=[.J1399]-[.$B1399]" office:value-type="float" office:value="3.20569086074829" calcext:value-type="float">
            <text:p>3.2056908607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890806.83771" calcext:value-type="float">
            <text:p>1442890806.83771</text:p>
          </table:table-cell>
          <table:table-cell office:value-type="float" office:value="896" calcext:value-type="float">
            <text:p>896</text:p>
          </table:table-cell>
          <table:table-cell table:formula="of:=[.B1400]-[.B$2]" office:value-type="float" office:value="37.9404370784759" calcext:value-type="float">
            <text:p>37.9404370785</text:p>
          </table:table-cell>
          <table:table-cell table:formula="of:=[.C1400]/([.D1400]-[.D1399])" office:value-type="float" office:value="107435.574156661" calcext:value-type="float">
            <text:p>107435.574156661</text:p>
          </table:table-cell>
          <table:table-cell/>
          <table:table-cell office:value-type="float" office:value="1442890807.0497" calcext:value-type="float">
            <text:p>1442890807.0497</text:p>
          </table:table-cell>
          <table:table-cell table:formula="of:=[.G1400]-[.$B1400]" office:value-type="float" office:value="0.211996078491211" calcext:value-type="float">
            <text:p>0.2119960785</text:p>
          </table:table-cell>
          <table:table-cell/>
          <table:table-cell office:value-type="float" office:value="1442890810.03891" calcext:value-type="float">
            <text:p>1442890810.03891</text:p>
          </table:table-cell>
          <table:table-cell table:formula="of:=[.J1400]-[.$B1400]" office:value-type="float" office:value="3.20120763778687" calcext:value-type="float">
            <text:p>3.201207637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890806.84637" calcext:value-type="float">
            <text:p>1442890806.84637</text:p>
          </table:table-cell>
          <table:table-cell office:value-type="float" office:value="896" calcext:value-type="float">
            <text:p>896</text:p>
          </table:table-cell>
          <table:table-cell table:formula="of:=[.B1401]-[.B$2]" office:value-type="float" office:value="37.9490983486176" calcext:value-type="float">
            <text:p>37.9490983486</text:p>
          </table:table-cell>
          <table:table-cell table:formula="of:=[.C1401]/([.D1401]-[.D1400])" office:value-type="float" office:value="103449.030609998" calcext:value-type="float">
            <text:p>103449.030609998</text:p>
          </table:table-cell>
          <table:table-cell/>
          <table:table-cell office:value-type="float" office:value="1442890807.15312" calcext:value-type="float">
            <text:p>1442890807.15312</text:p>
          </table:table-cell>
          <table:table-cell table:formula="of:=[.G1401]-[.$B1401]" office:value-type="float" office:value="0.306756019592285" calcext:value-type="float">
            <text:p>0.3067560196</text:p>
          </table:table-cell>
          <table:table-cell/>
          <table:table-cell office:value-type="float" office:value="1442890810.0428" calcext:value-type="float">
            <text:p>1442890810.0428</text:p>
          </table:table-cell>
          <table:table-cell table:formula="of:=[.J1401]-[.$B1401]" office:value-type="float" office:value="3.19643259048462" calcext:value-type="float">
            <text:p>3.1964325905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890806.8547" calcext:value-type="float">
            <text:p>1442890806.8547</text:p>
          </table:table-cell>
          <table:table-cell office:value-type="float" office:value="896" calcext:value-type="float">
            <text:p>896</text:p>
          </table:table-cell>
          <table:table-cell table:formula="of:=[.B1402]-[.B$2]" office:value-type="float" office:value="37.9574303627014" calcext:value-type="float">
            <text:p>37.9574303627</text:p>
          </table:table-cell>
          <table:table-cell table:formula="of:=[.C1402]/([.D1402]-[.D1401])" office:value-type="float" office:value="107537.024179472" calcext:value-type="float">
            <text:p>107537.024179472</text:p>
          </table:table-cell>
          <table:table-cell/>
          <table:table-cell office:value-type="float" office:value="1442890807.15316" calcext:value-type="float">
            <text:p>1442890807.15316</text:p>
          </table:table-cell>
          <table:table-cell table:formula="of:=[.G1402]-[.$B1402]" office:value-type="float" office:value="0.298462629318237" calcext:value-type="float">
            <text:p>0.2984626293</text:p>
          </table:table-cell>
          <table:table-cell/>
          <table:table-cell office:value-type="float" office:value="1442890810.04676" calcext:value-type="float">
            <text:p>1442890810.04676</text:p>
          </table:table-cell>
          <table:table-cell table:formula="of:=[.J1402]-[.$B1402]" office:value-type="float" office:value="3.19205904006958" calcext:value-type="float">
            <text:p>3.1920590401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890806.86302" calcext:value-type="float">
            <text:p>1442890806.86302</text:p>
          </table:table-cell>
          <table:table-cell office:value-type="float" office:value="896" calcext:value-type="float">
            <text:p>896</text:p>
          </table:table-cell>
          <table:table-cell table:formula="of:=[.B1403]-[.B$2]" office:value-type="float" office:value="37.9657492637634" calcext:value-type="float">
            <text:p>37.9657492638</text:p>
          </table:table-cell>
          <table:table-cell table:formula="of:=[.C1403]/([.D1403]-[.D1402])" office:value-type="float" office:value="107706.5339906" calcext:value-type="float">
            <text:p>107706.5339906</text:p>
          </table:table-cell>
          <table:table-cell/>
          <table:table-cell office:value-type="float" office:value="1442890807.15319" calcext:value-type="float">
            <text:p>1442890807.15319</text:p>
          </table:table-cell>
          <table:table-cell table:formula="of:=[.G1403]-[.$B1403]" office:value-type="float" office:value="0.290166139602661" calcext:value-type="float">
            <text:p>0.2901661396</text:p>
          </table:table-cell>
          <table:table-cell/>
          <table:table-cell office:value-type="float" office:value="1442890810.05065" calcext:value-type="float">
            <text:p>1442890810.05065</text:p>
          </table:table-cell>
          <table:table-cell table:formula="of:=[.J1403]-[.$B1403]" office:value-type="float" office:value="3.18762707710266" calcext:value-type="float">
            <text:p>3.1876270771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890806.87134" calcext:value-type="float">
            <text:p>1442890806.87134</text:p>
          </table:table-cell>
          <table:table-cell office:value-type="float" office:value="896" calcext:value-type="float">
            <text:p>896</text:p>
          </table:table-cell>
          <table:table-cell table:formula="of:=[.B1404]-[.B$2]" office:value-type="float" office:value="37.9740719795227" calcext:value-type="float">
            <text:p>37.9740719795</text:p>
          </table:table-cell>
          <table:table-cell table:formula="of:=[.C1404]/([.D1404]-[.D1403])" office:value-type="float" office:value="107657.166953134" calcext:value-type="float">
            <text:p>107657.166953134</text:p>
          </table:table-cell>
          <table:table-cell/>
          <table:table-cell office:value-type="float" office:value="1442890807.15321" calcext:value-type="float">
            <text:p>1442890807.15321</text:p>
          </table:table-cell>
          <table:table-cell table:formula="of:=[.G1404]-[.$B1404]" office:value-type="float" office:value="0.281865358352661" calcext:value-type="float">
            <text:p>0.2818653584</text:p>
          </table:table-cell>
          <table:table-cell/>
          <table:table-cell office:value-type="float" office:value="1442890810.05454" calcext:value-type="float">
            <text:p>1442890810.05454</text:p>
          </table:table-cell>
          <table:table-cell table:formula="of:=[.J1404]-[.$B1404]" office:value-type="float" office:value="3.18319582939148" calcext:value-type="float">
            <text:p>3.1831958294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890806.87966" calcext:value-type="float">
            <text:p>1442890806.87966</text:p>
          </table:table-cell>
          <table:table-cell office:value-type="float" office:value="896" calcext:value-type="float">
            <text:p>896</text:p>
          </table:table-cell>
          <table:table-cell table:formula="of:=[.B1405]-[.B$2]" office:value-type="float" office:value="37.9823937416077" calcext:value-type="float">
            <text:p>37.9823937416</text:p>
          </table:table-cell>
          <table:table-cell table:formula="of:=[.C1405]/([.D1405]-[.D1404])" office:value-type="float" office:value="107669.504469402" calcext:value-type="float">
            <text:p>107669.504469402</text:p>
          </table:table-cell>
          <table:table-cell/>
          <table:table-cell office:value-type="float" office:value="1442890807.15323" calcext:value-type="float">
            <text:p>1442890807.15323</text:p>
          </table:table-cell>
          <table:table-cell table:formula="of:=[.G1405]-[.$B1405]" office:value-type="float" office:value="0.273565053939819" calcext:value-type="float">
            <text:p>0.2735650539</text:p>
          </table:table-cell>
          <table:table-cell/>
          <table:table-cell office:value-type="float" office:value="1442890810.05846" calcext:value-type="float">
            <text:p>1442890810.05846</text:p>
          </table:table-cell>
          <table:table-cell table:formula="of:=[.J1405]-[.$B1405]" office:value-type="float" office:value="3.17880010604858" calcext:value-type="float">
            <text:p>3.178800106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890806.88798" calcext:value-type="float">
            <text:p>1442890806.88798</text:p>
          </table:table-cell>
          <table:table-cell office:value-type="float" office:value="896" calcext:value-type="float">
            <text:p>896</text:p>
          </table:table-cell>
          <table:table-cell table:formula="of:=[.B1406]-[.B$2]" office:value-type="float" office:value="37.9907083511353" calcext:value-type="float">
            <text:p>37.9907083511</text:p>
          </table:table-cell>
          <table:table-cell table:formula="of:=[.C1406]/([.D1406]-[.D1405])" office:value-type="float" office:value="107762.126053794" calcext:value-type="float">
            <text:p>107762.126053794</text:p>
          </table:table-cell>
          <table:table-cell/>
          <table:table-cell office:value-type="float" office:value="1442890807.15325" calcext:value-type="float">
            <text:p>1442890807.15325</text:p>
          </table:table-cell>
          <table:table-cell table:formula="of:=[.G1406]-[.$B1406]" office:value-type="float" office:value="0.265273809432983" calcext:value-type="float">
            <text:p>0.2652738094</text:p>
          </table:table-cell>
          <table:table-cell/>
          <table:table-cell office:value-type="float" office:value="1442890810.06236" calcext:value-type="float">
            <text:p>1442890810.06236</text:p>
          </table:table-cell>
          <table:table-cell table:formula="of:=[.J1406]-[.$B1406]" office:value-type="float" office:value="3.17437744140625" calcext:value-type="float">
            <text:p>3.174377441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890806.89641" calcext:value-type="float">
            <text:p>1442890806.89641</text:p>
          </table:table-cell>
          <table:table-cell office:value-type="float" office:value="896" calcext:value-type="float">
            <text:p>896</text:p>
          </table:table-cell>
          <table:table-cell table:formula="of:=[.B1407]-[.B$2]" office:value-type="float" office:value="37.9991428852081" calcext:value-type="float">
            <text:p>37.9991428852</text:p>
          </table:table-cell>
          <table:table-cell table:formula="of:=[.C1407]/([.D1407]-[.D1406])" office:value-type="float" office:value="106229.934251067" calcext:value-type="float">
            <text:p>106229.934251067</text:p>
          </table:table-cell>
          <table:table-cell/>
          <table:table-cell office:value-type="float" office:value="1442890807.15327" calcext:value-type="float">
            <text:p>1442890807.15327</text:p>
          </table:table-cell>
          <table:table-cell table:formula="of:=[.G1407]-[.$B1407]" office:value-type="float" office:value="0.256860733032227" calcext:value-type="float">
            <text:p>0.256860733</text:p>
          </table:table-cell>
          <table:table-cell/>
          <table:table-cell office:value-type="float" office:value="1442890810.06628" calcext:value-type="float">
            <text:p>1442890810.06628</text:p>
          </table:table-cell>
          <table:table-cell table:formula="of:=[.J1407]-[.$B1407]" office:value-type="float" office:value="3.16986656188965" calcext:value-type="float">
            <text:p>3.1698665619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890806.90584" calcext:value-type="float">
            <text:p>1442890806.90584</text:p>
          </table:table-cell>
          <table:table-cell office:value-type="float" office:value="896" calcext:value-type="float">
            <text:p>896</text:p>
          </table:table-cell>
          <table:table-cell table:formula="of:=[.B1408]-[.B$2]" office:value-type="float" office:value="38.0085737705231" calcext:value-type="float">
            <text:p>38.0085737705</text:p>
          </table:table-cell>
          <table:table-cell table:formula="of:=[.C1408]/([.D1408]-[.D1407])" office:value-type="float" office:value="95006.9871574477" calcext:value-type="float">
            <text:p>95006.9871574477</text:p>
          </table:table-cell>
          <table:table-cell/>
          <table:table-cell office:value-type="float" office:value="1442890807.15329" calcext:value-type="float">
            <text:p>1442890807.15329</text:p>
          </table:table-cell>
          <table:table-cell table:formula="of:=[.G1408]-[.$B1408]" office:value-type="float" office:value="0.247451543807983" calcext:value-type="float">
            <text:p>0.2474515438</text:p>
          </table:table-cell>
          <table:table-cell/>
          <table:table-cell office:value-type="float" office:value="1442890810.07018" calcext:value-type="float">
            <text:p>1442890810.07018</text:p>
          </table:table-cell>
          <table:table-cell table:formula="of:=[.J1408]-[.$B1408]" office:value-type="float" office:value="3.16433715820312" calcext:value-type="float">
            <text:p>3.164337158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890806.91417" calcext:value-type="float">
            <text:p>1442890806.91417</text:p>
          </table:table-cell>
          <table:table-cell office:value-type="float" office:value="896" calcext:value-type="float">
            <text:p>896</text:p>
          </table:table-cell>
          <table:table-cell table:formula="of:=[.B1409]-[.B$2]" office:value-type="float" office:value="38.0168981552124" calcext:value-type="float">
            <text:p>38.0168981552</text:p>
          </table:table-cell>
          <table:table-cell table:formula="of:=[.C1409]/([.D1409]-[.D1408])" office:value-type="float" office:value="107635.583101819" calcext:value-type="float">
            <text:p>107635.583101819</text:p>
          </table:table-cell>
          <table:table-cell/>
          <table:table-cell office:value-type="float" office:value="1442890807.15332" calcext:value-type="float">
            <text:p>1442890807.15332</text:p>
          </table:table-cell>
          <table:table-cell table:formula="of:=[.G1409]-[.$B1409]" office:value-type="float" office:value="0.239147901535034" calcext:value-type="float">
            <text:p>0.2391479015</text:p>
          </table:table-cell>
          <table:table-cell/>
          <table:table-cell office:value-type="float" office:value="1442890810.07408" calcext:value-type="float">
            <text:p>1442890810.07408</text:p>
          </table:table-cell>
          <table:table-cell table:formula="of:=[.J1409]-[.$B1409]" office:value-type="float" office:value="3.15991139411926" calcext:value-type="float">
            <text:p>3.1599113941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890806.9225" calcext:value-type="float">
            <text:p>1442890806.9225</text:p>
          </table:table-cell>
          <table:table-cell office:value-type="float" office:value="896" calcext:value-type="float">
            <text:p>896</text:p>
          </table:table-cell>
          <table:table-cell table:formula="of:=[.B1410]-[.B$2]" office:value-type="float" office:value="38.0252351760864" calcext:value-type="float">
            <text:p>38.0252351761</text:p>
          </table:table-cell>
          <table:table-cell table:formula="of:=[.C1410]/([.D1410]-[.D1409])" office:value-type="float" office:value="107472.44291924" calcext:value-type="float">
            <text:p>107472.44291924</text:p>
          </table:table-cell>
          <table:table-cell/>
          <table:table-cell office:value-type="float" office:value="1442890807.15334" calcext:value-type="float">
            <text:p>1442890807.15334</text:p>
          </table:table-cell>
          <table:table-cell table:formula="of:=[.G1410]-[.$B1410]" office:value-type="float" office:value="0.230832815170288" calcext:value-type="float">
            <text:p>0.2308328152</text:p>
          </table:table-cell>
          <table:table-cell/>
          <table:table-cell office:value-type="float" office:value="1442890810.07796" calcext:value-type="float">
            <text:p>1442890810.07796</text:p>
          </table:table-cell>
          <table:table-cell table:formula="of:=[.J1410]-[.$B1410]" office:value-type="float" office:value="3.15545058250427" calcext:value-type="float">
            <text:p>3.1554505825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890806.93084" calcext:value-type="float">
            <text:p>1442890806.93084</text:p>
          </table:table-cell>
          <table:table-cell office:value-type="float" office:value="896" calcext:value-type="float">
            <text:p>896</text:p>
          </table:table-cell>
          <table:table-cell table:formula="of:=[.B1411]-[.B$2]" office:value-type="float" office:value="38.0335683822632" calcext:value-type="float">
            <text:p>38.0335683823</text:p>
          </table:table-cell>
          <table:table-cell table:formula="of:=[.C1411]/([.D1411]-[.D1410])" office:value-type="float" office:value="107521.640650034" calcext:value-type="float">
            <text:p>107521.640650034</text:p>
          </table:table-cell>
          <table:table-cell/>
          <table:table-cell office:value-type="float" office:value="1442890807.15336" calcext:value-type="float">
            <text:p>1442890807.15336</text:p>
          </table:table-cell>
          <table:table-cell table:formula="of:=[.G1411]-[.$B1411]" office:value-type="float" office:value="0.22252082824707" calcext:value-type="float">
            <text:p>0.2225208282</text:p>
          </table:table-cell>
          <table:table-cell/>
          <table:table-cell office:value-type="float" office:value="1442890810.08183" calcext:value-type="float">
            <text:p>1442890810.08183</text:p>
          </table:table-cell>
          <table:table-cell table:formula="of:=[.J1411]-[.$B1411]" office:value-type="float" office:value="3.15098762512207" calcext:value-type="float">
            <text:p>3.150987625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890806.93917" calcext:value-type="float">
            <text:p>1442890806.93917</text:p>
          </table:table-cell>
          <table:table-cell office:value-type="float" office:value="896" calcext:value-type="float">
            <text:p>896</text:p>
          </table:table-cell>
          <table:table-cell table:formula="of:=[.B1412]-[.B$2]" office:value-type="float" office:value="38.0418970584869" calcext:value-type="float">
            <text:p>38.0418970585</text:p>
          </table:table-cell>
          <table:table-cell table:formula="of:=[.C1412]/([.D1412]-[.D1411])" office:value-type="float" office:value="107580.121489709" calcext:value-type="float">
            <text:p>107580.121489709</text:p>
          </table:table-cell>
          <table:table-cell/>
          <table:table-cell office:value-type="float" office:value="1442890807.15338" calcext:value-type="float">
            <text:p>1442890807.15338</text:p>
          </table:table-cell>
          <table:table-cell table:formula="of:=[.G1412]-[.$B1412]" office:value-type="float" office:value="0.214213371276855" calcext:value-type="float">
            <text:p>0.2142133713</text:p>
          </table:table-cell>
          <table:table-cell/>
          <table:table-cell office:value-type="float" office:value="1442890810.08568" calcext:value-type="float">
            <text:p>1442890810.08568</text:p>
          </table:table-cell>
          <table:table-cell table:formula="of:=[.J1412]-[.$B1412]" office:value-type="float" office:value="3.14651656150818" calcext:value-type="float">
            <text:p>3.1465165615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890806.9475" calcext:value-type="float">
            <text:p>1442890806.9475</text:p>
          </table:table-cell>
          <table:table-cell office:value-type="float" office:value="896" calcext:value-type="float">
            <text:p>896</text:p>
          </table:table-cell>
          <table:table-cell table:formula="of:=[.B1413]-[.B$2]" office:value-type="float" office:value="38.0502254962921" calcext:value-type="float">
            <text:p>38.0502254963</text:p>
          </table:table-cell>
          <table:table-cell table:formula="of:=[.C1413]/([.D1413]-[.D1412])" office:value-type="float" office:value="107583.201190885" calcext:value-type="float">
            <text:p>107583.201190885</text:p>
          </table:table-cell>
          <table:table-cell/>
          <table:table-cell office:value-type="float" office:value="1442890807.25017" calcext:value-type="float">
            <text:p>1442890807.25017</text:p>
          </table:table-cell>
          <table:table-cell table:formula="of:=[.G1413]-[.$B1413]" office:value-type="float" office:value="0.30267333984375" calcext:value-type="float">
            <text:p>0.3026733398</text:p>
          </table:table-cell>
          <table:table-cell/>
          <table:table-cell office:value-type="float" office:value="1442890810.08956" calcext:value-type="float">
            <text:p>1442890810.08956</text:p>
          </table:table-cell>
          <table:table-cell table:formula="of:=[.J1413]-[.$B1413]" office:value-type="float" office:value="3.14206409454346" calcext:value-type="float">
            <text:p>3.1420640945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890806.95608" calcext:value-type="float">
            <text:p>1442890806.95608</text:p>
          </table:table-cell>
          <table:table-cell office:value-type="float" office:value="896" calcext:value-type="float">
            <text:p>896</text:p>
          </table:table-cell>
          <table:table-cell table:formula="of:=[.B1414]-[.B$2]" office:value-type="float" office:value="38.0588083267212" calcext:value-type="float">
            <text:p>38.0588083267</text:p>
          </table:table-cell>
          <table:table-cell table:formula="of:=[.C1414]/([.D1414]-[.D1413])" office:value-type="float" office:value="104394.466068502" calcext:value-type="float">
            <text:p>104394.466068502</text:p>
          </table:table-cell>
          <table:table-cell/>
          <table:table-cell office:value-type="float" office:value="1442890807.25021" calcext:value-type="float">
            <text:p>1442890807.25021</text:p>
          </table:table-cell>
          <table:table-cell table:formula="of:=[.G1414]-[.$B1414]" office:value-type="float" office:value="0.29413366317749" calcext:value-type="float">
            <text:p>0.2941336632</text:p>
          </table:table-cell>
          <table:table-cell/>
          <table:table-cell office:value-type="float" office:value="1442890810.09345" calcext:value-type="float">
            <text:p>1442890810.09345</text:p>
          </table:table-cell>
          <table:table-cell table:formula="of:=[.J1414]-[.$B1414]" office:value-type="float" office:value="3.13737630844116" calcext:value-type="float">
            <text:p>3.137376308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890806.96443" calcext:value-type="float">
            <text:p>1442890806.96443</text:p>
          </table:table-cell>
          <table:table-cell office:value-type="float" office:value="896" calcext:value-type="float">
            <text:p>896</text:p>
          </table:table-cell>
          <table:table-cell table:formula="of:=[.B1415]-[.B$2]" office:value-type="float" office:value="38.0671560764313" calcext:value-type="float">
            <text:p>38.0671560764</text:p>
          </table:table-cell>
          <table:table-cell table:formula="of:=[.C1415]/([.D1415]-[.D1414])" office:value-type="float" office:value="107334.315368577" calcext:value-type="float">
            <text:p>107334.315368577</text:p>
          </table:table-cell>
          <table:table-cell/>
          <table:table-cell office:value-type="float" office:value="1442890807.25024" calcext:value-type="float">
            <text:p>1442890807.25024</text:p>
          </table:table-cell>
          <table:table-cell table:formula="of:=[.G1415]-[.$B1415]" office:value-type="float" office:value="0.285817623138428" calcext:value-type="float">
            <text:p>0.2858176231</text:p>
          </table:table-cell>
          <table:table-cell/>
          <table:table-cell office:value-type="float" office:value="1442890810.09735" calcext:value-type="float">
            <text:p>1442890810.09735</text:p>
          </table:table-cell>
          <table:table-cell table:formula="of:=[.J1415]-[.$B1415]" office:value-type="float" office:value="3.13292455673218" calcext:value-type="float">
            <text:p>3.1329245567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890806.97275" calcext:value-type="float">
            <text:p>1442890806.97275</text:p>
          </table:table-cell>
          <table:table-cell office:value-type="float" office:value="896" calcext:value-type="float">
            <text:p>896</text:p>
          </table:table-cell>
          <table:table-cell table:formula="of:=[.B1416]-[.B$2]" office:value-type="float" office:value="38.0754776000977" calcext:value-type="float">
            <text:p>38.0754776001</text:p>
          </table:table-cell>
          <table:table-cell table:formula="of:=[.C1416]/([.D1416]-[.D1415])" office:value-type="float" office:value="107672.589290319" calcext:value-type="float">
            <text:p>107672.589290319</text:p>
          </table:table-cell>
          <table:table-cell/>
          <table:table-cell office:value-type="float" office:value="1442890807.25027" calcext:value-type="float">
            <text:p>1442890807.25027</text:p>
          </table:table-cell>
          <table:table-cell table:formula="of:=[.G1416]-[.$B1416]" office:value-type="float" office:value="0.277518033981323" calcext:value-type="float">
            <text:p>0.277518034</text:p>
          </table:table-cell>
          <table:table-cell/>
          <table:table-cell office:value-type="float" office:value="1442890810.10124" calcext:value-type="float">
            <text:p>1442890810.10124</text:p>
          </table:table-cell>
          <table:table-cell table:formula="of:=[.J1416]-[.$B1416]" office:value-type="float" office:value="3.12849068641663" calcext:value-type="float">
            <text:p>3.128490686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890806.98123" calcext:value-type="float">
            <text:p>1442890806.98123</text:p>
          </table:table-cell>
          <table:table-cell office:value-type="float" office:value="896" calcext:value-type="float">
            <text:p>896</text:p>
          </table:table-cell>
          <table:table-cell table:formula="of:=[.B1417]-[.B$2]" office:value-type="float" office:value="38.083958864212" calcext:value-type="float">
            <text:p>38.0839588642</text:p>
          </table:table-cell>
          <table:table-cell table:formula="of:=[.C1417]/([.D1417]-[.D1416])" office:value-type="float" office:value="105644.628903944" calcext:value-type="float">
            <text:p>105644.628903944</text:p>
          </table:table-cell>
          <table:table-cell/>
          <table:table-cell office:value-type="float" office:value="1442890807.25029" calcext:value-type="float">
            <text:p>1442890807.25029</text:p>
          </table:table-cell>
          <table:table-cell table:formula="of:=[.G1417]-[.$B1417]" office:value-type="float" office:value="0.269059181213379" calcext:value-type="float">
            <text:p>0.2690591812</text:p>
          </table:table-cell>
          <table:table-cell/>
          <table:table-cell office:value-type="float" office:value="1442890810.10516" calcext:value-type="float">
            <text:p>1442890810.10516</text:p>
          </table:table-cell>
          <table:table-cell table:formula="of:=[.J1417]-[.$B1417]" office:value-type="float" office:value="3.12392997741699" calcext:value-type="float">
            <text:p>3.123929977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890806.98957" calcext:value-type="float">
            <text:p>1442890806.98957</text:p>
          </table:table-cell>
          <table:table-cell office:value-type="float" office:value="896" calcext:value-type="float">
            <text:p>896</text:p>
          </table:table-cell>
          <table:table-cell table:formula="of:=[.B1418]-[.B$2]" office:value-type="float" office:value="38.0923023223877" calcext:value-type="float">
            <text:p>38.0923023224</text:p>
          </table:table-cell>
          <table:table-cell table:formula="of:=[.C1418]/([.D1418]-[.D1417])" office:value-type="float" office:value="107389.523760537" calcext:value-type="float">
            <text:p>107389.523760537</text:p>
          </table:table-cell>
          <table:table-cell/>
          <table:table-cell office:value-type="float" office:value="1442890807.25031" calcext:value-type="float">
            <text:p>1442890807.25031</text:p>
          </table:table-cell>
          <table:table-cell table:formula="of:=[.G1418]-[.$B1418]" office:value-type="float" office:value="0.260737419128418" calcext:value-type="float">
            <text:p>0.2607374191</text:p>
          </table:table-cell>
          <table:table-cell/>
          <table:table-cell office:value-type="float" office:value="1442890810.10905" calcext:value-type="float">
            <text:p>1442890810.10905</text:p>
          </table:table-cell>
          <table:table-cell table:formula="of:=[.J1418]-[.$B1418]" office:value-type="float" office:value="3.11947989463806" calcext:value-type="float">
            <text:p>3.1194798946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890806.99899" calcext:value-type="float">
            <text:p>1442890806.99899</text:p>
          </table:table-cell>
          <table:table-cell office:value-type="float" office:value="896" calcext:value-type="float">
            <text:p>896</text:p>
          </table:table-cell>
          <table:table-cell table:formula="of:=[.B1419]-[.B$2]" office:value-type="float" office:value="38.1017208099365" calcext:value-type="float">
            <text:p>38.1017208099</text:p>
          </table:table-cell>
          <table:table-cell table:formula="of:=[.C1419]/([.D1419]-[.D1418])" office:value-type="float" office:value="95132.046982584" calcext:value-type="float">
            <text:p>95132.046982584</text:p>
          </table:table-cell>
          <table:table-cell/>
          <table:table-cell office:value-type="float" office:value="1442890807.25033" calcext:value-type="float">
            <text:p>1442890807.25033</text:p>
          </table:table-cell>
          <table:table-cell table:formula="of:=[.G1419]-[.$B1419]" office:value-type="float" office:value="0.251341581344604" calcext:value-type="float">
            <text:p>0.2513415813</text:p>
          </table:table-cell>
          <table:table-cell/>
          <table:table-cell office:value-type="float" office:value="1442890810.11295" calcext:value-type="float">
            <text:p>1442890810.11295</text:p>
          </table:table-cell>
          <table:table-cell table:formula="of:=[.J1419]-[.$B1419]" office:value-type="float" office:value="3.11395573616028" calcext:value-type="float">
            <text:p>3.1139557362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890820.01039" calcext:value-type="float">
            <text:p>1442890820.01039</text:p>
          </table:table-cell>
          <table:table-cell office:value-type="float" office:value="896" calcext:value-type="float">
            <text:p>896</text:p>
          </table:table-cell>
          <table:table-cell table:formula="of:=[.B1420]-[.B$2]" office:value-type="float" office:value="51.1131234169006" calcext:value-type="float">
            <text:p>51.1131234169</text:p>
          </table:table-cell>
          <table:table-cell table:formula="of:=[.C1420]/([.D1420]-[.D1419])" office:value-type="float" office:value="68.8626758440656" calcext:value-type="float">
            <text:p>68.8626758441</text:p>
          </table:table-cell>
          <table:table-cell/>
          <table:table-cell office:value-type="float" office:value="1442890820.21607" calcext:value-type="float">
            <text:p>1442890820.21607</text:p>
          </table:table-cell>
          <table:table-cell table:formula="of:=[.G1420]-[.$B1420]" office:value-type="float" office:value="0.205674409866333" calcext:value-type="float">
            <text:p>0.2056744099</text:p>
          </table:table-cell>
          <table:table-cell/>
          <table:table-cell office:value-type="float" office:value="1442890820.21612" calcext:value-type="float">
            <text:p>1442890820.21612</text:p>
          </table:table-cell>
          <table:table-cell table:formula="of:=[.J1420]-[.$B1420]" office:value-type="float" office:value="0.205729246139526" calcext:value-type="float">
            <text:p>0.20572924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05:59.418200620</dc:date>
    <meta:editing-duration>PT4M39S</meta:editing-duration>
    <meta:editing-cycles>2</meta:editing-cycles>
    <meta:generator>LibreOffice/4.4.2.2$Linux_X86_64 LibreOffice_project/40m0$Build-2</meta:generator>
    <meta:document-statistic meta:table-count="1" meta:cell-count="127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1.sender_i.routed_msg_pub.network'.D1:'source_1.sender_i.routed_msg_pub.network'.E1420" chart:data-source-has-labels="row" svg:x="0.32cm" svg:y="0.18cm" svg:width="11.793cm" svg:height="8.64cm">
          <chartooo:coordinate-region svg:x="1.49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1420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1420"/>
            <chart:data-point chart:repeated="14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1420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1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147148609161">
                <text:p>11.1147148609161</text:p>
              </table:table-cell>
              <table:table-cell office:value-type="float" office:value="80.6138539055735">
                <text:p>80.6138539055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263370513916">
                <text:p>11.1263370513916</text:p>
              </table:table-cell>
              <table:table-cell office:value-type="float" office:value="77093.9008349232">
                <text:p>77093.9008349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1378695964813">
                <text:p>11.1378695964813</text:p>
              </table:table-cell>
              <table:table-cell office:value-type="float" office:value="77693.1711976184">
                <text:p>77693.171197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494345664978">
                <text:p>11.1494345664978</text:p>
              </table:table-cell>
              <table:table-cell office:value-type="float" office:value="77475.34137341">
                <text:p>77475.34137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619968414307">
                <text:p>11.1619968414307</text:p>
              </table:table-cell>
              <table:table-cell office:value-type="float" office:value="71324.6609223762">
                <text:p>71324.6609223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734404563904">
                <text:p>11.1734404563904</text:p>
              </table:table-cell>
              <table:table-cell office:value-type="float" office:value="78296.9370390433">
                <text:p>78296.937039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849241256714">
                <text:p>11.1849241256714</text:p>
              </table:table-cell>
              <table:table-cell office:value-type="float" office:value="78023.842212349">
                <text:p>78023.842212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1965155601501">
                <text:p>11.1965155601501</text:p>
              </table:table-cell>
              <table:table-cell office:value-type="float" office:value="77298.4570323748">
                <text:p>77298.4570323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080442905426">
                <text:p>11.2080442905426</text:p>
              </table:table-cell>
              <table:table-cell office:value-type="float" office:value="77718.8787922655">
                <text:p>77718.8787922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195391654968">
                <text:p>11.2195391654968</text:p>
              </table:table-cell>
              <table:table-cell office:value-type="float" office:value="77947.7813867629">
                <text:p>77947.7813867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311203479767">
                <text:p>11.2311203479767</text:p>
              </table:table-cell>
              <table:table-cell office:value-type="float" office:value="77366.8838703037">
                <text:p>77366.8838703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426331043243">
                <text:p>11.2426331043243</text:p>
              </table:table-cell>
              <table:table-cell office:value-type="float" office:value="77826.7143803844">
                <text:p>77826.7143803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541153430939">
                <text:p>11.2541153430939</text:p>
              </table:table-cell>
              <table:table-cell office:value-type="float" office:value="78033.5627906977">
                <text:p>78033.562790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656142711639">
                <text:p>11.2656142711639</text:p>
              </table:table-cell>
              <table:table-cell office:value-type="float" office:value="77920.3065312046">
                <text:p>77920.306531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771172523499">
                <text:p>11.2771172523499</text:p>
              </table:table-cell>
              <table:table-cell office:value-type="float" office:value="77892.8510373702">
                <text:p>77892.8510373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886083126068">
                <text:p>11.2886083126068</text:p>
              </table:table-cell>
              <table:table-cell office:value-type="float" office:value="77973.6577795299">
                <text:p>77973.6577795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001618385315">
                <text:p>11.3001618385315</text:p>
              </table:table-cell>
              <table:table-cell office:value-type="float" office:value="77552.0828741823">
                <text:p>77552.0828741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31169962883">
                <text:p>11.31169962883</text:p>
              </table:table-cell>
              <table:table-cell office:value-type="float" office:value="77657.8510115099">
                <text:p>77657.8510115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232564926147">
                <text:p>11.3232564926147</text:p>
              </table:table-cell>
              <table:table-cell office:value-type="float" office:value="77529.6842365853">
                <text:p>77529.6842365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347842693329">
                <text:p>11.3347842693329</text:p>
              </table:table-cell>
              <table:table-cell office:value-type="float" office:value="77725.308349362">
                <text:p>77725.308349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463065624237">
                <text:p>11.3463065624237</text:p>
              </table:table-cell>
              <table:table-cell office:value-type="float" office:value="77762.2989571263">
                <text:p>77762.2989571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57843875885">
                <text:p>11.357843875885</text:p>
              </table:table-cell>
              <table:table-cell office:value-type="float" office:value="77661.0606104441">
                <text:p>77661.0606104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3693788051605">
                <text:p>11.3693788051605</text:p>
              </table:table-cell>
              <table:table-cell office:value-type="float" office:value="77677.1125855191">
                <text:p>77677.1125855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3808817863464">
                <text:p>11.3808817863464</text:p>
              </table:table-cell>
              <table:table-cell office:value-type="float" office:value="77892.8510373702">
                <text:p>77892.8510373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3924186229706">
                <text:p>11.3924186229706</text:p>
              </table:table-cell>
              <table:table-cell office:value-type="float" office:value="77664.2704746947">
                <text:p>77664.2704746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039566516876">
                <text:p>11.4039566516876</text:p>
              </table:table-cell>
              <table:table-cell office:value-type="float" office:value="77656.2463115262">
                <text:p>77656.2463115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4154851436615">
                <text:p>11.4154851436615</text:p>
              </table:table-cell>
              <table:table-cell office:value-type="float" office:value="77720.4860818133">
                <text:p>77720.4860818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269878864288">
                <text:p>11.4269878864288</text:p>
              </table:table-cell>
              <table:table-cell office:value-type="float" office:value="77894.4655308212">
                <text:p>77894.4655308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384529590607">
                <text:p>11.4384529590607</text:p>
              </table:table-cell>
              <table:table-cell office:value-type="float" office:value="78150.3989352853">
                <text:p>78150.3989352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500172138214">
                <text:p>11.4500172138214</text:p>
              </table:table-cell>
              <table:table-cell office:value-type="float" office:value="77480.1332673594">
                <text:p>77480.1332673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615180492401">
                <text:p>11.4615180492401</text:p>
              </table:table-cell>
              <table:table-cell office:value-type="float" office:value="77907.3838882209">
                <text:p>77907.3838882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730322360992">
                <text:p>11.4730322360992</text:p>
              </table:table-cell>
              <table:table-cell office:value-type="float" office:value="77817.0452644221">
                <text:p>77817.04526442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845879077911">
                <text:p>11.4845879077911</text:p>
              </table:table-cell>
              <table:table-cell office:value-type="float" office:value="77537.6822645869">
                <text:p>77537.6822645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960317611694">
                <text:p>11.4960317611694</text:p>
              </table:table-cell>
              <table:table-cell office:value-type="float" office:value="78295.3058188712">
                <text:p>78295.3058188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075557231903">
                <text:p>11.5075557231903</text:p>
              </table:table-cell>
              <table:table-cell office:value-type="float" office:value="77751.0372194062">
                <text:p>77751.0372194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191648006439">
                <text:p>11.5191648006439</text:p>
              </table:table-cell>
              <table:table-cell office:value-type="float" office:value="77180.982173663">
                <text:p>77180.982173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5306649208069">
                <text:p>11.5306649208069</text:p>
              </table:table-cell>
              <table:table-cell office:value-type="float" office:value="77912.2293770084">
                <text:p>77912.2293770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5421543121338">
                <text:p>11.5421543121338</text:p>
              </table:table-cell>
              <table:table-cell office:value-type="float" office:value="77984.984104586">
                <text:p>77984.984104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5536658763886">
                <text:p>11.5536658763886</text:p>
              </table:table-cell>
              <table:table-cell office:value-type="float" office:value="77834.7738127291">
                <text:p>77834.7738127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5651586055756">
                <text:p>11.5651586055756</text:p>
              </table:table-cell>
              <table:table-cell office:value-type="float" office:value="77962.3347440046">
                <text:p>77962.3347440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5766608715057">
                <text:p>11.5766608715057</text:p>
              </table:table-cell>
              <table:table-cell office:value-type="float" office:value="77897.6947185142">
                <text:p>77897.6947185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5882005691528">
                <text:p>11.5882005691528</text:p>
              </table:table-cell>
              <table:table-cell office:value-type="float" office:value="77645.0152682796">
                <text:p>77645.0152682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5997202396393">
                <text:p>11.5997202396393</text:p>
              </table:table-cell>
              <table:table-cell office:value-type="float" office:value="77780.0025663845">
                <text:p>77780.0025663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6112563610077">
                <text:p>11.6112563610077</text:p>
              </table:table-cell>
              <table:table-cell office:value-type="float" office:value="77669.0857686108">
                <text:p>77669.0857686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6228694915771">
                <text:p>11.6228694915771</text:p>
              </table:table-cell>
              <table:table-cell office:value-type="float" office:value="77154.0451251309">
                <text:p>77154.0451251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6344015598297">
                <text:p>11.6344015598297</text:p>
              </table:table-cell>
              <table:table-cell office:value-type="float" office:value="77696.3837168434">
                <text:p>77696.3837168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64590716362">
                <text:p>11.64590716362</text:p>
              </table:table-cell>
              <table:table-cell office:value-type="float" office:value="77875.0960255294">
                <text:p>77875.0960255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6574015617371">
                <text:p>11.6574015617371</text:p>
              </table:table-cell>
              <table:table-cell office:value-type="float" office:value="77951.0149965776">
                <text:p>77951.0149965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690165996552">
                <text:p>11.6690165996552</text:p>
              </table:table-cell>
              <table:table-cell office:value-type="float" office:value="77141.3753720467">
                <text:p>77141.3753720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6805274486542">
                <text:p>11.6805274486542</text:p>
              </table:table-cell>
              <table:table-cell office:value-type="float" office:value="77839.6102734051">
                <text:p>77839.6102734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920416355133">
                <text:p>11.6920416355133</text:p>
              </table:table-cell>
              <table:table-cell office:value-type="float" office:value="77817.0452644221">
                <text:p>77817.0452644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7036554813385">
                <text:p>11.7036554813385</text:p>
              </table:table-cell>
              <table:table-cell office:value-type="float" office:value="77149.293480046">
                <text:p>77149.293480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7151579856873">
                <text:p>11.7151579856873</text:p>
              </table:table-cell>
              <table:table-cell office:value-type="float" office:value="77896.0800912012">
                <text:p>77896.0800912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266941070557">
                <text:p>11.7266941070557</text:p>
              </table:table-cell>
              <table:table-cell office:value-type="float" office:value="77669.0857686108">
                <text:p>77669.0857686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7382245063782">
                <text:p>11.7382245063782</text:p>
              </table:table-cell>
              <table:table-cell office:value-type="float" office:value="77707.6296265663">
                <text:p>77707.6296265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7497162818909">
                <text:p>11.7497162818909</text:p>
              </table:table-cell>
              <table:table-cell office:value-type="float" office:value="77968.8046473029">
                <text:p>77968.8046473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761167049408">
                <text:p>11.761167049408</text:p>
              </table:table-cell>
              <table:table-cell office:value-type="float" office:value="78248.0299825102">
                <text:p>78248.0299825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7727258205414">
                <text:p>11.7727258205414</text:p>
              </table:table-cell>
              <table:table-cell office:value-type="float" office:value="77516.8908232091">
                <text:p>77516.89082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842144966125">
                <text:p>11.7842144966125</text:p>
              </table:table-cell>
              <table:table-cell office:value-type="float" office:value="77989.8392512503">
                <text:p>77989.8392512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957670688629">
                <text:p>11.7957670688629</text:p>
              </table:table-cell>
              <table:table-cell office:value-type="float" office:value="77558.4848622433">
                <text:p>77558.484862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073124885559">
                <text:p>11.8073124885559</text:p>
              </table:table-cell>
              <table:table-cell office:value-type="float" office:value="77606.5334847703">
                <text:p>77606.5334847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88223838806">
                <text:p>11.8188223838806</text:p>
              </table:table-cell>
              <table:table-cell office:value-type="float" office:value="77846.0598226862">
                <text:p>77846.0598226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8303735256195">
                <text:p>11.8303735256195</text:p>
              </table:table-cell>
              <table:table-cell office:value-type="float" office:value="77568.0898264154">
                <text:p>77568.0898264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418924808502">
                <text:p>11.8418924808502</text:p>
              </table:table-cell>
              <table:table-cell office:value-type="float" office:value="77784.8322225442">
                <text:p>77784.8322225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8534722328186">
                <text:p>11.8534722328186</text:p>
              </table:table-cell>
              <table:table-cell office:value-type="float" office:value="77376.4414338364">
                <text:p>77376.4414338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8650033473969">
                <text:p>11.8650033473969</text:p>
              </table:table-cell>
              <table:table-cell office:value-type="float" office:value="77702.8095523623">
                <text:p>77702.8095523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8765783309937">
                <text:p>11.8765783309937</text:p>
              </table:table-cell>
              <table:table-cell office:value-type="float" office:value="77408.3170405158">
                <text:p>77408.3170405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8880832195282">
                <text:p>11.8880832195282</text:p>
              </table:table-cell>
              <table:table-cell office:value-type="float" office:value="77879.9374987048">
                <text:p>77879.9374987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8996493816376">
                <text:p>11.8996493816376</text:p>
              </table:table-cell>
              <table:table-cell office:value-type="float" office:value="77467.3562005277">
                <text:p>77467.3562005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9111044406891">
                <text:p>11.9111044406891</text:p>
              </table:table-cell>
              <table:table-cell office:value-type="float" office:value="78218.7150647296">
                <text:p>78218.7150647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226160049438">
                <text:p>11.9226160049438</text:p>
              </table:table-cell>
              <table:table-cell office:value-type="float" office:value="77834.7738127291">
                <text:p>77834.7738127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9341142177582">
                <text:p>11.9341142177582</text:p>
              </table:table-cell>
              <table:table-cell office:value-type="float" office:value="77925.153627636">
                <text:p>77925.153627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9456150531769">
                <text:p>11.9456150531769</text:p>
              </table:table-cell>
              <table:table-cell office:value-type="float" office:value="77907.3838882209">
                <text:p>77907.3838882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9571101665497">
                <text:p>11.9571101665497</text:p>
              </table:table-cell>
              <table:table-cell office:value-type="float" office:value="77946.1646824574">
                <text:p>77946.1646824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968581199646">
                <text:p>11.968581199646</text:p>
              </table:table-cell>
              <table:table-cell office:value-type="float" office:value="78109.7911998836">
                <text:p>78109.7911998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9801230430603">
                <text:p>11.9801230430603</text:p>
              </table:table-cell>
              <table:table-cell office:value-type="float" office:value="77630.5801280727">
                <text:p>77630.5801280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9916415214539">
                <text:p>11.9916415214539</text:p>
              </table:table-cell>
              <table:table-cell office:value-type="float" office:value="77788.0523265441">
                <text:p>77788.0523265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0031204223633">
                <text:p>12.0031204223633</text:p>
              </table:table-cell>
              <table:table-cell office:value-type="float" office:value="78056.253562082">
                <text:p>78056.253562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0146691799164">
                <text:p>12.0146691799164</text:p>
              </table:table-cell>
              <table:table-cell office:value-type="float" office:value="77584.1033877661">
                <text:p>77584.1033877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026154756546">
                <text:p>12.026154756546</text:p>
              </table:table-cell>
              <table:table-cell office:value-type="float" office:value="78010.8852077884">
                <text:p>78010.88520778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0376648902893">
                <text:p>12.0376648902893</text:p>
              </table:table-cell>
              <table:table-cell office:value-type="float" office:value="77844.44733517">
                <text:p>77844.44733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0491714477539">
                <text:p>12.0491714477539</text:p>
              </table:table-cell>
              <table:table-cell office:value-type="float" office:value="77868.6416642493">
                <text:p>77868.6416642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0606491565704">
                <text:p>12.0606491565704</text:p>
              </table:table-cell>
              <table:table-cell office:value-type="float" office:value="78064.3606073825">
                <text:p>78064.3606073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721218585968">
                <text:p>12.0721218585968</text:p>
              </table:table-cell>
              <table:table-cell office:value-type="float" office:value="78098.4285951787">
                <text:p>78098.4285951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0835781097412">
                <text:p>12.0835781097412</text:p>
              </table:table-cell>
              <table:table-cell office:value-type="float" office:value="78210.5759297413">
                <text:p>78210.5759297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0951142311096">
                <text:p>12.0951142311096</text:p>
              </table:table-cell>
              <table:table-cell office:value-type="float" office:value="77669.0857686108">
                <text:p>77669.0857686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1067073345184">
                <text:p>12.1067073345184</text:p>
              </table:table-cell>
              <table:table-cell office:value-type="float" office:value="77287.3292339332">
                <text:p>77287.3292339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181695461273">
                <text:p>12.1181695461273</text:p>
              </table:table-cell>
              <table:table-cell office:value-type="float" office:value="78169.9056493885">
                <text:p>78169.9056493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129602432251">
                <text:p>12.129602432251</text:p>
              </table:table-cell>
              <table:table-cell office:value-type="float" office:value="78370.4123621046">
                <text:p>78370.4123621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1410257816315">
                <text:p>12.1410257816315</text:p>
              </table:table-cell>
              <table:table-cell office:value-type="float" office:value="78435.8396259888">
                <text:p>78435.8396259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1524002552032">
                <text:p>12.1524002552032</text:p>
              </table:table-cell>
              <table:table-cell office:value-type="float" office:value="78772.8763310137">
                <text:p>78772.8763310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163774728775">
                <text:p>12.163774728775</text:p>
              </table:table-cell>
              <table:table-cell office:value-type="float" office:value="78772.8763310137">
                <text:p>78772.8763310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1751728057861">
                <text:p>12.1751728057861</text:p>
              </table:table-cell>
              <table:table-cell office:value-type="float" office:value="78609.7513753216">
                <text:p>78609.75137532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1865737438202">
                <text:p>12.1865737438202</text:p>
              </table:table-cell>
              <table:table-cell office:value-type="float" office:value="78590.0245509107">
                <text:p>78590.0245509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1979830265045">
                <text:p>12.1979830265045</text:p>
              </table:table-cell>
              <table:table-cell office:value-type="float" office:value="78532.5444894889">
                <text:p>78532.5444894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093894481659">
                <text:p>12.2093894481659</text:p>
              </table:table-cell>
              <table:table-cell office:value-type="float" office:value="78552.2424647799">
                <text:p>78552.2424647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2208423614502">
                <text:p>12.2208423614502</text:p>
              </table:table-cell>
              <table:table-cell office:value-type="float" office:value="78233.3697774632">
                <text:p>78233.3697774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323105335236">
                <text:p>12.2323105335236</text:p>
              </table:table-cell>
              <table:table-cell office:value-type="float" office:value="78129.2776449554">
                <text:p>78129.2776449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2437601089478">
                <text:p>12.2437601089478</text:p>
              </table:table-cell>
              <table:table-cell office:value-type="float" office:value="78256.1769152281">
                <text:p>78256.1769152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552137374878">
                <text:p>12.2552137374878</text:p>
              </table:table-cell>
              <table:table-cell office:value-type="float" office:value="78228.4842631141">
                <text:p>78228.4842631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2666480541229">
                <text:p>12.2666480541229</text:p>
              </table:table-cell>
              <table:table-cell office:value-type="float" office:value="78360.6076857316">
                <text:p>78360.6076857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2780776023865">
                <text:p>12.2780776023865</text:p>
              </table:table-cell>
              <table:table-cell office:value-type="float" office:value="78393.2994847619">
                <text:p>78393.2994847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2895283699036">
                <text:p>12.2895283699036</text:p>
              </table:table-cell>
              <table:table-cell office:value-type="float" office:value="78248.0299825102">
                <text:p>78248.0299825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3010039329529">
                <text:p>12.3010039329529</text:p>
              </table:table-cell>
              <table:table-cell office:value-type="float" office:value="78078.9575334497">
                <text:p>78078.9575334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124153614044">
                <text:p>12.3124153614044</text:p>
              </table:table-cell>
              <table:table-cell office:value-type="float" office:value="78517.7774899191">
                <text:p>78517.7774899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323876619339">
                <text:p>12.323876619339</text:p>
              </table:table-cell>
              <table:table-cell office:value-type="float" office:value="78176.4100515893">
                <text:p>78176.41005158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33531665802">
                <text:p>12.33531665802</text:p>
              </table:table-cell>
              <table:table-cell office:value-type="float" office:value="78321.4135006148">
                <text:p>78321.4135006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3467216491699">
                <text:p>12.3467216491699</text:p>
              </table:table-cell>
              <table:table-cell office:value-type="float" office:value="78562.0951584581">
                <text:p>78562.0951584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581838607788">
                <text:p>12.3581838607788</text:p>
              </table:table-cell>
              <table:table-cell office:value-type="float" office:value="78169.9056493885">
                <text:p>78169.90564938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695437908173">
                <text:p>12.3695437908173</text:p>
              </table:table-cell>
              <table:table-cell office:value-type="float" office:value="78873.7251873151">
                <text:p>78873.72518731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808631896973">
                <text:p>12.3808631896973</text:p>
              </table:table-cell>
              <table:table-cell office:value-type="float" office:value="79156.1468500537">
                <text:p>79156.14685005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3923072814941">
                <text:p>12.3923072814941</text:p>
              </table:table-cell>
              <table:table-cell office:value-type="float" office:value="78293.6746666667">
                <text:p>78293.674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4039716720581">
                <text:p>12.4039716720581</text:p>
              </table:table-cell>
              <table:table-cell office:value-type="float" office:value="76814.9861826506">
                <text:p>76814.98618265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154582023621">
                <text:p>12.4154582023621</text:p>
              </table:table-cell>
              <table:table-cell office:value-type="float" office:value="78004.4083191498">
                <text:p>78004.4083191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4268617630005">
                <text:p>12.4268617630005</text:p>
              </table:table-cell>
              <table:table-cell office:value-type="float" office:value="78571.9503240644">
                <text:p>78571.95032406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4382224082947">
                <text:p>12.4382224082947</text:p>
              </table:table-cell>
              <table:table-cell office:value-type="float" office:value="78868.7593704092">
                <text:p>78868.7593704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4495685100555">
                <text:p>12.4495685100555</text:p>
              </table:table-cell>
              <table:table-cell office:value-type="float" office:value="78969.8540419004">
                <text:p>78969.8540419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4609789848328">
                <text:p>12.4609789848328</text:p>
              </table:table-cell>
              <table:table-cell office:value-type="float" office:value="78524.3399151675">
                <text:p>78524.3399151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4723796844482">
                <text:p>12.4723796844482</text:p>
              </table:table-cell>
              <table:table-cell office:value-type="float" office:value="78591.6680747835">
                <text:p>78591.6680747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4837248325348">
                <text:p>12.4837248325348</text:p>
              </table:table-cell>
              <table:table-cell office:value-type="float" office:value="78976.492255963">
                <text:p>78976.4922559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4951169490814">
                <text:p>12.4951169490814</text:p>
              </table:table-cell>
              <table:table-cell office:value-type="float" office:value="78650.8807500733">
                <text:p>78650.88075007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5065212249756">
                <text:p>12.5065212249756</text:p>
              </table:table-cell>
              <table:table-cell office:value-type="float" office:value="78567.0224322121">
                <text:p>78567.0224322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5179488658905">
                <text:p>12.5179488658905</text:p>
              </table:table-cell>
              <table:table-cell office:value-type="float" office:value="78406.3838434416">
                <text:p>78406.38384344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295045375824">
                <text:p>12.5295045375824</text:p>
              </table:table-cell>
              <table:table-cell office:value-type="float" office:value="77537.6822645869">
                <text:p>77537.68226458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409364700317">
                <text:p>12.5409364700317</text:p>
              </table:table-cell>
              <table:table-cell office:value-type="float" office:value="78376.9501762289">
                <text:p>78376.95017622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523917675018">
                <text:p>12.5523917675018</text:p>
              </table:table-cell>
              <table:table-cell office:value-type="float" office:value="78217.0871022124">
                <text:p>78217.0871022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5638377666473">
                <text:p>12.5638377666473</text:p>
              </table:table-cell>
              <table:table-cell office:value-type="float" office:value="78280.6278953508">
                <text:p>78280.6278953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5752601623535">
                <text:p>12.5752601623535</text:p>
              </table:table-cell>
              <table:table-cell office:value-type="float" office:value="78442.3883612682">
                <text:p>78442.3883612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867810249329">
                <text:p>12.5867810249329</text:p>
              </table:table-cell>
              <table:table-cell office:value-type="float" office:value="77771.9544720831">
                <text:p>77771.95447208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982966423035">
                <text:p>12.5982966423035</text:p>
              </table:table-cell>
              <table:table-cell office:value-type="float" office:value="77807.3785507246">
                <text:p>77807.37855072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6097159385681">
                <text:p>12.6097159385681</text:p>
              </table:table-cell>
              <table:table-cell office:value-type="float" office:value="78463.6793051612">
                <text:p>78463.6793051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6211123466492">
                <text:p>12.6211123466492</text:p>
              </table:table-cell>
              <table:table-cell office:value-type="float" office:value="78621.2632635983">
                <text:p>78621.26326359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6325676441193">
                <text:p>12.6325676441193</text:p>
              </table:table-cell>
              <table:table-cell office:value-type="float" office:value="78217.0871022124">
                <text:p>78217.0871022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6440031528473">
                <text:p>12.6440031528473</text:p>
              </table:table-cell>
              <table:table-cell office:value-type="float" office:value="78352.4389959136">
                <text:p>78352.4389959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6554605960846">
                <text:p>12.6554605960846</text:p>
              </table:table-cell>
              <table:table-cell office:value-type="float" office:value="78202.4384884302">
                <text:p>78202.43848843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668972969055">
                <text:p>12.6668972969055</text:p>
              </table:table-cell>
              <table:table-cell office:value-type="float" office:value="78344.2720090058">
                <text:p>78344.27200900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6783134937286">
                <text:p>12.6783134937286</text:p>
              </table:table-cell>
              <table:table-cell office:value-type="float" office:value="78484.9818098281">
                <text:p>78484.9818098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6896862983704">
                <text:p>12.6896862983704</text:p>
              </table:table-cell>
              <table:table-cell office:value-type="float" office:value="78784.4360495587">
                <text:p>78784.43604955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7011580467224">
                <text:p>12.7011580467224</text:p>
              </table:table-cell>
              <table:table-cell office:value-type="float" office:value="78104.921107324">
                <text:p>78104.9211073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7125782966614">
                <text:p>12.7125782966614</text:p>
              </table:table-cell>
              <table:table-cell office:value-type="float" office:value="78457.1270146138">
                <text:p>78457.1270146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7239887714386">
                <text:p>12.7239887714386</text:p>
              </table:table-cell>
              <table:table-cell office:value-type="float" office:value="78524.3399151675">
                <text:p>78524.339915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7353601455688">
                <text:p>12.7353601455688</text:p>
              </table:table-cell>
              <table:table-cell office:value-type="float" office:value="78794.3470804068">
                <text:p>78794.34708040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746776342392">
                <text:p>12.746776342392</text:p>
              </table:table-cell>
              <table:table-cell office:value-type="float" office:value="78484.9818098281">
                <text:p>78484.98180982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7581899166107">
                <text:p>12.7581899166107</text:p>
              </table:table-cell>
              <table:table-cell office:value-type="float" office:value="78503.0160427807">
                <text:p>78503.01604278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7696223258972">
                <text:p>12.7696223258972</text:p>
              </table:table-cell>
              <table:table-cell office:value-type="float" office:value="78373.6811328231">
                <text:p>78373.6811328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7810699939728">
                <text:p>12.7810699939728</text:p>
              </table:table-cell>
              <table:table-cell office:value-type="float" office:value="78269.2155368114">
                <text:p>78269.2155368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7924971580505">
                <text:p>12.7924971580505</text:p>
              </table:table-cell>
              <table:table-cell office:value-type="float" office:value="78409.6556155981">
                <text:p>78409.65561559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8039534091949">
                <text:p>12.8039534091949</text:p>
              </table:table-cell>
              <table:table-cell office:value-type="float" office:value="78210.5759297413">
                <text:p>78210.5759297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8153622150421">
                <text:p>12.8153622150421</text:p>
              </table:table-cell>
              <table:table-cell office:value-type="float" office:value="78535.8267992978">
                <text:p>78535.8267992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8268127441406">
                <text:p>12.8268127441406</text:p>
              </table:table-cell>
              <table:table-cell office:value-type="float" office:value="78249.6592333479">
                <text:p>78249.65923334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838223695755">
                <text:p>12.838223695755</text:p>
              </table:table-cell>
              <table:table-cell office:value-type="float" office:value="78521.0585654291">
                <text:p>78521.0585654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8496446609497">
                <text:p>12.8496446609497</text:p>
              </table:table-cell>
              <table:table-cell office:value-type="float" office:value="78452.2135148112">
                <text:p>78452.2135148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611035346985">
                <text:p>12.8611035346985</text:p>
              </table:table-cell>
              <table:table-cell office:value-type="float" office:value="78192.6757937664">
                <text:p>78192.6757937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8725261688232">
                <text:p>12.8725261688232</text:p>
              </table:table-cell>
              <table:table-cell office:value-type="float" office:value="78440.7510749322">
                <text:p>78440.7510749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8839302062988">
                <text:p>12.8839302062988</text:p>
              </table:table-cell>
              <table:table-cell office:value-type="float" office:value="78568.6649941462">
                <text:p>78568.66499414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8953447341919">
                <text:p>12.8953447341919</text:p>
              </table:table-cell>
              <table:table-cell office:value-type="float" office:value="78496.4571810511">
                <text:p>78496.45718105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9067804813385">
                <text:p>12.9067804813385</text:p>
              </table:table-cell>
              <table:table-cell office:value-type="float" office:value="78350.8054623163">
                <text:p>78350.8054623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9182288646698">
                <text:p>12.9182288646698</text:p>
              </table:table-cell>
              <table:table-cell office:value-type="float" office:value="78264.3255445875">
                <text:p>78264.3255445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9296629428864">
                <text:p>12.9296629428864</text:p>
              </table:table-cell>
              <table:table-cell office:value-type="float" office:value="78362.2416280912">
                <text:p>78362.24162809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9410903453827">
                <text:p>12.9410903453827</text:p>
              </table:table-cell>
              <table:table-cell office:value-type="float" office:value="78408.0196953891">
                <text:p>78408.01969538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9525249004364">
                <text:p>12.9525249004364</text:p>
              </table:table-cell>
              <table:table-cell office:value-type="float" office:value="78358.9738115096">
                <text:p>78358.97381150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9640076160431">
                <text:p>12.9640076160431</text:p>
              </table:table-cell>
              <table:table-cell office:value-type="float" office:value="78030.3223288069">
                <text:p>78030.32232880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9754617214203">
                <text:p>12.9754617214203</text:p>
              </table:table-cell>
              <table:table-cell office:value-type="float" office:value="78225.2275925232">
                <text:p>78225.22759252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9869441986084">
                <text:p>12.9869441986084</text:p>
              </table:table-cell>
              <table:table-cell office:value-type="float" office:value="78031.9425261103">
                <text:p>78031.94252611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9986281394959">
                <text:p>12.9986281394959</text:p>
              </table:table-cell>
              <table:table-cell office:value-type="float" office:value="76686.4543933396">
                <text:p>76686.45439333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0102233886719">
                <text:p>13.0102233886719</text:p>
              </table:table-cell>
              <table:table-cell office:value-type="float" office:value="77273.0267713945">
                <text:p>77273.02677139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0217778682709">
                <text:p>13.0217778682709</text:p>
              </table:table-cell>
              <table:table-cell office:value-type="float" office:value="77545.6819429255">
                <text:p>77545.6819429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0333745479584">
                <text:p>13.0333745479584</text:p>
              </table:table-cell>
              <table:table-cell office:value-type="float" office:value="77263.4947368421">
                <text:p>77263.4947368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044947385788">
                <text:p>13.044947385788</text:p>
              </table:table-cell>
              <table:table-cell office:value-type="float" office:value="77422.6696332921">
                <text:p>77422.66963329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0565526485443">
                <text:p>13.0565526485443</text:p>
              </table:table-cell>
              <table:table-cell office:value-type="float" office:value="77206.3518777221">
                <text:p>77206.3518777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0680649280548">
                <text:p>13.0680649280548</text:p>
              </table:table-cell>
              <table:table-cell office:value-type="float" office:value="77829.9379530299">
                <text:p>77829.93795302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0796794891357">
                <text:p>13.0796794891357</text:p>
              </table:table-cell>
              <table:table-cell office:value-type="float" office:value="77144.5424201991">
                <text:p>77144.5424201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0912275314331">
                <text:p>13.0912275314331</text:p>
              </table:table-cell>
              <table:table-cell office:value-type="float" office:value="77588.9087455612">
                <text:p>77588.90874556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1027960777283">
                <text:p>13.1027960777283</text:p>
              </table:table-cell>
              <table:table-cell office:value-type="float" office:value="77451.3907918058">
                <text:p>77451.39079180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1123969554901">
                <text:p>13.1123969554901</text:p>
              </table:table-cell>
              <table:table-cell office:value-type="float" office:value="93324.8003178624">
                <text:p>93324.80031786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121963262558">
                <text:p>13.121963262558</text:p>
              </table:table-cell>
              <table:table-cell office:value-type="float" office:value="93662.0572226099">
                <text:p>93662.05722260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1314826011658">
                <text:p>13.1314826011658</text:p>
              </table:table-cell>
              <table:table-cell office:value-type="float" office:value="94124.1862398878">
                <text:p>94124.18623988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1410155296326">
                <text:p>13.1410155296326</text:p>
              </table:table-cell>
              <table:table-cell office:value-type="float" office:value="93990.0056022409">
                <text:p>93990.005602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1505670547485">
                <text:p>13.1505670547485</text:p>
              </table:table-cell>
              <table:table-cell office:value-type="float" office:value="93807.0087364585">
                <text:p>93807.00873645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1601147651672">
                <text:p>13.1601147651672</text:p>
              </table:table-cell>
              <table:table-cell office:value-type="float" office:value="93844.488438296">
                <text:p>93844.4884382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1696517467499">
                <text:p>13.1696517467499</text:p>
              </table:table-cell>
              <table:table-cell office:value-type="float" office:value="93950.0608484788">
                <text:p>93950.06084847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792342662811">
                <text:p>13.1792342662811</text:p>
              </table:table-cell>
              <table:table-cell office:value-type="float" office:value="93503.5923566879">
                <text:p>93503.59235668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1888947486877">
                <text:p>13.1888947486877</text:p>
              </table:table-cell>
              <table:table-cell office:value-type="float" office:value="92748.9914361164">
                <text:p>92748.9914361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1985414028168">
                <text:p>13.1985414028168</text:p>
              </table:table-cell>
              <table:table-cell office:value-type="float" office:value="92881.94518178">
                <text:p>92881.945181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081770896912">
                <text:p>13.2081770896912</text:p>
              </table:table-cell>
              <table:table-cell office:value-type="float" office:value="92987.6626005196">
                <text:p>92987.6626005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2178468704224">
                <text:p>13.2178468704224</text:p>
              </table:table-cell>
              <table:table-cell office:value-type="float" office:value="92659.805315844">
                <text:p>92659.8053158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275295257568">
                <text:p>13.2275295257568</text:p>
              </table:table-cell>
              <table:table-cell office:value-type="float" office:value="92536.5996257264">
                <text:p>92536.5996257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371959686279">
                <text:p>13.2371959686279</text:p>
              </table:table-cell>
              <table:table-cell office:value-type="float" office:value="92691.8011049724">
                <text:p>92691.80110497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2468504905701">
                <text:p>13.2468504905701</text:p>
              </table:table-cell>
              <table:table-cell office:value-type="float" office:value="92806.2523830691">
                <text:p>92806.25238306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2565021514893">
                <text:p>13.2565021514893</text:p>
              </table:table-cell>
              <table:table-cell office:value-type="float" office:value="92833.762758757">
                <text:p>92833.7627587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2661471366882">
                <text:p>13.2661471366882</text:p>
              </table:table-cell>
              <table:table-cell office:value-type="float" office:value="92898.0171058486">
                <text:p>92898.01710584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2758257389069">
                <text:p>13.2758257389069</text:p>
              </table:table-cell>
              <table:table-cell office:value-type="float" office:value="92575.351250154">
                <text:p>92575.3512501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285459280014">
                <text:p>13.285459280014</text:p>
              </table:table-cell>
              <table:table-cell office:value-type="float" office:value="93008.374597832">
                <text:p>93008.374597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2951679229736">
                <text:p>13.2951679229736</text:p>
              </table:table-cell>
              <table:table-cell office:value-type="float" office:value="92288.9021389455">
                <text:p>92288.9021389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3047952651978">
                <text:p>13.3047952651978</text:p>
              </table:table-cell>
              <table:table-cell office:value-type="float" office:value="93068.261119366">
                <text:p>93068.261119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3144564628601">
                <text:p>13.3144564628601</text:p>
              </table:table-cell>
              <table:table-cell office:value-type="float" office:value="92742.1248704408">
                <text:p>92742.1248704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3242106437683">
                <text:p>13.3242106437683</text:p>
              </table:table-cell>
              <table:table-cell office:value-type="float" office:value="91858.0461478295">
                <text:p>91858.04614782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3338551521301">
                <text:p>13.3338551521301</text:p>
              </table:table-cell>
              <table:table-cell office:value-type="float" office:value="92902.6101058044">
                <text:p>92902.6101058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3435184955597">
                <text:p>13.3435184955597</text:p>
              </table:table-cell>
              <table:table-cell office:value-type="float" office:value="92721.5312723594">
                <text:p>92721.53127235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3532013893127">
                <text:p>13.3532013893127</text:p>
              </table:table-cell>
              <table:table-cell office:value-type="float" office:value="92534.3211287026">
                <text:p>92534.3211287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3628559112549">
                <text:p>13.3628559112549</text:p>
              </table:table-cell>
              <table:table-cell office:value-type="float" office:value="92806.2523830691">
                <text:p>92806.25238306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372537612915">
                <text:p>13.372537612915</text:p>
              </table:table-cell>
              <table:table-cell office:value-type="float" office:value="92545.7147360126">
                <text:p>92545.7147360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3821458816528">
                <text:p>13.3821458816528</text:p>
              </table:table-cell>
              <table:table-cell office:value-type="float" office:value="93253.0120099256">
                <text:p>93253.0120099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3918797969818">
                <text:p>13.3918797969818</text:p>
              </table:table-cell>
              <table:table-cell office:value-type="float" office:value="92049.2905185294">
                <text:p>92049.29051852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401538848877">
                <text:p>13.401538848877</text:p>
              </table:table-cell>
              <table:table-cell office:value-type="float" office:value="92762.7276182954">
                <text:p>92762.72761829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4112226963043">
                <text:p>13.4112226963043</text:p>
              </table:table-cell>
              <table:table-cell office:value-type="float" office:value="92525.2082625502">
                <text:p>92525.20826255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420933008194">
                <text:p>13.420933008194</text:p>
              </table:table-cell>
              <table:table-cell office:value-type="float" office:value="92273.0402671381">
                <text:p>92273.04026713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4305763244629">
                <text:p>13.4305763244629</text:p>
              </table:table-cell>
              <table:table-cell office:value-type="float" office:value="92914.0945929241">
                <text:p>92914.0945929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4402637481689">
                <text:p>13.4402637481689</text:p>
              </table:table-cell>
              <table:table-cell office:value-type="float" office:value="92491.0509942902">
                <text:p>92491.05099429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4499342441559">
                <text:p>13.4499342441559</text:p>
              </table:table-cell>
              <table:table-cell office:value-type="float" office:value="92652.9519489165">
                <text:p>92652.9519489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4596722126007">
                <text:p>13.4596722126007</text:p>
              </table:table-cell>
              <table:table-cell office:value-type="float" office:value="92010.9779649398">
                <text:p>92010.97796493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469363451004">
                <text:p>13.469363451004</text:p>
              </table:table-cell>
              <table:table-cell office:value-type="float" office:value="92454.6443613462">
                <text:p>92454.64436134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4790163040161">
                <text:p>13.4790163040161</text:p>
              </table:table-cell>
              <table:table-cell office:value-type="float" office:value="92822.2981203843">
                <text:p>92822.2981203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4886920452118">
                <text:p>13.4886920452118</text:p>
              </table:table-cell>
              <table:table-cell office:value-type="float" office:value="92602.724884804">
                <text:p>92602.7248848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4984407424927">
                <text:p>13.4984407424927</text:p>
              </table:table-cell>
              <table:table-cell office:value-type="float" office:value="91909.71615838">
                <text:p>91909.71615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5081522464752">
                <text:p>13.5081522464752</text:p>
              </table:table-cell>
              <table:table-cell office:value-type="float" office:value="92261.7136965114">
                <text:p>92261.7136965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5178146362305">
                <text:p>13.5178146362305</text:p>
              </table:table-cell>
              <table:table-cell office:value-type="float" office:value="92730.6828534064">
                <text:p>92730.6828534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5273945331573">
                <text:p>13.5273945331573</text:p>
              </table:table-cell>
              <table:table-cell office:value-type="float" office:value="93529.1900151813">
                <text:p>93529.19001518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537092924118">
                <text:p>13.537092924118</text:p>
              </table:table-cell>
              <table:table-cell office:value-type="float" office:value="92386.4591179507">
                <text:p>92386.45911795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5467221736908">
                <text:p>13.5467221736908</text:p>
              </table:table-cell>
              <table:table-cell office:value-type="float" office:value="93049.8262850352">
                <text:p>93049.82628503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5563471317291">
                <text:p>13.5563471317291</text:p>
              </table:table-cell>
              <table:table-cell office:value-type="float" office:value="93091.3149368343">
                <text:p>93091.31493683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565993309021">
                <text:p>13.565993309021</text:p>
              </table:table-cell>
              <table:table-cell office:value-type="float" office:value="92886.5365925999">
                <text:p>92886.53659259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575629234314">
                <text:p>13.575629234314</text:p>
              </table:table-cell>
              <table:table-cell office:value-type="float" office:value="92985.3618368963">
                <text:p>92985.3618368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5853531360626">
                <text:p>13.5853531360626</text:p>
              </table:table-cell>
              <table:table-cell office:value-type="float" office:value="92144.081990928">
                <text:p>92144.0819909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5950973033905">
                <text:p>13.5950973033905</text:p>
              </table:table-cell>
              <table:table-cell office:value-type="float" office:value="91952.4439442134">
                <text:p>91952.44394421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6047701835632">
                <text:p>13.6047701835632</text:p>
              </table:table-cell>
              <table:table-cell office:value-type="float" office:value="92630.1147124794">
                <text:p>92630.11471247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6144313812256">
                <text:p>13.6144313812256</text:p>
              </table:table-cell>
              <table:table-cell office:value-type="float" office:value="92742.1248704408">
                <text:p>92742.12487044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6240870952606">
                <text:p>13.6240870952606</text:p>
              </table:table-cell>
              <table:table-cell office:value-type="float" office:value="92794.7945381368">
                <text:p>92794.79453813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6337676048279">
                <text:p>13.6337676048279</text:p>
              </table:table-cell>
              <table:table-cell office:value-type="float" office:value="92557.1111494225">
                <text:p>92557.1111494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6434035301209">
                <text:p>13.6434035301209</text:p>
              </table:table-cell>
              <table:table-cell office:value-type="float" office:value="92985.3618368963">
                <text:p>92985.3618368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6530952453613">
                <text:p>13.6530952453613</text:p>
              </table:table-cell>
              <table:table-cell office:value-type="float" office:value="92450.0955473555">
                <text:p>92450.09554735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662750005722">
                <text:p>13.662750005722</text:p>
              </table:table-cell>
              <table:table-cell office:value-type="float" office:value="92803.9605877269">
                <text:p>92803.96058772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6723878383636">
                <text:p>13.6723878383636</text:p>
              </table:table-cell>
              <table:table-cell office:value-type="float" office:value="92966.959825846">
                <text:p>92966.9598258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820647716522">
                <text:p>13.6820647716522</text:p>
              </table:table-cell>
              <table:table-cell office:value-type="float" office:value="92591.3172366217">
                <text:p>92591.31723662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691682100296">
                <text:p>13.691682100296</text:p>
              </table:table-cell>
              <table:table-cell office:value-type="float" office:value="93165.1639645">
                <text:p>93165.1639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011075019836">
                <text:p>13.7011075019836</text:p>
              </table:table-cell>
              <table:table-cell office:value-type="float" office:value="95062.2615030481">
                <text:p>95062.2615030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7105305194855">
                <text:p>13.7105305194855</text:p>
              </table:table-cell>
              <table:table-cell office:value-type="float" office:value="95086.3138931761">
                <text:p>95086.31389317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719925403595">
                <text:p>13.719925403595</text:p>
              </table:table-cell>
              <table:table-cell office:value-type="float" office:value="95371.0540286766">
                <text:p>95371.0540286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7293138504028">
                <text:p>13.7293138504028</text:p>
              </table:table-cell>
              <table:table-cell office:value-type="float" office:value="95436.4463405963">
                <text:p>95436.4463405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7387540340424">
                <text:p>13.7387540340424</text:p>
              </table:table-cell>
              <table:table-cell office:value-type="float" office:value="94913.4078545271">
                <text:p>94913.40785452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7481625080109">
                <text:p>13.7481625080109</text:p>
              </table:table-cell>
              <table:table-cell office:value-type="float" office:value="95233.2974507121">
                <text:p>95233.29745071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757572889328">
                <text:p>13.757572889328</text:p>
              </table:table-cell>
              <table:table-cell office:value-type="float" office:value="95213.9950342032">
                <text:p>95213.99503420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7669875621796">
                <text:p>13.7669875621796</text:p>
              </table:table-cell>
              <table:table-cell office:value-type="float" office:value="95170.5931928687">
                <text:p>95170.59319286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776433467865">
                <text:p>13.776433467865</text:p>
              </table:table-cell>
              <table:table-cell office:value-type="float" office:value="94855.912163356">
                <text:p>94855.912163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7858762741089">
                <text:p>13.7858762741089</text:p>
              </table:table-cell>
              <table:table-cell office:value-type="float" office:value="94887.0470130788">
                <text:p>94887.04701307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7952921390533">
                <text:p>13.7952921390533</text:p>
              </table:table-cell>
              <table:table-cell office:value-type="float" office:value="95158.544147064">
                <text:p>95158.5441470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8047096729279">
                <text:p>13.8047096729279</text:p>
              </table:table-cell>
              <table:table-cell office:value-type="float" office:value="95141.680607595">
                <text:p>95141.680607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8141398429871">
                <text:p>13.8141398429871</text:p>
              </table:table-cell>
              <table:table-cell office:value-type="float" office:value="95014.1932091118">
                <text:p>95014.19320911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823575258255">
                <text:p>13.823575258255</text:p>
              </table:table-cell>
              <table:table-cell office:value-type="float" office:value="94961.3742008844">
                <text:p>94961.37420088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8330473899841">
                <text:p>13.8330473899841</text:p>
              </table:table-cell>
              <table:table-cell office:value-type="float" office:value="94593.2790656699">
                <text:p>94593.27906566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842502117157">
                <text:p>13.842502117157</text:p>
              </table:table-cell>
              <table:table-cell office:value-type="float" office:value="94767.4093201533">
                <text:p>94767.40932015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8519220352173">
                <text:p>13.8519220352173</text:p>
              </table:table-cell>
              <table:table-cell office:value-type="float" office:value="95117.6002024804">
                <text:p>95117.60020248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8613362312317">
                <text:p>13.8613362312317</text:p>
              </table:table-cell>
              <table:table-cell office:value-type="float" office:value="95175.413665603">
                <text:p>95175.4136656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8707702159882">
                <text:p>13.8707702159882</text:p>
              </table:table-cell>
              <table:table-cell office:value-type="float" office:value="94975.7735601102">
                <text:p>94975.77356011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80167722702">
                <text:p>13.880167722702</text:p>
              </table:table-cell>
              <table:table-cell office:value-type="float" office:value="95344.4384006495">
                <text:p>95344.43840064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8896000385284">
                <text:p>13.8896000385284</text:p>
              </table:table-cell>
              <table:table-cell office:value-type="float" office:value="94992.5783327435">
                <text:p>94992.57833274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8992009162903">
                <text:p>13.8992009162903</text:p>
              </table:table-cell>
              <table:table-cell office:value-type="float" office:value="93324.8003178624">
                <text:p>93324.8003178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908586025238">
                <text:p>13.908586025238</text:p>
              </table:table-cell>
              <table:table-cell office:value-type="float" office:value="95470.3887816279">
                <text:p>95470.38878162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9180266857147">
                <text:p>13.9180266857147</text:p>
              </table:table-cell>
              <table:table-cell office:value-type="float" office:value="94908.6138848903">
                <text:p>94908.61388489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9274644851685">
                <text:p>13.9274644851685</text:p>
              </table:table-cell>
              <table:table-cell office:value-type="float" office:value="94937.3849690539">
                <text:p>94937.3849690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936882019043">
                <text:p>13.936882019043</text:p>
              </table:table-cell>
              <table:table-cell office:value-type="float" office:value="95141.680607595">
                <text:p>95141.6806075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9463837146759">
                <text:p>13.9463837146759</text:p>
              </table:table-cell>
              <table:table-cell office:value-type="float" office:value="94298.9582716483">
                <text:p>94298.9582716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95583152771">
                <text:p>13.95583152771</text:p>
              </table:table-cell>
              <table:table-cell office:value-type="float" office:value="94836.7624094683">
                <text:p>94836.76240946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9652729034424">
                <text:p>13.9652729034424</text:p>
              </table:table-cell>
              <table:table-cell office:value-type="float" office:value="94901.4238383838">
                <text:p>94901.42383838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9748253822327">
                <text:p>13.9748253822327</text:p>
              </table:table-cell>
              <table:table-cell office:value-type="float" office:value="93797.6434882444">
                <text:p>93797.6434882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984297990799">
                <text:p>13.984297990799</text:p>
              </table:table-cell>
              <table:table-cell office:value-type="float" office:value="94588.5173793763">
                <text:p>94588.51737937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9937446117401">
                <text:p>13.9937446117401</text:p>
              </table:table-cell>
              <table:table-cell office:value-type="float" office:value="94848.7300994397">
                <text:p>94848.73009943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0031888484955">
                <text:p>14.0031888484955</text:p>
              </table:table-cell>
              <table:table-cell office:value-type="float" office:value="94872.6745430678">
                <text:p>94872.67454306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0126631259918">
                <text:p>14.0126631259918</text:p>
              </table:table-cell>
              <table:table-cell office:value-type="float" office:value="94571.8552519">
                <text:p>94571.85525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.0221190452576">
                <text:p>14.0221190452576</text:p>
              </table:table-cell>
              <table:table-cell office:value-type="float" office:value="94755.4621416505">
                <text:p>94755.46214165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0315451622009">
                <text:p>14.0315451622009</text:p>
              </table:table-cell>
              <table:table-cell office:value-type="float" office:value="95055.0481586402">
                <text:p>95055.0481586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0409917831421">
                <text:p>14.0409917831421</text:p>
              </table:table-cell>
              <table:table-cell office:value-type="float" office:value="94848.7300994397">
                <text:p>94848.73009943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050452709198">
                <text:p>14.050452709198</text:p>
              </table:table-cell>
              <table:table-cell office:value-type="float" office:value="94705.3168691094">
                <text:p>94705.31686910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0598800182343">
                <text:p>14.0598800182343</text:p>
              </table:table-cell>
              <table:table-cell office:value-type="float" office:value="95043.0283503199">
                <text:p>95043.02835031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0692970752716">
                <text:p>14.0692970752716</text:p>
              </table:table-cell>
              <table:table-cell office:value-type="float" office:value="95146.4981518052">
                <text:p>95146.49815180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0787334442139">
                <text:p>14.0787334442139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0881516933441">
                <text:p>14.0881516933441</text:p>
              </table:table-cell>
              <table:table-cell office:value-type="float" office:value="95134.4552059337">
                <text:p>95134.45520593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0976068973541">
                <text:p>14.0976068973541</text:p>
              </table:table-cell>
              <table:table-cell office:value-type="float" office:value="94762.630087246">
                <text:p>94762.6300872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1072218418121">
                <text:p>14.1072218418121</text:p>
              </table:table-cell>
              <table:table-cell office:value-type="float" office:value="93188.2658202738">
                <text:p>93188.26582027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1166641712189">
                <text:p>14.1166641712189</text:p>
              </table:table-cell>
              <table:table-cell office:value-type="float" office:value="94891.8388041612">
                <text:p>94891.83880416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1261246204376">
                <text:p>14.1261246204376</text:p>
              </table:table-cell>
              <table:table-cell office:value-type="float" office:value="94710.0903225806">
                <text:p>94710.09032258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355710029602">
                <text:p>14.1355710029602</text:p>
              </table:table-cell>
              <table:table-cell office:value-type="float" office:value="94851.1239998991">
                <text:p>94851.12399989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450982093811">
                <text:p>14.1450982093811</text:p>
              </table:table-cell>
              <table:table-cell office:value-type="float" office:value="94046.4560560561">
                <text:p>94046.45605605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1545257568359">
                <text:p>14.1545257568359</text:p>
              </table:table-cell>
              <table:table-cell office:value-type="float" office:value="95040.6247534267">
                <text:p>95040.62475342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1639847755432">
                <text:p>14.1639847755432</text:p>
              </table:table-cell>
              <table:table-cell office:value-type="float" office:value="94724.4135706004">
                <text:p>94724.4135706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1734118461609">
                <text:p>14.1734118461609</text:p>
              </table:table-cell>
              <table:table-cell office:value-type="float" office:value="95045.4320687911">
                <text:p>95045.43206879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1828405857086">
                <text:p>14.1828405857086</text:p>
              </table:table-cell>
              <table:table-cell office:value-type="float" office:value="95028.6085923079">
                <text:p>95028.60859230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1922671794891">
                <text:p>14.1922671794891</text:p>
              </table:table-cell>
              <table:table-cell office:value-type="float" office:value="95050.2398705043">
                <text:p>95050.23987050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201685667038">
                <text:p>14.201685667038</text:p>
              </table:table-cell>
              <table:table-cell office:value-type="float" office:value="95132.046982584">
                <text:p>95132.046982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2111465930939">
                <text:p>14.2111465930939</text:p>
              </table:table-cell>
              <table:table-cell office:value-type="float" office:value="94705.3168691094">
                <text:p>94705.31686910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2205657958984">
                <text:p>14.2205657958984</text:p>
              </table:table-cell>
              <table:table-cell office:value-type="float" office:value="95124.8230440175">
                <text:p>95124.82304401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22998046875">
                <text:p>14.22998046875</text:p>
              </table:table-cell>
              <table:table-cell office:value-type="float" office:value="95170.5931928687">
                <text:p>95170.59319286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2394192218781">
                <text:p>14.2394192218781</text:p>
              </table:table-cell>
              <table:table-cell office:value-type="float" office:value="94927.792669681">
                <text:p>94927.7926696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248824596405">
                <text:p>14.248824596405</text:p>
              </table:table-cell>
              <table:table-cell office:value-type="float" office:value="95264.6805749195">
                <text:p>95264.68057491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2582275867462">
                <text:p>14.2582275867462</text:p>
              </table:table-cell>
              <table:table-cell office:value-type="float" office:value="95288.835518142">
                <text:p>95288.8355181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2676510810852">
                <text:p>14.2676510810852</text:p>
              </table:table-cell>
              <table:table-cell office:value-type="float" office:value="95081.5024414927">
                <text:p>95081.50244149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2770311832428">
                <text:p>14.2770311832428</text:p>
              </table:table-cell>
              <table:table-cell office:value-type="float" office:value="95521.3477365732">
                <text:p>95521.34773657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2864501476288">
                <text:p>14.2864501476288</text:p>
              </table:table-cell>
              <table:table-cell office:value-type="float" office:value="95127.2309016352">
                <text:p>95127.23090163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2959167957306">
                <text:p>14.2959167957306</text:p>
              </table:table-cell>
              <table:table-cell office:value-type="float" office:value="94648.0729360802">
                <text:p>94648.07293608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3054702281952">
                <text:p>14.3054702281952</text:p>
              </table:table-cell>
              <table:table-cell office:value-type="float" office:value="93788.2801098078">
                <text:p>93788.28010980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314959526062">
                <text:p>14.314959526062</text:p>
              </table:table-cell>
              <table:table-cell office:value-type="float" office:value="94422.15984523">
                <text:p>94422.15984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3244154453278">
                <text:p>14.3244154453278</text:p>
              </table:table-cell>
              <table:table-cell office:value-type="float" office:value="94755.4621416505">
                <text:p>94755.46214165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3338558673859">
                <text:p>14.3338558673859</text:p>
              </table:table-cell>
              <table:table-cell office:value-type="float" office:value="94911.0108091726">
                <text:p>94911.01080917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3432948589325">
                <text:p>14.3432948589325</text:p>
              </table:table-cell>
              <table:table-cell office:value-type="float" office:value="94925.3948977014">
                <text:p>94925.39489770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3527173995972">
                <text:p>14.3527173995972</text:p>
              </table:table-cell>
              <table:table-cell office:value-type="float" office:value="95091.1258318362">
                <text:p>95091.12583183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3621692657471">
                <text:p>14.3621692657471</text:p>
              </table:table-cell>
              <table:table-cell office:value-type="float" office:value="94796.0948441126">
                <text:p>94796.09484411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371593952179">
                <text:p>14.371593952179</text:p>
              </table:table-cell>
              <table:table-cell office:value-type="float" office:value="95069.4759423223">
                <text:p>95069.47594232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3810667991638">
                <text:p>14.3810667991638</text:p>
              </table:table-cell>
              <table:table-cell office:value-type="float" office:value="94586.1367159972">
                <text:p>94586.13671599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3904693126678">
                <text:p>14.3904693126678</text:p>
              </table:table-cell>
              <table:table-cell office:value-type="float" office:value="95293.6679767731">
                <text:p>95293.66797677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3999042510986">
                <text:p>14.3999042510986</text:p>
              </table:table-cell>
              <table:table-cell office:value-type="float" office:value="94966.1735021353">
                <text:p>94966.17350213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4093532562256">
                <text:p>14.4093532562256</text:p>
              </table:table-cell>
              <table:table-cell office:value-type="float" office:value="94824.7977392006">
                <text:p>94824.79773920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4187641143799">
                <text:p>14.4187641143799</text:p>
              </table:table-cell>
              <table:table-cell office:value-type="float" office:value="95209.1706526145">
                <text:p>95209.17065261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4281883239746">
                <text:p>14.4281883239746</text:p>
              </table:table-cell>
              <table:table-cell office:value-type="float" office:value="95074.2861768873">
                <text:p>95074.28617688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4375956058502">
                <text:p>14.4375956058502</text:p>
              </table:table-cell>
              <table:table-cell office:value-type="float" office:value="95245.3654357909">
                <text:p>95245.3654357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4469797611237">
                <text:p>14.4469797611237</text:p>
              </table:table-cell>
              <table:table-cell office:value-type="float" office:value="95480.0910569106">
                <text:p>95480.09105691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4563946723938">
                <text:p>14.4563946723938</text:p>
              </table:table-cell>
              <table:table-cell office:value-type="float" office:value="95168.1831396085">
                <text:p>95168.18313960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465966463089">
                <text:p>14.465966463089</text:p>
              </table:table-cell>
              <table:table-cell office:value-type="float" office:value="93608.3987346502">
                <text:p>93608.39873465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4754190444946">
                <text:p>14.4754190444946</text:p>
              </table:table-cell>
              <table:table-cell office:value-type="float" office:value="94788.9218351956">
                <text:p>94788.92183519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4848668575287">
                <text:p>14.4848668575287</text:p>
              </table:table-cell>
              <table:table-cell office:value-type="float" office:value="94836.7624094683">
                <text:p>94836.7624094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494250535965">
                <text:p>14.494250535965</text:p>
              </table:table-cell>
              <table:table-cell office:value-type="float" office:value="95484.9429340922">
                <text:p>95484.94293409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5037136077881">
                <text:p>14.5037136077881</text:p>
              </table:table-cell>
              <table:table-cell office:value-type="float" office:value="94683.8422816256">
                <text:p>94683.8422816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5131280422211">
                <text:p>14.5131280422211</text:p>
              </table:table-cell>
              <table:table-cell office:value-type="float" office:value="95173.0033681971">
                <text:p>95173.00336819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522613286972">
                <text:p>14.522613286972</text:p>
              </table:table-cell>
              <table:table-cell office:value-type="float" office:value="94462.5071385482">
                <text:p>94462.50713854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5320222377777">
                <text:p>14.5320222377777</text:p>
              </table:table-cell>
              <table:table-cell office:value-type="float" office:value="95228.471112913">
                <text:p>95228.4711129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5414183139801">
                <text:p>14.5414183139801</text:p>
              </table:table-cell>
              <table:table-cell office:value-type="float" office:value="95358.9541740675">
                <text:p>95358.95417406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5508096218109">
                <text:p>14.5508096218109</text:p>
              </table:table-cell>
              <table:table-cell office:value-type="float" office:value="95407.3720233562">
                <text:p>95407.3720233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5602035522461">
                <text:p>14.5602035522461</text:p>
              </table:table-cell>
              <table:table-cell office:value-type="float" office:value="95380.7361234487">
                <text:p>95380.73612344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5696043968201">
                <text:p>14.5696043968201</text:p>
              </table:table-cell>
              <table:table-cell office:value-type="float" office:value="95310.5854425564">
                <text:p>95310.58544255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5789940357208">
                <text:p>14.5789940357208</text:p>
              </table:table-cell>
              <table:table-cell office:value-type="float" office:value="95424.3298885306">
                <text:p>95424.32988853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5884397029877">
                <text:p>14.5884397029877</text:p>
              </table:table-cell>
              <table:table-cell office:value-type="float" office:value="94858.3064263719">
                <text:p>94858.30642637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5978360176086">
                <text:p>14.5978360176086</text:p>
              </table:table-cell>
              <table:table-cell office:value-type="float" office:value="95356.5345715663">
                <text:p>95356.53457156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60724568367">
                <text:p>14.60724568367</text:p>
              </table:table-cell>
              <table:table-cell office:value-type="float" office:value="95221.232523374">
                <text:p>95221.2325233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6167366504669">
                <text:p>14.6167366504669</text:p>
              </table:table-cell>
              <table:table-cell office:value-type="float" office:value="94405.5562700965">
                <text:p>94405.55627009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6261332035065">
                <text:p>14.6261332035065</text:p>
              </table:table-cell>
              <table:table-cell office:value-type="float" office:value="95354.1150918502">
                <text:p>95354.11509185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6355278491974">
                <text:p>14.6355278491974</text:p>
              </table:table-cell>
              <table:table-cell office:value-type="float" office:value="95373.4743680845">
                <text:p>95373.47436808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6449301242828">
                <text:p>14.6449301242828</text:p>
              </table:table-cell>
              <table:table-cell office:value-type="float" office:value="95296.0843898976">
                <text:p>95296.08438989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6543300151825">
                <text:p>14.6543300151825</text:p>
              </table:table-cell>
              <table:table-cell office:value-type="float" office:value="95320.2552630244">
                <text:p>95320.25526302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663720369339">
                <text:p>14.663720369339</text:p>
              </table:table-cell>
              <table:table-cell office:value-type="float" office:value="95417.0614939319">
                <text:p>95417.06149393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6730878353119">
                <text:p>14.6730878353119</text:p>
              </table:table-cell>
              <table:table-cell office:value-type="float" office:value="95650.200661746">
                <text:p>95650.200661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6824765205383">
                <text:p>14.6824765205383</text:p>
              </table:table-cell>
              <table:table-cell office:value-type="float" office:value="95434.0228040326">
                <text:p>95434.02280403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6919021606445">
                <text:p>14.6919021606445</text:p>
              </table:table-cell>
              <table:table-cell office:value-type="float" office:value="95059.8569332726">
                <text:p>95059.85693327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7013690471649">
                <text:p>14.7013690471649</text:p>
              </table:table-cell>
              <table:table-cell office:value-type="float" office:value="94645.6892739316">
                <text:p>94645.68927393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7107651233673">
                <text:p>14.7107651233673</text:p>
              </table:table-cell>
              <table:table-cell office:value-type="float" office:value="95358.9541740675">
                <text:p>95358.95417406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7201445102692">
                <text:p>14.7201445102692</text:p>
              </table:table-cell>
              <table:table-cell office:value-type="float" office:value="95528.6320284698">
                <text:p>95528.63202846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7295436859131">
                <text:p>14.7295436859131</text:p>
              </table:table-cell>
              <table:table-cell office:value-type="float" office:value="95327.508916115">
                <text:p>95327.5089161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738968372345">
                <text:p>14.738968372345</text:p>
              </table:table-cell>
              <table:table-cell office:value-type="float" office:value="95069.4759423223">
                <text:p>95069.47594232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483878135681">
                <text:p>14.7483878135681</text:p>
              </table:table-cell>
              <table:table-cell office:value-type="float" office:value="95122.415308292">
                <text:p>95122.4153082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7577636241913">
                <text:p>14.7577636241913</text:p>
              </table:table-cell>
              <table:table-cell office:value-type="float" office:value="95565.070158932">
                <text:p>95565.0701589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7671899795532">
                <text:p>14.7671899795532</text:p>
              </table:table-cell>
              <table:table-cell office:value-type="float" office:value="95052.6439537648">
                <text:p>95052.64395376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776602268219">
                <text:p>14.776602268219</text:p>
              </table:table-cell>
              <table:table-cell office:value-type="float" office:value="95194.7004407518">
                <text:p>95194.70044075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786039352417">
                <text:p>14.786039352417</text:p>
              </table:table-cell>
              <table:table-cell office:value-type="float" office:value="94944.5804658683">
                <text:p>94944.58046586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7954843044281">
                <text:p>14.7954843044281</text:p>
              </table:table-cell>
              <table:table-cell office:value-type="float" office:value="94865.489940679">
                <text:p>94865.489940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8048846721649">
                <text:p>14.8048846721649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8142762184143">
                <text:p>14.8142762184143</text:p>
              </table:table-cell>
              <table:table-cell office:value-type="float" office:value="95404.9499631896">
                <text:p>95404.94996318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8237564563751">
                <text:p>14.8237564563751</text:p>
              </table:table-cell>
              <table:table-cell office:value-type="float" office:value="94512.3955435958">
                <text:p>94512.39554359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8331689834595">
                <text:p>14.8331689834595</text:p>
              </table:table-cell>
              <table:table-cell office:value-type="float" office:value="95192.2891663923">
                <text:p>95192.28916639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8425948619843">
                <text:p>14.8425948619843</text:p>
              </table:table-cell>
              <table:table-cell office:value-type="float" office:value="95057.4524851398">
                <text:p>95057.4524851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8520033359528">
                <text:p>14.8520033359528</text:p>
              </table:table-cell>
              <table:table-cell office:value-type="float" office:value="95233.2974507121">
                <text:p>95233.29745071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8613946437836">
                <text:p>14.8613946437836</text:p>
              </table:table-cell>
              <table:table-cell office:value-type="float" office:value="95407.3720233562">
                <text:p>95407.37202335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8708045482636">
                <text:p>14.8708045482636</text:p>
              </table:table-cell>
              <table:table-cell office:value-type="float" office:value="95218.819904733">
                <text:p>95218.8199047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8801829814911">
                <text:p>14.8801829814911</text:p>
              </table:table-cell>
              <table:table-cell office:value-type="float" office:value="95538.346146024">
                <text:p>95538.346146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8896732330322">
                <text:p>14.8896732330322</text:p>
              </table:table-cell>
              <table:table-cell office:value-type="float" office:value="94412.6713729431">
                <text:p>94412.67137294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8991277217865">
                <text:p>14.8991277217865</text:p>
              </table:table-cell>
              <table:table-cell office:value-type="float" office:value="94769.7991173875">
                <text:p>94769.7991173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908563375473">
                <text:p>14.908563375473</text:p>
              </table:table-cell>
              <table:table-cell office:value-type="float" office:value="94958.9747321609">
                <text:p>94958.97473216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9179930686951">
                <text:p>14.9179930686951</text:p>
              </table:table-cell>
              <table:table-cell office:value-type="float" office:value="95018.9978508761">
                <text:p>95018.99785087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9274446964264">
                <text:p>14.9274446964264</text:p>
              </table:table-cell>
              <table:table-cell office:value-type="float" office:value="94798.4860883384">
                <text:p>94798.48608833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9368662834167">
                <text:p>14.9368662834167</text:p>
              </table:table-cell>
              <table:table-cell office:value-type="float" office:value="95100.7511703824">
                <text:p>95100.75117038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9462552070618">
                <text:p>14.9462552070618</text:p>
              </table:table-cell>
              <table:table-cell office:value-type="float" office:value="95431.5993905536">
                <text:p>95431.59939055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9557754993439">
                <text:p>14.9557754993439</text:p>
              </table:table-cell>
              <table:table-cell office:value-type="float" office:value="94114.7575567855">
                <text:p>94114.75755678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965204000473">
                <text:p>14.965204000473</text:p>
              </table:table-cell>
              <table:table-cell office:value-type="float" office:value="95031.0115814495">
                <text:p>95031.01158144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9746208190918">
                <text:p>14.9746208190918</text:p>
              </table:table-cell>
              <table:table-cell office:value-type="float" office:value="95148.9071068689">
                <text:p>95148.90710686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9839999675751">
                <text:p>14.9839999675751</text:p>
              </table:table-cell>
              <table:table-cell office:value-type="float" office:value="95531.0603726582">
                <text:p>95531.06037265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993465423584">
                <text:p>14.993465423584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002888917923">
                <text:p>15.002888917923</text:p>
              </table:table-cell>
              <table:table-cell office:value-type="float" office:value="95081.5024414927">
                <text:p>95081.50244149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0122964382172">
                <text:p>15.0122964382172</text:p>
              </table:table-cell>
              <table:table-cell office:value-type="float" office:value="95242.9515941001">
                <text:p>95242.9515941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0217432975769">
                <text:p>15.0217432975769</text:p>
              </table:table-cell>
              <table:table-cell office:value-type="float" office:value="94846.3363198142">
                <text:p>94846.33631981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0311598777771">
                <text:p>15.0311598777771</text:p>
              </table:table-cell>
              <table:table-cell office:value-type="float" office:value="95151.3161839174">
                <text:p>95151.31618391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0405380725861">
                <text:p>15.0405380725861</text:p>
              </table:table-cell>
              <table:table-cell office:value-type="float" office:value="95540.7749841108">
                <text:p>95540.77498411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0498914718628">
                <text:p>15.0498914718628</text:p>
              </table:table-cell>
              <table:table-cell office:value-type="float" office:value="95794.0502153909">
                <text:p>95794.05021539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0593190193176">
                <text:p>15.0593190193176</text:p>
              </table:table-cell>
              <table:table-cell office:value-type="float" office:value="95040.6247534267">
                <text:p>95040.62475342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0687170028687">
                <text:p>15.0687170028687</text:p>
              </table:table-cell>
              <table:table-cell office:value-type="float" office:value="95339.6007915166">
                <text:p>95339.60079151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0781686306">
                <text:p>15.0781686306</text:p>
              </table:table-cell>
              <table:table-cell office:value-type="float" office:value="94798.4860883384">
                <text:p>94798.48608833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0876667499542">
                <text:p>15.0876667499542</text:p>
              </table:table-cell>
              <table:table-cell office:value-type="float" office:value="94334.4641799287">
                <text:p>94334.4641799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097083568573">
                <text:p>15.097083568573</text:p>
              </table:table-cell>
              <table:table-cell office:value-type="float" office:value="95148.9071068689">
                <text:p>95148.90710686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106541633606">
                <text:p>15.106541633606</text:p>
              </table:table-cell>
              <table:table-cell office:value-type="float" office:value="94733.9648096799">
                <text:p>94733.96480967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1159698963165">
                <text:p>15.1159698963165</text:p>
              </table:table-cell>
              <table:table-cell office:value-type="float" office:value="95033.4146921229">
                <text:p>95033.41469212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1253476142883">
                <text:p>15.1253476142883</text:p>
              </table:table-cell>
              <table:table-cell office:value-type="float" office:value="95545.6330307884">
                <text:p>95545.63303078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1347470283508">
                <text:p>15.1347470283508</text:p>
              </table:table-cell>
              <table:table-cell office:value-type="float" office:value="95325.0909090909">
                <text:p>95325.09090909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1441440582275">
                <text:p>15.1441440582275</text:p>
              </table:table-cell>
              <table:table-cell office:value-type="float" office:value="95349.2765007358">
                <text:p>95349.27650073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1535284519196">
                <text:p>15.1535284519196</text:p>
              </table:table-cell>
              <table:table-cell office:value-type="float" office:value="95477.6653032189">
                <text:p>95477.66530321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1629278659821">
                <text:p>15.1629278659821</text:p>
              </table:table-cell>
              <table:table-cell office:value-type="float" office:value="95325.0909090909">
                <text:p>95325.09090909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1723091602325">
                <text:p>15.1723091602325</text:p>
              </table:table-cell>
              <table:table-cell office:value-type="float" office:value="95509.2097184101">
                <text:p>95509.20971841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1817102432251">
                <text:p>15.1817102432251</text:p>
              </table:table-cell>
              <table:table-cell office:value-type="float" office:value="95308.1682939819">
                <text:p>95308.16829398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1911313533783">
                <text:p>15.1911313533783</text:p>
              </table:table-cell>
              <table:table-cell office:value-type="float" office:value="95105.5645704163">
                <text:p>95105.56457041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2005195617676">
                <text:p>15.2005195617676</text:p>
              </table:table-cell>
              <table:table-cell office:value-type="float" office:value="95438.870000254">
                <text:p>95438.8700002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2099199295044">
                <text:p>15.2099199295044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2193706035614">
                <text:p>15.2193706035614</text:p>
              </table:table-cell>
              <table:table-cell office:value-type="float" office:value="94808.0522717526">
                <text:p>94808.05227175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2287819385529">
                <text:p>15.2287819385529</text:p>
              </table:table-cell>
              <table:table-cell office:value-type="float" office:value="95204.3467598926">
                <text:p>95204.34675989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2381892204285">
                <text:p>15.2381892204285</text:p>
              </table:table-cell>
              <table:table-cell office:value-type="float" office:value="95245.3654357909">
                <text:p>95245.36543579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.2475538253784">
                <text:p>15.2475538253784</text:p>
              </table:table-cell>
              <table:table-cell office:value-type="float" office:value="95679.4231885534">
                <text:p>95679.42318855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2570328712463">
                <text:p>15.2570328712463</text:p>
              </table:table-cell>
              <table:table-cell office:value-type="float" office:value="94524.2815030937">
                <text:p>94524.28150309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2664132118225">
                <text:p>15.2664132118225</text:p>
              </table:table-cell>
              <table:table-cell office:value-type="float" office:value="95518.9198861326">
                <text:p>95518.91988613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2758369445801">
                <text:p>15.2758369445801</text:p>
              </table:table-cell>
              <table:table-cell office:value-type="float" office:value="95079.0968982442">
                <text:p>95079.09689824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2852580547333">
                <text:p>15.2852580547333</text:p>
              </table:table-cell>
              <table:table-cell office:value-type="float" office:value="95105.5645704163">
                <text:p>95105.5645704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294664144516">
                <text:p>15.294664144516</text:p>
              </table:table-cell>
              <table:table-cell office:value-type="float" office:value="95257.4364797729">
                <text:p>95257.43647977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3040487766266">
                <text:p>15.3040487766266</text:p>
              </table:table-cell>
              <table:table-cell office:value-type="float" office:value="95475.2396727809">
                <text:p>95475.23967278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3134655952454">
                <text:p>15.3134655952454</text:p>
              </table:table-cell>
              <table:table-cell office:value-type="float" office:value="95148.9071068689">
                <text:p>95148.90710686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3228707313538">
                <text:p>15.3228707313538</text:p>
              </table:table-cell>
              <table:table-cell office:value-type="float" office:value="95267.0955181505">
                <text:p>95267.09551815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3322582244873">
                <text:p>15.3322582244873</text:p>
              </table:table-cell>
              <table:table-cell office:value-type="float" office:value="95446.1417178849">
                <text:p>95446.14171788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3416719436646">
                <text:p>15.3416719436646</text:p>
              </table:table-cell>
              <table:table-cell office:value-type="float" office:value="95180.2346266842">
                <text:p>95180.2346266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3511097431183">
                <text:p>15.3511097431183</text:p>
              </table:table-cell>
              <table:table-cell office:value-type="float" office:value="94937.3849690539">
                <text:p>94937.3849690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3605387210846">
                <text:p>15.3605387210846</text:p>
              </table:table-cell>
              <table:table-cell office:value-type="float" office:value="95026.205724689">
                <text:p>95026.2057246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3699023723602">
                <text:p>15.3699023723602</text:p>
              </table:table-cell>
              <table:table-cell office:value-type="float" office:value="95689.1679991852">
                <text:p>95689.16799918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379278421402">
                <text:p>15.379278421402</text:p>
              </table:table-cell>
              <table:table-cell office:value-type="float" office:value="95562.6400854397">
                <text:p>95562.64008543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3886821269989">
                <text:p>15.3886821269989</text:p>
              </table:table-cell>
              <table:table-cell office:value-type="float" office:value="95281.5877490999">
                <text:p>95281.5877490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3980162143707">
                <text:p>15.3980162143707</text:p>
              </table:table-cell>
              <table:table-cell office:value-type="float" office:value="95992.2448020434">
                <text:p>95992.24480204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4074018001556">
                <text:p>15.4074018001556</text:p>
              </table:table-cell>
              <table:table-cell office:value-type="float" office:value="95465.5383833765">
                <text:p>95465.53838337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4168226718903">
                <text:p>15.4168226718903</text:p>
              </table:table-cell>
              <table:table-cell office:value-type="float" office:value="95107.9714531558">
                <text:p>95107.97145315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.4263172149658">
                <text:p>15.4263172149658</text:p>
              </table:table-cell>
              <table:table-cell office:value-type="float" office:value="94369.9968359993">
                <text:p>94369.99683599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4358081817627">
                <text:p>15.4358081817627</text:p>
              </table:table-cell>
              <table:table-cell office:value-type="float" office:value="94405.5562700965">
                <text:p>94405.55627009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4452278614044">
                <text:p>15.4452278614044</text:p>
              </table:table-cell>
              <table:table-cell office:value-type="float" office:value="95120.0076944494">
                <text:p>95120.00769444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4546279907227">
                <text:p>15.4546279907227</text:p>
              </table:table-cell>
              <table:table-cell office:value-type="float" office:value="95317.8376239633">
                <text:p>95317.83762396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4640121459961">
                <text:p>15.4640121459961</text:p>
              </table:table-cell>
              <table:table-cell office:value-type="float" office:value="95480.0910569106">
                <text:p>95480.09105691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473393201828">
                <text:p>15.473393201828</text:p>
              </table:table-cell>
              <table:table-cell office:value-type="float" office:value="95511.6370752535">
                <text:p>95511.63707525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4828133583069">
                <text:p>15.4828133583069</text:p>
              </table:table-cell>
              <table:table-cell office:value-type="float" office:value="95115.1928323758">
                <text:p>95115.19283237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4921834468842">
                <text:p>15.4921834468842</text:p>
              </table:table-cell>
              <table:table-cell office:value-type="float" office:value="95623.4290221623">
                <text:p>95623.4290221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5015485286713">
                <text:p>15.5015485286713</text:p>
              </table:table-cell>
              <table:table-cell office:value-type="float" office:value="95674.5515274949">
                <text:p>95674.55152749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5109314918518">
                <text:p>15.5109314918518</text:p>
              </table:table-cell>
              <table:table-cell office:value-type="float" office:value="95492.2216745013">
                <text:p>95492.22167450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.5203120708466">
                <text:p>15.5203120708466</text:p>
              </table:table-cell>
              <table:table-cell office:value-type="float" office:value="95516.4921591054">
                <text:p>95516.49215910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5296719074249">
                <text:p>15.5296719074249</text:p>
              </table:table-cell>
              <table:table-cell office:value-type="float" office:value="95728.1670996994">
                <text:p>95728.16709969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5390436649323">
                <text:p>15.5390436649323</text:p>
              </table:table-cell>
              <table:table-cell office:value-type="float" office:value="95606.4003256335">
                <text:p>95606.40032563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5484485626221">
                <text:p>15.5484485626221</text:p>
              </table:table-cell>
              <table:table-cell office:value-type="float" office:value="95269.5105838213">
                <text:p>95269.51058382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5578258037567">
                <text:p>15.5578258037567</text:p>
              </table:table-cell>
              <table:table-cell office:value-type="float" office:value="95550.4915715339">
                <text:p>95550.49157153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.5672647953033">
                <text:p>15.5672647953033</text:p>
              </table:table-cell>
              <table:table-cell office:value-type="float" office:value="94925.3948977014">
                <text:p>94925.39489770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5767061710358">
                <text:p>15.5767061710358</text:p>
              </table:table-cell>
              <table:table-cell office:value-type="float" office:value="94901.4238383838">
                <text:p>94901.4238383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5861101150513">
                <text:p>15.5861101150513</text:p>
              </table:table-cell>
              <table:table-cell office:value-type="float" office:value="95279.1720710899">
                <text:p>95279.17207108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5955212116241">
                <text:p>15.5955212116241</text:p>
              </table:table-cell>
              <table:table-cell office:value-type="float" office:value="95206.7586451499">
                <text:p>95206.75864514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6049883365631">
                <text:p>15.6049883365631</text:p>
              </table:table-cell>
              <table:table-cell office:value-type="float" office:value="94643.3057318425">
                <text:p>94643.30573184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.6144351959229">
                <text:p>15.6144351959229</text:p>
              </table:table-cell>
              <table:table-cell office:value-type="float" office:value="94846.3363198142">
                <text:p>94846.33631981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.6238651275635">
                <text:p>15.6238651275635</text:p>
              </table:table-cell>
              <table:table-cell office:value-type="float" office:value="95016.5954692557">
                <text:p>95016.59546925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6332838535309">
                <text:p>15.6332838535309</text:p>
              </table:table-cell>
              <table:table-cell office:value-type="float" office:value="95129.6388811543">
                <text:p>95129.63888115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6426310539246">
                <text:p>15.6426310539246</text:p>
              </table:table-cell>
              <table:table-cell office:value-type="float" office:value="95857.5789822727">
                <text:p>95857.57898227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.6519951820374">
                <text:p>15.6519951820374</text:p>
              </table:table-cell>
              <table:table-cell office:value-type="float" office:value="95684.2953457582">
                <text:p>95684.29534575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.661365032196">
                <text:p>15.661365032196</text:p>
              </table:table-cell>
              <table:table-cell office:value-type="float" office:value="95625.8621882952">
                <text:p>95625.86218829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.670770406723">
                <text:p>15.670770406723</text:p>
              </table:table-cell>
              <table:table-cell office:value-type="float" office:value="95264.6805749195">
                <text:p>95264.68057491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.680193901062">
                <text:p>15.680193901062</text:p>
              </table:table-cell>
              <table:table-cell office:value-type="float" office:value="95081.5024414927">
                <text:p>95081.50244149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.6896426677704">
                <text:p>15.6896426677704</text:p>
              </table:table-cell>
              <table:table-cell office:value-type="float" office:value="94827.1904317327">
                <text:p>94827.19043173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6991012096405">
                <text:p>15.6991012096405</text:p>
              </table:table-cell>
              <table:table-cell office:value-type="float" office:value="94729.188949385">
                <text:p>94729.1889493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7085251808167">
                <text:p>15.7085251808167</text:p>
              </table:table-cell>
              <table:table-cell office:value-type="float" office:value="95076.6914767121">
                <text:p>95076.6914767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7179470062256">
                <text:p>15.7179470062256</text:p>
              </table:table-cell>
              <table:table-cell office:value-type="float" office:value="95098.3446530695">
                <text:p>95098.34465306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7273991107941">
                <text:p>15.7273991107941</text:p>
              </table:table-cell>
              <table:table-cell office:value-type="float" office:value="94793.7037205196">
                <text:p>94793.70372051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7368443012238">
                <text:p>15.7368443012238</text:p>
              </table:table-cell>
              <table:table-cell office:value-type="float" office:value="94863.0953150242">
                <text:p>94863.09531502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7462854385376">
                <text:p>15.7462854385376</text:p>
              </table:table-cell>
              <table:table-cell office:value-type="float" office:value="94903.820399505">
                <text:p>94903.8203995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7557008266449">
                <text:p>15.7557008266449</text:p>
              </table:table-cell>
              <table:table-cell office:value-type="float" office:value="95163.3633992555">
                <text:p>95163.36339925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7650904655457">
                <text:p>15.7650904655457</text:p>
              </table:table-cell>
              <table:table-cell office:value-type="float" office:value="95424.3298885306">
                <text:p>95424.32988853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7744908332825">
                <text:p>15.7744908332825</text:p>
              </table:table-cell>
              <table:table-cell office:value-type="float" office:value="95315.4201075378">
                <text:p>95315.42010753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7838518619537">
                <text:p>15.7838518619537</text:p>
              </table:table-cell>
              <table:table-cell office:value-type="float" office:value="95715.9764663933">
                <text:p>95715.97646639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7932198047638">
                <text:p>15.7932198047638</text:p>
              </table:table-cell>
              <table:table-cell office:value-type="float" office:value="95645.3319759748">
                <text:p>95645.33197597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8026106357574">
                <text:p>15.8026106357574</text:p>
              </table:table-cell>
              <table:table-cell office:value-type="float" office:value="95412.2165126434">
                <text:p>95412.21651264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812025308609">
                <text:p>15.812025308609</text:p>
              </table:table-cell>
              <table:table-cell office:value-type="float" office:value="95170.5931928687">
                <text:p>95170.59319286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821444272995">
                <text:p>15.821444272995</text:p>
              </table:table-cell>
              <table:table-cell office:value-type="float" office:value="95127.2309016352">
                <text:p>95127.23090163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8309245109558">
                <text:p>15.8309245109558</text:p>
              </table:table-cell>
              <table:table-cell office:value-type="float" office:value="94512.3955435958">
                <text:p>94512.39554359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8403363227844">
                <text:p>15.8403363227844</text:p>
              </table:table-cell>
              <table:table-cell office:value-type="float" office:value="95199.5233559631">
                <text:p>95199.52335596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8497292995453">
                <text:p>15.8497292995453</text:p>
              </table:table-cell>
              <table:table-cell office:value-type="float" office:value="95390.420184278">
                <text:p>95390.4201842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8591213226318">
                <text:p>15.8591213226318</text:p>
              </table:table-cell>
              <table:table-cell office:value-type="float" office:value="95400.1062117635">
                <text:p>95400.10621176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8685481548309">
                <text:p>15.8685481548309</text:p>
              </table:table-cell>
              <table:table-cell office:value-type="float" office:value="95047.8359088495">
                <text:p>95047.83590884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8780012130737">
                <text:p>15.8780012130737</text:p>
              </table:table-cell>
              <table:table-cell office:value-type="float" office:value="94784.1404322934">
                <text:p>94784.14043229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8874139785767">
                <text:p>15.8874139785767</text:p>
              </table:table-cell>
              <table:table-cell office:value-type="float" office:value="95189.8780141844">
                <text:p>95189.87801418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8968524932861">
                <text:p>15.8968524932861</text:p>
              </table:table-cell>
              <table:table-cell office:value-type="float" office:value="94930.1905627968">
                <text:p>94930.19056279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9062075614929">
                <text:p>15.9062075614929</text:p>
              </table:table-cell>
              <table:table-cell office:value-type="float" office:value="95776.9607013609">
                <text:p>95776.96070136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9156453609467">
                <text:p>15.9156453609467</text:p>
              </table:table-cell>
              <table:table-cell office:value-type="float" office:value="94937.3849690539">
                <text:p>94937.38496905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9250226020813">
                <text:p>15.9250226020813</text:p>
              </table:table-cell>
              <table:table-cell office:value-type="float" office:value="95550.4915715339">
                <text:p>95550.49157153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934415102005">
                <text:p>15.934415102005</text:p>
              </table:table-cell>
              <table:table-cell office:value-type="float" office:value="95395.2629521513">
                <text:p>95395.26295215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9438197612762">
                <text:p>15.9438197612762</text:p>
              </table:table-cell>
              <table:table-cell office:value-type="float" office:value="95271.9257719414">
                <text:p>95271.92577194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9531650543213">
                <text:p>15.9531650543213</text:p>
              </table:table-cell>
              <table:table-cell office:value-type="float" office:value="95877.143250759">
                <text:p>95877.1432507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625647068024">
                <text:p>15.9625647068024</text:p>
              </table:table-cell>
              <table:table-cell office:value-type="float" office:value="95322.6730247305">
                <text:p>95322.67302473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720115661621">
                <text:p>15.9720115661621</text:p>
              </table:table-cell>
              <table:table-cell office:value-type="float" office:value="94846.3363198142">
                <text:p>94846.33631981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814546108246">
                <text:p>15.9814546108246</text:p>
              </table:table-cell>
              <table:table-cell office:value-type="float" office:value="94884.6512990128">
                <text:p>94884.6512990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9908745288849">
                <text:p>15.9908745288849</text:p>
              </table:table-cell>
              <table:table-cell office:value-type="float" office:value="95117.6002024804">
                <text:p>95117.60020248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002999305725">
                <text:p>16.0002999305725</text:p>
              </table:table-cell>
              <table:table-cell office:value-type="float" office:value="95062.2615030481">
                <text:p>95062.26150304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097053050995">
                <text:p>16.0097053050995</text:p>
              </table:table-cell>
              <table:table-cell office:value-type="float" office:value="95264.6805749195">
                <text:p>95264.68057491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0191416740417">
                <text:p>16.0191416740417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028567314148">
                <text:p>16.028567314148</text:p>
              </table:table-cell>
              <table:table-cell office:value-type="float" office:value="95059.8569332726">
                <text:p>95059.85693327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0379590988159">
                <text:p>16.0379590988159</text:p>
              </table:table-cell>
              <table:table-cell office:value-type="float" office:value="95402.5280259951">
                <text:p>95402.52802599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0474019050598">
                <text:p>16.0474019050598</text:p>
              </table:table-cell>
              <table:table-cell office:value-type="float" office:value="94887.0470130788">
                <text:p>94887.04701307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0567977428436">
                <text:p>16.0567977428436</text:p>
              </table:table-cell>
              <table:table-cell office:value-type="float" office:value="95361.3738993631">
                <text:p>95361.37389936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0662031173706">
                <text:p>16.0662031173706</text:p>
              </table:table-cell>
              <table:table-cell office:value-type="float" office:value="95264.6805749195">
                <text:p>95264.68057491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0756697654724">
                <text:p>16.0756697654724</text:p>
              </table:table-cell>
              <table:table-cell office:value-type="float" office:value="94648.0729360802">
                <text:p>94648.07293608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0850720405579">
                <text:p>16.0850720405579</text:p>
              </table:table-cell>
              <table:table-cell office:value-type="float" office:value="95296.0843898976">
                <text:p>95296.08438989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0944762229919">
                <text:p>16.0944762229919</text:p>
              </table:table-cell>
              <table:table-cell office:value-type="float" office:value="95276.7565155664">
                <text:p>95276.75651556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1044547557831">
                <text:p>16.1044547557831</text:p>
              </table:table-cell>
              <table:table-cell office:value-type="float" office:value="89792.7599933099">
                <text:p>89792.75999330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1138319969177">
                <text:p>16.1138319969177</text:p>
              </table:table-cell>
              <table:table-cell office:value-type="float" office:value="95550.4915715339">
                <text:p>95550.49157153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1233022212982">
                <text:p>16.1233022212982</text:p>
              </table:table-cell>
              <table:table-cell office:value-type="float" office:value="94612.3306059767">
                <text:p>94612.33060597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1328570842743">
                <text:p>16.1328570842743</text:p>
              </table:table-cell>
              <table:table-cell office:value-type="float" office:value="93774.2385467612">
                <text:p>93774.23854676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1423580646515">
                <text:p>16.1423580646515</text:p>
              </table:table-cell>
              <table:table-cell office:value-type="float" office:value="94306.057314931">
                <text:p>94306.0573149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151858329773">
                <text:p>16.151858329773</text:p>
              </table:table-cell>
              <table:table-cell office:value-type="float" office:value="94313.1574271589">
                <text:p>94313.15742715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1613366603851">
                <text:p>16.1613366603851</text:p>
              </table:table-cell>
              <table:table-cell office:value-type="float" office:value="94531.4145138976">
                <text:p>94531.41451389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1708097457886">
                <text:p>16.1708097457886</text:p>
              </table:table-cell>
              <table:table-cell office:value-type="float" office:value="94583.7561724511">
                <text:p>94583.75617245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1802744865417">
                <text:p>16.1802744865417</text:p>
              </table:table-cell>
              <table:table-cell office:value-type="float" office:value="94667.1465565016">
                <text:p>94667.1465565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189754486084">
                <text:p>16.189754486084</text:p>
              </table:table-cell>
              <table:table-cell office:value-type="float" office:value="94514.7724963533">
                <text:p>94514.77249635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1991846561432">
                <text:p>16.1991846561432</text:p>
              </table:table-cell>
              <table:table-cell office:value-type="float" office:value="95014.1932091118">
                <text:p>95014.19320911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2086157798767">
                <text:p>16.2086157798767</text:p>
              </table:table-cell>
              <table:table-cell office:value-type="float" office:value="95004.585383118">
                <text:p>95004.5853831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2180531024933">
                <text:p>16.2180531024933</text:p>
              </table:table-cell>
              <table:table-cell office:value-type="float" office:value="94942.1818457419">
                <text:p>94942.18184574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2274739742279">
                <text:p>16.2274739742279</text:p>
              </table:table-cell>
              <table:table-cell office:value-type="float" office:value="95107.9714531558">
                <text:p>95107.97145315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2369518280029">
                <text:p>16.2369518280029</text:p>
              </table:table-cell>
              <table:table-cell office:value-type="float" office:value="94536.1704525445">
                <text:p>94536.17045254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2464258670807">
                <text:p>16.2464258670807</text:p>
              </table:table-cell>
              <table:table-cell office:value-type="float" office:value="94574.2351964164">
                <text:p>94574.23519641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2558782100678">
                <text:p>16.2558782100678</text:p>
              </table:table-cell>
              <table:table-cell office:value-type="float" office:value="94791.3127175503">
                <text:p>94791.312717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2654452323914">
                <text:p>16.2654452323914</text:p>
              </table:table-cell>
              <table:table-cell office:value-type="float" office:value="93655.0548010068">
                <text:p>93655.05480100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275009393692">
                <text:p>16.275009393692</text:p>
              </table:table-cell>
              <table:table-cell office:value-type="float" office:value="93683.0707715319">
                <text:p>93683.07077153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2844498157501">
                <text:p>16.2844498157501</text:p>
              </table:table-cell>
              <table:table-cell office:value-type="float" office:value="94911.0108091726">
                <text:p>94911.0108091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2939460277557">
                <text:p>16.2939460277557</text:p>
              </table:table-cell>
              <table:table-cell office:value-type="float" office:value="94353.411599297">
                <text:p>94353.4115992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3034303188324">
                <text:p>16.3034303188324</text:p>
              </table:table-cell>
              <table:table-cell office:value-type="float" office:value="94472.0056309703">
                <text:p>94472.00563097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3123528957367">
                <text:p>16.3123528957367</text:p>
              </table:table-cell>
              <table:table-cell office:value-type="float" office:value="100419.420265071">
                <text:p>100419.4202650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3217802047729">
                <text:p>16.3217802047729</text:p>
              </table:table-cell>
              <table:table-cell office:value-type="float" office:value="95043.0283503199">
                <text:p>95043.02835031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3311712741852">
                <text:p>16.3311712741852</text:p>
              </table:table-cell>
              <table:table-cell office:value-type="float" office:value="95409.7942065044">
                <text:p>95409.79420650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3406121730804">
                <text:p>16.3406121730804</text:p>
              </table:table-cell>
              <table:table-cell office:value-type="float" office:value="94906.2170816708">
                <text:p>94906.21708167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3501291275024">
                <text:p>16.3501291275024</text:p>
              </table:table-cell>
              <table:table-cell office:value-type="float" office:value="94147.7662148959">
                <text:p>94147.76621489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3595690727234">
                <text:p>16.3595690727234</text:p>
              </table:table-cell>
              <table:table-cell office:value-type="float" office:value="94915.8050209628">
                <text:p>94915.80502096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3690564632416">
                <text:p>16.3690564632416</text:p>
              </table:table-cell>
              <table:table-cell office:value-type="float" office:value="94441.1425125022">
                <text:p>94441.14251250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3784694671631">
                <text:p>16.3784694671631</text:p>
              </table:table-cell>
              <table:table-cell office:value-type="float" office:value="95187.4669841189">
                <text:p>95187.46698411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3878953456879">
                <text:p>16.3878953456879</text:p>
              </table:table-cell>
              <table:table-cell office:value-type="float" office:value="95057.4524851398">
                <text:p>95057.45248513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3973209857941">
                <text:p>16.3973209857941</text:p>
              </table:table-cell>
              <table:table-cell office:value-type="float" office:value="95059.8569332726">
                <text:p>95059.85693327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4067516326904">
                <text:p>16.4067516326904</text:p>
              </table:table-cell>
              <table:table-cell office:value-type="float" office:value="95009.389053217">
                <text:p>95009.3890532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162406921387">
                <text:p>16.4162406921387</text:p>
              </table:table-cell>
              <table:table-cell office:value-type="float" office:value="94424.5322613065">
                <text:p>94424.53226130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4256970882416">
                <text:p>16.4256970882416</text:p>
              </table:table-cell>
              <table:table-cell office:value-type="float" office:value="94750.6841136576">
                <text:p>94750.68411365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4351670742035">
                <text:p>16.4351670742035</text:p>
              </table:table-cell>
              <table:table-cell office:value-type="float" office:value="94614.7125881168">
                <text:p>94614.71258811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4446604251862">
                <text:p>16.4446604251862</text:p>
              </table:table-cell>
              <table:table-cell office:value-type="float" office:value="94381.8470038676">
                <text:p>94381.84700386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4541282653809">
                <text:p>16.4541282653809</text:p>
              </table:table-cell>
              <table:table-cell office:value-type="float" office:value="94636.1558258417">
                <text:p>94636.15582584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4635977745056">
                <text:p>16.4635977745056</text:p>
              </table:table-cell>
              <table:table-cell office:value-type="float" office:value="94619.4769122312">
                <text:p>94619.47691223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473108291626">
                <text:p>16.473108291626</text:p>
              </table:table-cell>
              <table:table-cell office:value-type="float" office:value="94211.4912008022">
                <text:p>94211.4912008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4826514720917">
                <text:p>16.4826514720917</text:p>
              </table:table-cell>
              <table:table-cell office:value-type="float" office:value="93889.0345017114">
                <text:p>93889.03450171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4920923709869">
                <text:p>16.4920923709869</text:p>
              </table:table-cell>
              <table:table-cell office:value-type="float" office:value="94906.2170816708">
                <text:p>94906.21708167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5015852451324">
                <text:p>16.5015852451324</text:p>
              </table:table-cell>
              <table:table-cell office:value-type="float" office:value="94386.5879043601">
                <text:p>94386.58790436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5109801292419">
                <text:p>16.5109801292419</text:p>
              </table:table-cell>
              <table:table-cell office:value-type="float" office:value="95371.0540286766">
                <text:p>95371.05402867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5204582214355">
                <text:p>16.5204582214355</text:p>
              </table:table-cell>
              <table:table-cell office:value-type="float" office:value="94533.7924234039">
                <text:p>94533.79242340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5299606323242">
                <text:p>16.5299606323242</text:p>
              </table:table-cell>
              <table:table-cell office:value-type="float" office:value="94291.8602970694">
                <text:p>94291.86029706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5394446849823">
                <text:p>16.5394446849823</text:p>
              </table:table-cell>
              <table:table-cell office:value-type="float" office:value="94474.3805525529">
                <text:p>94474.38055255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.5488841533661">
                <text:p>16.5488841533661</text:p>
              </table:table-cell>
              <table:table-cell office:value-type="float" office:value="94920.5997171146">
                <text:p>94920.59971711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5583710670471">
                <text:p>16.5583710670471</text:p>
              </table:table-cell>
              <table:table-cell office:value-type="float" office:value="94445.8893719685">
                <text:p>94445.88937196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.5678131580353">
                <text:p>16.5678131580353</text:p>
              </table:table-cell>
              <table:table-cell office:value-type="float" office:value="94894.2348811959">
                <text:p>94894.23488119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.5772638320923">
                <text:p>16.5772638320923</text:p>
              </table:table-cell>
              <table:table-cell office:value-type="float" office:value="94808.0522717526">
                <text:p>94808.05227175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.5867326259613">
                <text:p>16.5867326259613</text:p>
              </table:table-cell>
              <table:table-cell office:value-type="float" office:value="94626.6242981241">
                <text:p>94626.62429812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.5961980819702">
                <text:p>16.5961980819702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6057777404785">
                <text:p>16.6057777404785</text:p>
              </table:table-cell>
              <table:table-cell office:value-type="float" office:value="93531.5177700348">
                <text:p>93531.51777003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6152718067169">
                <text:p>16.6152718067169</text:p>
              </table:table-cell>
              <table:table-cell office:value-type="float" office:value="94374.7365460435">
                <text:p>94374.73654604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6247291564941">
                <text:p>16.6247291564941</text:p>
              </table:table-cell>
              <table:table-cell office:value-type="float" office:value="94741.1295031134">
                <text:p>94741.12950311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6341986656189">
                <text:p>16.6341986656189</text:p>
              </table:table-cell>
              <table:table-cell office:value-type="float" office:value="94619.4769122312">
                <text:p>94619.47691223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6437373161316">
                <text:p>16.6437373161316</text:p>
              </table:table-cell>
              <table:table-cell office:value-type="float" office:value="93933.6228754249">
                <text:p>93933.62287542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6531827449799">
                <text:p>16.6531827449799</text:p>
              </table:table-cell>
              <table:table-cell office:value-type="float" office:value="94860.7008102582">
                <text:p>94860.70081025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6626358032227">
                <text:p>16.6626358032227</text:p>
              </table:table-cell>
              <table:table-cell office:value-type="float" office:value="94784.1404322934">
                <text:p>94784.14043229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6721289157867">
                <text:p>16.6721289157867</text:p>
              </table:table-cell>
              <table:table-cell office:value-type="float" office:value="94384.2173945802">
                <text:p>94384.21739458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6815657615662">
                <text:p>16.6815657615662</text:p>
              </table:table-cell>
              <table:table-cell office:value-type="float" office:value="94946.9792071954">
                <text:p>94946.97920719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6910753250122">
                <text:p>16.6910753250122</text:p>
              </table:table-cell>
              <table:table-cell office:value-type="float" office:value="94220.9392769393">
                <text:p>94220.93927693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7005634307861">
                <text:p>16.7005634307861</text:p>
              </table:table-cell>
              <table:table-cell office:value-type="float" office:value="94434.0231179013">
                <text:p>94434.02311790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7100276947021">
                <text:p>16.7100276947021</text:p>
              </table:table-cell>
              <table:table-cell office:value-type="float" office:value="94671.9161628376">
                <text:p>94671.91616283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7195372581482">
                <text:p>16.7195372581482</text:p>
              </table:table-cell>
              <table:table-cell office:value-type="float" office:value="94220.9392769393">
                <text:p>94220.93927693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729109287262">
                <text:p>16.729109287262</text:p>
              </table:table-cell>
              <table:table-cell office:value-type="float" office:value="93606.0671515393">
                <text:p>93606.06715153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7385456562042">
                <text:p>16.7385456562042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.747978925705">
                <text:p>16.747978925705</text:p>
              </table:table-cell>
              <table:table-cell office:value-type="float" office:value="94982.97487742">
                <text:p>94982.974877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.7575135231018">
                <text:p>16.7575135231018</text:p>
              </table:table-cell>
              <table:table-cell office:value-type="float" office:value="93973.5536495712">
                <text:p>93973.55364957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.7669951915741">
                <text:p>16.7669951915741</text:p>
              </table:table-cell>
              <table:table-cell office:value-type="float" office:value="94498.1363373482">
                <text:p>94498.13633734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.7765204906464">
                <text:p>16.7765204906464</text:p>
              </table:table-cell>
              <table:table-cell office:value-type="float" office:value="94065.2879455346">
                <text:p>94065.28794553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7859711647034">
                <text:p>16.7859711647034</text:p>
              </table:table-cell>
              <table:table-cell office:value-type="float" office:value="94808.0522717526">
                <text:p>94808.05227175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795482635498">
                <text:p>16.795482635498</text:p>
              </table:table-cell>
              <table:table-cell office:value-type="float" office:value="94202.0450193012">
                <text:p>94202.04501930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8049478530884">
                <text:p>16.8049478530884</text:p>
              </table:table-cell>
              <table:table-cell office:value-type="float" office:value="94662.3774307305">
                <text:p>94662.37743073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8143677711487">
                <text:p>16.8143677711487</text:p>
              </table:table-cell>
              <table:table-cell office:value-type="float" office:value="95117.6002024804">
                <text:p>95117.60020248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8237881660461">
                <text:p>16.8237881660461</text:p>
              </table:table-cell>
              <table:table-cell office:value-type="float" office:value="95112.7855841263">
                <text:p>95112.78558412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8332862854004">
                <text:p>16.8332862854004</text:p>
              </table:table-cell>
              <table:table-cell office:value-type="float" office:value="94334.4641799287">
                <text:p>94334.46417992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8427171707153">
                <text:p>16.8427171707153</text:p>
              </table:table-cell>
              <table:table-cell office:value-type="float" office:value="95006.9871574477">
                <text:p>95006.98715744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8521664142609">
                <text:p>16.8521664142609</text:p>
              </table:table-cell>
              <table:table-cell office:value-type="float" office:value="94822.405167411">
                <text:p>94822.4051674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861629486084">
                <text:p>16.861629486084</text:p>
              </table:table-cell>
              <table:table-cell office:value-type="float" office:value="94683.8422816256">
                <text:p>94683.84228162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8711385726929">
                <text:p>16.8711385726929</text:p>
              </table:table-cell>
              <table:table-cell office:value-type="float" office:value="94225.6640256745">
                <text:p>94225.66402567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8805923461914">
                <text:p>16.8805923461914</text:p>
              </table:table-cell>
              <table:table-cell office:value-type="float" office:value="94776.9692323212">
                <text:p>94776.96923232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8900260925293">
                <text:p>16.8900260925293</text:p>
              </table:table-cell>
              <table:table-cell office:value-type="float" office:value="94978.1738778811">
                <text:p>94978.17387788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899484872818">
                <text:p>16.899484872818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9089517593384">
                <text:p>16.9089517593384</text:p>
              </table:table-cell>
              <table:table-cell office:value-type="float" office:value="94645.6892739316">
                <text:p>94645.68927393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9184014797211">
                <text:p>16.9184014797211</text:p>
              </table:table-cell>
              <table:table-cell office:value-type="float" office:value="94817.6203860225">
                <text:p>94817.62038602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927882194519">
                <text:p>16.927882194519</text:p>
              </table:table-cell>
              <table:table-cell office:value-type="float" office:value="94507.6419967308">
                <text:p>94507.6419967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9373927116394">
                <text:p>16.9373927116394</text:p>
              </table:table-cell>
              <table:table-cell office:value-type="float" office:value="94211.4912008022">
                <text:p>94211.49120080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.9468719959259">
                <text:p>16.9468719959259</text:p>
              </table:table-cell>
              <table:table-cell office:value-type="float" office:value="94521.904072034">
                <text:p>94521.9040720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.9564819335938">
                <text:p>16.9564819335938</text:p>
              </table:table-cell>
              <table:table-cell office:value-type="float" office:value="93236.8170293001">
                <text:p>93236.8170293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.9659712314606">
                <text:p>16.9659712314606</text:p>
              </table:table-cell>
              <table:table-cell office:value-type="float" office:value="94422.15984523">
                <text:p>94422.159845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.9754528999329">
                <text:p>16.9754528999329</text:p>
              </table:table-cell>
              <table:table-cell office:value-type="float" office:value="94498.1363373482">
                <text:p>94498.13633734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.9849383831024">
                <text:p>16.9849383831024</text:p>
              </table:table-cell>
              <table:table-cell office:value-type="float" office:value="94460.1328138746">
                <text:p>94460.13281387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.994392156601">
                <text:p>16.994392156601</text:p>
              </table:table-cell>
              <table:table-cell office:value-type="float" office:value="94776.9692323212">
                <text:p>94776.96923232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0038161277771">
                <text:p>17.0038161277771</text:p>
              </table:table-cell>
              <table:table-cell office:value-type="float" office:value="95076.6914767121">
                <text:p>95076.69147671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0132157802582">
                <text:p>17.0132157802582</text:p>
              </table:table-cell>
              <table:table-cell office:value-type="float" office:value="95322.6730247305">
                <text:p>95322.67302473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0226454734802">
                <text:p>17.0226454734802</text:p>
              </table:table-cell>
              <table:table-cell office:value-type="float" office:value="95018.9978508761">
                <text:p>95018.99785087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032044172287">
                <text:p>17.032044172287</text:p>
              </table:table-cell>
              <table:table-cell office:value-type="float" office:value="95332.3452981913">
                <text:p>95332.34529819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0414352416992">
                <text:p>17.0414352416992</text:p>
              </table:table-cell>
              <table:table-cell office:value-type="float" office:value="95409.7942065044">
                <text:p>95409.79420650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050803899765">
                <text:p>17.050803899765</text:p>
              </table:table-cell>
              <table:table-cell office:value-type="float" office:value="95638.0298765746">
                <text:p>95638.02987657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0601661205292">
                <text:p>17.0601661205292</text:p>
              </table:table-cell>
              <table:table-cell office:value-type="float" office:value="95703.7889375573">
                <text:p>95703.78893755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0695521831512">
                <text:p>17.0695521831512</text:p>
              </table:table-cell>
              <table:table-cell office:value-type="float" office:value="95460.6884779516">
                <text:p>95460.68847795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.0788524150848">
                <text:p>17.0788524150848</text:p>
              </table:table-cell>
              <table:table-cell office:value-type="float" office:value="96341.6833470057">
                <text:p>96341.68334700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.0883758068085">
                <text:p>17.0883758068085</text:p>
              </table:table-cell>
              <table:table-cell office:value-type="float" office:value="94084.1273783297">
                <text:p>94084.12737832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.0978653430939">
                <text:p>17.0978653430939</text:p>
              </table:table-cell>
              <table:table-cell office:value-type="float" office:value="94419.7875483644">
                <text:p>94419.78754836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.1073021888733">
                <text:p>17.1073021888733</text:p>
              </table:table-cell>
              <table:table-cell office:value-type="float" office:value="94946.9792071954">
                <text:p>94946.97920719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.1166625022888">
                <text:p>17.1166625022888</text:p>
              </table:table-cell>
              <table:table-cell office:value-type="float" office:value="95723.2904737647">
                <text:p>95723.2904737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.1260025501251">
                <text:p>17.1260025501251</text:p>
              </table:table-cell>
              <table:table-cell office:value-type="float" office:value="95930.9861901723">
                <text:p>95930.98619017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1353626251221">
                <text:p>17.1353626251221</text:p>
              </table:table-cell>
              <table:table-cell office:value-type="float" office:value="95725.7287246236">
                <text:p>95725.72872462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.1447260379791">
                <text:p>17.1447260379791</text:p>
              </table:table-cell>
              <table:table-cell office:value-type="float" office:value="95691.6045120057">
                <text:p>95691.60451200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.1540672779083">
                <text:p>17.1540672779083</text:p>
              </table:table-cell>
              <table:table-cell office:value-type="float" office:value="95918.7438489025">
                <text:p>95918.74384890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.1623470783234">
                <text:p>17.1623470783234</text:p>
              </table:table-cell>
              <table:table-cell office:value-type="float" office:value="108215.168855103">
                <text:p>108215.1688551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.1716809272766">
                <text:p>17.1716809272766</text:p>
              </table:table-cell>
              <table:table-cell office:value-type="float" office:value="95994.696773864">
                <text:p>95994.6967738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1810417175293">
                <text:p>17.1810417175293</text:p>
              </table:table-cell>
              <table:table-cell office:value-type="float" office:value="95718.414344659">
                <text:p>95718.4143446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.1893081665039">
                <text:p>17.1893081665039</text:p>
              </table:table-cell>
              <table:table-cell office:value-type="float" office:value="108389.951084449">
                <text:p>108389.9510844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.1975891590118">
                <text:p>17.1975891590118</text:p>
              </table:table-cell>
              <table:table-cell office:value-type="float" office:value="108199.590706245">
                <text:p>108199.5907062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.2058737277985">
                <text:p>17.2058737277985</text:p>
              </table:table-cell>
              <table:table-cell office:value-type="float" office:value="108152.883158743">
                <text:p>108152.8831587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.2152118682861">
                <text:p>17.2152118682861</text:p>
              </table:table-cell>
              <table:table-cell office:value-type="float" office:value="95950.5804376133">
                <text:p>95950.58043761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.2245905399323">
                <text:p>17.2245905399323</text:p>
              </table:table-cell>
              <table:table-cell office:value-type="float" office:value="95535.9174314259">
                <text:p>95535.91743142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2328650951386">
                <text:p>17.2328650951386</text:p>
              </table:table-cell>
              <table:table-cell office:value-type="float" office:value="108283.766034691">
                <text:p>108283.7660346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2411932945251">
                <text:p>17.2411932945251</text:p>
              </table:table-cell>
              <table:table-cell office:value-type="float" office:value="107586.281068392">
                <text:p>107586.2810683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.2495076656342">
                <text:p>17.2495076656342</text:p>
              </table:table-cell>
              <table:table-cell office:value-type="float" office:value="107765.216184441">
                <text:p>107765.2161844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.2578632831574">
                <text:p>17.2578632831574</text:p>
              </table:table-cell>
              <table:table-cell office:value-type="float" office:value="107233.24727501">
                <text:p>107233.247275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2662208080292">
                <text:p>17.2662208080292</text:p>
              </table:table-cell>
              <table:table-cell office:value-type="float" office:value="107208.774576368">
                <text:p>107208.7745763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2756016254425">
                <text:p>17.2756016254425</text:p>
              </table:table-cell>
              <table:table-cell office:value-type="float" office:value="95514.0645554821">
                <text:p>95514.06455548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.2839586734772">
                <text:p>17.2839586734772</text:p>
              </table:table-cell>
              <table:table-cell office:value-type="float" office:value="107214.891703754">
                <text:p>107214.8917037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.2922928333282">
                <text:p>17.2922928333282</text:p>
              </table:table-cell>
              <table:table-cell office:value-type="float" office:value="107509.33699508">
                <text:p>107509.336995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.3006155490875">
                <text:p>17.3006155490875</text:p>
              </table:table-cell>
              <table:table-cell office:value-type="float" office:value="107657.166953134">
                <text:p>107657.1669531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3089394569397">
                <text:p>17.3089394569397</text:p>
              </table:table-cell>
              <table:table-cell office:value-type="float" office:value="107641.749033311">
                <text:p>107641.7490333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3183710575104">
                <text:p>17.3183710575104</text:p>
              </table:table-cell>
              <table:table-cell office:value-type="float" office:value="94999.7821987411">
                <text:p>94999.78219874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326691865921">
                <text:p>17.326691865921</text:p>
              </table:table-cell>
              <table:table-cell office:value-type="float" office:value="107681.844813754">
                <text:p>107681.8448137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3350296020508">
                <text:p>17.3350296020508</text:p>
              </table:table-cell>
              <table:table-cell office:value-type="float" office:value="107463.223356495">
                <text:p>107463.2233564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3433949947357">
                <text:p>17.3433949947357</text:p>
              </table:table-cell>
              <table:table-cell office:value-type="float" office:value="107107.942656824">
                <text:p>107107.9426568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3517427444458">
                <text:p>17.3517427444458</text:p>
              </table:table-cell>
              <table:table-cell office:value-type="float" office:value="107334.315368577">
                <text:p>107334.3153685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3600509166718">
                <text:p>17.3600509166718</text:p>
              </table:table-cell>
              <table:table-cell office:value-type="float" office:value="107845.621832582">
                <text:p>107845.6218325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3683550357819">
                <text:p>17.3683550357819</text:p>
              </table:table-cell>
              <table:table-cell office:value-type="float" office:value="107898.259661212">
                <text:p>107898.2596612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3766634464264">
                <text:p>17.3766634464264</text:p>
              </table:table-cell>
              <table:table-cell office:value-type="float" office:value="107842.527089073">
                <text:p>107842.527089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3849685192108">
                <text:p>17.3849685192108</text:p>
              </table:table-cell>
              <table:table-cell office:value-type="float" office:value="107885.869667566">
                <text:p>107885.8696675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3932754993439">
                <text:p>17.3932754993439</text:p>
              </table:table-cell>
              <table:table-cell office:value-type="float" office:value="107861.098214798">
                <text:p>107861.0982147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4015774726868">
                <text:p>17.4015774726868</text:p>
              </table:table-cell>
              <table:table-cell office:value-type="float" office:value="107926.147554637">
                <text:p>107926.1475546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4098777770996">
                <text:p>17.4098777770996</text:p>
              </table:table-cell>
              <table:table-cell office:value-type="float" office:value="107947.848107083">
                <text:p>107947.8481070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4181804656982">
                <text:p>17.4181804656982</text:p>
              </table:table-cell>
              <table:table-cell office:value-type="float" office:value="107916.849988514">
                <text:p>107916.8499885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4265010356903">
                <text:p>17.4265010356903</text:p>
              </table:table-cell>
              <table:table-cell office:value-type="float" office:value="107684.930341844">
                <text:p>107684.9303418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4348127841949">
                <text:p>17.4348127841949</text:p>
              </table:table-cell>
              <table:table-cell office:value-type="float" office:value="107799.219321898">
                <text:p>107799.2193218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443118095398">
                <text:p>17.443118095398</text:p>
              </table:table-cell>
              <table:table-cell office:value-type="float" office:value="107882.772613751">
                <text:p>107882.7726137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4524881839752">
                <text:p>17.4524881839752</text:p>
              </table:table-cell>
              <table:table-cell office:value-type="float" office:value="95623.4290221623">
                <text:p>95623.42902216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460813999176">
                <text:p>17.460813999176</text:p>
              </table:table-cell>
              <table:table-cell office:value-type="float" office:value="107617.089544973">
                <text:p>107617.0895449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4702517986298">
                <text:p>17.4702517986298</text:p>
              </table:table-cell>
              <table:table-cell office:value-type="float" office:value="94937.3849690539">
                <text:p>94937.38496905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4785997867584">
                <text:p>17.4785997867584</text:p>
              </table:table-cell>
              <table:table-cell office:value-type="float" office:value="107331.24990004">
                <text:p>107331.249900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486912727356">
                <text:p>17.486912727356</text:p>
              </table:table-cell>
              <table:table-cell office:value-type="float" office:value="107783.760690624">
                <text:p>107783.7606906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4952580928802">
                <text:p>17.4952580928802</text:p>
              </table:table-cell>
              <table:table-cell office:value-type="float" office:value="107364.979687455">
                <text:p>107364.979687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5036773681641">
                <text:p>17.5036773681641</text:p>
              </table:table-cell>
              <table:table-cell office:value-type="float" office:value="106422.461529748">
                <text:p>106422.461529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5120100975037">
                <text:p>17.5120100975037</text:p>
              </table:table-cell>
              <table:table-cell office:value-type="float" office:value="107527.793533619">
                <text:p>107527.7935336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.5214223861694">
                <text:p>17.5214223861694</text:p>
              </table:table-cell>
              <table:table-cell office:value-type="float" office:value="95194.7004407518">
                <text:p>95194.70044075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.5308077335358">
                <text:p>17.5308077335358</text:p>
              </table:table-cell>
              <table:table-cell office:value-type="float" office:value="95467.9635208942">
                <text:p>95467.96352089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.5391044616699">
                <text:p>17.5391044616699</text:p>
              </table:table-cell>
              <table:table-cell office:value-type="float" office:value="107994.378689043">
                <text:p>107994.3786890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.5473885536194">
                <text:p>17.5473885536194</text:p>
              </table:table-cell>
              <table:table-cell office:value-type="float" office:value="108159.108501698">
                <text:p>108159.1085016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.5557284355164">
                <text:p>17.5557284355164</text:p>
              </table:table-cell>
              <table:table-cell office:value-type="float" office:value="107435.574156661">
                <text:p>107435.5741566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.5651648044586">
                <text:p>17.5651648044586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.5735154151917">
                <text:p>17.5735154151917</text:p>
              </table:table-cell>
              <table:table-cell office:value-type="float" office:value="107297.541299072">
                <text:p>107297.5412990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.5818283557892">
                <text:p>17.5818283557892</text:p>
              </table:table-cell>
              <table:table-cell office:value-type="float" office:value="107783.760690624">
                <text:p>107783.7606906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.5902552604675">
                <text:p>17.5902552604675</text:p>
              </table:table-cell>
              <table:table-cell office:value-type="float" office:value="106326.110737021">
                <text:p>106326.1107370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.598640203476">
                <text:p>17.598640203476</text:p>
              </table:table-cell>
              <table:table-cell office:value-type="float" office:value="106858.209900765">
                <text:p>106858.2099007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.6069984436035">
                <text:p>17.6069984436035</text:p>
              </table:table-cell>
              <table:table-cell office:value-type="float" office:value="107199.60019397">
                <text:p>107199.600193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.6154153347015">
                <text:p>17.6154153347015</text:p>
              </table:table-cell>
              <table:table-cell office:value-type="float" office:value="106452.606973912">
                <text:p>106452.6069739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.6237602233887">
                <text:p>17.6237602233887</text:p>
              </table:table-cell>
              <table:table-cell office:value-type="float" office:value="107371.114653867">
                <text:p>107371.1146538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.6321003437042">
                <text:p>17.6321003437042</text:p>
              </table:table-cell>
              <table:table-cell office:value-type="float" office:value="107432.502901575">
                <text:p>107432.5029015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.6404221057892">
                <text:p>17.6404221057892</text:p>
              </table:table-cell>
              <table:table-cell office:value-type="float" office:value="107669.504469402">
                <text:p>107669.5044694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.6487500667572">
                <text:p>17.6487500667572</text:p>
              </table:table-cell>
              <table:table-cell office:value-type="float" office:value="107589.361122244">
                <text:p>107589.3611222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.6582045555115">
                <text:p>17.6582045555115</text:p>
              </table:table-cell>
              <table:table-cell office:value-type="float" office:value="94769.7991173875">
                <text:p>94769.79911738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.6665322780609">
                <text:p>17.6665322780609</text:p>
              </table:table-cell>
              <table:table-cell office:value-type="float" office:value="107592.441352458">
                <text:p>107592.4413524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.6759943962097">
                <text:p>17.6759943962097</text:p>
              </table:table-cell>
              <table:table-cell office:value-type="float" office:value="94693.3853402878">
                <text:p>94693.38534028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.6843609809875">
                <text:p>17.6843609809875</text:p>
              </table:table-cell>
              <table:table-cell office:value-type="float" office:value="107092.68163684">
                <text:p>107092.681636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.6926889419556">
                <text:p>17.6926889419556</text:p>
              </table:table-cell>
              <table:table-cell office:value-type="float" office:value="107589.361122244">
                <text:p>107589.3611222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.7010133266449">
                <text:p>17.7010133266449</text:p>
              </table:table-cell>
              <table:table-cell office:value-type="float" office:value="107635.583101819">
                <text:p>107635.5831018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.7093286514282">
                <text:p>17.7093286514282</text:p>
              </table:table-cell>
              <table:table-cell office:value-type="float" office:value="107752.856725062">
                <text:p>107752.8567250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.7176582813263">
                <text:p>17.7176582813263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.7259676456451">
                <text:p>17.7259676456451</text:p>
              </table:table-cell>
              <table:table-cell office:value-type="float" office:value="107830.149890968">
                <text:p>107830.1498909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.7353668212891">
                <text:p>17.7353668212891</text:p>
              </table:table-cell>
              <table:table-cell office:value-type="float" office:value="95327.508916115">
                <text:p>95327.5089161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.7437398433685">
                <text:p>17.7437398433685</text:p>
              </table:table-cell>
              <table:table-cell office:value-type="float" office:value="107010.347219454">
                <text:p>107010.3472194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.7521283626556">
                <text:p>17.7521283626556</text:p>
              </table:table-cell>
              <table:table-cell office:value-type="float" office:value="106812.653024102">
                <text:p>106812.6530241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.7604637145996">
                <text:p>17.7604637145996</text:p>
              </table:table-cell>
              <table:table-cell office:value-type="float" office:value="107493.961385544">
                <text:p>107493.9613855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.7688059806824">
                <text:p>17.7688059806824</text:p>
              </table:table-cell>
              <table:table-cell office:value-type="float" office:value="107404.869505573">
                <text:p>107404.8695055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7771420478821">
                <text:p>17.7771420478821</text:p>
              </table:table-cell>
              <table:table-cell office:value-type="float" office:value="107484.738130649">
                <text:p>107484.7381306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.7854821681976">
                <text:p>17.7854821681976</text:p>
              </table:table-cell>
              <table:table-cell office:value-type="float" office:value="107432.502901575">
                <text:p>107432.5029015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.7948861122131">
                <text:p>17.7948861122131</text:p>
              </table:table-cell>
              <table:table-cell office:value-type="float" office:value="95279.1720710899">
                <text:p>95279.17207108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.8043246269226">
                <text:p>17.8043246269226</text:p>
              </table:table-cell>
              <table:table-cell office:value-type="float" office:value="94930.1905627968">
                <text:p>94930.19056279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.8126442432404">
                <text:p>17.8126442432404</text:p>
              </table:table-cell>
              <table:table-cell office:value-type="float" office:value="107697.274222668">
                <text:p>107697.2742226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.8209674358368">
                <text:p>17.8209674358368</text:p>
              </table:table-cell>
              <table:table-cell office:value-type="float" office:value="107650.999255228">
                <text:p>107650.9992552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8292927742004">
                <text:p>17.8292927742004</text:p>
              </table:table-cell>
              <table:table-cell office:value-type="float" office:value="107623.253357771">
                <text:p>107623.2533577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.837616443634">
                <text:p>17.837616443634</text:p>
              </table:table-cell>
              <table:table-cell office:value-type="float" office:value="107644.832263978">
                <text:p>107644.8322639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8459279537201">
                <text:p>17.8459279537201</text:p>
              </table:table-cell>
              <table:table-cell office:value-type="float" office:value="107802.311580276">
                <text:p>107802.3115802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.8553709983826">
                <text:p>17.8553709983826</text:p>
              </table:table-cell>
              <table:table-cell office:value-type="float" office:value="94884.6512990128">
                <text:p>94884.65129901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.8637847900391">
                <text:p>17.8637847900391</text:p>
              </table:table-cell>
              <table:table-cell office:value-type="float" office:value="106491.821592519">
                <text:p>106491.8215925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.8721373081207">
                <text:p>17.8721373081207</text:p>
              </table:table-cell>
              <table:table-cell office:value-type="float" office:value="107273.039248708">
                <text:p>107273.0392487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.8804905414581">
                <text:p>17.8804905414581</text:p>
              </table:table-cell>
              <table:table-cell office:value-type="float" office:value="107263.853864596">
                <text:p>107263.853864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.8888444900513">
                <text:p>17.8888444900513</text:p>
              </table:table-cell>
              <table:table-cell office:value-type="float" office:value="107254.670053369">
                <text:p>107254.6700533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.897203207016">
                <text:p>17.897203207016</text:p>
              </table:table-cell>
              <table:table-cell office:value-type="float" office:value="107193.484811318">
                <text:p>107193.4848113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.9055261611938">
                <text:p>17.9055261611938</text:p>
              </table:table-cell>
              <table:table-cell office:value-type="float" office:value="107654.083015841">
                <text:p>107654.0830158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.9138698577881">
                <text:p>17.9138698577881</text:p>
              </table:table-cell>
              <table:table-cell office:value-type="float" office:value="107386.45513773">
                <text:p>107386.455137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.9221973419189">
                <text:p>17.9221973419189</text:p>
              </table:table-cell>
              <table:table-cell office:value-type="float" office:value="107595.521759047">
                <text:p>107595.5217590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.9305267333984">
                <text:p>17.9305267333984</text:p>
              </table:table-cell>
              <table:table-cell office:value-type="float" office:value="107570.883444012">
                <text:p>107570.8834440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.9388666152954">
                <text:p>17.9388666152954</text:p>
              </table:table-cell>
              <table:table-cell office:value-type="float" office:value="107435.574156661">
                <text:p>107435.5741566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.9471945762634">
                <text:p>17.9471945762634</text:p>
              </table:table-cell>
              <table:table-cell office:value-type="float" office:value="107589.361122244">
                <text:p>107589.3611222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.9566495418549">
                <text:p>17.9566495418549</text:p>
              </table:table-cell>
              <table:table-cell office:value-type="float" office:value="94765.0196434425">
                <text:p>94765.01964344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.9649932384491">
                <text:p>17.9649932384491</text:p>
              </table:table-cell>
              <table:table-cell office:value-type="float" office:value="107386.45513773">
                <text:p>107386.4551377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.9733724594116">
                <text:p>17.9733724594116</text:p>
              </table:table-cell>
              <table:table-cell office:value-type="float" office:value="106931.181789728">
                <text:p>106931.1817897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.9817008972168">
                <text:p>17.9817008972168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.9911487102509">
                <text:p>17.9911487102509</text:p>
              </table:table-cell>
              <table:table-cell office:value-type="float" office:value="94836.7624094683">
                <text:p>94836.76240946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.9994914531708">
                <text:p>17.9994914531708</text:p>
              </table:table-cell>
              <table:table-cell office:value-type="float" office:value="107398.730681299">
                <text:p>107398.7306812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.0078730583191">
                <text:p>18.0078730583191</text:p>
              </table:table-cell>
              <table:table-cell office:value-type="float" office:value="106900.764727635">
                <text:p>106900.7647276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.0162255764008">
                <text:p>18.0162255764008</text:p>
              </table:table-cell>
              <table:table-cell office:value-type="float" office:value="107273.039248708">
                <text:p>107273.0392487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.0245471000671">
                <text:p>18.0245471000671</text:p>
              </table:table-cell>
              <table:table-cell office:value-type="float" office:value="107672.589290319">
                <text:p>107672.5892903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.0328686237335">
                <text:p>18.0328686237335</text:p>
              </table:table-cell>
              <table:table-cell office:value-type="float" office:value="107672.589290319">
                <text:p>107672.5892903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.0411891937256">
                <text:p>18.0411891937256</text:p>
              </table:table-cell>
              <table:table-cell office:value-type="float" office:value="107684.930341844">
                <text:p>107684.9303418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.0506069660187">
                <text:p>18.0506069660187</text:p>
              </table:table-cell>
              <table:table-cell office:value-type="float" office:value="95139.2720184299">
                <text:p>95139.27201842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0589377880096">
                <text:p>18.0589377880096</text:p>
              </table:table-cell>
              <table:table-cell office:value-type="float" office:value="107552.412111499">
                <text:p>107552.4121114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.0673625469208">
                <text:p>18.0673625469208</text:p>
              </table:table-cell>
              <table:table-cell office:value-type="float" office:value="106353.191759113">
                <text:p>106353.1917591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.0757164955139">
                <text:p>18.0757164955139</text:p>
              </table:table-cell>
              <table:table-cell office:value-type="float" office:value="107254.670053369">
                <text:p>107254.6700533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.085155248642">
                <text:p>18.085155248642</text:p>
              </table:table-cell>
              <table:table-cell office:value-type="float" office:value="94927.792669681">
                <text:p>94927.7926696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.0934727191925">
                <text:p>18.0934727191925</text:p>
              </table:table-cell>
              <table:table-cell office:value-type="float" office:value="107725.058304191">
                <text:p>107725.0583041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.1018431186676">
                <text:p>18.1018431186676</text:p>
              </table:table-cell>
              <table:table-cell office:value-type="float" office:value="107043.875583912">
                <text:p>107043.8755839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.1134207248688">
                <text:p>31.1134207248688</text:p>
              </table:table-cell>
              <table:table-cell office:value-type="float" office:value="68.8617496753796">
                <text:p>68.86174967537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.1259953975677">
                <text:p>31.1259953975677</text:p>
              </table:table-cell>
              <table:table-cell office:value-type="float" office:value="71254.3396913276">
                <text:p>71254.33969132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.1384363174438">
                <text:p>31.1384363174438</text:p>
              </table:table-cell>
              <table:table-cell office:value-type="float" office:value="72020.3979226155">
                <text:p>72020.39792261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.1508495807648">
                <text:p>31.1508495807648</text:p>
              </table:table-cell>
              <table:table-cell office:value-type="float" office:value="72180.8582348987">
                <text:p>72180.85823489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.1633021831512">
                <text:p>31.1633021831512</text:p>
              </table:table-cell>
              <table:table-cell office:value-type="float" office:value="71952.8313995788">
                <text:p>71952.83139957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.1757507324219">
                <text:p>31.1757507324219</text:p>
              </table:table-cell>
              <table:table-cell office:value-type="float" office:value="71976.258479689">
                <text:p>71976.2584796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.1882109642029">
                <text:p>31.1882109642029</text:p>
              </table:table-cell>
              <table:table-cell office:value-type="float" office:value="71908.7747120279">
                <text:p>71908.77471202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.1996366977692">
                <text:p>31.1996366977692</text:p>
              </table:table-cell>
              <table:table-cell office:value-type="float" office:value="78419.472570582">
                <text:p>78419.4725705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.2121353149414">
                <text:p>31.2121353149414</text:p>
              </table:table-cell>
              <table:table-cell office:value-type="float" office:value="71687.9305648284">
                <text:p>71687.93056482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.2245862483978">
                <text:p>31.2245862483978</text:p>
              </table:table-cell>
              <table:table-cell office:value-type="float" office:value="71962.475997166">
                <text:p>71962.4759971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.2370758056641">
                <text:p>31.2370758056641</text:p>
              </table:table-cell>
              <table:table-cell office:value-type="float" office:value="71739.9328815501">
                <text:p>71739.93288155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.24955534935">
                <text:p>31.24955534935</text:p>
              </table:table-cell>
              <table:table-cell office:value-type="float" office:value="71797.4969718969">
                <text:p>71797.49697189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.2619891166687">
                <text:p>31.2619891166687</text:p>
              </table:table-cell>
              <table:table-cell office:value-type="float" office:value="72061.8278460624">
                <text:p>72061.82784606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.2744522094727">
                <text:p>31.2744522094727</text:p>
              </table:table-cell>
              <table:table-cell office:value-type="float" office:value="71892.2673604469">
                <text:p>71892.26736044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1.2858440876007">
                <text:p>31.2858440876007</text:p>
              </table:table-cell>
              <table:table-cell office:value-type="float" office:value="78652.5268202842">
                <text:p>78652.52682028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.2982788085937">
                <text:p>31.2982788085937</text:p>
              </table:table-cell>
              <table:table-cell office:value-type="float" office:value="72056.301102483">
                <text:p>72056.3011024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.3107008934021">
                <text:p>31.3107008934021</text:p>
              </table:table-cell>
              <table:table-cell office:value-type="float" office:value="72129.5993244021">
                <text:p>72129.59932440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.3231201171875">
                <text:p>31.3231201171875</text:p>
              </table:table-cell>
              <table:table-cell office:value-type="float" office:value="72146.2158571703">
                <text:p>72146.21585717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.3355894088745">
                <text:p>31.3355894088745</text:p>
              </table:table-cell>
              <table:table-cell office:value-type="float" office:value="71856.5274187381">
                <text:p>71856.52741873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.3479962348938">
                <text:p>31.3479962348938</text:p>
              </table:table-cell>
              <table:table-cell office:value-type="float" office:value="72218.3093892924">
                <text:p>72218.30938929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.3604512214661">
                <text:p>31.3604512214661</text:p>
              </table:table-cell>
              <table:table-cell office:value-type="float" office:value="71939.0578866769">
                <text:p>71939.05788667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.3729066848755">
                <text:p>31.3729066848755</text:p>
              </table:table-cell>
              <table:table-cell office:value-type="float" office:value="71936.3038168523">
                <text:p>71936.30381685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.3853666782379">
                <text:p>31.3853666782379</text:p>
              </table:table-cell>
              <table:table-cell office:value-type="float" office:value="71910.1506668453">
                <text:p>71910.15066684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.3978247642517">
                <text:p>31.3978247642517</text:p>
              </table:table-cell>
              <table:table-cell office:value-type="float" office:value="71921.1602013282">
                <text:p>71921.16020132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.4102673530579">
                <text:p>31.4102673530579</text:p>
              </table:table-cell>
              <table:table-cell office:value-type="float" office:value="72010.7377941289">
                <text:p>72010.73779412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.4227304458618">
                <text:p>31.4227304458618</text:p>
              </table:table-cell>
              <table:table-cell office:value-type="float" office:value="71892.2673604469">
                <text:p>71892.26736044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.4352078437805">
                <text:p>31.4352078437805</text:p>
              </table:table-cell>
              <table:table-cell office:value-type="float" office:value="71809.8441548515">
                <text:p>71809.84415485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.4476959705353">
                <text:p>31.4476959705353</text:p>
              </table:table-cell>
              <table:table-cell office:value-type="float" office:value="71748.1506710705">
                <text:p>71748.15067107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.4601428508759">
                <text:p>31.4601428508759</text:p>
              </table:table-cell>
              <table:table-cell office:value-type="float" office:value="71985.9093590775">
                <text:p>71985.90935907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.4725849628448">
                <text:p>31.4725849628448</text:p>
              </table:table-cell>
              <table:table-cell office:value-type="float" office:value="72013.4975663971">
                <text:p>72013.49756639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.4850573539734">
                <text:p>31.4850573539734</text:p>
              </table:table-cell>
              <table:table-cell office:value-type="float" office:value="71838.6707701719">
                <text:p>71838.67077017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.497495174408">
                <text:p>31.497495174408</text:p>
              </table:table-cell>
              <table:table-cell office:value-type="float" office:value="72038.3450391044">
                <text:p>72038.34503910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.509946346283">
                <text:p>31.509946346283</text:p>
              </table:table-cell>
              <table:table-cell office:value-type="float" office:value="71961.0980392157">
                <text:p>71961.09803921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1.5223827362061">
                <text:p>31.5223827362061</text:p>
              </table:table-cell>
              <table:table-cell office:value-type="float" office:value="72046.6313408228">
                <text:p>72046.63134082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.5348749160767">
                <text:p>31.5348749160767</text:p>
              </table:table-cell>
              <table:table-cell office:value-type="float" office:value="71724.8718222765">
                <text:p>71724.87182227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.5473210811615">
                <text:p>31.5473210811615</text:p>
              </table:table-cell>
              <table:table-cell office:value-type="float" office:value="71990.0462425531">
                <text:p>71990.04624255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.5597772598267">
                <text:p>31.5597772598267</text:p>
              </table:table-cell>
              <table:table-cell office:value-type="float" office:value="71932.1731074744">
                <text:p>71932.17310747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.5711758136749">
                <text:p>31.5711758136749</text:p>
              </table:table-cell>
              <table:table-cell office:value-type="float" office:value="78606.4628835575">
                <text:p>78606.46288355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1.5836775302887">
                <text:p>31.5836775302887</text:p>
              </table:table-cell>
              <table:table-cell office:value-type="float" office:value="71670.1576016477">
                <text:p>71670.15760164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.5961263179779">
                <text:p>31.5961263179779</text:p>
              </table:table-cell>
              <table:table-cell office:value-type="float" office:value="71974.8799938714">
                <text:p>71974.87999387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.608598947525">
                <text:p>31.608598947525</text:p>
              </table:table-cell>
              <table:table-cell office:value-type="float" office:value="71837.2975494132">
                <text:p>71837.29754941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1.621071100235">
                <text:p>31.621071100235</text:p>
              </table:table-cell>
              <table:table-cell office:value-type="float" office:value="71840.0440434317">
                <text:p>71840.04404343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1.6334848403931">
                <text:p>31.6334848403931</text:p>
              </table:table-cell>
              <table:table-cell office:value-type="float" office:value="72178.0856204506">
                <text:p>72178.08562045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1.6459536552429">
                <text:p>31.6459536552429</text:p>
              </table:table-cell>
              <table:table-cell office:value-type="float" office:value="71859.2753833799">
                <text:p>71859.27538337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.6584331989288">
                <text:p>31.6584331989288</text:p>
              </table:table-cell>
              <table:table-cell office:value-type="float" office:value="71797.4969718969">
                <text:p>71797.49697189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.6709408760071">
                <text:p>31.6709408760071</text:p>
              </table:table-cell>
              <table:table-cell office:value-type="float" office:value="71636.0035836145">
                <text:p>71636.00358361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1.6834914684296">
                <text:p>31.6834914684296</text:p>
              </table:table-cell>
              <table:table-cell office:value-type="float" office:value="71391.0522976387">
                <text:p>71391.05229763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1.6948854923248">
                <text:p>31.6948854923248</text:p>
              </table:table-cell>
              <table:table-cell office:value-type="float" office:value="78637.7146683407">
                <text:p>78637.71466834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.7063138484955">
                <text:p>31.7063138484955</text:p>
              </table:table-cell>
              <table:table-cell office:value-type="float" office:value="78401.4766971252">
                <text:p>78401.47669712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1.7187781333923">
                <text:p>31.7187781333923</text:p>
              </table:table-cell>
              <table:table-cell office:value-type="float" office:value="71885.3915338855">
                <text:p>71885.39153388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1.7312126159668">
                <text:p>31.7312126159668</text:p>
              </table:table-cell>
              <table:table-cell office:value-type="float" office:value="72057.6827089006">
                <text:p>72057.68270890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1.7436974048614">
                <text:p>31.7436974048614</text:p>
              </table:table-cell>
              <table:table-cell office:value-type="float" office:value="71767.3328368185">
                <text:p>71767.33283681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.756204366684">
                <text:p>31.756204366684</text:p>
              </table:table-cell>
              <table:table-cell office:value-type="float" office:value="71640.1003469442">
                <text:p>71640.100346944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.7686696052551">
                <text:p>31.7686696052551</text:p>
              </table:table-cell>
              <table:table-cell office:value-type="float" office:value="71879.8918195207">
                <text:p>71879.89181952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1.7811267375946">
                <text:p>31.7811267375946</text:p>
              </table:table-cell>
              <table:table-cell office:value-type="float" office:value="71926.6662328466">
                <text:p>71926.66623284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1.7935826778412">
                <text:p>31.7935826778412</text:p>
              </table:table-cell>
              <table:table-cell office:value-type="float" office:value="71933.5499578899">
                <text:p>71933.54995788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.8060142993927">
                <text:p>31.8060142993927</text:p>
              </table:table-cell>
              <table:table-cell office:value-type="float" office:value="72074.2661194431">
                <text:p>72074.26611944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.8173923492432">
                <text:p>31.8173923492432</text:p>
              </table:table-cell>
              <table:table-cell office:value-type="float" office:value="78748.1169247533">
                <text:p>78748.11692475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.8298695087433">
                <text:p>31.8298695087433</text:p>
              </table:table-cell>
              <table:table-cell office:value-type="float" office:value="71811.2163262186">
                <text:p>71811.21632621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.8423552513123">
                <text:p>31.8423552513123</text:p>
              </table:table-cell>
              <table:table-cell office:value-type="float" office:value="71761.8511714946">
                <text:p>71761.85117149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.8548257350922">
                <text:p>31.8548257350922</text:p>
              </table:table-cell>
              <table:table-cell office:value-type="float" office:value="71849.6584265367">
                <text:p>71849.65842653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8673193454742">
                <text:p>31.8673193454742</text:p>
              </table:table-cell>
              <table:table-cell office:value-type="float" office:value="71716.6593641464">
                <text:p>71716.65936414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879851102829">
                <text:p>31.879851102829</text:p>
              </table:table-cell>
              <table:table-cell office:value-type="float" office:value="71498.3521174993">
                <text:p>71498.35211749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8923075199127">
                <text:p>31.8923075199127</text:p>
              </table:table-cell>
              <table:table-cell office:value-type="float" office:value="71930.7963097653">
                <text:p>71930.79630976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9047451019287">
                <text:p>31.9047451019287</text:p>
              </table:table-cell>
              <table:table-cell office:value-type="float" office:value="72039.7259570226">
                <text:p>72039.72595702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.9172246456146">
                <text:p>31.9172246456146</text:p>
              </table:table-cell>
              <table:table-cell office:value-type="float" office:value="71797.4969718969">
                <text:p>71797.49697189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.9297604560852">
                <text:p>31.9297604560852</text:p>
              </table:table-cell>
              <table:table-cell office:value-type="float" office:value="71475.2350558208">
                <text:p>71475.23505582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942218542099">
                <text:p>31.942218542099</text:p>
              </table:table-cell>
              <table:table-cell office:value-type="float" office:value="71921.1602013282">
                <text:p>71921.16020132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.954674243927">
                <text:p>31.954674243927</text:p>
              </table:table-cell>
              <table:table-cell office:value-type="float" office:value="71934.9268610149">
                <text:p>71934.92686101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.9671280384064">
                <text:p>31.9671280384064</text:p>
              </table:table-cell>
              <table:table-cell office:value-type="float" office:value="71945.9439839188">
                <text:p>71945.94398391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.9795815944672">
                <text:p>31.9795815944672</text:p>
              </table:table-cell>
              <table:table-cell office:value-type="float" office:value="71947.3213615653">
                <text:p>71947.32136156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.9920380115509">
                <text:p>31.9920380115509</text:p>
              </table:table-cell>
              <table:table-cell office:value-type="float" office:value="71930.7963097653">
                <text:p>71930.79630976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2.0044784545898">
                <text:p>32.0044784545898</text:p>
              </table:table-cell>
              <table:table-cell office:value-type="float" office:value="72023.1584353859">
                <text:p>72023.15843538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2.0169060230255">
                <text:p>32.0169060230255</text:p>
              </table:table-cell>
              <table:table-cell office:value-type="float" office:value="72097.7723549161">
                <text:p>72097.77235491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2.0293772220612">
                <text:p>32.0293772220612</text:p>
              </table:table-cell>
              <table:table-cell office:value-type="float" office:value="71845.5376615432">
                <text:p>71845.53766154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2.0418257713318">
                <text:p>32.0418257713318</text:p>
              </table:table-cell>
              <table:table-cell office:value-type="float" office:value="71976.258479689">
                <text:p>71976.2584796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2.0542669296265">
                <text:p>32.0542669296265</text:p>
              </table:table-cell>
              <table:table-cell office:value-type="float" office:value="72019.0177455828">
                <text:p>72019.01774558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.066703081131">
                <text:p>32.066703081131</text:p>
              </table:table-cell>
              <table:table-cell office:value-type="float" office:value="72048.012576446">
                <text:p>72048.0125764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2.0791251659393">
                <text:p>32.0791251659393</text:p>
              </table:table-cell>
              <table:table-cell office:value-type="float" office:value="72129.5993244021">
                <text:p>72129.59932440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2.0915863513947">
                <text:p>32.0915863513947</text:p>
              </table:table-cell>
              <table:table-cell office:value-type="float" office:value="71903.2714192783">
                <text:p>71903.27141927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.1032407283783">
                <text:p>32.1032407283783</text:p>
              </table:table-cell>
              <table:table-cell office:value-type="float" office:value="76880.9865390123">
                <text:p>76880.98653901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.1146757602692">
                <text:p>32.1146757602692</text:p>
              </table:table-cell>
              <table:table-cell office:value-type="float" office:value="78355.7062674617">
                <text:p>78355.70626746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.1260702610016">
                <text:p>32.1260702610016</text:p>
              </table:table-cell>
              <table:table-cell office:value-type="float" office:value="78634.4238366254">
                <text:p>78634.42383662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.1374161243439">
                <text:p>32.1374161243439</text:p>
              </table:table-cell>
              <table:table-cell office:value-type="float" office:value="78971.513490796">
                <text:p>78971.5134907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2.1488399505615">
                <text:p>32.1488399505615</text:p>
              </table:table-cell>
              <table:table-cell office:value-type="float" office:value="78432.5656683711">
                <text:p>78432.56566837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.1602475643158">
                <text:p>32.1602475643158</text:p>
              </table:table-cell>
              <table:table-cell office:value-type="float" office:value="78544.0337743223">
                <text:p>78544.03377432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1715927124023">
                <text:p>32.1715927124023</text:p>
              </table:table-cell>
              <table:table-cell office:value-type="float" office:value="78976.492255963">
                <text:p>78976.4922559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1830985546112">
                <text:p>32.1830985546112</text:p>
              </table:table-cell>
              <table:table-cell office:value-type="float" office:value="77873.4823349013">
                <text:p>77873.48233490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1945149898529">
                <text:p>32.1945149898529</text:p>
              </table:table-cell>
              <table:table-cell office:value-type="float" office:value="78483.342744967">
                <text:p>78483.3427449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2059326171875">
                <text:p>32.2059326171875</text:p>
              </table:table-cell>
              <table:table-cell office:value-type="float" office:value="78475.1484474514">
                <text:p>78475.14844745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2173659801483">
                <text:p>32.2173659801483</text:p>
              </table:table-cell>
              <table:table-cell office:value-type="float" office:value="78367.1438640392">
                <text:p>78367.14386403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2288348674774">
                <text:p>32.2288348674774</text:p>
              </table:table-cell>
              <table:table-cell office:value-type="float" office:value="78124.4051222352">
                <text:p>78124.40512223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2402958869934">
                <text:p>32.2402958869934</text:p>
              </table:table-cell>
              <table:table-cell office:value-type="float" office:value="78178.0363212748">
                <text:p>78178.03632127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25172996521">
                <text:p>32.25172996521</text:p>
              </table:table-cell>
              <table:table-cell office:value-type="float" office:value="78362.2416280912">
                <text:p>78362.24162809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2632033824921">
                <text:p>32.2632033824921</text:p>
              </table:table-cell>
              <table:table-cell office:value-type="float" office:value="78093.5599193733">
                <text:p>78093.55991937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2747077941895">
                <text:p>32.2747077941895</text:p>
              </table:table-cell>
              <table:table-cell office:value-type="float" office:value="77883.165481939">
                <text:p>77883.16548193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2862062454224">
                <text:p>32.2862062454224</text:p>
              </table:table-cell>
              <table:table-cell office:value-type="float" office:value="77923.537861823">
                <text:p>77923.5378618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2976815700531">
                <text:p>32.2976815700531</text:p>
              </table:table-cell>
              <table:table-cell office:value-type="float" office:value="78080.579751096">
                <text:p>78080.5797510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3091249465942">
                <text:p>32.3091249465942</text:p>
              </table:table-cell>
              <table:table-cell office:value-type="float" office:value="78298.5683271871">
                <text:p>78298.56832718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3206686973572">
                <text:p>32.3206686973572</text:p>
              </table:table-cell>
              <table:table-cell office:value-type="float" office:value="77617.7533974968">
                <text:p>77617.75339749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332160949707">
                <text:p>32.332160949707</text:p>
              </table:table-cell>
              <table:table-cell office:value-type="float" office:value="77965.569561429">
                <text:p>77965.5695614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3435909748077">
                <text:p>32.3435909748077</text:p>
              </table:table-cell>
              <table:table-cell office:value-type="float" office:value="78390.0290774076">
                <text:p>78390.02907740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3550429344177">
                <text:p>32.3550429344177</text:p>
              </table:table-cell>
              <table:table-cell office:value-type="float" office:value="78239.8847459039">
                <text:p>78239.88474590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3665170669556">
                <text:p>32.3665170669556</text:p>
              </table:table-cell>
              <table:table-cell office:value-type="float" office:value="78088.691850559">
                <text:p>78088.6918505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3779606819153">
                <text:p>32.3779606819153</text:p>
              </table:table-cell>
              <table:table-cell office:value-type="float" office:value="78296.9370390433">
                <text:p>78296.93703904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3894059658051">
                <text:p>32.3894059658051</text:p>
              </table:table-cell>
              <table:table-cell office:value-type="float" office:value="78285.5199250078">
                <text:p>78285.51992500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4008553028107">
                <text:p>32.4008553028107</text:p>
              </table:table-cell>
              <table:table-cell office:value-type="float" office:value="78257.8065053517">
                <text:p>78257.80650535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4123406410217">
                <text:p>32.4123406410217</text:p>
              </table:table-cell>
              <table:table-cell office:value-type="float" office:value="78012.5045980113">
                <text:p>78012.50459801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4238166809082">
                <text:p>32.4238166809082</text:p>
              </table:table-cell>
              <table:table-cell office:value-type="float" office:value="78075.7133003698">
                <text:p>78075.71330036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4352626800537">
                <text:p>32.4352626800537</text:p>
              </table:table-cell>
              <table:table-cell office:value-type="float" office:value="78280.6278953508">
                <text:p>78280.62789535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.4467074871063">
                <text:p>32.4467074871063</text:p>
              </table:table-cell>
              <table:table-cell office:value-type="float" office:value="78288.7816178156">
                <text:p>78288.78161781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.4582238197327">
                <text:p>32.4582238197327</text:p>
              </table:table-cell>
              <table:table-cell office:value-type="float" office:value="77802.5460944455">
                <text:p>77802.54609444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.4697329998016">
                <text:p>32.4697329998016</text:p>
              </table:table-cell>
              <table:table-cell office:value-type="float" office:value="77850.8976860771">
                <text:p>77850.897686077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.4811763763428">
                <text:p>32.4811763763428</text:p>
              </table:table-cell>
              <table:table-cell office:value-type="float" office:value="78298.5683271871">
                <text:p>78298.56832718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2.4926309585571">
                <text:p>32.4926309585571</text:p>
              </table:table-cell>
              <table:table-cell office:value-type="float" office:value="78221.971193073">
                <text:p>78221.9711930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.5040955543518">
                <text:p>32.5040955543518</text:p>
              </table:table-cell>
              <table:table-cell office:value-type="float" office:value="78153.6493781974">
                <text:p>78153.64937819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2.5156517028809">
                <text:p>32.5156517028809</text:p>
              </table:table-cell>
              <table:table-cell office:value-type="float" office:value="77534.4828553745">
                <text:p>77534.48285537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2.527161359787">
                <text:p>32.527161359787</text:p>
              </table:table-cell>
              <table:table-cell office:value-type="float" office:value="77847.6723770067">
                <text:p>77847.67237700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2.5386407375336">
                <text:p>32.5386407375336</text:p>
              </table:table-cell>
              <table:table-cell office:value-type="float" office:value="78053.0112154191">
                <text:p>78053.01121541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2.5501093864441">
                <text:p>32.5501093864441</text:p>
              </table:table-cell>
              <table:table-cell office:value-type="float" office:value="78126.0292289462">
                <text:p>78126.02922894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2.5615713596344">
                <text:p>32.5615713596344</text:p>
              </table:table-cell>
              <table:table-cell office:value-type="float" office:value="78171.5316484659">
                <text:p>78171.53164846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.5730786323547">
                <text:p>32.5730786323547</text:p>
              </table:table-cell>
              <table:table-cell office:value-type="float" office:value="77863.801595359">
                <text:p>77863.8015953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2.5845415592194">
                <text:p>32.5845415592194</text:p>
              </table:table-cell>
              <table:table-cell office:value-type="float" office:value="78165.0280579879">
                <text:p>78165.02805798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2.5960161685944">
                <text:p>32.5960161685944</text:p>
              </table:table-cell>
              <table:table-cell office:value-type="float" office:value="78085.4468085106">
                <text:p>78085.44680851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2.6074695587158">
                <text:p>32.6074695587158</text:p>
              </table:table-cell>
              <table:table-cell office:value-type="float" office:value="78230.1127000978">
                <text:p>78230.11270009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2.6189422607422">
                <text:p>32.6189422607422</text:p>
              </table:table-cell>
              <table:table-cell office:value-type="float" office:value="78098.4285951787">
                <text:p>78098.42859517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.63046002388">
                <text:p>32.63046002388</text:p>
              </table:table-cell>
              <table:table-cell office:value-type="float" office:value="77792.882982467">
                <text:p>77792.8829824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.6419200897217">
                <text:p>32.6419200897217</text:p>
              </table:table-cell>
              <table:table-cell office:value-type="float" office:value="78184.5420766846">
                <text:p>78184.54207668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2.6533770561218">
                <text:p>32.6533770561218</text:p>
              </table:table-cell>
              <table:table-cell office:value-type="float" office:value="78205.6932617472">
                <text:p>78205.69326174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2.6648778915405">
                <text:p>32.6648778915405</text:p>
              </table:table-cell>
              <table:table-cell office:value-type="float" office:value="77907.3838882209">
                <text:p>77907.38388822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.6763732433319">
                <text:p>32.6763732433319</text:p>
              </table:table-cell>
              <table:table-cell office:value-type="float" office:value="77944.5480452142">
                <text:p>77944.54804521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.6878807544708">
                <text:p>32.6878807544708</text:p>
              </table:table-cell>
              <table:table-cell office:value-type="float" office:value="77862.1883727676">
                <text:p>77862.18837276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2.6993849277496">
                <text:p>32.6993849277496</text:p>
              </table:table-cell>
              <table:table-cell office:value-type="float" office:value="77884.7795739037">
                <text:p>77884.77957390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2.710871219635">
                <text:p>32.710871219635</text:p>
              </table:table-cell>
              <table:table-cell office:value-type="float" office:value="78006.0274404799">
                <text:p>78006.02744047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2.7224023342133">
                <text:p>32.7224023342133</text:p>
              </table:table-cell>
              <table:table-cell office:value-type="float" office:value="77702.8095523623">
                <text:p>77702.80955236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2.7338552474976">
                <text:p>32.7338552474976</text:p>
              </table:table-cell>
              <table:table-cell office:value-type="float" office:value="78233.3697774632">
                <text:p>78233.36977746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2.7453262805939">
                <text:p>32.7453262805939</text:p>
              </table:table-cell>
              <table:table-cell office:value-type="float" office:value="78109.7911998836">
                <text:p>78109.79119988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2.7568480968475">
                <text:p>32.7568480968475</text:p>
              </table:table-cell>
              <table:table-cell office:value-type="float" office:value="77765.5171957125">
                <text:p>77765.5171957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.7683165073395">
                <text:p>32.7683165073395</text:p>
              </table:table-cell>
              <table:table-cell office:value-type="float" office:value="78127.6534031849">
                <text:p>78127.65340318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2.7798206806183">
                <text:p>32.7798206806183</text:p>
              </table:table-cell>
              <table:table-cell office:value-type="float" office:value="77884.7795739037">
                <text:p>77884.77957390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2.7912883758545">
                <text:p>32.7912883758545</text:p>
              </table:table-cell>
              <table:table-cell office:value-type="float" office:value="78132.5263311088">
                <text:p>78132.52633110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2.8027470111847">
                <text:p>32.8027470111847</text:p>
              </table:table-cell>
              <table:table-cell office:value-type="float" office:value="78194.3027402676">
                <text:p>78194.30274026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.8142077922821">
                <text:p>32.8142077922821</text:p>
              </table:table-cell>
              <table:table-cell office:value-type="float" office:value="78179.6626586228">
                <text:p>78179.66265862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.8256642818451">
                <text:p>32.8256642818451</text:p>
              </table:table-cell>
              <table:table-cell office:value-type="float" office:value="78208.9483060018">
                <text:p>78208.94830600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2.8371102809906">
                <text:p>32.8371102809906</text:p>
              </table:table-cell>
              <table:table-cell office:value-type="float" office:value="78280.6278953508">
                <text:p>78280.62789535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2.8485634326935">
                <text:p>32.8485634326935</text:p>
              </table:table-cell>
              <table:table-cell office:value-type="float" office:value="78231.7412048795">
                <text:p>78231.74120487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2.8600416183472">
                <text:p>32.8600416183472</text:p>
              </table:table-cell>
              <table:table-cell office:value-type="float" office:value="78061.1175871882">
                <text:p>78061.11758718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.8715393543243">
                <text:p>32.8715393543243</text:p>
              </table:table-cell>
              <table:table-cell office:value-type="float" office:value="77928.3853602903">
                <text:p>77928.38536029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.8831558227539">
                <text:p>32.8831558227539</text:p>
              </table:table-cell>
              <table:table-cell office:value-type="float" office:value="77131.8757876157">
                <text:p>77131.87578761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2.8946413993835">
                <text:p>32.8946413993835</text:p>
              </table:table-cell>
              <table:table-cell office:value-type="float" office:value="78010.8852077884">
                <text:p>78010.88520778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2.9061212539673">
                <text:p>32.9061212539673</text:p>
              </table:table-cell>
              <table:table-cell office:value-type="float" office:value="78049.7691381101">
                <text:p>78049.76913811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2.9176077842712">
                <text:p>32.9176077842712</text:p>
              </table:table-cell>
              <table:table-cell office:value-type="float" office:value="78004.4083191498">
                <text:p>78004.40831914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2.929098367691">
                <text:p>32.929098367691</text:p>
              </table:table-cell>
              <table:table-cell office:value-type="float" office:value="77976.8935366739">
                <text:p>77976.89353667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2.94056391716">
                <text:p>32.94056391716</text:p>
              </table:table-cell>
              <table:table-cell office:value-type="float" office:value="78147.1487627365">
                <text:p>78147.14876273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2.9520425796509">
                <text:p>32.9520425796509</text:p>
              </table:table-cell>
              <table:table-cell office:value-type="float" office:value="78057.8748364316">
                <text:p>78057.87483643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2.9635207653046">
                <text:p>32.9635207653046</text:p>
              </table:table-cell>
              <table:table-cell office:value-type="float" office:value="78061.1175871882">
                <text:p>78061.117587188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2.9750471115112">
                <text:p>32.9750471115112</text:p>
              </table:table-cell>
              <table:table-cell office:value-type="float" office:value="77734.9546799049">
                <text:p>77734.95467990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2.9865577220917">
                <text:p>32.9865577220917</text:p>
              </table:table-cell>
              <table:table-cell office:value-type="float" office:value="77841.2225605336">
                <text:p>77841.22256053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2.9980683326721">
                <text:p>32.9980683326721</text:p>
              </table:table-cell>
              <table:table-cell office:value-type="float" office:value="77841.2225605336">
                <text:p>77841.22256053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.0095624923706">
                <text:p>33.0095624923706</text:p>
              </table:table-cell>
              <table:table-cell office:value-type="float" office:value="77952.631902095">
                <text:p>77952.631902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3.0210502147675">
                <text:p>33.0210502147675</text:p>
              </table:table-cell>
              <table:table-cell office:value-type="float" office:value="77996.3137206069">
                <text:p>77996.31372060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.0325145721436">
                <text:p>33.0325145721436</text:p>
              </table:table-cell>
              <table:table-cell office:value-type="float" office:value="78155.2747010502">
                <text:p>78155.27470105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3.0439889431">
                <text:p>33.0439889431</text:p>
              </table:table-cell>
              <table:table-cell office:value-type="float" office:value="78087.0692958215">
                <text:p>78087.06929582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.0554261207581">
                <text:p>33.0554261207581</text:p>
              </table:table-cell>
              <table:table-cell office:value-type="float" office:value="78341.0056909383">
                <text:p>78341.00569093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3.0670206546783">
                <text:p>33.0670206546783</text:p>
              </table:table-cell>
              <table:table-cell office:value-type="float" office:value="77277.7936707039">
                <text:p>77277.79367070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3.0785896778107">
                <text:p>33.0785896778107</text:p>
              </table:table-cell>
              <table:table-cell office:value-type="float" office:value="77448.1984997115">
                <text:p>77448.1984997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.0900375843048">
                <text:p>33.0900375843048</text:p>
              </table:table-cell>
              <table:table-cell office:value-type="float" office:value="78267.5854715095">
                <text:p>78267.58547150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.1015167236328">
                <text:p>33.1015167236328</text:p>
              </table:table-cell>
              <table:table-cell office:value-type="float" office:value="78054.6323550792">
                <text:p>78054.63235507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3.1110992431641">
                <text:p>33.1110992431641</text:p>
              </table:table-cell>
              <table:table-cell office:value-type="float" office:value="93503.5923566879">
                <text:p>93503.59235668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3.1206760406494">
                <text:p>33.1206760406494</text:p>
              </table:table-cell>
              <table:table-cell office:value-type="float" office:value="93559.4598685521">
                <text:p>93559.45986855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3.130113363266">
                <text:p>33.130113363266</text:p>
              </table:table-cell>
              <table:table-cell office:value-type="float" office:value="94942.1818457419">
                <text:p>94942.18184574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.1395726203918">
                <text:p>33.1395726203918</text:p>
              </table:table-cell>
              <table:table-cell office:value-type="float" office:value="94722.0260617517">
                <text:p>94722.02606175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3.149050951004">
                <text:p>33.149050951004</text:p>
              </table:table-cell>
              <table:table-cell office:value-type="float" office:value="94531.4145138976">
                <text:p>94531.41451389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.1585144996643">
                <text:p>33.1585144996643</text:p>
              </table:table-cell>
              <table:table-cell office:value-type="float" office:value="94679.0714735596">
                <text:p>94679.071473559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.1679730415344">
                <text:p>33.1679730415344</text:p>
              </table:table-cell>
              <table:table-cell office:value-type="float" office:value="94729.188949385">
                <text:p>94729.1889493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3.1774504184723">
                <text:p>33.1774504184723</text:p>
              </table:table-cell>
              <table:table-cell office:value-type="float" office:value="94540.9268697643">
                <text:p>94540.92686976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3.1869435310364">
                <text:p>33.1869435310364</text:p>
              </table:table-cell>
              <table:table-cell office:value-type="float" office:value="94384.2173945802">
                <text:p>94384.21739458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3.1965098381042">
                <text:p>33.1965098381042</text:p>
              </table:table-cell>
              <table:table-cell office:value-type="float" office:value="93662.0572226099">
                <text:p>93662.05722260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3.2059786319733">
                <text:p>33.2059786319733</text:p>
              </table:table-cell>
              <table:table-cell office:value-type="float" office:value="94626.6242981241">
                <text:p>94626.62429812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.2154350280762">
                <text:p>33.2154350280762</text:p>
              </table:table-cell>
              <table:table-cell office:value-type="float" office:value="94750.6841136576">
                <text:p>94750.68411365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.2249596118927">
                <text:p>33.2249596118927</text:p>
              </table:table-cell>
              <table:table-cell office:value-type="float" office:value="94072.351848607">
                <text:p>94072.3518486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3.2344176769257">
                <text:p>33.2344176769257</text:p>
              </table:table-cell>
              <table:table-cell office:value-type="float" office:value="94733.9648096799">
                <text:p>94733.96480967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3.2440464496613">
                <text:p>33.2440464496613</text:p>
              </table:table-cell>
              <table:table-cell office:value-type="float" office:value="93054.4343089189">
                <text:p>93054.43430891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.2538146972656">
                <text:p>33.2538146972656</text:p>
              </table:table-cell>
              <table:table-cell office:value-type="float" office:value="91725.7666154109">
                <text:p>91725.76661541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.2633903026581">
                <text:p>33.2633903026581</text:p>
              </table:table-cell>
              <table:table-cell office:value-type="float" office:value="93571.1073375993">
                <text:p>93571.10733759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.2730352878571">
                <text:p>33.2730352878571</text:p>
              </table:table-cell>
              <table:table-cell office:value-type="float" office:value="92898.0171058486">
                <text:p>92898.017105848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.2825310230255">
                <text:p>33.2825310230255</text:p>
              </table:table-cell>
              <table:table-cell office:value-type="float" office:value="94358.1496434669">
                <text:p>94358.14964346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.2920205593109">
                <text:p>33.2920205593109</text:p>
              </table:table-cell>
              <table:table-cell office:value-type="float" office:value="94419.7875483644">
                <text:p>94419.78754836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.3014824390411">
                <text:p>33.3014824390411</text:p>
              </table:table-cell>
              <table:table-cell office:value-type="float" office:value="94695.7714055334">
                <text:p>94695.77140553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.3109426498413">
                <text:p>33.3109426498413</text:p>
              </table:table-cell>
              <table:table-cell office:value-type="float" office:value="94712.4772297689">
                <text:p>94712.47722976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.3204200267792">
                <text:p>33.3204200267792</text:p>
              </table:table-cell>
              <table:table-cell office:value-type="float" office:value="94540.9268697643">
                <text:p>94540.92686976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.3298854827881">
                <text:p>33.3298854827881</text:p>
              </table:table-cell>
              <table:table-cell office:value-type="float" office:value="94659.9930480341">
                <text:p>94659.99304803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.3393838405609">
                <text:p>33.3393838405609</text:p>
              </table:table-cell>
              <table:table-cell office:value-type="float" office:value="94332.0962875574">
                <text:p>94332.09628755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3.3488402366638">
                <text:p>33.3488402366638</text:p>
              </table:table-cell>
              <table:table-cell office:value-type="float" office:value="94750.6841136576">
                <text:p>94750.68411365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3.3582813739777">
                <text:p>33.3582813739777</text:p>
              </table:table-cell>
              <table:table-cell office:value-type="float" office:value="94903.820399505">
                <text:p>94903.8203995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.3677499294281">
                <text:p>33.3677499294281</text:p>
              </table:table-cell>
              <table:table-cell office:value-type="float" office:value="94629.0070000504">
                <text:p>94629.00700005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3.3772373199463">
                <text:p>33.3772373199463</text:p>
              </table:table-cell>
              <table:table-cell office:value-type="float" office:value="94441.1425125022">
                <text:p>94441.14251250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.3868048191071">
                <text:p>33.3868048191071</text:p>
              </table:table-cell>
              <table:table-cell office:value-type="float" office:value="93650.3871015973">
                <text:p>93650.38710159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.3963673114777">
                <text:p>33.3963673114777</text:p>
              </table:table-cell>
              <table:table-cell office:value-type="float" office:value="93699.4211628603">
                <text:p>93699.42116286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3.4058117866516">
                <text:p>33.4058117866516</text:p>
              </table:table-cell>
              <table:table-cell office:value-type="float" office:value="94870.2795546916">
                <text:p>94870.27955469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.4152653217316">
                <text:p>33.4152653217316</text:p>
              </table:table-cell>
              <table:table-cell office:value-type="float" office:value="94779.3595117399">
                <text:p>94779.35951173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.4247281551361">
                <text:p>33.4247281551361</text:p>
              </table:table-cell>
              <table:table-cell office:value-type="float" office:value="94686.2278659612">
                <text:p>94686.22786596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.4341647624969">
                <text:p>33.4341647624969</text:p>
              </table:table-cell>
              <table:table-cell office:value-type="float" office:value="94949.3780697322">
                <text:p>94949.37806973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.4436612129211">
                <text:p>33.4436612129211</text:p>
              </table:table-cell>
              <table:table-cell office:value-type="float" office:value="94351.0427556426">
                <text:p>94351.04275564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3.4531478881836">
                <text:p>33.4531478881836</text:p>
              </table:table-cell>
              <table:table-cell office:value-type="float" office:value="94448.2629806484">
                <text:p>94448.26298064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.4625942707062">
                <text:p>33.4625942707062</text:p>
              </table:table-cell>
              <table:table-cell office:value-type="float" office:value="94851.1239998991">
                <text:p>94851.12399989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.4720242023468">
                <text:p>33.4720242023468</text:p>
              </table:table-cell>
              <table:table-cell office:value-type="float" office:value="95016.5954692557">
                <text:p>95016.595469255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.481470823288">
                <text:p>33.481470823288</text:p>
              </table:table-cell>
              <table:table-cell office:value-type="float" office:value="94848.7300994397">
                <text:p>94848.73009943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.4909377098083">
                <text:p>33.4909377098083</text:p>
              </table:table-cell>
              <table:table-cell office:value-type="float" office:value="94645.6892739316">
                <text:p>94645.68927393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.5004363059998">
                <text:p>33.5004363059998</text:p>
              </table:table-cell>
              <table:table-cell office:value-type="float" office:value="94329.7285140562">
                <text:p>94329.72851405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.5099296569824">
                <text:p>33.5099296569824</text:p>
              </table:table-cell>
              <table:table-cell office:value-type="float" office:value="94381.8470038676">
                <text:p>94381.84700386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.5195553302765">
                <text:p>33.5195553302765</text:p>
              </table:table-cell>
              <table:table-cell office:value-type="float" office:value="93084.3975924504">
                <text:p>93084.39759245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.5291359424591">
                <text:p>33.5291359424591</text:p>
              </table:table-cell>
              <table:table-cell office:value-type="float" office:value="93522.2074457496">
                <text:p>93522.207445749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.5386395454407">
                <text:p>33.5386395454407</text:p>
              </table:table-cell>
              <table:table-cell office:value-type="float" office:value="94280.03271368">
                <text:p>94280.032713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.5483574867249">
                <text:p>33.5483574867249</text:p>
              </table:table-cell>
              <table:table-cell office:value-type="float" office:value="92200.5982335623">
                <text:p>92200.59823356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3.5578746795654">
                <text:p>33.5578746795654</text:p>
              </table:table-cell>
              <table:table-cell office:value-type="float" office:value="94145.4076857558">
                <text:p>94145.40768575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.5674817562103">
                <text:p>33.5674817562103</text:p>
              </table:table-cell>
              <table:table-cell office:value-type="float" office:value="93264.583298176">
                <text:p>93264.5832981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3.5772423744202">
                <text:p>33.5772423744202</text:p>
              </table:table-cell>
              <table:table-cell office:value-type="float" office:value="91797.4641295586">
                <text:p>91797.46412955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3.5868752002716">
                <text:p>33.5868752002716</text:p>
              </table:table-cell>
              <table:table-cell office:value-type="float" office:value="93015.2806474767">
                <text:p>93015.28064747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.5965602397919">
                <text:p>33.5965602397919</text:p>
              </table:table-cell>
              <table:table-cell office:value-type="float" office:value="92513.8197036089">
                <text:p>92513.81970360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3.6061472892761">
                <text:p>33.6061472892761</text:p>
              </table:table-cell>
              <table:table-cell office:value-type="float" office:value="93459.4112058889">
                <text:p>93459.4112058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3.6157464981079">
                <text:p>33.6157464981079</text:p>
              </table:table-cell>
              <table:table-cell office:value-type="float" office:value="93341.0258804828">
                <text:p>93341.02588048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.6253852844238">
                <text:p>33.6253852844238</text:p>
              </table:table-cell>
              <table:table-cell office:value-type="float" office:value="92957.7615514">
                <text:p>92957.76155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3.6349437236786">
                <text:p>33.6349437236786</text:p>
              </table:table-cell>
              <table:table-cell office:value-type="float" office:value="93739.1530268639">
                <text:p>93739.15302686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.6445579528809">
                <text:p>33.6445579528809</text:p>
              </table:table-cell>
              <table:table-cell office:value-type="float" office:value="93195.1986112833">
                <text:p>93195.19861128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3.6541354656219">
                <text:p>33.6541354656219</text:p>
              </table:table-cell>
              <table:table-cell office:value-type="float" office:value="93552.4727788703">
                <text:p>93552.47277887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3.663774728775">
                <text:p>33.663774728775</text:p>
              </table:table-cell>
              <table:table-cell office:value-type="float" office:value="92953.1630967104">
                <text:p>92953.16309671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3.6734781265259">
                <text:p>33.6734781265259</text:p>
              </table:table-cell>
              <table:table-cell office:value-type="float" office:value="92338.7892577213">
                <text:p>92338.78925772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3.6831274032593">
                <text:p>33.6831274032593</text:p>
              </table:table-cell>
              <table:table-cell office:value-type="float" office:value="92856.7005337023">
                <text:p>92856.700533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3.6926884651184">
                <text:p>33.6926884651184</text:p>
              </table:table-cell>
              <table:table-cell office:value-type="float" office:value="93713.4403271657">
                <text:p>93713.44032716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3.702378988266">
                <text:p>33.702378988266</text:p>
              </table:table-cell>
              <table:table-cell office:value-type="float" office:value="92461.4684217001">
                <text:p>92461.46842170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3.7121353149414">
                <text:p>33.7121353149414</text:p>
              </table:table-cell>
              <table:table-cell office:value-type="float" office:value="91837.8432589624">
                <text:p>91837.84325896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3.7218446731567">
                <text:p>33.7218446731567</text:p>
              </table:table-cell>
              <table:table-cell office:value-type="float" office:value="92282.1035261762">
                <text:p>92282.10352617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.7315356731415">
                <text:p>33.7315356731415</text:p>
              </table:table-cell>
              <table:table-cell office:value-type="float" office:value="92456.9189362069">
                <text:p>92456.91893620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3.7412178516388">
                <text:p>33.7412178516388</text:p>
              </table:table-cell>
              <table:table-cell office:value-type="float" office:value="92541.1569564147">
                <text:p>92541.156956414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3.7509164810181">
                <text:p>33.7509164810181</text:p>
              </table:table-cell>
              <table:table-cell office:value-type="float" office:value="92384.1880085548">
                <text:p>92384.188008554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.7605760097504">
                <text:p>33.7605760097504</text:p>
              </table:table-cell>
              <table:table-cell office:value-type="float" office:value="92758.1484388498">
                <text:p>92758.14843884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3.7702493667603">
                <text:p>33.7702493667603</text:p>
              </table:table-cell>
              <table:table-cell office:value-type="float" office:value="92625.5486160747">
                <text:p>92625.54861607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3.7799367904663">
                <text:p>33.7799367904663</text:p>
              </table:table-cell>
              <table:table-cell office:value-type="float" office:value="92491.0509942902">
                <text:p>92491.050994290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3.7895896434784">
                <text:p>33.7895896434784</text:p>
              </table:table-cell>
              <table:table-cell office:value-type="float" office:value="92822.2981203843">
                <text:p>92822.29812038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.7992870807648">
                <text:p>33.7992870807648</text:p>
              </table:table-cell>
              <table:table-cell office:value-type="float" office:value="92395.5446722722">
                <text:p>92395.54467227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.8089954853058">
                <text:p>33.8089954853058</text:p>
              </table:table-cell>
              <table:table-cell office:value-type="float" office:value="92291.1685658153">
                <text:p>92291.16856581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.8186993598938">
                <text:p>33.8186993598938</text:p>
              </table:table-cell>
              <table:table-cell office:value-type="float" office:value="92334.2518365642">
                <text:p>92334.25183656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3.8283889293671">
                <text:p>33.8283889293671</text:p>
              </table:table-cell>
              <table:table-cell office:value-type="float" office:value="92470.5687360055">
                <text:p>92470.56873600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.8380484580994">
                <text:p>33.8380484580994</text:p>
              </table:table-cell>
              <table:table-cell office:value-type="float" office:value="92758.1484388498">
                <text:p>92758.14843884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3.8477907180786">
                <text:p>33.8477907180786</text:p>
              </table:table-cell>
              <table:table-cell office:value-type="float" office:value="91970.4464783907">
                <text:p>91970.44647839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3.8575270175934">
                <text:p>33.8575270175934</text:p>
              </table:table-cell>
              <table:table-cell office:value-type="float" office:value="92026.7498591963">
                <text:p>92026.74985919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3.8672339916229">
                <text:p>33.8672339916229</text:p>
              </table:table-cell>
              <table:table-cell office:value-type="float" office:value="92304.7694650489">
                <text:p>92304.76946504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3.8769900798798">
                <text:p>33.8769900798798</text:p>
              </table:table-cell>
              <table:table-cell office:value-type="float" office:value="91840.0875855327">
                <text:p>91840.087585532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3.8866488933563">
                <text:p>33.8866488933563</text:p>
              </table:table-cell>
              <table:table-cell office:value-type="float" office:value="92765.0173775671">
                <text:p>92765.01737756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3.8963327407837">
                <text:p>33.8963327407837</text:p>
              </table:table-cell>
              <table:table-cell office:value-type="float" office:value="92525.2082625502">
                <text:p>92525.20826255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3.9060015678406">
                <text:p>33.9060015678406</text:p>
              </table:table-cell>
              <table:table-cell office:value-type="float" office:value="92668.9447156877">
                <text:p>92668.94471568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.915819644928">
                <text:p>33.915819644928</text:p>
              </table:table-cell>
              <table:table-cell office:value-type="float" office:value="91260.2327343371">
                <text:p>91260.23273433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.9254908561707">
                <text:p>33.9254908561707</text:p>
              </table:table-cell>
              <table:table-cell office:value-type="float" office:value="92646.0995957006">
                <text:p>92646.09959570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3.9351737499237">
                <text:p>33.9351737499237</text:p>
              </table:table-cell>
              <table:table-cell office:value-type="float" office:value="92534.3211287026">
                <text:p>92534.32112870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3.9448432922363">
                <text:p>33.9448432922363</text:p>
              </table:table-cell>
              <table:table-cell office:value-type="float" office:value="92662.0899967946">
                <text:p>92662.08999679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3.9545028209686">
                <text:p>33.9545028209686</text:p>
              </table:table-cell>
              <table:table-cell office:value-type="float" office:value="92758.1484388498">
                <text:p>92758.14843884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3.9641072750092">
                <text:p>33.9641072750092</text:p>
              </table:table-cell>
              <table:table-cell office:value-type="float" office:value="93290.0502432728">
                <text:p>93290.05024327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3.9737663269043">
                <text:p>33.9737663269043</text:p>
              </table:table-cell>
              <table:table-cell office:value-type="float" office:value="92762.7276182954">
                <text:p>92762.727618295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3.9834463596344">
                <text:p>33.9834463596344</text:p>
              </table:table-cell>
              <table:table-cell office:value-type="float" office:value="92561.6705007266">
                <text:p>92561.67050072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3.9931139945984">
                <text:p>33.9931139945984</text:p>
              </table:table-cell>
              <table:table-cell office:value-type="float" office:value="92680.3715011468">
                <text:p>92680.37150114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.0027675628662">
                <text:p>34.0027675628662</text:p>
              </table:table-cell>
              <table:table-cell office:value-type="float" office:value="92815.4206964683">
                <text:p>92815.42069646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4.0124008655548">
                <text:p>34.0124008655548</text:p>
              </table:table-cell>
              <table:table-cell office:value-type="float" office:value="93010.6765004331">
                <text:p>93010.67650043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4.022180557251">
                <text:p>34.022180557251</text:p>
              </table:table-cell>
              <table:table-cell office:value-type="float" office:value="91618.4300933714">
                <text:p>91618.43009337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4.0318715572357">
                <text:p>34.0318715572357</text:p>
              </table:table-cell>
              <table:table-cell office:value-type="float" office:value="92456.9189362069">
                <text:p>92456.91893620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.0415410995483">
                <text:p>34.0415410995483</text:p>
              </table:table-cell>
              <table:table-cell office:value-type="float" office:value="92662.0899967946">
                <text:p>92662.08999679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.0512218475342">
                <text:p>34.0512218475342</text:p>
              </table:table-cell>
              <table:table-cell office:value-type="float" office:value="92554.8316422027">
                <text:p>92554.83164220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4.0609586238861">
                <text:p>34.0609586238861</text:p>
              </table:table-cell>
              <table:table-cell office:value-type="float" office:value="92022.2430519846">
                <text:p>92022.24305198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4.0706388950348">
                <text:p>34.0706388950348</text:p>
              </table:table-cell>
              <table:table-cell office:value-type="float" office:value="92559.3907689276">
                <text:p>92559.39076892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4.0802519321442">
                <text:p>34.0802519321442</text:p>
              </table:table-cell>
              <table:table-cell office:value-type="float" office:value="93206.7555555556">
                <text:p>93206.75555555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4.0898282527924">
                <text:p>34.0898282527924</text:p>
              </table:table-cell>
              <table:table-cell office:value-type="float" office:value="93564.118508191">
                <text:p>93564.1185081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4.0994307994843">
                <text:p>34.0994307994843</text:p>
              </table:table-cell>
              <table:table-cell office:value-type="float" office:value="93308.5803952726">
                <text:p>93308.58039527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4.10906457901">
                <text:p>34.10906457901</text:p>
              </table:table-cell>
              <table:table-cell office:value-type="float" office:value="93006.0728091667">
                <text:p>93006.07280916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4.1186890602112">
                <text:p>34.1186890602112</text:p>
              </table:table-cell>
              <table:table-cell office:value-type="float" office:value="93095.9270709473">
                <text:p>93095.92707094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4.1282110214233">
                <text:p>34.1282110214233</text:p>
              </table:table-cell>
              <table:table-cell office:value-type="float" office:value="94098.2619059542">
                <text:p>94098.26190595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.1377623081207">
                <text:p>34.1377623081207</text:p>
              </table:table-cell>
              <table:table-cell office:value-type="float" office:value="93809.3503407304">
                <text:p>93809.35034073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4.1474304199219">
                <text:p>34.1474304199219</text:p>
              </table:table-cell>
              <table:table-cell office:value-type="float" office:value="92675.8004488175">
                <text:p>92675.80044881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4.1570665836334">
                <text:p>34.1570665836334</text:p>
              </table:table-cell>
              <table:table-cell office:value-type="float" office:value="92983.0611871242">
                <text:p>92983.06118712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4.166718006134">
                <text:p>34.166718006134</text:p>
              </table:table-cell>
              <table:table-cell office:value-type="float" office:value="92836.056026284">
                <text:p>92836.05602628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4.1763761043549">
                <text:p>34.1763761043549</text:p>
              </table:table-cell>
              <table:table-cell office:value-type="float" office:value="92771.8873336789">
                <text:p>92771.88733367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4.1860229969025">
                <text:p>34.1860229969025</text:p>
              </table:table-cell>
              <table:table-cell office:value-type="float" office:value="92879.649646582">
                <text:p>92879.6496465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4.1957337856293">
                <text:p>34.1957337856293</text:p>
              </table:table-cell>
              <table:table-cell office:value-type="float" office:value="92268.5093051805">
                <text:p>92268.50930518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4.205403804779">
                <text:p>34.205403804779</text:p>
              </table:table-cell>
              <table:table-cell office:value-type="float" office:value="92657.5207475529">
                <text:p>92657.52074755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.215047121048">
                <text:p>34.215047121048</text:p>
              </table:table-cell>
              <table:table-cell office:value-type="float" office:value="92914.0945929241">
                <text:p>92914.09459292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.2247307300568">
                <text:p>34.2247307300568</text:p>
              </table:table-cell>
              <table:table-cell office:value-type="float" office:value="92527.4863108135">
                <text:p>92527.48631081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4.2343461513519">
                <text:p>34.2343461513519</text:p>
              </table:table-cell>
              <table:table-cell office:value-type="float" office:value="93183.644532606">
                <text:p>93183.6445326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4.2439591884613">
                <text:p>34.2439591884613</text:p>
              </table:table-cell>
              <table:table-cell office:value-type="float" office:value="93206.7555555556">
                <text:p>93206.755555555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4.2535824775696">
                <text:p>34.2535824775696</text:p>
              </table:table-cell>
              <table:table-cell office:value-type="float" office:value="93107.4594058915">
                <text:p>93107.45940589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4.2632417678833">
                <text:p>34.2632417678833</text:p>
              </table:table-cell>
              <table:table-cell office:value-type="float" office:value="92760.437972059">
                <text:p>92760.4379720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4.2729823589325">
                <text:p>34.2729823589325</text:p>
              </table:table-cell>
              <table:table-cell office:value-type="float" office:value="91986.2044792559">
                <text:p>91986.204479255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4.2826683521271">
                <text:p>34.2826683521271</text:p>
              </table:table-cell>
              <table:table-cell office:value-type="float" office:value="92504.7108748092">
                <text:p>92504.71087480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4.2923667430878">
                <text:p>34.2923667430878</text:p>
              </table:table-cell>
              <table:table-cell office:value-type="float" office:value="92386.4591179507">
                <text:p>92386.45911795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4.3020234107971">
                <text:p>34.3020234107971</text:p>
              </table:table-cell>
              <table:table-cell office:value-type="float" office:value="92785.6302989902">
                <text:p>92785.63029899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4.311714887619">
                <text:p>34.311714887619</text:p>
              </table:table-cell>
              <table:table-cell office:value-type="float" office:value="92452.3698983985">
                <text:p>92452.369898398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4.3213376998901">
                <text:p>34.3213376998901</text:p>
              </table:table-cell>
              <table:table-cell office:value-type="float" office:value="93112.0731399123">
                <text:p>93112.07313991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4.330940246582">
                <text:p>34.330940246582</text:p>
              </table:table-cell>
              <table:table-cell office:value-type="float" office:value="93308.5803952726">
                <text:p>93308.580395272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4.3406329154968">
                <text:p>34.3406329154968</text:p>
              </table:table-cell>
              <table:table-cell office:value-type="float" office:value="92440.9992620652">
                <text:p>92440.99926206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4.3502833843231">
                <text:p>34.3502833843231</text:p>
              </table:table-cell>
              <table:table-cell office:value-type="float" office:value="92845.2302295131">
                <text:p>92845.230229513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.3599786758423">
                <text:p>34.3599786758423</text:p>
              </table:table-cell>
              <table:table-cell office:value-type="float" office:value="92415.99370466">
                <text:p>92415.993704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4.3696293830872">
                <text:p>34.3696293830872</text:p>
              </table:table-cell>
              <table:table-cell office:value-type="float" office:value="92842.9365087208">
                <text:p>92842.936508720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4.3793423175812">
                <text:p>34.3793423175812</text:p>
              </table:table-cell>
              <table:table-cell office:value-type="float" office:value="92248.1254817251">
                <text:p>92248.125481725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4.3890011310577">
                <text:p>34.3890011310577</text:p>
              </table:table-cell>
              <table:table-cell office:value-type="float" office:value="92765.0173775671">
                <text:p>92765.017377567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.3986258506775">
                <text:p>34.3986258506775</text:p>
              </table:table-cell>
              <table:table-cell office:value-type="float" office:value="93093.6209467661">
                <text:p>93093.62094676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4.4082562923431">
                <text:p>34.4082562923431</text:p>
              </table:table-cell>
              <table:table-cell office:value-type="float" office:value="93038.3082217216">
                <text:p>93038.308221721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4.4179441928864">
                <text:p>34.4179441928864</text:p>
              </table:table-cell>
              <table:table-cell office:value-type="float" office:value="92486.4985972338">
                <text:p>92486.498597233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4275467395782">
                <text:p>34.4275467395782</text:p>
              </table:table-cell>
              <table:table-cell office:value-type="float" office:value="93308.5803952726">
                <text:p>93308.58039527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4372425079346">
                <text:p>34.4372425079346</text:p>
              </table:table-cell>
              <table:table-cell office:value-type="float" office:value="92411.4486930435">
                <text:p>92411.44869304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446928024292">
                <text:p>34.446928024292</text:p>
              </table:table-cell>
              <table:table-cell office:value-type="float" office:value="92509.2650649862">
                <text:p>92509.26506498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4566359519958">
                <text:p>34.4566359519958</text:p>
              </table:table-cell>
              <table:table-cell office:value-type="float" office:value="92295.7017535242">
                <text:p>92295.701753524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4662880897522">
                <text:p>34.4662880897522</text:p>
              </table:table-cell>
              <table:table-cell office:value-type="float" office:value="92829.1765635807">
                <text:p>92829.176563580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4759464263916">
                <text:p>34.4759464263916</text:p>
              </table:table-cell>
              <table:table-cell office:value-type="float" office:value="92769.5972352506">
                <text:p>92769.597235250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4851861000061">
                <text:p>34.4851861000061</text:p>
              </table:table-cell>
              <table:table-cell office:value-type="float" office:value="96973.1223615627">
                <text:p>96973.122361562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4948048591614">
                <text:p>34.4948048591614</text:p>
              </table:table-cell>
              <table:table-cell office:value-type="float" office:value="93151.3083482054">
                <text:p>93151.308348205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5044474601746">
                <text:p>34.5044474601746</text:p>
              </table:table-cell>
              <table:table-cell office:value-type="float" office:value="92920.9866482049">
                <text:p>92920.986648204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514062166214">
                <text:p>34.514062166214</text:p>
              </table:table-cell>
              <table:table-cell office:value-type="float" office:value="93190.5766360007">
                <text:p>93190.57663600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5237312316895">
                <text:p>34.5237312316895</text:p>
              </table:table-cell>
              <table:table-cell office:value-type="float" office:value="92666.6596967082">
                <text:p>92666.659696708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5333831310272">
                <text:p>34.5333831310272</text:p>
              </table:table-cell>
              <table:table-cell office:value-type="float" office:value="92831.4696045254">
                <text:p>92831.469604525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5430402755737">
                <text:p>34.5430402755737</text:p>
              </table:table-cell>
              <table:table-cell office:value-type="float" office:value="92781.0488581657">
                <text:p>92781.04885816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5527186393738">
                <text:p>34.5527186393738</text:p>
              </table:table-cell>
              <table:table-cell office:value-type="float" office:value="92577.6317682416">
                <text:p>92577.631768241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5624096393585">
                <text:p>34.5624096393585</text:p>
              </table:table-cell>
              <table:table-cell office:value-type="float" office:value="92456.9189362069">
                <text:p>92456.91893620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720691680908">
                <text:p>34.5720691680908</text:p>
              </table:table-cell>
              <table:table-cell office:value-type="float" office:value="92758.1484388498">
                <text:p>92758.148438849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817358493805">
                <text:p>34.5817358493805</text:p>
              </table:table-cell>
              <table:table-cell office:value-type="float" office:value="92689.5149586879">
                <text:p>92689.514958687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913445949554">
                <text:p>34.5913445949554</text:p>
              </table:table-cell>
              <table:table-cell office:value-type="float" office:value="93248.384298546">
                <text:p>93248.3842985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10003089905">
                <text:p>34.6010003089905</text:p>
              </table:table-cell>
              <table:table-cell office:value-type="float" office:value="92794.7945381368">
                <text:p>92794.79453813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106090545654">
                <text:p>34.6106090545654</text:p>
              </table:table-cell>
              <table:table-cell office:value-type="float" office:value="93248.384298546">
                <text:p>93248.3842985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202354431152">
                <text:p>34.6202354431152</text:p>
              </table:table-cell>
              <table:table-cell office:value-type="float" office:value="93077.4812760055">
                <text:p>93077.481276005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6298694610596">
                <text:p>34.6298694610596</text:p>
              </table:table-cell>
              <table:table-cell office:value-type="float" office:value="93003.7711344288">
                <text:p>93003.77113442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6395893096924">
                <text:p>34.6395893096924</text:p>
              </table:table-cell>
              <table:table-cell office:value-type="float" office:value="92182.5054945055">
                <text:p>92182.50549450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6492767333984">
                <text:p>34.6492767333984</text:p>
              </table:table-cell>
              <table:table-cell office:value-type="float" office:value="92491.0509942902">
                <text:p>92491.050994290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6590156555176">
                <text:p>34.6590156555176</text:p>
              </table:table-cell>
              <table:table-cell office:value-type="float" office:value="92001.9678809244">
                <text:p>92001.967880924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6687347888947">
                <text:p>34.6687347888947</text:p>
              </table:table-cell>
              <table:table-cell office:value-type="float" office:value="92189.2894394701">
                <text:p>92189.289439470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6784136295319">
                <text:p>34.6784136295319</text:p>
              </table:table-cell>
              <table:table-cell office:value-type="float" office:value="92573.0708444182">
                <text:p>92573.070844418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6881301403046">
                <text:p>34.6881301403046</text:p>
              </table:table-cell>
              <table:table-cell office:value-type="float" office:value="92214.1724493301">
                <text:p>92214.172449330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6977598667145">
                <text:p>34.6977598667145</text:p>
              </table:table-cell>
              <table:table-cell office:value-type="float" office:value="93045.2187175043">
                <text:p>93045.21871750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7073602676392">
                <text:p>34.7073602676392</text:p>
              </table:table-cell>
              <table:table-cell office:value-type="float" office:value="93329.4356172548">
                <text:p>93329.435617254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4.7170152664185">
                <text:p>34.7170152664185</text:p>
              </table:table-cell>
              <table:table-cell office:value-type="float" office:value="92801.6689055709">
                <text:p>92801.668905570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4.7266657352448">
                <text:p>34.7266657352448</text:p>
              </table:table-cell>
              <table:table-cell office:value-type="float" office:value="92845.2302295131">
                <text:p>92845.23022951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4.7363848686218">
                <text:p>34.7363848686218</text:p>
              </table:table-cell>
              <table:table-cell office:value-type="float" office:value="92189.2894394701">
                <text:p>92189.289439470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.7460422515869">
                <text:p>34.7460422515869</text:p>
              </table:table-cell>
              <table:table-cell office:value-type="float" office:value="92778.7583074113">
                <text:p>92778.75830741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4.7557272911072">
                <text:p>34.7557272911072</text:p>
              </table:table-cell>
              <table:table-cell office:value-type="float" office:value="92513.8197036089">
                <text:p>92513.81970360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4.765469789505">
                <text:p>34.765469789505</text:p>
              </table:table-cell>
              <table:table-cell office:value-type="float" office:value="91968.19577613">
                <text:p>91968.195776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4.7751655578613">
                <text:p>34.7751655578613</text:p>
              </table:table-cell>
              <table:table-cell office:value-type="float" office:value="92411.4486930435">
                <text:p>92411.448693043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4.7848334312439">
                <text:p>34.7848334312439</text:p>
              </table:table-cell>
              <table:table-cell office:value-type="float" office:value="92678.085918619">
                <text:p>92678.08591861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4.7944464683533">
                <text:p>34.7944464683533</text:p>
              </table:table-cell>
              <table:table-cell office:value-type="float" office:value="93206.7555555556">
                <text:p>93206.755555555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4.8040583133697">
                <text:p>34.8040583133697</text:p>
              </table:table-cell>
              <table:table-cell office:value-type="float" office:value="93218.3153664889">
                <text:p>93218.31536648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4.8136758804321">
                <text:p>34.8136758804321</text:p>
              </table:table-cell>
              <table:table-cell office:value-type="float" office:value="93162.8544088847">
                <text:p>93162.854408884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4.8232884407043">
                <text:p>34.8232884407043</text:p>
              </table:table-cell>
              <table:table-cell office:value-type="float" office:value="93211.3791358698">
                <text:p>93211.37913586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4.8328812122345">
                <text:p>34.8328812122345</text:p>
              </table:table-cell>
              <table:table-cell office:value-type="float" office:value="93403.6630794085">
                <text:p>93403.663079408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4.8425254821777">
                <text:p>34.8425254821777</text:p>
              </table:table-cell>
              <table:table-cell office:value-type="float" office:value="92904.9067760995">
                <text:p>92904.90677609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4.8521785736084">
                <text:p>34.8521785736084</text:p>
              </table:table-cell>
              <table:table-cell office:value-type="float" office:value="92820.0055325035">
                <text:p>92820.005532503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4.8618750572205">
                <text:p>34.8618750572205</text:p>
              </table:table-cell>
              <table:table-cell office:value-type="float" office:value="92404.6320137694">
                <text:p>92404.632013769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4.8715319633484">
                <text:p>34.8715319633484</text:p>
              </table:table-cell>
              <table:table-cell office:value-type="float" office:value="92783.3395220225">
                <text:p>92783.33952202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4.8812444210052">
                <text:p>34.8812444210052</text:p>
              </table:table-cell>
              <table:table-cell office:value-type="float" office:value="92252.6544419078">
                <text:p>92252.654441907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4.8908743858337">
                <text:p>34.8908743858337</text:p>
              </table:table-cell>
              <table:table-cell office:value-type="float" office:value="93042.9151048501">
                <text:p>93042.91510485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4.9005036354065">
                <text:p>34.9005036354065</text:p>
              </table:table-cell>
              <table:table-cell office:value-type="float" office:value="93049.8262850352">
                <text:p>93049.826285035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4.9101674556732">
                <text:p>34.9101674556732</text:p>
              </table:table-cell>
              <table:table-cell office:value-type="float" office:value="92716.9561591789">
                <text:p>92716.956159178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4.9197947978973">
                <text:p>34.9197947978973</text:p>
              </table:table-cell>
              <table:table-cell office:value-type="float" office:value="93068.261119366">
                <text:p>93068.26111936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4.9294145107269">
                <text:p>34.9294145107269</text:p>
              </table:table-cell>
              <table:table-cell office:value-type="float" office:value="93142.0735600278">
                <text:p>93142.073560027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4.9390172958374">
                <text:p>34.9390172958374</text:p>
              </table:table-cell>
              <table:table-cell office:value-type="float" office:value="93306.2637237133">
                <text:p>93306.26372371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4.9486927986145">
                <text:p>34.9486927986145</text:p>
              </table:table-cell>
              <table:table-cell office:value-type="float" office:value="92605.0067517619">
                <text:p>92605.006751761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4.9583508968353">
                <text:p>34.9583508968353</text:p>
              </table:table-cell>
              <table:table-cell office:value-type="float" office:value="92771.8873336789">
                <text:p>92771.887333678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4.9680588245392">
                <text:p>34.9680588245392</text:p>
              </table:table-cell>
              <table:table-cell office:value-type="float" office:value="92295.7017535242">
                <text:p>92295.701753524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4.9776706695557">
                <text:p>34.9776706695557</text:p>
              </table:table-cell>
              <table:table-cell office:value-type="float" office:value="93218.3153664889">
                <text:p>93218.31536648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4.9873459339142">
                <text:p>34.9873459339142</text:p>
              </table:table-cell>
              <table:table-cell office:value-type="float" office:value="92607.2887311796">
                <text:p>92607.28873117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4.9969701766968">
                <text:p>34.9969701766968</text:p>
              </table:table-cell>
              <table:table-cell office:value-type="float" office:value="93098.2333093864">
                <text:p>93098.233309386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.006596326828">
                <text:p>35.006596326828</text:p>
              </table:table-cell>
              <table:table-cell office:value-type="float" office:value="93079.7866006192">
                <text:p>93079.78660061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5.0163624286652">
                <text:p>35.0163624286652</text:p>
              </table:table-cell>
              <table:table-cell office:value-type="float" office:value="91745.9202187393">
                <text:p>91745.92021873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5.0260140895843">
                <text:p>35.0260140895843</text:p>
              </table:table-cell>
              <table:table-cell office:value-type="float" office:value="92833.762758757">
                <text:p>92833.76275875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5.0355854034424">
                <text:p>35.0355854034424</text:p>
              </table:table-cell>
              <table:table-cell office:value-type="float" office:value="93613.0622493461">
                <text:p>93613.062249346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5.045241355896">
                <text:p>35.045241355896</text:p>
              </table:table-cell>
              <table:table-cell office:value-type="float" office:value="92792.503308642">
                <text:p>92792.5033086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.0548615455627">
                <text:p>35.0548615455627</text:p>
              </table:table-cell>
              <table:table-cell office:value-type="float" office:value="93137.4568525403">
                <text:p>93137.456852540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5.0645108222961">
                <text:p>35.0645108222961</text:p>
              </table:table-cell>
              <table:table-cell office:value-type="float" office:value="92856.7005337023">
                <text:p>92856.700533702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.074196100235">
                <text:p>35.074196100235</text:p>
              </table:table-cell>
              <table:table-cell office:value-type="float" office:value="92511.5423282377">
                <text:p>92511.54232823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.0838599205017">
                <text:p>35.0838599205017</text:p>
              </table:table-cell>
              <table:table-cell office:value-type="float" office:value="92716.9561591789">
                <text:p>92716.956159178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5.0935702323914">
                <text:p>35.0935702323914</text:p>
              </table:table-cell>
              <table:table-cell office:value-type="float" office:value="92273.0402671381">
                <text:p>92273.04026713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5.103235244751">
                <text:p>35.103235244751</text:p>
              </table:table-cell>
              <table:table-cell office:value-type="float" office:value="92705.5203512754">
                <text:p>92705.520351275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5.1128926277161">
                <text:p>35.1128926277161</text:p>
              </table:table-cell>
              <table:table-cell office:value-type="float" office:value="92778.7583074113">
                <text:p>92778.758307411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5.1224803924561">
                <text:p>35.1224803924561</text:p>
              </table:table-cell>
              <table:table-cell office:value-type="float" office:value="93452.4390510767">
                <text:p>93452.43905107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5.1320879459381">
                <text:p>35.1320879459381</text:p>
              </table:table-cell>
              <table:table-cell office:value-type="float" office:value="93259.9544382957">
                <text:p>93259.954438295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.1417317390442">
                <text:p>35.1417317390442</text:p>
              </table:table-cell>
              <table:table-cell office:value-type="float" office:value="92909.5004573661">
                <text:p>92909.50045736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5.1514298915863">
                <text:p>35.1514298915863</text:p>
              </table:table-cell>
              <table:table-cell office:value-type="float" office:value="92388.7303390122">
                <text:p>92388.730339012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.1611092090607">
                <text:p>35.1611092090607</text:p>
              </table:table-cell>
              <table:table-cell office:value-type="float" office:value="92568.510369969">
                <text:p>92568.5103699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.1706647872925">
                <text:p>35.1706647872925</text:p>
              </table:table-cell>
              <table:table-cell office:value-type="float" office:value="93767.2193418">
                <text:p>93767.219341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.1802732944489">
                <text:p>35.1802732944489</text:p>
              </table:table-cell>
              <table:table-cell office:value-type="float" office:value="93250.6980968214">
                <text:p>93250.698096821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.189873456955">
                <text:p>35.189873456955</text:p>
              </table:table-cell>
              <table:table-cell office:value-type="float" office:value="93331.7534396265">
                <text:p>93331.753439626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.199494600296">
                <text:p>35.199494600296</text:p>
              </table:table-cell>
              <table:table-cell office:value-type="float" office:value="93128.2248104277">
                <text:p>93128.22481042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5.2091469764709">
                <text:p>35.2091469764709</text:p>
              </table:table-cell>
              <table:table-cell office:value-type="float" office:value="92826.8836359145">
                <text:p>92826.88363591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.2187488079071">
                <text:p>35.2187488079071</text:p>
              </table:table-cell>
              <table:table-cell office:value-type="float" office:value="93315.5311002409">
                <text:p>93315.531100240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.2283892631531">
                <text:p>35.2283892631531</text:p>
              </table:table-cell>
              <table:table-cell office:value-type="float" office:value="92941.6689501669">
                <text:p>92941.66895016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5.2380173206329">
                <text:p>35.2380173206329</text:p>
              </table:table-cell>
              <table:table-cell office:value-type="float" office:value="93061.3472005547">
                <text:p>93061.347200554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5.2476940155029">
                <text:p>35.2476940155029</text:p>
              </table:table-cell>
              <table:table-cell office:value-type="float" office:value="92593.5985414049">
                <text:p>92593.598541404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2573325634003">
                <text:p>35.2573325634003</text:p>
              </table:table-cell>
              <table:table-cell office:value-type="float" office:value="92960.0609493655">
                <text:p>92960.06094936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2670972347259">
                <text:p>35.2670972347259</text:p>
              </table:table-cell>
              <table:table-cell office:value-type="float" office:value="91759.3608750855">
                <text:p>91759.360875085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2767996788025">
                <text:p>35.2767996788025</text:p>
              </table:table-cell>
              <table:table-cell office:value-type="float" office:value="92347.8654380145">
                <text:p>92347.865438014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2864966392517">
                <text:p>35.2864966392517</text:p>
              </table:table-cell>
              <table:table-cell office:value-type="float" office:value="92400.0881195909">
                <text:p>92400.08811959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2961273193359">
                <text:p>35.2961273193359</text:p>
              </table:table-cell>
              <table:table-cell office:value-type="float" office:value="93036.0049512304">
                <text:p>93036.00495123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3057370185852">
                <text:p>35.3057370185852</text:p>
              </table:table-cell>
              <table:table-cell office:value-type="float" office:value="93239.1302535603">
                <text:p>93239.13025356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3153471946716">
                <text:p>35.3153471946716</text:p>
              </table:table-cell>
              <table:table-cell office:value-type="float" office:value="93234.5039198174">
                <text:p>93234.503919817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3249971866608">
                <text:p>35.3249971866608</text:p>
              </table:table-cell>
              <table:table-cell office:value-type="float" office:value="92849.818011118">
                <text:p>92849.81801111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3345808982849">
                <text:p>35.3345808982849</text:p>
              </table:table-cell>
              <table:table-cell office:value-type="float" office:value="93491.9616886832">
                <text:p>93491.961688683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3441834449768">
                <text:p>35.3441834449768</text:p>
              </table:table-cell>
              <table:table-cell office:value-type="float" office:value="93308.5803952726">
                <text:p>93308.58039527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3538632392883">
                <text:p>35.3538632392883</text:p>
              </table:table-cell>
              <table:table-cell office:value-type="float" office:value="92563.9503448276">
                <text:p>92563.950344827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.3635873794556">
                <text:p>35.3635873794556</text:p>
              </table:table-cell>
              <table:table-cell office:value-type="float" office:value="92141.8227823273">
                <text:p>92141.822782327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3732845783234">
                <text:p>35.3732845783234</text:p>
              </table:table-cell>
              <table:table-cell office:value-type="float" office:value="92397.8163400782">
                <text:p>92397.816340078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3829724788666">
                <text:p>35.3829724788666</text:p>
              </table:table-cell>
              <table:table-cell office:value-type="float" office:value="92486.4985972338">
                <text:p>92486.498597233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3926465511322">
                <text:p>35.3926465511322</text:p>
              </table:table-cell>
              <table:table-cell office:value-type="float" office:value="92618.7003154574">
                <text:p>92618.700315457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4023065567017">
                <text:p>35.4023065567017</text:p>
              </table:table-cell>
              <table:table-cell office:value-type="float" office:value="92753.5697114791">
                <text:p>92753.56971147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4120373725891">
                <text:p>35.4120373725891</text:p>
              </table:table-cell>
              <table:table-cell office:value-type="float" office:value="92078.6098887637">
                <text:p>92078.609888763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4216523170471">
                <text:p>35.4216523170471</text:p>
              </table:table-cell>
              <table:table-cell office:value-type="float" office:value="93188.2658202738">
                <text:p>93188.265820273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4313139915466">
                <text:p>35.4313139915466</text:p>
              </table:table-cell>
              <table:table-cell office:value-type="float" office:value="92737.5477248051">
                <text:p>92737.547724805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4409680366516">
                <text:p>35.4409680366516</text:p>
              </table:table-cell>
              <table:table-cell office:value-type="float" office:value="92810.8363133459">
                <text:p>92810.836313345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4505710601807">
                <text:p>35.4505710601807</text:p>
              </table:table-cell>
              <table:table-cell office:value-type="float" office:value="93303.9471671881">
                <text:p>93303.94716718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4602253437042">
                <text:p>35.4602253437042</text:p>
              </table:table-cell>
              <table:table-cell office:value-type="float" office:value="92808.544291606">
                <text:p>92808.5442916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4699234962463">
                <text:p>35.4699234962463</text:p>
              </table:table-cell>
              <table:table-cell office:value-type="float" office:value="92388.7303390122">
                <text:p>92388.730339012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4796853065491">
                <text:p>35.4796853065491</text:p>
              </table:table-cell>
              <table:table-cell office:value-type="float" office:value="91786.2540054709">
                <text:p>91786.25400547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4893779754639">
                <text:p>35.4893779754639</text:p>
              </table:table-cell>
              <table:table-cell office:value-type="float" office:value="92440.9992620652">
                <text:p>92440.99926206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.4990358352661">
                <text:p>35.4990358352661</text:p>
              </table:table-cell>
              <table:table-cell office:value-type="float" office:value="92774.1775451763">
                <text:p>92774.177545176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.5087237358093">
                <text:p>35.5087237358093</text:p>
              </table:table-cell>
              <table:table-cell office:value-type="float" office:value="92486.4985972338">
                <text:p>92486.498597233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.5182671546936">
                <text:p>35.5182671546936</text:p>
              </table:table-cell>
              <table:table-cell office:value-type="float" office:value="93886.6889177576">
                <text:p>93886.688917757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.527907371521">
                <text:p>35.527907371521</text:p>
              </table:table-cell>
              <table:table-cell office:value-type="float" office:value="92943.9675520601">
                <text:p>92943.967552060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.5376138687134">
                <text:p>35.5376138687134</text:p>
              </table:table-cell>
              <table:table-cell office:value-type="float" office:value="92309.3039889959">
                <text:p>92309.30398899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.5472960472107">
                <text:p>35.5472960472107</text:p>
              </table:table-cell>
              <table:table-cell office:value-type="float" office:value="92541.1569564147">
                <text:p>92541.156956414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.5569584369659">
                <text:p>35.5569584369659</text:p>
              </table:table-cell>
              <table:table-cell office:value-type="float" office:value="92730.6828534064">
                <text:p>92730.68285340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5.5666511058807">
                <text:p>35.5666511058807</text:p>
              </table:table-cell>
              <table:table-cell office:value-type="float" office:value="92440.9992620652">
                <text:p>92440.999262065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.5762991905212">
                <text:p>35.5762991905212</text:p>
              </table:table-cell>
              <table:table-cell office:value-type="float" office:value="92868.173672375">
                <text:p>92868.1736723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.5859575271606">
                <text:p>35.5859575271606</text:p>
              </table:table-cell>
              <table:table-cell office:value-type="float" office:value="92769.5972352506">
                <text:p>92769.597235250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5.5956635475159">
                <text:p>35.5956635475159</text:p>
              </table:table-cell>
              <table:table-cell office:value-type="float" office:value="92313.8389584869">
                <text:p>92313.83895848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5.6053273677826">
                <text:p>35.6053273677826</text:p>
              </table:table-cell>
              <table:table-cell office:value-type="float" office:value="92716.9561591789">
                <text:p>92716.956159178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5.6149919033051">
                <text:p>35.6149919033051</text:p>
              </table:table-cell>
              <table:table-cell office:value-type="float" office:value="92710.094335899">
                <text:p>92710.0943358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5.6246783733368">
                <text:p>35.6246783733368</text:p>
              </table:table-cell>
              <table:table-cell office:value-type="float" office:value="92500.1571330117">
                <text:p>92500.157133011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5.6343557834625">
                <text:p>35.6343557834625</text:p>
              </table:table-cell>
              <table:table-cell office:value-type="float" office:value="92586.7549642769">
                <text:p>92586.75496427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5.6439967155457">
                <text:p>35.6439967155457</text:p>
              </table:table-cell>
              <table:table-cell office:value-type="float" office:value="92937.0720874447">
                <text:p>92937.072087444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5.6536078453064">
                <text:p>35.6536078453064</text:p>
              </table:table-cell>
              <table:table-cell office:value-type="float" office:value="93225.25262949">
                <text:p>93225.2526294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5.6632971763611">
                <text:p>35.6632971763611</text:p>
              </table:table-cell>
              <table:table-cell office:value-type="float" office:value="92472.8440944882">
                <text:p>92472.844094488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5.672976732254">
                <text:p>35.672976732254</text:p>
              </table:table-cell>
              <table:table-cell office:value-type="float" office:value="92566.2303012389">
                <text:p>92566.230301238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.6826868057251">
                <text:p>35.6826868057251</text:p>
              </table:table-cell>
              <table:table-cell office:value-type="float" office:value="92275.305914995">
                <text:p>92275.3059149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5.6923823356628">
                <text:p>35.6923823356628</text:p>
              </table:table-cell>
              <table:table-cell office:value-type="float" office:value="92413.7211429696">
                <text:p>92413.721142969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5.7020688056946">
                <text:p>35.7020688056946</text:p>
              </table:table-cell>
              <table:table-cell office:value-type="float" office:value="92500.1571330117">
                <text:p>92500.157133011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5.7118105888367">
                <text:p>35.7118105888367</text:p>
              </table:table-cell>
              <table:table-cell office:value-type="float" office:value="91974.9482134117">
                <text:p>91974.948213411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5.7214472293854">
                <text:p>35.7214472293854</text:p>
              </table:table-cell>
              <table:table-cell office:value-type="float" office:value="92978.4602291002">
                <text:p>92978.460229100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5.7311174869537">
                <text:p>35.7311174869537</text:p>
              </table:table-cell>
              <table:table-cell office:value-type="float" office:value="92655.2362919132">
                <text:p>92655.23629191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5.7407004833221">
                <text:p>35.7407004833221</text:p>
              </table:table-cell>
              <table:table-cell office:value-type="float" office:value="93498.9397422501">
                <text:p>93498.93974225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5.7503397464752">
                <text:p>35.7503397464752</text:p>
              </table:table-cell>
              <table:table-cell office:value-type="float" office:value="92953.1630967104">
                <text:p>92953.163096710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5.7599639892578">
                <text:p>35.7599639892578</text:p>
              </table:table-cell>
              <table:table-cell office:value-type="float" office:value="93098.2333093864">
                <text:p>93098.233309386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5.769602060318">
                <text:p>35.769602060318</text:p>
              </table:table-cell>
              <table:table-cell office:value-type="float" office:value="92964.6600865801">
                <text:p>92964.66008658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5.779278755188">
                <text:p>35.779278755188</text:p>
              </table:table-cell>
              <table:table-cell office:value-type="float" office:value="92593.5985414049">
                <text:p>92593.598541404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5.7889933586121">
                <text:p>35.7889933586121</text:p>
              </table:table-cell>
              <table:table-cell office:value-type="float" office:value="92232.2776223433">
                <text:p>92232.277622343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5.7986710071564">
                <text:p>35.7986710071564</text:p>
              </table:table-cell>
              <table:table-cell office:value-type="float" office:value="92584.4739966988">
                <text:p>92584.473996698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5.808363199234">
                <text:p>35.808363199234</text:p>
              </table:table-cell>
              <table:table-cell office:value-type="float" office:value="92445.5471809505">
                <text:p>92445.54718095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5.8179569244385">
                <text:p>35.8179569244385</text:p>
              </table:table-cell>
              <table:table-cell office:value-type="float" office:value="93394.3781903129">
                <text:p>93394.37819031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5.8276333808899">
                <text:p>35.8276333808899</text:p>
              </table:table-cell>
              <table:table-cell office:value-type="float" office:value="92595.8799586064">
                <text:p>92595.87995860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5.8373193740845">
                <text:p>35.8373193740845</text:p>
              </table:table-cell>
              <table:table-cell office:value-type="float" office:value="92504.7108748092">
                <text:p>92504.71087480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5.8469376564026">
                <text:p>35.8469376564026</text:p>
              </table:table-cell>
              <table:table-cell office:value-type="float" office:value="93155.9264290318">
                <text:p>93155.926429031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5.856616973877">
                <text:p>35.856616973877</text:p>
              </table:table-cell>
              <table:table-cell office:value-type="float" office:value="92568.510369969">
                <text:p>92568.51036996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5.8662674427032">
                <text:p>35.8662674427032</text:p>
              </table:table-cell>
              <table:table-cell office:value-type="float" office:value="92845.2302295131">
                <text:p>92845.230229513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5.8759047985077">
                <text:p>35.8759047985077</text:p>
              </table:table-cell>
              <table:table-cell office:value-type="float" office:value="92971.5596457375">
                <text:p>92971.559645737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5.8855311870575">
                <text:p>35.8855311870575</text:p>
              </table:table-cell>
              <table:table-cell office:value-type="float" office:value="93077.4812760055">
                <text:p>93077.48127600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5.8953394889832">
                <text:p>35.8953394889832</text:p>
              </table:table-cell>
              <table:table-cell office:value-type="float" office:value="91351.1846180024">
                <text:p>91351.184618002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5.9050371646881">
                <text:p>35.9050371646881</text:p>
              </table:table-cell>
              <table:table-cell office:value-type="float" office:value="92393.2731161647">
                <text:p>92393.273116164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5.9146671295166">
                <text:p>35.9146671295166</text:p>
              </table:table-cell>
              <table:table-cell office:value-type="float" office:value="93042.9151048501">
                <text:p>93042.915104850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5.9242622852325">
                <text:p>35.9242622852325</text:p>
              </table:table-cell>
              <table:table-cell office:value-type="float" office:value="93380.4543173065">
                <text:p>93380.454317306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5.9338979721069">
                <text:p>35.9338979721069</text:p>
              </table:table-cell>
              <table:table-cell office:value-type="float" office:value="92987.6626005196">
                <text:p>92987.66260051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5.9435498714447">
                <text:p>35.9435498714447</text:p>
              </table:table-cell>
              <table:table-cell office:value-type="float" office:value="92831.4696045254">
                <text:p>92831.469604525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5.9533355236053">
                <text:p>35.9533355236053</text:p>
              </table:table-cell>
              <table:table-cell office:value-type="float" office:value="91562.6250852743">
                <text:p>91562.625085274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5.9630060195923">
                <text:p>35.9630060195923</text:p>
              </table:table-cell>
              <table:table-cell office:value-type="float" office:value="92652.9519489165">
                <text:p>92652.951948916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5.972761631012">
                <text:p>35.972761631012</text:p>
              </table:table-cell>
              <table:table-cell office:value-type="float" office:value="91844.5765677697">
                <text:p>91844.576567769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5.9824941158295">
                <text:p>35.9824941158295</text:p>
              </table:table-cell>
              <table:table-cell office:value-type="float" office:value="92062.8202150854">
                <text:p>92062.820215085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5.9921815395355">
                <text:p>35.9921815395355</text:p>
              </table:table-cell>
              <table:table-cell office:value-type="float" office:value="92491.0509942902">
                <text:p>92491.050994290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0018346309662">
                <text:p>36.0018346309662</text:p>
              </table:table-cell>
              <table:table-cell office:value-type="float" office:value="92820.0055325035">
                <text:p>92820.005532503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0114486217499">
                <text:p>36.0114486217499</text:p>
              </table:table-cell>
              <table:table-cell office:value-type="float" office:value="93197.5097708561">
                <text:p>93197.50977085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0216448307037">
                <text:p>36.0216448307037</text:p>
              </table:table-cell>
              <table:table-cell office:value-type="float" office:value="87875.7981574148">
                <text:p>87875.79815741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0312974452972">
                <text:p>36.0312974452972</text:p>
              </table:table-cell>
              <table:table-cell office:value-type="float" office:value="92824.5908215185">
                <text:p>92824.590821518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0409939289093">
                <text:p>36.0409939289093</text:p>
              </table:table-cell>
              <table:table-cell office:value-type="float" office:value="92404.6320137694">
                <text:p>92404.63201376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0507395267487">
                <text:p>36.0507395267487</text:p>
              </table:table-cell>
              <table:table-cell office:value-type="float" office:value="91938.9466679714">
                <text:p>91938.946667971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0605504512787">
                <text:p>36.0605504512787</text:p>
              </table:table-cell>
              <table:table-cell office:value-type="float" office:value="91326.7651032807">
                <text:p>91326.765103280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0702257156372">
                <text:p>36.0702257156372</text:p>
              </table:table-cell>
              <table:table-cell office:value-type="float" office:value="92607.2887311796">
                <text:p>92607.288731179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0799078941345">
                <text:p>36.0799078941345</text:p>
              </table:table-cell>
              <table:table-cell office:value-type="float" office:value="92541.1569564147">
                <text:p>92541.156956414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0895879268646">
                <text:p>36.0895879268646</text:p>
              </table:table-cell>
              <table:table-cell office:value-type="float" office:value="92561.6705007266">
                <text:p>92561.670500726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0992450714111">
                <text:p>36.0992450714111</text:p>
              </table:table-cell>
              <table:table-cell office:value-type="float" office:value="92781.0488581657">
                <text:p>92781.048858165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1090085506439">
                <text:p>36.1090085506439</text:p>
              </table:table-cell>
              <table:table-cell office:value-type="float" office:value="91770.564430661">
                <text:p>91770.56443066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118711233139">
                <text:p>36.118711233139</text:p>
              </table:table-cell>
              <table:table-cell office:value-type="float" office:value="92345.5962256733">
                <text:p>92345.596225673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1284899711609">
                <text:p>36.1284899711609</text:p>
              </table:table-cell>
              <table:table-cell office:value-type="float" office:value="91627.3652078508">
                <text:p>91627.365207850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1381244659424">
                <text:p>36.1381244659424</text:p>
              </table:table-cell>
              <table:table-cell office:value-type="float" office:value="92999.1681267013">
                <text:p>92999.168126701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1477179527283">
                <text:p>36.1477179527283</text:p>
              </table:table-cell>
              <table:table-cell office:value-type="float" office:value="93396.6992395248">
                <text:p>93396.699239524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1572000980377">
                <text:p>36.1572000980377</text:p>
              </table:table-cell>
              <table:table-cell office:value-type="float" office:value="94493.3842246863">
                <text:p>94493.384224686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1666166782379">
                <text:p>36.1666166782379</text:p>
              </table:table-cell>
              <table:table-cell office:value-type="float" office:value="95151.3161839174">
                <text:p>95151.316183917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1760151386261">
                <text:p>36.1760151386261</text:p>
              </table:table-cell>
              <table:table-cell office:value-type="float" office:value="95334.7636732623">
                <text:p>95334.763673262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1854474544525">
                <text:p>36.1854474544525</text:p>
              </table:table-cell>
              <table:table-cell office:value-type="float" office:value="94992.5783327435">
                <text:p>94992.578332743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1948721408844">
                <text:p>36.1948721408844</text:p>
              </table:table-cell>
              <table:table-cell office:value-type="float" office:value="95069.4759423223">
                <text:p>95069.47594232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2042984962463">
                <text:p>36.2042984962463</text:p>
              </table:table-cell>
              <table:table-cell office:value-type="float" office:value="95052.6439537648">
                <text:p>95052.64395376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2137265205383">
                <text:p>36.2137265205383</text:p>
              </table:table-cell>
              <table:table-cell office:value-type="float" office:value="95035.8179243374">
                <text:p>95035.81792433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2231523990631">
                <text:p>36.2231523990631</text:p>
              </table:table-cell>
              <table:table-cell office:value-type="float" office:value="95057.4524851398">
                <text:p>95057.452485139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2325878143311">
                <text:p>36.2325878143311</text:p>
              </table:table-cell>
              <table:table-cell office:value-type="float" office:value="94961.3742008844">
                <text:p>94961.374200884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2420194149017">
                <text:p>36.2420194149017</text:p>
              </table:table-cell>
              <table:table-cell office:value-type="float" office:value="94999.7821987411">
                <text:p>94999.782198741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2516882419586">
                <text:p>36.2516882419586</text:p>
              </table:table-cell>
              <table:table-cell office:value-type="float" office:value="92668.9447156877">
                <text:p>92668.944715687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2611312866211">
                <text:p>36.2611312866211</text:p>
              </table:table-cell>
              <table:table-cell office:value-type="float" office:value="94884.6512990128">
                <text:p>94884.65129901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2705771923065">
                <text:p>36.2705771923065</text:p>
              </table:table-cell>
              <table:table-cell office:value-type="float" office:value="94855.912163356">
                <text:p>94855.91216335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2800703048706">
                <text:p>36.2800703048706</text:p>
              </table:table-cell>
              <table:table-cell office:value-type="float" office:value="94384.2173945802">
                <text:p>94384.217394580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28950715065">
                <text:p>36.28950715065</text:p>
              </table:table-cell>
              <table:table-cell office:value-type="float" office:value="94946.9792071954">
                <text:p>94946.979207195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2989406585693">
                <text:p>36.2989406585693</text:p>
              </table:table-cell>
              <table:table-cell office:value-type="float" office:value="94980.5743169813">
                <text:p>94980.574316981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3083698749542">
                <text:p>36.3083698749542</text:p>
              </table:table-cell>
              <table:table-cell office:value-type="float" office:value="95023.8029785835">
                <text:p>95023.802978583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3178033828735">
                <text:p>36.3178033828735</text:p>
              </table:table-cell>
              <table:table-cell office:value-type="float" office:value="94980.5743169813">
                <text:p>94980.574316981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327223777771">
                <text:p>36.327223777771</text:p>
              </table:table-cell>
              <table:table-cell office:value-type="float" office:value="95112.7855841263">
                <text:p>95112.785584126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3368241786957">
                <text:p>36.3368241786957</text:p>
              </table:table-cell>
              <table:table-cell office:value-type="float" office:value="93329.4356172548">
                <text:p>93329.43561725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3463435173035">
                <text:p>36.3463435173035</text:p>
              </table:table-cell>
              <table:table-cell office:value-type="float" office:value="94124.1862398878">
                <text:p>94124.186239887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3558239936829">
                <text:p>36.3558239936829</text:p>
              </table:table-cell>
              <table:table-cell office:value-type="float" office:value="94510.0187103913">
                <text:p>94510.01871039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3652753829956">
                <text:p>36.3652753829956</text:p>
              </table:table-cell>
              <table:table-cell office:value-type="float" office:value="94800.8774532062">
                <text:p>94800.87745320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3746840953827">
                <text:p>36.3746840953827</text:p>
              </table:table-cell>
              <table:table-cell office:value-type="float" office:value="95230.8842206624">
                <text:p>95230.88422066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3840720653534">
                <text:p>36.3840720653534</text:p>
              </table:table-cell>
              <table:table-cell office:value-type="float" office:value="95441.293783015">
                <text:p>95441.2937830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3934373855591">
                <text:p>36.3934373855591</text:p>
              </table:table-cell>
              <table:table-cell office:value-type="float" office:value="95672.1158829969">
                <text:p>95672.115882996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4027998447418">
                <text:p>36.4027998447418</text:p>
              </table:table-cell>
              <table:table-cell office:value-type="float" office:value="95701.3518042222">
                <text:p>95701.351804222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.4121916294098">
                <text:p>36.4121916294098</text:p>
              </table:table-cell>
              <table:table-cell office:value-type="float" office:value="95402.5280259951">
                <text:p>95402.528025995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.4216206073761">
                <text:p>36.4216206073761</text:p>
              </table:table-cell>
              <table:table-cell office:value-type="float" office:value="95026.205724689">
                <text:p>95026.20572468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.4309883117676">
                <text:p>36.4309883117676</text:p>
              </table:table-cell>
              <table:table-cell office:value-type="float" office:value="95647.7662569036">
                <text:p>95647.766256903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.4403667449951">
                <text:p>36.4403667449951</text:p>
              </table:table-cell>
              <table:table-cell office:value-type="float" office:value="95538.346146024">
                <text:p>95538.34614602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.4497418403625">
                <text:p>36.4497418403625</text:p>
              </table:table-cell>
              <table:table-cell office:value-type="float" office:value="95572.361121001">
                <text:p>95572.36112100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.4591062068939">
                <text:p>36.4591062068939</text:p>
              </table:table-cell>
              <table:table-cell office:value-type="float" office:value="95681.8592051328">
                <text:p>95681.85920513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.4684991836548">
                <text:p>36.4684991836548</text:p>
              </table:table-cell>
              <table:table-cell office:value-type="float" office:value="95390.420184278">
                <text:p>95390.42018427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.4778592586517">
                <text:p>36.4778592586517</text:p>
              </table:table-cell>
              <table:table-cell office:value-type="float" office:value="95725.7287246236">
                <text:p>95725.728724623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.4872477054596">
                <text:p>36.4872477054596</text:p>
              </table:table-cell>
              <table:table-cell office:value-type="float" office:value="95436.4463405963">
                <text:p>95436.44634059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.4966304302216">
                <text:p>36.4966304302216</text:p>
              </table:table-cell>
              <table:table-cell office:value-type="float" office:value="95494.6481679118">
                <text:p>95494.64816791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.5060288906097">
                <text:p>36.5060288906097</text:p>
              </table:table-cell>
              <table:table-cell office:value-type="float" office:value="95334.7636732623">
                <text:p>95334.763673262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.5154185295105">
                <text:p>36.5154185295105</text:p>
              </table:table-cell>
              <table:table-cell office:value-type="float" office:value="95424.3298885306">
                <text:p>95424.329888530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.5248453617096">
                <text:p>36.5248453617096</text:p>
              </table:table-cell>
              <table:table-cell office:value-type="float" office:value="95047.8359088495">
                <text:p>95047.835908849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.5342524051666">
                <text:p>36.5342524051666</text:p>
              </table:table-cell>
              <table:table-cell office:value-type="float" office:value="95247.7793998378">
                <text:p>95247.779399837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.5436401367187">
                <text:p>36.5436401367187</text:p>
              </table:table-cell>
              <table:table-cell office:value-type="float" office:value="95443.7176888889">
                <text:p>95443.717688888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.553062915802">
                <text:p>36.553062915802</text:p>
              </table:table-cell>
              <table:table-cell office:value-type="float" office:value="95088.7198016295">
                <text:p>95088.719801629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.5624737739563">
                <text:p>36.5624737739563</text:p>
              </table:table-cell>
              <table:table-cell office:value-type="float" office:value="95209.1706526145">
                <text:p>95209.170652614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.57191157341">
                <text:p>36.57191157341</text:p>
              </table:table-cell>
              <table:table-cell office:value-type="float" office:value="94937.3849690539">
                <text:p>94937.384969053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.5813267230988">
                <text:p>36.5813267230988</text:p>
              </table:table-cell>
              <table:table-cell office:value-type="float" office:value="95165.7732084072">
                <text:p>95165.773208407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.5907211303711">
                <text:p>36.5907211303711</text:p>
              </table:table-cell>
              <table:table-cell office:value-type="float" office:value="95375.8948303429">
                <text:p>95375.894830342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.6001324653625">
                <text:p>36.6001324653625</text:p>
              </table:table-cell>
              <table:table-cell office:value-type="float" office:value="95204.3467598926">
                <text:p>95204.346759892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.6095743179321">
                <text:p>36.6095743179321</text:p>
              </table:table-cell>
              <table:table-cell office:value-type="float" office:value="94896.6310792384">
                <text:p>94896.63107923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6.6189887523651">
                <text:p>36.6189887523651</text:p>
              </table:table-cell>
              <table:table-cell office:value-type="float" office:value="95173.0033681971">
                <text:p>95173.003368197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.6284365653992">
                <text:p>36.6284365653992</text:p>
              </table:table-cell>
              <table:table-cell office:value-type="float" office:value="94836.7624094683">
                <text:p>94836.76240946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.6378481388092">
                <text:p>36.6378481388092</text:p>
              </table:table-cell>
              <table:table-cell office:value-type="float" office:value="95201.9349968334">
                <text:p>95201.934996833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.6473336219788">
                <text:p>36.6473336219788</text:p>
              </table:table-cell>
              <table:table-cell office:value-type="float" office:value="94460.1328138746">
                <text:p>94460.132813874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.6567587852478">
                <text:p>36.6567587852478</text:p>
              </table:table-cell>
              <table:table-cell office:value-type="float" office:value="95064.6661944754">
                <text:p>95064.666194475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.6662480831146">
                <text:p>36.6662480831146</text:p>
              </table:table-cell>
              <table:table-cell office:value-type="float" office:value="94422.15984523">
                <text:p>94422.1598452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.6757435798645">
                <text:p>36.6757435798645</text:p>
              </table:table-cell>
              <table:table-cell office:value-type="float" office:value="94360.5188440003">
                <text:p>94360.518844000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.6851630210876">
                <text:p>36.6851630210876</text:p>
              </table:table-cell>
              <table:table-cell office:value-type="float" office:value="95122.415308292">
                <text:p>95122.41530829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6.6945610046387">
                <text:p>36.6945610046387</text:p>
              </table:table-cell>
              <table:table-cell office:value-type="float" office:value="95339.6007915166">
                <text:p>95339.600791516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6.7040140628815">
                <text:p>36.7040140628815</text:p>
              </table:table-cell>
              <table:table-cell office:value-type="float" office:value="94784.1404322934">
                <text:p>94784.140432293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6.7134470939636">
                <text:p>36.7134470939636</text:p>
              </table:table-cell>
              <table:table-cell office:value-type="float" office:value="94985.3755592064">
                <text:p>94985.375559206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.7228598594666">
                <text:p>36.7228598594666</text:p>
              </table:table-cell>
              <table:table-cell office:value-type="float" office:value="95189.8780141844">
                <text:p>95189.878014184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6.7322628498077">
                <text:p>36.7322628498077</text:p>
              </table:table-cell>
              <table:table-cell office:value-type="float" office:value="95288.835518142">
                <text:p>95288.83551814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.7416758537292">
                <text:p>36.7416758537292</text:p>
              </table:table-cell>
              <table:table-cell office:value-type="float" office:value="95187.4669841189">
                <text:p>95187.46698411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.7511267662048">
                <text:p>36.7511267662048</text:p>
              </table:table-cell>
              <table:table-cell office:value-type="float" office:value="94805.6605449041">
                <text:p>94805.660544904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6.7605223655701">
                <text:p>36.7605223655701</text:p>
              </table:table-cell>
              <table:table-cell office:value-type="float" office:value="95363.7937474625">
                <text:p>95363.793747462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.7699587345123">
                <text:p>36.7699587345123</text:p>
              </table:table-cell>
              <table:table-cell office:value-type="float" office:value="94951.777053488">
                <text:p>94951.77705348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6.7793939113617">
                <text:p>36.7793939113617</text:p>
              </table:table-cell>
              <table:table-cell office:value-type="float" office:value="94963.7737908728">
                <text:p>94963.773790872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6.7888555526733">
                <text:p>36.7888555526733</text:p>
              </table:table-cell>
              <table:table-cell office:value-type="float" office:value="94698.1575910294">
                <text:p>94698.157591029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6.7983162403107">
                <text:p>36.7983162403107</text:p>
              </table:table-cell>
              <table:table-cell office:value-type="float" office:value="94707.7035356972">
                <text:p>94707.703535697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6.8077924251556">
                <text:p>36.8077924251556</text:p>
              </table:table-cell>
              <table:table-cell office:value-type="float" office:value="94552.8200070447">
                <text:p>94552.820007044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6.8172256946564">
                <text:p>36.8172256946564</text:p>
              </table:table-cell>
              <table:table-cell office:value-type="float" office:value="94982.97487742">
                <text:p>94982.9748774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6.8266975879669">
                <text:p>36.8266975879669</text:p>
              </table:table-cell>
              <table:table-cell office:value-type="float" office:value="94595.6600886025">
                <text:p>94595.66008860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.8361647129059">
                <text:p>36.8361647129059</text:p>
              </table:table-cell>
              <table:table-cell office:value-type="float" office:value="94643.3057318425">
                <text:p>94643.30573184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6.8455927371979">
                <text:p>36.8455927371979</text:p>
              </table:table-cell>
              <table:table-cell office:value-type="float" office:value="95035.8179243374">
                <text:p>95035.81792433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6.8550369739532">
                <text:p>36.8550369739532</text:p>
              </table:table-cell>
              <table:table-cell office:value-type="float" office:value="94872.6745430678">
                <text:p>94872.674543067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.8645045757294">
                <text:p>36.8645045757294</text:p>
              </table:table-cell>
              <table:table-cell office:value-type="float" office:value="94638.5390078066">
                <text:p>94638.53900780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6.8739488124847">
                <text:p>36.8739488124847</text:p>
              </table:table-cell>
              <table:table-cell office:value-type="float" office:value="94872.6745430678">
                <text:p>94872.67454306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6.8833825588226">
                <text:p>36.8833825588226</text:p>
              </table:table-cell>
              <table:table-cell office:value-type="float" office:value="94978.1738778811">
                <text:p>94978.173877881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6.8928320407867">
                <text:p>36.8928320407867</text:p>
              </table:table-cell>
              <table:table-cell office:value-type="float" office:value="94820.0127163547">
                <text:p>94820.012716354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6.9022550582886">
                <text:p>36.9022550582886</text:p>
              </table:table-cell>
              <table:table-cell office:value-type="float" office:value="95086.3138931761">
                <text:p>95086.313893176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6.9117138385773">
                <text:p>36.9117138385773</text:p>
              </table:table-cell>
              <table:table-cell office:value-type="float" office:value="94726.8011998084">
                <text:p>94726.801199808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.9211926460266">
                <text:p>36.9211926460266</text:p>
              </table:table-cell>
              <table:table-cell office:value-type="float" office:value="94526.6590537515">
                <text:p>94526.659053751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6.9305813312531">
                <text:p>36.9305813312531</text:p>
              </table:table-cell>
              <table:table-cell office:value-type="float" office:value="95434.0228040326">
                <text:p>95434.022804032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6.9400310516357">
                <text:p>36.9400310516357</text:p>
              </table:table-cell>
              <table:table-cell office:value-type="float" office:value="94817.6203860225">
                <text:p>94817.620386022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6.9494724273682">
                <text:p>36.9494724273682</text:p>
              </table:table-cell>
              <table:table-cell office:value-type="float" office:value="94901.4238383838">
                <text:p>94901.423838383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6.9589056968689">
                <text:p>36.9589056968689</text:p>
              </table:table-cell>
              <table:table-cell office:value-type="float" office:value="94982.97487742">
                <text:p>94982.9748774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6.9684681892395">
                <text:p>36.9684681892395</text:p>
              </table:table-cell>
              <table:table-cell office:value-type="float" office:value="93699.4211628603">
                <text:p>93699.421162860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.9779217243195">
                <text:p>36.9779217243195</text:p>
              </table:table-cell>
              <table:table-cell office:value-type="float" office:value="94779.3595117399">
                <text:p>94779.359511739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6.9873950481415">
                <text:p>36.9873950481415</text:p>
              </table:table-cell>
              <table:table-cell office:value-type="float" office:value="94581.375748729">
                <text:p>94581.37574872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6.9968848228455">
                <text:p>36.9968848228455</text:p>
              </table:table-cell>
              <table:table-cell office:value-type="float" office:value="94417.4153707007">
                <text:p>94417.415370700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0063331127167">
                <text:p>37.0063331127167</text:p>
              </table:table-cell>
              <table:table-cell office:value-type="float" office:value="94831.9761790608">
                <text:p>94831.976179060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0157854557037">
                <text:p>37.0157854557037</text:p>
              </table:table-cell>
              <table:table-cell office:value-type="float" office:value="94791.3127175503">
                <text:p>94791.312717550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0252470970154">
                <text:p>37.0252470970154</text:p>
              </table:table-cell>
              <table:table-cell office:value-type="float" office:value="94698.1575910294">
                <text:p>94698.157591029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0347096920013">
                <text:p>37.0347096920013</text:p>
              </table:table-cell>
              <table:table-cell office:value-type="float" office:value="94688.6135705107">
                <text:p>94688.613570510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0441040992737">
                <text:p>37.0441040992737</text:p>
              </table:table-cell>
              <table:table-cell office:value-type="float" office:value="95375.8948303429">
                <text:p>95375.894830342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0535352230072">
                <text:p>37.0535352230072</text:p>
              </table:table-cell>
              <table:table-cell office:value-type="float" office:value="95004.585383118">
                <text:p>95004.58538311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0629782676697">
                <text:p>37.0629782676697</text:p>
              </table:table-cell>
              <table:table-cell office:value-type="float" office:value="94884.6512990128">
                <text:p>94884.651299012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0725100040436">
                <text:p>37.0725100040436</text:p>
              </table:table-cell>
              <table:table-cell office:value-type="float" office:value="94001.7605242753">
                <text:p>94001.760524275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0819530487061">
                <text:p>37.0819530487061</text:p>
              </table:table-cell>
              <table:table-cell office:value-type="float" office:value="94884.6512990128">
                <text:p>94884.65129901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0913803577423">
                <text:p>37.0913803577423</text:p>
              </table:table-cell>
              <table:table-cell office:value-type="float" office:value="95043.0283503199">
                <text:p>95043.028350319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1008217334747">
                <text:p>37.1008217334747</text:p>
              </table:table-cell>
              <table:table-cell office:value-type="float" office:value="94901.4238383838">
                <text:p>94901.42383838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1102979183197">
                <text:p>37.1102979183197</text:p>
              </table:table-cell>
              <table:table-cell office:value-type="float" office:value="94552.8200070447">
                <text:p>94552.820007044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1186051368713">
                <text:p>37.1186051368713</text:p>
              </table:table-cell>
              <table:table-cell office:value-type="float" office:value="107858.002583015">
                <text:p>107858.0025830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1268999576569">
                <text:p>37.1268999576569</text:p>
              </table:table-cell>
              <table:table-cell office:value-type="float" office:value="108019.211405248">
                <text:p>108019.21140524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1352107524872">
                <text:p>37.1352107524872</text:p>
              </table:table-cell>
              <table:table-cell office:value-type="float" office:value="107811.589419932">
                <text:p>107811.58941993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1435074806213">
                <text:p>37.1435074806213</text:p>
              </table:table-cell>
              <table:table-cell office:value-type="float" office:value="107994.378689043">
                <text:p>107994.37868904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1518559455872">
                <text:p>37.1518559455872</text:p>
              </table:table-cell>
              <table:table-cell office:value-type="float" office:value="107325.119488234">
                <text:p>107325.11948823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1601405143738">
                <text:p>37.1601405143738</text:p>
              </table:table-cell>
              <table:table-cell office:value-type="float" office:value="108152.883158743">
                <text:p>108152.8831587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1684439182282">
                <text:p>37.1684439182282</text:p>
              </table:table-cell>
              <table:table-cell office:value-type="float" office:value="107907.554024177">
                <text:p>107907.55402417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1767127513885">
                <text:p>37.1767127513885</text:p>
              </table:table-cell>
              <table:table-cell office:value-type="float" office:value="108358.69857563">
                <text:p>108358.6985756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1849949359894">
                <text:p>37.1849949359894</text:p>
              </table:table-cell>
              <table:table-cell office:value-type="float" office:value="108184.017041856">
                <text:p>108184.01704185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1932773590088">
                <text:p>37.1932773590088</text:p>
              </table:table-cell>
              <table:table-cell office:value-type="float" office:value="108180.902846944">
                <text:p>108180.90284694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2015478610992">
                <text:p>37.2015478610992</text:p>
              </table:table-cell>
              <table:table-cell office:value-type="float" office:value="108336.832540575">
                <text:p>108336.83254057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2098169326782">
                <text:p>37.2098169326782</text:p>
              </table:table-cell>
              <table:table-cell office:value-type="float" office:value="108355.574315947">
                <text:p>108355.5743159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2180848121643">
                <text:p>37.2180848121643</text:p>
              </table:table-cell>
              <table:table-cell office:value-type="float" office:value="108371.197416229">
                <text:p>108371.19741622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2263522148132">
                <text:p>37.2263522148132</text:p>
              </table:table-cell>
              <table:table-cell office:value-type="float" office:value="108377.447917868">
                <text:p>108377.44791786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2346208095551">
                <text:p>37.2346208095551</text:p>
              </table:table-cell>
              <table:table-cell office:value-type="float" office:value="108361.823015484">
                <text:p>108361.82301548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2428948879242">
                <text:p>37.2428948879242</text:p>
              </table:table-cell>
              <table:table-cell office:value-type="float" office:value="108290.006454587">
                <text:p>108290.00645458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2511851787567">
                <text:p>37.2511851787567</text:p>
              </table:table-cell>
              <table:table-cell office:value-type="float" office:value="108078.234901645">
                <text:p>108078.23490164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2594854831696">
                <text:p>37.2594854831696</text:p>
              </table:table-cell>
              <table:table-cell office:value-type="float" office:value="107947.848107083">
                <text:p>107947.84810708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2677738666534">
                <text:p>37.2677738666534</text:p>
              </table:table-cell>
              <table:table-cell office:value-type="float" office:value="108103.106201818">
                <text:p>108103.10620181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2760679721832">
                <text:p>37.2760679721832</text:p>
              </table:table-cell>
              <table:table-cell office:value-type="float" office:value="108028.526618374">
                <text:p>108028.52661837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28435754776">
                <text:p>37.28435754776</text:p>
              </table:table-cell>
              <table:table-cell office:value-type="float" office:value="108087.560297967">
                <text:p>108087.56029796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292665719986">
                <text:p>37.292665719986</text:p>
              </table:table-cell>
              <table:table-cell office:value-type="float" office:value="107845.621832582">
                <text:p>107845.62183258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3009815216064">
                <text:p>37.3009815216064</text:p>
              </table:table-cell>
              <table:table-cell office:value-type="float" office:value="107746.678058431">
                <text:p>107746.67805843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3092761039734">
                <text:p>37.3092761039734</text:p>
              </table:table-cell>
              <table:table-cell office:value-type="float" office:value="108022.316297787">
                <text:p>108022.31629778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3175716400146">
                <text:p>37.3175716400146</text:p>
              </table:table-cell>
              <table:table-cell office:value-type="float" office:value="108009.897798471">
                <text:p>108009.89779847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3258607387543">
                <text:p>37.3258607387543</text:p>
              </table:table-cell>
              <table:table-cell office:value-type="float" office:value="108093.778122933">
                <text:p>108093.7781229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3341593742371">
                <text:p>37.3341593742371</text:p>
              </table:table-cell>
              <table:table-cell office:value-type="float" office:value="107969.557387882">
                <text:p>107969.55738788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3424384593964">
                <text:p>37.3424384593964</text:p>
              </table:table-cell>
              <table:table-cell office:value-type="float" office:value="108224.517897768">
                <text:p>108224.51789776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3507132530212">
                <text:p>37.3507132530212</text:p>
              </table:table-cell>
              <table:table-cell office:value-type="float" office:value="108280.646094448">
                <text:p>108280.64609444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3589816093445">
                <text:p>37.3589816093445</text:p>
              </table:table-cell>
              <table:table-cell office:value-type="float" office:value="108364.947635525">
                <text:p>108364.94763552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367348909378">
                <text:p>37.367348909378</text:p>
              </table:table-cell>
              <table:table-cell office:value-type="float" office:value="107083.527112124">
                <text:p>107083.52711212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3757252693176">
                <text:p>37.3757252693176</text:p>
              </table:table-cell>
              <table:table-cell office:value-type="float" office:value="106967.705120542">
                <text:p>106967.70512054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384072303772">
                <text:p>37.384072303772</text:p>
              </table:table-cell>
              <table:table-cell office:value-type="float" office:value="107343.512824907">
                <text:p>107343.51282490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3924262523651">
                <text:p>37.3924262523651</text:p>
              </table:table-cell>
              <table:table-cell office:value-type="float" office:value="107254.670053369">
                <text:p>107254.67005336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4007637500763">
                <text:p>37.4007637500763</text:p>
              </table:table-cell>
              <table:table-cell office:value-type="float" office:value="107466.296368316">
                <text:p>107466.29636831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4090781211853">
                <text:p>37.4090781211853</text:p>
              </table:table-cell>
              <table:table-cell office:value-type="float" office:value="107765.216184441">
                <text:p>107765.21618444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4174039363861">
                <text:p>37.4174039363861</text:p>
              </table:table-cell>
              <table:table-cell office:value-type="float" office:value="107617.089544973">
                <text:p>107617.08954497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7.4257295131683">
                <text:p>37.4257295131683</text:p>
              </table:table-cell>
              <table:table-cell office:value-type="float" office:value="107620.171363116">
                <text:p>107620.17136311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.4340515136719">
                <text:p>37.4340515136719</text:p>
              </table:table-cell>
              <table:table-cell office:value-type="float" office:value="107666.41982524">
                <text:p>107666.4198252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7.4423942565918">
                <text:p>37.4423942565918</text:p>
              </table:table-cell>
              <table:table-cell office:value-type="float" office:value="107398.730681299">
                <text:p>107398.7306812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7.4506816864014">
                <text:p>37.4506816864014</text:p>
              </table:table-cell>
              <table:table-cell office:value-type="float" office:value="108115.546144994">
                <text:p>108115.5461449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7.4590101242065">
                <text:p>37.4590101242065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7.4673979282379">
                <text:p>37.4673979282379</text:p>
              </table:table-cell>
              <table:table-cell office:value-type="float" office:value="106821.761291606">
                <text:p>106821.76129160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7.4757452011108">
                <text:p>37.4757452011108</text:p>
              </table:table-cell>
              <table:table-cell office:value-type="float" office:value="107340.446830996">
                <text:p>107340.4468309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7.4841196537018">
                <text:p>37.4841196537018</text:p>
              </table:table-cell>
              <table:table-cell office:value-type="float" office:value="106992.067871886">
                <text:p>106992.06787188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7.492448091507">
                <text:p>37.492448091507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7.5007662773132">
                <text:p>37.5007662773132</text:p>
              </table:table-cell>
              <table:table-cell office:value-type="float" office:value="107715.79535097">
                <text:p>107715.7953509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7.5090863704681">
                <text:p>37.5090863704681</text:p>
              </table:table-cell>
              <table:table-cell office:value-type="float" office:value="107691.101928533">
                <text:p>107691.10192853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7.5174400806427">
                <text:p>37.5174400806427</text:p>
              </table:table-cell>
              <table:table-cell office:value-type="float" office:value="107257.731149038">
                <text:p>107257.7311490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7.5257844924927">
                <text:p>37.5257844924927</text:p>
              </table:table-cell>
              <table:table-cell office:value-type="float" office:value="107377.250321438">
                <text:p>107377.25032143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7.5341336727142">
                <text:p>37.5341336727142</text:p>
              </table:table-cell>
              <table:table-cell office:value-type="float" office:value="107315.925183472">
                <text:p>107315.9251834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7.5424237251282">
                <text:p>37.5424237251282</text:p>
              </table:table-cell>
              <table:table-cell office:value-type="float" office:value="108081.343188289">
                <text:p>108081.34318828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7.5507531166077">
                <text:p>37.5507531166077</text:p>
              </table:table-cell>
              <table:table-cell office:value-type="float" office:value="107570.883444012">
                <text:p>107570.88344401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7.5592591762543">
                <text:p>37.5592591762543</text:p>
              </table:table-cell>
              <table:table-cell office:value-type="float" office:value="105336.670235726">
                <text:p>105336.67023572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7.5675559043884">
                <text:p>37.5675559043884</text:p>
              </table:table-cell>
              <table:table-cell office:value-type="float" office:value="107994.378689043">
                <text:p>107994.3786890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7.5759387016296">
                <text:p>37.5759387016296</text:p>
              </table:table-cell>
              <table:table-cell office:value-type="float" office:value="106885.562684869">
                <text:p>106885.56268486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7.5842599868774">
                <text:p>37.5842599868774</text:p>
              </table:table-cell>
              <table:table-cell office:value-type="float" office:value="107675.674288006">
                <text:p>107675.67428800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7.5926325321198">
                <text:p>37.5926325321198</text:p>
              </table:table-cell>
              <table:table-cell office:value-type="float" office:value="107016.441723382">
                <text:p>107016.44172338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7.600917339325">
                <text:p>37.600917339325</text:p>
              </table:table-cell>
              <table:table-cell office:value-type="float" office:value="108149.770755993">
                <text:p>108149.77075599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7.6092178821564">
                <text:p>37.6092178821564</text:p>
              </table:table-cell>
              <table:table-cell office:value-type="float" office:value="107944.747493896">
                <text:p>107944.74749389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7.6175489425659">
                <text:p>37.6175489425659</text:p>
              </table:table-cell>
              <table:table-cell office:value-type="float" office:value="107549.334172796">
                <text:p>107549.33417279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.6258983612061">
                <text:p>37.6258983612061</text:p>
              </table:table-cell>
              <table:table-cell office:value-type="float" office:value="107312.860765277">
                <text:p>107312.86076527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7.6342082023621">
                <text:p>37.6342082023621</text:p>
              </table:table-cell>
              <table:table-cell office:value-type="float" office:value="107823.962357262">
                <text:p>107823.96235726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7.6425378322601">
                <text:p>37.6425378322601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7.651947259903">
                <text:p>37.651947259903</text:p>
              </table:table-cell>
              <table:table-cell office:value-type="float" office:value="95223.6452642781">
                <text:p>95223.64526427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7.6603569984436">
                <text:p>37.6603569984436</text:p>
              </table:table-cell>
              <table:table-cell office:value-type="float" office:value="106543.145862274">
                <text:p>106543.14586227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7.6687281131744">
                <text:p>37.6687281131744</text:p>
              </table:table-cell>
              <table:table-cell office:value-type="float" office:value="107034.729401042">
                <text:p>107034.72940104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7.6770763397217">
                <text:p>37.6770763397217</text:p>
              </table:table-cell>
              <table:table-cell office:value-type="float" office:value="107328.184606597">
                <text:p>107328.18460659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7.6854190826416">
                <text:p>37.6854190826416</text:p>
              </table:table-cell>
              <table:table-cell office:value-type="float" office:value="107398.730681299">
                <text:p>107398.7306812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7.6937446594238">
                <text:p>37.6937446594238</text:p>
              </table:table-cell>
              <table:table-cell office:value-type="float" office:value="107620.171363116">
                <text:p>107620.17136311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7.7020752429962">
                <text:p>37.7020752429962</text:p>
              </table:table-cell>
              <table:table-cell office:value-type="float" office:value="107555.490226382">
                <text:p>107555.49022638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7.7104048728943">
                <text:p>37.7104048728943</text:p>
              </table:table-cell>
              <table:table-cell office:value-type="float" office:value="107567.804448006">
                <text:p>107567.8044480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7.7188034057617">
                <text:p>37.7188034057617</text:p>
              </table:table-cell>
              <table:table-cell office:value-type="float" office:value="106685.300176006">
                <text:p>106685.30017600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7.7271356582642">
                <text:p>37.7271356582642</text:p>
              </table:table-cell>
              <table:table-cell office:value-type="float" office:value="107533.947121438">
                <text:p>107533.94712143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7.7365736961365">
                <text:p>37.7365736961365</text:p>
              </table:table-cell>
              <table:table-cell office:value-type="float" office:value="94934.9867124741">
                <text:p>94934.986712474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7.7449507713318">
                <text:p>37.7449507713318</text:p>
              </table:table-cell>
              <table:table-cell office:value-type="float" office:value="106958.571948998">
                <text:p>106958.57194899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7.7543759346008">
                <text:p>37.7543759346008</text:p>
              </table:table-cell>
              <table:table-cell office:value-type="float" office:value="95064.6661944754">
                <text:p>95064.666194475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7.7627131938934">
                <text:p>37.7627131938934</text:p>
              </table:table-cell>
              <table:table-cell office:value-type="float" office:value="107469.369555892">
                <text:p>107469.36955589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7.7710945606232">
                <text:p>37.7710945606232</text:p>
              </table:table-cell>
              <table:table-cell office:value-type="float" office:value="106903.805655117">
                <text:p>106903.8056551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7.7794227600098">
                <text:p>37.7794227600098</text:p>
              </table:table-cell>
              <table:table-cell office:value-type="float" office:value="107586.281068392">
                <text:p>107586.28106839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7.7877888679504">
                <text:p>37.7877888679504</text:p>
              </table:table-cell>
              <table:table-cell office:value-type="float" office:value="107098.785522941">
                <text:p>107098.7855229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7.7961399555206">
                <text:p>37.7961399555206</text:p>
              </table:table-cell>
              <table:table-cell office:value-type="float" office:value="107291.414737203">
                <text:p>107291.4147372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7.8045241832733">
                <text:p>37.8045241832733</text:p>
              </table:table-cell>
              <table:table-cell office:value-type="float" office:value="106867.325939828">
                <text:p>106867.3259398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7.8129861354828">
                <text:p>37.8129861354828</text:p>
              </table:table-cell>
              <table:table-cell office:value-type="float" office:value="105885.731545137">
                <text:p>105885.73154513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7.8213121891022">
                <text:p>37.8213121891022</text:p>
              </table:table-cell>
              <table:table-cell office:value-type="float" office:value="107614.007903327">
                <text:p>107614.00790332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7.8296434879303">
                <text:p>37.8296434879303</text:p>
              </table:table-cell>
              <table:table-cell office:value-type="float" office:value="107546.256410256">
                <text:p>107546.25641025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7.8379688262939">
                <text:p>37.8379688262939</text:p>
              </table:table-cell>
              <table:table-cell office:value-type="float" office:value="107623.253357771">
                <text:p>107623.25335777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7.8462896347046">
                <text:p>37.8462896347046</text:p>
              </table:table-cell>
              <table:table-cell office:value-type="float" office:value="107681.844813754">
                <text:p>107681.84481375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7.8557958602905">
                <text:p>37.8557958602905</text:p>
              </table:table-cell>
              <table:table-cell office:value-type="float" office:value="94254.0224719101">
                <text:p>94254.022471910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7.8642046451569">
                <text:p>37.8642046451569</text:p>
              </table:table-cell>
              <table:table-cell office:value-type="float" office:value="106555.229351555">
                <text:p>106555.22935155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7.8725316524506">
                <text:p>37.8725316524506</text:p>
              </table:table-cell>
              <table:table-cell office:value-type="float" office:value="107601.683101414">
                <text:p>107601.68310141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7.8820397853851">
                <text:p>37.8820397853851</text:p>
              </table:table-cell>
              <table:table-cell office:value-type="float" office:value="94235.1149448345">
                <text:p>94235.114944834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7.8903970718384">
                <text:p>37.8903970718384</text:p>
              </table:table-cell>
              <table:table-cell office:value-type="float" office:value="107211.833052806">
                <text:p>107211.83305280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7.8987271785736">
                <text:p>37.8987271785736</text:p>
              </table:table-cell>
              <table:table-cell office:value-type="float" office:value="107561.646984745">
                <text:p>107561.64698474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7.9070858955383">
                <text:p>37.9070858955383</text:p>
              </table:table-cell>
              <table:table-cell office:value-type="float" office:value="107193.484811318">
                <text:p>107193.48481131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7.9154331684113">
                <text:p>37.9154331684113</text:p>
              </table:table-cell>
              <table:table-cell office:value-type="float" office:value="107340.446830996">
                <text:p>107340.44683099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7.9237577915192">
                <text:p>37.9237577915192</text:p>
              </table:table-cell>
              <table:table-cell office:value-type="float" office:value="107632.500400962">
                <text:p>107632.50040096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7.932097196579">
                <text:p>37.932097196579</text:p>
              </table:table-cell>
              <table:table-cell office:value-type="float" office:value="107441.717193665">
                <text:p>107441.71719366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7.9404370784759">
                <text:p>37.9404370784759</text:p>
              </table:table-cell>
              <table:table-cell office:value-type="float" office:value="107435.574156661">
                <text:p>107435.57415666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7.9490983486176">
                <text:p>37.9490983486176</text:p>
              </table:table-cell>
              <table:table-cell office:value-type="float" office:value="103449.030609998">
                <text:p>103449.0306099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.9574303627014">
                <text:p>37.9574303627014</text:p>
              </table:table-cell>
              <table:table-cell office:value-type="float" office:value="107537.024179472">
                <text:p>107537.02417947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.9657492637634">
                <text:p>37.9657492637634</text:p>
              </table:table-cell>
              <table:table-cell office:value-type="float" office:value="107706.5339906">
                <text:p>107706.533990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7.9740719795227">
                <text:p>37.9740719795227</text:p>
              </table:table-cell>
              <table:table-cell office:value-type="float" office:value="107657.166953134">
                <text:p>107657.16695313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.9823937416077">
                <text:p>37.9823937416077</text:p>
              </table:table-cell>
              <table:table-cell office:value-type="float" office:value="107669.504469402">
                <text:p>107669.50446940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7.9907083511353">
                <text:p>37.9907083511353</text:p>
              </table:table-cell>
              <table:table-cell office:value-type="float" office:value="107762.126053794">
                <text:p>107762.12605379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7.9991428852081">
                <text:p>37.9991428852081</text:p>
              </table:table-cell>
              <table:table-cell office:value-type="float" office:value="106229.934251067">
                <text:p>106229.9342510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0085737705231">
                <text:p>38.0085737705231</text:p>
              </table:table-cell>
              <table:table-cell office:value-type="float" office:value="95006.9871574477">
                <text:p>95006.987157447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.0168981552124">
                <text:p>38.0168981552124</text:p>
              </table:table-cell>
              <table:table-cell office:value-type="float" office:value="107635.583101819">
                <text:p>107635.5831018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.0252351760864">
                <text:p>38.0252351760864</text:p>
              </table:table-cell>
              <table:table-cell office:value-type="float" office:value="107472.44291924">
                <text:p>107472.4429192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.0335683822632">
                <text:p>38.0335683822632</text:p>
              </table:table-cell>
              <table:table-cell office:value-type="float" office:value="107521.640650034">
                <text:p>107521.64065003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.0418970584869">
                <text:p>38.0418970584869</text:p>
              </table:table-cell>
              <table:table-cell office:value-type="float" office:value="107580.121489709">
                <text:p>107580.12148970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.0502254962921">
                <text:p>38.0502254962921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.0588083267212">
                <text:p>38.0588083267212</text:p>
              </table:table-cell>
              <table:table-cell office:value-type="float" office:value="104394.466068502">
                <text:p>104394.46606850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.0671560764313">
                <text:p>38.0671560764313</text:p>
              </table:table-cell>
              <table:table-cell office:value-type="float" office:value="107334.315368577">
                <text:p>107334.31536857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.0754776000977">
                <text:p>38.0754776000977</text:p>
              </table:table-cell>
              <table:table-cell office:value-type="float" office:value="107672.589290319">
                <text:p>107672.58929031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.083958864212">
                <text:p>38.083958864212</text:p>
              </table:table-cell>
              <table:table-cell office:value-type="float" office:value="105644.628903944">
                <text:p>105644.62890394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.0923023223877">
                <text:p>38.0923023223877</text:p>
              </table:table-cell>
              <table:table-cell office:value-type="float" office:value="107389.523760537">
                <text:p>107389.52376053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.1017208099365">
                <text:p>38.1017208099365</text:p>
              </table:table-cell>
              <table:table-cell office:value-type="float" office:value="95132.046982584">
                <text:p>95132.04698258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1.1131234169006">
                <text:p>51.1131234169006</text:p>
              </table:table-cell>
              <table:table-cell office:value-type="float" office:value="68.8626758440656">
                <text:p>68.8626758440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